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5" table:default-cell-style-name="Default"/>
        <table:table-column table:style-name="co5" table:number-columns-repeated="6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  <table:table-cell office:value-type="string" calcext:value-type="string">
            <text:p>NET_P_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2.241201" calcext:value-type="float">
            <text:p>2.241201</text:p>
          </table:table-cell>
          <table:table-cell office:value-type="float" office:value="140.4132" calcext:value-type="float">
            <text:p>140.4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883" calcext:value-type="float">
            <text:p>0.645883</text:p>
          </table:table-cell>
          <table:table-cell office:value-type="float" office:value="0" calcext:value-type="float">
            <text:p>0</text:p>
          </table:table-cell>
          <table:table-cell office:value-type="float" office:value="0.00001472255" calcext:value-type="float">
            <text:p>1.472255E-05</text:p>
          </table:table-cell>
          <table:table-cell office:value-type="float" office:value="0" calcext:value-type="float">
            <text:p>0</text:p>
          </table:table-cell>
          <table:table-cell office:value-type="float" office:value="-0.001224157" calcext:value-type="float">
            <text:p>-0.001224157</text:p>
          </table:table-cell>
          <table:table-cell office:value-type="float" office:value="1196.172" calcext:value-type="float">
            <text:p>1196.172</text:p>
          </table:table-cell>
          <table:table-cell office:value-type="float" office:value="2.994764" calcext:value-type="float">
            <text:p>2.994764</text:p>
          </table:table-cell>
          <table:table-cell office:value-type="float" office:value="0" calcext:value-type="float">
            <text:p>0</text:p>
          </table:table-cell>
          <table:table-cell office:value-type="float" office:value="0.1232461" calcext:value-type="float">
            <text:p>0.1232461</text:p>
          </table:table-cell>
          <table:table-cell office:value-type="float" office:value="0.1112304" calcext:value-type="float">
            <text:p>0.1112304</text:p>
          </table:table-cell>
          <table:table-cell office:value-type="float" office:value="0.1079793" calcext:value-type="float">
            <text:p>0.1079793</text:p>
          </table:table-cell>
          <table:table-cell office:value-type="float" office:value="0.08948176" calcext:value-type="float">
            <text:p>0.08948176</text:p>
          </table:table-cell>
          <table:table-cell office:value-type="float" office:value="0.06803956" calcext:value-type="float">
            <text:p>0.06803956</text:p>
          </table:table-cell>
          <table:table-cell office:value-type="float" office:value="0.07739214" calcext:value-type="float">
            <text:p>0.07739214</text:p>
          </table:table-cell>
          <table:table-cell office:value-type="float" office:value="0.05690806" calcext:value-type="float">
            <text:p>0.05690806</text:p>
          </table:table-cell>
          <table:table-cell office:value-type="float" office:value="0.08447571" calcext:value-type="float">
            <text:p>0.08447571</text:p>
          </table:table-cell>
          <table:table-cell office:value-type="float" office:value="0.1246559" calcext:value-type="float">
            <text:p>0.1246559</text:p>
          </table:table-cell>
          <table:table-cell office:value-type="float" office:value="0.1144591" calcext:value-type="float">
            <text:p>0.1144591</text:p>
          </table:table-cell>
          <table:table-cell office:value-type="float" office:value="0.1105685" calcext:value-type="float">
            <text:p>0.1105685</text:p>
          </table:table-cell>
          <table:table-cell office:value-type="float" office:value="0.109769" calcext:value-type="float">
            <text:p>0.109769</text:p>
          </table:table-cell>
          <table:table-cell office:value-type="float" office:value="0.1092396" calcext:value-type="float">
            <text:p>0.1092396</text:p>
          </table:table-cell>
          <table:table-cell office:value-type="float" office:value="0.1091811" calcext:value-type="float">
            <text:p>0.1091811</text:p>
          </table:table-cell>
          <table:table-cell office:value-type="float" office:value="0" calcext:value-type="float">
            <text:p>0</text:p>
          </table:table-cell>
          <table:table-cell office:value-type="float" office:value="0.03073744" calcext:value-type="float">
            <text:p>0.03073744</text:p>
          </table:table-cell>
          <table:table-cell office:value-type="float" office:value="0.05250989" calcext:value-type="float">
            <text:p>0.05250989</text:p>
          </table:table-cell>
          <table:table-cell office:value-type="float" office:value="0.05110747" calcext:value-type="float">
            <text:p>0.05110747</text:p>
          </table:table-cell>
          <table:table-cell office:value-type="float" office:value="0.04048381" calcext:value-type="float">
            <text:p>0.04048381</text:p>
          </table:table-cell>
          <table:table-cell office:value-type="float" office:value="0.03111277" calcext:value-type="float">
            <text:p>0.03111277</text:p>
          </table:table-cell>
          <table:table-cell office:value-type="float" office:value="0.03920706" calcext:value-type="float">
            <text:p>0.03920706</text:p>
          </table:table-cell>
          <table:table-cell office:value-type="float" office:value="0.05149429" calcext:value-type="float">
            <text:p>0.05149429</text:p>
          </table:table-cell>
          <table:table-cell office:value-type="float" office:value="0.11601" calcext:value-type="float">
            <text:p>0.11601</text:p>
          </table:table-cell>
          <table:table-cell office:value-type="float" office:value="0.1847625" calcext:value-type="float">
            <text:p>0.1847625</text:p>
          </table:table-cell>
          <table:table-cell office:value-type="float" office:value="0.1833993" calcext:value-type="float">
            <text:p>0.1833993</text:p>
          </table:table-cell>
          <table:table-cell office:value-type="float" office:value="0.1844595" calcext:value-type="float">
            <text:p>0.1844595</text:p>
          </table:table-cell>
          <table:table-cell office:value-type="float" office:value="0.1841762" calcext:value-type="float">
            <text:p>0.1841762</text:p>
          </table:table-cell>
          <table:table-cell office:value-type="float" office:value="0.1841059" calcext:value-type="float">
            <text:p>0.1841059</text:p>
          </table:table-cell>
          <table:table-cell office:value-type="float" office:value="0.1849267" calcext:value-type="float">
            <text:p>0.1849267</text:p>
          </table:table-cell>
          <table:table-cell office:value-type="float" office:value="0" calcext:value-type="float">
            <text:p>0</text:p>
          </table:table-cell>
          <table:table-cell office:value-type="float" office:value="0.2207299" calcext:value-type="float">
            <text:p>0.2207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481" calcext:value-type="float">
            <text:p>0.0336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2.241763" calcext:value-type="float">
            <text:p>2.241763</text:p>
          </table:table-cell>
          <table:table-cell office:value-type="float" office:value="140.3971" calcext:value-type="float">
            <text:p>140.3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8033" calcext:value-type="float">
            <text:p>0.7218033</text:p>
          </table:table-cell>
          <table:table-cell office:value-type="float" office:value="0" calcext:value-type="float">
            <text:p>0</text:p>
          </table:table-cell>
          <table:table-cell office:value-type="float" office:value="0.00001472508" calcext:value-type="float">
            <text:p>1.472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1626266" calcext:value-type="float">
            <text:p>-0.001626266</text:p>
          </table:table-cell>
          <table:table-cell office:value-type="float" office:value="1196.14" calcext:value-type="float">
            <text:p>1196.14</text:p>
          </table:table-cell>
          <table:table-cell office:value-type="float" office:value="2.996271" calcext:value-type="float">
            <text:p>2.996271</text:p>
          </table:table-cell>
          <table:table-cell office:value-type="float" office:value="0" calcext:value-type="float">
            <text:p>0</text:p>
          </table:table-cell>
          <table:table-cell office:value-type="float" office:value="0.02512162" calcext:value-type="float">
            <text:p>0.02512162</text:p>
          </table:table-cell>
          <table:table-cell office:value-type="float" office:value="0.07306815" calcext:value-type="float">
            <text:p>0.07306815</text:p>
          </table:table-cell>
          <table:table-cell office:value-type="float" office:value="0.06885938" calcext:value-type="float">
            <text:p>0.06885938</text:p>
          </table:table-cell>
          <table:table-cell office:value-type="float" office:value="0.06043525" calcext:value-type="float">
            <text:p>0.06043525</text:p>
          </table:table-cell>
          <table:table-cell office:value-type="float" office:value="0.04935095" calcext:value-type="float">
            <text:p>0.04935095</text:p>
          </table:table-cell>
          <table:table-cell office:value-type="float" office:value="0.05311571" calcext:value-type="float">
            <text:p>0.05311571</text:p>
          </table:table-cell>
          <table:table-cell office:value-type="float" office:value="0.04209023" calcext:value-type="float">
            <text:p>0.04209023</text:p>
          </table:table-cell>
          <table:table-cell office:value-type="float" office:value="0.06583963" calcext:value-type="float">
            <text:p>0.06583963</text:p>
          </table:table-cell>
          <table:table-cell office:value-type="float" office:value="0.09265392" calcext:value-type="float">
            <text:p>0.09265392</text:p>
          </table:table-cell>
          <table:table-cell office:value-type="float" office:value="0.08263353" calcext:value-type="float">
            <text:p>0.08263353</text:p>
          </table:table-cell>
          <table:table-cell office:value-type="float" office:value="0.07878295" calcext:value-type="float">
            <text:p>0.07878295</text:p>
          </table:table-cell>
          <table:table-cell office:value-type="float" office:value="0.07793646" calcext:value-type="float">
            <text:p>0.07793646</text:p>
          </table:table-cell>
          <table:table-cell office:value-type="float" office:value="0.07735837" calcext:value-type="float">
            <text:p>0.07735837</text:p>
          </table:table-cell>
          <table:table-cell office:value-type="float" office:value="0.07721291" calcext:value-type="float">
            <text:p>0.07721291</text:p>
          </table:table-cell>
          <table:table-cell office:value-type="float" office:value="0" calcext:value-type="float">
            <text:p>0</text:p>
          </table:table-cell>
          <table:table-cell office:value-type="float" office:value="0.04052188" calcext:value-type="float">
            <text:p>0.04052188</text:p>
          </table:table-cell>
          <table:table-cell office:value-type="float" office:value="0.08136207" calcext:value-type="float">
            <text:p>0.08136207</text:p>
          </table:table-cell>
          <table:table-cell office:value-type="float" office:value="0.08032231" calcext:value-type="float">
            <text:p>0.08032231</text:p>
          </table:table-cell>
          <table:table-cell office:value-type="float" office:value="0.06626148" calcext:value-type="float">
            <text:p>0.06626148</text:p>
          </table:table-cell>
          <table:table-cell office:value-type="float" office:value="0.05179771" calcext:value-type="float">
            <text:p>0.05179771</text:p>
          </table:table-cell>
          <table:table-cell office:value-type="float" office:value="0.05350557" calcext:value-type="float">
            <text:p>0.05350557</text:p>
          </table:table-cell>
          <table:table-cell office:value-type="float" office:value="0.06129885" calcext:value-type="float">
            <text:p>0.06129885</text:p>
          </table:table-cell>
          <table:table-cell office:value-type="float" office:value="0.1328958" calcext:value-type="float">
            <text:p>0.1328958</text:p>
          </table:table-cell>
          <table:table-cell office:value-type="float" office:value="0.2054817" calcext:value-type="float">
            <text:p>0.2054817</text:p>
          </table:table-cell>
          <table:table-cell office:value-type="float" office:value="0.2024999" calcext:value-type="float">
            <text:p>0.2024999</text:p>
          </table:table-cell>
          <table:table-cell office:value-type="float" office:value="0.2038506" calcext:value-type="float">
            <text:p>0.2038506</text:p>
          </table:table-cell>
          <table:table-cell office:value-type="float" office:value="0.2032935" calcext:value-type="float">
            <text:p>0.2032935</text:p>
          </table:table-cell>
          <table:table-cell office:value-type="float" office:value="0.203141" calcext:value-type="float">
            <text:p>0.203141</text:p>
          </table:table-cell>
          <table:table-cell office:value-type="float" office:value="0.2051427" calcext:value-type="float">
            <text:p>0.2051427</text:p>
          </table:table-cell>
          <table:table-cell office:value-type="float" office:value="0" calcext:value-type="float">
            <text:p>0</text:p>
          </table:table-cell>
          <table:table-cell office:value-type="float" office:value="0.0201985" calcext:value-type="float">
            <text:p>0.020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6763" calcext:value-type="float">
            <text:p>0.047567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2.241838" calcext:value-type="float">
            <text:p>2.241838</text:p>
          </table:table-cell>
          <table:table-cell office:value-type="float" office:value="140.3828" calcext:value-type="float">
            <text:p>140.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6658" calcext:value-type="float">
            <text:p>0.7826658</text:p>
          </table:table-cell>
          <table:table-cell office:value-type="float" office:value="0" calcext:value-type="float">
            <text:p>0</text:p>
          </table:table-cell>
          <table:table-cell office:value-type="float" office:value="0.00001472508" calcext:value-type="float">
            <text:p>1.472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1855462" calcext:value-type="float">
            <text:p>-0.001855462</text:p>
          </table:table-cell>
          <table:table-cell office:value-type="float" office:value="1196.103" calcext:value-type="float">
            <text:p>1196.103</text:p>
          </table:table-cell>
          <table:table-cell office:value-type="float" office:value="3.002802" calcext:value-type="float">
            <text:p>3.002802</text:p>
          </table:table-cell>
          <table:table-cell office:value-type="float" office:value="0" calcext:value-type="float">
            <text:p>0</text:p>
          </table:table-cell>
          <table:table-cell office:value-type="float" office:value="0.01591246" calcext:value-type="float">
            <text:p>0.01591246</text:p>
          </table:table-cell>
          <table:table-cell office:value-type="float" office:value="0.06326933" calcext:value-type="float">
            <text:p>0.06326933</text:p>
          </table:table-cell>
          <table:table-cell office:value-type="float" office:value="0.05990999" calcext:value-type="float">
            <text:p>0.05990999</text:p>
          </table:table-cell>
          <table:table-cell office:value-type="float" office:value="0.05085931" calcext:value-type="float">
            <text:p>0.05085931</text:p>
          </table:table-cell>
          <table:table-cell office:value-type="float" office:value="0.04154098" calcext:value-type="float">
            <text:p>0.04154098</text:p>
          </table:table-cell>
          <table:table-cell office:value-type="float" office:value="0.04325899" calcext:value-type="float">
            <text:p>0.04325899</text:p>
          </table:table-cell>
          <table:table-cell office:value-type="float" office:value="0.03572344" calcext:value-type="float">
            <text:p>0.03572344</text:p>
          </table:table-cell>
          <table:table-cell office:value-type="float" office:value="0.0583717" calcext:value-type="float">
            <text:p>0.0583717</text:p>
          </table:table-cell>
          <table:table-cell office:value-type="float" office:value="0.08127142" calcext:value-type="float">
            <text:p>0.08127142</text:p>
          </table:table-cell>
          <table:table-cell office:value-type="float" office:value="0.07201838" calcext:value-type="float">
            <text:p>0.07201838</text:p>
          </table:table-cell>
          <table:table-cell office:value-type="float" office:value="0.06830763" calcext:value-type="float">
            <text:p>0.06830763</text:p>
          </table:table-cell>
          <table:table-cell office:value-type="float" office:value="0.06747413" calcext:value-type="float">
            <text:p>0.06747413</text:p>
          </table:table-cell>
          <table:table-cell office:value-type="float" office:value="0.06690549" calcext:value-type="float">
            <text:p>0.06690549</text:p>
          </table:table-cell>
          <table:table-cell office:value-type="float" office:value="0.06673612" calcext:value-type="float">
            <text:p>0.06673612</text:p>
          </table:table-cell>
          <table:table-cell office:value-type="float" office:value="0" calcext:value-type="float">
            <text:p>0</text:p>
          </table:table-cell>
          <table:table-cell office:value-type="float" office:value="0.04344756" calcext:value-type="float">
            <text:p>0.04344756</text:p>
          </table:table-cell>
          <table:table-cell office:value-type="float" office:value="0.1033404" calcext:value-type="float">
            <text:p>0.1033404</text:p>
          </table:table-cell>
          <table:table-cell office:value-type="float" office:value="0.1018356" calcext:value-type="float">
            <text:p>0.1018356</text:p>
          </table:table-cell>
          <table:table-cell office:value-type="float" office:value="0.08533972" calcext:value-type="float">
            <text:p>0.08533972</text:p>
          </table:table-cell>
          <table:table-cell office:value-type="float" office:value="0.06760506" calcext:value-type="float">
            <text:p>0.06760506</text:p>
          </table:table-cell>
          <table:table-cell office:value-type="float" office:value="0.06409734" calcext:value-type="float">
            <text:p>0.06409734</text:p>
          </table:table-cell>
          <table:table-cell office:value-type="float" office:value="0.06902959" calcext:value-type="float">
            <text:p>0.06902959</text:p>
          </table:table-cell>
          <table:table-cell office:value-type="float" office:value="0.1469842" calcext:value-type="float">
            <text:p>0.1469842</text:p>
          </table:table-cell>
          <table:table-cell office:value-type="float" office:value="0.2225175" calcext:value-type="float">
            <text:p>0.2225175</text:p>
          </table:table-cell>
          <table:table-cell office:value-type="float" office:value="0.2179043" calcext:value-type="float">
            <text:p>0.2179043</text:p>
          </table:table-cell>
          <table:table-cell office:value-type="float" office:value="0.2193286" calcext:value-type="float">
            <text:p>0.2193286</text:p>
          </table:table-cell>
          <table:table-cell office:value-type="float" office:value="0.2185144" calcext:value-type="float">
            <text:p>0.2185144</text:p>
          </table:table-cell>
          <table:table-cell office:value-type="float" office:value="0.2183141" calcext:value-type="float">
            <text:p>0.2183141</text:p>
          </table:table-cell>
          <table:table-cell office:value-type="float" office:value="0.2215708" calcext:value-type="float">
            <text:p>0.2215708</text:p>
          </table:table-cell>
          <table:table-cell office:value-type="float" office:value="0" calcext:value-type="float">
            <text:p>0</text:p>
          </table:table-cell>
          <table:table-cell office:value-type="float" office:value="0.01379677" calcext:value-type="float">
            <text:p>0.01379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14857" calcext:value-type="float">
            <text:p>0.06014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2.241661" calcext:value-type="float">
            <text:p>2.241661</text:p>
          </table:table-cell>
          <table:table-cell office:value-type="float" office:value="140.3682" calcext:value-type="float">
            <text:p>140.3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5905" calcext:value-type="float">
            <text:p>0.8385905</text:p>
          </table:table-cell>
          <table:table-cell office:value-type="float" office:value="0" calcext:value-type="float">
            <text:p>0</text:p>
          </table:table-cell>
          <table:table-cell office:value-type="float" office:value="0.00001472508" calcext:value-type="float">
            <text:p>1.472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2024765" calcext:value-type="float">
            <text:p>-0.002024765</text:p>
          </table:table-cell>
          <table:table-cell office:value-type="float" office:value="1196.062" calcext:value-type="float">
            <text:p>1196.062</text:p>
          </table:table-cell>
          <table:table-cell office:value-type="float" office:value="3.017021" calcext:value-type="float">
            <text:p>3.017021</text:p>
          </table:table-cell>
          <table:table-cell office:value-type="float" office:value="0" calcext:value-type="float">
            <text:p>0</text:p>
          </table:table-cell>
          <table:table-cell office:value-type="float" office:value="0.008713456" calcext:value-type="float">
            <text:p>0.008713456</text:p>
          </table:table-cell>
          <table:table-cell office:value-type="float" office:value="0.09708998" calcext:value-type="float">
            <text:p>0.09708998</text:p>
          </table:table-cell>
          <table:table-cell office:value-type="float" office:value="0.07663657" calcext:value-type="float">
            <text:p>0.07663657</text:p>
          </table:table-cell>
          <table:table-cell office:value-type="float" office:value="0.05621418" calcext:value-type="float">
            <text:p>0.05621418</text:p>
          </table:table-cell>
          <table:table-cell office:value-type="float" office:value="0.04219993" calcext:value-type="float">
            <text:p>0.04219993</text:p>
          </table:table-cell>
          <table:table-cell office:value-type="float" office:value="0.04053898" calcext:value-type="float">
            <text:p>0.04053898</text:p>
          </table:table-cell>
          <table:table-cell office:value-type="float" office:value="0.03303142" calcext:value-type="float">
            <text:p>0.03303142</text:p>
          </table:table-cell>
          <table:table-cell office:value-type="float" office:value="0.05470951" calcext:value-type="float">
            <text:p>0.05470951</text:p>
          </table:table-cell>
          <table:table-cell office:value-type="float" office:value="0.07690528" calcext:value-type="float">
            <text:p>0.07690528</text:p>
          </table:table-cell>
          <table:table-cell office:value-type="float" office:value="0.06855134" calcext:value-type="float">
            <text:p>0.06855134</text:p>
          </table:table-cell>
          <table:table-cell office:value-type="float" office:value="0.06502972" calcext:value-type="float">
            <text:p>0.06502972</text:p>
          </table:table-cell>
          <table:table-cell office:value-type="float" office:value="0.0642253" calcext:value-type="float">
            <text:p>0.0642253</text:p>
          </table:table-cell>
          <table:table-cell office:value-type="float" office:value="0.06367421" calcext:value-type="float">
            <text:p>0.06367421</text:p>
          </table:table-cell>
          <table:table-cell office:value-type="float" office:value="0.06351348" calcext:value-type="float">
            <text:p>0.06351348</text:p>
          </table:table-cell>
          <table:table-cell office:value-type="float" office:value="0" calcext:value-type="float">
            <text:p>0</text:p>
          </table:table-cell>
          <table:table-cell office:value-type="float" office:value="0.04611389" calcext:value-type="float">
            <text:p>0.04611389</text:p>
          </table:table-cell>
          <table:table-cell office:value-type="float" office:value="0.128108" calcext:value-type="float">
            <text:p>0.128108</text:p>
          </table:table-cell>
          <table:table-cell office:value-type="float" office:value="0.1234162" calcext:value-type="float">
            <text:p>0.1234162</text:p>
          </table:table-cell>
          <table:table-cell office:value-type="float" office:value="0.1029584" calcext:value-type="float">
            <text:p>0.1029584</text:p>
          </table:table-cell>
          <table:table-cell office:value-type="float" office:value="0.0817928" calcext:value-type="float">
            <text:p>0.0817928</text:p>
          </table:table-cell>
          <table:table-cell office:value-type="float" office:value="0.07321941" calcext:value-type="float">
            <text:p>0.07321941</text:p>
          </table:table-cell>
          <table:table-cell office:value-type="float" office:value="0.07583267" calcext:value-type="float">
            <text:p>0.07583267</text:p>
          </table:table-cell>
          <table:table-cell office:value-type="float" office:value="0.1597999" calcext:value-type="float">
            <text:p>0.1597999</text:p>
          </table:table-cell>
          <table:table-cell office:value-type="float" office:value="0.2381147" calcext:value-type="float">
            <text:p>0.2381147</text:p>
          </table:table-cell>
          <table:table-cell office:value-type="float" office:value="0.2320137" calcext:value-type="float">
            <text:p>0.2320137</text:p>
          </table:table-cell>
          <table:table-cell office:value-type="float" office:value="0.2334668" calcext:value-type="float">
            <text:p>0.2334668</text:p>
          </table:table-cell>
          <table:table-cell office:value-type="float" office:value="0.2324095" calcext:value-type="float">
            <text:p>0.2324095</text:p>
          </table:table-cell>
          <table:table-cell office:value-type="float" office:value="0.2322018" calcext:value-type="float">
            <text:p>0.2322018</text:p>
          </table:table-cell>
          <table:table-cell office:value-type="float" office:value="0.2367794" calcext:value-type="float">
            <text:p>0.2367794</text:p>
          </table:table-cell>
          <table:table-cell office:value-type="float" office:value="0" calcext:value-type="float">
            <text:p>0</text:p>
          </table:table-cell>
          <table:table-cell office:value-type="float" office:value="0.01875442" calcext:value-type="float">
            <text:p>0.01875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16238" calcext:value-type="float">
            <text:p>0.07316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2.241583" calcext:value-type="float">
            <text:p>2.241583</text:p>
          </table:table-cell>
          <table:table-cell office:value-type="float" office:value="140.3521" calcext:value-type="float">
            <text:p>140.3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6732" calcext:value-type="float">
            <text:p>0.8936732</text:p>
          </table:table-cell>
          <table:table-cell office:value-type="float" office:value="0" calcext:value-type="float">
            <text:p>0</text:p>
          </table:table-cell>
          <table:table-cell office:value-type="float" office:value="0.00001472508" calcext:value-type="float">
            <text:p>1.472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2165496" calcext:value-type="float">
            <text:p>-0.002165496</text:p>
          </table:table-cell>
          <table:table-cell office:value-type="float" office:value="1196.021" calcext:value-type="float">
            <text:p>1196.021</text:p>
          </table:table-cell>
          <table:table-cell office:value-type="float" office:value="3.037497" calcext:value-type="float">
            <text:p>3.037497</text:p>
          </table:table-cell>
          <table:table-cell office:value-type="float" office:value="0" calcext:value-type="float">
            <text:p>0</text:p>
          </table:table-cell>
          <table:table-cell office:value-type="float" office:value="0.007868532" calcext:value-type="float">
            <text:p>0.007868532</text:p>
          </table:table-cell>
          <table:table-cell office:value-type="float" office:value="0.1307359" calcext:value-type="float">
            <text:p>0.1307359</text:p>
          </table:table-cell>
          <table:table-cell office:value-type="float" office:value="0.09603846" calcext:value-type="float">
            <text:p>0.09603846</text:p>
          </table:table-cell>
          <table:table-cell office:value-type="float" office:value="0.06636284" calcext:value-type="float">
            <text:p>0.06636284</text:p>
          </table:table-cell>
          <table:table-cell office:value-type="float" office:value="0.04743596" calcext:value-type="float">
            <text:p>0.04743596</text:p>
          </table:table-cell>
          <table:table-cell office:value-type="float" office:value="0.04175708" calcext:value-type="float">
            <text:p>0.04175708</text:p>
          </table:table-cell>
          <table:table-cell office:value-type="float" office:value="0.03265178" calcext:value-type="float">
            <text:p>0.03265178</text:p>
          </table:table-cell>
          <table:table-cell office:value-type="float" office:value="0.05308636" calcext:value-type="float">
            <text:p>0.05308636</text:p>
          </table:table-cell>
          <table:table-cell office:value-type="float" office:value="0.0750069" calcext:value-type="float">
            <text:p>0.0750069</text:p>
          </table:table-cell>
          <table:table-cell office:value-type="float" office:value="0.06738254" calcext:value-type="float">
            <text:p>0.06738254</text:p>
          </table:table-cell>
          <table:table-cell office:value-type="float" office:value="0.06404799" calcext:value-type="float">
            <text:p>0.06404799</text:p>
          </table:table-cell>
          <table:table-cell office:value-type="float" office:value="0.06327525" calcext:value-type="float">
            <text:p>0.06327525</text:p>
          </table:table-cell>
          <table:table-cell office:value-type="float" office:value="0.06274171" calcext:value-type="float">
            <text:p>0.06274171</text:p>
          </table:table-cell>
          <table:table-cell office:value-type="float" office:value="0.06260033" calcext:value-type="float">
            <text:p>0.06260033</text:p>
          </table:table-cell>
          <table:table-cell office:value-type="float" office:value="0" calcext:value-type="float">
            <text:p>0</text:p>
          </table:table-cell>
          <table:table-cell office:value-type="float" office:value="0.04851905" calcext:value-type="float">
            <text:p>0.04851905</text:p>
          </table:table-cell>
          <table:table-cell office:value-type="float" office:value="0.1625607" calcext:value-type="float">
            <text:p>0.1625607</text:p>
          </table:table-cell>
          <table:table-cell office:value-type="float" office:value="0.1505909" calcext:value-type="float">
            <text:p>0.1505909</text:p>
          </table:table-cell>
          <table:table-cell office:value-type="float" office:value="0.1230518" calcext:value-type="float">
            <text:p>0.1230518</text:p>
          </table:table-cell>
          <table:table-cell office:value-type="float" office:value="0.09688143" calcext:value-type="float">
            <text:p>0.09688143</text:p>
          </table:table-cell>
          <table:table-cell office:value-type="float" office:value="0.08221442" calcext:value-type="float">
            <text:p>0.08221442</text:p>
          </table:table-cell>
          <table:table-cell office:value-type="float" office:value="0.08233818" calcext:value-type="float">
            <text:p>0.08233818</text:p>
          </table:table-cell>
          <table:table-cell office:value-type="float" office:value="0.1719836" calcext:value-type="float">
            <text:p>0.1719836</text:p>
          </table:table-cell>
          <table:table-cell office:value-type="float" office:value="0.2530915" calcext:value-type="float">
            <text:p>0.2530915</text:p>
          </table:table-cell>
          <table:table-cell office:value-type="float" office:value="0.2456637" calcext:value-type="float">
            <text:p>0.2456637</text:p>
          </table:table-cell>
          <table:table-cell office:value-type="float" office:value="0.2471593" calcext:value-type="float">
            <text:p>0.2471593</text:p>
          </table:table-cell>
          <table:table-cell office:value-type="float" office:value="0.2458725" calcext:value-type="float">
            <text:p>0.2458725</text:p>
          </table:table-cell>
          <table:table-cell office:value-type="float" office:value="0.2456985" calcext:value-type="float">
            <text:p>0.2456985</text:p>
          </table:table-cell>
          <table:table-cell office:value-type="float" office:value="0.2516614" calcext:value-type="float">
            <text:p>0.2516614</text:p>
          </table:table-cell>
          <table:table-cell office:value-type="float" office:value="0" calcext:value-type="float">
            <text:p>0</text:p>
          </table:table-cell>
          <table:table-cell office:value-type="float" office:value="0.02083475" calcext:value-type="float">
            <text:p>0.02083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22667" calcext:value-type="float">
            <text:p>0.0872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2.241402" calcext:value-type="float">
            <text:p>2.241402</text:p>
          </table:table-cell>
          <table:table-cell office:value-type="float" office:value="140.3355" calcext:value-type="float">
            <text:p>140.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89676" calcext:value-type="float">
            <text:p>0.9489676</text:p>
          </table:table-cell>
          <table:table-cell office:value-type="float" office:value="0" calcext:value-type="float">
            <text:p>0</text:p>
          </table:table-cell>
          <table:table-cell office:value-type="float" office:value="0.00001472508" calcext:value-type="float">
            <text:p>1.472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2289156" calcext:value-type="float">
            <text:p>-0.002289156</text:p>
          </table:table-cell>
          <table:table-cell office:value-type="float" office:value="1195.98" calcext:value-type="float">
            <text:p>1195.98</text:p>
          </table:table-cell>
          <table:table-cell office:value-type="float" office:value="3.069311" calcext:value-type="float">
            <text:p>3.069311</text:p>
          </table:table-cell>
          <table:table-cell office:value-type="float" office:value="0" calcext:value-type="float">
            <text:p>0</text:p>
          </table:table-cell>
          <table:table-cell office:value-type="float" office:value="0.006701886" calcext:value-type="float">
            <text:p>0.006701886</text:p>
          </table:table-cell>
          <table:table-cell office:value-type="float" office:value="0.1532896" calcext:value-type="float">
            <text:p>0.1532896</text:p>
          </table:table-cell>
          <table:table-cell office:value-type="float" office:value="0.1095464" calcext:value-type="float">
            <text:p>0.1095464</text:p>
          </table:table-cell>
          <table:table-cell office:value-type="float" office:value="0.07373835" calcext:value-type="float">
            <text:p>0.07373835</text:p>
          </table:table-cell>
          <table:table-cell office:value-type="float" office:value="0.05144907" calcext:value-type="float">
            <text:p>0.05144907</text:p>
          </table:table-cell>
          <table:table-cell office:value-type="float" office:value="0.04324187" calcext:value-type="float">
            <text:p>0.04324187</text:p>
          </table:table-cell>
          <table:table-cell office:value-type="float" office:value="0.03285467" calcext:value-type="float">
            <text:p>0.03285467</text:p>
          </table:table-cell>
          <table:table-cell office:value-type="float" office:value="0.05250625" calcext:value-type="float">
            <text:p>0.05250625</text:p>
          </table:table-cell>
          <table:table-cell office:value-type="float" office:value="0.07410622" calcext:value-type="float">
            <text:p>0.07410622</text:p>
          </table:table-cell>
          <table:table-cell office:value-type="float" office:value="0.06696304" calcext:value-type="float">
            <text:p>0.06696304</text:p>
          </table:table-cell>
          <table:table-cell office:value-type="float" office:value="0.06379362" calcext:value-type="float">
            <text:p>0.06379362</text:p>
          </table:table-cell>
          <table:table-cell office:value-type="float" office:value="0.06305117" calcext:value-type="float">
            <text:p>0.06305117</text:p>
          </table:table-cell>
          <table:table-cell office:value-type="float" office:value="0.06253317" calcext:value-type="float">
            <text:p>0.06253317</text:p>
          </table:table-cell>
          <table:table-cell office:value-type="float" office:value="0.06241347" calcext:value-type="float">
            <text:p>0.06241347</text:p>
          </table:table-cell>
          <table:table-cell office:value-type="float" office:value="0" calcext:value-type="float">
            <text:p>0</text:p>
          </table:table-cell>
          <table:table-cell office:value-type="float" office:value="0.05077803" calcext:value-type="float">
            <text:p>0.05077803</text:p>
          </table:table-cell>
          <table:table-cell office:value-type="float" office:value="0.2047615" calcext:value-type="float">
            <text:p>0.2047615</text:p>
          </table:table-cell>
          <table:table-cell office:value-type="float" office:value="0.1827125" calcext:value-type="float">
            <text:p>0.1827125</text:p>
          </table:table-cell>
          <table:table-cell office:value-type="float" office:value="0.1459413" calcext:value-type="float">
            <text:p>0.1459413</text:p>
          </table:table-cell>
          <table:table-cell office:value-type="float" office:value="0.1134541" calcext:value-type="float">
            <text:p>0.1134541</text:p>
          </table:table-cell>
          <table:table-cell office:value-type="float" office:value="0.09149197" calcext:value-type="float">
            <text:p>0.09149197</text:p>
          </table:table-cell>
          <table:table-cell office:value-type="float" office:value="0.08882067" calcext:value-type="float">
            <text:p>0.08882067</text:p>
          </table:table-cell>
          <table:table-cell office:value-type="float" office:value="0.1838919" calcext:value-type="float">
            <text:p>0.1838919</text:p>
          </table:table-cell>
          <table:table-cell office:value-type="float" office:value="0.2677608" calcext:value-type="float">
            <text:p>0.2677608</text:p>
          </table:table-cell>
          <table:table-cell office:value-type="float" office:value="0.259128" calcext:value-type="float">
            <text:p>0.259128</text:p>
          </table:table-cell>
          <table:table-cell office:value-type="float" office:value="0.2606946" calcext:value-type="float">
            <text:p>0.2606946</text:p>
          </table:table-cell>
          <table:table-cell office:value-type="float" office:value="0.2591915" calcext:value-type="float">
            <text:p>0.2591915</text:p>
          </table:table-cell>
          <table:table-cell office:value-type="float" office:value="0.2590903" calcext:value-type="float">
            <text:p>0.2590903</text:p>
          </table:table-cell>
          <table:table-cell office:value-type="float" office:value="0.2665234" calcext:value-type="float">
            <text:p>0.2665234</text:p>
          </table:table-cell>
          <table:table-cell office:value-type="float" office:value="0" calcext:value-type="float">
            <text:p>0</text:p>
          </table:table-cell>
          <table:table-cell office:value-type="float" office:value="0.02210046" calcext:value-type="float">
            <text:p>0.0221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9638" calcext:value-type="float">
            <text:p>0.1019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2.241435" calcext:value-type="float">
            <text:p>2.241435</text:p>
          </table:table-cell>
          <table:table-cell office:value-type="float" office:value="140.319" calcext:value-type="float">
            <text:p>140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403" calcext:value-type="float">
            <text:p>1.004403</text:p>
          </table:table-cell>
          <table:table-cell office:value-type="float" office:value="0" calcext:value-type="float">
            <text:p>0</text:p>
          </table:table-cell>
          <table:table-cell office:value-type="float" office:value="0.00001472508" calcext:value-type="float">
            <text:p>1.472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2401774" calcext:value-type="float">
            <text:p>-0.002401774</text:p>
          </table:table-cell>
          <table:table-cell office:value-type="float" office:value="1195.939" calcext:value-type="float">
            <text:p>1195.939</text:p>
          </table:table-cell>
          <table:table-cell office:value-type="float" office:value="3.093696" calcext:value-type="float">
            <text:p>3.093696</text:p>
          </table:table-cell>
          <table:table-cell office:value-type="float" office:value="0" calcext:value-type="float">
            <text:p>0</text:p>
          </table:table-cell>
          <table:table-cell office:value-type="float" office:value="0.007221536" calcext:value-type="float">
            <text:p>0.007221536</text:p>
          </table:table-cell>
          <table:table-cell office:value-type="float" office:value="0.1442581" calcext:value-type="float">
            <text:p>0.1442581</text:p>
          </table:table-cell>
          <table:table-cell office:value-type="float" office:value="0.1067011" calcext:value-type="float">
            <text:p>0.1067011</text:p>
          </table:table-cell>
          <table:table-cell office:value-type="float" office:value="0.07375284" calcext:value-type="float">
            <text:p>0.07375284</text:p>
          </table:table-cell>
          <table:table-cell office:value-type="float" office:value="0.05204844" calcext:value-type="float">
            <text:p>0.05204844</text:p>
          </table:table-cell>
          <table:table-cell office:value-type="float" office:value="0.04358343" calcext:value-type="float">
            <text:p>0.04358343</text:p>
          </table:table-cell>
          <table:table-cell office:value-type="float" office:value="0.03291044" calcext:value-type="float">
            <text:p>0.03291044</text:p>
          </table:table-cell>
          <table:table-cell office:value-type="float" office:value="0.05232182" calcext:value-type="float">
            <text:p>0.05232182</text:p>
          </table:table-cell>
          <table:table-cell office:value-type="float" office:value="0.07366034" calcext:value-type="float">
            <text:p>0.07366034</text:p>
          </table:table-cell>
          <table:table-cell office:value-type="float" office:value="0.06680191" calcext:value-type="float">
            <text:p>0.06680191</text:p>
          </table:table-cell>
          <table:table-cell office:value-type="float" office:value="0.06377096" calcext:value-type="float">
            <text:p>0.06377096</text:p>
          </table:table-cell>
          <table:table-cell office:value-type="float" office:value="0.06305667" calcext:value-type="float">
            <text:p>0.06305667</text:p>
          </table:table-cell>
          <table:table-cell office:value-type="float" office:value="0.06255286" calcext:value-type="float">
            <text:p>0.06255286</text:p>
          </table:table-cell>
          <table:table-cell office:value-type="float" office:value="0.06245583" calcext:value-type="float">
            <text:p>0.06245583</text:p>
          </table:table-cell>
          <table:table-cell office:value-type="float" office:value="0" calcext:value-type="float">
            <text:p>0</text:p>
          </table:table-cell>
          <table:table-cell office:value-type="float" office:value="0.05274462" calcext:value-type="float">
            <text:p>0.05274462</text:p>
          </table:table-cell>
          <table:table-cell office:value-type="float" office:value="0.2494316" calcext:value-type="float">
            <text:p>0.2494316</text:p>
          </table:table-cell>
          <table:table-cell office:value-type="float" office:value="0.2170741" calcext:value-type="float">
            <text:p>0.2170741</text:p>
          </table:table-cell>
          <table:table-cell office:value-type="float" office:value="0.1703991" calcext:value-type="float">
            <text:p>0.1703991</text:p>
          </table:table-cell>
          <table:table-cell office:value-type="float" office:value="0.131001" calcext:value-type="float">
            <text:p>0.131001</text:p>
          </table:table-cell>
          <table:table-cell office:value-type="float" office:value="0.1009851" calcext:value-type="float">
            <text:p>0.1009851</text:p>
          </table:table-cell>
          <table:table-cell office:value-type="float" office:value="0.09532452" calcext:value-type="float">
            <text:p>0.09532452</text:p>
          </table:table-cell>
          <table:table-cell office:value-type="float" office:value="0.1956845" calcext:value-type="float">
            <text:p>0.1956845</text:p>
          </table:table-cell>
          <table:table-cell office:value-type="float" office:value="0.2822586" calcext:value-type="float">
            <text:p>0.2822586</text:p>
          </table:table-cell>
          <table:table-cell office:value-type="float" office:value="0.2724982" calcext:value-type="float">
            <text:p>0.2724982</text:p>
          </table:table-cell>
          <table:table-cell office:value-type="float" office:value="0.2741642" calcext:value-type="float">
            <text:p>0.2741642</text:p>
          </table:table-cell>
          <table:table-cell office:value-type="float" office:value="0.2724588" calcext:value-type="float">
            <text:p>0.2724588</text:p>
          </table:table-cell>
          <table:table-cell office:value-type="float" office:value="0.2724749" calcext:value-type="float">
            <text:p>0.2724749</text:p>
          </table:table-cell>
          <table:table-cell office:value-type="float" office:value="0.2814375" calcext:value-type="float">
            <text:p>0.2814375</text:p>
          </table:table-cell>
          <table:table-cell office:value-type="float" office:value="0" calcext:value-type="float">
            <text:p>0</text:p>
          </table:table-cell>
          <table:table-cell office:value-type="float" office:value="0.0152238" calcext:value-type="float">
            <text:p>0.0152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3135" calcext:value-type="float">
            <text:p>0.1163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2.241395" calcext:value-type="float">
            <text:p>2.241395</text:p>
          </table:table-cell>
          <table:table-cell office:value-type="float" office:value="140.3037" calcext:value-type="float">
            <text:p>140.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9223" calcext:value-type="float">
            <text:p>1.059223</text:p>
          </table:table-cell>
          <table:table-cell office:value-type="float" office:value="0" calcext:value-type="float">
            <text:p>0</text:p>
          </table:table-cell>
          <table:table-cell office:value-type="float" office:value="0.00001472508" calcext:value-type="float">
            <text:p>1.472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2506119" calcext:value-type="float">
            <text:p>-0.002506119</text:p>
          </table:table-cell>
          <table:table-cell office:value-type="float" office:value="1195.898" calcext:value-type="float">
            <text:p>1195.898</text:p>
          </table:table-cell>
          <table:table-cell office:value-type="float" office:value="3.112509" calcext:value-type="float">
            <text:p>3.112509</text:p>
          </table:table-cell>
          <table:table-cell office:value-type="float" office:value="0" calcext:value-type="float">
            <text:p>0</text:p>
          </table:table-cell>
          <table:table-cell office:value-type="float" office:value="0.009910203" calcext:value-type="float">
            <text:p>0.009910203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521715" calcext:value-type="float">
            <text:p>0.09521715</text:p>
          </table:table-cell>
          <table:table-cell office:value-type="float" office:value="0.06750384" calcext:value-type="float">
            <text:p>0.06750384</text:p>
          </table:table-cell>
          <table:table-cell office:value-type="float" office:value="0.0484847" calcext:value-type="float">
            <text:p>0.0484847</text:p>
          </table:table-cell>
          <table:table-cell office:value-type="float" office:value="0.04176207" calcext:value-type="float">
            <text:p>0.04176207</text:p>
          </table:table-cell>
          <table:table-cell office:value-type="float" office:value="0.03213816" calcext:value-type="float">
            <text:p>0.03213816</text:p>
          </table:table-cell>
          <table:table-cell office:value-type="float" office:value="0.0519778" calcext:value-type="float">
            <text:p>0.0519778</text:p>
          </table:table-cell>
          <table:table-cell office:value-type="float" office:value="0.07341024" calcext:value-type="float">
            <text:p>0.07341024</text:p>
          </table:table-cell>
          <table:table-cell office:value-type="float" office:value="0.06674176" calcext:value-type="float">
            <text:p>0.06674176</text:p>
          </table:table-cell>
          <table:table-cell office:value-type="float" office:value="0.06382437" calcext:value-type="float">
            <text:p>0.06382437</text:p>
          </table:table-cell>
          <table:table-cell office:value-type="float" office:value="0.06313539" calcext:value-type="float">
            <text:p>0.06313539</text:p>
          </table:table-cell>
          <table:table-cell office:value-type="float" office:value="0.06264532" calcext:value-type="float">
            <text:p>0.06264532</text:p>
          </table:table-cell>
          <table:table-cell office:value-type="float" office:value="0.06257182" calcext:value-type="float">
            <text:p>0.06257182</text:p>
          </table:table-cell>
          <table:table-cell office:value-type="float" office:value="0" calcext:value-type="float">
            <text:p>0</text:p>
          </table:table-cell>
          <table:table-cell office:value-type="float" office:value="0.05475897" calcext:value-type="float">
            <text:p>0.05475897</text:p>
          </table:table-cell>
          <table:table-cell office:value-type="float" office:value="0.288723" calcext:value-type="float">
            <text:p>0.288723</text:p>
          </table:table-cell>
          <table:table-cell office:value-type="float" office:value="0.2483692" calcext:value-type="float">
            <text:p>0.2483692</text:p>
          </table:table-cell>
          <table:table-cell office:value-type="float" office:value="0.1933378" calcext:value-type="float">
            <text:p>0.1933378</text:p>
          </table:table-cell>
          <table:table-cell office:value-type="float" office:value="0.1477671" calcext:value-type="float">
            <text:p>0.1477671</text:p>
          </table:table-cell>
          <table:table-cell office:value-type="float" office:value="0.1102337" calcext:value-type="float">
            <text:p>0.1102337</text:p>
          </table:table-cell>
          <table:table-cell office:value-type="float" office:value="0.1017229" calcext:value-type="float">
            <text:p>0.1017229</text:p>
          </table:table-cell>
          <table:table-cell office:value-type="float" office:value="0.2073835" calcext:value-type="float">
            <text:p>0.2073835</text:p>
          </table:table-cell>
          <table:table-cell office:value-type="float" office:value="0.2966467" calcext:value-type="float">
            <text:p>0.2966467</text:p>
          </table:table-cell>
          <table:table-cell office:value-type="float" office:value="0.2858076" calcext:value-type="float">
            <text:p>0.2858076</text:p>
          </table:table-cell>
          <table:table-cell office:value-type="float" office:value="0.2875979" calcext:value-type="float">
            <text:p>0.2875979</text:p>
          </table:table-cell>
          <table:table-cell office:value-type="float" office:value="0.2857044" calcext:value-type="float">
            <text:p>0.2857044</text:p>
          </table:table-cell>
          <table:table-cell office:value-type="float" office:value="0.2858787" calcext:value-type="float">
            <text:p>0.2858787</text:p>
          </table:table-cell>
          <table:table-cell office:value-type="float" office:value="0.2964199" calcext:value-type="float">
            <text:p>0.2964199</text:p>
          </table:table-cell>
          <table:table-cell office:value-type="float" office:value="0" calcext:value-type="float">
            <text:p>0</text:p>
          </table:table-cell>
          <table:table-cell office:value-type="float" office:value="0.02016423" calcext:value-type="float">
            <text:p>0.0201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4079" calcext:value-type="float">
            <text:p>0.1294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2.241106" calcext:value-type="float">
            <text:p>2.241106</text:p>
          </table:table-cell>
          <table:table-cell office:value-type="float" office:value="140.2894" calcext:value-type="float">
            <text:p>140.2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34" calcext:value-type="float">
            <text:p>1.1134</text:p>
          </table:table-cell>
          <table:table-cell office:value-type="float" office:value="0" calcext:value-type="float">
            <text:p>0</text:p>
          </table:table-cell>
          <table:table-cell office:value-type="float" office:value="0.00001472508" calcext:value-type="float">
            <text:p>1.472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2603787" calcext:value-type="float">
            <text:p>-0.002603787</text:p>
          </table:table-cell>
          <table:table-cell office:value-type="float" office:value="1195.856" calcext:value-type="float">
            <text:p>1195.856</text:p>
          </table:table-cell>
          <table:table-cell office:value-type="float" office:value="3.135952" calcext:value-type="float">
            <text:p>3.135952</text:p>
          </table:table-cell>
          <table:table-cell office:value-type="float" office:value="0" calcext:value-type="float">
            <text:p>0</text:p>
          </table:table-cell>
          <table:table-cell office:value-type="float" office:value="0.008617866" calcext:value-type="float">
            <text:p>0.008617866</text:p>
          </table:table-cell>
          <table:table-cell office:value-type="float" office:value="0.1227221" calcext:value-type="float">
            <text:p>0.1227221</text:p>
          </table:table-cell>
          <table:table-cell office:value-type="float" office:value="0.09098503" calcext:value-type="float">
            <text:p>0.09098503</text:p>
          </table:table-cell>
          <table:table-cell office:value-type="float" office:value="0.06394329" calcext:value-type="float">
            <text:p>0.06394329</text:p>
          </table:table-cell>
          <table:table-cell office:value-type="float" office:value="0.045916" calcext:value-type="float">
            <text:p>0.045916</text:p>
          </table:table-cell>
          <table:table-cell office:value-type="float" office:value="0.03991544" calcext:value-type="float">
            <text:p>0.03991544</text:p>
          </table:table-cell>
          <table:table-cell office:value-type="float" office:value="0.03117484" calcext:value-type="float">
            <text:p>0.03117484</text:p>
          </table:table-cell>
          <table:table-cell office:value-type="float" office:value="0.05138784" calcext:value-type="float">
            <text:p>0.05138784</text:p>
          </table:table-cell>
          <table:table-cell office:value-type="float" office:value="0.07320571" calcext:value-type="float">
            <text:p>0.07320571</text:p>
          </table:table-cell>
          <table:table-cell office:value-type="float" office:value="0.06672568" calcext:value-type="float">
            <text:p>0.06672568</text:p>
          </table:table-cell>
          <table:table-cell office:value-type="float" office:value="0.06390505" calcext:value-type="float">
            <text:p>0.06390505</text:p>
          </table:table-cell>
          <table:table-cell office:value-type="float" office:value="0.06323824" calcext:value-type="float">
            <text:p>0.06323824</text:p>
          </table:table-cell>
          <table:table-cell office:value-type="float" office:value="0.06276187" calcext:value-type="float">
            <text:p>0.06276187</text:p>
          </table:table-cell>
          <table:table-cell office:value-type="float" office:value="0.06271233" calcext:value-type="float">
            <text:p>0.06271233</text:p>
          </table:table-cell>
          <table:table-cell office:value-type="float" office:value="0" calcext:value-type="float">
            <text:p>0</text:p>
          </table:table-cell>
          <table:table-cell office:value-type="float" office:value="0.05735955" calcext:value-type="float">
            <text:p>0.05735955</text:p>
          </table:table-cell>
          <table:table-cell office:value-type="float" office:value="0.3240026" calcext:value-type="float">
            <text:p>0.3240026</text:p>
          </table:table-cell>
          <table:table-cell office:value-type="float" office:value="0.2764778" calcext:value-type="float">
            <text:p>0.2764778</text:p>
          </table:table-cell>
          <table:table-cell office:value-type="float" office:value="0.2141792" calcext:value-type="float">
            <text:p>0.2141792</text:p>
          </table:table-cell>
          <table:table-cell office:value-type="float" office:value="0.1631936" calcext:value-type="float">
            <text:p>0.1631936</text:p>
          </table:table-cell>
          <table:table-cell office:value-type="float" office:value="0.1189768" calcext:value-type="float">
            <text:p>0.1189768</text:p>
          </table:table-cell>
          <table:table-cell office:value-type="float" office:value="0.1079016" calcext:value-type="float">
            <text:p>0.1079016</text:p>
          </table:table-cell>
          <table:table-cell office:value-type="float" office:value="0.218929" calcext:value-type="float">
            <text:p>0.218929</text:p>
          </table:table-cell>
          <table:table-cell office:value-type="float" office:value="0.3109462" calcext:value-type="float">
            <text:p>0.3109462</text:p>
          </table:table-cell>
          <table:table-cell office:value-type="float" office:value="0.29907" calcext:value-type="float">
            <text:p>0.29907</text:p>
          </table:table-cell>
          <table:table-cell office:value-type="float" office:value="0.3010056" calcext:value-type="float">
            <text:p>0.3010056</text:p>
          </table:table-cell>
          <table:table-cell office:value-type="float" office:value="0.2989389" calcext:value-type="float">
            <text:p>0.2989389</text:p>
          </table:table-cell>
          <table:table-cell office:value-type="float" office:value="0.2993053" calcext:value-type="float">
            <text:p>0.2993053</text:p>
          </table:table-cell>
          <table:table-cell office:value-type="float" office:value="0.3114755" calcext:value-type="float">
            <text:p>0.3114755</text:p>
          </table:table-cell>
          <table:table-cell office:value-type="float" office:value="0" calcext:value-type="float">
            <text:p>0</text:p>
          </table:table-cell>
          <table:table-cell office:value-type="float" office:value="0.01929156" calcext:value-type="float">
            <text:p>0.01929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8629" calcext:value-type="float">
            <text:p>0.1418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2.24025" calcext:value-type="float">
            <text:p>2.24025</text:p>
          </table:table-cell>
          <table:table-cell office:value-type="float" office:value="140.2762" calcext:value-type="float">
            <text:p>140.2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7264" calcext:value-type="float">
            <text:p>1.167264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5" calcext:value-type="float">
            <text:p>1.472515E-05</text:p>
          </table:table-cell>
          <table:table-cell office:value-type="float" office:value="0" calcext:value-type="float">
            <text:p>0</text:p>
          </table:table-cell>
          <table:table-cell office:value-type="float" office:value="-0.002696136" calcext:value-type="float">
            <text:p>-0.002696136</text:p>
          </table:table-cell>
          <table:table-cell office:value-type="float" office:value="1195.813" calcext:value-type="float">
            <text:p>1195.813</text:p>
          </table:table-cell>
          <table:table-cell office:value-type="float" office:value="3.167895" calcext:value-type="float">
            <text:p>3.167895</text:p>
          </table:table-cell>
          <table:table-cell office:value-type="float" office:value="0" calcext:value-type="float">
            <text:p>0</text:p>
          </table:table-cell>
          <table:table-cell office:value-type="float" office:value="0.004737007" calcext:value-type="float">
            <text:p>0.004737007</text:p>
          </table:table-cell>
          <table:table-cell office:value-type="float" office:value="0.1177354" calcext:value-type="float">
            <text:p>0.1177354</text:p>
          </table:table-cell>
          <table:table-cell office:value-type="float" office:value="0.09033085" calcext:value-type="float">
            <text:p>0.09033085</text:p>
          </table:table-cell>
          <table:table-cell office:value-type="float" office:value="0.06286525" calcext:value-type="float">
            <text:p>0.06286525</text:p>
          </table:table-cell>
          <table:table-cell office:value-type="float" office:value="0.04495201" calcext:value-type="float">
            <text:p>0.04495201</text:p>
          </table:table-cell>
          <table:table-cell office:value-type="float" office:value="0.03888023" calcext:value-type="float">
            <text:p>0.03888023</text:p>
          </table:table-cell>
          <table:table-cell office:value-type="float" office:value="0.0305177" calcext:value-type="float">
            <text:p>0.0305177</text:p>
          </table:table-cell>
          <table:table-cell office:value-type="float" office:value="0.05082528" calcext:value-type="float">
            <text:p>0.05082528</text:p>
          </table:table-cell>
          <table:table-cell office:value-type="float" office:value="0.07300735" calcext:value-type="float">
            <text:p>0.07300735</text:p>
          </table:table-cell>
          <table:table-cell office:value-type="float" office:value="0.06672972" calcext:value-type="float">
            <text:p>0.06672972</text:p>
          </table:table-cell>
          <table:table-cell office:value-type="float" office:value="0.06399689" calcext:value-type="float">
            <text:p>0.06399689</text:p>
          </table:table-cell>
          <table:table-cell office:value-type="float" office:value="0.06334985" calcext:value-type="float">
            <text:p>0.06334985</text:p>
          </table:table-cell>
          <table:table-cell office:value-type="float" office:value="0.06288745" calcext:value-type="float">
            <text:p>0.06288745</text:p>
          </table:table-cell>
          <table:table-cell office:value-type="float" office:value="0.06286143" calcext:value-type="float">
            <text:p>0.06286143</text:p>
          </table:table-cell>
          <table:table-cell office:value-type="float" office:value="0" calcext:value-type="float">
            <text:p>0</text:p>
          </table:table-cell>
          <table:table-cell office:value-type="float" office:value="0.05924296" calcext:value-type="float">
            <text:p>0.05924296</text:p>
          </table:table-cell>
          <table:table-cell office:value-type="float" office:value="0.3583857" calcext:value-type="float">
            <text:p>0.3583857</text:p>
          </table:table-cell>
          <table:table-cell office:value-type="float" office:value="0.3036413" calcext:value-type="float">
            <text:p>0.3036413</text:p>
          </table:table-cell>
          <table:table-cell office:value-type="float" office:value="0.2341505" calcext:value-type="float">
            <text:p>0.2341505</text:p>
          </table:table-cell>
          <table:table-cell office:value-type="float" office:value="0.1779477" calcext:value-type="float">
            <text:p>0.1779477</text:p>
          </table:table-cell>
          <table:table-cell office:value-type="float" office:value="0.1273707" calcext:value-type="float">
            <text:p>0.1273707</text:p>
          </table:table-cell>
          <table:table-cell office:value-type="float" office:value="0.1138937" calcext:value-type="float">
            <text:p>0.1138937</text:p>
          </table:table-cell>
          <table:table-cell office:value-type="float" office:value="0.2302958" calcext:value-type="float">
            <text:p>0.2302958</text:p>
          </table:table-cell>
          <table:table-cell office:value-type="float" office:value="0.3251594" calcext:value-type="float">
            <text:p>0.3251594</text:p>
          </table:table-cell>
          <table:table-cell office:value-type="float" office:value="0.3122914" calcext:value-type="float">
            <text:p>0.3122914</text:p>
          </table:table-cell>
          <table:table-cell office:value-type="float" office:value="0.3143915" calcext:value-type="float">
            <text:p>0.3143915</text:p>
          </table:table-cell>
          <table:table-cell office:value-type="float" office:value="0.3121669" calcext:value-type="float">
            <text:p>0.3121669</text:p>
          </table:table-cell>
          <table:table-cell office:value-type="float" office:value="0.3127572" calcext:value-type="float">
            <text:p>0.3127572</text:p>
          </table:table-cell>
          <table:table-cell office:value-type="float" office:value="0.326596" calcext:value-type="float">
            <text:p>0.326596</text:p>
          </table:table-cell>
          <table:table-cell office:value-type="float" office:value="0" calcext:value-type="float">
            <text:p>0</text:p>
          </table:table-cell>
          <table:table-cell office:value-type="float" office:value="0.01929125" calcext:value-type="float">
            <text:p>0.0192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0168" calcext:value-type="float">
            <text:p>0.1540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2.239248" calcext:value-type="float">
            <text:p>2.239248</text:p>
          </table:table-cell>
          <table:table-cell office:value-type="float" office:value="140.2626" calcext:value-type="float">
            <text:p>140.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1161" calcext:value-type="float">
            <text:p>1.221161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6" calcext:value-type="float">
            <text:p>1.472516E-05</text:p>
          </table:table-cell>
          <table:table-cell office:value-type="float" office:value="0" calcext:value-type="float">
            <text:p>0</text:p>
          </table:table-cell>
          <table:table-cell office:value-type="float" office:value="-0.002784536" calcext:value-type="float">
            <text:p>-0.002784536</text:p>
          </table:table-cell>
          <table:table-cell office:value-type="float" office:value="1195.771" calcext:value-type="float">
            <text:p>1195.771</text:p>
          </table:table-cell>
          <table:table-cell office:value-type="float" office:value="3.209623" calcext:value-type="float">
            <text:p>3.209623</text:p>
          </table:table-cell>
          <table:table-cell office:value-type="float" office:value="0" calcext:value-type="float">
            <text:p>0</text:p>
          </table:table-cell>
          <table:table-cell office:value-type="float" office:value="0.00459187" calcext:value-type="float">
            <text:p>0.00459187</text:p>
          </table:table-cell>
          <table:table-cell office:value-type="float" office:value="0.1285829" calcext:value-type="float">
            <text:p>0.1285829</text:p>
          </table:table-cell>
          <table:table-cell office:value-type="float" office:value="0.09633478" calcext:value-type="float">
            <text:p>0.09633478</text:p>
          </table:table-cell>
          <table:table-cell office:value-type="float" office:value="0.06590754" calcext:value-type="float">
            <text:p>0.06590754</text:p>
          </table:table-cell>
          <table:table-cell office:value-type="float" office:value="0.04659411" calcext:value-type="float">
            <text:p>0.04659411</text:p>
          </table:table-cell>
          <table:table-cell office:value-type="float" office:value="0.03901363" calcext:value-type="float">
            <text:p>0.03901363</text:p>
          </table:table-cell>
          <table:table-cell office:value-type="float" office:value="0.03031198" calcext:value-type="float">
            <text:p>0.03031198</text:p>
          </table:table-cell>
          <table:table-cell office:value-type="float" office:value="0.05042662" calcext:value-type="float">
            <text:p>0.05042662</text:p>
          </table:table-cell>
          <table:table-cell office:value-type="float" office:value="0.07283178" calcext:value-type="float">
            <text:p>0.07283178</text:p>
          </table:table-cell>
          <table:table-cell office:value-type="float" office:value="0.06674527" calcext:value-type="float">
            <text:p>0.06674527</text:p>
          </table:table-cell>
          <table:table-cell office:value-type="float" office:value="0.06409425" calcext:value-type="float">
            <text:p>0.06409425</text:p>
          </table:table-cell>
          <table:table-cell office:value-type="float" office:value="0.06346525" calcext:value-type="float">
            <text:p>0.06346525</text:p>
          </table:table-cell>
          <table:table-cell office:value-type="float" office:value="0.06301651" calcext:value-type="float">
            <text:p>0.06301651</text:p>
          </table:table-cell>
          <table:table-cell office:value-type="float" office:value="0.0630146" calcext:value-type="float">
            <text:p>0.0630146</text:p>
          </table:table-cell>
          <table:table-cell office:value-type="float" office:value="0" calcext:value-type="float">
            <text:p>0</text:p>
          </table:table-cell>
          <table:table-cell office:value-type="float" office:value="0.06090897" calcext:value-type="float">
            <text:p>0.06090897</text:p>
          </table:table-cell>
          <table:table-cell office:value-type="float" office:value="0.3950032" calcext:value-type="float">
            <text:p>0.3950032</text:p>
          </table:table-cell>
          <table:table-cell office:value-type="float" office:value="0.33179" calcext:value-type="float">
            <text:p>0.33179</text:p>
          </table:table-cell>
          <table:table-cell office:value-type="float" office:value="0.2543347" calcext:value-type="float">
            <text:p>0.2543347</text:p>
          </table:table-cell>
          <table:table-cell office:value-type="float" office:value="0.1926789" calcext:value-type="float">
            <text:p>0.1926789</text:p>
          </table:table-cell>
          <table:table-cell office:value-type="float" office:value="0.1356092" calcext:value-type="float">
            <text:p>0.1356092</text:p>
          </table:table-cell>
          <table:table-cell office:value-type="float" office:value="0.1197702" calcext:value-type="float">
            <text:p>0.1197702</text:p>
          </table:table-cell>
          <table:table-cell office:value-type="float" office:value="0.2415075" calcext:value-type="float">
            <text:p>0.2415075</text:p>
          </table:table-cell>
          <table:table-cell office:value-type="float" office:value="0.3392892" calcext:value-type="float">
            <text:p>0.3392892</text:p>
          </table:table-cell>
          <table:table-cell office:value-type="float" office:value="0.325475" calcext:value-type="float">
            <text:p>0.325475</text:p>
          </table:table-cell>
          <table:table-cell office:value-type="float" office:value="0.3277578" calcext:value-type="float">
            <text:p>0.3277578</text:p>
          </table:table-cell>
          <table:table-cell office:value-type="float" office:value="0.3253905" calcext:value-type="float">
            <text:p>0.3253905</text:p>
          </table:table-cell>
          <table:table-cell office:value-type="float" office:value="0.3262414" calcext:value-type="float">
            <text:p>0.3262414</text:p>
          </table:table-cell>
          <table:table-cell office:value-type="float" office:value="0.3417662" calcext:value-type="float">
            <text:p>0.3417662</text:p>
          </table:table-cell>
          <table:table-cell office:value-type="float" office:value="0" calcext:value-type="float">
            <text:p>0</text:p>
          </table:table-cell>
          <table:table-cell office:value-type="float" office:value="0.01596774" calcext:value-type="float">
            <text:p>0.01596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5822" calcext:value-type="float">
            <text:p>0.16658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2.238899" calcext:value-type="float">
            <text:p>2.238899</text:p>
          </table:table-cell>
          <table:table-cell office:value-type="float" office:value="140.2495" calcext:value-type="float">
            <text:p>140.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4921" calcext:value-type="float">
            <text:p>1.274921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6" calcext:value-type="float">
            <text:p>1.472516E-05</text:p>
          </table:table-cell>
          <table:table-cell office:value-type="float" office:value="0" calcext:value-type="float">
            <text:p>0</text:p>
          </table:table-cell>
          <table:table-cell office:value-type="float" office:value="-0.002869457" calcext:value-type="float">
            <text:p>-0.002869457</text:p>
          </table:table-cell>
          <table:table-cell office:value-type="float" office:value="1195.728" calcext:value-type="float">
            <text:p>1195.728</text:p>
          </table:table-cell>
          <table:table-cell office:value-type="float" office:value="3.227003" calcext:value-type="float">
            <text:p>3.227003</text:p>
          </table:table-cell>
          <table:table-cell office:value-type="float" office:value="0" calcext:value-type="float">
            <text:p>0</text:p>
          </table:table-cell>
          <table:table-cell office:value-type="float" office:value="0.006975335" calcext:value-type="float">
            <text:p>0.006975335</text:p>
          </table:table-cell>
          <table:table-cell office:value-type="float" office:value="0.1075193" calcext:value-type="float">
            <text:p>0.1075193</text:p>
          </table:table-cell>
          <table:table-cell office:value-type="float" office:value="0.08414145" calcext:value-type="float">
            <text:p>0.08414145</text:p>
          </table:table-cell>
          <table:table-cell office:value-type="float" office:value="0.0605959" calcext:value-type="float">
            <text:p>0.0605959</text:p>
          </table:table-cell>
          <table:table-cell office:value-type="float" office:value="0.0438319" calcext:value-type="float">
            <text:p>0.0438319</text:p>
          </table:table-cell>
          <table:table-cell office:value-type="float" office:value="0.03808795" calcext:value-type="float">
            <text:p>0.03808795</text:p>
          </table:table-cell>
          <table:table-cell office:value-type="float" office:value="0.02994374" calcext:value-type="float">
            <text:p>0.02994374</text:p>
          </table:table-cell>
          <table:table-cell office:value-type="float" office:value="0.05019586" calcext:value-type="float">
            <text:p>0.05019586</text:p>
          </table:table-cell>
          <table:table-cell office:value-type="float" office:value="0.07270582" calcext:value-type="float">
            <text:p>0.07270582</text:p>
          </table:table-cell>
          <table:table-cell office:value-type="float" office:value="0.06677085" calcext:value-type="float">
            <text:p>0.06677085</text:p>
          </table:table-cell>
          <table:table-cell office:value-type="float" office:value="0.06419525" calcext:value-type="float">
            <text:p>0.06419525</text:p>
          </table:table-cell>
          <table:table-cell office:value-type="float" office:value="0.06358279" calcext:value-type="float">
            <text:p>0.06358279</text:p>
          </table:table-cell>
          <table:table-cell office:value-type="float" office:value="0.0631475" calcext:value-type="float">
            <text:p>0.0631475</text:p>
          </table:table-cell>
          <table:table-cell office:value-type="float" office:value="0.06316983" calcext:value-type="float">
            <text:p>0.06316983</text:p>
          </table:table-cell>
          <table:table-cell office:value-type="float" office:value="0" calcext:value-type="float">
            <text:p>0</text:p>
          </table:table-cell>
          <table:table-cell office:value-type="float" office:value="0.06261225" calcext:value-type="float">
            <text:p>0.06261225</text:p>
          </table:table-cell>
          <table:table-cell office:value-type="float" office:value="0.4302197" calcext:value-type="float">
            <text:p>0.4302197</text:p>
          </table:table-cell>
          <table:table-cell office:value-type="float" office:value="0.3596404" calcext:value-type="float">
            <text:p>0.3596404</text:p>
          </table:table-cell>
          <table:table-cell office:value-type="float" office:value="0.2745778" calcext:value-type="float">
            <text:p>0.2745778</text:p>
          </table:table-cell>
          <table:table-cell office:value-type="float" office:value="0.2074866" calcext:value-type="float">
            <text:p>0.2074866</text:p>
          </table:table-cell>
          <table:table-cell office:value-type="float" office:value="0.1438096" calcext:value-type="float">
            <text:p>0.1438096</text:p>
          </table:table-cell>
          <table:table-cell office:value-type="float" office:value="0.1255958" calcext:value-type="float">
            <text:p>0.1255958</text:p>
          </table:table-cell>
          <table:table-cell office:value-type="float" office:value="0.2526139" calcext:value-type="float">
            <text:p>0.2526139</text:p>
          </table:table-cell>
          <table:table-cell office:value-type="float" office:value="0.3533435" calcext:value-type="float">
            <text:p>0.3533435</text:p>
          </table:table-cell>
          <table:table-cell office:value-type="float" office:value="0.3386226" calcext:value-type="float">
            <text:p>0.3386226</text:p>
          </table:table-cell>
          <table:table-cell office:value-type="float" office:value="0.3411058" calcext:value-type="float">
            <text:p>0.3411058</text:p>
          </table:table-cell>
          <table:table-cell office:value-type="float" office:value="0.3386112" calcext:value-type="float">
            <text:p>0.3386112</text:p>
          </table:table-cell>
          <table:table-cell office:value-type="float" office:value="0.3397537" calcext:value-type="float">
            <text:p>0.3397537</text:p>
          </table:table-cell>
          <table:table-cell office:value-type="float" office:value="0.3569759" calcext:value-type="float">
            <text:p>0.3569759</text:p>
          </table:table-cell>
          <table:table-cell office:value-type="float" office:value="0" calcext:value-type="float">
            <text:p>0</text:p>
          </table:table-cell>
          <table:table-cell office:value-type="float" office:value="0.02281659" calcext:value-type="float">
            <text:p>0.0228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0937" calcext:value-type="float">
            <text:p>0.17809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2.238565" calcext:value-type="float">
            <text:p>2.238565</text:p>
          </table:table-cell>
          <table:table-cell office:value-type="float" office:value="140.2376" calcext:value-type="float">
            <text:p>140.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7929" calcext:value-type="float">
            <text:p>1.327929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6" calcext:value-type="float">
            <text:p>1.472516E-05</text:p>
          </table:table-cell>
          <table:table-cell office:value-type="float" office:value="0" calcext:value-type="float">
            <text:p>0</text:p>
          </table:table-cell>
          <table:table-cell office:value-type="float" office:value="-0.002951212" calcext:value-type="float">
            <text:p>-0.002951212</text:p>
          </table:table-cell>
          <table:table-cell office:value-type="float" office:value="1195.685" calcext:value-type="float">
            <text:p>1195.685</text:p>
          </table:table-cell>
          <table:table-cell office:value-type="float" office:value="3.238459" calcext:value-type="float">
            <text:p>3.238459</text:p>
          </table:table-cell>
          <table:table-cell office:value-type="float" office:value="0" calcext:value-type="float">
            <text:p>0</text:p>
          </table:table-cell>
          <table:table-cell office:value-type="float" office:value="0.004012296" calcext:value-type="float">
            <text:p>0.004012296</text:p>
          </table:table-cell>
          <table:table-cell office:value-type="float" office:value="0.09368233" calcext:value-type="float">
            <text:p>0.09368233</text:p>
          </table:table-cell>
          <table:table-cell office:value-type="float" office:value="0.07190666" calcext:value-type="float">
            <text:p>0.07190666</text:p>
          </table:table-cell>
          <table:table-cell office:value-type="float" office:value="0.05281017" calcext:value-type="float">
            <text:p>0.05281017</text:p>
          </table:table-cell>
          <table:table-cell office:value-type="float" office:value="0.03950421" calcext:value-type="float">
            <text:p>0.03950421</text:p>
          </table:table-cell>
          <table:table-cell office:value-type="float" office:value="0.03582596" calcext:value-type="float">
            <text:p>0.03582596</text:p>
          </table:table-cell>
          <table:table-cell office:value-type="float" office:value="0.02898998" calcext:value-type="float">
            <text:p>0.02898998</text:p>
          </table:table-cell>
          <table:table-cell office:value-type="float" office:value="0.04974841" calcext:value-type="float">
            <text:p>0.04974841</text:p>
          </table:table-cell>
          <table:table-cell office:value-type="float" office:value="0.07259613" calcext:value-type="float">
            <text:p>0.07259613</text:p>
          </table:table-cell>
          <table:table-cell office:value-type="float" office:value="0.06680594" calcext:value-type="float">
            <text:p>0.06680594</text:p>
          </table:table-cell>
          <table:table-cell office:value-type="float" office:value="0.06429897" calcext:value-type="float">
            <text:p>0.06429897</text:p>
          </table:table-cell>
          <table:table-cell office:value-type="float" office:value="0.06370191" calcext:value-type="float">
            <text:p>0.06370191</text:p>
          </table:table-cell>
          <table:table-cell office:value-type="float" office:value="0.06327989" calcext:value-type="float">
            <text:p>0.06327989</text:p>
          </table:table-cell>
          <table:table-cell office:value-type="float" office:value="0.06332643" calcext:value-type="float">
            <text:p>0.06332643</text:p>
          </table:table-cell>
          <table:table-cell office:value-type="float" office:value="0" calcext:value-type="float">
            <text:p>0</text:p>
          </table:table-cell>
          <table:table-cell office:value-type="float" office:value="0.06375314" calcext:value-type="float">
            <text:p>0.06375314</text:p>
          </table:table-cell>
          <table:table-cell office:value-type="float" office:value="0.4592238" calcext:value-type="float">
            <text:p>0.4592238</text:p>
          </table:table-cell>
          <table:table-cell office:value-type="float" office:value="0.3834098" calcext:value-type="float">
            <text:p>0.3834098</text:p>
          </table:table-cell>
          <table:table-cell office:value-type="float" office:value="0.2925499" calcext:value-type="float">
            <text:p>0.2925499</text:p>
          </table:table-cell>
          <table:table-cell office:value-type="float" office:value="0.2210038" calcext:value-type="float">
            <text:p>0.2210038</text:p>
          </table:table-cell>
          <table:table-cell office:value-type="float" office:value="0.1516057" calcext:value-type="float">
            <text:p>0.1516057</text:p>
          </table:table-cell>
          <table:table-cell office:value-type="float" office:value="0.131259" calcext:value-type="float">
            <text:p>0.131259</text:p>
          </table:table-cell>
          <table:table-cell office:value-type="float" office:value="0.2636018" calcext:value-type="float">
            <text:p>0.2636018</text:p>
          </table:table-cell>
          <table:table-cell office:value-type="float" office:value="0.3673304" calcext:value-type="float">
            <text:p>0.3673304</text:p>
          </table:table-cell>
          <table:table-cell office:value-type="float" office:value="0.3517367" calcext:value-type="float">
            <text:p>0.3517367</text:p>
          </table:table-cell>
          <table:table-cell office:value-type="float" office:value="0.3544368" calcext:value-type="float">
            <text:p>0.3544368</text:p>
          </table:table-cell>
          <table:table-cell office:value-type="float" office:value="0.3518295" calcext:value-type="float">
            <text:p>0.3518295</text:p>
          </table:table-cell>
          <table:table-cell office:value-type="float" office:value="0.3532899" calcext:value-type="float">
            <text:p>0.3532899</text:p>
          </table:table-cell>
          <table:table-cell office:value-type="float" office:value="0.3722504" calcext:value-type="float">
            <text:p>0.3722504</text:p>
          </table:table-cell>
          <table:table-cell office:value-type="float" office:value="0" calcext:value-type="float">
            <text:p>0</text:p>
          </table:table-cell>
          <table:table-cell office:value-type="float" office:value="0.0489534" calcext:value-type="float">
            <text:p>0.0489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522" calcext:value-type="float">
            <text:p>0.188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2.238096" calcext:value-type="float">
            <text:p>2.238096</text:p>
          </table:table-cell>
          <table:table-cell office:value-type="float" office:value="140.226" calcext:value-type="float">
            <text:p>14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0624" calcext:value-type="float">
            <text:p>1.380624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6" calcext:value-type="float">
            <text:p>1.472516E-05</text:p>
          </table:table-cell>
          <table:table-cell office:value-type="float" office:value="0" calcext:value-type="float">
            <text:p>0</text:p>
          </table:table-cell>
          <table:table-cell office:value-type="float" office:value="-0.003030399" calcext:value-type="float">
            <text:p>-0.003030399</text:p>
          </table:table-cell>
          <table:table-cell office:value-type="float" office:value="1195.642" calcext:value-type="float">
            <text:p>1195.642</text:p>
          </table:table-cell>
          <table:table-cell office:value-type="float" office:value="3.252751" calcext:value-type="float">
            <text:p>3.252751</text:p>
          </table:table-cell>
          <table:table-cell office:value-type="float" office:value="0" calcext:value-type="float">
            <text:p>0</text:p>
          </table:table-cell>
          <table:table-cell office:value-type="float" office:value="0.003903721" calcext:value-type="float">
            <text:p>0.003903721</text:p>
          </table:table-cell>
          <table:table-cell office:value-type="float" office:value="0.0923954" calcext:value-type="float">
            <text:p>0.0923954</text:p>
          </table:table-cell>
          <table:table-cell office:value-type="float" office:value="0.07142769" calcext:value-type="float">
            <text:p>0.07142769</text:p>
          </table:table-cell>
          <table:table-cell office:value-type="float" office:value="0.05183116" calcext:value-type="float">
            <text:p>0.05183116</text:p>
          </table:table-cell>
          <table:table-cell office:value-type="float" office:value="0.03865439" calcext:value-type="float">
            <text:p>0.03865439</text:p>
          </table:table-cell>
          <table:table-cell office:value-type="float" office:value="0.03492898" calcext:value-type="float">
            <text:p>0.03492898</text:p>
          </table:table-cell>
          <table:table-cell office:value-type="float" office:value="0.02840596" calcext:value-type="float">
            <text:p>0.02840596</text:p>
          </table:table-cell>
          <table:table-cell office:value-type="float" office:value="0.04923357" calcext:value-type="float">
            <text:p>0.04923357</text:p>
          </table:table-cell>
          <table:table-cell office:value-type="float" office:value="0.07246629" calcext:value-type="float">
            <text:p>0.07246629</text:p>
          </table:table-cell>
          <table:table-cell office:value-type="float" office:value="0.06684652" calcext:value-type="float">
            <text:p>0.06684652</text:p>
          </table:table-cell>
          <table:table-cell office:value-type="float" office:value="0.06440506" calcext:value-type="float">
            <text:p>0.06440506</text:p>
          </table:table-cell>
          <table:table-cell office:value-type="float" office:value="0.06382232" calcext:value-type="float">
            <text:p>0.06382232</text:p>
          </table:table-cell>
          <table:table-cell office:value-type="float" office:value="0.06341386" calcext:value-type="float">
            <text:p>0.06341386</text:p>
          </table:table-cell>
          <table:table-cell office:value-type="float" office:value="0.06348351" calcext:value-type="float">
            <text:p>0.06348351</text:p>
          </table:table-cell>
          <table:table-cell office:value-type="float" office:value="0" calcext:value-type="float">
            <text:p>0</text:p>
          </table:table-cell>
          <table:table-cell office:value-type="float" office:value="0.06494258" calcext:value-type="float">
            <text:p>0.06494258</text:p>
          </table:table-cell>
          <table:table-cell office:value-type="float" office:value="0.4878973" calcext:value-type="float">
            <text:p>0.4878973</text:p>
          </table:table-cell>
          <table:table-cell office:value-type="float" office:value="0.405904" calcext:value-type="float">
            <text:p>0.405904</text:p>
          </table:table-cell>
          <table:table-cell office:value-type="float" office:value="0.3093376" calcext:value-type="float">
            <text:p>0.3093376</text:p>
          </table:table-cell>
          <table:table-cell office:value-type="float" office:value="0.233712" calcext:value-type="float">
            <text:p>0.233712</text:p>
          </table:table-cell>
          <table:table-cell office:value-type="float" office:value="0.1590224" calcext:value-type="float">
            <text:p>0.1590224</text:p>
          </table:table-cell>
          <table:table-cell office:value-type="float" office:value="0.1367372" calcext:value-type="float">
            <text:p>0.1367372</text:p>
          </table:table-cell>
          <table:table-cell office:value-type="float" office:value="0.2744277" calcext:value-type="float">
            <text:p>0.2744277</text:p>
          </table:table-cell>
          <table:table-cell office:value-type="float" office:value="0.3812476" calcext:value-type="float">
            <text:p>0.3812476</text:p>
          </table:table-cell>
          <table:table-cell office:value-type="float" office:value="0.3648187" calcext:value-type="float">
            <text:p>0.3648187</text:p>
          </table:table-cell>
          <table:table-cell office:value-type="float" office:value="0.3677518" calcext:value-type="float">
            <text:p>0.3677518</text:p>
          </table:table-cell>
          <table:table-cell office:value-type="float" office:value="0.3650451" calcext:value-type="float">
            <text:p>0.3650451</text:p>
          </table:table-cell>
          <table:table-cell office:value-type="float" office:value="0.3668522" calcext:value-type="float">
            <text:p>0.3668522</text:p>
          </table:table-cell>
          <table:table-cell office:value-type="float" office:value="0.3875553" calcext:value-type="float">
            <text:p>0.3875553</text:p>
          </table:table-cell>
          <table:table-cell office:value-type="float" office:value="0" calcext:value-type="float">
            <text:p>0</text:p>
          </table:table-cell>
          <table:table-cell office:value-type="float" office:value="0.04606525" calcext:value-type="float">
            <text:p>0.04606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9923" calcext:value-type="float">
            <text:p>0.19899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2.237484" calcext:value-type="float">
            <text:p>2.237484</text:p>
          </table:table-cell>
          <table:table-cell office:value-type="float" office:value="140.2147" calcext:value-type="float">
            <text:p>140.2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3161" calcext:value-type="float">
            <text:p>1.433161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6" calcext:value-type="float">
            <text:p>1.472516E-05</text:p>
          </table:table-cell>
          <table:table-cell office:value-type="float" office:value="0" calcext:value-type="float">
            <text:p>0</text:p>
          </table:table-cell>
          <table:table-cell office:value-type="float" office:value="-0.003107672" calcext:value-type="float">
            <text:p>-0.003107672</text:p>
          </table:table-cell>
          <table:table-cell office:value-type="float" office:value="1195.599" calcext:value-type="float">
            <text:p>1195.599</text:p>
          </table:table-cell>
          <table:table-cell office:value-type="float" office:value="3.269467" calcext:value-type="float">
            <text:p>3.269467</text:p>
          </table:table-cell>
          <table:table-cell office:value-type="float" office:value="0" calcext:value-type="float">
            <text:p>0</text:p>
          </table:table-cell>
          <table:table-cell office:value-type="float" office:value="0.0040599" calcext:value-type="float">
            <text:p>0.0040599</text:p>
          </table:table-cell>
          <table:table-cell office:value-type="float" office:value="0.09276671" calcext:value-type="float">
            <text:p>0.09276671</text:p>
          </table:table-cell>
          <table:table-cell office:value-type="float" office:value="0.07142714" calcext:value-type="float">
            <text:p>0.07142714</text:p>
          </table:table-cell>
          <table:table-cell office:value-type="float" office:value="0.05140426" calcext:value-type="float">
            <text:p>0.05140426</text:p>
          </table:table-cell>
          <table:table-cell office:value-type="float" office:value="0.03821576" calcext:value-type="float">
            <text:p>0.03821576</text:p>
          </table:table-cell>
          <table:table-cell office:value-type="float" office:value="0.03433284" calcext:value-type="float">
            <text:p>0.03433284</text:p>
          </table:table-cell>
          <table:table-cell office:value-type="float" office:value="0.02799568" calcext:value-type="float">
            <text:p>0.02799568</text:p>
          </table:table-cell>
          <table:table-cell office:value-type="float" office:value="0.04883986" calcext:value-type="float">
            <text:p>0.04883986</text:p>
          </table:table-cell>
          <table:table-cell office:value-type="float" office:value="0.07234128" calcext:value-type="float">
            <text:p>0.07234128</text:p>
          </table:table-cell>
          <table:table-cell office:value-type="float" office:value="0.06688973" calcext:value-type="float">
            <text:p>0.06688973</text:p>
          </table:table-cell>
          <table:table-cell office:value-type="float" office:value="0.06451295" calcext:value-type="float">
            <text:p>0.06451295</text:p>
          </table:table-cell>
          <table:table-cell office:value-type="float" office:value="0.06394377" calcext:value-type="float">
            <text:p>0.06394377</text:p>
          </table:table-cell>
          <table:table-cell office:value-type="float" office:value="0.06354837" calcext:value-type="float">
            <text:p>0.06354837</text:p>
          </table:table-cell>
          <table:table-cell office:value-type="float" office:value="0.0636417" calcext:value-type="float">
            <text:p>0.0636417</text:p>
          </table:table-cell>
          <table:table-cell office:value-type="float" office:value="0" calcext:value-type="float">
            <text:p>0</text:p>
          </table:table-cell>
          <table:table-cell office:value-type="float" office:value="0.06616269" calcext:value-type="float">
            <text:p>0.06616269</text:p>
          </table:table-cell>
          <table:table-cell office:value-type="float" office:value="0.5164481" calcext:value-type="float">
            <text:p>0.5164481</text:p>
          </table:table-cell>
          <table:table-cell office:value-type="float" office:value="0.4281438" calcext:value-type="float">
            <text:p>0.4281438</text:p>
          </table:table-cell>
          <table:table-cell office:value-type="float" office:value="0.3257766" calcext:value-type="float">
            <text:p>0.3257766</text:p>
          </table:table-cell>
          <table:table-cell office:value-type="float" office:value="0.2461279" calcext:value-type="float">
            <text:p>0.2461279</text:p>
          </table:table-cell>
          <table:table-cell office:value-type="float" office:value="0.1662512" calcext:value-type="float">
            <text:p>0.1662512</text:p>
          </table:table-cell>
          <table:table-cell office:value-type="float" office:value="0.1420999" calcext:value-type="float">
            <text:p>0.1420999</text:p>
          </table:table-cell>
          <table:table-cell office:value-type="float" office:value="0.2851097" calcext:value-type="float">
            <text:p>0.2851097</text:p>
          </table:table-cell>
          <table:table-cell office:value-type="float" office:value="0.3950934" calcext:value-type="float">
            <text:p>0.3950934</text:p>
          </table:table-cell>
          <table:table-cell office:value-type="float" office:value="0.3778695" calcext:value-type="float">
            <text:p>0.3778695</text:p>
          </table:table-cell>
          <table:table-cell office:value-type="float" office:value="0.3810517" calcext:value-type="float">
            <text:p>0.3810517</text:p>
          </table:table-cell>
          <table:table-cell office:value-type="float" office:value="0.3782608" calcext:value-type="float">
            <text:p>0.3782608</text:p>
          </table:table-cell>
          <table:table-cell office:value-type="float" office:value="0.3804464" calcext:value-type="float">
            <text:p>0.3804464</text:p>
          </table:table-cell>
          <table:table-cell office:value-type="float" office:value="0.4028887" calcext:value-type="float">
            <text:p>0.4028887</text:p>
          </table:table-cell>
          <table:table-cell office:value-type="float" office:value="0" calcext:value-type="float">
            <text:p>0</text:p>
          </table:table-cell>
          <table:table-cell office:value-type="float" office:value="0.04312264" calcext:value-type="float">
            <text:p>0.04312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2803" calcext:value-type="float">
            <text:p>0.2092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2.236828" calcext:value-type="float">
            <text:p>2.236828</text:p>
          </table:table-cell>
          <table:table-cell office:value-type="float" office:value="140.2034" calcext:value-type="float">
            <text:p>140.2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5652" calcext:value-type="float">
            <text:p>1.485652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6" calcext:value-type="float">
            <text:p>1.472516E-05</text:p>
          </table:table-cell>
          <table:table-cell office:value-type="float" office:value="0" calcext:value-type="float">
            <text:p>0</text:p>
          </table:table-cell>
          <table:table-cell office:value-type="float" office:value="-0.003183061" calcext:value-type="float">
            <text:p>-0.003183061</text:p>
          </table:table-cell>
          <table:table-cell office:value-type="float" office:value="1195.556" calcext:value-type="float">
            <text:p>1195.556</text:p>
          </table:table-cell>
          <table:table-cell office:value-type="float" office:value="3.286113" calcext:value-type="float">
            <text:p>3.286113</text:p>
          </table:table-cell>
          <table:table-cell office:value-type="float" office:value="0" calcext:value-type="float">
            <text:p>0</text:p>
          </table:table-cell>
          <table:table-cell office:value-type="float" office:value="0.003955557" calcext:value-type="float">
            <text:p>0.003955557</text:p>
          </table:table-cell>
          <table:table-cell office:value-type="float" office:value="0.09342948" calcext:value-type="float">
            <text:p>0.09342948</text:p>
          </table:table-cell>
          <table:table-cell office:value-type="float" office:value="0.07176039" calcext:value-type="float">
            <text:p>0.07176039</text:p>
          </table:table-cell>
          <table:table-cell office:value-type="float" office:value="0.05145178" calcext:value-type="float">
            <text:p>0.05145178</text:p>
          </table:table-cell>
          <table:table-cell office:value-type="float" office:value="0.03816804" calcext:value-type="float">
            <text:p>0.03816804</text:p>
          </table:table-cell>
          <table:table-cell office:value-type="float" office:value="0.03407387" calcext:value-type="float">
            <text:p>0.03407387</text:p>
          </table:table-cell>
          <table:table-cell office:value-type="float" office:value="0.02775921" calcext:value-type="float">
            <text:p>0.02775921</text:p>
          </table:table-cell>
          <table:table-cell office:value-type="float" office:value="0.04855793" calcext:value-type="float">
            <text:p>0.04855793</text:p>
          </table:table-cell>
          <table:table-cell office:value-type="float" office:value="0.07223839" calcext:value-type="float">
            <text:p>0.07223839</text:p>
          </table:table-cell>
          <table:table-cell office:value-type="float" office:value="0.06693631" calcext:value-type="float">
            <text:p>0.06693631</text:p>
          </table:table-cell>
          <table:table-cell office:value-type="float" office:value="0.06462225" calcext:value-type="float">
            <text:p>0.06462225</text:p>
          </table:table-cell>
          <table:table-cell office:value-type="float" office:value="0.06406627" calcext:value-type="float">
            <text:p>0.06406627</text:p>
          </table:table-cell>
          <table:table-cell office:value-type="float" office:value="0.06368368" calcext:value-type="float">
            <text:p>0.06368368</text:p>
          </table:table-cell>
          <table:table-cell office:value-type="float" office:value="0.06380062" calcext:value-type="float">
            <text:p>0.06380062</text:p>
          </table:table-cell>
          <table:table-cell office:value-type="float" office:value="0" calcext:value-type="float">
            <text:p>0</text:p>
          </table:table-cell>
          <table:table-cell office:value-type="float" office:value="0.06739562" calcext:value-type="float">
            <text:p>0.06739562</text:p>
          </table:table-cell>
          <table:table-cell office:value-type="float" office:value="0.5457372" calcext:value-type="float">
            <text:p>0.5457372</text:p>
          </table:table-cell>
          <table:table-cell office:value-type="float" office:value="0.450724" calcext:value-type="float">
            <text:p>0.450724</text:p>
          </table:table-cell>
          <table:table-cell office:value-type="float" office:value="0.3422018" calcext:value-type="float">
            <text:p>0.3422018</text:p>
          </table:table-cell>
          <table:table-cell office:value-type="float" office:value="0.2584564" calcext:value-type="float">
            <text:p>0.2584564</text:p>
          </table:table-cell>
          <table:table-cell office:value-type="float" office:value="0.1733685" calcext:value-type="float">
            <text:p>0.1733685</text:p>
          </table:table-cell>
          <table:table-cell office:value-type="float" office:value="0.1473816" calcext:value-type="float">
            <text:p>0.1473816</text:p>
          </table:table-cell>
          <table:table-cell office:value-type="float" office:value="0.2956742" calcext:value-type="float">
            <text:p>0.2956742</text:p>
          </table:table-cell>
          <table:table-cell office:value-type="float" office:value="0.408871" calcext:value-type="float">
            <text:p>0.408871</text:p>
          </table:table-cell>
          <table:table-cell office:value-type="float" office:value="0.3908898" calcext:value-type="float">
            <text:p>0.3908898</text:p>
          </table:table-cell>
          <table:table-cell office:value-type="float" office:value="0.3943372" calcext:value-type="float">
            <text:p>0.3943372</text:p>
          </table:table-cell>
          <table:table-cell office:value-type="float" office:value="0.3914767" calcext:value-type="float">
            <text:p>0.3914767</text:p>
          </table:table-cell>
          <table:table-cell office:value-type="float" office:value="0.3940673" calcext:value-type="float">
            <text:p>0.3940673</text:p>
          </table:table-cell>
          <table:table-cell office:value-type="float" office:value="0.4182523" calcext:value-type="float">
            <text:p>0.4182523</text:p>
          </table:table-cell>
          <table:table-cell office:value-type="float" office:value="0" calcext:value-type="float">
            <text:p>0</text:p>
          </table:table-cell>
          <table:table-cell office:value-type="float" office:value="0.04351901" calcext:value-type="float">
            <text:p>0.04351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515" calcext:value-type="float">
            <text:p>0.2195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2.236091" calcext:value-type="float">
            <text:p>2.236091</text:p>
          </table:table-cell>
          <table:table-cell office:value-type="float" office:value="140.1924" calcext:value-type="float">
            <text:p>140.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8021" calcext:value-type="float">
            <text:p>1.538021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6" calcext:value-type="float">
            <text:p>1.472516E-05</text:p>
          </table:table-cell>
          <table:table-cell office:value-type="float" office:value="0" calcext:value-type="float">
            <text:p>0</text:p>
          </table:table-cell>
          <table:table-cell office:value-type="float" office:value="-0.003256622" calcext:value-type="float">
            <text:p>-0.003256622</text:p>
          </table:table-cell>
          <table:table-cell office:value-type="float" office:value="1195.513" calcext:value-type="float">
            <text:p>1195.513</text:p>
          </table:table-cell>
          <table:table-cell office:value-type="float" office:value="3.302651" calcext:value-type="float">
            <text:p>3.302651</text:p>
          </table:table-cell>
          <table:table-cell office:value-type="float" office:value="0" calcext:value-type="float">
            <text:p>0</text:p>
          </table:table-cell>
          <table:table-cell office:value-type="float" office:value="0.00411254" calcext:value-type="float">
            <text:p>0.00411254</text:p>
          </table:table-cell>
          <table:table-cell office:value-type="float" office:value="0.09254478" calcext:value-type="float">
            <text:p>0.09254478</text:p>
          </table:table-cell>
          <table:table-cell office:value-type="float" office:value="0.07062832" calcext:value-type="float">
            <text:p>0.07062832</text:p>
          </table:table-cell>
          <table:table-cell office:value-type="float" office:value="0.05077988" calcext:value-type="float">
            <text:p>0.05077988</text:p>
          </table:table-cell>
          <table:table-cell office:value-type="float" office:value="0.0377117" calcext:value-type="float">
            <text:p>0.0377117</text:p>
          </table:table-cell>
          <table:table-cell office:value-type="float" office:value="0.03364255" calcext:value-type="float">
            <text:p>0.03364255</text:p>
          </table:table-cell>
          <table:table-cell office:value-type="float" office:value="0.02749771" calcext:value-type="float">
            <text:p>0.02749771</text:p>
          </table:table-cell>
          <table:table-cell office:value-type="float" office:value="0.04833379" calcext:value-type="float">
            <text:p>0.04833379</text:p>
          </table:table-cell>
          <table:table-cell office:value-type="float" office:value="0.07216363" calcext:value-type="float">
            <text:p>0.07216363</text:p>
          </table:table-cell>
          <table:table-cell office:value-type="float" office:value="0.06698767" calcext:value-type="float">
            <text:p>0.06698767</text:p>
          </table:table-cell>
          <table:table-cell office:value-type="float" office:value="0.06473286" calcext:value-type="float">
            <text:p>0.06473286</text:p>
          </table:table-cell>
          <table:table-cell office:value-type="float" office:value="0.06418955" calcext:value-type="float">
            <text:p>0.06418955</text:p>
          </table:table-cell>
          <table:table-cell office:value-type="float" office:value="0.06381973" calcext:value-type="float">
            <text:p>0.06381973</text:p>
          </table:table-cell>
          <table:table-cell office:value-type="float" office:value="0.0639601" calcext:value-type="float">
            <text:p>0.0639601</text:p>
          </table:table-cell>
          <table:table-cell office:value-type="float" office:value="0" calcext:value-type="float">
            <text:p>0</text:p>
          </table:table-cell>
          <table:table-cell office:value-type="float" office:value="0.0686174" calcext:value-type="float">
            <text:p>0.0686174</text:p>
          </table:table-cell>
          <table:table-cell office:value-type="float" office:value="0.5746253" calcext:value-type="float">
            <text:p>0.5746253</text:p>
          </table:table-cell>
          <table:table-cell office:value-type="float" office:value="0.4730151" calcext:value-type="float">
            <text:p>0.4730151</text:p>
          </table:table-cell>
          <table:table-cell office:value-type="float" office:value="0.3584374" calcext:value-type="float">
            <text:p>0.3584374</text:p>
          </table:table-cell>
          <table:table-cell office:value-type="float" office:value="0.270642" calcext:value-type="float">
            <text:p>0.270642</text:p>
          </table:table-cell>
          <table:table-cell office:value-type="float" office:value="0.1803855" calcext:value-type="float">
            <text:p>0.1803855</text:p>
          </table:table-cell>
          <table:table-cell office:value-type="float" office:value="0.1525966" calcext:value-type="float">
            <text:p>0.1525966</text:p>
          </table:table-cell>
          <table:table-cell office:value-type="float" office:value="0.3061439" calcext:value-type="float">
            <text:p>0.3061439</text:p>
          </table:table-cell>
          <table:table-cell office:value-type="float" office:value="0.4225859" calcext:value-type="float">
            <text:p>0.4225859</text:p>
          </table:table-cell>
          <table:table-cell office:value-type="float" office:value="0.4038807" calcext:value-type="float">
            <text:p>0.4038807</text:p>
          </table:table-cell>
          <table:table-cell office:value-type="float" office:value="0.4076093" calcext:value-type="float">
            <text:p>0.4076093</text:p>
          </table:table-cell>
          <table:table-cell office:value-type="float" office:value="0.4046924" calcext:value-type="float">
            <text:p>0.4046924</text:p>
          </table:table-cell>
          <table:table-cell office:value-type="float" office:value="0.4077103" calcext:value-type="float">
            <text:p>0.4077103</text:p>
          </table:table-cell>
          <table:table-cell office:value-type="float" office:value="0.4336472" calcext:value-type="float">
            <text:p>0.4336472</text:p>
          </table:table-cell>
          <table:table-cell office:value-type="float" office:value="0" calcext:value-type="float">
            <text:p>0</text:p>
          </table:table-cell>
          <table:table-cell office:value-type="float" office:value="0.04983423" calcext:value-type="float">
            <text:p>0.04983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5235" calcext:value-type="float">
            <text:p>0.2295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2.235369" calcext:value-type="float">
            <text:p>2.235369</text:p>
          </table:table-cell>
          <table:table-cell office:value-type="float" office:value="140.1816" calcext:value-type="float">
            <text:p>140.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0284" calcext:value-type="float">
            <text:p>1.590284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8" calcext:value-type="float">
            <text:p>1.472518E-05</text:p>
          </table:table-cell>
          <table:table-cell office:value-type="float" office:value="0" calcext:value-type="float">
            <text:p>0</text:p>
          </table:table-cell>
          <table:table-cell office:value-type="float" office:value="-0.003328726" calcext:value-type="float">
            <text:p>-0.003328726</text:p>
          </table:table-cell>
          <table:table-cell office:value-type="float" office:value="1195.469" calcext:value-type="float">
            <text:p>1195.469</text:p>
          </table:table-cell>
          <table:table-cell office:value-type="float" office:value="3.318304" calcext:value-type="float">
            <text:p>3.318304</text:p>
          </table:table-cell>
          <table:table-cell office:value-type="float" office:value="0" calcext:value-type="float">
            <text:p>0</text:p>
          </table:table-cell>
          <table:table-cell office:value-type="float" office:value="0.003759408" calcext:value-type="float">
            <text:p>0.003759408</text:p>
          </table:table-cell>
          <table:table-cell office:value-type="float" office:value="0.08984007" calcext:value-type="float">
            <text:p>0.08984007</text:p>
          </table:table-cell>
          <table:table-cell office:value-type="float" office:value="0.06931359" calcext:value-type="float">
            <text:p>0.06931359</text:p>
          </table:table-cell>
          <table:table-cell office:value-type="float" office:value="0.05014125" calcext:value-type="float">
            <text:p>0.05014125</text:p>
          </table:table-cell>
          <table:table-cell office:value-type="float" office:value="0.03730574" calcext:value-type="float">
            <text:p>0.03730574</text:p>
          </table:table-cell>
          <table:table-cell office:value-type="float" office:value="0.03326906" calcext:value-type="float">
            <text:p>0.03326906</text:p>
          </table:table-cell>
          <table:table-cell office:value-type="float" office:value="0.02727089" calcext:value-type="float">
            <text:p>0.02727089</text:p>
          </table:table-cell>
          <table:table-cell office:value-type="float" office:value="0.0481375" calcext:value-type="float">
            <text:p>0.0481375</text:p>
          </table:table-cell>
          <table:table-cell office:value-type="float" office:value="0.07210985" calcext:value-type="float">
            <text:p>0.07210985</text:p>
          </table:table-cell>
          <table:table-cell office:value-type="float" office:value="0.06704445" calcext:value-type="float">
            <text:p>0.06704445</text:p>
          </table:table-cell>
          <table:table-cell office:value-type="float" office:value="0.06484485" calcext:value-type="float">
            <text:p>0.06484485</text:p>
          </table:table-cell>
          <table:table-cell office:value-type="float" office:value="0.06431378" calcext:value-type="float">
            <text:p>0.06431378</text:p>
          </table:table-cell>
          <table:table-cell office:value-type="float" office:value="0.0639571" calcext:value-type="float">
            <text:p>0.0639571</text:p>
          </table:table-cell>
          <table:table-cell office:value-type="float" office:value="0.06411948" calcext:value-type="float">
            <text:p>0.06411948</text:p>
          </table:table-cell>
          <table:table-cell office:value-type="float" office:value="0" calcext:value-type="float">
            <text:p>0</text:p>
          </table:table-cell>
          <table:table-cell office:value-type="float" office:value="0.06982306" calcext:value-type="float">
            <text:p>0.06982306</text:p>
          </table:table-cell>
          <table:table-cell office:value-type="float" office:value="0.6033225" calcext:value-type="float">
            <text:p>0.6033225</text:p>
          </table:table-cell>
          <table:table-cell office:value-type="float" office:value="0.4950947" calcext:value-type="float">
            <text:p>0.4950947</text:p>
          </table:table-cell>
          <table:table-cell office:value-type="float" office:value="0.3744894" calcext:value-type="float">
            <text:p>0.3744894</text:p>
          </table:table-cell>
          <table:table-cell office:value-type="float" office:value="0.2826772" calcext:value-type="float">
            <text:p>0.2826772</text:p>
          </table:table-cell>
          <table:table-cell office:value-type="float" office:value="0.1872992" calcext:value-type="float">
            <text:p>0.1872992</text:p>
          </table:table-cell>
          <table:table-cell office:value-type="float" office:value="0.1577456" calcext:value-type="float">
            <text:p>0.1577456</text:p>
          </table:table-cell>
          <table:table-cell office:value-type="float" office:value="0.3165268" calcext:value-type="float">
            <text:p>0.3165268</text:p>
          </table:table-cell>
          <table:table-cell office:value-type="float" office:value="0.4362436" calcext:value-type="float">
            <text:p>0.4362436</text:p>
          </table:table-cell>
          <table:table-cell office:value-type="float" office:value="0.4168434" calcext:value-type="float">
            <text:p>0.4168434</text:p>
          </table:table-cell>
          <table:table-cell office:value-type="float" office:value="0.4208683" calcext:value-type="float">
            <text:p>0.4208683</text:p>
          </table:table-cell>
          <table:table-cell office:value-type="float" office:value="0.4179085" calcext:value-type="float">
            <text:p>0.4179085</text:p>
          </table:table-cell>
          <table:table-cell office:value-type="float" office:value="0.4213792" calcext:value-type="float">
            <text:p>0.4213792</text:p>
          </table:table-cell>
          <table:table-cell office:value-type="float" office:value="0.4490658" calcext:value-type="float">
            <text:p>0.4490658</text:p>
          </table:table-cell>
          <table:table-cell office:value-type="float" office:value="0" calcext:value-type="float">
            <text:p>0</text:p>
          </table:table-cell>
          <table:table-cell office:value-type="float" office:value="0.03575018" calcext:value-type="float">
            <text:p>0.03575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3558" calcext:value-type="float">
            <text:p>0.23935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2.234964" calcext:value-type="float">
            <text:p>2.234964</text:p>
          </table:table-cell>
          <table:table-cell office:value-type="float" office:value="140.1713" calcext:value-type="float">
            <text:p>140.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22" calcext:value-type="float">
            <text:p>1.6422</text:p>
          </table:table-cell>
          <table:table-cell office:value-type="float" office:value="0" calcext:value-type="float">
            <text:p>0</text:p>
          </table:table-cell>
          <table:table-cell office:value-type="float" office:value="0.00001472518" calcext:value-type="float">
            <text:p>1.472518E-05</text:p>
          </table:table-cell>
          <table:table-cell office:value-type="float" office:value="0" calcext:value-type="float">
            <text:p>0</text:p>
          </table:table-cell>
          <table:table-cell office:value-type="float" office:value="-0.003399767" calcext:value-type="float">
            <text:p>-0.003399767</text:p>
          </table:table-cell>
          <table:table-cell office:value-type="float" office:value="1195.426" calcext:value-type="float">
            <text:p>1195.426</text:p>
          </table:table-cell>
          <table:table-cell office:value-type="float" office:value="3.326832" calcext:value-type="float">
            <text:p>3.326832</text:p>
          </table:table-cell>
          <table:table-cell office:value-type="float" office:value="0" calcext:value-type="float">
            <text:p>0</text:p>
          </table:table-cell>
          <table:table-cell office:value-type="float" office:value="0.003871856" calcext:value-type="float">
            <text:p>0.003871856</text:p>
          </table:table-cell>
          <table:table-cell office:value-type="float" office:value="0.07545228" calcext:value-type="float">
            <text:p>0.07545228</text:p>
          </table:table-cell>
          <table:table-cell office:value-type="float" office:value="0.06092833" calcext:value-type="float">
            <text:p>0.06092833</text:p>
          </table:table-cell>
          <table:table-cell office:value-type="float" office:value="0.0459886" calcext:value-type="float">
            <text:p>0.0459886</text:p>
          </table:table-cell>
          <table:table-cell office:value-type="float" office:value="0.03503573" calcext:value-type="float">
            <text:p>0.03503573</text:p>
          </table:table-cell>
          <table:table-cell office:value-type="float" office:value="0.03205401" calcext:value-type="float">
            <text:p>0.03205401</text:p>
          </table:table-cell>
          <table:table-cell office:value-type="float" office:value="0.0267735" calcext:value-type="float">
            <text:p>0.0267735</text:p>
          </table:table-cell>
          <table:table-cell office:value-type="float" office:value="0.04789761" calcext:value-type="float">
            <text:p>0.04789761</text:p>
          </table:table-cell>
          <table:table-cell office:value-type="float" office:value="0.07206956" calcext:value-type="float">
            <text:p>0.07206956</text:p>
          </table:table-cell>
          <table:table-cell office:value-type="float" office:value="0.06710567" calcext:value-type="float">
            <text:p>0.06710567</text:p>
          </table:table-cell>
          <table:table-cell office:value-type="float" office:value="0.06495824" calcext:value-type="float">
            <text:p>0.06495824</text:p>
          </table:table-cell>
          <table:table-cell office:value-type="float" office:value="0.0644384" calcext:value-type="float">
            <text:p>0.0644384</text:p>
          </table:table-cell>
          <table:table-cell office:value-type="float" office:value="0.06409463" calcext:value-type="float">
            <text:p>0.06409463</text:p>
          </table:table-cell>
          <table:table-cell office:value-type="float" office:value="0.06427974" calcext:value-type="float">
            <text:p>0.06427974</text:p>
          </table:table-cell>
          <table:table-cell office:value-type="float" office:value="0" calcext:value-type="float">
            <text:p>0</text:p>
          </table:table-cell>
          <table:table-cell office:value-type="float" office:value="0.07089162" calcext:value-type="float">
            <text:p>0.07089162</text:p>
          </table:table-cell>
          <table:table-cell office:value-type="float" office:value="0.62888" calcext:value-type="float">
            <text:p>0.62888</text:p>
          </table:table-cell>
          <table:table-cell office:value-type="float" office:value="0.515523" calcext:value-type="float">
            <text:p>0.515523</text:p>
          </table:table-cell>
          <table:table-cell office:value-type="float" office:value="0.3897424" calcext:value-type="float">
            <text:p>0.3897424</text:p>
          </table:table-cell>
          <table:table-cell office:value-type="float" office:value="0.2942573" calcext:value-type="float">
            <text:p>0.2942573</text:p>
          </table:table-cell>
          <table:table-cell office:value-type="float" office:value="0.1940385" calcext:value-type="float">
            <text:p>0.1940385</text:p>
          </table:table-cell>
          <table:table-cell office:value-type="float" office:value="0.1628135" calcext:value-type="float">
            <text:p>0.1628135</text:p>
          </table:table-cell>
          <table:table-cell office:value-type="float" office:value="0.3268249" calcext:value-type="float">
            <text:p>0.3268249</text:p>
          </table:table-cell>
          <table:table-cell office:value-type="float" office:value="0.4498474" calcext:value-type="float">
            <text:p>0.4498474</text:p>
          </table:table-cell>
          <table:table-cell office:value-type="float" office:value="0.4297788" calcext:value-type="float">
            <text:p>0.4297788</text:p>
          </table:table-cell>
          <table:table-cell office:value-type="float" office:value="0.4341151" calcext:value-type="float">
            <text:p>0.4341151</text:p>
          </table:table-cell>
          <table:table-cell office:value-type="float" office:value="0.4311258" calcext:value-type="float">
            <text:p>0.4311258</text:p>
          </table:table-cell>
          <table:table-cell office:value-type="float" office:value="0.4350795" calcext:value-type="float">
            <text:p>0.4350795</text:p>
          </table:table-cell>
          <table:table-cell office:value-type="float" office:value="0.4644971" calcext:value-type="float">
            <text:p>0.4644971</text:p>
          </table:table-cell>
          <table:table-cell office:value-type="float" office:value="0" calcext:value-type="float">
            <text:p>0</text:p>
          </table:table-cell>
          <table:table-cell office:value-type="float" office:value="0.03933233" calcext:value-type="float">
            <text:p>0.03933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83536" calcext:value-type="float">
            <text:p>0.24835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2.234494" calcext:value-type="float">
            <text:p>2.234494</text:p>
          </table:table-cell>
          <table:table-cell office:value-type="float" office:value="140.1617" calcext:value-type="float">
            <text:p>140.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359" calcext:value-type="float">
            <text:p>1.69359</text:p>
          </table:table-cell>
          <table:table-cell office:value-type="float" office:value="0" calcext:value-type="float">
            <text:p>0</text:p>
          </table:table-cell>
          <table:table-cell office:value-type="float" office:value="0.00001473834" calcext:value-type="float">
            <text:p>1.473834E-05</text:p>
          </table:table-cell>
          <table:table-cell office:value-type="float" office:value="0" calcext:value-type="float">
            <text:p>0</text:p>
          </table:table-cell>
          <table:table-cell office:value-type="float" office:value="-0.003469618" calcext:value-type="float">
            <text:p>-0.003469618</text:p>
          </table:table-cell>
          <table:table-cell office:value-type="float" office:value="1195.382" calcext:value-type="float">
            <text:p>1195.382</text:p>
          </table:table-cell>
          <table:table-cell office:value-type="float" office:value="3.334578" calcext:value-type="float">
            <text:p>3.334578</text:p>
          </table:table-cell>
          <table:table-cell office:value-type="float" office:value="0" calcext:value-type="float">
            <text:p>0</text:p>
          </table:table-cell>
          <table:table-cell office:value-type="float" office:value="0.003885495" calcext:value-type="float">
            <text:p>0.003885495</text:p>
          </table:table-cell>
          <table:table-cell office:value-type="float" office:value="0.07150625" calcext:value-type="float">
            <text:p>0.07150625</text:p>
          </table:table-cell>
          <table:table-cell office:value-type="float" office:value="0.0567136" calcext:value-type="float">
            <text:p>0.0567136</text:p>
          </table:table-cell>
          <table:table-cell office:value-type="float" office:value="0.04276501" calcext:value-type="float">
            <text:p>0.04276501</text:p>
          </table:table-cell>
          <table:table-cell office:value-type="float" office:value="0.03283774" calcext:value-type="float">
            <text:p>0.03283774</text:p>
          </table:table-cell>
          <table:table-cell office:value-type="float" office:value="0.03047139" calcext:value-type="float">
            <text:p>0.03047139</text:p>
          </table:table-cell>
          <table:table-cell office:value-type="float" office:value="0.02596198" calcext:value-type="float">
            <text:p>0.02596198</text:p>
          </table:table-cell>
          <table:table-cell office:value-type="float" office:value="0.04748192" calcext:value-type="float">
            <text:p>0.04748192</text:p>
          </table:table-cell>
          <table:table-cell office:value-type="float" office:value="0.07201415" calcext:value-type="float">
            <text:p>0.07201415</text:p>
          </table:table-cell>
          <table:table-cell office:value-type="float" office:value="0.06717026" calcext:value-type="float">
            <text:p>0.06717026</text:p>
          </table:table-cell>
          <table:table-cell office:value-type="float" office:value="0.06507285" calcext:value-type="float">
            <text:p>0.06507285</text:p>
          </table:table-cell>
          <table:table-cell office:value-type="float" office:value="0.06456375" calcext:value-type="float">
            <text:p>0.06456375</text:p>
          </table:table-cell>
          <table:table-cell office:value-type="float" office:value="0.0642326" calcext:value-type="float">
            <text:p>0.0642326</text:p>
          </table:table-cell>
          <table:table-cell office:value-type="float" office:value="0.06444037" calcext:value-type="float">
            <text:p>0.06444037</text:p>
          </table:table-cell>
          <table:table-cell office:value-type="float" office:value="0" calcext:value-type="float">
            <text:p>0</text:p>
          </table:table-cell>
          <table:table-cell office:value-type="float" office:value="0.07190409" calcext:value-type="float">
            <text:p>0.07190409</text:p>
          </table:table-cell>
          <table:table-cell office:value-type="float" office:value="0.6503955" calcext:value-type="float">
            <text:p>0.6503955</text:p>
          </table:table-cell>
          <table:table-cell office:value-type="float" office:value="0.5333626" calcext:value-type="float">
            <text:p>0.5333626</text:p>
          </table:table-cell>
          <table:table-cell office:value-type="float" office:value="0.4034778" calcext:value-type="float">
            <text:p>0.4034778</text:p>
          </table:table-cell>
          <table:table-cell office:value-type="float" office:value="0.304913" calcext:value-type="float">
            <text:p>0.304913</text:p>
          </table:table-cell>
          <table:table-cell office:value-type="float" office:value="0.2004158" calcext:value-type="float">
            <text:p>0.2004158</text:p>
          </table:table-cell>
          <table:table-cell office:value-type="float" office:value="0.1677293" calcext:value-type="float">
            <text:p>0.1677293</text:p>
          </table:table-cell>
          <table:table-cell office:value-type="float" office:value="0.3370084" calcext:value-type="float">
            <text:p>0.3370084</text:p>
          </table:table-cell>
          <table:table-cell office:value-type="float" office:value="0.4633973" calcext:value-type="float">
            <text:p>0.4633973</text:p>
          </table:table-cell>
          <table:table-cell office:value-type="float" office:value="0.4426881" calcext:value-type="float">
            <text:p>0.4426881</text:p>
          </table:table-cell>
          <table:table-cell office:value-type="float" office:value="0.4473511" calcext:value-type="float">
            <text:p>0.4473511</text:p>
          </table:table-cell>
          <table:table-cell office:value-type="float" office:value="0.4443456" calcext:value-type="float">
            <text:p>0.4443456</text:p>
          </table:table-cell>
          <table:table-cell office:value-type="float" office:value="0.4488027" calcext:value-type="float">
            <text:p>0.4488027</text:p>
          </table:table-cell>
          <table:table-cell office:value-type="float" office:value="0.4799518" calcext:value-type="float">
            <text:p>0.4799518</text:p>
          </table:table-cell>
          <table:table-cell office:value-type="float" office:value="0" calcext:value-type="float">
            <text:p>0</text:p>
          </table:table-cell>
          <table:table-cell office:value-type="float" office:value="0.03550803" calcext:value-type="float">
            <text:p>0.0355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7354" calcext:value-type="float">
            <text:p>0.25673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2.234149" calcext:value-type="float">
            <text:p>2.234149</text:p>
          </table:table-cell>
          <table:table-cell office:value-type="float" office:value="140.1523" calcext:value-type="float">
            <text:p>140.1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4674" calcext:value-type="float">
            <text:p>1.744674</text:p>
          </table:table-cell>
          <table:table-cell office:value-type="float" office:value="0" calcext:value-type="float">
            <text:p>0</text:p>
          </table:table-cell>
          <table:table-cell office:value-type="float" office:value="0.00001477755" calcext:value-type="float">
            <text:p>1.477755E-05</text:p>
          </table:table-cell>
          <table:table-cell office:value-type="float" office:value="0" calcext:value-type="float">
            <text:p>0</text:p>
          </table:table-cell>
          <table:table-cell office:value-type="float" office:value="-0.003538198" calcext:value-type="float">
            <text:p>-0.003538198</text:p>
          </table:table-cell>
          <table:table-cell office:value-type="float" office:value="1195.339" calcext:value-type="float">
            <text:p>1195.339</text:p>
          </table:table-cell>
          <table:table-cell office:value-type="float" office:value="3.338492" calcext:value-type="float">
            <text:p>3.338492</text:p>
          </table:table-cell>
          <table:table-cell office:value-type="float" office:value="0" calcext:value-type="float">
            <text:p>0</text:p>
          </table:table-cell>
          <table:table-cell office:value-type="float" office:value="0.004679537" calcext:value-type="float">
            <text:p>0.004679537</text:p>
          </table:table-cell>
          <table:table-cell office:value-type="float" office:value="0.06929661" calcext:value-type="float">
            <text:p>0.06929661</text:p>
          </table:table-cell>
          <table:table-cell office:value-type="float" office:value="0.05434248" calcext:value-type="float">
            <text:p>0.05434248</text:p>
          </table:table-cell>
          <table:table-cell office:value-type="float" office:value="0.04091747" calcext:value-type="float">
            <text:p>0.04091747</text:p>
          </table:table-cell>
          <table:table-cell office:value-type="float" office:value="0.03150739" calcext:value-type="float">
            <text:p>0.03150739</text:p>
          </table:table-cell>
          <table:table-cell office:value-type="float" office:value="0.02940706" calcext:value-type="float">
            <text:p>0.02940706</text:p>
          </table:table-cell>
          <table:table-cell office:value-type="float" office:value="0.02525359" calcext:value-type="float">
            <text:p>0.02525359</text:p>
          </table:table-cell>
          <table:table-cell office:value-type="float" office:value="0.04704818" calcext:value-type="float">
            <text:p>0.04704818</text:p>
          </table:table-cell>
          <table:table-cell office:value-type="float" office:value="0.07193428" calcext:value-type="float">
            <text:p>0.07193428</text:p>
          </table:table-cell>
          <table:table-cell office:value-type="float" office:value="0.06723507" calcext:value-type="float">
            <text:p>0.06723507</text:p>
          </table:table-cell>
          <table:table-cell office:value-type="float" office:value="0.06518831" calcext:value-type="float">
            <text:p>0.06518831</text:p>
          </table:table-cell>
          <table:table-cell office:value-type="float" office:value="0.06468969" calcext:value-type="float">
            <text:p>0.06468969</text:p>
          </table:table-cell>
          <table:table-cell office:value-type="float" office:value="0.06437124" calcext:value-type="float">
            <text:p>0.06437124</text:p>
          </table:table-cell>
          <table:table-cell office:value-type="float" office:value="0.06460138" calcext:value-type="float">
            <text:p>0.06460138</text:p>
          </table:table-cell>
          <table:table-cell office:value-type="float" office:value="0" calcext:value-type="float">
            <text:p>0</text:p>
          </table:table-cell>
          <table:table-cell office:value-type="float" office:value="0.07287721" calcext:value-type="float">
            <text:p>0.07287721</text:p>
          </table:table-cell>
          <table:table-cell office:value-type="float" office:value="0.6704527" calcext:value-type="float">
            <text:p>0.6704527</text:p>
          </table:table-cell>
          <table:table-cell office:value-type="float" office:value="0.5500497" calcext:value-type="float">
            <text:p>0.5500497</text:p>
          </table:table-cell>
          <table:table-cell office:value-type="float" office:value="0.4163741" calcext:value-type="float">
            <text:p>0.4163741</text:p>
          </table:table-cell>
          <table:table-cell office:value-type="float" office:value="0.3149701" calcext:value-type="float">
            <text:p>0.3149701</text:p>
          </table:table-cell>
          <table:table-cell office:value-type="float" office:value="0.2065049" calcext:value-type="float">
            <text:p>0.2065049</text:p>
          </table:table-cell>
          <table:table-cell office:value-type="float" office:value="0.1724951" calcext:value-type="float">
            <text:p>0.1724951</text:p>
          </table:table-cell>
          <table:table-cell office:value-type="float" office:value="0.3470558" calcext:value-type="float">
            <text:p>0.3470558</text:p>
          </table:table-cell>
          <table:table-cell office:value-type="float" office:value="0.4768883" calcext:value-type="float">
            <text:p>0.4768883</text:p>
          </table:table-cell>
          <table:table-cell office:value-type="float" office:value="0.4555713" calcext:value-type="float">
            <text:p>0.4555713</text:p>
          </table:table-cell>
          <table:table-cell office:value-type="float" office:value="0.4605777" calcext:value-type="float">
            <text:p>0.4605777</text:p>
          </table:table-cell>
          <table:table-cell office:value-type="float" office:value="0.4575687" calcext:value-type="float">
            <text:p>0.4575687</text:p>
          </table:table-cell>
          <table:table-cell office:value-type="float" office:value="0.4625429" calcext:value-type="float">
            <text:p>0.4625429</text:p>
          </table:table-cell>
          <table:table-cell office:value-type="float" office:value="0.4954218" calcext:value-type="float">
            <text:p>0.4954218</text:p>
          </table:table-cell>
          <table:table-cell office:value-type="float" office:value="0" calcext:value-type="float">
            <text:p>0</text:p>
          </table:table-cell>
          <table:table-cell office:value-type="float" office:value="0.04003186" calcext:value-type="float">
            <text:p>0.04003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7675" calcext:value-type="float">
            <text:p>0.26476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2.233572" calcext:value-type="float">
            <text:p>2.233572</text:p>
          </table:table-cell>
          <table:table-cell office:value-type="float" office:value="140.1434" calcext:value-type="float">
            <text:p>140.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5539" calcext:value-type="float">
            <text:p>1.795539</text:p>
          </table:table-cell>
          <table:table-cell office:value-type="float" office:value="0" calcext:value-type="float">
            <text:p>0</text:p>
          </table:table-cell>
          <table:table-cell office:value-type="float" office:value="0.00001486661" calcext:value-type="float">
            <text:p>1.486661E-05</text:p>
          </table:table-cell>
          <table:table-cell office:value-type="float" office:value="0" calcext:value-type="float">
            <text:p>0</text:p>
          </table:table-cell>
          <table:table-cell office:value-type="float" office:value="-0.003605775" calcext:value-type="float">
            <text:p>-0.003605775</text:p>
          </table:table-cell>
          <table:table-cell office:value-type="float" office:value="1195.295" calcext:value-type="float">
            <text:p>1195.295</text:p>
          </table:table-cell>
          <table:table-cell office:value-type="float" office:value="3.346723" calcext:value-type="float">
            <text:p>3.346723</text:p>
          </table:table-cell>
          <table:table-cell office:value-type="float" office:value="0" calcext:value-type="float">
            <text:p>0</text:p>
          </table:table-cell>
          <table:table-cell office:value-type="float" office:value="0.003964531" calcext:value-type="float">
            <text:p>0.003964531</text:p>
          </table:table-cell>
          <table:table-cell office:value-type="float" office:value="0.07294381" calcext:value-type="float">
            <text:p>0.07294381</text:p>
          </table:table-cell>
          <table:table-cell office:value-type="float" office:value="0.05534608" calcext:value-type="float">
            <text:p>0.05534608</text:p>
          </table:table-cell>
          <table:table-cell office:value-type="float" office:value="0.04062526" calcext:value-type="float">
            <text:p>0.04062526</text:p>
          </table:table-cell>
          <table:table-cell office:value-type="float" office:value="0.03093749" calcext:value-type="float">
            <text:p>0.03093749</text:p>
          </table:table-cell>
          <table:table-cell office:value-type="float" office:value="0.02853025" calcext:value-type="float">
            <text:p>0.02853025</text:p>
          </table:table-cell>
          <table:table-cell office:value-type="float" office:value="0.02215059" calcext:value-type="float">
            <text:p>0.02215059</text:p>
          </table:table-cell>
          <table:table-cell office:value-type="float" office:value="0.04648219" calcext:value-type="float">
            <text:p>0.04648219</text:p>
          </table:table-cell>
          <table:table-cell office:value-type="float" office:value="0.07184384" calcext:value-type="float">
            <text:p>0.07184384</text:p>
          </table:table-cell>
          <table:table-cell office:value-type="float" office:value="0.06729881" calcext:value-type="float">
            <text:p>0.06729881</text:p>
          </table:table-cell>
          <table:table-cell office:value-type="float" office:value="0.06530423" calcext:value-type="float">
            <text:p>0.06530423</text:p>
          </table:table-cell>
          <table:table-cell office:value-type="float" office:value="0.06481627" calcext:value-type="float">
            <text:p>0.06481627</text:p>
          </table:table-cell>
          <table:table-cell office:value-type="float" office:value="0.06451178" calcext:value-type="float">
            <text:p>0.06451178</text:p>
          </table:table-cell>
          <table:table-cell office:value-type="float" office:value="0.0647616" calcext:value-type="float">
            <text:p>0.0647616</text:p>
          </table:table-cell>
          <table:table-cell office:value-type="float" office:value="0" calcext:value-type="float">
            <text:p>0</text:p>
          </table:table-cell>
          <table:table-cell office:value-type="float" office:value="0.07402176" calcext:value-type="float">
            <text:p>0.07402176</text:p>
          </table:table-cell>
          <table:table-cell office:value-type="float" office:value="0.689899" calcext:value-type="float">
            <text:p>0.689899</text:p>
          </table:table-cell>
          <table:table-cell office:value-type="float" office:value="0.5659894" calcext:value-type="float">
            <text:p>0.5659894</text:p>
          </table:table-cell>
          <table:table-cell office:value-type="float" office:value="0.4286496" calcext:value-type="float">
            <text:p>0.4286496</text:p>
          </table:table-cell>
          <table:table-cell office:value-type="float" office:value="0.3245706" calcext:value-type="float">
            <text:p>0.3245706</text:p>
          </table:table-cell>
          <table:table-cell office:value-type="float" office:value="0.2123705" calcext:value-type="float">
            <text:p>0.2123705</text:p>
          </table:table-cell>
          <table:table-cell office:value-type="float" office:value="0.177128" calcext:value-type="float">
            <text:p>0.177128</text:p>
          </table:table-cell>
          <table:table-cell office:value-type="float" office:value="0.356981" calcext:value-type="float">
            <text:p>0.356981</text:p>
          </table:table-cell>
          <table:table-cell office:value-type="float" office:value="0.4903174" calcext:value-type="float">
            <text:p>0.4903174</text:p>
          </table:table-cell>
          <table:table-cell office:value-type="float" office:value="0.4684291" calcext:value-type="float">
            <text:p>0.4684291</text:p>
          </table:table-cell>
          <table:table-cell office:value-type="float" office:value="0.4737954" calcext:value-type="float">
            <text:p>0.4737954</text:p>
          </table:table-cell>
          <table:table-cell office:value-type="float" office:value="0.470797" calcext:value-type="float">
            <text:p>0.470797</text:p>
          </table:table-cell>
          <table:table-cell office:value-type="float" office:value="0.4763062" calcext:value-type="float">
            <text:p>0.4763062</text:p>
          </table:table-cell>
          <table:table-cell office:value-type="float" office:value="0.5109122" calcext:value-type="float">
            <text:p>0.5109122</text:p>
          </table:table-cell>
          <table:table-cell office:value-type="float" office:value="0" calcext:value-type="float">
            <text:p>0</text:p>
          </table:table-cell>
          <table:table-cell office:value-type="float" office:value="0.02469216" calcext:value-type="float">
            <text:p>0.0246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6612" calcext:value-type="float">
            <text:p>0.27266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2.232803" calcext:value-type="float">
            <text:p>2.232803</text:p>
          </table:table-cell>
          <table:table-cell office:value-type="float" office:value="140.1345" calcext:value-type="float">
            <text:p>140.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6441" calcext:value-type="float">
            <text:p>1.846441</text:p>
          </table:table-cell>
          <table:table-cell office:value-type="float" office:value="0" calcext:value-type="float">
            <text:p>0</text:p>
          </table:table-cell>
          <table:table-cell office:value-type="float" office:value="0.00001492052" calcext:value-type="float">
            <text:p>1.492052E-05</text:p>
          </table:table-cell>
          <table:table-cell office:value-type="float" office:value="0" calcext:value-type="float">
            <text:p>0</text:p>
          </table:table-cell>
          <table:table-cell office:value-type="float" office:value="-0.003673562" calcext:value-type="float">
            <text:p>-0.003673562</text:p>
          </table:table-cell>
          <table:table-cell office:value-type="float" office:value="1195.251" calcext:value-type="float">
            <text:p>1195.251</text:p>
          </table:table-cell>
          <table:table-cell office:value-type="float" office:value="3.358897" calcext:value-type="float">
            <text:p>3.358897</text:p>
          </table:table-cell>
          <table:table-cell office:value-type="float" office:value="0" calcext:value-type="float">
            <text:p>0</text:p>
          </table:table-cell>
          <table:table-cell office:value-type="float" office:value="0.003918346" calcext:value-type="float">
            <text:p>0.003918346</text:p>
          </table:table-cell>
          <table:table-cell office:value-type="float" office:value="0.07599577" calcext:value-type="float">
            <text:p>0.07599577</text:p>
          </table:table-cell>
          <table:table-cell office:value-type="float" office:value="0.05828815" calcext:value-type="float">
            <text:p>0.05828815</text:p>
          </table:table-cell>
          <table:table-cell office:value-type="float" office:value="0.04191684" calcext:value-type="float">
            <text:p>0.04191684</text:p>
          </table:table-cell>
          <table:table-cell office:value-type="float" office:value="0.03141119" calcext:value-type="float">
            <text:p>0.03141119</text:p>
          </table:table-cell>
          <table:table-cell office:value-type="float" office:value="0.0283265" calcext:value-type="float">
            <text:p>0.0283265</text:p>
          </table:table-cell>
          <table:table-cell office:value-type="float" office:value="0.0226134" calcext:value-type="float">
            <text:p>0.0226134</text:p>
          </table:table-cell>
          <table:table-cell office:value-type="float" office:value="0.04604281" calcext:value-type="float">
            <text:p>0.04604281</text:p>
          </table:table-cell>
          <table:table-cell office:value-type="float" office:value="0.07174411" calcext:value-type="float">
            <text:p>0.07174411</text:p>
          </table:table-cell>
          <table:table-cell office:value-type="float" office:value="0.0673619" calcext:value-type="float">
            <text:p>0.0673619</text:p>
          </table:table-cell>
          <table:table-cell office:value-type="float" office:value="0.06542058" calcext:value-type="float">
            <text:p>0.06542058</text:p>
          </table:table-cell>
          <table:table-cell office:value-type="float" office:value="0.06494329" calcext:value-type="float">
            <text:p>0.06494329</text:p>
          </table:table-cell>
          <table:table-cell office:value-type="float" office:value="0.06465237" calcext:value-type="float">
            <text:p>0.06465237</text:p>
          </table:table-cell>
          <table:table-cell office:value-type="float" office:value="0.06492244" calcext:value-type="float">
            <text:p>0.06492244</text:p>
          </table:table-cell>
          <table:table-cell office:value-type="float" office:value="0" calcext:value-type="float">
            <text:p>0</text:p>
          </table:table-cell>
          <table:table-cell office:value-type="float" office:value="0.0752284" calcext:value-type="float">
            <text:p>0.0752284</text:p>
          </table:table-cell>
          <table:table-cell office:value-type="float" office:value="0.7107661" calcext:value-type="float">
            <text:p>0.7107661</text:p>
          </table:table-cell>
          <table:table-cell office:value-type="float" office:value="0.5824507" calcext:value-type="float">
            <text:p>0.5824507</text:p>
          </table:table-cell>
          <table:table-cell office:value-type="float" office:value="0.4410182" calcext:value-type="float">
            <text:p>0.4410182</text:p>
          </table:table-cell>
          <table:table-cell office:value-type="float" office:value="0.3341413" calcext:value-type="float">
            <text:p>0.3341413</text:p>
          </table:table-cell>
          <table:table-cell office:value-type="float" office:value="0.2181844" calcext:value-type="float">
            <text:p>0.2181844</text:p>
          </table:table-cell>
          <table:table-cell office:value-type="float" office:value="0.1817529" calcext:value-type="float">
            <text:p>0.1817529</text:p>
          </table:table-cell>
          <table:table-cell office:value-type="float" office:value="0.366854" calcext:value-type="float">
            <text:p>0.366854</text:p>
          </table:table-cell>
          <table:table-cell office:value-type="float" office:value="0.5036879" calcext:value-type="float">
            <text:p>0.5036879</text:p>
          </table:table-cell>
          <table:table-cell office:value-type="float" office:value="0.4812613" calcext:value-type="float">
            <text:p>0.4812613</text:p>
          </table:table-cell>
          <table:table-cell office:value-type="float" office:value="0.4870044" calcext:value-type="float">
            <text:p>0.4870044</text:p>
          </table:table-cell>
          <table:table-cell office:value-type="float" office:value="0.4840293" calcext:value-type="float">
            <text:p>0.4840293</text:p>
          </table:table-cell>
          <table:table-cell office:value-type="float" office:value="0.4901191" calcext:value-type="float">
            <text:p>0.4901191</text:p>
          </table:table-cell>
          <table:table-cell office:value-type="float" office:value="0.5263728" calcext:value-type="float">
            <text:p>0.5263728</text:p>
          </table:table-cell>
          <table:table-cell office:value-type="float" office:value="0" calcext:value-type="float">
            <text:p>0</text:p>
          </table:table-cell>
          <table:table-cell office:value-type="float" office:value="0.01192282" calcext:value-type="float">
            <text:p>0.01192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0678" calcext:value-type="float">
            <text:p>0.2806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2.232428" calcext:value-type="float">
            <text:p>2.232428</text:p>
          </table:table-cell>
          <table:table-cell office:value-type="float" office:value="140.1259" calcext:value-type="float">
            <text:p>140.1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254" calcext:value-type="float">
            <text:p>1.897254</text:p>
          </table:table-cell>
          <table:table-cell office:value-type="float" office:value="0" calcext:value-type="float">
            <text:p>0</text:p>
          </table:table-cell>
          <table:table-cell office:value-type="float" office:value="0.00001494302" calcext:value-type="float">
            <text:p>1.494302E-05</text:p>
          </table:table-cell>
          <table:table-cell office:value-type="float" office:value="0" calcext:value-type="float">
            <text:p>0</text:p>
          </table:table-cell>
          <table:table-cell office:value-type="float" office:value="-0.003741608" calcext:value-type="float">
            <text:p>-0.003741608</text:p>
          </table:table-cell>
          <table:table-cell office:value-type="float" office:value="1195.208" calcext:value-type="float">
            <text:p>1195.208</text:p>
          </table:table-cell>
          <table:table-cell office:value-type="float" office:value="3.363379" calcext:value-type="float">
            <text:p>3.363379</text:p>
          </table:table-cell>
          <table:table-cell office:value-type="float" office:value="0" calcext:value-type="float">
            <text:p>0</text:p>
          </table:table-cell>
          <table:table-cell office:value-type="float" office:value="0.01133908" calcext:value-type="float">
            <text:p>0.01133908</text:p>
          </table:table-cell>
          <table:table-cell office:value-type="float" office:value="0.06698161" calcext:value-type="float">
            <text:p>0.06698161</text:p>
          </table:table-cell>
          <table:table-cell office:value-type="float" office:value="0.05195572" calcext:value-type="float">
            <text:p>0.05195572</text:p>
          </table:table-cell>
          <table:table-cell office:value-type="float" office:value="0.03885895" calcext:value-type="float">
            <text:p>0.03885895</text:p>
          </table:table-cell>
          <table:table-cell office:value-type="float" office:value="0.02973166" calcext:value-type="float">
            <text:p>0.02973166</text:p>
          </table:table-cell>
          <table:table-cell office:value-type="float" office:value="0.02749045" calcext:value-type="float">
            <text:p>0.02749045</text:p>
          </table:table-cell>
          <table:table-cell office:value-type="float" office:value="0.02340464" calcext:value-type="float">
            <text:p>0.02340464</text:p>
          </table:table-cell>
          <table:table-cell office:value-type="float" office:value="0.0459099" calcext:value-type="float">
            <text:p>0.0459099</text:p>
          </table:table-cell>
          <table:table-cell office:value-type="float" office:value="0.07166727" calcext:value-type="float">
            <text:p>0.07166727</text:p>
          </table:table-cell>
          <table:table-cell office:value-type="float" office:value="0.06742643" calcext:value-type="float">
            <text:p>0.06742643</text:p>
          </table:table-cell>
          <table:table-cell office:value-type="float" office:value="0.06553739" calcext:value-type="float">
            <text:p>0.06553739</text:p>
          </table:table-cell>
          <table:table-cell office:value-type="float" office:value="0.06507082" calcext:value-type="float">
            <text:p>0.06507082</text:p>
          </table:table-cell>
          <table:table-cell office:value-type="float" office:value="0.06479296" calcext:value-type="float">
            <text:p>0.06479296</text:p>
          </table:table-cell>
          <table:table-cell office:value-type="float" office:value="0.06508368" calcext:value-type="float">
            <text:p>0.06508368</text:p>
          </table:table-cell>
          <table:table-cell office:value-type="float" office:value="0" calcext:value-type="float">
            <text:p>0</text:p>
          </table:table-cell>
          <table:table-cell office:value-type="float" office:value="0.07653805" calcext:value-type="float">
            <text:p>0.07653805</text:p>
          </table:table-cell>
          <table:table-cell office:value-type="float" office:value="0.7306012" calcext:value-type="float">
            <text:p>0.7306012</text:p>
          </table:table-cell>
          <table:table-cell office:value-type="float" office:value="0.5985563" calcext:value-type="float">
            <text:p>0.5985563</text:p>
          </table:table-cell>
          <table:table-cell office:value-type="float" office:value="0.4532687" calcext:value-type="float">
            <text:p>0.4532687</text:p>
          </table:table-cell>
          <table:table-cell office:value-type="float" office:value="0.3436553" calcext:value-type="float">
            <text:p>0.3436553</text:p>
          </table:table-cell>
          <table:table-cell office:value-type="float" office:value="0.2239835" calcext:value-type="float">
            <text:p>0.2239835</text:p>
          </table:table-cell>
          <table:table-cell office:value-type="float" office:value="0.1863878" calcext:value-type="float">
            <text:p>0.1863878</text:p>
          </table:table-cell>
          <table:table-cell office:value-type="float" office:value="0.3767164" calcext:value-type="float">
            <text:p>0.3767164</text:p>
          </table:table-cell>
          <table:table-cell office:value-type="float" office:value="0.5170133" calcext:value-type="float">
            <text:p>0.5170133</text:p>
          </table:table-cell>
          <table:table-cell office:value-type="float" office:value="0.4940684" calcext:value-type="float">
            <text:p>0.4940684</text:p>
          </table:table-cell>
          <table:table-cell office:value-type="float" office:value="0.500205" calcext:value-type="float">
            <text:p>0.500205</text:p>
          </table:table-cell>
          <table:table-cell office:value-type="float" office:value="0.4972674" calcext:value-type="float">
            <text:p>0.4972674</text:p>
          </table:table-cell>
          <table:table-cell office:value-type="float" office:value="0.5039818" calcext:value-type="float">
            <text:p>0.5039818</text:p>
          </table:table-cell>
          <table:table-cell office:value-type="float" office:value="0.5417226" calcext:value-type="float">
            <text:p>0.5417226</text:p>
          </table:table-cell>
          <table:table-cell office:value-type="float" office:value="0" calcext:value-type="float">
            <text:p>0</text:p>
          </table:table-cell>
          <table:table-cell office:value-type="float" office:value="0.01959459" calcext:value-type="float">
            <text:p>0.0195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1238" calcext:value-type="float">
            <text:p>0.28812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2.232177" calcext:value-type="float">
            <text:p>2.232177</text:p>
          </table:table-cell>
          <table:table-cell office:value-type="float" office:value="140.1176" calcext:value-type="float">
            <text:p>140.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741" calcext:value-type="float">
            <text:p>1.947741</text:p>
          </table:table-cell>
          <table:table-cell office:value-type="float" office:value="0" calcext:value-type="float">
            <text:p>0</text:p>
          </table:table-cell>
          <table:table-cell office:value-type="float" office:value="0.00001495855" calcext:value-type="float">
            <text:p>1.495855E-05</text:p>
          </table:table-cell>
          <table:table-cell office:value-type="float" office:value="0" calcext:value-type="float">
            <text:p>0</text:p>
          </table:table-cell>
          <table:table-cell office:value-type="float" office:value="-0.003809836" calcext:value-type="float">
            <text:p>-0.003809836</text:p>
          </table:table-cell>
          <table:table-cell office:value-type="float" office:value="1195.165" calcext:value-type="float">
            <text:p>1195.165</text:p>
          </table:table-cell>
          <table:table-cell office:value-type="float" office:value="3.364869" calcext:value-type="float">
            <text:p>3.364869</text:p>
          </table:table-cell>
          <table:table-cell office:value-type="float" office:value="0" calcext:value-type="float">
            <text:p>0</text:p>
          </table:table-cell>
          <table:table-cell office:value-type="float" office:value="0.003647083" calcext:value-type="float">
            <text:p>0.003647083</text:p>
          </table:table-cell>
          <table:table-cell office:value-type="float" office:value="0.06403392" calcext:value-type="float">
            <text:p>0.06403392</text:p>
          </table:table-cell>
          <table:table-cell office:value-type="float" office:value="0.04855231" calcext:value-type="float">
            <text:p>0.04855231</text:p>
          </table:table-cell>
          <table:table-cell office:value-type="float" office:value="0.03637916" calcext:value-type="float">
            <text:p>0.03637916</text:p>
          </table:table-cell>
          <table:table-cell office:value-type="float" office:value="0.02804641" calcext:value-type="float">
            <text:p>0.02804641</text:p>
          </table:table-cell>
          <table:table-cell office:value-type="float" office:value="0.0263788" calcext:value-type="float">
            <text:p>0.0263788</text:p>
          </table:table-cell>
          <table:table-cell office:value-type="float" office:value="0.02329424" calcext:value-type="float">
            <text:p>0.02329424</text:p>
          </table:table-cell>
          <table:table-cell office:value-type="float" office:value="0.04569362" calcext:value-type="float">
            <text:p>0.04569362</text:p>
          </table:table-cell>
          <table:table-cell office:value-type="float" office:value="0.0716112" calcext:value-type="float">
            <text:p>0.0716112</text:p>
          </table:table-cell>
          <table:table-cell office:value-type="float" office:value="0.06749368" calcext:value-type="float">
            <text:p>0.06749368</text:p>
          </table:table-cell>
          <table:table-cell office:value-type="float" office:value="0.06565471" calcext:value-type="float">
            <text:p>0.06565471</text:p>
          </table:table-cell>
          <table:table-cell office:value-type="float" office:value="0.0651987" calcext:value-type="float">
            <text:p>0.0651987</text:p>
          </table:table-cell>
          <table:table-cell office:value-type="float" office:value="0.06493447" calcext:value-type="float">
            <text:p>0.06493447</text:p>
          </table:table-cell>
          <table:table-cell office:value-type="float" office:value="0.06524475" calcext:value-type="float">
            <text:p>0.06524475</text:p>
          </table:table-cell>
          <table:table-cell office:value-type="float" office:value="0" calcext:value-type="float">
            <text:p>0</text:p>
          </table:table-cell>
          <table:table-cell office:value-type="float" office:value="0.07781933" calcext:value-type="float">
            <text:p>0.07781933</text:p>
          </table:table-cell>
          <table:table-cell office:value-type="float" office:value="0.7479156" calcext:value-type="float">
            <text:p>0.7479156</text:p>
          </table:table-cell>
          <table:table-cell office:value-type="float" office:value="0.6130301" calcext:value-type="float">
            <text:p>0.6130301</text:p>
          </table:table-cell>
          <table:table-cell office:value-type="float" office:value="0.4645514" calcext:value-type="float">
            <text:p>0.4645514</text:p>
          </table:table-cell>
          <table:table-cell office:value-type="float" office:value="0.3525582" calcext:value-type="float">
            <text:p>0.3525582</text:p>
          </table:table-cell>
          <table:table-cell office:value-type="float" office:value="0.2295461" calcext:value-type="float">
            <text:p>0.2295461</text:p>
          </table:table-cell>
          <table:table-cell office:value-type="float" office:value="0.1909319" calcext:value-type="float">
            <text:p>0.1909319</text:p>
          </table:table-cell>
          <table:table-cell office:value-type="float" office:value="0.3865217" calcext:value-type="float">
            <text:p>0.3865217</text:p>
          </table:table-cell>
          <table:table-cell office:value-type="float" office:value="0.5303031" calcext:value-type="float">
            <text:p>0.5303031</text:p>
          </table:table-cell>
          <table:table-cell office:value-type="float" office:value="0.506852" calcext:value-type="float">
            <text:p>0.506852</text:p>
          </table:table-cell>
          <table:table-cell office:value-type="float" office:value="0.5133979" calcext:value-type="float">
            <text:p>0.5133979</text:p>
          </table:table-cell>
          <table:table-cell office:value-type="float" office:value="0.5105119" calcext:value-type="float">
            <text:p>0.5105119</text:p>
          </table:table-cell>
          <table:table-cell office:value-type="float" office:value="0.5178921" calcext:value-type="float">
            <text:p>0.5178921</text:p>
          </table:table-cell>
          <table:table-cell office:value-type="float" office:value="0.5571675" calcext:value-type="float">
            <text:p>0.5571675</text:p>
          </table:table-cell>
          <table:table-cell office:value-type="float" office:value="0" calcext:value-type="float">
            <text:p>0</text:p>
          </table:table-cell>
          <table:table-cell office:value-type="float" office:value="0.05834239" calcext:value-type="float">
            <text:p>0.05834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1697" calcext:value-type="float">
            <text:p>0.29516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2.231785" calcext:value-type="float">
            <text:p>2.231785</text:p>
          </table:table-cell>
          <table:table-cell office:value-type="float" office:value="140.1096" calcext:value-type="float">
            <text:p>140.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8035" calcext:value-type="float">
            <text:p>1.998035</text:p>
          </table:table-cell>
          <table:table-cell office:value-type="float" office:value="0" calcext:value-type="float">
            <text:p>0</text:p>
          </table:table-cell>
          <table:table-cell office:value-type="float" office:value="0.00001496229" calcext:value-type="float">
            <text:p>1.496229E-05</text:p>
          </table:table-cell>
          <table:table-cell office:value-type="float" office:value="0" calcext:value-type="float">
            <text:p>0</text:p>
          </table:table-cell>
          <table:table-cell office:value-type="float" office:value="-0.003878269" calcext:value-type="float">
            <text:p>-0.003878269</text:p>
          </table:table-cell>
          <table:table-cell office:value-type="float" office:value="1195.121" calcext:value-type="float">
            <text:p>1195.121</text:p>
          </table:table-cell>
          <table:table-cell office:value-type="float" office:value="3.366798" calcext:value-type="float">
            <text:p>3.366798</text:p>
          </table:table-cell>
          <table:table-cell office:value-type="float" office:value="0" calcext:value-type="float">
            <text:p>0</text:p>
          </table:table-cell>
          <table:table-cell office:value-type="float" office:value="0.003815532" calcext:value-type="float">
            <text:p>0.003815532</text:p>
          </table:table-cell>
          <table:table-cell office:value-type="float" office:value="0.06239648" calcext:value-type="float">
            <text:p>0.06239648</text:p>
          </table:table-cell>
          <table:table-cell office:value-type="float" office:value="0.0477984" calcext:value-type="float">
            <text:p>0.0477984</text:p>
          </table:table-cell>
          <table:table-cell office:value-type="float" office:value="0.03554769" calcext:value-type="float">
            <text:p>0.03554769</text:p>
          </table:table-cell>
          <table:table-cell office:value-type="float" office:value="0.02734224" calcext:value-type="float">
            <text:p>0.02734224</text:p>
          </table:table-cell>
          <table:table-cell office:value-type="float" office:value="0.02578078" calcext:value-type="float">
            <text:p>0.02578078</text:p>
          </table:table-cell>
          <table:table-cell office:value-type="float" office:value="0.02313322" calcext:value-type="float">
            <text:p>0.02313322</text:p>
          </table:table-cell>
          <table:table-cell office:value-type="float" office:value="0.04543886" calcext:value-type="float">
            <text:p>0.04543886</text:p>
          </table:table-cell>
          <table:table-cell office:value-type="float" office:value="0.0715527" calcext:value-type="float">
            <text:p>0.0715527</text:p>
          </table:table-cell>
          <table:table-cell office:value-type="float" office:value="0.0675622" calcext:value-type="float">
            <text:p>0.0675622</text:p>
          </table:table-cell>
          <table:table-cell office:value-type="float" office:value="0.06577265" calcext:value-type="float">
            <text:p>0.06577265</text:p>
          </table:table-cell>
          <table:table-cell office:value-type="float" office:value="0.065327" calcext:value-type="float">
            <text:p>0.065327</text:p>
          </table:table-cell>
          <table:table-cell office:value-type="float" office:value="0.06507656" calcext:value-type="float">
            <text:p>0.06507656</text:p>
          </table:table-cell>
          <table:table-cell office:value-type="float" office:value="0.06540576" calcext:value-type="float">
            <text:p>0.06540576</text:p>
          </table:table-cell>
          <table:table-cell office:value-type="float" office:value="0" calcext:value-type="float">
            <text:p>0</text:p>
          </table:table-cell>
          <table:table-cell office:value-type="float" office:value="0.07861698" calcext:value-type="float">
            <text:p>0.07861698</text:p>
          </table:table-cell>
          <table:table-cell office:value-type="float" office:value="0.7644982" calcext:value-type="float">
            <text:p>0.7644982</text:p>
          </table:table-cell>
          <table:table-cell office:value-type="float" office:value="0.6268793" calcext:value-type="float">
            <text:p>0.6268793</text:p>
          </table:table-cell>
          <table:table-cell office:value-type="float" office:value="0.4753182" calcext:value-type="float">
            <text:p>0.4753182</text:p>
          </table:table-cell>
          <table:table-cell office:value-type="float" office:value="0.3610632" calcext:value-type="float">
            <text:p>0.3610632</text:p>
          </table:table-cell>
          <table:table-cell office:value-type="float" office:value="0.2349034" calcext:value-type="float">
            <text:p>0.2349034</text:p>
          </table:table-cell>
          <table:table-cell office:value-type="float" office:value="0.1953717" calcext:value-type="float">
            <text:p>0.1953717</text:p>
          </table:table-cell>
          <table:table-cell office:value-type="float" office:value="0.396226" calcext:value-type="float">
            <text:p>0.396226</text:p>
          </table:table-cell>
          <table:table-cell office:value-type="float" office:value="0.5435559" calcext:value-type="float">
            <text:p>0.5435559</text:p>
          </table:table-cell>
          <table:table-cell office:value-type="float" office:value="0.5196134" calcext:value-type="float">
            <text:p>0.5196134</text:p>
          </table:table-cell>
          <table:table-cell office:value-type="float" office:value="0.5265832" calcext:value-type="float">
            <text:p>0.5265832</text:p>
          </table:table-cell>
          <table:table-cell office:value-type="float" office:value="0.5237626" calcext:value-type="float">
            <text:p>0.5237626</text:p>
          </table:table-cell>
          <table:table-cell office:value-type="float" office:value="0.5318531" calcext:value-type="float">
            <text:p>0.5318531</text:p>
          </table:table-cell>
          <table:table-cell office:value-type="float" office:value="0.572633" calcext:value-type="float">
            <text:p>0.572633</text:p>
          </table:table-cell>
          <table:table-cell office:value-type="float" office:value="0" calcext:value-type="float">
            <text:p>0</text:p>
          </table:table-cell>
          <table:table-cell office:value-type="float" office:value="0.05225269" calcext:value-type="float">
            <text:p>0.05225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0509" calcext:value-type="float">
            <text:p>0.30205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2.231381" calcext:value-type="float">
            <text:p>2.231381</text:p>
          </table:table-cell>
          <table:table-cell office:value-type="float" office:value="140.1019" calcext:value-type="float">
            <text:p>140.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8212" calcext:value-type="float">
            <text:p>2.048212</text:p>
          </table:table-cell>
          <table:table-cell office:value-type="float" office:value="0" calcext:value-type="float">
            <text:p>0</text:p>
          </table:table-cell>
          <table:table-cell office:value-type="float" office:value="0.00001498213" calcext:value-type="float">
            <text:p>1.498213E-05</text:p>
          </table:table-cell>
          <table:table-cell office:value-type="float" office:value="0" calcext:value-type="float">
            <text:p>0</text:p>
          </table:table-cell>
          <table:table-cell office:value-type="float" office:value="-0.003946824" calcext:value-type="float">
            <text:p>-0.003946824</text:p>
          </table:table-cell>
          <table:table-cell office:value-type="float" office:value="1195.077" calcext:value-type="float">
            <text:p>1195.077</text:p>
          </table:table-cell>
          <table:table-cell office:value-type="float" office:value="3.368636" calcext:value-type="float">
            <text:p>3.368636</text:p>
          </table:table-cell>
          <table:table-cell office:value-type="float" office:value="0" calcext:value-type="float">
            <text:p>0</text:p>
          </table:table-cell>
          <table:table-cell office:value-type="float" office:value="0.003652479" calcext:value-type="float">
            <text:p>0.003652479</text:p>
          </table:table-cell>
          <table:table-cell office:value-type="float" office:value="0.06255119" calcext:value-type="float">
            <text:p>0.06255119</text:p>
          </table:table-cell>
          <table:table-cell office:value-type="float" office:value="0.04756179" calcext:value-type="float">
            <text:p>0.04756179</text:p>
          </table:table-cell>
          <table:table-cell office:value-type="float" office:value="0.03512693" calcext:value-type="float">
            <text:p>0.03512693</text:p>
          </table:table-cell>
          <table:table-cell office:value-type="float" office:value="0.02694741" calcext:value-type="float">
            <text:p>0.02694741</text:p>
          </table:table-cell>
          <table:table-cell office:value-type="float" office:value="0.02539296" calcext:value-type="float">
            <text:p>0.02539296</text:p>
          </table:table-cell>
          <table:table-cell office:value-type="float" office:value="0.0228581" calcext:value-type="float">
            <text:p>0.0228581</text:p>
          </table:table-cell>
          <table:table-cell office:value-type="float" office:value="0.04521855" calcext:value-type="float">
            <text:p>0.04521855</text:p>
          </table:table-cell>
          <table:table-cell office:value-type="float" office:value="0.07150088" calcext:value-type="float">
            <text:p>0.07150088</text:p>
          </table:table-cell>
          <table:table-cell office:value-type="float" office:value="0.06763133" calcext:value-type="float">
            <text:p>0.06763133</text:p>
          </table:table-cell>
          <table:table-cell office:value-type="float" office:value="0.06589107" calcext:value-type="float">
            <text:p>0.06589107</text:p>
          </table:table-cell>
          <table:table-cell office:value-type="float" office:value="0.0654558" calcext:value-type="float">
            <text:p>0.0654558</text:p>
          </table:table-cell>
          <table:table-cell office:value-type="float" office:value="0.06521921" calcext:value-type="float">
            <text:p>0.06521921</text:p>
          </table:table-cell>
          <table:table-cell office:value-type="float" office:value="0.06556667" calcext:value-type="float">
            <text:p>0.06556667</text:p>
          </table:table-cell>
          <table:table-cell office:value-type="float" office:value="0" calcext:value-type="float">
            <text:p>0</text:p>
          </table:table-cell>
          <table:table-cell office:value-type="float" office:value="0.07944362" calcext:value-type="float">
            <text:p>0.07944362</text:p>
          </table:table-cell>
          <table:table-cell office:value-type="float" office:value="0.7808618" calcext:value-type="float">
            <text:p>0.7808618</text:p>
          </table:table-cell>
          <table:table-cell office:value-type="float" office:value="0.6404767" calcext:value-type="float">
            <text:p>0.6404767</text:p>
          </table:table-cell>
          <table:table-cell office:value-type="float" office:value="0.4858335" calcext:value-type="float">
            <text:p>0.4858335</text:p>
          </table:table-cell>
          <table:table-cell office:value-type="float" office:value="0.369352" calcext:value-type="float">
            <text:p>0.369352</text:p>
          </table:table-cell>
          <table:table-cell office:value-type="float" office:value="0.2401298" calcext:value-type="float">
            <text:p>0.2401298</text:p>
          </table:table-cell>
          <table:table-cell office:value-type="float" office:value="0.1997295" calcext:value-type="float">
            <text:p>0.1997295</text:p>
          </table:table-cell>
          <table:table-cell office:value-type="float" office:value="0.4058261" calcext:value-type="float">
            <text:p>0.4058261</text:p>
          </table:table-cell>
          <table:table-cell office:value-type="float" office:value="0.5567695" calcext:value-type="float">
            <text:p>0.5567695</text:p>
          </table:table-cell>
          <table:table-cell office:value-type="float" office:value="0.5323537" calcext:value-type="float">
            <text:p>0.5323537</text:p>
          </table:table-cell>
          <table:table-cell office:value-type="float" office:value="0.5397614" calcext:value-type="float">
            <text:p>0.5397614</text:p>
          </table:table-cell>
          <table:table-cell office:value-type="float" office:value="0.53702" calcext:value-type="float">
            <text:p>0.53702</text:p>
          </table:table-cell>
          <table:table-cell office:value-type="float" office:value="0.5458631" calcext:value-type="float">
            <text:p>0.5458631</text:p>
          </table:table-cell>
          <table:table-cell office:value-type="float" office:value="0.5880753" calcext:value-type="float">
            <text:p>0.5880753</text:p>
          </table:table-cell>
          <table:table-cell office:value-type="float" office:value="0" calcext:value-type="float">
            <text:p>0</text:p>
          </table:table-cell>
          <table:table-cell office:value-type="float" office:value="0.05246216" calcext:value-type="float">
            <text:p>0.05246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88033" calcext:value-type="float">
            <text:p>0.30880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2.230924" calcext:value-type="float">
            <text:p>2.230924</text:p>
          </table:table-cell>
          <table:table-cell office:value-type="float" office:value="140.0943" calcext:value-type="float">
            <text:p>140.0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8329" calcext:value-type="float">
            <text:p>2.098329</text:p>
          </table:table-cell>
          <table:table-cell office:value-type="float" office:value="0" calcext:value-type="float">
            <text:p>0</text:p>
          </table:table-cell>
          <table:table-cell office:value-type="float" office:value="0.00001500315" calcext:value-type="float">
            <text:p>1.500315E-05</text:p>
          </table:table-cell>
          <table:table-cell office:value-type="float" office:value="0" calcext:value-type="float">
            <text:p>0</text:p>
          </table:table-cell>
          <table:table-cell office:value-type="float" office:value="-0.004015548" calcext:value-type="float">
            <text:p>-0.004015548</text:p>
          </table:table-cell>
          <table:table-cell office:value-type="float" office:value="1195.032" calcext:value-type="float">
            <text:p>1195.032</text:p>
          </table:table-cell>
          <table:table-cell office:value-type="float" office:value="3.370543" calcext:value-type="float">
            <text:p>3.370543</text:p>
          </table:table-cell>
          <table:table-cell office:value-type="float" office:value="0" calcext:value-type="float">
            <text:p>0</text:p>
          </table:table-cell>
          <table:table-cell office:value-type="float" office:value="0.003691666" calcext:value-type="float">
            <text:p>0.003691666</text:p>
          </table:table-cell>
          <table:table-cell office:value-type="float" office:value="0.06526224" calcext:value-type="float">
            <text:p>0.06526224</text:p>
          </table:table-cell>
          <table:table-cell office:value-type="float" office:value="0.04835602" calcext:value-type="float">
            <text:p>0.04835602</text:p>
          </table:table-cell>
          <table:table-cell office:value-type="float" office:value="0.03536015" calcext:value-type="float">
            <text:p>0.03536015</text:p>
          </table:table-cell>
          <table:table-cell office:value-type="float" office:value="0.02696507" calcext:value-type="float">
            <text:p>0.02696507</text:p>
          </table:table-cell>
          <table:table-cell office:value-type="float" office:value="0.02523936" calcext:value-type="float">
            <text:p>0.02523936</text:p>
          </table:table-cell>
          <table:table-cell office:value-type="float" office:value="0.0226873" calcext:value-type="float">
            <text:p>0.0226873</text:p>
          </table:table-cell>
          <table:table-cell office:value-type="float" office:value="0.04504857" calcext:value-type="float">
            <text:p>0.04504857</text:p>
          </table:table-cell>
          <table:table-cell office:value-type="float" office:value="0.07146568" calcext:value-type="float">
            <text:p>0.07146568</text:p>
          </table:table-cell>
          <table:table-cell office:value-type="float" office:value="0.06770151" calcext:value-type="float">
            <text:p>0.06770151</text:p>
          </table:table-cell>
          <table:table-cell office:value-type="float" office:value="0.06600992" calcext:value-type="float">
            <text:p>0.06600992</text:p>
          </table:table-cell>
          <table:table-cell office:value-type="float" office:value="0.06558494" calcext:value-type="float">
            <text:p>0.06558494</text:p>
          </table:table-cell>
          <table:table-cell office:value-type="float" office:value="0.06536251" calcext:value-type="float">
            <text:p>0.06536251</text:p>
          </table:table-cell>
          <table:table-cell office:value-type="float" office:value="0.06572746" calcext:value-type="float">
            <text:p>0.06572746</text:p>
          </table:table-cell>
          <table:table-cell office:value-type="float" office:value="0" calcext:value-type="float">
            <text:p>0</text:p>
          </table:table-cell>
          <table:table-cell office:value-type="float" office:value="0.08026461" calcext:value-type="float">
            <text:p>0.08026461</text:p>
          </table:table-cell>
          <table:table-cell office:value-type="float" office:value="0.7974335" calcext:value-type="float">
            <text:p>0.7974335</text:p>
          </table:table-cell>
          <table:table-cell office:value-type="float" office:value="0.6540915" calcext:value-type="float">
            <text:p>0.6540915</text:p>
          </table:table-cell>
          <table:table-cell office:value-type="float" office:value="0.496265" calcext:value-type="float">
            <text:p>0.496265</text:p>
          </table:table-cell>
          <table:table-cell office:value-type="float" office:value="0.3775348" calcext:value-type="float">
            <text:p>0.3775348</text:p>
          </table:table-cell>
          <table:table-cell office:value-type="float" office:value="0.2452711" calcext:value-type="float">
            <text:p>0.2452711</text:p>
          </table:table-cell>
          <table:table-cell office:value-type="float" office:value="0.204023" calcext:value-type="float">
            <text:p>0.204023</text:p>
          </table:table-cell>
          <table:table-cell office:value-type="float" office:value="0.4153369" calcext:value-type="float">
            <text:p>0.4153369</text:p>
          </table:table-cell>
          <table:table-cell office:value-type="float" office:value="0.5699438" calcext:value-type="float">
            <text:p>0.5699438</text:p>
          </table:table-cell>
          <table:table-cell office:value-type="float" office:value="0.545074" calcext:value-type="float">
            <text:p>0.545074</text:p>
          </table:table-cell>
          <table:table-cell office:value-type="float" office:value="0.5529345" calcext:value-type="float">
            <text:p>0.5529345</text:p>
          </table:table-cell>
          <table:table-cell office:value-type="float" office:value="0.5502901" calcext:value-type="float">
            <text:p>0.5502901</text:p>
          </table:table-cell>
          <table:table-cell office:value-type="float" office:value="0.5599153" calcext:value-type="float">
            <text:p>0.5599153</text:p>
          </table:table-cell>
          <table:table-cell office:value-type="float" office:value="0.6034856" calcext:value-type="float">
            <text:p>0.6034856</text:p>
          </table:table-cell>
          <table:table-cell office:value-type="float" office:value="0" calcext:value-type="float">
            <text:p>0</text:p>
          </table:table-cell>
          <table:table-cell office:value-type="float" office:value="0.05794579" calcext:value-type="float">
            <text:p>0.0579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5352" calcext:value-type="float">
            <text:p>0.31553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2.230295" calcext:value-type="float">
            <text:p>2.230295</text:p>
          </table:table-cell>
          <table:table-cell office:value-type="float" office:value="140.0866" calcext:value-type="float">
            <text:p>140.0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8483" calcext:value-type="float">
            <text:p>2.148483</text:p>
          </table:table-cell>
          <table:table-cell office:value-type="float" office:value="0" calcext:value-type="float">
            <text:p>0</text:p>
          </table:table-cell>
          <table:table-cell office:value-type="float" office:value="0.00001500785" calcext:value-type="float">
            <text:p>1.500785E-05</text:p>
          </table:table-cell>
          <table:table-cell office:value-type="float" office:value="0" calcext:value-type="float">
            <text:p>0</text:p>
          </table:table-cell>
          <table:table-cell office:value-type="float" office:value="-0.004084481" calcext:value-type="float">
            <text:p>-0.004084481</text:p>
          </table:table-cell>
          <table:table-cell office:value-type="float" office:value="1194.988" calcext:value-type="float">
            <text:p>1194.988</text:p>
          </table:table-cell>
          <table:table-cell office:value-type="float" office:value="3.373669" calcext:value-type="float">
            <text:p>3.373669</text:p>
          </table:table-cell>
          <table:table-cell office:value-type="float" office:value="0" calcext:value-type="float">
            <text:p>0</text:p>
          </table:table-cell>
          <table:table-cell office:value-type="float" office:value="0.003793899" calcext:value-type="float">
            <text:p>0.003793899</text:p>
          </table:table-cell>
          <table:table-cell office:value-type="float" office:value="0.07079177" calcext:value-type="float">
            <text:p>0.07079177</text:p>
          </table:table-cell>
          <table:table-cell office:value-type="float" office:value="0.0510339" calcext:value-type="float">
            <text:p>0.0510339</text:p>
          </table:table-cell>
          <table:table-cell office:value-type="float" office:value="0.03672327" calcext:value-type="float">
            <text:p>0.03672327</text:p>
          </table:table-cell>
          <table:table-cell office:value-type="float" office:value="0.02767119" calcext:value-type="float">
            <text:p>0.02767119</text:p>
          </table:table-cell>
          <table:table-cell office:value-type="float" office:value="0.02548512" calcext:value-type="float">
            <text:p>0.02548512</text:p>
          </table:table-cell>
          <table:table-cell office:value-type="float" office:value="0.02283098" calcext:value-type="float">
            <text:p>0.02283098</text:p>
          </table:table-cell>
          <table:table-cell office:value-type="float" office:value="0.04496659" calcext:value-type="float">
            <text:p>0.04496659</text:p>
          </table:table-cell>
          <table:table-cell office:value-type="float" office:value="0.07145187" calcext:value-type="float">
            <text:p>0.07145187</text:p>
          </table:table-cell>
          <table:table-cell office:value-type="float" office:value="0.06777365" calcext:value-type="float">
            <text:p>0.06777365</text:p>
          </table:table-cell>
          <table:table-cell office:value-type="float" office:value="0.06612916" calcext:value-type="float">
            <text:p>0.06612916</text:p>
          </table:table-cell>
          <table:table-cell office:value-type="float" office:value="0.06571438" calcext:value-type="float">
            <text:p>0.06571438</text:p>
          </table:table-cell>
          <table:table-cell office:value-type="float" office:value="0.06550656" calcext:value-type="float">
            <text:p>0.06550656</text:p>
          </table:table-cell>
          <table:table-cell office:value-type="float" office:value="0.06588821" calcext:value-type="float">
            <text:p>0.06588821</text:p>
          </table:table-cell>
          <table:table-cell office:value-type="float" office:value="0" calcext:value-type="float">
            <text:p>0</text:p>
          </table:table-cell>
          <table:table-cell office:value-type="float" office:value="0.08111552" calcext:value-type="float">
            <text:p>0.08111552</text:p>
          </table:table-cell>
          <table:table-cell office:value-type="float" office:value="0.8150043" calcext:value-type="float">
            <text:p>0.8150043</text:p>
          </table:table-cell>
          <table:table-cell office:value-type="float" office:value="0.6682411" calcext:value-type="float">
            <text:p>0.6682411</text:p>
          </table:table-cell>
          <table:table-cell office:value-type="float" office:value="0.5069176" calcext:value-type="float">
            <text:p>0.5069176</text:p>
          </table:table-cell>
          <table:table-cell office:value-type="float" office:value="0.385799" calcext:value-type="float">
            <text:p>0.385799</text:p>
          </table:table-cell>
          <table:table-cell office:value-type="float" office:value="0.250396" calcext:value-type="float">
            <text:p>0.250396</text:p>
          </table:table-cell>
          <table:table-cell office:value-type="float" office:value="0.2082825" calcext:value-type="float">
            <text:p>0.2082825</text:p>
          </table:table-cell>
          <table:table-cell office:value-type="float" office:value="0.4247784" calcext:value-type="float">
            <text:p>0.4247784</text:p>
          </table:table-cell>
          <table:table-cell office:value-type="float" office:value="0.583079" calcext:value-type="float">
            <text:p>0.583079</text:p>
          </table:table-cell>
          <table:table-cell office:value-type="float" office:value="0.5577747" calcext:value-type="float">
            <text:p>0.5577747</text:p>
          </table:table-cell>
          <table:table-cell office:value-type="float" office:value="0.5661024" calcext:value-type="float">
            <text:p>0.5661024</text:p>
          </table:table-cell>
          <table:table-cell office:value-type="float" office:value="0.5635735" calcext:value-type="float">
            <text:p>0.5635735</text:p>
          </table:table-cell>
          <table:table-cell office:value-type="float" office:value="0.5740073" calcext:value-type="float">
            <text:p>0.5740073</text:p>
          </table:table-cell>
          <table:table-cell office:value-type="float" office:value="0.6188497" calcext:value-type="float">
            <text:p>0.6188497</text:p>
          </table:table-cell>
          <table:table-cell office:value-type="float" office:value="0" calcext:value-type="float">
            <text:p>0</text:p>
          </table:table-cell>
          <table:table-cell office:value-type="float" office:value="0.06273512" calcext:value-type="float">
            <text:p>0.06273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24087" calcext:value-type="float">
            <text:p>0.3224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2.229515" calcext:value-type="float">
            <text:p>2.229515</text:p>
          </table:table-cell>
          <table:table-cell office:value-type="float" office:value="140.0787" calcext:value-type="float">
            <text:p>140.0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8752" calcext:value-type="float">
            <text:p>2.198752</text:p>
          </table:table-cell>
          <table:table-cell office:value-type="float" office:value="0" calcext:value-type="float">
            <text:p>0</text:p>
          </table:table-cell>
          <table:table-cell office:value-type="float" office:value="0.00001500801" calcext:value-type="float">
            <text:p>1.500801E-05</text:p>
          </table:table-cell>
          <table:table-cell office:value-type="float" office:value="0" calcext:value-type="float">
            <text:p>0</text:p>
          </table:table-cell>
          <table:table-cell office:value-type="float" office:value="-0.004153585" calcext:value-type="float">
            <text:p>-0.004153585</text:p>
          </table:table-cell>
          <table:table-cell office:value-type="float" office:value="1194.944" calcext:value-type="float">
            <text:p>1194.944</text:p>
          </table:table-cell>
          <table:table-cell office:value-type="float" office:value="3.379138" calcext:value-type="float">
            <text:p>3.379138</text:p>
          </table:table-cell>
          <table:table-cell office:value-type="float" office:value="0" calcext:value-type="float">
            <text:p>0</text:p>
          </table:table-cell>
          <table:table-cell office:value-type="float" office:value="0.003652772" calcext:value-type="float">
            <text:p>0.003652772</text:p>
          </table:table-cell>
          <table:table-cell office:value-type="float" office:value="0.07474264" calcext:value-type="float">
            <text:p>0.07474264</text:p>
          </table:table-cell>
          <table:table-cell office:value-type="float" office:value="0.05348911" calcext:value-type="float">
            <text:p>0.05348911</text:p>
          </table:table-cell>
          <table:table-cell office:value-type="float" office:value="0.03817698" calcext:value-type="float">
            <text:p>0.03817698</text:p>
          </table:table-cell>
          <table:table-cell office:value-type="float" office:value="0.02854347" calcext:value-type="float">
            <text:p>0.02854347</text:p>
          </table:table-cell>
          <table:table-cell office:value-type="float" office:value="0.02592299" calcext:value-type="float">
            <text:p>0.02592299</text:p>
          </table:table-cell>
          <table:table-cell office:value-type="float" office:value="0.02303322" calcext:value-type="float">
            <text:p>0.02303322</text:p>
          </table:table-cell>
          <table:table-cell office:value-type="float" office:value="0.04498916" calcext:value-type="float">
            <text:p>0.04498916</text:p>
          </table:table-cell>
          <table:table-cell office:value-type="float" office:value="0.07146882" calcext:value-type="float">
            <text:p>0.07146882</text:p>
          </table:table-cell>
          <table:table-cell office:value-type="float" office:value="0.06784958" calcext:value-type="float">
            <text:p>0.06784958</text:p>
          </table:table-cell>
          <table:table-cell office:value-type="float" office:value="0.06624911" calcext:value-type="float">
            <text:p>0.06624911</text:p>
          </table:table-cell>
          <table:table-cell office:value-type="float" office:value="0.06584426" calcext:value-type="float">
            <text:p>0.06584426</text:p>
          </table:table-cell>
          <table:table-cell office:value-type="float" office:value="0.06565123" calcext:value-type="float">
            <text:p>0.06565123</text:p>
          </table:table-cell>
          <table:table-cell office:value-type="float" office:value="0.0660487" calcext:value-type="float">
            <text:p>0.0660487</text:p>
          </table:table-cell>
          <table:table-cell office:value-type="float" office:value="0" calcext:value-type="float">
            <text:p>0</text:p>
          </table:table-cell>
          <table:table-cell office:value-type="float" office:value="0.08202921" calcext:value-type="float">
            <text:p>0.08202921</text:p>
          </table:table-cell>
          <table:table-cell office:value-type="float" office:value="0.8340239" calcext:value-type="float">
            <text:p>0.8340239</text:p>
          </table:table-cell>
          <table:table-cell office:value-type="float" office:value="0.683226" calcext:value-type="float">
            <text:p>0.683226</text:p>
          </table:table-cell>
          <table:table-cell office:value-type="float" office:value="0.5180379" calcext:value-type="float">
            <text:p>0.5180379</text:p>
          </table:table-cell>
          <table:table-cell office:value-type="float" office:value="0.3943157" calcext:value-type="float">
            <text:p>0.3943157</text:p>
          </table:table-cell>
          <table:table-cell office:value-type="float" office:value="0.2555784" calcext:value-type="float">
            <text:p>0.2555784</text:p>
          </table:table-cell>
          <table:table-cell office:value-type="float" office:value="0.2125432" calcext:value-type="float">
            <text:p>0.2125432</text:p>
          </table:table-cell>
          <table:table-cell office:value-type="float" office:value="0.4341745" calcext:value-type="float">
            <text:p>0.4341745</text:p>
          </table:table-cell>
          <table:table-cell office:value-type="float" office:value="0.5961781" calcext:value-type="float">
            <text:p>0.5961781</text:p>
          </table:table-cell>
          <table:table-cell office:value-type="float" office:value="0.570457" calcext:value-type="float">
            <text:p>0.570457</text:p>
          </table:table-cell>
          <table:table-cell office:value-type="float" office:value="0.5792666" calcext:value-type="float">
            <text:p>0.5792666</text:p>
          </table:table-cell>
          <table:table-cell office:value-type="float" office:value="0.5768689" calcext:value-type="float">
            <text:p>0.5768689</text:p>
          </table:table-cell>
          <table:table-cell office:value-type="float" office:value="0.5881392" calcext:value-type="float">
            <text:p>0.5881392</text:p>
          </table:table-cell>
          <table:table-cell office:value-type="float" office:value="0.6341967" calcext:value-type="float">
            <text:p>0.6341967</text:p>
          </table:table-cell>
          <table:table-cell office:value-type="float" office:value="0" calcext:value-type="float">
            <text:p>0</text:p>
          </table:table-cell>
          <table:table-cell office:value-type="float" office:value="0.05676118" calcext:value-type="float">
            <text:p>0.0567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4273" calcext:value-type="float">
            <text:p>0.32942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2.228656" calcext:value-type="float">
            <text:p>2.228656</text:p>
          </table:table-cell>
          <table:table-cell office:value-type="float" office:value="140.0707" calcext:value-type="float">
            <text:p>140.0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117" calcext:value-type="float">
            <text:p>2.249117</text:p>
          </table:table-cell>
          <table:table-cell office:value-type="float" office:value="0" calcext:value-type="float">
            <text:p>0</text:p>
          </table:table-cell>
          <table:table-cell office:value-type="float" office:value="0.00001500801" calcext:value-type="float">
            <text:p>1.500801E-05</text:p>
          </table:table-cell>
          <table:table-cell office:value-type="float" office:value="0" calcext:value-type="float">
            <text:p>0</text:p>
          </table:table-cell>
          <table:table-cell office:value-type="float" office:value="-0.004222853" calcext:value-type="float">
            <text:p>-0.004222853</text:p>
          </table:table-cell>
          <table:table-cell office:value-type="float" office:value="1194.9" calcext:value-type="float">
            <text:p>1194.9</text:p>
          </table:table-cell>
          <table:table-cell office:value-type="float" office:value="3.386125" calcext:value-type="float">
            <text:p>3.386125</text:p>
          </table:table-cell>
          <table:table-cell office:value-type="float" office:value="0" calcext:value-type="float">
            <text:p>0</text:p>
          </table:table-cell>
          <table:table-cell office:value-type="float" office:value="0.003654176" calcext:value-type="float">
            <text:p>0.003654176</text:p>
          </table:table-cell>
          <table:table-cell office:value-type="float" office:value="0.07638407" calcext:value-type="float">
            <text:p>0.07638407</text:p>
          </table:table-cell>
          <table:table-cell office:value-type="float" office:value="0.05533961" calcext:value-type="float">
            <text:p>0.05533961</text:p>
          </table:table-cell>
          <table:table-cell office:value-type="float" office:value="0.03930331" calcext:value-type="float">
            <text:p>0.03930331</text:p>
          </table:table-cell>
          <table:table-cell office:value-type="float" office:value="0.02928761" calcext:value-type="float">
            <text:p>0.02928761</text:p>
          </table:table-cell>
          <table:table-cell office:value-type="float" office:value="0.0262936" calcext:value-type="float">
            <text:p>0.0262936</text:p>
          </table:table-cell>
          <table:table-cell office:value-type="float" office:value="0.02319465" calcext:value-type="float">
            <text:p>0.02319465</text:p>
          </table:table-cell>
          <table:table-cell office:value-type="float" office:value="0.04506444" calcext:value-type="float">
            <text:p>0.04506444</text:p>
          </table:table-cell>
          <table:table-cell office:value-type="float" office:value="0.07151672" calcext:value-type="float">
            <text:p>0.07151672</text:p>
          </table:table-cell>
          <table:table-cell office:value-type="float" office:value="0.06793036" calcext:value-type="float">
            <text:p>0.06793036</text:p>
          </table:table-cell>
          <table:table-cell office:value-type="float" office:value="0.06636985" calcext:value-type="float">
            <text:p>0.06636985</text:p>
          </table:table-cell>
          <table:table-cell office:value-type="float" office:value="0.06597461" calcext:value-type="float">
            <text:p>0.06597461</text:p>
          </table:table-cell>
          <table:table-cell office:value-type="float" office:value="0.06579659" calcext:value-type="float">
            <text:p>0.06579659</text:p>
          </table:table-cell>
          <table:table-cell office:value-type="float" office:value="0.06620902" calcext:value-type="float">
            <text:p>0.06620902</text:p>
          </table:table-cell>
          <table:table-cell office:value-type="float" office:value="0" calcext:value-type="float">
            <text:p>0</text:p>
          </table:table-cell>
          <table:table-cell office:value-type="float" office:value="0.08299599" calcext:value-type="float">
            <text:p>0.08299599</text:p>
          </table:table-cell>
          <table:table-cell office:value-type="float" office:value="0.8541901" calcext:value-type="float">
            <text:p>0.8541901</text:p>
          </table:table-cell>
          <table:table-cell office:value-type="float" office:value="0.6988336" calcext:value-type="float">
            <text:p>0.6988336</text:p>
          </table:table-cell>
          <table:table-cell office:value-type="float" office:value="0.5295294" calcext:value-type="float">
            <text:p>0.5295294</text:p>
          </table:table-cell>
          <table:table-cell office:value-type="float" office:value="0.4030496" calcext:value-type="float">
            <text:p>0.4030496</text:p>
          </table:table-cell>
          <table:table-cell office:value-type="float" office:value="0.2608224" calcext:value-type="float">
            <text:p>0.2608224</text:p>
          </table:table-cell>
          <table:table-cell office:value-type="float" office:value="0.2168151" calcext:value-type="float">
            <text:p>0.2168151</text:p>
          </table:table-cell>
          <table:table-cell office:value-type="float" office:value="0.4435451" calcext:value-type="float">
            <text:p>0.4435451</text:p>
          </table:table-cell>
          <table:table-cell office:value-type="float" office:value="0.6092455" calcext:value-type="float">
            <text:p>0.6092455</text:p>
          </table:table-cell>
          <table:table-cell office:value-type="float" office:value="0.5831215" calcext:value-type="float">
            <text:p>0.5831215</text:p>
          </table:table-cell>
          <table:table-cell office:value-type="float" office:value="0.5924273" calcext:value-type="float">
            <text:p>0.5924273</text:p>
          </table:table-cell>
          <table:table-cell office:value-type="float" office:value="0.5901762" calcext:value-type="float">
            <text:p>0.5901762</text:p>
          </table:table-cell>
          <table:table-cell office:value-type="float" office:value="0.6023111" calcext:value-type="float">
            <text:p>0.6023111</text:p>
          </table:table-cell>
          <table:table-cell office:value-type="float" office:value="0.649525" calcext:value-type="float">
            <text:p>0.649525</text:p>
          </table:table-cell>
          <table:table-cell office:value-type="float" office:value="0" calcext:value-type="float">
            <text:p>0</text:p>
          </table:table-cell>
          <table:table-cell office:value-type="float" office:value="0.05279198" calcext:value-type="float">
            <text:p>0.05279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5822" calcext:value-type="float">
            <text:p>0.33658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2.227817" calcext:value-type="float">
            <text:p>2.227817</text:p>
          </table:table-cell>
          <table:table-cell office:value-type="float" office:value="140.0628" calcext:value-type="float">
            <text:p>140.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9536" calcext:value-type="float">
            <text:p>2.299536</text:p>
          </table:table-cell>
          <table:table-cell office:value-type="float" office:value="0" calcext:value-type="float">
            <text:p>0</text:p>
          </table:table-cell>
          <table:table-cell office:value-type="float" office:value="0.00001500801" calcext:value-type="float">
            <text:p>1.500801E-05</text:p>
          </table:table-cell>
          <table:table-cell office:value-type="float" office:value="0" calcext:value-type="float">
            <text:p>0</text:p>
          </table:table-cell>
          <table:table-cell office:value-type="float" office:value="-0.004292285" calcext:value-type="float">
            <text:p>-0.004292285</text:p>
          </table:table-cell>
          <table:table-cell office:value-type="float" office:value="1194.857" calcext:value-type="float">
            <text:p>1194.857</text:p>
          </table:table-cell>
          <table:table-cell office:value-type="float" office:value="3.393193" calcext:value-type="float">
            <text:p>3.393193</text:p>
          </table:table-cell>
          <table:table-cell office:value-type="float" office:value="0" calcext:value-type="float">
            <text:p>0</text:p>
          </table:table-cell>
          <table:table-cell office:value-type="float" office:value="0.003535043" calcext:value-type="float">
            <text:p>0.003535043</text:p>
          </table:table-cell>
          <table:table-cell office:value-type="float" office:value="0.07479049" calcext:value-type="float">
            <text:p>0.07479049</text:p>
          </table:table-cell>
          <table:table-cell office:value-type="float" office:value="0.05573941" calcext:value-type="float">
            <text:p>0.05573941</text:p>
          </table:table-cell>
          <table:table-cell office:value-type="float" office:value="0.03977513" calcext:value-type="float">
            <text:p>0.03977513</text:p>
          </table:table-cell>
          <table:table-cell office:value-type="float" office:value="0.02968102" calcext:value-type="float">
            <text:p>0.02968102</text:p>
          </table:table-cell>
          <table:table-cell office:value-type="float" office:value="0.02650876" calcext:value-type="float">
            <text:p>0.02650876</text:p>
          </table:table-cell>
          <table:table-cell office:value-type="float" office:value="0.02330209" calcext:value-type="float">
            <text:p>0.02330209</text:p>
          </table:table-cell>
          <table:table-cell office:value-type="float" office:value="0.04515148" calcext:value-type="float">
            <text:p>0.04515148</text:p>
          </table:table-cell>
          <table:table-cell office:value-type="float" office:value="0.07158758" calcext:value-type="float">
            <text:p>0.07158758</text:p>
          </table:table-cell>
          <table:table-cell office:value-type="float" office:value="0.06801673" calcext:value-type="float">
            <text:p>0.06801673</text:p>
          </table:table-cell>
          <table:table-cell office:value-type="float" office:value="0.06649156" calcext:value-type="float">
            <text:p>0.06649156</text:p>
          </table:table-cell>
          <table:table-cell office:value-type="float" office:value="0.06610542" calcext:value-type="float">
            <text:p>0.06610542</text:p>
          </table:table-cell>
          <table:table-cell office:value-type="float" office:value="0.06594251" calcext:value-type="float">
            <text:p>0.06594251</text:p>
          </table:table-cell>
          <table:table-cell office:value-type="float" office:value="0.06636922" calcext:value-type="float">
            <text:p>0.06636922</text:p>
          </table:table-cell>
          <table:table-cell office:value-type="float" office:value="0" calcext:value-type="float">
            <text:p>0</text:p>
          </table:table-cell>
          <table:table-cell office:value-type="float" office:value="0.08398326" calcext:value-type="float">
            <text:p>0.08398326</text:p>
          </table:table-cell>
          <table:table-cell office:value-type="float" office:value="0.8749458" calcext:value-type="float">
            <text:p>0.8749458</text:p>
          </table:table-cell>
          <table:table-cell office:value-type="float" office:value="0.7148103" calcext:value-type="float">
            <text:p>0.7148103</text:p>
          </table:table-cell>
          <table:table-cell office:value-type="float" office:value="0.541256" calcext:value-type="float">
            <text:p>0.541256</text:p>
          </table:table-cell>
          <table:table-cell office:value-type="float" office:value="0.4119366" calcext:value-type="float">
            <text:p>0.4119366</text:p>
          </table:table-cell>
          <table:table-cell office:value-type="float" office:value="0.2661075" calcext:value-type="float">
            <text:p>0.2661075</text:p>
          </table:table-cell>
          <table:table-cell office:value-type="float" office:value="0.221094" calcext:value-type="float">
            <text:p>0.221094</text:p>
          </table:table-cell>
          <table:table-cell office:value-type="float" office:value="0.4528986" calcext:value-type="float">
            <text:p>0.4528986</text:p>
          </table:table-cell>
          <table:table-cell office:value-type="float" office:value="0.6222851" calcext:value-type="float">
            <text:p>0.6222851</text:p>
          </table:table-cell>
          <table:table-cell office:value-type="float" office:value="0.5957698" calcext:value-type="float">
            <text:p>0.5957698</text:p>
          </table:table-cell>
          <table:table-cell office:value-type="float" office:value="0.6055848" calcext:value-type="float">
            <text:p>0.6055848</text:p>
          </table:table-cell>
          <table:table-cell office:value-type="float" office:value="0.6034935" calcext:value-type="float">
            <text:p>0.6034935</text:p>
          </table:table-cell>
          <table:table-cell office:value-type="float" office:value="0.6165235" calcext:value-type="float">
            <text:p>0.6165235</text:p>
          </table:table-cell>
          <table:table-cell office:value-type="float" office:value="0.6648368" calcext:value-type="float">
            <text:p>0.6648368</text:p>
          </table:table-cell>
          <table:table-cell office:value-type="float" office:value="0" calcext:value-type="float">
            <text:p>0</text:p>
          </table:table-cell>
          <table:table-cell office:value-type="float" office:value="0.04736164" calcext:value-type="float">
            <text:p>0.047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499" calcext:value-type="float">
            <text:p>0.34374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2.227038" calcext:value-type="float">
            <text:p>2.227038</text:p>
          </table:table-cell>
          <table:table-cell office:value-type="float" office:value="140.0549" calcext:value-type="float">
            <text:p>140.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9896" calcext:value-type="float">
            <text:p>2.349896</text:p>
          </table:table-cell>
          <table:table-cell office:value-type="float" office:value="0" calcext:value-type="float">
            <text:p>0</text:p>
          </table:table-cell>
          <table:table-cell office:value-type="float" office:value="0.00001500801" calcext:value-type="float">
            <text:p>1.500801E-05</text:p>
          </table:table-cell>
          <table:table-cell office:value-type="float" office:value="0" calcext:value-type="float">
            <text:p>0</text:p>
          </table:table-cell>
          <table:table-cell office:value-type="float" office:value="-0.004361129" calcext:value-type="float">
            <text:p>-0.004361129</text:p>
          </table:table-cell>
          <table:table-cell office:value-type="float" office:value="1194.814" calcext:value-type="float">
            <text:p>1194.814</text:p>
          </table:table-cell>
          <table:table-cell office:value-type="float" office:value="3.399097" calcext:value-type="float">
            <text:p>3.399097</text:p>
          </table:table-cell>
          <table:table-cell office:value-type="float" office:value="0" calcext:value-type="float">
            <text:p>0</text:p>
          </table:table-cell>
          <table:table-cell office:value-type="float" office:value="0.003477379" calcext:value-type="float">
            <text:p>0.003477379</text:p>
          </table:table-cell>
          <table:table-cell office:value-type="float" office:value="0.07148606" calcext:value-type="float">
            <text:p>0.07148606</text:p>
          </table:table-cell>
          <table:table-cell office:value-type="float" office:value="0.05424884" calcext:value-type="float">
            <text:p>0.05424884</text:p>
          </table:table-cell>
          <table:table-cell office:value-type="float" office:value="0.03914331" calcext:value-type="float">
            <text:p>0.03914331</text:p>
          </table:table-cell>
          <table:table-cell office:value-type="float" office:value="0.02934601" calcext:value-type="float">
            <text:p>0.02934601</text:p>
          </table:table-cell>
          <table:table-cell office:value-type="float" office:value="0.02634793" calcext:value-type="float">
            <text:p>0.02634793</text:p>
          </table:table-cell>
          <table:table-cell office:value-type="float" office:value="0.0232738" calcext:value-type="float">
            <text:p>0.0232738</text:p>
          </table:table-cell>
          <table:table-cell office:value-type="float" office:value="0.04519598" calcext:value-type="float">
            <text:p>0.04519598</text:p>
          </table:table-cell>
          <table:table-cell office:value-type="float" office:value="0.07166951" calcext:value-type="float">
            <text:p>0.07166951</text:p>
          </table:table-cell>
          <table:table-cell office:value-type="float" office:value="0.06810832" calcext:value-type="float">
            <text:p>0.06810832</text:p>
          </table:table-cell>
          <table:table-cell office:value-type="float" office:value="0.06661424" calcext:value-type="float">
            <text:p>0.06661424</text:p>
          </table:table-cell>
          <table:table-cell office:value-type="float" office:value="0.06623679" calcext:value-type="float">
            <text:p>0.06623679</text:p>
          </table:table-cell>
          <table:table-cell office:value-type="float" office:value="0.066085" calcext:value-type="float">
            <text:p>0.066085</text:p>
          </table:table-cell>
          <table:table-cell office:value-type="float" office:value="0.06653165" calcext:value-type="float">
            <text:p>0.06653165</text:p>
          </table:table-cell>
          <table:table-cell office:value-type="float" office:value="0" calcext:value-type="float">
            <text:p>0</text:p>
          </table:table-cell>
          <table:table-cell office:value-type="float" office:value="0.08494221" calcext:value-type="float">
            <text:p>0.08494221</text:p>
          </table:table-cell>
          <table:table-cell office:value-type="float" office:value="0.8951439" calcext:value-type="float">
            <text:p>0.8951439</text:p>
          </table:table-cell>
          <table:table-cell office:value-type="float" office:value="0.7305017" calcext:value-type="float">
            <text:p>0.7305017</text:p>
          </table:table-cell>
          <table:table-cell office:value-type="float" office:value="0.5528611" calcext:value-type="float">
            <text:p>0.5528611</text:p>
          </table:table-cell>
          <table:table-cell office:value-type="float" office:value="0.4207856" calcext:value-type="float">
            <text:p>0.4207856</text:p>
          </table:table-cell>
          <table:table-cell office:value-type="float" office:value="0.2713729" calcext:value-type="float">
            <text:p>0.2713729</text:p>
          </table:table-cell>
          <table:table-cell office:value-type="float" office:value="0.2253598" calcext:value-type="float">
            <text:p>0.2253598</text:p>
          </table:table-cell>
          <table:table-cell office:value-type="float" office:value="0.4622331" calcext:value-type="float">
            <text:p>0.4622331</text:p>
          </table:table-cell>
          <table:table-cell office:value-type="float" office:value="0.6352997" calcext:value-type="float">
            <text:p>0.6352997</text:p>
          </table:table-cell>
          <table:table-cell office:value-type="float" office:value="0.6084027" calcext:value-type="float">
            <text:p>0.6084027</text:p>
          </table:table-cell>
          <table:table-cell office:value-type="float" office:value="0.6187391" calcext:value-type="float">
            <text:p>0.6187391</text:p>
          </table:table-cell>
          <table:table-cell office:value-type="float" office:value="0.6168209" calcext:value-type="float">
            <text:p>0.6168209</text:p>
          </table:table-cell>
          <table:table-cell office:value-type="float" office:value="0.6307538" calcext:value-type="float">
            <text:p>0.6307538</text:p>
          </table:table-cell>
          <table:table-cell office:value-type="float" office:value="0.6801528" calcext:value-type="float">
            <text:p>0.6801528</text:p>
          </table:table-cell>
          <table:table-cell office:value-type="float" office:value="0" calcext:value-type="float">
            <text:p>0</text:p>
          </table:table-cell>
          <table:table-cell office:value-type="float" office:value="0.04658322" calcext:value-type="float">
            <text:p>0.0465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7281" calcext:value-type="float">
            <text:p>0.35072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2.226192" calcext:value-type="float">
            <text:p>2.226192</text:p>
          </table:table-cell>
          <table:table-cell office:value-type="float" office:value="140.0473" calcext:value-type="float">
            <text:p>140.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0157" calcext:value-type="float">
            <text:p>2.400157</text:p>
          </table:table-cell>
          <table:table-cell office:value-type="float" office:value="0" calcext:value-type="float">
            <text:p>0</text:p>
          </table:table-cell>
          <table:table-cell office:value-type="float" office:value="0.00001504078" calcext:value-type="float">
            <text:p>1.504078E-05</text:p>
          </table:table-cell>
          <table:table-cell office:value-type="float" office:value="0" calcext:value-type="float">
            <text:p>0</text:p>
          </table:table-cell>
          <table:table-cell office:value-type="float" office:value="-0.004428329" calcext:value-type="float">
            <text:p>-0.004428329</text:p>
          </table:table-cell>
          <table:table-cell office:value-type="float" office:value="1194.771" calcext:value-type="float">
            <text:p>1194.771</text:p>
          </table:table-cell>
          <table:table-cell office:value-type="float" office:value="3.406116" calcext:value-type="float">
            <text:p>3.406116</text:p>
          </table:table-cell>
          <table:table-cell office:value-type="float" office:value="0" calcext:value-type="float">
            <text:p>0</text:p>
          </table:table-cell>
          <table:table-cell office:value-type="float" office:value="0.003473405" calcext:value-type="float">
            <text:p>0.003473405</text:p>
          </table:table-cell>
          <table:table-cell office:value-type="float" office:value="0.06861497" calcext:value-type="float">
            <text:p>0.06861497</text:p>
          </table:table-cell>
          <table:table-cell office:value-type="float" office:value="0.05341559" calcext:value-type="float">
            <text:p>0.05341559</text:p>
          </table:table-cell>
          <table:table-cell office:value-type="float" office:value="0.03862328" calcext:value-type="float">
            <text:p>0.03862328</text:p>
          </table:table-cell>
          <table:table-cell office:value-type="float" office:value="0.02899149" calcext:value-type="float">
            <text:p>0.02899149</text:p>
          </table:table-cell>
          <table:table-cell office:value-type="float" office:value="0.02606419" calcext:value-type="float">
            <text:p>0.02606419</text:p>
          </table:table-cell>
          <table:table-cell office:value-type="float" office:value="0.02215142" calcext:value-type="float">
            <text:p>0.02215142</text:p>
          </table:table-cell>
          <table:table-cell office:value-type="float" office:value="0.04513074" calcext:value-type="float">
            <text:p>0.04513074</text:p>
          </table:table-cell>
          <table:table-cell office:value-type="float" office:value="0.07174674" calcext:value-type="float">
            <text:p>0.07174674</text:p>
          </table:table-cell>
          <table:table-cell office:value-type="float" office:value="0.06820381" calcext:value-type="float">
            <text:p>0.06820381</text:p>
          </table:table-cell>
          <table:table-cell office:value-type="float" office:value="0.066738" calcext:value-type="float">
            <text:p>0.066738</text:p>
          </table:table-cell>
          <table:table-cell office:value-type="float" office:value="0.06636865" calcext:value-type="float">
            <text:p>0.06636865</text:p>
          </table:table-cell>
          <table:table-cell office:value-type="float" office:value="0.06623305" calcext:value-type="float">
            <text:p>0.06623305</text:p>
          </table:table-cell>
          <table:table-cell office:value-type="float" office:value="0.06669136" calcext:value-type="float">
            <text:p>0.06669136</text:p>
          </table:table-cell>
          <table:table-cell office:value-type="float" office:value="0" calcext:value-type="float">
            <text:p>0</text:p>
          </table:table-cell>
          <table:table-cell office:value-type="float" office:value="0.08591544" calcext:value-type="float">
            <text:p>0.08591544</text:p>
          </table:table-cell>
          <table:table-cell office:value-type="float" office:value="0.9146432" calcext:value-type="float">
            <text:p>0.9146432</text:p>
          </table:table-cell>
          <table:table-cell office:value-type="float" office:value="0.7457531" calcext:value-type="float">
            <text:p>0.7457531</text:p>
          </table:table-cell>
          <table:table-cell office:value-type="float" office:value="0.5641982" calcext:value-type="float">
            <text:p>0.5641982</text:p>
          </table:table-cell>
          <table:table-cell office:value-type="float" office:value="0.4294661" calcext:value-type="float">
            <text:p>0.4294661</text:p>
          </table:table-cell>
          <table:table-cell office:value-type="float" office:value="0.2765669" calcext:value-type="float">
            <text:p>0.2765669</text:p>
          </table:table-cell>
          <table:table-cell office:value-type="float" office:value="0.2295823" calcext:value-type="float">
            <text:p>0.2295823</text:p>
          </table:table-cell>
          <table:table-cell office:value-type="float" office:value="0.471537" calcext:value-type="float">
            <text:p>0.471537</text:p>
          </table:table-cell>
          <table:table-cell office:value-type="float" office:value="0.6482888" calcext:value-type="float">
            <text:p>0.6482888</text:p>
          </table:table-cell>
          <table:table-cell office:value-type="float" office:value="0.6210213" calcext:value-type="float">
            <text:p>0.6210213</text:p>
          </table:table-cell>
          <table:table-cell office:value-type="float" office:value="0.6318903" calcext:value-type="float">
            <text:p>0.6318903</text:p>
          </table:table-cell>
          <table:table-cell office:value-type="float" office:value="0.6301618" calcext:value-type="float">
            <text:p>0.6301618</text:p>
          </table:table-cell>
          <table:table-cell office:value-type="float" office:value="0.6449642" calcext:value-type="float">
            <text:p>0.6449642</text:p>
          </table:table-cell>
          <table:table-cell office:value-type="float" office:value="0.6955049" calcext:value-type="float">
            <text:p>0.6955049</text:p>
          </table:table-cell>
          <table:table-cell office:value-type="float" office:value="0" calcext:value-type="float">
            <text:p>0</text:p>
          </table:table-cell>
          <table:table-cell office:value-type="float" office:value="0.04143039" calcext:value-type="float">
            <text:p>0.04143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579" calcext:value-type="float">
            <text:p>0.3575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2.225211" calcext:value-type="float">
            <text:p>2.225211</text:p>
          </table:table-cell>
          <table:table-cell office:value-type="float" office:value="140.0397" calcext:value-type="float">
            <text:p>140.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0431" calcext:value-type="float">
            <text:p>2.450431</text:p>
          </table:table-cell>
          <table:table-cell office:value-type="float" office:value="0" calcext:value-type="float">
            <text:p>0</text:p>
          </table:table-cell>
          <table:table-cell office:value-type="float" office:value="0.00001505819" calcext:value-type="float">
            <text:p>1.505819E-05</text:p>
          </table:table-cell>
          <table:table-cell office:value-type="float" office:value="0" calcext:value-type="float">
            <text:p>0</text:p>
          </table:table-cell>
          <table:table-cell office:value-type="float" office:value="-0.004494803" calcext:value-type="float">
            <text:p>-0.004494803</text:p>
          </table:table-cell>
          <table:table-cell office:value-type="float" office:value="1194.728" calcext:value-type="float">
            <text:p>1194.728</text:p>
          </table:table-cell>
          <table:table-cell office:value-type="float" office:value="3.415828" calcext:value-type="float">
            <text:p>3.415828</text:p>
          </table:table-cell>
          <table:table-cell office:value-type="float" office:value="0" calcext:value-type="float">
            <text:p>0</text:p>
          </table:table-cell>
          <table:table-cell office:value-type="float" office:value="0.003431555" calcext:value-type="float">
            <text:p>0.003431555</text:p>
          </table:table-cell>
          <table:table-cell office:value-type="float" office:value="0.06629629" calcext:value-type="float">
            <text:p>0.06629629</text:p>
          </table:table-cell>
          <table:table-cell office:value-type="float" office:value="0.05441809" calcext:value-type="float">
            <text:p>0.05441809</text:p>
          </table:table-cell>
          <table:table-cell office:value-type="float" office:value="0.03921499" calcext:value-type="float">
            <text:p>0.03921499</text:p>
          </table:table-cell>
          <table:table-cell office:value-type="float" office:value="0.02928711" calcext:value-type="float">
            <text:p>0.02928711</text:p>
          </table:table-cell>
          <table:table-cell office:value-type="float" office:value="0.0260757" calcext:value-type="float">
            <text:p>0.0260757</text:p>
          </table:table-cell>
          <table:table-cell office:value-type="float" office:value="0.02243283" calcext:value-type="float">
            <text:p>0.02243283</text:p>
          </table:table-cell>
          <table:table-cell office:value-type="float" office:value="0.04508404" calcext:value-type="float">
            <text:p>0.04508404</text:p>
          </table:table-cell>
          <table:table-cell office:value-type="float" office:value="0.07180985" calcext:value-type="float">
            <text:p>0.07180985</text:p>
          </table:table-cell>
          <table:table-cell office:value-type="float" office:value="0.06830139" calcext:value-type="float">
            <text:p>0.06830139</text:p>
          </table:table-cell>
          <table:table-cell office:value-type="float" office:value="0.06686257" calcext:value-type="float">
            <text:p>0.06686257</text:p>
          </table:table-cell>
          <table:table-cell office:value-type="float" office:value="0.06650086" calcext:value-type="float">
            <text:p>0.06650086</text:p>
          </table:table-cell>
          <table:table-cell office:value-type="float" office:value="0.06637876" calcext:value-type="float">
            <text:p>0.06637876</text:p>
          </table:table-cell>
          <table:table-cell office:value-type="float" office:value="0.06685241" calcext:value-type="float">
            <text:p>0.06685241</text:p>
          </table:table-cell>
          <table:table-cell office:value-type="float" office:value="0" calcext:value-type="float">
            <text:p>0</text:p>
          </table:table-cell>
          <table:table-cell office:value-type="float" office:value="0.08696476" calcext:value-type="float">
            <text:p>0.08696476</text:p>
          </table:table-cell>
          <table:table-cell office:value-type="float" office:value="0.9345047" calcext:value-type="float">
            <text:p>0.9345047</text:p>
          </table:table-cell>
          <table:table-cell office:value-type="float" office:value="0.7612532" calcext:value-type="float">
            <text:p>0.7612532</text:p>
          </table:table-cell>
          <table:table-cell office:value-type="float" office:value="0.5755693" calcext:value-type="float">
            <text:p>0.5755693</text:p>
          </table:table-cell>
          <table:table-cell office:value-type="float" office:value="0.4381296" calcext:value-type="float">
            <text:p>0.4381296</text:p>
          </table:table-cell>
          <table:table-cell office:value-type="float" office:value="0.2817371" calcext:value-type="float">
            <text:p>0.2817371</text:p>
          </table:table-cell>
          <table:table-cell office:value-type="float" office:value="0.2337919" calcext:value-type="float">
            <text:p>0.2337919</text:p>
          </table:table-cell>
          <table:table-cell office:value-type="float" office:value="0.4808207" calcext:value-type="float">
            <text:p>0.4808207</text:p>
          </table:table-cell>
          <table:table-cell office:value-type="float" office:value="0.6612526" calcext:value-type="float">
            <text:p>0.6612526</text:p>
          </table:table-cell>
          <table:table-cell office:value-type="float" office:value="0.6336258" calcext:value-type="float">
            <text:p>0.6336258</text:p>
          </table:table-cell>
          <table:table-cell office:value-type="float" office:value="0.6450431" calcext:value-type="float">
            <text:p>0.6450431</text:p>
          </table:table-cell>
          <table:table-cell office:value-type="float" office:value="0.6435147" calcext:value-type="float">
            <text:p>0.6435147</text:p>
          </table:table-cell>
          <table:table-cell office:value-type="float" office:value="0.6591752" calcext:value-type="float">
            <text:p>0.6591752</text:p>
          </table:table-cell>
          <table:table-cell office:value-type="float" office:value="0.7108706" calcext:value-type="float">
            <text:p>0.7108706</text:p>
          </table:table-cell>
          <table:table-cell office:value-type="float" office:value="0" calcext:value-type="float">
            <text:p>0</text:p>
          </table:table-cell>
          <table:table-cell office:value-type="float" office:value="0.03549772" calcext:value-type="float">
            <text:p>0.03549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5271" calcext:value-type="float">
            <text:p>0.36452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2.224147" calcext:value-type="float">
            <text:p>2.224147</text:p>
          </table:table-cell>
          <table:table-cell office:value-type="float" office:value="140.0323" calcext:value-type="float">
            <text:p>140.0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708" calcext:value-type="float">
            <text:p>2.500708</text:p>
          </table:table-cell>
          <table:table-cell office:value-type="float" office:value="0" calcext:value-type="float">
            <text:p>0</text:p>
          </table:table-cell>
          <table:table-cell office:value-type="float" office:value="0.00001506565" calcext:value-type="float">
            <text:p>1.506565E-05</text:p>
          </table:table-cell>
          <table:table-cell office:value-type="float" office:value="0" calcext:value-type="float">
            <text:p>0</text:p>
          </table:table-cell>
          <table:table-cell office:value-type="float" office:value="-0.004559963" calcext:value-type="float">
            <text:p>-0.004559963</text:p>
          </table:table-cell>
          <table:table-cell office:value-type="float" office:value="1194.684" calcext:value-type="float">
            <text:p>1194.684</text:p>
          </table:table-cell>
          <table:table-cell office:value-type="float" office:value="3.426907" calcext:value-type="float">
            <text:p>3.426907</text:p>
          </table:table-cell>
          <table:table-cell office:value-type="float" office:value="0" calcext:value-type="float">
            <text:p>0</text:p>
          </table:table-cell>
          <table:table-cell office:value-type="float" office:value="0.003136918" calcext:value-type="float">
            <text:p>0.003136918</text:p>
          </table:table-cell>
          <table:table-cell office:value-type="float" office:value="0.04980453" calcext:value-type="float">
            <text:p>0.04980453</text:p>
          </table:table-cell>
          <table:table-cell office:value-type="float" office:value="0.05341021" calcext:value-type="float">
            <text:p>0.05341021</text:p>
          </table:table-cell>
          <table:table-cell office:value-type="float" office:value="0.0391761" calcext:value-type="float">
            <text:p>0.0391761</text:p>
          </table:table-cell>
          <table:table-cell office:value-type="float" office:value="0.02934314" calcext:value-type="float">
            <text:p>0.02934314</text:p>
          </table:table-cell>
          <table:table-cell office:value-type="float" office:value="0.02607019" calcext:value-type="float">
            <text:p>0.02607019</text:p>
          </table:table-cell>
          <table:table-cell office:value-type="float" office:value="0.0227191" calcext:value-type="float">
            <text:p>0.0227191</text:p>
          </table:table-cell>
          <table:table-cell office:value-type="float" office:value="0.0451128" calcext:value-type="float">
            <text:p>0.0451128</text:p>
          </table:table-cell>
          <table:table-cell office:value-type="float" office:value="0.07187705" calcext:value-type="float">
            <text:p>0.07187705</text:p>
          </table:table-cell>
          <table:table-cell office:value-type="float" office:value="0.06840046" calcext:value-type="float">
            <text:p>0.06840046</text:p>
          </table:table-cell>
          <table:table-cell office:value-type="float" office:value="0.06698775" calcext:value-type="float">
            <text:p>0.06698775</text:p>
          </table:table-cell>
          <table:table-cell office:value-type="float" office:value="0.06663361" calcext:value-type="float">
            <text:p>0.06663361</text:p>
          </table:table-cell>
          <table:table-cell office:value-type="float" office:value="0.06652477" calcext:value-type="float">
            <text:p>0.06652477</text:p>
          </table:table-cell>
          <table:table-cell office:value-type="float" office:value="0.06701391" calcext:value-type="float">
            <text:p>0.06701391</text:p>
          </table:table-cell>
          <table:table-cell office:value-type="float" office:value="0" calcext:value-type="float">
            <text:p>0</text:p>
          </table:table-cell>
          <table:table-cell office:value-type="float" office:value="0.08808754" calcext:value-type="float">
            <text:p>0.08808754</text:p>
          </table:table-cell>
          <table:table-cell office:value-type="float" office:value="0.9538081" calcext:value-type="float">
            <text:p>0.9538081</text:p>
          </table:table-cell>
          <table:table-cell office:value-type="float" office:value="0.7772013" calcext:value-type="float">
            <text:p>0.7772013</text:p>
          </table:table-cell>
          <table:table-cell office:value-type="float" office:value="0.5870871" calcext:value-type="float">
            <text:p>0.5870871</text:p>
          </table:table-cell>
          <table:table-cell office:value-type="float" office:value="0.4468552" calcext:value-type="float">
            <text:p>0.4468552</text:p>
          </table:table-cell>
          <table:table-cell office:value-type="float" office:value="0.2869169" calcext:value-type="float">
            <text:p>0.2869169</text:p>
          </table:table-cell>
          <table:table-cell office:value-type="float" office:value="0.2380119" calcext:value-type="float">
            <text:p>0.2380119</text:p>
          </table:table-cell>
          <table:table-cell office:value-type="float" office:value="0.490092" calcext:value-type="float">
            <text:p>0.490092</text:p>
          </table:table-cell>
          <table:table-cell office:value-type="float" office:value="0.674194" calcext:value-type="float">
            <text:p>0.674194</text:p>
          </table:table-cell>
          <table:table-cell office:value-type="float" office:value="0.6462174" calcext:value-type="float">
            <text:p>0.6462174</text:p>
          </table:table-cell>
          <table:table-cell office:value-type="float" office:value="0.6582013" calcext:value-type="float">
            <text:p>0.6582013</text:p>
          </table:table-cell>
          <table:table-cell office:value-type="float" office:value="0.6568769" calcext:value-type="float">
            <text:p>0.6568769</text:p>
          </table:table-cell>
          <table:table-cell office:value-type="float" office:value="0.6733662" calcext:value-type="float">
            <text:p>0.6733662</text:p>
          </table:table-cell>
          <table:table-cell office:value-type="float" office:value="0.7262688" calcext:value-type="float">
            <text:p>0.7262688</text:p>
          </table:table-cell>
          <table:table-cell office:value-type="float" office:value="0" calcext:value-type="float">
            <text:p>0</text:p>
          </table:table-cell>
          <table:table-cell office:value-type="float" office:value="0.0347261" calcext:value-type="float">
            <text:p>0.034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3783" calcext:value-type="float">
            <text:p>0.37137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2.22305" calcext:value-type="float">
            <text:p>2.22305</text:p>
          </table:table-cell>
          <table:table-cell office:value-type="float" office:value="140.0249" calcext:value-type="float">
            <text:p>140.0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0942" calcext:value-type="float">
            <text:p>2.550942</text:p>
          </table:table-cell>
          <table:table-cell office:value-type="float" office:value="0" calcext:value-type="float">
            <text:p>0</text:p>
          </table:table-cell>
          <table:table-cell office:value-type="float" office:value="0.00001506579" calcext:value-type="float">
            <text:p>1.506579E-05</text:p>
          </table:table-cell>
          <table:table-cell office:value-type="float" office:value="0" calcext:value-type="float">
            <text:p>0</text:p>
          </table:table-cell>
          <table:table-cell office:value-type="float" office:value="-0.00462513" calcext:value-type="float">
            <text:p>-0.00462513</text:p>
          </table:table-cell>
          <table:table-cell office:value-type="float" office:value="1194.641" calcext:value-type="float">
            <text:p>1194.641</text:p>
          </table:table-cell>
          <table:table-cell office:value-type="float" office:value="3.438879" calcext:value-type="float">
            <text:p>3.438879</text:p>
          </table:table-cell>
          <table:table-cell office:value-type="float" office:value="0" calcext:value-type="float">
            <text:p>0</text:p>
          </table:table-cell>
          <table:table-cell office:value-type="float" office:value="0.003085118" calcext:value-type="float">
            <text:p>0.003085118</text:p>
          </table:table-cell>
          <table:table-cell office:value-type="float" office:value="0.04961531" calcext:value-type="float">
            <text:p>0.04961531</text:p>
          </table:table-cell>
          <table:table-cell office:value-type="float" office:value="0.05019537" calcext:value-type="float">
            <text:p>0.05019537</text:p>
          </table:table-cell>
          <table:table-cell office:value-type="float" office:value="0.03890036" calcext:value-type="float">
            <text:p>0.03890036</text:p>
          </table:table-cell>
          <table:table-cell office:value-type="float" office:value="0.02920537" calcext:value-type="float">
            <text:p>0.02920537</text:p>
          </table:table-cell>
          <table:table-cell office:value-type="float" office:value="0.02603021" calcext:value-type="float">
            <text:p>0.02603021</text:p>
          </table:table-cell>
          <table:table-cell office:value-type="float" office:value="0.02290688" calcext:value-type="float">
            <text:p>0.02290688</text:p>
          </table:table-cell>
          <table:table-cell office:value-type="float" office:value="0.04515118" calcext:value-type="float">
            <text:p>0.04515118</text:p>
          </table:table-cell>
          <table:table-cell office:value-type="float" office:value="0.07195333" calcext:value-type="float">
            <text:p>0.07195333</text:p>
          </table:table-cell>
          <table:table-cell office:value-type="float" office:value="0.06850117" calcext:value-type="float">
            <text:p>0.06850117</text:p>
          </table:table-cell>
          <table:table-cell office:value-type="float" office:value="0.06711359" calcext:value-type="float">
            <text:p>0.06711359</text:p>
          </table:table-cell>
          <table:table-cell office:value-type="float" office:value="0.06676686" calcext:value-type="float">
            <text:p>0.06676686</text:p>
          </table:table-cell>
          <table:table-cell office:value-type="float" office:value="0.06667281" calcext:value-type="float">
            <text:p>0.06667281</text:p>
          </table:table-cell>
          <table:table-cell office:value-type="float" office:value="0.06717414" calcext:value-type="float">
            <text:p>0.06717414</text:p>
          </table:table-cell>
          <table:table-cell office:value-type="float" office:value="0" calcext:value-type="float">
            <text:p>0</text:p>
          </table:table-cell>
          <table:table-cell office:value-type="float" office:value="0.08920188" calcext:value-type="float">
            <text:p>0.08920188</text:p>
          </table:table-cell>
          <table:table-cell office:value-type="float" office:value="0.9714572" calcext:value-type="float">
            <text:p>0.9714572</text:p>
          </table:table-cell>
          <table:table-cell office:value-type="float" office:value="0.793671" calcext:value-type="float">
            <text:p>0.793671</text:p>
          </table:table-cell>
          <table:table-cell office:value-type="float" office:value="0.5988016" calcext:value-type="float">
            <text:p>0.5988016</text:p>
          </table:table-cell>
          <table:table-cell office:value-type="float" office:value="0.4556066" calcext:value-type="float">
            <text:p>0.4556066</text:p>
          </table:table-cell>
          <table:table-cell office:value-type="float" office:value="0.2920805" calcext:value-type="float">
            <text:p>0.2920805</text:p>
          </table:table-cell>
          <table:table-cell office:value-type="float" office:value="0.2422234" calcext:value-type="float">
            <text:p>0.2422234</text:p>
          </table:table-cell>
          <table:table-cell office:value-type="float" office:value="0.4993453" calcext:value-type="float">
            <text:p>0.4993453</text:p>
          </table:table-cell>
          <table:table-cell office:value-type="float" office:value="0.6871155" calcext:value-type="float">
            <text:p>0.6871155</text:p>
          </table:table-cell>
          <table:table-cell office:value-type="float" office:value="0.6587964" calcext:value-type="float">
            <text:p>0.6587964</text:p>
          </table:table-cell>
          <table:table-cell office:value-type="float" office:value="0.6713595" calcext:value-type="float">
            <text:p>0.6713595</text:p>
          </table:table-cell>
          <table:table-cell office:value-type="float" office:value="0.6702462" calcext:value-type="float">
            <text:p>0.6702462</text:p>
          </table:table-cell>
          <table:table-cell office:value-type="float" office:value="0.6875843" calcext:value-type="float">
            <text:p>0.6875843</text:p>
          </table:table-cell>
          <table:table-cell office:value-type="float" office:value="0.741656" calcext:value-type="float">
            <text:p>0.741656</text:p>
          </table:table-cell>
          <table:table-cell office:value-type="float" office:value="0" calcext:value-type="float">
            <text:p>0</text:p>
          </table:table-cell>
          <table:table-cell office:value-type="float" office:value="0.02877978" calcext:value-type="float">
            <text:p>0.02877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2448" calcext:value-type="float">
            <text:p>0.37824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2.222145" calcext:value-type="float">
            <text:p>2.222145</text:p>
          </table:table-cell>
          <table:table-cell office:value-type="float" office:value="140.0176" calcext:value-type="float">
            <text:p>140.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1099" calcext:value-type="float">
            <text:p>2.601099</text:p>
          </table:table-cell>
          <table:table-cell office:value-type="float" office:value="0" calcext:value-type="float">
            <text:p>0</text:p>
          </table:table-cell>
          <table:table-cell office:value-type="float" office:value="0.00001506582" calcext:value-type="float">
            <text:p>1.506582E-05</text:p>
          </table:table-cell>
          <table:table-cell office:value-type="float" office:value="0" calcext:value-type="float">
            <text:p>0</text:p>
          </table:table-cell>
          <table:table-cell office:value-type="float" office:value="-0.004688541" calcext:value-type="float">
            <text:p>-0.004688541</text:p>
          </table:table-cell>
          <table:table-cell office:value-type="float" office:value="1194.598" calcext:value-type="float">
            <text:p>1194.598</text:p>
          </table:table-cell>
          <table:table-cell office:value-type="float" office:value="3.447756" calcext:value-type="float">
            <text:p>3.447756</text:p>
          </table:table-cell>
          <table:table-cell office:value-type="float" office:value="0" calcext:value-type="float">
            <text:p>0</text:p>
          </table:table-cell>
          <table:table-cell office:value-type="float" office:value="0.003128813" calcext:value-type="float">
            <text:p>0.003128813</text:p>
          </table:table-cell>
          <table:table-cell office:value-type="float" office:value="0.05316243" calcext:value-type="float">
            <text:p>0.05316243</text:p>
          </table:table-cell>
          <table:table-cell office:value-type="float" office:value="0.04612913" calcext:value-type="float">
            <text:p>0.04612913</text:p>
          </table:table-cell>
          <table:table-cell office:value-type="float" office:value="0.03615912" calcext:value-type="float">
            <text:p>0.03615912</text:p>
          </table:table-cell>
          <table:table-cell office:value-type="float" office:value="0.02781781" calcext:value-type="float">
            <text:p>0.02781781</text:p>
          </table:table-cell>
          <table:table-cell office:value-type="float" office:value="0.02552375" calcext:value-type="float">
            <text:p>0.02552375</text:p>
          </table:table-cell>
          <table:table-cell office:value-type="float" office:value="0.02284412" calcext:value-type="float">
            <text:p>0.02284412</text:p>
          </table:table-cell>
          <table:table-cell office:value-type="float" office:value="0.04514449" calcext:value-type="float">
            <text:p>0.04514449</text:p>
          </table:table-cell>
          <table:table-cell office:value-type="float" office:value="0.07203399" calcext:value-type="float">
            <text:p>0.07203399</text:p>
          </table:table-cell>
          <table:table-cell office:value-type="float" office:value="0.0686035" calcext:value-type="float">
            <text:p>0.0686035</text:p>
          </table:table-cell>
          <table:table-cell office:value-type="float" office:value="0.06724008" calcext:value-type="float">
            <text:p>0.06724008</text:p>
          </table:table-cell>
          <table:table-cell office:value-type="float" office:value="0.06690049" calcext:value-type="float">
            <text:p>0.06690049</text:p>
          </table:table-cell>
          <table:table-cell office:value-type="float" office:value="0.06681759" calcext:value-type="float">
            <text:p>0.06681759</text:p>
          </table:table-cell>
          <table:table-cell office:value-type="float" office:value="0.06733667" calcext:value-type="float">
            <text:p>0.06733667</text:p>
          </table:table-cell>
          <table:table-cell office:value-type="float" office:value="0" calcext:value-type="float">
            <text:p>0</text:p>
          </table:table-cell>
          <table:table-cell office:value-type="float" office:value="0.09026329" calcext:value-type="float">
            <text:p>0.09026329</text:p>
          </table:table-cell>
          <table:table-cell office:value-type="float" office:value="0.9887847" calcext:value-type="float">
            <text:p>0.9887847</text:p>
          </table:table-cell>
          <table:table-cell office:value-type="float" office:value="0.8094079" calcext:value-type="float">
            <text:p>0.8094079</text:p>
          </table:table-cell>
          <table:table-cell office:value-type="float" office:value="0.6104888" calcext:value-type="float">
            <text:p>0.6104888</text:p>
          </table:table-cell>
          <table:table-cell office:value-type="float" office:value="0.4643351" calcext:value-type="float">
            <text:p>0.4643351</text:p>
          </table:table-cell>
          <table:table-cell office:value-type="float" office:value="0.2971965" calcext:value-type="float">
            <text:p>0.2971965</text:p>
          </table:table-cell>
          <table:table-cell office:value-type="float" office:value="0.2464072" calcext:value-type="float">
            <text:p>0.2464072</text:p>
          </table:table-cell>
          <table:table-cell office:value-type="float" office:value="0.50857" calcext:value-type="float">
            <text:p>0.50857</text:p>
          </table:table-cell>
          <table:table-cell office:value-type="float" office:value="0.7000176" calcext:value-type="float">
            <text:p>0.7000176</text:p>
          </table:table-cell>
          <table:table-cell office:value-type="float" office:value="0.6713637" calcext:value-type="float">
            <text:p>0.6713637</text:p>
          </table:table-cell>
          <table:table-cell office:value-type="float" office:value="0.6845177" calcext:value-type="float">
            <text:p>0.6845177</text:p>
          </table:table-cell>
          <table:table-cell office:value-type="float" office:value="0.6836209" calcext:value-type="float">
            <text:p>0.6836209</text:p>
          </table:table-cell>
          <table:table-cell office:value-type="float" office:value="0.701764" calcext:value-type="float">
            <text:p>0.701764</text:p>
          </table:table-cell>
          <table:table-cell office:value-type="float" office:value="0.7570939" calcext:value-type="float">
            <text:p>0.7570939</text:p>
          </table:table-cell>
          <table:table-cell office:value-type="float" office:value="0" calcext:value-type="float">
            <text:p>0</text:p>
          </table:table-cell>
          <table:table-cell office:value-type="float" office:value="0.03146646" calcext:value-type="float">
            <text:p>0.0314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8724" calcext:value-type="float">
            <text:p>0.38487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2.221204" calcext:value-type="float">
            <text:p>2.221204</text:p>
          </table:table-cell>
          <table:table-cell office:value-type="float" office:value="140.0104" calcext:value-type="float">
            <text:p>140.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1136" calcext:value-type="float">
            <text:p>2.651136</text:p>
          </table:table-cell>
          <table:table-cell office:value-type="float" office:value="0" calcext:value-type="float">
            <text:p>0</text:p>
          </table:table-cell>
          <table:table-cell office:value-type="float" office:value="0.00001506582" calcext:value-type="float">
            <text:p>1.506582E-05</text:p>
          </table:table-cell>
          <table:table-cell office:value-type="float" office:value="0" calcext:value-type="float">
            <text:p>0</text:p>
          </table:table-cell>
          <table:table-cell office:value-type="float" office:value="-0.004753054" calcext:value-type="float">
            <text:p>-0.004753054</text:p>
          </table:table-cell>
          <table:table-cell office:value-type="float" office:value="1194.555" calcext:value-type="float">
            <text:p>1194.555</text:p>
          </table:table-cell>
          <table:table-cell office:value-type="float" office:value="3.456304" calcext:value-type="float">
            <text:p>3.456304</text:p>
          </table:table-cell>
          <table:table-cell office:value-type="float" office:value="0" calcext:value-type="float">
            <text:p>0</text:p>
          </table:table-cell>
          <table:table-cell office:value-type="float" office:value="0.003185213" calcext:value-type="float">
            <text:p>0.003185213</text:p>
          </table:table-cell>
          <table:table-cell office:value-type="float" office:value="0.05573049" calcext:value-type="float">
            <text:p>0.05573049</text:p>
          </table:table-cell>
          <table:table-cell office:value-type="float" office:value="0.04500876" calcext:value-type="float">
            <text:p>0.04500876</text:p>
          </table:table-cell>
          <table:table-cell office:value-type="float" office:value="0.03434222" calcext:value-type="float">
            <text:p>0.03434222</text:p>
          </table:table-cell>
          <table:table-cell office:value-type="float" office:value="0.02653724" calcext:value-type="float">
            <text:p>0.02653724</text:p>
          </table:table-cell>
          <table:table-cell office:value-type="float" office:value="0.0249608" calcext:value-type="float">
            <text:p>0.0249608</text:p>
          </table:table-cell>
          <table:table-cell office:value-type="float" office:value="0.02267636" calcext:value-type="float">
            <text:p>0.02267636</text:p>
          </table:table-cell>
          <table:table-cell office:value-type="float" office:value="0.04506792" calcext:value-type="float">
            <text:p>0.04506792</text:p>
          </table:table-cell>
          <table:table-cell office:value-type="float" office:value="0.0721057" calcext:value-type="float">
            <text:p>0.0721057</text:p>
          </table:table-cell>
          <table:table-cell office:value-type="float" office:value="0.06870614" calcext:value-type="float">
            <text:p>0.06870614</text:p>
          </table:table-cell>
          <table:table-cell office:value-type="float" office:value="0.06736714" calcext:value-type="float">
            <text:p>0.06736714</text:p>
          </table:table-cell>
          <table:table-cell office:value-type="float" office:value="0.06703462" calcext:value-type="float">
            <text:p>0.06703462</text:p>
          </table:table-cell>
          <table:table-cell office:value-type="float" office:value="0.06697045" calcext:value-type="float">
            <text:p>0.06697045</text:p>
          </table:table-cell>
          <table:table-cell office:value-type="float" office:value="0.06749459" calcext:value-type="float">
            <text:p>0.06749459</text:p>
          </table:table-cell>
          <table:table-cell office:value-type="float" office:value="0" calcext:value-type="float">
            <text:p>0</text:p>
          </table:table-cell>
          <table:table-cell office:value-type="float" office:value="0.09130387" calcext:value-type="float">
            <text:p>0.09130387</text:p>
          </table:table-cell>
          <table:table-cell office:value-type="float" office:value="1.006471" calcext:value-type="float">
            <text:p>1.006471</text:p>
          </table:table-cell>
          <table:table-cell office:value-type="float" office:value="0.8240075" calcext:value-type="float">
            <text:p>0.8240075</text:p>
          </table:table-cell>
          <table:table-cell office:value-type="float" office:value="0.6215906" calcext:value-type="float">
            <text:p>0.6215906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3022192" calcext:value-type="float">
            <text:p>0.3022192</text:p>
          </table:table-cell>
          <table:table-cell office:value-type="float" office:value="0.2505421" calcext:value-type="float">
            <text:p>0.2505421</text:p>
          </table:table-cell>
          <table:table-cell office:value-type="float" office:value="0.5177472" calcext:value-type="float">
            <text:p>0.5177472</text:p>
          </table:table-cell>
          <table:table-cell office:value-type="float" office:value="0.7128978" calcext:value-type="float">
            <text:p>0.7128978</text:p>
          </table:table-cell>
          <table:table-cell office:value-type="float" office:value="0.6839197" calcext:value-type="float">
            <text:p>0.6839197</text:p>
          </table:table-cell>
          <table:table-cell office:value-type="float" office:value="0.6976759" calcext:value-type="float">
            <text:p>0.6976759</text:p>
          </table:table-cell>
          <table:table-cell office:value-type="float" office:value="0.6970007" calcext:value-type="float">
            <text:p>0.6970007</text:p>
          </table:table-cell>
          <table:table-cell office:value-type="float" office:value="0.7160127" calcext:value-type="float">
            <text:p>0.7160127</text:p>
          </table:table-cell>
          <table:table-cell office:value-type="float" office:value="0.7724829" calcext:value-type="float">
            <text:p>0.7724829</text:p>
          </table:table-cell>
          <table:table-cell office:value-type="float" office:value="0" calcext:value-type="float">
            <text:p>0</text:p>
          </table:table-cell>
          <table:table-cell office:value-type="float" office:value="0.03373875" calcext:value-type="float">
            <text:p>0.03373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3645" calcext:value-type="float">
            <text:p>0.39136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2.220338" calcext:value-type="float">
            <text:p>2.220338</text:p>
          </table:table-cell>
          <table:table-cell office:value-type="float" office:value="140.0033" calcext:value-type="float">
            <text:p>14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109" calcext:value-type="float">
            <text:p>2.70109</text:p>
          </table:table-cell>
          <table:table-cell office:value-type="float" office:value="0" calcext:value-type="float">
            <text:p>0</text:p>
          </table:table-cell>
          <table:table-cell office:value-type="float" office:value="0.00001508527" calcext:value-type="float">
            <text:p>1.508527E-05</text:p>
          </table:table-cell>
          <table:table-cell office:value-type="float" office:value="0" calcext:value-type="float">
            <text:p>0</text:p>
          </table:table-cell>
          <table:table-cell office:value-type="float" office:value="-0.004816104" calcext:value-type="float">
            <text:p>-0.004816104</text:p>
          </table:table-cell>
          <table:table-cell office:value-type="float" office:value="1194.512" calcext:value-type="float">
            <text:p>1194.512</text:p>
          </table:table-cell>
          <table:table-cell office:value-type="float" office:value="3.463745" calcext:value-type="float">
            <text:p>3.463745</text:p>
          </table:table-cell>
          <table:table-cell office:value-type="float" office:value="0" calcext:value-type="float">
            <text:p>0</text:p>
          </table:table-cell>
          <table:table-cell office:value-type="float" office:value="0.003399932" calcext:value-type="float">
            <text:p>0.003399932</text:p>
          </table:table-cell>
          <table:table-cell office:value-type="float" office:value="0.05560317" calcext:value-type="float">
            <text:p>0.05560317</text:p>
          </table:table-cell>
          <table:table-cell office:value-type="float" office:value="0.0442394" calcext:value-type="float">
            <text:p>0.0442394</text:p>
          </table:table-cell>
          <table:table-cell office:value-type="float" office:value="0.03342441" calcext:value-type="float">
            <text:p>0.03342441</text:p>
          </table:table-cell>
          <table:table-cell office:value-type="float" office:value="0.02583071" calcext:value-type="float">
            <text:p>0.02583071</text:p>
          </table:table-cell>
          <table:table-cell office:value-type="float" office:value="0.02455572" calcext:value-type="float">
            <text:p>0.02455572</text:p>
          </table:table-cell>
          <table:table-cell office:value-type="float" office:value="0.02243795" calcext:value-type="float">
            <text:p>0.02243795</text:p>
          </table:table-cell>
          <table:table-cell office:value-type="float" office:value="0.04499109" calcext:value-type="float">
            <text:p>0.04499109</text:p>
          </table:table-cell>
          <table:table-cell office:value-type="float" office:value="0.07216746" calcext:value-type="float">
            <text:p>0.07216746</text:p>
          </table:table-cell>
          <table:table-cell office:value-type="float" office:value="0.06880896" calcext:value-type="float">
            <text:p>0.06880896</text:p>
          </table:table-cell>
          <table:table-cell office:value-type="float" office:value="0.06749459" calcext:value-type="float">
            <text:p>0.06749459</text:p>
          </table:table-cell>
          <table:table-cell office:value-type="float" office:value="0.06716902" calcext:value-type="float">
            <text:p>0.06716902</text:p>
          </table:table-cell>
          <table:table-cell office:value-type="float" office:value="0.06711286" calcext:value-type="float">
            <text:p>0.06711286</text:p>
          </table:table-cell>
          <table:table-cell office:value-type="float" office:value="0.06765875" calcext:value-type="float">
            <text:p>0.06765875</text:p>
          </table:table-cell>
          <table:table-cell office:value-type="float" office:value="0" calcext:value-type="float">
            <text:p>0</text:p>
          </table:table-cell>
          <table:table-cell office:value-type="float" office:value="0.09231082" calcext:value-type="float">
            <text:p>0.09231082</text:p>
          </table:table-cell>
          <table:table-cell office:value-type="float" office:value="1.024276" calcext:value-type="float">
            <text:p>1.024276</text:p>
          </table:table-cell>
          <table:table-cell office:value-type="float" office:value="0.8382285" calcext:value-type="float">
            <text:p>0.8382285</text:p>
          </table:table-cell>
          <table:table-cell office:value-type="float" office:value="0.6322977" calcext:value-type="float">
            <text:p>0.6322977</text:p>
          </table:table-cell>
          <table:table-cell office:value-type="float" office:value="0.4810137" calcext:value-type="float">
            <text:p>0.4810137</text:p>
          </table:table-cell>
          <table:table-cell office:value-type="float" office:value="0.3071803" calcext:value-type="float">
            <text:p>0.3071803</text:p>
          </table:table-cell>
          <table:table-cell office:value-type="float" office:value="0.2546374" calcext:value-type="float">
            <text:p>0.2546374</text:p>
          </table:table-cell>
          <table:table-cell office:value-type="float" office:value="0.5268722" calcext:value-type="float">
            <text:p>0.5268722</text:p>
          </table:table-cell>
          <table:table-cell office:value-type="float" office:value="0.7257527" calcext:value-type="float">
            <text:p>0.7257527</text:p>
          </table:table-cell>
          <table:table-cell office:value-type="float" office:value="0.6964642" calcext:value-type="float">
            <text:p>0.6964642</text:p>
          </table:table-cell>
          <table:table-cell office:value-type="float" office:value="0.710834" calcext:value-type="float">
            <text:p>0.710834</text:p>
          </table:table-cell>
          <table:table-cell office:value-type="float" office:value="0.7103841" calcext:value-type="float">
            <text:p>0.7103841</text:p>
          </table:table-cell>
          <table:table-cell office:value-type="float" office:value="0.7302371" calcext:value-type="float">
            <text:p>0.7302371</text:p>
          </table:table-cell>
          <table:table-cell office:value-type="float" office:value="0.7879096" calcext:value-type="float">
            <text:p>0.7879096</text:p>
          </table:table-cell>
          <table:table-cell office:value-type="float" office:value="0" calcext:value-type="float">
            <text:p>0</text:p>
          </table:table-cell>
          <table:table-cell office:value-type="float" office:value="0.03553971" calcext:value-type="float">
            <text:p>0.03553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7115" calcext:value-type="float">
            <text:p>0.39771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2.219618" calcext:value-type="float">
            <text:p>2.219618</text:p>
          </table:table-cell>
          <table:table-cell office:value-type="float" office:value="139.9965" calcext:value-type="float">
            <text:p>139.9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0876" calcext:value-type="float">
            <text:p>2.750876</text:p>
          </table:table-cell>
          <table:table-cell office:value-type="float" office:value="0" calcext:value-type="float">
            <text:p>0</text:p>
          </table:table-cell>
          <table:table-cell office:value-type="float" office:value="0.00001516132" calcext:value-type="float">
            <text:p>1.516132E-05</text:p>
          </table:table-cell>
          <table:table-cell office:value-type="float" office:value="0" calcext:value-type="float">
            <text:p>0</text:p>
          </table:table-cell>
          <table:table-cell office:value-type="float" office:value="-0.004876819" calcext:value-type="float">
            <text:p>-0.004876819</text:p>
          </table:table-cell>
          <table:table-cell office:value-type="float" office:value="1194.469" calcext:value-type="float">
            <text:p>1194.469</text:p>
          </table:table-cell>
          <table:table-cell office:value-type="float" office:value="3.468272" calcext:value-type="float">
            <text:p>3.468272</text:p>
          </table:table-cell>
          <table:table-cell office:value-type="float" office:value="0" calcext:value-type="float">
            <text:p>0</text:p>
          </table:table-cell>
          <table:table-cell office:value-type="float" office:value="0.003650742" calcext:value-type="float">
            <text:p>0.003650742</text:p>
          </table:table-cell>
          <table:table-cell office:value-type="float" office:value="0.05520022" calcext:value-type="float">
            <text:p>0.05520022</text:p>
          </table:table-cell>
          <table:table-cell office:value-type="float" office:value="0.04331889" calcext:value-type="float">
            <text:p>0.04331889</text:p>
          </table:table-cell>
          <table:table-cell office:value-type="float" office:value="0.03243057" calcext:value-type="float">
            <text:p>0.03243057</text:p>
          </table:table-cell>
          <table:table-cell office:value-type="float" office:value="0.02504507" calcext:value-type="float">
            <text:p>0.02504507</text:p>
          </table:table-cell>
          <table:table-cell office:value-type="float" office:value="0.02397653" calcext:value-type="float">
            <text:p>0.02397653</text:p>
          </table:table-cell>
          <table:table-cell office:value-type="float" office:value="0.02154601" calcext:value-type="float">
            <text:p>0.02154601</text:p>
          </table:table-cell>
          <table:table-cell office:value-type="float" office:value="0.04484463" calcext:value-type="float">
            <text:p>0.04484463</text:p>
          </table:table-cell>
          <table:table-cell office:value-type="float" office:value="0.07222072" calcext:value-type="float">
            <text:p>0.07222072</text:p>
          </table:table-cell>
          <table:table-cell office:value-type="float" office:value="0.06891112" calcext:value-type="float">
            <text:p>0.06891112</text:p>
          </table:table-cell>
          <table:table-cell office:value-type="float" office:value="0.06762235" calcext:value-type="float">
            <text:p>0.06762235</text:p>
          </table:table-cell>
          <table:table-cell office:value-type="float" office:value="0.06730374" calcext:value-type="float">
            <text:p>0.06730374</text:p>
          </table:table-cell>
          <table:table-cell office:value-type="float" office:value="0.06725893" calcext:value-type="float">
            <text:p>0.06725893</text:p>
          </table:table-cell>
          <table:table-cell office:value-type="float" office:value="0.06782123" calcext:value-type="float">
            <text:p>0.06782123</text:p>
          </table:table-cell>
          <table:table-cell office:value-type="float" office:value="0" calcext:value-type="float">
            <text:p>0</text:p>
          </table:table-cell>
          <table:table-cell office:value-type="float" office:value="0.09323332" calcext:value-type="float">
            <text:p>0.09323332</text:p>
          </table:table-cell>
          <table:table-cell office:value-type="float" office:value="1.040737" calcext:value-type="float">
            <text:p>1.040737</text:p>
          </table:table-cell>
          <table:table-cell office:value-type="float" office:value="0.8516957" calcext:value-type="float">
            <text:p>0.8516957</text:p>
          </table:table-cell>
          <table:table-cell office:value-type="float" office:value="0.6425087" calcext:value-type="float">
            <text:p>0.6425087</text:p>
          </table:table-cell>
          <table:table-cell office:value-type="float" office:value="0.4889128" calcext:value-type="float">
            <text:p>0.4889128</text:p>
          </table:table-cell>
          <table:table-cell office:value-type="float" office:value="0.312063" calcext:value-type="float">
            <text:p>0.312063</text:p>
          </table:table-cell>
          <table:table-cell office:value-type="float" office:value="0.2586852" calcext:value-type="float">
            <text:p>0.2586852</text:p>
          </table:table-cell>
          <table:table-cell office:value-type="float" office:value="0.5359521" calcext:value-type="float">
            <text:p>0.5359521</text:p>
          </table:table-cell>
          <table:table-cell office:value-type="float" office:value="0.7385806" calcext:value-type="float">
            <text:p>0.7385806</text:p>
          </table:table-cell>
          <table:table-cell office:value-type="float" office:value="0.708997" calcext:value-type="float">
            <text:p>0.708997</text:p>
          </table:table-cell>
          <table:table-cell office:value-type="float" office:value="0.7239965" calcext:value-type="float">
            <text:p>0.7239965</text:p>
          </table:table-cell>
          <table:table-cell office:value-type="float" office:value="0.7237737" calcext:value-type="float">
            <text:p>0.7237737</text:p>
          </table:table-cell>
          <table:table-cell office:value-type="float" office:value="0.7443915" calcext:value-type="float">
            <text:p>0.7443915</text:p>
          </table:table-cell>
          <table:table-cell office:value-type="float" office:value="0.8034151" calcext:value-type="float">
            <text:p>0.8034151</text:p>
          </table:table-cell>
          <table:table-cell office:value-type="float" office:value="0" calcext:value-type="float">
            <text:p>0</text:p>
          </table:table-cell>
          <table:table-cell office:value-type="float" office:value="0.04995466" calcext:value-type="float">
            <text:p>0.04995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3766" calcext:value-type="float">
            <text:p>0.4037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2.21897" calcext:value-type="float">
            <text:p>2.21897</text:p>
          </table:table-cell>
          <table:table-cell office:value-type="float" office:value="139.9898" calcext:value-type="float">
            <text:p>139.9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0525" calcext:value-type="float">
            <text:p>2.800525</text:p>
          </table:table-cell>
          <table:table-cell office:value-type="float" office:value="0" calcext:value-type="float">
            <text:p>0</text:p>
          </table:table-cell>
          <table:table-cell office:value-type="float" office:value="0.00001522837" calcext:value-type="float">
            <text:p>1.522837E-05</text:p>
          </table:table-cell>
          <table:table-cell office:value-type="float" office:value="0" calcext:value-type="float">
            <text:p>0</text:p>
          </table:table-cell>
          <table:table-cell office:value-type="float" office:value="-0.004937362" calcext:value-type="float">
            <text:p>-0.004937362</text:p>
          </table:table-cell>
          <table:table-cell office:value-type="float" office:value="1194.425" calcext:value-type="float">
            <text:p>1194.425</text:p>
          </table:table-cell>
          <table:table-cell office:value-type="float" office:value="3.469357" calcext:value-type="float">
            <text:p>3.469357</text:p>
          </table:table-cell>
          <table:table-cell office:value-type="float" office:value="0" calcext:value-type="float">
            <text:p>0</text:p>
          </table:table-cell>
          <table:table-cell office:value-type="float" office:value="0.003633939" calcext:value-type="float">
            <text:p>0.003633939</text:p>
          </table:table-cell>
          <table:table-cell office:value-type="float" office:value="0.05651382" calcext:value-type="float">
            <text:p>0.05651382</text:p>
          </table:table-cell>
          <table:table-cell office:value-type="float" office:value="0.04329106" calcext:value-type="float">
            <text:p>0.04329106</text:p>
          </table:table-cell>
          <table:table-cell office:value-type="float" office:value="0.03203887" calcext:value-type="float">
            <text:p>0.03203887</text:p>
          </table:table-cell>
          <table:table-cell office:value-type="float" office:value="0.02459194" calcext:value-type="float">
            <text:p>0.02459194</text:p>
          </table:table-cell>
          <table:table-cell office:value-type="float" office:value="0.02345704" calcext:value-type="float">
            <text:p>0.02345704</text:p>
          </table:table-cell>
          <table:table-cell office:value-type="float" office:value="0.02139832" calcext:value-type="float">
            <text:p>0.02139832</text:p>
          </table:table-cell>
          <table:table-cell office:value-type="float" office:value="0.04467836" calcext:value-type="float">
            <text:p>0.04467836</text:p>
          </table:table-cell>
          <table:table-cell office:value-type="float" office:value="0.07225847" calcext:value-type="float">
            <text:p>0.07225847</text:p>
          </table:table-cell>
          <table:table-cell office:value-type="float" office:value="0.06901241" calcext:value-type="float">
            <text:p>0.06901241</text:p>
          </table:table-cell>
          <table:table-cell office:value-type="float" office:value="0.06775029" calcext:value-type="float">
            <text:p>0.06775029</text:p>
          </table:table-cell>
          <table:table-cell office:value-type="float" office:value="0.06743867" calcext:value-type="float">
            <text:p>0.06743867</text:p>
          </table:table-cell>
          <table:table-cell office:value-type="float" office:value="0.06740993" calcext:value-type="float">
            <text:p>0.06740993</text:p>
          </table:table-cell>
          <table:table-cell office:value-type="float" office:value="0.06798158" calcext:value-type="float">
            <text:p>0.06798158</text:p>
          </table:table-cell>
          <table:table-cell office:value-type="float" office:value="0" calcext:value-type="float">
            <text:p>0</text:p>
          </table:table-cell>
          <table:table-cell office:value-type="float" office:value="0.09407475" calcext:value-type="float">
            <text:p>0.09407475</text:p>
          </table:table-cell>
          <table:table-cell office:value-type="float" office:value="1.056366" calcext:value-type="float">
            <text:p>1.056366</text:p>
          </table:table-cell>
          <table:table-cell office:value-type="float" office:value="0.8645275" calcext:value-type="float">
            <text:p>0.8645275</text:p>
          </table:table-cell>
          <table:table-cell office:value-type="float" office:value="0.6522772" calcext:value-type="float">
            <text:p>0.6522772</text:p>
          </table:table-cell>
          <table:table-cell office:value-type="float" office:value="0.4964924" calcext:value-type="float">
            <text:p>0.4964924</text:p>
          </table:table-cell>
          <table:table-cell office:value-type="float" office:value="0.3168569" calcext:value-type="float">
            <text:p>0.3168569</text:p>
          </table:table-cell>
          <table:table-cell office:value-type="float" office:value="0.2626973" calcext:value-type="float">
            <text:p>0.2626973</text:p>
          </table:table-cell>
          <table:table-cell office:value-type="float" office:value="0.5449967" calcext:value-type="float">
            <text:p>0.5449967</text:p>
          </table:table-cell>
          <table:table-cell office:value-type="float" office:value="0.7513824" calcext:value-type="float">
            <text:p>0.7513824</text:p>
          </table:table-cell>
          <table:table-cell office:value-type="float" office:value="0.7215187" calcext:value-type="float">
            <text:p>0.7215187</text:p>
          </table:table-cell>
          <table:table-cell office:value-type="float" office:value="0.7371618" calcext:value-type="float">
            <text:p>0.7371618</text:p>
          </table:table-cell>
          <table:table-cell office:value-type="float" office:value="0.7371697" calcext:value-type="float">
            <text:p>0.7371697</text:p>
          </table:table-cell>
          <table:table-cell office:value-type="float" office:value="0.758557" calcext:value-type="float">
            <text:p>0.758557</text:p>
          </table:table-cell>
          <table:table-cell office:value-type="float" office:value="0.81892" calcext:value-type="float">
            <text:p>0.81892</text:p>
          </table:table-cell>
          <table:table-cell office:value-type="float" office:value="0" calcext:value-type="float">
            <text:p>0</text:p>
          </table:table-cell>
          <table:table-cell office:value-type="float" office:value="0.06097622" calcext:value-type="float">
            <text:p>0.06097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96762" calcext:value-type="float">
            <text:p>0.40967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2.218315" calcext:value-type="float">
            <text:p>2.218315</text:p>
          </table:table-cell>
          <table:table-cell office:value-type="float" office:value="139.9831" calcext:value-type="float">
            <text:p>139.9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0114" calcext:value-type="float">
            <text:p>2.850114</text:p>
          </table:table-cell>
          <table:table-cell office:value-type="float" office:value="0" calcext:value-type="float">
            <text:p>0</text:p>
          </table:table-cell>
          <table:table-cell office:value-type="float" office:value="0.00001526526" calcext:value-type="float">
            <text:p>1.526526E-05</text:p>
          </table:table-cell>
          <table:table-cell office:value-type="float" office:value="0" calcext:value-type="float">
            <text:p>0</text:p>
          </table:table-cell>
          <table:table-cell office:value-type="float" office:value="-0.004996994" calcext:value-type="float">
            <text:p>-0.004996994</text:p>
          </table:table-cell>
          <table:table-cell office:value-type="float" office:value="1194.382" calcext:value-type="float">
            <text:p>1194.382</text:p>
          </table:table-cell>
          <table:table-cell office:value-type="float" office:value="3.469038" calcext:value-type="float">
            <text:p>3.469038</text:p>
          </table:table-cell>
          <table:table-cell office:value-type="float" office:value="0" calcext:value-type="float">
            <text:p>0</text:p>
          </table:table-cell>
          <table:table-cell office:value-type="float" office:value="0.003827191" calcext:value-type="float">
            <text:p>0.003827191</text:p>
          </table:table-cell>
          <table:table-cell office:value-type="float" office:value="0.05917202" calcext:value-type="float">
            <text:p>0.05917202</text:p>
          </table:table-cell>
          <table:table-cell office:value-type="float" office:value="0.0442088" calcext:value-type="float">
            <text:p>0.0442088</text:p>
          </table:table-cell>
          <table:table-cell office:value-type="float" office:value="0.03226395" calcext:value-type="float">
            <text:p>0.03226395</text:p>
          </table:table-cell>
          <table:table-cell office:value-type="float" office:value="0.02456215" calcext:value-type="float">
            <text:p>0.02456215</text:p>
          </table:table-cell>
          <table:table-cell office:value-type="float" office:value="0.02319065" calcext:value-type="float">
            <text:p>0.02319065</text:p>
          </table:table-cell>
          <table:table-cell office:value-type="float" office:value="0.02160619" calcext:value-type="float">
            <text:p>0.02160619</text:p>
          </table:table-cell>
          <table:table-cell office:value-type="float" office:value="0.04458432" calcext:value-type="float">
            <text:p>0.04458432</text:p>
          </table:table-cell>
          <table:table-cell office:value-type="float" office:value="0.07229175" calcext:value-type="float">
            <text:p>0.07229175</text:p>
          </table:table-cell>
          <table:table-cell office:value-type="float" office:value="0.06911277" calcext:value-type="float">
            <text:p>0.06911277</text:p>
          </table:table-cell>
          <table:table-cell office:value-type="float" office:value="0.06787841" calcext:value-type="float">
            <text:p>0.06787841</text:p>
          </table:table-cell>
          <table:table-cell office:value-type="float" office:value="0.06757377" calcext:value-type="float">
            <text:p>0.06757377</text:p>
          </table:table-cell>
          <table:table-cell office:value-type="float" office:value="0.06755422" calcext:value-type="float">
            <text:p>0.06755422</text:p>
          </table:table-cell>
          <table:table-cell office:value-type="float" office:value="0.0681455" calcext:value-type="float">
            <text:p>0.0681455</text:p>
          </table:table-cell>
          <table:table-cell office:value-type="float" office:value="0" calcext:value-type="float">
            <text:p>0</text:p>
          </table:table-cell>
          <table:table-cell office:value-type="float" office:value="0.09488333" calcext:value-type="float">
            <text:p>0.09488333</text:p>
          </table:table-cell>
          <table:table-cell office:value-type="float" office:value="1.072013" calcext:value-type="float">
            <text:p>1.072013</text:p>
          </table:table-cell>
          <table:table-cell office:value-type="float" office:value="0.8771605" calcext:value-type="float">
            <text:p>0.8771605</text:p>
          </table:table-cell>
          <table:table-cell office:value-type="float" office:value="0.6618237" calcext:value-type="float">
            <text:p>0.6618237</text:p>
          </table:table-cell>
          <table:table-cell office:value-type="float" office:value="0.5039005" calcext:value-type="float">
            <text:p>0.5039005</text:p>
          </table:table-cell>
          <table:table-cell office:value-type="float" office:value="0.321573" calcext:value-type="float">
            <text:p>0.321573</text:p>
          </table:table-cell>
          <table:table-cell office:value-type="float" office:value="0.2666929" calcext:value-type="float">
            <text:p>0.2666929</text:p>
          </table:table-cell>
          <table:table-cell office:value-type="float" office:value="0.5540093" calcext:value-type="float">
            <text:p>0.5540093</text:p>
          </table:table-cell>
          <table:table-cell office:value-type="float" office:value="0.7641603" calcext:value-type="float">
            <text:p>0.7641603</text:p>
          </table:table-cell>
          <table:table-cell office:value-type="float" office:value="0.7340295" calcext:value-type="float">
            <text:p>0.7340295</text:p>
          </table:table-cell>
          <table:table-cell office:value-type="float" office:value="0.750327" calcext:value-type="float">
            <text:p>0.750327</text:p>
          </table:table-cell>
          <table:table-cell office:value-type="float" office:value="0.7505715" calcext:value-type="float">
            <text:p>0.7505715</text:p>
          </table:table-cell>
          <table:table-cell office:value-type="float" office:value="0.7726971" calcext:value-type="float">
            <text:p>0.7726971</text:p>
          </table:table-cell>
          <table:table-cell office:value-type="float" office:value="0.8344574" calcext:value-type="float">
            <text:p>0.8344574</text:p>
          </table:table-cell>
          <table:table-cell office:value-type="float" office:value="0" calcext:value-type="float">
            <text:p>0</text:p>
          </table:table-cell>
          <table:table-cell office:value-type="float" office:value="0.07223186" calcext:value-type="float">
            <text:p>0.07223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567" calcext:value-type="float">
            <text:p>0.4155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2.217467" calcext:value-type="float">
            <text:p>2.217467</text:p>
          </table:table-cell>
          <table:table-cell office:value-type="float" office:value="139.9763" calcext:value-type="float">
            <text:p>139.9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9756" calcext:value-type="float">
            <text:p>2.899756</text:p>
          </table:table-cell>
          <table:table-cell office:value-type="float" office:value="0" calcext:value-type="float">
            <text:p>0</text:p>
          </table:table-cell>
          <table:table-cell office:value-type="float" office:value="0.00001528218" calcext:value-type="float">
            <text:p>1.528218E-05</text:p>
          </table:table-cell>
          <table:table-cell office:value-type="float" office:value="0" calcext:value-type="float">
            <text:p>0</text:p>
          </table:table-cell>
          <table:table-cell office:value-type="float" office:value="-0.005057994" calcext:value-type="float">
            <text:p>-0.005057994</text:p>
          </table:table-cell>
          <table:table-cell office:value-type="float" office:value="1194.339" calcext:value-type="float">
            <text:p>1194.339</text:p>
          </table:table-cell>
          <table:table-cell office:value-type="float" office:value="3.470302" calcext:value-type="float">
            <text:p>3.470302</text:p>
          </table:table-cell>
          <table:table-cell office:value-type="float" office:value="0" calcext:value-type="float">
            <text:p>0</text:p>
          </table:table-cell>
          <table:table-cell office:value-type="float" office:value="0.003694553" calcext:value-type="float">
            <text:p>0.003694553</text:p>
          </table:table-cell>
          <table:table-cell office:value-type="float" office:value="0.06348991" calcext:value-type="float">
            <text:p>0.06348991</text:p>
          </table:table-cell>
          <table:table-cell office:value-type="float" office:value="0.0465728" calcext:value-type="float">
            <text:p>0.0465728</text:p>
          </table:table-cell>
          <table:table-cell office:value-type="float" office:value="0.03348977" calcext:value-type="float">
            <text:p>0.03348977</text:p>
          </table:table-cell>
          <table:table-cell office:value-type="float" office:value="0.02521934" calcext:value-type="float">
            <text:p>0.02521934</text:p>
          </table:table-cell>
          <table:table-cell office:value-type="float" office:value="0.02339634" calcext:value-type="float">
            <text:p>0.02339634</text:p>
          </table:table-cell>
          <table:table-cell office:value-type="float" office:value="0.02170406" calcext:value-type="float">
            <text:p>0.02170406</text:p>
          </table:table-cell>
          <table:table-cell office:value-type="float" office:value="0.0445741" calcext:value-type="float">
            <text:p>0.0445741</text:p>
          </table:table-cell>
          <table:table-cell office:value-type="float" office:value="0.07233549" calcext:value-type="float">
            <text:p>0.07233549</text:p>
          </table:table-cell>
          <table:table-cell office:value-type="float" office:value="0.06921268" calcext:value-type="float">
            <text:p>0.06921268</text:p>
          </table:table-cell>
          <table:table-cell office:value-type="float" office:value="0.06800661" calcext:value-type="float">
            <text:p>0.06800661</text:p>
          </table:table-cell>
          <table:table-cell office:value-type="float" office:value="0.06770933" calcext:value-type="float">
            <text:p>0.06770933</text:p>
          </table:table-cell>
          <table:table-cell office:value-type="float" office:value="0.06771534" calcext:value-type="float">
            <text:p>0.06771534</text:p>
          </table:table-cell>
          <table:table-cell office:value-type="float" office:value="0.06830028" calcext:value-type="float">
            <text:p>0.06830028</text:p>
          </table:table-cell>
          <table:table-cell office:value-type="float" office:value="0" calcext:value-type="float">
            <text:p>0</text:p>
          </table:table-cell>
          <table:table-cell office:value-type="float" office:value="0.09575565" calcext:value-type="float">
            <text:p>0.09575565</text:p>
          </table:table-cell>
          <table:table-cell office:value-type="float" office:value="1.088652" calcext:value-type="float">
            <text:p>1.088652</text:p>
          </table:table-cell>
          <table:table-cell office:value-type="float" office:value="0.8902795" calcext:value-type="float">
            <text:p>0.8902795</text:p>
          </table:table-cell>
          <table:table-cell office:value-type="float" office:value="0.6715559" calcext:value-type="float">
            <text:p>0.6715559</text:p>
          </table:table-cell>
          <table:table-cell office:value-type="float" office:value="0.5113661" calcext:value-type="float">
            <text:p>0.5113661</text:p>
          </table:table-cell>
          <table:table-cell office:value-type="float" office:value="0.3262685" calcext:value-type="float">
            <text:p>0.3262685</text:p>
          </table:table-cell>
          <table:table-cell office:value-type="float" office:value="0.2706844" calcext:value-type="float">
            <text:p>0.2706844</text:p>
          </table:table-cell>
          <table:table-cell office:value-type="float" office:value="0.56299" calcext:value-type="float">
            <text:p>0.56299</text:p>
          </table:table-cell>
          <table:table-cell office:value-type="float" office:value="0.7769163" calcext:value-type="float">
            <text:p>0.7769163</text:p>
          </table:table-cell>
          <table:table-cell office:value-type="float" office:value="0.7465302" calcext:value-type="float">
            <text:p>0.7465302</text:p>
          </table:table-cell>
          <table:table-cell office:value-type="float" office:value="0.7634922" calcext:value-type="float">
            <text:p>0.7634922</text:p>
          </table:table-cell>
          <table:table-cell office:value-type="float" office:value="0.7639756" calcext:value-type="float">
            <text:p>0.7639756</text:p>
          </table:table-cell>
          <table:table-cell office:value-type="float" office:value="0.7869131" calcext:value-type="float">
            <text:p>0.7869131</text:p>
          </table:table-cell>
          <table:table-cell office:value-type="float" office:value="0.8499294" calcext:value-type="float">
            <text:p>0.8499294</text:p>
          </table:table-cell>
          <table:table-cell office:value-type="float" office:value="0" calcext:value-type="float">
            <text:p>0</text:p>
          </table:table-cell>
          <table:table-cell office:value-type="float" office:value="0.06547866" calcext:value-type="float">
            <text:p>0.0654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6115" calcext:value-type="float">
            <text:p>0.4216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2.216642" calcext:value-type="float">
            <text:p>2.216642</text:p>
          </table:table-cell>
          <table:table-cell office:value-type="float" office:value="139.9695" calcext:value-type="float">
            <text:p>139.9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9446" calcext:value-type="float">
            <text:p>2.949446</text:p>
          </table:table-cell>
          <table:table-cell office:value-type="float" office:value="0" calcext:value-type="float">
            <text:p>0</text:p>
          </table:table-cell>
          <table:table-cell office:value-type="float" office:value="0.00001528912" calcext:value-type="float">
            <text:p>1.528912E-05</text:p>
          </table:table-cell>
          <table:table-cell office:value-type="float" office:value="0" calcext:value-type="float">
            <text:p>0</text:p>
          </table:table-cell>
          <table:table-cell office:value-type="float" office:value="-0.005119669" calcext:value-type="float">
            <text:p>-0.005119669</text:p>
          </table:table-cell>
          <table:table-cell office:value-type="float" office:value="1194.295" calcext:value-type="float">
            <text:p>1194.295</text:p>
          </table:table-cell>
          <table:table-cell office:value-type="float" office:value="3.471976" calcext:value-type="float">
            <text:p>3.471976</text:p>
          </table:table-cell>
          <table:table-cell office:value-type="float" office:value="0" calcext:value-type="float">
            <text:p>0</text:p>
          </table:table-cell>
          <table:table-cell office:value-type="float" office:value="0.003474763" calcext:value-type="float">
            <text:p>0.003474763</text:p>
          </table:table-cell>
          <table:table-cell office:value-type="float" office:value="0.06262507" calcext:value-type="float">
            <text:p>0.06262507</text:p>
          </table:table-cell>
          <table:table-cell office:value-type="float" office:value="0.04665881" calcext:value-type="float">
            <text:p>0.04665881</text:p>
          </table:table-cell>
          <table:table-cell office:value-type="float" office:value="0.03381369" calcext:value-type="float">
            <text:p>0.03381369</text:p>
          </table:table-cell>
          <table:table-cell office:value-type="float" office:value="0.02547518" calcext:value-type="float">
            <text:p>0.02547518</text:p>
          </table:table-cell>
          <table:table-cell office:value-type="float" office:value="0.02354196" calcext:value-type="float">
            <text:p>0.02354196</text:p>
          </table:table-cell>
          <table:table-cell office:value-type="float" office:value="0.0218814" calcext:value-type="float">
            <text:p>0.0218814</text:p>
          </table:table-cell>
          <table:table-cell office:value-type="float" office:value="0.04462551" calcext:value-type="float">
            <text:p>0.04462551</text:p>
          </table:table-cell>
          <table:table-cell office:value-type="float" office:value="0.072399" calcext:value-type="float">
            <text:p>0.072399</text:p>
          </table:table-cell>
          <table:table-cell office:value-type="float" office:value="0.06931321" calcext:value-type="float">
            <text:p>0.06931321</text:p>
          </table:table-cell>
          <table:table-cell office:value-type="float" office:value="0.06813508" calcext:value-type="float">
            <text:p>0.06813508</text:p>
          </table:table-cell>
          <table:table-cell office:value-type="float" office:value="0.06784486" calcext:value-type="float">
            <text:p>0.06784486</text:p>
          </table:table-cell>
          <table:table-cell office:value-type="float" office:value="0.06785166" calcext:value-type="float">
            <text:p>0.06785166</text:p>
          </table:table-cell>
          <table:table-cell office:value-type="float" office:value="0.06846823" calcext:value-type="float">
            <text:p>0.06846823</text:p>
          </table:table-cell>
          <table:table-cell office:value-type="float" office:value="0" calcext:value-type="float">
            <text:p>0</text:p>
          </table:table-cell>
          <table:table-cell office:value-type="float" office:value="0.0966246" calcext:value-type="float">
            <text:p>0.0966246</text:p>
          </table:table-cell>
          <table:table-cell office:value-type="float" office:value="1.105887" calcext:value-type="float">
            <text:p>1.105887</text:p>
          </table:table-cell>
          <table:table-cell office:value-type="float" office:value="0.9037743" calcext:value-type="float">
            <text:p>0.9037743</text:p>
          </table:table-cell>
          <table:table-cell office:value-type="float" office:value="0.681513" calcext:value-type="float">
            <text:p>0.681513</text:p>
          </table:table-cell>
          <table:table-cell office:value-type="float" office:value="0.5189571" calcext:value-type="float">
            <text:p>0.5189571</text:p>
          </table:table-cell>
          <table:table-cell office:value-type="float" office:value="0.3309884" calcext:value-type="float">
            <text:p>0.3309884</text:p>
          </table:table-cell>
          <table:table-cell office:value-type="float" office:value="0.2746798" calcext:value-type="float">
            <text:p>0.2746798</text:p>
          </table:table-cell>
          <table:table-cell office:value-type="float" office:value="0.5719498" calcext:value-type="float">
            <text:p>0.5719498</text:p>
          </table:table-cell>
          <table:table-cell office:value-type="float" office:value="0.7896537" calcext:value-type="float">
            <text:p>0.7896537</text:p>
          </table:table-cell>
          <table:table-cell office:value-type="float" office:value="0.7590209" calcext:value-type="float">
            <text:p>0.7590209</text:p>
          </table:table-cell>
          <table:table-cell office:value-type="float" office:value="0.7766575" calcext:value-type="float">
            <text:p>0.7766575</text:p>
          </table:table-cell>
          <table:table-cell office:value-type="float" office:value="0.7773874" calcext:value-type="float">
            <text:p>0.7773874</text:p>
          </table:table-cell>
          <table:table-cell office:value-type="float" office:value="0.8011853" calcext:value-type="float">
            <text:p>0.8011853</text:p>
          </table:table-cell>
          <table:table-cell office:value-type="float" office:value="0.8653525" calcext:value-type="float">
            <text:p>0.8653525</text:p>
          </table:table-cell>
          <table:table-cell office:value-type="float" office:value="0" calcext:value-type="float">
            <text:p>0</text:p>
          </table:table-cell>
          <table:table-cell office:value-type="float" office:value="0.05720297" calcext:value-type="float">
            <text:p>0.05720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6392" calcext:value-type="float">
            <text:p>0.42763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2.216089" calcext:value-type="float">
            <text:p>2.216089</text:p>
          </table:table-cell>
          <table:table-cell office:value-type="float" office:value="139.963" calcext:value-type="float">
            <text:p>139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8986" calcext:value-type="float">
            <text:p>2.998986</text:p>
          </table:table-cell>
          <table:table-cell office:value-type="float" office:value="0" calcext:value-type="float">
            <text:p>0</text:p>
          </table:table-cell>
          <table:table-cell office:value-type="float" office:value="0.00001533742" calcext:value-type="float">
            <text:p>1.533742E-05</text:p>
          </table:table-cell>
          <table:table-cell office:value-type="float" office:value="0" calcext:value-type="float">
            <text:p>0</text:p>
          </table:table-cell>
          <table:table-cell office:value-type="float" office:value="-0.005178844" calcext:value-type="float">
            <text:p>-0.005178844</text:p>
          </table:table-cell>
          <table:table-cell office:value-type="float" office:value="1194.252" calcext:value-type="float">
            <text:p>1194.252</text:p>
          </table:table-cell>
          <table:table-cell office:value-type="float" office:value="3.470738" calcext:value-type="float">
            <text:p>3.470738</text:p>
          </table:table-cell>
          <table:table-cell office:value-type="float" office:value="0" calcext:value-type="float">
            <text:p>0</text:p>
          </table:table-cell>
          <table:table-cell office:value-type="float" office:value="0.003890276" calcext:value-type="float">
            <text:p>0.003890276</text:p>
          </table:table-cell>
          <table:table-cell office:value-type="float" office:value="0.05821932" calcext:value-type="float">
            <text:p>0.05821932</text:p>
          </table:table-cell>
          <table:table-cell office:value-type="float" office:value="0.04399244" calcext:value-type="float">
            <text:p>0.04399244</text:p>
          </table:table-cell>
          <table:table-cell office:value-type="float" office:value="0.03234461" calcext:value-type="float">
            <text:p>0.03234461</text:p>
          </table:table-cell>
          <table:table-cell office:value-type="float" office:value="0.02467536" calcext:value-type="float">
            <text:p>0.02467536</text:p>
          </table:table-cell>
          <table:table-cell office:value-type="float" office:value="0.02310346" calcext:value-type="float">
            <text:p>0.02310346</text:p>
          </table:table-cell>
          <table:table-cell office:value-type="float" office:value="0.02167405" calcext:value-type="float">
            <text:p>0.02167405</text:p>
          </table:table-cell>
          <table:table-cell office:value-type="float" office:value="0.04461971" calcext:value-type="float">
            <text:p>0.04461971</text:p>
          </table:table-cell>
          <table:table-cell office:value-type="float" office:value="0.07247493" calcext:value-type="float">
            <text:p>0.07247493</text:p>
          </table:table-cell>
          <table:table-cell office:value-type="float" office:value="0.06941544" calcext:value-type="float">
            <text:p>0.06941544</text:p>
          </table:table-cell>
          <table:table-cell office:value-type="float" office:value="0.06826369" calcext:value-type="float">
            <text:p>0.06826369</text:p>
          </table:table-cell>
          <table:table-cell office:value-type="float" office:value="0.06798047" calcext:value-type="float">
            <text:p>0.06798047</text:p>
          </table:table-cell>
          <table:table-cell office:value-type="float" office:value="0.06799659" calcext:value-type="float">
            <text:p>0.06799659</text:p>
          </table:table-cell>
          <table:table-cell office:value-type="float" office:value="0.0686321" calcext:value-type="float">
            <text:p>0.0686321</text:p>
          </table:table-cell>
          <table:table-cell office:value-type="float" office:value="0" calcext:value-type="float">
            <text:p>0</text:p>
          </table:table-cell>
          <table:table-cell office:value-type="float" office:value="0.09739888" calcext:value-type="float">
            <text:p>0.09739888</text:p>
          </table:table-cell>
          <table:table-cell office:value-type="float" office:value="1.121714" calcext:value-type="float">
            <text:p>1.121714</text:p>
          </table:table-cell>
          <table:table-cell office:value-type="float" office:value="0.9165048" calcext:value-type="float">
            <text:p>0.9165048</text:p>
          </table:table-cell>
          <table:table-cell office:value-type="float" office:value="0.691102" calcext:value-type="float">
            <text:p>0.691102</text:p>
          </table:table-cell>
          <table:table-cell office:value-type="float" office:value="0.5263474" calcext:value-type="float">
            <text:p>0.5263474</text:p>
          </table:table-cell>
          <table:table-cell office:value-type="float" office:value="0.3356402" calcext:value-type="float">
            <text:p>0.3356402</text:p>
          </table:table-cell>
          <table:table-cell office:value-type="float" office:value="0.2786489" calcext:value-type="float">
            <text:p>0.2786489</text:p>
          </table:table-cell>
          <table:table-cell office:value-type="float" office:value="0.5808879" calcext:value-type="float">
            <text:p>0.5808879</text:p>
          </table:table-cell>
          <table:table-cell office:value-type="float" office:value="0.8023747" calcext:value-type="float">
            <text:p>0.8023747</text:p>
          </table:table-cell>
          <table:table-cell office:value-type="float" office:value="0.7715018" calcext:value-type="float">
            <text:p>0.7715018</text:p>
          </table:table-cell>
          <table:table-cell office:value-type="float" office:value="0.7898228" calcext:value-type="float">
            <text:p>0.7898228</text:p>
          </table:table-cell>
          <table:table-cell office:value-type="float" office:value="0.7907997" calcext:value-type="float">
            <text:p>0.7907997</text:p>
          </table:table-cell>
          <table:table-cell office:value-type="float" office:value="0.8153681" calcext:value-type="float">
            <text:p>0.8153681</text:p>
          </table:table-cell>
          <table:table-cell office:value-type="float" office:value="0.8808637" calcext:value-type="float">
            <text:p>0.8808637</text:p>
          </table:table-cell>
          <table:table-cell office:value-type="float" office:value="0" calcext:value-type="float">
            <text:p>0</text:p>
          </table:table-cell>
          <table:table-cell office:value-type="float" office:value="0.05488461" calcext:value-type="float">
            <text:p>0.05488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3017" calcext:value-type="float">
            <text:p>0.43330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2.215765" calcext:value-type="float">
            <text:p>2.215765</text:p>
          </table:table-cell>
          <table:table-cell office:value-type="float" office:value="139.9566" calcext:value-type="float">
            <text:p>139.9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8335" calcext:value-type="float">
            <text:p>3.048335</text:p>
          </table:table-cell>
          <table:table-cell office:value-type="float" office:value="0" calcext:value-type="float">
            <text:p>0</text:p>
          </table:table-cell>
          <table:table-cell office:value-type="float" office:value="0.00001534827" calcext:value-type="float">
            <text:p>1.5348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236378" calcext:value-type="float">
            <text:p>-0.005236378</text:p>
          </table:table-cell>
          <table:table-cell office:value-type="float" office:value="1194.208" calcext:value-type="float">
            <text:p>1194.208</text:p>
          </table:table-cell>
          <table:table-cell office:value-type="float" office:value="3.468524" calcext:value-type="float">
            <text:p>3.468524</text:p>
          </table:table-cell>
          <table:table-cell office:value-type="float" office:value="0" calcext:value-type="float">
            <text:p>0</text:p>
          </table:table-cell>
          <table:table-cell office:value-type="float" office:value="0.004585896" calcext:value-type="float">
            <text:p>0.004585896</text:p>
          </table:table-cell>
          <table:table-cell office:value-type="float" office:value="0.05723514" calcext:value-type="float">
            <text:p>0.05723514</text:p>
          </table:table-cell>
          <table:table-cell office:value-type="float" office:value="0.04206686" calcext:value-type="float">
            <text:p>0.04206686</text:p>
          </table:table-cell>
          <table:table-cell office:value-type="float" office:value="0.03108369" calcext:value-type="float">
            <text:p>0.03108369</text:p>
          </table:table-cell>
          <table:table-cell office:value-type="float" office:value="0.02388403" calcext:value-type="float">
            <text:p>0.02388403</text:p>
          </table:table-cell>
          <table:table-cell office:value-type="float" office:value="0.02255522" calcext:value-type="float">
            <text:p>0.02255522</text:p>
          </table:table-cell>
          <table:table-cell office:value-type="float" office:value="0.02151835" calcext:value-type="float">
            <text:p>0.02151835</text:p>
          </table:table-cell>
          <table:table-cell office:value-type="float" office:value="0.04453193" calcext:value-type="float">
            <text:p>0.04453193</text:p>
          </table:table-cell>
          <table:table-cell office:value-type="float" office:value="0.0725426" calcext:value-type="float">
            <text:p>0.0725426</text:p>
          </table:table-cell>
          <table:table-cell office:value-type="float" office:value="0.06951868" calcext:value-type="float">
            <text:p>0.06951868</text:p>
          </table:table-cell>
          <table:table-cell office:value-type="float" office:value="0.06839259" calcext:value-type="float">
            <text:p>0.06839259</text:p>
          </table:table-cell>
          <table:table-cell office:value-type="float" office:value="0.06811637" calcext:value-type="float">
            <text:p>0.06811637</text:p>
          </table:table-cell>
          <table:table-cell office:value-type="float" office:value="0.06814374" calcext:value-type="float">
            <text:p>0.06814374</text:p>
          </table:table-cell>
          <table:table-cell office:value-type="float" office:value="0.06879548" calcext:value-type="float">
            <text:p>0.06879548</text:p>
          </table:table-cell>
          <table:table-cell office:value-type="float" office:value="0" calcext:value-type="float">
            <text:p>0</text:p>
          </table:table-cell>
          <table:table-cell office:value-type="float" office:value="0.09825607" calcext:value-type="float">
            <text:p>0.09825607</text:p>
          </table:table-cell>
          <table:table-cell office:value-type="float" office:value="1.136213" calcext:value-type="float">
            <text:p>1.136213</text:p>
          </table:table-cell>
          <table:table-cell office:value-type="float" office:value="0.9283066" calcext:value-type="float">
            <text:p>0.9283066</text:p>
          </table:table-cell>
          <table:table-cell office:value-type="float" office:value="0.7000986" calcext:value-type="float">
            <text:p>0.7000986</text:p>
          </table:table-cell>
          <table:table-cell office:value-type="float" office:value="0.5333626" calcext:value-type="float">
            <text:p>0.5333626</text:p>
          </table:table-cell>
          <table:table-cell office:value-type="float" office:value="0.3401417" calcext:value-type="float">
            <text:p>0.3401417</text:p>
          </table:table-cell>
          <table:table-cell office:value-type="float" office:value="0.2825601" calcext:value-type="float">
            <text:p>0.2825601</text:p>
          </table:table-cell>
          <table:table-cell office:value-type="float" office:value="0.5897841" calcext:value-type="float">
            <text:p>0.5897841</text:p>
          </table:table-cell>
          <table:table-cell office:value-type="float" office:value="0.8150783" calcext:value-type="float">
            <text:p>0.8150783</text:p>
          </table:table-cell>
          <table:table-cell office:value-type="float" office:value="0.7839742" calcext:value-type="float">
            <text:p>0.7839742</text:p>
          </table:table-cell>
          <table:table-cell office:value-type="float" office:value="0.802988" calcext:value-type="float">
            <text:p>0.802988</text:p>
          </table:table-cell>
          <table:table-cell office:value-type="float" office:value="0.8042071" calcext:value-type="float">
            <text:p>0.8042071</text:p>
          </table:table-cell>
          <table:table-cell office:value-type="float" office:value="0.8294795" calcext:value-type="float">
            <text:p>0.8294795</text:p>
          </table:table-cell>
          <table:table-cell office:value-type="float" office:value="0.8964166" calcext:value-type="float">
            <text:p>0.8964166</text:p>
          </table:table-cell>
          <table:table-cell office:value-type="float" office:value="0" calcext:value-type="float">
            <text:p>0</text:p>
          </table:table-cell>
          <table:table-cell office:value-type="float" office:value="0.04793582" calcext:value-type="float">
            <text:p>0.04793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7278" calcext:value-type="float">
            <text:p>0.43872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2.215475" calcext:value-type="float">
            <text:p>2.215475</text:p>
          </table:table-cell>
          <table:table-cell office:value-type="float" office:value="139.9505" calcext:value-type="float">
            <text:p>139.9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7545" calcext:value-type="float">
            <text:p>3.097545</text:p>
          </table:table-cell>
          <table:table-cell office:value-type="float" office:value="0" calcext:value-type="float">
            <text:p>0</text:p>
          </table:table-cell>
          <table:table-cell office:value-type="float" office:value="0.00001535314" calcext:value-type="float">
            <text:p>1.535314E-05</text:p>
          </table:table-cell>
          <table:table-cell office:value-type="float" office:value="0" calcext:value-type="float">
            <text:p>0</text:p>
          </table:table-cell>
          <table:table-cell office:value-type="float" office:value="-0.005292627" calcext:value-type="float">
            <text:p>-0.005292627</text:p>
          </table:table-cell>
          <table:table-cell office:value-type="float" office:value="1194.165" calcext:value-type="float">
            <text:p>1194.165</text:p>
          </table:table-cell>
          <table:table-cell office:value-type="float" office:value="3.466182" calcext:value-type="float">
            <text:p>3.466182</text:p>
          </table:table-cell>
          <table:table-cell office:value-type="float" office:value="0" calcext:value-type="float">
            <text:p>0</text:p>
          </table:table-cell>
          <table:table-cell office:value-type="float" office:value="0.004512799" calcext:value-type="float">
            <text:p>0.004512799</text:p>
          </table:table-cell>
          <table:table-cell office:value-type="float" office:value="0.05843043" calcext:value-type="float">
            <text:p>0.05843043</text:p>
          </table:table-cell>
          <table:table-cell office:value-type="float" office:value="0.04123745" calcext:value-type="float">
            <text:p>0.04123745</text:p>
          </table:table-cell>
          <table:table-cell office:value-type="float" office:value="0.0304824" calcext:value-type="float">
            <text:p>0.0304824</text:p>
          </table:table-cell>
          <table:table-cell office:value-type="float" office:value="0.02342276" calcext:value-type="float">
            <text:p>0.02342276</text:p>
          </table:table-cell>
          <table:table-cell office:value-type="float" office:value="0.02217985" calcext:value-type="float">
            <text:p>0.02217985</text:p>
          </table:table-cell>
          <table:table-cell office:value-type="float" office:value="0.02134885" calcext:value-type="float">
            <text:p>0.02134885</text:p>
          </table:table-cell>
          <table:table-cell office:value-type="float" office:value="0.04441922" calcext:value-type="float">
            <text:p>0.04441922</text:p>
          </table:table-cell>
          <table:table-cell office:value-type="float" office:value="0.07259697" calcext:value-type="float">
            <text:p>0.07259697</text:p>
          </table:table-cell>
          <table:table-cell office:value-type="float" office:value="0.06962179" calcext:value-type="float">
            <text:p>0.06962179</text:p>
          </table:table-cell>
          <table:table-cell office:value-type="float" office:value="0.06852175" calcext:value-type="float">
            <text:p>0.06852175</text:p>
          </table:table-cell>
          <table:table-cell office:value-type="float" office:value="0.06825241" calcext:value-type="float">
            <text:p>0.06825241</text:p>
          </table:table-cell>
          <table:table-cell office:value-type="float" office:value="0.06829112" calcext:value-type="float">
            <text:p>0.06829112</text:p>
          </table:table-cell>
          <table:table-cell office:value-type="float" office:value="0.06895926" calcext:value-type="float">
            <text:p>0.06895926</text:p>
          </table:table-cell>
          <table:table-cell office:value-type="float" office:value="0" calcext:value-type="float">
            <text:p>0</text:p>
          </table:table-cell>
          <table:table-cell office:value-type="float" office:value="0.09917299" calcext:value-type="float">
            <text:p>0.09917299</text:p>
          </table:table-cell>
          <table:table-cell office:value-type="float" office:value="1.150078" calcext:value-type="float">
            <text:p>1.150078</text:p>
          </table:table-cell>
          <table:table-cell office:value-type="float" office:value="0.9395885" calcext:value-type="float">
            <text:p>0.9395885</text:p>
          </table:table-cell>
          <table:table-cell office:value-type="float" office:value="0.7086983" calcext:value-type="float">
            <text:p>0.7086983</text:p>
          </table:table-cell>
          <table:table-cell office:value-type="float" office:value="0.5401052" calcext:value-type="float">
            <text:p>0.5401052</text:p>
          </table:table-cell>
          <table:table-cell office:value-type="float" office:value="0.3445074" calcext:value-type="float">
            <text:p>0.3445074</text:p>
          </table:table-cell>
          <table:table-cell office:value-type="float" office:value="0.2864099" calcext:value-type="float">
            <text:p>0.2864099</text:p>
          </table:table-cell>
          <table:table-cell office:value-type="float" office:value="0.5986228" calcext:value-type="float">
            <text:p>0.5986228</text:p>
          </table:table-cell>
          <table:table-cell office:value-type="float" office:value="0.8277603" calcext:value-type="float">
            <text:p>0.8277603</text:p>
          </table:table-cell>
          <table:table-cell office:value-type="float" office:value="0.7964382" calcext:value-type="float">
            <text:p>0.7964382</text:p>
          </table:table-cell>
          <table:table-cell office:value-type="float" office:value="0.8161532" calcext:value-type="float">
            <text:p>0.8161532</text:p>
          </table:table-cell>
          <table:table-cell office:value-type="float" office:value="0.8176081" calcext:value-type="float">
            <text:p>0.8176081</text:p>
          </table:table-cell>
          <table:table-cell office:value-type="float" office:value="0.8435375" calcext:value-type="float">
            <text:p>0.8435375</text:p>
          </table:table-cell>
          <table:table-cell office:value-type="float" office:value="0.912007" calcext:value-type="float">
            <text:p>0.912007</text:p>
          </table:table-cell>
          <table:table-cell office:value-type="float" office:value="0" calcext:value-type="float">
            <text:p>0</text:p>
          </table:table-cell>
          <table:table-cell office:value-type="float" office:value="0.04753388" calcext:value-type="float">
            <text:p>0.04753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229" calcext:value-type="float">
            <text:p>0.44402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2.214996" calcext:value-type="float">
            <text:p>2.214996</text:p>
          </table:table-cell>
          <table:table-cell office:value-type="float" office:value="139.9447" calcext:value-type="float">
            <text:p>139.9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6655" calcext:value-type="float">
            <text:p>3.146655</text:p>
          </table:table-cell>
          <table:table-cell office:value-type="float" office:value="0" calcext:value-type="float">
            <text:p>0</text:p>
          </table:table-cell>
          <table:table-cell office:value-type="float" office:value="0.00001537097" calcext:value-type="float">
            <text:p>1.537097E-05</text:p>
          </table:table-cell>
          <table:table-cell office:value-type="float" office:value="0" calcext:value-type="float">
            <text:p>0</text:p>
          </table:table-cell>
          <table:table-cell office:value-type="float" office:value="-0.005349466" calcext:value-type="float">
            <text:p>-0.005349466</text:p>
          </table:table-cell>
          <table:table-cell office:value-type="float" office:value="1194.121" calcext:value-type="float">
            <text:p>1194.121</text:p>
          </table:table-cell>
          <table:table-cell office:value-type="float" office:value="3.464004" calcext:value-type="float">
            <text:p>3.464004</text:p>
          </table:table-cell>
          <table:table-cell office:value-type="float" office:value="0" calcext:value-type="float">
            <text:p>0</text:p>
          </table:table-cell>
          <table:table-cell office:value-type="float" office:value="0.003469771" calcext:value-type="float">
            <text:p>0.003469771</text:p>
          </table:table-cell>
          <table:table-cell office:value-type="float" office:value="0.05834805" calcext:value-type="float">
            <text:p>0.05834805</text:p>
          </table:table-cell>
          <table:table-cell office:value-type="float" office:value="0.04084725" calcext:value-type="float">
            <text:p>0.04084725</text:p>
          </table:table-cell>
          <table:table-cell office:value-type="float" office:value="0.03015424" calcext:value-type="float">
            <text:p>0.03015424</text:p>
          </table:table-cell>
          <table:table-cell office:value-type="float" office:value="0.02314308" calcext:value-type="float">
            <text:p>0.02314308</text:p>
          </table:table-cell>
          <table:table-cell office:value-type="float" office:value="0.02191865" calcext:value-type="float">
            <text:p>0.02191865</text:p>
          </table:table-cell>
          <table:table-cell office:value-type="float" office:value="0.02104997" calcext:value-type="float">
            <text:p>0.02104997</text:p>
          </table:table-cell>
          <table:table-cell office:value-type="float" office:value="0.04430947" calcext:value-type="float">
            <text:p>0.04430947</text:p>
          </table:table-cell>
          <table:table-cell office:value-type="float" office:value="0.07264456" calcext:value-type="float">
            <text:p>0.07264456</text:p>
          </table:table-cell>
          <table:table-cell office:value-type="float" office:value="0.06972369" calcext:value-type="float">
            <text:p>0.06972369</text:p>
          </table:table-cell>
          <table:table-cell office:value-type="float" office:value="0.06865104" calcext:value-type="float">
            <text:p>0.06865104</text:p>
          </table:table-cell>
          <table:table-cell office:value-type="float" office:value="0.06838878" calcext:value-type="float">
            <text:p>0.06838878</text:p>
          </table:table-cell>
          <table:table-cell office:value-type="float" office:value="0.0684425" calcext:value-type="float">
            <text:p>0.0684425</text:p>
          </table:table-cell>
          <table:table-cell office:value-type="float" office:value="0.06912104" calcext:value-type="float">
            <text:p>0.069121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63548" calcext:value-type="float">
            <text:p>1.163548</text:p>
          </table:table-cell>
          <table:table-cell office:value-type="float" office:value="0.9505984" calcext:value-type="float">
            <text:p>0.9505984</text:p>
          </table:table-cell>
          <table:table-cell office:value-type="float" office:value="0.7170644" calcext:value-type="float">
            <text:p>0.7170644</text:p>
          </table:table-cell>
          <table:table-cell office:value-type="float" office:value="0.5466747" calcext:value-type="float">
            <text:p>0.5466747</text:p>
          </table:table-cell>
          <table:table-cell office:value-type="float" office:value="0.3487742" calcext:value-type="float">
            <text:p>0.3487742</text:p>
          </table:table-cell>
          <table:table-cell office:value-type="float" office:value="0.290205" calcext:value-type="float">
            <text:p>0.290205</text:p>
          </table:table-cell>
          <table:table-cell office:value-type="float" office:value="0.6074032" calcext:value-type="float">
            <text:p>0.6074032</text:p>
          </table:table-cell>
          <table:table-cell office:value-type="float" office:value="0.8404172" calcext:value-type="float">
            <text:p>0.8404172</text:p>
          </table:table-cell>
          <table:table-cell office:value-type="float" office:value="0.8088925" calcext:value-type="float">
            <text:p>0.8088925</text:p>
          </table:table-cell>
          <table:table-cell office:value-type="float" office:value="0.8293185" calcext:value-type="float">
            <text:p>0.8293185</text:p>
          </table:table-cell>
          <table:table-cell office:value-type="float" office:value="0.831003" calcext:value-type="float">
            <text:p>0.831003</text:p>
          </table:table-cell>
          <table:table-cell office:value-type="float" office:value="0.8576558" calcext:value-type="float">
            <text:p>0.8576558</text:p>
          </table:table-cell>
          <table:table-cell office:value-type="float" office:value="0.9276165" calcext:value-type="float">
            <text:p>0.9276165</text:p>
          </table:table-cell>
          <table:table-cell office:value-type="float" office:value="0" calcext:value-type="float">
            <text:p>0</text:p>
          </table:table-cell>
          <table:table-cell office:value-type="float" office:value="0.0698585" calcext:value-type="float">
            <text:p>0.0698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2329" calcext:value-type="float">
            <text:p>0.44923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2.214288" calcext:value-type="float">
            <text:p>2.214288</text:p>
          </table:table-cell>
          <table:table-cell office:value-type="float" office:value="139.9391" calcext:value-type="float">
            <text:p>139.9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5704" calcext:value-type="float">
            <text:p>3.195704</text:p>
          </table:table-cell>
          <table:table-cell office:value-type="float" office:value="0" calcext:value-type="float">
            <text:p>0</text:p>
          </table:table-cell>
          <table:table-cell office:value-type="float" office:value="0.00001542258" calcext:value-type="float">
            <text:p>1.542258E-05</text:p>
          </table:table-cell>
          <table:table-cell office:value-type="float" office:value="0" calcext:value-type="float">
            <text:p>0</text:p>
          </table:table-cell>
          <table:table-cell office:value-type="float" office:value="-0.005405356" calcext:value-type="float">
            <text:p>-0.005405356</text:p>
          </table:table-cell>
          <table:table-cell office:value-type="float" office:value="1194.078" calcext:value-type="float">
            <text:p>1194.078</text:p>
          </table:table-cell>
          <table:table-cell office:value-type="float" office:value="3.462641" calcext:value-type="float">
            <text:p>3.462641</text:p>
          </table:table-cell>
          <table:table-cell office:value-type="float" office:value="0" calcext:value-type="float">
            <text:p>0</text:p>
          </table:table-cell>
          <table:table-cell office:value-type="float" office:value="0.003418114" calcext:value-type="float">
            <text:p>0.003418114</text:p>
          </table:table-cell>
          <table:table-cell office:value-type="float" office:value="0.05718662" calcext:value-type="float">
            <text:p>0.05718662</text:p>
          </table:table-cell>
          <table:table-cell office:value-type="float" office:value="0.04091144" calcext:value-type="float">
            <text:p>0.04091144</text:p>
          </table:table-cell>
          <table:table-cell office:value-type="float" office:value="0.0300954" calcext:value-type="float">
            <text:p>0.0300954</text:p>
          </table:table-cell>
          <table:table-cell office:value-type="float" office:value="0.02305268" calcext:value-type="float">
            <text:p>0.02305268</text:p>
          </table:table-cell>
          <table:table-cell office:value-type="float" office:value="0.02174497" calcext:value-type="float">
            <text:p>0.02174497</text:p>
          </table:table-cell>
          <table:table-cell office:value-type="float" office:value="0.02003291" calcext:value-type="float">
            <text:p>0.02003291</text:p>
          </table:table-cell>
          <table:table-cell office:value-type="float" office:value="0.04415928" calcext:value-type="float">
            <text:p>0.04415928</text:p>
          </table:table-cell>
          <table:table-cell office:value-type="float" office:value="0.07268885" calcext:value-type="float">
            <text:p>0.07268885</text:p>
          </table:table-cell>
          <table:table-cell office:value-type="float" office:value="0.06982473" calcext:value-type="float">
            <text:p>0.06982473</text:p>
          </table:table-cell>
          <table:table-cell office:value-type="float" office:value="0.06878047" calcext:value-type="float">
            <text:p>0.06878047</text:p>
          </table:table-cell>
          <table:table-cell office:value-type="float" office:value="0.06852505" calcext:value-type="float">
            <text:p>0.06852505</text:p>
          </table:table-cell>
          <table:table-cell office:value-type="float" office:value="0.06858613" calcext:value-type="float">
            <text:p>0.06858613</text:p>
          </table:table-cell>
          <table:table-cell office:value-type="float" office:value="0.06928656" calcext:value-type="float">
            <text:p>0.06928656</text:p>
          </table:table-cell>
          <table:table-cell office:value-type="float" office:value="0" calcext:value-type="float">
            <text:p>0</text:p>
          </table:table-cell>
          <table:table-cell office:value-type="float" office:value="0.1007181" calcext:value-type="float">
            <text:p>0.1007181</text:p>
          </table:table-cell>
          <table:table-cell office:value-type="float" office:value="1.177003" calcext:value-type="float">
            <text:p>1.177003</text:p>
          </table:table-cell>
          <table:table-cell office:value-type="float" office:value="0.9615194" calcext:value-type="float">
            <text:p>0.9615194</text:p>
          </table:table-cell>
          <table:table-cell office:value-type="float" office:value="0.7253262" calcext:value-type="float">
            <text:p>0.7253262</text:p>
          </table:table-cell>
          <table:table-cell office:value-type="float" office:value="0.5531438" calcext:value-type="float">
            <text:p>0.5531438</text:p>
          </table:table-cell>
          <table:table-cell office:value-type="float" office:value="0.3529802" calcext:value-type="float">
            <text:p>0.3529802</text:p>
          </table:table-cell>
          <table:table-cell office:value-type="float" office:value="0.293948" calcext:value-type="float">
            <text:p>0.293948</text:p>
          </table:table-cell>
          <table:table-cell office:value-type="float" office:value="0.6161357" calcext:value-type="float">
            <text:p>0.6161357</text:p>
          </table:table-cell>
          <table:table-cell office:value-type="float" office:value="0.8530481" calcext:value-type="float">
            <text:p>0.8530481</text:p>
          </table:table-cell>
          <table:table-cell office:value-type="float" office:value="0.8213378" calcext:value-type="float">
            <text:p>0.8213378</text:p>
          </table:table-cell>
          <table:table-cell office:value-type="float" office:value="0.8424838" calcext:value-type="float">
            <text:p>0.8424838</text:p>
          </table:table-cell>
          <table:table-cell office:value-type="float" office:value="0.8443937" calcext:value-type="float">
            <text:p>0.8443937</text:p>
          </table:table-cell>
          <table:table-cell office:value-type="float" office:value="0.8717436" calcext:value-type="float">
            <text:p>0.8717436</text:p>
          </table:table-cell>
          <table:table-cell office:value-type="float" office:value="0.9433302" calcext:value-type="float">
            <text:p>0.9433302</text:p>
          </table:table-cell>
          <table:table-cell office:value-type="float" office:value="0" calcext:value-type="float">
            <text:p>0</text:p>
          </table:table-cell>
          <table:table-cell office:value-type="float" office:value="0.06926309" calcext:value-type="float">
            <text:p>0.0692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43957" calcext:value-type="float">
            <text:p>0.45439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2.213634" calcext:value-type="float">
            <text:p>2.213634</text:p>
          </table:table-cell>
          <table:table-cell office:value-type="float" office:value="139.9336" calcext:value-type="float">
            <text:p>139.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472" calcext:value-type="float">
            <text:p>3.24472</text:p>
          </table:table-cell>
          <table:table-cell office:value-type="float" office:value="0" calcext:value-type="float">
            <text:p>0</text:p>
          </table:table-cell>
          <table:table-cell office:value-type="float" office:value="0.00001542774" calcext:value-type="float">
            <text:p>1.542774E-05</text:p>
          </table:table-cell>
          <table:table-cell office:value-type="float" office:value="0" calcext:value-type="float">
            <text:p>0</text:p>
          </table:table-cell>
          <table:table-cell office:value-type="float" office:value="-0.005445711" calcext:value-type="float">
            <text:p>-0.005445711</text:p>
          </table:table-cell>
          <table:table-cell office:value-type="float" office:value="1194.034" calcext:value-type="float">
            <text:p>1194.034</text:p>
          </table:table-cell>
          <table:table-cell office:value-type="float" office:value="3.460877" calcext:value-type="float">
            <text:p>3.460877</text:p>
          </table:table-cell>
          <table:table-cell office:value-type="float" office:value="0" calcext:value-type="float">
            <text:p>0</text:p>
          </table:table-cell>
          <table:table-cell office:value-type="float" office:value="0.003553681" calcext:value-type="float">
            <text:p>0.003553681</text:p>
          </table:table-cell>
          <table:table-cell office:value-type="float" office:value="0.056486" calcext:value-type="float">
            <text:p>0.056486</text:p>
          </table:table-cell>
          <table:table-cell office:value-type="float" office:value="0.04101546" calcext:value-type="float">
            <text:p>0.04101546</text:p>
          </table:table-cell>
          <table:table-cell office:value-type="float" office:value="0.03005118" calcext:value-type="float">
            <text:p>0.03005118</text:p>
          </table:table-cell>
          <table:table-cell office:value-type="float" office:value="0.0229761" calcext:value-type="float">
            <text:p>0.0229761</text:p>
          </table:table-cell>
          <table:table-cell office:value-type="float" office:value="0.02160207" calcext:value-type="float">
            <text:p>0.02160207</text:p>
          </table:table-cell>
          <table:table-cell office:value-type="float" office:value="0.0207091" calcext:value-type="float">
            <text:p>0.0207091</text:p>
          </table:table-cell>
          <table:table-cell office:value-type="float" office:value="0.04411001" calcext:value-type="float">
            <text:p>0.04411001</text:p>
          </table:table-cell>
          <table:table-cell office:value-type="float" office:value="0.07272993" calcext:value-type="float">
            <text:p>0.07272993</text:p>
          </table:table-cell>
          <table:table-cell office:value-type="float" office:value="0.0699257" calcext:value-type="float">
            <text:p>0.0699257</text:p>
          </table:table-cell>
          <table:table-cell office:value-type="float" office:value="0.06890995" calcext:value-type="float">
            <text:p>0.06890995</text:p>
          </table:table-cell>
          <table:table-cell office:value-type="float" office:value="0.06866131" calcext:value-type="float">
            <text:p>0.06866131</text:p>
          </table:table-cell>
          <table:table-cell office:value-type="float" office:value="0.06873218" calcext:value-type="float">
            <text:p>0.06873218</text:p>
          </table:table-cell>
          <table:table-cell office:value-type="float" office:value="0.06945064" calcext:value-type="float">
            <text:p>0.06945064</text:p>
          </table:table-cell>
          <table:table-cell office:value-type="float" office:value="0" calcext:value-type="float">
            <text:p>0</text:p>
          </table:table-cell>
          <table:table-cell office:value-type="float" office:value="0.101419" calcext:value-type="float">
            <text:p>0.101419</text:p>
          </table:table-cell>
          <table:table-cell office:value-type="float" office:value="1.190503" calcext:value-type="float">
            <text:p>1.190503</text:p>
          </table:table-cell>
          <table:table-cell office:value-type="float" office:value="0.9723881" calcext:value-type="float">
            <text:p>0.9723881</text:p>
          </table:table-cell>
          <table:table-cell office:value-type="float" office:value="0.7335385" calcext:value-type="float">
            <text:p>0.7335385</text:p>
          </table:table-cell>
          <table:table-cell office:value-type="float" office:value="0.5595642" calcext:value-type="float">
            <text:p>0.5595642</text:p>
          </table:table-cell>
          <table:table-cell office:value-type="float" office:value="0.3571615" calcext:value-type="float">
            <text:p>0.3571615</text:p>
          </table:table-cell>
          <table:table-cell office:value-type="float" office:value="0.2976845" calcext:value-type="float">
            <text:p>0.2976845</text:p>
          </table:table-cell>
          <table:table-cell office:value-type="float" office:value="0.6248451" calcext:value-type="float">
            <text:p>0.6248451</text:p>
          </table:table-cell>
          <table:table-cell office:value-type="float" office:value="0.865655" calcext:value-type="float">
            <text:p>0.865655</text:p>
          </table:table-cell>
          <table:table-cell office:value-type="float" office:value="0.8337738" calcext:value-type="float">
            <text:p>0.8337738</text:p>
          </table:table-cell>
          <table:table-cell office:value-type="float" office:value="0.855649" calcext:value-type="float">
            <text:p>0.855649</text:p>
          </table:table-cell>
          <table:table-cell office:value-type="float" office:value="0.8577779" calcext:value-type="float">
            <text:p>0.8577779</text:p>
          </table:table-cell>
          <table:table-cell office:value-type="float" office:value="0.8857813" calcext:value-type="float">
            <text:p>0.8857813</text:p>
          </table:table-cell>
          <table:table-cell office:value-type="float" office:value="0.9590876" calcext:value-type="float">
            <text:p>0.9590876</text:p>
          </table:table-cell>
          <table:table-cell office:value-type="float" office:value="0" calcext:value-type="float">
            <text:p>0</text:p>
          </table:table-cell>
          <table:table-cell office:value-type="float" office:value="0.05731161" calcext:value-type="float">
            <text:p>0.0573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95117" calcext:value-type="float">
            <text:p>0.45951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2.213191" calcext:value-type="float">
            <text:p>2.213191</text:p>
          </table:table-cell>
          <table:table-cell office:value-type="float" office:value="139.9279" calcext:value-type="float">
            <text:p>139.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3664" calcext:value-type="float">
            <text:p>3.293664</text:p>
          </table:table-cell>
          <table:table-cell office:value-type="float" office:value="0" calcext:value-type="float">
            <text:p>0</text:p>
          </table:table-cell>
          <table:table-cell office:value-type="float" office:value="0.00001543244" calcext:value-type="float">
            <text:p>1.543244E-05</text:p>
          </table:table-cell>
          <table:table-cell office:value-type="float" office:value="0" calcext:value-type="float">
            <text:p>0</text:p>
          </table:table-cell>
          <table:table-cell office:value-type="float" office:value="-0.005461282" calcext:value-type="float">
            <text:p>-0.005461282</text:p>
          </table:table-cell>
          <table:table-cell office:value-type="float" office:value="1193.991" calcext:value-type="float">
            <text:p>1193.991</text:p>
          </table:table-cell>
          <table:table-cell office:value-type="float" office:value="3.458422" calcext:value-type="float">
            <text:p>3.458422</text:p>
          </table:table-cell>
          <table:table-cell office:value-type="float" office:value="0" calcext:value-type="float">
            <text:p>0</text:p>
          </table:table-cell>
          <table:table-cell office:value-type="float" office:value="0.00569645" calcext:value-type="float">
            <text:p>0.00569645</text:p>
          </table:table-cell>
          <table:table-cell office:value-type="float" office:value="0.05766098" calcext:value-type="float">
            <text:p>0.05766098</text:p>
          </table:table-cell>
          <table:table-cell office:value-type="float" office:value="0.04061384" calcext:value-type="float">
            <text:p>0.04061384</text:p>
          </table:table-cell>
          <table:table-cell office:value-type="float" office:value="0.02978344" calcext:value-type="float">
            <text:p>0.02978344</text:p>
          </table:table-cell>
          <table:table-cell office:value-type="float" office:value="0.02279003" calcext:value-type="float">
            <text:p>0.02279003</text:p>
          </table:table-cell>
          <table:table-cell office:value-type="float" office:value="0.02146736" calcext:value-type="float">
            <text:p>0.02146736</text:p>
          </table:table-cell>
          <table:table-cell office:value-type="float" office:value="0.02084863" calcext:value-type="float">
            <text:p>0.02084863</text:p>
          </table:table-cell>
          <table:table-cell office:value-type="float" office:value="0.04411582" calcext:value-type="float">
            <text:p>0.04411582</text:p>
          </table:table-cell>
          <table:table-cell office:value-type="float" office:value="0.07278379" calcext:value-type="float">
            <text:p>0.07278379</text:p>
          </table:table-cell>
          <table:table-cell office:value-type="float" office:value="0.07002667" calcext:value-type="float">
            <text:p>0.07002667</text:p>
          </table:table-cell>
          <table:table-cell office:value-type="float" office:value="0.06903955" calcext:value-type="float">
            <text:p>0.06903955</text:p>
          </table:table-cell>
          <table:table-cell office:value-type="float" office:value="0.06879784" calcext:value-type="float">
            <text:p>0.06879784</text:p>
          </table:table-cell>
          <table:table-cell office:value-type="float" office:value="0.06888057" calcext:value-type="float">
            <text:p>0.06888057</text:p>
          </table:table-cell>
          <table:table-cell office:value-type="float" office:value="0.06961469" calcext:value-type="float">
            <text:p>0.06961469</text:p>
          </table:table-cell>
          <table:table-cell office:value-type="float" office:value="0" calcext:value-type="float">
            <text:p>0</text:p>
          </table:table-cell>
          <table:table-cell office:value-type="float" office:value="0.102366" calcext:value-type="float">
            <text:p>0.102366</text:p>
          </table:table-cell>
          <table:table-cell office:value-type="float" office:value="1.203845" calcext:value-type="float">
            <text:p>1.203845</text:p>
          </table:table-cell>
          <table:table-cell office:value-type="float" office:value="0.9831489" calcext:value-type="float">
            <text:p>0.9831489</text:p>
          </table:table-cell>
          <table:table-cell office:value-type="float" office:value="0.741668" calcext:value-type="float">
            <text:p>0.741668</text:p>
          </table:table-cell>
          <table:table-cell office:value-type="float" office:value="0.5659204" calcext:value-type="float">
            <text:p>0.5659204</text:p>
          </table:table-cell>
          <table:table-cell office:value-type="float" office:value="0.3613013" calcext:value-type="float">
            <text:p>0.3613013</text:p>
          </table:table-cell>
          <table:table-cell office:value-type="float" office:value="0.3014171" calcext:value-type="float">
            <text:p>0.3014171</text:p>
          </table:table-cell>
          <table:table-cell office:value-type="float" office:value="0.6335296" calcext:value-type="float">
            <text:p>0.6335296</text:p>
          </table:table-cell>
          <table:table-cell office:value-type="float" office:value="0.8782417" calcext:value-type="float">
            <text:p>0.8782417</text:p>
          </table:table-cell>
          <table:table-cell office:value-type="float" office:value="0.8461992" calcext:value-type="float">
            <text:p>0.8461992</text:p>
          </table:table-cell>
          <table:table-cell office:value-type="float" office:value="0.868814" calcext:value-type="float">
            <text:p>0.868814</text:p>
          </table:table-cell>
          <table:table-cell office:value-type="float" office:value="0.8711539" calcext:value-type="float">
            <text:p>0.8711539</text:p>
          </table:table-cell>
          <table:table-cell office:value-type="float" office:value="0.8997902" calcext:value-type="float">
            <text:p>0.8997902</text:p>
          </table:table-cell>
          <table:table-cell office:value-type="float" office:value="0.9747222" calcext:value-type="float">
            <text:p>0.9747222</text:p>
          </table:table-cell>
          <table:table-cell office:value-type="float" office:value="0" calcext:value-type="float">
            <text:p>0</text:p>
          </table:table-cell>
          <table:table-cell office:value-type="float" office:value="0.0491044" calcext:value-type="float">
            <text:p>0.049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45413" calcext:value-type="float">
            <text:p>0.46454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2.21266" calcext:value-type="float">
            <text:p>2.21266</text:p>
          </table:table-cell>
          <table:table-cell office:value-type="float" office:value="139.9224" calcext:value-type="float">
            <text:p>139.9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2519" calcext:value-type="float">
            <text:p>3.342519</text:p>
          </table:table-cell>
          <table:table-cell office:value-type="float" office:value="0" calcext:value-type="float">
            <text:p>0</text:p>
          </table:table-cell>
          <table:table-cell office:value-type="float" office:value="0.00001548548" calcext:value-type="float">
            <text:p>1.548548E-05</text:p>
          </table:table-cell>
          <table:table-cell office:value-type="float" office:value="0" calcext:value-type="float">
            <text:p>0</text:p>
          </table:table-cell>
          <table:table-cell office:value-type="float" office:value="-0.005485017" calcext:value-type="float">
            <text:p>-0.005485017</text:p>
          </table:table-cell>
          <table:table-cell office:value-type="float" office:value="1193.948" calcext:value-type="float">
            <text:p>1193.948</text:p>
          </table:table-cell>
          <table:table-cell office:value-type="float" office:value="3.456338" calcext:value-type="float">
            <text:p>3.456338</text:p>
          </table:table-cell>
          <table:table-cell office:value-type="float" office:value="0" calcext:value-type="float">
            <text:p>0</text:p>
          </table:table-cell>
          <table:table-cell office:value-type="float" office:value="0.003842031" calcext:value-type="float">
            <text:p>0.003842031</text:p>
          </table:table-cell>
          <table:table-cell office:value-type="float" office:value="0.05800288" calcext:value-type="float">
            <text:p>0.05800288</text:p>
          </table:table-cell>
          <table:table-cell office:value-type="float" office:value="0.04013693" calcext:value-type="float">
            <text:p>0.04013693</text:p>
          </table:table-cell>
          <table:table-cell office:value-type="float" office:value="0.02942508" calcext:value-type="float">
            <text:p>0.02942508</text:p>
          </table:table-cell>
          <table:table-cell office:value-type="float" office:value="0.02253543" calcext:value-type="float">
            <text:p>0.02253543</text:p>
          </table:table-cell>
          <table:table-cell office:value-type="float" office:value="0.02125455" calcext:value-type="float">
            <text:p>0.02125455</text:p>
          </table:table-cell>
          <table:table-cell office:value-type="float" office:value="0.01981778" calcext:value-type="float">
            <text:p>0.01981778</text:p>
          </table:table-cell>
          <table:table-cell office:value-type="float" office:value="0.04403102" calcext:value-type="float">
            <text:p>0.04403102</text:p>
          </table:table-cell>
          <table:table-cell office:value-type="float" office:value="0.07284494" calcext:value-type="float">
            <text:p>0.07284494</text:p>
          </table:table-cell>
          <table:table-cell office:value-type="float" office:value="0.07012869" calcext:value-type="float">
            <text:p>0.07012869</text:p>
          </table:table-cell>
          <table:table-cell office:value-type="float" office:value="0.06916923" calcext:value-type="float">
            <text:p>0.06916923</text:p>
          </table:table-cell>
          <table:table-cell office:value-type="float" office:value="0.06893421" calcext:value-type="float">
            <text:p>0.06893421</text:p>
          </table:table-cell>
          <table:table-cell office:value-type="float" office:value="0.06902529" calcext:value-type="float">
            <text:p>0.06902529</text:p>
          </table:table-cell>
          <table:table-cell office:value-type="float" office:value="0.06977926" calcext:value-type="float">
            <text:p>0.06977926</text:p>
          </table:table-cell>
          <table:table-cell office:value-type="float" office:value="0" calcext:value-type="float">
            <text:p>0</text:p>
          </table:table-cell>
          <table:table-cell office:value-type="float" office:value="0.1033698" calcext:value-type="float">
            <text:p>0.1033698</text:p>
          </table:table-cell>
          <table:table-cell office:value-type="float" office:value="1.216876" calcext:value-type="float">
            <text:p>1.216876</text:p>
          </table:table-cell>
          <table:table-cell office:value-type="float" office:value="0.9936871" calcext:value-type="float">
            <text:p>0.9936871</text:p>
          </table:table-cell>
          <table:table-cell office:value-type="float" office:value="0.7496377" calcext:value-type="float">
            <text:p>0.7496377</text:p>
          </table:table-cell>
          <table:table-cell office:value-type="float" office:value="0.5721604" calcext:value-type="float">
            <text:p>0.5721604</text:p>
          </table:table-cell>
          <table:table-cell office:value-type="float" office:value="0.3653847" calcext:value-type="float">
            <text:p>0.3653847</text:p>
          </table:table-cell>
          <table:table-cell office:value-type="float" office:value="0.3051091" calcext:value-type="float">
            <text:p>0.3051091</text:p>
          </table:table-cell>
          <table:table-cell office:value-type="float" office:value="0.6421806" calcext:value-type="float">
            <text:p>0.6421806</text:p>
          </table:table-cell>
          <table:table-cell office:value-type="float" office:value="0.8908091" calcext:value-type="float">
            <text:p>0.8908091</text:p>
          </table:table-cell>
          <table:table-cell office:value-type="float" office:value="0.8586152" calcext:value-type="float">
            <text:p>0.8586152</text:p>
          </table:table-cell>
          <table:table-cell office:value-type="float" office:value="0.8819721" calcext:value-type="float">
            <text:p>0.8819721</text:p>
          </table:table-cell>
          <table:table-cell office:value-type="float" office:value="0.8845271" calcext:value-type="float">
            <text:p>0.8845271</text:p>
          </table:table-cell>
          <table:table-cell office:value-type="float" office:value="0.9137928" calcext:value-type="float">
            <text:p>0.9137928</text:p>
          </table:table-cell>
          <table:table-cell office:value-type="float" office:value="0.9903961" calcext:value-type="float">
            <text:p>0.9903961</text:p>
          </table:table-cell>
          <table:table-cell office:value-type="float" office:value="0" calcext:value-type="float">
            <text:p>0</text:p>
          </table:table-cell>
          <table:table-cell office:value-type="float" office:value="0.05704135" calcext:value-type="float">
            <text:p>0.05704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4647" calcext:value-type="float">
            <text:p>0.46946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2.212073" calcext:value-type="float">
            <text:p>2.212073</text:p>
          </table:table-cell>
          <table:table-cell office:value-type="float" office:value="139.917" calcext:value-type="float">
            <text:p>139.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1305" calcext:value-type="float">
            <text:p>3.391305</text:p>
          </table:table-cell>
          <table:table-cell office:value-type="float" office:value="0" calcext:value-type="float">
            <text:p>0</text:p>
          </table:table-cell>
          <table:table-cell office:value-type="float" office:value="0.00001551259" calcext:value-type="float">
            <text:p>1.551259E-05</text:p>
          </table:table-cell>
          <table:table-cell office:value-type="float" office:value="0" calcext:value-type="float">
            <text:p>0</text:p>
          </table:table-cell>
          <table:table-cell office:value-type="float" office:value="-0.005521338" calcext:value-type="float">
            <text:p>-0.005521338</text:p>
          </table:table-cell>
          <table:table-cell office:value-type="float" office:value="1193.904" calcext:value-type="float">
            <text:p>1193.904</text:p>
          </table:table-cell>
          <table:table-cell office:value-type="float" office:value="3.454" calcext:value-type="float">
            <text:p>3.454</text:p>
          </table:table-cell>
          <table:table-cell office:value-type="float" office:value="0" calcext:value-type="float">
            <text:p>0</text:p>
          </table:table-cell>
          <table:table-cell office:value-type="float" office:value="0.003412698" calcext:value-type="float">
            <text:p>0.003412698</text:p>
          </table:table-cell>
          <table:table-cell office:value-type="float" office:value="0.05750963" calcext:value-type="float">
            <text:p>0.05750963</text:p>
          </table:table-cell>
          <table:table-cell office:value-type="float" office:value="0.03997631" calcext:value-type="float">
            <text:p>0.03997631</text:p>
          </table:table-cell>
          <table:table-cell office:value-type="float" office:value="0.02927314" calcext:value-type="float">
            <text:p>0.02927314</text:p>
          </table:table-cell>
          <table:table-cell office:value-type="float" office:value="0.02239112" calcext:value-type="float">
            <text:p>0.02239112</text:p>
          </table:table-cell>
          <table:table-cell office:value-type="float" office:value="0.02108293" calcext:value-type="float">
            <text:p>0.02108293</text:p>
          </table:table-cell>
          <table:table-cell office:value-type="float" office:value="0.02017724" calcext:value-type="float">
            <text:p>0.02017724</text:p>
          </table:table-cell>
          <table:table-cell office:value-type="float" office:value="0.04397847" calcext:value-type="float">
            <text:p>0.04397847</text:p>
          </table:table-cell>
          <table:table-cell office:value-type="float" office:value="0.072901" calcext:value-type="float">
            <text:p>0.072901</text:p>
          </table:table-cell>
          <table:table-cell office:value-type="float" office:value="0.07023118" calcext:value-type="float">
            <text:p>0.07023118</text:p>
          </table:table-cell>
          <table:table-cell office:value-type="float" office:value="0.06929905" calcext:value-type="float">
            <text:p>0.06929905</text:p>
          </table:table-cell>
          <table:table-cell office:value-type="float" office:value="0.06907067" calcext:value-type="float">
            <text:p>0.06907067</text:p>
          </table:table-cell>
          <table:table-cell office:value-type="float" office:value="0.06917242" calcext:value-type="float">
            <text:p>0.06917242</text:p>
          </table:table-cell>
          <table:table-cell office:value-type="float" office:value="0.06994465" calcext:value-type="float">
            <text:p>0.06994465</text:p>
          </table:table-cell>
          <table:table-cell office:value-type="float" office:value="0" calcext:value-type="float">
            <text:p>0</text:p>
          </table:table-cell>
          <table:table-cell office:value-type="float" office:value="0.1042114" calcext:value-type="float">
            <text:p>0.1042114</text:p>
          </table:table-cell>
          <table:table-cell office:value-type="float" office:value="1.229808" calcext:value-type="float">
            <text:p>1.229808</text:p>
          </table:table-cell>
          <table:table-cell office:value-type="float" office:value="1.004115" calcext:value-type="float">
            <text:p>1.004115</text:p>
          </table:table-cell>
          <table:table-cell office:value-type="float" office:value="0.7575055" calcext:value-type="float">
            <text:p>0.7575055</text:p>
          </table:table-cell>
          <table:table-cell office:value-type="float" office:value="0.5783187" calcext:value-type="float">
            <text:p>0.5783187</text:p>
          </table:table-cell>
          <table:table-cell office:value-type="float" office:value="0.3694347" calcext:value-type="float">
            <text:p>0.3694347</text:p>
          </table:table-cell>
          <table:table-cell office:value-type="float" office:value="0.308786" calcext:value-type="float">
            <text:p>0.308786</text:p>
          </table:table-cell>
          <table:table-cell office:value-type="float" office:value="0.6508104" calcext:value-type="float">
            <text:p>0.6508104</text:p>
          </table:table-cell>
          <table:table-cell office:value-type="float" office:value="0.9033583" calcext:value-type="float">
            <text:p>0.9033583</text:p>
          </table:table-cell>
          <table:table-cell office:value-type="float" office:value="0.8710219" calcext:value-type="float">
            <text:p>0.8710219</text:p>
          </table:table-cell>
          <table:table-cell office:value-type="float" office:value="0.8951303" calcext:value-type="float">
            <text:p>0.8951303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927788" calcext:value-type="float">
            <text:p>0.927788</text:p>
          </table:table-cell>
          <table:table-cell office:value-type="float" office:value="1.006073" calcext:value-type="float">
            <text:p>1.006073</text:p>
          </table:table-cell>
          <table:table-cell office:value-type="float" office:value="0" calcext:value-type="float">
            <text:p>0</text:p>
          </table:table-cell>
          <table:table-cell office:value-type="float" office:value="0.06822056" calcext:value-type="float">
            <text:p>0.06822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43466" calcext:value-type="float">
            <text:p>0.47434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2.21132" calcext:value-type="float">
            <text:p>2.21132</text:p>
          </table:table-cell>
          <table:table-cell office:value-type="float" office:value="139.9118" calcext:value-type="float">
            <text:p>139.9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0042" calcext:value-type="float">
            <text:p>3.440042</text:p>
          </table:table-cell>
          <table:table-cell office:value-type="float" office:value="0" calcext:value-type="float">
            <text:p>0</text:p>
          </table:table-cell>
          <table:table-cell office:value-type="float" office:value="0.00001551545" calcext:value-type="float">
            <text:p>1.551545E-05</text:p>
          </table:table-cell>
          <table:table-cell office:value-type="float" office:value="0" calcext:value-type="float">
            <text:p>0</text:p>
          </table:table-cell>
          <table:table-cell office:value-type="float" office:value="-0.005523158" calcext:value-type="float">
            <text:p>-0.005523158</text:p>
          </table:table-cell>
          <table:table-cell office:value-type="float" office:value="1193.861" calcext:value-type="float">
            <text:p>1193.861</text:p>
          </table:table-cell>
          <table:table-cell office:value-type="float" office:value="3.452231" calcext:value-type="float">
            <text:p>3.452231</text:p>
          </table:table-cell>
          <table:table-cell office:value-type="float" office:value="0" calcext:value-type="float">
            <text:p>0</text:p>
          </table:table-cell>
          <table:table-cell office:value-type="float" office:value="0.003404168" calcext:value-type="float">
            <text:p>0.003404168</text:p>
          </table:table-cell>
          <table:table-cell office:value-type="float" office:value="0.05629165" calcext:value-type="float">
            <text:p>0.05629165</text:p>
          </table:table-cell>
          <table:table-cell office:value-type="float" office:value="0.04011469" calcext:value-type="float">
            <text:p>0.04011469</text:p>
          </table:table-cell>
          <table:table-cell office:value-type="float" office:value="0.02929059" calcext:value-type="float">
            <text:p>0.02929059</text:p>
          </table:table-cell>
          <table:table-cell office:value-type="float" office:value="0.02235521" calcext:value-type="float">
            <text:p>0.02235521</text:p>
          </table:table-cell>
          <table:table-cell office:value-type="float" office:value="0.02101341" calcext:value-type="float">
            <text:p>0.02101341</text:p>
          </table:table-cell>
          <table:table-cell office:value-type="float" office:value="0.02052822" calcext:value-type="float">
            <text:p>0.02052822</text:p>
          </table:table-cell>
          <table:table-cell office:value-type="float" office:value="0.04399426" calcext:value-type="float">
            <text:p>0.04399426</text:p>
          </table:table-cell>
          <table:table-cell office:value-type="float" office:value="0.07296308" calcext:value-type="float">
            <text:p>0.07296308</text:p>
          </table:table-cell>
          <table:table-cell office:value-type="float" office:value="0.0703344" calcext:value-type="float">
            <text:p>0.0703344</text:p>
          </table:table-cell>
          <table:table-cell office:value-type="float" office:value="0.06942906" calcext:value-type="float">
            <text:p>0.06942906</text:p>
          </table:table-cell>
          <table:table-cell office:value-type="float" office:value="0.06920709" calcext:value-type="float">
            <text:p>0.06920709</text:p>
          </table:table-cell>
          <table:table-cell office:value-type="float" office:value="0.06931735" calcext:value-type="float">
            <text:p>0.06931735</text:p>
          </table:table-cell>
          <table:table-cell office:value-type="float" office:value="0.07010798" calcext:value-type="float">
            <text:p>0.07010798</text:p>
          </table:table-cell>
          <table:table-cell office:value-type="float" office:value="0" calcext:value-type="float">
            <text:p>0</text:p>
          </table:table-cell>
          <table:table-cell office:value-type="float" office:value="0.1049103" calcext:value-type="float">
            <text:p>0.1049103</text:p>
          </table:table-cell>
          <table:table-cell office:value-type="float" office:value="1.242741" calcext:value-type="float">
            <text:p>1.242741</text:p>
          </table:table-cell>
          <table:table-cell office:value-type="float" office:value="1.014525" calcext:value-type="float">
            <text:p>1.014525</text:p>
          </table:table-cell>
          <table:table-cell office:value-type="float" office:value="0.7653365" calcext:value-type="float">
            <text:p>0.7653365</text:p>
          </table:table-cell>
          <table:table-cell office:value-type="float" office:value="0.5844373" calcext:value-type="float">
            <text:p>0.5844373</text:p>
          </table:table-cell>
          <table:table-cell office:value-type="float" office:value="0.3734553" calcext:value-type="float">
            <text:p>0.3734553</text:p>
          </table:table-cell>
          <table:table-cell office:value-type="float" office:value="0.3124641" calcext:value-type="float">
            <text:p>0.3124641</text:p>
          </table:table-cell>
          <table:table-cell office:value-type="float" office:value="0.6594211" calcext:value-type="float">
            <text:p>0.6594211</text:p>
          </table:table-cell>
          <table:table-cell office:value-type="float" office:value="0.9158918" calcext:value-type="float">
            <text:p>0.9158918</text:p>
          </table:table-cell>
          <table:table-cell office:value-type="float" office:value="0.8834192" calcext:value-type="float">
            <text:p>0.8834192</text:p>
          </table:table-cell>
          <table:table-cell office:value-type="float" office:value="0.9082885" calcext:value-type="float">
            <text:p>0.9082885</text:p>
          </table:table-cell>
          <table:table-cell office:value-type="float" office:value="0.9112638" calcext:value-type="float">
            <text:p>0.9112638</text:p>
          </table:table-cell>
          <table:table-cell office:value-type="float" office:value="0.9417583" calcext:value-type="float">
            <text:p>0.9417583</text:p>
          </table:table-cell>
          <table:table-cell office:value-type="float" office:value="1.021808" calcext:value-type="float">
            <text:p>1.021808</text:p>
          </table:table-cell>
          <table:table-cell office:value-type="float" office:value="0" calcext:value-type="float">
            <text:p>0</text:p>
          </table:table-cell>
          <table:table-cell office:value-type="float" office:value="0.06787769" calcext:value-type="float">
            <text:p>0.06787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92" calcext:value-type="float">
            <text:p>0.47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2.210454" calcext:value-type="float">
            <text:p>2.210454</text:p>
          </table:table-cell>
          <table:table-cell office:value-type="float" office:value="139.9067" calcext:value-type="float">
            <text:p>139.9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8725" calcext:value-type="float">
            <text:p>3.488725</text:p>
          </table:table-cell>
          <table:table-cell office:value-type="float" office:value="0" calcext:value-type="float">
            <text:p>0</text:p>
          </table:table-cell>
          <table:table-cell office:value-type="float" office:value="0.00001551773" calcext:value-type="float">
            <text:p>1.551773E-05</text:p>
          </table:table-cell>
          <table:table-cell office:value-type="float" office:value="0" calcext:value-type="float">
            <text:p>0</text:p>
          </table:table-cell>
          <table:table-cell office:value-type="float" office:value="-0.005552804" calcext:value-type="float">
            <text:p>-0.005552804</text:p>
          </table:table-cell>
          <table:table-cell office:value-type="float" office:value="1193.817" calcext:value-type="float">
            <text:p>1193.817</text:p>
          </table:table-cell>
          <table:table-cell office:value-type="float" office:value="3.451404" calcext:value-type="float">
            <text:p>3.451404</text:p>
          </table:table-cell>
          <table:table-cell office:value-type="float" office:value="0" calcext:value-type="float">
            <text:p>0</text:p>
          </table:table-cell>
          <table:table-cell office:value-type="float" office:value="0.003340454" calcext:value-type="float">
            <text:p>0.003340454</text:p>
          </table:table-cell>
          <table:table-cell office:value-type="float" office:value="0.05471606" calcext:value-type="float">
            <text:p>0.05471606</text:p>
          </table:table-cell>
          <table:table-cell office:value-type="float" office:value="0.0403548" calcext:value-type="float">
            <text:p>0.0403548</text:p>
          </table:table-cell>
          <table:table-cell office:value-type="float" office:value="0.02937431" calcext:value-type="float">
            <text:p>0.02937431</text:p>
          </table:table-cell>
          <table:table-cell office:value-type="float" office:value="0.02238197" calcext:value-type="float">
            <text:p>0.02238197</text:p>
          </table:table-cell>
          <table:table-cell office:value-type="float" office:value="0.02100759" calcext:value-type="float">
            <text:p>0.02100759</text:p>
          </table:table-cell>
          <table:table-cell office:value-type="float" office:value="0.02064131" calcext:value-type="float">
            <text:p>0.02064131</text:p>
          </table:table-cell>
          <table:table-cell office:value-type="float" office:value="0.04402218" calcext:value-type="float">
            <text:p>0.04402218</text:p>
          </table:table-cell>
          <table:table-cell office:value-type="float" office:value="0.07303442" calcext:value-type="float">
            <text:p>0.07303442</text:p>
          </table:table-cell>
          <table:table-cell office:value-type="float" office:value="0.07043852" calcext:value-type="float">
            <text:p>0.07043852</text:p>
          </table:table-cell>
          <table:table-cell office:value-type="float" office:value="0.06955938" calcext:value-type="float">
            <text:p>0.06955938</text:p>
          </table:table-cell>
          <table:table-cell office:value-type="float" office:value="0.06934384" calcext:value-type="float">
            <text:p>0.06934384</text:p>
          </table:table-cell>
          <table:table-cell office:value-type="float" office:value="0.06947399" calcext:value-type="float">
            <text:p>0.06947399</text:p>
          </table:table-cell>
          <table:table-cell office:value-type="float" office:value="0.07026808" calcext:value-type="float">
            <text:p>0.07026808</text:p>
          </table:table-cell>
          <table:table-cell office:value-type="float" office:value="0" calcext:value-type="float">
            <text:p>0</text:p>
          </table:table-cell>
          <table:table-cell office:value-type="float" office:value="0.1056256" calcext:value-type="float">
            <text:p>0.1056256</text:p>
          </table:table-cell>
          <table:table-cell office:value-type="float" office:value="1.255752" calcext:value-type="float">
            <text:p>1.255752</text:p>
          </table:table-cell>
          <table:table-cell office:value-type="float" office:value="1.024948" calcext:value-type="float">
            <text:p>1.024948</text:p>
          </table:table-cell>
          <table:table-cell office:value-type="float" office:value="0.7731611" calcext:value-type="float">
            <text:p>0.7731611</text:p>
          </table:table-cell>
          <table:table-cell office:value-type="float" office:value="0.5905365" calcext:value-type="float">
            <text:p>0.5905365</text:p>
          </table:table-cell>
          <table:table-cell office:value-type="float" office:value="0.3774499" calcext:value-type="float">
            <text:p>0.3774499</text:p>
          </table:table-cell>
          <table:table-cell office:value-type="float" office:value="0.3161295" calcext:value-type="float">
            <text:p>0.3161295</text:p>
          </table:table-cell>
          <table:table-cell office:value-type="float" office:value="0.6680046" calcext:value-type="float">
            <text:p>0.6680046</text:p>
          </table:table-cell>
          <table:table-cell office:value-type="float" office:value="0.92841" calcext:value-type="float">
            <text:p>0.92841</text:p>
          </table:table-cell>
          <table:table-cell office:value-type="float" office:value="0.8958072" calcext:value-type="float">
            <text:p>0.8958072</text:p>
          </table:table-cell>
          <table:table-cell office:value-type="float" office:value="0.9214411" calcext:value-type="float">
            <text:p>0.9214411</text:p>
          </table:table-cell>
          <table:table-cell office:value-type="float" office:value="0.9246274" calcext:value-type="float">
            <text:p>0.9246274</text:p>
          </table:table-cell>
          <table:table-cell office:value-type="float" office:value="0.9557839" calcext:value-type="float">
            <text:p>0.9557839</text:p>
          </table:table-cell>
          <table:table-cell office:value-type="float" office:value="1.037474" calcext:value-type="float">
            <text:p>1.037474</text:p>
          </table:table-cell>
          <table:table-cell office:value-type="float" office:value="0" calcext:value-type="float">
            <text:p>0</text:p>
          </table:table-cell>
          <table:table-cell office:value-type="float" office:value="0.06558368" calcext:value-type="float">
            <text:p>0.0655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0254" calcext:value-type="float">
            <text:p>0.48402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2.209532" calcext:value-type="float">
            <text:p>2.209532</text:p>
          </table:table-cell>
          <table:table-cell office:value-type="float" office:value="139.9016" calcext:value-type="float">
            <text:p>139.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7419" calcext:value-type="float">
            <text:p>3.537419</text:p>
          </table:table-cell>
          <table:table-cell office:value-type="float" office:value="0" calcext:value-type="float">
            <text:p>0</text:p>
          </table:table-cell>
          <table:table-cell office:value-type="float" office:value="0.00001552078" calcext:value-type="float">
            <text:p>1.552078E-05</text:p>
          </table:table-cell>
          <table:table-cell office:value-type="float" office:value="0" calcext:value-type="float">
            <text:p>0</text:p>
          </table:table-cell>
          <table:table-cell office:value-type="float" office:value="-0.005609579" calcext:value-type="float">
            <text:p>-0.005609579</text:p>
          </table:table-cell>
          <table:table-cell office:value-type="float" office:value="1193.774" calcext:value-type="float">
            <text:p>1193.774</text:p>
          </table:table-cell>
          <table:table-cell office:value-type="float" office:value="3.451251" calcext:value-type="float">
            <text:p>3.451251</text:p>
          </table:table-cell>
          <table:table-cell office:value-type="float" office:value="0" calcext:value-type="float">
            <text:p>0</text:p>
          </table:table-cell>
          <table:table-cell office:value-type="float" office:value="0.003357932" calcext:value-type="float">
            <text:p>0.003357932</text:p>
          </table:table-cell>
          <table:table-cell office:value-type="float" office:value="0.05839526" calcext:value-type="float">
            <text:p>0.05839526</text:p>
          </table:table-cell>
          <table:table-cell office:value-type="float" office:value="0.04208976" calcext:value-type="float">
            <text:p>0.04208976</text:p>
          </table:table-cell>
          <table:table-cell office:value-type="float" office:value="0.03021263" calcext:value-type="float">
            <text:p>0.03021263</text:p>
          </table:table-cell>
          <table:table-cell office:value-type="float" office:value="0.02282612" calcext:value-type="float">
            <text:p>0.02282612</text:p>
          </table:table-cell>
          <table:table-cell office:value-type="float" office:value="0.02118526" calcext:value-type="float">
            <text:p>0.02118526</text:p>
          </table:table-cell>
          <table:table-cell office:value-type="float" office:value="0.02074971" calcext:value-type="float">
            <text:p>0.02074971</text:p>
          </table:table-cell>
          <table:table-cell office:value-type="float" office:value="0.04405612" calcext:value-type="float">
            <text:p>0.04405612</text:p>
          </table:table-cell>
          <table:table-cell office:value-type="float" office:value="0.07311366" calcext:value-type="float">
            <text:p>0.07311366</text:p>
          </table:table-cell>
          <table:table-cell office:value-type="float" office:value="0.07054379" calcext:value-type="float">
            <text:p>0.07054379</text:p>
          </table:table-cell>
          <table:table-cell office:value-type="float" office:value="0.0696898" calcext:value-type="float">
            <text:p>0.0696898</text:p>
          </table:table-cell>
          <table:table-cell office:value-type="float" office:value="0.06948034" calcext:value-type="float">
            <text:p>0.06948034</text:p>
          </table:table-cell>
          <table:table-cell office:value-type="float" office:value="0.06961205" calcext:value-type="float">
            <text:p>0.06961205</text:p>
          </table:table-cell>
          <table:table-cell office:value-type="float" office:value="0.07043574" calcext:value-type="float">
            <text:p>0.07043574</text:p>
          </table:table-cell>
          <table:table-cell office:value-type="float" office:value="0" calcext:value-type="float">
            <text:p>0</text:p>
          </table:table-cell>
          <table:table-cell office:value-type="float" office:value="0.106377" calcext:value-type="float">
            <text:p>0.106377</text:p>
          </table:table-cell>
          <table:table-cell office:value-type="float" office:value="1.26931" calcext:value-type="float">
            <text:p>1.26931</text:p>
          </table:table-cell>
          <table:table-cell office:value-type="float" office:value="1.035605" calcext:value-type="float">
            <text:p>1.035605</text:p>
          </table:table-cell>
          <table:table-cell office:value-type="float" office:value="0.7810812" calcext:value-type="float">
            <text:p>0.7810812</text:p>
          </table:table-cell>
          <table:table-cell office:value-type="float" office:value="0.5966689" calcext:value-type="float">
            <text:p>0.5966689</text:p>
          </table:table-cell>
          <table:table-cell office:value-type="float" office:value="0.3814346" calcext:value-type="float">
            <text:p>0.3814346</text:p>
          </table:table-cell>
          <table:table-cell office:value-type="float" office:value="0.3197828" calcext:value-type="float">
            <text:p>0.3197828</text:p>
          </table:table-cell>
          <table:table-cell office:value-type="float" office:value="0.6765559" calcext:value-type="float">
            <text:p>0.6765559</text:p>
          </table:table-cell>
          <table:table-cell office:value-type="float" office:value="0.940913" calcext:value-type="float">
            <text:p>0.940913</text:p>
          </table:table-cell>
          <table:table-cell office:value-type="float" office:value="0.908187" calcext:value-type="float">
            <text:p>0.908187</text:p>
          </table:table-cell>
          <table:table-cell office:value-type="float" office:value="0.9345922" calcext:value-type="float">
            <text:p>0.9345922</text:p>
          </table:table-cell>
          <table:table-cell office:value-type="float" office:value="0.9379866" calcext:value-type="float">
            <text:p>0.9379866</text:p>
          </table:table-cell>
          <table:table-cell office:value-type="float" office:value="0.9698386" calcext:value-type="float">
            <text:p>0.9698386</text:p>
          </table:table-cell>
          <table:table-cell office:value-type="float" office:value="1.053019" calcext:value-type="float">
            <text:p>1.053019</text:p>
          </table:table-cell>
          <table:table-cell office:value-type="float" office:value="0" calcext:value-type="float">
            <text:p>0</text:p>
          </table:table-cell>
          <table:table-cell office:value-type="float" office:value="0.06349366" calcext:value-type="float">
            <text:p>0.063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9658" calcext:value-type="float">
            <text:p>0.48896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2.208542" calcext:value-type="float">
            <text:p>2.208542</text:p>
          </table:table-cell>
          <table:table-cell office:value-type="float" office:value="139.8963" calcext:value-type="float">
            <text:p>139.8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6184" calcext:value-type="float">
            <text:p>3.586184</text:p>
          </table:table-cell>
          <table:table-cell office:value-type="float" office:value="0" calcext:value-type="float">
            <text:p>0</text:p>
          </table:table-cell>
          <table:table-cell office:value-type="float" office:value="0.00001552218" calcext:value-type="float">
            <text:p>1.552218E-05</text:p>
          </table:table-cell>
          <table:table-cell office:value-type="float" office:value="0" calcext:value-type="float">
            <text:p>0</text:p>
          </table:table-cell>
          <table:table-cell office:value-type="float" office:value="-0.005634407" calcext:value-type="float">
            <text:p>-0.005634407</text:p>
          </table:table-cell>
          <table:table-cell office:value-type="float" office:value="1193.73" calcext:value-type="float">
            <text:p>1193.73</text:p>
          </table:table-cell>
          <table:table-cell office:value-type="float" office:value="3.452055" calcext:value-type="float">
            <text:p>3.452055</text:p>
          </table:table-cell>
          <table:table-cell office:value-type="float" office:value="0" calcext:value-type="float">
            <text:p>0</text:p>
          </table:table-cell>
          <table:table-cell office:value-type="float" office:value="0.003264407" calcext:value-type="float">
            <text:p>0.003264407</text:p>
          </table:table-cell>
          <table:table-cell office:value-type="float" office:value="0.06015836" calcext:value-type="float">
            <text:p>0.06015836</text:p>
          </table:table-cell>
          <table:table-cell office:value-type="float" office:value="0.04354454" calcext:value-type="float">
            <text:p>0.04354454</text:p>
          </table:table-cell>
          <table:table-cell office:value-type="float" office:value="0.03113014" calcext:value-type="float">
            <text:p>0.03113014</text:p>
          </table:table-cell>
          <table:table-cell office:value-type="float" office:value="0.02341868" calcext:value-type="float">
            <text:p>0.02341868</text:p>
          </table:table-cell>
          <table:table-cell office:value-type="float" office:value="0.0215131" calcext:value-type="float">
            <text:p>0.0215131</text:p>
          </table:table-cell>
          <table:table-cell office:value-type="float" office:value="0.02090461" calcext:value-type="float">
            <text:p>0.02090461</text:p>
          </table:table-cell>
          <table:table-cell office:value-type="float" office:value="0.04413773" calcext:value-type="float">
            <text:p>0.04413773</text:p>
          </table:table-cell>
          <table:table-cell office:value-type="float" office:value="0.07320786" calcext:value-type="float">
            <text:p>0.07320786</text:p>
          </table:table-cell>
          <table:table-cell office:value-type="float" office:value="0.07065046" calcext:value-type="float">
            <text:p>0.07065046</text:p>
          </table:table-cell>
          <table:table-cell office:value-type="float" office:value="0.06982045" calcext:value-type="float">
            <text:p>0.06982045</text:p>
          </table:table-cell>
          <table:table-cell office:value-type="float" office:value="0.06961682" calcext:value-type="float">
            <text:p>0.06961682</text:p>
          </table:table-cell>
          <table:table-cell office:value-type="float" office:value="0.06975631" calcext:value-type="float">
            <text:p>0.06975631</text:p>
          </table:table-cell>
          <table:table-cell office:value-type="float" office:value="0.07059922" calcext:value-type="float">
            <text:p>0.07059922</text:p>
          </table:table-cell>
          <table:table-cell office:value-type="float" office:value="0" calcext:value-type="float">
            <text:p>0</text:p>
          </table:table-cell>
          <table:table-cell office:value-type="float" office:value="0.1071635" calcext:value-type="float">
            <text:p>0.1071635</text:p>
          </table:table-cell>
          <table:table-cell office:value-type="float" office:value="1.283884" calcext:value-type="float">
            <text:p>1.283884</text:p>
          </table:table-cell>
          <table:table-cell office:value-type="float" office:value="1.046819" calcext:value-type="float">
            <text:p>1.046819</text:p>
          </table:table-cell>
          <table:table-cell office:value-type="float" office:value="0.789314" calcext:value-type="float">
            <text:p>0.789314</text:p>
          </table:table-cell>
          <table:table-cell office:value-type="float" office:value="0.6029778" calcext:value-type="float">
            <text:p>0.6029778</text:p>
          </table:table-cell>
          <table:table-cell office:value-type="float" office:value="0.3854615" calcext:value-type="float">
            <text:p>0.3854615</text:p>
          </table:table-cell>
          <table:table-cell office:value-type="float" office:value="0.3234391" calcext:value-type="float">
            <text:p>0.3234391</text:p>
          </table:table-cell>
          <table:table-cell office:value-type="float" office:value="0.685083" calcext:value-type="float">
            <text:p>0.685083</text:p>
          </table:table-cell>
          <table:table-cell office:value-type="float" office:value="0.9534014" calcext:value-type="float">
            <text:p>0.9534014</text:p>
          </table:table-cell>
          <table:table-cell office:value-type="float" office:value="0.9205596" calcext:value-type="float">
            <text:p>0.9205596</text:p>
          </table:table-cell>
          <table:table-cell office:value-type="float" office:value="0.9477434" calcext:value-type="float">
            <text:p>0.9477434</text:p>
          </table:table-cell>
          <table:table-cell office:value-type="float" office:value="0.9513388" calcext:value-type="float">
            <text:p>0.9513388</text:p>
          </table:table-cell>
          <table:table-cell office:value-type="float" office:value="0.9838271" calcext:value-type="float">
            <text:p>0.9838271</text:p>
          </table:table-cell>
          <table:table-cell office:value-type="float" office:value="1.068621" calcext:value-type="float">
            <text:p>1.068621</text:p>
          </table:table-cell>
          <table:table-cell office:value-type="float" office:value="0" calcext:value-type="float">
            <text:p>0</text:p>
          </table:table-cell>
          <table:table-cell office:value-type="float" office:value="0.05793351" calcext:value-type="float">
            <text:p>0.0579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0282" calcext:value-type="float">
            <text:p>0.49402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2.207704" calcext:value-type="float">
            <text:p>2.207704</text:p>
          </table:table-cell>
          <table:table-cell office:value-type="float" office:value="139.8911" calcext:value-type="float">
            <text:p>139.8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4897" calcext:value-type="float">
            <text:p>3.634897</text:p>
          </table:table-cell>
          <table:table-cell office:value-type="float" office:value="0" calcext:value-type="float">
            <text:p>0</text:p>
          </table:table-cell>
          <table:table-cell office:value-type="float" office:value="0.00001552374" calcext:value-type="float">
            <text:p>1.552374E-05</text:p>
          </table:table-cell>
          <table:table-cell office:value-type="float" office:value="0" calcext:value-type="float">
            <text:p>0</text:p>
          </table:table-cell>
          <table:table-cell office:value-type="float" office:value="-0.005634405" calcext:value-type="float">
            <text:p>-0.005634405</text:p>
          </table:table-cell>
          <table:table-cell office:value-type="float" office:value="1193.687" calcext:value-type="float">
            <text:p>1193.687</text:p>
          </table:table-cell>
          <table:table-cell office:value-type="float" office:value="3.451628" calcext:value-type="float">
            <text:p>3.451628</text:p>
          </table:table-cell>
          <table:table-cell office:value-type="float" office:value="0" calcext:value-type="float">
            <text:p>0</text:p>
          </table:table-cell>
          <table:table-cell office:value-type="float" office:value="0.00330655" calcext:value-type="float">
            <text:p>0.00330655</text:p>
          </table:table-cell>
          <table:table-cell office:value-type="float" office:value="0.05696682" calcext:value-type="float">
            <text:p>0.05696682</text:p>
          </table:table-cell>
          <table:table-cell office:value-type="float" office:value="0.04227654" calcext:value-type="float">
            <text:p>0.04227654</text:p>
          </table:table-cell>
          <table:table-cell office:value-type="float" office:value="0.03066318" calcext:value-type="float">
            <text:p>0.03066318</text:p>
          </table:table-cell>
          <table:table-cell office:value-type="float" office:value="0.02327414" calcext:value-type="float">
            <text:p>0.02327414</text:p>
          </table:table-cell>
          <table:table-cell office:value-type="float" office:value="0.02149285" calcext:value-type="float">
            <text:p>0.02149285</text:p>
          </table:table-cell>
          <table:table-cell office:value-type="float" office:value="0.02094439" calcext:value-type="float">
            <text:p>0.02094439</text:p>
          </table:table-cell>
          <table:table-cell office:value-type="float" office:value="0.04422281" calcext:value-type="float">
            <text:p>0.04422281</text:p>
          </table:table-cell>
          <table:table-cell office:value-type="float" office:value="0.07331532" calcext:value-type="float">
            <text:p>0.07331532</text:p>
          </table:table-cell>
          <table:table-cell office:value-type="float" office:value="0.07075924" calcext:value-type="float">
            <text:p>0.07075924</text:p>
          </table:table-cell>
          <table:table-cell office:value-type="float" office:value="0.06995142" calcext:value-type="float">
            <text:p>0.06995142</text:p>
          </table:table-cell>
          <table:table-cell office:value-type="float" office:value="0.06975347" calcext:value-type="float">
            <text:p>0.06975347</text:p>
          </table:table-cell>
          <table:table-cell office:value-type="float" office:value="0.06990238" calcext:value-type="float">
            <text:p>0.06990238</text:p>
          </table:table-cell>
          <table:table-cell office:value-type="float" office:value="0.07076245" calcext:value-type="float">
            <text:p>0.07076245</text:p>
          </table:table-cell>
          <table:table-cell office:value-type="float" office:value="0" calcext:value-type="float">
            <text:p>0</text:p>
          </table:table-cell>
          <table:table-cell office:value-type="float" office:value="0.1079094" calcext:value-type="float">
            <text:p>0.1079094</text:p>
          </table:table-cell>
          <table:table-cell office:value-type="float" office:value="1.298271" calcext:value-type="float">
            <text:p>1.298271</text:p>
          </table:table-cell>
          <table:table-cell office:value-type="float" office:value="1.057993" calcext:value-type="float">
            <text:p>1.057993</text:p>
          </table:table-cell>
          <table:table-cell office:value-type="float" office:value="0.7975859" calcext:value-type="float">
            <text:p>0.7975859</text:p>
          </table:table-cell>
          <table:table-cell office:value-type="float" office:value="0.6093284" calcext:value-type="float">
            <text:p>0.6093284</text:p>
          </table:table-cell>
          <table:table-cell office:value-type="float" office:value="0.3895071" calcext:value-type="float">
            <text:p>0.3895071</text:p>
          </table:table-cell>
          <table:table-cell office:value-type="float" office:value="0.3270986" calcext:value-type="float">
            <text:p>0.3270986</text:p>
          </table:table-cell>
          <table:table-cell office:value-type="float" office:value="0.6935954" calcext:value-type="float">
            <text:p>0.6935954</text:p>
          </table:table-cell>
          <table:table-cell office:value-type="float" office:value="0.9658749" calcext:value-type="float">
            <text:p>0.9658749</text:p>
          </table:table-cell>
          <table:table-cell office:value-type="float" office:value="0.9329256" calcext:value-type="float">
            <text:p>0.9329256</text:p>
          </table:table-cell>
          <table:table-cell office:value-type="float" office:value="0.9608945" calcext:value-type="float">
            <text:p>0.9608945</text:p>
          </table:table-cell>
          <table:table-cell office:value-type="float" office:value="0.964682" calcext:value-type="float">
            <text:p>0.964682</text:p>
          </table:table-cell>
          <table:table-cell office:value-type="float" office:value="0.9977655" calcext:value-type="float">
            <text:p>0.9977655</text:p>
          </table:table-cell>
          <table:table-cell office:value-type="float" office:value="1.084224" calcext:value-type="float">
            <text:p>1.084224</text:p>
          </table:table-cell>
          <table:table-cell office:value-type="float" office:value="0" calcext:value-type="float">
            <text:p>0</text:p>
          </table:table-cell>
          <table:table-cell office:value-type="float" office:value="0.06058782" calcext:value-type="float">
            <text:p>0.06058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89614" calcext:value-type="float">
            <text:p>0.49896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2.206884" calcext:value-type="float">
            <text:p>2.206884</text:p>
          </table:table-cell>
          <table:table-cell office:value-type="float" office:value="139.8861" calcext:value-type="float">
            <text:p>139.8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3475" calcext:value-type="float">
            <text:p>3.683475</text:p>
          </table:table-cell>
          <table:table-cell office:value-type="float" office:value="0" calcext:value-type="float">
            <text:p>0</text:p>
          </table:table-cell>
          <table:table-cell office:value-type="float" office:value="0.00001554989" calcext:value-type="float">
            <text:p>1.554989E-05</text:p>
          </table:table-cell>
          <table:table-cell office:value-type="float" office:value="0" calcext:value-type="float">
            <text:p>0</text:p>
          </table:table-cell>
          <table:table-cell office:value-type="float" office:value="-0.00563434" calcext:value-type="float">
            <text:p>-0.00563434</text:p>
          </table:table-cell>
          <table:table-cell office:value-type="float" office:value="1193.644" calcext:value-type="float">
            <text:p>1193.644</text:p>
          </table:table-cell>
          <table:table-cell office:value-type="float" office:value="3.450193" calcext:value-type="float">
            <text:p>3.450193</text:p>
          </table:table-cell>
          <table:table-cell office:value-type="float" office:value="0" calcext:value-type="float">
            <text:p>0</text:p>
          </table:table-cell>
          <table:table-cell office:value-type="float" office:value="0.003433051" calcext:value-type="float">
            <text:p>0.003433051</text:p>
          </table:table-cell>
          <table:table-cell office:value-type="float" office:value="0.05684898" calcext:value-type="float">
            <text:p>0.05684898</text:p>
          </table:table-cell>
          <table:table-cell office:value-type="float" office:value="0.04192936" calcext:value-type="float">
            <text:p>0.04192936</text:p>
          </table:table-cell>
          <table:table-cell office:value-type="float" office:value="0.03036558" calcext:value-type="float">
            <text:p>0.03036558</text:p>
          </table:table-cell>
          <table:table-cell office:value-type="float" office:value="0.02303843" calcext:value-type="float">
            <text:p>0.02303843</text:p>
          </table:table-cell>
          <table:table-cell office:value-type="float" office:value="0.02132352" calcext:value-type="float">
            <text:p>0.02132352</text:p>
          </table:table-cell>
          <table:table-cell office:value-type="float" office:value="0.02051347" calcext:value-type="float">
            <text:p>0.02051347</text:p>
          </table:table-cell>
          <table:table-cell office:value-type="float" office:value="0.04423848" calcext:value-type="float">
            <text:p>0.04423848</text:p>
          </table:table-cell>
          <table:table-cell office:value-type="float" office:value="0.07342267" calcext:value-type="float">
            <text:p>0.07342267</text:p>
          </table:table-cell>
          <table:table-cell office:value-type="float" office:value="0.07086993" calcext:value-type="float">
            <text:p>0.07086993</text:p>
          </table:table-cell>
          <table:table-cell office:value-type="float" office:value="0.07008275" calcext:value-type="float">
            <text:p>0.07008275</text:p>
          </table:table-cell>
          <table:table-cell office:value-type="float" office:value="0.06989016" calcext:value-type="float">
            <text:p>0.06989016</text:p>
          </table:table-cell>
          <table:table-cell office:value-type="float" office:value="0.07004824" calcext:value-type="float">
            <text:p>0.07004824</text:p>
          </table:table-cell>
          <table:table-cell office:value-type="float" office:value="0.07092611" calcext:value-type="float">
            <text:p>0.07092611</text:p>
          </table:table-cell>
          <table:table-cell office:value-type="float" office:value="0" calcext:value-type="float">
            <text:p>0</text:p>
          </table:table-cell>
          <table:table-cell office:value-type="float" office:value="0.1086374" calcext:value-type="float">
            <text:p>0.1086374</text:p>
          </table:table-cell>
          <table:table-cell office:value-type="float" office:value="1.311894" calcext:value-type="float">
            <text:p>1.311894</text:p>
          </table:table-cell>
          <table:table-cell office:value-type="float" office:value="1.068743" calcext:value-type="float">
            <text:p>1.068743</text:p>
          </table:table-cell>
          <table:table-cell office:value-type="float" office:value="0.8056108" calcext:value-type="float">
            <text:p>0.8056108</text:p>
          </table:table-cell>
          <table:table-cell office:value-type="float" office:value="0.6155449" calcext:value-type="float">
            <text:p>0.6155449</text:p>
          </table:table-cell>
          <table:table-cell office:value-type="float" office:value="0.3935001" calcext:value-type="float">
            <text:p>0.3935001</text:p>
          </table:table-cell>
          <table:table-cell office:value-type="float" office:value="0.3307303" calcext:value-type="float">
            <text:p>0.3307303</text:p>
          </table:table-cell>
          <table:table-cell office:value-type="float" office:value="0.7020878" calcext:value-type="float">
            <text:p>0.7020878</text:p>
          </table:table-cell>
          <table:table-cell office:value-type="float" office:value="0.9783337" calcext:value-type="float">
            <text:p>0.9783337</text:p>
          </table:table-cell>
          <table:table-cell office:value-type="float" office:value="0.9452839" calcext:value-type="float">
            <text:p>0.9452839</text:p>
          </table:table-cell>
          <table:table-cell office:value-type="float" office:value="0.9740454" calcext:value-type="float">
            <text:p>0.9740454</text:p>
          </table:table-cell>
          <table:table-cell office:value-type="float" office:value="0.9780138" calcext:value-type="float">
            <text:p>0.9780138</text:p>
          </table:table-cell>
          <table:table-cell office:value-type="float" office:value="1.01167" calcext:value-type="float">
            <text:p>1.01167</text:p>
          </table:table-cell>
          <table:table-cell office:value-type="float" office:value="1.099812" calcext:value-type="float">
            <text:p>1.099812</text:p>
          </table:table-cell>
          <table:table-cell office:value-type="float" office:value="0" calcext:value-type="float">
            <text:p>0</text:p>
          </table:table-cell>
          <table:table-cell office:value-type="float" office:value="0.06687709" calcext:value-type="float">
            <text:p>0.06687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7919" calcext:value-type="float">
            <text:p>0.503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2.205921" calcext:value-type="float">
            <text:p>2.205921</text:p>
          </table:table-cell>
          <table:table-cell office:value-type="float" office:value="139.881" calcext:value-type="float">
            <text:p>139.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2024" calcext:value-type="float">
            <text:p>3.732024</text:p>
          </table:table-cell>
          <table:table-cell office:value-type="float" office:value="0" calcext:value-type="float">
            <text:p>0</text:p>
          </table:table-cell>
          <table:table-cell office:value-type="float" office:value="0.00001560855" calcext:value-type="float">
            <text:p>1.560855E-05</text:p>
          </table:table-cell>
          <table:table-cell office:value-type="float" office:value="0" calcext:value-type="float">
            <text:p>0</text:p>
          </table:table-cell>
          <table:table-cell office:value-type="float" office:value="-0.00563419" calcext:value-type="float">
            <text:p>-0.00563419</text:p>
          </table:table-cell>
          <table:table-cell office:value-type="float" office:value="1193.6" calcext:value-type="float">
            <text:p>1193.6</text:p>
          </table:table-cell>
          <table:table-cell office:value-type="float" office:value="3.450118" calcext:value-type="float">
            <text:p>3.450118</text:p>
          </table:table-cell>
          <table:table-cell office:value-type="float" office:value="0" calcext:value-type="float">
            <text:p>0</text:p>
          </table:table-cell>
          <table:table-cell office:value-type="float" office:value="0.003323988" calcext:value-type="float">
            <text:p>0.003323988</text:p>
          </table:table-cell>
          <table:table-cell office:value-type="float" office:value="0.05886846" calcext:value-type="float">
            <text:p>0.05886846</text:p>
          </table:table-cell>
          <table:table-cell office:value-type="float" office:value="0.04337735" calcext:value-type="float">
            <text:p>0.04337735</text:p>
          </table:table-cell>
          <table:table-cell office:value-type="float" office:value="0.03106564" calcext:value-type="float">
            <text:p>0.03106564</text:p>
          </table:table-cell>
          <table:table-cell office:value-type="float" office:value="0.02339706" calcext:value-type="float">
            <text:p>0.02339706</text:p>
          </table:table-cell>
          <table:table-cell office:value-type="float" office:value="0.02140451" calcext:value-type="float">
            <text:p>0.02140451</text:p>
          </table:table-cell>
          <table:table-cell office:value-type="float" office:value="0.01933989" calcext:value-type="float">
            <text:p>0.01933989</text:p>
          </table:table-cell>
          <table:table-cell office:value-type="float" office:value="0.04415794" calcext:value-type="float">
            <text:p>0.04415794</text:p>
          </table:table-cell>
          <table:table-cell office:value-type="float" office:value="0.0735175" calcext:value-type="float">
            <text:p>0.0735175</text:p>
          </table:table-cell>
          <table:table-cell office:value-type="float" office:value="0.07098168" calcext:value-type="float">
            <text:p>0.07098168</text:p>
          </table:table-cell>
          <table:table-cell office:value-type="float" office:value="0.07021447" calcext:value-type="float">
            <text:p>0.07021447</text:p>
          </table:table-cell>
          <table:table-cell office:value-type="float" office:value="0.07002689" calcext:value-type="float">
            <text:p>0.07002689</text:p>
          </table:table-cell>
          <table:table-cell office:value-type="float" office:value="0.07019369" calcext:value-type="float">
            <text:p>0.07019369</text:p>
          </table:table-cell>
          <table:table-cell office:value-type="float" office:value="0.07108975" calcext:value-type="float">
            <text:p>0.07108975</text:p>
          </table:table-cell>
          <table:table-cell office:value-type="float" office:value="0" calcext:value-type="float">
            <text:p>0</text:p>
          </table:table-cell>
          <table:table-cell office:value-type="float" office:value="0.1094135" calcext:value-type="float">
            <text:p>0.1094135</text:p>
          </table:table-cell>
          <table:table-cell office:value-type="float" office:value="1.325989" calcext:value-type="float">
            <text:p>1.325989</text:p>
          </table:table-cell>
          <table:table-cell office:value-type="float" office:value="1.079681" calcext:value-type="float">
            <text:p>1.079681</text:p>
          </table:table-cell>
          <table:table-cell office:value-type="float" office:value="0.8136991" calcext:value-type="float">
            <text:p>0.8136991</text:p>
          </table:table-cell>
          <table:table-cell office:value-type="float" office:value="0.6217717" calcext:value-type="float">
            <text:p>0.6217717</text:p>
          </table:table-cell>
          <table:table-cell office:value-type="float" office:value="0.3974821" calcext:value-type="float">
            <text:p>0.3974821</text:p>
          </table:table-cell>
          <table:table-cell office:value-type="float" office:value="0.3343246" calcext:value-type="float">
            <text:p>0.3343246</text:p>
          </table:table-cell>
          <table:table-cell office:value-type="float" office:value="0.7105632" calcext:value-type="float">
            <text:p>0.7105632</text:p>
          </table:table-cell>
          <table:table-cell office:value-type="float" office:value="0.9907759" calcext:value-type="float">
            <text:p>0.9907759</text:p>
          </table:table-cell>
          <table:table-cell office:value-type="float" office:value="0.9576344" calcext:value-type="float">
            <text:p>0.9576344</text:p>
          </table:table-cell>
          <table:table-cell office:value-type="float" office:value="0.9871894" calcext:value-type="float">
            <text:p>0.9871894</text:p>
          </table:table-cell>
          <table:table-cell office:value-type="float" office:value="0.9913343" calcext:value-type="float">
            <text:p>0.9913343</text:p>
          </table:table-cell>
          <table:table-cell office:value-type="float" office:value="1.025543" calcext:value-type="float">
            <text:p>1.025543</text:p>
          </table:table-cell>
          <table:table-cell office:value-type="float" office:value="1.11538" calcext:value-type="float">
            <text:p>1.11538</text:p>
          </table:table-cell>
          <table:table-cell office:value-type="float" office:value="0" calcext:value-type="float">
            <text:p>0</text:p>
          </table:table-cell>
          <table:table-cell office:value-type="float" office:value="0.06122625" calcext:value-type="float">
            <text:p>0.0612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7186" calcext:value-type="float">
            <text:p>0.50871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2.20488" calcext:value-type="float">
            <text:p>2.20488</text:p>
          </table:table-cell>
          <table:table-cell office:value-type="float" office:value="139.8758" calcext:value-type="float">
            <text:p>139.8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0601" calcext:value-type="float">
            <text:p>3.780601</text:p>
          </table:table-cell>
          <table:table-cell office:value-type="float" office:value="0" calcext:value-type="float">
            <text:p>0</text:p>
          </table:table-cell>
          <table:table-cell office:value-type="float" office:value="0.0000156911" calcext:value-type="float">
            <text:p>1.56911E-05</text:p>
          </table:table-cell>
          <table:table-cell office:value-type="float" office:value="0" calcext:value-type="float">
            <text:p>0</text:p>
          </table:table-cell>
          <table:table-cell office:value-type="float" office:value="-0.005633988" calcext:value-type="float">
            <text:p>-0.005633988</text:p>
          </table:table-cell>
          <table:table-cell office:value-type="float" office:value="1193.557" calcext:value-type="float">
            <text:p>1193.557</text:p>
          </table:table-cell>
          <table:table-cell office:value-type="float" office:value="3.451624" calcext:value-type="float">
            <text:p>3.451624</text:p>
          </table:table-cell>
          <table:table-cell office:value-type="float" office:value="0" calcext:value-type="float">
            <text:p>0</text:p>
          </table:table-cell>
          <table:table-cell office:value-type="float" office:value="0.003261529" calcext:value-type="float">
            <text:p>0.003261529</text:p>
          </table:table-cell>
          <table:table-cell office:value-type="float" office:value="0.05895741" calcext:value-type="float">
            <text:p>0.05895741</text:p>
          </table:table-cell>
          <table:table-cell office:value-type="float" office:value="0.04433576" calcext:value-type="float">
            <text:p>0.04433576</text:p>
          </table:table-cell>
          <table:table-cell office:value-type="float" office:value="0.03156785" calcext:value-type="float">
            <text:p>0.03156785</text:p>
          </table:table-cell>
          <table:table-cell office:value-type="float" office:value="0.02362036" calcext:value-type="float">
            <text:p>0.02362036</text:p>
          </table:table-cell>
          <table:table-cell office:value-type="float" office:value="0.02137757" calcext:value-type="float">
            <text:p>0.02137757</text:p>
          </table:table-cell>
          <table:table-cell office:value-type="float" office:value="0.01799947" calcext:value-type="float">
            <text:p>0.01799947</text:p>
          </table:table-cell>
          <table:table-cell office:value-type="float" office:value="0.04399812" calcext:value-type="float">
            <text:p>0.04399812</text:p>
          </table:table-cell>
          <table:table-cell office:value-type="float" office:value="0.07359405" calcext:value-type="float">
            <text:p>0.07359405</text:p>
          </table:table-cell>
          <table:table-cell office:value-type="float" office:value="0.07109409" calcext:value-type="float">
            <text:p>0.07109409</text:p>
          </table:table-cell>
          <table:table-cell office:value-type="float" office:value="0.0703465" calcext:value-type="float">
            <text:p>0.0703465</text:p>
          </table:table-cell>
          <table:table-cell office:value-type="float" office:value="0.0701637" calcext:value-type="float">
            <text:p>0.0701637</text:p>
          </table:table-cell>
          <table:table-cell office:value-type="float" office:value="0.07033891" calcext:value-type="float">
            <text:p>0.07033891</text:p>
          </table:table-cell>
          <table:table-cell office:value-type="float" office:value="0.07125326" calcext:value-type="float">
            <text:p>0.07125326</text:p>
          </table:table-cell>
          <table:table-cell office:value-type="float" office:value="0" calcext:value-type="float">
            <text:p>0</text:p>
          </table:table-cell>
          <table:table-cell office:value-type="float" office:value="0.1102304" calcext:value-type="float">
            <text:p>0.1102304</text:p>
          </table:table-cell>
          <table:table-cell office:value-type="float" office:value="1.340688" calcext:value-type="float">
            <text:p>1.340688</text:p>
          </table:table-cell>
          <table:table-cell office:value-type="float" office:value="1.090965" calcext:value-type="float">
            <text:p>1.090965</text:p>
          </table:table-cell>
          <table:table-cell office:value-type="float" office:value="0.8219768" calcext:value-type="float">
            <text:p>0.8219768</text:p>
          </table:table-cell>
          <table:table-cell office:value-type="float" office:value="0.6281174" calcext:value-type="float">
            <text:p>0.6281174</text:p>
          </table:table-cell>
          <table:table-cell office:value-type="float" office:value="0.4015189" calcext:value-type="float">
            <text:p>0.4015189</text:p>
          </table:table-cell>
          <table:table-cell office:value-type="float" office:value="0.3379373" calcext:value-type="float">
            <text:p>0.3379373</text:p>
          </table:table-cell>
          <table:table-cell office:value-type="float" office:value="0.7190561" calcext:value-type="float">
            <text:p>0.7190561</text:p>
          </table:table-cell>
          <table:table-cell office:value-type="float" office:value="1.003207" calcext:value-type="float">
            <text:p>1.003207</text:p>
          </table:table-cell>
          <table:table-cell office:value-type="float" office:value="0.9699804" calcext:value-type="float">
            <text:p>0.9699804</text:p>
          </table:table-cell>
          <table:table-cell office:value-type="float" office:value="1.000329" calcext:value-type="float">
            <text:p>1.000329</text:p>
          </table:table-cell>
          <table:table-cell office:value-type="float" office:value="1.004644" calcext:value-type="float">
            <text:p>1.004644</text:p>
          </table:table-cell>
          <table:table-cell office:value-type="float" office:value="1.039387" calcext:value-type="float">
            <text:p>1.039387</text:p>
          </table:table-cell>
          <table:table-cell office:value-type="float" office:value="1.130928" calcext:value-type="float">
            <text:p>1.130928</text:p>
          </table:table-cell>
          <table:table-cell office:value-type="float" office:value="0" calcext:value-type="float">
            <text:p>0</text:p>
          </table:table-cell>
          <table:table-cell office:value-type="float" office:value="0.05455789" calcext:value-type="float">
            <text:p>0.0545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7058" calcext:value-type="float">
            <text:p>0.51370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2.203802" calcext:value-type="float">
            <text:p>2.203802</text:p>
          </table:table-cell>
          <table:table-cell office:value-type="float" office:value="139.8707" calcext:value-type="float">
            <text:p>139.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9243" calcext:value-type="float">
            <text:p>3.829243</text:p>
          </table:table-cell>
          <table:table-cell office:value-type="float" office:value="0" calcext:value-type="float">
            <text:p>0</text:p>
          </table:table-cell>
          <table:table-cell office:value-type="float" office:value="0.00001574888" calcext:value-type="float">
            <text:p>1.574888E-05</text:p>
          </table:table-cell>
          <table:table-cell office:value-type="float" office:value="0" calcext:value-type="float">
            <text:p>0</text:p>
          </table:table-cell>
          <table:table-cell office:value-type="float" office:value="-0.005692096" calcext:value-type="float">
            <text:p>-0.005692096</text:p>
          </table:table-cell>
          <table:table-cell office:value-type="float" office:value="1193.513" calcext:value-type="float">
            <text:p>1193.513</text:p>
          </table:table-cell>
          <table:table-cell office:value-type="float" office:value="3.454129" calcext:value-type="float">
            <text:p>3.454129</text:p>
          </table:table-cell>
          <table:table-cell office:value-type="float" office:value="0" calcext:value-type="float">
            <text:p>0</text:p>
          </table:table-cell>
          <table:table-cell office:value-type="float" office:value="0.003170728" calcext:value-type="float">
            <text:p>0.003170728</text:p>
          </table:table-cell>
          <table:table-cell office:value-type="float" office:value="0.05792762" calcext:value-type="float">
            <text:p>0.05792762</text:p>
          </table:table-cell>
          <table:table-cell office:value-type="float" office:value="0.04468142" calcext:value-type="float">
            <text:p>0.04468142</text:p>
          </table:table-cell>
          <table:table-cell office:value-type="float" office:value="0.03175115" calcext:value-type="float">
            <text:p>0.03175115</text:p>
          </table:table-cell>
          <table:table-cell office:value-type="float" office:value="0.02359342" calcext:value-type="float">
            <text:p>0.02359342</text:p>
          </table:table-cell>
          <table:table-cell office:value-type="float" office:value="0.02123774" calcext:value-type="float">
            <text:p>0.02123774</text:p>
          </table:table-cell>
          <table:table-cell office:value-type="float" office:value="0.01857259" calcext:value-type="float">
            <text:p>0.01857259</text:p>
          </table:table-cell>
          <table:table-cell office:value-type="float" office:value="0.04392955" calcext:value-type="float">
            <text:p>0.04392955</text:p>
          </table:table-cell>
          <table:table-cell office:value-type="float" office:value="0.07365485" calcext:value-type="float">
            <text:p>0.07365485</text:p>
          </table:table-cell>
          <table:table-cell office:value-type="float" office:value="0.07120776" calcext:value-type="float">
            <text:p>0.07120776</text:p>
          </table:table-cell>
          <table:table-cell office:value-type="float" office:value="0.0704788" calcext:value-type="float">
            <text:p>0.0704788</text:p>
          </table:table-cell>
          <table:table-cell office:value-type="float" office:value="0.07030148" calcext:value-type="float">
            <text:p>0.07030148</text:p>
          </table:table-cell>
          <table:table-cell office:value-type="float" office:value="0.07050507" calcext:value-type="float">
            <text:p>0.07050507</text:p>
          </table:table-cell>
          <table:table-cell office:value-type="float" office:value="0.07140507" calcext:value-type="float">
            <text:p>0.07140507</text:p>
          </table:table-cell>
          <table:table-cell office:value-type="float" office:value="0" calcext:value-type="float">
            <text:p>0</text:p>
          </table:table-cell>
          <table:table-cell office:value-type="float" office:value="0.1110741" calcext:value-type="float">
            <text:p>0.1110741</text:p>
          </table:table-cell>
          <table:table-cell office:value-type="float" office:value="1.355752" calcext:value-type="float">
            <text:p>1.355752</text:p>
          </table:table-cell>
          <table:table-cell office:value-type="float" office:value="1.102499" calcext:value-type="float">
            <text:p>1.102499</text:p>
          </table:table-cell>
          <table:table-cell office:value-type="float" office:value="0.830395" calcext:value-type="float">
            <text:p>0.830395</text:p>
          </table:table-cell>
          <table:table-cell office:value-type="float" office:value="0.6345658" calcext:value-type="float">
            <text:p>0.6345658</text:p>
          </table:table-cell>
          <table:table-cell office:value-type="float" office:value="0.4056315" calcext:value-type="float">
            <text:p>0.4056315</text:p>
          </table:table-cell>
          <table:table-cell office:value-type="float" office:value="0.3416707" calcext:value-type="float">
            <text:p>0.3416707</text:p>
          </table:table-cell>
          <table:table-cell office:value-type="float" office:value="0.7276142" calcext:value-type="float">
            <text:p>0.7276142</text:p>
          </table:table-cell>
          <table:table-cell office:value-type="float" office:value="1.01564" calcext:value-type="float">
            <text:p>1.01564</text:p>
          </table:table-cell>
          <table:table-cell office:value-type="float" office:value="0.9823202" calcext:value-type="float">
            <text:p>0.9823202</text:p>
          </table:table-cell>
          <table:table-cell office:value-type="float" office:value="1.013463" calcext:value-type="float">
            <text:p>1.013463</text:p>
          </table:table-cell>
          <table:table-cell office:value-type="float" office:value="1.017951" calcext:value-type="float">
            <text:p>1.017951</text:p>
          </table:table-cell>
          <table:table-cell office:value-type="float" office:value="1.053625" calcext:value-type="float">
            <text:p>1.053625</text:p>
          </table:table-cell>
          <table:table-cell office:value-type="float" office:value="1.146062" calcext:value-type="float">
            <text:p>1.146062</text:p>
          </table:table-cell>
          <table:table-cell office:value-type="float" office:value="0" calcext:value-type="float">
            <text:p>0</text:p>
          </table:table-cell>
          <table:table-cell office:value-type="float" office:value="0.04839977" calcext:value-type="float">
            <text:p>0.04839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87355" calcext:value-type="float">
            <text:p>0.51873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2.2027" calcext:value-type="float">
            <text:p>2.2027</text:p>
          </table:table-cell>
          <table:table-cell office:value-type="float" office:value="139.8655" calcext:value-type="float">
            <text:p>139.8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7949" calcext:value-type="float">
            <text:p>3.877949</text:p>
          </table:table-cell>
          <table:table-cell office:value-type="float" office:value="0" calcext:value-type="float">
            <text:p>0</text:p>
          </table:table-cell>
          <table:table-cell office:value-type="float" office:value="0.00001578" calcext:value-type="float">
            <text:p>1.578E-05</text:p>
          </table:table-cell>
          <table:table-cell office:value-type="float" office:value="0" calcext:value-type="float">
            <text:p>0</text:p>
          </table:table-cell>
          <table:table-cell office:value-type="float" office:value="-0.005752812" calcext:value-type="float">
            <text:p>-0.005752812</text:p>
          </table:table-cell>
          <table:table-cell office:value-type="float" office:value="1193.47" calcext:value-type="float">
            <text:p>1193.47</text:p>
          </table:table-cell>
          <table:table-cell office:value-type="float" office:value="3.457409" calcext:value-type="float">
            <text:p>3.457409</text:p>
          </table:table-cell>
          <table:table-cell office:value-type="float" office:value="0" calcext:value-type="float">
            <text:p>0</text:p>
          </table:table-cell>
          <table:table-cell office:value-type="float" office:value="0.003135569" calcext:value-type="float">
            <text:p>0.003135569</text:p>
          </table:table-cell>
          <table:table-cell office:value-type="float" office:value="0.05585634" calcext:value-type="float">
            <text:p>0.05585634</text:p>
          </table:table-cell>
          <table:table-cell office:value-type="float" office:value="0.04434377" calcext:value-type="float">
            <text:p>0.04434377</text:p>
          </table:table-cell>
          <table:table-cell office:value-type="float" office:value="0.03153148" calcext:value-type="float">
            <text:p>0.03153148</text:p>
          </table:table-cell>
          <table:table-cell office:value-type="float" office:value="0.02330738" calcext:value-type="float">
            <text:p>0.02330738</text:p>
          </table:table-cell>
          <table:table-cell office:value-type="float" office:value="0.02110678" calcext:value-type="float">
            <text:p>0.02110678</text:p>
          </table:table-cell>
          <table:table-cell office:value-type="float" office:value="0.01947503" calcext:value-type="float">
            <text:p>0.01947503</text:p>
          </table:table-cell>
          <table:table-cell office:value-type="float" office:value="0.04405759" calcext:value-type="float">
            <text:p>0.04405759</text:p>
          </table:table-cell>
          <table:table-cell office:value-type="float" office:value="0.07372749" calcext:value-type="float">
            <text:p>0.07372749</text:p>
          </table:table-cell>
          <table:table-cell office:value-type="float" office:value="0.0713227" calcext:value-type="float">
            <text:p>0.0713227</text:p>
          </table:table-cell>
          <table:table-cell office:value-type="float" office:value="0.07061143" calcext:value-type="float">
            <text:p>0.07061143</text:p>
          </table:table-cell>
          <table:table-cell office:value-type="float" office:value="0.07043825" calcext:value-type="float">
            <text:p>0.07043825</text:p>
          </table:table-cell>
          <table:table-cell office:value-type="float" office:value="0.0706359" calcext:value-type="float">
            <text:p>0.0706359</text:p>
          </table:table-cell>
          <table:table-cell office:value-type="float" office:value="0.07157292" calcext:value-type="float">
            <text:p>0.07157292</text:p>
          </table:table-cell>
          <table:table-cell office:value-type="float" office:value="0" calcext:value-type="float">
            <text:p>0</text:p>
          </table:table-cell>
          <table:table-cell office:value-type="float" office:value="0.1119345" calcext:value-type="float">
            <text:p>0.1119345</text:p>
          </table:table-cell>
          <table:table-cell office:value-type="float" office:value="1.370867" calcext:value-type="float">
            <text:p>1.370867</text:p>
          </table:table-cell>
          <table:table-cell office:value-type="float" office:value="1.114175" calcext:value-type="float">
            <text:p>1.114175</text:p>
          </table:table-cell>
          <table:table-cell office:value-type="float" office:value="0.8388927" calcext:value-type="float">
            <text:p>0.8388927</text:p>
          </table:table-cell>
          <table:table-cell office:value-type="float" office:value="0.641073" calcext:value-type="float">
            <text:p>0.641073</text:p>
          </table:table-cell>
          <table:table-cell office:value-type="float" office:value="0.4098022" calcext:value-type="float">
            <text:p>0.4098022</text:p>
          </table:table-cell>
          <table:table-cell office:value-type="float" office:value="0.3454444" calcext:value-type="float">
            <text:p>0.3454444</text:p>
          </table:table-cell>
          <table:table-cell office:value-type="float" office:value="0.7362518" calcext:value-type="float">
            <text:p>0.7362518</text:p>
          </table:table-cell>
          <table:table-cell office:value-type="float" office:value="1.028085" calcext:value-type="float">
            <text:p>1.028085</text:p>
          </table:table-cell>
          <table:table-cell office:value-type="float" office:value="0.9946556" calcext:value-type="float">
            <text:p>0.9946556</text:p>
          </table:table-cell>
          <table:table-cell office:value-type="float" office:value="1.026593" calcext:value-type="float">
            <text:p>1.026593</text:p>
          </table:table-cell>
          <table:table-cell office:value-type="float" office:value="1.031265" calcext:value-type="float">
            <text:p>1.031265</text:p>
          </table:table-cell>
          <table:table-cell office:value-type="float" office:value="1.067761" calcext:value-type="float">
            <text:p>1.067761</text:p>
          </table:table-cell>
          <table:table-cell office:value-type="float" office:value="1.161302" calcext:value-type="float">
            <text:p>1.161302</text:p>
          </table:table-cell>
          <table:table-cell office:value-type="float" office:value="0" calcext:value-type="float">
            <text:p>0</text:p>
          </table:table-cell>
          <table:table-cell office:value-type="float" office:value="0.0438563" calcext:value-type="float">
            <text:p>0.0438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37625" calcext:value-type="float">
            <text:p>0.52376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2.201588" calcext:value-type="float">
            <text:p>2.201588</text:p>
          </table:table-cell>
          <table:table-cell office:value-type="float" office:value="139.8604" calcext:value-type="float">
            <text:p>139.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6675" calcext:value-type="float">
            <text:p>3.926675</text:p>
          </table:table-cell>
          <table:table-cell office:value-type="float" office:value="0" calcext:value-type="float">
            <text:p>0</text:p>
          </table:table-cell>
          <table:table-cell office:value-type="float" office:value="0.0000158014" calcext:value-type="float">
            <text:p>1.58014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0663" calcext:value-type="float">
            <text:p>-0.005810663</text:p>
          </table:table-cell>
          <table:table-cell office:value-type="float" office:value="1193.426" calcext:value-type="float">
            <text:p>1193.426</text:p>
          </table:table-cell>
          <table:table-cell office:value-type="float" office:value="3.461158" calcext:value-type="float">
            <text:p>3.461158</text:p>
          </table:table-cell>
          <table:table-cell office:value-type="float" office:value="0" calcext:value-type="float">
            <text:p>0</text:p>
          </table:table-cell>
          <table:table-cell office:value-type="float" office:value="0.003091546" calcext:value-type="float">
            <text:p>0.003091546</text:p>
          </table:table-cell>
          <table:table-cell office:value-type="float" office:value="0.05266652" calcext:value-type="float">
            <text:p>0.05266652</text:p>
          </table:table-cell>
          <table:table-cell office:value-type="float" office:value="0.04345713" calcext:value-type="float">
            <text:p>0.04345713</text:p>
          </table:table-cell>
          <table:table-cell office:value-type="float" office:value="0.03102881" calcext:value-type="float">
            <text:p>0.03102881</text:p>
          </table:table-cell>
          <table:table-cell office:value-type="float" office:value="0.02300315" calcext:value-type="float">
            <text:p>0.02300315</text:p>
          </table:table-cell>
          <table:table-cell office:value-type="float" office:value="0.02103916" calcext:value-type="float">
            <text:p>0.02103916</text:p>
          </table:table-cell>
          <table:table-cell office:value-type="float" office:value="0.01994123" calcext:value-type="float">
            <text:p>0.01994123</text:p>
          </table:table-cell>
          <table:table-cell office:value-type="float" office:value="0.04426418" calcext:value-type="float">
            <text:p>0.04426418</text:p>
          </table:table-cell>
          <table:table-cell office:value-type="float" office:value="0.07382751" calcext:value-type="float">
            <text:p>0.07382751</text:p>
          </table:table-cell>
          <table:table-cell office:value-type="float" office:value="0.0714387" calcext:value-type="float">
            <text:p>0.0714387</text:p>
          </table:table-cell>
          <table:table-cell office:value-type="float" office:value="0.07074414" calcext:value-type="float">
            <text:p>0.07074414</text:p>
          </table:table-cell>
          <table:table-cell office:value-type="float" office:value="0.07057489" calcext:value-type="float">
            <text:p>0.07057489</text:p>
          </table:table-cell>
          <table:table-cell office:value-type="float" office:value="0.07077904" calcext:value-type="float">
            <text:p>0.07077904</text:p>
          </table:table-cell>
          <table:table-cell office:value-type="float" office:value="0.0717361" calcext:value-type="float">
            <text:p>0.0717361</text:p>
          </table:table-cell>
          <table:table-cell office:value-type="float" office:value="0" calcext:value-type="float">
            <text:p>0</text:p>
          </table:table-cell>
          <table:table-cell office:value-type="float" office:value="0.1128163" calcext:value-type="float">
            <text:p>0.1128163</text:p>
          </table:table-cell>
          <table:table-cell office:value-type="float" office:value="1.385784" calcext:value-type="float">
            <text:p>1.385784</text:p>
          </table:table-cell>
          <table:table-cell office:value-type="float" office:value="1.125932" calcext:value-type="float">
            <text:p>1.125932</text:p>
          </table:table-cell>
          <table:table-cell office:value-type="float" office:value="0.8474036" calcext:value-type="float">
            <text:p>0.8474036</text:p>
          </table:table-cell>
          <table:table-cell office:value-type="float" office:value="0.6475852" calcext:value-type="float">
            <text:p>0.6475852</text:p>
          </table:table-cell>
          <table:table-cell office:value-type="float" office:value="0.4139833" calcext:value-type="float">
            <text:p>0.4139833</text:p>
          </table:table-cell>
          <table:table-cell office:value-type="float" office:value="0.3492124" calcext:value-type="float">
            <text:p>0.3492124</text:p>
          </table:table-cell>
          <table:table-cell office:value-type="float" office:value="0.7449273" calcext:value-type="float">
            <text:p>0.7449273</text:p>
          </table:table-cell>
          <table:table-cell office:value-type="float" office:value="1.040551" calcext:value-type="float">
            <text:p>1.040551</text:p>
          </table:table-cell>
          <table:table-cell office:value-type="float" office:value="1.006986" calcext:value-type="float">
            <text:p>1.006986</text:p>
          </table:table-cell>
          <table:table-cell office:value-type="float" office:value="1.039717" calcext:value-type="float">
            <text:p>1.039717</text:p>
          </table:table-cell>
          <table:table-cell office:value-type="float" office:value="1.044575" calcext:value-type="float">
            <text:p>1.044575</text:p>
          </table:table-cell>
          <table:table-cell office:value-type="float" office:value="1.08176" calcext:value-type="float">
            <text:p>1.08176</text:p>
          </table:table-cell>
          <table:table-cell office:value-type="float" office:value="1.176687" calcext:value-type="float">
            <text:p>1.176687</text:p>
          </table:table-cell>
          <table:table-cell office:value-type="float" office:value="0" calcext:value-type="float">
            <text:p>0</text:p>
          </table:table-cell>
          <table:table-cell office:value-type="float" office:value="0.04233081" calcext:value-type="float">
            <text:p>0.04233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7824" calcext:value-type="float">
            <text:p>0.52878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2.200483" calcext:value-type="float">
            <text:p>2.200483</text:p>
          </table:table-cell>
          <table:table-cell office:value-type="float" office:value="139.8553" calcext:value-type="float">
            <text:p>139.8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5364" calcext:value-type="float">
            <text:p>3.975364</text:p>
          </table:table-cell>
          <table:table-cell office:value-type="float" office:value="0" calcext:value-type="float">
            <text:p>0</text:p>
          </table:table-cell>
          <table:table-cell office:value-type="float" office:value="0.00001583244" calcext:value-type="float">
            <text:p>1.583244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9353" calcext:value-type="float">
            <text:p>-0.005819353</text:p>
          </table:table-cell>
          <table:table-cell office:value-type="float" office:value="1193.383" calcext:value-type="float">
            <text:p>1193.383</text:p>
          </table:table-cell>
          <table:table-cell office:value-type="float" office:value="3.465212" calcext:value-type="float">
            <text:p>3.465212</text:p>
          </table:table-cell>
          <table:table-cell office:value-type="float" office:value="0" calcext:value-type="float">
            <text:p>0</text:p>
          </table:table-cell>
          <table:table-cell office:value-type="float" office:value="0.002994848" calcext:value-type="float">
            <text:p>0.002994848</text:p>
          </table:table-cell>
          <table:table-cell office:value-type="float" office:value="0.04584138" calcext:value-type="float">
            <text:p>0.04584138</text:p>
          </table:table-cell>
          <table:table-cell office:value-type="float" office:value="0.04186007" calcext:value-type="float">
            <text:p>0.04186007</text:p>
          </table:table-cell>
          <table:table-cell office:value-type="float" office:value="0.03032866" calcext:value-type="float">
            <text:p>0.03032866</text:p>
          </table:table-cell>
          <table:table-cell office:value-type="float" office:value="0.02268901" calcext:value-type="float">
            <text:p>0.02268901</text:p>
          </table:table-cell>
          <table:table-cell office:value-type="float" office:value="0.02094766" calcext:value-type="float">
            <text:p>0.02094766</text:p>
          </table:table-cell>
          <table:table-cell office:value-type="float" office:value="0.01976996" calcext:value-type="float">
            <text:p>0.01976996</text:p>
          </table:table-cell>
          <table:table-cell office:value-type="float" office:value="0.0443539" calcext:value-type="float">
            <text:p>0.0443539</text:p>
          </table:table-cell>
          <table:table-cell office:value-type="float" office:value="0.07392526" calcext:value-type="float">
            <text:p>0.07392526</text:p>
          </table:table-cell>
          <table:table-cell office:value-type="float" office:value="0.07155561" calcext:value-type="float">
            <text:p>0.07155561</text:p>
          </table:table-cell>
          <table:table-cell office:value-type="float" office:value="0.07087728" calcext:value-type="float">
            <text:p>0.07087728</text:p>
          </table:table-cell>
          <table:table-cell office:value-type="float" office:value="0.07071172" calcext:value-type="float">
            <text:p>0.07071172</text:p>
          </table:table-cell>
          <table:table-cell office:value-type="float" office:value="0.07092597" calcext:value-type="float">
            <text:p>0.07092597</text:p>
          </table:table-cell>
          <table:table-cell office:value-type="float" office:value="0.07189742" calcext:value-type="float">
            <text:p>0.07189742</text:p>
          </table:table-cell>
          <table:table-cell office:value-type="float" office:value="0" calcext:value-type="float">
            <text:p>0</text:p>
          </table:table-cell>
          <table:table-cell office:value-type="float" office:value="0.113725" calcext:value-type="float">
            <text:p>0.113725</text:p>
          </table:table-cell>
          <table:table-cell office:value-type="float" office:value="1.400002" calcext:value-type="float">
            <text:p>1.400002</text:p>
          </table:table-cell>
          <table:table-cell office:value-type="float" office:value="1.137744" calcext:value-type="float">
            <text:p>1.137744</text:p>
          </table:table-cell>
          <table:table-cell office:value-type="float" office:value="0.8558742" calcext:value-type="float">
            <text:p>0.8558742</text:p>
          </table:table-cell>
          <table:table-cell office:value-type="float" office:value="0.6540534" calcext:value-type="float">
            <text:p>0.6540534</text:p>
          </table:table-cell>
          <table:table-cell office:value-type="float" office:value="0.41815" calcext:value-type="float">
            <text:p>0.41815</text:p>
          </table:table-cell>
          <table:table-cell office:value-type="float" office:value="0.3529666" calcext:value-type="float">
            <text:p>0.3529666</text:p>
          </table:table-cell>
          <table:table-cell office:value-type="float" office:value="0.7535961" calcext:value-type="float">
            <text:p>0.7535961</text:p>
          </table:table-cell>
          <table:table-cell office:value-type="float" office:value="1.053038" calcext:value-type="float">
            <text:p>1.053038</text:p>
          </table:table-cell>
          <table:table-cell office:value-type="float" office:value="1.019315" calcext:value-type="float">
            <text:p>1.019315</text:p>
          </table:table-cell>
          <table:table-cell office:value-type="float" office:value="1.052839" calcext:value-type="float">
            <text:p>1.052839</text:p>
          </table:table-cell>
          <table:table-cell office:value-type="float" office:value="1.057876" calcext:value-type="float">
            <text:p>1.057876</text:p>
          </table:table-cell>
          <table:table-cell office:value-type="float" office:value="1.095667" calcext:value-type="float">
            <text:p>1.095667</text:p>
          </table:table-cell>
          <table:table-cell office:value-type="float" office:value="1.192156" calcext:value-type="float">
            <text:p>1.192156</text:p>
          </table:table-cell>
          <table:table-cell office:value-type="float" office:value="0" calcext:value-type="float">
            <text:p>0</text:p>
          </table:table-cell>
          <table:table-cell office:value-type="float" office:value="0.04271044" calcext:value-type="float">
            <text:p>0.0427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7243" calcext:value-type="float">
            <text:p>0.53372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2.19939" calcext:value-type="float">
            <text:p>2.19939</text:p>
          </table:table-cell>
          <table:table-cell office:value-type="float" office:value="139.8503" calcext:value-type="float">
            <text:p>139.8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3952" calcext:value-type="float">
            <text:p>4.023952</text:p>
          </table:table-cell>
          <table:table-cell office:value-type="float" office:value="0" calcext:value-type="float">
            <text:p>0</text:p>
          </table:table-cell>
          <table:table-cell office:value-type="float" office:value="0.00001583265" calcext:value-type="float">
            <text:p>1.5832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9353" calcext:value-type="float">
            <text:p>-0.005819353</text:p>
          </table:table-cell>
          <table:table-cell office:value-type="float" office:value="1193.34" calcext:value-type="float">
            <text:p>1193.34</text:p>
          </table:table-cell>
          <table:table-cell office:value-type="float" office:value="3.46938" calcext:value-type="float">
            <text:p>3.46938</text:p>
          </table:table-cell>
          <table:table-cell office:value-type="float" office:value="0" calcext:value-type="float">
            <text:p>0</text:p>
          </table:table-cell>
          <table:table-cell office:value-type="float" office:value="0.00291314" calcext:value-type="float">
            <text:p>0.00291314</text:p>
          </table:table-cell>
          <table:table-cell office:value-type="float" office:value="0.03791911" calcext:value-type="float">
            <text:p>0.03791911</text:p>
          </table:table-cell>
          <table:table-cell office:value-type="float" office:value="0.03877506" calcext:value-type="float">
            <text:p>0.03877506</text:p>
          </table:table-cell>
          <table:table-cell office:value-type="float" office:value="0.02966056" calcext:value-type="float">
            <text:p>0.02966056</text:p>
          </table:table-cell>
          <table:table-cell office:value-type="float" office:value="0.02226318" calcext:value-type="float">
            <text:p>0.02226318</text:p>
          </table:table-cell>
          <table:table-cell office:value-type="float" office:value="0.02082109" calcext:value-type="float">
            <text:p>0.02082109</text:p>
          </table:table-cell>
          <table:table-cell office:value-type="float" office:value="0.02039684" calcext:value-type="float">
            <text:p>0.02039684</text:p>
          </table:table-cell>
          <table:table-cell office:value-type="float" office:value="0.04446057" calcext:value-type="float">
            <text:p>0.04446057</text:p>
          </table:table-cell>
          <table:table-cell office:value-type="float" office:value="0.07403778" calcext:value-type="float">
            <text:p>0.07403778</text:p>
          </table:table-cell>
          <table:table-cell office:value-type="float" office:value="0.07167295" calcext:value-type="float">
            <text:p>0.07167295</text:p>
          </table:table-cell>
          <table:table-cell office:value-type="float" office:value="0.07101054" calcext:value-type="float">
            <text:p>0.07101054</text:p>
          </table:table-cell>
          <table:table-cell office:value-type="float" office:value="0.07084879" calcext:value-type="float">
            <text:p>0.07084879</text:p>
          </table:table-cell>
          <table:table-cell office:value-type="float" office:value="0.07107243" calcext:value-type="float">
            <text:p>0.07107243</text:p>
          </table:table-cell>
          <table:table-cell office:value-type="float" office:value="0.07205977" calcext:value-type="float">
            <text:p>0.07205977</text:p>
          </table:table-cell>
          <table:table-cell office:value-type="float" office:value="0" calcext:value-type="float">
            <text:p>0</text:p>
          </table:table-cell>
          <table:table-cell office:value-type="float" office:value="0.1146394" calcext:value-type="float">
            <text:p>0.1146394</text:p>
          </table:table-cell>
          <table:table-cell office:value-type="float" office:value="1.412489" calcext:value-type="float">
            <text:p>1.412489</text:p>
          </table:table-cell>
          <table:table-cell office:value-type="float" office:value="1.149646" calcext:value-type="float">
            <text:p>1.149646</text:p>
          </table:table-cell>
          <table:table-cell office:value-type="float" office:value="0.8643931" calcext:value-type="float">
            <text:p>0.8643931</text:p>
          </table:table-cell>
          <table:table-cell office:value-type="float" office:value="0.6604746" calcext:value-type="float">
            <text:p>0.6604746</text:p>
          </table:table-cell>
          <table:table-cell office:value-type="float" office:value="0.422296" calcext:value-type="float">
            <text:p>0.422296</text:p>
          </table:table-cell>
          <table:table-cell office:value-type="float" office:value="0.356718" calcext:value-type="float">
            <text:p>0.356718</text:p>
          </table:table-cell>
          <table:table-cell office:value-type="float" office:value="0.762241" calcext:value-type="float">
            <text:p>0.762241</text:p>
          </table:table-cell>
          <table:table-cell office:value-type="float" office:value="1.065544" calcext:value-type="float">
            <text:p>1.065544</text:p>
          </table:table-cell>
          <table:table-cell office:value-type="float" office:value="1.031645" calcext:value-type="float">
            <text:p>1.031645</text:p>
          </table:table-cell>
          <table:table-cell office:value-type="float" office:value="1.065955" calcext:value-type="float">
            <text:p>1.065955</text:p>
          </table:table-cell>
          <table:table-cell office:value-type="float" office:value="1.071166" calcext:value-type="float">
            <text:p>1.071166</text:p>
          </table:table-cell>
          <table:table-cell office:value-type="float" office:value="1.109539" calcext:value-type="float">
            <text:p>1.109539</text:p>
          </table:table-cell>
          <table:table-cell office:value-type="float" office:value="1.207611" calcext:value-type="float">
            <text:p>1.207611</text:p>
          </table:table-cell>
          <table:table-cell office:value-type="float" office:value="0" calcext:value-type="float">
            <text:p>0</text:p>
          </table:table-cell>
          <table:table-cell office:value-type="float" office:value="0.04326579" calcext:value-type="float">
            <text:p>0.04326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54" calcext:value-type="float">
            <text:p>0.5385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2.198284" calcext:value-type="float">
            <text:p>2.198284</text:p>
          </table:table-cell>
          <table:table-cell office:value-type="float" office:value="139.8456" calcext:value-type="float">
            <text:p>139.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2404" calcext:value-type="float">
            <text:p>4.072404</text:p>
          </table:table-cell>
          <table:table-cell office:value-type="float" office:value="0" calcext:value-type="float">
            <text:p>0</text:p>
          </table:table-cell>
          <table:table-cell office:value-type="float" office:value="0.00001583288" calcext:value-type="float">
            <text:p>1.583288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9353" calcext:value-type="float">
            <text:p>-0.005819353</text:p>
          </table:table-cell>
          <table:table-cell office:value-type="float" office:value="1193.296" calcext:value-type="float">
            <text:p>1193.296</text:p>
          </table:table-cell>
          <table:table-cell office:value-type="float" office:value="3.474015" calcext:value-type="float">
            <text:p>3.474015</text:p>
          </table:table-cell>
          <table:table-cell office:value-type="float" office:value="0" calcext:value-type="float">
            <text:p>0</text:p>
          </table:table-cell>
          <table:table-cell office:value-type="float" office:value="0.002806104" calcext:value-type="float">
            <text:p>0.002806104</text:p>
          </table:table-cell>
          <table:table-cell office:value-type="float" office:value="0.03149597" calcext:value-type="float">
            <text:p>0.03149597</text:p>
          </table:table-cell>
          <table:table-cell office:value-type="float" office:value="0.0353683" calcext:value-type="float">
            <text:p>0.0353683</text:p>
          </table:table-cell>
          <table:table-cell office:value-type="float" office:value="0.02852003" calcext:value-type="float">
            <text:p>0.02852003</text:p>
          </table:table-cell>
          <table:table-cell office:value-type="float" office:value="0.02186879" calcext:value-type="float">
            <text:p>0.02186879</text:p>
          </table:table-cell>
          <table:table-cell office:value-type="float" office:value="0.02062444" calcext:value-type="float">
            <text:p>0.02062444</text:p>
          </table:table-cell>
          <table:table-cell office:value-type="float" office:value="0.02054087" calcext:value-type="float">
            <text:p>0.02054087</text:p>
          </table:table-cell>
          <table:table-cell office:value-type="float" office:value="0.04452395" calcext:value-type="float">
            <text:p>0.04452395</text:p>
          </table:table-cell>
          <table:table-cell office:value-type="float" office:value="0.07416002" calcext:value-type="float">
            <text:p>0.07416002</text:p>
          </table:table-cell>
          <table:table-cell office:value-type="float" office:value="0.07179008" calcext:value-type="float">
            <text:p>0.07179008</text:p>
          </table:table-cell>
          <table:table-cell office:value-type="float" office:value="0.07114383" calcext:value-type="float">
            <text:p>0.07114383</text:p>
          </table:table-cell>
          <table:table-cell office:value-type="float" office:value="0.07098589" calcext:value-type="float">
            <text:p>0.07098589</text:p>
          </table:table-cell>
          <table:table-cell office:value-type="float" office:value="0.07121805" calcext:value-type="float">
            <text:p>0.07121805</text:p>
          </table:table-cell>
          <table:table-cell office:value-type="float" office:value="0.07222194" calcext:value-type="float">
            <text:p>0.07222194</text:p>
          </table:table-cell>
          <table:table-cell office:value-type="float" office:value="0" calcext:value-type="float">
            <text:p>0</text:p>
          </table:table-cell>
          <table:table-cell office:value-type="float" office:value="0.1155492" calcext:value-type="float">
            <text:p>0.1155492</text:p>
          </table:table-cell>
          <table:table-cell office:value-type="float" office:value="1.422816" calcext:value-type="float">
            <text:p>1.422816</text:p>
          </table:table-cell>
          <table:table-cell office:value-type="float" office:value="1.161205" calcext:value-type="float">
            <text:p>1.161205</text:p>
          </table:table-cell>
          <table:table-cell office:value-type="float" office:value="0.8731488" calcext:value-type="float">
            <text:p>0.8731488</text:p>
          </table:table-cell>
          <table:table-cell office:value-type="float" office:value="0.6670095" calcext:value-type="float">
            <text:p>0.6670095</text:p>
          </table:table-cell>
          <table:table-cell office:value-type="float" office:value="0.4264171" calcext:value-type="float">
            <text:p>0.4264171</text:p>
          </table:table-cell>
          <table:table-cell office:value-type="float" office:value="0.3604759" calcext:value-type="float">
            <text:p>0.3604759</text:p>
          </table:table-cell>
          <table:table-cell office:value-type="float" office:value="0.7708482" calcext:value-type="float">
            <text:p>0.7708482</text:p>
          </table:table-cell>
          <table:table-cell office:value-type="float" office:value="1.078063" calcext:value-type="float">
            <text:p>1.078063</text:p>
          </table:table-cell>
          <table:table-cell office:value-type="float" office:value="1.043976" calcext:value-type="float">
            <text:p>1.043976</text:p>
          </table:table-cell>
          <table:table-cell office:value-type="float" office:value="1.079068" calcext:value-type="float">
            <text:p>1.079068</text:p>
          </table:table-cell>
          <table:table-cell office:value-type="float" office:value="1.084444" calcext:value-type="float">
            <text:p>1.084444</text:p>
          </table:table-cell>
          <table:table-cell office:value-type="float" office:value="1.123383" calcext:value-type="float">
            <text:p>1.123383</text:p>
          </table:table-cell>
          <table:table-cell office:value-type="float" office:value="1.223047" calcext:value-type="float">
            <text:p>1.223047</text:p>
          </table:table-cell>
          <table:table-cell office:value-type="float" office:value="0" calcext:value-type="float">
            <text:p>0</text:p>
          </table:table-cell>
          <table:table-cell office:value-type="float" office:value="0.03888017" calcext:value-type="float">
            <text:p>0.03888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32462" calcext:value-type="float">
            <text:p>0.54324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2.196978" calcext:value-type="float">
            <text:p>2.196978</text:p>
          </table:table-cell>
          <table:table-cell office:value-type="float" office:value="139.841" calcext:value-type="float">
            <text:p>139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0749" calcext:value-type="float">
            <text:p>4.120749</text:p>
          </table:table-cell>
          <table:table-cell office:value-type="float" office:value="0" calcext:value-type="float">
            <text:p>0</text:p>
          </table:table-cell>
          <table:table-cell office:value-type="float" office:value="0.00001588208" calcext:value-type="float">
            <text:p>1.588208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9215" calcext:value-type="float">
            <text:p>-0.005819215</text:p>
          </table:table-cell>
          <table:table-cell office:value-type="float" office:value="1193.253" calcext:value-type="float">
            <text:p>1193.253</text:p>
          </table:table-cell>
          <table:table-cell office:value-type="float" office:value="3.480855" calcext:value-type="float">
            <text:p>3.480855</text:p>
          </table:table-cell>
          <table:table-cell office:value-type="float" office:value="0" calcext:value-type="float">
            <text:p>0</text:p>
          </table:table-cell>
          <table:table-cell office:value-type="float" office:value="0.003216127" calcext:value-type="float">
            <text:p>0.003216127</text:p>
          </table:table-cell>
          <table:table-cell office:value-type="float" office:value="0.0340938" calcext:value-type="float">
            <text:p>0.0340938</text:p>
          </table:table-cell>
          <table:table-cell office:value-type="float" office:value="0.03572755" calcext:value-type="float">
            <text:p>0.03572755</text:p>
          </table:table-cell>
          <table:table-cell office:value-type="float" office:value="0.02765736" calcext:value-type="float">
            <text:p>0.02765736</text:p>
          </table:table-cell>
          <table:table-cell office:value-type="float" office:value="0.02122852" calcext:value-type="float">
            <text:p>0.02122852</text:p>
          </table:table-cell>
          <table:table-cell office:value-type="float" office:value="0.02028753" calcext:value-type="float">
            <text:p>0.02028753</text:p>
          </table:table-cell>
          <table:table-cell office:value-type="float" office:value="0.01985567" calcext:value-type="float">
            <text:p>0.01985567</text:p>
          </table:table-cell>
          <table:table-cell office:value-type="float" office:value="0.04445323" calcext:value-type="float">
            <text:p>0.04445323</text:p>
          </table:table-cell>
          <table:table-cell office:value-type="float" office:value="0.07427049" calcext:value-type="float">
            <text:p>0.07427049</text:p>
          </table:table-cell>
          <table:table-cell office:value-type="float" office:value="0.07190702" calcext:value-type="float">
            <text:p>0.07190702</text:p>
          </table:table-cell>
          <table:table-cell office:value-type="float" office:value="0.07127722" calcext:value-type="float">
            <text:p>0.07127722</text:p>
          </table:table-cell>
          <table:table-cell office:value-type="float" office:value="0.07112297" calcext:value-type="float">
            <text:p>0.07112297</text:p>
          </table:table-cell>
          <table:table-cell office:value-type="float" office:value="0.07136332" calcext:value-type="float">
            <text:p>0.07136332</text:p>
          </table:table-cell>
          <table:table-cell office:value-type="float" office:value="0.07238409" calcext:value-type="float">
            <text:p>0.07238409</text:p>
          </table:table-cell>
          <table:table-cell office:value-type="float" office:value="0" calcext:value-type="float">
            <text:p>0</text:p>
          </table:table-cell>
          <table:table-cell office:value-type="float" office:value="0.1164841" calcext:value-type="float">
            <text:p>0.1164841</text:p>
          </table:table-cell>
          <table:table-cell office:value-type="float" office:value="1.432294" calcext:value-type="float">
            <text:p>1.432294</text:p>
          </table:table-cell>
          <table:table-cell office:value-type="float" office:value="1.172197" calcext:value-type="float">
            <text:p>1.172197</text:p>
          </table:table-cell>
          <table:table-cell office:value-type="float" office:value="0.8817976" calcext:value-type="float">
            <text:p>0.8817976</text:p>
          </table:table-cell>
          <table:table-cell office:value-type="float" office:value="0.6736642" calcext:value-type="float">
            <text:p>0.6736642</text:p>
          </table:table-cell>
          <table:table-cell office:value-type="float" office:value="0.4305731" calcext:value-type="float">
            <text:p>0.4305731</text:p>
          </table:table-cell>
          <table:table-cell office:value-type="float" office:value="0.364204" calcext:value-type="float">
            <text:p>0.364204</text:p>
          </table:table-cell>
          <table:table-cell office:value-type="float" office:value="0.7794179" calcext:value-type="float">
            <text:p>0.7794179</text:p>
          </table:table-cell>
          <table:table-cell office:value-type="float" office:value="1.090587" calcext:value-type="float">
            <text:p>1.090587</text:p>
          </table:table-cell>
          <table:table-cell office:value-type="float" office:value="1.056305" calcext:value-type="float">
            <text:p>1.056305</text:p>
          </table:table-cell>
          <table:table-cell office:value-type="float" office:value="1.092177" calcext:value-type="float">
            <text:p>1.092177</text:p>
          </table:table-cell>
          <table:table-cell office:value-type="float" office:value="1.097707" calcext:value-type="float">
            <text:p>1.097707</text:p>
          </table:table-cell>
          <table:table-cell office:value-type="float" office:value="1.137199" calcext:value-type="float">
            <text:p>1.137199</text:p>
          </table:table-cell>
          <table:table-cell office:value-type="float" office:value="1.238455" calcext:value-type="float">
            <text:p>1.238455</text:p>
          </table:table-cell>
          <table:table-cell office:value-type="float" office:value="0" calcext:value-type="float">
            <text:p>0</text:p>
          </table:table-cell>
          <table:table-cell office:value-type="float" office:value="0.02733556" calcext:value-type="float">
            <text:p>0.02733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7935" calcext:value-type="float">
            <text:p>0.5479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2.195962" calcext:value-type="float">
            <text:p>2.195962</text:p>
          </table:table-cell>
          <table:table-cell office:value-type="float" office:value="139.8361" calcext:value-type="float">
            <text:p>139.8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9107" calcext:value-type="float">
            <text:p>4.169107</text:p>
          </table:table-cell>
          <table:table-cell office:value-type="float" office:value="0" calcext:value-type="float">
            <text:p>0</text:p>
          </table:table-cell>
          <table:table-cell office:value-type="float" office:value="0.00001595804" calcext:value-type="float">
            <text:p>1.595804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9012" calcext:value-type="float">
            <text:p>-0.005819012</text:p>
          </table:table-cell>
          <table:table-cell office:value-type="float" office:value="1193.209" calcext:value-type="float">
            <text:p>1193.209</text:p>
          </table:table-cell>
          <table:table-cell office:value-type="float" office:value="3.484077" calcext:value-type="float">
            <text:p>3.484077</text:p>
          </table:table-cell>
          <table:table-cell office:value-type="float" office:value="0" calcext:value-type="float">
            <text:p>0</text:p>
          </table:table-cell>
          <table:table-cell office:value-type="float" office:value="0.002995104" calcext:value-type="float">
            <text:p>0.002995104</text:p>
          </table:table-cell>
          <table:table-cell office:value-type="float" office:value="0.04314101" calcext:value-type="float">
            <text:p>0.04314101</text:p>
          </table:table-cell>
          <table:table-cell office:value-type="float" office:value="0.03536246" calcext:value-type="float">
            <text:p>0.03536246</text:p>
          </table:table-cell>
          <table:table-cell office:value-type="float" office:value="0.02640588" calcext:value-type="float">
            <text:p>0.02640588</text:p>
          </table:table-cell>
          <table:table-cell office:value-type="float" office:value="0.02028052" calcext:value-type="float">
            <text:p>0.02028052</text:p>
          </table:table-cell>
          <table:table-cell office:value-type="float" office:value="0.01986011" calcext:value-type="float">
            <text:p>0.01986011</text:p>
          </table:table-cell>
          <table:table-cell office:value-type="float" office:value="0.01959885" calcext:value-type="float">
            <text:p>0.01959885</text:p>
          </table:table-cell>
          <table:table-cell office:value-type="float" office:value="0.04435337" calcext:value-type="float">
            <text:p>0.04435337</text:p>
          </table:table-cell>
          <table:table-cell office:value-type="float" office:value="0.07436023" calcext:value-type="float">
            <text:p>0.07436023</text:p>
          </table:table-cell>
          <table:table-cell office:value-type="float" office:value="0.07202354" calcext:value-type="float">
            <text:p>0.07202354</text:p>
          </table:table-cell>
          <table:table-cell office:value-type="float" office:value="0.07141072" calcext:value-type="float">
            <text:p>0.07141072</text:p>
          </table:table-cell>
          <table:table-cell office:value-type="float" office:value="0.07126012" calcext:value-type="float">
            <text:p>0.07126012</text:p>
          </table:table-cell>
          <table:table-cell office:value-type="float" office:value="0.07150805" calcext:value-type="float">
            <text:p>0.07150805</text:p>
          </table:table-cell>
          <table:table-cell office:value-type="float" office:value="0.07254615" calcext:value-type="float">
            <text:p>0.07254615</text:p>
          </table:table-cell>
          <table:table-cell office:value-type="float" office:value="0" calcext:value-type="float">
            <text:p>0</text:p>
          </table:table-cell>
          <table:table-cell office:value-type="float" office:value="0.1173838" calcext:value-type="float">
            <text:p>0.1173838</text:p>
          </table:table-cell>
          <table:table-cell office:value-type="float" office:value="1.443527" calcext:value-type="float">
            <text:p>1.443527</text:p>
          </table:table-cell>
          <table:table-cell office:value-type="float" office:value="1.182985" calcext:value-type="float">
            <text:p>1.182985</text:p>
          </table:table-cell>
          <table:table-cell office:value-type="float" office:value="0.8901458" calcext:value-type="float">
            <text:p>0.8901458</text:p>
          </table:table-cell>
          <table:table-cell office:value-type="float" office:value="0.6801491" calcext:value-type="float">
            <text:p>0.6801491</text:p>
          </table:table-cell>
          <table:table-cell office:value-type="float" office:value="0.4348106" calcext:value-type="float">
            <text:p>0.4348106</text:p>
          </table:table-cell>
          <table:table-cell office:value-type="float" office:value="0.3679378" calcext:value-type="float">
            <text:p>0.3679378</text:p>
          </table:table-cell>
          <table:table-cell office:value-type="float" office:value="0.7879827" calcext:value-type="float">
            <text:p>0.7879827</text:p>
          </table:table-cell>
          <table:table-cell office:value-type="float" office:value="1.103111" calcext:value-type="float">
            <text:p>1.103111</text:p>
          </table:table-cell>
          <table:table-cell office:value-type="float" office:value="1.068636" calcext:value-type="float">
            <text:p>1.068636</text:p>
          </table:table-cell>
          <table:table-cell office:value-type="float" office:value="1.10528" calcext:value-type="float">
            <text:p>1.10528</text:p>
          </table:table-cell>
          <table:table-cell office:value-type="float" office:value="1.110959" calcext:value-type="float">
            <text:p>1.110959</text:p>
          </table:table-cell>
          <table:table-cell office:value-type="float" office:value="1.15099" calcext:value-type="float">
            <text:p>1.15099</text:p>
          </table:table-cell>
          <table:table-cell office:value-type="float" office:value="1.253867" calcext:value-type="float">
            <text:p>1.253867</text:p>
          </table:table-cell>
          <table:table-cell office:value-type="float" office:value="0" calcext:value-type="float">
            <text:p>0</text:p>
          </table:table-cell>
          <table:table-cell office:value-type="float" office:value="0.04814657" calcext:value-type="float">
            <text:p>0.04814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6155" calcext:value-type="float">
            <text:p>0.55261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2.194789" calcext:value-type="float">
            <text:p>2.194789</text:p>
          </table:table-cell>
          <table:table-cell office:value-type="float" office:value="139.8313" calcext:value-type="float">
            <text:p>139.8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748" calcext:value-type="float">
            <text:p>4.21748</text:p>
          </table:table-cell>
          <table:table-cell office:value-type="float" office:value="0" calcext:value-type="float">
            <text:p>0</text:p>
          </table:table-cell>
          <table:table-cell office:value-type="float" office:value="0.00001596412" calcext:value-type="float">
            <text:p>1.596412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8995" calcext:value-type="float">
            <text:p>-0.005818995</text:p>
          </table:table-cell>
          <table:table-cell office:value-type="float" office:value="1193.166" calcext:value-type="float">
            <text:p>1193.166</text:p>
          </table:table-cell>
          <table:table-cell office:value-type="float" office:value="3.487618" calcext:value-type="float">
            <text:p>3.487618</text:p>
          </table:table-cell>
          <table:table-cell office:value-type="float" office:value="0" calcext:value-type="float">
            <text:p>0</text:p>
          </table:table-cell>
          <table:table-cell office:value-type="float" office:value="0.002900905" calcext:value-type="float">
            <text:p>0.002900905</text:p>
          </table:table-cell>
          <table:table-cell office:value-type="float" office:value="0.03991176" calcext:value-type="float">
            <text:p>0.03991176</text:p>
          </table:table-cell>
          <table:table-cell office:value-type="float" office:value="0.03580158" calcext:value-type="float">
            <text:p>0.03580158</text:p>
          </table:table-cell>
          <table:table-cell office:value-type="float" office:value="0.02671053" calcext:value-type="float">
            <text:p>0.02671053</text:p>
          </table:table-cell>
          <table:table-cell office:value-type="float" office:value="0.02032443" calcext:value-type="float">
            <text:p>0.02032443</text:p>
          </table:table-cell>
          <table:table-cell office:value-type="float" office:value="0.01978844" calcext:value-type="float">
            <text:p>0.01978844</text:p>
          </table:table-cell>
          <table:table-cell office:value-type="float" office:value="0.02013362" calcext:value-type="float">
            <text:p>0.02013362</text:p>
          </table:table-cell>
          <table:table-cell office:value-type="float" office:value="0.04441696" calcext:value-type="float">
            <text:p>0.04441696</text:p>
          </table:table-cell>
          <table:table-cell office:value-type="float" office:value="0.07444815" calcext:value-type="float">
            <text:p>0.07444815</text:p>
          </table:table-cell>
          <table:table-cell office:value-type="float" office:value="0.07214007" calcext:value-type="float">
            <text:p>0.07214007</text:p>
          </table:table-cell>
          <table:table-cell office:value-type="float" office:value="0.07154423" calcext:value-type="float">
            <text:p>0.07154423</text:p>
          </table:table-cell>
          <table:table-cell office:value-type="float" office:value="0.07139719" calcext:value-type="float">
            <text:p>0.07139719</text:p>
          </table:table-cell>
          <table:table-cell office:value-type="float" office:value="0.07165263" calcext:value-type="float">
            <text:p>0.07165263</text:p>
          </table:table-cell>
          <table:table-cell office:value-type="float" office:value="0.07270791" calcext:value-type="float">
            <text:p>0.07270791</text:p>
          </table:table-cell>
          <table:table-cell office:value-type="float" office:value="0" calcext:value-type="float">
            <text:p>0</text:p>
          </table:table-cell>
          <table:table-cell office:value-type="float" office:value="0.1183053" calcext:value-type="float">
            <text:p>0.1183053</text:p>
          </table:table-cell>
          <table:table-cell office:value-type="float" office:value="1.456336" calcext:value-type="float">
            <text:p>1.456336</text:p>
          </table:table-cell>
          <table:table-cell office:value-type="float" office:value="1.193885" calcext:value-type="float">
            <text:p>1.193885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686338" calcext:value-type="float">
            <text:p>0.686338</text:p>
          </table:table-cell>
          <table:table-cell office:value-type="float" office:value="0.4389741" calcext:value-type="float">
            <text:p>0.4389741</text:p>
          </table:table-cell>
          <table:table-cell office:value-type="float" office:value="0.3717402" calcext:value-type="float">
            <text:p>0.3717402</text:p>
          </table:table-cell>
          <table:table-cell office:value-type="float" office:value="0.7965634" calcext:value-type="float">
            <text:p>0.7965634</text:p>
          </table:table-cell>
          <table:table-cell office:value-type="float" office:value="1.115635" calcext:value-type="float">
            <text:p>1.115635</text:p>
          </table:table-cell>
          <table:table-cell office:value-type="float" office:value="1.080966" calcext:value-type="float">
            <text:p>1.080966</text:p>
          </table:table-cell>
          <table:table-cell office:value-type="float" office:value="1.11838" calcext:value-type="float">
            <text:p>1.11838</text:p>
          </table:table-cell>
          <table:table-cell office:value-type="float" office:value="1.124199" calcext:value-type="float">
            <text:p>1.124199</text:p>
          </table:table-cell>
          <table:table-cell office:value-type="float" office:value="1.164755" calcext:value-type="float">
            <text:p>1.164755</text:p>
          </table:table-cell>
          <table:table-cell office:value-type="float" office:value="1.269247" calcext:value-type="float">
            <text:p>1.269247</text:p>
          </table:table-cell>
          <table:table-cell office:value-type="float" office:value="0" calcext:value-type="float">
            <text:p>0</text:p>
          </table:table-cell>
          <table:table-cell office:value-type="float" office:value="0.05114232" calcext:value-type="float">
            <text:p>0.05114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73721" calcext:value-type="float">
            <text:p>0.55737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2.193554" calcext:value-type="float">
            <text:p>2.193554</text:p>
          </table:table-cell>
          <table:table-cell office:value-type="float" office:value="139.8266" calcext:value-type="float">
            <text:p>139.8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5786" calcext:value-type="float">
            <text:p>4.265786</text:p>
          </table:table-cell>
          <table:table-cell office:value-type="float" office:value="0" calcext:value-type="float">
            <text:p>0</text:p>
          </table:table-cell>
          <table:table-cell office:value-type="float" office:value="0.00001596451" calcext:value-type="float">
            <text:p>1.59645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8995" calcext:value-type="float">
            <text:p>-0.005818995</text:p>
          </table:table-cell>
          <table:table-cell office:value-type="float" office:value="1193.122" calcext:value-type="float">
            <text:p>1193.122</text:p>
          </table:table-cell>
          <table:table-cell office:value-type="float" office:value="3.492454" calcext:value-type="float">
            <text:p>3.492454</text:p>
          </table:table-cell>
          <table:table-cell office:value-type="float" office:value="0" calcext:value-type="float">
            <text:p>0</text:p>
          </table:table-cell>
          <table:table-cell office:value-type="float" office:value="0.002818703" calcext:value-type="float">
            <text:p>0.002818703</text:p>
          </table:table-cell>
          <table:table-cell office:value-type="float" office:value="0.02665864" calcext:value-type="float">
            <text:p>0.02665864</text:p>
          </table:table-cell>
          <table:table-cell office:value-type="float" office:value="0.03331274" calcext:value-type="float">
            <text:p>0.03331274</text:p>
          </table:table-cell>
          <table:table-cell office:value-type="float" office:value="0.02707875" calcext:value-type="float">
            <text:p>0.02707875</text:p>
          </table:table-cell>
          <table:table-cell office:value-type="float" office:value="0.02089326" calcext:value-type="float">
            <text:p>0.02089326</text:p>
          </table:table-cell>
          <table:table-cell office:value-type="float" office:value="0.01983139" calcext:value-type="float">
            <text:p>0.01983139</text:p>
          </table:table-cell>
          <table:table-cell office:value-type="float" office:value="0.02031624" calcext:value-type="float">
            <text:p>0.02031624</text:p>
          </table:table-cell>
          <table:table-cell office:value-type="float" office:value="0.04448929" calcext:value-type="float">
            <text:p>0.04448929</text:p>
          </table:table-cell>
          <table:table-cell office:value-type="float" office:value="0.07453052" calcext:value-type="float">
            <text:p>0.07453052</text:p>
          </table:table-cell>
          <table:table-cell office:value-type="float" office:value="0.07225695" calcext:value-type="float">
            <text:p>0.07225695</text:p>
          </table:table-cell>
          <table:table-cell office:value-type="float" office:value="0.07167785" calcext:value-type="float">
            <text:p>0.07167785</text:p>
          </table:table-cell>
          <table:table-cell office:value-type="float" office:value="0.07153415" calcext:value-type="float">
            <text:p>0.07153415</text:p>
          </table:table-cell>
          <table:table-cell office:value-type="float" office:value="0.07179698" calcext:value-type="float">
            <text:p>0.07179698</text:p>
          </table:table-cell>
          <table:table-cell office:value-type="float" office:value="0.07286961" calcext:value-type="float">
            <text:p>0.07286961</text:p>
          </table:table-cell>
          <table:table-cell office:value-type="float" office:value="0" calcext:value-type="float">
            <text:p>0</text:p>
          </table:table-cell>
          <table:table-cell office:value-type="float" office:value="0.1192493" calcext:value-type="float">
            <text:p>0.1192493</text:p>
          </table:table-cell>
          <table:table-cell office:value-type="float" office:value="1.46651" calcext:value-type="float">
            <text:p>1.46651</text:p>
          </table:table-cell>
          <table:table-cell office:value-type="float" office:value="1.205258" calcext:value-type="float">
            <text:p>1.205258</text:p>
          </table:table-cell>
          <table:table-cell office:value-type="float" office:value="0.9068417" calcext:value-type="float">
            <text:p>0.9068417</text:p>
          </table:table-cell>
          <table:table-cell office:value-type="float" office:value="0.6928764" calcext:value-type="float">
            <text:p>0.6928764</text:p>
          </table:table-cell>
          <table:table-cell office:value-type="float" office:value="0.4431454" calcext:value-type="float">
            <text:p>0.4431454</text:p>
          </table:table-cell>
          <table:table-cell office:value-type="float" office:value="0.3755835" calcext:value-type="float">
            <text:p>0.3755835</text:p>
          </table:table-cell>
          <table:table-cell office:value-type="float" office:value="0.8051422" calcext:value-type="float">
            <text:p>0.8051422</text:p>
          </table:table-cell>
          <table:table-cell office:value-type="float" office:value="1.12817" calcext:value-type="float">
            <text:p>1.12817</text:p>
          </table:table-cell>
          <table:table-cell office:value-type="float" office:value="1.093295" calcext:value-type="float">
            <text:p>1.093295</text:p>
          </table:table-cell>
          <table:table-cell office:value-type="float" office:value="1.131475" calcext:value-type="float">
            <text:p>1.131475</text:p>
          </table:table-cell>
          <table:table-cell office:value-type="float" office:value="1.137423" calcext:value-type="float">
            <text:p>1.137423</text:p>
          </table:table-cell>
          <table:table-cell office:value-type="float" office:value="1.178496" calcext:value-type="float">
            <text:p>1.178496</text:p>
          </table:table-cell>
          <table:table-cell office:value-type="float" office:value="1.284609" calcext:value-type="float">
            <text:p>1.284609</text:p>
          </table:table-cell>
          <table:table-cell office:value-type="float" office:value="0" calcext:value-type="float">
            <text:p>0</text:p>
          </table:table-cell>
          <table:table-cell office:value-type="float" office:value="0.05318695" calcext:value-type="float">
            <text:p>0.05318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9755" calcext:value-type="float">
            <text:p>0.56197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2.190567" calcext:value-type="float">
            <text:p>2.190567</text:p>
          </table:table-cell>
          <table:table-cell office:value-type="float" office:value="139.8235" calcext:value-type="float">
            <text:p>139.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4053" calcext:value-type="float">
            <text:p>4.314053</text:p>
          </table:table-cell>
          <table:table-cell office:value-type="float" office:value="0" calcext:value-type="float">
            <text:p>0</text:p>
          </table:table-cell>
          <table:table-cell office:value-type="float" office:value="0.00001596702" calcext:value-type="float">
            <text:p>1.596702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8989" calcext:value-type="float">
            <text:p>-0.005818989</text:p>
          </table:table-cell>
          <table:table-cell office:value-type="float" office:value="1193.078" calcext:value-type="float">
            <text:p>1193.078</text:p>
          </table:table-cell>
          <table:table-cell office:value-type="float" office:value="3.512668" calcext:value-type="float">
            <text:p>3.512668</text:p>
          </table:table-cell>
          <table:table-cell office:value-type="float" office:value="0" calcext:value-type="float">
            <text:p>0</text:p>
          </table:table-cell>
          <table:table-cell office:value-type="float" office:value="0.002623854" calcext:value-type="float">
            <text:p>0.002623854</text:p>
          </table:table-cell>
          <table:table-cell office:value-type="float" office:value="0.01669219" calcext:value-type="float">
            <text:p>0.01669219</text:p>
          </table:table-cell>
          <table:table-cell office:value-type="float" office:value="0.03663453" calcext:value-type="float">
            <text:p>0.03663453</text:p>
          </table:table-cell>
          <table:table-cell office:value-type="float" office:value="0.03014481" calcext:value-type="float">
            <text:p>0.03014481</text:p>
          </table:table-cell>
          <table:table-cell office:value-type="float" office:value="0.02306668" calcext:value-type="float">
            <text:p>0.02306668</text:p>
          </table:table-cell>
          <table:table-cell office:value-type="float" office:value="0.02036089" calcext:value-type="float">
            <text:p>0.02036089</text:p>
          </table:table-cell>
          <table:table-cell office:value-type="float" office:value="0.02046041" calcext:value-type="float">
            <text:p>0.02046041</text:p>
          </table:table-cell>
          <table:table-cell office:value-type="float" office:value="0.04449626" calcext:value-type="float">
            <text:p>0.04449626</text:p>
          </table:table-cell>
          <table:table-cell office:value-type="float" office:value="0.07462896" calcext:value-type="float">
            <text:p>0.07462896</text:p>
          </table:table-cell>
          <table:table-cell office:value-type="float" office:value="0.07237437" calcext:value-type="float">
            <text:p>0.07237437</text:p>
          </table:table-cell>
          <table:table-cell office:value-type="float" office:value="0.07181152" calcext:value-type="float">
            <text:p>0.07181152</text:p>
          </table:table-cell>
          <table:table-cell office:value-type="float" office:value="0.07167111" calcext:value-type="float">
            <text:p>0.07167111</text:p>
          </table:table-cell>
          <table:table-cell office:value-type="float" office:value="0.07194116" calcext:value-type="float">
            <text:p>0.07194116</text:p>
          </table:table-cell>
          <table:table-cell office:value-type="float" office:value="0.07303109" calcext:value-type="float">
            <text:p>0.07303109</text:p>
          </table:table-cell>
          <table:table-cell office:value-type="float" office:value="0" calcext:value-type="float">
            <text:p>0</text:p>
          </table:table-cell>
          <table:table-cell office:value-type="float" office:value="0.1204086" calcext:value-type="float">
            <text:p>0.1204086</text:p>
          </table:table-cell>
          <table:table-cell office:value-type="float" office:value="1.472798" calcext:value-type="float">
            <text:p>1.472798</text:p>
          </table:table-cell>
          <table:table-cell office:value-type="float" office:value="1.216969" calcext:value-type="float">
            <text:p>1.216969</text:p>
          </table:table-cell>
          <table:table-cell office:value-type="float" office:value="0.9165833" calcext:value-type="float">
            <text:p>0.9165833</text:p>
          </table:table-cell>
          <table:table-cell office:value-type="float" office:value="0.7004114" calcext:value-type="float">
            <text:p>0.7004114</text:p>
          </table:table-cell>
          <table:table-cell office:value-type="float" office:value="0.4475342" calcext:value-type="float">
            <text:p>0.4475342</text:p>
          </table:table-cell>
          <table:table-cell office:value-type="float" office:value="0.3795386" calcext:value-type="float">
            <text:p>0.3795386</text:p>
          </table:table-cell>
          <table:table-cell office:value-type="float" office:value="0.8137164" calcext:value-type="float">
            <text:p>0.8137164</text:p>
          </table:table-cell>
          <table:table-cell office:value-type="float" office:value="1.140714" calcext:value-type="float">
            <text:p>1.140714</text:p>
          </table:table-cell>
          <table:table-cell office:value-type="float" office:value="1.105628" calcext:value-type="float">
            <text:p>1.105628</text:p>
          </table:table-cell>
          <table:table-cell office:value-type="float" office:value="1.144568" calcext:value-type="float">
            <text:p>1.144568</text:p>
          </table:table-cell>
          <table:table-cell office:value-type="float" office:value="1.150635" calcext:value-type="float">
            <text:p>1.150635</text:p>
          </table:table-cell>
          <table:table-cell office:value-type="float" office:value="1.192212" calcext:value-type="float">
            <text:p>1.192212</text:p>
          </table:table-cell>
          <table:table-cell office:value-type="float" office:value="1.299947" calcext:value-type="float">
            <text:p>1.299947</text:p>
          </table:table-cell>
          <table:table-cell office:value-type="float" office:value="0" calcext:value-type="float">
            <text:p>0</text:p>
          </table:table-cell>
          <table:table-cell office:value-type="float" office:value="0.01805162" calcext:value-type="float">
            <text:p>0.01805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68229" calcext:value-type="float">
            <text:p>0.56682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2.186063" calcext:value-type="float">
            <text:p>2.186063</text:p>
          </table:table-cell>
          <table:table-cell office:value-type="float" office:value="139.8191" calcext:value-type="float">
            <text:p>139.8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3188" calcext:value-type="float">
            <text:p>4.363188</text:p>
          </table:table-cell>
          <table:table-cell office:value-type="float" office:value="0" calcext:value-type="float">
            <text:p>0</text:p>
          </table:table-cell>
          <table:table-cell office:value-type="float" office:value="0.00001598276" calcext:value-type="float">
            <text:p>1.59827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8941" calcext:value-type="float">
            <text:p>-0.005818941</text:p>
          </table:table-cell>
          <table:table-cell office:value-type="float" office:value="1193.034" calcext:value-type="float">
            <text:p>1193.034</text:p>
          </table:table-cell>
          <table:table-cell office:value-type="float" office:value="3.554069" calcext:value-type="float">
            <text:p>3.554069</text:p>
          </table:table-cell>
          <table:table-cell office:value-type="float" office:value="0" calcext:value-type="float">
            <text:p>0</text:p>
          </table:table-cell>
          <table:table-cell office:value-type="float" office:value="0.003148091" calcext:value-type="float">
            <text:p>0.003148091</text:p>
          </table:table-cell>
          <table:table-cell office:value-type="float" office:value="0.07089829" calcext:value-type="float">
            <text:p>0.07089829</text:p>
          </table:table-cell>
          <table:table-cell office:value-type="float" office:value="0.06021006" calcext:value-type="float">
            <text:p>0.06021006</text:p>
          </table:table-cell>
          <table:table-cell office:value-type="float" office:value="0.03995112" calcext:value-type="float">
            <text:p>0.03995112</text:p>
          </table:table-cell>
          <table:table-cell office:value-type="float" office:value="0.0276606" calcext:value-type="float">
            <text:p>0.0276606</text:p>
          </table:table-cell>
          <table:table-cell office:value-type="float" office:value="0.02253759" calcext:value-type="float">
            <text:p>0.02253759</text:p>
          </table:table-cell>
          <table:table-cell office:value-type="float" office:value="0.02110017" calcext:value-type="float">
            <text:p>0.02110017</text:p>
          </table:table-cell>
          <table:table-cell office:value-type="float" office:value="0.04458991" calcext:value-type="float">
            <text:p>0.04458991</text:p>
          </table:table-cell>
          <table:table-cell office:value-type="float" office:value="0.07473435" calcext:value-type="float">
            <text:p>0.07473435</text:p>
          </table:table-cell>
          <table:table-cell office:value-type="float" office:value="0.07249308" calcext:value-type="float">
            <text:p>0.07249308</text:p>
          </table:table-cell>
          <table:table-cell office:value-type="float" office:value="0.07194516" calcext:value-type="float">
            <text:p>0.07194516</text:p>
          </table:table-cell>
          <table:table-cell office:value-type="float" office:value="0.07180802" calcext:value-type="float">
            <text:p>0.07180802</text:p>
          </table:table-cell>
          <table:table-cell office:value-type="float" office:value="0.07208487" calcext:value-type="float">
            <text:p>0.07208487</text:p>
          </table:table-cell>
          <table:table-cell office:value-type="float" office:value="0.0731923" calcext:value-type="float">
            <text:p>0.0731923</text:p>
          </table:table-cell>
          <table:table-cell office:value-type="float" office:value="0" calcext:value-type="float">
            <text:p>0</text:p>
          </table:table-cell>
          <table:table-cell office:value-type="float" office:value="0.1221611" calcext:value-type="float">
            <text:p>0.1221611</text:p>
          </table:table-cell>
          <table:table-cell office:value-type="float" office:value="1.485637" calcext:value-type="float">
            <text:p>1.485637</text:p>
          </table:table-cell>
          <table:table-cell office:value-type="float" office:value="1.234128" calcext:value-type="float">
            <text:p>1.234128</text:p>
          </table:table-cell>
          <table:table-cell office:value-type="float" office:value="0.9290721" calcext:value-type="float">
            <text:p>0.9290721</text:p>
          </table:table-cell>
          <table:table-cell office:value-type="float" office:value="0.7096415" calcext:value-type="float">
            <text:p>0.7096415</text:p>
          </table:table-cell>
          <table:table-cell office:value-type="float" office:value="0.4525798" calcext:value-type="float">
            <text:p>0.4525798</text:p>
          </table:table-cell>
          <table:table-cell office:value-type="float" office:value="0.3838771" calcext:value-type="float">
            <text:p>0.3838771</text:p>
          </table:table-cell>
          <table:table-cell office:value-type="float" office:value="0.8223668" calcext:value-type="float">
            <text:p>0.8223668</text:p>
          </table:table-cell>
          <table:table-cell office:value-type="float" office:value="1.153272" calcext:value-type="float">
            <text:p>1.153272</text:p>
          </table:table-cell>
          <table:table-cell office:value-type="float" office:value="1.117967" calcext:value-type="float">
            <text:p>1.117967</text:p>
          </table:table-cell>
          <table:table-cell office:value-type="float" office:value="1.157655" calcext:value-type="float">
            <text:p>1.157655</text:p>
          </table:table-cell>
          <table:table-cell office:value-type="float" office:value="1.163831" calcext:value-type="float">
            <text:p>1.163831</text:p>
          </table:table-cell>
          <table:table-cell office:value-type="float" office:value="1.205904" calcext:value-type="float">
            <text:p>1.205904</text:p>
          </table:table-cell>
          <table:table-cell office:value-type="float" office:value="1.315269" calcext:value-type="float">
            <text:p>1.315269</text:p>
          </table:table-cell>
          <table:table-cell office:value-type="float" office:value="0" calcext:value-type="float">
            <text:p>0</text:p>
          </table:table-cell>
          <table:table-cell office:value-type="float" office:value="0.01408715" calcext:value-type="float">
            <text:p>0.01408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3717" calcext:value-type="float">
            <text:p>0.57437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2.182163" calcext:value-type="float">
            <text:p>2.182163</text:p>
          </table:table-cell>
          <table:table-cell office:value-type="float" office:value="139.8135" calcext:value-type="float">
            <text:p>139.8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3562" calcext:value-type="float">
            <text:p>4.413562</text:p>
          </table:table-cell>
          <table:table-cell office:value-type="float" office:value="0" calcext:value-type="float">
            <text:p>0</text:p>
          </table:table-cell>
          <table:table-cell office:value-type="float" office:value="0.00001602931" calcext:value-type="float">
            <text:p>1.60293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878" calcext:value-type="float">
            <text:p>-0.00581878</text:p>
          </table:table-cell>
          <table:table-cell office:value-type="float" office:value="1192.99" calcext:value-type="float">
            <text:p>1192.99</text:p>
          </table:table-cell>
          <table:table-cell office:value-type="float" office:value="3.581923" calcext:value-type="float">
            <text:p>3.581923</text:p>
          </table:table-cell>
          <table:table-cell office:value-type="float" office:value="0" calcext:value-type="float">
            <text:p>0</text:p>
          </table:table-cell>
          <table:table-cell office:value-type="float" office:value="0.003911478" calcext:value-type="float">
            <text:p>0.003911478</text:p>
          </table:table-cell>
          <table:table-cell office:value-type="float" office:value="0.09314384" calcext:value-type="float">
            <text:p>0.09314384</text:p>
          </table:table-cell>
          <table:table-cell office:value-type="float" office:value="0.06688082" calcext:value-type="float">
            <text:p>0.06688082</text:p>
          </table:table-cell>
          <table:table-cell office:value-type="float" office:value="0.04330727" calcext:value-type="float">
            <text:p>0.04330727</text:p>
          </table:table-cell>
          <table:table-cell office:value-type="float" office:value="0.02950698" calcext:value-type="float">
            <text:p>0.02950698</text:p>
          </table:table-cell>
          <table:table-cell office:value-type="float" office:value="0.02404201" calcext:value-type="float">
            <text:p>0.02404201</text:p>
          </table:table-cell>
          <table:table-cell office:value-type="float" office:value="0.02099274" calcext:value-type="float">
            <text:p>0.02099274</text:p>
          </table:table-cell>
          <table:table-cell office:value-type="float" office:value="0.04499671" calcext:value-type="float">
            <text:p>0.04499671</text:p>
          </table:table-cell>
          <table:table-cell office:value-type="float" office:value="0.07489116" calcext:value-type="float">
            <text:p>0.07489116</text:p>
          </table:table-cell>
          <table:table-cell office:value-type="float" office:value="0.07261869" calcext:value-type="float">
            <text:p>0.07261869</text:p>
          </table:table-cell>
          <table:table-cell office:value-type="float" office:value="0.07207926" calcext:value-type="float">
            <text:p>0.07207926</text:p>
          </table:table-cell>
          <table:table-cell office:value-type="float" office:value="0.07194478" calcext:value-type="float">
            <text:p>0.07194478</text:p>
          </table:table-cell>
          <table:table-cell office:value-type="float" office:value="0.07222855" calcext:value-type="float">
            <text:p>0.07222855</text:p>
          </table:table-cell>
          <table:table-cell office:value-type="float" office:value="0.0733533" calcext:value-type="float">
            <text:p>0.0733533</text:p>
          </table:table-cell>
          <table:table-cell office:value-type="float" office:value="0" calcext:value-type="float">
            <text:p>0</text:p>
          </table:table-cell>
          <table:table-cell office:value-type="float" office:value="0.1238566" calcext:value-type="float">
            <text:p>0.1238566</text:p>
          </table:table-cell>
          <table:table-cell office:value-type="float" office:value="1.514459" calcext:value-type="float">
            <text:p>1.514459</text:p>
          </table:table-cell>
          <table:table-cell office:value-type="float" office:value="1.256499" calcext:value-type="float">
            <text:p>1.256499</text:p>
          </table:table-cell>
          <table:table-cell office:value-type="float" office:value="0.9440222" calcext:value-type="float">
            <text:p>0.9440222</text:p>
          </table:table-cell>
          <table:table-cell office:value-type="float" office:value="0.720098" calcext:value-type="float">
            <text:p>0.720098</text:p>
          </table:table-cell>
          <table:table-cell office:value-type="float" office:value="0.4582398" calcext:value-type="float">
            <text:p>0.4582398</text:p>
          </table:table-cell>
          <table:table-cell office:value-type="float" office:value="0.3882722" calcext:value-type="float">
            <text:p>0.3882722</text:p>
          </table:table-cell>
          <table:table-cell office:value-type="float" office:value="0.8312587" calcext:value-type="float">
            <text:p>0.8312587</text:p>
          </table:table-cell>
          <table:table-cell office:value-type="float" office:value="1.165874" calcext:value-type="float">
            <text:p>1.165874</text:p>
          </table:table-cell>
          <table:table-cell office:value-type="float" office:value="1.130311" calcext:value-type="float">
            <text:p>1.130311</text:p>
          </table:table-cell>
          <table:table-cell office:value-type="float" office:value="1.170741" calcext:value-type="float">
            <text:p>1.170741</text:p>
          </table:table-cell>
          <table:table-cell office:value-type="float" office:value="1.177014" calcext:value-type="float">
            <text:p>1.177014</text:p>
          </table:table-cell>
          <table:table-cell office:value-type="float" office:value="1.219574" calcext:value-type="float">
            <text:p>1.219574</text:p>
          </table:table-cell>
          <table:table-cell office:value-type="float" office:value="1.330575" calcext:value-type="float">
            <text:p>1.330575</text:p>
          </table:table-cell>
          <table:table-cell office:value-type="float" office:value="0" calcext:value-type="float">
            <text:p>0</text:p>
          </table:table-cell>
          <table:table-cell office:value-type="float" office:value="0.01342665" calcext:value-type="float">
            <text:p>0.0134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3848" calcext:value-type="float">
            <text:p>0.58238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2.177312" calcext:value-type="float">
            <text:p>2.177312</text:p>
          </table:table-cell>
          <table:table-cell office:value-type="float" office:value="139.8083" calcext:value-type="float">
            <text:p>139.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4393" calcext:value-type="float">
            <text:p>4.464393</text:p>
          </table:table-cell>
          <table:table-cell office:value-type="float" office:value="0" calcext:value-type="float">
            <text:p>0</text:p>
          </table:table-cell>
          <table:table-cell office:value-type="float" office:value="0.00001607502" calcext:value-type="float">
            <text:p>1.607502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8611" calcext:value-type="float">
            <text:p>-0.005818611</text:p>
          </table:table-cell>
          <table:table-cell office:value-type="float" office:value="1192.947" calcext:value-type="float">
            <text:p>1192.947</text:p>
          </table:table-cell>
          <table:table-cell office:value-type="float" office:value="3.611092" calcext:value-type="float">
            <text:p>3.611092</text:p>
          </table:table-cell>
          <table:table-cell office:value-type="float" office:value="0" calcext:value-type="float">
            <text:p>0</text:p>
          </table:table-cell>
          <table:table-cell office:value-type="float" office:value="0.003812709" calcext:value-type="float">
            <text:p>0.003812709</text:p>
          </table:table-cell>
          <table:table-cell office:value-type="float" office:value="0.1121967" calcext:value-type="float">
            <text:p>0.1121967</text:p>
          </table:table-cell>
          <table:table-cell office:value-type="float" office:value="0.07660186" calcext:value-type="float">
            <text:p>0.07660186</text:p>
          </table:table-cell>
          <table:table-cell office:value-type="float" office:value="0.04821783" calcext:value-type="float">
            <text:p>0.04821783</text:p>
          </table:table-cell>
          <table:table-cell office:value-type="float" office:value="0.03244123" calcext:value-type="float">
            <text:p>0.03244123</text:p>
          </table:table-cell>
          <table:table-cell office:value-type="float" office:value="0.02537682" calcext:value-type="float">
            <text:p>0.02537682</text:p>
          </table:table-cell>
          <table:table-cell office:value-type="float" office:value="0.02147244" calcext:value-type="float">
            <text:p>0.02147244</text:p>
          </table:table-cell>
          <table:table-cell office:value-type="float" office:value="0.04563027" calcext:value-type="float">
            <text:p>0.04563027</text:p>
          </table:table-cell>
          <table:table-cell office:value-type="float" office:value="0.07507759" calcext:value-type="float">
            <text:p>0.07507759</text:p>
          </table:table-cell>
          <table:table-cell office:value-type="float" office:value="0.07275528" calcext:value-type="float">
            <text:p>0.07275528</text:p>
          </table:table-cell>
          <table:table-cell office:value-type="float" office:value="0.07221439" calcext:value-type="float">
            <text:p>0.07221439</text:p>
          </table:table-cell>
          <table:table-cell office:value-type="float" office:value="0.07208151" calcext:value-type="float">
            <text:p>0.07208151</text:p>
          </table:table-cell>
          <table:table-cell office:value-type="float" office:value="0.07237205" calcext:value-type="float">
            <text:p>0.07237205</text:p>
          </table:table-cell>
          <table:table-cell office:value-type="float" office:value="0.07351421" calcext:value-type="float">
            <text:p>0.07351421</text:p>
          </table:table-cell>
          <table:table-cell office:value-type="float" office:value="0" calcext:value-type="float">
            <text:p>0</text:p>
          </table:table-cell>
          <table:table-cell office:value-type="float" office:value="0.1258728" calcext:value-type="float">
            <text:p>0.1258728</text:p>
          </table:table-cell>
          <table:table-cell office:value-type="float" office:value="1.547994" calcext:value-type="float">
            <text:p>1.547994</text:p>
          </table:table-cell>
          <table:table-cell office:value-type="float" office:value="1.28038" calcext:value-type="float">
            <text:p>1.28038</text:p>
          </table:table-cell>
          <table:table-cell office:value-type="float" office:value="0.9596874" calcext:value-type="float">
            <text:p>0.9596874</text:p>
          </table:table-cell>
          <table:table-cell office:value-type="float" office:value="0.730964" calcext:value-type="float">
            <text:p>0.730964</text:p>
          </table:table-cell>
          <table:table-cell office:value-type="float" office:value="0.464089" calcext:value-type="float">
            <text:p>0.464089</text:p>
          </table:table-cell>
          <table:table-cell office:value-type="float" office:value="0.3926514" calcext:value-type="float">
            <text:p>0.3926514</text:p>
          </table:table-cell>
          <table:table-cell office:value-type="float" office:value="0.8404276" calcext:value-type="float">
            <text:p>0.8404276</text:p>
          </table:table-cell>
          <table:table-cell office:value-type="float" office:value="1.178562" calcext:value-type="float">
            <text:p>1.178562</text:p>
          </table:table-cell>
          <table:table-cell office:value-type="float" office:value="1.142665" calcext:value-type="float">
            <text:p>1.142665</text:p>
          </table:table-cell>
          <table:table-cell office:value-type="float" office:value="1.183822" calcext:value-type="float">
            <text:p>1.183822</text:p>
          </table:table-cell>
          <table:table-cell office:value-type="float" office:value="1.190182" calcext:value-type="float">
            <text:p>1.190182</text:p>
          </table:table-cell>
          <table:table-cell office:value-type="float" office:value="1.23322" calcext:value-type="float">
            <text:p>1.23322</text:p>
          </table:table-cell>
          <table:table-cell office:value-type="float" office:value="1.345862" calcext:value-type="float">
            <text:p>1.345862</text:p>
          </table:table-cell>
          <table:table-cell office:value-type="float" office:value="0" calcext:value-type="float">
            <text:p>0</text:p>
          </table:table-cell>
          <table:table-cell office:value-type="float" office:value="0.01256669" calcext:value-type="float">
            <text:p>0.01256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10082" calcext:value-type="float">
            <text:p>0.59100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2.171837" calcext:value-type="float">
            <text:p>2.171837</text:p>
          </table:table-cell>
          <table:table-cell office:value-type="float" office:value="139.803" calcext:value-type="float">
            <text:p>139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583" calcext:value-type="float">
            <text:p>4.51583</text:p>
          </table:table-cell>
          <table:table-cell office:value-type="float" office:value="0" calcext:value-type="float">
            <text:p>0</text:p>
          </table:table-cell>
          <table:table-cell office:value-type="float" office:value="0.00001610871" calcext:value-type="float">
            <text:p>1.61087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8471" calcext:value-type="float">
            <text:p>-0.005818471</text:p>
          </table:table-cell>
          <table:table-cell office:value-type="float" office:value="1192.904" calcext:value-type="float">
            <text:p>1192.904</text:p>
          </table:table-cell>
          <table:table-cell office:value-type="float" office:value="3.633379" calcext:value-type="float">
            <text:p>3.633379</text:p>
          </table:table-cell>
          <table:table-cell office:value-type="float" office:value="0" calcext:value-type="float">
            <text:p>0</text:p>
          </table:table-cell>
          <table:table-cell office:value-type="float" office:value="0.003913796" calcext:value-type="float">
            <text:p>0.003913796</text:p>
          </table:table-cell>
          <table:table-cell office:value-type="float" office:value="0.1260248" calcext:value-type="float">
            <text:p>0.1260248</text:p>
          </table:table-cell>
          <table:table-cell office:value-type="float" office:value="0.08525096" calcext:value-type="float">
            <text:p>0.08525096</text:p>
          </table:table-cell>
          <table:table-cell office:value-type="float" office:value="0.05342382" calcext:value-type="float">
            <text:p>0.05342382</text:p>
          </table:table-cell>
          <table:table-cell office:value-type="float" office:value="0.03569168" calcext:value-type="float">
            <text:p>0.03569168</text:p>
          </table:table-cell>
          <table:table-cell office:value-type="float" office:value="0.02707443" calcext:value-type="float">
            <text:p>0.02707443</text:p>
          </table:table-cell>
          <table:table-cell office:value-type="float" office:value="0.02240006" calcext:value-type="float">
            <text:p>0.02240006</text:p>
          </table:table-cell>
          <table:table-cell office:value-type="float" office:value="0.04640201" calcext:value-type="float">
            <text:p>0.04640201</text:p>
          </table:table-cell>
          <table:table-cell office:value-type="float" office:value="0.07531122" calcext:value-type="float">
            <text:p>0.07531122</text:p>
          </table:table-cell>
          <table:table-cell office:value-type="float" office:value="0.07290093" calcext:value-type="float">
            <text:p>0.07290093</text:p>
          </table:table-cell>
          <table:table-cell office:value-type="float" office:value="0.07235092" calcext:value-type="float">
            <text:p>0.07235092</text:p>
          </table:table-cell>
          <table:table-cell office:value-type="float" office:value="0.07221847" calcext:value-type="float">
            <text:p>0.07221847</text:p>
          </table:table-cell>
          <table:table-cell office:value-type="float" office:value="0.07251518" calcext:value-type="float">
            <text:p>0.07251518</text:p>
          </table:table-cell>
          <table:table-cell office:value-type="float" office:value="0.07367506" calcext:value-type="float">
            <text:p>0.07367506</text:p>
          </table:table-cell>
          <table:table-cell office:value-type="float" office:value="0" calcext:value-type="float">
            <text:p>0</text:p>
          </table:table-cell>
          <table:table-cell office:value-type="float" office:value="0.1278613" calcext:value-type="float">
            <text:p>0.1278613</text:p>
          </table:table-cell>
          <table:table-cell office:value-type="float" office:value="1.586294" calcext:value-type="float">
            <text:p>1.586294</text:p>
          </table:table-cell>
          <table:table-cell office:value-type="float" office:value="1.307112" calcext:value-type="float">
            <text:p>1.307112</text:p>
          </table:table-cell>
          <table:table-cell office:value-type="float" office:value="0.9770331" calcext:value-type="float">
            <text:p>0.9770331</text:p>
          </table:table-cell>
          <table:table-cell office:value-type="float" office:value="0.742859" calcext:value-type="float">
            <text:p>0.742859</text:p>
          </table:table-cell>
          <table:table-cell office:value-type="float" office:value="0.4702283" calcext:value-type="float">
            <text:p>0.4702283</text:p>
          </table:table-cell>
          <table:table-cell office:value-type="float" office:value="0.3971972" calcext:value-type="float">
            <text:p>0.3971972</text:p>
          </table:table-cell>
          <table:table-cell office:value-type="float" office:value="0.8497791" calcext:value-type="float">
            <text:p>0.8497791</text:p>
          </table:table-cell>
          <table:table-cell office:value-type="float" office:value="1.191359" calcext:value-type="float">
            <text:p>1.191359</text:p>
          </table:table-cell>
          <table:table-cell office:value-type="float" office:value="1.155036" calcext:value-type="float">
            <text:p>1.155036</text:p>
          </table:table-cell>
          <table:table-cell office:value-type="float" office:value="1.196902" calcext:value-type="float">
            <text:p>1.196902</text:p>
          </table:table-cell>
          <table:table-cell office:value-type="float" office:value="1.203339" calcext:value-type="float">
            <text:p>1.203339</text:p>
          </table:table-cell>
          <table:table-cell office:value-type="float" office:value="1.246845" calcext:value-type="float">
            <text:p>1.246845</text:p>
          </table:table-cell>
          <table:table-cell office:value-type="float" office:value="1.361129" calcext:value-type="float">
            <text:p>1.361129</text:p>
          </table:table-cell>
          <table:table-cell office:value-type="float" office:value="0" calcext:value-type="float">
            <text:p>0</text:p>
          </table:table-cell>
          <table:table-cell office:value-type="float" office:value="0.01277165" calcext:value-type="float">
            <text:p>0.0127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04164" calcext:value-type="float">
            <text:p>0.60041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2.166091" calcext:value-type="float">
            <text:p>2.166091</text:p>
          </table:table-cell>
          <table:table-cell office:value-type="float" office:value="139.7973" calcext:value-type="float">
            <text:p>139.7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7759" calcext:value-type="float">
            <text:p>4.567759</text:p>
          </table:table-cell>
          <table:table-cell office:value-type="float" office:value="0" calcext:value-type="float">
            <text:p>0</text:p>
          </table:table-cell>
          <table:table-cell office:value-type="float" office:value="0.00001612671" calcext:value-type="float">
            <text:p>1.61267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8387" calcext:value-type="float">
            <text:p>-0.005818387</text:p>
          </table:table-cell>
          <table:table-cell office:value-type="float" office:value="1192.86" calcext:value-type="float">
            <text:p>1192.86</text:p>
          </table:table-cell>
          <table:table-cell office:value-type="float" office:value="3.648131" calcext:value-type="float">
            <text:p>3.648131</text:p>
          </table:table-cell>
          <table:table-cell office:value-type="float" office:value="0" calcext:value-type="float">
            <text:p>0</text:p>
          </table:table-cell>
          <table:table-cell office:value-type="float" office:value="0.003873976" calcext:value-type="float">
            <text:p>0.003873976</text:p>
          </table:table-cell>
          <table:table-cell office:value-type="float" office:value="0.1305936" calcext:value-type="float">
            <text:p>0.1305936</text:p>
          </table:table-cell>
          <table:table-cell office:value-type="float" office:value="0.08980667" calcext:value-type="float">
            <text:p>0.08980667</text:p>
          </table:table-cell>
          <table:table-cell office:value-type="float" office:value="0.0571055" calcext:value-type="float">
            <text:p>0.0571055</text:p>
          </table:table-cell>
          <table:table-cell office:value-type="float" office:value="0.03834369" calcext:value-type="float">
            <text:p>0.03834369</text:p>
          </table:table-cell>
          <table:table-cell office:value-type="float" office:value="0.02869327" calcext:value-type="float">
            <text:p>0.02869327</text:p>
          </table:table-cell>
          <table:table-cell office:value-type="float" office:value="0.02344889" calcext:value-type="float">
            <text:p>0.02344889</text:p>
          </table:table-cell>
          <table:table-cell office:value-type="float" office:value="0.04714537" calcext:value-type="float">
            <text:p>0.04714537</text:p>
          </table:table-cell>
          <table:table-cell office:value-type="float" office:value="0.07562285" calcext:value-type="float">
            <text:p>0.07562285</text:p>
          </table:table-cell>
          <table:table-cell office:value-type="float" office:value="0.07305359" calcext:value-type="float">
            <text:p>0.07305359</text:p>
          </table:table-cell>
          <table:table-cell office:value-type="float" office:value="0.07248877" calcext:value-type="float">
            <text:p>0.07248877</text:p>
          </table:table-cell>
          <table:table-cell office:value-type="float" office:value="0.07235555" calcext:value-type="float">
            <text:p>0.07235555</text:p>
          </table:table-cell>
          <table:table-cell office:value-type="float" office:value="0.0726582" calcext:value-type="float">
            <text:p>0.0726582</text:p>
          </table:table-cell>
          <table:table-cell office:value-type="float" office:value="0.07383557" calcext:value-type="float">
            <text:p>0.07383557</text:p>
          </table:table-cell>
          <table:table-cell office:value-type="float" office:value="0" calcext:value-type="float">
            <text:p>0</text:p>
          </table:table-cell>
          <table:table-cell office:value-type="float" office:value="0.1297999" calcext:value-type="float">
            <text:p>0.1297999</text:p>
          </table:table-cell>
          <table:table-cell office:value-type="float" office:value="1.627706" calcext:value-type="float">
            <text:p>1.627706</text:p>
          </table:table-cell>
          <table:table-cell office:value-type="float" office:value="1.336105" calcext:value-type="float">
            <text:p>1.336105</text:p>
          </table:table-cell>
          <table:table-cell office:value-type="float" office:value="0.9959503" calcext:value-type="float">
            <text:p>0.9959503</text:p>
          </table:table-cell>
          <table:table-cell office:value-type="float" office:value="0.7558047" calcext:value-type="float">
            <text:p>0.7558047</text:p>
          </table:table-cell>
          <table:table-cell office:value-type="float" office:value="0.476697" calcext:value-type="float">
            <text:p>0.476697</text:p>
          </table:table-cell>
          <table:table-cell office:value-type="float" office:value="0.4019457" calcext:value-type="float">
            <text:p>0.4019457</text:p>
          </table:table-cell>
          <table:table-cell office:value-type="float" office:value="0.8592206" calcext:value-type="float">
            <text:p>0.8592206</text:p>
          </table:table-cell>
          <table:table-cell office:value-type="float" office:value="1.204275" calcext:value-type="float">
            <text:p>1.204275</text:p>
          </table:table-cell>
          <table:table-cell office:value-type="float" office:value="1.16743" calcext:value-type="float">
            <text:p>1.16743</text:p>
          </table:table-cell>
          <table:table-cell office:value-type="float" office:value="1.209983" calcext:value-type="float">
            <text:p>1.209983</text:p>
          </table:table-cell>
          <table:table-cell office:value-type="float" office:value="1.216483" calcext:value-type="float">
            <text:p>1.216483</text:p>
          </table:table-cell>
          <table:table-cell office:value-type="float" office:value="1.260449" calcext:value-type="float">
            <text:p>1.260449</text:p>
          </table:table-cell>
          <table:table-cell office:value-type="float" office:value="1.376377" calcext:value-type="float">
            <text:p>1.376377</text:p>
          </table:table-cell>
          <table:table-cell office:value-type="float" office:value="0" calcext:value-type="float">
            <text:p>0</text:p>
          </table:table-cell>
          <table:table-cell office:value-type="float" office:value="0.01378139" calcext:value-type="float">
            <text:p>0.01378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03224" calcext:value-type="float">
            <text:p>0.61032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2.158449" calcext:value-type="float">
            <text:p>2.158449</text:p>
          </table:table-cell>
          <table:table-cell office:value-type="float" office:value="139.7924" calcext:value-type="float">
            <text:p>139.7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0147" calcext:value-type="float">
            <text:p>4.620147</text:p>
          </table:table-cell>
          <table:table-cell office:value-type="float" office:value="0" calcext:value-type="float">
            <text:p>0</text:p>
          </table:table-cell>
          <table:table-cell office:value-type="float" office:value="0.00001613576" calcext:value-type="float">
            <text:p>1.61357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32982" calcext:value-type="float">
            <text:p>-0.005832982</text:p>
          </table:table-cell>
          <table:table-cell office:value-type="float" office:value="1192.818" calcext:value-type="float">
            <text:p>1192.818</text:p>
          </table:table-cell>
          <table:table-cell office:value-type="float" office:value="3.661595" calcext:value-type="float">
            <text:p>3.661595</text:p>
          </table:table-cell>
          <table:table-cell office:value-type="float" office:value="0" calcext:value-type="float">
            <text:p>0</text:p>
          </table:table-cell>
          <table:table-cell office:value-type="float" office:value="0.004719989" calcext:value-type="float">
            <text:p>0.004719989</text:p>
          </table:table-cell>
          <table:table-cell office:value-type="float" office:value="0.1541961" calcext:value-type="float">
            <text:p>0.1541961</text:p>
          </table:table-cell>
          <table:table-cell office:value-type="float" office:value="0.1028087" calcext:value-type="float">
            <text:p>0.1028087</text:p>
          </table:table-cell>
          <table:table-cell office:value-type="float" office:value="0.06393898" calcext:value-type="float">
            <text:p>0.06393898</text:p>
          </table:table-cell>
          <table:table-cell office:value-type="float" office:value="0.0423553" calcext:value-type="float">
            <text:p>0.0423553</text:p>
          </table:table-cell>
          <table:table-cell office:value-type="float" office:value="0.03055926" calcext:value-type="float">
            <text:p>0.03055926</text:p>
          </table:table-cell>
          <table:table-cell office:value-type="float" office:value="0.02443868" calcext:value-type="float">
            <text:p>0.02443868</text:p>
          </table:table-cell>
          <table:table-cell office:value-type="float" office:value="0.04780205" calcext:value-type="float">
            <text:p>0.04780205</text:p>
          </table:table-cell>
          <table:table-cell office:value-type="float" office:value="0.07593803" calcext:value-type="float">
            <text:p>0.07593803</text:p>
          </table:table-cell>
          <table:table-cell office:value-type="float" office:value="0.07321342" calcext:value-type="float">
            <text:p>0.07321342</text:p>
          </table:table-cell>
          <table:table-cell office:value-type="float" office:value="0.07262798" calcext:value-type="float">
            <text:p>0.07262798</text:p>
          </table:table-cell>
          <table:table-cell office:value-type="float" office:value="0.07249323" calcext:value-type="float">
            <text:p>0.07249323</text:p>
          </table:table-cell>
          <table:table-cell office:value-type="float" office:value="0.07285937" calcext:value-type="float">
            <text:p>0.07285937</text:p>
          </table:table-cell>
          <table:table-cell office:value-type="float" office:value="0.07397012" calcext:value-type="float">
            <text:p>0.07397012</text:p>
          </table:table-cell>
          <table:table-cell office:value-type="float" office:value="0" calcext:value-type="float">
            <text:p>0</text:p>
          </table:table-cell>
          <table:table-cell office:value-type="float" office:value="0.1320626" calcext:value-type="float">
            <text:p>0.1320626</text:p>
          </table:table-cell>
          <table:table-cell office:value-type="float" office:value="1.672748" calcext:value-type="float">
            <text:p>1.672748</text:p>
          </table:table-cell>
          <table:table-cell office:value-type="float" office:value="1.367248" calcext:value-type="float">
            <text:p>1.367248</text:p>
          </table:table-cell>
          <table:table-cell office:value-type="float" office:value="1.016193" calcext:value-type="float">
            <text:p>1.016193</text:p>
          </table:table-cell>
          <table:table-cell office:value-type="float" office:value="0.7696267" calcext:value-type="float">
            <text:p>0.7696267</text:p>
          </table:table-cell>
          <table:table-cell office:value-type="float" office:value="0.483435" calcext:value-type="float">
            <text:p>0.483435</text:p>
          </table:table-cell>
          <table:table-cell office:value-type="float" office:value="0.406837" calcext:value-type="float">
            <text:p>0.406837</text:p>
          </table:table-cell>
          <table:table-cell office:value-type="float" office:value="0.8687093" calcext:value-type="float">
            <text:p>0.8687093</text:p>
          </table:table-cell>
          <table:table-cell office:value-type="float" office:value="1.217298" calcext:value-type="float">
            <text:p>1.217298</text:p>
          </table:table-cell>
          <table:table-cell office:value-type="float" office:value="1.17985" calcext:value-type="float">
            <text:p>1.17985</text:p>
          </table:table-cell>
          <table:table-cell office:value-type="float" office:value="1.223063" calcext:value-type="float">
            <text:p>1.223063</text:p>
          </table:table-cell>
          <table:table-cell office:value-type="float" office:value="1.229615" calcext:value-type="float">
            <text:p>1.229615</text:p>
          </table:table-cell>
          <table:table-cell office:value-type="float" office:value="1.274132" calcext:value-type="float">
            <text:p>1.274132</text:p>
          </table:table-cell>
          <table:table-cell office:value-type="float" office:value="1.39151" calcext:value-type="float">
            <text:p>1.39151</text:p>
          </table:table-cell>
          <table:table-cell office:value-type="float" office:value="0" calcext:value-type="float">
            <text:p>0</text:p>
          </table:table-cell>
          <table:table-cell office:value-type="float" office:value="0.1242405" calcext:value-type="float">
            <text:p>0.124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14212" calcext:value-type="float">
            <text:p>0.6214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2.15104" calcext:value-type="float">
            <text:p>2.15104</text:p>
          </table:table-cell>
          <table:table-cell office:value-type="float" office:value="139.7863" calcext:value-type="float">
            <text:p>139.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3346" calcext:value-type="float">
            <text:p>4.673346</text:p>
          </table:table-cell>
          <table:table-cell office:value-type="float" office:value="0" calcext:value-type="float">
            <text:p>0</text:p>
          </table:table-cell>
          <table:table-cell office:value-type="float" office:value="0.00001613579" calcext:value-type="float">
            <text:p>1.613579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8312" calcext:value-type="float">
            <text:p>-0.005898312</text:p>
          </table:table-cell>
          <table:table-cell office:value-type="float" office:value="1192.775" calcext:value-type="float">
            <text:p>1192.775</text:p>
          </table:table-cell>
          <table:table-cell office:value-type="float" office:value="3.667561" calcext:value-type="float">
            <text:p>3.667561</text:p>
          </table:table-cell>
          <table:table-cell office:value-type="float" office:value="0" calcext:value-type="float">
            <text:p>0</text:p>
          </table:table-cell>
          <table:table-cell office:value-type="float" office:value="0.004488418" calcext:value-type="float">
            <text:p>0.004488418</text:p>
          </table:table-cell>
          <table:table-cell office:value-type="float" office:value="0.1595181" calcext:value-type="float">
            <text:p>0.1595181</text:p>
          </table:table-cell>
          <table:table-cell office:value-type="float" office:value="0.1098188" calcext:value-type="float">
            <text:p>0.1098188</text:p>
          </table:table-cell>
          <table:table-cell office:value-type="float" office:value="0.06966008" calcext:value-type="float">
            <text:p>0.06966008</text:p>
          </table:table-cell>
          <table:table-cell office:value-type="float" office:value="0.04648307" calcext:value-type="float">
            <text:p>0.04648307</text:p>
          </table:table-cell>
          <table:table-cell office:value-type="float" office:value="0.03300215" calcext:value-type="float">
            <text:p>0.03300215</text:p>
          </table:table-cell>
          <table:table-cell office:value-type="float" office:value="0.02561734" calcext:value-type="float">
            <text:p>0.02561734</text:p>
          </table:table-cell>
          <table:table-cell office:value-type="float" office:value="0.04856091" calcext:value-type="float">
            <text:p>0.04856091</text:p>
          </table:table-cell>
          <table:table-cell office:value-type="float" office:value="0.07632428" calcext:value-type="float">
            <text:p>0.07632428</text:p>
          </table:table-cell>
          <table:table-cell office:value-type="float" office:value="0.07337651" calcext:value-type="float">
            <text:p>0.07337651</text:p>
          </table:table-cell>
          <table:table-cell office:value-type="float" office:value="0.0727684" calcext:value-type="float">
            <text:p>0.0727684</text:p>
          </table:table-cell>
          <table:table-cell office:value-type="float" office:value="0.07263174" calcext:value-type="float">
            <text:p>0.07263174</text:p>
          </table:table-cell>
          <table:table-cell office:value-type="float" office:value="0.07296039" calcext:value-type="float">
            <text:p>0.07296039</text:p>
          </table:table-cell>
          <table:table-cell office:value-type="float" office:value="0.07414614" calcext:value-type="float">
            <text:p>0.07414614</text:p>
          </table:table-cell>
          <table:table-cell office:value-type="float" office:value="0" calcext:value-type="float">
            <text:p>0</text:p>
          </table:table-cell>
          <table:table-cell office:value-type="float" office:value="0.1343434" calcext:value-type="float">
            <text:p>0.1343434</text:p>
          </table:table-cell>
          <table:table-cell office:value-type="float" office:value="1.723581" calcext:value-type="float">
            <text:p>1.723581</text:p>
          </table:table-cell>
          <table:table-cell office:value-type="float" office:value="1.402725" calcext:value-type="float">
            <text:p>1.402725</text:p>
          </table:table-cell>
          <table:table-cell office:value-type="float" office:value="1.039129" calcext:value-type="float">
            <text:p>1.039129</text:p>
          </table:table-cell>
          <table:table-cell office:value-type="float" office:value="0.7851555" calcext:value-type="float">
            <text:p>0.7851555</text:p>
          </table:table-cell>
          <table:table-cell office:value-type="float" office:value="0.4906687" calcext:value-type="float">
            <text:p>0.4906687</text:p>
          </table:table-cell>
          <table:table-cell office:value-type="float" office:value="0.4119016" calcext:value-type="float">
            <text:p>0.4119016</text:p>
          </table:table-cell>
          <table:table-cell office:value-type="float" office:value="0.878256" calcext:value-type="float">
            <text:p>0.878256</text:p>
          </table:table-cell>
          <table:table-cell office:value-type="float" office:value="1.230401" calcext:value-type="float">
            <text:p>1.230401</text:p>
          </table:table-cell>
          <table:table-cell office:value-type="float" office:value="1.192306" calcext:value-type="float">
            <text:p>1.192306</text:p>
          </table:table-cell>
          <table:table-cell office:value-type="float" office:value="1.236144" calcext:value-type="float">
            <text:p>1.236144</text:p>
          </table:table-cell>
          <table:table-cell office:value-type="float" office:value="1.242752" calcext:value-type="float">
            <text:p>1.242752</text:p>
          </table:table-cell>
          <table:table-cell office:value-type="float" office:value="1.288111" calcext:value-type="float">
            <text:p>1.288111</text:p>
          </table:table-cell>
          <table:table-cell office:value-type="float" office:value="1.406349" calcext:value-type="float">
            <text:p>1.406349</text:p>
          </table:table-cell>
          <table:table-cell office:value-type="float" office:value="0" calcext:value-type="float">
            <text:p>0</text:p>
          </table:table-cell>
          <table:table-cell office:value-type="float" office:value="0.1820788" calcext:value-type="float">
            <text:p>0.1820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3334" calcext:value-type="float">
            <text:p>0.63333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2.142564" calcext:value-type="float">
            <text:p>2.142564</text:p>
          </table:table-cell>
          <table:table-cell office:value-type="float" office:value="139.7801" calcext:value-type="float">
            <text:p>139.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7026" calcext:value-type="float">
            <text:p>4.727026</text:p>
          </table:table-cell>
          <table:table-cell office:value-type="float" office:value="0" calcext:value-type="float">
            <text:p>0</text:p>
          </table:table-cell>
          <table:table-cell office:value-type="float" office:value="0.00001613579" calcext:value-type="float">
            <text:p>1.613579E-05</text:p>
          </table:table-cell>
          <table:table-cell office:value-type="float" office:value="0" calcext:value-type="float">
            <text:p>0</text:p>
          </table:table-cell>
          <table:table-cell office:value-type="float" office:value="-0.005960049" calcext:value-type="float">
            <text:p>-0.005960049</text:p>
          </table:table-cell>
          <table:table-cell office:value-type="float" office:value="1192.734" calcext:value-type="float">
            <text:p>1192.734</text:p>
          </table:table-cell>
          <table:table-cell office:value-type="float" office:value="3.666262" calcext:value-type="float">
            <text:p>3.666262</text:p>
          </table:table-cell>
          <table:table-cell office:value-type="float" office:value="0" calcext:value-type="float">
            <text:p>0</text:p>
          </table:table-cell>
          <table:table-cell office:value-type="float" office:value="0.06841375" calcext:value-type="float">
            <text:p>0.06841375</text:p>
          </table:table-cell>
          <table:table-cell office:value-type="float" office:value="0.173174" calcext:value-type="float">
            <text:p>0.173174</text:p>
          </table:table-cell>
          <table:table-cell office:value-type="float" office:value="0.1175248" calcext:value-type="float">
            <text:p>0.1175248</text:p>
          </table:table-cell>
          <table:table-cell office:value-type="float" office:value="0.07449314" calcext:value-type="float">
            <text:p>0.07449314</text:p>
          </table:table-cell>
          <table:table-cell office:value-type="float" office:value="0.04974302" calcext:value-type="float">
            <text:p>0.04974302</text:p>
          </table:table-cell>
          <table:table-cell office:value-type="float" office:value="0.03485956" calcext:value-type="float">
            <text:p>0.03485956</text:p>
          </table:table-cell>
          <table:table-cell office:value-type="float" office:value="0.02649855" calcext:value-type="float">
            <text:p>0.02649855</text:p>
          </table:table-cell>
          <table:table-cell office:value-type="float" office:value="0.04930224" calcext:value-type="float">
            <text:p>0.04930224</text:p>
          </table:table-cell>
          <table:table-cell office:value-type="float" office:value="0.0767311" calcext:value-type="float">
            <text:p>0.0767311</text:p>
          </table:table-cell>
          <table:table-cell office:value-type="float" office:value="0.07354437" calcext:value-type="float">
            <text:p>0.07354437</text:p>
          </table:table-cell>
          <table:table-cell office:value-type="float" office:value="0.0729098" calcext:value-type="float">
            <text:p>0.0729098</text:p>
          </table:table-cell>
          <table:table-cell office:value-type="float" office:value="0.07276907" calcext:value-type="float">
            <text:p>0.07276907</text:p>
          </table:table-cell>
          <table:table-cell office:value-type="float" office:value="0.073093" calcext:value-type="float">
            <text:p>0.073093</text:p>
          </table:table-cell>
          <table:table-cell office:value-type="float" office:value="0.07430881" calcext:value-type="float">
            <text:p>0.07430881</text:p>
          </table:table-cell>
          <table:table-cell office:value-type="float" office:value="0" calcext:value-type="float">
            <text:p>0</text:p>
          </table:table-cell>
          <table:table-cell office:value-type="float" office:value="0.1411426" calcext:value-type="float">
            <text:p>0.1411426</text:p>
          </table:table-cell>
          <table:table-cell office:value-type="float" office:value="1.776315" calcext:value-type="float">
            <text:p>1.776315</text:p>
          </table:table-cell>
          <table:table-cell office:value-type="float" office:value="1.439921" calcext:value-type="float">
            <text:p>1.439921</text:p>
          </table:table-cell>
          <table:table-cell office:value-type="float" office:value="1.063511" calcext:value-type="float">
            <text:p>1.063511</text:p>
          </table:table-cell>
          <table:table-cell office:value-type="float" office:value="0.8017698" calcext:value-type="float">
            <text:p>0.8017698</text:p>
          </table:table-cell>
          <table:table-cell office:value-type="float" office:value="0.4983107" calcext:value-type="float">
            <text:p>0.4983107</text:p>
          </table:table-cell>
          <table:table-cell office:value-type="float" office:value="0.4171131" calcext:value-type="float">
            <text:p>0.4171131</text:p>
          </table:table-cell>
          <table:table-cell office:value-type="float" office:value="0.8878996" calcext:value-type="float">
            <text:p>0.8878996</text:p>
          </table:table-cell>
          <table:table-cell office:value-type="float" office:value="1.243564" calcext:value-type="float">
            <text:p>1.243564</text:p>
          </table:table-cell>
          <table:table-cell office:value-type="float" office:value="1.204795" calcext:value-type="float">
            <text:p>1.204795</text:p>
          </table:table-cell>
          <table:table-cell office:value-type="float" office:value="1.249233" calcext:value-type="float">
            <text:p>1.249233</text:p>
          </table:table-cell>
          <table:table-cell office:value-type="float" office:value="1.255899" calcext:value-type="float">
            <text:p>1.255899</text:p>
          </table:table-cell>
          <table:table-cell office:value-type="float" office:value="1.30194" calcext:value-type="float">
            <text:p>1.30194</text:p>
          </table:table-cell>
          <table:table-cell office:value-type="float" office:value="1.421344" calcext:value-type="float">
            <text:p>1.421344</text:p>
          </table:table-cell>
          <table:table-cell office:value-type="float" office:value="0" calcext:value-type="float">
            <text:p>0</text:p>
          </table:table-cell>
          <table:table-cell office:value-type="float" office:value="0.63112" calcext:value-type="float">
            <text:p>0.63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62982" calcext:value-type="float">
            <text:p>0.64629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2.13383" calcext:value-type="float">
            <text:p>2.13383</text:p>
          </table:table-cell>
          <table:table-cell office:value-type="float" office:value="139.7716" calcext:value-type="float">
            <text:p>139.7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1356" calcext:value-type="float">
            <text:p>4.781356</text:p>
          </table:table-cell>
          <table:table-cell office:value-type="float" office:value="0" calcext:value-type="float">
            <text:p>0</text:p>
          </table:table-cell>
          <table:table-cell office:value-type="float" office:value="0.00001613579" calcext:value-type="float">
            <text:p>1.61357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651" calcext:value-type="float">
            <text:p>-0.006004651</text:p>
          </table:table-cell>
          <table:table-cell office:value-type="float" office:value="1192.693" calcext:value-type="float">
            <text:p>1192.693</text:p>
          </table:table-cell>
          <table:table-cell office:value-type="float" office:value="3.654335" calcext:value-type="float">
            <text:p>3.654335</text:p>
          </table:table-cell>
          <table:table-cell office:value-type="float" office:value="0" calcext:value-type="float">
            <text:p>0</text:p>
          </table:table-cell>
          <table:table-cell office:value-type="float" office:value="0.2437137" calcext:value-type="float">
            <text:p>0.2437137</text:p>
          </table:table-cell>
          <table:table-cell office:value-type="float" office:value="0.1553712" calcext:value-type="float">
            <text:p>0.1553712</text:p>
          </table:table-cell>
          <table:table-cell office:value-type="float" office:value="0.1088541" calcext:value-type="float">
            <text:p>0.1088541</text:p>
          </table:table-cell>
          <table:table-cell office:value-type="float" office:value="0.07241044" calcext:value-type="float">
            <text:p>0.07241044</text:p>
          </table:table-cell>
          <table:table-cell office:value-type="float" office:value="0.04974853" calcext:value-type="float">
            <text:p>0.04974853</text:p>
          </table:table-cell>
          <table:table-cell office:value-type="float" office:value="0.0356924" calcext:value-type="float">
            <text:p>0.0356924</text:p>
          </table:table-cell>
          <table:table-cell office:value-type="float" office:value="0.02711288" calcext:value-type="float">
            <text:p>0.02711288</text:p>
          </table:table-cell>
          <table:table-cell office:value-type="float" office:value="0.0499784" calcext:value-type="float">
            <text:p>0.0499784</text:p>
          </table:table-cell>
          <table:table-cell office:value-type="float" office:value="0.07714712" calcext:value-type="float">
            <text:p>0.07714712</text:p>
          </table:table-cell>
          <table:table-cell office:value-type="float" office:value="0.07371764" calcext:value-type="float">
            <text:p>0.07371764</text:p>
          </table:table-cell>
          <table:table-cell office:value-type="float" office:value="0.07305223" calcext:value-type="float">
            <text:p>0.07305223</text:p>
          </table:table-cell>
          <table:table-cell office:value-type="float" office:value="0.07290687" calcext:value-type="float">
            <text:p>0.07290687</text:p>
          </table:table-cell>
          <table:table-cell office:value-type="float" office:value="0.07323499" calcext:value-type="float">
            <text:p>0.07323499</text:p>
          </table:table-cell>
          <table:table-cell office:value-type="float" office:value="0.07446825" calcext:value-type="float">
            <text:p>0.07446825</text:p>
          </table:table-cell>
          <table:table-cell office:value-type="float" office:value="0" calcext:value-type="float">
            <text:p>0</text:p>
          </table:table-cell>
          <table:table-cell office:value-type="float" office:value="0.1969694" calcext:value-type="float">
            <text:p>0.1969694</text:p>
          </table:table-cell>
          <table:table-cell office:value-type="float" office:value="1.827901" calcext:value-type="float">
            <text:p>1.827901</text:p>
          </table:table-cell>
          <table:table-cell office:value-type="float" office:value="1.477253" calcext:value-type="float">
            <text:p>1.477253</text:p>
          </table:table-cell>
          <table:table-cell office:value-type="float" office:value="1.088592" calcext:value-type="float">
            <text:p>1.088592</text:p>
          </table:table-cell>
          <table:table-cell office:value-type="float" office:value="0.819066" calcext:value-type="float">
            <text:p>0.819066</text:p>
          </table:table-cell>
          <table:table-cell office:value-type="float" office:value="0.5062565" calcext:value-type="float">
            <text:p>0.5062565</text:p>
          </table:table-cell>
          <table:table-cell office:value-type="float" office:value="0.4224398" calcext:value-type="float">
            <text:p>0.4224398</text:p>
          </table:table-cell>
          <table:table-cell office:value-type="float" office:value="0.8976456" calcext:value-type="float">
            <text:p>0.8976456</text:p>
          </table:table-cell>
          <table:table-cell office:value-type="float" office:value="1.256771" calcext:value-type="float">
            <text:p>1.256771</text:p>
          </table:table-cell>
          <table:table-cell office:value-type="float" office:value="1.217314" calcext:value-type="float">
            <text:p>1.217314</text:p>
          </table:table-cell>
          <table:table-cell office:value-type="float" office:value="1.262328" calcext:value-type="float">
            <text:p>1.262328</text:p>
          </table:table-cell>
          <table:table-cell office:value-type="float" office:value="1.269044" calcext:value-type="float">
            <text:p>1.269044</text:p>
          </table:table-cell>
          <table:table-cell office:value-type="float" office:value="1.315651" calcext:value-type="float">
            <text:p>1.315651</text:p>
          </table:table-cell>
          <table:table-cell office:value-type="float" office:value="1.436469" calcext:value-type="float">
            <text:p>1.436469</text:p>
          </table:table-cell>
          <table:table-cell office:value-type="float" office:value="0" calcext:value-type="float">
            <text:p>0</text:p>
          </table:table-cell>
          <table:table-cell office:value-type="float" office:value="6.06253" calcext:value-type="float">
            <text:p>6.06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783" calcext:value-type="float">
            <text:p>0.6617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2.12791" calcext:value-type="float">
            <text:p>2.12791</text:p>
          </table:table-cell>
          <table:table-cell office:value-type="float" office:value="139.7638" calcext:value-type="float">
            <text:p>139.7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4823" calcext:value-type="float">
            <text:p>4.834823</text:p>
          </table:table-cell>
          <table:table-cell office:value-type="float" office:value="0" calcext:value-type="float">
            <text:p>0</text:p>
          </table:table-cell>
          <table:table-cell office:value-type="float" office:value="0.0000161359" calcext:value-type="float">
            <text:p>1.6135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651" calcext:value-type="float">
            <text:p>-0.006004651</text:p>
          </table:table-cell>
          <table:table-cell office:value-type="float" office:value="1192.652" calcext:value-type="float">
            <text:p>1192.652</text:p>
          </table:table-cell>
          <table:table-cell office:value-type="float" office:value="3.644348" calcext:value-type="float">
            <text:p>3.644348</text:p>
          </table:table-cell>
          <table:table-cell office:value-type="float" office:value="0" calcext:value-type="float">
            <text:p>0</text:p>
          </table:table-cell>
          <table:table-cell office:value-type="float" office:value="0.2383155" calcext:value-type="float">
            <text:p>0.2383155</text:p>
          </table:table-cell>
          <table:table-cell office:value-type="float" office:value="0.1188543" calcext:value-type="float">
            <text:p>0.1188543</text:p>
          </table:table-cell>
          <table:table-cell office:value-type="float" office:value="0.08604509" calcext:value-type="float">
            <text:p>0.08604509</text:p>
          </table:table-cell>
          <table:table-cell office:value-type="float" office:value="0.06057863" calcext:value-type="float">
            <text:p>0.06057863</text:p>
          </table:table-cell>
          <table:table-cell office:value-type="float" office:value="0.04353945" calcext:value-type="float">
            <text:p>0.04353945</text:p>
          </table:table-cell>
          <table:table-cell office:value-type="float" office:value="0.03325571" calcext:value-type="float">
            <text:p>0.03325571</text:p>
          </table:table-cell>
          <table:table-cell office:value-type="float" office:value="0.02660675" calcext:value-type="float">
            <text:p>0.02660675</text:p>
          </table:table-cell>
          <table:table-cell office:value-type="float" office:value="0.05020969" calcext:value-type="float">
            <text:p>0.05020969</text:p>
          </table:table-cell>
          <table:table-cell office:value-type="float" office:value="0.07751768" calcext:value-type="float">
            <text:p>0.07751768</text:p>
          </table:table-cell>
          <table:table-cell office:value-type="float" office:value="0.07389547" calcext:value-type="float">
            <text:p>0.07389547</text:p>
          </table:table-cell>
          <table:table-cell office:value-type="float" office:value="0.07319589" calcext:value-type="float">
            <text:p>0.07319589</text:p>
          </table:table-cell>
          <table:table-cell office:value-type="float" office:value="0.07304506" calcext:value-type="float">
            <text:p>0.07304506</text:p>
          </table:table-cell>
          <table:table-cell office:value-type="float" office:value="0.07338002" calcext:value-type="float">
            <text:p>0.07338002</text:p>
          </table:table-cell>
          <table:table-cell office:value-type="float" office:value="0.07462785" calcext:value-type="float">
            <text:p>0.07462785</text:p>
          </table:table-cell>
          <table:table-cell office:value-type="float" office:value="0" calcext:value-type="float">
            <text:p>0</text:p>
          </table:table-cell>
          <table:table-cell office:value-type="float" office:value="0.2772217" calcext:value-type="float">
            <text:p>0.2772217</text:p>
          </table:table-cell>
          <table:table-cell office:value-type="float" office:value="1.867172" calcext:value-type="float">
            <text:p>1.867172</text:p>
          </table:table-cell>
          <table:table-cell office:value-type="float" office:value="1.507263" calcext:value-type="float">
            <text:p>1.507263</text:p>
          </table:table-cell>
          <table:table-cell office:value-type="float" office:value="1.110169" calcext:value-type="float">
            <text:p>1.110169</text:p>
          </table:table-cell>
          <table:table-cell office:value-type="float" office:value="0.8346532" calcext:value-type="float">
            <text:p>0.8346532</text:p>
          </table:table-cell>
          <table:table-cell office:value-type="float" office:value="0.5138663" calcext:value-type="float">
            <text:p>0.5138663</text:p>
          </table:table-cell>
          <table:table-cell office:value-type="float" office:value="0.4277116" calcext:value-type="float">
            <text:p>0.4277116</text:p>
          </table:table-cell>
          <table:table-cell office:value-type="float" office:value="0.9074432" calcext:value-type="float">
            <text:p>0.9074432</text:p>
          </table:table-cell>
          <table:table-cell office:value-type="float" office:value="1.27001" calcext:value-type="float">
            <text:p>1.27001</text:p>
          </table:table-cell>
          <table:table-cell office:value-type="float" office:value="1.229859" calcext:value-type="float">
            <text:p>1.229859</text:p>
          </table:table-cell>
          <table:table-cell office:value-type="float" office:value="1.275437" calcext:value-type="float">
            <text:p>1.275437</text:p>
          </table:table-cell>
          <table:table-cell office:value-type="float" office:value="1.282183" calcext:value-type="float">
            <text:p>1.282183</text:p>
          </table:table-cell>
          <table:table-cell office:value-type="float" office:value="1.329305" calcext:value-type="float">
            <text:p>1.329305</text:p>
          </table:table-cell>
          <table:table-cell office:value-type="float" office:value="1.45162" calcext:value-type="float">
            <text:p>1.45162</text:p>
          </table:table-cell>
          <table:table-cell office:value-type="float" office:value="0" calcext:value-type="float">
            <text:p>0</text:p>
          </table:table-cell>
          <table:table-cell office:value-type="float" office:value="6.51928" calcext:value-type="float">
            <text:p>6.5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37631" calcext:value-type="float">
            <text:p>0.67376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2.121813" calcext:value-type="float">
            <text:p>2.121813</text:p>
          </table:table-cell>
          <table:table-cell office:value-type="float" office:value="139.7572" calcext:value-type="float">
            <text:p>139.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7079" calcext:value-type="float">
            <text:p>4.887079</text:p>
          </table:table-cell>
          <table:table-cell office:value-type="float" office:value="0" calcext:value-type="float">
            <text:p>0</text:p>
          </table:table-cell>
          <table:table-cell office:value-type="float" office:value="0.00001613679" calcext:value-type="float">
            <text:p>1.61367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647" calcext:value-type="float">
            <text:p>-0.006004647</text:p>
          </table:table-cell>
          <table:table-cell office:value-type="float" office:value="1192.611" calcext:value-type="float">
            <text:p>1192.611</text:p>
          </table:table-cell>
          <table:table-cell office:value-type="float" office:value="3.634758" calcext:value-type="float">
            <text:p>3.634758</text:p>
          </table:table-cell>
          <table:table-cell office:value-type="float" office:value="0" calcext:value-type="float">
            <text:p>0</text:p>
          </table:table-cell>
          <table:table-cell office:value-type="float" office:value="0.2608833" calcext:value-type="float">
            <text:p>0.2608833</text:p>
          </table:table-cell>
          <table:table-cell office:value-type="float" office:value="0.1058067" calcext:value-type="float">
            <text:p>0.1058067</text:p>
          </table:table-cell>
          <table:table-cell office:value-type="float" office:value="0.07560699" calcext:value-type="float">
            <text:p>0.07560699</text:p>
          </table:table-cell>
          <table:table-cell office:value-type="float" office:value="0.05330706" calcext:value-type="float">
            <text:p>0.05330706</text:p>
          </table:table-cell>
          <table:table-cell office:value-type="float" office:value="0.03881958" calcext:value-type="float">
            <text:p>0.03881958</text:p>
          </table:table-cell>
          <table:table-cell office:value-type="float" office:value="0.03059146" calcext:value-type="float">
            <text:p>0.03059146</text:p>
          </table:table-cell>
          <table:table-cell office:value-type="float" office:value="0.02570367" calcext:value-type="float">
            <text:p>0.02570367</text:p>
          </table:table-cell>
          <table:table-cell office:value-type="float" office:value="0.04990339" calcext:value-type="float">
            <text:p>0.04990339</text:p>
          </table:table-cell>
          <table:table-cell office:value-type="float" office:value="0.07777625" calcext:value-type="float">
            <text:p>0.07777625</text:p>
          </table:table-cell>
          <table:table-cell office:value-type="float" office:value="0.07407042" calcext:value-type="float">
            <text:p>0.07407042</text:p>
          </table:table-cell>
          <table:table-cell office:value-type="float" office:value="0.07334024" calcext:value-type="float">
            <text:p>0.07334024</text:p>
          </table:table-cell>
          <table:table-cell office:value-type="float" office:value="0.07318357" calcext:value-type="float">
            <text:p>0.07318357</text:p>
          </table:table-cell>
          <table:table-cell office:value-type="float" office:value="0.07352414" calcext:value-type="float">
            <text:p>0.07352414</text:p>
          </table:table-cell>
          <table:table-cell office:value-type="float" office:value="0.07478724" calcext:value-type="float">
            <text:p>0.07478724</text:p>
          </table:table-cell>
          <table:table-cell office:value-type="float" office:value="0" calcext:value-type="float">
            <text:p>0</text:p>
          </table:table-cell>
          <table:table-cell office:value-type="float" office:value="0.355303" calcext:value-type="float">
            <text:p>0.355303</text:p>
          </table:table-cell>
          <table:table-cell office:value-type="float" office:value="1.897622" calcext:value-type="float">
            <text:p>1.897622</text:p>
          </table:table-cell>
          <table:table-cell office:value-type="float" office:value="1.530332" calcext:value-type="float">
            <text:p>1.530332</text:p>
          </table:table-cell>
          <table:table-cell office:value-type="float" office:value="1.127365" calcext:value-type="float">
            <text:p>1.127365</text:p>
          </table:table-cell>
          <table:table-cell office:value-type="float" office:value="0.8475541" calcext:value-type="float">
            <text:p>0.8475541</text:p>
          </table:table-cell>
          <table:table-cell office:value-type="float" office:value="0.5206472" calcext:value-type="float">
            <text:p>0.5206472</text:p>
          </table:table-cell>
          <table:table-cell office:value-type="float" office:value="0.4327331" calcext:value-type="float">
            <text:p>0.4327331</text:p>
          </table:table-cell>
          <table:table-cell office:value-type="float" office:value="0.9171561" calcext:value-type="float">
            <text:p>0.9171561</text:p>
          </table:table-cell>
          <table:table-cell office:value-type="float" office:value="1.283246" calcext:value-type="float">
            <text:p>1.283246</text:p>
          </table:table-cell>
          <table:table-cell office:value-type="float" office:value="1.242431" calcext:value-type="float">
            <text:p>1.242431</text:p>
          </table:table-cell>
          <table:table-cell office:value-type="float" office:value="1.288556" calcext:value-type="float">
            <text:p>1.288556</text:p>
          </table:table-cell>
          <table:table-cell office:value-type="float" office:value="1.295315" calcext:value-type="float">
            <text:p>1.295315</text:p>
          </table:table-cell>
          <table:table-cell office:value-type="float" office:value="1.342937" calcext:value-type="float">
            <text:p>1.342937</text:p>
          </table:table-cell>
          <table:table-cell office:value-type="float" office:value="1.466736" calcext:value-type="float">
            <text:p>1.466736</text:p>
          </table:table-cell>
          <table:table-cell office:value-type="float" office:value="0" calcext:value-type="float">
            <text:p>0</text:p>
          </table:table-cell>
          <table:table-cell office:value-type="float" office:value="7.456879" calcext:value-type="float">
            <text:p>7.456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4977" calcext:value-type="float">
            <text:p>0.6849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2.112987" calcext:value-type="float">
            <text:p>2.112987</text:p>
          </table:table-cell>
          <table:table-cell office:value-type="float" office:value="139.7509" calcext:value-type="float">
            <text:p>139.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8899" calcext:value-type="float">
            <text:p>4.938899</text:p>
          </table:table-cell>
          <table:table-cell office:value-type="float" office:value="0" calcext:value-type="float">
            <text:p>0</text:p>
          </table:table-cell>
          <table:table-cell office:value-type="float" office:value="0.00001613679" calcext:value-type="float">
            <text:p>1.61367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647" calcext:value-type="float">
            <text:p>-0.006004647</text:p>
          </table:table-cell>
          <table:table-cell office:value-type="float" office:value="1192.57" calcext:value-type="float">
            <text:p>1192.57</text:p>
          </table:table-cell>
          <table:table-cell office:value-type="float" office:value="3.62142" calcext:value-type="float">
            <text:p>3.62142</text:p>
          </table:table-cell>
          <table:table-cell office:value-type="float" office:value="0" calcext:value-type="float">
            <text:p>0</text:p>
          </table:table-cell>
          <table:table-cell office:value-type="float" office:value="0.3530712" calcext:value-type="float">
            <text:p>0.3530712</text:p>
          </table:table-cell>
          <table:table-cell office:value-type="float" office:value="0.1167518" calcext:value-type="float">
            <text:p>0.1167518</text:p>
          </table:table-cell>
          <table:table-cell office:value-type="float" office:value="0.0789443" calcext:value-type="float">
            <text:p>0.0789443</text:p>
          </table:table-cell>
          <table:table-cell office:value-type="float" office:value="0.05335703" calcext:value-type="float">
            <text:p>0.05335703</text:p>
          </table:table-cell>
          <table:table-cell office:value-type="float" office:value="0.03803274" calcext:value-type="float">
            <text:p>0.03803274</text:p>
          </table:table-cell>
          <table:table-cell office:value-type="float" office:value="0.02947931" calcext:value-type="float">
            <text:p>0.02947931</text:p>
          </table:table-cell>
          <table:table-cell office:value-type="float" office:value="0.0251598" calcext:value-type="float">
            <text:p>0.0251598</text:p>
          </table:table-cell>
          <table:table-cell office:value-type="float" office:value="0.04948455" calcext:value-type="float">
            <text:p>0.04948455</text:p>
          </table:table-cell>
          <table:table-cell office:value-type="float" office:value="0.07792854" calcext:value-type="float">
            <text:p>0.07792854</text:p>
          </table:table-cell>
          <table:table-cell office:value-type="float" office:value="0.07423254" calcext:value-type="float">
            <text:p>0.07423254</text:p>
          </table:table-cell>
          <table:table-cell office:value-type="float" office:value="0.07348417" calcext:value-type="float">
            <text:p>0.07348417</text:p>
          </table:table-cell>
          <table:table-cell office:value-type="float" office:value="0.07332245" calcext:value-type="float">
            <text:p>0.07332245</text:p>
          </table:table-cell>
          <table:table-cell office:value-type="float" office:value="0.07366779" calcext:value-type="float">
            <text:p>0.07366779</text:p>
          </table:table-cell>
          <table:table-cell office:value-type="float" office:value="0.07494655" calcext:value-type="float">
            <text:p>0.07494655</text:p>
          </table:table-cell>
          <table:table-cell office:value-type="float" office:value="0" calcext:value-type="float">
            <text:p>0</text:p>
          </table:table-cell>
          <table:table-cell office:value-type="float" office:value="0.438598" calcext:value-type="float">
            <text:p>0.438598</text:p>
          </table:table-cell>
          <table:table-cell office:value-type="float" office:value="1.926852" calcext:value-type="float">
            <text:p>1.926852</text:p>
          </table:table-cell>
          <table:table-cell office:value-type="float" office:value="1.551248" calcext:value-type="float">
            <text:p>1.551248</text:p>
          </table:table-cell>
          <table:table-cell office:value-type="float" office:value="1.142618" calcext:value-type="float">
            <text:p>1.142618</text:p>
          </table:table-cell>
          <table:table-cell office:value-type="float" office:value="0.8590062" calcext:value-type="float">
            <text:p>0.8590062</text:p>
          </table:table-cell>
          <table:table-cell office:value-type="float" office:value="0.5268378" calcext:value-type="float">
            <text:p>0.5268378</text:p>
          </table:table-cell>
          <table:table-cell office:value-type="float" office:value="0.4375238" calcext:value-type="float">
            <text:p>0.4375238</text:p>
          </table:table-cell>
          <table:table-cell office:value-type="float" office:value="0.9267111" calcext:value-type="float">
            <text:p>0.9267111</text:p>
          </table:table-cell>
          <table:table-cell office:value-type="float" office:value="1.296448" calcext:value-type="float">
            <text:p>1.296448</text:p>
          </table:table-cell>
          <table:table-cell office:value-type="float" office:value="1.255023" calcext:value-type="float">
            <text:p>1.255023</text:p>
          </table:table-cell>
          <table:table-cell office:value-type="float" office:value="1.301689" calcext:value-type="float">
            <text:p>1.301689</text:p>
          </table:table-cell>
          <table:table-cell office:value-type="float" office:value="1.308437" calcext:value-type="float">
            <text:p>1.308437</text:p>
          </table:table-cell>
          <table:table-cell office:value-type="float" office:value="1.356547" calcext:value-type="float">
            <text:p>1.356547</text:p>
          </table:table-cell>
          <table:table-cell office:value-type="float" office:value="1.481888" calcext:value-type="float">
            <text:p>1.481888</text:p>
          </table:table-cell>
          <table:table-cell office:value-type="float" office:value="0" calcext:value-type="float">
            <text:p>0</text:p>
          </table:table-cell>
          <table:table-cell office:value-type="float" office:value="13.28924" calcext:value-type="float">
            <text:p>13.28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85071" calcext:value-type="float">
            <text:p>0.69850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2.098183" calcext:value-type="float">
            <text:p>2.098183</text:p>
          </table:table-cell>
          <table:table-cell office:value-type="float" office:value="139.7433" calcext:value-type="float">
            <text:p>139.7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1135" calcext:value-type="float">
            <text:p>4.991135</text:p>
          </table:table-cell>
          <table:table-cell office:value-type="float" office:value="0" calcext:value-type="float">
            <text:p>0</text:p>
          </table:table-cell>
          <table:table-cell office:value-type="float" office:value="0.00001613679" calcext:value-type="float">
            <text:p>1.61367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647" calcext:value-type="float">
            <text:p>-0.006004647</text:p>
          </table:table-cell>
          <table:table-cell office:value-type="float" office:value="1192.532" calcext:value-type="float">
            <text:p>1192.532</text:p>
          </table:table-cell>
          <table:table-cell office:value-type="float" office:value="3.59193" calcext:value-type="float">
            <text:p>3.59193</text:p>
          </table:table-cell>
          <table:table-cell office:value-type="float" office:value="0" calcext:value-type="float">
            <text:p>0</text:p>
          </table:table-cell>
          <table:table-cell office:value-type="float" office:value="0.7520473" calcext:value-type="float">
            <text:p>0.7520473</text:p>
          </table:table-cell>
          <table:table-cell office:value-type="float" office:value="0.1375038" calcext:value-type="float">
            <text:p>0.1375038</text:p>
          </table:table-cell>
          <table:table-cell office:value-type="float" office:value="0.08961199" calcext:value-type="float">
            <text:p>0.08961199</text:p>
          </table:table-cell>
          <table:table-cell office:value-type="float" office:value="0.05831595" calcext:value-type="float">
            <text:p>0.05831595</text:p>
          </table:table-cell>
          <table:table-cell office:value-type="float" office:value="0.04056568" calcext:value-type="float">
            <text:p>0.04056568</text:p>
          </table:table-cell>
          <table:table-cell office:value-type="float" office:value="0.03015345" calcext:value-type="float">
            <text:p>0.03015345</text:p>
          </table:table-cell>
          <table:table-cell office:value-type="float" office:value="0.02525933" calcext:value-type="float">
            <text:p>0.02525933</text:p>
          </table:table-cell>
          <table:table-cell office:value-type="float" office:value="0.04930572" calcext:value-type="float">
            <text:p>0.04930572</text:p>
          </table:table-cell>
          <table:table-cell office:value-type="float" office:value="0.07803243" calcext:value-type="float">
            <text:p>0.07803243</text:p>
          </table:table-cell>
          <table:table-cell office:value-type="float" office:value="0.07438141" calcext:value-type="float">
            <text:p>0.07438141</text:p>
          </table:table-cell>
          <table:table-cell office:value-type="float" office:value="0.07362713" calcext:value-type="float">
            <text:p>0.07362713</text:p>
          </table:table-cell>
          <table:table-cell office:value-type="float" office:value="0.07346155" calcext:value-type="float">
            <text:p>0.07346155</text:p>
          </table:table-cell>
          <table:table-cell office:value-type="float" office:value="0.07381111" calcext:value-type="float">
            <text:p>0.07381111</text:p>
          </table:table-cell>
          <table:table-cell office:value-type="float" office:value="0.07510579" calcext:value-type="float">
            <text:p>0.07510579</text:p>
          </table:table-cell>
          <table:table-cell office:value-type="float" office:value="0" calcext:value-type="float">
            <text:p>0</text:p>
          </table:table-cell>
          <table:table-cell office:value-type="float" office:value="0.5419365" calcext:value-type="float">
            <text:p>0.5419365</text:p>
          </table:table-cell>
          <table:table-cell office:value-type="float" office:value="1.960753" calcext:value-type="float">
            <text:p>1.960753</text:p>
          </table:table-cell>
          <table:table-cell office:value-type="float" office:value="1.57409" calcext:value-type="float">
            <text:p>1.57409</text:p>
          </table:table-cell>
          <table:table-cell office:value-type="float" office:value="1.158517" calcext:value-type="float">
            <text:p>1.158517</text:p>
          </table:table-cell>
          <table:table-cell office:value-type="float" office:value="0.8706154" calcext:value-type="float">
            <text:p>0.8706154</text:p>
          </table:table-cell>
          <table:table-cell office:value-type="float" office:value="0.5329152" calcext:value-type="float">
            <text:p>0.5329152</text:p>
          </table:table-cell>
          <table:table-cell office:value-type="float" office:value="0.4422218" calcext:value-type="float">
            <text:p>0.4422218</text:p>
          </table:table-cell>
          <table:table-cell office:value-type="float" office:value="0.9361355" calcext:value-type="float">
            <text:p>0.9361355</text:p>
          </table:table-cell>
          <table:table-cell office:value-type="float" office:value="1.309602" calcext:value-type="float">
            <text:p>1.309602</text:p>
          </table:table-cell>
          <table:table-cell office:value-type="float" office:value="1.267627" calcext:value-type="float">
            <text:p>1.267627</text:p>
          </table:table-cell>
          <table:table-cell office:value-type="float" office:value="1.314831" calcext:value-type="float">
            <text:p>1.314831</text:p>
          </table:table-cell>
          <table:table-cell office:value-type="float" office:value="1.321552" calcext:value-type="float">
            <text:p>1.321552</text:p>
          </table:table-cell>
          <table:table-cell office:value-type="float" office:value="1.370139" calcext:value-type="float">
            <text:p>1.370139</text:p>
          </table:table-cell>
          <table:table-cell office:value-type="float" office:value="1.497003" calcext:value-type="float">
            <text:p>1.497003</text:p>
          </table:table-cell>
          <table:table-cell office:value-type="float" office:value="0" calcext:value-type="float">
            <text:p>0</text:p>
          </table:table-cell>
          <table:table-cell office:value-type="float" office:value="31.70273" calcext:value-type="float">
            <text:p>31.70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93352" calcext:value-type="float">
            <text:p>0.71933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2.050832" calcext:value-type="float">
            <text:p>2.050832</text:p>
          </table:table-cell>
          <table:table-cell office:value-type="float" office:value="139.7399" calcext:value-type="float">
            <text:p>139.7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4548" calcext:value-type="float">
            <text:p>5.04548</text:p>
          </table:table-cell>
          <table:table-cell office:value-type="float" office:value="0" calcext:value-type="float">
            <text:p>0</text:p>
          </table:table-cell>
          <table:table-cell office:value-type="float" office:value="0.00001613683" calcext:value-type="float">
            <text:p>1.613683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647" calcext:value-type="float">
            <text:p>-0.006004647</text:p>
          </table:table-cell>
          <table:table-cell office:value-type="float" office:value="1192.503" calcext:value-type="float">
            <text:p>1192.503</text:p>
          </table:table-cell>
          <table:table-cell office:value-type="float" office:value="3.495432" calcext:value-type="float">
            <text:p>3.495432</text:p>
          </table:table-cell>
          <table:table-cell office:value-type="float" office:value="0" calcext:value-type="float">
            <text:p>0</text:p>
          </table:table-cell>
          <table:table-cell office:value-type="float" office:value="2.572152" calcext:value-type="float">
            <text:p>2.572152</text:p>
          </table:table-cell>
          <table:table-cell office:value-type="float" office:value="0.1727069" calcext:value-type="float">
            <text:p>0.1727069</text:p>
          </table:table-cell>
          <table:table-cell office:value-type="float" office:value="0.1079269" calcext:value-type="float">
            <text:p>0.1079269</text:p>
          </table:table-cell>
          <table:table-cell office:value-type="float" office:value="0.06821134" calcext:value-type="float">
            <text:p>0.06821134</text:p>
          </table:table-cell>
          <table:table-cell office:value-type="float" office:value="0.04620491" calcext:value-type="float">
            <text:p>0.04620491</text:p>
          </table:table-cell>
          <table:table-cell office:value-type="float" office:value="0.03251288" calcext:value-type="float">
            <text:p>0.03251288</text:p>
          </table:table-cell>
          <table:table-cell office:value-type="float" office:value="0.02600192" calcext:value-type="float">
            <text:p>0.02600192</text:p>
          </table:table-cell>
          <table:table-cell office:value-type="float" office:value="0.04950837" calcext:value-type="float">
            <text:p>0.04950837</text:p>
          </table:table-cell>
          <table:table-cell office:value-type="float" office:value="0.07815796" calcext:value-type="float">
            <text:p>0.07815796</text:p>
          </table:table-cell>
          <table:table-cell office:value-type="float" office:value="0.07452315" calcext:value-type="float">
            <text:p>0.07452315</text:p>
          </table:table-cell>
          <table:table-cell office:value-type="float" office:value="0.07376897" calcext:value-type="float">
            <text:p>0.07376897</text:p>
          </table:table-cell>
          <table:table-cell office:value-type="float" office:value="0.07360035" calcext:value-type="float">
            <text:p>0.07360035</text:p>
          </table:table-cell>
          <table:table-cell office:value-type="float" office:value="0.07395394" calcext:value-type="float">
            <text:p>0.07395394</text:p>
          </table:table-cell>
          <table:table-cell office:value-type="float" office:value="0.07526489" calcext:value-type="float">
            <text:p>0.07526489</text:p>
          </table:table-cell>
          <table:table-cell office:value-type="float" office:value="0" calcext:value-type="float">
            <text:p>0</text:p>
          </table:table-cell>
          <table:table-cell office:value-type="float" office:value="0.7738311" calcext:value-type="float">
            <text:p>0.7738311</text:p>
          </table:table-cell>
          <table:table-cell office:value-type="float" office:value="2.00426" calcext:value-type="float">
            <text:p>2.00426</text:p>
          </table:table-cell>
          <table:table-cell office:value-type="float" office:value="1.601941" calcext:value-type="float">
            <text:p>1.601941</text:p>
          </table:table-cell>
          <table:table-cell office:value-type="float" office:value="1.177083" calcext:value-type="float">
            <text:p>1.177083</text:p>
          </table:table-cell>
          <table:table-cell office:value-type="float" office:value="0.8837216" calcext:value-type="float">
            <text:p>0.8837216</text:p>
          </table:table-cell>
          <table:table-cell office:value-type="float" office:value="0.5393182" calcext:value-type="float">
            <text:p>0.5393182</text:p>
          </table:table-cell>
          <table:table-cell office:value-type="float" office:value="0.4469776" calcext:value-type="float">
            <text:p>0.4469776</text:p>
          </table:table-cell>
          <table:table-cell office:value-type="float" office:value="0.9455119" calcext:value-type="float">
            <text:p>0.9455119</text:p>
          </table:table-cell>
          <table:table-cell office:value-type="float" office:value="1.322709" calcext:value-type="float">
            <text:p>1.322709</text:p>
          </table:table-cell>
          <table:table-cell office:value-type="float" office:value="1.280232" calcext:value-type="float">
            <text:p>1.280232</text:p>
          </table:table-cell>
          <table:table-cell office:value-type="float" office:value="1.327982" calcext:value-type="float">
            <text:p>1.327982</text:p>
          </table:table-cell>
          <table:table-cell office:value-type="float" office:value="1.334662" calcext:value-type="float">
            <text:p>1.334662</text:p>
          </table:table-cell>
          <table:table-cell office:value-type="float" office:value="1.383712" calcext:value-type="float">
            <text:p>1.383712</text:p>
          </table:table-cell>
          <table:table-cell office:value-type="float" office:value="1.512089" calcext:value-type="float">
            <text:p>1.512089</text:p>
          </table:table-cell>
          <table:table-cell office:value-type="float" office:value="0" calcext:value-type="float">
            <text:p>0</text:p>
          </table:table-cell>
          <table:table-cell office:value-type="float" office:value="95.62214" calcext:value-type="float">
            <text:p>95.6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84748" calcext:value-type="float">
            <text:p>0.76847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2.04107" calcext:value-type="float">
            <text:p>2.04107</text:p>
          </table:table-cell>
          <table:table-cell office:value-type="float" office:value="139.7319" calcext:value-type="float">
            <text:p>139.7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0647" calcext:value-type="float">
            <text:p>5.10647</text:p>
          </table:table-cell>
          <table:table-cell office:value-type="float" office:value="0" calcext:value-type="float">
            <text:p>0</text:p>
          </table:table-cell>
          <table:table-cell office:value-type="float" office:value="0.00001613711" calcext:value-type="float">
            <text:p>1.613711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646" calcext:value-type="float">
            <text:p>-0.006004646</text:p>
          </table:table-cell>
          <table:table-cell office:value-type="float" office:value="1192.473" calcext:value-type="float">
            <text:p>1192.473</text:p>
          </table:table-cell>
          <table:table-cell office:value-type="float" office:value="3.495946" calcext:value-type="float">
            <text:p>3.495946</text:p>
          </table:table-cell>
          <table:table-cell office:value-type="float" office:value="0" calcext:value-type="float">
            <text:p>0</text:p>
          </table:table-cell>
          <table:table-cell office:value-type="float" office:value="2.015116" calcext:value-type="float">
            <text:p>2.015116</text:p>
          </table:table-cell>
          <table:table-cell office:value-type="float" office:value="0.197909" calcext:value-type="float">
            <text:p>0.197909</text:p>
          </table:table-cell>
          <table:table-cell office:value-type="float" office:value="0.1072523" calcext:value-type="float">
            <text:p>0.1072523</text:p>
          </table:table-cell>
          <table:table-cell office:value-type="float" office:value="0.07081391" calcext:value-type="float">
            <text:p>0.07081391</text:p>
          </table:table-cell>
          <table:table-cell office:value-type="float" office:value="0.04896526" calcext:value-type="float">
            <text:p>0.04896526</text:p>
          </table:table-cell>
          <table:table-cell office:value-type="float" office:value="0.03459464" calcext:value-type="float">
            <text:p>0.03459464</text:p>
          </table:table-cell>
          <table:table-cell office:value-type="float" office:value="0.02688918" calcext:value-type="float">
            <text:p>0.02688918</text:p>
          </table:table-cell>
          <table:table-cell office:value-type="float" office:value="0.0500633" calcext:value-type="float">
            <text:p>0.0500633</text:p>
          </table:table-cell>
          <table:table-cell office:value-type="float" office:value="0.07835851" calcext:value-type="float">
            <text:p>0.07835851</text:p>
          </table:table-cell>
          <table:table-cell office:value-type="float" office:value="0.07466482" calcext:value-type="float">
            <text:p>0.07466482</text:p>
          </table:table-cell>
          <table:table-cell office:value-type="float" office:value="0.07390998" calcext:value-type="float">
            <text:p>0.07390998</text:p>
          </table:table-cell>
          <table:table-cell office:value-type="float" office:value="0.07373905" calcext:value-type="float">
            <text:p>0.07373905</text:p>
          </table:table-cell>
          <table:table-cell office:value-type="float" office:value="0.07409687" calcext:value-type="float">
            <text:p>0.07409687</text:p>
          </table:table-cell>
          <table:table-cell office:value-type="float" office:value="0.07542378" calcext:value-type="float">
            <text:p>0.07542378</text:p>
          </table:table-cell>
          <table:table-cell office:value-type="float" office:value="0" calcext:value-type="float">
            <text:p>0</text:p>
          </table:table-cell>
          <table:table-cell office:value-type="float" office:value="1.559932" calcext:value-type="float">
            <text:p>1.559932</text:p>
          </table:table-cell>
          <table:table-cell office:value-type="float" office:value="2.061055" calcext:value-type="float">
            <text:p>2.061055</text:p>
          </table:table-cell>
          <table:table-cell office:value-type="float" office:value="1.634216" calcext:value-type="float">
            <text:p>1.634216</text:p>
          </table:table-cell>
          <table:table-cell office:value-type="float" office:value="1.19864" calcext:value-type="float">
            <text:p>1.19864</text:p>
          </table:table-cell>
          <table:table-cell office:value-type="float" office:value="0.8987643" calcext:value-type="float">
            <text:p>0.8987643</text:p>
          </table:table-cell>
          <table:table-cell office:value-type="float" office:value="0.5463207" calcext:value-type="float">
            <text:p>0.5463207</text:p>
          </table:table-cell>
          <table:table-cell office:value-type="float" office:value="0.4519087" calcext:value-type="float">
            <text:p>0.4519087</text:p>
          </table:table-cell>
          <table:table-cell office:value-type="float" office:value="0.9549409" calcext:value-type="float">
            <text:p>0.9549409</text:p>
          </table:table-cell>
          <table:table-cell office:value-type="float" office:value="1.335782" calcext:value-type="float">
            <text:p>1.335782</text:p>
          </table:table-cell>
          <table:table-cell office:value-type="float" office:value="1.292837" calcext:value-type="float">
            <text:p>1.292837</text:p>
          </table:table-cell>
          <table:table-cell office:value-type="float" office:value="1.341133" calcext:value-type="float">
            <text:p>1.341133</text:p>
          </table:table-cell>
          <table:table-cell office:value-type="float" office:value="1.347764" calcext:value-type="float">
            <text:p>1.347764</text:p>
          </table:table-cell>
          <table:table-cell office:value-type="float" office:value="1.397269" calcext:value-type="float">
            <text:p>1.397269</text:p>
          </table:table-cell>
          <table:table-cell office:value-type="float" office:value="1.527158" calcext:value-type="float">
            <text:p>1.527158</text:p>
          </table:table-cell>
          <table:table-cell office:value-type="float" office:value="0" calcext:value-type="float">
            <text:p>0</text:p>
          </table:table-cell>
          <table:table-cell office:value-type="float" office:value="23.86646" calcext:value-type="float">
            <text:p>23.8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4488" calcext:value-type="float">
            <text:p>0.7844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2.032325" calcext:value-type="float">
            <text:p>2.032325</text:p>
          </table:table-cell>
          <table:table-cell office:value-type="float" office:value="139.726" calcext:value-type="float">
            <text:p>139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7243" calcext:value-type="float">
            <text:p>5.167243</text:p>
          </table:table-cell>
          <table:table-cell office:value-type="float" office:value="0" calcext:value-type="float">
            <text:p>0</text:p>
          </table:table-cell>
          <table:table-cell office:value-type="float" office:value="0.00001614066" calcext:value-type="float">
            <text:p>1.61406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625" calcext:value-type="float">
            <text:p>-0.006004625</text:p>
          </table:table-cell>
          <table:table-cell office:value-type="float" office:value="1192.436" calcext:value-type="float">
            <text:p>1192.436</text:p>
          </table:table-cell>
          <table:table-cell office:value-type="float" office:value="3.497846" calcext:value-type="float">
            <text:p>3.497846</text:p>
          </table:table-cell>
          <table:table-cell office:value-type="float" office:value="0" calcext:value-type="float">
            <text:p>0</text:p>
          </table:table-cell>
          <table:table-cell office:value-type="float" office:value="0.4339457" calcext:value-type="float">
            <text:p>0.4339457</text:p>
          </table:table-cell>
          <table:table-cell office:value-type="float" office:value="0.2747692" calcext:value-type="float">
            <text:p>0.2747692</text:p>
          </table:table-cell>
          <table:table-cell office:value-type="float" office:value="0.1282355" calcext:value-type="float">
            <text:p>0.1282355</text:p>
          </table:table-cell>
          <table:table-cell office:value-type="float" office:value="0.06860189" calcext:value-type="float">
            <text:p>0.06860189</text:p>
          </table:table-cell>
          <table:table-cell office:value-type="float" office:value="0.04671541" calcext:value-type="float">
            <text:p>0.04671541</text:p>
          </table:table-cell>
          <table:table-cell office:value-type="float" office:value="0.03383843" calcext:value-type="float">
            <text:p>0.03383843</text:p>
          </table:table-cell>
          <table:table-cell office:value-type="float" office:value="0.02684671" calcext:value-type="float">
            <text:p>0.02684671</text:p>
          </table:table-cell>
          <table:table-cell office:value-type="float" office:value="0.05043551" calcext:value-type="float">
            <text:p>0.05043551</text:p>
          </table:table-cell>
          <table:table-cell office:value-type="float" office:value="0.07860969" calcext:value-type="float">
            <text:p>0.07860969</text:p>
          </table:table-cell>
          <table:table-cell office:value-type="float" office:value="0.07481223" calcext:value-type="float">
            <text:p>0.07481223</text:p>
          </table:table-cell>
          <table:table-cell office:value-type="float" office:value="0.07405096" calcext:value-type="float">
            <text:p>0.07405096</text:p>
          </table:table-cell>
          <table:table-cell office:value-type="float" office:value="0.07387754" calcext:value-type="float">
            <text:p>0.07387754</text:p>
          </table:table-cell>
          <table:table-cell office:value-type="float" office:value="0.0742396" calcext:value-type="float">
            <text:p>0.0742396</text:p>
          </table:table-cell>
          <table:table-cell office:value-type="float" office:value="0.0755823" calcext:value-type="float">
            <text:p>0.0755823</text:p>
          </table:table-cell>
          <table:table-cell office:value-type="float" office:value="0" calcext:value-type="float">
            <text:p>0</text:p>
          </table:table-cell>
          <table:table-cell office:value-type="float" office:value="2.071387" calcext:value-type="float">
            <text:p>2.071387</text:p>
          </table:table-cell>
          <table:table-cell office:value-type="float" office:value="2.177754" calcext:value-type="float">
            <text:p>2.177754</text:p>
          </table:table-cell>
          <table:table-cell office:value-type="float" office:value="1.669678" calcext:value-type="float">
            <text:p>1.669678</text:p>
          </table:table-cell>
          <table:table-cell office:value-type="float" office:value="1.219559" calcext:value-type="float">
            <text:p>1.219559</text:p>
          </table:table-cell>
          <table:table-cell office:value-type="float" office:value="0.9135832" calcext:value-type="float">
            <text:p>0.9135832</text:p>
          </table:table-cell>
          <table:table-cell office:value-type="float" office:value="0.5534099" calcext:value-type="float">
            <text:p>0.5534099</text:p>
          </table:table-cell>
          <table:table-cell office:value-type="float" office:value="0.4569013" calcext:value-type="float">
            <text:p>0.4569013</text:p>
          </table:table-cell>
          <table:table-cell office:value-type="float" office:value="0.9644473" calcext:value-type="float">
            <text:p>0.9644473</text:p>
          </table:table-cell>
          <table:table-cell office:value-type="float" office:value="1.348839" calcext:value-type="float">
            <text:p>1.348839</text:p>
          </table:table-cell>
          <table:table-cell office:value-type="float" office:value="1.305442" calcext:value-type="float">
            <text:p>1.305442</text:p>
          </table:table-cell>
          <table:table-cell office:value-type="float" office:value="1.354284" calcext:value-type="float">
            <text:p>1.354284</text:p>
          </table:table-cell>
          <table:table-cell office:value-type="float" office:value="1.360858" calcext:value-type="float">
            <text:p>1.360858</text:p>
          </table:table-cell>
          <table:table-cell office:value-type="float" office:value="1.410812" calcext:value-type="float">
            <text:p>1.410812</text:p>
          </table:table-cell>
          <table:table-cell office:value-type="float" office:value="1.542203" calcext:value-type="float">
            <text:p>1.542203</text:p>
          </table:table-cell>
          <table:table-cell office:value-type="float" office:value="0" calcext:value-type="float">
            <text:p>0</text:p>
          </table:table-cell>
          <table:table-cell office:value-type="float" office:value="4.15179" calcext:value-type="float">
            <text:p>4.1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72813" calcext:value-type="float">
            <text:p>0.79728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2.024874" calcext:value-type="float">
            <text:p>2.024874</text:p>
          </table:table-cell>
          <table:table-cell office:value-type="float" office:value="139.7191" calcext:value-type="float">
            <text:p>139.7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231" calcext:value-type="float">
            <text:p>5.22231</text:p>
          </table:table-cell>
          <table:table-cell office:value-type="float" office:value="0" calcext:value-type="float">
            <text:p>0</text:p>
          </table:table-cell>
          <table:table-cell office:value-type="float" office:value="0.00001614468" calcext:value-type="float">
            <text:p>1.614468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98" calcext:value-type="float">
            <text:p>-0.006004598</text:p>
          </table:table-cell>
          <table:table-cell office:value-type="float" office:value="1192.396" calcext:value-type="float">
            <text:p>1192.396</text:p>
          </table:table-cell>
          <table:table-cell office:value-type="float" office:value="3.501328" calcext:value-type="float">
            <text:p>3.501328</text:p>
          </table:table-cell>
          <table:table-cell office:value-type="float" office:value="0" calcext:value-type="float">
            <text:p>0</text:p>
          </table:table-cell>
          <table:table-cell office:value-type="float" office:value="0.2431426" calcext:value-type="float">
            <text:p>0.2431426</text:p>
          </table:table-cell>
          <table:table-cell office:value-type="float" office:value="0.1540623" calcext:value-type="float">
            <text:p>0.1540623</text:p>
          </table:table-cell>
          <table:table-cell office:value-type="float" office:value="0.09925125" calcext:value-type="float">
            <text:p>0.09925125</text:p>
          </table:table-cell>
          <table:table-cell office:value-type="float" office:value="0.06513406" calcext:value-type="float">
            <text:p>0.06513406</text:p>
          </table:table-cell>
          <table:table-cell office:value-type="float" office:value="0.04617539" calcext:value-type="float">
            <text:p>0.04617539</text:p>
          </table:table-cell>
          <table:table-cell office:value-type="float" office:value="0.03388221" calcext:value-type="float">
            <text:p>0.03388221</text:p>
          </table:table-cell>
          <table:table-cell office:value-type="float" office:value="0.02682124" calcext:value-type="float">
            <text:p>0.02682124</text:p>
          </table:table-cell>
          <table:table-cell office:value-type="float" office:value="0.05057822" calcext:value-type="float">
            <text:p>0.05057822</text:p>
          </table:table-cell>
          <table:table-cell office:value-type="float" office:value="0.07883987" calcext:value-type="float">
            <text:p>0.07883987</text:p>
          </table:table-cell>
          <table:table-cell office:value-type="float" office:value="0.07496375" calcext:value-type="float">
            <text:p>0.07496375</text:p>
          </table:table-cell>
          <table:table-cell office:value-type="float" office:value="0.07419225" calcext:value-type="float">
            <text:p>0.07419225</text:p>
          </table:table-cell>
          <table:table-cell office:value-type="float" office:value="0.07401607" calcext:value-type="float">
            <text:p>0.07401607</text:p>
          </table:table-cell>
          <table:table-cell office:value-type="float" office:value="0.07438219" calcext:value-type="float">
            <text:p>0.07438219</text:p>
          </table:table-cell>
          <table:table-cell office:value-type="float" office:value="0.07574065" calcext:value-type="float">
            <text:p>0.07574065</text:p>
          </table:table-cell>
          <table:table-cell office:value-type="float" office:value="0" calcext:value-type="float">
            <text:p>0</text:p>
          </table:table-cell>
          <table:table-cell office:value-type="float" office:value="2.187087" calcext:value-type="float">
            <text:p>2.187087</text:p>
          </table:table-cell>
          <table:table-cell office:value-type="float" office:value="2.248687" calcext:value-type="float">
            <text:p>2.248687</text:p>
          </table:table-cell>
          <table:table-cell office:value-type="float" office:value="1.707401" calcext:value-type="float">
            <text:p>1.707401</text:p>
          </table:table-cell>
          <table:table-cell office:value-type="float" office:value="1.241655" calcext:value-type="float">
            <text:p>1.241655</text:p>
          </table:table-cell>
          <table:table-cell office:value-type="float" office:value="0.9287798" calcext:value-type="float">
            <text:p>0.9287798</text:p>
          </table:table-cell>
          <table:table-cell office:value-type="float" office:value="0.560412" calcext:value-type="float">
            <text:p>0.560412</text:p>
          </table:table-cell>
          <table:table-cell office:value-type="float" office:value="0.4618463" calcext:value-type="float">
            <text:p>0.4618463</text:p>
          </table:table-cell>
          <table:table-cell office:value-type="float" office:value="0.9739666" calcext:value-type="float">
            <text:p>0.9739666</text:p>
          </table:table-cell>
          <table:table-cell office:value-type="float" office:value="1.361882" calcext:value-type="float">
            <text:p>1.361882</text:p>
          </table:table-cell>
          <table:table-cell office:value-type="float" office:value="1.31804" calcext:value-type="float">
            <text:p>1.31804</text:p>
          </table:table-cell>
          <table:table-cell office:value-type="float" office:value="1.367435" calcext:value-type="float">
            <text:p>1.367435</text:p>
          </table:table-cell>
          <table:table-cell office:value-type="float" office:value="1.373945" calcext:value-type="float">
            <text:p>1.373945</text:p>
          </table:table-cell>
          <table:table-cell office:value-type="float" office:value="1.424338" calcext:value-type="float">
            <text:p>1.424338</text:p>
          </table:table-cell>
          <table:table-cell office:value-type="float" office:value="1.557236" calcext:value-type="float">
            <text:p>1.557236</text:p>
          </table:table-cell>
          <table:table-cell office:value-type="float" office:value="0" calcext:value-type="float">
            <text:p>0</text:p>
          </table:table-cell>
          <table:table-cell office:value-type="float" office:value="5.19175" calcext:value-type="float">
            <text:p>5.19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7063" calcext:value-type="float">
            <text:p>0.80970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2.015169" calcext:value-type="float">
            <text:p>2.015169</text:p>
          </table:table-cell>
          <table:table-cell office:value-type="float" office:value="139.7118" calcext:value-type="float">
            <text:p>139.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5585" calcext:value-type="float">
            <text:p>5.275585</text:p>
          </table:table-cell>
          <table:table-cell office:value-type="float" office:value="0" calcext:value-type="float">
            <text:p>0</text:p>
          </table:table-cell>
          <table:table-cell office:value-type="float" office:value="0.00001615416" calcext:value-type="float">
            <text:p>1.61541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3" calcext:value-type="float">
            <text:p>-0.006004533</text:p>
          </table:table-cell>
          <table:table-cell office:value-type="float" office:value="1192.357" calcext:value-type="float">
            <text:p>1192.357</text:p>
          </table:table-cell>
          <table:table-cell office:value-type="float" office:value="3.495813" calcext:value-type="float">
            <text:p>3.495813</text:p>
          </table:table-cell>
          <table:table-cell office:value-type="float" office:value="0" calcext:value-type="float">
            <text:p>0</text:p>
          </table:table-cell>
          <table:table-cell office:value-type="float" office:value="0.3195038" calcext:value-type="float">
            <text:p>0.3195038</text:p>
          </table:table-cell>
          <table:table-cell office:value-type="float" office:value="0.1498895" calcext:value-type="float">
            <text:p>0.1498895</text:p>
          </table:table-cell>
          <table:table-cell office:value-type="float" office:value="0.09983233" calcext:value-type="float">
            <text:p>0.09983233</text:p>
          </table:table-cell>
          <table:table-cell office:value-type="float" office:value="0.06650827" calcext:value-type="float">
            <text:p>0.06650827</text:p>
          </table:table-cell>
          <table:table-cell office:value-type="float" office:value="0.04687261" calcext:value-type="float">
            <text:p>0.04687261</text:p>
          </table:table-cell>
          <table:table-cell office:value-type="float" office:value="0.03400491" calcext:value-type="float">
            <text:p>0.03400491</text:p>
          </table:table-cell>
          <table:table-cell office:value-type="float" office:value="0.0267251" calcext:value-type="float">
            <text:p>0.0267251</text:p>
          </table:table-cell>
          <table:table-cell office:value-type="float" office:value="0.0507133" calcext:value-type="float">
            <text:p>0.0507133</text:p>
          </table:table-cell>
          <table:table-cell office:value-type="float" office:value="0.07904569" calcext:value-type="float">
            <text:p>0.07904569</text:p>
          </table:table-cell>
          <table:table-cell office:value-type="float" office:value="0.07511612" calcext:value-type="float">
            <text:p>0.07511612</text:p>
          </table:table-cell>
          <table:table-cell office:value-type="float" office:value="0.07433391" calcext:value-type="float">
            <text:p>0.07433391</text:p>
          </table:table-cell>
          <table:table-cell office:value-type="float" office:value="0.07415452" calcext:value-type="float">
            <text:p>0.07415452</text:p>
          </table:table-cell>
          <table:table-cell office:value-type="float" office:value="0.07452442" calcext:value-type="float">
            <text:p>0.07452442</text:p>
          </table:table-cell>
          <table:table-cell office:value-type="float" office:value="0.07589877" calcext:value-type="float">
            <text:p>0.07589877</text:p>
          </table:table-cell>
          <table:table-cell office:value-type="float" office:value="0" calcext:value-type="float">
            <text:p>0</text:p>
          </table:table-cell>
          <table:table-cell office:value-type="float" office:value="2.275979" calcext:value-type="float">
            <text:p>2.275979</text:p>
          </table:table-cell>
          <table:table-cell office:value-type="float" office:value="2.294013" calcext:value-type="float">
            <text:p>2.294013</text:p>
          </table:table-cell>
          <table:table-cell office:value-type="float" office:value="1.737687" calcext:value-type="float">
            <text:p>1.737687</text:p>
          </table:table-cell>
          <table:table-cell office:value-type="float" office:value="1.262178" calcext:value-type="float">
            <text:p>1.262178</text:p>
          </table:table-cell>
          <table:table-cell office:value-type="float" office:value="0.9435647" calcext:value-type="float">
            <text:p>0.9435647</text:p>
          </table:table-cell>
          <table:table-cell office:value-type="float" office:value="0.5674848" calcext:value-type="float">
            <text:p>0.5674848</text:p>
          </table:table-cell>
          <table:table-cell office:value-type="float" office:value="0.4667918" calcext:value-type="float">
            <text:p>0.4667918</text:p>
          </table:table-cell>
          <table:table-cell office:value-type="float" office:value="0.9834905" calcext:value-type="float">
            <text:p>0.9834905</text:p>
          </table:table-cell>
          <table:table-cell office:value-type="float" office:value="1.374909" calcext:value-type="float">
            <text:p>1.374909</text:p>
          </table:table-cell>
          <table:table-cell office:value-type="float" office:value="1.330636" calcext:value-type="float">
            <text:p>1.330636</text:p>
          </table:table-cell>
          <table:table-cell office:value-type="float" office:value="1.380586" calcext:value-type="float">
            <text:p>1.380586</text:p>
          </table:table-cell>
          <table:table-cell office:value-type="float" office:value="1.387025" calcext:value-type="float">
            <text:p>1.387025</text:p>
          </table:table-cell>
          <table:table-cell office:value-type="float" office:value="1.437852" calcext:value-type="float">
            <text:p>1.437852</text:p>
          </table:table-cell>
          <table:table-cell office:value-type="float" office:value="1.57225" calcext:value-type="float">
            <text:p>1.57225</text:p>
          </table:table-cell>
          <table:table-cell office:value-type="float" office:value="0" calcext:value-type="float">
            <text:p>0</text:p>
          </table:table-cell>
          <table:table-cell office:value-type="float" office:value="11.54075" calcext:value-type="float">
            <text:p>11.54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8867" calcext:value-type="float">
            <text:p>0.82488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2.001709" calcext:value-type="float">
            <text:p>2.001709</text:p>
          </table:table-cell>
          <table:table-cell office:value-type="float" office:value="139.7026" calcext:value-type="float">
            <text:p>139.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29361" calcext:value-type="float">
            <text:p>5.329361</text:p>
          </table:table-cell>
          <table:table-cell office:value-type="float" office:value="0" calcext:value-type="float">
            <text:p>0</text:p>
          </table:table-cell>
          <table:table-cell office:value-type="float" office:value="0.0000161542" calcext:value-type="float">
            <text:p>1.61542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3" calcext:value-type="float">
            <text:p>-0.006004533</text:p>
          </table:table-cell>
          <table:table-cell office:value-type="float" office:value="1192.32" calcext:value-type="float">
            <text:p>1192.32</text:p>
          </table:table-cell>
          <table:table-cell office:value-type="float" office:value="3.477477" calcext:value-type="float">
            <text:p>3.477477</text:p>
          </table:table-cell>
          <table:table-cell office:value-type="float" office:value="0" calcext:value-type="float">
            <text:p>0</text:p>
          </table:table-cell>
          <table:table-cell office:value-type="float" office:value="0.6195413" calcext:value-type="float">
            <text:p>0.6195413</text:p>
          </table:table-cell>
          <table:table-cell office:value-type="float" office:value="0.1742481" calcext:value-type="float">
            <text:p>0.1742481</text:p>
          </table:table-cell>
          <table:table-cell office:value-type="float" office:value="0.1127506" calcext:value-type="float">
            <text:p>0.1127506</text:p>
          </table:table-cell>
          <table:table-cell office:value-type="float" office:value="0.07317814" calcext:value-type="float">
            <text:p>0.07317814</text:p>
          </table:table-cell>
          <table:table-cell office:value-type="float" office:value="0.05055657" calcext:value-type="float">
            <text:p>0.05055657</text:p>
          </table:table-cell>
          <table:table-cell office:value-type="float" office:value="0.03540144" calcext:value-type="float">
            <text:p>0.03540144</text:p>
          </table:table-cell>
          <table:table-cell office:value-type="float" office:value="0.02730946" calcext:value-type="float">
            <text:p>0.02730946</text:p>
          </table:table-cell>
          <table:table-cell office:value-type="float" office:value="0.05099012" calcext:value-type="float">
            <text:p>0.05099012</text:p>
          </table:table-cell>
          <table:table-cell office:value-type="float" office:value="0.07925229" calcext:value-type="float">
            <text:p>0.07925229</text:p>
          </table:table-cell>
          <table:table-cell office:value-type="float" office:value="0.07526808" calcext:value-type="float">
            <text:p>0.07526808</text:p>
          </table:table-cell>
          <table:table-cell office:value-type="float" office:value="0.0744758" calcext:value-type="float">
            <text:p>0.0744758</text:p>
          </table:table-cell>
          <table:table-cell office:value-type="float" office:value="0.07429302" calcext:value-type="float">
            <text:p>0.07429302</text:p>
          </table:table-cell>
          <table:table-cell office:value-type="float" office:value="0.07466655" calcext:value-type="float">
            <text:p>0.07466655</text:p>
          </table:table-cell>
          <table:table-cell office:value-type="float" office:value="0.07605679" calcext:value-type="float">
            <text:p>0.07605679</text:p>
          </table:table-cell>
          <table:table-cell office:value-type="float" office:value="0" calcext:value-type="float">
            <text:p>0</text:p>
          </table:table-cell>
          <table:table-cell office:value-type="float" office:value="2.396459" calcext:value-type="float">
            <text:p>2.396459</text:p>
          </table:table-cell>
          <table:table-cell office:value-type="float" office:value="2.340833" calcext:value-type="float">
            <text:p>2.340833</text:p>
          </table:table-cell>
          <table:table-cell office:value-type="float" office:value="1.769132" calcext:value-type="float">
            <text:p>1.769132</text:p>
          </table:table-cell>
          <table:table-cell office:value-type="float" office:value="1.283575" calcext:value-type="float">
            <text:p>1.283575</text:p>
          </table:table-cell>
          <table:table-cell office:value-type="float" office:value="0.9588541" calcext:value-type="float">
            <text:p>0.9588541</text:p>
          </table:table-cell>
          <table:table-cell office:value-type="float" office:value="0.5747054" calcext:value-type="float">
            <text:p>0.5747054</text:p>
          </table:table-cell>
          <table:table-cell office:value-type="float" office:value="0.4718013" calcext:value-type="float">
            <text:p>0.4718013</text:p>
          </table:table-cell>
          <table:table-cell office:value-type="float" office:value="0.9930392" calcext:value-type="float">
            <text:p>0.9930392</text:p>
          </table:table-cell>
          <table:table-cell office:value-type="float" office:value="1.387925" calcext:value-type="float">
            <text:p>1.387925</text:p>
          </table:table-cell>
          <table:table-cell office:value-type="float" office:value="1.343225" calcext:value-type="float">
            <text:p>1.343225</text:p>
          </table:table-cell>
          <table:table-cell office:value-type="float" office:value="1.393737" calcext:value-type="float">
            <text:p>1.393737</text:p>
          </table:table-cell>
          <table:table-cell office:value-type="float" office:value="1.400099" calcext:value-type="float">
            <text:p>1.400099</text:p>
          </table:table-cell>
          <table:table-cell office:value-type="float" office:value="1.451354" calcext:value-type="float">
            <text:p>1.451354</text:p>
          </table:table-cell>
          <table:table-cell office:value-type="float" office:value="1.587246" calcext:value-type="float">
            <text:p>1.587246</text:p>
          </table:table-cell>
          <table:table-cell office:value-type="float" office:value="0" calcext:value-type="float">
            <text:p>0</text:p>
          </table:table-cell>
          <table:table-cell office:value-type="float" office:value="26.08262" calcext:value-type="float">
            <text:p>26.08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56843" calcext:value-type="float">
            <text:p>0.84568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1.991703" calcext:value-type="float">
            <text:p>1.991703</text:p>
          </table:table-cell>
          <table:table-cell office:value-type="float" office:value="139.6945" calcext:value-type="float">
            <text:p>139.6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623" calcext:value-type="float">
            <text:p>5.38623</text:p>
          </table:table-cell>
          <table:table-cell office:value-type="float" office:value="0" calcext:value-type="float">
            <text:p>0</text:p>
          </table:table-cell>
          <table:table-cell office:value-type="float" office:value="0.0000161547" calcext:value-type="float">
            <text:p>1.61547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" calcext:value-type="float">
            <text:p>-0.00600453</text:p>
          </table:table-cell>
          <table:table-cell office:value-type="float" office:value="1192.282" calcext:value-type="float">
            <text:p>1192.282</text:p>
          </table:table-cell>
          <table:table-cell office:value-type="float" office:value="3.472233" calcext:value-type="float">
            <text:p>3.472233</text:p>
          </table:table-cell>
          <table:table-cell office:value-type="float" office:value="0" calcext:value-type="float">
            <text:p>0</text:p>
          </table:table-cell>
          <table:table-cell office:value-type="float" office:value="0.4747949" calcext:value-type="float">
            <text:p>0.4747949</text:p>
          </table:table-cell>
          <table:table-cell office:value-type="float" office:value="0.1927209" calcext:value-type="float">
            <text:p>0.1927209</text:p>
          </table:table-cell>
          <table:table-cell office:value-type="float" office:value="0.1116931" calcext:value-type="float">
            <text:p>0.1116931</text:p>
          </table:table-cell>
          <table:table-cell office:value-type="float" office:value="0.07444461" calcext:value-type="float">
            <text:p>0.07444461</text:p>
          </table:table-cell>
          <table:table-cell office:value-type="float" office:value="0.05229702" calcext:value-type="float">
            <text:p>0.05229702</text:p>
          </table:table-cell>
          <table:table-cell office:value-type="float" office:value="0.03686043" calcext:value-type="float">
            <text:p>0.03686043</text:p>
          </table:table-cell>
          <table:table-cell office:value-type="float" office:value="0.02797621" calcext:value-type="float">
            <text:p>0.02797621</text:p>
          </table:table-cell>
          <table:table-cell office:value-type="float" office:value="0.05147213" calcext:value-type="float">
            <text:p>0.05147213</text:p>
          </table:table-cell>
          <table:table-cell office:value-type="float" office:value="0.07949144" calcext:value-type="float">
            <text:p>0.07949144</text:p>
          </table:table-cell>
          <table:table-cell office:value-type="float" office:value="0.0754227" calcext:value-type="float">
            <text:p>0.0754227</text:p>
          </table:table-cell>
          <table:table-cell office:value-type="float" office:value="0.07461786" calcext:value-type="float">
            <text:p>0.07461786</text:p>
          </table:table-cell>
          <table:table-cell office:value-type="float" office:value="0.07443152" calcext:value-type="float">
            <text:p>0.07443152</text:p>
          </table:table-cell>
          <table:table-cell office:value-type="float" office:value="0.07480878" calcext:value-type="float">
            <text:p>0.07480878</text:p>
          </table:table-cell>
          <table:table-cell office:value-type="float" office:value="0.07621463" calcext:value-type="float">
            <text:p>0.07621463</text:p>
          </table:table-cell>
          <table:table-cell office:value-type="float" office:value="0" calcext:value-type="float">
            <text:p>0</text:p>
          </table:table-cell>
          <table:table-cell office:value-type="float" office:value="2.673227" calcext:value-type="float">
            <text:p>2.673227</text:p>
          </table:table-cell>
          <table:table-cell office:value-type="float" office:value="2.415012" calcext:value-type="float">
            <text:p>2.415012</text:p>
          </table:table-cell>
          <table:table-cell office:value-type="float" office:value="1.804694" calcext:value-type="float">
            <text:p>1.804694</text:p>
          </table:table-cell>
          <table:table-cell office:value-type="float" office:value="1.307026" calcext:value-type="float">
            <text:p>1.307026</text:p>
          </table:table-cell>
          <table:table-cell office:value-type="float" office:value="0.9754207" calcext:value-type="float">
            <text:p>0.9754207</text:p>
          </table:table-cell>
          <table:table-cell office:value-type="float" office:value="0.582317" calcext:value-type="float">
            <text:p>0.582317</text:p>
          </table:table-cell>
          <table:table-cell office:value-type="float" office:value="0.4769419" calcext:value-type="float">
            <text:p>0.4769419</text:p>
          </table:table-cell>
          <table:table-cell office:value-type="float" office:value="1.002653" calcext:value-type="float">
            <text:p>1.002653</text:p>
          </table:table-cell>
          <table:table-cell office:value-type="float" office:value="1.400933" calcext:value-type="float">
            <text:p>1.400933</text:p>
          </table:table-cell>
          <table:table-cell office:value-type="float" office:value="1.355804" calcext:value-type="float">
            <text:p>1.355804</text:p>
          </table:table-cell>
          <table:table-cell office:value-type="float" office:value="1.406888" calcext:value-type="float">
            <text:p>1.406888</text:p>
          </table:table-cell>
          <table:table-cell office:value-type="float" office:value="1.413163" calcext:value-type="float">
            <text:p>1.413163</text:p>
          </table:table-cell>
          <table:table-cell office:value-type="float" office:value="1.464842" calcext:value-type="float">
            <text:p>1.464842</text:p>
          </table:table-cell>
          <table:table-cell office:value-type="float" office:value="1.602224" calcext:value-type="float">
            <text:p>1.602224</text:p>
          </table:table-cell>
          <table:table-cell office:value-type="float" office:value="0" calcext:value-type="float">
            <text:p>0</text:p>
          </table:table-cell>
          <table:table-cell office:value-type="float" office:value="13.29613" calcext:value-type="float">
            <text:p>13.29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18026" calcext:value-type="float">
            <text:p>0.86180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1.982438" calcext:value-type="float">
            <text:p>1.982438</text:p>
          </table:table-cell>
          <table:table-cell office:value-type="float" office:value="139.6866" calcext:value-type="float">
            <text:p>139.6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40444" calcext:value-type="float">
            <text:p>5.440444</text:p>
          </table:table-cell>
          <table:table-cell office:value-type="float" office:value="0" calcext:value-type="float">
            <text:p>0</text:p>
          </table:table-cell>
          <table:table-cell office:value-type="float" office:value="0.00001615472" calcext:value-type="float">
            <text:p>1.615472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" calcext:value-type="float">
            <text:p>-0.00600453</text:p>
          </table:table-cell>
          <table:table-cell office:value-type="float" office:value="1192.244" calcext:value-type="float">
            <text:p>1192.244</text:p>
          </table:table-cell>
          <table:table-cell office:value-type="float" office:value="3.461658" calcext:value-type="float">
            <text:p>3.461658</text:p>
          </table:table-cell>
          <table:table-cell office:value-type="float" office:value="0" calcext:value-type="float">
            <text:p>0</text:p>
          </table:table-cell>
          <table:table-cell office:value-type="float" office:value="0.4525204" calcext:value-type="float">
            <text:p>0.4525204</text:p>
          </table:table-cell>
          <table:table-cell office:value-type="float" office:value="0.1499872" calcext:value-type="float">
            <text:p>0.1499872</text:p>
          </table:table-cell>
          <table:table-cell office:value-type="float" office:value="0.1003045" calcext:value-type="float">
            <text:p>0.1003045</text:p>
          </table:table-cell>
          <table:table-cell office:value-type="float" office:value="0.06931728" calcext:value-type="float">
            <text:p>0.06931728</text:p>
          </table:table-cell>
          <table:table-cell office:value-type="float" office:value="0.04986219" calcext:value-type="float">
            <text:p>0.04986219</text:p>
          </table:table-cell>
          <table:table-cell office:value-type="float" office:value="0.03610571" calcext:value-type="float">
            <text:p>0.03610571</text:p>
          </table:table-cell>
          <table:table-cell office:value-type="float" office:value="0.02798621" calcext:value-type="float">
            <text:p>0.02798621</text:p>
          </table:table-cell>
          <table:table-cell office:value-type="float" office:value="0.05180673" calcext:value-type="float">
            <text:p>0.05180673</text:p>
          </table:table-cell>
          <table:table-cell office:value-type="float" office:value="0.07975427" calcext:value-type="float">
            <text:p>0.07975427</text:p>
          </table:table-cell>
          <table:table-cell office:value-type="float" office:value="0.07558136" calcext:value-type="float">
            <text:p>0.07558136</text:p>
          </table:table-cell>
          <table:table-cell office:value-type="float" office:value="0.0747603" calcext:value-type="float">
            <text:p>0.0747603</text:p>
          </table:table-cell>
          <table:table-cell office:value-type="float" office:value="0.0745699" calcext:value-type="float">
            <text:p>0.0745699</text:p>
          </table:table-cell>
          <table:table-cell office:value-type="float" office:value="0.07495081" calcext:value-type="float">
            <text:p>0.07495081</text:p>
          </table:table-cell>
          <table:table-cell office:value-type="float" office:value="0.07637241" calcext:value-type="float">
            <text:p>0.07637241</text:p>
          </table:table-cell>
          <table:table-cell office:value-type="float" office:value="0" calcext:value-type="float">
            <text:p>0</text:p>
          </table:table-cell>
          <table:table-cell office:value-type="float" office:value="2.806414" calcext:value-type="float">
            <text:p>2.806414</text:p>
          </table:table-cell>
          <table:table-cell office:value-type="float" office:value="2.46462" calcext:value-type="float">
            <text:p>2.46462</text:p>
          </table:table-cell>
          <table:table-cell office:value-type="float" office:value="1.836776" calcext:value-type="float">
            <text:p>1.836776</text:p>
          </table:table-cell>
          <table:table-cell office:value-type="float" office:value="1.32957" calcext:value-type="float">
            <text:p>1.32957</text:p>
          </table:table-cell>
          <table:table-cell office:value-type="float" office:value="0.9917666" calcext:value-type="float">
            <text:p>0.9917666</text:p>
          </table:table-cell>
          <table:table-cell office:value-type="float" office:value="0.5899815" calcext:value-type="float">
            <text:p>0.5899815</text:p>
          </table:table-cell>
          <table:table-cell office:value-type="float" office:value="0.4821329" calcext:value-type="float">
            <text:p>0.4821329</text:p>
          </table:table-cell>
          <table:table-cell office:value-type="float" office:value="1.012337" calcext:value-type="float">
            <text:p>1.012337</text:p>
          </table:table-cell>
          <table:table-cell office:value-type="float" office:value="1.413948" calcext:value-type="float">
            <text:p>1.413948</text:p>
          </table:table-cell>
          <table:table-cell office:value-type="float" office:value="1.368375" calcext:value-type="float">
            <text:p>1.368375</text:p>
          </table:table-cell>
          <table:table-cell office:value-type="float" office:value="1.42004" calcext:value-type="float">
            <text:p>1.42004</text:p>
          </table:table-cell>
          <table:table-cell office:value-type="float" office:value="1.426221" calcext:value-type="float">
            <text:p>1.426221</text:p>
          </table:table-cell>
          <table:table-cell office:value-type="float" office:value="1.47832" calcext:value-type="float">
            <text:p>1.47832</text:p>
          </table:table-cell>
          <table:table-cell office:value-type="float" office:value="1.617184" calcext:value-type="float">
            <text:p>1.617184</text:p>
          </table:table-cell>
          <table:table-cell office:value-type="float" office:value="0" calcext:value-type="float">
            <text:p>0</text:p>
          </table:table-cell>
          <table:table-cell office:value-type="float" office:value="14.2658" calcext:value-type="float">
            <text:p>14.2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71072" calcext:value-type="float">
            <text:p>0.87710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1.970832" calcext:value-type="float">
            <text:p>1.970832</text:p>
          </table:table-cell>
          <table:table-cell office:value-type="float" office:value="139.6795" calcext:value-type="float">
            <text:p>139.6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5328" calcext:value-type="float">
            <text:p>5.495328</text:p>
          </table:table-cell>
          <table:table-cell office:value-type="float" office:value="0" calcext:value-type="float">
            <text:p>0</text:p>
          </table:table-cell>
          <table:table-cell office:value-type="float" office:value="0.0000161548" calcext:value-type="float">
            <text:p>1.61548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" calcext:value-type="float">
            <text:p>-0.00600453</text:p>
          </table:table-cell>
          <table:table-cell office:value-type="float" office:value="1192.206" calcext:value-type="float">
            <text:p>1192.206</text:p>
          </table:table-cell>
          <table:table-cell office:value-type="float" office:value="3.453975" calcext:value-type="float">
            <text:p>3.453975</text:p>
          </table:table-cell>
          <table:table-cell office:value-type="float" office:value="0" calcext:value-type="float">
            <text:p>0</text:p>
          </table:table-cell>
          <table:table-cell office:value-type="float" office:value="0.4238835" calcext:value-type="float">
            <text:p>0.4238835</text:p>
          </table:table-cell>
          <table:table-cell office:value-type="float" office:value="0.1730647" calcext:value-type="float">
            <text:p>0.1730647</text:p>
          </table:table-cell>
          <table:table-cell office:value-type="float" office:value="0.1094493" calcext:value-type="float">
            <text:p>0.1094493</text:p>
          </table:table-cell>
          <table:table-cell office:value-type="float" office:value="0.07366849" calcext:value-type="float">
            <text:p>0.07366849</text:p>
          </table:table-cell>
          <table:table-cell office:value-type="float" office:value="0.05211904" calcext:value-type="float">
            <text:p>0.05211904</text:p>
          </table:table-cell>
          <table:table-cell office:value-type="float" office:value="0.03672495" calcext:value-type="float">
            <text:p>0.03672495</text:p>
          </table:table-cell>
          <table:table-cell office:value-type="float" office:value="0.02815174" calcext:value-type="float">
            <text:p>0.02815174</text:p>
          </table:table-cell>
          <table:table-cell office:value-type="float" office:value="0.05193176" calcext:value-type="float">
            <text:p>0.05193176</text:p>
          </table:table-cell>
          <table:table-cell office:value-type="float" office:value="0.07998996" calcext:value-type="float">
            <text:p>0.07998996</text:p>
          </table:table-cell>
          <table:table-cell office:value-type="float" office:value="0.07574224" calcext:value-type="float">
            <text:p>0.07574224</text:p>
          </table:table-cell>
          <table:table-cell office:value-type="float" office:value="0.07490323" calcext:value-type="float">
            <text:p>0.07490323</text:p>
          </table:table-cell>
          <table:table-cell office:value-type="float" office:value="0.07470836" calcext:value-type="float">
            <text:p>0.07470836</text:p>
          </table:table-cell>
          <table:table-cell office:value-type="float" office:value="0.07509283" calcext:value-type="float">
            <text:p>0.07509283</text:p>
          </table:table-cell>
          <table:table-cell office:value-type="float" office:value="0.07652998" calcext:value-type="float">
            <text:p>0.07652998</text:p>
          </table:table-cell>
          <table:table-cell office:value-type="float" office:value="0" calcext:value-type="float">
            <text:p>0</text:p>
          </table:table-cell>
          <table:table-cell office:value-type="float" office:value="2.987588" calcext:value-type="float">
            <text:p>2.987588</text:p>
          </table:table-cell>
          <table:table-cell office:value-type="float" office:value="2.521156" calcext:value-type="float">
            <text:p>2.521156</text:p>
          </table:table-cell>
          <table:table-cell office:value-type="float" office:value="1.86885" calcext:value-type="float">
            <text:p>1.86885</text:p>
          </table:table-cell>
          <table:table-cell office:value-type="float" office:value="1.351591" calcext:value-type="float">
            <text:p>1.351591</text:p>
          </table:table-cell>
          <table:table-cell office:value-type="float" office:value="1.007716" calcext:value-type="float">
            <text:p>1.007716</text:p>
          </table:table-cell>
          <table:table-cell office:value-type="float" office:value="0.5974639" calcext:value-type="float">
            <text:p>0.5974639</text:p>
          </table:table-cell>
          <table:table-cell office:value-type="float" office:value="0.4872815" calcext:value-type="float">
            <text:p>0.4872815</text:p>
          </table:table-cell>
          <table:table-cell office:value-type="float" office:value="1.022029" calcext:value-type="float">
            <text:p>1.022029</text:p>
          </table:table-cell>
          <table:table-cell office:value-type="float" office:value="1.426964" calcext:value-type="float">
            <text:p>1.426964</text:p>
          </table:table-cell>
          <table:table-cell office:value-type="float" office:value="1.380938" calcext:value-type="float">
            <text:p>1.380938</text:p>
          </table:table-cell>
          <table:table-cell office:value-type="float" office:value="1.433178" calcext:value-type="float">
            <text:p>1.433178</text:p>
          </table:table-cell>
          <table:table-cell office:value-type="float" office:value="1.439271" calcext:value-type="float">
            <text:p>1.439271</text:p>
          </table:table-cell>
          <table:table-cell office:value-type="float" office:value="1.491787" calcext:value-type="float">
            <text:p>1.491787</text:p>
          </table:table-cell>
          <table:table-cell office:value-type="float" office:value="1.632127" calcext:value-type="float">
            <text:p>1.632127</text:p>
          </table:table-cell>
          <table:table-cell office:value-type="float" office:value="0" calcext:value-type="float">
            <text:p>0</text:p>
          </table:table-cell>
          <table:table-cell office:value-type="float" office:value="14.41696" calcext:value-type="float">
            <text:p>14.4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918" calcext:value-type="float">
            <text:p>0.8939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1.955948" calcext:value-type="float">
            <text:p>1.955948</text:p>
          </table:table-cell>
          <table:table-cell office:value-type="float" office:value="139.6698" calcext:value-type="float">
            <text:p>139.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50158" calcext:value-type="float">
            <text:p>5.550158</text:p>
          </table:table-cell>
          <table:table-cell office:value-type="float" office:value="0" calcext:value-type="float">
            <text:p>0</text:p>
          </table:table-cell>
          <table:table-cell office:value-type="float" office:value="0.0000161548" calcext:value-type="float">
            <text:p>1.61548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" calcext:value-type="float">
            <text:p>-0.00600453</text:p>
          </table:table-cell>
          <table:table-cell office:value-type="float" office:value="1192.169" calcext:value-type="float">
            <text:p>1192.169</text:p>
          </table:table-cell>
          <table:table-cell office:value-type="float" office:value="3.433299" calcext:value-type="float">
            <text:p>3.433299</text:p>
          </table:table-cell>
          <table:table-cell office:value-type="float" office:value="0" calcext:value-type="float">
            <text:p>0</text:p>
          </table:table-cell>
          <table:table-cell office:value-type="float" office:value="0.8179818" calcext:value-type="float">
            <text:p>0.8179818</text:p>
          </table:table-cell>
          <table:table-cell office:value-type="float" office:value="0.1911925" calcext:value-type="float">
            <text:p>0.1911925</text:p>
          </table:table-cell>
          <table:table-cell office:value-type="float" office:value="0.1244771" calcext:value-type="float">
            <text:p>0.1244771</text:p>
          </table:table-cell>
          <table:table-cell office:value-type="float" office:value="0.08195889" calcext:value-type="float">
            <text:p>0.08195889</text:p>
          </table:table-cell>
          <table:table-cell office:value-type="float" office:value="0.05701145" calcext:value-type="float">
            <text:p>0.05701145</text:p>
          </table:table-cell>
          <table:table-cell office:value-type="float" office:value="0.03895822" calcext:value-type="float">
            <text:p>0.03895822</text:p>
          </table:table-cell>
          <table:table-cell office:value-type="float" office:value="0.02885708" calcext:value-type="float">
            <text:p>0.02885708</text:p>
          </table:table-cell>
          <table:table-cell office:value-type="float" office:value="0.05227892" calcext:value-type="float">
            <text:p>0.05227892</text:p>
          </table:table-cell>
          <table:table-cell office:value-type="float" office:value="0.08022208" calcext:value-type="float">
            <text:p>0.08022208</text:p>
          </table:table-cell>
          <table:table-cell office:value-type="float" office:value="0.07590251" calcext:value-type="float">
            <text:p>0.07590251</text:p>
          </table:table-cell>
          <table:table-cell office:value-type="float" office:value="0.07504636" calcext:value-type="float">
            <text:p>0.07504636</text:p>
          </table:table-cell>
          <table:table-cell office:value-type="float" office:value="0.07484692" calcext:value-type="float">
            <text:p>0.07484692</text:p>
          </table:table-cell>
          <table:table-cell office:value-type="float" office:value="0.07523476" calcext:value-type="float">
            <text:p>0.07523476</text:p>
          </table:table-cell>
          <table:table-cell office:value-type="float" office:value="0.07668721" calcext:value-type="float">
            <text:p>0.07668721</text:p>
          </table:table-cell>
          <table:table-cell office:value-type="float" office:value="0" calcext:value-type="float">
            <text:p>0</text:p>
          </table:table-cell>
          <table:table-cell office:value-type="float" office:value="3.137331" calcext:value-type="float">
            <text:p>3.137331</text:p>
          </table:table-cell>
          <table:table-cell office:value-type="float" office:value="2.57547" calcext:value-type="float">
            <text:p>2.57547</text:p>
          </table:table-cell>
          <table:table-cell office:value-type="float" office:value="1.904389" calcext:value-type="float">
            <text:p>1.904389</text:p>
          </table:table-cell>
          <table:table-cell office:value-type="float" office:value="1.375736" calcext:value-type="float">
            <text:p>1.375736</text:p>
          </table:table-cell>
          <table:table-cell office:value-type="float" office:value="1.024915" calcext:value-type="float">
            <text:p>1.024915</text:p>
          </table:table-cell>
          <table:table-cell office:value-type="float" office:value="0.6052656" calcext:value-type="float">
            <text:p>0.6052656</text:p>
          </table:table-cell>
          <table:table-cell office:value-type="float" office:value="0.4925072" calcext:value-type="float">
            <text:p>0.4925072</text:p>
          </table:table-cell>
          <table:table-cell office:value-type="float" office:value="1.03174" calcext:value-type="float">
            <text:p>1.03174</text:p>
          </table:table-cell>
          <table:table-cell office:value-type="float" office:value="1.439979" calcext:value-type="float">
            <text:p>1.439979</text:p>
          </table:table-cell>
          <table:table-cell office:value-type="float" office:value="1.393494" calcext:value-type="float">
            <text:p>1.393494</text:p>
          </table:table-cell>
          <table:table-cell office:value-type="float" office:value="1.446315" calcext:value-type="float">
            <text:p>1.446315</text:p>
          </table:table-cell>
          <table:table-cell office:value-type="float" office:value="1.452315" calcext:value-type="float">
            <text:p>1.452315</text:p>
          </table:table-cell>
          <table:table-cell office:value-type="float" office:value="1.505244" calcext:value-type="float">
            <text:p>1.505244</text:p>
          </table:table-cell>
          <table:table-cell office:value-type="float" office:value="1.647051" calcext:value-type="float">
            <text:p>1.647051</text:p>
          </table:table-cell>
          <table:table-cell office:value-type="float" office:value="0" calcext:value-type="float">
            <text:p>0</text:p>
          </table:table-cell>
          <table:table-cell office:value-type="float" office:value="29.86132" calcext:value-type="float">
            <text:p>29.86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5059" calcext:value-type="float">
            <text:p>0.91650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1.903691" calcext:value-type="float">
            <text:p>1.903691</text:p>
          </table:table-cell>
          <table:table-cell office:value-type="float" office:value="139.6629" calcext:value-type="float">
            <text:p>139.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07479" calcext:value-type="float">
            <text:p>5.607479</text:p>
          </table:table-cell>
          <table:table-cell office:value-type="float" office:value="0" calcext:value-type="float">
            <text:p>0</text:p>
          </table:table-cell>
          <table:table-cell office:value-type="float" office:value="0.0000161548" calcext:value-type="float">
            <text:p>1.61548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" calcext:value-type="float">
            <text:p>-0.00600453</text:p>
          </table:table-cell>
          <table:table-cell office:value-type="float" office:value="1192.143" calcext:value-type="float">
            <text:p>1192.143</text:p>
          </table:table-cell>
          <table:table-cell office:value-type="float" office:value="3.325539" calcext:value-type="float">
            <text:p>3.325539</text:p>
          </table:table-cell>
          <table:table-cell office:value-type="float" office:value="0" calcext:value-type="float">
            <text:p>0</text:p>
          </table:table-cell>
          <table:table-cell office:value-type="float" office:value="4.162899" calcext:value-type="float">
            <text:p>4.162899</text:p>
          </table:table-cell>
          <table:table-cell office:value-type="float" office:value="0.237041" calcext:value-type="float">
            <text:p>0.237041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93883" calcext:value-type="float">
            <text:p>0.093883</text:p>
          </table:table-cell>
          <table:table-cell office:value-type="float" office:value="0.06398865" calcext:value-type="float">
            <text:p>0.06398865</text:p>
          </table:table-cell>
          <table:table-cell office:value-type="float" office:value="0.04213867" calcext:value-type="float">
            <text:p>0.04213867</text:p>
          </table:table-cell>
          <table:table-cell office:value-type="float" office:value="0.02993507" calcext:value-type="float">
            <text:p>0.02993507</text:p>
          </table:table-cell>
          <table:table-cell office:value-type="float" office:value="0.05290052" calcext:value-type="float">
            <text:p>0.05290052</text:p>
          </table:table-cell>
          <table:table-cell office:value-type="float" office:value="0.08049735" calcext:value-type="float">
            <text:p>0.08049735</text:p>
          </table:table-cell>
          <table:table-cell office:value-type="float" office:value="0.0760648" calcext:value-type="float">
            <text:p>0.0760648</text:p>
          </table:table-cell>
          <table:table-cell office:value-type="float" office:value="0.07518976" calcext:value-type="float">
            <text:p>0.07518976</text:p>
          </table:table-cell>
          <table:table-cell office:value-type="float" office:value="0.07498551" calcext:value-type="float">
            <text:p>0.07498551</text:p>
          </table:table-cell>
          <table:table-cell office:value-type="float" office:value="0.07537653" calcext:value-type="float">
            <text:p>0.07537653</text:p>
          </table:table-cell>
          <table:table-cell office:value-type="float" office:value="0.07684434" calcext:value-type="float">
            <text:p>0.07684434</text:p>
          </table:table-cell>
          <table:table-cell office:value-type="float" office:value="0" calcext:value-type="float">
            <text:p>0</text:p>
          </table:table-cell>
          <table:table-cell office:value-type="float" office:value="3.435654" calcext:value-type="float">
            <text:p>3.435654</text:p>
          </table:table-cell>
          <table:table-cell office:value-type="float" office:value="2.639457" calcext:value-type="float">
            <text:p>2.639457</text:p>
          </table:table-cell>
          <table:table-cell office:value-type="float" office:value="1.945435" calcext:value-type="float">
            <text:p>1.945435</text:p>
          </table:table-cell>
          <table:table-cell office:value-type="float" office:value="1.403036" calcext:value-type="float">
            <text:p>1.403036</text:p>
          </table:table-cell>
          <table:table-cell office:value-type="float" office:value="1.04406" calcext:value-type="float">
            <text:p>1.04406</text:p>
          </table:table-cell>
          <table:table-cell office:value-type="float" office:value="0.6136857" calcext:value-type="float">
            <text:p>0.6136857</text:p>
          </table:table-cell>
          <table:table-cell office:value-type="float" office:value="0.4979074" calcext:value-type="float">
            <text:p>0.4979074</text:p>
          </table:table-cell>
          <table:table-cell office:value-type="float" office:value="1.041534" calcext:value-type="float">
            <text:p>1.041534</text:p>
          </table:table-cell>
          <table:table-cell office:value-type="float" office:value="1.452995" calcext:value-type="float">
            <text:p>1.452995</text:p>
          </table:table-cell>
          <table:table-cell office:value-type="float" office:value="1.406042" calcext:value-type="float">
            <text:p>1.406042</text:p>
          </table:table-cell>
          <table:table-cell office:value-type="float" office:value="1.45944" calcext:value-type="float">
            <text:p>1.45944</text:p>
          </table:table-cell>
          <table:table-cell office:value-type="float" office:value="1.465349" calcext:value-type="float">
            <text:p>1.465349</text:p>
          </table:table-cell>
          <table:table-cell office:value-type="float" office:value="1.518692" calcext:value-type="float">
            <text:p>1.518692</text:p>
          </table:table-cell>
          <table:table-cell office:value-type="float" office:value="1.661959" calcext:value-type="float">
            <text:p>1.661959</text:p>
          </table:table-cell>
          <table:table-cell office:value-type="float" office:value="0" calcext:value-type="float">
            <text:p>0</text:p>
          </table:table-cell>
          <table:table-cell office:value-type="float" office:value="119.0149" calcext:value-type="float">
            <text:p>119.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6749" calcext:value-type="float">
            <text:p>0.97367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1.854691" calcext:value-type="float">
            <text:p>1.854691</text:p>
          </table:table-cell>
          <table:table-cell office:value-type="float" office:value="139.6508" calcext:value-type="float">
            <text:p>139.6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047" calcext:value-type="float">
            <text:p>5.67047</text:p>
          </table:table-cell>
          <table:table-cell office:value-type="float" office:value="0" calcext:value-type="float">
            <text:p>0</text:p>
          </table:table-cell>
          <table:table-cell office:value-type="float" office:value="0.0000161548" calcext:value-type="float">
            <text:p>1.61548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" calcext:value-type="float">
            <text:p>-0.00600453</text:p>
          </table:table-cell>
          <table:table-cell office:value-type="float" office:value="1192.129" calcext:value-type="float">
            <text:p>1192.129</text:p>
          </table:table-cell>
          <table:table-cell office:value-type="float" office:value="3.218813" calcext:value-type="float">
            <text:p>3.218813</text:p>
          </table:table-cell>
          <table:table-cell office:value-type="float" office:value="0" calcext:value-type="float">
            <text:p>0</text:p>
          </table:table-cell>
          <table:table-cell office:value-type="float" office:value="6.392479" calcext:value-type="float">
            <text:p>6.392479</text:p>
          </table:table-cell>
          <table:table-cell office:value-type="float" office:value="0.3105611" calcext:value-type="float">
            <text:p>0.3105611</text:p>
          </table:table-cell>
          <table:table-cell office:value-type="float" office:value="0.1774995" calcext:value-type="float">
            <text:p>0.1774995</text:p>
          </table:table-cell>
          <table:table-cell office:value-type="float" office:value="0.1109106" calcext:value-type="float">
            <text:p>0.1109106</text:p>
          </table:table-cell>
          <table:table-cell office:value-type="float" office:value="0.07403258" calcext:value-type="float">
            <text:p>0.07403258</text:p>
          </table:table-cell>
          <table:table-cell office:value-type="float" office:value="0.04661573" calcext:value-type="float">
            <text:p>0.04661573</text:p>
          </table:table-cell>
          <table:table-cell office:value-type="float" office:value="0.03148204" calcext:value-type="float">
            <text:p>0.03148204</text:p>
          </table:table-cell>
          <table:table-cell office:value-type="float" office:value="0.05380822" calcext:value-type="float">
            <text:p>0.05380822</text:p>
          </table:table-cell>
          <table:table-cell office:value-type="float" office:value="0.08084366" calcext:value-type="float">
            <text:p>0.08084366</text:p>
          </table:table-cell>
          <table:table-cell office:value-type="float" office:value="0.07623329" calcext:value-type="float">
            <text:p>0.07623329</text:p>
          </table:table-cell>
          <table:table-cell office:value-type="float" office:value="0.07533369" calcext:value-type="float">
            <text:p>0.07533369</text:p>
          </table:table-cell>
          <table:table-cell office:value-type="float" office:value="0.07512407" calcext:value-type="float">
            <text:p>0.07512407</text:p>
          </table:table-cell>
          <table:table-cell office:value-type="float" office:value="0.07551808" calcext:value-type="float">
            <text:p>0.07551808</text:p>
          </table:table-cell>
          <table:table-cell office:value-type="float" office:value="0.07700145" calcext:value-type="float">
            <text:p>0.07700145</text:p>
          </table:table-cell>
          <table:table-cell office:value-type="float" office:value="0" calcext:value-type="float">
            <text:p>0</text:p>
          </table:table-cell>
          <table:table-cell office:value-type="float" office:value="4.115267" calcext:value-type="float">
            <text:p>4.115267</text:p>
          </table:table-cell>
          <table:table-cell office:value-type="float" office:value="2.725316" calcext:value-type="float">
            <text:p>2.725316</text:p>
          </table:table-cell>
          <table:table-cell office:value-type="float" office:value="1.995128" calcext:value-type="float">
            <text:p>1.995128</text:p>
          </table:table-cell>
          <table:table-cell office:value-type="float" office:value="1.435029" calcext:value-type="float">
            <text:p>1.435029</text:p>
          </table:table-cell>
          <table:table-cell office:value-type="float" office:value="1.066043" calcext:value-type="float">
            <text:p>1.066043</text:p>
          </table:table-cell>
          <table:table-cell office:value-type="float" office:value="0.6229551" calcext:value-type="float">
            <text:p>0.6229551</text:p>
          </table:table-cell>
          <table:table-cell office:value-type="float" office:value="0.5035673" calcext:value-type="float">
            <text:p>0.5035673</text:p>
          </table:table-cell>
          <table:table-cell office:value-type="float" office:value="1.051481" calcext:value-type="float">
            <text:p>1.051481</text:p>
          </table:table-cell>
          <table:table-cell office:value-type="float" office:value="1.466026" calcext:value-type="float">
            <text:p>1.466026</text:p>
          </table:table-cell>
          <table:table-cell office:value-type="float" office:value="1.418581" calcext:value-type="float">
            <text:p>1.418581</text:p>
          </table:table-cell>
          <table:table-cell office:value-type="float" office:value="1.472561" calcext:value-type="float">
            <text:p>1.472561</text:p>
          </table:table-cell>
          <table:table-cell office:value-type="float" office:value="1.478374" calcext:value-type="float">
            <text:p>1.478374</text:p>
          </table:table-cell>
          <table:table-cell office:value-type="float" office:value="1.53213" calcext:value-type="float">
            <text:p>1.53213</text:p>
          </table:table-cell>
          <table:table-cell office:value-type="float" office:value="1.676851" calcext:value-type="float">
            <text:p>1.676851</text:p>
          </table:table-cell>
          <table:table-cell office:value-type="float" office:value="0" calcext:value-type="float">
            <text:p>0</text:p>
          </table:table-cell>
          <table:table-cell office:value-type="float" office:value="145.4651" calcext:value-type="float">
            <text:p>145.4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2545" calcext:value-type="float">
            <text:p>1.0325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1.829264" calcext:value-type="float">
            <text:p>1.829264</text:p>
          </table:table-cell>
          <table:table-cell office:value-type="float" office:value="139.6326" calcext:value-type="float">
            <text:p>139.6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6262" calcext:value-type="float">
            <text:p>5.736262</text:p>
          </table:table-cell>
          <table:table-cell office:value-type="float" office:value="0" calcext:value-type="float">
            <text:p>0</text:p>
          </table:table-cell>
          <table:table-cell office:value-type="float" office:value="0.00001615497" calcext:value-type="float">
            <text:p>1.615497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53" calcext:value-type="float">
            <text:p>-0.00600453</text:p>
          </table:table-cell>
          <table:table-cell office:value-type="float" office:value="1192.114" calcext:value-type="float">
            <text:p>1192.114</text:p>
          </table:table-cell>
          <table:table-cell office:value-type="float" office:value="3.156686" calcext:value-type="float">
            <text:p>3.156686</text:p>
          </table:table-cell>
          <table:table-cell office:value-type="float" office:value="0" calcext:value-type="float">
            <text:p>0</text:p>
          </table:table-cell>
          <table:table-cell office:value-type="float" office:value="5.032625" calcext:value-type="float">
            <text:p>5.032625</text:p>
          </table:table-cell>
          <table:table-cell office:value-type="float" office:value="0.3561387" calcext:value-type="float">
            <text:p>0.3561387</text:p>
          </table:table-cell>
          <table:table-cell office:value-type="float" office:value="0.1893865" calcext:value-type="float">
            <text:p>0.1893865</text:p>
          </table:table-cell>
          <table:table-cell office:value-type="float" office:value="0.1205828" calcext:value-type="float">
            <text:p>0.1205828</text:p>
          </table:table-cell>
          <table:table-cell office:value-type="float" office:value="0.0812439" calcext:value-type="float">
            <text:p>0.0812439</text:p>
          </table:table-cell>
          <table:table-cell office:value-type="float" office:value="0.05074518" calcext:value-type="float">
            <text:p>0.05074518</text:p>
          </table:table-cell>
          <table:table-cell office:value-type="float" office:value="0.03315748" calcext:value-type="float">
            <text:p>0.03315748</text:p>
          </table:table-cell>
          <table:table-cell office:value-type="float" office:value="0.05499701" calcext:value-type="float">
            <text:p>0.05499701</text:p>
          </table:table-cell>
          <table:table-cell office:value-type="float" office:value="0.08128087" calcext:value-type="float">
            <text:p>0.08128087</text:p>
          </table:table-cell>
          <table:table-cell office:value-type="float" office:value="0.07641296" calcext:value-type="float">
            <text:p>0.07641296</text:p>
          </table:table-cell>
          <table:table-cell office:value-type="float" office:value="0.07547855" calcext:value-type="float">
            <text:p>0.07547855</text:p>
          </table:table-cell>
          <table:table-cell office:value-type="float" office:value="0.07526263" calcext:value-type="float">
            <text:p>0.07526263</text:p>
          </table:table-cell>
          <table:table-cell office:value-type="float" office:value="0.07565966" calcext:value-type="float">
            <text:p>0.07565966</text:p>
          </table:table-cell>
          <table:table-cell office:value-type="float" office:value="0.07715824" calcext:value-type="float">
            <text:p>0.07715824</text:p>
          </table:table-cell>
          <table:table-cell office:value-type="float" office:value="0" calcext:value-type="float">
            <text:p>0</text:p>
          </table:table-cell>
          <table:table-cell office:value-type="float" office:value="4.902304" calcext:value-type="float">
            <text:p>4.902304</text:p>
          </table:table-cell>
          <table:table-cell office:value-type="float" office:value="2.828388" calcext:value-type="float">
            <text:p>2.828388</text:p>
          </table:table-cell>
          <table:table-cell office:value-type="float" office:value="2.052892" calcext:value-type="float">
            <text:p>2.052892</text:p>
          </table:table-cell>
          <table:table-cell office:value-type="float" office:value="1.472151" calcext:value-type="float">
            <text:p>1.472151</text:p>
          </table:table-cell>
          <table:table-cell office:value-type="float" office:value="1.09137" calcext:value-type="float">
            <text:p>1.09137</text:p>
          </table:table-cell>
          <table:table-cell office:value-type="float" office:value="0.6332858" calcext:value-type="float">
            <text:p>0.6332858</text:p>
          </table:table-cell>
          <table:table-cell office:value-type="float" office:value="0.5095758" calcext:value-type="float">
            <text:p>0.5095758</text:p>
          </table:table-cell>
          <table:table-cell office:value-type="float" office:value="1.061652" calcext:value-type="float">
            <text:p>1.061652</text:p>
          </table:table-cell>
          <table:table-cell office:value-type="float" office:value="1.479091" calcext:value-type="float">
            <text:p>1.479091</text:p>
          </table:table-cell>
          <table:table-cell office:value-type="float" office:value="1.431119" calcext:value-type="float">
            <text:p>1.431119</text:p>
          </table:table-cell>
          <table:table-cell office:value-type="float" office:value="1.48567" calcext:value-type="float">
            <text:p>1.48567</text:p>
          </table:table-cell>
          <table:table-cell office:value-type="float" office:value="1.491392" calcext:value-type="float">
            <text:p>1.491392</text:p>
          </table:table-cell>
          <table:table-cell office:value-type="float" office:value="1.54556" calcext:value-type="float">
            <text:p>1.54556</text:p>
          </table:table-cell>
          <table:table-cell office:value-type="float" office:value="1.69173" calcext:value-type="float">
            <text:p>1.69173</text:p>
          </table:table-cell>
          <table:table-cell office:value-type="float" office:value="0" calcext:value-type="float">
            <text:p>0</text:p>
          </table:table-cell>
          <table:table-cell office:value-type="float" office:value="34.41317" calcext:value-type="float">
            <text:p>34.41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3844" calcext:value-type="float">
            <text:p>1.073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1.817239" calcext:value-type="float">
            <text:p>1.817239</text:p>
          </table:table-cell>
          <table:table-cell office:value-type="float" office:value="139.6192" calcext:value-type="float">
            <text:p>139.6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11371" calcext:value-type="float">
            <text:p>5.811371</text:p>
          </table:table-cell>
          <table:table-cell office:value-type="float" office:value="0" calcext:value-type="float">
            <text:p>0</text:p>
          </table:table-cell>
          <table:table-cell office:value-type="float" office:value="0.00001616794" calcext:value-type="float">
            <text:p>1.616794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403" calcext:value-type="float">
            <text:p>-0.006004403</text:p>
          </table:table-cell>
          <table:table-cell office:value-type="float" office:value="1192.082" calcext:value-type="float">
            <text:p>1192.082</text:p>
          </table:table-cell>
          <table:table-cell office:value-type="float" office:value="3.173754" calcext:value-type="float">
            <text:p>3.173754</text:p>
          </table:table-cell>
          <table:table-cell office:value-type="float" office:value="0" calcext:value-type="float">
            <text:p>0</text:p>
          </table:table-cell>
          <table:table-cell office:value-type="float" office:value="0.9989801" calcext:value-type="float">
            <text:p>0.9989801</text:p>
          </table:table-cell>
          <table:table-cell office:value-type="float" office:value="0.4176295" calcext:value-type="float">
            <text:p>0.4176295</text:p>
          </table:table-cell>
          <table:table-cell office:value-type="float" office:value="0.2161901" calcext:value-type="float">
            <text:p>0.2161901</text:p>
          </table:table-cell>
          <table:table-cell office:value-type="float" office:value="0.1211467" calcext:value-type="float">
            <text:p>0.1211467</text:p>
          </table:table-cell>
          <table:table-cell office:value-type="float" office:value="0.07760057" calcext:value-type="float">
            <text:p>0.07760057</text:p>
          </table:table-cell>
          <table:table-cell office:value-type="float" office:value="0.05022831" calcext:value-type="float">
            <text:p>0.05022831</text:p>
          </table:table-cell>
          <table:table-cell office:value-type="float" office:value="0.03287232" calcext:value-type="float">
            <text:p>0.03287232</text:p>
          </table:table-cell>
          <table:table-cell office:value-type="float" office:value="0.05592017" calcext:value-type="float">
            <text:p>0.05592017</text:p>
          </table:table-cell>
          <table:table-cell office:value-type="float" office:value="0.08177015" calcext:value-type="float">
            <text:p>0.08177015</text:p>
          </table:table-cell>
          <table:table-cell office:value-type="float" office:value="0.0766067" calcext:value-type="float">
            <text:p>0.0766067</text:p>
          </table:table-cell>
          <table:table-cell office:value-type="float" office:value="0.07562493" calcext:value-type="float">
            <text:p>0.07562493</text:p>
          </table:table-cell>
          <table:table-cell office:value-type="float" office:value="0.07540134" calcext:value-type="float">
            <text:p>0.07540134</text:p>
          </table:table-cell>
          <table:table-cell office:value-type="float" office:value="0.07580108" calcext:value-type="float">
            <text:p>0.07580108</text:p>
          </table:table-cell>
          <table:table-cell office:value-type="float" office:value="0.07731479" calcext:value-type="float">
            <text:p>0.07731479</text:p>
          </table:table-cell>
          <table:table-cell office:value-type="float" office:value="0" calcext:value-type="float">
            <text:p>0</text:p>
          </table:table-cell>
          <table:table-cell office:value-type="float" office:value="5.370397" calcext:value-type="float">
            <text:p>5.370397</text:p>
          </table:table-cell>
          <table:table-cell office:value-type="float" office:value="3.130992" calcext:value-type="float">
            <text:p>3.130992</text:p>
          </table:table-cell>
          <table:table-cell office:value-type="float" office:value="2.178504" calcext:value-type="float">
            <text:p>2.178504</text:p>
          </table:table-cell>
          <table:table-cell office:value-type="float" office:value="1.523502" calcext:value-type="float">
            <text:p>1.523502</text:p>
          </table:table-cell>
          <table:table-cell office:value-type="float" office:value="1.121043" calcext:value-type="float">
            <text:p>1.121043</text:p>
          </table:table-cell>
          <table:table-cell office:value-type="float" office:value="0.6442956" calcext:value-type="float">
            <text:p>0.6442956</text:p>
          </table:table-cell>
          <table:table-cell office:value-type="float" office:value="0.5157686" calcext:value-type="float">
            <text:p>0.5157686</text:p>
          </table:table-cell>
          <table:table-cell office:value-type="float" office:value="1.072075" calcext:value-type="float">
            <text:p>1.072075</text:p>
          </table:table-cell>
          <table:table-cell office:value-type="float" office:value="1.492209" calcext:value-type="float">
            <text:p>1.492209</text:p>
          </table:table-cell>
          <table:table-cell office:value-type="float" office:value="1.443648" calcext:value-type="float">
            <text:p>1.443648</text:p>
          </table:table-cell>
          <table:table-cell office:value-type="float" office:value="1.498772" calcext:value-type="float">
            <text:p>1.498772</text:p>
          </table:table-cell>
          <table:table-cell office:value-type="float" office:value="1.504398" calcext:value-type="float">
            <text:p>1.504398</text:p>
          </table:table-cell>
          <table:table-cell office:value-type="float" office:value="1.558981" calcext:value-type="float">
            <text:p>1.558981</text:p>
          </table:table-cell>
          <table:table-cell office:value-type="float" office:value="1.70659" calcext:value-type="float">
            <text:p>1.70659</text:p>
          </table:table-cell>
          <table:table-cell office:value-type="float" office:value="0" calcext:value-type="float">
            <text:p>0</text:p>
          </table:table-cell>
          <table:table-cell office:value-type="float" office:value="7.810837" calcext:value-type="float">
            <text:p>7.81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7049" calcext:value-type="float">
            <text:p>1.0970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.808788" calcext:value-type="float">
            <text:p>1.808788</text:p>
          </table:table-cell>
          <table:table-cell office:value-type="float" office:value="139.6077" calcext:value-type="float">
            <text:p>139.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74182" calcext:value-type="float">
            <text:p>5.874182</text:p>
          </table:table-cell>
          <table:table-cell office:value-type="float" office:value="0" calcext:value-type="float">
            <text:p>0</text:p>
          </table:table-cell>
          <table:table-cell office:value-type="float" office:value="0.00001617329" calcext:value-type="float">
            <text:p>1.61732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3" calcext:value-type="float">
            <text:p>-0.006004353</text:p>
          </table:table-cell>
          <table:table-cell office:value-type="float" office:value="1192.045" calcext:value-type="float">
            <text:p>1192.045</text:p>
          </table:table-cell>
          <table:table-cell office:value-type="float" office:value="3.183378" calcext:value-type="float">
            <text:p>3.183378</text:p>
          </table:table-cell>
          <table:table-cell office:value-type="float" office:value="0" calcext:value-type="float">
            <text:p>0</text:p>
          </table:table-cell>
          <table:table-cell office:value-type="float" office:value="0.3386202" calcext:value-type="float">
            <text:p>0.3386202</text:p>
          </table:table-cell>
          <table:table-cell office:value-type="float" office:value="0.1942474" calcext:value-type="float">
            <text:p>0.1942474</text:p>
          </table:table-cell>
          <table:table-cell office:value-type="float" office:value="0.1413883" calcext:value-type="float">
            <text:p>0.1413883</text:p>
          </table:table-cell>
          <table:table-cell office:value-type="float" office:value="0.09269572" calcext:value-type="float">
            <text:p>0.09269572</text:p>
          </table:table-cell>
          <table:table-cell office:value-type="float" office:value="0.06584349" calcext:value-type="float">
            <text:p>0.06584349</text:p>
          </table:table-cell>
          <table:table-cell office:value-type="float" office:value="0.04609481" calcext:value-type="float">
            <text:p>0.04609481</text:p>
          </table:table-cell>
          <table:table-cell office:value-type="float" office:value="0.03264181" calcext:value-type="float">
            <text:p>0.03264181</text:p>
          </table:table-cell>
          <table:table-cell office:value-type="float" office:value="0.0560688" calcext:value-type="float">
            <text:p>0.0560688</text:p>
          </table:table-cell>
          <table:table-cell office:value-type="float" office:value="0.08219607" calcext:value-type="float">
            <text:p>0.08219607</text:p>
          </table:table-cell>
          <table:table-cell office:value-type="float" office:value="0.07680983" calcext:value-type="float">
            <text:p>0.07680983</text:p>
          </table:table-cell>
          <table:table-cell office:value-type="float" office:value="0.07577315" calcext:value-type="float">
            <text:p>0.07577315</text:p>
          </table:table-cell>
          <table:table-cell office:value-type="float" office:value="0.07554035" calcext:value-type="float">
            <text:p>0.07554035</text:p>
          </table:table-cell>
          <table:table-cell office:value-type="float" office:value="0.07594258" calcext:value-type="float">
            <text:p>0.07594258</text:p>
          </table:table-cell>
          <table:table-cell office:value-type="float" office:value="0.07747128" calcext:value-type="float">
            <text:p>0.07747128</text:p>
          </table:table-cell>
          <table:table-cell office:value-type="float" office:value="0" calcext:value-type="float">
            <text:p>0</text:p>
          </table:table-cell>
          <table:table-cell office:value-type="float" office:value="5.52862" calcext:value-type="float">
            <text:p>5.52862</text:p>
          </table:table-cell>
          <table:table-cell office:value-type="float" office:value="3.261133" calcext:value-type="float">
            <text:p>3.261133</text:p>
          </table:table-cell>
          <table:table-cell office:value-type="float" office:value="2.262033" calcext:value-type="float">
            <text:p>2.262033</text:p>
          </table:table-cell>
          <table:table-cell office:value-type="float" office:value="1.571331" calcext:value-type="float">
            <text:p>1.571331</text:p>
          </table:table-cell>
          <table:table-cell office:value-type="float" office:value="1.151643" calcext:value-type="float">
            <text:p>1.151643</text:p>
          </table:table-cell>
          <table:table-cell office:value-type="float" office:value="0.6554044" calcext:value-type="float">
            <text:p>0.6554044</text:p>
          </table:table-cell>
          <table:table-cell office:value-type="float" office:value="0.5220511" calcext:value-type="float">
            <text:p>0.5220511</text:p>
          </table:table-cell>
          <table:table-cell office:value-type="float" office:value="1.082622" calcext:value-type="float">
            <text:p>1.082622</text:p>
          </table:table-cell>
          <table:table-cell office:value-type="float" office:value="1.505383" calcext:value-type="float">
            <text:p>1.505383</text:p>
          </table:table-cell>
          <table:table-cell office:value-type="float" office:value="1.456182" calcext:value-type="float">
            <text:p>1.456182</text:p>
          </table:table-cell>
          <table:table-cell office:value-type="float" office:value="1.511866" calcext:value-type="float">
            <text:p>1.511866</text:p>
          </table:table-cell>
          <table:table-cell office:value-type="float" office:value="1.517398" calcext:value-type="float">
            <text:p>1.517398</text:p>
          </table:table-cell>
          <table:table-cell office:value-type="float" office:value="1.572394" calcext:value-type="float">
            <text:p>1.572394</text:p>
          </table:table-cell>
          <table:table-cell office:value-type="float" office:value="1.721426" calcext:value-type="float">
            <text:p>1.721426</text:p>
          </table:table-cell>
          <table:table-cell office:value-type="float" office:value="0" calcext:value-type="float">
            <text:p>0</text:p>
          </table:table-cell>
          <table:table-cell office:value-type="float" office:value="15.63022" calcext:value-type="float">
            <text:p>15.63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4836" calcext:value-type="float">
            <text:p>1.1148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.801839" calcext:value-type="float">
            <text:p>1.801839</text:p>
          </table:table-cell>
          <table:table-cell office:value-type="float" office:value="139.5963" calcext:value-type="float">
            <text:p>139.5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30838" calcext:value-type="float">
            <text:p>5.930838</text:p>
          </table:table-cell>
          <table:table-cell office:value-type="float" office:value="0" calcext:value-type="float">
            <text:p>0</text:p>
          </table:table-cell>
          <table:table-cell office:value-type="float" office:value="0.00001617329" calcext:value-type="float">
            <text:p>1.61732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3" calcext:value-type="float">
            <text:p>-0.006004353</text:p>
          </table:table-cell>
          <table:table-cell office:value-type="float" office:value="1192.007" calcext:value-type="float">
            <text:p>1192.007</text:p>
          </table:table-cell>
          <table:table-cell office:value-type="float" office:value="3.187821" calcext:value-type="float">
            <text:p>3.187821</text:p>
          </table:table-cell>
          <table:table-cell office:value-type="float" office:value="0" calcext:value-type="float">
            <text:p>0</text:p>
          </table:table-cell>
          <table:table-cell office:value-type="float" office:value="0.3619104" calcext:value-type="float">
            <text:p>0.3619104</text:p>
          </table:table-cell>
          <table:table-cell office:value-type="float" office:value="0.1529325" calcext:value-type="float">
            <text:p>0.1529325</text:p>
          </table:table-cell>
          <table:table-cell office:value-type="float" office:value="0.1107638" calcext:value-type="float">
            <text:p>0.1107638</text:p>
          </table:table-cell>
          <table:table-cell office:value-type="float" office:value="0.07776418" calcext:value-type="float">
            <text:p>0.07776418</text:p>
          </table:table-cell>
          <table:table-cell office:value-type="float" office:value="0.05752249" calcext:value-type="float">
            <text:p>0.05752249</text:p>
          </table:table-cell>
          <table:table-cell office:value-type="float" office:value="0.04158345" calcext:value-type="float">
            <text:p>0.04158345</text:p>
          </table:table-cell>
          <table:table-cell office:value-type="float" office:value="0.03154534" calcext:value-type="float">
            <text:p>0.03154534</text:p>
          </table:table-cell>
          <table:table-cell office:value-type="float" office:value="0.05566738" calcext:value-type="float">
            <text:p>0.05566738</text:p>
          </table:table-cell>
          <table:table-cell office:value-type="float" office:value="0.08247189" calcext:value-type="float">
            <text:p>0.08247189</text:p>
          </table:table-cell>
          <table:table-cell office:value-type="float" office:value="0.07701086" calcext:value-type="float">
            <text:p>0.07701086</text:p>
          </table:table-cell>
          <table:table-cell office:value-type="float" office:value="0.07592246" calcext:value-type="float">
            <text:p>0.07592246</text:p>
          </table:table-cell>
          <table:table-cell office:value-type="float" office:value="0.07567972" calcext:value-type="float">
            <text:p>0.07567972</text:p>
          </table:table-cell>
          <table:table-cell office:value-type="float" office:value="0.07608423" calcext:value-type="float">
            <text:p>0.07608423</text:p>
          </table:table-cell>
          <table:table-cell office:value-type="float" office:value="0.07762759" calcext:value-type="float">
            <text:p>0.07762759</text:p>
          </table:table-cell>
          <table:table-cell office:value-type="float" office:value="0" calcext:value-type="float">
            <text:p>0</text:p>
          </table:table-cell>
          <table:table-cell office:value-type="float" office:value="5.66378" calcext:value-type="float">
            <text:p>5.66378</text:p>
          </table:table-cell>
          <table:table-cell office:value-type="float" office:value="3.321541" calcext:value-type="float">
            <text:p>3.321541</text:p>
          </table:table-cell>
          <table:table-cell office:value-type="float" office:value="2.306997" calcext:value-type="float">
            <text:p>2.306997</text:p>
          </table:table-cell>
          <table:table-cell office:value-type="float" office:value="1.602674" calcext:value-type="float">
            <text:p>1.602674</text:p>
          </table:table-cell>
          <table:table-cell office:value-type="float" office:value="1.174948" calcext:value-type="float">
            <text:p>1.174948</text:p>
          </table:table-cell>
          <table:table-cell office:value-type="float" office:value="0.6657177" calcext:value-type="float">
            <text:p>0.6657177</text:p>
          </table:table-cell>
          <table:table-cell office:value-type="float" office:value="0.5284644" calcext:value-type="float">
            <text:p>0.5284644</text:p>
          </table:table-cell>
          <table:table-cell office:value-type="float" office:value="1.093155" calcext:value-type="float">
            <text:p>1.093155</text:p>
          </table:table-cell>
          <table:table-cell office:value-type="float" office:value="1.518595" calcext:value-type="float">
            <text:p>1.518595</text:p>
          </table:table-cell>
          <table:table-cell office:value-type="float" office:value="1.468722" calcext:value-type="float">
            <text:p>1.468722</text:p>
          </table:table-cell>
          <table:table-cell office:value-type="float" office:value="1.524947" calcext:value-type="float">
            <text:p>1.524947</text:p>
          </table:table-cell>
          <table:table-cell office:value-type="float" office:value="1.530386" calcext:value-type="float">
            <text:p>1.530386</text:p>
          </table:table-cell>
          <table:table-cell office:value-type="float" office:value="1.585797" calcext:value-type="float">
            <text:p>1.585797</text:p>
          </table:table-cell>
          <table:table-cell office:value-type="float" office:value="1.736245" calcext:value-type="float">
            <text:p>1.736245</text:p>
          </table:table-cell>
          <table:table-cell office:value-type="float" office:value="0" calcext:value-type="float">
            <text:p>0</text:p>
          </table:table-cell>
          <table:table-cell office:value-type="float" office:value="17.40757" calcext:value-type="float">
            <text:p>17.40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0965" calcext:value-type="float">
            <text:p>1.1309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1.793506" calcext:value-type="float">
            <text:p>1.793506</text:p>
          </table:table-cell>
          <table:table-cell office:value-type="float" office:value="139.5856" calcext:value-type="float">
            <text:p>139.5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86197" calcext:value-type="float">
            <text:p>5.986197</text:p>
          </table:table-cell>
          <table:table-cell office:value-type="float" office:value="0" calcext:value-type="float">
            <text:p>0</text:p>
          </table:table-cell>
          <table:table-cell office:value-type="float" office:value="0.00001617329" calcext:value-type="float">
            <text:p>1.61732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3" calcext:value-type="float">
            <text:p>-0.006004353</text:p>
          </table:table-cell>
          <table:table-cell office:value-type="float" office:value="1191.969" calcext:value-type="float">
            <text:p>1191.969</text:p>
          </table:table-cell>
          <table:table-cell office:value-type="float" office:value="3.191327" calcext:value-type="float">
            <text:p>3.191327</text:p>
          </table:table-cell>
          <table:table-cell office:value-type="float" office:value="0" calcext:value-type="float">
            <text:p>0</text:p>
          </table:table-cell>
          <table:table-cell office:value-type="float" office:value="0.4055896" calcext:value-type="float">
            <text:p>0.4055896</text:p>
          </table:table-cell>
          <table:table-cell office:value-type="float" office:value="0.168156" calcext:value-type="float">
            <text:p>0.168156</text:p>
          </table:table-cell>
          <table:table-cell office:value-type="float" office:value="0.1145705" calcext:value-type="float">
            <text:p>0.1145705</text:p>
          </table:table-cell>
          <table:table-cell office:value-type="float" office:value="0.07874001" calcext:value-type="float">
            <text:p>0.07874001</text:p>
          </table:table-cell>
          <table:table-cell office:value-type="float" office:value="0.05728816" calcext:value-type="float">
            <text:p>0.05728816</text:p>
          </table:table-cell>
          <table:table-cell office:value-type="float" office:value="0.04018088" calcext:value-type="float">
            <text:p>0.04018088</text:p>
          </table:table-cell>
          <table:table-cell office:value-type="float" office:value="0.03068028" calcext:value-type="float">
            <text:p>0.03068028</text:p>
          </table:table-cell>
          <table:table-cell office:value-type="float" office:value="0.05526695" calcext:value-type="float">
            <text:p>0.05526695</text:p>
          </table:table-cell>
          <table:table-cell office:value-type="float" office:value="0.08263008" calcext:value-type="float">
            <text:p>0.08263008</text:p>
          </table:table-cell>
          <table:table-cell office:value-type="float" office:value="0.07720151" calcext:value-type="float">
            <text:p>0.07720151</text:p>
          </table:table-cell>
          <table:table-cell office:value-type="float" office:value="0.07607193" calcext:value-type="float">
            <text:p>0.07607193</text:p>
          </table:table-cell>
          <table:table-cell office:value-type="float" office:value="0.07581922" calcext:value-type="float">
            <text:p>0.07581922</text:p>
          </table:table-cell>
          <table:table-cell office:value-type="float" office:value="0.07622556" calcext:value-type="float">
            <text:p>0.07622556</text:p>
          </table:table-cell>
          <table:table-cell office:value-type="float" office:value="0.07778361" calcext:value-type="float">
            <text:p>0.07778361</text:p>
          </table:table-cell>
          <table:table-cell office:value-type="float" office:value="0" calcext:value-type="float">
            <text:p>0</text:p>
          </table:table-cell>
          <table:table-cell office:value-type="float" office:value="5.79837" calcext:value-type="float">
            <text:p>5.79837</text:p>
          </table:table-cell>
          <table:table-cell office:value-type="float" office:value="3.372948" calcext:value-type="float">
            <text:p>3.372948</text:p>
          </table:table-cell>
          <table:table-cell office:value-type="float" office:value="2.343995" calcext:value-type="float">
            <text:p>2.343995</text:p>
          </table:table-cell>
          <table:table-cell office:value-type="float" office:value="1.629369" calcext:value-type="float">
            <text:p>1.629369</text:p>
          </table:table-cell>
          <table:table-cell office:value-type="float" office:value="1.19512" calcext:value-type="float">
            <text:p>1.19512</text:p>
          </table:table-cell>
          <table:table-cell office:value-type="float" office:value="0.6750286" calcext:value-type="float">
            <text:p>0.6750286</text:p>
          </table:table-cell>
          <table:table-cell office:value-type="float" office:value="0.5346451" calcext:value-type="float">
            <text:p>0.5346451</text:p>
          </table:table-cell>
          <table:table-cell office:value-type="float" office:value="1.103629" calcext:value-type="float">
            <text:p>1.103629</text:p>
          </table:table-cell>
          <table:table-cell office:value-type="float" office:value="1.531831" calcext:value-type="float">
            <text:p>1.531831</text:p>
          </table:table-cell>
          <table:table-cell office:value-type="float" office:value="1.48126" calcext:value-type="float">
            <text:p>1.48126</text:p>
          </table:table-cell>
          <table:table-cell office:value-type="float" office:value="1.538021" calcext:value-type="float">
            <text:p>1.538021</text:p>
          </table:table-cell>
          <table:table-cell office:value-type="float" office:value="1.543366" calcext:value-type="float">
            <text:p>1.543366</text:p>
          </table:table-cell>
          <table:table-cell office:value-type="float" office:value="1.599193" calcext:value-type="float">
            <text:p>1.599193</text:p>
          </table:table-cell>
          <table:table-cell office:value-type="float" office:value="1.751045" calcext:value-type="float">
            <text:p>1.751045</text:p>
          </table:table-cell>
          <table:table-cell office:value-type="float" office:value="0" calcext:value-type="float">
            <text:p>0</text:p>
          </table:table-cell>
          <table:table-cell office:value-type="float" office:value="18.66199" calcext:value-type="float">
            <text:p>18.66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7762" calcext:value-type="float">
            <text:p>1.1477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1.783711" calcext:value-type="float">
            <text:p>1.783711</text:p>
          </table:table-cell>
          <table:table-cell office:value-type="float" office:value="139.5727" calcext:value-type="float">
            <text:p>139.5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1786" calcext:value-type="float">
            <text:p>6.041786</text:p>
          </table:table-cell>
          <table:table-cell office:value-type="float" office:value="0" calcext:value-type="float">
            <text:p>0</text:p>
          </table:table-cell>
          <table:table-cell office:value-type="float" office:value="0.00001617329" calcext:value-type="float">
            <text:p>1.61732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3" calcext:value-type="float">
            <text:p>-0.006004353</text:p>
          </table:table-cell>
          <table:table-cell office:value-type="float" office:value="1191.932" calcext:value-type="float">
            <text:p>1191.932</text:p>
          </table:table-cell>
          <table:table-cell office:value-type="float" office:value="3.180429" calcext:value-type="float">
            <text:p>3.180429</text:p>
          </table:table-cell>
          <table:table-cell office:value-type="float" office:value="0" calcext:value-type="float">
            <text:p>0</text:p>
          </table:table-cell>
          <table:table-cell office:value-type="float" office:value="0.8641227" calcext:value-type="float">
            <text:p>0.8641227</text:p>
          </table:table-cell>
          <table:table-cell office:value-type="float" office:value="0.1857703" calcext:value-type="float">
            <text:p>0.1857703</text:p>
          </table:table-cell>
          <table:table-cell office:value-type="float" office:value="0.1244366" calcext:value-type="float">
            <text:p>0.1244366</text:p>
          </table:table-cell>
          <table:table-cell office:value-type="float" office:value="0.08425014" calcext:value-type="float">
            <text:p>0.08425014</text:p>
          </table:table-cell>
          <table:table-cell office:value-type="float" office:value="0.06052534" calcext:value-type="float">
            <text:p>0.06052534</text:p>
          </table:table-cell>
          <table:table-cell office:value-type="float" office:value="0.04120452" calcext:value-type="float">
            <text:p>0.04120452</text:p>
          </table:table-cell>
          <table:table-cell office:value-type="float" office:value="0.03072864" calcext:value-type="float">
            <text:p>0.03072864</text:p>
          </table:table-cell>
          <table:table-cell office:value-type="float" office:value="0.05520509" calcext:value-type="float">
            <text:p>0.05520509</text:p>
          </table:table-cell>
          <table:table-cell office:value-type="float" office:value="0.08274997" calcext:value-type="float">
            <text:p>0.08274997</text:p>
          </table:table-cell>
          <table:table-cell office:value-type="float" office:value="0.07737965" calcext:value-type="float">
            <text:p>0.07737965</text:p>
          </table:table-cell>
          <table:table-cell office:value-type="float" office:value="0.0762207" calcext:value-type="float">
            <text:p>0.0762207</text:p>
          </table:table-cell>
          <table:table-cell office:value-type="float" office:value="0.07595904" calcext:value-type="float">
            <text:p>0.07595904</text:p>
          </table:table-cell>
          <table:table-cell office:value-type="float" office:value="0.07636686" calcext:value-type="float">
            <text:p>0.07636686</text:p>
          </table:table-cell>
          <table:table-cell office:value-type="float" office:value="0.07793946" calcext:value-type="float">
            <text:p>0.07793946</text:p>
          </table:table-cell>
          <table:table-cell office:value-type="float" office:value="0" calcext:value-type="float">
            <text:p>0</text:p>
          </table:table-cell>
          <table:table-cell office:value-type="float" office:value="5.937389" calcext:value-type="float">
            <text:p>5.937389</text:p>
          </table:table-cell>
          <table:table-cell office:value-type="float" office:value="3.428818" calcext:value-type="float">
            <text:p>3.428818</text:p>
          </table:table-cell>
          <table:table-cell office:value-type="float" office:value="2.382226" calcext:value-type="float">
            <text:p>2.382226</text:p>
          </table:table-cell>
          <table:table-cell office:value-type="float" office:value="1.656467" calcext:value-type="float">
            <text:p>1.656467</text:p>
          </table:table-cell>
          <table:table-cell office:value-type="float" office:value="1.215292" calcext:value-type="float">
            <text:p>1.215292</text:p>
          </table:table-cell>
          <table:table-cell office:value-type="float" office:value="0.6841387" calcext:value-type="float">
            <text:p>0.6841387</text:p>
          </table:table-cell>
          <table:table-cell office:value-type="float" office:value="0.54066" calcext:value-type="float">
            <text:p>0.54066</text:p>
          </table:table-cell>
          <table:table-cell office:value-type="float" office:value="1.114052" calcext:value-type="float">
            <text:p>1.114052</text:p>
          </table:table-cell>
          <table:table-cell office:value-type="float" office:value="1.54508" calcext:value-type="float">
            <text:p>1.54508</text:p>
          </table:table-cell>
          <table:table-cell office:value-type="float" office:value="1.493799" calcext:value-type="float">
            <text:p>1.493799</text:p>
          </table:table-cell>
          <table:table-cell office:value-type="float" office:value="1.551085" calcext:value-type="float">
            <text:p>1.551085</text:p>
          </table:table-cell>
          <table:table-cell office:value-type="float" office:value="1.556335" calcext:value-type="float">
            <text:p>1.556335</text:p>
          </table:table-cell>
          <table:table-cell office:value-type="float" office:value="1.612584" calcext:value-type="float">
            <text:p>1.612584</text:p>
          </table:table-cell>
          <table:table-cell office:value-type="float" office:value="1.765831" calcext:value-type="float">
            <text:p>1.765831</text:p>
          </table:table-cell>
          <table:table-cell office:value-type="float" office:value="0" calcext:value-type="float">
            <text:p>0</text:p>
          </table:table-cell>
          <table:table-cell office:value-type="float" office:value="25.54879" calcext:value-type="float">
            <text:p>25.54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8221" calcext:value-type="float">
            <text:p>1.1682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1.759108" calcext:value-type="float">
            <text:p>1.759108</text:p>
          </table:table-cell>
          <table:table-cell office:value-type="float" office:value="139.5592" calcext:value-type="float">
            <text:p>139.5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989" calcext:value-type="float">
            <text:p>6.0989</text:p>
          </table:table-cell>
          <table:table-cell office:value-type="float" office:value="0" calcext:value-type="float">
            <text:p>0</text:p>
          </table:table-cell>
          <table:table-cell office:value-type="float" office:value="0.00001617329" calcext:value-type="float">
            <text:p>1.61732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3" calcext:value-type="float">
            <text:p>-0.006004353</text:p>
          </table:table-cell>
          <table:table-cell office:value-type="float" office:value="1191.901" calcext:value-type="float">
            <text:p>1191.901</text:p>
          </table:table-cell>
          <table:table-cell office:value-type="float" office:value="3.125034" calcext:value-type="float">
            <text:p>3.125034</text:p>
          </table:table-cell>
          <table:table-cell office:value-type="float" office:value="0" calcext:value-type="float">
            <text:p>0</text:p>
          </table:table-cell>
          <table:table-cell office:value-type="float" office:value="2.530388" calcext:value-type="float">
            <text:p>2.530388</text:p>
          </table:table-cell>
          <table:table-cell office:value-type="float" office:value="0.2073572" calcext:value-type="float">
            <text:p>0.2073572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09010506" calcext:value-type="float">
            <text:p>0.09010506</text:p>
          </table:table-cell>
          <table:table-cell office:value-type="float" office:value="0.06444549" calcext:value-type="float">
            <text:p>0.06444549</text:p>
          </table:table-cell>
          <table:table-cell office:value-type="float" office:value="0.04288689" calcext:value-type="float">
            <text:p>0.04288689</text:p>
          </table:table-cell>
          <table:table-cell office:value-type="float" office:value="0.03118682" calcext:value-type="float">
            <text:p>0.03118682</text:p>
          </table:table-cell>
          <table:table-cell office:value-type="float" office:value="0.05544549" calcext:value-type="float">
            <text:p>0.05544549</text:p>
          </table:table-cell>
          <table:table-cell office:value-type="float" office:value="0.0829066" calcext:value-type="float">
            <text:p>0.0829066</text:p>
          </table:table-cell>
          <table:table-cell office:value-type="float" office:value="0.07754935" calcext:value-type="float">
            <text:p>0.07754935</text:p>
          </table:table-cell>
          <table:table-cell office:value-type="float" office:value="0.07636843" calcext:value-type="float">
            <text:p>0.07636843</text:p>
          </table:table-cell>
          <table:table-cell office:value-type="float" office:value="0.07609879" calcext:value-type="float">
            <text:p>0.07609879</text:p>
          </table:table-cell>
          <table:table-cell office:value-type="float" office:value="0.07650796" calcext:value-type="float">
            <text:p>0.07650796</text:p>
          </table:table-cell>
          <table:table-cell office:value-type="float" office:value="0.07809528" calcext:value-type="float">
            <text:p>0.07809528</text:p>
          </table:table-cell>
          <table:table-cell office:value-type="float" office:value="0" calcext:value-type="float">
            <text:p>0</text:p>
          </table:table-cell>
          <table:table-cell office:value-type="float" office:value="6.165158" calcext:value-type="float">
            <text:p>6.165158</text:p>
          </table:table-cell>
          <table:table-cell office:value-type="float" office:value="3.492365" calcext:value-type="float">
            <text:p>3.492365</text:p>
          </table:table-cell>
          <table:table-cell office:value-type="float" office:value="2.423995" calcext:value-type="float">
            <text:p>2.423995</text:p>
          </table:table-cell>
          <table:table-cell office:value-type="float" office:value="1.685465" calcext:value-type="float">
            <text:p>1.685465</text:p>
          </table:table-cell>
          <table:table-cell office:value-type="float" office:value="1.236596" calcext:value-type="float">
            <text:p>1.236596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5466613" calcext:value-type="float">
            <text:p>0.5466613</text:p>
          </table:table-cell>
          <table:table-cell office:value-type="float" office:value="1.124474" calcext:value-type="float">
            <text:p>1.124474</text:p>
          </table:table-cell>
          <table:table-cell office:value-type="float" office:value="1.558343" calcext:value-type="float">
            <text:p>1.558343</text:p>
          </table:table-cell>
          <table:table-cell office:value-type="float" office:value="1.506338" calcext:value-type="float">
            <text:p>1.506338</text:p>
          </table:table-cell>
          <table:table-cell office:value-type="float" office:value="1.564137" calcext:value-type="float">
            <text:p>1.564137</text:p>
          </table:table-cell>
          <table:table-cell office:value-type="float" office:value="1.569295" calcext:value-type="float">
            <text:p>1.569295</text:p>
          </table:table-cell>
          <table:table-cell office:value-type="float" office:value="1.625967" calcext:value-type="float">
            <text:p>1.625967</text:p>
          </table:table-cell>
          <table:table-cell office:value-type="float" office:value="1.7806" calcext:value-type="float">
            <text:p>1.7806</text:p>
          </table:table-cell>
          <table:table-cell office:value-type="float" office:value="0" calcext:value-type="float">
            <text:p>0</text:p>
          </table:table-cell>
          <table:table-cell office:value-type="float" office:value="65.7746" calcext:value-type="float">
            <text:p>65.7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4121" calcext:value-type="float">
            <text:p>1.2041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1.749214" calcext:value-type="float">
            <text:p>1.749214</text:p>
          </table:table-cell>
          <table:table-cell office:value-type="float" office:value="139.5436" calcext:value-type="float">
            <text:p>139.5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698" calcext:value-type="float">
            <text:p>6.15698</text:p>
          </table:table-cell>
          <table:table-cell office:value-type="float" office:value="0" calcext:value-type="float">
            <text:p>0</text:p>
          </table:table-cell>
          <table:table-cell office:value-type="float" office:value="0.00001617329" calcext:value-type="float">
            <text:p>1.61732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3" calcext:value-type="float">
            <text:p>-0.006004353</text:p>
          </table:table-cell>
          <table:table-cell office:value-type="float" office:value="1191.872" calcext:value-type="float">
            <text:p>1191.872</text:p>
          </table:table-cell>
          <table:table-cell office:value-type="float" office:value="3.097152" calcext:value-type="float">
            <text:p>3.097152</text:p>
          </table:table-cell>
          <table:table-cell office:value-type="float" office:value="0" calcext:value-type="float">
            <text:p>0</text:p>
          </table:table-cell>
          <table:table-cell office:value-type="float" office:value="2.145833" calcext:value-type="float">
            <text:p>2.145833</text:p>
          </table:table-cell>
          <table:table-cell office:value-type="float" office:value="0.1875095" calcext:value-type="float">
            <text:p>0.1875095</text:p>
          </table:table-cell>
          <table:table-cell office:value-type="float" office:value="0.1243547" calcext:value-type="float">
            <text:p>0.1243547</text:p>
          </table:table-cell>
          <table:table-cell office:value-type="float" office:value="0.08728355" calcext:value-type="float">
            <text:p>0.08728355</text:p>
          </table:table-cell>
          <table:table-cell office:value-type="float" office:value="0.06406572" calcext:value-type="float">
            <text:p>0.06406572</text:p>
          </table:table-cell>
          <table:table-cell office:value-type="float" office:value="0.04344554" calcext:value-type="float">
            <text:p>0.04344554</text:p>
          </table:table-cell>
          <table:table-cell office:value-type="float" office:value="0.03155585" calcext:value-type="float">
            <text:p>0.03155585</text:p>
          </table:table-cell>
          <table:table-cell office:value-type="float" office:value="0.05581531" calcext:value-type="float">
            <text:p>0.05581531</text:p>
          </table:table-cell>
          <table:table-cell office:value-type="float" office:value="0.08310435" calcext:value-type="float">
            <text:p>0.08310435</text:p>
          </table:table-cell>
          <table:table-cell office:value-type="float" office:value="0.07771681" calcext:value-type="float">
            <text:p>0.07771681</text:p>
          </table:table-cell>
          <table:table-cell office:value-type="float" office:value="0.07651526" calcext:value-type="float">
            <text:p>0.07651526</text:p>
          </table:table-cell>
          <table:table-cell office:value-type="float" office:value="0.07623794" calcext:value-type="float">
            <text:p>0.07623794</text:p>
          </table:table-cell>
          <table:table-cell office:value-type="float" office:value="0.0766492" calcext:value-type="float">
            <text:p>0.0766492</text:p>
          </table:table-cell>
          <table:table-cell office:value-type="float" office:value="0.0782508" calcext:value-type="float">
            <text:p>0.0782508</text:p>
          </table:table-cell>
          <table:table-cell office:value-type="float" office:value="0" calcext:value-type="float">
            <text:p>0</text:p>
          </table:table-cell>
          <table:table-cell office:value-type="float" office:value="6.461086" calcext:value-type="float">
            <text:p>6.461086</text:p>
          </table:table-cell>
          <table:table-cell office:value-type="float" office:value="3.558118" calcext:value-type="float">
            <text:p>3.558118</text:p>
          </table:table-cell>
          <table:table-cell office:value-type="float" office:value="2.466809" calcext:value-type="float">
            <text:p>2.466809</text:p>
          </table:table-cell>
          <table:table-cell office:value-type="float" office:value="1.715633" calcext:value-type="float">
            <text:p>1.715633</text:p>
          </table:table-cell>
          <table:table-cell office:value-type="float" office:value="1.258893" calcext:value-type="float">
            <text:p>1.258893</text:p>
          </table:table-cell>
          <table:table-cell office:value-type="float" office:value="0.703101" calcext:value-type="float">
            <text:p>0.703101</text:p>
          </table:table-cell>
          <table:table-cell office:value-type="float" office:value="0.5527301" calcext:value-type="float">
            <text:p>0.5527301</text:p>
          </table:table-cell>
          <table:table-cell office:value-type="float" office:value="1.134933" calcext:value-type="float">
            <text:p>1.134933</text:p>
          </table:table-cell>
          <table:table-cell office:value-type="float" office:value="1.571626" calcext:value-type="float">
            <text:p>1.571626</text:p>
          </table:table-cell>
          <table:table-cell office:value-type="float" office:value="1.518877" calcext:value-type="float">
            <text:p>1.518877</text:p>
          </table:table-cell>
          <table:table-cell office:value-type="float" office:value="1.577177" calcext:value-type="float">
            <text:p>1.577177</text:p>
          </table:table-cell>
          <table:table-cell office:value-type="float" office:value="1.582244" calcext:value-type="float">
            <text:p>1.582244</text:p>
          </table:table-cell>
          <table:table-cell office:value-type="float" office:value="1.639343" calcext:value-type="float">
            <text:p>1.639343</text:p>
          </table:table-cell>
          <table:table-cell office:value-type="float" office:value="1.795353" calcext:value-type="float">
            <text:p>1.795353</text:p>
          </table:table-cell>
          <table:table-cell office:value-type="float" office:value="0" calcext:value-type="float">
            <text:p>0</text:p>
          </table:table-cell>
          <table:table-cell office:value-type="float" office:value="47.65339" calcext:value-type="float">
            <text:p>47.6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7373" calcext:value-type="float">
            <text:p>1.2273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.741217" calcext:value-type="float">
            <text:p>1.741217</text:p>
          </table:table-cell>
          <table:table-cell office:value-type="float" office:value="139.5291" calcext:value-type="float">
            <text:p>139.5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1358" calcext:value-type="float">
            <text:p>6.21358</text:p>
          </table:table-cell>
          <table:table-cell office:value-type="float" office:value="0" calcext:value-type="float">
            <text:p>0</text:p>
          </table:table-cell>
          <table:table-cell office:value-type="float" office:value="0.00001617329" calcext:value-type="float">
            <text:p>1.61732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3" calcext:value-type="float">
            <text:p>-0.006004353</text:p>
          </table:table-cell>
          <table:table-cell office:value-type="float" office:value="1191.839" calcext:value-type="float">
            <text:p>1191.839</text:p>
          </table:table-cell>
          <table:table-cell office:value-type="float" office:value="3.073584" calcext:value-type="float">
            <text:p>3.073584</text:p>
          </table:table-cell>
          <table:table-cell office:value-type="float" office:value="0" calcext:value-type="float">
            <text:p>0</text:p>
          </table:table-cell>
          <table:table-cell office:value-type="float" office:value="1.687011" calcext:value-type="float">
            <text:p>1.687011</text:p>
          </table:table-cell>
          <table:table-cell office:value-type="float" office:value="0.1695686" calcext:value-type="float">
            <text:p>0.1695686</text:p>
          </table:table-cell>
          <table:table-cell office:value-type="float" office:value="0.1143698" calcext:value-type="float">
            <text:p>0.1143698</text:p>
          </table:table-cell>
          <table:table-cell office:value-type="float" office:value="0.0813013" calcext:value-type="float">
            <text:p>0.0813013</text:p>
          </table:table-cell>
          <table:table-cell office:value-type="float" office:value="0.0605982" calcext:value-type="float">
            <text:p>0.0605982</text:p>
          </table:table-cell>
          <table:table-cell office:value-type="float" office:value="0.04179987" calcext:value-type="float">
            <text:p>0.04179987</text:p>
          </table:table-cell>
          <table:table-cell office:value-type="float" office:value="0.03113955" calcext:value-type="float">
            <text:p>0.03113955</text:p>
          </table:table-cell>
          <table:table-cell office:value-type="float" office:value="0.05587349" calcext:value-type="float">
            <text:p>0.05587349</text:p>
          </table:table-cell>
          <table:table-cell office:value-type="float" office:value="0.08332144" calcext:value-type="float">
            <text:p>0.08332144</text:p>
          </table:table-cell>
          <table:table-cell office:value-type="float" office:value="0.07788393" calcext:value-type="float">
            <text:p>0.07788393</text:p>
          </table:table-cell>
          <table:table-cell office:value-type="float" office:value="0.07666162" calcext:value-type="float">
            <text:p>0.07666162</text:p>
          </table:table-cell>
          <table:table-cell office:value-type="float" office:value="0.07637719" calcext:value-type="float">
            <text:p>0.07637719</text:p>
          </table:table-cell>
          <table:table-cell office:value-type="float" office:value="0.07679022" calcext:value-type="float">
            <text:p>0.07679022</text:p>
          </table:table-cell>
          <table:table-cell office:value-type="float" office:value="0.07840608" calcext:value-type="float">
            <text:p>0.07840608</text:p>
          </table:table-cell>
          <table:table-cell office:value-type="float" office:value="0" calcext:value-type="float">
            <text:p>0</text:p>
          </table:table-cell>
          <table:table-cell office:value-type="float" office:value="6.692815" calcext:value-type="float">
            <text:p>6.692815</text:p>
          </table:table-cell>
          <table:table-cell office:value-type="float" office:value="3.614763" calcext:value-type="float">
            <text:p>3.614763</text:p>
          </table:table-cell>
          <table:table-cell office:value-type="float" office:value="2.504732" calcext:value-type="float">
            <text:p>2.504732</text:p>
          </table:table-cell>
          <table:table-cell office:value-type="float" office:value="1.74334" calcext:value-type="float">
            <text:p>1.74334</text:p>
          </table:table-cell>
          <table:table-cell office:value-type="float" office:value="1.279954" calcext:value-type="float">
            <text:p>1.279954</text:p>
          </table:table-cell>
          <table:table-cell office:value-type="float" office:value="0.712454" calcext:value-type="float">
            <text:p>0.712454</text:p>
          </table:table-cell>
          <table:table-cell office:value-type="float" office:value="0.5587384" calcext:value-type="float">
            <text:p>0.5587384</text:p>
          </table:table-cell>
          <table:table-cell office:value-type="float" office:value="1.145399" calcext:value-type="float">
            <text:p>1.145399</text:p>
          </table:table-cell>
          <table:table-cell office:value-type="float" office:value="1.584931" calcext:value-type="float">
            <text:p>1.584931</text:p>
          </table:table-cell>
          <table:table-cell office:value-type="float" office:value="1.531416" calcext:value-type="float">
            <text:p>1.531416</text:p>
          </table:table-cell>
          <table:table-cell office:value-type="float" office:value="1.590209" calcext:value-type="float">
            <text:p>1.590209</text:p>
          </table:table-cell>
          <table:table-cell office:value-type="float" office:value="1.595183" calcext:value-type="float">
            <text:p>1.595183</text:p>
          </table:table-cell>
          <table:table-cell office:value-type="float" office:value="1.652714" calcext:value-type="float">
            <text:p>1.652714</text:p>
          </table:table-cell>
          <table:table-cell office:value-type="float" office:value="1.810088" calcext:value-type="float">
            <text:p>1.810088</text:p>
          </table:table-cell>
          <table:table-cell office:value-type="float" office:value="0" calcext:value-type="float">
            <text:p>0</text:p>
          </table:table-cell>
          <table:table-cell office:value-type="float" office:value="36.84299" calcext:value-type="float">
            <text:p>36.84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7726" calcext:value-type="float">
            <text:p>1.2477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1.727837" calcext:value-type="float">
            <text:p>1.727837</text:p>
          </table:table-cell>
          <table:table-cell office:value-type="float" office:value="139.5143" calcext:value-type="float">
            <text:p>139.5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9945" calcext:value-type="float">
            <text:p>6.269945</text:p>
          </table:table-cell>
          <table:table-cell office:value-type="float" office:value="0" calcext:value-type="float">
            <text:p>0</text:p>
          </table:table-cell>
          <table:table-cell office:value-type="float" office:value="0.00001617329" calcext:value-type="float">
            <text:p>1.61732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3" calcext:value-type="float">
            <text:p>-0.006004353</text:p>
          </table:table-cell>
          <table:table-cell office:value-type="float" office:value="1191.807" calcext:value-type="float">
            <text:p>1191.807</text:p>
          </table:table-cell>
          <table:table-cell office:value-type="float" office:value="3.039716" calcext:value-type="float">
            <text:p>3.039716</text:p>
          </table:table-cell>
          <table:table-cell office:value-type="float" office:value="0" calcext:value-type="float">
            <text:p>0</text:p>
          </table:table-cell>
          <table:table-cell office:value-type="float" office:value="1.983301" calcext:value-type="float">
            <text:p>1.983301</text:p>
          </table:table-cell>
          <table:table-cell office:value-type="float" office:value="0.1994714" calcext:value-type="float">
            <text:p>0.1994714</text:p>
          </table:table-cell>
          <table:table-cell office:value-type="float" office:value="0.1283246" calcext:value-type="float">
            <text:p>0.1283246</text:p>
          </table:table-cell>
          <table:table-cell office:value-type="float" office:value="0.08701862" calcext:value-type="float">
            <text:p>0.08701862</text:p>
          </table:table-cell>
          <table:table-cell office:value-type="float" office:value="0.06318992" calcext:value-type="float">
            <text:p>0.06318992</text:p>
          </table:table-cell>
          <table:table-cell office:value-type="float" office:value="0.04188217" calcext:value-type="float">
            <text:p>0.04188217</text:p>
          </table:table-cell>
          <table:table-cell office:value-type="float" office:value="0.03103906" calcext:value-type="float">
            <text:p>0.03103906</text:p>
          </table:table-cell>
          <table:table-cell office:value-type="float" office:value="0.05573579" calcext:value-type="float">
            <text:p>0.05573579</text:p>
          </table:table-cell>
          <table:table-cell office:value-type="float" office:value="0.08348908" calcext:value-type="float">
            <text:p>0.08348908</text:p>
          </table:table-cell>
          <table:table-cell office:value-type="float" office:value="0.07804738" calcext:value-type="float">
            <text:p>0.07804738</text:p>
          </table:table-cell>
          <table:table-cell office:value-type="float" office:value="0.07680759" calcext:value-type="float">
            <text:p>0.07680759</text:p>
          </table:table-cell>
          <table:table-cell office:value-type="float" office:value="0.07651634" calcext:value-type="float">
            <text:p>0.07651634</text:p>
          </table:table-cell>
          <table:table-cell office:value-type="float" office:value="0.07693119" calcext:value-type="float">
            <text:p>0.07693119</text:p>
          </table:table-cell>
          <table:table-cell office:value-type="float" office:value="0.07856126" calcext:value-type="float">
            <text:p>0.07856126</text:p>
          </table:table-cell>
          <table:table-cell office:value-type="float" office:value="0" calcext:value-type="float">
            <text:p>0</text:p>
          </table:table-cell>
          <table:table-cell office:value-type="float" office:value="6.915085" calcext:value-type="float">
            <text:p>6.915085</text:p>
          </table:table-cell>
          <table:table-cell office:value-type="float" office:value="3.672596" calcext:value-type="float">
            <text:p>3.672596</text:p>
          </table:table-cell>
          <table:table-cell office:value-type="float" office:value="2.542267" calcext:value-type="float">
            <text:p>2.542267</text:p>
          </table:table-cell>
          <table:table-cell office:value-type="float" office:value="1.770141" calcext:value-type="float">
            <text:p>1.770141</text:p>
          </table:table-cell>
          <table:table-cell office:value-type="float" office:value="1.300279" calcext:value-type="float">
            <text:p>1.300279</text:p>
          </table:table-cell>
          <table:table-cell office:value-type="float" office:value="0.7214437" calcext:value-type="float">
            <text:p>0.7214437</text:p>
          </table:table-cell>
          <table:table-cell office:value-type="float" office:value="0.5646248" calcext:value-type="float">
            <text:p>0.5646248</text:p>
          </table:table-cell>
          <table:table-cell office:value-type="float" office:value="1.155796" calcext:value-type="float">
            <text:p>1.155796</text:p>
          </table:table-cell>
          <table:table-cell office:value-type="float" office:value="1.598244" calcext:value-type="float">
            <text:p>1.598244</text:p>
          </table:table-cell>
          <table:table-cell office:value-type="float" office:value="1.543962" calcext:value-type="float">
            <text:p>1.543962</text:p>
          </table:table-cell>
          <table:table-cell office:value-type="float" office:value="1.603233" calcext:value-type="float">
            <text:p>1.603233</text:p>
          </table:table-cell>
          <table:table-cell office:value-type="float" office:value="1.608112" calcext:value-type="float">
            <text:p>1.608112</text:p>
          </table:table-cell>
          <table:table-cell office:value-type="float" office:value="1.666077" calcext:value-type="float">
            <text:p>1.666077</text:p>
          </table:table-cell>
          <table:table-cell office:value-type="float" office:value="1.824806" calcext:value-type="float">
            <text:p>1.824806</text:p>
          </table:table-cell>
          <table:table-cell office:value-type="float" office:value="0" calcext:value-type="float">
            <text:p>0</text:p>
          </table:table-cell>
          <table:table-cell office:value-type="float" office:value="44.6728" calcext:value-type="float">
            <text:p>44.6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376" calcext:value-type="float">
            <text:p>1.273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1.71678" calcext:value-type="float">
            <text:p>1.71678</text:p>
          </table:table-cell>
          <table:table-cell office:value-type="float" office:value="139.4982" calcext:value-type="float">
            <text:p>139.4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32405" calcext:value-type="float">
            <text:p>6.332405</text:p>
          </table:table-cell>
          <table:table-cell office:value-type="float" office:value="0" calcext:value-type="float">
            <text:p>0</text:p>
          </table:table-cell>
          <table:table-cell office:value-type="float" office:value="0.00001617338" calcext:value-type="float">
            <text:p>1.617338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2" calcext:value-type="float">
            <text:p>-0.006004352</text:p>
          </table:table-cell>
          <table:table-cell office:value-type="float" office:value="1191.767" calcext:value-type="float">
            <text:p>1191.767</text:p>
          </table:table-cell>
          <table:table-cell office:value-type="float" office:value="3.011706" calcext:value-type="float">
            <text:p>3.011706</text:p>
          </table:table-cell>
          <table:table-cell office:value-type="float" office:value="0" calcext:value-type="float">
            <text:p>0</text:p>
          </table:table-cell>
          <table:table-cell office:value-type="float" office:value="1.89346" calcext:value-type="float">
            <text:p>1.89346</text:p>
          </table:table-cell>
          <table:table-cell office:value-type="float" office:value="0.3600149" calcext:value-type="float">
            <text:p>0.3600149</text:p>
          </table:table-cell>
          <table:table-cell office:value-type="float" office:value="0.2876472" calcext:value-type="float">
            <text:p>0.2876472</text:p>
          </table:table-cell>
          <table:table-cell office:value-type="float" office:value="0.09790091" calcext:value-type="float">
            <text:p>0.09790091</text:p>
          </table:table-cell>
          <table:table-cell office:value-type="float" office:value="0.06950548" calcext:value-type="float">
            <text:p>0.06950548</text:p>
          </table:table-cell>
          <table:table-cell office:value-type="float" office:value="0.04450355" calcext:value-type="float">
            <text:p>0.04450355</text:p>
          </table:table-cell>
          <table:table-cell office:value-type="float" office:value="0.03188137" calcext:value-type="float">
            <text:p>0.03188137</text:p>
          </table:table-cell>
          <table:table-cell office:value-type="float" office:value="0.05600049" calcext:value-type="float">
            <text:p>0.05600049</text:p>
          </table:table-cell>
          <table:table-cell office:value-type="float" office:value="0.08365542" calcext:value-type="float">
            <text:p>0.08365542</text:p>
          </table:table-cell>
          <table:table-cell office:value-type="float" office:value="0.07820588" calcext:value-type="float">
            <text:p>0.07820588</text:p>
          </table:table-cell>
          <table:table-cell office:value-type="float" office:value="0.07695301" calcext:value-type="float">
            <text:p>0.07695301</text:p>
          </table:table-cell>
          <table:table-cell office:value-type="float" office:value="0.07665534" calcext:value-type="float">
            <text:p>0.07665534</text:p>
          </table:table-cell>
          <table:table-cell office:value-type="float" office:value="0.07707231" calcext:value-type="float">
            <text:p>0.07707231</text:p>
          </table:table-cell>
          <table:table-cell office:value-type="float" office:value="0.07871637" calcext:value-type="float">
            <text:p>0.07871637</text:p>
          </table:table-cell>
          <table:table-cell office:value-type="float" office:value="0" calcext:value-type="float">
            <text:p>0</text:p>
          </table:table-cell>
          <table:table-cell office:value-type="float" office:value="6.139683" calcext:value-type="float">
            <text:p>6.139683</text:p>
          </table:table-cell>
          <table:table-cell office:value-type="float" office:value="3.717023" calcext:value-type="float">
            <text:p>3.717023</text:p>
          </table:table-cell>
          <table:table-cell office:value-type="float" office:value="2.905692" calcext:value-type="float">
            <text:p>2.905692</text:p>
          </table:table-cell>
          <table:table-cell office:value-type="float" office:value="1.800405" calcext:value-type="float">
            <text:p>1.800405</text:p>
          </table:table-cell>
          <table:table-cell office:value-type="float" office:value="1.322544" calcext:value-type="float">
            <text:p>1.322544</text:p>
          </table:table-cell>
          <table:table-cell office:value-type="float" office:value="0.7308273" calcext:value-type="float">
            <text:p>0.7308273</text:p>
          </table:table-cell>
          <table:table-cell office:value-type="float" office:value="0.5705897" calcext:value-type="float">
            <text:p>0.5705897</text:p>
          </table:table-cell>
          <table:table-cell office:value-type="float" office:value="1.166164" calcext:value-type="float">
            <text:p>1.166164</text:p>
          </table:table-cell>
          <table:table-cell office:value-type="float" office:value="1.611549" calcext:value-type="float">
            <text:p>1.611549</text:p>
          </table:table-cell>
          <table:table-cell office:value-type="float" office:value="1.55651" calcext:value-type="float">
            <text:p>1.55651</text:p>
          </table:table-cell>
          <table:table-cell office:value-type="float" office:value="1.616246" calcext:value-type="float">
            <text:p>1.616246</text:p>
          </table:table-cell>
          <table:table-cell office:value-type="float" office:value="1.621032" calcext:value-type="float">
            <text:p>1.621032</text:p>
          </table:table-cell>
          <table:table-cell office:value-type="float" office:value="1.679432" calcext:value-type="float">
            <text:p>1.679432</text:p>
          </table:table-cell>
          <table:table-cell office:value-type="float" office:value="1.839509" calcext:value-type="float">
            <text:p>1.839509</text:p>
          </table:table-cell>
          <table:table-cell office:value-type="float" office:value="0" calcext:value-type="float">
            <text:p>0</text:p>
          </table:table-cell>
          <table:table-cell office:value-type="float" office:value="41.21069" calcext:value-type="float">
            <text:p>41.2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8887" calcext:value-type="float">
            <text:p>1.2988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1.710124" calcext:value-type="float">
            <text:p>1.710124</text:p>
          </table:table-cell>
          <table:table-cell office:value-type="float" office:value="139.4835" calcext:value-type="float">
            <text:p>139.4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7005" calcext:value-type="float">
            <text:p>6.397005</text:p>
          </table:table-cell>
          <table:table-cell office:value-type="float" office:value="0" calcext:value-type="float">
            <text:p>0</text:p>
          </table:table-cell>
          <table:table-cell office:value-type="float" office:value="0.0000161735" calcext:value-type="float">
            <text:p>1.61735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52" calcext:value-type="float">
            <text:p>-0.006004352</text:p>
          </table:table-cell>
          <table:table-cell office:value-type="float" office:value="1191.728" calcext:value-type="float">
            <text:p>1191.728</text:p>
          </table:table-cell>
          <table:table-cell office:value-type="float" office:value="3.006276" calcext:value-type="float">
            <text:p>3.006276</text:p>
          </table:table-cell>
          <table:table-cell office:value-type="float" office:value="0" calcext:value-type="float">
            <text:p>0</text:p>
          </table:table-cell>
          <table:table-cell office:value-type="float" office:value="1.305586" calcext:value-type="float">
            <text:p>1.305586</text:p>
          </table:table-cell>
          <table:table-cell office:value-type="float" office:value="0.3343002" calcext:value-type="float">
            <text:p>0.3343002</text:p>
          </table:table-cell>
          <table:table-cell office:value-type="float" office:value="0.2714333" calcext:value-type="float">
            <text:p>0.2714333</text:p>
          </table:table-cell>
          <table:table-cell office:value-type="float" office:value="0.1023364" calcext:value-type="float">
            <text:p>0.1023364</text:p>
          </table:table-cell>
          <table:table-cell office:value-type="float" office:value="0.07318158" calcext:value-type="float">
            <text:p>0.07318158</text:p>
          </table:table-cell>
          <table:table-cell office:value-type="float" office:value="0.04672743" calcext:value-type="float">
            <text:p>0.04672743</text:p>
          </table:table-cell>
          <table:table-cell office:value-type="float" office:value="0.03280439" calcext:value-type="float">
            <text:p>0.03280439</text:p>
          </table:table-cell>
          <table:table-cell office:value-type="float" office:value="0.05659605" calcext:value-type="float">
            <text:p>0.05659605</text:p>
          </table:table-cell>
          <table:table-cell office:value-type="float" office:value="0.08389129" calcext:value-type="float">
            <text:p>0.08389129</text:p>
          </table:table-cell>
          <table:table-cell office:value-type="float" office:value="0.07836504" calcext:value-type="float">
            <text:p>0.07836504</text:p>
          </table:table-cell>
          <table:table-cell office:value-type="float" office:value="0.07709785" calcext:value-type="float">
            <text:p>0.07709785</text:p>
          </table:table-cell>
          <table:table-cell office:value-type="float" office:value="0.07679418" calcext:value-type="float">
            <text:p>0.07679418</text:p>
          </table:table-cell>
          <table:table-cell office:value-type="float" office:value="0.07721343" calcext:value-type="float">
            <text:p>0.07721343</text:p>
          </table:table-cell>
          <table:table-cell office:value-type="float" office:value="0.07887114" calcext:value-type="float">
            <text:p>0.07887114</text:p>
          </table:table-cell>
          <table:table-cell office:value-type="float" office:value="0" calcext:value-type="float">
            <text:p>0</text:p>
          </table:table-cell>
          <table:table-cell office:value-type="float" office:value="5.682929" calcext:value-type="float">
            <text:p>5.682929</text:p>
          </table:table-cell>
          <table:table-cell office:value-type="float" office:value="3.797683" calcext:value-type="float">
            <text:p>3.797683</text:p>
          </table:table-cell>
          <table:table-cell office:value-type="float" office:value="3.212198" calcext:value-type="float">
            <text:p>3.212198</text:p>
          </table:table-cell>
          <table:table-cell office:value-type="float" office:value="1.833799" calcext:value-type="float">
            <text:p>1.833799</text:p>
          </table:table-cell>
          <table:table-cell office:value-type="float" office:value="1.346854" calcext:value-type="float">
            <text:p>1.346854</text:p>
          </table:table-cell>
          <table:table-cell office:value-type="float" office:value="0.7408298" calcext:value-type="float">
            <text:p>0.7408298</text:p>
          </table:table-cell>
          <table:table-cell office:value-type="float" office:value="0.576746" calcext:value-type="float">
            <text:p>0.576746</text:p>
          </table:table-cell>
          <table:table-cell office:value-type="float" office:value="1.176607" calcext:value-type="float">
            <text:p>1.176607</text:p>
          </table:table-cell>
          <table:table-cell office:value-type="float" office:value="1.624858" calcext:value-type="float">
            <text:p>1.624858</text:p>
          </table:table-cell>
          <table:table-cell office:value-type="float" office:value="1.569058" calcext:value-type="float">
            <text:p>1.569058</text:p>
          </table:table-cell>
          <table:table-cell office:value-type="float" office:value="1.629256" calcext:value-type="float">
            <text:p>1.629256</text:p>
          </table:table-cell>
          <table:table-cell office:value-type="float" office:value="1.633942" calcext:value-type="float">
            <text:p>1.633942</text:p>
          </table:table-cell>
          <table:table-cell office:value-type="float" office:value="1.69278" calcext:value-type="float">
            <text:p>1.69278</text:p>
          </table:table-cell>
          <table:table-cell office:value-type="float" office:value="1.854194" calcext:value-type="float">
            <text:p>1.854194</text:p>
          </table:table-cell>
          <table:table-cell office:value-type="float" office:value="0" calcext:value-type="float">
            <text:p>0</text:p>
          </table:table-cell>
          <table:table-cell office:value-type="float" office:value="23.34968" calcext:value-type="float">
            <text:p>23.34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8339" calcext:value-type="float">
            <text:p>1.3183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.704318" calcext:value-type="float">
            <text:p>1.704318</text:p>
          </table:table-cell>
          <table:table-cell office:value-type="float" office:value="139.4701" calcext:value-type="float">
            <text:p>139.4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6603" calcext:value-type="float">
            <text:p>6.456603</text:p>
          </table:table-cell>
          <table:table-cell office:value-type="float" office:value="0" calcext:value-type="float">
            <text:p>0</text:p>
          </table:table-cell>
          <table:table-cell office:value-type="float" office:value="0.00001617382" calcext:value-type="float">
            <text:p>1.617382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49" calcext:value-type="float">
            <text:p>-0.006004349</text:p>
          </table:table-cell>
          <table:table-cell office:value-type="float" office:value="1191.691" calcext:value-type="float">
            <text:p>1191.691</text:p>
          </table:table-cell>
          <table:table-cell office:value-type="float" office:value="3.001836" calcext:value-type="float">
            <text:p>3.001836</text:p>
          </table:table-cell>
          <table:table-cell office:value-type="float" office:value="0" calcext:value-type="float">
            <text:p>0</text:p>
          </table:table-cell>
          <table:table-cell office:value-type="float" office:value="0.5279766" calcext:value-type="float">
            <text:p>0.5279766</text:p>
          </table:table-cell>
          <table:table-cell office:value-type="float" office:value="0.2120939" calcext:value-type="float">
            <text:p>0.2120939</text:p>
          </table:table-cell>
          <table:table-cell office:value-type="float" office:value="0.1601835" calcext:value-type="float">
            <text:p>0.1601835</text:p>
          </table:table-cell>
          <table:table-cell office:value-type="float" office:value="0.096912" calcext:value-type="float">
            <text:p>0.096912</text:p>
          </table:table-cell>
          <table:table-cell office:value-type="float" office:value="0.07154027" calcext:value-type="float">
            <text:p>0.07154027</text:p>
          </table:table-cell>
          <table:table-cell office:value-type="float" office:value="0.04670588" calcext:value-type="float">
            <text:p>0.04670588</text:p>
          </table:table-cell>
          <table:table-cell office:value-type="float" office:value="0.03306263" calcext:value-type="float">
            <text:p>0.03306263</text:p>
          </table:table-cell>
          <table:table-cell office:value-type="float" office:value="0.05709693" calcext:value-type="float">
            <text:p>0.05709693</text:p>
          </table:table-cell>
          <table:table-cell office:value-type="float" office:value="0.08418141" calcext:value-type="float">
            <text:p>0.08418141</text:p>
          </table:table-cell>
          <table:table-cell office:value-type="float" office:value="0.0785303" calcext:value-type="float">
            <text:p>0.0785303</text:p>
          </table:table-cell>
          <table:table-cell office:value-type="float" office:value="0.07724281" calcext:value-type="float">
            <text:p>0.07724281</text:p>
          </table:table-cell>
          <table:table-cell office:value-type="float" office:value="0.0769329" calcext:value-type="float">
            <text:p>0.0769329</text:p>
          </table:table-cell>
          <table:table-cell office:value-type="float" office:value="0.07735435" calcext:value-type="float">
            <text:p>0.07735435</text:p>
          </table:table-cell>
          <table:table-cell office:value-type="float" office:value="0.0790257" calcext:value-type="float">
            <text:p>0.0790257</text:p>
          </table:table-cell>
          <table:table-cell office:value-type="float" office:value="0" calcext:value-type="float">
            <text:p>0</text:p>
          </table:table-cell>
          <table:table-cell office:value-type="float" office:value="5.909436" calcext:value-type="float">
            <text:p>5.909436</text:p>
          </table:table-cell>
          <table:table-cell office:value-type="float" office:value="3.882528" calcext:value-type="float">
            <text:p>3.882528</text:p>
          </table:table-cell>
          <table:table-cell office:value-type="float" office:value="3.278685" calcext:value-type="float">
            <text:p>3.278685</text:p>
          </table:table-cell>
          <table:table-cell office:value-type="float" office:value="1.866859" calcext:value-type="float">
            <text:p>1.866859</text:p>
          </table:table-cell>
          <table:table-cell office:value-type="float" office:value="1.371401" calcext:value-type="float">
            <text:p>1.371401</text:p>
          </table:table-cell>
          <table:table-cell office:value-type="float" office:value="0.7510471" calcext:value-type="float">
            <text:p>0.7510471</text:p>
          </table:table-cell>
          <table:table-cell office:value-type="float" office:value="0.5830032" calcext:value-type="float">
            <text:p>0.5830032</text:p>
          </table:table-cell>
          <table:table-cell office:value-type="float" office:value="1.187154" calcext:value-type="float">
            <text:p>1.187154</text:p>
          </table:table-cell>
          <table:table-cell office:value-type="float" office:value="1.638185" calcext:value-type="float">
            <text:p>1.638185</text:p>
          </table:table-cell>
          <table:table-cell office:value-type="float" office:value="1.581607" calcext:value-type="float">
            <text:p>1.581607</text:p>
          </table:table-cell>
          <table:table-cell office:value-type="float" office:value="1.642252" calcext:value-type="float">
            <text:p>1.642252</text:p>
          </table:table-cell>
          <table:table-cell office:value-type="float" office:value="1.646843" calcext:value-type="float">
            <text:p>1.646843</text:p>
          </table:table-cell>
          <table:table-cell office:value-type="float" office:value="1.706115" calcext:value-type="float">
            <text:p>1.706115</text:p>
          </table:table-cell>
          <table:table-cell office:value-type="float" office:value="1.868861" calcext:value-type="float">
            <text:p>1.868861</text:p>
          </table:table-cell>
          <table:table-cell office:value-type="float" office:value="0" calcext:value-type="float">
            <text:p>0</text:p>
          </table:table-cell>
          <table:table-cell office:value-type="float" office:value="6.200666" calcext:value-type="float">
            <text:p>6.200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845" calcext:value-type="float">
            <text:p>1.3358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.698707" calcext:value-type="float">
            <text:p>1.698707</text:p>
          </table:table-cell>
          <table:table-cell office:value-type="float" office:value="139.4582" calcext:value-type="float">
            <text:p>139.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3321" calcext:value-type="float">
            <text:p>6.513321</text:p>
          </table:table-cell>
          <table:table-cell office:value-type="float" office:value="0" calcext:value-type="float">
            <text:p>0</text:p>
          </table:table-cell>
          <table:table-cell office:value-type="float" office:value="0.0000161776" calcext:value-type="float">
            <text:p>1.6177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653" calcext:value-type="float">
            <text:p>1191.653</text:p>
          </table:table-cell>
          <table:table-cell office:value-type="float" office:value="3.001017" calcext:value-type="float">
            <text:p>3.001017</text:p>
          </table:table-cell>
          <table:table-cell office:value-type="float" office:value="0" calcext:value-type="float">
            <text:p>0</text:p>
          </table:table-cell>
          <table:table-cell office:value-type="float" office:value="0.2749102" calcext:value-type="float">
            <text:p>0.2749102</text:p>
          </table:table-cell>
          <table:table-cell office:value-type="float" office:value="0.1562771" calcext:value-type="float">
            <text:p>0.1562771</text:p>
          </table:table-cell>
          <table:table-cell office:value-type="float" office:value="0.1296855" calcext:value-type="float">
            <text:p>0.1296855</text:p>
          </table:table-cell>
          <table:table-cell office:value-type="float" office:value="0.0889078" calcext:value-type="float">
            <text:p>0.0889078</text:p>
          </table:table-cell>
          <table:table-cell office:value-type="float" office:value="0.06707595" calcext:value-type="float">
            <text:p>0.06707595</text:p>
          </table:table-cell>
          <table:table-cell office:value-type="float" office:value="0.04522528" calcext:value-type="float">
            <text:p>0.04522528</text:p>
          </table:table-cell>
          <table:table-cell office:value-type="float" office:value="0.03271601" calcext:value-type="float">
            <text:p>0.03271601</text:p>
          </table:table-cell>
          <table:table-cell office:value-type="float" office:value="0.05716141" calcext:value-type="float">
            <text:p>0.05716141</text:p>
          </table:table-cell>
          <table:table-cell office:value-type="float" office:value="0.0844491" calcext:value-type="float">
            <text:p>0.0844491</text:p>
          </table:table-cell>
          <table:table-cell office:value-type="float" office:value="0.07870033" calcext:value-type="float">
            <text:p>0.07870033</text:p>
          </table:table-cell>
          <table:table-cell office:value-type="float" office:value="0.07738795" calcext:value-type="float">
            <text:p>0.07738795</text:p>
          </table:table-cell>
          <table:table-cell office:value-type="float" office:value="0.07707153" calcext:value-type="float">
            <text:p>0.07707153</text:p>
          </table:table-cell>
          <table:table-cell office:value-type="float" office:value="0.07749502" calcext:value-type="float">
            <text:p>0.07749502</text:p>
          </table:table-cell>
          <table:table-cell office:value-type="float" office:value="0.07918021" calcext:value-type="float">
            <text:p>0.07918021</text:p>
          </table:table-cell>
          <table:table-cell office:value-type="float" office:value="0" calcext:value-type="float">
            <text:p>0</text:p>
          </table:table-cell>
          <table:table-cell office:value-type="float" office:value="5.997936" calcext:value-type="float">
            <text:p>5.997936</text:p>
          </table:table-cell>
          <table:table-cell office:value-type="float" office:value="3.951051" calcext:value-type="float">
            <text:p>3.951051</text:p>
          </table:table-cell>
          <table:table-cell office:value-type="float" office:value="3.328728" calcext:value-type="float">
            <text:p>3.328728</text:p>
          </table:table-cell>
          <table:table-cell office:value-type="float" office:value="1.9005" calcext:value-type="float">
            <text:p>1.9005</text:p>
          </table:table-cell>
          <table:table-cell office:value-type="float" office:value="1.396197" calcext:value-type="float">
            <text:p>1.396197</text:p>
          </table:table-cell>
          <table:table-cell office:value-type="float" office:value="0.7610551" calcext:value-type="float">
            <text:p>0.7610551</text:p>
          </table:table-cell>
          <table:table-cell office:value-type="float" office:value="0.5891955" calcext:value-type="float">
            <text:p>0.5891955</text:p>
          </table:table-cell>
          <table:table-cell office:value-type="float" office:value="1.197728" calcext:value-type="float">
            <text:p>1.197728</text:p>
          </table:table-cell>
          <table:table-cell office:value-type="float" office:value="1.651529" calcext:value-type="float">
            <text:p>1.651529</text:p>
          </table:table-cell>
          <table:table-cell office:value-type="float" office:value="1.594155" calcext:value-type="float">
            <text:p>1.594155</text:p>
          </table:table-cell>
          <table:table-cell office:value-type="float" office:value="1.655245" calcext:value-type="float">
            <text:p>1.655245</text:p>
          </table:table-cell>
          <table:table-cell office:value-type="float" office:value="1.659733" calcext:value-type="float">
            <text:p>1.659733</text:p>
          </table:table-cell>
          <table:table-cell office:value-type="float" office:value="1.71945" calcext:value-type="float">
            <text:p>1.71945</text:p>
          </table:table-cell>
          <table:table-cell office:value-type="float" office:value="1.883511" calcext:value-type="float">
            <text:p>1.883511</text:p>
          </table:table-cell>
          <table:table-cell office:value-type="float" office:value="0" calcext:value-type="float">
            <text:p>0</text:p>
          </table:table-cell>
          <table:table-cell office:value-type="float" office:value="11.55228" calcext:value-type="float">
            <text:p>11.55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1776" calcext:value-type="float">
            <text:p>1.3517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.694257" calcext:value-type="float">
            <text:p>1.694257</text:p>
          </table:table-cell>
          <table:table-cell office:value-type="float" office:value="139.4465" calcext:value-type="float">
            <text:p>139.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8045" calcext:value-type="float">
            <text:p>6.568045</text:p>
          </table:table-cell>
          <table:table-cell office:value-type="float" office:value="0" calcext:value-type="float">
            <text:p>0</text:p>
          </table:table-cell>
          <table:table-cell office:value-type="float" office:value="0.0000161776" calcext:value-type="float">
            <text:p>1.6177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615" calcext:value-type="float">
            <text:p>1191.615</text:p>
          </table:table-cell>
          <table:table-cell office:value-type="float" office:value="2.99752" calcext:value-type="float">
            <text:p>2.99752</text:p>
          </table:table-cell>
          <table:table-cell office:value-type="float" office:value="0" calcext:value-type="float">
            <text:p>0</text:p>
          </table:table-cell>
          <table:table-cell office:value-type="float" office:value="0.2877568" calcext:value-type="float">
            <text:p>0.2877568</text:p>
          </table:table-cell>
          <table:table-cell office:value-type="float" office:value="0.1381155" calcext:value-type="float">
            <text:p>0.1381155</text:p>
          </table:table-cell>
          <table:table-cell office:value-type="float" office:value="0.1152052" calcext:value-type="float">
            <text:p>0.1152052</text:p>
          </table:table-cell>
          <table:table-cell office:value-type="float" office:value="0.07892207" calcext:value-type="float">
            <text:p>0.07892207</text:p>
          </table:table-cell>
          <table:table-cell office:value-type="float" office:value="0.06076263" calcext:value-type="float">
            <text:p>0.06076263</text:p>
          </table:table-cell>
          <table:table-cell office:value-type="float" office:value="0.04216181" calcext:value-type="float">
            <text:p>0.04216181</text:p>
          </table:table-cell>
          <table:table-cell office:value-type="float" office:value="0.03196735" calcext:value-type="float">
            <text:p>0.03196735</text:p>
          </table:table-cell>
          <table:table-cell office:value-type="float" office:value="0.05690537" calcext:value-type="float">
            <text:p>0.05690537</text:p>
          </table:table-cell>
          <table:table-cell office:value-type="float" office:value="0.08463968" calcext:value-type="float">
            <text:p>0.08463968</text:p>
          </table:table-cell>
          <table:table-cell office:value-type="float" office:value="0.07886877" calcext:value-type="float">
            <text:p>0.07886877</text:p>
          </table:table-cell>
          <table:table-cell office:value-type="float" office:value="0.07753341" calcext:value-type="float">
            <text:p>0.07753341</text:p>
          </table:table-cell>
          <table:table-cell office:value-type="float" office:value="0.07721011" calcext:value-type="float">
            <text:p>0.07721011</text:p>
          </table:table-cell>
          <table:table-cell office:value-type="float" office:value="0.07763579" calcext:value-type="float">
            <text:p>0.07763579</text:p>
          </table:table-cell>
          <table:table-cell office:value-type="float" office:value="0.07933456" calcext:value-type="float">
            <text:p>0.07933456</text:p>
          </table:table-cell>
          <table:table-cell office:value-type="float" office:value="0" calcext:value-type="float">
            <text:p>0</text:p>
          </table:table-cell>
          <table:table-cell office:value-type="float" office:value="6.094165" calcext:value-type="float">
            <text:p>6.094165</text:p>
          </table:table-cell>
          <table:table-cell office:value-type="float" office:value="3.995073" calcext:value-type="float">
            <text:p>3.995073</text:p>
          </table:table-cell>
          <table:table-cell office:value-type="float" office:value="3.366205" calcext:value-type="float">
            <text:p>3.366205</text:p>
          </table:table-cell>
          <table:table-cell office:value-type="float" office:value="1.928705" calcext:value-type="float">
            <text:p>1.928705</text:p>
          </table:table-cell>
          <table:table-cell office:value-type="float" office:value="1.418359" calcext:value-type="float">
            <text:p>1.418359</text:p>
          </table:table-cell>
          <table:table-cell office:value-type="float" office:value="0.7707108" calcext:value-type="float">
            <text:p>0.7707108</text:p>
          </table:table-cell>
          <table:table-cell office:value-type="float" office:value="0.5953516" calcext:value-type="float">
            <text:p>0.5953516</text:p>
          </table:table-cell>
          <table:table-cell office:value-type="float" office:value="1.208249" calcext:value-type="float">
            <text:p>1.208249</text:p>
          </table:table-cell>
          <table:table-cell office:value-type="float" office:value="1.664876" calcext:value-type="float">
            <text:p>1.664876</text:p>
          </table:table-cell>
          <table:table-cell office:value-type="float" office:value="1.606704" calcext:value-type="float">
            <text:p>1.606704</text:p>
          </table:table-cell>
          <table:table-cell office:value-type="float" office:value="1.668226" calcext:value-type="float">
            <text:p>1.668226</text:p>
          </table:table-cell>
          <table:table-cell office:value-type="float" office:value="1.672614" calcext:value-type="float">
            <text:p>1.672614</text:p>
          </table:table-cell>
          <table:table-cell office:value-type="float" office:value="1.732779" calcext:value-type="float">
            <text:p>1.732779</text:p>
          </table:table-cell>
          <table:table-cell office:value-type="float" office:value="1.898141" calcext:value-type="float">
            <text:p>1.898141</text:p>
          </table:table-cell>
          <table:table-cell office:value-type="float" office:value="0" calcext:value-type="float">
            <text:p>0</text:p>
          </table:table-cell>
          <table:table-cell office:value-type="float" office:value="9.2394" calcext:value-type="float">
            <text:p>9.2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6298" calcext:value-type="float">
            <text:p>1.3662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1.688734" calcext:value-type="float">
            <text:p>1.688734</text:p>
          </table:table-cell>
          <table:table-cell office:value-type="float" office:value="139.4342" calcext:value-type="float">
            <text:p>139.4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22038" calcext:value-type="float">
            <text:p>6.622038</text:p>
          </table:table-cell>
          <table:table-cell office:value-type="float" office:value="0" calcext:value-type="float">
            <text:p>0</text:p>
          </table:table-cell>
          <table:table-cell office:value-type="float" office:value="0.0000161776" calcext:value-type="float">
            <text:p>1.6177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576" calcext:value-type="float">
            <text:p>1191.576</text:p>
          </table:table-cell>
          <table:table-cell office:value-type="float" office:value="2.990277" calcext:value-type="float">
            <text:p>2.990277</text:p>
          </table:table-cell>
          <table:table-cell office:value-type="float" office:value="0" calcext:value-type="float">
            <text:p>0</text:p>
          </table:table-cell>
          <table:table-cell office:value-type="float" office:value="0.6451218" calcext:value-type="float">
            <text:p>0.6451218</text:p>
          </table:table-cell>
          <table:table-cell office:value-type="float" office:value="0.1648287" calcext:value-type="float">
            <text:p>0.1648287</text:p>
          </table:table-cell>
          <table:table-cell office:value-type="float" office:value="0.1294484" calcext:value-type="float">
            <text:p>0.1294484</text:p>
          </table:table-cell>
          <table:table-cell office:value-type="float" office:value="0.08082934" calcext:value-type="float">
            <text:p>0.08082934</text:p>
          </table:table-cell>
          <table:table-cell office:value-type="float" office:value="0.06068056" calcext:value-type="float">
            <text:p>0.06068056</text:p>
          </table:table-cell>
          <table:table-cell office:value-type="float" office:value="0.04052045" calcext:value-type="float">
            <text:p>0.04052045</text:p>
          </table:table-cell>
          <table:table-cell office:value-type="float" office:value="0.03114001" calcext:value-type="float">
            <text:p>0.03114001</text:p>
          </table:table-cell>
          <table:table-cell office:value-type="float" office:value="0.05643316" calcext:value-type="float">
            <text:p>0.05643316</text:p>
          </table:table-cell>
          <table:table-cell office:value-type="float" office:value="0.08473916" calcext:value-type="float">
            <text:p>0.08473916</text:p>
          </table:table-cell>
          <table:table-cell office:value-type="float" office:value="0.07902994" calcext:value-type="float">
            <text:p>0.07902994</text:p>
          </table:table-cell>
          <table:table-cell office:value-type="float" office:value="0.07767893" calcext:value-type="float">
            <text:p>0.07767893</text:p>
          </table:table-cell>
          <table:table-cell office:value-type="float" office:value="0.0773487" calcext:value-type="float">
            <text:p>0.0773487</text:p>
          </table:table-cell>
          <table:table-cell office:value-type="float" office:value="0.07777618" calcext:value-type="float">
            <text:p>0.07777618</text:p>
          </table:table-cell>
          <table:table-cell office:value-type="float" office:value="0.07948855" calcext:value-type="float">
            <text:p>0.07948855</text:p>
          </table:table-cell>
          <table:table-cell office:value-type="float" office:value="0" calcext:value-type="float">
            <text:p>0</text:p>
          </table:table-cell>
          <table:table-cell office:value-type="float" office:value="6.186338" calcext:value-type="float">
            <text:p>6.186338</text:p>
          </table:table-cell>
          <table:table-cell office:value-type="float" office:value="4.037659" calcext:value-type="float">
            <text:p>4.037659</text:p>
          </table:table-cell>
          <table:table-cell office:value-type="float" office:value="3.400493" calcext:value-type="float">
            <text:p>3.400493</text:p>
          </table:table-cell>
          <table:table-cell office:value-type="float" office:value="1.953351" calcext:value-type="float">
            <text:p>1.953351</text:p>
          </table:table-cell>
          <table:table-cell office:value-type="float" office:value="1.437888" calcext:value-type="float">
            <text:p>1.437888</text:p>
          </table:table-cell>
          <table:table-cell office:value-type="float" office:value="0.7795015" calcext:value-type="float">
            <text:p>0.7795015</text:p>
          </table:table-cell>
          <table:table-cell office:value-type="float" office:value="0.6012885" calcext:value-type="float">
            <text:p>0.6012885</text:p>
          </table:table-cell>
          <table:table-cell office:value-type="float" office:value="1.218657" calcext:value-type="float">
            <text:p>1.218657</text:p>
          </table:table-cell>
          <table:table-cell office:value-type="float" office:value="1.678216" calcext:value-type="float">
            <text:p>1.678216</text:p>
          </table:table-cell>
          <table:table-cell office:value-type="float" office:value="1.619251" calcext:value-type="float">
            <text:p>1.619251</text:p>
          </table:table-cell>
          <table:table-cell office:value-type="float" office:value="1.681204" calcext:value-type="float">
            <text:p>1.681204</text:p>
          </table:table-cell>
          <table:table-cell office:value-type="float" office:value="1.685487" calcext:value-type="float">
            <text:p>1.685487</text:p>
          </table:table-cell>
          <table:table-cell office:value-type="float" office:value="1.746095" calcext:value-type="float">
            <text:p>1.746095</text:p>
          </table:table-cell>
          <table:table-cell office:value-type="float" office:value="1.912752" calcext:value-type="float">
            <text:p>1.912752</text:p>
          </table:table-cell>
          <table:table-cell office:value-type="float" office:value="0" calcext:value-type="float">
            <text:p>0</text:p>
          </table:table-cell>
          <table:table-cell office:value-type="float" office:value="13.30577" calcext:value-type="float">
            <text:p>13.3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2393" calcext:value-type="float">
            <text:p>1.3823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1.671597" calcext:value-type="float">
            <text:p>1.671597</text:p>
          </table:table-cell>
          <table:table-cell office:value-type="float" office:value="139.4184" calcext:value-type="float">
            <text:p>139.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9168" calcext:value-type="float">
            <text:p>6.679168</text:p>
          </table:table-cell>
          <table:table-cell office:value-type="float" office:value="0" calcext:value-type="float">
            <text:p>0</text:p>
          </table:table-cell>
          <table:table-cell office:value-type="float" office:value="0.0000161776" calcext:value-type="float">
            <text:p>1.6177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541" calcext:value-type="float">
            <text:p>1191.541</text:p>
          </table:table-cell>
          <table:table-cell office:value-type="float" office:value="2.950775" calcext:value-type="float">
            <text:p>2.950775</text:p>
          </table:table-cell>
          <table:table-cell office:value-type="float" office:value="0" calcext:value-type="float">
            <text:p>0</text:p>
          </table:table-cell>
          <table:table-cell office:value-type="float" office:value="3.018384" calcext:value-type="float">
            <text:p>3.018384</text:p>
          </table:table-cell>
          <table:table-cell office:value-type="float" office:value="0.2574625" calcext:value-type="float">
            <text:p>0.2574625</text:p>
          </table:table-cell>
          <table:table-cell office:value-type="float" office:value="0.1807406" calcext:value-type="float">
            <text:p>0.1807406</text:p>
          </table:table-cell>
          <table:table-cell office:value-type="float" office:value="0.09943794" calcext:value-type="float">
            <text:p>0.09943794</text:p>
          </table:table-cell>
          <table:table-cell office:value-type="float" office:value="0.07077026" calcext:value-type="float">
            <text:p>0.07077026</text:p>
          </table:table-cell>
          <table:table-cell office:value-type="float" office:value="0.04346203" calcext:value-type="float">
            <text:p>0.04346203</text:p>
          </table:table-cell>
          <table:table-cell office:value-type="float" office:value="0.03173022" calcext:value-type="float">
            <text:p>0.03173022</text:p>
          </table:table-cell>
          <table:table-cell office:value-type="float" office:value="0.05635344" calcext:value-type="float">
            <text:p>0.05635344</text:p>
          </table:table-cell>
          <table:table-cell office:value-type="float" office:value="0.08480418" calcext:value-type="float">
            <text:p>0.08480418</text:p>
          </table:table-cell>
          <table:table-cell office:value-type="float" office:value="0.07918077" calcext:value-type="float">
            <text:p>0.07918077</text:p>
          </table:table-cell>
          <table:table-cell office:value-type="float" office:value="0.07782339" calcext:value-type="float">
            <text:p>0.07782339</text:p>
          </table:table-cell>
          <table:table-cell office:value-type="float" office:value="0.07748711" calcext:value-type="float">
            <text:p>0.07748711</text:p>
          </table:table-cell>
          <table:table-cell office:value-type="float" office:value="0.07791673" calcext:value-type="float">
            <text:p>0.07791673</text:p>
          </table:table-cell>
          <table:table-cell office:value-type="float" office:value="0.07964243" calcext:value-type="float">
            <text:p>0.07964243</text:p>
          </table:table-cell>
          <table:table-cell office:value-type="float" office:value="0" calcext:value-type="float">
            <text:p>0</text:p>
          </table:table-cell>
          <table:table-cell office:value-type="float" office:value="6.436846" calcext:value-type="float">
            <text:p>6.436846</text:p>
          </table:table-cell>
          <table:table-cell office:value-type="float" office:value="4.101906" calcext:value-type="float">
            <text:p>4.101906</text:p>
          </table:table-cell>
          <table:table-cell office:value-type="float" office:value="3.445717" calcext:value-type="float">
            <text:p>3.445717</text:p>
          </table:table-cell>
          <table:table-cell office:value-type="float" office:value="1.98096" calcext:value-type="float">
            <text:p>1.98096</text:p>
          </table:table-cell>
          <table:table-cell office:value-type="float" office:value="1.458727" calcext:value-type="float">
            <text:p>1.458727</text:p>
          </table:table-cell>
          <table:table-cell office:value-type="float" office:value="0.7883123" calcext:value-type="float">
            <text:p>0.7883123</text:p>
          </table:table-cell>
          <table:table-cell office:value-type="float" office:value="0.6071415" calcext:value-type="float">
            <text:p>0.6071415</text:p>
          </table:table-cell>
          <table:table-cell office:value-type="float" office:value="1.228961" calcext:value-type="float">
            <text:p>1.228961</text:p>
          </table:table-cell>
          <table:table-cell office:value-type="float" office:value="1.69153" calcext:value-type="float">
            <text:p>1.69153</text:p>
          </table:table-cell>
          <table:table-cell office:value-type="float" office:value="1.631792" calcext:value-type="float">
            <text:p>1.631792</text:p>
          </table:table-cell>
          <table:table-cell office:value-type="float" office:value="1.694171" calcext:value-type="float">
            <text:p>1.694171</text:p>
          </table:table-cell>
          <table:table-cell office:value-type="float" office:value="1.698349" calcext:value-type="float">
            <text:p>1.698349</text:p>
          </table:table-cell>
          <table:table-cell office:value-type="float" office:value="1.75941" calcext:value-type="float">
            <text:p>1.75941</text:p>
          </table:table-cell>
          <table:table-cell office:value-type="float" office:value="1.92735" calcext:value-type="float">
            <text:p>1.92735</text:p>
          </table:table-cell>
          <table:table-cell office:value-type="float" office:value="0" calcext:value-type="float">
            <text:p>0</text:p>
          </table:table-cell>
          <table:table-cell office:value-type="float" office:value="59.05389" calcext:value-type="float">
            <text:p>59.05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3534" calcext:value-type="float">
            <text:p>1.4135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1.658638" calcext:value-type="float">
            <text:p>1.658638</text:p>
          </table:table-cell>
          <table:table-cell office:value-type="float" office:value="139.398" calcext:value-type="float">
            <text:p>139.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148" calcext:value-type="float">
            <text:p>6.741148</text:p>
          </table:table-cell>
          <table:table-cell office:value-type="float" office:value="0" calcext:value-type="float">
            <text:p>0</text:p>
          </table:table-cell>
          <table:table-cell office:value-type="float" office:value="0.0000161776" calcext:value-type="float">
            <text:p>1.6177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509" calcext:value-type="float">
            <text:p>1191.509</text:p>
          </table:table-cell>
          <table:table-cell office:value-type="float" office:value="2.919426" calcext:value-type="float">
            <text:p>2.919426</text:p>
          </table:table-cell>
          <table:table-cell office:value-type="float" office:value="0" calcext:value-type="float">
            <text:p>0</text:p>
          </table:table-cell>
          <table:table-cell office:value-type="float" office:value="3.201709" calcext:value-type="float">
            <text:p>3.201709</text:p>
          </table:table-cell>
          <table:table-cell office:value-type="float" office:value="0.3420495" calcext:value-type="float">
            <text:p>0.3420495</text:p>
          </table:table-cell>
          <table:table-cell office:value-type="float" office:value="0.233204" calcext:value-type="float">
            <text:p>0.233204</text:p>
          </table:table-cell>
          <table:table-cell office:value-type="float" office:value="0.1229562" calcext:value-type="float">
            <text:p>0.1229562</text:p>
          </table:table-cell>
          <table:table-cell office:value-type="float" office:value="0.08577527" calcext:value-type="float">
            <text:p>0.08577527</text:p>
          </table:table-cell>
          <table:table-cell office:value-type="float" office:value="0.04968772" calcext:value-type="float">
            <text:p>0.04968772</text:p>
          </table:table-cell>
          <table:table-cell office:value-type="float" office:value="0.03378804" calcext:value-type="float">
            <text:p>0.03378804</text:p>
          </table:table-cell>
          <table:table-cell office:value-type="float" office:value="0.0571246" calcext:value-type="float">
            <text:p>0.0571246</text:p>
          </table:table-cell>
          <table:table-cell office:value-type="float" office:value="0.08496835" calcext:value-type="float">
            <text:p>0.08496835</text:p>
          </table:table-cell>
          <table:table-cell office:value-type="float" office:value="0.07932764" calcext:value-type="float">
            <text:p>0.07932764</text:p>
          </table:table-cell>
          <table:table-cell office:value-type="float" office:value="0.07796673" calcext:value-type="float">
            <text:p>0.07796673</text:p>
          </table:table-cell>
          <table:table-cell office:value-type="float" office:value="0.07762533" calcext:value-type="float">
            <text:p>0.07762533</text:p>
          </table:table-cell>
          <table:table-cell office:value-type="float" office:value="0.07805749" calcext:value-type="float">
            <text:p>0.07805749</text:p>
          </table:table-cell>
          <table:table-cell office:value-type="float" office:value="0.07979626" calcext:value-type="float">
            <text:p>0.07979626</text:p>
          </table:table-cell>
          <table:table-cell office:value-type="float" office:value="0" calcext:value-type="float">
            <text:p>0</text:p>
          </table:table-cell>
          <table:table-cell office:value-type="float" office:value="6.845346" calcext:value-type="float">
            <text:p>6.845346</text:p>
          </table:table-cell>
          <table:table-cell office:value-type="float" office:value="4.201949" calcext:value-type="float">
            <text:p>4.201949</text:p>
          </table:table-cell>
          <table:table-cell office:value-type="float" office:value="3.511576" calcext:value-type="float">
            <text:p>3.511576</text:p>
          </table:table-cell>
          <table:table-cell office:value-type="float" office:value="2.017123" calcext:value-type="float">
            <text:p>2.017123</text:p>
          </table:table-cell>
          <table:table-cell office:value-type="float" office:value="1.484763" calcext:value-type="float">
            <text:p>1.484763</text:p>
          </table:table-cell>
          <table:table-cell office:value-type="float" office:value="0.7983168" calcext:value-type="float">
            <text:p>0.7983168</text:p>
          </table:table-cell>
          <table:table-cell office:value-type="float" office:value="0.6132877" calcext:value-type="float">
            <text:p>0.6132877</text:p>
          </table:table-cell>
          <table:table-cell office:value-type="float" office:value="1.239317" calcext:value-type="float">
            <text:p>1.239317</text:p>
          </table:table-cell>
          <table:table-cell office:value-type="float" office:value="1.704831" calcext:value-type="float">
            <text:p>1.704831</text:p>
          </table:table-cell>
          <table:table-cell office:value-type="float" office:value="1.64433" calcext:value-type="float">
            <text:p>1.64433</text:p>
          </table:table-cell>
          <table:table-cell office:value-type="float" office:value="1.707131" calcext:value-type="float">
            <text:p>1.707131</text:p>
          </table:table-cell>
          <table:table-cell office:value-type="float" office:value="1.711199" calcext:value-type="float">
            <text:p>1.711199</text:p>
          </table:table-cell>
          <table:table-cell office:value-type="float" office:value="1.772715" calcext:value-type="float">
            <text:p>1.772715</text:p>
          </table:table-cell>
          <table:table-cell office:value-type="float" office:value="1.941938" calcext:value-type="float">
            <text:p>1.941938</text:p>
          </table:table-cell>
          <table:table-cell office:value-type="float" office:value="0" calcext:value-type="float">
            <text:p>0</text:p>
          </table:table-cell>
          <table:table-cell office:value-type="float" office:value="45.76266" calcext:value-type="float">
            <text:p>45.76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878" calcext:value-type="float">
            <text:p>1.4448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1.649388" calcext:value-type="float">
            <text:p>1.649388</text:p>
          </table:table-cell>
          <table:table-cell office:value-type="float" office:value="139.3749" calcext:value-type="float">
            <text:p>139.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05311" calcext:value-type="float">
            <text:p>6.805311</text:p>
          </table:table-cell>
          <table:table-cell office:value-type="float" office:value="0" calcext:value-type="float">
            <text:p>0</text:p>
          </table:table-cell>
          <table:table-cell office:value-type="float" office:value="0.0000161776" calcext:value-type="float">
            <text:p>1.6177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476" calcext:value-type="float">
            <text:p>1191.476</text:p>
          </table:table-cell>
          <table:table-cell office:value-type="float" office:value="2.896505" calcext:value-type="float">
            <text:p>2.896505</text:p>
          </table:table-cell>
          <table:table-cell office:value-type="float" office:value="0" calcext:value-type="float">
            <text:p>0</text:p>
          </table:table-cell>
          <table:table-cell office:value-type="float" office:value="2.213465" calcext:value-type="float">
            <text:p>2.213465</text:p>
          </table:table-cell>
          <table:table-cell office:value-type="float" office:value="0.3811115" calcext:value-type="float">
            <text:p>0.3811115</text:p>
          </table:table-cell>
          <table:table-cell office:value-type="float" office:value="0.2683852" calcext:value-type="float">
            <text:p>0.2683852</text:p>
          </table:table-cell>
          <table:table-cell office:value-type="float" office:value="0.1414385" calcext:value-type="float">
            <text:p>0.1414385</text:p>
          </table:table-cell>
          <table:table-cell office:value-type="float" office:value="0.09909915" calcext:value-type="float">
            <text:p>0.09909915</text:p>
          </table:table-cell>
          <table:table-cell office:value-type="float" office:value="0.05593142" calcext:value-type="float">
            <text:p>0.05593142</text:p>
          </table:table-cell>
          <table:table-cell office:value-type="float" office:value="0.03625068" calcext:value-type="float">
            <text:p>0.03625068</text:p>
          </table:table-cell>
          <table:table-cell office:value-type="float" office:value="0.05849363" calcext:value-type="float">
            <text:p>0.05849363</text:p>
          </table:table-cell>
          <table:table-cell office:value-type="float" office:value="0.08531198" calcext:value-type="float">
            <text:p>0.08531198</text:p>
          </table:table-cell>
          <table:table-cell office:value-type="float" office:value="0.07948457" calcext:value-type="float">
            <text:p>0.07948457</text:p>
          </table:table-cell>
          <table:table-cell office:value-type="float" office:value="0.07810996" calcext:value-type="float">
            <text:p>0.07810996</text:p>
          </table:table-cell>
          <table:table-cell office:value-type="float" office:value="0.07776339" calcext:value-type="float">
            <text:p>0.07776339</text:p>
          </table:table-cell>
          <table:table-cell office:value-type="float" office:value="0.07819778" calcext:value-type="float">
            <text:p>0.07819778</text:p>
          </table:table-cell>
          <table:table-cell office:value-type="float" office:value="0.07994982" calcext:value-type="float">
            <text:p>0.07994982</text:p>
          </table:table-cell>
          <table:table-cell office:value-type="float" office:value="0" calcext:value-type="float">
            <text:p>0</text:p>
          </table:table-cell>
          <table:table-cell office:value-type="float" office:value="7.18738" calcext:value-type="float">
            <text:p>7.18738</text:p>
          </table:table-cell>
          <table:table-cell office:value-type="float" office:value="4.326629" calcext:value-type="float">
            <text:p>4.326629</text:p>
          </table:table-cell>
          <table:table-cell office:value-type="float" office:value="3.595316" calcext:value-type="float">
            <text:p>3.595316</text:p>
          </table:table-cell>
          <table:table-cell office:value-type="float" office:value="2.061933" calcext:value-type="float">
            <text:p>2.061933</text:p>
          </table:table-cell>
          <table:table-cell office:value-type="float" office:value="1.516689" calcext:value-type="float">
            <text:p>1.516689</text:p>
          </table:table-cell>
          <table:table-cell office:value-type="float" office:value="0.8099205" calcext:value-type="float">
            <text:p>0.8099205</text:p>
          </table:table-cell>
          <table:table-cell office:value-type="float" office:value="0.6199395" calcext:value-type="float">
            <text:p>0.6199395</text:p>
          </table:table-cell>
          <table:table-cell office:value-type="float" office:value="1.249913" calcext:value-type="float">
            <text:p>1.249913</text:p>
          </table:table-cell>
          <table:table-cell office:value-type="float" office:value="1.718146" calcext:value-type="float">
            <text:p>1.718146</text:p>
          </table:table-cell>
          <table:table-cell office:value-type="float" office:value="1.656861" calcext:value-type="float">
            <text:p>1.656861</text:p>
          </table:table-cell>
          <table:table-cell office:value-type="float" office:value="1.720084" calcext:value-type="float">
            <text:p>1.720084</text:p>
          </table:table-cell>
          <table:table-cell office:value-type="float" office:value="1.724047" calcext:value-type="float">
            <text:p>1.724047</text:p>
          </table:table-cell>
          <table:table-cell office:value-type="float" office:value="1.786011" calcext:value-type="float">
            <text:p>1.786011</text:p>
          </table:table-cell>
          <table:table-cell office:value-type="float" office:value="1.956509" calcext:value-type="float">
            <text:p>1.956509</text:p>
          </table:table-cell>
          <table:table-cell office:value-type="float" office:value="0" calcext:value-type="float">
            <text:p>0</text:p>
          </table:table-cell>
          <table:table-cell office:value-type="float" office:value="23.42749" calcext:value-type="float">
            <text:p>23.42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5138" calcext:value-type="float">
            <text:p>1.4751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1.641823" calcext:value-type="float">
            <text:p>1.641823</text:p>
          </table:table-cell>
          <table:table-cell office:value-type="float" office:value="139.3512" calcext:value-type="float">
            <text:p>139.3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69656" calcext:value-type="float">
            <text:p>6.869656</text:p>
          </table:table-cell>
          <table:table-cell office:value-type="float" office:value="0" calcext:value-type="float">
            <text:p>0</text:p>
          </table:table-cell>
          <table:table-cell office:value-type="float" office:value="0.0000161776" calcext:value-type="float">
            <text:p>1.61776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443" calcext:value-type="float">
            <text:p>1191.443</text:p>
          </table:table-cell>
          <table:table-cell office:value-type="float" office:value="2.878714" calcext:value-type="float">
            <text:p>2.878714</text:p>
          </table:table-cell>
          <table:table-cell office:value-type="float" office:value="0" calcext:value-type="float">
            <text:p>0</text:p>
          </table:table-cell>
          <table:table-cell office:value-type="float" office:value="1.316233" calcext:value-type="float">
            <text:p>1.316233</text:p>
          </table:table-cell>
          <table:table-cell office:value-type="float" office:value="0.3717525" calcext:value-type="float">
            <text:p>0.3717525</text:p>
          </table:table-cell>
          <table:table-cell office:value-type="float" office:value="0.2801507" calcext:value-type="float">
            <text:p>0.2801507</text:p>
          </table:table-cell>
          <table:table-cell office:value-type="float" office:value="0.1500502" calcext:value-type="float">
            <text:p>0.1500502</text:p>
          </table:table-cell>
          <table:table-cell office:value-type="float" office:value="0.106967" calcext:value-type="float">
            <text:p>0.106967</text:p>
          </table:table-cell>
          <table:table-cell office:value-type="float" office:value="0.06020622" calcext:value-type="float">
            <text:p>0.06020622</text:p>
          </table:table-cell>
          <table:table-cell office:value-type="float" office:value="0.0384002" calcext:value-type="float">
            <text:p>0.0384002</text:p>
          </table:table-cell>
          <table:table-cell office:value-type="float" office:value="0.05998922" calcext:value-type="float">
            <text:p>0.05998922</text:p>
          </table:table-cell>
          <table:table-cell office:value-type="float" office:value="0.08580704" calcext:value-type="float">
            <text:p>0.08580704</text:p>
          </table:table-cell>
          <table:table-cell office:value-type="float" office:value="0.07966183" calcext:value-type="float">
            <text:p>0.07966183</text:p>
          </table:table-cell>
          <table:table-cell office:value-type="float" office:value="0.07825415" calcext:value-type="float">
            <text:p>0.07825415</text:p>
          </table:table-cell>
          <table:table-cell office:value-type="float" office:value="0.07790131" calcext:value-type="float">
            <text:p>0.07790131</text:p>
          </table:table-cell>
          <table:table-cell office:value-type="float" office:value="0.07833842" calcext:value-type="float">
            <text:p>0.07833842</text:p>
          </table:table-cell>
          <table:table-cell office:value-type="float" office:value="0.08010314" calcext:value-type="float">
            <text:p>0.08010314</text:p>
          </table:table-cell>
          <table:table-cell office:value-type="float" office:value="0" calcext:value-type="float">
            <text:p>0</text:p>
          </table:table-cell>
          <table:table-cell office:value-type="float" office:value="7.403275" calcext:value-type="float">
            <text:p>7.403275</text:p>
          </table:table-cell>
          <table:table-cell office:value-type="float" office:value="4.456513" calcext:value-type="float">
            <text:p>4.456513</text:p>
          </table:table-cell>
          <table:table-cell office:value-type="float" office:value="3.688597" calcext:value-type="float">
            <text:p>3.688597</text:p>
          </table:table-cell>
          <table:table-cell office:value-type="float" office:value="2.112283" calcext:value-type="float">
            <text:p>2.112283</text:p>
          </table:table-cell>
          <table:table-cell office:value-type="float" office:value="1.552952" calcext:value-type="float">
            <text:p>1.552952</text:p>
          </table:table-cell>
          <table:table-cell office:value-type="float" office:value="0.8228452" calcext:value-type="float">
            <text:p>0.8228452</text:p>
          </table:table-cell>
          <table:table-cell office:value-type="float" office:value="0.6271028" calcext:value-type="float">
            <text:p>0.6271028</text:p>
          </table:table-cell>
          <table:table-cell office:value-type="float" office:value="1.260835" calcext:value-type="float">
            <text:p>1.260835</text:p>
          </table:table-cell>
          <table:table-cell office:value-type="float" office:value="1.731514" calcext:value-type="float">
            <text:p>1.731514</text:p>
          </table:table-cell>
          <table:table-cell office:value-type="float" office:value="1.66939" calcext:value-type="float">
            <text:p>1.66939</text:p>
          </table:table-cell>
          <table:table-cell office:value-type="float" office:value="1.733026" calcext:value-type="float">
            <text:p>1.733026</text:p>
          </table:table-cell>
          <table:table-cell office:value-type="float" office:value="1.736877" calcext:value-type="float">
            <text:p>1.736877</text:p>
          </table:table-cell>
          <table:table-cell office:value-type="float" office:value="1.799307" calcext:value-type="float">
            <text:p>1.799307</text:p>
          </table:table-cell>
          <table:table-cell office:value-type="float" office:value="1.971066" calcext:value-type="float">
            <text:p>1.971066</text:p>
          </table:table-cell>
          <table:table-cell office:value-type="float" office:value="0" calcext:value-type="float">
            <text:p>0</text:p>
          </table:table-cell>
          <table:table-cell office:value-type="float" office:value="10.74273" calcext:value-type="float">
            <text:p>10.74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4272" calcext:value-type="float">
            <text:p>1.5042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1.634951" calcext:value-type="float">
            <text:p>1.634951</text:p>
          </table:table-cell>
          <table:table-cell office:value-type="float" office:value="139.3277" calcext:value-type="float">
            <text:p>139.3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3369" calcext:value-type="float">
            <text:p>6.933369</text:p>
          </table:table-cell>
          <table:table-cell office:value-type="float" office:value="0" calcext:value-type="float">
            <text:p>0</text:p>
          </table:table-cell>
          <table:table-cell office:value-type="float" office:value="0.00001617762" calcext:value-type="float">
            <text:p>1.617762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408" calcext:value-type="float">
            <text:p>1191.408</text:p>
          </table:table-cell>
          <table:table-cell office:value-type="float" office:value="2.863466" calcext:value-type="float">
            <text:p>2.863466</text:p>
          </table:table-cell>
          <table:table-cell office:value-type="float" office:value="0" calcext:value-type="float">
            <text:p>0</text:p>
          </table:table-cell>
          <table:table-cell office:value-type="float" office:value="0.7047356" calcext:value-type="float">
            <text:p>0.7047356</text:p>
          </table:table-cell>
          <table:table-cell office:value-type="float" office:value="0.3486828" calcext:value-type="float">
            <text:p>0.3486828</text:p>
          </table:table-cell>
          <table:table-cell office:value-type="float" office:value="0.2785895" calcext:value-type="float">
            <text:p>0.2785895</text:p>
          </table:table-cell>
          <table:table-cell office:value-type="float" office:value="0.1515827" calcext:value-type="float">
            <text:p>0.1515827</text:p>
          </table:table-cell>
          <table:table-cell office:value-type="float" office:value="0.1101068" calcext:value-type="float">
            <text:p>0.1101068</text:p>
          </table:table-cell>
          <table:table-cell office:value-type="float" office:value="0.06230582" calcext:value-type="float">
            <text:p>0.06230582</text:p>
          </table:table-cell>
          <table:table-cell office:value-type="float" office:value="0.03986504" calcext:value-type="float">
            <text:p>0.03986504</text:p>
          </table:table-cell>
          <table:table-cell office:value-type="float" office:value="0.06125205" calcext:value-type="float">
            <text:p>0.06125205</text:p>
          </table:table-cell>
          <table:table-cell office:value-type="float" office:value="0.08637107" calcext:value-type="float">
            <text:p>0.08637107</text:p>
          </table:table-cell>
          <table:table-cell office:value-type="float" office:value="0.07986051" calcext:value-type="float">
            <text:p>0.07986051</text:p>
          </table:table-cell>
          <table:table-cell office:value-type="float" office:value="0.07840057" calcext:value-type="float">
            <text:p>0.07840057</text:p>
          </table:table-cell>
          <table:table-cell office:value-type="float" office:value="0.07803941" calcext:value-type="float">
            <text:p>0.07803941</text:p>
          </table:table-cell>
          <table:table-cell office:value-type="float" office:value="0.07847887" calcext:value-type="float">
            <text:p>0.07847887</text:p>
          </table:table-cell>
          <table:table-cell office:value-type="float" office:value="0.08025634" calcext:value-type="float">
            <text:p>0.08025634</text:p>
          </table:table-cell>
          <table:table-cell office:value-type="float" office:value="0" calcext:value-type="float">
            <text:p>0</text:p>
          </table:table-cell>
          <table:table-cell office:value-type="float" office:value="7.53036" calcext:value-type="float">
            <text:p>7.53036</text:p>
          </table:table-cell>
          <table:table-cell office:value-type="float" office:value="4.579796" calcext:value-type="float">
            <text:p>4.579796</text:p>
          </table:table-cell>
          <table:table-cell office:value-type="float" office:value="3.783839" calcext:value-type="float">
            <text:p>3.783839</text:p>
          </table:table-cell>
          <table:table-cell office:value-type="float" office:value="2.164568" calcext:value-type="float">
            <text:p>2.164568</text:p>
          </table:table-cell>
          <table:table-cell office:value-type="float" office:value="1.591339" calcext:value-type="float">
            <text:p>1.591339</text:p>
          </table:table-cell>
          <table:table-cell office:value-type="float" office:value="0.8365225" calcext:value-type="float">
            <text:p>0.8365225</text:p>
          </table:table-cell>
          <table:table-cell office:value-type="float" office:value="0.6346551" calcext:value-type="float">
            <text:p>0.6346551</text:p>
          </table:table-cell>
          <table:table-cell office:value-type="float" office:value="1.272063" calcext:value-type="float">
            <text:p>1.272063</text:p>
          </table:table-cell>
          <table:table-cell office:value-type="float" office:value="1.744958" calcext:value-type="float">
            <text:p>1.744958</text:p>
          </table:table-cell>
          <table:table-cell office:value-type="float" office:value="1.681919" calcext:value-type="float">
            <text:p>1.681919</text:p>
          </table:table-cell>
          <table:table-cell office:value-type="float" office:value="1.745965" calcext:value-type="float">
            <text:p>1.745965</text:p>
          </table:table-cell>
          <table:table-cell office:value-type="float" office:value="1.749706" calcext:value-type="float">
            <text:p>1.749706</text:p>
          </table:table-cell>
          <table:table-cell office:value-type="float" office:value="1.812591" calcext:value-type="float">
            <text:p>1.812591</text:p>
          </table:table-cell>
          <table:table-cell office:value-type="float" office:value="1.985604" calcext:value-type="float">
            <text:p>1.985604</text:p>
          </table:table-cell>
          <table:table-cell office:value-type="float" office:value="0" calcext:value-type="float">
            <text:p>0</text:p>
          </table:table-cell>
          <table:table-cell office:value-type="float" office:value="5.404102" calcext:value-type="float">
            <text:p>5.40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2437" calcext:value-type="float">
            <text:p>1.5324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.628055" calcext:value-type="float">
            <text:p>1.628055</text:p>
          </table:table-cell>
          <table:table-cell office:value-type="float" office:value="139.3063" calcext:value-type="float">
            <text:p>139.3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95841" calcext:value-type="float">
            <text:p>6.995841</text:p>
          </table:table-cell>
          <table:table-cell office:value-type="float" office:value="0" calcext:value-type="float">
            <text:p>0</text:p>
          </table:table-cell>
          <table:table-cell office:value-type="float" office:value="0.0000161777" calcext:value-type="float">
            <text:p>1.61777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431" calcext:value-type="float">
            <text:p>-0.00600431</text:p>
          </table:table-cell>
          <table:table-cell office:value-type="float" office:value="1191.373" calcext:value-type="float">
            <text:p>1191.373</text:p>
          </table:table-cell>
          <table:table-cell office:value-type="float" office:value="2.849332" calcext:value-type="float">
            <text:p>2.849332</text:p>
          </table:table-cell>
          <table:table-cell office:value-type="float" office:value="0" calcext:value-type="float">
            <text:p>0</text:p>
          </table:table-cell>
          <table:table-cell office:value-type="float" office:value="0.4802942" calcext:value-type="float">
            <text:p>0.4802942</text:p>
          </table:table-cell>
          <table:table-cell office:value-type="float" office:value="0.3020491" calcext:value-type="float">
            <text:p>0.3020491</text:p>
          </table:table-cell>
          <table:table-cell office:value-type="float" office:value="0.2542455" calcext:value-type="float">
            <text:p>0.2542455</text:p>
          </table:table-cell>
          <table:table-cell office:value-type="float" office:value="0.1420205" calcext:value-type="float">
            <text:p>0.1420205</text:p>
          </table:table-cell>
          <table:table-cell office:value-type="float" office:value="0.1059772" calcext:value-type="float">
            <text:p>0.1059772</text:p>
          </table:table-cell>
          <table:table-cell office:value-type="float" office:value="0.06156338" calcext:value-type="float">
            <text:p>0.06156338</text:p>
          </table:table-cell>
          <table:table-cell office:value-type="float" office:value="0.04024975" calcext:value-type="float">
            <text:p>0.04024975</text:p>
          </table:table-cell>
          <table:table-cell office:value-type="float" office:value="0.06210248" calcext:value-type="float">
            <text:p>0.06210248</text:p>
          </table:table-cell>
          <table:table-cell office:value-type="float" office:value="0.08692492" calcext:value-type="float">
            <text:p>0.08692492</text:p>
          </table:table-cell>
          <table:table-cell office:value-type="float" office:value="0.08007494" calcext:value-type="float">
            <text:p>0.08007494</text:p>
          </table:table-cell>
          <table:table-cell office:value-type="float" office:value="0.07854965" calcext:value-type="float">
            <text:p>0.07854965</text:p>
          </table:table-cell>
          <table:table-cell office:value-type="float" office:value="0.07817782" calcext:value-type="float">
            <text:p>0.07817782</text:p>
          </table:table-cell>
          <table:table-cell office:value-type="float" office:value="0.07861883" calcext:value-type="float">
            <text:p>0.07861883</text:p>
          </table:table-cell>
          <table:table-cell office:value-type="float" office:value="0.08040947" calcext:value-type="float">
            <text:p>0.08040947</text:p>
          </table:table-cell>
          <table:table-cell office:value-type="float" office:value="0" calcext:value-type="float">
            <text:p>0</text:p>
          </table:table-cell>
          <table:table-cell office:value-type="float" office:value="7.617146" calcext:value-type="float">
            <text:p>7.617146</text:p>
          </table:table-cell>
          <table:table-cell office:value-type="float" office:value="4.687678" calcext:value-type="float">
            <text:p>4.687678</text:p>
          </table:table-cell>
          <table:table-cell office:value-type="float" office:value="3.873634" calcext:value-type="float">
            <text:p>3.873634</text:p>
          </table:table-cell>
          <table:table-cell office:value-type="float" office:value="2.215308" calcext:value-type="float">
            <text:p>2.215308</text:p>
          </table:table-cell>
          <table:table-cell office:value-type="float" office:value="1.629556" calcext:value-type="float">
            <text:p>1.629556</text:p>
          </table:table-cell>
          <table:table-cell office:value-type="float" office:value="0.8503776" calcext:value-type="float">
            <text:p>0.8503776</text:p>
          </table:table-cell>
          <table:table-cell office:value-type="float" office:value="0.6424054" calcext:value-type="float">
            <text:p>0.6424054</text:p>
          </table:table-cell>
          <table:table-cell office:value-type="float" office:value="1.283517" calcext:value-type="float">
            <text:p>1.283517</text:p>
          </table:table-cell>
          <table:table-cell office:value-type="float" office:value="1.758481" calcext:value-type="float">
            <text:p>1.758481</text:p>
          </table:table-cell>
          <table:table-cell office:value-type="float" office:value="1.694468" calcext:value-type="float">
            <text:p>1.694468</text:p>
          </table:table-cell>
          <table:table-cell office:value-type="float" office:value="1.75889" calcext:value-type="float">
            <text:p>1.75889</text:p>
          </table:table-cell>
          <table:table-cell office:value-type="float" office:value="1.762518" calcext:value-type="float">
            <text:p>1.762518</text:p>
          </table:table-cell>
          <table:table-cell office:value-type="float" office:value="1.825868" calcext:value-type="float">
            <text:p>1.825868</text:p>
          </table:table-cell>
          <table:table-cell office:value-type="float" office:value="2.000121" calcext:value-type="float">
            <text:p>2.000121</text:p>
          </table:table-cell>
          <table:table-cell office:value-type="float" office:value="0" calcext:value-type="float">
            <text:p>0</text:p>
          </table:table-cell>
          <table:table-cell office:value-type="float" office:value="7.303983" calcext:value-type="float">
            <text:p>7.303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8631" calcext:value-type="float">
            <text:p>1.5586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.621202" calcext:value-type="float">
            <text:p>1.621202</text:p>
          </table:table-cell>
          <table:table-cell office:value-type="float" office:value="139.2872" calcext:value-type="float">
            <text:p>139.2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6774" calcext:value-type="float">
            <text:p>7.056774</text:p>
          </table:table-cell>
          <table:table-cell office:value-type="float" office:value="0" calcext:value-type="float">
            <text:p>0</text:p>
          </table:table-cell>
          <table:table-cell office:value-type="float" office:value="0.00001629099" calcext:value-type="float">
            <text:p>1.629099E-05</text:p>
          </table:table-cell>
          <table:table-cell office:value-type="float" office:value="0" calcext:value-type="float">
            <text:p>0</text:p>
          </table:table-cell>
          <table:table-cell office:value-type="float" office:value="-0.006002853" calcext:value-type="float">
            <text:p>-0.006002853</text:p>
          </table:table-cell>
          <table:table-cell office:value-type="float" office:value="1191.337" calcext:value-type="float">
            <text:p>1191.337</text:p>
          </table:table-cell>
          <table:table-cell office:value-type="float" office:value="2.837363" calcext:value-type="float">
            <text:p>2.837363</text:p>
          </table:table-cell>
          <table:table-cell office:value-type="float" office:value="0" calcext:value-type="float">
            <text:p>0</text:p>
          </table:table-cell>
          <table:table-cell office:value-type="float" office:value="0.2437914" calcext:value-type="float">
            <text:p>0.2437914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0.2297054" calcext:value-type="float">
            <text:p>0.2297054</text:p>
          </table:table-cell>
          <table:table-cell office:value-type="float" office:value="0.129464" calcext:value-type="float">
            <text:p>0.129464</text:p>
          </table:table-cell>
          <table:table-cell office:value-type="float" office:value="0.09931754" calcext:value-type="float">
            <text:p>0.09931754</text:p>
          </table:table-cell>
          <table:table-cell office:value-type="float" office:value="0.05906478" calcext:value-type="float">
            <text:p>0.05906478</text:p>
          </table:table-cell>
          <table:table-cell office:value-type="float" office:value="0.03857786" calcext:value-type="float">
            <text:p>0.03857786</text:p>
          </table:table-cell>
          <table:table-cell office:value-type="float" office:value="0.06237615" calcext:value-type="float">
            <text:p>0.06237615</text:p>
          </table:table-cell>
          <table:table-cell office:value-type="float" office:value="0.08739492" calcext:value-type="float">
            <text:p>0.08739492</text:p>
          </table:table-cell>
          <table:table-cell office:value-type="float" office:value="0.08029695" calcext:value-type="float">
            <text:p>0.08029695</text:p>
          </table:table-cell>
          <table:table-cell office:value-type="float" office:value="0.07870123" calcext:value-type="float">
            <text:p>0.07870123</text:p>
          </table:table-cell>
          <table:table-cell office:value-type="float" office:value="0.07831638" calcext:value-type="float">
            <text:p>0.07831638</text:p>
          </table:table-cell>
          <table:table-cell office:value-type="float" office:value="0.07875898" calcext:value-type="float">
            <text:p>0.07875898</text:p>
          </table:table-cell>
          <table:table-cell office:value-type="float" office:value="0.08056246" calcext:value-type="float">
            <text:p>0.08056246</text:p>
          </table:table-cell>
          <table:table-cell office:value-type="float" office:value="0" calcext:value-type="float">
            <text:p>0</text:p>
          </table:table-cell>
          <table:table-cell office:value-type="float" office:value="7.709394" calcext:value-type="float">
            <text:p>7.709394</text:p>
          </table:table-cell>
          <table:table-cell office:value-type="float" office:value="4.777617" calcext:value-type="float">
            <text:p>4.777617</text:p>
          </table:table-cell>
          <table:table-cell office:value-type="float" office:value="3.952661" calcext:value-type="float">
            <text:p>3.952661</text:p>
          </table:table-cell>
          <table:table-cell office:value-type="float" office:value="2.261463" calcext:value-type="float">
            <text:p>2.261463</text:p>
          </table:table-cell>
          <table:table-cell office:value-type="float" office:value="1.665313" calcext:value-type="float">
            <text:p>1.665313</text:p>
          </table:table-cell>
          <table:table-cell office:value-type="float" office:value="0.8637313" calcext:value-type="float">
            <text:p>0.8637313</text:p>
          </table:table-cell>
          <table:table-cell office:value-type="float" office:value="0.6500914" calcext:value-type="float">
            <text:p>0.6500914</text:p>
          </table:table-cell>
          <table:table-cell office:value-type="float" office:value="1.295064" calcext:value-type="float">
            <text:p>1.295064</text:p>
          </table:table-cell>
          <table:table-cell office:value-type="float" office:value="1.772069" calcext:value-type="float">
            <text:p>1.772069</text:p>
          </table:table-cell>
          <table:table-cell office:value-type="float" office:value="1.707018" calcext:value-type="float">
            <text:p>1.707018</text:p>
          </table:table-cell>
          <table:table-cell office:value-type="float" office:value="1.771815" calcext:value-type="float">
            <text:p>1.771815</text:p>
          </table:table-cell>
          <table:table-cell office:value-type="float" office:value="1.77533" calcext:value-type="float">
            <text:p>1.77533</text:p>
          </table:table-cell>
          <table:table-cell office:value-type="float" office:value="1.839144" calcext:value-type="float">
            <text:p>1.839144</text:p>
          </table:table-cell>
          <table:table-cell office:value-type="float" office:value="2.01462" calcext:value-type="float">
            <text:p>2.01462</text:p>
          </table:table-cell>
          <table:table-cell office:value-type="float" office:value="0" calcext:value-type="float">
            <text:p>0</text:p>
          </table:table-cell>
          <table:table-cell office:value-type="float" office:value="3.345946" calcext:value-type="float">
            <text:p>3.34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2586" calcext:value-type="float">
            <text:p>1.5825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.613766" calcext:value-type="float">
            <text:p>1.613766</text:p>
          </table:table-cell>
          <table:table-cell office:value-type="float" office:value="139.2648" calcext:value-type="float">
            <text:p>139.2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6857" calcext:value-type="float">
            <text:p>7.116857</text:p>
          </table:table-cell>
          <table:table-cell office:value-type="float" office:value="0.007217952" calcext:value-type="float">
            <text:p>0.007217952</text:p>
          </table:table-cell>
          <table:table-cell office:value-type="float" office:value="0.00001776221" calcext:value-type="float">
            <text:p>1.776221E-05</text:p>
          </table:table-cell>
          <table:table-cell office:value-type="float" office:value="0.006492939" calcext:value-type="float">
            <text:p>0.006492939</text:p>
          </table:table-cell>
          <table:table-cell office:value-type="float" office:value="-0.005991961" calcext:value-type="float">
            <text:p>-0.005991961</text:p>
          </table:table-cell>
          <table:table-cell office:value-type="float" office:value="1191.295" calcext:value-type="float">
            <text:p>1191.295</text:p>
          </table:table-cell>
          <table:table-cell office:value-type="float" office:value="2.828366" calcext:value-type="float">
            <text:p>2.828366</text:p>
          </table:table-cell>
          <table:table-cell office:value-type="float" office:value="0" calcext:value-type="float">
            <text:p>0</text:p>
          </table:table-cell>
          <table:table-cell office:value-type="float" office:value="0.1773183" calcext:value-type="float">
            <text:p>0.1773183</text:p>
          </table:table-cell>
          <table:table-cell office:value-type="float" office:value="0.1603771" calcext:value-type="float">
            <text:p>0.1603771</text:p>
          </table:table-cell>
          <table:table-cell office:value-type="float" office:value="0.1548812" calcext:value-type="float">
            <text:p>0.1548812</text:p>
          </table:table-cell>
          <table:table-cell office:value-type="float" office:value="0.1013198" calcext:value-type="float">
            <text:p>0.1013198</text:p>
          </table:table-cell>
          <table:table-cell office:value-type="float" office:value="0.0827285" calcext:value-type="float">
            <text:p>0.0827285</text:p>
          </table:table-cell>
          <table:table-cell office:value-type="float" office:value="0.05439879" calcext:value-type="float">
            <text:p>0.05439879</text:p>
          </table:table-cell>
          <table:table-cell office:value-type="float" office:value="0.03674779" calcext:value-type="float">
            <text:p>0.03674779</text:p>
          </table:table-cell>
          <table:table-cell office:value-type="float" office:value="0.06146442" calcext:value-type="float">
            <text:p>0.06146442</text:p>
          </table:table-cell>
          <table:table-cell office:value-type="float" office:value="0.08768002" calcext:value-type="float">
            <text:p>0.08768002</text:p>
          </table:table-cell>
          <table:table-cell office:value-type="float" office:value="0.08051417" calcext:value-type="float">
            <text:p>0.08051417</text:p>
          </table:table-cell>
          <table:table-cell office:value-type="float" office:value="0.07885356" calcext:value-type="float">
            <text:p>0.07885356</text:p>
          </table:table-cell>
          <table:table-cell office:value-type="float" office:value="0.07845533" calcext:value-type="float">
            <text:p>0.07845533</text:p>
          </table:table-cell>
          <table:table-cell office:value-type="float" office:value="0.07889955" calcext:value-type="float">
            <text:p>0.07889955</text:p>
          </table:table-cell>
          <table:table-cell office:value-type="float" office:value="0.08071525" calcext:value-type="float">
            <text:p>0.08071525</text:p>
          </table:table-cell>
          <table:table-cell office:value-type="float" office:value="0" calcext:value-type="float">
            <text:p>0</text:p>
          </table:table-cell>
          <table:table-cell office:value-type="float" office:value="7.744084" calcext:value-type="float">
            <text:p>7.744084</text:p>
          </table:table-cell>
          <table:table-cell office:value-type="float" office:value="4.84601" calcext:value-type="float">
            <text:p>4.84601</text:p>
          </table:table-cell>
          <table:table-cell office:value-type="float" office:value="4.026615" calcext:value-type="float">
            <text:p>4.026615</text:p>
          </table:table-cell>
          <table:table-cell office:value-type="float" office:value="2.315294" calcext:value-type="float">
            <text:p>2.315294</text:p>
          </table:table-cell>
          <table:table-cell office:value-type="float" office:value="1.709567" calcext:value-type="float">
            <text:p>1.709567</text:p>
          </table:table-cell>
          <table:table-cell office:value-type="float" office:value="0.8787737" calcext:value-type="float">
            <text:p>0.8787737</text:p>
          </table:table-cell>
          <table:table-cell office:value-type="float" office:value="0.6582865" calcext:value-type="float">
            <text:p>0.6582865</text:p>
          </table:table-cell>
          <table:table-cell office:value-type="float" office:value="1.306686" calcext:value-type="float">
            <text:p>1.306686</text:p>
          </table:table-cell>
          <table:table-cell office:value-type="float" office:value="1.785691" calcext:value-type="float">
            <text:p>1.785691</text:p>
          </table:table-cell>
          <table:table-cell office:value-type="float" office:value="1.719584" calcext:value-type="float">
            <text:p>1.719584</text:p>
          </table:table-cell>
          <table:table-cell office:value-type="float" office:value="1.784746" calcext:value-type="float">
            <text:p>1.784746</text:p>
          </table:table-cell>
          <table:table-cell office:value-type="float" office:value="1.788127" calcext:value-type="float">
            <text:p>1.788127</text:p>
          </table:table-cell>
          <table:table-cell office:value-type="float" office:value="1.85242" calcext:value-type="float">
            <text:p>1.85242</text:p>
          </table:table-cell>
          <table:table-cell office:value-type="float" office:value="2.028715" calcext:value-type="float">
            <text:p>2.028715</text:p>
          </table:table-cell>
          <table:table-cell office:value-type="float" office:value="0" calcext:value-type="float">
            <text:p>0</text:p>
          </table:table-cell>
          <table:table-cell office:value-type="float" office:value="3.52098" calcext:value-type="float">
            <text:p>3.5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3325" calcext:value-type="float">
            <text:p>1.6033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1.609547" calcext:value-type="float">
            <text:p>1.609547</text:p>
          </table:table-cell>
          <table:table-cell office:value-type="float" office:value="139.2518" calcext:value-type="float">
            <text:p>139.2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3053" calcext:value-type="float">
            <text:p>7.173053</text:p>
          </table:table-cell>
          <table:table-cell office:value-type="float" office:value="0.007217952" calcext:value-type="float">
            <text:p>0.007217952</text:p>
          </table:table-cell>
          <table:table-cell office:value-type="float" office:value="0.00001776759" calcext:value-type="float">
            <text:p>1.776759E-05</text:p>
          </table:table-cell>
          <table:table-cell office:value-type="float" office:value="0.006492939" calcext:value-type="float">
            <text:p>0.006492939</text:p>
          </table:table-cell>
          <table:table-cell office:value-type="float" office:value="-0.005991905" calcext:value-type="float">
            <text:p>-0.005991905</text:p>
          </table:table-cell>
          <table:table-cell office:value-type="float" office:value="1191.257" calcext:value-type="float">
            <text:p>1191.257</text:p>
          </table:table-cell>
          <table:table-cell office:value-type="float" office:value="2.823148" calcext:value-type="float">
            <text:p>2.823148</text:p>
          </table:table-cell>
          <table:table-cell office:value-type="float" office:value="0" calcext:value-type="float">
            <text:p>0</text:p>
          </table:table-cell>
          <table:table-cell office:value-type="float" office:value="0.08000408" calcext:value-type="float">
            <text:p>0.08000408</text:p>
          </table:table-cell>
          <table:table-cell office:value-type="float" office:value="0.1127281" calcext:value-type="float">
            <text:p>0.1127281</text:p>
          </table:table-cell>
          <table:table-cell office:value-type="float" office:value="0.1176017" calcext:value-type="float">
            <text:p>0.1176017</text:p>
          </table:table-cell>
          <table:table-cell office:value-type="float" office:value="0.07979463" calcext:value-type="float">
            <text:p>0.07979463</text:p>
          </table:table-cell>
          <table:table-cell office:value-type="float" office:value="0.06349979" calcext:value-type="float">
            <text:p>0.06349979</text:p>
          </table:table-cell>
          <table:table-cell office:value-type="float" office:value="0.04384145" calcext:value-type="float">
            <text:p>0.04384145</text:p>
          </table:table-cell>
          <table:table-cell office:value-type="float" office:value="0.03344452" calcext:value-type="float">
            <text:p>0.03344452</text:p>
          </table:table-cell>
          <table:table-cell office:value-type="float" office:value="0.05983573" calcext:value-type="float">
            <text:p>0.05983573</text:p>
          </table:table-cell>
          <table:table-cell office:value-type="float" office:value="0.08770691" calcext:value-type="float">
            <text:p>0.08770691</text:p>
          </table:table-cell>
          <table:table-cell office:value-type="float" office:value="0.08071896" calcext:value-type="float">
            <text:p>0.08071896</text:p>
          </table:table-cell>
          <table:table-cell office:value-type="float" office:value="0.07900589" calcext:value-type="float">
            <text:p>0.07900589</text:p>
          </table:table-cell>
          <table:table-cell office:value-type="float" office:value="0.07859462" calcext:value-type="float">
            <text:p>0.07859462</text:p>
          </table:table-cell>
          <table:table-cell office:value-type="float" office:value="0.0790397" calcext:value-type="float">
            <text:p>0.0790397</text:p>
          </table:table-cell>
          <table:table-cell office:value-type="float" office:value="0.08086783" calcext:value-type="float">
            <text:p>0.08086783</text:p>
          </table:table-cell>
          <table:table-cell office:value-type="float" office:value="0" calcext:value-type="float">
            <text:p>0</text:p>
          </table:table-cell>
          <table:table-cell office:value-type="float" office:value="7.776545" calcext:value-type="float">
            <text:p>7.776545</text:p>
          </table:table-cell>
          <table:table-cell office:value-type="float" office:value="4.891722" calcext:value-type="float">
            <text:p>4.891722</text:p>
          </table:table-cell>
          <table:table-cell office:value-type="float" office:value="4.074976" calcext:value-type="float">
            <text:p>4.074976</text:p>
          </table:table-cell>
          <table:table-cell office:value-type="float" office:value="2.350421" calcext:value-type="float">
            <text:p>2.350421</text:p>
          </table:table-cell>
          <table:table-cell office:value-type="float" office:value="1.739224" calcext:value-type="float">
            <text:p>1.739224</text:p>
          </table:table-cell>
          <table:table-cell office:value-type="float" office:value="0.8914456" calcext:value-type="float">
            <text:p>0.8914456</text:p>
          </table:table-cell>
          <table:table-cell office:value-type="float" office:value="0.6663659" calcext:value-type="float">
            <text:p>0.6663659</text:p>
          </table:table-cell>
          <table:table-cell office:value-type="float" office:value="1.318198" calcext:value-type="float">
            <text:p>1.318198</text:p>
          </table:table-cell>
          <table:table-cell office:value-type="float" office:value="1.799365" calcext:value-type="float">
            <text:p>1.799365</text:p>
          </table:table-cell>
          <table:table-cell office:value-type="float" office:value="1.732155" calcext:value-type="float">
            <text:p>1.732155</text:p>
          </table:table-cell>
          <table:table-cell office:value-type="float" office:value="1.797665" calcext:value-type="float">
            <text:p>1.797665</text:p>
          </table:table-cell>
          <table:table-cell office:value-type="float" office:value="1.800919" calcext:value-type="float">
            <text:p>1.800919</text:p>
          </table:table-cell>
          <table:table-cell office:value-type="float" office:value="1.865677" calcext:value-type="float">
            <text:p>1.865677</text:p>
          </table:table-cell>
          <table:table-cell office:value-type="float" office:value="2.043172" calcext:value-type="float">
            <text:p>2.043172</text:p>
          </table:table-cell>
          <table:table-cell office:value-type="float" office:value="0" calcext:value-type="float">
            <text:p>0</text:p>
          </table:table-cell>
          <table:table-cell office:value-type="float" office:value="0.226018" calcext:value-type="float">
            <text:p>0.226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8862" calcext:value-type="float">
            <text:p>1.6188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1.605365" calcext:value-type="float">
            <text:p>1.605365</text:p>
          </table:table-cell>
          <table:table-cell office:value-type="float" office:value="139.2402" calcext:value-type="float">
            <text:p>139.2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7646" calcext:value-type="float">
            <text:p>7.227646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01888989" calcext:value-type="float">
            <text:p>1.888989E-05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-0.005984285" calcext:value-type="float">
            <text:p>-0.005984285</text:p>
          </table:table-cell>
          <table:table-cell office:value-type="float" office:value="1191.217" calcext:value-type="float">
            <text:p>1191.217</text:p>
          </table:table-cell>
          <table:table-cell office:value-type="float" office:value="2.820066" calcext:value-type="float">
            <text:p>2.820066</text:p>
          </table:table-cell>
          <table:table-cell office:value-type="float" office:value="0" calcext:value-type="float">
            <text:p>0</text:p>
          </table:table-cell>
          <table:table-cell office:value-type="float" office:value="0.09364218" calcext:value-type="float">
            <text:p>0.09364218</text:p>
          </table:table-cell>
          <table:table-cell office:value-type="float" office:value="0.09636179" calcext:value-type="float">
            <text:p>0.09636179</text:p>
          </table:table-cell>
          <table:table-cell office:value-type="float" office:value="0.09283307" calcext:value-type="float">
            <text:p>0.09283307</text:p>
          </table:table-cell>
          <table:table-cell office:value-type="float" office:value="0.06609779" calcext:value-type="float">
            <text:p>0.06609779</text:p>
          </table:table-cell>
          <table:table-cell office:value-type="float" office:value="0.05586515" calcext:value-type="float">
            <text:p>0.05586515</text:p>
          </table:table-cell>
          <table:table-cell office:value-type="float" office:value="0.04051923" calcext:value-type="float">
            <text:p>0.04051923</text:p>
          </table:table-cell>
          <table:table-cell office:value-type="float" office:value="0.03601454" calcext:value-type="float">
            <text:p>0.03601454</text:p>
          </table:table-cell>
          <table:table-cell office:value-type="float" office:value="0.0547441" calcext:value-type="float">
            <text:p>0.0547441</text:p>
          </table:table-cell>
          <table:table-cell office:value-type="float" office:value="0.08215949" calcext:value-type="float">
            <text:p>0.08215949</text:p>
          </table:table-cell>
          <table:table-cell office:value-type="float" office:value="0.08106685" calcext:value-type="float">
            <text:p>0.08106685</text:p>
          </table:table-cell>
          <table:table-cell office:value-type="float" office:value="0.07917348" calcext:value-type="float">
            <text:p>0.07917348</text:p>
          </table:table-cell>
          <table:table-cell office:value-type="float" office:value="0.0787342" calcext:value-type="float">
            <text:p>0.0787342</text:p>
          </table:table-cell>
          <table:table-cell office:value-type="float" office:value="0.07917973" calcext:value-type="float">
            <text:p>0.07917973</text:p>
          </table:table-cell>
          <table:table-cell office:value-type="float" office:value="0.0810203" calcext:value-type="float">
            <text:p>0.0810203</text:p>
          </table:table-cell>
          <table:table-cell office:value-type="float" office:value="0" calcext:value-type="float">
            <text:p>0</text:p>
          </table:table-cell>
          <table:table-cell office:value-type="float" office:value="7.77707" calcext:value-type="float">
            <text:p>7.77707</text:p>
          </table:table-cell>
          <table:table-cell office:value-type="float" office:value="4.915806" calcext:value-type="float">
            <text:p>4.915806</text:p>
          </table:table-cell>
          <table:table-cell office:value-type="float" office:value="4.107049" calcext:value-type="float">
            <text:p>4.107049</text:p>
          </table:table-cell>
          <table:table-cell office:value-type="float" office:value="2.382157" calcext:value-type="float">
            <text:p>2.382157</text:p>
          </table:table-cell>
          <table:table-cell office:value-type="float" office:value="1.769248" calcext:value-type="float">
            <text:p>1.769248</text:p>
          </table:table-cell>
          <table:table-cell office:value-type="float" office:value="0.9049869" calcext:value-type="float">
            <text:p>0.9049869</text:p>
          </table:table-cell>
          <table:table-cell office:value-type="float" office:value="0.6757624" calcext:value-type="float">
            <text:p>0.6757624</text:p>
          </table:table-cell>
          <table:table-cell office:value-type="float" office:value="1.329344" calcext:value-type="float">
            <text:p>1.329344</text:p>
          </table:table-cell>
          <table:table-cell office:value-type="float" office:value="1.813515" calcext:value-type="float">
            <text:p>1.813515</text:p>
          </table:table-cell>
          <table:table-cell office:value-type="float" office:value="1.745147" calcext:value-type="float">
            <text:p>1.745147</text:p>
          </table:table-cell>
          <table:table-cell office:value-type="float" office:value="1.810594" calcext:value-type="float">
            <text:p>1.810594</text:p>
          </table:table-cell>
          <table:table-cell office:value-type="float" office:value="1.8137" calcext:value-type="float">
            <text:p>1.8137</text:p>
          </table:table-cell>
          <table:table-cell office:value-type="float" office:value="1.878932" calcext:value-type="float">
            <text:p>1.878932</text:p>
          </table:table-cell>
          <table:table-cell office:value-type="float" office:value="2.057575" calcext:value-type="float">
            <text:p>2.057575</text:p>
          </table:table-cell>
          <table:table-cell office:value-type="float" office:value="0" calcext:value-type="float">
            <text:p>0</text:p>
          </table:table-cell>
          <table:table-cell office:value-type="float" office:value="0.6314036" calcext:value-type="float">
            <text:p>0.631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2326" calcext:value-type="float">
            <text:p>1.6323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1.600023" calcext:value-type="float">
            <text:p>1.600023</text:p>
          </table:table-cell>
          <table:table-cell office:value-type="float" office:value="139.229" calcext:value-type="float">
            <text:p>139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82353" calcext:value-type="float">
            <text:p>7.282353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01889563" calcext:value-type="float">
            <text:p>1.889563E-05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-0.005984224" calcext:value-type="float">
            <text:p>-0.005984224</text:p>
          </table:table-cell>
          <table:table-cell office:value-type="float" office:value="1191.175" calcext:value-type="float">
            <text:p>1191.175</text:p>
          </table:table-cell>
          <table:table-cell office:value-type="float" office:value="2.817415" calcext:value-type="float">
            <text:p>2.817415</text:p>
          </table:table-cell>
          <table:table-cell office:value-type="float" office:value="0" calcext:value-type="float">
            <text:p>0</text:p>
          </table:table-cell>
          <table:table-cell office:value-type="float" office:value="0.1294559" calcext:value-type="float">
            <text:p>0.1294559</text:p>
          </table:table-cell>
          <table:table-cell office:value-type="float" office:value="0.1178644" calcext:value-type="float">
            <text:p>0.1178644</text:p>
          </table:table-cell>
          <table:table-cell office:value-type="float" office:value="0.1060229" calcext:value-type="float">
            <text:p>0.1060229</text:p>
          </table:table-cell>
          <table:table-cell office:value-type="float" office:value="0.06859656" calcext:value-type="float">
            <text:p>0.06859656</text:p>
          </table:table-cell>
          <table:table-cell office:value-type="float" office:value="0.05537555" calcext:value-type="float">
            <text:p>0.05537555</text:p>
          </table:table-cell>
          <table:table-cell office:value-type="float" office:value="0.03811361" calcext:value-type="float">
            <text:p>0.03811361</text:p>
          </table:table-cell>
          <table:table-cell office:value-type="float" office:value="0.03309669" calcext:value-type="float">
            <text:p>0.03309669</text:p>
          </table:table-cell>
          <table:table-cell office:value-type="float" office:value="0.0546004" calcext:value-type="float">
            <text:p>0.0546004</text:p>
          </table:table-cell>
          <table:table-cell office:value-type="float" office:value="0.08223315" calcext:value-type="float">
            <text:p>0.08223315</text:p>
          </table:table-cell>
          <table:table-cell office:value-type="float" office:value="0.08096295" calcext:value-type="float">
            <text:p>0.08096295</text:p>
          </table:table-cell>
          <table:table-cell office:value-type="float" office:value="0.07951526" calcext:value-type="float">
            <text:p>0.07951526</text:p>
          </table:table-cell>
          <table:table-cell office:value-type="float" office:value="0.07891921" calcext:value-type="float">
            <text:p>0.07891921</text:p>
          </table:table-cell>
          <table:table-cell office:value-type="float" office:value="0.07932051" calcext:value-type="float">
            <text:p>0.07932051</text:p>
          </table:table-cell>
          <table:table-cell office:value-type="float" office:value="0.08117239" calcext:value-type="float">
            <text:p>0.08117239</text:p>
          </table:table-cell>
          <table:table-cell office:value-type="float" office:value="0" calcext:value-type="float">
            <text:p>0</text:p>
          </table:table-cell>
          <table:table-cell office:value-type="float" office:value="7.790907" calcext:value-type="float">
            <text:p>7.790907</text:p>
          </table:table-cell>
          <table:table-cell office:value-type="float" office:value="4.944699" calcext:value-type="float">
            <text:p>4.944699</text:p>
          </table:table-cell>
          <table:table-cell office:value-type="float" office:value="4.138216" calcext:value-type="float">
            <text:p>4.138216</text:p>
          </table:table-cell>
          <table:table-cell office:value-type="float" office:value="2.408301" calcext:value-type="float">
            <text:p>2.408301</text:p>
          </table:table-cell>
          <table:table-cell office:value-type="float" office:value="1.792589" calcext:value-type="float">
            <text:p>1.792589</text:p>
          </table:table-cell>
          <table:table-cell office:value-type="float" office:value="0.9155467" calcext:value-type="float">
            <text:p>0.9155467</text:p>
          </table:table-cell>
          <table:table-cell office:value-type="float" office:value="0.6839862" calcext:value-type="float">
            <text:p>0.6839862</text:p>
          </table:table-cell>
          <table:table-cell office:value-type="float" office:value="1.339842" calcext:value-type="float">
            <text:p>1.339842</text:p>
          </table:table-cell>
          <table:table-cell office:value-type="float" office:value="1.827632" calcext:value-type="float">
            <text:p>1.827632</text:p>
          </table:table-cell>
          <table:table-cell office:value-type="float" office:value="1.759227" calcext:value-type="float">
            <text:p>1.759227</text:p>
          </table:table-cell>
          <table:table-cell office:value-type="float" office:value="1.824597" calcext:value-type="float">
            <text:p>1.824597</text:p>
          </table:table-cell>
          <table:table-cell office:value-type="float" office:value="1.826563" calcext:value-type="float">
            <text:p>1.826563</text:p>
          </table:table-cell>
          <table:table-cell office:value-type="float" office:value="1.892174" calcext:value-type="float">
            <text:p>1.892174</text:p>
          </table:table-cell>
          <table:table-cell office:value-type="float" office:value="2.071995" calcext:value-type="float">
            <text:p>2.071995</text:p>
          </table:table-cell>
          <table:table-cell office:value-type="float" office:value="0" calcext:value-type="float">
            <text:p>0</text:p>
          </table:table-cell>
          <table:table-cell office:value-type="float" office:value="4.305042" calcext:value-type="float">
            <text:p>4.305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7158" calcext:value-type="float">
            <text:p>1.647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1.594023" calcext:value-type="float">
            <text:p>1.594023</text:p>
          </table:table-cell>
          <table:table-cell office:value-type="float" office:value="139.2169" calcext:value-type="float">
            <text:p>139.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38398" calcext:value-type="float">
            <text:p>7.338398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04859946" calcext:value-type="float">
            <text:p>4.859946E-05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-0.00561701" calcext:value-type="float">
            <text:p>-0.00561701</text:p>
          </table:table-cell>
          <table:table-cell office:value-type="float" office:value="1191.132" calcext:value-type="float">
            <text:p>1191.132</text:p>
          </table:table-cell>
          <table:table-cell office:value-type="float" office:value="2.812008" calcext:value-type="float">
            <text:p>2.812008</text:p>
          </table:table-cell>
          <table:table-cell office:value-type="float" office:value="0" calcext:value-type="float">
            <text:p>0</text:p>
          </table:table-cell>
          <table:table-cell office:value-type="float" office:value="0.2642878" calcext:value-type="float">
            <text:p>0.2642878</text:p>
          </table:table-cell>
          <table:table-cell office:value-type="float" office:value="0.1403503" calcext:value-type="float">
            <text:p>0.1403503</text:p>
          </table:table-cell>
          <table:table-cell office:value-type="float" office:value="0.1227821" calcext:value-type="float">
            <text:p>0.1227821</text:p>
          </table:table-cell>
          <table:table-cell office:value-type="float" office:value="0.07385648" calcext:value-type="float">
            <text:p>0.07385648</text:p>
          </table:table-cell>
          <table:table-cell office:value-type="float" office:value="0.05780493" calcext:value-type="float">
            <text:p>0.05780493</text:p>
          </table:table-cell>
          <table:table-cell office:value-type="float" office:value="0.03815299" calcext:value-type="float">
            <text:p>0.03815299</text:p>
          </table:table-cell>
          <table:table-cell office:value-type="float" office:value="0.03149632" calcext:value-type="float">
            <text:p>0.03149632</text:p>
          </table:table-cell>
          <table:table-cell office:value-type="float" office:value="0.05587373" calcext:value-type="float">
            <text:p>0.05587373</text:p>
          </table:table-cell>
          <table:table-cell office:value-type="float" office:value="0.08439232" calcext:value-type="float">
            <text:p>0.08439232</text:p>
          </table:table-cell>
          <table:table-cell office:value-type="float" office:value="0.08105744" calcext:value-type="float">
            <text:p>0.08105744</text:p>
          </table:table-cell>
          <table:table-cell office:value-type="float" office:value="0.07957892" calcext:value-type="float">
            <text:p>0.07957892</text:p>
          </table:table-cell>
          <table:table-cell office:value-type="float" office:value="0.0790636" calcext:value-type="float">
            <text:p>0.0790636</text:p>
          </table:table-cell>
          <table:table-cell office:value-type="float" office:value="0.07947174" calcext:value-type="float">
            <text:p>0.07947174</text:p>
          </table:table-cell>
          <table:table-cell office:value-type="float" office:value="0.08132435" calcext:value-type="float">
            <text:p>0.08132435</text:p>
          </table:table-cell>
          <table:table-cell office:value-type="float" office:value="0" calcext:value-type="float">
            <text:p>0</text:p>
          </table:table-cell>
          <table:table-cell office:value-type="float" office:value="7.835288" calcext:value-type="float">
            <text:p>7.835288</text:p>
          </table:table-cell>
          <table:table-cell office:value-type="float" office:value="4.986466" calcext:value-type="float">
            <text:p>4.986466</text:p>
          </table:table-cell>
          <table:table-cell office:value-type="float" office:value="4.176258" calcext:value-type="float">
            <text:p>4.176258</text:p>
          </table:table-cell>
          <table:table-cell office:value-type="float" office:value="2.433155" calcext:value-type="float">
            <text:p>2.433155</text:p>
          </table:table-cell>
          <table:table-cell office:value-type="float" office:value="1.813261" calcext:value-type="float">
            <text:p>1.813261</text:p>
          </table:table-cell>
          <table:table-cell office:value-type="float" office:value="0.9246318" calcext:value-type="float">
            <text:p>0.9246318</text:p>
          </table:table-cell>
          <table:table-cell office:value-type="float" office:value="0.6908941" calcext:value-type="float">
            <text:p>0.6908941</text:p>
          </table:table-cell>
          <table:table-cell office:value-type="float" office:value="1.350254" calcext:value-type="float">
            <text:p>1.350254</text:p>
          </table:table-cell>
          <table:table-cell office:value-type="float" office:value="1.841635" calcext:value-type="float">
            <text:p>1.841635</text:p>
          </table:table-cell>
          <table:table-cell office:value-type="float" office:value="1.773164" calcext:value-type="float">
            <text:p>1.773164</text:p>
          </table:table-cell>
          <table:table-cell office:value-type="float" office:value="1.839283" calcext:value-type="float">
            <text:p>1.839283</text:p>
          </table:table-cell>
          <table:table-cell office:value-type="float" office:value="1.840165" calcext:value-type="float">
            <text:p>1.840165</text:p>
          </table:table-cell>
          <table:table-cell office:value-type="float" office:value="1.905648" calcext:value-type="float">
            <text:p>1.905648</text:p>
          </table:table-cell>
          <table:table-cell office:value-type="float" office:value="2.086399" calcext:value-type="float">
            <text:p>2.086399</text:p>
          </table:table-cell>
          <table:table-cell office:value-type="float" office:value="0" calcext:value-type="float">
            <text:p>0</text:p>
          </table:table-cell>
          <table:table-cell office:value-type="float" office:value="6.955735" calcext:value-type="float">
            <text:p>6.955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27" calcext:value-type="float">
            <text:p>1.6635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1.582985" calcext:value-type="float">
            <text:p>1.582985</text:p>
          </table:table-cell>
          <table:table-cell office:value-type="float" office:value="139.203" calcext:value-type="float">
            <text:p>139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95128" calcext:value-type="float">
            <text:p>7.395128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269196" calcext:value-type="float">
            <text:p>0.000269196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-0.002871097" calcext:value-type="float">
            <text:p>-0.002871097</text:p>
          </table:table-cell>
          <table:table-cell office:value-type="float" office:value="1191.092" calcext:value-type="float">
            <text:p>1191.092</text:p>
          </table:table-cell>
          <table:table-cell office:value-type="float" office:value="2.789113" calcext:value-type="float">
            <text:p>2.789113</text:p>
          </table:table-cell>
          <table:table-cell office:value-type="float" office:value="0" calcext:value-type="float">
            <text:p>0</text:p>
          </table:table-cell>
          <table:table-cell office:value-type="float" office:value="1.242171" calcext:value-type="float">
            <text:p>1.242171</text:p>
          </table:table-cell>
          <table:table-cell office:value-type="float" office:value="0.2095646" calcext:value-type="float">
            <text:p>0.2095646</text:p>
          </table:table-cell>
          <table:table-cell office:value-type="float" office:value="0.1687682" calcext:value-type="float">
            <text:p>0.1687682</text:p>
          </table:table-cell>
          <table:table-cell office:value-type="float" office:value="0.0926946" calcext:value-type="float">
            <text:p>0.0926946</text:p>
          </table:table-cell>
          <table:table-cell office:value-type="float" office:value="0.06876733" calcext:value-type="float">
            <text:p>0.06876733</text:p>
          </table:table-cell>
          <table:table-cell office:value-type="float" office:value="0.04184586" calcext:value-type="float">
            <text:p>0.04184586</text:p>
          </table:table-cell>
          <table:table-cell office:value-type="float" office:value="0.03213634" calcext:value-type="float">
            <text:p>0.03213634</text:p>
          </table:table-cell>
          <table:table-cell office:value-type="float" office:value="0.05705117" calcext:value-type="float">
            <text:p>0.05705117</text:p>
          </table:table-cell>
          <table:table-cell office:value-type="float" office:value="0.0859661" calcext:value-type="float">
            <text:p>0.0859661</text:p>
          </table:table-cell>
          <table:table-cell office:value-type="float" office:value="0.08117562" calcext:value-type="float">
            <text:p>0.08117562</text:p>
          </table:table-cell>
          <table:table-cell office:value-type="float" office:value="0.07963035" calcext:value-type="float">
            <text:p>0.07963035</text:p>
          </table:table-cell>
          <table:table-cell office:value-type="float" office:value="0.079184" calcext:value-type="float">
            <text:p>0.079184</text:p>
          </table:table-cell>
          <table:table-cell office:value-type="float" office:value="0.07961372" calcext:value-type="float">
            <text:p>0.07961372</text:p>
          </table:table-cell>
          <table:table-cell office:value-type="float" office:value="0.08147628" calcext:value-type="float">
            <text:p>0.08147628</text:p>
          </table:table-cell>
          <table:table-cell office:value-type="float" office:value="0" calcext:value-type="float">
            <text:p>0</text:p>
          </table:table-cell>
          <table:table-cell office:value-type="float" office:value="7.935913" calcext:value-type="float">
            <text:p>7.935913</text:p>
          </table:table-cell>
          <table:table-cell office:value-type="float" office:value="5.035581" calcext:value-type="float">
            <text:p>5.035581</text:p>
          </table:table-cell>
          <table:table-cell office:value-type="float" office:value="4.217188" calcext:value-type="float">
            <text:p>4.217188</text:p>
          </table:table-cell>
          <table:table-cell office:value-type="float" office:value="2.457418" calcext:value-type="float">
            <text:p>2.457418</text:p>
          </table:table-cell>
          <table:table-cell office:value-type="float" office:value="1.832563" calcext:value-type="float">
            <text:p>1.832563</text:p>
          </table:table-cell>
          <table:table-cell office:value-type="float" office:value="0.9330685" calcext:value-type="float">
            <text:p>0.9330685</text:p>
          </table:table-cell>
          <table:table-cell office:value-type="float" office:value="0.6970161" calcext:value-type="float">
            <text:p>0.6970161</text:p>
          </table:table-cell>
          <table:table-cell office:value-type="float" office:value="1.360604" calcext:value-type="float">
            <text:p>1.360604</text:p>
          </table:table-cell>
          <table:table-cell office:value-type="float" office:value="1.855497" calcext:value-type="float">
            <text:p>1.855497</text:p>
          </table:table-cell>
          <table:table-cell office:value-type="float" office:value="1.786695" calcext:value-type="float">
            <text:p>1.786695</text:p>
          </table:table-cell>
          <table:table-cell office:value-type="float" office:value="1.853595" calcext:value-type="float">
            <text:p>1.853595</text:p>
          </table:table-cell>
          <table:table-cell office:value-type="float" office:value="1.853934" calcext:value-type="float">
            <text:p>1.853934</text:p>
          </table:table-cell>
          <table:table-cell office:value-type="float" office:value="1.919654" calcext:value-type="float">
            <text:p>1.919654</text:p>
          </table:table-cell>
          <table:table-cell office:value-type="float" office:value="2.100788" calcext:value-type="float">
            <text:p>2.100788</text:p>
          </table:table-cell>
          <table:table-cell office:value-type="float" office:value="0" calcext:value-type="float">
            <text:p>0</text:p>
          </table:table-cell>
          <table:table-cell office:value-type="float" office:value="35.36222" calcext:value-type="float">
            <text:p>35.36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6357" calcext:value-type="float">
            <text:p>1.6863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1.572226" calcext:value-type="float">
            <text:p>1.572226</text:p>
          </table:table-cell>
          <table:table-cell office:value-type="float" office:value="139.1865" calcext:value-type="float">
            <text:p>139.1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5435" calcext:value-type="float">
            <text:p>7.45435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258947" calcext:value-type="float">
            <text:p>0.0003258947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-0.001625882" calcext:value-type="float">
            <text:p>-0.001625882</text:p>
          </table:table-cell>
          <table:table-cell office:value-type="float" office:value="1191.054" calcext:value-type="float">
            <text:p>1191.054</text:p>
          </table:table-cell>
          <table:table-cell office:value-type="float" office:value="2.766198" calcext:value-type="float">
            <text:p>2.766198</text:p>
          </table:table-cell>
          <table:table-cell office:value-type="float" office:value="0" calcext:value-type="float">
            <text:p>0</text:p>
          </table:table-cell>
          <table:table-cell office:value-type="float" office:value="1.451726" calcext:value-type="float">
            <text:p>1.451726</text:p>
          </table:table-cell>
          <table:table-cell office:value-type="float" office:value="0.27947" calcext:value-type="float">
            <text:p>0.27947</text:p>
          </table:table-cell>
          <table:table-cell office:value-type="float" office:value="0.2181957" calcext:value-type="float">
            <text:p>0.2181957</text:p>
          </table:table-cell>
          <table:table-cell office:value-type="float" office:value="0.1159829" calcext:value-type="float">
            <text:p>0.1159829</text:p>
          </table:table-cell>
          <table:table-cell office:value-type="float" office:value="0.08539245" calcext:value-type="float">
            <text:p>0.08539245</text:p>
          </table:table-cell>
          <table:table-cell office:value-type="float" office:value="0.04823847" calcext:value-type="float">
            <text:p>0.04823847</text:p>
          </table:table-cell>
          <table:table-cell office:value-type="float" office:value="0.03446083" calcext:value-type="float">
            <text:p>0.03446083</text:p>
          </table:table-cell>
          <table:table-cell office:value-type="float" office:value="0.05808747" calcext:value-type="float">
            <text:p>0.05808747</text:p>
          </table:table-cell>
          <table:table-cell office:value-type="float" office:value="0.08685183" calcext:value-type="float">
            <text:p>0.08685183</text:p>
          </table:table-cell>
          <table:table-cell office:value-type="float" office:value="0.08131704" calcext:value-type="float">
            <text:p>0.08131704</text:p>
          </table:table-cell>
          <table:table-cell office:value-type="float" office:value="0.07975396" calcext:value-type="float">
            <text:p>0.07975396</text:p>
          </table:table-cell>
          <table:table-cell office:value-type="float" office:value="0.07930475" calcext:value-type="float">
            <text:p>0.07930475</text:p>
          </table:table-cell>
          <table:table-cell office:value-type="float" office:value="0.07975543" calcext:value-type="float">
            <text:p>0.07975543</text:p>
          </table:table-cell>
          <table:table-cell office:value-type="float" office:value="0.0816279" calcext:value-type="float">
            <text:p>0.0816279</text:p>
          </table:table-cell>
          <table:table-cell office:value-type="float" office:value="0" calcext:value-type="float">
            <text:p>0</text:p>
          </table:table-cell>
          <table:table-cell office:value-type="float" office:value="8.120413" calcext:value-type="float">
            <text:p>8.120413</text:p>
          </table:table-cell>
          <table:table-cell office:value-type="float" office:value="5.107803" calcext:value-type="float">
            <text:p>5.107803</text:p>
          </table:table-cell>
          <table:table-cell office:value-type="float" office:value="4.272902" calcext:value-type="float">
            <text:p>4.272902</text:p>
          </table:table-cell>
          <table:table-cell office:value-type="float" office:value="2.487643" calcext:value-type="float">
            <text:p>2.487643</text:p>
          </table:table-cell>
          <table:table-cell office:value-type="float" office:value="1.855521" calcext:value-type="float">
            <text:p>1.855521</text:p>
          </table:table-cell>
          <table:table-cell office:value-type="float" office:value="0.9420061" calcext:value-type="float">
            <text:p>0.9420061</text:p>
          </table:table-cell>
          <table:table-cell office:value-type="float" office:value="0.7029995" calcext:value-type="float">
            <text:p>0.7029995</text:p>
          </table:table-cell>
          <table:table-cell office:value-type="float" office:value="1.370852" calcext:value-type="float">
            <text:p>1.370852</text:p>
          </table:table-cell>
          <table:table-cell office:value-type="float" office:value="1.8691" calcext:value-type="float">
            <text:p>1.8691</text:p>
          </table:table-cell>
          <table:table-cell office:value-type="float" office:value="1.799846" calcext:value-type="float">
            <text:p>1.799846</text:p>
          </table:table-cell>
          <table:table-cell office:value-type="float" office:value="1.867355" calcext:value-type="float">
            <text:p>1.867355</text:p>
          </table:table-cell>
          <table:table-cell office:value-type="float" office:value="1.867525" calcext:value-type="float">
            <text:p>1.867525</text:p>
          </table:table-cell>
          <table:table-cell office:value-type="float" office:value="1.934032" calcext:value-type="float">
            <text:p>1.934032</text:p>
          </table:table-cell>
          <table:table-cell office:value-type="float" office:value="2.11516" calcext:value-type="float">
            <text:p>2.11516</text:p>
          </table:table-cell>
          <table:table-cell office:value-type="float" office:value="0" calcext:value-type="float">
            <text:p>0</text:p>
          </table:table-cell>
          <table:table-cell office:value-type="float" office:value="34.90125" calcext:value-type="float">
            <text:p>34.9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1533" calcext:value-type="float">
            <text:p>1.7115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1.56114" calcext:value-type="float">
            <text:p>1.56114</text:p>
          </table:table-cell>
          <table:table-cell office:value-type="float" office:value="139.1684" calcext:value-type="float">
            <text:p>139.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15517" calcext:value-type="float">
            <text:p>7.515517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484145" calcext:value-type="float">
            <text:p>0.0003484145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-0.0008504256" calcext:value-type="float">
            <text:p>-0.0008504256</text:p>
          </table:table-cell>
          <table:table-cell office:value-type="float" office:value="1191.019" calcext:value-type="float">
            <text:p>1191.019</text:p>
          </table:table-cell>
          <table:table-cell office:value-type="float" office:value="2.743932" calcext:value-type="float">
            <text:p>2.743932</text:p>
          </table:table-cell>
          <table:table-cell office:value-type="float" office:value="0" calcext:value-type="float">
            <text:p>0</text:p>
          </table:table-cell>
          <table:table-cell office:value-type="float" office:value="1.669317" calcext:value-type="float">
            <text:p>1.669317</text:p>
          </table:table-cell>
          <table:table-cell office:value-type="float" office:value="0.3353436" calcext:value-type="float">
            <text:p>0.3353436</text:p>
          </table:table-cell>
          <table:table-cell office:value-type="float" office:value="0.2558135" calcext:value-type="float">
            <text:p>0.2558135</text:p>
          </table:table-cell>
          <table:table-cell office:value-type="float" office:value="0.1336443" calcext:value-type="float">
            <text:p>0.1336443</text:p>
          </table:table-cell>
          <table:table-cell office:value-type="float" office:value="0.0981486" calcext:value-type="float">
            <text:p>0.0981486</text:p>
          </table:table-cell>
          <table:table-cell office:value-type="float" office:value="0.05354121" calcext:value-type="float">
            <text:p>0.05354121</text:p>
          </table:table-cell>
          <table:table-cell office:value-type="float" office:value="0.03654518" calcext:value-type="float">
            <text:p>0.03654518</text:p>
          </table:table-cell>
          <table:table-cell office:value-type="float" office:value="0.05921789" calcext:value-type="float">
            <text:p>0.05921789</text:p>
          </table:table-cell>
          <table:table-cell office:value-type="float" office:value="0.08742516" calcext:value-type="float">
            <text:p>0.08742516</text:p>
          </table:table-cell>
          <table:table-cell office:value-type="float" office:value="0.08148028" calcext:value-type="float">
            <text:p>0.08148028</text:p>
          </table:table-cell>
          <table:table-cell office:value-type="float" office:value="0.07989722" calcext:value-type="float">
            <text:p>0.07989722</text:p>
          </table:table-cell>
          <table:table-cell office:value-type="float" office:value="0.07944436" calcext:value-type="float">
            <text:p>0.07944436</text:p>
          </table:table-cell>
          <table:table-cell office:value-type="float" office:value="0.07990213" calcext:value-type="float">
            <text:p>0.07990213</text:p>
          </table:table-cell>
          <table:table-cell office:value-type="float" office:value="0.08177933" calcext:value-type="float">
            <text:p>0.08177933</text:p>
          </table:table-cell>
          <table:table-cell office:value-type="float" office:value="0" calcext:value-type="float">
            <text:p>0</text:p>
          </table:table-cell>
          <table:table-cell office:value-type="float" office:value="8.324623" calcext:value-type="float">
            <text:p>8.324623</text:p>
          </table:table-cell>
          <table:table-cell office:value-type="float" office:value="5.199842" calcext:value-type="float">
            <text:p>5.199842</text:p>
          </table:table-cell>
          <table:table-cell office:value-type="float" office:value="4.342404" calcext:value-type="float">
            <text:p>4.342404</text:p>
          </table:table-cell>
          <table:table-cell office:value-type="float" office:value="2.524556" calcext:value-type="float">
            <text:p>2.524556</text:p>
          </table:table-cell>
          <table:table-cell office:value-type="float" office:value="1.883412" calcext:value-type="float">
            <text:p>1.883412</text:p>
          </table:table-cell>
          <table:table-cell office:value-type="float" office:value="0.9521134" calcext:value-type="float">
            <text:p>0.9521134</text:p>
          </table:table-cell>
          <table:table-cell office:value-type="float" office:value="0.7092673" calcext:value-type="float">
            <text:p>0.7092673</text:p>
          </table:table-cell>
          <table:table-cell office:value-type="float" office:value="1.381166" calcext:value-type="float">
            <text:p>1.381166</text:p>
          </table:table-cell>
          <table:table-cell office:value-type="float" office:value="1.882481" calcext:value-type="float">
            <text:p>1.882481</text:p>
          </table:table-cell>
          <table:table-cell office:value-type="float" office:value="1.812716" calcext:value-type="float">
            <text:p>1.812716</text:p>
          </table:table-cell>
          <table:table-cell office:value-type="float" office:value="1.880821" calcext:value-type="float">
            <text:p>1.880821</text:p>
          </table:table-cell>
          <table:table-cell office:value-type="float" office:value="1.880871" calcext:value-type="float">
            <text:p>1.880871</text:p>
          </table:table-cell>
          <table:table-cell office:value-type="float" office:value="1.948559" calcext:value-type="float">
            <text:p>1.948559</text:p>
          </table:table-cell>
          <table:table-cell office:value-type="float" office:value="2.129519" calcext:value-type="float">
            <text:p>2.129519</text:p>
          </table:table-cell>
          <table:table-cell office:value-type="float" office:value="0" calcext:value-type="float">
            <text:p>0</text:p>
          </table:table-cell>
          <table:table-cell office:value-type="float" office:value="30.3076" calcext:value-type="float">
            <text:p>30.3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8642" calcext:value-type="float">
            <text:p>1.7386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1.553021" calcext:value-type="float">
            <text:p>1.553021</text:p>
          </table:table-cell>
          <table:table-cell office:value-type="float" office:value="139.1499" calcext:value-type="float">
            <text:p>139.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2911" calcext:value-type="float">
            <text:p>7.582911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616058" calcext:value-type="float">
            <text:p>0.0003616058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-0.0003035553" calcext:value-type="float">
            <text:p>-0.0003035553</text:p>
          </table:table-cell>
          <table:table-cell office:value-type="float" office:value="1190.973" calcext:value-type="float">
            <text:p>1190.973</text:p>
          </table:table-cell>
          <table:table-cell office:value-type="float" office:value="2.727909" calcext:value-type="float">
            <text:p>2.727909</text:p>
          </table:table-cell>
          <table:table-cell office:value-type="float" office:value="0" calcext:value-type="float">
            <text:p>0</text:p>
          </table:table-cell>
          <table:table-cell office:value-type="float" office:value="2.200682" calcext:value-type="float">
            <text:p>2.200682</text:p>
          </table:table-cell>
          <table:table-cell office:value-type="float" office:value="0.6950888" calcext:value-type="float">
            <text:p>0.6950888</text:p>
          </table:table-cell>
          <table:table-cell office:value-type="float" office:value="0.2546791" calcext:value-type="float">
            <text:p>0.2546791</text:p>
          </table:table-cell>
          <table:table-cell office:value-type="float" office:value="0.136168" calcext:value-type="float">
            <text:p>0.136168</text:p>
          </table:table-cell>
          <table:table-cell office:value-type="float" office:value="0.1028548" calcext:value-type="float">
            <text:p>0.1028548</text:p>
          </table:table-cell>
          <table:table-cell office:value-type="float" office:value="0.05713303" calcext:value-type="float">
            <text:p>0.05713303</text:p>
          </table:table-cell>
          <table:table-cell office:value-type="float" office:value="0.03836549" calcext:value-type="float">
            <text:p>0.03836549</text:p>
          </table:table-cell>
          <table:table-cell office:value-type="float" office:value="0.06041221" calcext:value-type="float">
            <text:p>0.06041221</text:p>
          </table:table-cell>
          <table:table-cell office:value-type="float" office:value="0.08794024" calcext:value-type="float">
            <text:p>0.08794024</text:p>
          </table:table-cell>
          <table:table-cell office:value-type="float" office:value="0.08165961" calcext:value-type="float">
            <text:p>0.08165961</text:p>
          </table:table-cell>
          <table:table-cell office:value-type="float" office:value="0.08004613" calcext:value-type="float">
            <text:p>0.08004613</text:p>
          </table:table-cell>
          <table:table-cell office:value-type="float" office:value="0.07958773" calcext:value-type="float">
            <text:p>0.07958773</text:p>
          </table:table-cell>
          <table:table-cell office:value-type="float" office:value="0.08005255" calcext:value-type="float">
            <text:p>0.08005255</text:p>
          </table:table-cell>
          <table:table-cell office:value-type="float" office:value="0.08193063" calcext:value-type="float">
            <text:p>0.08193063</text:p>
          </table:table-cell>
          <table:table-cell office:value-type="float" office:value="0" calcext:value-type="float">
            <text:p>0</text:p>
          </table:table-cell>
          <table:table-cell office:value-type="float" office:value="6.836542" calcext:value-type="float">
            <text:p>6.836542</text:p>
          </table:table-cell>
          <table:table-cell office:value-type="float" office:value="5.85149" calcext:value-type="float">
            <text:p>5.85149</text:p>
          </table:table-cell>
          <table:table-cell office:value-type="float" office:value="4.420446" calcext:value-type="float">
            <text:p>4.420446</text:p>
          </table:table-cell>
          <table:table-cell office:value-type="float" office:value="2.5665" calcext:value-type="float">
            <text:p>2.5665</text:p>
          </table:table-cell>
          <table:table-cell office:value-type="float" office:value="1.915345" calcext:value-type="float">
            <text:p>1.915345</text:p>
          </table:table-cell>
          <table:table-cell office:value-type="float" office:value="0.9633594" calcext:value-type="float">
            <text:p>0.9633594</text:p>
          </table:table-cell>
          <table:table-cell office:value-type="float" office:value="0.7159151" calcext:value-type="float">
            <text:p>0.7159151</text:p>
          </table:table-cell>
          <table:table-cell office:value-type="float" office:value="1.391657" calcext:value-type="float">
            <text:p>1.391657</text:p>
          </table:table-cell>
          <table:table-cell office:value-type="float" office:value="1.895726" calcext:value-type="float">
            <text:p>1.895726</text:p>
          </table:table-cell>
          <table:table-cell office:value-type="float" office:value="1.825391" calcext:value-type="float">
            <text:p>1.825391</text:p>
          </table:table-cell>
          <table:table-cell office:value-type="float" office:value="1.894083" calcext:value-type="float">
            <text:p>1.894083</text:p>
          </table:table-cell>
          <table:table-cell office:value-type="float" office:value="1.894061" calcext:value-type="float">
            <text:p>1.894061</text:p>
          </table:table-cell>
          <table:table-cell office:value-type="float" office:value="1.963094" calcext:value-type="float">
            <text:p>1.963094</text:p>
          </table:table-cell>
          <table:table-cell office:value-type="float" office:value="2.143864" calcext:value-type="float">
            <text:p>2.143864</text:p>
          </table:table-cell>
          <table:table-cell office:value-type="float" office:value="0" calcext:value-type="float">
            <text:p>0</text:p>
          </table:table-cell>
          <table:table-cell office:value-type="float" office:value="18.88057" calcext:value-type="float">
            <text:p>18.8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3257" calcext:value-type="float">
            <text:p>1.7632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1.544277" calcext:value-type="float">
            <text:p>1.544277</text:p>
          </table:table-cell>
          <table:table-cell office:value-type="float" office:value="139.131" calcext:value-type="float">
            <text:p>139.1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920995" calcext:value-type="float">
            <text:p>7.920995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697394" calcext:value-type="float">
            <text:p>0.0003697394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008806506" calcext:value-type="float">
            <text:p>8.806506E-05</text:p>
          </table:table-cell>
          <table:table-cell office:value-type="float" office:value="1194.049" calcext:value-type="float">
            <text:p>1194.049</text:p>
          </table:table-cell>
          <table:table-cell office:value-type="float" office:value="2.710754" calcext:value-type="float">
            <text:p>2.710754</text:p>
          </table:table-cell>
          <table:table-cell office:value-type="float" office:value="0" calcext:value-type="float">
            <text:p>0</text:p>
          </table:table-cell>
          <table:table-cell office:value-type="float" office:value="1.214713" calcext:value-type="float">
            <text:p>1.214713</text:p>
          </table:table-cell>
          <table:table-cell office:value-type="float" office:value="1.067116" calcext:value-type="float">
            <text:p>1.067116</text:p>
          </table:table-cell>
          <table:table-cell office:value-type="float" office:value="102.2884" calcext:value-type="float">
            <text:p>102.2884</text:p>
          </table:table-cell>
          <table:table-cell office:value-type="float" office:value="0.1412353" calcext:value-type="float">
            <text:p>0.1412353</text:p>
          </table:table-cell>
          <table:table-cell office:value-type="float" office:value="0.1063962" calcext:value-type="float">
            <text:p>0.1063962</text:p>
          </table:table-cell>
          <table:table-cell office:value-type="float" office:value="0.05841463" calcext:value-type="float">
            <text:p>0.05841463</text:p>
          </table:table-cell>
          <table:table-cell office:value-type="float" office:value="0.0391889" calcext:value-type="float">
            <text:p>0.0391889</text:p>
          </table:table-cell>
          <table:table-cell office:value-type="float" office:value="0.06121257" calcext:value-type="float">
            <text:p>0.06121257</text:p>
          </table:table-cell>
          <table:table-cell office:value-type="float" office:value="0.08842677" calcext:value-type="float">
            <text:p>0.08842677</text:p>
          </table:table-cell>
          <table:table-cell office:value-type="float" office:value="0.08184975" calcext:value-type="float">
            <text:p>0.08184975</text:p>
          </table:table-cell>
          <table:table-cell office:value-type="float" office:value="0.0801965" calcext:value-type="float">
            <text:p>0.0801965</text:p>
          </table:table-cell>
          <table:table-cell office:value-type="float" office:value="0.07973514" calcext:value-type="float">
            <text:p>0.07973514</text:p>
          </table:table-cell>
          <table:table-cell office:value-type="float" office:value="0.08020455" calcext:value-type="float">
            <text:p>0.08020455</text:p>
          </table:table-cell>
          <table:table-cell office:value-type="float" office:value="0.08208185" calcext:value-type="float">
            <text:p>0.08208185</text:p>
          </table:table-cell>
          <table:table-cell office:value-type="float" office:value="0" calcext:value-type="float">
            <text:p>0</text:p>
          </table:table-cell>
          <table:table-cell office:value-type="float" office:value="7.074215" calcext:value-type="float">
            <text:p>7.074215</text:p>
          </table:table-cell>
          <table:table-cell office:value-type="float" office:value="6.061846" calcext:value-type="float">
            <text:p>6.061846</text:p>
          </table:table-cell>
          <table:table-cell office:value-type="float" office:value="9.869945" calcext:value-type="float">
            <text:p>9.869945</text:p>
          </table:table-cell>
          <table:table-cell office:value-type="float" office:value="2.608282" calcext:value-type="float">
            <text:p>2.608282</text:p>
          </table:table-cell>
          <table:table-cell office:value-type="float" office:value="1.947777" calcext:value-type="float">
            <text:p>1.947777</text:p>
          </table:table-cell>
          <table:table-cell office:value-type="float" office:value="0.9749542" calcext:value-type="float">
            <text:p>0.9749542</text:p>
          </table:table-cell>
          <table:table-cell office:value-type="float" office:value="0.7227651" calcext:value-type="float">
            <text:p>0.7227651</text:p>
          </table:table-cell>
          <table:table-cell office:value-type="float" office:value="1.402329" calcext:value-type="float">
            <text:p>1.402329</text:p>
          </table:table-cell>
          <table:table-cell office:value-type="float" office:value="1.908918" calcext:value-type="float">
            <text:p>1.908918</text:p>
          </table:table-cell>
          <table:table-cell office:value-type="float" office:value="1.837933" calcext:value-type="float">
            <text:p>1.837933</text:p>
          </table:table-cell>
          <table:table-cell office:value-type="float" office:value="1.907199" calcext:value-type="float">
            <text:p>1.907199</text:p>
          </table:table-cell>
          <table:table-cell office:value-type="float" office:value="1.907143" calcext:value-type="float">
            <text:p>1.907143</text:p>
          </table:table-cell>
          <table:table-cell office:value-type="float" office:value="1.977582" calcext:value-type="float">
            <text:p>1.977582</text:p>
          </table:table-cell>
          <table:table-cell office:value-type="float" office:value="2.158194" calcext:value-type="float">
            <text:p>2.158194</text:p>
          </table:table-cell>
          <table:table-cell office:value-type="float" office:value="0" calcext:value-type="float">
            <text:p>0</text:p>
          </table:table-cell>
          <table:table-cell office:value-type="float" office:value="14.80168" calcext:value-type="float">
            <text:p>14.80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8868" calcext:value-type="float">
            <text:p>1.7888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1.537257" calcext:value-type="float">
            <text:p>1.537257</text:p>
          </table:table-cell>
          <table:table-cell office:value-type="float" office:value="139.1138" calcext:value-type="float">
            <text:p>139.1138</text:p>
          </table:table-cell>
          <table:table-cell office:value-type="float" office:value="5" calcext:value-type="float">
            <text:p>5</text:p>
          </table:table-cell>
          <table:table-cell office:value-type="float" office:value="-0.000034004" calcext:value-type="float">
            <text:p>-3.4004E-05</text:p>
          </table:table-cell>
          <table:table-cell office:value-type="float" office:value="8.062654" calcext:value-type="float">
            <text:p>8.062654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750165" calcext:value-type="float">
            <text:p>0.0003750165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03774772" calcext:value-type="float">
            <text:p>0.0003774772</text:p>
          </table:table-cell>
          <table:table-cell office:value-type="float" office:value="1193.354" calcext:value-type="float">
            <text:p>1193.354</text:p>
          </table:table-cell>
          <table:table-cell office:value-type="float" office:value="2.697702" calcext:value-type="float">
            <text:p>2.697702</text:p>
          </table:table-cell>
          <table:table-cell office:value-type="float" office:value="0" calcext:value-type="float">
            <text:p>0</text:p>
          </table:table-cell>
          <table:table-cell office:value-type="float" office:value="1.299478" calcext:value-type="float">
            <text:p>1.299478</text:p>
          </table:table-cell>
          <table:table-cell office:value-type="float" office:value="3.244388" calcext:value-type="float">
            <text:p>3.244388</text:p>
          </table:table-cell>
          <table:table-cell office:value-type="float" office:value="138.2193" calcext:value-type="float">
            <text:p>138.2193</text:p>
          </table:table-cell>
          <table:table-cell office:value-type="float" office:value="0.1319013" calcext:value-type="float">
            <text:p>0.1319013</text:p>
          </table:table-cell>
          <table:table-cell office:value-type="float" office:value="0.1013782" calcext:value-type="float">
            <text:p>0.1013782</text:p>
          </table:table-cell>
          <table:table-cell office:value-type="float" office:value="0.05712271" calcext:value-type="float">
            <text:p>0.05712271</text:p>
          </table:table-cell>
          <table:table-cell office:value-type="float" office:value="0.03910335" calcext:value-type="float">
            <text:p>0.03910335</text:p>
          </table:table-cell>
          <table:table-cell office:value-type="float" office:value="0.06168447" calcext:value-type="float">
            <text:p>0.06168447</text:p>
          </table:table-cell>
          <table:table-cell office:value-type="float" office:value="0.0888524" calcext:value-type="float">
            <text:p>0.0888524</text:p>
          </table:table-cell>
          <table:table-cell office:value-type="float" office:value="0.0820434" calcext:value-type="float">
            <text:p>0.0820434</text:p>
          </table:table-cell>
          <table:table-cell office:value-type="float" office:value="0.0803469" calcext:value-type="float">
            <text:p>0.0803469</text:p>
          </table:table-cell>
          <table:table-cell office:value-type="float" office:value="0.07991415" calcext:value-type="float">
            <text:p>0.07991415</text:p>
          </table:table-cell>
          <table:table-cell office:value-type="float" office:value="0.08035669" calcext:value-type="float">
            <text:p>0.08035669</text:p>
          </table:table-cell>
          <table:table-cell office:value-type="float" office:value="0.08223266" calcext:value-type="float">
            <text:p>0.08223266</text:p>
          </table:table-cell>
          <table:table-cell office:value-type="float" office:value="0" calcext:value-type="float">
            <text:p>0</text:p>
          </table:table-cell>
          <table:table-cell office:value-type="float" office:value="7.264241" calcext:value-type="float">
            <text:p>7.264241</text:p>
          </table:table-cell>
          <table:table-cell office:value-type="float" office:value="6.919047" calcext:value-type="float">
            <text:p>6.919047</text:p>
          </table:table-cell>
          <table:table-cell office:value-type="float" office:value="10.92553" calcext:value-type="float">
            <text:p>10.92553</text:p>
          </table:table-cell>
          <table:table-cell office:value-type="float" office:value="2.648745" calcext:value-type="float">
            <text:p>2.648745</text:p>
          </table:table-cell>
          <table:table-cell office:value-type="float" office:value="1.979732" calcext:value-type="float">
            <text:p>1.979732</text:p>
          </table:table-cell>
          <table:table-cell office:value-type="float" office:value="0.9865837" calcext:value-type="float">
            <text:p>0.9865837</text:p>
          </table:table-cell>
          <table:table-cell office:value-type="float" office:value="0.7297036" calcext:value-type="float">
            <text:p>0.7297036</text:p>
          </table:table-cell>
          <table:table-cell office:value-type="float" office:value="1.413112" calcext:value-type="float">
            <text:p>1.413112</text:p>
          </table:table-cell>
          <table:table-cell office:value-type="float" office:value="1.922099" calcext:value-type="float">
            <text:p>1.922099</text:p>
          </table:table-cell>
          <table:table-cell office:value-type="float" office:value="1.850391" calcext:value-type="float">
            <text:p>1.850391</text:p>
          </table:table-cell>
          <table:table-cell office:value-type="float" office:value="1.920207" calcext:value-type="float">
            <text:p>1.920207</text:p>
          </table:table-cell>
          <table:table-cell office:value-type="float" office:value="1.92015" calcext:value-type="float">
            <text:p>1.92015</text:p>
          </table:table-cell>
          <table:table-cell office:value-type="float" office:value="1.991993" calcext:value-type="float">
            <text:p>1.991993</text:p>
          </table:table-cell>
          <table:table-cell office:value-type="float" office:value="2.172503" calcext:value-type="float">
            <text:p>2.172503</text:p>
          </table:table-cell>
          <table:table-cell office:value-type="float" office:value="0" calcext:value-type="float">
            <text:p>0</text:p>
          </table:table-cell>
          <table:table-cell office:value-type="float" office:value="10.19013" calcext:value-type="float">
            <text:p>10.19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1019" calcext:value-type="float">
            <text:p>1.8110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1.528125" calcext:value-type="float">
            <text:p>1.528125</text:p>
          </table:table-cell>
          <table:table-cell office:value-type="float" office:value="139.0943" calcext:value-type="float">
            <text:p>139.0943</text:p>
          </table:table-cell>
          <table:table-cell office:value-type="float" office:value="5" calcext:value-type="float">
            <text:p>5</text:p>
          </table:table-cell>
          <table:table-cell office:value-type="float" office:value="-0.00009292876" calcext:value-type="float">
            <text:p>-9.292876E-05</text:p>
          </table:table-cell>
          <table:table-cell office:value-type="float" office:value="8.211634" calcext:value-type="float">
            <text:p>8.211634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785517" calcext:value-type="float">
            <text:p>0.0003785517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05992027" calcext:value-type="float">
            <text:p>0.0005992027</text:p>
          </table:table-cell>
          <table:table-cell office:value-type="float" office:value="1193.855" calcext:value-type="float">
            <text:p>1193.855</text:p>
          </table:table-cell>
          <table:table-cell office:value-type="float" office:value="2.680231" calcext:value-type="float">
            <text:p>2.680231</text:p>
          </table:table-cell>
          <table:table-cell office:value-type="float" office:value="0" calcext:value-type="float">
            <text:p>0</text:p>
          </table:table-cell>
          <table:table-cell office:value-type="float" office:value="1.292767" calcext:value-type="float">
            <text:p>1.292767</text:p>
          </table:table-cell>
          <table:table-cell office:value-type="float" office:value="2.181428" calcext:value-type="float">
            <text:p>2.181428</text:p>
          </table:table-cell>
          <table:table-cell office:value-type="float" office:value="98.85398" calcext:value-type="float">
            <text:p>98.85398</text:p>
          </table:table-cell>
          <table:table-cell office:value-type="float" office:value="0.1470108" calcext:value-type="float">
            <text:p>0.1470108</text:p>
          </table:table-cell>
          <table:table-cell office:value-type="float" office:value="0.1095749" calcext:value-type="float">
            <text:p>0.1095749</text:p>
          </table:table-cell>
          <table:table-cell office:value-type="float" office:value="0.05866692" calcext:value-type="float">
            <text:p>0.05866692</text:p>
          </table:table-cell>
          <table:table-cell office:value-type="float" office:value="0.03954477" calcext:value-type="float">
            <text:p>0.03954477</text:p>
          </table:table-cell>
          <table:table-cell office:value-type="float" office:value="0.06185312" calcext:value-type="float">
            <text:p>0.06185312</text:p>
          </table:table-cell>
          <table:table-cell office:value-type="float" office:value="0.08918282" calcext:value-type="float">
            <text:p>0.08918282</text:p>
          </table:table-cell>
          <table:table-cell office:value-type="float" office:value="0.08223395" calcext:value-type="float">
            <text:p>0.08223395</text:p>
          </table:table-cell>
          <table:table-cell office:value-type="float" office:value="0.08049694" calcext:value-type="float">
            <text:p>0.08049694</text:p>
          </table:table-cell>
          <table:table-cell office:value-type="float" office:value="0.08004265" calcext:value-type="float">
            <text:p>0.08004265</text:p>
          </table:table-cell>
          <table:table-cell office:value-type="float" office:value="0.08050874" calcext:value-type="float">
            <text:p>0.08050874</text:p>
          </table:table-cell>
          <table:table-cell office:value-type="float" office:value="0.08238338" calcext:value-type="float">
            <text:p>0.08238338</text:p>
          </table:table-cell>
          <table:table-cell office:value-type="float" office:value="0" calcext:value-type="float">
            <text:p>0</text:p>
          </table:table-cell>
          <table:table-cell office:value-type="float" office:value="7.435181" calcext:value-type="float">
            <text:p>7.435181</text:p>
          </table:table-cell>
          <table:table-cell office:value-type="float" office:value="7.872649" calcext:value-type="float">
            <text:p>7.872649</text:p>
          </table:table-cell>
          <table:table-cell office:value-type="float" office:value="12.05698" calcext:value-type="float">
            <text:p>12.05698</text:p>
          </table:table-cell>
          <table:table-cell office:value-type="float" office:value="2.688952" calcext:value-type="float">
            <text:p>2.688952</text:p>
          </table:table-cell>
          <table:table-cell office:value-type="float" office:value="2.011283" calcext:value-type="float">
            <text:p>2.011283</text:p>
          </table:table-cell>
          <table:table-cell office:value-type="float" office:value="0.9979683" calcext:value-type="float">
            <text:p>0.9979683</text:p>
          </table:table-cell>
          <table:table-cell office:value-type="float" office:value="0.736583" calcext:value-type="float">
            <text:p>0.736583</text:p>
          </table:table-cell>
          <table:table-cell office:value-type="float" office:value="1.423919" calcext:value-type="float">
            <text:p>1.423919</text:p>
          </table:table-cell>
          <table:table-cell office:value-type="float" office:value="1.935286" calcext:value-type="float">
            <text:p>1.935286</text:p>
          </table:table-cell>
          <table:table-cell office:value-type="float" office:value="1.862795" calcext:value-type="float">
            <text:p>1.862795</text:p>
          </table:table-cell>
          <table:table-cell office:value-type="float" office:value="1.933137" calcext:value-type="float">
            <text:p>1.933137</text:p>
          </table:table-cell>
          <table:table-cell office:value-type="float" office:value="1.933096" calcext:value-type="float">
            <text:p>1.933096</text:p>
          </table:table-cell>
          <table:table-cell office:value-type="float" office:value="2.006312" calcext:value-type="float">
            <text:p>2.006312</text:p>
          </table:table-cell>
          <table:table-cell office:value-type="float" office:value="2.186801" calcext:value-type="float">
            <text:p>2.186801</text:p>
          </table:table-cell>
          <table:table-cell office:value-type="float" office:value="0" calcext:value-type="float">
            <text:p>0</text:p>
          </table:table-cell>
          <table:table-cell office:value-type="float" office:value="8.264873" calcext:value-type="float">
            <text:p>8.264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7408" calcext:value-type="float">
            <text:p>1.8374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1.516608" calcext:value-type="float">
            <text:p>1.516608</text:p>
          </table:table-cell>
          <table:table-cell office:value-type="float" office:value="139.0721" calcext:value-type="float">
            <text:p>139.0721</text:p>
          </table:table-cell>
          <table:table-cell office:value-type="float" office:value="5" calcext:value-type="float">
            <text:p>5</text:p>
          </table:table-cell>
          <table:table-cell office:value-type="float" office:value="-0.0002247283" calcext:value-type="float">
            <text:p>-0.0002247283</text:p>
          </table:table-cell>
          <table:table-cell office:value-type="float" office:value="8.35127" calcext:value-type="float">
            <text:p>8.35127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810324" calcext:value-type="float">
            <text:p>0.0003810324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07753504" calcext:value-type="float">
            <text:p>0.0007753504</text:p>
          </table:table-cell>
          <table:table-cell office:value-type="float" office:value="1194.339" calcext:value-type="float">
            <text:p>1194.339</text:p>
          </table:table-cell>
          <table:table-cell office:value-type="float" office:value="2.657176" calcext:value-type="float">
            <text:p>2.657176</text:p>
          </table:table-cell>
          <table:table-cell office:value-type="float" office:value="0" calcext:value-type="float">
            <text:p>0</text:p>
          </table:table-cell>
          <table:table-cell office:value-type="float" office:value="1.082736" calcext:value-type="float">
            <text:p>1.082736</text:p>
          </table:table-cell>
          <table:table-cell office:value-type="float" office:value="1.518778" calcext:value-type="float">
            <text:p>1.518778</text:p>
          </table:table-cell>
          <table:table-cell office:value-type="float" office:value="61.43164" calcext:value-type="float">
            <text:p>61.43164</text:p>
          </table:table-cell>
          <table:table-cell office:value-type="float" office:value="0.1723703" calcext:value-type="float">
            <text:p>0.1723703</text:p>
          </table:table-cell>
          <table:table-cell office:value-type="float" office:value="0.1264865" calcext:value-type="float">
            <text:p>0.1264865</text:p>
          </table:table-cell>
          <table:table-cell office:value-type="float" office:value="0.06451562" calcext:value-type="float">
            <text:p>0.06451562</text:p>
          </table:table-cell>
          <table:table-cell office:value-type="float" office:value="0.04179356" calcext:value-type="float">
            <text:p>0.04179356</text:p>
          </table:table-cell>
          <table:table-cell office:value-type="float" office:value="0.06259251" calcext:value-type="float">
            <text:p>0.06259251</text:p>
          </table:table-cell>
          <table:table-cell office:value-type="float" office:value="0.08950003" calcext:value-type="float">
            <text:p>0.08950003</text:p>
          </table:table-cell>
          <table:table-cell office:value-type="float" office:value="0.08241919" calcext:value-type="float">
            <text:p>0.08241919</text:p>
          </table:table-cell>
          <table:table-cell office:value-type="float" office:value="0.08064612" calcext:value-type="float">
            <text:p>0.08064612</text:p>
          </table:table-cell>
          <table:table-cell office:value-type="float" office:value="0.08017474" calcext:value-type="float">
            <text:p>0.08017474</text:p>
          </table:table-cell>
          <table:table-cell office:value-type="float" office:value="0.08065664" calcext:value-type="float">
            <text:p>0.08065664</text:p>
          </table:table-cell>
          <table:table-cell office:value-type="float" office:value="0.08253422" calcext:value-type="float">
            <text:p>0.08253422</text:p>
          </table:table-cell>
          <table:table-cell office:value-type="float" office:value="0" calcext:value-type="float">
            <text:p>0</text:p>
          </table:table-cell>
          <table:table-cell office:value-type="float" office:value="7.588466" calcext:value-type="float">
            <text:p>7.588466</text:p>
          </table:table-cell>
          <table:table-cell office:value-type="float" office:value="8.496057" calcext:value-type="float">
            <text:p>8.496057</text:p>
          </table:table-cell>
          <table:table-cell office:value-type="float" office:value="13.25971" calcext:value-type="float">
            <text:p>13.25971</text:p>
          </table:table-cell>
          <table:table-cell office:value-type="float" office:value="2.736764" calcext:value-type="float">
            <text:p>2.736764</text:p>
          </table:table-cell>
          <table:table-cell office:value-type="float" office:value="2.047562" calcext:value-type="float">
            <text:p>2.047562</text:p>
          </table:table-cell>
          <table:table-cell office:value-type="float" office:value="1.010255" calcext:value-type="float">
            <text:p>1.010255</text:p>
          </table:table-cell>
          <table:table-cell office:value-type="float" office:value="0.7437567" calcext:value-type="float">
            <text:p>0.7437567</text:p>
          </table:table-cell>
          <table:table-cell office:value-type="float" office:value="1.434794" calcext:value-type="float">
            <text:p>1.434794</text:p>
          </table:table-cell>
          <table:table-cell office:value-type="float" office:value="1.948477" calcext:value-type="float">
            <text:p>1.948477</text:p>
          </table:table-cell>
          <table:table-cell office:value-type="float" office:value="1.875165" calcext:value-type="float">
            <text:p>1.875165</text:p>
          </table:table-cell>
          <table:table-cell office:value-type="float" office:value="1.946009" calcext:value-type="float">
            <text:p>1.946009</text:p>
          </table:table-cell>
          <table:table-cell office:value-type="float" office:value="1.946008" calcext:value-type="float">
            <text:p>1.946008</text:p>
          </table:table-cell>
          <table:table-cell office:value-type="float" office:value="2.020525" calcext:value-type="float">
            <text:p>2.020525</text:p>
          </table:table-cell>
          <table:table-cell office:value-type="float" office:value="2.201084" calcext:value-type="float">
            <text:p>2.201084</text:p>
          </table:table-cell>
          <table:table-cell office:value-type="float" office:value="0" calcext:value-type="float">
            <text:p>0</text:p>
          </table:table-cell>
          <table:table-cell office:value-type="float" office:value="6.376241" calcext:value-type="float">
            <text:p>6.376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8887" calcext:value-type="float">
            <text:p>1.86888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1.504919" calcext:value-type="float">
            <text:p>1.504919</text:p>
          </table:table-cell>
          <table:table-cell office:value-type="float" office:value="139.0491" calcext:value-type="float">
            <text:p>139.0491</text:p>
          </table:table-cell>
          <table:table-cell office:value-type="float" office:value="5" calcext:value-type="float">
            <text:p>5</text:p>
          </table:table-cell>
          <table:table-cell office:value-type="float" office:value="-0.0005261186" calcext:value-type="float">
            <text:p>-0.0005261186</text:p>
          </table:table-cell>
          <table:table-cell office:value-type="float" office:value="8.495145" calcext:value-type="float">
            <text:p>8.495145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829019" calcext:value-type="float">
            <text:p>0.0003829019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09144072" calcext:value-type="float">
            <text:p>0.0009144072</text:p>
          </table:table-cell>
          <table:table-cell office:value-type="float" office:value="1194.68" calcext:value-type="float">
            <text:p>1194.68</text:p>
          </table:table-cell>
          <table:table-cell office:value-type="float" office:value="2.636502" calcext:value-type="float">
            <text:p>2.636502</text:p>
          </table:table-cell>
          <table:table-cell office:value-type="float" office:value="0" calcext:value-type="float">
            <text:p>0</text:p>
          </table:table-cell>
          <table:table-cell office:value-type="float" office:value="0.740056" calcext:value-type="float">
            <text:p>0.740056</text:p>
          </table:table-cell>
          <table:table-cell office:value-type="float" office:value="1.104986" calcext:value-type="float">
            <text:p>1.104986</text:p>
          </table:table-cell>
          <table:table-cell office:value-type="float" office:value="32.81679" calcext:value-type="float">
            <text:p>32.81679</text:p>
          </table:table-cell>
          <table:table-cell office:value-type="float" office:value="0.1871215" calcext:value-type="float">
            <text:p>0.1871215</text:p>
          </table:table-cell>
          <table:table-cell office:value-type="float" office:value="0.1389261" calcext:value-type="float">
            <text:p>0.1389261</text:p>
          </table:table-cell>
          <table:table-cell office:value-type="float" office:value="0.07008048" calcext:value-type="float">
            <text:p>0.07008048</text:p>
          </table:table-cell>
          <table:table-cell office:value-type="float" office:value="0.04428242" calcext:value-type="float">
            <text:p>0.04428242</text:p>
          </table:table-cell>
          <table:table-cell office:value-type="float" office:value="0.06386491" calcext:value-type="float">
            <text:p>0.06386491</text:p>
          </table:table-cell>
          <table:table-cell office:value-type="float" office:value="0.08991436" calcext:value-type="float">
            <text:p>0.08991436</text:p>
          </table:table-cell>
          <table:table-cell office:value-type="float" office:value="0.08260703" calcext:value-type="float">
            <text:p>0.08260703</text:p>
          </table:table-cell>
          <table:table-cell office:value-type="float" office:value="0.08079426" calcext:value-type="float">
            <text:p>0.08079426</text:p>
          </table:table-cell>
          <table:table-cell office:value-type="float" office:value="0.0803026" calcext:value-type="float">
            <text:p>0.0803026</text:p>
          </table:table-cell>
          <table:table-cell office:value-type="float" office:value="0.08080961" calcext:value-type="float">
            <text:p>0.08080961</text:p>
          </table:table-cell>
          <table:table-cell office:value-type="float" office:value="0.08268477" calcext:value-type="float">
            <text:p>0.08268477</text:p>
          </table:table-cell>
          <table:table-cell office:value-type="float" office:value="0" calcext:value-type="float">
            <text:p>0</text:p>
          </table:table-cell>
          <table:table-cell office:value-type="float" office:value="7.701541" calcext:value-type="float">
            <text:p>7.701541</text:p>
          </table:table-cell>
          <table:table-cell office:value-type="float" office:value="8.932565" calcext:value-type="float">
            <text:p>8.932565</text:p>
          </table:table-cell>
          <table:table-cell office:value-type="float" office:value="14.68838" calcext:value-type="float">
            <text:p>14.68838</text:p>
          </table:table-cell>
          <table:table-cell office:value-type="float" office:value="2.792316" calcext:value-type="float">
            <text:p>2.792316</text:p>
          </table:table-cell>
          <table:table-cell office:value-type="float" office:value="2.089514" calcext:value-type="float">
            <text:p>2.089514</text:p>
          </table:table-cell>
          <table:table-cell office:value-type="float" office:value="1.023938" calcext:value-type="float">
            <text:p>1.023938</text:p>
          </table:table-cell>
          <table:table-cell office:value-type="float" office:value="0.7514514" calcext:value-type="float">
            <text:p>0.7514514</text:p>
          </table:table-cell>
          <table:table-cell office:value-type="float" office:value="1.44589" calcext:value-type="float">
            <text:p>1.44589</text:p>
          </table:table-cell>
          <table:table-cell office:value-type="float" office:value="1.961696" calcext:value-type="float">
            <text:p>1.961696</text:p>
          </table:table-cell>
          <table:table-cell office:value-type="float" office:value="1.887517" calcext:value-type="float">
            <text:p>1.887517</text:p>
          </table:table-cell>
          <table:table-cell office:value-type="float" office:value="1.958842" calcext:value-type="float">
            <text:p>1.958842</text:p>
          </table:table-cell>
          <table:table-cell office:value-type="float" office:value="1.958914" calcext:value-type="float">
            <text:p>1.958914</text:p>
          </table:table-cell>
          <table:table-cell office:value-type="float" office:value="2.034605" calcext:value-type="float">
            <text:p>2.034605</text:p>
          </table:table-cell>
          <table:table-cell office:value-type="float" office:value="2.215354" calcext:value-type="float">
            <text:p>2.215354</text:p>
          </table:table-cell>
          <table:table-cell office:value-type="float" office:value="0" calcext:value-type="float">
            <text:p>0</text:p>
          </table:table-cell>
          <table:table-cell office:value-type="float" office:value="4.4032" calcext:value-type="float">
            <text:p>4.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377" calcext:value-type="float">
            <text:p>1.9013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1.493089" calcext:value-type="float">
            <text:p>1.493089</text:p>
          </table:table-cell>
          <table:table-cell office:value-type="float" office:value="139.0257" calcext:value-type="float">
            <text:p>139.0257</text:p>
          </table:table-cell>
          <table:table-cell office:value-type="float" office:value="5" calcext:value-type="float">
            <text:p>5</text:p>
          </table:table-cell>
          <table:table-cell office:value-type="float" office:value="-0.001149191" calcext:value-type="float">
            <text:p>-0.001149191</text:p>
          </table:table-cell>
          <table:table-cell office:value-type="float" office:value="8.634481" calcext:value-type="float">
            <text:p>8.634481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843123" calcext:value-type="float">
            <text:p>0.0003843123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1029082" calcext:value-type="float">
            <text:p>0.001029082</text:p>
          </table:table-cell>
          <table:table-cell office:value-type="float" office:value="1194.846" calcext:value-type="float">
            <text:p>1194.846</text:p>
          </table:table-cell>
          <table:table-cell office:value-type="float" office:value="2.61533" calcext:value-type="float">
            <text:p>2.61533</text:p>
          </table:table-cell>
          <table:table-cell office:value-type="float" office:value="0" calcext:value-type="float">
            <text:p>0</text:p>
          </table:table-cell>
          <table:table-cell office:value-type="float" office:value="0.5448254" calcext:value-type="float">
            <text:p>0.5448254</text:p>
          </table:table-cell>
          <table:table-cell office:value-type="float" office:value="0.7594411" calcext:value-type="float">
            <text:p>0.7594411</text:p>
          </table:table-cell>
          <table:table-cell office:value-type="float" office:value="15.70394" calcext:value-type="float">
            <text:p>15.70394</text:p>
          </table:table-cell>
          <table:table-cell office:value-type="float" office:value="0.192902" calcext:value-type="float">
            <text:p>0.192902</text:p>
          </table:table-cell>
          <table:table-cell office:value-type="float" office:value="0.1451527" calcext:value-type="float">
            <text:p>0.1451527</text:p>
          </table:table-cell>
          <table:table-cell office:value-type="float" office:value="0.0732033" calcext:value-type="float">
            <text:p>0.0732033</text:p>
          </table:table-cell>
          <table:table-cell office:value-type="float" office:value="0.04597368" calcext:value-type="float">
            <text:p>0.04597368</text:p>
          </table:table-cell>
          <table:table-cell office:value-type="float" office:value="0.06512376" calcext:value-type="float">
            <text:p>0.06512376</text:p>
          </table:table-cell>
          <table:table-cell office:value-type="float" office:value="0.09042034" calcext:value-type="float">
            <text:p>0.09042034</text:p>
          </table:table-cell>
          <table:table-cell office:value-type="float" office:value="0.08280572" calcext:value-type="float">
            <text:p>0.08280572</text:p>
          </table:table-cell>
          <table:table-cell office:value-type="float" office:value="0.0809426" calcext:value-type="float">
            <text:p>0.0809426</text:p>
          </table:table-cell>
          <table:table-cell office:value-type="float" office:value="0.0804406" calcext:value-type="float">
            <text:p>0.0804406</text:p>
          </table:table-cell>
          <table:table-cell office:value-type="float" office:value="0.08095722" calcext:value-type="float">
            <text:p>0.08095722</text:p>
          </table:table-cell>
          <table:table-cell office:value-type="float" office:value="0.08283503" calcext:value-type="float">
            <text:p>0.08283503</text:p>
          </table:table-cell>
          <table:table-cell office:value-type="float" office:value="0" calcext:value-type="float">
            <text:p>0</text:p>
          </table:table-cell>
          <table:table-cell office:value-type="float" office:value="7.781749" calcext:value-type="float">
            <text:p>7.781749</text:p>
          </table:table-cell>
          <table:table-cell office:value-type="float" office:value="9.229582" calcext:value-type="float">
            <text:p>9.229582</text:p>
          </table:table-cell>
          <table:table-cell office:value-type="float" office:value="16.13619" calcext:value-type="float">
            <text:p>16.13619</text:p>
          </table:table-cell>
          <table:table-cell office:value-type="float" office:value="2.851159" calcext:value-type="float">
            <text:p>2.851159</text:p>
          </table:table-cell>
          <table:table-cell office:value-type="float" office:value="2.134586" calcext:value-type="float">
            <text:p>2.134586</text:p>
          </table:table-cell>
          <table:table-cell office:value-type="float" office:value="1.038569" calcext:value-type="float">
            <text:p>1.038569</text:p>
          </table:table-cell>
          <table:table-cell office:value-type="float" office:value="0.7595705" calcext:value-type="float">
            <text:p>0.7595705</text:p>
          </table:table-cell>
          <table:table-cell office:value-type="float" office:value="1.457268" calcext:value-type="float">
            <text:p>1.457268</text:p>
          </table:table-cell>
          <table:table-cell office:value-type="float" office:value="1.97497" calcext:value-type="float">
            <text:p>1.97497</text:p>
          </table:table-cell>
          <table:table-cell office:value-type="float" office:value="1.899856" calcext:value-type="float">
            <text:p>1.899856</text:p>
          </table:table-cell>
          <table:table-cell office:value-type="float" office:value="1.971644" calcext:value-type="float">
            <text:p>1.971644</text:p>
          </table:table-cell>
          <table:table-cell office:value-type="float" office:value="1.971776" calcext:value-type="float">
            <text:p>1.971776</text:p>
          </table:table-cell>
          <table:table-cell office:value-type="float" office:value="2.048607" calcext:value-type="float">
            <text:p>2.048607</text:p>
          </table:table-cell>
          <table:table-cell office:value-type="float" office:value="2.229602" calcext:value-type="float">
            <text:p>2.229602</text:p>
          </table:table-cell>
          <table:table-cell office:value-type="float" office:value="0" calcext:value-type="float">
            <text:p>0</text:p>
          </table:table-cell>
          <table:table-cell office:value-type="float" office:value="3.059446" calcext:value-type="float">
            <text:p>3.05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277" calcext:value-type="float">
            <text:p>1.9342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1.482911" calcext:value-type="float">
            <text:p>1.482911</text:p>
          </table:table-cell>
          <table:table-cell office:value-type="float" office:value="139.0035" calcext:value-type="float">
            <text:p>139.0035</text:p>
          </table:table-cell>
          <table:table-cell office:value-type="float" office:value="5" calcext:value-type="float">
            <text:p>5</text:p>
          </table:table-cell>
          <table:table-cell office:value-type="float" office:value="-0.002036935" calcext:value-type="float">
            <text:p>-0.002036935</text:p>
          </table:table-cell>
          <table:table-cell office:value-type="float" office:value="8.759183" calcext:value-type="float">
            <text:p>8.759183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854655" calcext:value-type="float">
            <text:p>0.0003854655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1126181" calcext:value-type="float">
            <text:p>0.001126181</text:p>
          </table:table-cell>
          <table:table-cell office:value-type="float" office:value="1194.9" calcext:value-type="float">
            <text:p>1194.9</text:p>
          </table:table-cell>
          <table:table-cell office:value-type="float" office:value="2.600251" calcext:value-type="float">
            <text:p>2.600251</text:p>
          </table:table-cell>
          <table:table-cell office:value-type="float" office:value="0" calcext:value-type="float">
            <text:p>0</text:p>
          </table:table-cell>
          <table:table-cell office:value-type="float" office:value="0.3644997" calcext:value-type="float">
            <text:p>0.3644997</text:p>
          </table:table-cell>
          <table:table-cell office:value-type="float" office:value="0.5218159" calcext:value-type="float">
            <text:p>0.5218159</text:p>
          </table:table-cell>
          <table:table-cell office:value-type="float" office:value="6.46944" calcext:value-type="float">
            <text:p>6.46944</text:p>
          </table:table-cell>
          <table:table-cell office:value-type="float" office:value="0.1840863" calcext:value-type="float">
            <text:p>0.1840863</text:p>
          </table:table-cell>
          <table:table-cell office:value-type="float" office:value="0.1423799" calcext:value-type="float">
            <text:p>0.1423799</text:p>
          </table:table-cell>
          <table:table-cell office:value-type="float" office:value="0.07345612" calcext:value-type="float">
            <text:p>0.07345612</text:p>
          </table:table-cell>
          <table:table-cell office:value-type="float" office:value="0.04676243" calcext:value-type="float">
            <text:p>0.04676243</text:p>
          </table:table-cell>
          <table:table-cell office:value-type="float" office:value="0.06616123" calcext:value-type="float">
            <text:p>0.06616123</text:p>
          </table:table-cell>
          <table:table-cell office:value-type="float" office:value="0.09095012" calcext:value-type="float">
            <text:p>0.09095012</text:p>
          </table:table-cell>
          <table:table-cell office:value-type="float" office:value="0.08301633" calcext:value-type="float">
            <text:p>0.08301633</text:p>
          </table:table-cell>
          <table:table-cell office:value-type="float" office:value="0.08109201" calcext:value-type="float">
            <text:p>0.08109201</text:p>
          </table:table-cell>
          <table:table-cell office:value-type="float" office:value="0.08057459" calcext:value-type="float">
            <text:p>0.08057459</text:p>
          </table:table-cell>
          <table:table-cell office:value-type="float" office:value="0.08110727" calcext:value-type="float">
            <text:p>0.08110727</text:p>
          </table:table-cell>
          <table:table-cell office:value-type="float" office:value="0.08298504" calcext:value-type="float">
            <text:p>0.08298504</text:p>
          </table:table-cell>
          <table:table-cell office:value-type="float" office:value="0" calcext:value-type="float">
            <text:p>0</text:p>
          </table:table-cell>
          <table:table-cell office:value-type="float" office:value="7.837016" calcext:value-type="float">
            <text:p>7.837016</text:p>
          </table:table-cell>
          <table:table-cell office:value-type="float" office:value="9.422436" calcext:value-type="float">
            <text:p>9.422436</text:p>
          </table:table-cell>
          <table:table-cell office:value-type="float" office:value="17.37982" calcext:value-type="float">
            <text:p>17.37982</text:p>
          </table:table-cell>
          <table:table-cell office:value-type="float" office:value="2.909757" calcext:value-type="float">
            <text:p>2.909757</text:p>
          </table:table-cell>
          <table:table-cell office:value-type="float" office:value="2.180417" calcext:value-type="float">
            <text:p>2.180417</text:p>
          </table:table-cell>
          <table:table-cell office:value-type="float" office:value="1.05361" calcext:value-type="float">
            <text:p>1.05361</text:p>
          </table:table-cell>
          <table:table-cell office:value-type="float" office:value="0.7679448" calcext:value-type="float">
            <text:p>0.7679448</text:p>
          </table:table-cell>
          <table:table-cell office:value-type="float" office:value="1.468893" calcext:value-type="float">
            <text:p>1.468893</text:p>
          </table:table-cell>
          <table:table-cell office:value-type="float" office:value="1.988313" calcext:value-type="float">
            <text:p>1.988313</text:p>
          </table:table-cell>
          <table:table-cell office:value-type="float" office:value="1.912195" calcext:value-type="float">
            <text:p>1.912195</text:p>
          </table:table-cell>
          <table:table-cell office:value-type="float" office:value="1.984421" calcext:value-type="float">
            <text:p>1.984421</text:p>
          </table:table-cell>
          <table:table-cell office:value-type="float" office:value="1.984623" calcext:value-type="float">
            <text:p>1.984623</text:p>
          </table:table-cell>
          <table:table-cell office:value-type="float" office:value="2.062512" calcext:value-type="float">
            <text:p>2.062512</text:p>
          </table:table-cell>
          <table:table-cell office:value-type="float" office:value="2.243828" calcext:value-type="float">
            <text:p>2.243828</text:p>
          </table:table-cell>
          <table:table-cell office:value-type="float" office:value="0" calcext:value-type="float">
            <text:p>0</text:p>
          </table:table-cell>
          <table:table-cell office:value-type="float" office:value="2.169763" calcext:value-type="float">
            <text:p>2.169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35" calcext:value-type="float">
            <text:p>1.964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1.473702" calcext:value-type="float">
            <text:p>1.473702</text:p>
          </table:table-cell>
          <table:table-cell office:value-type="float" office:value="138.9826" calcext:value-type="float">
            <text:p>138.9826</text:p>
          </table:table-cell>
          <table:table-cell office:value-type="float" office:value="5" calcext:value-type="float">
            <text:p>5</text:p>
          </table:table-cell>
          <table:table-cell office:value-type="float" office:value="-0.003078443" calcext:value-type="float">
            <text:p>-0.003078443</text:p>
          </table:table-cell>
          <table:table-cell office:value-type="float" office:value="8.85241" calcext:value-type="float">
            <text:p>8.85241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863714" calcext:value-type="float">
            <text:p>0.0003863714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1207761" calcext:value-type="float">
            <text:p>0.001207761</text:p>
          </table:table-cell>
          <table:table-cell office:value-type="float" office:value="1194.896" calcext:value-type="float">
            <text:p>1194.896</text:p>
          </table:table-cell>
          <table:table-cell office:value-type="float" office:value="2.587058" calcext:value-type="float">
            <text:p>2.587058</text:p>
          </table:table-cell>
          <table:table-cell office:value-type="float" office:value="0" calcext:value-type="float">
            <text:p>0</text:p>
          </table:table-cell>
          <table:table-cell office:value-type="float" office:value="0.1898253" calcext:value-type="float">
            <text:p>0.1898253</text:p>
          </table:table-cell>
          <table:table-cell office:value-type="float" office:value="0.4017328" calcext:value-type="float">
            <text:p>0.4017328</text:p>
          </table:table-cell>
          <table:table-cell office:value-type="float" office:value="2.666598" calcext:value-type="float">
            <text:p>2.666598</text:p>
          </table:table-cell>
          <table:table-cell office:value-type="float" office:value="0.1720089" calcext:value-type="float">
            <text:p>0.1720089</text:p>
          </table:table-cell>
          <table:table-cell office:value-type="float" office:value="0.1354699" calcext:value-type="float">
            <text:p>0.1354699</text:p>
          </table:table-cell>
          <table:table-cell office:value-type="float" office:value="0.07133222" calcext:value-type="float">
            <text:p>0.07133222</text:p>
          </table:table-cell>
          <table:table-cell office:value-type="float" office:value="0.04649017" calcext:value-type="float">
            <text:p>0.04649017</text:p>
          </table:table-cell>
          <table:table-cell office:value-type="float" office:value="0.06664695" calcext:value-type="float">
            <text:p>0.06664695</text:p>
          </table:table-cell>
          <table:table-cell office:value-type="float" office:value="0.09142808" calcext:value-type="float">
            <text:p>0.09142808</text:p>
          </table:table-cell>
          <table:table-cell office:value-type="float" office:value="0.08323386" calcext:value-type="float">
            <text:p>0.08323386</text:p>
          </table:table-cell>
          <table:table-cell office:value-type="float" office:value="0.08124277" calcext:value-type="float">
            <text:p>0.08124277</text:p>
          </table:table-cell>
          <table:table-cell office:value-type="float" office:value="0.0807153" calcext:value-type="float">
            <text:p>0.0807153</text:p>
          </table:table-cell>
          <table:table-cell office:value-type="float" office:value="0.08125399" calcext:value-type="float">
            <text:p>0.08125399</text:p>
          </table:table-cell>
          <table:table-cell office:value-type="float" office:value="0.08313503" calcext:value-type="float">
            <text:p>0.08313503</text:p>
          </table:table-cell>
          <table:table-cell office:value-type="float" office:value="0" calcext:value-type="float">
            <text:p>0</text:p>
          </table:table-cell>
          <table:table-cell office:value-type="float" office:value="7.875374" calcext:value-type="float">
            <text:p>7.875374</text:p>
          </table:table-cell>
          <table:table-cell office:value-type="float" office:value="9.552767" calcext:value-type="float">
            <text:p>9.552767</text:p>
          </table:table-cell>
          <table:table-cell office:value-type="float" office:value="18.05951" calcext:value-type="float">
            <text:p>18.05951</text:p>
          </table:table-cell>
          <table:table-cell office:value-type="float" office:value="2.964208" calcext:value-type="float">
            <text:p>2.964208</text:p>
          </table:table-cell>
          <table:table-cell office:value-type="float" office:value="2.224171" calcext:value-type="float">
            <text:p>2.224171</text:p>
          </table:table-cell>
          <table:table-cell office:value-type="float" office:value="1.068332" calcext:value-type="float">
            <text:p>1.068332</text:p>
          </table:table-cell>
          <table:table-cell office:value-type="float" office:value="0.7763384" calcext:value-type="float">
            <text:p>0.7763384</text:p>
          </table:table-cell>
          <table:table-cell office:value-type="float" office:value="1.480667" calcext:value-type="float">
            <text:p>1.480667</text:p>
          </table:table-cell>
          <table:table-cell office:value-type="float" office:value="2.001722" calcext:value-type="float">
            <text:p>2.001722</text:p>
          </table:table-cell>
          <table:table-cell office:value-type="float" office:value="1.924536" calcext:value-type="float">
            <text:p>1.924536</text:p>
          </table:table-cell>
          <table:table-cell office:value-type="float" office:value="1.997179" calcext:value-type="float">
            <text:p>1.997179</text:p>
          </table:table-cell>
          <table:table-cell office:value-type="float" office:value="1.997431" calcext:value-type="float">
            <text:p>1.997431</text:p>
          </table:table-cell>
          <table:table-cell office:value-type="float" office:value="2.076351" calcext:value-type="float">
            <text:p>2.076351</text:p>
          </table:table-cell>
          <table:table-cell office:value-type="float" office:value="2.258036" calcext:value-type="float">
            <text:p>2.258036</text:p>
          </table:table-cell>
          <table:table-cell office:value-type="float" office:value="0" calcext:value-type="float">
            <text:p>0</text:p>
          </table:table-cell>
          <table:table-cell office:value-type="float" office:value="1.656797" calcext:value-type="float">
            <text:p>1.65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2314" calcext:value-type="float">
            <text:p>1.992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1.465697" calcext:value-type="float">
            <text:p>1.465697</text:p>
          </table:table-cell>
          <table:table-cell office:value-type="float" office:value="138.9637" calcext:value-type="float">
            <text:p>138.9637</text:p>
          </table:table-cell>
          <table:table-cell office:value-type="float" office:value="5" calcext:value-type="float">
            <text:p>5</text:p>
          </table:table-cell>
          <table:table-cell office:value-type="float" office:value="-0.004184362" calcext:value-type="float">
            <text:p>-0.004184362</text:p>
          </table:table-cell>
          <table:table-cell office:value-type="float" office:value="8.923013" calcext:value-type="float">
            <text:p>8.923013</text:p>
          </table:table-cell>
          <table:table-cell office:value-type="float" office:value="0.007878493" calcext:value-type="float">
            <text:p>0.007878493</text:p>
          </table:table-cell>
          <table:table-cell office:value-type="float" office:value="0.0003874575" calcext:value-type="float">
            <text:p>0.0003874575</text:p>
          </table:table-cell>
          <table:table-cell office:value-type="float" office:value="0.007019025" calcext:value-type="float">
            <text:p>0.007019025</text:p>
          </table:table-cell>
          <table:table-cell office:value-type="float" office:value="0.001296739" calcext:value-type="float">
            <text:p>0.001296739</text:p>
          </table:table-cell>
          <table:table-cell office:value-type="float" office:value="1194.87" calcext:value-type="float">
            <text:p>1194.87</text:p>
          </table:table-cell>
          <table:table-cell office:value-type="float" office:value="2.575634" calcext:value-type="float">
            <text:p>2.575634</text:p>
          </table:table-cell>
          <table:table-cell office:value-type="float" office:value="0" calcext:value-type="float">
            <text:p>0</text:p>
          </table:table-cell>
          <table:table-cell office:value-type="float" office:value="0.123168" calcext:value-type="float">
            <text:p>0.123168</text:p>
          </table:table-cell>
          <table:table-cell office:value-type="float" office:value="0.2975683" calcext:value-type="float">
            <text:p>0.2975683</text:p>
          </table:table-cell>
          <table:table-cell office:value-type="float" office:value="1.420193" calcext:value-type="float">
            <text:p>1.420193</text:p>
          </table:table-cell>
          <table:table-cell office:value-type="float" office:value="0.1539499" calcext:value-type="float">
            <text:p>0.1539499</text:p>
          </table:table-cell>
          <table:table-cell office:value-type="float" office:value="0.1235082" calcext:value-type="float">
            <text:p>0.1235082</text:p>
          </table:table-cell>
          <table:table-cell office:value-type="float" office:value="0.06693227" calcext:value-type="float">
            <text:p>0.06693227</text:p>
          </table:table-cell>
          <table:table-cell office:value-type="float" office:value="0.04414124" calcext:value-type="float">
            <text:p>0.04414124</text:p>
          </table:table-cell>
          <table:table-cell office:value-type="float" office:value="0.06652939" calcext:value-type="float">
            <text:p>0.06652939</text:p>
          </table:table-cell>
          <table:table-cell office:value-type="float" office:value="0.09179547" calcext:value-type="float">
            <text:p>0.09179547</text:p>
          </table:table-cell>
          <table:table-cell office:value-type="float" office:value="0.0834496" calcext:value-type="float">
            <text:p>0.0834496</text:p>
          </table:table-cell>
          <table:table-cell office:value-type="float" office:value="0.08139401" calcext:value-type="float">
            <text:p>0.08139401</text:p>
          </table:table-cell>
          <table:table-cell office:value-type="float" office:value="0.08086526" calcext:value-type="float">
            <text:p>0.08086526</text:p>
          </table:table-cell>
          <table:table-cell office:value-type="float" office:value="0.08139949" calcext:value-type="float">
            <text:p>0.08139949</text:p>
          </table:table-cell>
          <table:table-cell office:value-type="float" office:value="0.08328467" calcext:value-type="float">
            <text:p>0.08328467</text:p>
          </table:table-cell>
          <table:table-cell office:value-type="float" office:value="0" calcext:value-type="float">
            <text:p>0</text:p>
          </table:table-cell>
          <table:table-cell office:value-type="float" office:value="7.913243" calcext:value-type="float">
            <text:p>7.913243</text:p>
          </table:table-cell>
          <table:table-cell office:value-type="float" office:value="9.644606" calcext:value-type="float">
            <text:p>9.644606</text:p>
          </table:table-cell>
          <table:table-cell office:value-type="float" office:value="18.33323" calcext:value-type="float">
            <text:p>18.33323</text:p>
          </table:table-cell>
          <table:table-cell office:value-type="float" office:value="3.013016" calcext:value-type="float">
            <text:p>3.013016</text:p>
          </table:table-cell>
          <table:table-cell office:value-type="float" office:value="2.264171" calcext:value-type="float">
            <text:p>2.264171</text:p>
          </table:table-cell>
          <table:table-cell office:value-type="float" office:value="1.082274" calcext:value-type="float">
            <text:p>1.082274</text:p>
          </table:table-cell>
          <table:table-cell office:value-type="float" office:value="0.7845513" calcext:value-type="float">
            <text:p>0.7845513</text:p>
          </table:table-cell>
          <table:table-cell office:value-type="float" office:value="1.492449" calcext:value-type="float">
            <text:p>1.492449</text:p>
          </table:table-cell>
          <table:table-cell office:value-type="float" office:value="2.015177" calcext:value-type="float">
            <text:p>2.015177</text:p>
          </table:table-cell>
          <table:table-cell office:value-type="float" office:value="1.936881" calcext:value-type="float">
            <text:p>1.936881</text:p>
          </table:table-cell>
          <table:table-cell office:value-type="float" office:value="2.009918" calcext:value-type="float">
            <text:p>2.009918</text:p>
          </table:table-cell>
          <table:table-cell office:value-type="float" office:value="2.010216" calcext:value-type="float">
            <text:p>2.010216</text:p>
          </table:table-cell>
          <table:table-cell office:value-type="float" office:value="2.090121" calcext:value-type="float">
            <text:p>2.090121</text:p>
          </table:table-cell>
          <table:table-cell office:value-type="float" office:value="2.272228" calcext:value-type="float">
            <text:p>2.272228</text:p>
          </table:table-cell>
          <table:table-cell office:value-type="float" office:value="0" calcext:value-type="float">
            <text:p>0</text:p>
          </table:table-cell>
          <table:table-cell office:value-type="float" office:value="3.635299" calcext:value-type="float">
            <text:p>3.635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7012" calcext:value-type="float">
            <text:p>2.0170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1.459091" calcext:value-type="float">
            <text:p>1.459091</text:p>
          </table:table-cell>
          <table:table-cell office:value-type="float" office:value="138.9489" calcext:value-type="float">
            <text:p>138.9489</text:p>
          </table:table-cell>
          <table:table-cell office:value-type="float" office:value="5" calcext:value-type="float">
            <text:p>5</text:p>
          </table:table-cell>
          <table:table-cell office:value-type="float" office:value="-0.005122697" calcext:value-type="float">
            <text:p>-0.005122697</text:p>
          </table:table-cell>
          <table:table-cell office:value-type="float" office:value="8.988384" calcext:value-type="float">
            <text:p>8.98838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3940205" calcext:value-type="float">
            <text:p>0.0003940205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495742" calcext:value-type="float">
            <text:p>0.001495742</text:p>
          </table:table-cell>
          <table:table-cell office:value-type="float" office:value="1194.834" calcext:value-type="float">
            <text:p>1194.834</text:p>
          </table:table-cell>
          <table:table-cell office:value-type="float" office:value="2.568254" calcext:value-type="float">
            <text:p>2.568254</text:p>
          </table:table-cell>
          <table:table-cell office:value-type="float" office:value="0" calcext:value-type="float">
            <text:p>0</text:p>
          </table:table-cell>
          <table:table-cell office:value-type="float" office:value="0.1616865" calcext:value-type="float">
            <text:p>0.1616865</text:p>
          </table:table-cell>
          <table:table-cell office:value-type="float" office:value="0.2124946" calcext:value-type="float">
            <text:p>0.2124946</text:p>
          </table:table-cell>
          <table:table-cell office:value-type="float" office:value="0.5692964" calcext:value-type="float">
            <text:p>0.5692964</text:p>
          </table:table-cell>
          <table:table-cell office:value-type="float" office:value="0.1659972" calcext:value-type="float">
            <text:p>0.1659972</text:p>
          </table:table-cell>
          <table:table-cell office:value-type="float" office:value="0.1074371" calcext:value-type="float">
            <text:p>0.1074371</text:p>
          </table:table-cell>
          <table:table-cell office:value-type="float" office:value="0.06166427" calcext:value-type="float">
            <text:p>0.06166427</text:p>
          </table:table-cell>
          <table:table-cell office:value-type="float" office:value="0.03924217" calcext:value-type="float">
            <text:p>0.03924217</text:p>
          </table:table-cell>
          <table:table-cell office:value-type="float" office:value="0.06543204" calcext:value-type="float">
            <text:p>0.06543204</text:p>
          </table:table-cell>
          <table:table-cell office:value-type="float" office:value="0.09198486" calcext:value-type="float">
            <text:p>0.09198486</text:p>
          </table:table-cell>
          <table:table-cell office:value-type="float" office:value="0.0836568" calcext:value-type="float">
            <text:p>0.0836568</text:p>
          </table:table-cell>
          <table:table-cell office:value-type="float" office:value="0.08154576" calcext:value-type="float">
            <text:p>0.08154576</text:p>
          </table:table-cell>
          <table:table-cell office:value-type="float" office:value="0.08100222" calcext:value-type="float">
            <text:p>0.08100222</text:p>
          </table:table-cell>
          <table:table-cell office:value-type="float" office:value="0.08154511" calcext:value-type="float">
            <text:p>0.08154511</text:p>
          </table:table-cell>
          <table:table-cell office:value-type="float" office:value="0.08343421" calcext:value-type="float">
            <text:p>0.08343421</text:p>
          </table:table-cell>
          <table:table-cell office:value-type="float" office:value="0" calcext:value-type="float">
            <text:p>0</text:p>
          </table:table-cell>
          <table:table-cell office:value-type="float" office:value="7.945374" calcext:value-type="float">
            <text:p>7.945374</text:p>
          </table:table-cell>
          <table:table-cell office:value-type="float" office:value="9.712446" calcext:value-type="float">
            <text:p>9.712446</text:p>
          </table:table-cell>
          <table:table-cell office:value-type="float" office:value="18.46984" calcext:value-type="float">
            <text:p>18.46984</text:p>
          </table:table-cell>
          <table:table-cell office:value-type="float" office:value="3.109967" calcext:value-type="float">
            <text:p>3.109967</text:p>
          </table:table-cell>
          <table:table-cell office:value-type="float" office:value="2.322255" calcext:value-type="float">
            <text:p>2.322255</text:p>
          </table:table-cell>
          <table:table-cell office:value-type="float" office:value="1.096044" calcext:value-type="float">
            <text:p>1.096044</text:p>
          </table:table-cell>
          <table:table-cell office:value-type="float" office:value="0.7921634" calcext:value-type="float">
            <text:p>0.7921634</text:p>
          </table:table-cell>
          <table:table-cell office:value-type="float" office:value="1.504129" calcext:value-type="float">
            <text:p>1.504129</text:p>
          </table:table-cell>
          <table:table-cell office:value-type="float" office:value="2.028656" calcext:value-type="float">
            <text:p>2.028656</text:p>
          </table:table-cell>
          <table:table-cell office:value-type="float" office:value="1.949221" calcext:value-type="float">
            <text:p>1.949221</text:p>
          </table:table-cell>
          <table:table-cell office:value-type="float" office:value="2.022605" calcext:value-type="float">
            <text:p>2.022605</text:p>
          </table:table-cell>
          <table:table-cell office:value-type="float" office:value="2.022965" calcext:value-type="float">
            <text:p>2.022965</text:p>
          </table:table-cell>
          <table:table-cell office:value-type="float" office:value="2.103727" calcext:value-type="float">
            <text:p>2.103727</text:p>
          </table:table-cell>
          <table:table-cell office:value-type="float" office:value="2.286387" calcext:value-type="float">
            <text:p>2.286387</text:p>
          </table:table-cell>
          <table:table-cell office:value-type="float" office:value="0" calcext:value-type="float">
            <text:p>0</text:p>
          </table:table-cell>
          <table:table-cell office:value-type="float" office:value="1.85552" calcext:value-type="float">
            <text:p>1.8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597" calcext:value-type="float">
            <text:p>2.035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1.454408" calcext:value-type="float">
            <text:p>1.454408</text:p>
          </table:table-cell>
          <table:table-cell office:value-type="float" office:value="138.9358" calcext:value-type="float">
            <text:p>138.9358</text:p>
          </table:table-cell>
          <table:table-cell office:value-type="float" office:value="5" calcext:value-type="float">
            <text:p>5</text:p>
          </table:table-cell>
          <table:table-cell office:value-type="float" office:value="-0.00599014" calcext:value-type="float">
            <text:p>-0.00599014</text:p>
          </table:table-cell>
          <table:table-cell office:value-type="float" office:value="9.048247" calcext:value-type="float">
            <text:p>9.048247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3975641" calcext:value-type="float">
            <text:p>0.0003975641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525608" calcext:value-type="float">
            <text:p>0.001525608</text:p>
          </table:table-cell>
          <table:table-cell office:value-type="float" office:value="1194.795" calcext:value-type="float">
            <text:p>1194.795</text:p>
          </table:table-cell>
          <table:table-cell office:value-type="float" office:value="2.561553" calcext:value-type="float">
            <text:p>2.561553</text:p>
          </table:table-cell>
          <table:table-cell office:value-type="float" office:value="0" calcext:value-type="float">
            <text:p>0</text:p>
          </table:table-cell>
          <table:table-cell office:value-type="float" office:value="0.153408" calcext:value-type="float">
            <text:p>0.153408</text:p>
          </table:table-cell>
          <table:table-cell office:value-type="float" office:value="0.1794789" calcext:value-type="float">
            <text:p>0.1794789</text:p>
          </table:table-cell>
          <table:table-cell office:value-type="float" office:value="0.508055" calcext:value-type="float">
            <text:p>0.508055</text:p>
          </table:table-cell>
          <table:table-cell office:value-type="float" office:value="0.09975034" calcext:value-type="float">
            <text:p>0.09975034</text:p>
          </table:table-cell>
          <table:table-cell office:value-type="float" office:value="0.07523698" calcext:value-type="float">
            <text:p>0.07523698</text:p>
          </table:table-cell>
          <table:table-cell office:value-type="float" office:value="0.04949884" calcext:value-type="float">
            <text:p>0.04949884</text:p>
          </table:table-cell>
          <table:table-cell office:value-type="float" office:value="0.03778734" calcext:value-type="float">
            <text:p>0.03778734</text:p>
          </table:table-cell>
          <table:table-cell office:value-type="float" office:value="0.06377976" calcext:value-type="float">
            <text:p>0.06377976</text:p>
          </table:table-cell>
          <table:table-cell office:value-type="float" office:value="0.09194326" calcext:value-type="float">
            <text:p>0.09194326</text:p>
          </table:table-cell>
          <table:table-cell office:value-type="float" office:value="0.0838427" calcext:value-type="float">
            <text:p>0.0838427</text:p>
          </table:table-cell>
          <table:table-cell office:value-type="float" office:value="0.08169582" calcext:value-type="float">
            <text:p>0.08169582</text:p>
          </table:table-cell>
          <table:table-cell office:value-type="float" office:value="0.08113785" calcext:value-type="float">
            <text:p>0.08113785</text:p>
          </table:table-cell>
          <table:table-cell office:value-type="float" office:value="0.08169154" calcext:value-type="float">
            <text:p>0.08169154</text:p>
          </table:table-cell>
          <table:table-cell office:value-type="float" office:value="0.08358359" calcext:value-type="float">
            <text:p>0.08358359</text:p>
          </table:table-cell>
          <table:table-cell office:value-type="float" office:value="0" calcext:value-type="float">
            <text:p>0</text:p>
          </table:table-cell>
          <table:table-cell office:value-type="float" office:value="7.988148" calcext:value-type="float">
            <text:p>7.988148</text:p>
          </table:table-cell>
          <table:table-cell office:value-type="float" office:value="9.757035" calcext:value-type="float">
            <text:p>9.757035</text:p>
          </table:table-cell>
          <table:table-cell office:value-type="float" office:value="18.58424" calcext:value-type="float">
            <text:p>18.58424</text:p>
          </table:table-cell>
          <table:table-cell office:value-type="float" office:value="3.157694" calcext:value-type="float">
            <text:p>3.157694</text:p>
          </table:table-cell>
          <table:table-cell office:value-type="float" office:value="2.354941" calcext:value-type="float">
            <text:p>2.354941</text:p>
          </table:table-cell>
          <table:table-cell office:value-type="float" office:value="1.108722" calcext:value-type="float">
            <text:p>1.108722</text:p>
          </table:table-cell>
          <table:table-cell office:value-type="float" office:value="0.7996533" calcext:value-type="float">
            <text:p>0.7996533</text:p>
          </table:table-cell>
          <table:table-cell office:value-type="float" office:value="1.515558" calcext:value-type="float">
            <text:p>1.515558</text:p>
          </table:table-cell>
          <table:table-cell office:value-type="float" office:value="2.04213" calcext:value-type="float">
            <text:p>2.04213</text:p>
          </table:table-cell>
          <table:table-cell office:value-type="float" office:value="1.961568" calcext:value-type="float">
            <text:p>1.961568</text:p>
          </table:table-cell>
          <table:table-cell office:value-type="float" office:value="2.03529" calcext:value-type="float">
            <text:p>2.03529</text:p>
          </table:table-cell>
          <table:table-cell office:value-type="float" office:value="2.035678" calcext:value-type="float">
            <text:p>2.035678</text:p>
          </table:table-cell>
          <table:table-cell office:value-type="float" office:value="2.117299" calcext:value-type="float">
            <text:p>2.117299</text:p>
          </table:table-cell>
          <table:table-cell office:value-type="float" office:value="2.300538" calcext:value-type="float">
            <text:p>2.300538</text:p>
          </table:table-cell>
          <table:table-cell office:value-type="float" office:value="0" calcext:value-type="float">
            <text:p>0</text:p>
          </table:table-cell>
          <table:table-cell office:value-type="float" office:value="1.793724" calcext:value-type="float">
            <text:p>1.79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1996" calcext:value-type="float">
            <text:p>2.0519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1.449457" calcext:value-type="float">
            <text:p>1.449457</text:p>
          </table:table-cell>
          <table:table-cell office:value-type="float" office:value="138.9233" calcext:value-type="float">
            <text:p>138.9233</text:p>
          </table:table-cell>
          <table:table-cell office:value-type="float" office:value="5" calcext:value-type="float">
            <text:p>5</text:p>
          </table:table-cell>
          <table:table-cell office:value-type="float" office:value="-0.006925512" calcext:value-type="float">
            <text:p>-0.006925512</text:p>
          </table:table-cell>
          <table:table-cell office:value-type="float" office:value="9.105319" calcext:value-type="float">
            <text:p>9.105319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11625" calcext:value-type="float">
            <text:p>0.0004011625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55176" calcext:value-type="float">
            <text:p>0.00155176</text:p>
          </table:table-cell>
          <table:table-cell office:value-type="float" office:value="1194.754" calcext:value-type="float">
            <text:p>1194.754</text:p>
          </table:table-cell>
          <table:table-cell office:value-type="float" office:value="2.554804" calcext:value-type="float">
            <text:p>2.554804</text:p>
          </table:table-cell>
          <table:table-cell office:value-type="float" office:value="0" calcext:value-type="float">
            <text:p>0</text:p>
          </table:table-cell>
          <table:table-cell office:value-type="float" office:value="0.1857166" calcext:value-type="float">
            <text:p>0.1857166</text:p>
          </table:table-cell>
          <table:table-cell office:value-type="float" office:value="0.1996615" calcext:value-type="float">
            <text:p>0.1996615</text:p>
          </table:table-cell>
          <table:table-cell office:value-type="float" office:value="0.4976215" calcext:value-type="float">
            <text:p>0.4976215</text:p>
          </table:table-cell>
          <table:table-cell office:value-type="float" office:value="0.08456809" calcext:value-type="float">
            <text:p>0.08456809</text:p>
          </table:table-cell>
          <table:table-cell office:value-type="float" office:value="0.06865463" calcext:value-type="float">
            <text:p>0.06865463</text:p>
          </table:table-cell>
          <table:table-cell office:value-type="float" office:value="0.04393143" calcext:value-type="float">
            <text:p>0.04393143</text:p>
          </table:table-cell>
          <table:table-cell office:value-type="float" office:value="0.03539283" calcext:value-type="float">
            <text:p>0.03539283</text:p>
          </table:table-cell>
          <table:table-cell office:value-type="float" office:value="0.06206692" calcext:value-type="float">
            <text:p>0.06206692</text:p>
          </table:table-cell>
          <table:table-cell office:value-type="float" office:value="0.09168492" calcext:value-type="float">
            <text:p>0.09168492</text:p>
          </table:table-cell>
          <table:table-cell office:value-type="float" office:value="0.08399794" calcext:value-type="float">
            <text:p>0.08399794</text:p>
          </table:table-cell>
          <table:table-cell office:value-type="float" office:value="0.0818431" calcext:value-type="float">
            <text:p>0.0818431</text:p>
          </table:table-cell>
          <table:table-cell office:value-type="float" office:value="0.0812787" calcext:value-type="float">
            <text:p>0.0812787</text:p>
          </table:table-cell>
          <table:table-cell office:value-type="float" office:value="0.08183575" calcext:value-type="float">
            <text:p>0.08183575</text:p>
          </table:table-cell>
          <table:table-cell office:value-type="float" office:value="0.08373289" calcext:value-type="float">
            <text:p>0.08373289</text:p>
          </table:table-cell>
          <table:table-cell office:value-type="float" office:value="0" calcext:value-type="float">
            <text:p>0</text:p>
          </table:table-cell>
          <table:table-cell office:value-type="float" office:value="8.033113" calcext:value-type="float">
            <text:p>8.033113</text:p>
          </table:table-cell>
          <table:table-cell office:value-type="float" office:value="9.795665" calcext:value-type="float">
            <text:p>9.795665</text:p>
          </table:table-cell>
          <table:table-cell office:value-type="float" office:value="18.68598" calcext:value-type="float">
            <text:p>18.68598</text:p>
          </table:table-cell>
          <table:table-cell office:value-type="float" office:value="3.18515" calcext:value-type="float">
            <text:p>3.18515</text:p>
          </table:table-cell>
          <table:table-cell office:value-type="float" office:value="2.377722" calcext:value-type="float">
            <text:p>2.377722</text:p>
          </table:table-cell>
          <table:table-cell office:value-type="float" office:value="1.11871" calcext:value-type="float">
            <text:p>1.11871</text:p>
          </table:table-cell>
          <table:table-cell office:value-type="float" office:value="0.8066447" calcext:value-type="float">
            <text:p>0.8066447</text:p>
          </table:table-cell>
          <table:table-cell office:value-type="float" office:value="1.526631" calcext:value-type="float">
            <text:p>1.526631</text:p>
          </table:table-cell>
          <table:table-cell office:value-type="float" office:value="2.05556" calcext:value-type="float">
            <text:p>2.05556</text:p>
          </table:table-cell>
          <table:table-cell office:value-type="float" office:value="1.973917" calcext:value-type="float">
            <text:p>1.973917</text:p>
          </table:table-cell>
          <table:table-cell office:value-type="float" office:value="2.047973" calcext:value-type="float">
            <text:p>2.047973</text:p>
          </table:table-cell>
          <table:table-cell office:value-type="float" office:value="2.048367" calcext:value-type="float">
            <text:p>2.048367</text:p>
          </table:table-cell>
          <table:table-cell office:value-type="float" office:value="2.130839" calcext:value-type="float">
            <text:p>2.130839</text:p>
          </table:table-cell>
          <table:table-cell office:value-type="float" office:value="2.314669" calcext:value-type="float">
            <text:p>2.314669</text:p>
          </table:table-cell>
          <table:table-cell office:value-type="float" office:value="0" calcext:value-type="float">
            <text:p>0</text:p>
          </table:table-cell>
          <table:table-cell office:value-type="float" office:value="2.028713" calcext:value-type="float">
            <text:p>2.028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7663" calcext:value-type="float">
            <text:p>2.0676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1.444718" calcext:value-type="float">
            <text:p>1.444718</text:p>
          </table:table-cell>
          <table:table-cell office:value-type="float" office:value="138.9113" calcext:value-type="float">
            <text:p>138.9113</text:p>
          </table:table-cell>
          <table:table-cell office:value-type="float" office:value="5" calcext:value-type="float">
            <text:p>5</text:p>
          </table:table-cell>
          <table:table-cell office:value-type="float" office:value="-0.007966603" calcext:value-type="float">
            <text:p>-0.007966603</text:p>
          </table:table-cell>
          <table:table-cell office:value-type="float" office:value="9.161704" calcext:value-type="float">
            <text:p>9.16170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35787" calcext:value-type="float">
            <text:p>0.0004035787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573968" calcext:value-type="float">
            <text:p>0.001573968</text:p>
          </table:table-cell>
          <table:table-cell office:value-type="float" office:value="1194.713" calcext:value-type="float">
            <text:p>1194.713</text:p>
          </table:table-cell>
          <table:table-cell office:value-type="float" office:value="2.547744" calcext:value-type="float">
            <text:p>2.547744</text:p>
          </table:table-cell>
          <table:table-cell office:value-type="float" office:value="0" calcext:value-type="float">
            <text:p>0</text:p>
          </table:table-cell>
          <table:table-cell office:value-type="float" office:value="0.2262708" calcext:value-type="float">
            <text:p>0.2262708</text:p>
          </table:table-cell>
          <table:table-cell office:value-type="float" office:value="0.1758053" calcext:value-type="float">
            <text:p>0.1758053</text:p>
          </table:table-cell>
          <table:table-cell office:value-type="float" office:value="0.5052562" calcext:value-type="float">
            <text:p>0.5052562</text:p>
          </table:table-cell>
          <table:table-cell office:value-type="float" office:value="0.08038544" calcext:value-type="float">
            <text:p>0.08038544</text:p>
          </table:table-cell>
          <table:table-cell office:value-type="float" office:value="0.06670747" calcext:value-type="float">
            <text:p>0.06670747</text:p>
          </table:table-cell>
          <table:table-cell office:value-type="float" office:value="0.04217013" calcext:value-type="float">
            <text:p>0.04217013</text:p>
          </table:table-cell>
          <table:table-cell office:value-type="float" office:value="0.03425093" calcext:value-type="float">
            <text:p>0.03425093</text:p>
          </table:table-cell>
          <table:table-cell office:value-type="float" office:value="0.06097788" calcext:value-type="float">
            <text:p>0.06097788</text:p>
          </table:table-cell>
          <table:table-cell office:value-type="float" office:value="0.09134294" calcext:value-type="float">
            <text:p>0.09134294</text:p>
          </table:table-cell>
          <table:table-cell office:value-type="float" office:value="0.08412065" calcext:value-type="float">
            <text:p>0.08412065</text:p>
          </table:table-cell>
          <table:table-cell office:value-type="float" office:value="0.08198711" calcext:value-type="float">
            <text:p>0.08198711</text:p>
          </table:table-cell>
          <table:table-cell office:value-type="float" office:value="0.08141318" calcext:value-type="float">
            <text:p>0.08141318</text:p>
          </table:table-cell>
          <table:table-cell office:value-type="float" office:value="0.08197929" calcext:value-type="float">
            <text:p>0.08197929</text:p>
          </table:table-cell>
          <table:table-cell office:value-type="float" office:value="0.08388177" calcext:value-type="float">
            <text:p>0.08388177</text:p>
          </table:table-cell>
          <table:table-cell office:value-type="float" office:value="0" calcext:value-type="float">
            <text:p>0</text:p>
          </table:table-cell>
          <table:table-cell office:value-type="float" office:value="8.077614" calcext:value-type="float">
            <text:p>8.077614</text:p>
          </table:table-cell>
          <table:table-cell office:value-type="float" office:value="9.833979" calcext:value-type="float">
            <text:p>9.833979</text:p>
          </table:table-cell>
          <table:table-cell office:value-type="float" office:value="18.78778" calcext:value-type="float">
            <text:p>18.78778</text:p>
          </table:table-cell>
          <table:table-cell office:value-type="float" office:value="3.208464" calcext:value-type="float">
            <text:p>3.208464</text:p>
          </table:table-cell>
          <table:table-cell office:value-type="float" office:value="2.398349" calcext:value-type="float">
            <text:p>2.398349</text:p>
          </table:table-cell>
          <table:table-cell office:value-type="float" office:value="1.12761" calcext:value-type="float">
            <text:p>1.12761</text:p>
          </table:table-cell>
          <table:table-cell office:value-type="float" office:value="0.8131204" calcext:value-type="float">
            <text:p>0.8131204</text:p>
          </table:table-cell>
          <table:table-cell office:value-type="float" office:value="1.537389" calcext:value-type="float">
            <text:p>1.537389</text:p>
          </table:table-cell>
          <table:table-cell office:value-type="float" office:value="2.068925" calcext:value-type="float">
            <text:p>2.068925</text:p>
          </table:table-cell>
          <table:table-cell office:value-type="float" office:value="1.986257" calcext:value-type="float">
            <text:p>1.986257</text:p>
          </table:table-cell>
          <table:table-cell office:value-type="float" office:value="2.060643" calcext:value-type="float">
            <text:p>2.060643</text:p>
          </table:table-cell>
          <table:table-cell office:value-type="float" office:value="2.061036" calcext:value-type="float">
            <text:p>2.061036</text:p>
          </table:table-cell>
          <table:table-cell office:value-type="float" office:value="2.144346" calcext:value-type="float">
            <text:p>2.144346</text:p>
          </table:table-cell>
          <table:table-cell office:value-type="float" office:value="2.328783" calcext:value-type="float">
            <text:p>2.328783</text:p>
          </table:table-cell>
          <table:table-cell office:value-type="float" office:value="0" calcext:value-type="float">
            <text:p>0</text:p>
          </table:table-cell>
          <table:table-cell office:value-type="float" office:value="2.415084" calcext:value-type="float">
            <text:p>2.415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2595" calcext:value-type="float">
            <text:p>2.0825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.440353" calcext:value-type="float">
            <text:p>1.440353</text:p>
          </table:table-cell>
          <table:table-cell office:value-type="float" office:value="138.8997" calcext:value-type="float">
            <text:p>138.8997</text:p>
          </table:table-cell>
          <table:table-cell office:value-type="float" office:value="5" calcext:value-type="float">
            <text:p>5</text:p>
          </table:table-cell>
          <table:table-cell office:value-type="float" office:value="-0.009024342" calcext:value-type="float">
            <text:p>-0.009024342</text:p>
          </table:table-cell>
          <table:table-cell office:value-type="float" office:value="9.217525" calcext:value-type="float">
            <text:p>9.217525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37243" calcext:value-type="float">
            <text:p>0.0004037243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592354" calcext:value-type="float">
            <text:p>0.001592354</text:p>
          </table:table-cell>
          <table:table-cell office:value-type="float" office:value="1194.671" calcext:value-type="float">
            <text:p>1194.671</text:p>
          </table:table-cell>
          <table:table-cell office:value-type="float" office:value="2.539314" calcext:value-type="float">
            <text:p>2.539314</text:p>
          </table:table-cell>
          <table:table-cell office:value-type="float" office:value="0" calcext:value-type="float">
            <text:p>0</text:p>
          </table:table-cell>
          <table:table-cell office:value-type="float" office:value="0.2765208" calcext:value-type="float">
            <text:p>0.2765208</text:p>
          </table:table-cell>
          <table:table-cell office:value-type="float" office:value="0.1534227" calcext:value-type="float">
            <text:p>0.1534227</text:p>
          </table:table-cell>
          <table:table-cell office:value-type="float" office:value="0.5171167" calcext:value-type="float">
            <text:p>0.5171167</text:p>
          </table:table-cell>
          <table:table-cell office:value-type="float" office:value="0.07621879" calcext:value-type="float">
            <text:p>0.07621879</text:p>
          </table:table-cell>
          <table:table-cell office:value-type="float" office:value="0.06388609" calcext:value-type="float">
            <text:p>0.06388609</text:p>
          </table:table-cell>
          <table:table-cell office:value-type="float" office:value="0.04048046" calcext:value-type="float">
            <text:p>0.04048046</text:p>
          </table:table-cell>
          <table:table-cell office:value-type="float" office:value="0.03329589" calcext:value-type="float">
            <text:p>0.03329589</text:p>
          </table:table-cell>
          <table:table-cell office:value-type="float" office:value="0.06018522" calcext:value-type="float">
            <text:p>0.06018522</text:p>
          </table:table-cell>
          <table:table-cell office:value-type="float" office:value="0.09102298" calcext:value-type="float">
            <text:p>0.09102298</text:p>
          </table:table-cell>
          <table:table-cell office:value-type="float" office:value="0.08421871" calcext:value-type="float">
            <text:p>0.08421871</text:p>
          </table:table-cell>
          <table:table-cell office:value-type="float" office:value="0.08212827" calcext:value-type="float">
            <text:p>0.08212827</text:p>
          </table:table-cell>
          <table:table-cell office:value-type="float" office:value="0.08154812" calcext:value-type="float">
            <text:p>0.08154812</text:p>
          </table:table-cell>
          <table:table-cell office:value-type="float" office:value="0.08212221" calcext:value-type="float">
            <text:p>0.08212221</text:p>
          </table:table-cell>
          <table:table-cell office:value-type="float" office:value="0.08403051" calcext:value-type="float">
            <text:p>0.08403051</text:p>
          </table:table-cell>
          <table:table-cell office:value-type="float" office:value="0" calcext:value-type="float">
            <text:p>0</text:p>
          </table:table-cell>
          <table:table-cell office:value-type="float" office:value="8.11573" calcext:value-type="float">
            <text:p>8.11573</text:p>
          </table:table-cell>
          <table:table-cell office:value-type="float" office:value="9.863909" calcext:value-type="float">
            <text:p>9.863909</text:p>
          </table:table-cell>
          <table:table-cell office:value-type="float" office:value="18.895" calcext:value-type="float">
            <text:p>18.895</text:p>
          </table:table-cell>
          <table:table-cell office:value-type="float" office:value="3.229635" calcext:value-type="float">
            <text:p>3.229635</text:p>
          </table:table-cell>
          <table:table-cell office:value-type="float" office:value="2.417461" calcext:value-type="float">
            <text:p>2.417461</text:p>
          </table:table-cell>
          <table:table-cell office:value-type="float" office:value="1.135916" calcext:value-type="float">
            <text:p>1.135916</text:p>
          </table:table-cell>
          <table:table-cell office:value-type="float" office:value="0.8192589" calcext:value-type="float">
            <text:p>0.8192589</text:p>
          </table:table-cell>
          <table:table-cell office:value-type="float" office:value="1.54789" calcext:value-type="float">
            <text:p>1.54789</text:p>
          </table:table-cell>
          <table:table-cell office:value-type="float" office:value="2.082225" calcext:value-type="float">
            <text:p>2.082225</text:p>
          </table:table-cell>
          <table:table-cell office:value-type="float" office:value="1.998596" calcext:value-type="float">
            <text:p>1.998596</text:p>
          </table:table-cell>
          <table:table-cell office:value-type="float" office:value="2.073308" calcext:value-type="float">
            <text:p>2.073308</text:p>
          </table:table-cell>
          <table:table-cell office:value-type="float" office:value="2.073687" calcext:value-type="float">
            <text:p>2.073687</text:p>
          </table:table-cell>
          <table:table-cell office:value-type="float" office:value="2.157824" calcext:value-type="float">
            <text:p>2.157824</text:p>
          </table:table-cell>
          <table:table-cell office:value-type="float" office:value="2.342879" calcext:value-type="float">
            <text:p>2.342879</text:p>
          </table:table-cell>
          <table:table-cell office:value-type="float" office:value="0" calcext:value-type="float">
            <text:p>0</text:p>
          </table:table-cell>
          <table:table-cell office:value-type="float" office:value="8.383135" calcext:value-type="float">
            <text:p>8.38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6769" calcext:value-type="float">
            <text:p>2.0967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1.434059" calcext:value-type="float">
            <text:p>1.434059</text:p>
          </table:table-cell>
          <table:table-cell office:value-type="float" office:value="138.8871" calcext:value-type="float">
            <text:p>138.8871</text:p>
          </table:table-cell>
          <table:table-cell office:value-type="float" office:value="5" calcext:value-type="float">
            <text:p>5</text:p>
          </table:table-cell>
          <table:table-cell office:value-type="float" office:value="-0.01035086" calcext:value-type="float">
            <text:p>-0.01035086</text:p>
          </table:table-cell>
          <table:table-cell office:value-type="float" office:value="9.273913" calcext:value-type="float">
            <text:p>9.273913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38346" calcext:value-type="float">
            <text:p>0.0004038346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07356" calcext:value-type="float">
            <text:p>0.001607356</text:p>
          </table:table-cell>
          <table:table-cell office:value-type="float" office:value="1194.629" calcext:value-type="float">
            <text:p>1194.629</text:p>
          </table:table-cell>
          <table:table-cell office:value-type="float" office:value="2.528385" calcext:value-type="float">
            <text:p>2.528385</text:p>
          </table:table-cell>
          <table:table-cell office:value-type="float" office:value="0" calcext:value-type="float">
            <text:p>0</text:p>
          </table:table-cell>
          <table:table-cell office:value-type="float" office:value="0.3914755" calcext:value-type="float">
            <text:p>0.3914755</text:p>
          </table:table-cell>
          <table:table-cell office:value-type="float" office:value="0.1836872" calcext:value-type="float">
            <text:p>0.1836872</text:p>
          </table:table-cell>
          <table:table-cell office:value-type="float" office:value="0.5562428" calcext:value-type="float">
            <text:p>0.5562428</text:p>
          </table:table-cell>
          <table:table-cell office:value-type="float" office:value="0.08548931" calcext:value-type="float">
            <text:p>0.08548931</text:p>
          </table:table-cell>
          <table:table-cell office:value-type="float" office:value="0.06941095" calcext:value-type="float">
            <text:p>0.06941095</text:p>
          </table:table-cell>
          <table:table-cell office:value-type="float" office:value="0.04145064" calcext:value-type="float">
            <text:p>0.04145064</text:p>
          </table:table-cell>
          <table:table-cell office:value-type="float" office:value="0.03324753" calcext:value-type="float">
            <text:p>0.03324753</text:p>
          </table:table-cell>
          <table:table-cell office:value-type="float" office:value="0.05961789" calcext:value-type="float">
            <text:p>0.05961789</text:p>
          </table:table-cell>
          <table:table-cell office:value-type="float" office:value="0.09075847" calcext:value-type="float">
            <text:p>0.09075847</text:p>
          </table:table-cell>
          <table:table-cell office:value-type="float" office:value="0.08429899" calcext:value-type="float">
            <text:p>0.08429899</text:p>
          </table:table-cell>
          <table:table-cell office:value-type="float" office:value="0.08226518" calcext:value-type="float">
            <text:p>0.08226518</text:p>
          </table:table-cell>
          <table:table-cell office:value-type="float" office:value="0.0816847" calcext:value-type="float">
            <text:p>0.0816847</text:p>
          </table:table-cell>
          <table:table-cell office:value-type="float" office:value="0.08226471" calcext:value-type="float">
            <text:p>0.08226471</text:p>
          </table:table-cell>
          <table:table-cell office:value-type="float" office:value="0.08417923" calcext:value-type="float">
            <text:p>0.08417923</text:p>
          </table:table-cell>
          <table:table-cell office:value-type="float" office:value="0" calcext:value-type="float">
            <text:p>0</text:p>
          </table:table-cell>
          <table:table-cell office:value-type="float" office:value="8.157537" calcext:value-type="float">
            <text:p>8.157537</text:p>
          </table:table-cell>
          <table:table-cell office:value-type="float" office:value="9.89665" calcext:value-type="float">
            <text:p>9.89665</text:p>
          </table:table-cell>
          <table:table-cell office:value-type="float" office:value="19.0147" calcext:value-type="float">
            <text:p>19.0147</text:p>
          </table:table-cell>
          <table:table-cell office:value-type="float" office:value="3.251119" calcext:value-type="float">
            <text:p>3.251119</text:p>
          </table:table-cell>
          <table:table-cell office:value-type="float" office:value="2.436493" calcext:value-type="float">
            <text:p>2.436493</text:p>
          </table:table-cell>
          <table:table-cell office:value-type="float" office:value="1.143912" calcext:value-type="float">
            <text:p>1.143912</text:p>
          </table:table-cell>
          <table:table-cell office:value-type="float" office:value="0.8251775" calcext:value-type="float">
            <text:p>0.8251775</text:p>
          </table:table-cell>
          <table:table-cell office:value-type="float" office:value="1.558166" calcext:value-type="float">
            <text:p>1.558166</text:p>
          </table:table-cell>
          <table:table-cell office:value-type="float" office:value="2.095458" calcext:value-type="float">
            <text:p>2.095458</text:p>
          </table:table-cell>
          <table:table-cell office:value-type="float" office:value="2.01092" calcext:value-type="float">
            <text:p>2.01092</text:p>
          </table:table-cell>
          <table:table-cell office:value-type="float" office:value="2.085964" calcext:value-type="float">
            <text:p>2.085964</text:p>
          </table:table-cell>
          <table:table-cell office:value-type="float" office:value="2.086325" calcext:value-type="float">
            <text:p>2.086325</text:p>
          </table:table-cell>
          <table:table-cell office:value-type="float" office:value="2.171271" calcext:value-type="float">
            <text:p>2.171271</text:p>
          </table:table-cell>
          <table:table-cell office:value-type="float" office:value="2.356957" calcext:value-type="float">
            <text:p>2.356957</text:p>
          </table:table-cell>
          <table:table-cell office:value-type="float" office:value="0" calcext:value-type="float">
            <text:p>0</text:p>
          </table:table-cell>
          <table:table-cell office:value-type="float" office:value="22.31345" calcext:value-type="float">
            <text:p>22.3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837" calcext:value-type="float">
            <text:p>2.1138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1.425653" calcext:value-type="float">
            <text:p>1.425653</text:p>
          </table:table-cell>
          <table:table-cell office:value-type="float" office:value="138.8727" calcext:value-type="float">
            <text:p>138.8727</text:p>
          </table:table-cell>
          <table:table-cell office:value-type="float" office:value="5" calcext:value-type="float">
            <text:p>5</text:p>
          </table:table-cell>
          <table:table-cell office:value-type="float" office:value="-0.01222104" calcext:value-type="float">
            <text:p>-0.01222104</text:p>
          </table:table-cell>
          <table:table-cell office:value-type="float" office:value="9.33234" calcext:value-type="float">
            <text:p>9.3323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38769" calcext:value-type="float">
            <text:p>0.0004038769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17148" calcext:value-type="float">
            <text:p>0.001617148</text:p>
          </table:table-cell>
          <table:table-cell office:value-type="float" office:value="1194.587" calcext:value-type="float">
            <text:p>1194.587</text:p>
          </table:table-cell>
          <table:table-cell office:value-type="float" office:value="2.515471" calcext:value-type="float">
            <text:p>2.515471</text:p>
          </table:table-cell>
          <table:table-cell office:value-type="float" office:value="0" calcext:value-type="float">
            <text:p>0</text:p>
          </table:table-cell>
          <table:table-cell office:value-type="float" office:value="0.5009449" calcext:value-type="float">
            <text:p>0.5009449</text:p>
          </table:table-cell>
          <table:table-cell office:value-type="float" office:value="0.2241578" calcext:value-type="float">
            <text:p>0.2241578</text:p>
          </table:table-cell>
          <table:table-cell office:value-type="float" office:value="0.6014214" calcext:value-type="float">
            <text:p>0.6014214</text:p>
          </table:table-cell>
          <table:table-cell office:value-type="float" office:value="0.101497" calcext:value-type="float">
            <text:p>0.101497</text:p>
          </table:table-cell>
          <table:table-cell office:value-type="float" office:value="0.08005171" calcext:value-type="float">
            <text:p>0.08005171</text:p>
          </table:table-cell>
          <table:table-cell office:value-type="float" office:value="0.04522517" calcext:value-type="float">
            <text:p>0.04522517</text:p>
          </table:table-cell>
          <table:table-cell office:value-type="float" office:value="0.03448469" calcext:value-type="float">
            <text:p>0.03448469</text:p>
          </table:table-cell>
          <table:table-cell office:value-type="float" office:value="0.05974519" calcext:value-type="float">
            <text:p>0.05974519</text:p>
          </table:table-cell>
          <table:table-cell office:value-type="float" office:value="0.09061538" calcext:value-type="float">
            <text:p>0.09061538</text:p>
          </table:table-cell>
          <table:table-cell office:value-type="float" office:value="0.08437204" calcext:value-type="float">
            <text:p>0.08437204</text:p>
          </table:table-cell>
          <table:table-cell office:value-type="float" office:value="0.08239884" calcext:value-type="float">
            <text:p>0.08239884</text:p>
          </table:table-cell>
          <table:table-cell office:value-type="float" office:value="0.08182102" calcext:value-type="float">
            <text:p>0.08182102</text:p>
          </table:table-cell>
          <table:table-cell office:value-type="float" office:value="0.082407" calcext:value-type="float">
            <text:p>0.082407</text:p>
          </table:table-cell>
          <table:table-cell office:value-type="float" office:value="0.08432788" calcext:value-type="float">
            <text:p>0.08432788</text:p>
          </table:table-cell>
          <table:table-cell office:value-type="float" office:value="0" calcext:value-type="float">
            <text:p>0</text:p>
          </table:table-cell>
          <table:table-cell office:value-type="float" office:value="8.21684" calcext:value-type="float">
            <text:p>8.21684</text:p>
          </table:table-cell>
          <table:table-cell office:value-type="float" office:value="9.944065" calcext:value-type="float">
            <text:p>9.944065</text:p>
          </table:table-cell>
          <table:table-cell office:value-type="float" office:value="19.15282" calcext:value-type="float">
            <text:p>19.15282</text:p>
          </table:table-cell>
          <table:table-cell office:value-type="float" office:value="3.277581" calcext:value-type="float">
            <text:p>3.277581</text:p>
          </table:table-cell>
          <table:table-cell office:value-type="float" office:value="2.458755" calcext:value-type="float">
            <text:p>2.458755</text:p>
          </table:table-cell>
          <table:table-cell office:value-type="float" office:value="1.152503" calcext:value-type="float">
            <text:p>1.152503</text:p>
          </table:table-cell>
          <table:table-cell office:value-type="float" office:value="0.831207" calcext:value-type="float">
            <text:p>0.831207</text:p>
          </table:table-cell>
          <table:table-cell office:value-type="float" office:value="1.568345" calcext:value-type="float">
            <text:p>1.568345</text:p>
          </table:table-cell>
          <table:table-cell office:value-type="float" office:value="2.108634" calcext:value-type="float">
            <text:p>2.108634</text:p>
          </table:table-cell>
          <table:table-cell office:value-type="float" office:value="2.023238" calcext:value-type="float">
            <text:p>2.023238</text:p>
          </table:table-cell>
          <table:table-cell office:value-type="float" office:value="2.098608" calcext:value-type="float">
            <text:p>2.098608</text:p>
          </table:table-cell>
          <table:table-cell office:value-type="float" office:value="2.098945" calcext:value-type="float">
            <text:p>2.098945</text:p>
          </table:table-cell>
          <table:table-cell office:value-type="float" office:value="2.184693" calcext:value-type="float">
            <text:p>2.184693</text:p>
          </table:table-cell>
          <table:table-cell office:value-type="float" office:value="2.371024" calcext:value-type="float">
            <text:p>2.371024</text:p>
          </table:table-cell>
          <table:table-cell office:value-type="float" office:value="0" calcext:value-type="float">
            <text:p>0</text:p>
          </table:table-cell>
          <table:table-cell office:value-type="float" office:value="36.21919" calcext:value-type="float">
            <text:p>36.2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4655" calcext:value-type="float">
            <text:p>2.1346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1.416496" calcext:value-type="float">
            <text:p>1.416496</text:p>
          </table:table-cell>
          <table:table-cell office:value-type="float" office:value="138.8571" calcext:value-type="float">
            <text:p>138.8571</text:p>
          </table:table-cell>
          <table:table-cell office:value-type="float" office:value="5" calcext:value-type="float">
            <text:p>5</text:p>
          </table:table-cell>
          <table:table-cell office:value-type="float" office:value="-0.0146169" calcext:value-type="float">
            <text:p>-0.0146169</text:p>
          </table:table-cell>
          <table:table-cell office:value-type="float" office:value="9.392577" calcext:value-type="float">
            <text:p>9.392577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3914" calcext:value-type="float">
            <text:p>0.000403914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25715" calcext:value-type="float">
            <text:p>0.001625715</text:p>
          </table:table-cell>
          <table:table-cell office:value-type="float" office:value="1194.547" calcext:value-type="float">
            <text:p>1194.547</text:p>
          </table:table-cell>
          <table:table-cell office:value-type="float" office:value="2.502092" calcext:value-type="float">
            <text:p>2.502092</text:p>
          </table:table-cell>
          <table:table-cell office:value-type="float" office:value="0" calcext:value-type="float">
            <text:p>0</text:p>
          </table:table-cell>
          <table:table-cell office:value-type="float" office:value="0.4796197" calcext:value-type="float">
            <text:p>0.4796197</text:p>
          </table:table-cell>
          <table:table-cell office:value-type="float" office:value="0.2464149" calcext:value-type="float">
            <text:p>0.2464149</text:p>
          </table:table-cell>
          <table:table-cell office:value-type="float" office:value="0.6349975" calcext:value-type="float">
            <text:p>0.6349975</text:p>
          </table:table-cell>
          <table:table-cell office:value-type="float" office:value="0.1125824" calcext:value-type="float">
            <text:p>0.1125824</text:p>
          </table:table-cell>
          <table:table-cell office:value-type="float" office:value="0.08872398" calcext:value-type="float">
            <text:p>0.08872398</text:p>
          </table:table-cell>
          <table:table-cell office:value-type="float" office:value="0.04892161" calcext:value-type="float">
            <text:p>0.04892161</text:p>
          </table:table-cell>
          <table:table-cell office:value-type="float" office:value="0.03607203" calcext:value-type="float">
            <text:p>0.03607203</text:p>
          </table:table-cell>
          <table:table-cell office:value-type="float" office:value="0.06043751" calcext:value-type="float">
            <text:p>0.06043751</text:p>
          </table:table-cell>
          <table:table-cell office:value-type="float" office:value="0.09065951" calcext:value-type="float">
            <text:p>0.09065951</text:p>
          </table:table-cell>
          <table:table-cell office:value-type="float" office:value="0.08445287" calcext:value-type="float">
            <text:p>0.08445287</text:p>
          </table:table-cell>
          <table:table-cell office:value-type="float" office:value="0.08253064" calcext:value-type="float">
            <text:p>0.08253064</text:p>
          </table:table-cell>
          <table:table-cell office:value-type="float" office:value="0.08195612" calcext:value-type="float">
            <text:p>0.08195612</text:p>
          </table:table-cell>
          <table:table-cell office:value-type="float" office:value="0.08254887" calcext:value-type="float">
            <text:p>0.08254887</text:p>
          </table:table-cell>
          <table:table-cell office:value-type="float" office:value="0.0844761" calcext:value-type="float">
            <text:p>0.0844761</text:p>
          </table:table-cell>
          <table:table-cell office:value-type="float" office:value="0" calcext:value-type="float">
            <text:p>0</text:p>
          </table:table-cell>
          <table:table-cell office:value-type="float" office:value="8.278302" calcext:value-type="float">
            <text:p>8.278302</text:p>
          </table:table-cell>
          <table:table-cell office:value-type="float" office:value="10.00225" calcext:value-type="float">
            <text:p>10.00225</text:p>
          </table:table-cell>
          <table:table-cell office:value-type="float" office:value="19.30725" calcext:value-type="float">
            <text:p>19.30725</text:p>
          </table:table-cell>
          <table:table-cell office:value-type="float" office:value="3.3094" calcext:value-type="float">
            <text:p>3.3094</text:p>
          </table:table-cell>
          <table:table-cell office:value-type="float" office:value="2.484993" calcext:value-type="float">
            <text:p>2.484993</text:p>
          </table:table-cell>
          <table:table-cell office:value-type="float" office:value="1.162081" calcext:value-type="float">
            <text:p>1.162081</text:p>
          </table:table-cell>
          <table:table-cell office:value-type="float" office:value="0.8375607" calcext:value-type="float">
            <text:p>0.8375607</text:p>
          </table:table-cell>
          <table:table-cell office:value-type="float" office:value="1.578597" calcext:value-type="float">
            <text:p>1.578597</text:p>
          </table:table-cell>
          <table:table-cell office:value-type="float" office:value="2.121776" calcext:value-type="float">
            <text:p>2.121776</text:p>
          </table:table-cell>
          <table:table-cell office:value-type="float" office:value="2.03554" calcext:value-type="float">
            <text:p>2.03554</text:p>
          </table:table-cell>
          <table:table-cell office:value-type="float" office:value="2.111246" calcext:value-type="float">
            <text:p>2.111246</text:p>
          </table:table-cell>
          <table:table-cell office:value-type="float" office:value="2.111557" calcext:value-type="float">
            <text:p>2.111557</text:p>
          </table:table-cell>
          <table:table-cell office:value-type="float" office:value="2.198091" calcext:value-type="float">
            <text:p>2.198091</text:p>
          </table:table-cell>
          <table:table-cell office:value-type="float" office:value="2.385078" calcext:value-type="float">
            <text:p>2.385078</text:p>
          </table:table-cell>
          <table:table-cell office:value-type="float" office:value="0" calcext:value-type="float">
            <text:p>0</text:p>
          </table:table-cell>
          <table:table-cell office:value-type="float" office:value="42.08917" calcext:value-type="float">
            <text:p>42.08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7414" calcext:value-type="float">
            <text:p>2.1574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1.406705" calcext:value-type="float">
            <text:p>1.406705</text:p>
          </table:table-cell>
          <table:table-cell office:value-type="float" office:value="138.8403" calcext:value-type="float">
            <text:p>138.8403</text:p>
          </table:table-cell>
          <table:table-cell office:value-type="float" office:value="5" calcext:value-type="float">
            <text:p>5</text:p>
          </table:table-cell>
          <table:table-cell office:value-type="float" office:value="-0.01757217" calcext:value-type="float">
            <text:p>-0.01757217</text:p>
          </table:table-cell>
          <table:table-cell office:value-type="float" office:value="9.454238" calcext:value-type="float">
            <text:p>9.454238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39468" calcext:value-type="float">
            <text:p>0.0004039468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33302" calcext:value-type="float">
            <text:p>0.001633302</text:p>
          </table:table-cell>
          <table:table-cell office:value-type="float" office:value="1194.506" calcext:value-type="float">
            <text:p>1194.506</text:p>
          </table:table-cell>
          <table:table-cell office:value-type="float" office:value="2.488317" calcext:value-type="float">
            <text:p>2.488317</text:p>
          </table:table-cell>
          <table:table-cell office:value-type="float" office:value="0" calcext:value-type="float">
            <text:p>0</text:p>
          </table:table-cell>
          <table:table-cell office:value-type="float" office:value="0.4085622" calcext:value-type="float">
            <text:p>0.4085622</text:p>
          </table:table-cell>
          <table:table-cell office:value-type="float" office:value="0.2555445" calcext:value-type="float">
            <text:p>0.2555445</text:p>
          </table:table-cell>
          <table:table-cell office:value-type="float" office:value="0.6645795" calcext:value-type="float">
            <text:p>0.6645795</text:p>
          </table:table-cell>
          <table:table-cell office:value-type="float" office:value="0.1219181" calcext:value-type="float">
            <text:p>0.1219181</text:p>
          </table:table-cell>
          <table:table-cell office:value-type="float" office:value="0.09667367" calcext:value-type="float">
            <text:p>0.09667367</text:p>
          </table:table-cell>
          <table:table-cell office:value-type="float" office:value="0.05226933" calcext:value-type="float">
            <text:p>0.05226933</text:p>
          </table:table-cell>
          <table:table-cell office:value-type="float" office:value="0.03775426" calcext:value-type="float">
            <text:p>0.03775426</text:p>
          </table:table-cell>
          <table:table-cell office:value-type="float" office:value="0.06135382" calcext:value-type="float">
            <text:p>0.06135382</text:p>
          </table:table-cell>
          <table:table-cell office:value-type="float" office:value="0.0908565" calcext:value-type="float">
            <text:p>0.0908565</text:p>
          </table:table-cell>
          <table:table-cell office:value-type="float" office:value="0.08455412" calcext:value-type="float">
            <text:p>0.08455412</text:p>
          </table:table-cell>
          <table:table-cell office:value-type="float" office:value="0.08266242" calcext:value-type="float">
            <text:p>0.08266242</text:p>
          </table:table-cell>
          <table:table-cell office:value-type="float" office:value="0.0820905" calcext:value-type="float">
            <text:p>0.0820905</text:p>
          </table:table-cell>
          <table:table-cell office:value-type="float" office:value="0.08269057" calcext:value-type="float">
            <text:p>0.08269057</text:p>
          </table:table-cell>
          <table:table-cell office:value-type="float" office:value="0.08462418" calcext:value-type="float">
            <text:p>0.08462418</text:p>
          </table:table-cell>
          <table:table-cell office:value-type="float" office:value="0" calcext:value-type="float">
            <text:p>0</text:p>
          </table:table-cell>
          <table:table-cell office:value-type="float" office:value="8.333271" calcext:value-type="float">
            <text:p>8.333271</text:p>
          </table:table-cell>
          <table:table-cell office:value-type="float" office:value="10.0675" calcext:value-type="float">
            <text:p>10.0675</text:p>
          </table:table-cell>
          <table:table-cell office:value-type="float" office:value="19.47564" calcext:value-type="float">
            <text:p>19.47564</text:p>
          </table:table-cell>
          <table:table-cell office:value-type="float" office:value="3.345408" calcext:value-type="float">
            <text:p>3.345408</text:p>
          </table:table-cell>
          <table:table-cell office:value-type="float" office:value="2.514622" calcext:value-type="float">
            <text:p>2.514622</text:p>
          </table:table-cell>
          <table:table-cell office:value-type="float" office:value="1.172534" calcext:value-type="float">
            <text:p>1.172534</text:p>
          </table:table-cell>
          <table:table-cell office:value-type="float" office:value="0.844264" calcext:value-type="float">
            <text:p>0.844264</text:p>
          </table:table-cell>
          <table:table-cell office:value-type="float" office:value="1.589013" calcext:value-type="float">
            <text:p>1.589013</text:p>
          </table:table-cell>
          <table:table-cell office:value-type="float" office:value="2.134929" calcext:value-type="float">
            <text:p>2.134929</text:p>
          </table:table-cell>
          <table:table-cell office:value-type="float" office:value="2.047841" calcext:value-type="float">
            <text:p>2.047841</text:p>
          </table:table-cell>
          <table:table-cell office:value-type="float" office:value="2.123874" calcext:value-type="float">
            <text:p>2.123874</text:p>
          </table:table-cell>
          <table:table-cell office:value-type="float" office:value="2.124157" calcext:value-type="float">
            <text:p>2.124157</text:p>
          </table:table-cell>
          <table:table-cell office:value-type="float" office:value="2.211466" calcext:value-type="float">
            <text:p>2.211466</text:p>
          </table:table-cell>
          <table:table-cell office:value-type="float" office:value="2.399115" calcext:value-type="float">
            <text:p>2.399115</text:p>
          </table:table-cell>
          <table:table-cell office:value-type="float" office:value="0" calcext:value-type="float">
            <text:p>0</text:p>
          </table:table-cell>
          <table:table-cell office:value-type="float" office:value="42.58255" calcext:value-type="float">
            <text:p>42.58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1991" calcext:value-type="float">
            <text:p>2.1819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1.3979" calcext:value-type="float">
            <text:p>1.3979</text:p>
          </table:table-cell>
          <table:table-cell office:value-type="float" office:value="138.8237" calcext:value-type="float">
            <text:p>138.8237</text:p>
          </table:table-cell>
          <table:table-cell office:value-type="float" office:value="5" calcext:value-type="float">
            <text:p>5</text:p>
          </table:table-cell>
          <table:table-cell office:value-type="float" office:value="-0.02091485" calcext:value-type="float">
            <text:p>-0.02091485</text:p>
          </table:table-cell>
          <table:table-cell office:value-type="float" office:value="9.51621" calcext:value-type="float">
            <text:p>9.51621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39758" calcext:value-type="float">
            <text:p>0.0004039758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401" calcext:value-type="float">
            <text:p>0.0016401</text:p>
          </table:table-cell>
          <table:table-cell office:value-type="float" office:value="1194.465" calcext:value-type="float">
            <text:p>1194.465</text:p>
          </table:table-cell>
          <table:table-cell office:value-type="float" office:value="2.476668" calcext:value-type="float">
            <text:p>2.476668</text:p>
          </table:table-cell>
          <table:table-cell office:value-type="float" office:value="0" calcext:value-type="float">
            <text:p>0</text:p>
          </table:table-cell>
          <table:table-cell office:value-type="float" office:value="0.2890507" calcext:value-type="float">
            <text:p>0.2890507</text:p>
          </table:table-cell>
          <table:table-cell office:value-type="float" office:value="0.2244428" calcext:value-type="float">
            <text:p>0.2244428</text:p>
          </table:table-cell>
          <table:table-cell office:value-type="float" office:value="0.6687275" calcext:value-type="float">
            <text:p>0.6687275</text:p>
          </table:table-cell>
          <table:table-cell office:value-type="float" office:value="0.1204323" calcext:value-type="float">
            <text:p>0.1204323</text:p>
          </table:table-cell>
          <table:table-cell office:value-type="float" office:value="0.09785674" calcext:value-type="float">
            <text:p>0.09785674</text:p>
          </table:table-cell>
          <table:table-cell office:value-type="float" office:value="0.05311347" calcext:value-type="float">
            <text:p>0.05311347</text:p>
          </table:table-cell>
          <table:table-cell office:value-type="float" office:value="0.03891202" calcext:value-type="float">
            <text:p>0.03891202</text:p>
          </table:table-cell>
          <table:table-cell office:value-type="float" office:value="0.06226198" calcext:value-type="float">
            <text:p>0.06226198</text:p>
          </table:table-cell>
          <table:table-cell office:value-type="float" office:value="0.09116428" calcext:value-type="float">
            <text:p>0.09116428</text:p>
          </table:table-cell>
          <table:table-cell office:value-type="float" office:value="0.08467852" calcext:value-type="float">
            <text:p>0.08467852</text:p>
          </table:table-cell>
          <table:table-cell office:value-type="float" office:value="0.08279552" calcext:value-type="float">
            <text:p>0.08279552</text:p>
          </table:table-cell>
          <table:table-cell office:value-type="float" office:value="0.08222456" calcext:value-type="float">
            <text:p>0.08222456</text:p>
          </table:table-cell>
          <table:table-cell office:value-type="float" office:value="0.08283187" calcext:value-type="float">
            <text:p>0.08283187</text:p>
          </table:table-cell>
          <table:table-cell office:value-type="float" office:value="0.08477224" calcext:value-type="float">
            <text:p>0.08477224</text:p>
          </table:table-cell>
          <table:table-cell office:value-type="float" office:value="0" calcext:value-type="float">
            <text:p>0</text:p>
          </table:table-cell>
          <table:table-cell office:value-type="float" office:value="8.37472" calcext:value-type="float">
            <text:p>8.37472</text:p>
          </table:table-cell>
          <table:table-cell office:value-type="float" office:value="10.12689" calcext:value-type="float">
            <text:p>10.12689</text:p>
          </table:table-cell>
          <table:table-cell office:value-type="float" office:value="19.65159" calcext:value-type="float">
            <text:p>19.65159</text:p>
          </table:table-cell>
          <table:table-cell office:value-type="float" office:value="3.383049" calcext:value-type="float">
            <text:p>3.383049</text:p>
          </table:table-cell>
          <table:table-cell office:value-type="float" office:value="2.546202" calcext:value-type="float">
            <text:p>2.546202</text:p>
          </table:table-cell>
          <table:table-cell office:value-type="float" office:value="1.183541" calcext:value-type="float">
            <text:p>1.183541</text:p>
          </table:table-cell>
          <table:table-cell office:value-type="float" office:value="0.8512894" calcext:value-type="float">
            <text:p>0.8512894</text:p>
          </table:table-cell>
          <table:table-cell office:value-type="float" office:value="1.59962" calcext:value-type="float">
            <text:p>1.59962</text:p>
          </table:table-cell>
          <table:table-cell office:value-type="float" office:value="2.148116" calcext:value-type="float">
            <text:p>2.148116</text:p>
          </table:table-cell>
          <table:table-cell office:value-type="float" office:value="2.060143" calcext:value-type="float">
            <text:p>2.060143</text:p>
          </table:table-cell>
          <table:table-cell office:value-type="float" office:value="2.136494" calcext:value-type="float">
            <text:p>2.136494</text:p>
          </table:table-cell>
          <table:table-cell office:value-type="float" office:value="2.136742" calcext:value-type="float">
            <text:p>2.136742</text:p>
          </table:table-cell>
          <table:table-cell office:value-type="float" office:value="2.224819" calcext:value-type="float">
            <text:p>2.224819</text:p>
          </table:table-cell>
          <table:table-cell office:value-type="float" office:value="2.413137" calcext:value-type="float">
            <text:p>2.413137</text:p>
          </table:table-cell>
          <table:table-cell office:value-type="float" office:value="0" calcext:value-type="float">
            <text:p>0</text:p>
          </table:table-cell>
          <table:table-cell office:value-type="float" office:value="37.8771" calcext:value-type="float">
            <text:p>37.8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5406" calcext:value-type="float">
            <text:p>2.205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.392238" calcext:value-type="float">
            <text:p>1.392238</text:p>
          </table:table-cell>
          <table:table-cell office:value-type="float" office:value="138.8097" calcext:value-type="float">
            <text:p>138.8097</text:p>
          </table:table-cell>
          <table:table-cell office:value-type="float" office:value="5" calcext:value-type="float">
            <text:p>5</text:p>
          </table:table-cell>
          <table:table-cell office:value-type="float" office:value="-0.02421691" calcext:value-type="float">
            <text:p>-0.02421691</text:p>
          </table:table-cell>
          <table:table-cell office:value-type="float" office:value="9.57645" calcext:value-type="float">
            <text:p>9.57645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0027" calcext:value-type="float">
            <text:p>0.0004040027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46275" calcext:value-type="float">
            <text:p>0.001646275</text:p>
          </table:table-cell>
          <table:table-cell office:value-type="float" office:value="1194.422" calcext:value-type="float">
            <text:p>1194.422</text:p>
          </table:table-cell>
          <table:table-cell office:value-type="float" office:value="2.468769" calcext:value-type="float">
            <text:p>2.468769</text:p>
          </table:table-cell>
          <table:table-cell office:value-type="float" office:value="0" calcext:value-type="float">
            <text:p>0</text:p>
          </table:table-cell>
          <table:table-cell office:value-type="float" office:value="0.07164319" calcext:value-type="float">
            <text:p>0.07164319</text:p>
          </table:table-cell>
          <table:table-cell office:value-type="float" office:value="0.122972" calcext:value-type="float">
            <text:p>0.122972</text:p>
          </table:table-cell>
          <table:table-cell office:value-type="float" office:value="0.543987" calcext:value-type="float">
            <text:p>0.543987</text:p>
          </table:table-cell>
          <table:table-cell office:value-type="float" office:value="0.1437394" calcext:value-type="float">
            <text:p>0.1437394</text:p>
          </table:table-cell>
          <table:table-cell office:value-type="float" office:value="0.08539645" calcext:value-type="float">
            <text:p>0.08539645</text:p>
          </table:table-cell>
          <table:table-cell office:value-type="float" office:value="0.04922178" calcext:value-type="float">
            <text:p>0.04922178</text:p>
          </table:table-cell>
          <table:table-cell office:value-type="float" office:value="0.03836204" calcext:value-type="float">
            <text:p>0.03836204</text:p>
          </table:table-cell>
          <table:table-cell office:value-type="float" office:value="0.06273462" calcext:value-type="float">
            <text:p>0.06273462</text:p>
          </table:table-cell>
          <table:table-cell office:value-type="float" office:value="0.09150732" calcext:value-type="float">
            <text:p>0.09150732</text:p>
          </table:table-cell>
          <table:table-cell office:value-type="float" office:value="0.08482227" calcext:value-type="float">
            <text:p>0.08482227</text:p>
          </table:table-cell>
          <table:table-cell office:value-type="float" office:value="0.08293083" calcext:value-type="float">
            <text:p>0.08293083</text:p>
          </table:table-cell>
          <table:table-cell office:value-type="float" office:value="0.0823591" calcext:value-type="float">
            <text:p>0.0823591</text:p>
          </table:table-cell>
          <table:table-cell office:value-type="float" office:value="0.08297303" calcext:value-type="float">
            <text:p>0.08297303</text:p>
          </table:table-cell>
          <table:table-cell office:value-type="float" office:value="0.08492005" calcext:value-type="float">
            <text:p>0.08492005</text:p>
          </table:table-cell>
          <table:table-cell office:value-type="float" office:value="0" calcext:value-type="float">
            <text:p>0</text:p>
          </table:table-cell>
          <table:table-cell office:value-type="float" office:value="8.386356" calcext:value-type="float">
            <text:p>8.386356</text:p>
          </table:table-cell>
          <table:table-cell office:value-type="float" office:value="10.16055" calcext:value-type="float">
            <text:p>10.16055</text:p>
          </table:table-cell>
          <table:table-cell office:value-type="float" office:value="19.81261" calcext:value-type="float">
            <text:p>19.81261</text:p>
          </table:table-cell>
          <table:table-cell office:value-type="float" office:value="3.427874" calcext:value-type="float">
            <text:p>3.427874</text:p>
          </table:table-cell>
          <table:table-cell office:value-type="float" office:value="2.577091" calcext:value-type="float">
            <text:p>2.577091</text:p>
          </table:table-cell>
          <table:table-cell office:value-type="float" office:value="1.194315" calcext:value-type="float">
            <text:p>1.194315</text:p>
          </table:table-cell>
          <table:table-cell office:value-type="float" office:value="0.8584129" calcext:value-type="float">
            <text:p>0.8584129</text:p>
          </table:table-cell>
          <table:table-cell office:value-type="float" office:value="1.610364" calcext:value-type="float">
            <text:p>1.610364</text:p>
          </table:table-cell>
          <table:table-cell office:value-type="float" office:value="2.161346" calcext:value-type="float">
            <text:p>2.161346</text:p>
          </table:table-cell>
          <table:table-cell office:value-type="float" office:value="2.072444" calcext:value-type="float">
            <text:p>2.072444</text:p>
          </table:table-cell>
          <table:table-cell office:value-type="float" office:value="2.149108" calcext:value-type="float">
            <text:p>2.149108</text:p>
          </table:table-cell>
          <table:table-cell office:value-type="float" office:value="2.14932" calcext:value-type="float">
            <text:p>2.14932</text:p>
          </table:table-cell>
          <table:table-cell office:value-type="float" office:value="2.238153" calcext:value-type="float">
            <text:p>2.238153</text:p>
          </table:table-cell>
          <table:table-cell office:value-type="float" office:value="2.427136" calcext:value-type="float">
            <text:p>2.427136</text:p>
          </table:table-cell>
          <table:table-cell office:value-type="float" office:value="0" calcext:value-type="float">
            <text:p>0</text:p>
          </table:table-cell>
          <table:table-cell office:value-type="float" office:value="28.01442" calcext:value-type="float">
            <text:p>28.01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3169" calcext:value-type="float">
            <text:p>2.2231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1.387684" calcext:value-type="float">
            <text:p>1.387684</text:p>
          </table:table-cell>
          <table:table-cell office:value-type="float" office:value="138.7977" calcext:value-type="float">
            <text:p>138.7977</text:p>
          </table:table-cell>
          <table:table-cell office:value-type="float" office:value="5" calcext:value-type="float">
            <text:p>5</text:p>
          </table:table-cell>
          <table:table-cell office:value-type="float" office:value="-0.0278537" calcext:value-type="float">
            <text:p>-0.0278537</text:p>
          </table:table-cell>
          <table:table-cell office:value-type="float" office:value="9.634342" calcext:value-type="float">
            <text:p>9.634342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0269" calcext:value-type="float">
            <text:p>0.0004040269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51952" calcext:value-type="float">
            <text:p>0.001651952</text:p>
          </table:table-cell>
          <table:table-cell office:value-type="float" office:value="1194.377" calcext:value-type="float">
            <text:p>1194.377</text:p>
          </table:table-cell>
          <table:table-cell office:value-type="float" office:value="2.461271" calcext:value-type="float">
            <text:p>2.461271</text:p>
          </table:table-cell>
          <table:table-cell office:value-type="float" office:value="0" calcext:value-type="float">
            <text:p>0</text:p>
          </table:table-cell>
          <table:table-cell office:value-type="float" office:value="0.0958101" calcext:value-type="float">
            <text:p>0.0958101</text:p>
          </table:table-cell>
          <table:table-cell office:value-type="float" office:value="0.1078078" calcext:value-type="float">
            <text:p>0.1078078</text:p>
          </table:table-cell>
          <table:table-cell office:value-type="float" office:value="0.5862056" calcext:value-type="float">
            <text:p>0.5862056</text:p>
          </table:table-cell>
          <table:table-cell office:value-type="float" office:value="0.09143107" calcext:value-type="float">
            <text:p>0.09143107</text:p>
          </table:table-cell>
          <table:table-cell office:value-type="float" office:value="0.06859257" calcext:value-type="float">
            <text:p>0.06859257</text:p>
          </table:table-cell>
          <table:table-cell office:value-type="float" office:value="0.04057943" calcext:value-type="float">
            <text:p>0.04057943</text:p>
          </table:table-cell>
          <table:table-cell office:value-type="float" office:value="0.0357727" calcext:value-type="float">
            <text:p>0.0357727</text:p>
          </table:table-cell>
          <table:table-cell office:value-type="float" office:value="0.06192909" calcext:value-type="float">
            <text:p>0.06192909</text:p>
          </table:table-cell>
          <table:table-cell office:value-type="float" office:value="0.0916944" calcext:value-type="float">
            <text:p>0.0916944</text:p>
          </table:table-cell>
          <table:table-cell office:value-type="float" office:value="0.08497346" calcext:value-type="float">
            <text:p>0.08497346</text:p>
          </table:table-cell>
          <table:table-cell office:value-type="float" office:value="0.08306791" calcext:value-type="float">
            <text:p>0.08306791</text:p>
          </table:table-cell>
          <table:table-cell office:value-type="float" office:value="0.08249542" calcext:value-type="float">
            <text:p>0.08249542</text:p>
          </table:table-cell>
          <table:table-cell office:value-type="float" office:value="0.083114" calcext:value-type="float">
            <text:p>0.083114</text:p>
          </table:table-cell>
          <table:table-cell office:value-type="float" office:value="0.08506771" calcext:value-type="float">
            <text:p>0.08506771</text:p>
          </table:table-cell>
          <table:table-cell office:value-type="float" office:value="0" calcext:value-type="float">
            <text:p>0</text:p>
          </table:table-cell>
          <table:table-cell office:value-type="float" office:value="8.395618" calcext:value-type="float">
            <text:p>8.395618</text:p>
          </table:table-cell>
          <table:table-cell office:value-type="float" office:value="10.17072" calcext:value-type="float">
            <text:p>10.17072</text:p>
          </table:table-cell>
          <table:table-cell office:value-type="float" office:value="19.96193" calcext:value-type="float">
            <text:p>19.96193</text:p>
          </table:table-cell>
          <table:table-cell office:value-type="float" office:value="3.467144" calcext:value-type="float">
            <text:p>3.467144</text:p>
          </table:table-cell>
          <table:table-cell office:value-type="float" office:value="2.601326" calcext:value-type="float">
            <text:p>2.601326</text:p>
          </table:table-cell>
          <table:table-cell office:value-type="float" office:value="1.203472" calcext:value-type="float">
            <text:p>1.203472</text:p>
          </table:table-cell>
          <table:table-cell office:value-type="float" office:value="0.8651687" calcext:value-type="float">
            <text:p>0.8651687</text:p>
          </table:table-cell>
          <table:table-cell office:value-type="float" office:value="1.62104" calcext:value-type="float">
            <text:p>1.62104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2.084745" calcext:value-type="float">
            <text:p>2.084745</text:p>
          </table:table-cell>
          <table:table-cell office:value-type="float" office:value="2.161717" calcext:value-type="float">
            <text:p>2.161717</text:p>
          </table:table-cell>
          <table:table-cell office:value-type="float" office:value="2.161879" calcext:value-type="float">
            <text:p>2.161879</text:p>
          </table:table-cell>
          <table:table-cell office:value-type="float" office:value="2.251468" calcext:value-type="float">
            <text:p>2.251468</text:p>
          </table:table-cell>
          <table:table-cell office:value-type="float" office:value="2.441118" calcext:value-type="float">
            <text:p>2.441118</text:p>
          </table:table-cell>
          <table:table-cell office:value-type="float" office:value="0" calcext:value-type="float">
            <text:p>0</text:p>
          </table:table-cell>
          <table:table-cell office:value-type="float" office:value="22.63557" calcext:value-type="float">
            <text:p>22.63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941" calcext:value-type="float">
            <text:p>2.2379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1.382014" calcext:value-type="float">
            <text:p>1.382014</text:p>
          </table:table-cell>
          <table:table-cell office:value-type="float" office:value="138.7854" calcext:value-type="float">
            <text:p>138.7854</text:p>
          </table:table-cell>
          <table:table-cell office:value-type="float" office:value="5" calcext:value-type="float">
            <text:p>5</text:p>
          </table:table-cell>
          <table:table-cell office:value-type="float" office:value="-0.03298878" calcext:value-type="float">
            <text:p>-0.03298878</text:p>
          </table:table-cell>
          <table:table-cell office:value-type="float" office:value="9.69125" calcext:value-type="float">
            <text:p>9.69125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0493" calcext:value-type="float">
            <text:p>0.0004040493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57253" calcext:value-type="float">
            <text:p>0.001657253</text:p>
          </table:table-cell>
          <table:table-cell office:value-type="float" office:value="1194.332" calcext:value-type="float">
            <text:p>1194.332</text:p>
          </table:table-cell>
          <table:table-cell office:value-type="float" office:value="2.452835" calcext:value-type="float">
            <text:p>2.452835</text:p>
          </table:table-cell>
          <table:table-cell office:value-type="float" office:value="0" calcext:value-type="float">
            <text:p>0</text:p>
          </table:table-cell>
          <table:table-cell office:value-type="float" office:value="0.2766528" calcext:value-type="float">
            <text:p>0.2766528</text:p>
          </table:table-cell>
          <table:table-cell office:value-type="float" office:value="0.0927638" calcext:value-type="float">
            <text:p>0.0927638</text:p>
          </table:table-cell>
          <table:table-cell office:value-type="float" office:value="0.6191539" calcext:value-type="float">
            <text:p>0.6191539</text:p>
          </table:table-cell>
          <table:table-cell office:value-type="float" office:value="0.0815708" calcext:value-type="float">
            <text:p>0.0815708</text:p>
          </table:table-cell>
          <table:table-cell office:value-type="float" office:value="0.06867127" calcext:value-type="float">
            <text:p>0.06867127</text:p>
          </table:table-cell>
          <table:table-cell office:value-type="float" office:value="0.03594182" calcext:value-type="float">
            <text:p>0.03594182</text:p>
          </table:table-cell>
          <table:table-cell office:value-type="float" office:value="0.03439884" calcext:value-type="float">
            <text:p>0.03439884</text:p>
          </table:table-cell>
          <table:table-cell office:value-type="float" office:value="0.06091296" calcext:value-type="float">
            <text:p>0.06091296</text:p>
          </table:table-cell>
          <table:table-cell office:value-type="float" office:value="0.09165371" calcext:value-type="float">
            <text:p>0.09165371</text:p>
          </table:table-cell>
          <table:table-cell office:value-type="float" office:value="0.08511222" calcext:value-type="float">
            <text:p>0.08511222</text:p>
          </table:table-cell>
          <table:table-cell office:value-type="float" office:value="0.08320589" calcext:value-type="float">
            <text:p>0.08320589</text:p>
          </table:table-cell>
          <table:table-cell office:value-type="float" office:value="0.082629" calcext:value-type="float">
            <text:p>0.082629</text:p>
          </table:table-cell>
          <table:table-cell office:value-type="float" office:value="0.08325467" calcext:value-type="float">
            <text:p>0.08325467</text:p>
          </table:table-cell>
          <table:table-cell office:value-type="float" office:value="0.08521511" calcext:value-type="float">
            <text:p>0.08521511</text:p>
          </table:table-cell>
          <table:table-cell office:value-type="float" office:value="0" calcext:value-type="float">
            <text:p>0</text:p>
          </table:table-cell>
          <table:table-cell office:value-type="float" office:value="8.420074" calcext:value-type="float">
            <text:p>8.420074</text:p>
          </table:table-cell>
          <table:table-cell office:value-type="float" office:value="10.17654" calcext:value-type="float">
            <text:p>10.17654</text:p>
          </table:table-cell>
          <table:table-cell office:value-type="float" office:value="20.12011" calcext:value-type="float">
            <text:p>20.12011</text:p>
          </table:table-cell>
          <table:table-cell office:value-type="float" office:value="3.490038" calcext:value-type="float">
            <text:p>3.490038</text:p>
          </table:table-cell>
          <table:table-cell office:value-type="float" office:value="2.62088" calcext:value-type="float">
            <text:p>2.62088</text:p>
          </table:table-cell>
          <table:table-cell office:value-type="float" office:value="1.210727" calcext:value-type="float">
            <text:p>1.210727</text:p>
          </table:table-cell>
          <table:table-cell office:value-type="float" office:value="0.871453" calcext:value-type="float">
            <text:p>0.871453</text:p>
          </table:table-cell>
          <table:table-cell office:value-type="float" office:value="1.63146" calcext:value-type="float">
            <text:p>1.63146</text:p>
          </table:table-cell>
          <table:table-cell office:value-type="float" office:value="2.187843" calcext:value-type="float">
            <text:p>2.187843</text:p>
          </table:table-cell>
          <table:table-cell office:value-type="float" office:value="2.097047" calcext:value-type="float">
            <text:p>2.097047</text:p>
          </table:table-cell>
          <table:table-cell office:value-type="float" office:value="2.174317" calcext:value-type="float">
            <text:p>2.174317</text:p>
          </table:table-cell>
          <table:table-cell office:value-type="float" office:value="2.17443" calcext:value-type="float">
            <text:p>2.17443</text:p>
          </table:table-cell>
          <table:table-cell office:value-type="float" office:value="2.264764" calcext:value-type="float">
            <text:p>2.264764</text:p>
          </table:table-cell>
          <table:table-cell office:value-type="float" office:value="2.45508" calcext:value-type="float">
            <text:p>2.45508</text:p>
          </table:table-cell>
          <table:table-cell office:value-type="float" office:value="0" calcext:value-type="float">
            <text:p>0</text:p>
          </table:table-cell>
          <table:table-cell office:value-type="float" office:value="23.27153" calcext:value-type="float">
            <text:p>23.27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178" calcext:value-type="float">
            <text:p>2.2541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1.374198" calcext:value-type="float">
            <text:p>1.374198</text:p>
          </table:table-cell>
          <table:table-cell office:value-type="float" office:value="138.7715" calcext:value-type="float">
            <text:p>138.7715</text:p>
          </table:table-cell>
          <table:table-cell office:value-type="float" office:value="5" calcext:value-type="float">
            <text:p>5</text:p>
          </table:table-cell>
          <table:table-cell office:value-type="float" office:value="-0.0399203" calcext:value-type="float">
            <text:p>-0.0399203</text:p>
          </table:table-cell>
          <table:table-cell office:value-type="float" office:value="9.748616" calcext:value-type="float">
            <text:p>9.748616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0716" calcext:value-type="float">
            <text:p>0.0004040716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62286" calcext:value-type="float">
            <text:p>0.001662286</text:p>
          </table:table-cell>
          <table:table-cell office:value-type="float" office:value="1194.286" calcext:value-type="float">
            <text:p>1194.286</text:p>
          </table:table-cell>
          <table:table-cell office:value-type="float" office:value="2.441172" calcext:value-type="float">
            <text:p>2.441172</text:p>
          </table:table-cell>
          <table:table-cell office:value-type="float" office:value="0" calcext:value-type="float">
            <text:p>0</text:p>
          </table:table-cell>
          <table:table-cell office:value-type="float" office:value="0.4003584" calcext:value-type="float">
            <text:p>0.4003584</text:p>
          </table:table-cell>
          <table:table-cell office:value-type="float" office:value="0.08887489" calcext:value-type="float">
            <text:p>0.08887489</text:p>
          </table:table-cell>
          <table:table-cell office:value-type="float" office:value="0.6653303" calcext:value-type="float">
            <text:p>0.6653303</text:p>
          </table:table-cell>
          <table:table-cell office:value-type="float" office:value="0.0884137" calcext:value-type="float">
            <text:p>0.0884137</text:p>
          </table:table-cell>
          <table:table-cell office:value-type="float" office:value="0.07608783" calcext:value-type="float">
            <text:p>0.07608783</text:p>
          </table:table-cell>
          <table:table-cell office:value-type="float" office:value="0.03268379" calcext:value-type="float">
            <text:p>0.03268379</text:p>
          </table:table-cell>
          <table:table-cell office:value-type="float" office:value="0.03478551" calcext:value-type="float">
            <text:p>0.03478551</text:p>
          </table:table-cell>
          <table:table-cell office:value-type="float" office:value="0.06061536" calcext:value-type="float">
            <text:p>0.06061536</text:p>
          </table:table-cell>
          <table:table-cell office:value-type="float" office:value="0.09156535" calcext:value-type="float">
            <text:p>0.09156535</text:p>
          </table:table-cell>
          <table:table-cell office:value-type="float" office:value="0.08523167" calcext:value-type="float">
            <text:p>0.08523167</text:p>
          </table:table-cell>
          <table:table-cell office:value-type="float" office:value="0.08334294" calcext:value-type="float">
            <text:p>0.08334294</text:p>
          </table:table-cell>
          <table:table-cell office:value-type="float" office:value="0.08276252" calcext:value-type="float">
            <text:p>0.08276252</text:p>
          </table:table-cell>
          <table:table-cell office:value-type="float" office:value="0.08339519" calcext:value-type="float">
            <text:p>0.08339519</text:p>
          </table:table-cell>
          <table:table-cell office:value-type="float" office:value="0.08536252" calcext:value-type="float">
            <text:p>0.08536252</text:p>
          </table:table-cell>
          <table:table-cell office:value-type="float" office:value="0" calcext:value-type="float">
            <text:p>0</text:p>
          </table:table-cell>
          <table:table-cell office:value-type="float" office:value="8.465195" calcext:value-type="float">
            <text:p>8.465195</text:p>
          </table:table-cell>
          <table:table-cell office:value-type="float" office:value="10.17833" calcext:value-type="float">
            <text:p>10.17833</text:p>
          </table:table-cell>
          <table:table-cell office:value-type="float" office:value="20.29186" calcext:value-type="float">
            <text:p>20.29186</text:p>
          </table:table-cell>
          <table:table-cell office:value-type="float" office:value="3.512107" calcext:value-type="float">
            <text:p>3.512107</text:p>
          </table:table-cell>
          <table:table-cell office:value-type="float" office:value="2.641658" calcext:value-type="float">
            <text:p>2.641658</text:p>
          </table:table-cell>
          <table:table-cell office:value-type="float" office:value="1.216961" calcext:value-type="float">
            <text:p>1.216961</text:p>
          </table:table-cell>
          <table:table-cell office:value-type="float" office:value="0.877588" calcext:value-type="float">
            <text:p>0.877588</text:p>
          </table:table-cell>
          <table:table-cell office:value-type="float" office:value="1.641698" calcext:value-type="float">
            <text:p>1.641698</text:p>
          </table:table-cell>
          <table:table-cell office:value-type="float" office:value="2.20104" calcext:value-type="float">
            <text:p>2.20104</text:p>
          </table:table-cell>
          <table:table-cell office:value-type="float" office:value="2.109348" calcext:value-type="float">
            <text:p>2.109348</text:p>
          </table:table-cell>
          <table:table-cell office:value-type="float" office:value="2.186916" calcext:value-type="float">
            <text:p>2.186916</text:p>
          </table:table-cell>
          <table:table-cell office:value-type="float" office:value="2.186971" calcext:value-type="float">
            <text:p>2.186971</text:p>
          </table:table-cell>
          <table:table-cell office:value-type="float" office:value="2.278043" calcext:value-type="float">
            <text:p>2.278043</text:p>
          </table:table-cell>
          <table:table-cell office:value-type="float" office:value="2.469029" calcext:value-type="float">
            <text:p>2.469029</text:p>
          </table:table-cell>
          <table:table-cell office:value-type="float" office:value="0" calcext:value-type="float">
            <text:p>0</text:p>
          </table:table-cell>
          <table:table-cell office:value-type="float" office:value="27.98557" calcext:value-type="float">
            <text:p>27.98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4022" calcext:value-type="float">
            <text:p>2.2740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1.367912" calcext:value-type="float">
            <text:p>1.367912</text:p>
          </table:table-cell>
          <table:table-cell office:value-type="float" office:value="138.7582" calcext:value-type="float">
            <text:p>138.7582</text:p>
          </table:table-cell>
          <table:table-cell office:value-type="float" office:value="5" calcext:value-type="float">
            <text:p>5</text:p>
          </table:table-cell>
          <table:table-cell office:value-type="float" office:value="-0.04847869" calcext:value-type="float">
            <text:p>-0.04847869</text:p>
          </table:table-cell>
          <table:table-cell office:value-type="float" office:value="9.805634" calcext:value-type="float">
            <text:p>9.80563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0933" calcext:value-type="float">
            <text:p>0.0004040933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67145" calcext:value-type="float">
            <text:p>0.001667145</text:p>
          </table:table-cell>
          <table:table-cell office:value-type="float" office:value="1194.24" calcext:value-type="float">
            <text:p>1194.24</text:p>
          </table:table-cell>
          <table:table-cell office:value-type="float" office:value="2.4326" calcext:value-type="float">
            <text:p>2.4326</text:p>
          </table:table-cell>
          <table:table-cell office:value-type="float" office:value="0" calcext:value-type="float">
            <text:p>0</text:p>
          </table:table-cell>
          <table:table-cell office:value-type="float" office:value="0.2037574" calcext:value-type="float">
            <text:p>0.2037574</text:p>
          </table:table-cell>
          <table:table-cell office:value-type="float" office:value="0.05146369" calcext:value-type="float">
            <text:p>0.05146369</text:p>
          </table:table-cell>
          <table:table-cell office:value-type="float" office:value="0.6433793" calcext:value-type="float">
            <text:p>0.6433793</text:p>
          </table:table-cell>
          <table:table-cell office:value-type="float" office:value="0.08224187" calcext:value-type="float">
            <text:p>0.08224187</text:p>
          </table:table-cell>
          <table:table-cell office:value-type="float" office:value="0.07349817" calcext:value-type="float">
            <text:p>0.07349817</text:p>
          </table:table-cell>
          <table:table-cell office:value-type="float" office:value="0.025452" calcext:value-type="float">
            <text:p>0.025452</text:p>
          </table:table-cell>
          <table:table-cell office:value-type="float" office:value="0.0355325" calcext:value-type="float">
            <text:p>0.0355325</text:p>
          </table:table-cell>
          <table:table-cell office:value-type="float" office:value="0.060983" calcext:value-type="float">
            <text:p>0.060983</text:p>
          </table:table-cell>
          <table:table-cell office:value-type="float" office:value="0.0915863" calcext:value-type="float">
            <text:p>0.0915863</text:p>
          </table:table-cell>
          <table:table-cell office:value-type="float" office:value="0.08534254" calcext:value-type="float">
            <text:p>0.08534254</text:p>
          </table:table-cell>
          <table:table-cell office:value-type="float" office:value="0.08347804" calcext:value-type="float">
            <text:p>0.08347804</text:p>
          </table:table-cell>
          <table:table-cell office:value-type="float" office:value="0.08289653" calcext:value-type="float">
            <text:p>0.08289653</text:p>
          </table:table-cell>
          <table:table-cell office:value-type="float" office:value="0.08353563" calcext:value-type="float">
            <text:p>0.08353563</text:p>
          </table:table-cell>
          <table:table-cell office:value-type="float" office:value="0.08550949" calcext:value-type="float">
            <text:p>0.08550949</text:p>
          </table:table-cell>
          <table:table-cell office:value-type="float" office:value="0" calcext:value-type="float">
            <text:p>0</text:p>
          </table:table-cell>
          <table:table-cell office:value-type="float" office:value="8.496392" calcext:value-type="float">
            <text:p>8.496392</text:p>
          </table:table-cell>
          <table:table-cell office:value-type="float" office:value="10.16876" calcext:value-type="float">
            <text:p>10.16876</text:p>
          </table:table-cell>
          <table:table-cell office:value-type="float" office:value="20.46948" calcext:value-type="float">
            <text:p>20.46948</text:p>
          </table:table-cell>
          <table:table-cell office:value-type="float" office:value="3.53616" calcext:value-type="float">
            <text:p>3.53616</text:p>
          </table:table-cell>
          <table:table-cell office:value-type="float" office:value="2.66455" calcext:value-type="float">
            <text:p>2.66455</text:p>
          </table:table-cell>
          <table:table-cell office:value-type="float" office:value="1.221918" calcext:value-type="float">
            <text:p>1.221918</text:p>
          </table:table-cell>
          <table:table-cell office:value-type="float" office:value="0.8838955" calcext:value-type="float">
            <text:p>0.8838955</text:p>
          </table:table-cell>
          <table:table-cell office:value-type="float" office:value="1.65193" calcext:value-type="float">
            <text:p>1.65193</text:p>
          </table:table-cell>
          <table:table-cell office:value-type="float" office:value="2.214205" calcext:value-type="float">
            <text:p>2.214205</text:p>
          </table:table-cell>
          <table:table-cell office:value-type="float" office:value="2.12165" calcext:value-type="float">
            <text:p>2.12165</text:p>
          </table:table-cell>
          <table:table-cell office:value-type="float" office:value="2.199502" calcext:value-type="float">
            <text:p>2.199502</text:p>
          </table:table-cell>
          <table:table-cell office:value-type="float" office:value="2.199495" calcext:value-type="float">
            <text:p>2.199495</text:p>
          </table:table-cell>
          <table:table-cell office:value-type="float" office:value="2.291305" calcext:value-type="float">
            <text:p>2.291305</text:p>
          </table:table-cell>
          <table:table-cell office:value-type="float" office:value="2.482961" calcext:value-type="float">
            <text:p>2.482961</text:p>
          </table:table-cell>
          <table:table-cell office:value-type="float" office:value="0" calcext:value-type="float">
            <text:p>0</text:p>
          </table:table-cell>
          <table:table-cell office:value-type="float" office:value="25.73492" calcext:value-type="float">
            <text:p>25.7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882" calcext:value-type="float">
            <text:p>2.2918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1.362689" calcext:value-type="float">
            <text:p>1.362689</text:p>
          </table:table-cell>
          <table:table-cell office:value-type="float" office:value="138.746" calcext:value-type="float">
            <text:p>138.746</text:p>
          </table:table-cell>
          <table:table-cell office:value-type="float" office:value="5" calcext:value-type="float">
            <text:p>5</text:p>
          </table:table-cell>
          <table:table-cell office:value-type="float" office:value="-0.05700883" calcext:value-type="float">
            <text:p>-0.05700883</text:p>
          </table:table-cell>
          <table:table-cell office:value-type="float" office:value="9.861059" calcext:value-type="float">
            <text:p>9.861059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1129" calcext:value-type="float">
            <text:p>0.0004041129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7191" calcext:value-type="float">
            <text:p>0.00167191</text:p>
          </table:table-cell>
          <table:table-cell office:value-type="float" office:value="1194.193" calcext:value-type="float">
            <text:p>1194.193</text:p>
          </table:table-cell>
          <table:table-cell office:value-type="float" office:value="2.423801" calcext:value-type="float">
            <text:p>2.423801</text:p>
          </table:table-cell>
          <table:table-cell office:value-type="float" office:value="0" calcext:value-type="float">
            <text:p>0</text:p>
          </table:table-cell>
          <table:table-cell office:value-type="float" office:value="0.07875302" calcext:value-type="float">
            <text:p>0.07875302</text:p>
          </table:table-cell>
          <table:table-cell office:value-type="float" office:value="0.04235205" calcext:value-type="float">
            <text:p>0.04235205</text:p>
          </table:table-cell>
          <table:table-cell office:value-type="float" office:value="0.6174946" calcext:value-type="float">
            <text:p>0.6174946</text:p>
          </table:table-cell>
          <table:table-cell office:value-type="float" office:value="0.06819314" calcext:value-type="float">
            <text:p>0.06819314</text:p>
          </table:table-cell>
          <table:table-cell office:value-type="float" office:value="0.06275781" calcext:value-type="float">
            <text:p>0.06275781</text:p>
          </table:table-cell>
          <table:table-cell office:value-type="float" office:value="0.0179987" calcext:value-type="float">
            <text:p>0.0179987</text:p>
          </table:table-cell>
          <table:table-cell office:value-type="float" office:value="0.03479919" calcext:value-type="float">
            <text:p>0.03479919</text:p>
          </table:table-cell>
          <table:table-cell office:value-type="float" office:value="0.06100405" calcext:value-type="float">
            <text:p>0.06100405</text:p>
          </table:table-cell>
          <table:table-cell office:value-type="float" office:value="0.09168193" calcext:value-type="float">
            <text:p>0.09168193</text:p>
          </table:table-cell>
          <table:table-cell office:value-type="float" office:value="0.08545774" calcext:value-type="float">
            <text:p>0.08545774</text:p>
          </table:table-cell>
          <table:table-cell office:value-type="float" office:value="0.08361259" calcext:value-type="float">
            <text:p>0.08361259</text:p>
          </table:table-cell>
          <table:table-cell office:value-type="float" office:value="0.08303146" calcext:value-type="float">
            <text:p>0.08303146</text:p>
          </table:table-cell>
          <table:table-cell office:value-type="float" office:value="0.0836758" calcext:value-type="float">
            <text:p>0.0836758</text:p>
          </table:table-cell>
          <table:table-cell office:value-type="float" office:value="0.08565637" calcext:value-type="float">
            <text:p>0.08565637</text:p>
          </table:table-cell>
          <table:table-cell office:value-type="float" office:value="0" calcext:value-type="float">
            <text:p>0</text:p>
          </table:table-cell>
          <table:table-cell office:value-type="float" office:value="8.517069" calcext:value-type="float">
            <text:p>8.517069</text:p>
          </table:table-cell>
          <table:table-cell office:value-type="float" office:value="10.1504" calcext:value-type="float">
            <text:p>10.1504</text:p>
          </table:table-cell>
          <table:table-cell office:value-type="float" office:value="20.63921" calcext:value-type="float">
            <text:p>20.63921</text:p>
          </table:table-cell>
          <table:table-cell office:value-type="float" office:value="3.554119" calcext:value-type="float">
            <text:p>3.554119</text:p>
          </table:table-cell>
          <table:table-cell office:value-type="float" office:value="2.683869" calcext:value-type="float">
            <text:p>2.683869</text:p>
          </table:table-cell>
          <table:table-cell office:value-type="float" office:value="1.224754" calcext:value-type="float">
            <text:p>1.224754</text:p>
          </table:table-cell>
          <table:table-cell office:value-type="float" office:value="0.8901418" calcext:value-type="float">
            <text:p>0.8901418</text:p>
          </table:table-cell>
          <table:table-cell office:value-type="float" office:value="1.662187" calcext:value-type="float">
            <text:p>1.662187</text:p>
          </table:table-cell>
          <table:table-cell office:value-type="float" office:value="2.227353" calcext:value-type="float">
            <text:p>2.227353</text:p>
          </table:table-cell>
          <table:table-cell office:value-type="float" office:value="2.133951" calcext:value-type="float">
            <text:p>2.133951</text:p>
          </table:table-cell>
          <table:table-cell office:value-type="float" office:value="2.212088" calcext:value-type="float">
            <text:p>2.212088</text:p>
          </table:table-cell>
          <table:table-cell office:value-type="float" office:value="2.212016" calcext:value-type="float">
            <text:p>2.212016</text:p>
          </table:table-cell>
          <table:table-cell office:value-type="float" office:value="2.304553" calcext:value-type="float">
            <text:p>2.304553</text:p>
          </table:table-cell>
          <table:table-cell office:value-type="float" office:value="2.496872" calcext:value-type="float">
            <text:p>2.496872</text:p>
          </table:table-cell>
          <table:table-cell office:value-type="float" office:value="0" calcext:value-type="float">
            <text:p>0</text:p>
          </table:table-cell>
          <table:table-cell office:value-type="float" office:value="23.28822" calcext:value-type="float">
            <text:p>23.2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558" calcext:value-type="float">
            <text:p>2.3075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1.357917" calcext:value-type="float">
            <text:p>1.357917</text:p>
          </table:table-cell>
          <table:table-cell office:value-type="float" office:value="138.7345" calcext:value-type="float">
            <text:p>138.7345</text:p>
          </table:table-cell>
          <table:table-cell office:value-type="float" office:value="5" calcext:value-type="float">
            <text:p>5</text:p>
          </table:table-cell>
          <table:table-cell office:value-type="float" office:value="-0.06666512" calcext:value-type="float">
            <text:p>-0.06666512</text:p>
          </table:table-cell>
          <table:table-cell office:value-type="float" office:value="9.915258" calcext:value-type="float">
            <text:p>9.915258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1326" calcext:value-type="float">
            <text:p>0.0004041326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76684" calcext:value-type="float">
            <text:p>0.001676684</text:p>
          </table:table-cell>
          <table:table-cell office:value-type="float" office:value="1194.144" calcext:value-type="float">
            <text:p>1194.144</text:p>
          </table:table-cell>
          <table:table-cell office:value-type="float" office:value="2.416449" calcext:value-type="float">
            <text:p>2.416449</text:p>
          </table:table-cell>
          <table:table-cell office:value-type="float" office:value="0" calcext:value-type="float">
            <text:p>0</text:p>
          </table:table-cell>
          <table:table-cell office:value-type="float" office:value="0.07568499" calcext:value-type="float">
            <text:p>0.07568499</text:p>
          </table:table-cell>
          <table:table-cell office:value-type="float" office:value="0.03462246" calcext:value-type="float">
            <text:p>0.03462246</text:p>
          </table:table-cell>
          <table:table-cell office:value-type="float" office:value="0.5927233" calcext:value-type="float">
            <text:p>0.5927233</text:p>
          </table:table-cell>
          <table:table-cell office:value-type="float" office:value="0.07561307" calcext:value-type="float">
            <text:p>0.07561307</text:p>
          </table:table-cell>
          <table:table-cell office:value-type="float" office:value="0.05248231" calcext:value-type="float">
            <text:p>0.05248231</text:p>
          </table:table-cell>
          <table:table-cell office:value-type="float" office:value="0.01357789" calcext:value-type="float">
            <text:p>0.01357789</text:p>
          </table:table-cell>
          <table:table-cell office:value-type="float" office:value="0.03307873" calcext:value-type="float">
            <text:p>0.03307873</text:p>
          </table:table-cell>
          <table:table-cell office:value-type="float" office:value="0.06060859" calcext:value-type="float">
            <text:p>0.06060859</text:p>
          </table:table-cell>
          <table:table-cell office:value-type="float" office:value="0.09173173" calcext:value-type="float">
            <text:p>0.09173173</text:p>
          </table:table-cell>
          <table:table-cell office:value-type="float" office:value="0.0855749" calcext:value-type="float">
            <text:p>0.0855749</text:p>
          </table:table-cell>
          <table:table-cell office:value-type="float" office:value="0.08374686" calcext:value-type="float">
            <text:p>0.08374686</text:p>
          </table:table-cell>
          <table:table-cell office:value-type="float" office:value="0.08316415" calcext:value-type="float">
            <text:p>0.08316415</text:p>
          </table:table-cell>
          <table:table-cell office:value-type="float" office:value="0.08381552" calcext:value-type="float">
            <text:p>0.08381552</text:p>
          </table:table-cell>
          <table:table-cell office:value-type="float" office:value="0.08580317" calcext:value-type="float">
            <text:p>0.08580317</text:p>
          </table:table-cell>
          <table:table-cell office:value-type="float" office:value="0" calcext:value-type="float">
            <text:p>0</text:p>
          </table:table-cell>
          <table:table-cell office:value-type="float" office:value="8.519361" calcext:value-type="float">
            <text:p>8.519361</text:p>
          </table:table-cell>
          <table:table-cell office:value-type="float" office:value="10.12884" calcext:value-type="float">
            <text:p>10.12884</text:p>
          </table:table-cell>
          <table:table-cell office:value-type="float" office:value="20.7907" calcext:value-type="float">
            <text:p>20.7907</text:p>
          </table:table-cell>
          <table:table-cell office:value-type="float" office:value="3.580643" calcext:value-type="float">
            <text:p>3.580643</text:p>
          </table:table-cell>
          <table:table-cell office:value-type="float" office:value="2.699508" calcext:value-type="float">
            <text:p>2.699508</text:p>
          </table:table-cell>
          <table:table-cell office:value-type="float" office:value="1.22611" calcext:value-type="float">
            <text:p>1.22611</text:p>
          </table:table-cell>
          <table:table-cell office:value-type="float" office:value="0.8961141" calcext:value-type="float">
            <text:p>0.8961141</text:p>
          </table:table-cell>
          <table:table-cell office:value-type="float" office:value="1.672353" calcext:value-type="float">
            <text:p>1.672353</text:p>
          </table:table-cell>
          <table:table-cell office:value-type="float" office:value="2.240485" calcext:value-type="float">
            <text:p>2.240485</text:p>
          </table:table-cell>
          <table:table-cell office:value-type="float" office:value="2.14624" calcext:value-type="float">
            <text:p>2.14624</text:p>
          </table:table-cell>
          <table:table-cell office:value-type="float" office:value="2.224668" calcext:value-type="float">
            <text:p>2.224668</text:p>
          </table:table-cell>
          <table:table-cell office:value-type="float" office:value="2.224517" calcext:value-type="float">
            <text:p>2.224517</text:p>
          </table:table-cell>
          <table:table-cell office:value-type="float" office:value="2.317787" calcext:value-type="float">
            <text:p>2.317787</text:p>
          </table:table-cell>
          <table:table-cell office:value-type="float" office:value="2.510766" calcext:value-type="float">
            <text:p>2.510766</text:p>
          </table:table-cell>
          <table:table-cell office:value-type="float" office:value="0" calcext:value-type="float">
            <text:p>0</text:p>
          </table:table-cell>
          <table:table-cell office:value-type="float" office:value="21.40784" calcext:value-type="float">
            <text:p>21.40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1943" calcext:value-type="float">
            <text:p>2.3219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1.352441" calcext:value-type="float">
            <text:p>1.352441</text:p>
          </table:table-cell>
          <table:table-cell office:value-type="float" office:value="138.7229" calcext:value-type="float">
            <text:p>138.7229</text:p>
          </table:table-cell>
          <table:table-cell office:value-type="float" office:value="5" calcext:value-type="float">
            <text:p>5</text:p>
          </table:table-cell>
          <table:table-cell office:value-type="float" office:value="-0.07804339" calcext:value-type="float">
            <text:p>-0.07804339</text:p>
          </table:table-cell>
          <table:table-cell office:value-type="float" office:value="9.969048" calcext:value-type="float">
            <text:p>9.969048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1541" calcext:value-type="float">
            <text:p>0.0004041541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81559" calcext:value-type="float">
            <text:p>0.001681559</text:p>
          </table:table-cell>
          <table:table-cell office:value-type="float" office:value="1194.095" calcext:value-type="float">
            <text:p>1194.095</text:p>
          </table:table-cell>
          <table:table-cell office:value-type="float" office:value="2.408482" calcext:value-type="float">
            <text:p>2.408482</text:p>
          </table:table-cell>
          <table:table-cell office:value-type="float" office:value="0" calcext:value-type="float">
            <text:p>0</text:p>
          </table:table-cell>
          <table:table-cell office:value-type="float" office:value="0.1587729" calcext:value-type="float">
            <text:p>0.1587729</text:p>
          </table:table-cell>
          <table:table-cell office:value-type="float" office:value="0.03513893" calcext:value-type="float">
            <text:p>0.03513893</text:p>
          </table:table-cell>
          <table:table-cell office:value-type="float" office:value="0.6144849" calcext:value-type="float">
            <text:p>0.6144849</text:p>
          </table:table-cell>
          <table:table-cell office:value-type="float" office:value="0.05084882" calcext:value-type="float">
            <text:p>0.05084882</text:p>
          </table:table-cell>
          <table:table-cell office:value-type="float" office:value="0.04309367" calcext:value-type="float">
            <text:p>0.04309367</text:p>
          </table:table-cell>
          <table:table-cell office:value-type="float" office:value="0.01079265" calcext:value-type="float">
            <text:p>0.01079265</text:p>
          </table:table-cell>
          <table:table-cell office:value-type="float" office:value="0.02980118" calcext:value-type="float">
            <text:p>0.02980118</text:p>
          </table:table-cell>
          <table:table-cell office:value-type="float" office:value="0.06009472" calcext:value-type="float">
            <text:p>0.06009472</text:p>
          </table:table-cell>
          <table:table-cell office:value-type="float" office:value="0.09170946" calcext:value-type="float">
            <text:p>0.09170946</text:p>
          </table:table-cell>
          <table:table-cell office:value-type="float" office:value="0.08568557" calcext:value-type="float">
            <text:p>0.08568557</text:p>
          </table:table-cell>
          <table:table-cell office:value-type="float" office:value="0.08388021" calcext:value-type="float">
            <text:p>0.08388021</text:p>
          </table:table-cell>
          <table:table-cell office:value-type="float" office:value="0.08329767" calcext:value-type="float">
            <text:p>0.08329767</text:p>
          </table:table-cell>
          <table:table-cell office:value-type="float" office:value="0.08395527" calcext:value-type="float">
            <text:p>0.08395527</text:p>
          </table:table-cell>
          <table:table-cell office:value-type="float" office:value="0.08594994" calcext:value-type="float">
            <text:p>0.08594994</text:p>
          </table:table-cell>
          <table:table-cell office:value-type="float" office:value="0" calcext:value-type="float">
            <text:p>0</text:p>
          </table:table-cell>
          <table:table-cell office:value-type="float" office:value="8.533152" calcext:value-type="float">
            <text:p>8.533152</text:p>
          </table:table-cell>
          <table:table-cell office:value-type="float" office:value="10.1079" calcext:value-type="float">
            <text:p>10.1079</text:p>
          </table:table-cell>
          <table:table-cell office:value-type="float" office:value="20.95365" calcext:value-type="float">
            <text:p>20.95365</text:p>
          </table:table-cell>
          <table:table-cell office:value-type="float" office:value="3.593481" calcext:value-type="float">
            <text:p>3.593481</text:p>
          </table:table-cell>
          <table:table-cell office:value-type="float" office:value="2.710133" calcext:value-type="float">
            <text:p>2.710133</text:p>
          </table:table-cell>
          <table:table-cell office:value-type="float" office:value="1.226483" calcext:value-type="float">
            <text:p>1.226483</text:p>
          </table:table-cell>
          <table:table-cell office:value-type="float" office:value="0.9015276" calcext:value-type="float">
            <text:p>0.9015276</text:p>
          </table:table-cell>
          <table:table-cell office:value-type="float" office:value="1.682377" calcext:value-type="float">
            <text:p>1.682377</text:p>
          </table:table-cell>
          <table:table-cell office:value-type="float" office:value="2.25358" calcext:value-type="float">
            <text:p>2.25358</text:p>
          </table:table-cell>
          <table:table-cell office:value-type="float" office:value="2.158522" calcext:value-type="float">
            <text:p>2.158522</text:p>
          </table:table-cell>
          <table:table-cell office:value-type="float" office:value="2.237239" calcext:value-type="float">
            <text:p>2.237239</text:p>
          </table:table-cell>
          <table:table-cell office:value-type="float" office:value="2.237019" calcext:value-type="float">
            <text:p>2.237019</text:p>
          </table:table-cell>
          <table:table-cell office:value-type="float" office:value="2.331005" calcext:value-type="float">
            <text:p>2.331005</text:p>
          </table:table-cell>
          <table:table-cell office:value-type="float" office:value="2.524643" calcext:value-type="float">
            <text:p>2.524643</text:p>
          </table:table-cell>
          <table:table-cell office:value-type="float" office:value="0" calcext:value-type="float">
            <text:p>0</text:p>
          </table:table-cell>
          <table:table-cell office:value-type="float" office:value="22.85328" calcext:value-type="float">
            <text:p>22.85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7293" calcext:value-type="float">
            <text:p>2.3372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1.344136" calcext:value-type="float">
            <text:p>1.344136</text:p>
          </table:table-cell>
          <table:table-cell office:value-type="float" office:value="138.7089" calcext:value-type="float">
            <text:p>138.7089</text:p>
          </table:table-cell>
          <table:table-cell office:value-type="float" office:value="5" calcext:value-type="float">
            <text:p>5</text:p>
          </table:table-cell>
          <table:table-cell office:value-type="float" office:value="-0.09292607" calcext:value-type="float">
            <text:p>-0.09292607</text:p>
          </table:table-cell>
          <table:table-cell office:value-type="float" office:value="10.023" calcext:value-type="float">
            <text:p>10.023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1764" calcext:value-type="float">
            <text:p>0.0004041764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86627" calcext:value-type="float">
            <text:p>0.001686627</text:p>
          </table:table-cell>
          <table:table-cell office:value-type="float" office:value="1194.045" calcext:value-type="float">
            <text:p>1194.045</text:p>
          </table:table-cell>
          <table:table-cell office:value-type="float" office:value="2.395843" calcext:value-type="float">
            <text:p>2.395843</text:p>
          </table:table-cell>
          <table:table-cell office:value-type="float" office:value="0" calcext:value-type="float">
            <text:p>0</text:p>
          </table:table-cell>
          <table:table-cell office:value-type="float" office:value="0.54131" calcext:value-type="float">
            <text:p>0.54131</text:p>
          </table:table-cell>
          <table:table-cell office:value-type="float" office:value="0.03515147" calcext:value-type="float">
            <text:p>0.03515147</text:p>
          </table:table-cell>
          <table:table-cell office:value-type="float" office:value="0.6472905" calcext:value-type="float">
            <text:p>0.6472905</text:p>
          </table:table-cell>
          <table:table-cell office:value-type="float" office:value="0.04842948" calcext:value-type="float">
            <text:p>0.04842948</text:p>
          </table:table-cell>
          <table:table-cell office:value-type="float" office:value="0.03974782" calcext:value-type="float">
            <text:p>0.03974782</text:p>
          </table:table-cell>
          <table:table-cell office:value-type="float" office:value="0.009465455" calcext:value-type="float">
            <text:p>0.009465455</text:p>
          </table:table-cell>
          <table:table-cell office:value-type="float" office:value="0.02514142" calcext:value-type="float">
            <text:p>0.02514142</text:p>
          </table:table-cell>
          <table:table-cell office:value-type="float" office:value="0.06004426" calcext:value-type="float">
            <text:p>0.06004426</text:p>
          </table:table-cell>
          <table:table-cell office:value-type="float" office:value="0.09168572" calcext:value-type="float">
            <text:p>0.09168572</text:p>
          </table:table-cell>
          <table:table-cell office:value-type="float" office:value="0.08578929" calcext:value-type="float">
            <text:p>0.08578929</text:p>
          </table:table-cell>
          <table:table-cell office:value-type="float" office:value="0.08401258" calcext:value-type="float">
            <text:p>0.08401258</text:p>
          </table:table-cell>
          <table:table-cell office:value-type="float" office:value="0.08343119" calcext:value-type="float">
            <text:p>0.08343119</text:p>
          </table:table-cell>
          <table:table-cell office:value-type="float" office:value="0.08409493" calcext:value-type="float">
            <text:p>0.08409493</text:p>
          </table:table-cell>
          <table:table-cell office:value-type="float" office:value="0.08609631" calcext:value-type="float">
            <text:p>0.08609631</text:p>
          </table:table-cell>
          <table:table-cell office:value-type="float" office:value="0" calcext:value-type="float">
            <text:p>0</text:p>
          </table:table-cell>
          <table:table-cell office:value-type="float" office:value="8.585252" calcext:value-type="float">
            <text:p>8.585252</text:p>
          </table:table-cell>
          <table:table-cell office:value-type="float" office:value="10.08882" calcext:value-type="float">
            <text:p>10.08882</text:p>
          </table:table-cell>
          <table:table-cell office:value-type="float" office:value="21.12268" calcext:value-type="float">
            <text:p>21.12268</text:p>
          </table:table-cell>
          <table:table-cell office:value-type="float" office:value="3.600899" calcext:value-type="float">
            <text:p>3.600899</text:p>
          </table:table-cell>
          <table:table-cell office:value-type="float" office:value="2.717772" calcext:value-type="float">
            <text:p>2.717772</text:p>
          </table:table-cell>
          <table:table-cell office:value-type="float" office:value="1.226347" calcext:value-type="float">
            <text:p>1.226347</text:p>
          </table:table-cell>
          <table:table-cell office:value-type="float" office:value="0.9060513" calcext:value-type="float">
            <text:p>0.9060513</text:p>
          </table:table-cell>
          <table:table-cell office:value-type="float" office:value="1.692309" calcext:value-type="float">
            <text:p>1.692309</text:p>
          </table:table-cell>
          <table:table-cell office:value-type="float" office:value="2.266635" calcext:value-type="float">
            <text:p>2.266635</text:p>
          </table:table-cell>
          <table:table-cell office:value-type="float" office:value="2.170803" calcext:value-type="float">
            <text:p>2.170803</text:p>
          </table:table-cell>
          <table:table-cell office:value-type="float" office:value="2.24981" calcext:value-type="float">
            <text:p>2.24981</text:p>
          </table:table-cell>
          <table:table-cell office:value-type="float" office:value="2.249501" calcext:value-type="float">
            <text:p>2.249501</text:p>
          </table:table-cell>
          <table:table-cell office:value-type="float" office:value="2.344207" calcext:value-type="float">
            <text:p>2.344207</text:p>
          </table:table-cell>
          <table:table-cell office:value-type="float" office:value="2.53851" calcext:value-type="float">
            <text:p>2.53851</text:p>
          </table:table-cell>
          <table:table-cell office:value-type="float" office:value="0" calcext:value-type="float">
            <text:p>0</text:p>
          </table:table-cell>
          <table:table-cell office:value-type="float" office:value="29.34463" calcext:value-type="float">
            <text:p>29.3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7667" calcext:value-type="float">
            <text:p>2.3576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1.334372" calcext:value-type="float">
            <text:p>1.334372</text:p>
          </table:table-cell>
          <table:table-cell office:value-type="float" office:value="138.6932" calcext:value-type="float">
            <text:p>138.6932</text:p>
          </table:table-cell>
          <table:table-cell office:value-type="float" office:value="5" calcext:value-type="float">
            <text:p>5</text:p>
          </table:table-cell>
          <table:table-cell office:value-type="float" office:value="-0.1116931" calcext:value-type="float">
            <text:p>-0.1116931</text:p>
          </table:table-cell>
          <table:table-cell office:value-type="float" office:value="10.07722" calcext:value-type="float">
            <text:p>10.07722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1988" calcext:value-type="float">
            <text:p>0.0004041988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91963" calcext:value-type="float">
            <text:p>0.001691963</text:p>
          </table:table-cell>
          <table:table-cell office:value-type="float" office:value="1193.996" calcext:value-type="float">
            <text:p>1193.996</text:p>
          </table:table-cell>
          <table:table-cell office:value-type="float" office:value="2.381296" calcext:value-type="float">
            <text:p>2.381296</text:p>
          </table:table-cell>
          <table:table-cell office:value-type="float" office:value="0" calcext:value-type="float">
            <text:p>0</text:p>
          </table:table-cell>
          <table:table-cell office:value-type="float" office:value="0.5436291" calcext:value-type="float">
            <text:p>0.5436291</text:p>
          </table:table-cell>
          <table:table-cell office:value-type="float" office:value="0.03391794" calcext:value-type="float">
            <text:p>0.03391794</text:p>
          </table:table-cell>
          <table:table-cell office:value-type="float" office:value="0.6585901" calcext:value-type="float">
            <text:p>0.6585901</text:p>
          </table:table-cell>
          <table:table-cell office:value-type="float" office:value="0.0451957" calcext:value-type="float">
            <text:p>0.0451957</text:p>
          </table:table-cell>
          <table:table-cell office:value-type="float" office:value="0.03510802" calcext:value-type="float">
            <text:p>0.03510802</text:p>
          </table:table-cell>
          <table:table-cell office:value-type="float" office:value="0.008358289" calcext:value-type="float">
            <text:p>0.008358289</text:p>
          </table:table-cell>
          <table:table-cell office:value-type="float" office:value="0.01611494" calcext:value-type="float">
            <text:p>0.01611494</text:p>
          </table:table-cell>
          <table:table-cell office:value-type="float" office:value="0.0606922" calcext:value-type="float">
            <text:p>0.0606922</text:p>
          </table:table-cell>
          <table:table-cell office:value-type="float" office:value="0.0917815" calcext:value-type="float">
            <text:p>0.0917815</text:p>
          </table:table-cell>
          <table:table-cell office:value-type="float" office:value="0.08589444" calcext:value-type="float">
            <text:p>0.08589444</text:p>
          </table:table-cell>
          <table:table-cell office:value-type="float" office:value="0.08414415" calcext:value-type="float">
            <text:p>0.08414415</text:p>
          </table:table-cell>
          <table:table-cell office:value-type="float" office:value="0.08356395" calcext:value-type="float">
            <text:p>0.08356395</text:p>
          </table:table-cell>
          <table:table-cell office:value-type="float" office:value="0.08423451" calcext:value-type="float">
            <text:p>0.08423451</text:p>
          </table:table-cell>
          <table:table-cell office:value-type="float" office:value="0.08624245" calcext:value-type="float">
            <text:p>0.08624245</text:p>
          </table:table-cell>
          <table:table-cell office:value-type="float" office:value="0" calcext:value-type="float">
            <text:p>0</text:p>
          </table:table-cell>
          <table:table-cell office:value-type="float" office:value="8.655155" calcext:value-type="float">
            <text:p>8.655155</text:p>
          </table:table-cell>
          <table:table-cell office:value-type="float" office:value="10.07181" calcext:value-type="float">
            <text:p>10.07181</text:p>
          </table:table-cell>
          <table:table-cell office:value-type="float" office:value="21.29848" calcext:value-type="float">
            <text:p>21.29848</text:p>
          </table:table-cell>
          <table:table-cell office:value-type="float" office:value="3.607139" calcext:value-type="float">
            <text:p>3.607139</text:p>
          </table:table-cell>
          <table:table-cell office:value-type="float" office:value="2.723841" calcext:value-type="float">
            <text:p>2.723841</text:p>
          </table:table-cell>
          <table:table-cell office:value-type="float" office:value="1.225909" calcext:value-type="float">
            <text:p>1.225909</text:p>
          </table:table-cell>
          <table:table-cell office:value-type="float" office:value="0.9089132" calcext:value-type="float">
            <text:p>0.9089132</text:p>
          </table:table-cell>
          <table:table-cell office:value-type="float" office:value="1.702297" calcext:value-type="float">
            <text:p>1.702297</text:p>
          </table:table-cell>
          <table:table-cell office:value-type="float" office:value="2.279661" calcext:value-type="float">
            <text:p>2.279661</text:p>
          </table:table-cell>
          <table:table-cell office:value-type="float" office:value="2.183068" calcext:value-type="float">
            <text:p>2.183068</text:p>
          </table:table-cell>
          <table:table-cell office:value-type="float" office:value="2.262375" calcext:value-type="float">
            <text:p>2.262375</text:p>
          </table:table-cell>
          <table:table-cell office:value-type="float" office:value="2.261982" calcext:value-type="float">
            <text:p>2.261982</text:p>
          </table:table-cell>
          <table:table-cell office:value-type="float" office:value="2.357399" calcext:value-type="float">
            <text:p>2.357399</text:p>
          </table:table-cell>
          <table:table-cell office:value-type="float" office:value="2.552365" calcext:value-type="float">
            <text:p>2.552365</text:p>
          </table:table-cell>
          <table:table-cell office:value-type="float" office:value="0" calcext:value-type="float">
            <text:p>0</text:p>
          </table:table-cell>
          <table:table-cell office:value-type="float" office:value="34.89262" calcext:value-type="float">
            <text:p>34.89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1304" calcext:value-type="float">
            <text:p>2.3813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1.3223" calcext:value-type="float">
            <text:p>1.3223</text:p>
          </table:table-cell>
          <table:table-cell office:value-type="float" office:value="138.6755" calcext:value-type="float">
            <text:p>138.6755</text:p>
          </table:table-cell>
          <table:table-cell office:value-type="float" office:value="5" calcext:value-type="float">
            <text:p>5</text:p>
          </table:table-cell>
          <table:table-cell office:value-type="float" office:value="-0.1348416" calcext:value-type="float">
            <text:p>-0.1348416</text:p>
          </table:table-cell>
          <table:table-cell office:value-type="float" office:value="10.13137" calcext:value-type="float">
            <text:p>10.13137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2225" calcext:value-type="float">
            <text:p>0.0004042225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69763" calcext:value-type="float">
            <text:p>0.00169763</text:p>
          </table:table-cell>
          <table:table-cell office:value-type="float" office:value="1193.946" calcext:value-type="float">
            <text:p>1193.946</text:p>
          </table:table-cell>
          <table:table-cell office:value-type="float" office:value="2.360908" calcext:value-type="float">
            <text:p>2.360908</text:p>
          </table:table-cell>
          <table:table-cell office:value-type="float" office:value="0" calcext:value-type="float">
            <text:p>0</text:p>
          </table:table-cell>
          <table:table-cell office:value-type="float" office:value="0.5151266" calcext:value-type="float">
            <text:p>0.5151266</text:p>
          </table:table-cell>
          <table:table-cell office:value-type="float" office:value="0.03315287" calcext:value-type="float">
            <text:p>0.03315287</text:p>
          </table:table-cell>
          <table:table-cell office:value-type="float" office:value="0.6698679" calcext:value-type="float">
            <text:p>0.6698679</text:p>
          </table:table-cell>
          <table:table-cell office:value-type="float" office:value="0.03982128" calcext:value-type="float">
            <text:p>0.03982128</text:p>
          </table:table-cell>
          <table:table-cell office:value-type="float" office:value="0.0301643" calcext:value-type="float">
            <text:p>0.0301643</text:p>
          </table:table-cell>
          <table:table-cell office:value-type="float" office:value="0.007407792" calcext:value-type="float">
            <text:p>0.007407792</text:p>
          </table:table-cell>
          <table:table-cell office:value-type="float" office:value="0.009453692" calcext:value-type="float">
            <text:p>0.009453692</text:p>
          </table:table-cell>
          <table:table-cell office:value-type="float" office:value="0.06169523" calcext:value-type="float">
            <text:p>0.06169523</text:p>
          </table:table-cell>
          <table:table-cell office:value-type="float" office:value="0.09203401" calcext:value-type="float">
            <text:p>0.09203401</text:p>
          </table:table-cell>
          <table:table-cell office:value-type="float" office:value="0.08601362" calcext:value-type="float">
            <text:p>0.08601362</text:p>
          </table:table-cell>
          <table:table-cell office:value-type="float" office:value="0.08427594" calcext:value-type="float">
            <text:p>0.08427594</text:p>
          </table:table-cell>
          <table:table-cell office:value-type="float" office:value="0.08369619" calcext:value-type="float">
            <text:p>0.08369619</text:p>
          </table:table-cell>
          <table:table-cell office:value-type="float" office:value="0.08437381" calcext:value-type="float">
            <text:p>0.08437381</text:p>
          </table:table-cell>
          <table:table-cell office:value-type="float" office:value="0.08638851" calcext:value-type="float">
            <text:p>0.08638851</text:p>
          </table:table-cell>
          <table:table-cell office:value-type="float" office:value="0" calcext:value-type="float">
            <text:p>0</text:p>
          </table:table-cell>
          <table:table-cell office:value-type="float" office:value="8.724016" calcext:value-type="float">
            <text:p>8.724016</text:p>
          </table:table-cell>
          <table:table-cell office:value-type="float" office:value="10.0594" calcext:value-type="float">
            <text:p>10.0594</text:p>
          </table:table-cell>
          <table:table-cell office:value-type="float" office:value="21.47639" calcext:value-type="float">
            <text:p>21.47639</text:p>
          </table:table-cell>
          <table:table-cell office:value-type="float" office:value="3.611737" calcext:value-type="float">
            <text:p>3.611737</text:p>
          </table:table-cell>
          <table:table-cell office:value-type="float" office:value="2.727752" calcext:value-type="float">
            <text:p>2.727752</text:p>
          </table:table-cell>
          <table:table-cell office:value-type="float" office:value="1.225232" calcext:value-type="float">
            <text:p>1.225232</text:p>
          </table:table-cell>
          <table:table-cell office:value-type="float" office:value="0.9097819" calcext:value-type="float">
            <text:p>0.9097819</text:p>
          </table:table-cell>
          <table:table-cell office:value-type="float" office:value="1.712463" calcext:value-type="float">
            <text:p>1.712463</text:p>
          </table:table-cell>
          <table:table-cell office:value-type="float" office:value="2.292695" calcext:value-type="float">
            <text:p>2.292695</text:p>
          </table:table-cell>
          <table:table-cell office:value-type="float" office:value="2.19533" calcext:value-type="float">
            <text:p>2.19533</text:p>
          </table:table-cell>
          <table:table-cell office:value-type="float" office:value="2.274933" calcext:value-type="float">
            <text:p>2.274933</text:p>
          </table:table-cell>
          <table:table-cell office:value-type="float" office:value="2.274443" calcext:value-type="float">
            <text:p>2.274443</text:p>
          </table:table-cell>
          <table:table-cell office:value-type="float" office:value="2.370579" calcext:value-type="float">
            <text:p>2.370579</text:p>
          </table:table-cell>
          <table:table-cell office:value-type="float" office:value="2.566207" calcext:value-type="float">
            <text:p>2.566207</text:p>
          </table:table-cell>
          <table:table-cell office:value-type="float" office:value="0" calcext:value-type="float">
            <text:p>0</text:p>
          </table:table-cell>
          <table:table-cell office:value-type="float" office:value="44.25518" calcext:value-type="float">
            <text:p>44.25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9146" calcext:value-type="float">
            <text:p>2.4091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1.312109" calcext:value-type="float">
            <text:p>1.312109</text:p>
          </table:table-cell>
          <table:table-cell office:value-type="float" office:value="138.6581" calcext:value-type="float">
            <text:p>138.6581</text:p>
          </table:table-cell>
          <table:table-cell office:value-type="float" office:value="5" calcext:value-type="float">
            <text:p>5</text:p>
          </table:table-cell>
          <table:table-cell office:value-type="float" office:value="-0.1594167" calcext:value-type="float">
            <text:p>-0.1594167</text:p>
          </table:table-cell>
          <table:table-cell office:value-type="float" office:value="10.18422" calcext:value-type="float">
            <text:p>10.18422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2481" calcext:value-type="float">
            <text:p>0.0004042481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703678" calcext:value-type="float">
            <text:p>0.001703678</text:p>
          </table:table-cell>
          <table:table-cell office:value-type="float" office:value="1193.896" calcext:value-type="float">
            <text:p>1193.896</text:p>
          </table:table-cell>
          <table:table-cell office:value-type="float" office:value="2.348019" calcext:value-type="float">
            <text:p>2.348019</text:p>
          </table:table-cell>
          <table:table-cell office:value-type="float" office:value="0" calcext:value-type="float">
            <text:p>0</text:p>
          </table:table-cell>
          <table:table-cell office:value-type="float" office:value="0.4036548" calcext:value-type="float">
            <text:p>0.4036548</text:p>
          </table:table-cell>
          <table:table-cell office:value-type="float" office:value="0.02883518" calcext:value-type="float">
            <text:p>0.02883518</text:p>
          </table:table-cell>
          <table:table-cell office:value-type="float" office:value="0.6288622" calcext:value-type="float">
            <text:p>0.6288622</text:p>
          </table:table-cell>
          <table:table-cell office:value-type="float" office:value="0.03026807" calcext:value-type="float">
            <text:p>0.03026807</text:p>
          </table:table-cell>
          <table:table-cell office:value-type="float" office:value="0.02346072" calcext:value-type="float">
            <text:p>0.02346072</text:p>
          </table:table-cell>
          <table:table-cell office:value-type="float" office:value="0.00646907" calcext:value-type="float">
            <text:p>0.00646907</text:p>
          </table:table-cell>
          <table:table-cell office:value-type="float" office:value="0.007063419" calcext:value-type="float">
            <text:p>0.007063419</text:p>
          </table:table-cell>
          <table:table-cell office:value-type="float" office:value="0.06285908" calcext:value-type="float">
            <text:p>0.06285908</text:p>
          </table:table-cell>
          <table:table-cell office:value-type="float" office:value="0.09241585" calcext:value-type="float">
            <text:p>0.09241585</text:p>
          </table:table-cell>
          <table:table-cell office:value-type="float" office:value="0.08615407" calcext:value-type="float">
            <text:p>0.08615407</text:p>
          </table:table-cell>
          <table:table-cell office:value-type="float" office:value="0.08440929" calcext:value-type="float">
            <text:p>0.08440929</text:p>
          </table:table-cell>
          <table:table-cell office:value-type="float" office:value="0.08382844" calcext:value-type="float">
            <text:p>0.08382844</text:p>
          </table:table-cell>
          <table:table-cell office:value-type="float" office:value="0.08451306" calcext:value-type="float">
            <text:p>0.08451306</text:p>
          </table:table-cell>
          <table:table-cell office:value-type="float" office:value="0.08653453" calcext:value-type="float">
            <text:p>0.08653453</text:p>
          </table:table-cell>
          <table:table-cell office:value-type="float" office:value="0" calcext:value-type="float">
            <text:p>0</text:p>
          </table:table-cell>
          <table:table-cell office:value-type="float" office:value="8.773065" calcext:value-type="float">
            <text:p>8.773065</text:p>
          </table:table-cell>
          <table:table-cell office:value-type="float" office:value="10.03965" calcext:value-type="float">
            <text:p>10.03965</text:p>
          </table:table-cell>
          <table:table-cell office:value-type="float" office:value="21.64424" calcext:value-type="float">
            <text:p>21.64424</text:p>
          </table:table-cell>
          <table:table-cell office:value-type="float" office:value="3.613014" calcext:value-type="float">
            <text:p>3.613014</text:p>
          </table:table-cell>
          <table:table-cell office:value-type="float" office:value="2.729316" calcext:value-type="float">
            <text:p>2.729316</text:p>
          </table:table-cell>
          <table:table-cell office:value-type="float" office:value="1.224322" calcext:value-type="float">
            <text:p>1.224322</text:p>
          </table:table-cell>
          <table:table-cell office:value-type="float" office:value="0.9096521" calcext:value-type="float">
            <text:p>0.9096521</text:p>
          </table:table-cell>
          <table:table-cell office:value-type="float" office:value="1.722872" calcext:value-type="float">
            <text:p>1.722872</text:p>
          </table:table-cell>
          <table:table-cell office:value-type="float" office:value="2.305765" calcext:value-type="float">
            <text:p>2.305765</text:p>
          </table:table-cell>
          <table:table-cell office:value-type="float" office:value="2.207594" calcext:value-type="float">
            <text:p>2.207594</text:p>
          </table:table-cell>
          <table:table-cell office:value-type="float" office:value="2.287486" calcext:value-type="float">
            <text:p>2.287486</text:p>
          </table:table-cell>
          <table:table-cell office:value-type="float" office:value="2.286905" calcext:value-type="float">
            <text:p>2.286905</text:p>
          </table:table-cell>
          <table:table-cell office:value-type="float" office:value="2.383742" calcext:value-type="float">
            <text:p>2.383742</text:p>
          </table:table-cell>
          <table:table-cell office:value-type="float" office:value="2.580029" calcext:value-type="float">
            <text:p>2.580029</text:p>
          </table:table-cell>
          <table:table-cell office:value-type="float" office:value="0" calcext:value-type="float">
            <text:p>0</text:p>
          </table:table-cell>
          <table:table-cell office:value-type="float" office:value="40.25089" calcext:value-type="float">
            <text:p>40.25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479" calcext:value-type="float">
            <text:p>2.434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1.296282" calcext:value-type="float">
            <text:p>1.296282</text:p>
          </table:table-cell>
          <table:table-cell office:value-type="float" office:value="138.637" calcext:value-type="float">
            <text:p>138.637</text:p>
          </table:table-cell>
          <table:table-cell office:value-type="float" office:value="5" calcext:value-type="float">
            <text:p>5</text:p>
          </table:table-cell>
          <table:table-cell office:value-type="float" office:value="-0.1916444" calcext:value-type="float">
            <text:p>-0.1916444</text:p>
          </table:table-cell>
          <table:table-cell office:value-type="float" office:value="10.23718" calcext:value-type="float">
            <text:p>10.23718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276" calcext:value-type="float">
            <text:p>0.000404276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710141" calcext:value-type="float">
            <text:p>0.001710141</text:p>
          </table:table-cell>
          <table:table-cell office:value-type="float" office:value="1193.845" calcext:value-type="float">
            <text:p>1193.845</text:p>
          </table:table-cell>
          <table:table-cell office:value-type="float" office:value="2.314716" calcext:value-type="float">
            <text:p>2.314716</text:p>
          </table:table-cell>
          <table:table-cell office:value-type="float" office:value="0" calcext:value-type="float">
            <text:p>0</text:p>
          </table:table-cell>
          <table:table-cell office:value-type="float" office:value="0.4823492" calcext:value-type="float">
            <text:p>0.4823492</text:p>
          </table:table-cell>
          <table:table-cell office:value-type="float" office:value="0.02925118" calcext:value-type="float">
            <text:p>0.02925118</text:p>
          </table:table-cell>
          <table:table-cell office:value-type="float" office:value="0.6331997" calcext:value-type="float">
            <text:p>0.6331997</text:p>
          </table:table-cell>
          <table:table-cell office:value-type="float" office:value="0.026089" calcext:value-type="float">
            <text:p>0.026089</text:p>
          </table:table-cell>
          <table:table-cell office:value-type="float" office:value="0.02022854" calcext:value-type="float">
            <text:p>0.02022854</text:p>
          </table:table-cell>
          <table:table-cell office:value-type="float" office:value="0.006393271" calcext:value-type="float">
            <text:p>0.006393271</text:p>
          </table:table-cell>
          <table:table-cell office:value-type="float" office:value="0.005814197" calcext:value-type="float">
            <text:p>0.005814197</text:p>
          </table:table-cell>
          <table:table-cell office:value-type="float" office:value="0.06392792" calcext:value-type="float">
            <text:p>0.06392792</text:p>
          </table:table-cell>
          <table:table-cell office:value-type="float" office:value="0.09285641" calcext:value-type="float">
            <text:p>0.09285641</text:p>
          </table:table-cell>
          <table:table-cell office:value-type="float" office:value="0.08631598" calcext:value-type="float">
            <text:p>0.08631598</text:p>
          </table:table-cell>
          <table:table-cell office:value-type="float" office:value="0.08454509" calcext:value-type="float">
            <text:p>0.08454509</text:p>
          </table:table-cell>
          <table:table-cell office:value-type="float" office:value="0.08396111" calcext:value-type="float">
            <text:p>0.08396111</text:p>
          </table:table-cell>
          <table:table-cell office:value-type="float" office:value="0.08465227" calcext:value-type="float">
            <text:p>0.08465227</text:p>
          </table:table-cell>
          <table:table-cell office:value-type="float" office:value="0.08668035" calcext:value-type="float">
            <text:p>0.08668035</text:p>
          </table:table-cell>
          <table:table-cell office:value-type="float" office:value="0" calcext:value-type="float">
            <text:p>0</text:p>
          </table:table-cell>
          <table:table-cell office:value-type="float" office:value="8.832263" calcext:value-type="float">
            <text:p>8.832263</text:p>
          </table:table-cell>
          <table:table-cell office:value-type="float" office:value="10.03184" calcext:value-type="float">
            <text:p>10.03184</text:p>
          </table:table-cell>
          <table:table-cell office:value-type="float" office:value="21.80508" calcext:value-type="float">
            <text:p>21.80508</text:p>
          </table:table-cell>
          <table:table-cell office:value-type="float" office:value="3.612362" calcext:value-type="float">
            <text:p>3.612362</text:p>
          </table:table-cell>
          <table:table-cell office:value-type="float" office:value="2.729044" calcext:value-type="float">
            <text:p>2.729044</text:p>
          </table:table-cell>
          <table:table-cell office:value-type="float" office:value="1.223293" calcext:value-type="float">
            <text:p>1.223293</text:p>
          </table:table-cell>
          <table:table-cell office:value-type="float" office:value="0.9091554" calcext:value-type="float">
            <text:p>0.9091554</text:p>
          </table:table-cell>
          <table:table-cell office:value-type="float" office:value="1.733505" calcext:value-type="float">
            <text:p>1.733505</text:p>
          </table:table-cell>
          <table:table-cell office:value-type="float" office:value="2.318888" calcext:value-type="float">
            <text:p>2.318888</text:p>
          </table:table-cell>
          <table:table-cell office:value-type="float" office:value="2.219857" calcext:value-type="float">
            <text:p>2.219857</text:p>
          </table:table-cell>
          <table:table-cell office:value-type="float" office:value="2.300029" calcext:value-type="float">
            <text:p>2.300029</text:p>
          </table:table-cell>
          <table:table-cell office:value-type="float" office:value="2.299348" calcext:value-type="float">
            <text:p>2.299348</text:p>
          </table:table-cell>
          <table:table-cell office:value-type="float" office:value="2.396898" calcext:value-type="float">
            <text:p>2.396898</text:p>
          </table:table-cell>
          <table:table-cell office:value-type="float" office:value="2.59384" calcext:value-type="float">
            <text:p>2.59384</text:p>
          </table:table-cell>
          <table:table-cell office:value-type="float" office:value="0" calcext:value-type="float">
            <text:p>0</text:p>
          </table:table-cell>
          <table:table-cell office:value-type="float" office:value="49.88676" calcext:value-type="float">
            <text:p>49.88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9718" calcext:value-type="float">
            <text:p>2.4697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1.283539" calcext:value-type="float">
            <text:p>1.283539</text:p>
          </table:table-cell>
          <table:table-cell office:value-type="float" office:value="138.6161" calcext:value-type="float">
            <text:p>138.6161</text:p>
          </table:table-cell>
          <table:table-cell office:value-type="float" office:value="5" calcext:value-type="float">
            <text:p>5</text:p>
          </table:table-cell>
          <table:table-cell office:value-type="float" office:value="-0.224338" calcext:value-type="float">
            <text:p>-0.224338</text:p>
          </table:table-cell>
          <table:table-cell office:value-type="float" office:value="10.28884" calcext:value-type="float">
            <text:p>10.2888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3046" calcext:value-type="float">
            <text:p>0.0004043046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71705" calcext:value-type="float">
            <text:p>0.00171705</text:p>
          </table:table-cell>
          <table:table-cell office:value-type="float" office:value="1193.793" calcext:value-type="float">
            <text:p>1193.793</text:p>
          </table:table-cell>
          <table:table-cell office:value-type="float" office:value="2.294611" calcext:value-type="float">
            <text:p>2.294611</text:p>
          </table:table-cell>
          <table:table-cell office:value-type="float" office:value="0" calcext:value-type="float">
            <text:p>0</text:p>
          </table:table-cell>
          <table:table-cell office:value-type="float" office:value="0.3187348" calcext:value-type="float">
            <text:p>0.3187348</text:p>
          </table:table-cell>
          <table:table-cell office:value-type="float" office:value="0.02588962" calcext:value-type="float">
            <text:p>0.02588962</text:p>
          </table:table-cell>
          <table:table-cell office:value-type="float" office:value="0.5738627" calcext:value-type="float">
            <text:p>0.5738627</text:p>
          </table:table-cell>
          <table:table-cell office:value-type="float" office:value="0.01947048" calcext:value-type="float">
            <text:p>0.01947048</text:p>
          </table:table-cell>
          <table:table-cell office:value-type="float" office:value="0.01527756" calcext:value-type="float">
            <text:p>0.01527756</text:p>
          </table:table-cell>
          <table:table-cell office:value-type="float" office:value="0.006516761" calcext:value-type="float">
            <text:p>0.006516761</text:p>
          </table:table-cell>
          <table:table-cell office:value-type="float" office:value="0.005109561" calcext:value-type="float">
            <text:p>0.005109561</text:p>
          </table:table-cell>
          <table:table-cell office:value-type="float" office:value="0.06534804" calcext:value-type="float">
            <text:p>0.06534804</text:p>
          </table:table-cell>
          <table:table-cell office:value-type="float" office:value="0.09336711" calcext:value-type="float">
            <text:p>0.09336711</text:p>
          </table:table-cell>
          <table:table-cell office:value-type="float" office:value="0.08649627" calcext:value-type="float">
            <text:p>0.08649627</text:p>
          </table:table-cell>
          <table:table-cell office:value-type="float" office:value="0.08468369" calcext:value-type="float">
            <text:p>0.08468369</text:p>
          </table:table-cell>
          <table:table-cell office:value-type="float" office:value="0.08409311" calcext:value-type="float">
            <text:p>0.08409311</text:p>
          </table:table-cell>
          <table:table-cell office:value-type="float" office:value="0.08479112" calcext:value-type="float">
            <text:p>0.08479112</text:p>
          </table:table-cell>
          <table:table-cell office:value-type="float" office:value="0.08682575" calcext:value-type="float">
            <text:p>0.08682575</text:p>
          </table:table-cell>
          <table:table-cell office:value-type="float" office:value="0" calcext:value-type="float">
            <text:p>0</text:p>
          </table:table-cell>
          <table:table-cell office:value-type="float" office:value="8.878928" calcext:value-type="float">
            <text:p>8.878928</text:p>
          </table:table-cell>
          <table:table-cell office:value-type="float" office:value="10.01372" calcext:value-type="float">
            <text:p>10.01372</text:p>
          </table:table-cell>
          <table:table-cell office:value-type="float" office:value="21.95236" calcext:value-type="float">
            <text:p>21.95236</text:p>
          </table:table-cell>
          <table:table-cell office:value-type="float" office:value="3.609503" calcext:value-type="float">
            <text:p>3.609503</text:p>
          </table:table-cell>
          <table:table-cell office:value-type="float" office:value="2.727196" calcext:value-type="float">
            <text:p>2.727196</text:p>
          </table:table-cell>
          <table:table-cell office:value-type="float" office:value="1.222309" calcext:value-type="float">
            <text:p>1.222309</text:p>
          </table:table-cell>
          <table:table-cell office:value-type="float" office:value="0.9084522" calcext:value-type="float">
            <text:p>0.9084522</text:p>
          </table:table-cell>
          <table:table-cell office:value-type="float" office:value="1.744406" calcext:value-type="float">
            <text:p>1.744406</text:p>
          </table:table-cell>
          <table:table-cell office:value-type="float" office:value="2.332075" calcext:value-type="float">
            <text:p>2.332075</text:p>
          </table:table-cell>
          <table:table-cell office:value-type="float" office:value="2.232121" calcext:value-type="float">
            <text:p>2.232121</text:p>
          </table:table-cell>
          <table:table-cell office:value-type="float" office:value="2.312572" calcext:value-type="float">
            <text:p>2.312572</text:p>
          </table:table-cell>
          <table:table-cell office:value-type="float" office:value="2.311789" calcext:value-type="float">
            <text:p>2.311789</text:p>
          </table:table-cell>
          <table:table-cell office:value-type="float" office:value="2.410039" calcext:value-type="float">
            <text:p>2.410039</text:p>
          </table:table-cell>
          <table:table-cell office:value-type="float" office:value="2.607636" calcext:value-type="float">
            <text:p>2.607636</text:p>
          </table:table-cell>
          <table:table-cell office:value-type="float" office:value="0" calcext:value-type="float">
            <text:p>0</text:p>
          </table:table-cell>
          <table:table-cell office:value-type="float" office:value="43.95564" calcext:value-type="float">
            <text:p>43.9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13" calcext:value-type="float">
            <text:p>2.50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1.272927" calcext:value-type="float">
            <text:p>1.272927</text:p>
          </table:table-cell>
          <table:table-cell office:value-type="float" office:value="138.596" calcext:value-type="float">
            <text:p>138.596</text:p>
          </table:table-cell>
          <table:table-cell office:value-type="float" office:value="5" calcext:value-type="float">
            <text:p>5</text:p>
          </table:table-cell>
          <table:table-cell office:value-type="float" office:value="-0.2570573" calcext:value-type="float">
            <text:p>-0.2570573</text:p>
          </table:table-cell>
          <table:table-cell office:value-type="float" office:value="10.33873" calcext:value-type="float">
            <text:p>10.33873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44786" calcext:value-type="float">
            <text:p>0.0004044786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738888" calcext:value-type="float">
            <text:p>0.001738888</text:p>
          </table:table-cell>
          <table:table-cell office:value-type="float" office:value="1193.74" calcext:value-type="float">
            <text:p>1193.74</text:p>
          </table:table-cell>
          <table:table-cell office:value-type="float" office:value="2.282018" calcext:value-type="float">
            <text:p>2.282018</text:p>
          </table:table-cell>
          <table:table-cell office:value-type="float" office:value="0" calcext:value-type="float">
            <text:p>0</text:p>
          </table:table-cell>
          <table:table-cell office:value-type="float" office:value="0.1539564" calcext:value-type="float">
            <text:p>0.1539564</text:p>
          </table:table-cell>
          <table:table-cell office:value-type="float" office:value="0.04103523" calcext:value-type="float">
            <text:p>0.04103523</text:p>
          </table:table-cell>
          <table:table-cell office:value-type="float" office:value="0.4914244" calcext:value-type="float">
            <text:p>0.4914244</text:p>
          </table:table-cell>
          <table:table-cell office:value-type="float" office:value="0.01444956" calcext:value-type="float">
            <text:p>0.01444956</text:p>
          </table:table-cell>
          <table:table-cell office:value-type="float" office:value="0.01183902" calcext:value-type="float">
            <text:p>0.01183902</text:p>
          </table:table-cell>
          <table:table-cell office:value-type="float" office:value="0.006420088" calcext:value-type="float">
            <text:p>0.006420088</text:p>
          </table:table-cell>
          <table:table-cell office:value-type="float" office:value="0.004972392" calcext:value-type="float">
            <text:p>0.004972392</text:p>
          </table:table-cell>
          <table:table-cell office:value-type="float" office:value="0.06657479" calcext:value-type="float">
            <text:p>0.06657479</text:p>
          </table:table-cell>
          <table:table-cell office:value-type="float" office:value="0.09392788" calcext:value-type="float">
            <text:p>0.09392788</text:p>
          </table:table-cell>
          <table:table-cell office:value-type="float" office:value="0.08669466" calcext:value-type="float">
            <text:p>0.08669466</text:p>
          </table:table-cell>
          <table:table-cell office:value-type="float" office:value="0.08482516" calcext:value-type="float">
            <text:p>0.08482516</text:p>
          </table:table-cell>
          <table:table-cell office:value-type="float" office:value="0.08425679" calcext:value-type="float">
            <text:p>0.08425679</text:p>
          </table:table-cell>
          <table:table-cell office:value-type="float" office:value="0.08492884" calcext:value-type="float">
            <text:p>0.08492884</text:p>
          </table:table-cell>
          <table:table-cell office:value-type="float" office:value="0.08697106" calcext:value-type="float">
            <text:p>0.08697106</text:p>
          </table:table-cell>
          <table:table-cell office:value-type="float" office:value="0" calcext:value-type="float">
            <text:p>0</text:p>
          </table:table-cell>
          <table:table-cell office:value-type="float" office:value="8.907259" calcext:value-type="float">
            <text:p>8.907259</text:p>
          </table:table-cell>
          <table:table-cell office:value-type="float" office:value="9.992989" calcext:value-type="float">
            <text:p>9.992989</text:p>
          </table:table-cell>
          <table:table-cell office:value-type="float" office:value="22.07128" calcext:value-type="float">
            <text:p>22.07128</text:p>
          </table:table-cell>
          <table:table-cell office:value-type="float" office:value="3.604491" calcext:value-type="float">
            <text:p>3.604491</text:p>
          </table:table-cell>
          <table:table-cell office:value-type="float" office:value="2.723728" calcext:value-type="float">
            <text:p>2.723728</text:p>
          </table:table-cell>
          <table:table-cell office:value-type="float" office:value="1.221344" calcext:value-type="float">
            <text:p>1.221344</text:p>
          </table:table-cell>
          <table:table-cell office:value-type="float" office:value="0.9076585" calcext:value-type="float">
            <text:p>0.9076585</text:p>
          </table:table-cell>
          <table:table-cell office:value-type="float" office:value="1.755596" calcext:value-type="float">
            <text:p>1.755596</text:p>
          </table:table-cell>
          <table:table-cell office:value-type="float" office:value="2.345338" calcext:value-type="float">
            <text:p>2.345338</text:p>
          </table:table-cell>
          <table:table-cell office:value-type="float" office:value="2.244386" calcext:value-type="float">
            <text:p>2.244386</text:p>
          </table:table-cell>
          <table:table-cell office:value-type="float" office:value="2.325103" calcext:value-type="float">
            <text:p>2.325103</text:p>
          </table:table-cell>
          <table:table-cell office:value-type="float" office:value="2.324211" calcext:value-type="float">
            <text:p>2.324211</text:p>
          </table:table-cell>
          <table:table-cell office:value-type="float" office:value="2.423168" calcext:value-type="float">
            <text:p>2.423168</text:p>
          </table:table-cell>
          <table:table-cell office:value-type="float" office:value="2.621416" calcext:value-type="float">
            <text:p>2.621416</text:p>
          </table:table-cell>
          <table:table-cell office:value-type="float" office:value="0" calcext:value-type="float">
            <text:p>0</text:p>
          </table:table-cell>
          <table:table-cell office:value-type="float" office:value="22.2988" calcext:value-type="float">
            <text:p>22.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9806" calcext:value-type="float">
            <text:p>2.5298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1.265484" calcext:value-type="float">
            <text:p>1.265484</text:p>
          </table:table-cell>
          <table:table-cell office:value-type="float" office:value="138.5808" calcext:value-type="float">
            <text:p>138.5808</text:p>
          </table:table-cell>
          <table:table-cell office:value-type="float" office:value="5" calcext:value-type="float">
            <text:p>5</text:p>
          </table:table-cell>
          <table:table-cell office:value-type="float" office:value="-0.2864398" calcext:value-type="float">
            <text:p>-0.2864398</text:p>
          </table:table-cell>
          <table:table-cell office:value-type="float" office:value="10.38748" calcext:value-type="float">
            <text:p>10.38748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6235" calcext:value-type="float">
            <text:p>0.0004056235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779375" calcext:value-type="float">
            <text:p>0.001779375</text:p>
          </table:table-cell>
          <table:table-cell office:value-type="float" office:value="1193.684" calcext:value-type="float">
            <text:p>1193.684</text:p>
          </table:table-cell>
          <table:table-cell office:value-type="float" office:value="2.276305" calcext:value-type="float">
            <text:p>2.276305</text:p>
          </table:table-cell>
          <table:table-cell office:value-type="float" office:value="0" calcext:value-type="float">
            <text:p>0</text:p>
          </table:table-cell>
          <table:table-cell office:value-type="float" office:value="0.1320353" calcext:value-type="float">
            <text:p>0.1320353</text:p>
          </table:table-cell>
          <table:table-cell office:value-type="float" office:value="0.01895255" calcext:value-type="float">
            <text:p>0.01895255</text:p>
          </table:table-cell>
          <table:table-cell office:value-type="float" office:value="0.4744405" calcext:value-type="float">
            <text:p>0.4744405</text:p>
          </table:table-cell>
          <table:table-cell office:value-type="float" office:value="0.009249679" calcext:value-type="float">
            <text:p>0.009249679</text:p>
          </table:table-cell>
          <table:table-cell office:value-type="float" office:value="0.007663908" calcext:value-type="float">
            <text:p>0.007663908</text:p>
          </table:table-cell>
          <table:table-cell office:value-type="float" office:value="0.00545593" calcext:value-type="float">
            <text:p>0.00545593</text:p>
          </table:table-cell>
          <table:table-cell office:value-type="float" office:value="0.004746513" calcext:value-type="float">
            <text:p>0.004746513</text:p>
          </table:table-cell>
          <table:table-cell office:value-type="float" office:value="0.0666232" calcext:value-type="float">
            <text:p>0.0666232</text:p>
          </table:table-cell>
          <table:table-cell office:value-type="float" office:value="0.09441473" calcext:value-type="float">
            <text:p>0.09441473</text:p>
          </table:table-cell>
          <table:table-cell office:value-type="float" office:value="0.086905" calcext:value-type="float">
            <text:p>0.086905</text:p>
          </table:table-cell>
          <table:table-cell office:value-type="float" office:value="0.08496938" calcext:value-type="float">
            <text:p>0.08496938</text:p>
          </table:table-cell>
          <table:table-cell office:value-type="float" office:value="0.08436102" calcext:value-type="float">
            <text:p>0.08436102</text:p>
          </table:table-cell>
          <table:table-cell office:value-type="float" office:value="0.08506764" calcext:value-type="float">
            <text:p>0.08506764</text:p>
          </table:table-cell>
          <table:table-cell office:value-type="float" office:value="0.0871162" calcext:value-type="float">
            <text:p>0.0871162</text:p>
          </table:table-cell>
          <table:table-cell office:value-type="float" office:value="0" calcext:value-type="float">
            <text:p>0</text:p>
          </table:table-cell>
          <table:table-cell office:value-type="float" office:value="8.935298" calcext:value-type="float">
            <text:p>8.935298</text:p>
          </table:table-cell>
          <table:table-cell office:value-type="float" office:value="9.971956" calcext:value-type="float">
            <text:p>9.971956</text:p>
          </table:table-cell>
          <table:table-cell office:value-type="float" office:value="22.169" calcext:value-type="float">
            <text:p>22.169</text:p>
          </table:table-cell>
          <table:table-cell office:value-type="float" office:value="3.599257" calcext:value-type="float">
            <text:p>3.599257</text:p>
          </table:table-cell>
          <table:table-cell office:value-type="float" office:value="2.717927" calcext:value-type="float">
            <text:p>2.717927</text:p>
          </table:table-cell>
          <table:table-cell office:value-type="float" office:value="1.220183" calcext:value-type="float">
            <text:p>1.220183</text:p>
          </table:table-cell>
          <table:table-cell office:value-type="float" office:value="0.9067917" calcext:value-type="float">
            <text:p>0.9067917</text:p>
          </table:table-cell>
          <table:table-cell office:value-type="float" office:value="1.766942" calcext:value-type="float">
            <text:p>1.766942</text:p>
          </table:table-cell>
          <table:table-cell office:value-type="float" office:value="2.358675" calcext:value-type="float">
            <text:p>2.358675</text:p>
          </table:table-cell>
          <table:table-cell office:value-type="float" office:value="2.256669" calcext:value-type="float">
            <text:p>2.256669</text:p>
          </table:table-cell>
          <table:table-cell office:value-type="float" office:value="2.337632" calcext:value-type="float">
            <text:p>2.337632</text:p>
          </table:table-cell>
          <table:table-cell office:value-type="float" office:value="2.336629" calcext:value-type="float">
            <text:p>2.336629</text:p>
          </table:table-cell>
          <table:table-cell office:value-type="float" office:value="2.436252" calcext:value-type="float">
            <text:p>2.436252</text:p>
          </table:table-cell>
          <table:table-cell office:value-type="float" office:value="2.635163" calcext:value-type="float">
            <text:p>2.635163</text:p>
          </table:table-cell>
          <table:table-cell office:value-type="float" office:value="0" calcext:value-type="float">
            <text:p>0</text:p>
          </table:table-cell>
          <table:table-cell office:value-type="float" office:value="5.700257" calcext:value-type="float">
            <text:p>5.700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0674" calcext:value-type="float">
            <text:p>2.5506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1.258303" calcext:value-type="float">
            <text:p>1.258303</text:p>
          </table:table-cell>
          <table:table-cell office:value-type="float" office:value="138.5663" calcext:value-type="float">
            <text:p>138.5663</text:p>
          </table:table-cell>
          <table:table-cell office:value-type="float" office:value="5" calcext:value-type="float">
            <text:p>5</text:p>
          </table:table-cell>
          <table:table-cell office:value-type="float" office:value="-0.3150654" calcext:value-type="float">
            <text:p>-0.3150654</text:p>
          </table:table-cell>
          <table:table-cell office:value-type="float" office:value="10.43591" calcext:value-type="float">
            <text:p>10.43591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6387" calcext:value-type="float">
            <text:p>0.0004056387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782988" calcext:value-type="float">
            <text:p>0.001782988</text:p>
          </table:table-cell>
          <table:table-cell office:value-type="float" office:value="1193.627" calcext:value-type="float">
            <text:p>1193.627</text:p>
          </table:table-cell>
          <table:table-cell office:value-type="float" office:value="2.268607" calcext:value-type="float">
            <text:p>2.268607</text:p>
          </table:table-cell>
          <table:table-cell office:value-type="float" office:value="0" calcext:value-type="float">
            <text:p>0</text:p>
          </table:table-cell>
          <table:table-cell office:value-type="float" office:value="0.2846737" calcext:value-type="float">
            <text:p>0.2846737</text:p>
          </table:table-cell>
          <table:table-cell office:value-type="float" office:value="0.01958141" calcext:value-type="float">
            <text:p>0.01958141</text:p>
          </table:table-cell>
          <table:table-cell office:value-type="float" office:value="0.4076544" calcext:value-type="float">
            <text:p>0.4076544</text:p>
          </table:table-cell>
          <table:table-cell office:value-type="float" office:value="0.009619862" calcext:value-type="float">
            <text:p>0.009619862</text:p>
          </table:table-cell>
          <table:table-cell office:value-type="float" office:value="0.008111518" calcext:value-type="float">
            <text:p>0.008111518</text:p>
          </table:table-cell>
          <table:table-cell office:value-type="float" office:value="0.005387109" calcext:value-type="float">
            <text:p>0.005387109</text:p>
          </table:table-cell>
          <table:table-cell office:value-type="float" office:value="0.004627293" calcext:value-type="float">
            <text:p>0.004627293</text:p>
          </table:table-cell>
          <table:table-cell office:value-type="float" office:value="0.06558994" calcext:value-type="float">
            <text:p>0.06558994</text:p>
          </table:table-cell>
          <table:table-cell office:value-type="float" office:value="0.09467146" calcext:value-type="float">
            <text:p>0.09467146</text:p>
          </table:table-cell>
          <table:table-cell office:value-type="float" office:value="0.08711177" calcext:value-type="float">
            <text:p>0.08711177</text:p>
          </table:table-cell>
          <table:table-cell office:value-type="float" office:value="0.08511547" calcext:value-type="float">
            <text:p>0.08511547</text:p>
          </table:table-cell>
          <table:table-cell office:value-type="float" office:value="0.08449388" calcext:value-type="float">
            <text:p>0.08449388</text:p>
          </table:table-cell>
          <table:table-cell office:value-type="float" office:value="0.08520672" calcext:value-type="float">
            <text:p>0.08520672</text:p>
          </table:table-cell>
          <table:table-cell office:value-type="float" office:value="0.08726121" calcext:value-type="float">
            <text:p>0.08726121</text:p>
          </table:table-cell>
          <table:table-cell office:value-type="float" office:value="0" calcext:value-type="float">
            <text:p>0</text:p>
          </table:table-cell>
          <table:table-cell office:value-type="float" office:value="8.969927" calcext:value-type="float">
            <text:p>8.969927</text:p>
          </table:table-cell>
          <table:table-cell office:value-type="float" office:value="9.945492" calcext:value-type="float">
            <text:p>9.945492</text:p>
          </table:table-cell>
          <table:table-cell office:value-type="float" office:value="22.26904" calcext:value-type="float">
            <text:p>22.26904</text:p>
          </table:table-cell>
          <table:table-cell office:value-type="float" office:value="3.59032" calcext:value-type="float">
            <text:p>3.59032</text:p>
          </table:table-cell>
          <table:table-cell office:value-type="float" office:value="2.7115" calcext:value-type="float">
            <text:p>2.7115</text:p>
          </table:table-cell>
          <table:table-cell office:value-type="float" office:value="1.218814" calcext:value-type="float">
            <text:p>1.218814</text:p>
          </table:table-cell>
          <table:table-cell office:value-type="float" office:value="0.9058571" calcext:value-type="float">
            <text:p>0.9058571</text:p>
          </table:table-cell>
          <table:table-cell office:value-type="float" office:value="1.778152" calcext:value-type="float">
            <text:p>1.778152</text:p>
          </table:table-cell>
          <table:table-cell office:value-type="float" office:value="2.37206" calcext:value-type="float">
            <text:p>2.37206</text:p>
          </table:table-cell>
          <table:table-cell office:value-type="float" office:value="2.268958" calcext:value-type="float">
            <text:p>2.268958</text:p>
          </table:table-cell>
          <table:table-cell office:value-type="float" office:value="2.350156" calcext:value-type="float">
            <text:p>2.350156</text:p>
          </table:table-cell>
          <table:table-cell office:value-type="float" office:value="2.349033" calcext:value-type="float">
            <text:p>2.349033</text:p>
          </table:table-cell>
          <table:table-cell office:value-type="float" office:value="2.449328" calcext:value-type="float">
            <text:p>2.449328</text:p>
          </table:table-cell>
          <table:table-cell office:value-type="float" office:value="2.648897" calcext:value-type="float">
            <text:p>2.648897</text:p>
          </table:table-cell>
          <table:table-cell office:value-type="float" office:value="0" calcext:value-type="float">
            <text:p>0</text:p>
          </table:table-cell>
          <table:table-cell office:value-type="float" office:value="18.34069" calcext:value-type="float">
            <text:p>18.34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0631" calcext:value-type="float">
            <text:p>2.5706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1.24949" calcext:value-type="float">
            <text:p>1.24949</text:p>
          </table:table-cell>
          <table:table-cell office:value-type="float" office:value="138.5499" calcext:value-type="float">
            <text:p>138.5499</text:p>
          </table:table-cell>
          <table:table-cell office:value-type="float" office:value="5" calcext:value-type="float">
            <text:p>5</text:p>
          </table:table-cell>
          <table:table-cell office:value-type="float" office:value="-0.3511316" calcext:value-type="float">
            <text:p>-0.3511316</text:p>
          </table:table-cell>
          <table:table-cell office:value-type="float" office:value="10.48209" calcext:value-type="float">
            <text:p>10.48209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6591" calcext:value-type="float">
            <text:p>0.0004056591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78782" calcext:value-type="float">
            <text:p>0.00178782</text:p>
          </table:table-cell>
          <table:table-cell office:value-type="float" office:value="1193.57" calcext:value-type="float">
            <text:p>1193.57</text:p>
          </table:table-cell>
          <table:table-cell office:value-type="float" office:value="2.25767" calcext:value-type="float">
            <text:p>2.25767</text:p>
          </table:table-cell>
          <table:table-cell office:value-type="float" office:value="0" calcext:value-type="float">
            <text:p>0</text:p>
          </table:table-cell>
          <table:table-cell office:value-type="float" office:value="0.281817" calcext:value-type="float">
            <text:p>0.281817</text:p>
          </table:table-cell>
          <table:table-cell office:value-type="float" office:value="0.0210839" calcext:value-type="float">
            <text:p>0.0210839</text:p>
          </table:table-cell>
          <table:table-cell office:value-type="float" office:value="0.2773952" calcext:value-type="float">
            <text:p>0.2773952</text:p>
          </table:table-cell>
          <table:table-cell office:value-type="float" office:value="0.01055736" calcext:value-type="float">
            <text:p>0.01055736</text:p>
          </table:table-cell>
          <table:table-cell office:value-type="float" office:value="0.00889358" calcext:value-type="float">
            <text:p>0.00889358</text:p>
          </table:table-cell>
          <table:table-cell office:value-type="float" office:value="0.0056794" calcext:value-type="float">
            <text:p>0.0056794</text:p>
          </table:table-cell>
          <table:table-cell office:value-type="float" office:value="0.00473195" calcext:value-type="float">
            <text:p>0.00473195</text:p>
          </table:table-cell>
          <table:table-cell office:value-type="float" office:value="0.06503005" calcext:value-type="float">
            <text:p>0.06503005</text:p>
          </table:table-cell>
          <table:table-cell office:value-type="float" office:value="0.09471595" calcext:value-type="float">
            <text:p>0.09471595</text:p>
          </table:table-cell>
          <table:table-cell office:value-type="float" office:value="0.08729798" calcext:value-type="float">
            <text:p>0.08729798</text:p>
          </table:table-cell>
          <table:table-cell office:value-type="float" office:value="0.08526146" calcext:value-type="float">
            <text:p>0.08526146</text:p>
          </table:table-cell>
          <table:table-cell office:value-type="float" office:value="0.08462792" calcext:value-type="float">
            <text:p>0.08462792</text:p>
          </table:table-cell>
          <table:table-cell office:value-type="float" office:value="0.08534525" calcext:value-type="float">
            <text:p>0.08534525</text:p>
          </table:table-cell>
          <table:table-cell office:value-type="float" office:value="0.08740613" calcext:value-type="float">
            <text:p>0.08740613</text:p>
          </table:table-cell>
          <table:table-cell office:value-type="float" office:value="0" calcext:value-type="float">
            <text:p>0</text:p>
          </table:table-cell>
          <table:table-cell office:value-type="float" office:value="9.002762" calcext:value-type="float">
            <text:p>9.002762</text:p>
          </table:table-cell>
          <table:table-cell office:value-type="float" office:value="9.921159" calcext:value-type="float">
            <text:p>9.921159</text:p>
          </table:table-cell>
          <table:table-cell office:value-type="float" office:value="22.32425" calcext:value-type="float">
            <text:p>22.32425</text:p>
          </table:table-cell>
          <table:table-cell office:value-type="float" office:value="3.582035" calcext:value-type="float">
            <text:p>3.582035</text:p>
          </table:table-cell>
          <table:table-cell office:value-type="float" office:value="2.705647" calcext:value-type="float">
            <text:p>2.705647</text:p>
          </table:table-cell>
          <table:table-cell office:value-type="float" office:value="1.217519" calcext:value-type="float">
            <text:p>1.217519</text:p>
          </table:table-cell>
          <table:table-cell office:value-type="float" office:value="0.9049366" calcext:value-type="float">
            <text:p>0.9049366</text:p>
          </table:table-cell>
          <table:table-cell office:value-type="float" office:value="1.789109" calcext:value-type="float">
            <text:p>1.789109</text:p>
          </table:table-cell>
          <table:table-cell office:value-type="float" office:value="2.385437" calcext:value-type="float">
            <text:p>2.385437</text:p>
          </table:table-cell>
          <table:table-cell office:value-type="float" office:value="2.28126" calcext:value-type="float">
            <text:p>2.28126</text:p>
          </table:table-cell>
          <table:table-cell office:value-type="float" office:value="2.362671" calcext:value-type="float">
            <text:p>2.362671</text:p>
          </table:table-cell>
          <table:table-cell office:value-type="float" office:value="2.361424" calcext:value-type="float">
            <text:p>2.361424</text:p>
          </table:table-cell>
          <table:table-cell office:value-type="float" office:value="2.462391" calcext:value-type="float">
            <text:p>2.462391</text:p>
          </table:table-cell>
          <table:table-cell office:value-type="float" office:value="2.662622" calcext:value-type="float">
            <text:p>2.662622</text:p>
          </table:table-cell>
          <table:table-cell office:value-type="float" office:value="0" calcext:value-type="float">
            <text:p>0</text:p>
          </table:table-cell>
          <table:table-cell office:value-type="float" office:value="34.98579" calcext:value-type="float">
            <text:p>34.98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4093" calcext:value-type="float">
            <text:p>2.5940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1.240748" calcext:value-type="float">
            <text:p>1.240748</text:p>
          </table:table-cell>
          <table:table-cell office:value-type="float" office:value="138.533" calcext:value-type="float">
            <text:p>138.533</text:p>
          </table:table-cell>
          <table:table-cell office:value-type="float" office:value="5" calcext:value-type="float">
            <text:p>5</text:p>
          </table:table-cell>
          <table:table-cell office:value-type="float" office:value="-0.3919327" calcext:value-type="float">
            <text:p>-0.3919327</text:p>
          </table:table-cell>
          <table:table-cell office:value-type="float" office:value="10.5254" calcext:value-type="float">
            <text:p>10.525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6837" calcext:value-type="float">
            <text:p>0.0004056837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793715" calcext:value-type="float">
            <text:p>0.001793715</text:p>
          </table:table-cell>
          <table:table-cell office:value-type="float" office:value="1193.511" calcext:value-type="float">
            <text:p>1193.511</text:p>
          </table:table-cell>
          <table:table-cell office:value-type="float" office:value="2.247868" calcext:value-type="float">
            <text:p>2.247868</text:p>
          </table:table-cell>
          <table:table-cell office:value-type="float" office:value="0" calcext:value-type="float">
            <text:p>0</text:p>
          </table:table-cell>
          <table:table-cell office:value-type="float" office:value="0.2227937" calcext:value-type="float">
            <text:p>0.2227937</text:p>
          </table:table-cell>
          <table:table-cell office:value-type="float" office:value="0.02208297" calcext:value-type="float">
            <text:p>0.02208297</text:p>
          </table:table-cell>
          <table:table-cell office:value-type="float" office:value="0.1495284" calcext:value-type="float">
            <text:p>0.1495284</text:p>
          </table:table-cell>
          <table:table-cell office:value-type="float" office:value="0.01070872" calcext:value-type="float">
            <text:p>0.01070872</text:p>
          </table:table-cell>
          <table:table-cell office:value-type="float" office:value="0.009065421" calcext:value-type="float">
            <text:p>0.009065421</text:p>
          </table:table-cell>
          <table:table-cell office:value-type="float" office:value="0.005734648" calcext:value-type="float">
            <text:p>0.005734648</text:p>
          </table:table-cell>
          <table:table-cell office:value-type="float" office:value="0.004773251" calcext:value-type="float">
            <text:p>0.004773251</text:p>
          </table:table-cell>
          <table:table-cell office:value-type="float" office:value="0.06527416" calcext:value-type="float">
            <text:p>0.06527416</text:p>
          </table:table-cell>
          <table:table-cell office:value-type="float" office:value="0.09479507" calcext:value-type="float">
            <text:p>0.09479507</text:p>
          </table:table-cell>
          <table:table-cell office:value-type="float" office:value="0.08746192" calcext:value-type="float">
            <text:p>0.08746192</text:p>
          </table:table-cell>
          <table:table-cell office:value-type="float" office:value="0.08540582" calcext:value-type="float">
            <text:p>0.08540582</text:p>
          </table:table-cell>
          <table:table-cell office:value-type="float" office:value="0.08476192" calcext:value-type="float">
            <text:p>0.08476192</text:p>
          </table:table-cell>
          <table:table-cell office:value-type="float" office:value="0.08548352" calcext:value-type="float">
            <text:p>0.08548352</text:p>
          </table:table-cell>
          <table:table-cell office:value-type="float" office:value="0.08755089" calcext:value-type="float">
            <text:p>0.08755089</text:p>
          </table:table-cell>
          <table:table-cell office:value-type="float" office:value="0" calcext:value-type="float">
            <text:p>0</text:p>
          </table:table-cell>
          <table:table-cell office:value-type="float" office:value="9.027788" calcext:value-type="float">
            <text:p>9.027788</text:p>
          </table:table-cell>
          <table:table-cell office:value-type="float" office:value="9.897275" calcext:value-type="float">
            <text:p>9.897275</text:p>
          </table:table-cell>
          <table:table-cell office:value-type="float" office:value="22.32393" calcext:value-type="float">
            <text:p>22.32393</text:p>
          </table:table-cell>
          <table:table-cell office:value-type="float" office:value="3.574108" calcext:value-type="float">
            <text:p>3.574108</text:p>
          </table:table-cell>
          <table:table-cell office:value-type="float" office:value="2.700138" calcext:value-type="float">
            <text:p>2.700138</text:p>
          </table:table-cell>
          <table:table-cell office:value-type="float" office:value="1.216309" calcext:value-type="float">
            <text:p>1.216309</text:p>
          </table:table-cell>
          <table:table-cell office:value-type="float" office:value="0.9040512" calcext:value-type="float">
            <text:p>0.9040512</text:p>
          </table:table-cell>
          <table:table-cell office:value-type="float" office:value="1.799995" calcext:value-type="float">
            <text:p>1.799995</text:p>
          </table:table-cell>
          <table:table-cell office:value-type="float" office:value="2.398788" calcext:value-type="float">
            <text:p>2.398788</text:p>
          </table:table-cell>
          <table:table-cell office:value-type="float" office:value="2.293561" calcext:value-type="float">
            <text:p>2.293561</text:p>
          </table:table-cell>
          <table:table-cell office:value-type="float" office:value="2.375186" calcext:value-type="float">
            <text:p>2.375186</text:p>
          </table:table-cell>
          <table:table-cell office:value-type="float" office:value="2.373809" calcext:value-type="float">
            <text:p>2.373809</text:p>
          </table:table-cell>
          <table:table-cell office:value-type="float" office:value="2.475455" calcext:value-type="float">
            <text:p>2.475455</text:p>
          </table:table-cell>
          <table:table-cell office:value-type="float" office:value="2.676329" calcext:value-type="float">
            <text:p>2.676329</text:p>
          </table:table-cell>
          <table:table-cell office:value-type="float" office:value="0" calcext:value-type="float">
            <text:p>0</text:p>
          </table:table-cell>
          <table:table-cell office:value-type="float" office:value="42.33137" calcext:value-type="float">
            <text:p>42.3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7812" calcext:value-type="float">
            <text:p>2.6178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1.229154" calcext:value-type="float">
            <text:p>1.229154</text:p>
          </table:table-cell>
          <table:table-cell office:value-type="float" office:value="138.5142" calcext:value-type="float">
            <text:p>138.5142</text:p>
          </table:table-cell>
          <table:table-cell office:value-type="float" office:value="5" calcext:value-type="float">
            <text:p>5</text:p>
          </table:table-cell>
          <table:table-cell office:value-type="float" office:value="-0.4393151" calcext:value-type="float">
            <text:p>-0.4393151</text:p>
          </table:table-cell>
          <table:table-cell office:value-type="float" office:value="10.56664" calcext:value-type="float">
            <text:p>10.5666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7124" calcext:value-type="float">
            <text:p>0.0004057124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800556" calcext:value-type="float">
            <text:p>0.001800556</text:p>
          </table:table-cell>
          <table:table-cell office:value-type="float" office:value="1193.451" calcext:value-type="float">
            <text:p>1193.451</text:p>
          </table:table-cell>
          <table:table-cell office:value-type="float" office:value="2.229889" calcext:value-type="float">
            <text:p>2.229889</text:p>
          </table:table-cell>
          <table:table-cell office:value-type="float" office:value="0" calcext:value-type="float">
            <text:p>0</text:p>
          </table:table-cell>
          <table:table-cell office:value-type="float" office:value="0.1414796" calcext:value-type="float">
            <text:p>0.1414796</text:p>
          </table:table-cell>
          <table:table-cell office:value-type="float" office:value="0.01984027" calcext:value-type="float">
            <text:p>0.01984027</text:p>
          </table:table-cell>
          <table:table-cell office:value-type="float" office:value="0.07684655" calcext:value-type="float">
            <text:p>0.07684655</text:p>
          </table:table-cell>
          <table:table-cell office:value-type="float" office:value="0.01128816" calcext:value-type="float">
            <text:p>0.01128816</text:p>
          </table:table-cell>
          <table:table-cell office:value-type="float" office:value="0.009814259" calcext:value-type="float">
            <text:p>0.009814259</text:p>
          </table:table-cell>
          <table:table-cell office:value-type="float" office:value="0.006124242" calcext:value-type="float">
            <text:p>0.006124242</text:p>
          </table:table-cell>
          <table:table-cell office:value-type="float" office:value="0.00492368" calcext:value-type="float">
            <text:p>0.00492368</text:p>
          </table:table-cell>
          <table:table-cell office:value-type="float" office:value="0.06579446" calcext:value-type="float">
            <text:p>0.06579446</text:p>
          </table:table-cell>
          <table:table-cell office:value-type="float" office:value="0.09496501" calcext:value-type="float">
            <text:p>0.09496501</text:p>
          </table:table-cell>
          <table:table-cell office:value-type="float" office:value="0.08761781" calcext:value-type="float">
            <text:p>0.08761781</text:p>
          </table:table-cell>
          <table:table-cell office:value-type="float" office:value="0.0855484" calcext:value-type="float">
            <text:p>0.0855484</text:p>
          </table:table-cell>
          <table:table-cell office:value-type="float" office:value="0.08489659" calcext:value-type="float">
            <text:p>0.08489659</text:p>
          </table:table-cell>
          <table:table-cell office:value-type="float" office:value="0.0856214" calcext:value-type="float">
            <text:p>0.0856214</text:p>
          </table:table-cell>
          <table:table-cell office:value-type="float" office:value="0.08769549" calcext:value-type="float">
            <text:p>0.08769549</text:p>
          </table:table-cell>
          <table:table-cell office:value-type="float" office:value="0" calcext:value-type="float">
            <text:p>0</text:p>
          </table:table-cell>
          <table:table-cell office:value-type="float" office:value="9.054728" calcext:value-type="float">
            <text:p>9.054728</text:p>
          </table:table-cell>
          <table:table-cell office:value-type="float" office:value="9.877382" calcext:value-type="float">
            <text:p>9.877382</text:p>
          </table:table-cell>
          <table:table-cell office:value-type="float" office:value="22.27821" calcext:value-type="float">
            <text:p>22.27821</text:p>
          </table:table-cell>
          <table:table-cell office:value-type="float" office:value="3.566963" calcext:value-type="float">
            <text:p>3.566963</text:p>
          </table:table-cell>
          <table:table-cell office:value-type="float" office:value="2.695143" calcext:value-type="float">
            <text:p>2.695143</text:p>
          </table:table-cell>
          <table:table-cell office:value-type="float" office:value="1.215181" calcext:value-type="float">
            <text:p>1.215181</text:p>
          </table:table-cell>
          <table:table-cell office:value-type="float" office:value="0.9032003" calcext:value-type="float">
            <text:p>0.9032003</text:p>
          </table:table-cell>
          <table:table-cell office:value-type="float" office:value="1.810925" calcext:value-type="float">
            <text:p>1.810925</text:p>
          </table:table-cell>
          <table:table-cell office:value-type="float" office:value="2.412135" calcext:value-type="float">
            <text:p>2.412135</text:p>
          </table:table-cell>
          <table:table-cell office:value-type="float" office:value="2.305863" calcext:value-type="float">
            <text:p>2.305863</text:p>
          </table:table-cell>
          <table:table-cell office:value-type="float" office:value="2.387689" calcext:value-type="float">
            <text:p>2.387689</text:p>
          </table:table-cell>
          <table:table-cell office:value-type="float" office:value="2.38618" calcext:value-type="float">
            <text:p>2.38618</text:p>
          </table:table-cell>
          <table:table-cell office:value-type="float" office:value="2.488503" calcext:value-type="float">
            <text:p>2.488503</text:p>
          </table:table-cell>
          <table:table-cell office:value-type="float" office:value="2.690022" calcext:value-type="float">
            <text:p>2.690022</text:p>
          </table:table-cell>
          <table:table-cell office:value-type="float" office:value="0" calcext:value-type="float">
            <text:p>0</text:p>
          </table:table-cell>
          <table:table-cell office:value-type="float" office:value="57.15019" calcext:value-type="float">
            <text:p>57.15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6291" calcext:value-type="float">
            <text:p>2.6462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1.223636" calcext:value-type="float">
            <text:p>1.223636</text:p>
          </table:table-cell>
          <table:table-cell office:value-type="float" office:value="138.4997" calcext:value-type="float">
            <text:p>138.4997</text:p>
          </table:table-cell>
          <table:table-cell office:value-type="float" office:value="5" calcext:value-type="float">
            <text:p>5</text:p>
          </table:table-cell>
          <table:table-cell office:value-type="float" office:value="-0.474129" calcext:value-type="float">
            <text:p>-0.474129</text:p>
          </table:table-cell>
          <table:table-cell office:value-type="float" office:value="10.60804" calcext:value-type="float">
            <text:p>10.6080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7451" calcext:value-type="float">
            <text:p>0.0004057451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808253" calcext:value-type="float">
            <text:p>0.001808253</text:p>
          </table:table-cell>
          <table:table-cell office:value-type="float" office:value="1193.391" calcext:value-type="float">
            <text:p>1193.391</text:p>
          </table:table-cell>
          <table:table-cell office:value-type="float" office:value="2.22294" calcext:value-type="float">
            <text:p>2.22294</text:p>
          </table:table-cell>
          <table:table-cell office:value-type="float" office:value="0" calcext:value-type="float">
            <text:p>0</text:p>
          </table:table-cell>
          <table:table-cell office:value-type="float" office:value="0.01354172" calcext:value-type="float">
            <text:p>0.01354172</text:p>
          </table:table-cell>
          <table:table-cell office:value-type="float" office:value="0.01486427" calcext:value-type="float">
            <text:p>0.01486427</text:p>
          </table:table-cell>
          <table:table-cell office:value-type="float" office:value="0.2015743" calcext:value-type="float">
            <text:p>0.2015743</text:p>
          </table:table-cell>
          <table:table-cell office:value-type="float" office:value="0.008128975" calcext:value-type="float">
            <text:p>0.008128975</text:p>
          </table:table-cell>
          <table:table-cell office:value-type="float" office:value="0.007320983" calcext:value-type="float">
            <text:p>0.007320983</text:p>
          </table:table-cell>
          <table:table-cell office:value-type="float" office:value="0.005215338" calcext:value-type="float">
            <text:p>0.005215338</text:p>
          </table:table-cell>
          <table:table-cell office:value-type="float" office:value="0.004606164" calcext:value-type="float">
            <text:p>0.004606164</text:p>
          </table:table-cell>
          <table:table-cell office:value-type="float" office:value="0.06622615" calcext:value-type="float">
            <text:p>0.06622615</text:p>
          </table:table-cell>
          <table:table-cell office:value-type="float" office:value="0.09521955" calcext:value-type="float">
            <text:p>0.09521955</text:p>
          </table:table-cell>
          <table:table-cell office:value-type="float" office:value="0.08777562" calcext:value-type="float">
            <text:p>0.08777562</text:p>
          </table:table-cell>
          <table:table-cell office:value-type="float" office:value="0.0856901" calcext:value-type="float">
            <text:p>0.0856901</text:p>
          </table:table-cell>
          <table:table-cell office:value-type="float" office:value="0.08502944" calcext:value-type="float">
            <text:p>0.08502944</text:p>
          </table:table-cell>
          <table:table-cell office:value-type="float" office:value="0.08575919" calcext:value-type="float">
            <text:p>0.08575919</text:p>
          </table:table-cell>
          <table:table-cell office:value-type="float" office:value="0.08783976" calcext:value-type="float">
            <text:p>0.08783976</text:p>
          </table:table-cell>
          <table:table-cell office:value-type="float" office:value="0" calcext:value-type="float">
            <text:p>0</text:p>
          </table:table-cell>
          <table:table-cell office:value-type="float" office:value="9.04759" calcext:value-type="float">
            <text:p>9.04759</text:p>
          </table:table-cell>
          <table:table-cell office:value-type="float" office:value="9.850559" calcext:value-type="float">
            <text:p>9.850559</text:p>
          </table:table-cell>
          <table:table-cell office:value-type="float" office:value="22.24915" calcext:value-type="float">
            <text:p>22.24915</text:p>
          </table:table-cell>
          <table:table-cell office:value-type="float" office:value="3.558701" calcext:value-type="float">
            <text:p>3.558701</text:p>
          </table:table-cell>
          <table:table-cell office:value-type="float" office:value="2.689502" calcext:value-type="float">
            <text:p>2.689502</text:p>
          </table:table-cell>
          <table:table-cell office:value-type="float" office:value="1.21399" calcext:value-type="float">
            <text:p>1.21399</text:p>
          </table:table-cell>
          <table:table-cell office:value-type="float" office:value="0.9023461" calcext:value-type="float">
            <text:p>0.9023461</text:p>
          </table:table-cell>
          <table:table-cell office:value-type="float" office:value="1.821957" calcext:value-type="float">
            <text:p>1.821957</text:p>
          </table:table-cell>
          <table:table-cell office:value-type="float" office:value="2.425482" calcext:value-type="float">
            <text:p>2.425482</text:p>
          </table:table-cell>
          <table:table-cell office:value-type="float" office:value="2.318164" calcext:value-type="float">
            <text:p>2.318164</text:p>
          </table:table-cell>
          <table:table-cell office:value-type="float" office:value="2.40019" calcext:value-type="float">
            <text:p>2.40019</text:p>
          </table:table-cell>
          <table:table-cell office:value-type="float" office:value="2.398546" calcext:value-type="float">
            <text:p>2.398546</text:p>
          </table:table-cell>
          <table:table-cell office:value-type="float" office:value="2.501547" calcext:value-type="float">
            <text:p>2.501547</text:p>
          </table:table-cell>
          <table:table-cell office:value-type="float" office:value="2.703687" calcext:value-type="float">
            <text:p>2.703687</text:p>
          </table:table-cell>
          <table:table-cell office:value-type="float" office:value="0" calcext:value-type="float">
            <text:p>0</text:p>
          </table:table-cell>
          <table:table-cell office:value-type="float" office:value="41.92826" calcext:value-type="float">
            <text:p>41.9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4397" calcext:value-type="float">
            <text:p>2.6643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1.218412" calcext:value-type="float">
            <text:p>1.218412</text:p>
          </table:table-cell>
          <table:table-cell office:value-type="float" office:value="138.487" calcext:value-type="float">
            <text:p>138.487</text:p>
          </table:table-cell>
          <table:table-cell office:value-type="float" office:value="5" calcext:value-type="float">
            <text:p>5</text:p>
          </table:table-cell>
          <table:table-cell office:value-type="float" office:value="-0.50983" calcext:value-type="float">
            <text:p>-0.50983</text:p>
          </table:table-cell>
          <table:table-cell office:value-type="float" office:value="10.64959" calcext:value-type="float">
            <text:p>10.64959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7802" calcext:value-type="float">
            <text:p>0.0004057802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816734" calcext:value-type="float">
            <text:p>0.001816734</text:p>
          </table:table-cell>
          <table:table-cell office:value-type="float" office:value="1193.331" calcext:value-type="float">
            <text:p>1193.331</text:p>
          </table:table-cell>
          <table:table-cell office:value-type="float" office:value="2.216494" calcext:value-type="float">
            <text:p>2.216494</text:p>
          </table:table-cell>
          <table:table-cell office:value-type="float" office:value="0" calcext:value-type="float">
            <text:p>0</text:p>
          </table:table-cell>
          <table:table-cell office:value-type="float" office:value="0.00771562" calcext:value-type="float">
            <text:p>0.00771562</text:p>
          </table:table-cell>
          <table:table-cell office:value-type="float" office:value="0.01331803" calcext:value-type="float">
            <text:p>0.01331803</text:p>
          </table:table-cell>
          <table:table-cell office:value-type="float" office:value="0.1295851" calcext:value-type="float">
            <text:p>0.1295851</text:p>
          </table:table-cell>
          <table:table-cell office:value-type="float" office:value="0.00815548" calcext:value-type="float">
            <text:p>0.00815548</text:p>
          </table:table-cell>
          <table:table-cell office:value-type="float" office:value="0.0070464" calcext:value-type="float">
            <text:p>0.0070464</text:p>
          </table:table-cell>
          <table:table-cell office:value-type="float" office:value="0.005018719" calcext:value-type="float">
            <text:p>0.005018719</text:p>
          </table:table-cell>
          <table:table-cell office:value-type="float" office:value="0.004471696" calcext:value-type="float">
            <text:p>0.004471696</text:p>
          </table:table-cell>
          <table:table-cell office:value-type="float" office:value="0.06528383" calcext:value-type="float">
            <text:p>0.06528383</text:p>
          </table:table-cell>
          <table:table-cell office:value-type="float" office:value="0.09534503" calcext:value-type="float">
            <text:p>0.09534503</text:p>
          </table:table-cell>
          <table:table-cell office:value-type="float" office:value="0.08793201" calcext:value-type="float">
            <text:p>0.08793201</text:p>
          </table:table-cell>
          <table:table-cell office:value-type="float" office:value="0.08583134" calcext:value-type="float">
            <text:p>0.08583134</text:p>
          </table:table-cell>
          <table:table-cell office:value-type="float" office:value="0.08516316" calcext:value-type="float">
            <text:p>0.08516316</text:p>
          </table:table-cell>
          <table:table-cell office:value-type="float" office:value="0.08589706" calcext:value-type="float">
            <text:p>0.08589706</text:p>
          </table:table-cell>
          <table:table-cell office:value-type="float" office:value="0.08798393" calcext:value-type="float">
            <text:p>0.08798393</text:p>
          </table:table-cell>
          <table:table-cell office:value-type="float" office:value="0" calcext:value-type="float">
            <text:p>0</text:p>
          </table:table-cell>
          <table:table-cell office:value-type="float" office:value="9.024215" calcext:value-type="float">
            <text:p>9.024215</text:p>
          </table:table-cell>
          <table:table-cell office:value-type="float" office:value="9.823485" calcext:value-type="float">
            <text:p>9.823485</text:p>
          </table:table-cell>
          <table:table-cell office:value-type="float" office:value="22.22947" calcext:value-type="float">
            <text:p>22.22947</text:p>
          </table:table-cell>
          <table:table-cell office:value-type="float" office:value="3.549992" calcext:value-type="float">
            <text:p>3.549992</text:p>
          </table:table-cell>
          <table:table-cell office:value-type="float" office:value="2.683457" calcext:value-type="float">
            <text:p>2.683457</text:p>
          </table:table-cell>
          <table:table-cell office:value-type="float" office:value="1.212643" calcext:value-type="float">
            <text:p>1.212643</text:p>
          </table:table-cell>
          <table:table-cell office:value-type="float" office:value="0.9014262" calcext:value-type="float">
            <text:p>0.9014262</text:p>
          </table:table-cell>
          <table:table-cell office:value-type="float" office:value="1.832841" calcext:value-type="float">
            <text:p>1.832841</text:p>
          </table:table-cell>
          <table:table-cell office:value-type="float" office:value="2.438823" calcext:value-type="float">
            <text:p>2.438823</text:p>
          </table:table-cell>
          <table:table-cell office:value-type="float" office:value="2.330466" calcext:value-type="float">
            <text:p>2.330466</text:p>
          </table:table-cell>
          <table:table-cell office:value-type="float" office:value="2.412683" calcext:value-type="float">
            <text:p>2.412683</text:p>
          </table:table-cell>
          <table:table-cell office:value-type="float" office:value="2.410897" calcext:value-type="float">
            <text:p>2.410897</text:p>
          </table:table-cell>
          <table:table-cell office:value-type="float" office:value="2.514578" calcext:value-type="float">
            <text:p>2.514578</text:p>
          </table:table-cell>
          <table:table-cell office:value-type="float" office:value="2.717334" calcext:value-type="float">
            <text:p>2.717334</text:p>
          </table:table-cell>
          <table:table-cell office:value-type="float" office:value="0" calcext:value-type="float">
            <text:p>0</text:p>
          </table:table-cell>
          <table:table-cell office:value-type="float" office:value="35.76279" calcext:value-type="float">
            <text:p>35.76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0427" calcext:value-type="float">
            <text:p>2.6804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1.212761" calcext:value-type="float">
            <text:p>1.212761</text:p>
          </table:table-cell>
          <table:table-cell office:value-type="float" office:value="138.4747" calcext:value-type="float">
            <text:p>138.4747</text:p>
          </table:table-cell>
          <table:table-cell office:value-type="float" office:value="5" calcext:value-type="float">
            <text:p>5</text:p>
          </table:table-cell>
          <table:table-cell office:value-type="float" office:value="-0.5480273" calcext:value-type="float">
            <text:p>-0.5480273</text:p>
          </table:table-cell>
          <table:table-cell office:value-type="float" office:value="10.68977" calcext:value-type="float">
            <text:p>10.68977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819" calcext:value-type="float">
            <text:p>0.000405819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825943" calcext:value-type="float">
            <text:p>0.001825943</text:p>
          </table:table-cell>
          <table:table-cell office:value-type="float" office:value="1193.269" calcext:value-type="float">
            <text:p>1193.269</text:p>
          </table:table-cell>
          <table:table-cell office:value-type="float" office:value="2.209641" calcext:value-type="float">
            <text:p>2.209641</text:p>
          </table:table-cell>
          <table:table-cell office:value-type="float" office:value="0" calcext:value-type="float">
            <text:p>0</text:p>
          </table:table-cell>
          <table:table-cell office:value-type="float" office:value="0.0207079" calcext:value-type="float">
            <text:p>0.0207079</text:p>
          </table:table-cell>
          <table:table-cell office:value-type="float" office:value="0.01571964" calcext:value-type="float">
            <text:p>0.01571964</text:p>
          </table:table-cell>
          <table:table-cell office:value-type="float" office:value="0.07006914" calcext:value-type="float">
            <text:p>0.07006914</text:p>
          </table:table-cell>
          <table:table-cell office:value-type="float" office:value="0.008456768" calcext:value-type="float">
            <text:p>0.008456768</text:p>
          </table:table-cell>
          <table:table-cell office:value-type="float" office:value="0.007369152" calcext:value-type="float">
            <text:p>0.007369152</text:p>
          </table:table-cell>
          <table:table-cell office:value-type="float" office:value="0.005040254" calcext:value-type="float">
            <text:p>0.005040254</text:p>
          </table:table-cell>
          <table:table-cell office:value-type="float" office:value="0.00444105" calcext:value-type="float">
            <text:p>0.00444105</text:p>
          </table:table-cell>
          <table:table-cell office:value-type="float" office:value="0.06425438" calcext:value-type="float">
            <text:p>0.06425438</text:p>
          </table:table-cell>
          <table:table-cell office:value-type="float" office:value="0.09528592" calcext:value-type="float">
            <text:p>0.09528592</text:p>
          </table:table-cell>
          <table:table-cell office:value-type="float" office:value="0.08806933" calcext:value-type="float">
            <text:p>0.08806933</text:p>
          </table:table-cell>
          <table:table-cell office:value-type="float" office:value="0.08597143" calcext:value-type="float">
            <text:p>0.08597143</text:p>
          </table:table-cell>
          <table:table-cell office:value-type="float" office:value="0.08529662" calcext:value-type="float">
            <text:p>0.08529662</text:p>
          </table:table-cell>
          <table:table-cell office:value-type="float" office:value="0.08603489" calcext:value-type="float">
            <text:p>0.08603489</text:p>
          </table:table-cell>
          <table:table-cell office:value-type="float" office:value="0.08812808" calcext:value-type="float">
            <text:p>0.08812808</text:p>
          </table:table-cell>
          <table:table-cell office:value-type="float" office:value="0" calcext:value-type="float">
            <text:p>0</text:p>
          </table:table-cell>
          <table:table-cell office:value-type="float" office:value="9.012166" calcext:value-type="float">
            <text:p>9.012166</text:p>
          </table:table-cell>
          <table:table-cell office:value-type="float" office:value="9.79707" calcext:value-type="float">
            <text:p>9.79707</text:p>
          </table:table-cell>
          <table:table-cell office:value-type="float" office:value="22.18308" calcext:value-type="float">
            <text:p>22.18308</text:p>
          </table:table-cell>
          <table:table-cell office:value-type="float" office:value="3.541215" calcext:value-type="float">
            <text:p>3.541215</text:p>
          </table:table-cell>
          <table:table-cell office:value-type="float" office:value="2.677353" calcext:value-type="float">
            <text:p>2.677353</text:p>
          </table:table-cell>
          <table:table-cell office:value-type="float" office:value="1.21126" calcext:value-type="float">
            <text:p>1.21126</text:p>
          </table:table-cell>
          <table:table-cell office:value-type="float" office:value="0.9004858" calcext:value-type="float">
            <text:p>0.9004858</text:p>
          </table:table-cell>
          <table:table-cell office:value-type="float" office:value="1.843412" calcext:value-type="float">
            <text:p>1.843412</text:p>
          </table:table-cell>
          <table:table-cell office:value-type="float" office:value="2.452111" calcext:value-type="float">
            <text:p>2.452111</text:p>
          </table:table-cell>
          <table:table-cell office:value-type="float" office:value="2.342767" calcext:value-type="float">
            <text:p>2.342767</text:p>
          </table:table-cell>
          <table:table-cell office:value-type="float" office:value="2.425169" calcext:value-type="float">
            <text:p>2.425169</text:p>
          </table:table-cell>
          <table:table-cell office:value-type="float" office:value="2.423244" calcext:value-type="float">
            <text:p>2.423244</text:p>
          </table:table-cell>
          <table:table-cell office:value-type="float" office:value="2.527602" calcext:value-type="float">
            <text:p>2.527602</text:p>
          </table:table-cell>
          <table:table-cell office:value-type="float" office:value="2.730963" calcext:value-type="float">
            <text:p>2.730963</text:p>
          </table:table-cell>
          <table:table-cell office:value-type="float" office:value="0" calcext:value-type="float">
            <text:p>0</text:p>
          </table:table-cell>
          <table:table-cell office:value-type="float" office:value="35.62273" calcext:value-type="float">
            <text:p>35.62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6547" calcext:value-type="float">
            <text:p>2.6965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138.4611" calcext:value-type="float">
            <text:p>138.4611</text:p>
          </table:table-cell>
          <table:table-cell office:value-type="float" office:value="5" calcext:value-type="float">
            <text:p>5</text:p>
          </table:table-cell>
          <table:table-cell office:value-type="float" office:value="-0.5880499" calcext:value-type="float">
            <text:p>-0.5880499</text:p>
          </table:table-cell>
          <table:table-cell office:value-type="float" office:value="10.72934" calcext:value-type="float">
            <text:p>10.7293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8599" calcext:value-type="float">
            <text:p>0.0004058599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835852" calcext:value-type="float">
            <text:p>0.001835852</text:p>
          </table:table-cell>
          <table:table-cell office:value-type="float" office:value="1193.207" calcext:value-type="float">
            <text:p>1193.207</text:p>
          </table:table-cell>
          <table:table-cell office:value-type="float" office:value="2.200899" calcext:value-type="float">
            <text:p>2.200899</text:p>
          </table:table-cell>
          <table:table-cell office:value-type="float" office:value="0" calcext:value-type="float">
            <text:p>0</text:p>
          </table:table-cell>
          <table:table-cell office:value-type="float" office:value="0.02258363" calcext:value-type="float">
            <text:p>0.02258363</text:p>
          </table:table-cell>
          <table:table-cell office:value-type="float" office:value="0.01662459" calcext:value-type="float">
            <text:p>0.01662459</text:p>
          </table:table-cell>
          <table:table-cell office:value-type="float" office:value="0.07171725" calcext:value-type="float">
            <text:p>0.07171725</text:p>
          </table:table-cell>
          <table:table-cell office:value-type="float" office:value="0.009058753" calcext:value-type="float">
            <text:p>0.009058753</text:p>
          </table:table-cell>
          <table:table-cell office:value-type="float" office:value="0.00781522" calcext:value-type="float">
            <text:p>0.00781522</text:p>
          </table:table-cell>
          <table:table-cell office:value-type="float" office:value="0.005204468" calcext:value-type="float">
            <text:p>0.005204468</text:p>
          </table:table-cell>
          <table:table-cell office:value-type="float" office:value="0.004488348" calcext:value-type="float">
            <text:p>0.004488348</text:p>
          </table:table-cell>
          <table:table-cell office:value-type="float" office:value="0.06260364" calcext:value-type="float">
            <text:p>0.06260364</text:p>
          </table:table-cell>
          <table:table-cell office:value-type="float" office:value="0.09517145" calcext:value-type="float">
            <text:p>0.09517145</text:p>
          </table:table-cell>
          <table:table-cell office:value-type="float" office:value="0.08818483" calcext:value-type="float">
            <text:p>0.08818483</text:p>
          </table:table-cell>
          <table:table-cell office:value-type="float" office:value="0.08610909" calcext:value-type="float">
            <text:p>0.08610909</text:p>
          </table:table-cell>
          <table:table-cell office:value-type="float" office:value="0.08542975" calcext:value-type="float">
            <text:p>0.08542975</text:p>
          </table:table-cell>
          <table:table-cell office:value-type="float" office:value="0.0861726" calcext:value-type="float">
            <text:p>0.0861726</text:p>
          </table:table-cell>
          <table:table-cell office:value-type="float" office:value="0.08827208" calcext:value-type="float">
            <text:p>0.08827208</text:p>
          </table:table-cell>
          <table:table-cell office:value-type="float" office:value="0" calcext:value-type="float">
            <text:p>0</text:p>
          </table:table-cell>
          <table:table-cell office:value-type="float" office:value="9.018434" calcext:value-type="float">
            <text:p>9.018434</text:p>
          </table:table-cell>
          <table:table-cell office:value-type="float" office:value="9.772884" calcext:value-type="float">
            <text:p>9.772884</text:p>
          </table:table-cell>
          <table:table-cell office:value-type="float" office:value="22.12219" calcext:value-type="float">
            <text:p>22.12219</text:p>
          </table:table-cell>
          <table:table-cell office:value-type="float" office:value="3.532972" calcext:value-type="float">
            <text:p>3.532972</text:p>
          </table:table-cell>
          <table:table-cell office:value-type="float" office:value="2.671572" calcext:value-type="float">
            <text:p>2.671572</text:p>
          </table:table-cell>
          <table:table-cell office:value-type="float" office:value="1.20992" calcext:value-type="float">
            <text:p>1.20992</text:p>
          </table:table-cell>
          <table:table-cell office:value-type="float" office:value="0.8995523" calcext:value-type="float">
            <text:p>0.8995523</text:p>
          </table:table-cell>
          <table:table-cell office:value-type="float" office:value="1.853649" calcext:value-type="float">
            <text:p>1.853649</text:p>
          </table:table-cell>
          <table:table-cell office:value-type="float" office:value="2.465318" calcext:value-type="float">
            <text:p>2.465318</text:p>
          </table:table-cell>
          <table:table-cell office:value-type="float" office:value="2.35506" calcext:value-type="float">
            <text:p>2.35506</text:p>
          </table:table-cell>
          <table:table-cell office:value-type="float" office:value="2.437648" calcext:value-type="float">
            <text:p>2.437648</text:p>
          </table:table-cell>
          <table:table-cell office:value-type="float" office:value="2.435574" calcext:value-type="float">
            <text:p>2.435574</text:p>
          </table:table-cell>
          <table:table-cell office:value-type="float" office:value="2.540613" calcext:value-type="float">
            <text:p>2.540613</text:p>
          </table:table-cell>
          <table:table-cell office:value-type="float" office:value="2.744582" calcext:value-type="float">
            <text:p>2.744582</text:p>
          </table:table-cell>
          <table:table-cell office:value-type="float" office:value="0" calcext:value-type="float">
            <text:p>0</text:p>
          </table:table-cell>
          <table:table-cell office:value-type="float" office:value="38.16324" calcext:value-type="float">
            <text:p>38.16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4844" calcext:value-type="float">
            <text:p>2.7148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1.198626" calcext:value-type="float">
            <text:p>1.198626</text:p>
          </table:table-cell>
          <table:table-cell office:value-type="float" office:value="138.4462" calcext:value-type="float">
            <text:p>138.4462</text:p>
          </table:table-cell>
          <table:table-cell office:value-type="float" office:value="5" calcext:value-type="float">
            <text:p>5</text:p>
          </table:table-cell>
          <table:table-cell office:value-type="float" office:value="-0.6302027" calcext:value-type="float">
            <text:p>-0.6302027</text:p>
          </table:table-cell>
          <table:table-cell office:value-type="float" office:value="10.7689" calcext:value-type="float">
            <text:p>10.7689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059044" calcext:value-type="float">
            <text:p>0.0004059044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846446" calcext:value-type="float">
            <text:p>0.001846446</text:p>
          </table:table-cell>
          <table:table-cell office:value-type="float" office:value="1193.145" calcext:value-type="float">
            <text:p>1193.145</text:p>
          </table:table-cell>
          <table:table-cell office:value-type="float" office:value="2.190758" calcext:value-type="float">
            <text:p>2.190758</text:p>
          </table:table-cell>
          <table:table-cell office:value-type="float" office:value="0" calcext:value-type="float">
            <text:p>0</text:p>
          </table:table-cell>
          <table:table-cell office:value-type="float" office:value="0.02218925" calcext:value-type="float">
            <text:p>0.02218925</text:p>
          </table:table-cell>
          <table:table-cell office:value-type="float" office:value="0.02067294" calcext:value-type="float">
            <text:p>0.02067294</text:p>
          </table:table-cell>
          <table:table-cell office:value-type="float" office:value="0.07495832" calcext:value-type="float">
            <text:p>0.07495832</text:p>
          </table:table-cell>
          <table:table-cell office:value-type="float" office:value="0.01021959" calcext:value-type="float">
            <text:p>0.01021959</text:p>
          </table:table-cell>
          <table:table-cell office:value-type="float" office:value="0.008587648" calcext:value-type="float">
            <text:p>0.008587648</text:p>
          </table:table-cell>
          <table:table-cell office:value-type="float" office:value="0.005428917" calcext:value-type="float">
            <text:p>0.005428917</text:p>
          </table:table-cell>
          <table:table-cell office:value-type="float" office:value="0.004582362" calcext:value-type="float">
            <text:p>0.004582362</text:p>
          </table:table-cell>
          <table:table-cell office:value-type="float" office:value="0.05799684" calcext:value-type="float">
            <text:p>0.05799684</text:p>
          </table:table-cell>
          <table:table-cell office:value-type="float" office:value="0.09512033" calcext:value-type="float">
            <text:p>0.09512033</text:p>
          </table:table-cell>
          <table:table-cell office:value-type="float" office:value="0.08828894" calcext:value-type="float">
            <text:p>0.08828894</text:p>
          </table:table-cell>
          <table:table-cell office:value-type="float" office:value="0.08624399" calcext:value-type="float">
            <text:p>0.08624399</text:p>
          </table:table-cell>
          <table:table-cell office:value-type="float" office:value="0.08556241" calcext:value-type="float">
            <text:p>0.08556241</text:p>
          </table:table-cell>
          <table:table-cell office:value-type="float" office:value="0.08631026" calcext:value-type="float">
            <text:p>0.08631026</text:p>
          </table:table-cell>
          <table:table-cell office:value-type="float" office:value="0.08841574" calcext:value-type="float">
            <text:p>0.08841574</text:p>
          </table:table-cell>
          <table:table-cell office:value-type="float" office:value="0" calcext:value-type="float">
            <text:p>0</text:p>
          </table:table-cell>
          <table:table-cell office:value-type="float" office:value="9.026306" calcext:value-type="float">
            <text:p>9.026306</text:p>
          </table:table-cell>
          <table:table-cell office:value-type="float" office:value="9.751054" calcext:value-type="float">
            <text:p>9.751054</text:p>
          </table:table-cell>
          <table:table-cell office:value-type="float" office:value="22.06443" calcext:value-type="float">
            <text:p>22.06443</text:p>
          </table:table-cell>
          <table:table-cell office:value-type="float" office:value="3.525287" calcext:value-type="float">
            <text:p>3.525287</text:p>
          </table:table-cell>
          <table:table-cell office:value-type="float" office:value="2.666155" calcext:value-type="float">
            <text:p>2.666155</text:p>
          </table:table-cell>
          <table:table-cell office:value-type="float" office:value="1.208646" calcext:value-type="float">
            <text:p>1.208646</text:p>
          </table:table-cell>
          <table:table-cell office:value-type="float" office:value="0.8986427" calcext:value-type="float">
            <text:p>0.8986427</text:p>
          </table:table-cell>
          <table:table-cell office:value-type="float" office:value="1.863147" calcext:value-type="float">
            <text:p>1.863147</text:p>
          </table:table-cell>
          <table:table-cell office:value-type="float" office:value="2.478451" calcext:value-type="float">
            <text:p>2.478451</text:p>
          </table:table-cell>
          <table:table-cell office:value-type="float" office:value="2.367335" calcext:value-type="float">
            <text:p>2.367335</text:p>
          </table:table-cell>
          <table:table-cell office:value-type="float" office:value="2.45012" calcext:value-type="float">
            <text:p>2.45012</text:p>
          </table:table-cell>
          <table:table-cell office:value-type="float" office:value="2.447901" calcext:value-type="float">
            <text:p>2.447901</text:p>
          </table:table-cell>
          <table:table-cell office:value-type="float" office:value="2.553618" calcext:value-type="float">
            <text:p>2.553618</text:p>
          </table:table-cell>
          <table:table-cell office:value-type="float" office:value="2.758185" calcext:value-type="float">
            <text:p>2.758185</text:p>
          </table:table-cell>
          <table:table-cell office:value-type="float" office:value="0" calcext:value-type="float">
            <text:p>0</text:p>
          </table:table-cell>
          <table:table-cell office:value-type="float" office:value="43.24906" calcext:value-type="float">
            <text:p>43.24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5293" calcext:value-type="float">
            <text:p>2.7352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1.189192" calcext:value-type="float">
            <text:p>1.189192</text:p>
          </table:table-cell>
          <table:table-cell office:value-type="float" office:value="138.4293" calcext:value-type="float">
            <text:p>138.4293</text:p>
          </table:table-cell>
          <table:table-cell office:value-type="float" office:value="5" calcext:value-type="float">
            <text:p>5</text:p>
          </table:table-cell>
          <table:table-cell office:value-type="float" office:value="-0.6767503" calcext:value-type="float">
            <text:p>-0.6767503</text:p>
          </table:table-cell>
          <table:table-cell office:value-type="float" office:value="10.80814" calcext:value-type="float">
            <text:p>10.8081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104732" calcext:value-type="float">
            <text:p>0.0004104732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1946837" calcext:value-type="float">
            <text:p>0.001946837</text:p>
          </table:table-cell>
          <table:table-cell office:value-type="float" office:value="1193.083" calcext:value-type="float">
            <text:p>1193.083</text:p>
          </table:table-cell>
          <table:table-cell office:value-type="float" office:value="2.177172" calcext:value-type="float">
            <text:p>2.177172</text:p>
          </table:table-cell>
          <table:table-cell office:value-type="float" office:value="0" calcext:value-type="float">
            <text:p>0</text:p>
          </table:table-cell>
          <table:table-cell office:value-type="float" office:value="0.03113735" calcext:value-type="float">
            <text:p>0.03113735</text:p>
          </table:table-cell>
          <table:table-cell office:value-type="float" office:value="0.02410676" calcext:value-type="float">
            <text:p>0.02410676</text:p>
          </table:table-cell>
          <table:table-cell office:value-type="float" office:value="0.07808421" calcext:value-type="float">
            <text:p>0.07808421</text:p>
          </table:table-cell>
          <table:table-cell office:value-type="float" office:value="0.01158287" calcext:value-type="float">
            <text:p>0.01158287</text:p>
          </table:table-cell>
          <table:table-cell office:value-type="float" office:value="0.009650181" calcext:value-type="float">
            <text:p>0.009650181</text:p>
          </table:table-cell>
          <table:table-cell office:value-type="float" office:value="0.005822616" calcext:value-type="float">
            <text:p>0.005822616</text:p>
          </table:table-cell>
          <table:table-cell office:value-type="float" office:value="0.004768808" calcext:value-type="float">
            <text:p>0.004768808</text:p>
          </table:table-cell>
          <table:table-cell office:value-type="float" office:value="0.04624934" calcext:value-type="float">
            <text:p>0.04624934</text:p>
          </table:table-cell>
          <table:table-cell office:value-type="float" office:value="0.09518895" calcext:value-type="float">
            <text:p>0.09518895</text:p>
          </table:table-cell>
          <table:table-cell office:value-type="float" office:value="0.0883927" calcext:value-type="float">
            <text:p>0.0883927</text:p>
          </table:table-cell>
          <table:table-cell office:value-type="float" office:value="0.08637635" calcext:value-type="float">
            <text:p>0.08637635</text:p>
          </table:table-cell>
          <table:table-cell office:value-type="float" office:value="0.08569445" calcext:value-type="float">
            <text:p>0.08569445</text:p>
          </table:table-cell>
          <table:table-cell office:value-type="float" office:value="0.08644771" calcext:value-type="float">
            <text:p>0.08644771</text:p>
          </table:table-cell>
          <table:table-cell office:value-type="float" office:value="0.08855926" calcext:value-type="float">
            <text:p>0.08855926</text:p>
          </table:table-cell>
          <table:table-cell office:value-type="float" office:value="0" calcext:value-type="float">
            <text:p>0</text:p>
          </table:table-cell>
          <table:table-cell office:value-type="float" office:value="9.037889" calcext:value-type="float">
            <text:p>9.037889</text:p>
          </table:table-cell>
          <table:table-cell office:value-type="float" office:value="9.732986" calcext:value-type="float">
            <text:p>9.732986</text:p>
          </table:table-cell>
          <table:table-cell office:value-type="float" office:value="22.01063" calcext:value-type="float">
            <text:p>22.01063</text:p>
          </table:table-cell>
          <table:table-cell office:value-type="float" office:value="3.518514" calcext:value-type="float">
            <text:p>3.518514</text:p>
          </table:table-cell>
          <table:table-cell office:value-type="float" office:value="2.661332" calcext:value-type="float">
            <text:p>2.661332</text:p>
          </table:table-cell>
          <table:table-cell office:value-type="float" office:value="1.207489" calcext:value-type="float">
            <text:p>1.207489</text:p>
          </table:table-cell>
          <table:table-cell office:value-type="float" office:value="0.8977816" calcext:value-type="float">
            <text:p>0.8977816</text:p>
          </table:table-cell>
          <table:table-cell office:value-type="float" office:value="1.870657" calcext:value-type="float">
            <text:p>1.870657</text:p>
          </table:table-cell>
          <table:table-cell office:value-type="float" office:value="2.491526" calcext:value-type="float">
            <text:p>2.491526</text:p>
          </table:table-cell>
          <table:table-cell office:value-type="float" office:value="2.379587" calcext:value-type="float">
            <text:p>2.379587</text:p>
          </table:table-cell>
          <table:table-cell office:value-type="float" office:value="2.462577" calcext:value-type="float">
            <text:p>2.462577</text:p>
          </table:table-cell>
          <table:table-cell office:value-type="float" office:value="2.460211" calcext:value-type="float">
            <text:p>2.460211</text:p>
          </table:table-cell>
          <table:table-cell office:value-type="float" office:value="2.566607" calcext:value-type="float">
            <text:p>2.566607</text:p>
          </table:table-cell>
          <table:table-cell office:value-type="float" office:value="2.771775" calcext:value-type="float">
            <text:p>2.771775</text:p>
          </table:table-cell>
          <table:table-cell office:value-type="float" office:value="0" calcext:value-type="float">
            <text:p>0</text:p>
          </table:table-cell>
          <table:table-cell office:value-type="float" office:value="51.39279" calcext:value-type="float">
            <text:p>51.3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969" calcext:value-type="float">
            <text:p>2.759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1.179303" calcext:value-type="float">
            <text:p>1.179303</text:p>
          </table:table-cell>
          <table:table-cell office:value-type="float" office:value="138.4112" calcext:value-type="float">
            <text:p>138.4112</text:p>
          </table:table-cell>
          <table:table-cell office:value-type="float" office:value="5" calcext:value-type="float">
            <text:p>5</text:p>
          </table:table-cell>
          <table:table-cell office:value-type="float" office:value="-0.7260534" calcext:value-type="float">
            <text:p>-0.7260534</text:p>
          </table:table-cell>
          <table:table-cell office:value-type="float" office:value="10.84626" calcext:value-type="float">
            <text:p>10.84626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22029" calcext:value-type="float">
            <text:p>0.000422029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2271557" calcext:value-type="float">
            <text:p>0.002271557</text:p>
          </table:table-cell>
          <table:table-cell office:value-type="float" office:value="1193.023" calcext:value-type="float">
            <text:p>1193.023</text:p>
          </table:table-cell>
          <table:table-cell office:value-type="float" office:value="2.162392" calcext:value-type="float">
            <text:p>2.162392</text:p>
          </table:table-cell>
          <table:table-cell office:value-type="float" office:value="0" calcext:value-type="float">
            <text:p>0</text:p>
          </table:table-cell>
          <table:table-cell office:value-type="float" office:value="0.02278134" calcext:value-type="float">
            <text:p>0.02278134</text:p>
          </table:table-cell>
          <table:table-cell office:value-type="float" office:value="0.02533221" calcext:value-type="float">
            <text:p>0.02533221</text:p>
          </table:table-cell>
          <table:table-cell office:value-type="float" office:value="0.07977761" calcext:value-type="float">
            <text:p>0.07977761</text:p>
          </table:table-cell>
          <table:table-cell office:value-type="float" office:value="0.01223436" calcext:value-type="float">
            <text:p>0.01223436</text:p>
          </table:table-cell>
          <table:table-cell office:value-type="float" office:value="0.01027056" calcext:value-type="float">
            <text:p>0.01027056</text:p>
          </table:table-cell>
          <table:table-cell office:value-type="float" office:value="0.006102313" calcext:value-type="float">
            <text:p>0.006102313</text:p>
          </table:table-cell>
          <table:table-cell office:value-type="float" office:value="0.004902557" calcext:value-type="float">
            <text:p>0.004902557</text:p>
          </table:table-cell>
          <table:table-cell office:value-type="float" office:value="0.03076915" calcext:value-type="float">
            <text:p>0.03076915</text:p>
          </table:table-cell>
          <table:table-cell office:value-type="float" office:value="0.09547623" calcext:value-type="float">
            <text:p>0.09547623</text:p>
          </table:table-cell>
          <table:table-cell office:value-type="float" office:value="0.08851957" calcext:value-type="float">
            <text:p>0.08851957</text:p>
          </table:table-cell>
          <table:table-cell office:value-type="float" office:value="0.08650851" calcext:value-type="float">
            <text:p>0.08650851</text:p>
          </table:table-cell>
          <table:table-cell office:value-type="float" office:value="0.08582564" calcext:value-type="float">
            <text:p>0.08582564</text:p>
          </table:table-cell>
          <table:table-cell office:value-type="float" office:value="0.0865851" calcext:value-type="float">
            <text:p>0.0865851</text:p>
          </table:table-cell>
          <table:table-cell office:value-type="float" office:value="0.08870275" calcext:value-type="float">
            <text:p>0.08870275</text:p>
          </table:table-cell>
          <table:table-cell office:value-type="float" office:value="0" calcext:value-type="float">
            <text:p>0</text:p>
          </table:table-cell>
          <table:table-cell office:value-type="float" office:value="9.046805" calcext:value-type="float">
            <text:p>9.046805</text:p>
          </table:table-cell>
          <table:table-cell office:value-type="float" office:value="9.717449" calcext:value-type="float">
            <text:p>9.717449</text:p>
          </table:table-cell>
          <table:table-cell office:value-type="float" office:value="21.96063" calcext:value-type="float">
            <text:p>21.96063</text:p>
          </table:table-cell>
          <table:table-cell office:value-type="float" office:value="3.512457" calcext:value-type="float">
            <text:p>3.512457</text:p>
          </table:table-cell>
          <table:table-cell office:value-type="float" office:value="2.657096" calcext:value-type="float">
            <text:p>2.657096</text:p>
          </table:table-cell>
          <table:table-cell office:value-type="float" office:value="1.20647" calcext:value-type="float">
            <text:p>1.20647</text:p>
          </table:table-cell>
          <table:table-cell office:value-type="float" office:value="0.8969948" calcext:value-type="float">
            <text:p>0.8969948</text:p>
          </table:table-cell>
          <table:table-cell office:value-type="float" office:value="1.874529" calcext:value-type="float">
            <text:p>1.874529</text:p>
          </table:table-cell>
          <table:table-cell office:value-type="float" office:value="2.504472" calcext:value-type="float">
            <text:p>2.504472</text:p>
          </table:table-cell>
          <table:table-cell office:value-type="float" office:value="2.391757" calcext:value-type="float">
            <text:p>2.391757</text:p>
          </table:table-cell>
          <table:table-cell office:value-type="float" office:value="2.474992" calcext:value-type="float">
            <text:p>2.474992</text:p>
          </table:table-cell>
          <table:table-cell office:value-type="float" office:value="2.472504" calcext:value-type="float">
            <text:p>2.472504</text:p>
          </table:table-cell>
          <table:table-cell office:value-type="float" office:value="2.579588" calcext:value-type="float">
            <text:p>2.579588</text:p>
          </table:table-cell>
          <table:table-cell office:value-type="float" office:value="2.785349" calcext:value-type="float">
            <text:p>2.785349</text:p>
          </table:table-cell>
          <table:table-cell office:value-type="float" office:value="0" calcext:value-type="float">
            <text:p>0</text:p>
          </table:table-cell>
          <table:table-cell office:value-type="float" office:value="54.48759" calcext:value-type="float">
            <text:p>54.48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5572" calcext:value-type="float">
            <text:p>2.7855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1.170845" calcext:value-type="float">
            <text:p>1.170845</text:p>
          </table:table-cell>
          <table:table-cell office:value-type="float" office:value="138.3954" calcext:value-type="float">
            <text:p>138.3954</text:p>
          </table:table-cell>
          <table:table-cell office:value-type="float" office:value="5" calcext:value-type="float">
            <text:p>5</text:p>
          </table:table-cell>
          <table:table-cell office:value-type="float" office:value="-0.7757404" calcext:value-type="float">
            <text:p>-0.7757404</text:p>
          </table:table-cell>
          <table:table-cell office:value-type="float" office:value="10.88264" calcext:value-type="float">
            <text:p>10.8826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271432" calcext:value-type="float">
            <text:p>0.0004271432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248042" calcext:value-type="float">
            <text:p>0.00248042</text:p>
          </table:table-cell>
          <table:table-cell office:value-type="float" office:value="1192.958" calcext:value-type="float">
            <text:p>1192.958</text:p>
          </table:table-cell>
          <table:table-cell office:value-type="float" office:value="2.15098" calcext:value-type="float">
            <text:p>2.15098</text:p>
          </table:table-cell>
          <table:table-cell office:value-type="float" office:value="0" calcext:value-type="float">
            <text:p>0</text:p>
          </table:table-cell>
          <table:table-cell office:value-type="float" office:value="0.01463062" calcext:value-type="float">
            <text:p>0.01463062</text:p>
          </table:table-cell>
          <table:table-cell office:value-type="float" office:value="0.01572979" calcext:value-type="float">
            <text:p>0.01572979</text:p>
          </table:table-cell>
          <table:table-cell office:value-type="float" office:value="0.1338801" calcext:value-type="float">
            <text:p>0.1338801</text:p>
          </table:table-cell>
          <table:table-cell office:value-type="float" office:value="0.0127719" calcext:value-type="float">
            <text:p>0.0127719</text:p>
          </table:table-cell>
          <table:table-cell office:value-type="float" office:value="0.008427502" calcext:value-type="float">
            <text:p>0.008427502</text:p>
          </table:table-cell>
          <table:table-cell office:value-type="float" office:value="0.005623078" calcext:value-type="float">
            <text:p>0.005623078</text:p>
          </table:table-cell>
          <table:table-cell office:value-type="float" office:value="0.004629786" calcext:value-type="float">
            <text:p>0.004629786</text:p>
          </table:table-cell>
          <table:table-cell office:value-type="float" office:value="0.02096044" calcext:value-type="float">
            <text:p>0.02096044</text:p>
          </table:table-cell>
          <table:table-cell office:value-type="float" office:value="0.09586135" calcext:value-type="float">
            <text:p>0.09586135</text:p>
          </table:table-cell>
          <table:table-cell office:value-type="float" office:value="0.08867123" calcext:value-type="float">
            <text:p>0.08867123</text:p>
          </table:table-cell>
          <table:table-cell office:value-type="float" office:value="0.08664344" calcext:value-type="float">
            <text:p>0.08664344</text:p>
          </table:table-cell>
          <table:table-cell office:value-type="float" office:value="0.08595729" calcext:value-type="float">
            <text:p>0.08595729</text:p>
          </table:table-cell>
          <table:table-cell office:value-type="float" office:value="0.08671918" calcext:value-type="float">
            <text:p>0.08671918</text:p>
          </table:table-cell>
          <table:table-cell office:value-type="float" office:value="0.08884592" calcext:value-type="float">
            <text:p>0.08884592</text:p>
          </table:table-cell>
          <table:table-cell office:value-type="float" office:value="0" calcext:value-type="float">
            <text:p>0</text:p>
          </table:table-cell>
          <table:table-cell office:value-type="float" office:value="9.032687" calcext:value-type="float">
            <text:p>9.032687</text:p>
          </table:table-cell>
          <table:table-cell office:value-type="float" office:value="9.695768" calcext:value-type="float">
            <text:p>9.695768</text:p>
          </table:table-cell>
          <table:table-cell office:value-type="float" office:value="21.91134" calcext:value-type="float">
            <text:p>21.91134</text:p>
          </table:table-cell>
          <table:table-cell office:value-type="float" office:value="3.50608" calcext:value-type="float">
            <text:p>3.50608</text:p>
          </table:table-cell>
          <table:table-cell office:value-type="float" office:value="2.6527" calcext:value-type="float">
            <text:p>2.6527</text:p>
          </table:table-cell>
          <table:table-cell office:value-type="float" office:value="1.205465" calcext:value-type="float">
            <text:p>1.205465</text:p>
          </table:table-cell>
          <table:table-cell office:value-type="float" office:value="0.8961573" calcext:value-type="float">
            <text:p>0.8961573</text:p>
          </table:table-cell>
          <table:table-cell office:value-type="float" office:value="1.875281" calcext:value-type="float">
            <text:p>1.875281</text:p>
          </table:table-cell>
          <table:table-cell office:value-type="float" office:value="2.51734" calcext:value-type="float">
            <text:p>2.51734</text:p>
          </table:table-cell>
          <table:table-cell office:value-type="float" office:value="2.403845" calcext:value-type="float">
            <text:p>2.403845</text:p>
          </table:table-cell>
          <table:table-cell office:value-type="float" office:value="2.487359" calcext:value-type="float">
            <text:p>2.487359</text:p>
          </table:table-cell>
          <table:table-cell office:value-type="float" office:value="2.484769" calcext:value-type="float">
            <text:p>2.484769</text:p>
          </table:table-cell>
          <table:table-cell office:value-type="float" office:value="2.592522" calcext:value-type="float">
            <text:p>2.592522</text:p>
          </table:table-cell>
          <table:table-cell office:value-type="float" office:value="2.798905" calcext:value-type="float">
            <text:p>2.798905</text:p>
          </table:table-cell>
          <table:table-cell office:value-type="float" office:value="0" calcext:value-type="float">
            <text:p>0</text:p>
          </table:table-cell>
          <table:table-cell office:value-type="float" office:value="4.604786" calcext:value-type="float">
            <text:p>4.604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7957" calcext:value-type="float">
            <text:p>2.8079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1.163825" calcext:value-type="float">
            <text:p>1.163825</text:p>
          </table:table-cell>
          <table:table-cell office:value-type="float" office:value="138.3811" calcext:value-type="float">
            <text:p>138.3811</text:p>
          </table:table-cell>
          <table:table-cell office:value-type="float" office:value="5" calcext:value-type="float">
            <text:p>5</text:p>
          </table:table-cell>
          <table:table-cell office:value-type="float" office:value="-0.8285799" calcext:value-type="float">
            <text:p>-0.8285799</text:p>
          </table:table-cell>
          <table:table-cell office:value-type="float" office:value="10.91742" calcext:value-type="float">
            <text:p>10.91742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284249" calcext:value-type="float">
            <text:p>0.0004284249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2482607" calcext:value-type="float">
            <text:p>0.002482607</text:p>
          </table:table-cell>
          <table:table-cell office:value-type="float" office:value="1192.891" calcext:value-type="float">
            <text:p>1192.891</text:p>
          </table:table-cell>
          <table:table-cell office:value-type="float" office:value="2.144762" calcext:value-type="float">
            <text:p>2.144762</text:p>
          </table:table-cell>
          <table:table-cell office:value-type="float" office:value="0" calcext:value-type="float">
            <text:p>0</text:p>
          </table:table-cell>
          <table:table-cell office:value-type="float" office:value="0.01545946" calcext:value-type="float">
            <text:p>0.01545946</text:p>
          </table:table-cell>
          <table:table-cell office:value-type="float" office:value="0.0178507" calcext:value-type="float">
            <text:p>0.0178507</text:p>
          </table:table-cell>
          <table:table-cell office:value-type="float" office:value="0.07690778" calcext:value-type="float">
            <text:p>0.07690778</text:p>
          </table:table-cell>
          <table:table-cell office:value-type="float" office:value="0.009191987" calcext:value-type="float">
            <text:p>0.009191987</text:p>
          </table:table-cell>
          <table:table-cell office:value-type="float" office:value="0.007956269" calcext:value-type="float">
            <text:p>0.007956269</text:p>
          </table:table-cell>
          <table:table-cell office:value-type="float" office:value="0.005361435" calcext:value-type="float">
            <text:p>0.005361435</text:p>
          </table:table-cell>
          <table:table-cell office:value-type="float" office:value="0.004617981" calcext:value-type="float">
            <text:p>0.004617981</text:p>
          </table:table-cell>
          <table:table-cell office:value-type="float" office:value="0.01525961" calcext:value-type="float">
            <text:p>0.01525961</text:p>
          </table:table-cell>
          <table:table-cell office:value-type="float" office:value="0.09609791" calcext:value-type="float">
            <text:p>0.09609791</text:p>
          </table:table-cell>
          <table:table-cell office:value-type="float" office:value="0.08882805" calcext:value-type="float">
            <text:p>0.08882805</text:p>
          </table:table-cell>
          <table:table-cell office:value-type="float" office:value="0.08677953" calcext:value-type="float">
            <text:p>0.08677953</text:p>
          </table:table-cell>
          <table:table-cell office:value-type="float" office:value="0.08608839" calcext:value-type="float">
            <text:p>0.08608839</text:p>
          </table:table-cell>
          <table:table-cell office:value-type="float" office:value="0.08685859" calcext:value-type="float">
            <text:p>0.08685859</text:p>
          </table:table-cell>
          <table:table-cell office:value-type="float" office:value="0.08898899" calcext:value-type="float">
            <text:p>0.08898899</text:p>
          </table:table-cell>
          <table:table-cell office:value-type="float" office:value="0" calcext:value-type="float">
            <text:p>0</text:p>
          </table:table-cell>
          <table:table-cell office:value-type="float" office:value="9.020028" calcext:value-type="float">
            <text:p>9.020028</text:p>
          </table:table-cell>
          <table:table-cell office:value-type="float" office:value="9.66916" calcext:value-type="float">
            <text:p>9.66916</text:p>
          </table:table-cell>
          <table:table-cell office:value-type="float" office:value="21.85091" calcext:value-type="float">
            <text:p>21.85091</text:p>
          </table:table-cell>
          <table:table-cell office:value-type="float" office:value="3.497803" calcext:value-type="float">
            <text:p>3.497803</text:p>
          </table:table-cell>
          <table:table-cell office:value-type="float" office:value="2.646944" calcext:value-type="float">
            <text:p>2.646944</text:p>
          </table:table-cell>
          <table:table-cell office:value-type="float" office:value="1.204276" calcext:value-type="float">
            <text:p>1.204276</text:p>
          </table:table-cell>
          <table:table-cell office:value-type="float" office:value="0.8952791" calcext:value-type="float">
            <text:p>0.8952791</text:p>
          </table:table-cell>
          <table:table-cell office:value-type="float" office:value="1.874261" calcext:value-type="float">
            <text:p>1.874261</text:p>
          </table:table-cell>
          <table:table-cell office:value-type="float" office:value="2.530226" calcext:value-type="float">
            <text:p>2.530226</text:p>
          </table:table-cell>
          <table:table-cell office:value-type="float" office:value="2.415919" calcext:value-type="float">
            <text:p>2.415919</text:p>
          </table:table-cell>
          <table:table-cell office:value-type="float" office:value="2.499705" calcext:value-type="float">
            <text:p>2.499705</text:p>
          </table:table-cell>
          <table:table-cell office:value-type="float" office:value="2.49702" calcext:value-type="float">
            <text:p>2.49702</text:p>
          </table:table-cell>
          <table:table-cell office:value-type="float" office:value="2.605409" calcext:value-type="float">
            <text:p>2.605409</text:p>
          </table:table-cell>
          <table:table-cell office:value-type="float" office:value="2.812439" calcext:value-type="float">
            <text:p>2.812439</text:p>
          </table:table-cell>
          <table:table-cell office:value-type="float" office:value="0" calcext:value-type="float">
            <text:p>0</text:p>
          </table:table-cell>
          <table:table-cell office:value-type="float" office:value="19.3977" calcext:value-type="float">
            <text:p>19.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7336" calcext:value-type="float">
            <text:p>2.8273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1.155913" calcext:value-type="float">
            <text:p>1.155913</text:p>
          </table:table-cell>
          <table:table-cell office:value-type="float" office:value="138.3649" calcext:value-type="float">
            <text:p>138.3649</text:p>
          </table:table-cell>
          <table:table-cell office:value-type="float" office:value="5" calcext:value-type="float">
            <text:p>5</text:p>
          </table:table-cell>
          <table:table-cell office:value-type="float" office:value="-0.8807888" calcext:value-type="float">
            <text:p>-0.8807888</text:p>
          </table:table-cell>
          <table:table-cell office:value-type="float" office:value="10.9524" calcext:value-type="float">
            <text:p>10.952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284368" calcext:value-type="float">
            <text:p>0.0004284368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248551" calcext:value-type="float">
            <text:p>0.00248551</text:p>
          </table:table-cell>
          <table:table-cell office:value-type="float" office:value="1192.825" calcext:value-type="float">
            <text:p>1192.825</text:p>
          </table:table-cell>
          <table:table-cell office:value-type="float" office:value="2.13425" calcext:value-type="float">
            <text:p>2.13425</text:p>
          </table:table-cell>
          <table:table-cell office:value-type="float" office:value="0" calcext:value-type="float">
            <text:p>0</text:p>
          </table:table-cell>
          <table:table-cell office:value-type="float" office:value="0.015165" calcext:value-type="float">
            <text:p>0.015165</text:p>
          </table:table-cell>
          <table:table-cell office:value-type="float" office:value="0.02015158" calcext:value-type="float">
            <text:p>0.02015158</text:p>
          </table:table-cell>
          <table:table-cell office:value-type="float" office:value="0.07994365" calcext:value-type="float">
            <text:p>0.07994365</text:p>
          </table:table-cell>
          <table:table-cell office:value-type="float" office:value="0.0102715" calcext:value-type="float">
            <text:p>0.0102715</text:p>
          </table:table-cell>
          <table:table-cell office:value-type="float" office:value="0.008782418" calcext:value-type="float">
            <text:p>0.008782418</text:p>
          </table:table-cell>
          <table:table-cell office:value-type="float" office:value="0.005578398" calcext:value-type="float">
            <text:p>0.005578398</text:p>
          </table:table-cell>
          <table:table-cell office:value-type="float" office:value="0.004696578" calcext:value-type="float">
            <text:p>0.004696578</text:p>
          </table:table-cell>
          <table:table-cell office:value-type="float" office:value="0.01089167" calcext:value-type="float">
            <text:p>0.01089167</text:p>
          </table:table-cell>
          <table:table-cell office:value-type="float" office:value="0.09623074" calcext:value-type="float">
            <text:p>0.09623074</text:p>
          </table:table-cell>
          <table:table-cell office:value-type="float" office:value="0.08898021" calcext:value-type="float">
            <text:p>0.08898021</text:p>
          </table:table-cell>
          <table:table-cell office:value-type="float" office:value="0.08691599" calcext:value-type="float">
            <text:p>0.08691599</text:p>
          </table:table-cell>
          <table:table-cell office:value-type="float" office:value="0.08621964" calcext:value-type="float">
            <text:p>0.08621964</text:p>
          </table:table-cell>
          <table:table-cell office:value-type="float" office:value="0.0869955" calcext:value-type="float">
            <text:p>0.0869955</text:p>
          </table:table-cell>
          <table:table-cell office:value-type="float" office:value="0.08913184" calcext:value-type="float">
            <text:p>0.08913184</text:p>
          </table:table-cell>
          <table:table-cell office:value-type="float" office:value="0" calcext:value-type="float">
            <text:p>0</text:p>
          </table:table-cell>
          <table:table-cell office:value-type="float" office:value="9.024708" calcext:value-type="float">
            <text:p>9.024708</text:p>
          </table:table-cell>
          <table:table-cell office:value-type="float" office:value="9.646971" calcext:value-type="float">
            <text:p>9.646971</text:p>
          </table:table-cell>
          <table:table-cell office:value-type="float" office:value="21.79602" calcext:value-type="float">
            <text:p>21.79602</text:p>
          </table:table-cell>
          <table:table-cell office:value-type="float" office:value="3.490214" calcext:value-type="float">
            <text:p>3.490214</text:p>
          </table:table-cell>
          <table:table-cell office:value-type="float" office:value="2.641653" calcext:value-type="float">
            <text:p>2.641653</text:p>
          </table:table-cell>
          <table:table-cell office:value-type="float" office:value="1.203074" calcext:value-type="float">
            <text:p>1.203074</text:p>
          </table:table-cell>
          <table:table-cell office:value-type="float" office:value="0.8944246" calcext:value-type="float">
            <text:p>0.8944246</text:p>
          </table:table-cell>
          <table:table-cell office:value-type="float" office:value="1.872015" calcext:value-type="float">
            <text:p>1.872015</text:p>
          </table:table-cell>
          <table:table-cell office:value-type="float" office:value="2.543116" calcext:value-type="float">
            <text:p>2.543116</text:p>
          </table:table-cell>
          <table:table-cell office:value-type="float" office:value="2.427993" calcext:value-type="float">
            <text:p>2.427993</text:p>
          </table:table-cell>
          <table:table-cell office:value-type="float" office:value="2.512036" calcext:value-type="float">
            <text:p>2.512036</text:p>
          </table:table-cell>
          <table:table-cell office:value-type="float" office:value="2.509252" calcext:value-type="float">
            <text:p>2.509252</text:p>
          </table:table-cell>
          <table:table-cell office:value-type="float" office:value="2.618279" calcext:value-type="float">
            <text:p>2.618279</text:p>
          </table:table-cell>
          <table:table-cell office:value-type="float" office:value="2.825963" calcext:value-type="float">
            <text:p>2.825963</text:p>
          </table:table-cell>
          <table:table-cell office:value-type="float" office:value="0" calcext:value-type="float">
            <text:p>0</text:p>
          </table:table-cell>
          <table:table-cell office:value-type="float" office:value="41.20358" calcext:value-type="float">
            <text:p>41.20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9618" calcext:value-type="float">
            <text:p>2.8496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1.147744" calcext:value-type="float">
            <text:p>1.147744</text:p>
          </table:table-cell>
          <table:table-cell office:value-type="float" office:value="138.3479" calcext:value-type="float">
            <text:p>138.3479</text:p>
          </table:table-cell>
          <table:table-cell office:value-type="float" office:value="5" calcext:value-type="float">
            <text:p>5</text:p>
          </table:table-cell>
          <table:table-cell office:value-type="float" office:value="-0.9328758" calcext:value-type="float">
            <text:p>-0.9328758</text:p>
          </table:table-cell>
          <table:table-cell office:value-type="float" office:value="10.98745" calcext:value-type="float">
            <text:p>10.98745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28453" calcext:value-type="float">
            <text:p>0.000428453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2489415" calcext:value-type="float">
            <text:p>0.002489415</text:p>
          </table:table-cell>
          <table:table-cell office:value-type="float" office:value="1192.761" calcext:value-type="float">
            <text:p>1192.761</text:p>
          </table:table-cell>
          <table:table-cell office:value-type="float" office:value="2.122937" calcext:value-type="float">
            <text:p>2.122937</text:p>
          </table:table-cell>
          <table:table-cell office:value-type="float" office:value="0" calcext:value-type="float">
            <text:p>0</text:p>
          </table:table-cell>
          <table:table-cell office:value-type="float" office:value="0.01385147" calcext:value-type="float">
            <text:p>0.01385147</text:p>
          </table:table-cell>
          <table:table-cell office:value-type="float" office:value="0.02219597" calcext:value-type="float">
            <text:p>0.02219597</text:p>
          </table:table-cell>
          <table:table-cell office:value-type="float" office:value="0.08201534" calcext:value-type="float">
            <text:p>0.08201534</text:p>
          </table:table-cell>
          <table:table-cell office:value-type="float" office:value="0.01083904" calcext:value-type="float">
            <text:p>0.01083904</text:p>
          </table:table-cell>
          <table:table-cell office:value-type="float" office:value="0.009230103" calcext:value-type="float">
            <text:p>0.009230103</text:p>
          </table:table-cell>
          <table:table-cell office:value-type="float" office:value="0.005722607" calcext:value-type="float">
            <text:p>0.005722607</text:p>
          </table:table-cell>
          <table:table-cell office:value-type="float" office:value="0.004756723" calcext:value-type="float">
            <text:p>0.004756723</text:p>
          </table:table-cell>
          <table:table-cell office:value-type="float" office:value="0.008470823" calcext:value-type="float">
            <text:p>0.008470823</text:p>
          </table:table-cell>
          <table:table-cell office:value-type="float" office:value="0.09636737" calcext:value-type="float">
            <text:p>0.09636737</text:p>
          </table:table-cell>
          <table:table-cell office:value-type="float" office:value="0.08912522" calcext:value-type="float">
            <text:p>0.08912522</text:p>
          </table:table-cell>
          <table:table-cell office:value-type="float" office:value="0.08705229" calcext:value-type="float">
            <text:p>0.08705229</text:p>
          </table:table-cell>
          <table:table-cell office:value-type="float" office:value="0.08635075" calcext:value-type="float">
            <text:p>0.08635075</text:p>
          </table:table-cell>
          <table:table-cell office:value-type="float" office:value="0.08713198" calcext:value-type="float">
            <text:p>0.08713198</text:p>
          </table:table-cell>
          <table:table-cell office:value-type="float" office:value="0.08927467" calcext:value-type="float">
            <text:p>0.08927467</text:p>
          </table:table-cell>
          <table:table-cell office:value-type="float" office:value="0" calcext:value-type="float">
            <text:p>0</text:p>
          </table:table-cell>
          <table:table-cell office:value-type="float" office:value="9.028672" calcext:value-type="float">
            <text:p>9.028672</text:p>
          </table:table-cell>
          <table:table-cell office:value-type="float" office:value="9.627586" calcext:value-type="float">
            <text:p>9.627586</text:p>
          </table:table-cell>
          <table:table-cell office:value-type="float" office:value="21.74569" calcext:value-type="float">
            <text:p>21.74569</text:p>
          </table:table-cell>
          <table:table-cell office:value-type="float" office:value="3.483329" calcext:value-type="float">
            <text:p>3.483329</text:p>
          </table:table-cell>
          <table:table-cell office:value-type="float" office:value="2.636859" calcext:value-type="float">
            <text:p>2.636859</text:p>
          </table:table-cell>
          <table:table-cell office:value-type="float" office:value="1.201945" calcext:value-type="float">
            <text:p>1.201945</text:p>
          </table:table-cell>
          <table:table-cell office:value-type="float" office:value="0.8936009" calcext:value-type="float">
            <text:p>0.8936009</text:p>
          </table:table-cell>
          <table:table-cell office:value-type="float" office:value="1.868932" calcext:value-type="float">
            <text:p>1.868932</text:p>
          </table:table-cell>
          <table:table-cell office:value-type="float" office:value="2.556006" calcext:value-type="float">
            <text:p>2.556006</text:p>
          </table:table-cell>
          <table:table-cell office:value-type="float" office:value="2.440049" calcext:value-type="float">
            <text:p>2.440049</text:p>
          </table:table-cell>
          <table:table-cell office:value-type="float" office:value="2.524348" calcext:value-type="float">
            <text:p>2.524348</text:p>
          </table:table-cell>
          <table:table-cell office:value-type="float" office:value="2.521471" calcext:value-type="float">
            <text:p>2.521471</text:p>
          </table:table-cell>
          <table:table-cell office:value-type="float" office:value="2.631148" calcext:value-type="float">
            <text:p>2.631148</text:p>
          </table:table-cell>
          <table:table-cell office:value-type="float" office:value="2.839472" calcext:value-type="float">
            <text:p>2.839472</text:p>
          </table:table-cell>
          <table:table-cell office:value-type="float" office:value="0" calcext:value-type="float">
            <text:p>0</text:p>
          </table:table-cell>
          <table:table-cell office:value-type="float" office:value="52.85731" calcext:value-type="float">
            <text:p>52.8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2921" calcext:value-type="float">
            <text:p>2.8729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1.138172" calcext:value-type="float">
            <text:p>1.138172</text:p>
          </table:table-cell>
          <table:table-cell office:value-type="float" office:value="138.3313" calcext:value-type="float">
            <text:p>138.3313</text:p>
          </table:table-cell>
          <table:table-cell office:value-type="float" office:value="5" calcext:value-type="float">
            <text:p>5</text:p>
          </table:table-cell>
          <table:table-cell office:value-type="float" office:value="-0.9878872" calcext:value-type="float">
            <text:p>-0.9878872</text:p>
          </table:table-cell>
          <table:table-cell office:value-type="float" office:value="11.02204" calcext:value-type="float">
            <text:p>11.02204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293193" calcext:value-type="float">
            <text:p>0.0004293193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2569593" calcext:value-type="float">
            <text:p>0.002569593</text:p>
          </table:table-cell>
          <table:table-cell office:value-type="float" office:value="1192.696" calcext:value-type="float">
            <text:p>1192.696</text:p>
          </table:table-cell>
          <table:table-cell office:value-type="float" office:value="2.107258" calcext:value-type="float">
            <text:p>2.107258</text:p>
          </table:table-cell>
          <table:table-cell office:value-type="float" office:value="0" calcext:value-type="float">
            <text:p>0</text:p>
          </table:table-cell>
          <table:table-cell office:value-type="float" office:value="0.01559738" calcext:value-type="float">
            <text:p>0.01559738</text:p>
          </table:table-cell>
          <table:table-cell office:value-type="float" office:value="0.01741868" calcext:value-type="float">
            <text:p>0.01741868</text:p>
          </table:table-cell>
          <table:table-cell office:value-type="float" office:value="0.07687213" calcext:value-type="float">
            <text:p>0.07687213</text:p>
          </table:table-cell>
          <table:table-cell office:value-type="float" office:value="0.01108319" calcext:value-type="float">
            <text:p>0.01108319</text:p>
          </table:table-cell>
          <table:table-cell office:value-type="float" office:value="0.008776776" calcext:value-type="float">
            <text:p>0.008776776</text:p>
          </table:table-cell>
          <table:table-cell office:value-type="float" office:value="0.005618152" calcext:value-type="float">
            <text:p>0.005618152</text:p>
          </table:table-cell>
          <table:table-cell office:value-type="float" office:value="0.004643027" calcext:value-type="float">
            <text:p>0.004643027</text:p>
          </table:table-cell>
          <table:table-cell office:value-type="float" office:value="0.007409454" calcext:value-type="float">
            <text:p>0.007409454</text:p>
          </table:table-cell>
          <table:table-cell office:value-type="float" office:value="0.0965405" calcext:value-type="float">
            <text:p>0.0965405</text:p>
          </table:table-cell>
          <table:table-cell office:value-type="float" office:value="0.0892686" calcext:value-type="float">
            <text:p>0.0892686</text:p>
          </table:table-cell>
          <table:table-cell office:value-type="float" office:value="0.08718827" calcext:value-type="float">
            <text:p>0.08718827</text:p>
          </table:table-cell>
          <table:table-cell office:value-type="float" office:value="0.08648198" calcext:value-type="float">
            <text:p>0.08648198</text:p>
          </table:table-cell>
          <table:table-cell office:value-type="float" office:value="0.08726525" calcext:value-type="float">
            <text:p>0.08726525</text:p>
          </table:table-cell>
          <table:table-cell office:value-type="float" office:value="0.08941714" calcext:value-type="float">
            <text:p>0.08941714</text:p>
          </table:table-cell>
          <table:table-cell office:value-type="float" office:value="0" calcext:value-type="float">
            <text:p>0</text:p>
          </table:table-cell>
          <table:table-cell office:value-type="float" office:value="9.013223" calcext:value-type="float">
            <text:p>9.013223</text:p>
          </table:table-cell>
          <table:table-cell office:value-type="float" office:value="9.605816" calcext:value-type="float">
            <text:p>9.605816</text:p>
          </table:table-cell>
          <table:table-cell office:value-type="float" office:value="21.69511" calcext:value-type="float">
            <text:p>21.69511</text:p>
          </table:table-cell>
          <table:table-cell office:value-type="float" office:value="3.476772" calcext:value-type="float">
            <text:p>3.476772</text:p>
          </table:table-cell>
          <table:table-cell office:value-type="float" office:value="2.632293" calcext:value-type="float">
            <text:p>2.632293</text:p>
          </table:table-cell>
          <table:table-cell office:value-type="float" office:value="1.20086" calcext:value-type="float">
            <text:p>1.20086</text:p>
          </table:table-cell>
          <table:table-cell office:value-type="float" office:value="0.8927451" calcext:value-type="float">
            <text:p>0.8927451</text:p>
          </table:table-cell>
          <table:table-cell office:value-type="float" office:value="1.865464" calcext:value-type="float">
            <text:p>1.865464</text:p>
          </table:table-cell>
          <table:table-cell office:value-type="float" office:value="2.568896" calcext:value-type="float">
            <text:p>2.568896</text:p>
          </table:table-cell>
          <table:table-cell office:value-type="float" office:value="2.452103" calcext:value-type="float">
            <text:p>2.452103</text:p>
          </table:table-cell>
          <table:table-cell office:value-type="float" office:value="2.53665" calcext:value-type="float">
            <text:p>2.53665</text:p>
          </table:table-cell>
          <table:table-cell office:value-type="float" office:value="2.533677" calcext:value-type="float">
            <text:p>2.533677</text:p>
          </table:table-cell>
          <table:table-cell office:value-type="float" office:value="2.643983" calcext:value-type="float">
            <text:p>2.643983</text:p>
          </table:table-cell>
          <table:table-cell office:value-type="float" office:value="2.852965" calcext:value-type="float">
            <text:p>2.852965</text:p>
          </table:table-cell>
          <table:table-cell office:value-type="float" office:value="0" calcext:value-type="float">
            <text:p>0</text:p>
          </table:table-cell>
          <table:table-cell office:value-type="float" office:value="4.303199" calcext:value-type="float">
            <text:p>4.30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7316" calcext:value-type="float">
            <text:p>2.8973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1.13239" calcext:value-type="float">
            <text:p>1.13239</text:p>
          </table:table-cell>
          <table:table-cell office:value-type="float" office:value="138.3173" calcext:value-type="float">
            <text:p>138.3173</text:p>
          </table:table-cell>
          <table:table-cell office:value-type="float" office:value="5" calcext:value-type="float">
            <text:p>5</text:p>
          </table:table-cell>
          <table:table-cell office:value-type="float" office:value="-1.040937" calcext:value-type="float">
            <text:p>-1.040937</text:p>
          </table:table-cell>
          <table:table-cell office:value-type="float" office:value="11.05573" calcext:value-type="float">
            <text:p>11.05573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307187" calcext:value-type="float">
            <text:p>0.0004307187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2569473" calcext:value-type="float">
            <text:p>0.002569473</text:p>
          </table:table-cell>
          <table:table-cell office:value-type="float" office:value="1192.627" calcext:value-type="float">
            <text:p>1192.627</text:p>
          </table:table-cell>
          <table:table-cell office:value-type="float" office:value="2.102058" calcext:value-type="float">
            <text:p>2.102058</text:p>
          </table:table-cell>
          <table:table-cell office:value-type="float" office:value="0" calcext:value-type="float">
            <text:p>0</text:p>
          </table:table-cell>
          <table:table-cell office:value-type="float" office:value="0.01376149" calcext:value-type="float">
            <text:p>0.01376149</text:p>
          </table:table-cell>
          <table:table-cell office:value-type="float" office:value="0.01286898" calcext:value-type="float">
            <text:p>0.01286898</text:p>
          </table:table-cell>
          <table:table-cell office:value-type="float" office:value="0.07750279" calcext:value-type="float">
            <text:p>0.07750279</text:p>
          </table:table-cell>
          <table:table-cell office:value-type="float" office:value="0.007664128" calcext:value-type="float">
            <text:p>0.007664128</text:p>
          </table:table-cell>
          <table:table-cell office:value-type="float" office:value="0.006977684" calcext:value-type="float">
            <text:p>0.006977684</text:p>
          </table:table-cell>
          <table:table-cell office:value-type="float" office:value="0.005089603" calcext:value-type="float">
            <text:p>0.005089603</text:p>
          </table:table-cell>
          <table:table-cell office:value-type="float" office:value="0.004524924" calcext:value-type="float">
            <text:p>0.004524924</text:p>
          </table:table-cell>
          <table:table-cell office:value-type="float" office:value="0.006903517" calcext:value-type="float">
            <text:p>0.006903517</text:p>
          </table:table-cell>
          <table:table-cell office:value-type="float" office:value="0.09666812" calcext:value-type="float">
            <text:p>0.09666812</text:p>
          </table:table-cell>
          <table:table-cell office:value-type="float" office:value="0.08941398" calcext:value-type="float">
            <text:p>0.08941398</text:p>
          </table:table-cell>
          <table:table-cell office:value-type="float" office:value="0.0873242" calcext:value-type="float">
            <text:p>0.0873242</text:p>
          </table:table-cell>
          <table:table-cell office:value-type="float" office:value="0.08661268" calcext:value-type="float">
            <text:p>0.08661268</text:p>
          </table:table-cell>
          <table:table-cell office:value-type="float" office:value="0.08740319" calcext:value-type="float">
            <text:p>0.08740319</text:p>
          </table:table-cell>
          <table:table-cell office:value-type="float" office:value="0.08955943" calcext:value-type="float">
            <text:p>0.08955943</text:p>
          </table:table-cell>
          <table:table-cell office:value-type="float" office:value="0" calcext:value-type="float">
            <text:p>0</text:p>
          </table:table-cell>
          <table:table-cell office:value-type="float" office:value="8.994576" calcext:value-type="float">
            <text:p>8.994576</text:p>
          </table:table-cell>
          <table:table-cell office:value-type="float" office:value="9.57815" calcext:value-type="float">
            <text:p>9.57815</text:p>
          </table:table-cell>
          <table:table-cell office:value-type="float" office:value="21.63717" calcext:value-type="float">
            <text:p>21.63717</text:p>
          </table:table-cell>
          <table:table-cell office:value-type="float" office:value="3.468711" calcext:value-type="float">
            <text:p>3.468711</text:p>
          </table:table-cell>
          <table:table-cell office:value-type="float" office:value="2.626766" calcext:value-type="float">
            <text:p>2.626766</text:p>
          </table:table-cell>
          <table:table-cell office:value-type="float" office:value="1.199667" calcext:value-type="float">
            <text:p>1.199667</text:p>
          </table:table-cell>
          <table:table-cell office:value-type="float" office:value="0.8918782" calcext:value-type="float">
            <text:p>0.8918782</text:p>
          </table:table-cell>
          <table:table-cell office:value-type="float" office:value="1.861808" calcext:value-type="float">
            <text:p>1.861808</text:p>
          </table:table-cell>
          <table:table-cell office:value-type="float" office:value="2.581786" calcext:value-type="float">
            <text:p>2.581786</text:p>
          </table:table-cell>
          <table:table-cell office:value-type="float" office:value="2.464144" calcext:value-type="float">
            <text:p>2.464144</text:p>
          </table:table-cell>
          <table:table-cell office:value-type="float" office:value="2.548933" calcext:value-type="float">
            <text:p>2.548933</text:p>
          </table:table-cell>
          <table:table-cell office:value-type="float" office:value="2.545868" calcext:value-type="float">
            <text:p>2.545868</text:p>
          </table:table-cell>
          <table:table-cell office:value-type="float" office:value="2.656775" calcext:value-type="float">
            <text:p>2.656775</text:p>
          </table:table-cell>
          <table:table-cell office:value-type="float" office:value="2.866433" calcext:value-type="float">
            <text:p>2.866433</text:p>
          </table:table-cell>
          <table:table-cell office:value-type="float" office:value="0" calcext:value-type="float">
            <text:p>0</text:p>
          </table:table-cell>
          <table:table-cell office:value-type="float" office:value="3.769174" calcext:value-type="float">
            <text:p>3.769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5078" calcext:value-type="float">
            <text:p>2.9150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1.126583" calcext:value-type="float">
            <text:p>1.126583</text:p>
          </table:table-cell>
          <table:table-cell office:value-type="float" office:value="138.3039" calcext:value-type="float">
            <text:p>138.3039</text:p>
          </table:table-cell>
          <table:table-cell office:value-type="float" office:value="5" calcext:value-type="float">
            <text:p>5</text:p>
          </table:table-cell>
          <table:table-cell office:value-type="float" office:value="-1.091013" calcext:value-type="float">
            <text:p>-1.091013</text:p>
          </table:table-cell>
          <table:table-cell office:value-type="float" office:value="11.0898" calcext:value-type="float">
            <text:p>11.0898</text:p>
          </table:table-cell>
          <table:table-cell office:value-type="float" office:value="0.008311608" calcext:value-type="float">
            <text:p>0.008311608</text:p>
          </table:table-cell>
          <table:table-cell office:value-type="float" office:value="0.0004321185" calcext:value-type="float">
            <text:p>0.0004321185</text:p>
          </table:table-cell>
          <table:table-cell office:value-type="float" office:value="0.007318657" calcext:value-type="float">
            <text:p>0.007318657</text:p>
          </table:table-cell>
          <table:table-cell office:value-type="float" office:value="0.002570102" calcext:value-type="float">
            <text:p>0.002570102</text:p>
          </table:table-cell>
          <table:table-cell office:value-type="float" office:value="1192.56" calcext:value-type="float">
            <text:p>1192.56</text:p>
          </table:table-cell>
          <table:table-cell office:value-type="float" office:value="2.093645" calcext:value-type="float">
            <text:p>2.093645</text:p>
          </table:table-cell>
          <table:table-cell office:value-type="float" office:value="0" calcext:value-type="float">
            <text:p>0</text:p>
          </table:table-cell>
          <table:table-cell office:value-type="float" office:value="0.02002712" calcext:value-type="float">
            <text:p>0.02002712</text:p>
          </table:table-cell>
          <table:table-cell office:value-type="float" office:value="0.01874332" calcext:value-type="float">
            <text:p>0.01874332</text:p>
          </table:table-cell>
          <table:table-cell office:value-type="float" office:value="0.08176889" calcext:value-type="float">
            <text:p>0.08176889</text:p>
          </table:table-cell>
          <table:table-cell office:value-type="float" office:value="0.008986908" calcext:value-type="float">
            <text:p>0.008986908</text:p>
          </table:table-cell>
          <table:table-cell office:value-type="float" office:value="0.007598826" calcext:value-type="float">
            <text:p>0.007598826</text:p>
          </table:table-cell>
          <table:table-cell office:value-type="float" office:value="0.00505834" calcext:value-type="float">
            <text:p>0.00505834</text:p>
          </table:table-cell>
          <table:table-cell office:value-type="float" office:value="0.004443061" calcext:value-type="float">
            <text:p>0.004443061</text:p>
          </table:table-cell>
          <table:table-cell office:value-type="float" office:value="0.006503273" calcext:value-type="float">
            <text:p>0.006503273</text:p>
          </table:table-cell>
          <table:table-cell office:value-type="float" office:value="0.09672979" calcext:value-type="float">
            <text:p>0.09672979</text:p>
          </table:table-cell>
          <table:table-cell office:value-type="float" office:value="0.08955552" calcext:value-type="float">
            <text:p>0.08955552</text:p>
          </table:table-cell>
          <table:table-cell office:value-type="float" office:value="0.08746006" calcext:value-type="float">
            <text:p>0.08746006</text:p>
          </table:table-cell>
          <table:table-cell office:value-type="float" office:value="0.08674341" calcext:value-type="float">
            <text:p>0.08674341</text:p>
          </table:table-cell>
          <table:table-cell office:value-type="float" office:value="0.08753936" calcext:value-type="float">
            <text:p>0.08753936</text:p>
          </table:table-cell>
          <table:table-cell office:value-type="float" office:value="0.08970166" calcext:value-type="float">
            <text:p>0.08970166</text:p>
          </table:table-cell>
          <table:table-cell office:value-type="float" office:value="0" calcext:value-type="float">
            <text:p>0</text:p>
          </table:table-cell>
          <table:table-cell office:value-type="float" office:value="8.986853" calcext:value-type="float">
            <text:p>8.986853</text:p>
          </table:table-cell>
          <table:table-cell office:value-type="float" office:value="9.553555" calcext:value-type="float">
            <text:p>9.553555</text:p>
          </table:table-cell>
          <table:table-cell office:value-type="float" office:value="21.58401" calcext:value-type="float">
            <text:p>21.58401</text:p>
          </table:table-cell>
          <table:table-cell office:value-type="float" office:value="3.460341" calcext:value-type="float">
            <text:p>3.460341</text:p>
          </table:table-cell>
          <table:table-cell office:value-type="float" office:value="2.620952" calcext:value-type="float">
            <text:p>2.620952</text:p>
          </table:table-cell>
          <table:table-cell office:value-type="float" office:value="1.198338" calcext:value-type="float">
            <text:p>1.198338</text:p>
          </table:table-cell>
          <table:table-cell office:value-type="float" office:value="0.8909749" calcext:value-type="float">
            <text:p>0.8909749</text:p>
          </table:table-cell>
          <table:table-cell office:value-type="float" office:value="1.858053" calcext:value-type="float">
            <text:p>1.858053</text:p>
          </table:table-cell>
          <table:table-cell office:value-type="float" office:value="2.594671" calcext:value-type="float">
            <text:p>2.594671</text:p>
          </table:table-cell>
          <table:table-cell office:value-type="float" office:value="2.47618" calcext:value-type="float">
            <text:p>2.47618</text:p>
          </table:table-cell>
          <table:table-cell office:value-type="float" office:value="2.561207" calcext:value-type="float">
            <text:p>2.561207</text:p>
          </table:table-cell>
          <table:table-cell office:value-type="float" office:value="2.558039" calcext:value-type="float">
            <text:p>2.558039</text:p>
          </table:table-cell>
          <table:table-cell office:value-type="float" office:value="2.669567" calcext:value-type="float">
            <text:p>2.669567</text:p>
          </table:table-cell>
          <table:table-cell office:value-type="float" office:value="2.879884" calcext:value-type="float">
            <text:p>2.879884</text:p>
          </table:table-cell>
          <table:table-cell office:value-type="float" office:value="0" calcext:value-type="float">
            <text:p>0</text:p>
          </table:table-cell>
          <table:table-cell office:value-type="float" office:value="26.6099" calcext:value-type="float">
            <text:p>26.6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244" calcext:value-type="float">
            <text:p>2.932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1.119127" calcext:value-type="float">
            <text:p>1.119127</text:p>
          </table:table-cell>
          <table:table-cell office:value-type="float" office:value="138.2902" calcext:value-type="float">
            <text:p>138.2902</text:p>
          </table:table-cell>
          <table:table-cell office:value-type="float" office:value="5" calcext:value-type="float">
            <text:p>5</text:p>
          </table:table-cell>
          <table:table-cell office:value-type="float" office:value="-1.147979" calcext:value-type="float">
            <text:p>-1.147979</text:p>
          </table:table-cell>
          <table:table-cell office:value-type="float" office:value="11.12323" calcext:value-type="float">
            <text:p>11.12323</text:p>
          </table:table-cell>
          <table:table-cell office:value-type="float" office:value="0.008334162" calcext:value-type="float">
            <text:p>0.008334162</text:p>
          </table:table-cell>
          <table:table-cell office:value-type="float" office:value="0.0004343023" calcext:value-type="float">
            <text:p>0.0004343023</text:p>
          </table:table-cell>
          <table:table-cell office:value-type="float" office:value="0.007339101" calcext:value-type="float">
            <text:p>0.007339101</text:p>
          </table:table-cell>
          <table:table-cell office:value-type="float" office:value="0.002627102" calcext:value-type="float">
            <text:p>0.002627102</text:p>
          </table:table-cell>
          <table:table-cell office:value-type="float" office:value="1192.49" calcext:value-type="float">
            <text:p>1192.49</text:p>
          </table:table-cell>
          <table:table-cell office:value-type="float" office:value="2.08729" calcext:value-type="float">
            <text:p>2.08729</text:p>
          </table:table-cell>
          <table:table-cell office:value-type="float" office:value="0" calcext:value-type="float">
            <text:p>0</text:p>
          </table:table-cell>
          <table:table-cell office:value-type="float" office:value="0.01495047" calcext:value-type="float">
            <text:p>0.01495047</text:p>
          </table:table-cell>
          <table:table-cell office:value-type="float" office:value="0.01535526" calcext:value-type="float">
            <text:p>0.01535526</text:p>
          </table:table-cell>
          <table:table-cell office:value-type="float" office:value="0.08119431" calcext:value-type="float">
            <text:p>0.08119431</text:p>
          </table:table-cell>
          <table:table-cell office:value-type="float" office:value="0.00844681" calcext:value-type="float">
            <text:p>0.00844681</text:p>
          </table:table-cell>
          <table:table-cell office:value-type="float" office:value="0.007226752" calcext:value-type="float">
            <text:p>0.007226752</text:p>
          </table:table-cell>
          <table:table-cell office:value-type="float" office:value="0.00507384" calcext:value-type="float">
            <text:p>0.00507384</text:p>
          </table:table-cell>
          <table:table-cell office:value-type="float" office:value="0.004447681" calcext:value-type="float">
            <text:p>0.004447681</text:p>
          </table:table-cell>
          <table:table-cell office:value-type="float" office:value="0.006466931" calcext:value-type="float">
            <text:p>0.006466931</text:p>
          </table:table-cell>
          <table:table-cell office:value-type="float" office:value="0.09664402" calcext:value-type="float">
            <text:p>0.09664402</text:p>
          </table:table-cell>
          <table:table-cell office:value-type="float" office:value="0.08968118" calcext:value-type="float">
            <text:p>0.08968118</text:p>
          </table:table-cell>
          <table:table-cell office:value-type="float" office:value="0.0875949" calcext:value-type="float">
            <text:p>0.0875949</text:p>
          </table:table-cell>
          <table:table-cell office:value-type="float" office:value="0.08687438" calcext:value-type="float">
            <text:p>0.08687438</text:p>
          </table:table-cell>
          <table:table-cell office:value-type="float" office:value="0.08767344" calcext:value-type="float">
            <text:p>0.08767344</text:p>
          </table:table-cell>
          <table:table-cell office:value-type="float" office:value="0.08984362" calcext:value-type="float">
            <text:p>0.08984362</text:p>
          </table:table-cell>
          <table:table-cell office:value-type="float" office:value="0" calcext:value-type="float">
            <text:p>0</text:p>
          </table:table-cell>
          <table:table-cell office:value-type="float" office:value="8.964781" calcext:value-type="float">
            <text:p>8.964781</text:p>
          </table:table-cell>
          <table:table-cell office:value-type="float" office:value="9.52509" calcext:value-type="float">
            <text:p>9.52509</text:p>
          </table:table-cell>
          <table:table-cell office:value-type="float" office:value="21.52622" calcext:value-type="float">
            <text:p>21.52622</text:p>
          </table:table-cell>
          <table:table-cell office:value-type="float" office:value="3.452076" calcext:value-type="float">
            <text:p>3.452076</text:p>
          </table:table-cell>
          <table:table-cell office:value-type="float" office:value="2.615105" calcext:value-type="float">
            <text:p>2.615105</text:p>
          </table:table-cell>
          <table:table-cell office:value-type="float" office:value="1.197031" calcext:value-type="float">
            <text:p>1.197031</text:p>
          </table:table-cell>
          <table:table-cell office:value-type="float" office:value="0.890021" calcext:value-type="float">
            <text:p>0.890021</text:p>
          </table:table-cell>
          <table:table-cell office:value-type="float" office:value="1.854227" calcext:value-type="float">
            <text:p>1.854227</text:p>
          </table:table-cell>
          <table:table-cell office:value-type="float" office:value="2.60752" calcext:value-type="float">
            <text:p>2.60752</text:p>
          </table:table-cell>
          <table:table-cell office:value-type="float" office:value="2.48821" calcext:value-type="float">
            <text:p>2.48821</text:p>
          </table:table-cell>
          <table:table-cell office:value-type="float" office:value="2.573462" calcext:value-type="float">
            <text:p>2.573462</text:p>
          </table:table-cell>
          <table:table-cell office:value-type="float" office:value="2.570196" calcext:value-type="float">
            <text:p>2.570196</text:p>
          </table:table-cell>
          <table:table-cell office:value-type="float" office:value="2.682308" calcext:value-type="float">
            <text:p>2.682308</text:p>
          </table:table-cell>
          <table:table-cell office:value-type="float" office:value="2.89332" calcext:value-type="float">
            <text:p>2.89332</text:p>
          </table:table-cell>
          <table:table-cell office:value-type="float" office:value="0" calcext:value-type="float">
            <text:p>0</text:p>
          </table:table-cell>
          <table:table-cell office:value-type="float" office:value="4.190991" calcext:value-type="float">
            <text:p>4.190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1685" calcext:value-type="float">
            <text:p>2.9516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1.1088" calcext:value-type="float">
            <text:p>1.1088</text:p>
          </table:table-cell>
          <table:table-cell office:value-type="float" office:value="138.2753" calcext:value-type="float">
            <text:p>138.2753</text:p>
          </table:table-cell>
          <table:table-cell office:value-type="float" office:value="5" calcext:value-type="float">
            <text:p>5</text:p>
          </table:table-cell>
          <table:table-cell office:value-type="float" office:value="-1.202628" calcext:value-type="float">
            <text:p>-1.202628</text:p>
          </table:table-cell>
          <table:table-cell office:value-type="float" office:value="11.1579" calcext:value-type="float">
            <text:p>11.1579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391603" calcext:value-type="float">
            <text:p>0.0004391603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737556" calcext:value-type="float">
            <text:p>0.002737556</text:p>
          </table:table-cell>
          <table:table-cell office:value-type="float" office:value="1192.417" calcext:value-type="float">
            <text:p>1192.417</text:p>
          </table:table-cell>
          <table:table-cell office:value-type="float" office:value="2.068053" calcext:value-type="float">
            <text:p>2.068053</text:p>
          </table:table-cell>
          <table:table-cell office:value-type="float" office:value="0" calcext:value-type="float">
            <text:p>0</text:p>
          </table:table-cell>
          <table:table-cell office:value-type="float" office:value="0.01469753" calcext:value-type="float">
            <text:p>0.01469753</text:p>
          </table:table-cell>
          <table:table-cell office:value-type="float" office:value="0.01637265" calcext:value-type="float">
            <text:p>0.01637265</text:p>
          </table:table-cell>
          <table:table-cell office:value-type="float" office:value="0.3447913" calcext:value-type="float">
            <text:p>0.3447913</text:p>
          </table:table-cell>
          <table:table-cell office:value-type="float" office:value="0.01094071" calcext:value-type="float">
            <text:p>0.01094071</text:p>
          </table:table-cell>
          <table:table-cell office:value-type="float" office:value="0.007182118" calcext:value-type="float">
            <text:p>0.007182118</text:p>
          </table:table-cell>
          <table:table-cell office:value-type="float" office:value="0.004928127" calcext:value-type="float">
            <text:p>0.004928127</text:p>
          </table:table-cell>
          <table:table-cell office:value-type="float" office:value="0.004344" calcext:value-type="float">
            <text:p>0.004344</text:p>
          </table:table-cell>
          <table:table-cell office:value-type="float" office:value="0.006456759" calcext:value-type="float">
            <text:p>0.006456759</text:p>
          </table:table-cell>
          <table:table-cell office:value-type="float" office:value="0.09656338" calcext:value-type="float">
            <text:p>0.09656338</text:p>
          </table:table-cell>
          <table:table-cell office:value-type="float" office:value="0.08979475" calcext:value-type="float">
            <text:p>0.08979475</text:p>
          </table:table-cell>
          <table:table-cell office:value-type="float" office:value="0.08772794" calcext:value-type="float">
            <text:p>0.08772794</text:p>
          </table:table-cell>
          <table:table-cell office:value-type="float" office:value="0.08700473" calcext:value-type="float">
            <text:p>0.08700473</text:p>
          </table:table-cell>
          <table:table-cell office:value-type="float" office:value="0.08780491" calcext:value-type="float">
            <text:p>0.08780491</text:p>
          </table:table-cell>
          <table:table-cell office:value-type="float" office:value="0.08998539" calcext:value-type="float">
            <text:p>0.08998539</text:p>
          </table:table-cell>
          <table:table-cell office:value-type="float" office:value="0" calcext:value-type="float">
            <text:p>0</text:p>
          </table:table-cell>
          <table:table-cell office:value-type="float" office:value="8.938289" calcext:value-type="float">
            <text:p>8.938289</text:p>
          </table:table-cell>
          <table:table-cell office:value-type="float" office:value="9.497665" calcext:value-type="float">
            <text:p>9.497665</text:p>
          </table:table-cell>
          <table:table-cell office:value-type="float" office:value="21.49528" calcext:value-type="float">
            <text:p>21.49528</text:p>
          </table:table-cell>
          <table:table-cell office:value-type="float" office:value="3.443998" calcext:value-type="float">
            <text:p>3.443998</text:p>
          </table:table-cell>
          <table:table-cell office:value-type="float" office:value="2.608655" calcext:value-type="float">
            <text:p>2.608655</text:p>
          </table:table-cell>
          <table:table-cell office:value-type="float" office:value="1.195629" calcext:value-type="float">
            <text:p>1.195629</text:p>
          </table:table-cell>
          <table:table-cell office:value-type="float" office:value="0.8890042" calcext:value-type="float">
            <text:p>0.8890042</text:p>
          </table:table-cell>
          <table:table-cell office:value-type="float" office:value="1.850392" calcext:value-type="float">
            <text:p>1.850392</text:p>
          </table:table-cell>
          <table:table-cell office:value-type="float" office:value="2.620328" calcext:value-type="float">
            <text:p>2.620328</text:p>
          </table:table-cell>
          <table:table-cell office:value-type="float" office:value="2.500226" calcext:value-type="float">
            <text:p>2.500226</text:p>
          </table:table-cell>
          <table:table-cell office:value-type="float" office:value="2.585708" calcext:value-type="float">
            <text:p>2.585708</text:p>
          </table:table-cell>
          <table:table-cell office:value-type="float" office:value="2.582339" calcext:value-type="float">
            <text:p>2.582339</text:p>
          </table:table-cell>
          <table:table-cell office:value-type="float" office:value="2.695002" calcext:value-type="float">
            <text:p>2.695002</text:p>
          </table:table-cell>
          <table:table-cell office:value-type="float" office:value="2.90674" calcext:value-type="float">
            <text:p>2.90674</text:p>
          </table:table-cell>
          <table:table-cell office:value-type="float" office:value="0" calcext:value-type="float">
            <text:p>0</text:p>
          </table:table-cell>
          <table:table-cell office:value-type="float" office:value="3.239916" calcext:value-type="float">
            <text:p>3.239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5072" calcext:value-type="float">
            <text:p>2.9750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1.102009" calcext:value-type="float">
            <text:p>1.102009</text:p>
          </table:table-cell>
          <table:table-cell office:value-type="float" office:value="138.2622" calcext:value-type="float">
            <text:p>138.2622</text:p>
          </table:table-cell>
          <table:table-cell office:value-type="float" office:value="5" calcext:value-type="float">
            <text:p>5</text:p>
          </table:table-cell>
          <table:table-cell office:value-type="float" office:value="-1.264247" calcext:value-type="float">
            <text:p>-1.264247</text:p>
          </table:table-cell>
          <table:table-cell office:value-type="float" office:value="11.19331" calcext:value-type="float">
            <text:p>11.19331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405321" calcext:value-type="float">
            <text:p>0.0004405321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730513" calcext:value-type="float">
            <text:p>0.002730513</text:p>
          </table:table-cell>
          <table:table-cell office:value-type="float" office:value="1192.344" calcext:value-type="float">
            <text:p>1192.344</text:p>
          </table:table-cell>
          <table:table-cell office:value-type="float" office:value="2.063046" calcext:value-type="float">
            <text:p>2.063046</text:p>
          </table:table-cell>
          <table:table-cell office:value-type="float" office:value="0" calcext:value-type="float">
            <text:p>0</text:p>
          </table:table-cell>
          <table:table-cell office:value-type="float" office:value="0.01265369" calcext:value-type="float">
            <text:p>0.01265369</text:p>
          </table:table-cell>
          <table:table-cell office:value-type="float" office:value="0.01365523" calcext:value-type="float">
            <text:p>0.01365523</text:p>
          </table:table-cell>
          <table:table-cell office:value-type="float" office:value="0.08261256" calcext:value-type="float">
            <text:p>0.08261256</text:p>
          </table:table-cell>
          <table:table-cell office:value-type="float" office:value="0.007712767" calcext:value-type="float">
            <text:p>0.007712767</text:p>
          </table:table-cell>
          <table:table-cell office:value-type="float" office:value="0.00671679" calcext:value-type="float">
            <text:p>0.00671679</text:p>
          </table:table-cell>
          <table:table-cell office:value-type="float" office:value="0.004782835" calcext:value-type="float">
            <text:p>0.004782835</text:p>
          </table:table-cell>
          <table:table-cell office:value-type="float" office:value="0.004305415" calcext:value-type="float">
            <text:p>0.004305415</text:p>
          </table:table-cell>
          <table:table-cell office:value-type="float" office:value="0.006441392" calcext:value-type="float">
            <text:p>0.006441392</text:p>
          </table:table-cell>
          <table:table-cell office:value-type="float" office:value="0.09616479" calcext:value-type="float">
            <text:p>0.09616479</text:p>
          </table:table-cell>
          <table:table-cell office:value-type="float" office:value="0.0899066" calcext:value-type="float">
            <text:p>0.0899066</text:p>
          </table:table-cell>
          <table:table-cell office:value-type="float" office:value="0.08785959" calcext:value-type="float">
            <text:p>0.08785959</text:p>
          </table:table-cell>
          <table:table-cell office:value-type="float" office:value="0.08713444" calcext:value-type="float">
            <text:p>0.08713444</text:p>
          </table:table-cell>
          <table:table-cell office:value-type="float" office:value="0.08794267" calcext:value-type="float">
            <text:p>0.08794267</text:p>
          </table:table-cell>
          <table:table-cell office:value-type="float" office:value="0.090127" calcext:value-type="float">
            <text:p>0.090127</text:p>
          </table:table-cell>
          <table:table-cell office:value-type="float" office:value="0" calcext:value-type="float">
            <text:p>0</text:p>
          </table:table-cell>
          <table:table-cell office:value-type="float" office:value="8.921452" calcext:value-type="float">
            <text:p>8.921452</text:p>
          </table:table-cell>
          <table:table-cell office:value-type="float" office:value="9.467952" calcext:value-type="float">
            <text:p>9.467952</text:p>
          </table:table-cell>
          <table:table-cell office:value-type="float" office:value="21.48391" calcext:value-type="float">
            <text:p>21.48391</text:p>
          </table:table-cell>
          <table:table-cell office:value-type="float" office:value="3.434165" calcext:value-type="float">
            <text:p>3.434165</text:p>
          </table:table-cell>
          <table:table-cell office:value-type="float" office:value="2.60142" calcext:value-type="float">
            <text:p>2.60142</text:p>
          </table:table-cell>
          <table:table-cell office:value-type="float" office:value="1.193998" calcext:value-type="float">
            <text:p>1.193998</text:p>
          </table:table-cell>
          <table:table-cell office:value-type="float" office:value="0.887915" calcext:value-type="float">
            <text:p>0.887915</text:p>
          </table:table-cell>
          <table:table-cell office:value-type="float" office:value="1.846495" calcext:value-type="float">
            <text:p>1.846495</text:p>
          </table:table-cell>
          <table:table-cell office:value-type="float" office:value="2.633097" calcext:value-type="float">
            <text:p>2.633097</text:p>
          </table:table-cell>
          <table:table-cell office:value-type="float" office:value="2.512228" calcext:value-type="float">
            <text:p>2.512228</text:p>
          </table:table-cell>
          <table:table-cell office:value-type="float" office:value="2.597936" calcext:value-type="float">
            <text:p>2.597936</text:p>
          </table:table-cell>
          <table:table-cell office:value-type="float" office:value="2.594462" calcext:value-type="float">
            <text:p>2.594462</text:p>
          </table:table-cell>
          <table:table-cell office:value-type="float" office:value="2.707639" calcext:value-type="float">
            <text:p>2.707639</text:p>
          </table:table-cell>
          <table:table-cell office:value-type="float" office:value="2.920145" calcext:value-type="float">
            <text:p>2.920145</text:p>
          </table:table-cell>
          <table:table-cell office:value-type="float" office:value="0" calcext:value-type="float">
            <text:p>0</text:p>
          </table:table-cell>
          <table:table-cell office:value-type="float" office:value="20.82599" calcext:value-type="float">
            <text:p>20.82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3202" calcext:value-type="float">
            <text:p>2.9932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1.094406" calcext:value-type="float">
            <text:p>1.094406</text:p>
          </table:table-cell>
          <table:table-cell office:value-type="float" office:value="138.2479" calcext:value-type="float">
            <text:p>138.2479</text:p>
          </table:table-cell>
          <table:table-cell office:value-type="float" office:value="5" calcext:value-type="float">
            <text:p>5</text:p>
          </table:table-cell>
          <table:table-cell office:value-type="float" office:value="-1.302076" calcext:value-type="float">
            <text:p>-1.302076</text:p>
          </table:table-cell>
          <table:table-cell office:value-type="float" office:value="11.22568" calcext:value-type="float">
            <text:p>11.22568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41904" calcext:value-type="float">
            <text:p>0.000441904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724928" calcext:value-type="float">
            <text:p>0.002724928</text:p>
          </table:table-cell>
          <table:table-cell office:value-type="float" office:value="1192.294" calcext:value-type="float">
            <text:p>1192.294</text:p>
          </table:table-cell>
          <table:table-cell office:value-type="float" office:value="2.05316" calcext:value-type="float">
            <text:p>2.05316</text:p>
          </table:table-cell>
          <table:table-cell office:value-type="float" office:value="0" calcext:value-type="float">
            <text:p>0</text:p>
          </table:table-cell>
          <table:table-cell office:value-type="float" office:value="0.03498999" calcext:value-type="float">
            <text:p>0.03498999</text:p>
          </table:table-cell>
          <table:table-cell office:value-type="float" office:value="0.01803889" calcext:value-type="float">
            <text:p>0.01803889</text:p>
          </table:table-cell>
          <table:table-cell office:value-type="float" office:value="0.02177441" calcext:value-type="float">
            <text:p>0.02177441</text:p>
          </table:table-cell>
          <table:table-cell office:value-type="float" office:value="0.009052995" calcext:value-type="float">
            <text:p>0.009052995</text:p>
          </table:table-cell>
          <table:table-cell office:value-type="float" office:value="0.00759431" calcext:value-type="float">
            <text:p>0.00759431</text:p>
          </table:table-cell>
          <table:table-cell office:value-type="float" office:value="0.005021794" calcext:value-type="float">
            <text:p>0.005021794</text:p>
          </table:table-cell>
          <table:table-cell office:value-type="float" office:value="0.004377419" calcext:value-type="float">
            <text:p>0.004377419</text:p>
          </table:table-cell>
          <table:table-cell office:value-type="float" office:value="0.006423246" calcext:value-type="float">
            <text:p>0.006423246</text:p>
          </table:table-cell>
          <table:table-cell office:value-type="float" office:value="0.09251212" calcext:value-type="float">
            <text:p>0.09251212</text:p>
          </table:table-cell>
          <table:table-cell office:value-type="float" office:value="0.09001946" calcext:value-type="float">
            <text:p>0.09001946</text:p>
          </table:table-cell>
          <table:table-cell office:value-type="float" office:value="0.0879906" calcext:value-type="float">
            <text:p>0.0879906</text:p>
          </table:table-cell>
          <table:table-cell office:value-type="float" office:value="0.08726445" calcext:value-type="float">
            <text:p>0.08726445</text:p>
          </table:table-cell>
          <table:table-cell office:value-type="float" office:value="0.08807772" calcext:value-type="float">
            <text:p>0.08807772</text:p>
          </table:table-cell>
          <table:table-cell office:value-type="float" office:value="0.09026855" calcext:value-type="float">
            <text:p>0.09026855</text:p>
          </table:table-cell>
          <table:table-cell office:value-type="float" office:value="0" calcext:value-type="float">
            <text:p>0</text:p>
          </table:table-cell>
          <table:table-cell office:value-type="float" office:value="8.929174" calcext:value-type="float">
            <text:p>8.929174</text:p>
          </table:table-cell>
          <table:table-cell office:value-type="float" office:value="9.441186" calcext:value-type="float">
            <text:p>9.441186</text:p>
          </table:table-cell>
          <table:table-cell office:value-type="float" office:value="21.40796" calcext:value-type="float">
            <text:p>21.40796</text:p>
          </table:table-cell>
          <table:table-cell office:value-type="float" office:value="3.424941" calcext:value-type="float">
            <text:p>3.424941</text:p>
          </table:table-cell>
          <table:table-cell office:value-type="float" office:value="2.59483" calcext:value-type="float">
            <text:p>2.59483</text:p>
          </table:table-cell>
          <table:table-cell office:value-type="float" office:value="1.192462" calcext:value-type="float">
            <text:p>1.192462</text:p>
          </table:table-cell>
          <table:table-cell office:value-type="float" office:value="0.8868744" calcext:value-type="float">
            <text:p>0.8868744</text:p>
          </table:table-cell>
          <table:table-cell office:value-type="float" office:value="1.842554" calcext:value-type="float">
            <text:p>1.842554</text:p>
          </table:table-cell>
          <table:table-cell office:value-type="float" office:value="2.645494" calcext:value-type="float">
            <text:p>2.645494</text:p>
          </table:table-cell>
          <table:table-cell office:value-type="float" office:value="2.524225" calcext:value-type="float">
            <text:p>2.524225</text:p>
          </table:table-cell>
          <table:table-cell office:value-type="float" office:value="2.610154" calcext:value-type="float">
            <text:p>2.610154</text:p>
          </table:table-cell>
          <table:table-cell office:value-type="float" office:value="2.606569" calcext:value-type="float">
            <text:p>2.606569</text:p>
          </table:table-cell>
          <table:table-cell office:value-type="float" office:value="2.720291" calcext:value-type="float">
            <text:p>2.720291</text:p>
          </table:table-cell>
          <table:table-cell office:value-type="float" office:value="2.933537" calcext:value-type="float">
            <text:p>2.933537</text:p>
          </table:table-cell>
          <table:table-cell office:value-type="float" office:value="0" calcext:value-type="float">
            <text:p>0</text:p>
          </table:table-cell>
          <table:table-cell office:value-type="float" office:value="57.67429" calcext:value-type="float">
            <text:p>57.6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3336" calcext:value-type="float">
            <text:p>3.0133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1.086069" calcext:value-type="float">
            <text:p>1.086069</text:p>
          </table:table-cell>
          <table:table-cell office:value-type="float" office:value="138.2319" calcext:value-type="float">
            <text:p>138.2319</text:p>
          </table:table-cell>
          <table:table-cell office:value-type="float" office:value="5" calcext:value-type="float">
            <text:p>5</text:p>
          </table:table-cell>
          <table:table-cell office:value-type="float" office:value="-1.334582" calcext:value-type="float">
            <text:p>-1.334582</text:p>
          </table:table-cell>
          <table:table-cell office:value-type="float" office:value="11.25757" calcext:value-type="float">
            <text:p>11.25757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432758" calcext:value-type="float">
            <text:p>0.0004432758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720514" calcext:value-type="float">
            <text:p>0.002720514</text:p>
          </table:table-cell>
          <table:table-cell office:value-type="float" office:value="1192.252" calcext:value-type="float">
            <text:p>1192.252</text:p>
          </table:table-cell>
          <table:table-cell office:value-type="float" office:value="2.042691" calcext:value-type="float">
            <text:p>2.042691</text:p>
          </table:table-cell>
          <table:table-cell office:value-type="float" office:value="0" calcext:value-type="float">
            <text:p>0</text:p>
          </table:table-cell>
          <table:table-cell office:value-type="float" office:value="0.0268668" calcext:value-type="float">
            <text:p>0.0268668</text:p>
          </table:table-cell>
          <table:table-cell office:value-type="float" office:value="0.01980946" calcext:value-type="float">
            <text:p>0.01980946</text:p>
          </table:table-cell>
          <table:table-cell office:value-type="float" office:value="0.02299836" calcext:value-type="float">
            <text:p>0.02299836</text:p>
          </table:table-cell>
          <table:table-cell office:value-type="float" office:value="0.00986155" calcext:value-type="float">
            <text:p>0.00986155</text:p>
          </table:table-cell>
          <table:table-cell office:value-type="float" office:value="0.008247314" calcext:value-type="float">
            <text:p>0.008247314</text:p>
          </table:table-cell>
          <table:table-cell office:value-type="float" office:value="0.005289667" calcext:value-type="float">
            <text:p>0.005289667</text:p>
          </table:table-cell>
          <table:table-cell office:value-type="float" office:value="0.004505706" calcext:value-type="float">
            <text:p>0.004505706</text:p>
          </table:table-cell>
          <table:table-cell office:value-type="float" office:value="0.006462866" calcext:value-type="float">
            <text:p>0.006462866</text:p>
          </table:table-cell>
          <table:table-cell office:value-type="float" office:value="0.08461975" calcext:value-type="float">
            <text:p>0.08461975</text:p>
          </table:table-cell>
          <table:table-cell office:value-type="float" office:value="0.09012438" calcext:value-type="float">
            <text:p>0.09012438</text:p>
          </table:table-cell>
          <table:table-cell office:value-type="float" office:value="0.08812135" calcext:value-type="float">
            <text:p>0.08812135</text:p>
          </table:table-cell>
          <table:table-cell office:value-type="float" office:value="0.08739375" calcext:value-type="float">
            <text:p>0.08739375</text:p>
          </table:table-cell>
          <table:table-cell office:value-type="float" office:value="0.0882119" calcext:value-type="float">
            <text:p>0.0882119</text:p>
          </table:table-cell>
          <table:table-cell office:value-type="float" office:value="0.09041004" calcext:value-type="float">
            <text:p>0.09041004</text:p>
          </table:table-cell>
          <table:table-cell office:value-type="float" office:value="0" calcext:value-type="float">
            <text:p>0</text:p>
          </table:table-cell>
          <table:table-cell office:value-type="float" office:value="8.932491" calcext:value-type="float">
            <text:p>8.932491</text:p>
          </table:table-cell>
          <table:table-cell office:value-type="float" office:value="9.417933" calcext:value-type="float">
            <text:p>9.417933</text:p>
          </table:table-cell>
          <table:table-cell office:value-type="float" office:value="21.33076" calcext:value-type="float">
            <text:p>21.33076</text:p>
          </table:table-cell>
          <table:table-cell office:value-type="float" office:value="3.416938" calcext:value-type="float">
            <text:p>3.416938</text:p>
          </table:table-cell>
          <table:table-cell office:value-type="float" office:value="2.58909" calcext:value-type="float">
            <text:p>2.58909</text:p>
          </table:table-cell>
          <table:table-cell office:value-type="float" office:value="1.1911" calcext:value-type="float">
            <text:p>1.1911</text:p>
          </table:table-cell>
          <table:table-cell office:value-type="float" office:value="0.8859078" calcext:value-type="float">
            <text:p>0.8859078</text:p>
          </table:table-cell>
          <table:table-cell office:value-type="float" office:value="1.838641" calcext:value-type="float">
            <text:p>1.838641</text:p>
          </table:table-cell>
          <table:table-cell office:value-type="float" office:value="2.656603" calcext:value-type="float">
            <text:p>2.656603</text:p>
          </table:table-cell>
          <table:table-cell office:value-type="float" office:value="2.536224" calcext:value-type="float">
            <text:p>2.536224</text:p>
          </table:table-cell>
          <table:table-cell office:value-type="float" office:value="2.622356" calcext:value-type="float">
            <text:p>2.622356</text:p>
          </table:table-cell>
          <table:table-cell office:value-type="float" office:value="2.618664" calcext:value-type="float">
            <text:p>2.618664</text:p>
          </table:table-cell>
          <table:table-cell office:value-type="float" office:value="2.732948" calcext:value-type="float">
            <text:p>2.732948</text:p>
          </table:table-cell>
          <table:table-cell office:value-type="float" office:value="2.946914" calcext:value-type="float">
            <text:p>2.946914</text:p>
          </table:table-cell>
          <table:table-cell office:value-type="float" office:value="0" calcext:value-type="float">
            <text:p>0</text:p>
          </table:table-cell>
          <table:table-cell office:value-type="float" office:value="77.75819" calcext:value-type="float">
            <text:p>77.75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5612" calcext:value-type="float">
            <text:p>3.0356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.076748" calcext:value-type="float">
            <text:p>1.076748</text:p>
          </table:table-cell>
          <table:table-cell office:value-type="float" office:value="138.2157" calcext:value-type="float">
            <text:p>138.2157</text:p>
          </table:table-cell>
          <table:table-cell office:value-type="float" office:value="5" calcext:value-type="float">
            <text:p>5</text:p>
          </table:table-cell>
          <table:table-cell office:value-type="float" office:value="-1.372538" calcext:value-type="float">
            <text:p>-1.372538</text:p>
          </table:table-cell>
          <table:table-cell office:value-type="float" office:value="11.28768" calcext:value-type="float">
            <text:p>11.28768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460394" calcext:value-type="float">
            <text:p>0.0004460394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02225" calcext:value-type="float">
            <text:p>0.002802225</text:p>
          </table:table-cell>
          <table:table-cell office:value-type="float" office:value="1192.209" calcext:value-type="float">
            <text:p>1192.209</text:p>
          </table:table-cell>
          <table:table-cell office:value-type="float" office:value="2.026551" calcext:value-type="float">
            <text:p>2.026551</text:p>
          </table:table-cell>
          <table:table-cell office:value-type="float" office:value="0" calcext:value-type="float">
            <text:p>0</text:p>
          </table:table-cell>
          <table:table-cell office:value-type="float" office:value="0.01449316" calcext:value-type="float">
            <text:p>0.01449316</text:p>
          </table:table-cell>
          <table:table-cell office:value-type="float" office:value="0.01589111" calcext:value-type="float">
            <text:p>0.01589111</text:p>
          </table:table-cell>
          <table:table-cell office:value-type="float" office:value="0.01960062" calcext:value-type="float">
            <text:p>0.01960062</text:p>
          </table:table-cell>
          <table:table-cell office:value-type="float" office:value="0.008042773" calcext:value-type="float">
            <text:p>0.008042773</text:p>
          </table:table-cell>
          <table:table-cell office:value-type="float" office:value="0.007376886" calcext:value-type="float">
            <text:p>0.007376886</text:p>
          </table:table-cell>
          <table:table-cell office:value-type="float" office:value="0.005036839" calcext:value-type="float">
            <text:p>0.005036839</text:p>
          </table:table-cell>
          <table:table-cell office:value-type="float" office:value="0.004428192" calcext:value-type="float">
            <text:p>0.004428192</text:p>
          </table:table-cell>
          <table:table-cell office:value-type="float" office:value="0.006484498" calcext:value-type="float">
            <text:p>0.006484498</text:p>
          </table:table-cell>
          <table:table-cell office:value-type="float" office:value="0.07204506" calcext:value-type="float">
            <text:p>0.07204506</text:p>
          </table:table-cell>
          <table:table-cell office:value-type="float" office:value="0.09021536" calcext:value-type="float">
            <text:p>0.09021536</text:p>
          </table:table-cell>
          <table:table-cell office:value-type="float" office:value="0.08825252" calcext:value-type="float">
            <text:p>0.08825252</text:p>
          </table:table-cell>
          <table:table-cell office:value-type="float" office:value="0.087523" calcext:value-type="float">
            <text:p>0.087523</text:p>
          </table:table-cell>
          <table:table-cell office:value-type="float" office:value="0.08834254" calcext:value-type="float">
            <text:p>0.08834254</text:p>
          </table:table-cell>
          <table:table-cell office:value-type="float" office:value="0.09055125" calcext:value-type="float">
            <text:p>0.09055125</text:p>
          </table:table-cell>
          <table:table-cell office:value-type="float" office:value="0" calcext:value-type="float">
            <text:p>0</text:p>
          </table:table-cell>
          <table:table-cell office:value-type="float" office:value="8.917344" calcext:value-type="float">
            <text:p>8.917344</text:p>
          </table:table-cell>
          <table:table-cell office:value-type="float" office:value="9.392156" calcext:value-type="float">
            <text:p>9.392156</text:p>
          </table:table-cell>
          <table:table-cell office:value-type="float" office:value="21.24732" calcext:value-type="float">
            <text:p>21.24732</text:p>
          </table:table-cell>
          <table:table-cell office:value-type="float" office:value="3.4085" calcext:value-type="float">
            <text:p>3.4085</text:p>
          </table:table-cell>
          <table:table-cell office:value-type="float" office:value="2.583204" calcext:value-type="float">
            <text:p>2.583204</text:p>
          </table:table-cell>
          <table:table-cell office:value-type="float" office:value="1.189787" calcext:value-type="float">
            <text:p>1.189787</text:p>
          </table:table-cell>
          <table:table-cell office:value-type="float" office:value="0.8849267" calcext:value-type="float">
            <text:p>0.8849267</text:p>
          </table:table-cell>
          <table:table-cell office:value-type="float" office:value="1.834773" calcext:value-type="float">
            <text:p>1.834773</text:p>
          </table:table-cell>
          <table:table-cell office:value-type="float" office:value="2.6654" calcext:value-type="float">
            <text:p>2.6654</text:p>
          </table:table-cell>
          <table:table-cell office:value-type="float" office:value="2.548222" calcext:value-type="float">
            <text:p>2.548222</text:p>
          </table:table-cell>
          <table:table-cell office:value-type="float" office:value="2.634546" calcext:value-type="float">
            <text:p>2.634546</text:p>
          </table:table-cell>
          <table:table-cell office:value-type="float" office:value="2.63074" calcext:value-type="float">
            <text:p>2.63074</text:p>
          </table:table-cell>
          <table:table-cell office:value-type="float" office:value="2.745565" calcext:value-type="float">
            <text:p>2.745565</text:p>
          </table:table-cell>
          <table:table-cell office:value-type="float" office:value="2.96027" calcext:value-type="float">
            <text:p>2.96027</text:p>
          </table:table-cell>
          <table:table-cell office:value-type="float" office:value="0" calcext:value-type="float">
            <text:p>0</text:p>
          </table:table-cell>
          <table:table-cell office:value-type="float" office:value="3.171407" calcext:value-type="float">
            <text:p>3.171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9216" calcext:value-type="float">
            <text:p>3.0592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1.069967" calcext:value-type="float">
            <text:p>1.069967</text:p>
          </table:table-cell>
          <table:table-cell office:value-type="float" office:value="138.2019" calcext:value-type="float">
            <text:p>138.2019</text:p>
          </table:table-cell>
          <table:table-cell office:value-type="float" office:value="5" calcext:value-type="float">
            <text:p>5</text:p>
          </table:table-cell>
          <table:table-cell office:value-type="float" office:value="-1.407705" calcext:value-type="float">
            <text:p>-1.407705</text:p>
          </table:table-cell>
          <table:table-cell office:value-type="float" office:value="11.31579" calcext:value-type="float">
            <text:p>11.31579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474084" calcext:value-type="float">
            <text:p>0.0004474084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794545" calcext:value-type="float">
            <text:p>0.002794545</text:p>
          </table:table-cell>
          <table:table-cell office:value-type="float" office:value="1192.166" calcext:value-type="float">
            <text:p>1192.166</text:p>
          </table:table-cell>
          <table:table-cell office:value-type="float" office:value="2.022242" calcext:value-type="float">
            <text:p>2.022242</text:p>
          </table:table-cell>
          <table:table-cell office:value-type="float" office:value="0" calcext:value-type="float">
            <text:p>0</text:p>
          </table:table-cell>
          <table:table-cell office:value-type="float" office:value="0.01098559" calcext:value-type="float">
            <text:p>0.01098559</text:p>
          </table:table-cell>
          <table:table-cell office:value-type="float" office:value="0.01393341" calcext:value-type="float">
            <text:p>0.01393341</text:p>
          </table:table-cell>
          <table:table-cell office:value-type="float" office:value="0.01859789" calcext:value-type="float">
            <text:p>0.01859789</text:p>
          </table:table-cell>
          <table:table-cell office:value-type="float" office:value="0.007824958" calcext:value-type="float">
            <text:p>0.007824958</text:p>
          </table:table-cell>
          <table:table-cell office:value-type="float" office:value="0.006867665" calcext:value-type="float">
            <text:p>0.006867665</text:p>
          </table:table-cell>
          <table:table-cell office:value-type="float" office:value="0.0048716" calcext:value-type="float">
            <text:p>0.0048716</text:p>
          </table:table-cell>
          <table:table-cell office:value-type="float" office:value="0.004355083" calcext:value-type="float">
            <text:p>0.004355083</text:p>
          </table:table-cell>
          <table:table-cell office:value-type="float" office:value="0.006454441" calcext:value-type="float">
            <text:p>0.006454441</text:p>
          </table:table-cell>
          <table:table-cell office:value-type="float" office:value="0.06128814" calcext:value-type="float">
            <text:p>0.06128814</text:p>
          </table:table-cell>
          <table:table-cell office:value-type="float" office:value="0.09030294" calcext:value-type="float">
            <text:p>0.09030294</text:p>
          </table:table-cell>
          <table:table-cell office:value-type="float" office:value="0.08838373" calcext:value-type="float">
            <text:p>0.08838373</text:p>
          </table:table-cell>
          <table:table-cell office:value-type="float" office:value="0.08765158" calcext:value-type="float">
            <text:p>0.08765158</text:p>
          </table:table-cell>
          <table:table-cell office:value-type="float" office:value="0.08847836" calcext:value-type="float">
            <text:p>0.08847836</text:p>
          </table:table-cell>
          <table:table-cell office:value-type="float" office:value="0.09069227" calcext:value-type="float">
            <text:p>0.09069227</text:p>
          </table:table-cell>
          <table:table-cell office:value-type="float" office:value="0" calcext:value-type="float">
            <text:p>0</text:p>
          </table:table-cell>
          <table:table-cell office:value-type="float" office:value="8.899301" calcext:value-type="float">
            <text:p>8.899301</text:p>
          </table:table-cell>
          <table:table-cell office:value-type="float" office:value="9.362598" calcext:value-type="float">
            <text:p>9.362598</text:p>
          </table:table-cell>
          <table:table-cell office:value-type="float" office:value="21.15806" calcext:value-type="float">
            <text:p>21.15806</text:p>
          </table:table-cell>
          <table:table-cell office:value-type="float" office:value="3.398588" calcext:value-type="float">
            <text:p>3.398588</text:p>
          </table:table-cell>
          <table:table-cell office:value-type="float" office:value="2.576192" calcext:value-type="float">
            <text:p>2.576192</text:p>
          </table:table-cell>
          <table:table-cell office:value-type="float" office:value="1.188222" calcext:value-type="float">
            <text:p>1.188222</text:p>
          </table:table-cell>
          <table:table-cell office:value-type="float" office:value="0.8838807" calcext:value-type="float">
            <text:p>0.8838807</text:p>
          </table:table-cell>
          <table:table-cell office:value-type="float" office:value="1.830871" calcext:value-type="float">
            <text:p>1.830871</text:p>
          </table:table-cell>
          <table:table-cell office:value-type="float" office:value="2.671484" calcext:value-type="float">
            <text:p>2.671484</text:p>
          </table:table-cell>
          <table:table-cell office:value-type="float" office:value="2.560219" calcext:value-type="float">
            <text:p>2.560219</text:p>
          </table:table-cell>
          <table:table-cell office:value-type="float" office:value="2.646735" calcext:value-type="float">
            <text:p>2.646735</text:p>
          </table:table-cell>
          <table:table-cell office:value-type="float" office:value="2.642802" calcext:value-type="float">
            <text:p>2.642802</text:p>
          </table:table-cell>
          <table:table-cell office:value-type="float" office:value="2.758144" calcext:value-type="float">
            <text:p>2.758144</text:p>
          </table:table-cell>
          <table:table-cell office:value-type="float" office:value="2.973612" calcext:value-type="float">
            <text:p>2.973612</text:p>
          </table:table-cell>
          <table:table-cell office:value-type="float" office:value="0" calcext:value-type="float">
            <text:p>0</text:p>
          </table:table-cell>
          <table:table-cell office:value-type="float" office:value="10.49301" calcext:value-type="float">
            <text:p>10.49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8049" calcext:value-type="float">
            <text:p>3.0780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.064169" calcext:value-type="float">
            <text:p>1.064169</text:p>
          </table:table-cell>
          <table:table-cell office:value-type="float" office:value="138.1881" calcext:value-type="float">
            <text:p>138.1881</text:p>
          </table:table-cell>
          <table:table-cell office:value-type="float" office:value="5" calcext:value-type="float">
            <text:p>5</text:p>
          </table:table-cell>
          <table:table-cell office:value-type="float" office:value="-1.441433" calcext:value-type="float">
            <text:p>-1.441433</text:p>
          </table:table-cell>
          <table:table-cell office:value-type="float" office:value="11.34348" calcext:value-type="float">
            <text:p>11.34348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487775" calcext:value-type="float">
            <text:p>0.0004487775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788275" calcext:value-type="float">
            <text:p>0.002788275</text:p>
          </table:table-cell>
          <table:table-cell office:value-type="float" office:value="1192.122" calcext:value-type="float">
            <text:p>1192.122</text:p>
          </table:table-cell>
          <table:table-cell office:value-type="float" office:value="2.015544" calcext:value-type="float">
            <text:p>2.015544</text:p>
          </table:table-cell>
          <table:table-cell office:value-type="float" office:value="0" calcext:value-type="float">
            <text:p>0</text:p>
          </table:table-cell>
          <table:table-cell office:value-type="float" office:value="0.01729941" calcext:value-type="float">
            <text:p>0.01729941</text:p>
          </table:table-cell>
          <table:table-cell office:value-type="float" office:value="0.01411612" calcext:value-type="float">
            <text:p>0.01411612</text:p>
          </table:table-cell>
          <table:table-cell office:value-type="float" office:value="0.01850726" calcext:value-type="float">
            <text:p>0.01850726</text:p>
          </table:table-cell>
          <table:table-cell office:value-type="float" office:value="0.007764517" calcext:value-type="float">
            <text:p>0.007764517</text:p>
          </table:table-cell>
          <table:table-cell office:value-type="float" office:value="0.006737478" calcext:value-type="float">
            <text:p>0.006737478</text:p>
          </table:table-cell>
          <table:table-cell office:value-type="float" office:value="0.004817137" calcext:value-type="float">
            <text:p>0.004817137</text:p>
          </table:table-cell>
          <table:table-cell office:value-type="float" office:value="0.004326977" calcext:value-type="float">
            <text:p>0.004326977</text:p>
          </table:table-cell>
          <table:table-cell office:value-type="float" office:value="0.006425112" calcext:value-type="float">
            <text:p>0.006425112</text:p>
          </table:table-cell>
          <table:table-cell office:value-type="float" office:value="0.05468629" calcext:value-type="float">
            <text:p>0.05468629</text:p>
          </table:table-cell>
          <table:table-cell office:value-type="float" office:value="0.09038793" calcext:value-type="float">
            <text:p>0.09038793</text:p>
          </table:table-cell>
          <table:table-cell office:value-type="float" office:value="0.08851545" calcext:value-type="float">
            <text:p>0.08851545</text:p>
          </table:table-cell>
          <table:table-cell office:value-type="float" office:value="0.08778043" calcext:value-type="float">
            <text:p>0.08778043</text:p>
          </table:table-cell>
          <table:table-cell office:value-type="float" office:value="0.0886123" calcext:value-type="float">
            <text:p>0.0886123</text:p>
          </table:table-cell>
          <table:table-cell office:value-type="float" office:value="0.09083319" calcext:value-type="float">
            <text:p>0.09083319</text:p>
          </table:table-cell>
          <table:table-cell office:value-type="float" office:value="0" calcext:value-type="float">
            <text:p>0</text:p>
          </table:table-cell>
          <table:table-cell office:value-type="float" office:value="8.891891" calcext:value-type="float">
            <text:p>8.891891</text:p>
          </table:table-cell>
          <table:table-cell office:value-type="float" office:value="9.334354" calcext:value-type="float">
            <text:p>9.334354</text:p>
          </table:table-cell>
          <table:table-cell office:value-type="float" office:value="21.07443" calcext:value-type="float">
            <text:p>21.07443</text:p>
          </table:table-cell>
          <table:table-cell office:value-type="float" office:value="3.389172" calcext:value-type="float">
            <text:p>3.389172</text:p>
          </table:table-cell>
          <table:table-cell office:value-type="float" office:value="2.56955" calcext:value-type="float">
            <text:p>2.56955</text:p>
          </table:table-cell>
          <table:table-cell office:value-type="float" office:value="1.186695" calcext:value-type="float">
            <text:p>1.186695</text:p>
          </table:table-cell>
          <table:table-cell office:value-type="float" office:value="0.8828539" calcext:value-type="float">
            <text:p>0.8828539</text:p>
          </table:table-cell>
          <table:table-cell office:value-type="float" office:value="1.826948" calcext:value-type="float">
            <text:p>1.826948</text:p>
          </table:table-cell>
          <table:table-cell office:value-type="float" office:value="2.675712" calcext:value-type="float">
            <text:p>2.675712</text:p>
          </table:table-cell>
          <table:table-cell office:value-type="float" office:value="2.572217" calcext:value-type="float">
            <text:p>2.572217</text:p>
          </table:table-cell>
          <table:table-cell office:value-type="float" office:value="2.658925" calcext:value-type="float">
            <text:p>2.658925</text:p>
          </table:table-cell>
          <table:table-cell office:value-type="float" office:value="2.654857" calcext:value-type="float">
            <text:p>2.654857</text:p>
          </table:table-cell>
          <table:table-cell office:value-type="float" office:value="2.770723" calcext:value-type="float">
            <text:p>2.770723</text:p>
          </table:table-cell>
          <table:table-cell office:value-type="float" office:value="2.986928" calcext:value-type="float">
            <text:p>2.986928</text:p>
          </table:table-cell>
          <table:table-cell office:value-type="float" office:value="0" calcext:value-type="float">
            <text:p>0</text:p>
          </table:table-cell>
          <table:table-cell office:value-type="float" office:value="43.17776" calcext:value-type="float">
            <text:p>43.1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5678" calcext:value-type="float">
            <text:p>3.0956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.058795" calcext:value-type="float">
            <text:p>1.058795</text:p>
          </table:table-cell>
          <table:table-cell office:value-type="float" office:value="138.1747" calcext:value-type="float">
            <text:p>138.1747</text:p>
          </table:table-cell>
          <table:table-cell office:value-type="float" office:value="5" calcext:value-type="float">
            <text:p>5</text:p>
          </table:table-cell>
          <table:table-cell office:value-type="float" office:value="-1.474734" calcext:value-type="float">
            <text:p>-1.474734</text:p>
          </table:table-cell>
          <table:table-cell office:value-type="float" office:value="11.37081" calcext:value-type="float">
            <text:p>11.37081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501465" calcext:value-type="float">
            <text:p>0.0004501465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783209" calcext:value-type="float">
            <text:p>0.002783209</text:p>
          </table:table-cell>
          <table:table-cell office:value-type="float" office:value="1192.078" calcext:value-type="float">
            <text:p>1192.078</text:p>
          </table:table-cell>
          <table:table-cell office:value-type="float" office:value="2.008911" calcext:value-type="float">
            <text:p>2.008911</text:p>
          </table:table-cell>
          <table:table-cell office:value-type="float" office:value="0" calcext:value-type="float">
            <text:p>0</text:p>
          </table:table-cell>
          <table:table-cell office:value-type="float" office:value="0.01340121" calcext:value-type="float">
            <text:p>0.01340121</text:p>
          </table:table-cell>
          <table:table-cell office:value-type="float" office:value="0.01382281" calcext:value-type="float">
            <text:p>0.01382281</text:p>
          </table:table-cell>
          <table:table-cell office:value-type="float" office:value="0.01814075" calcext:value-type="float">
            <text:p>0.01814075</text:p>
          </table:table-cell>
          <table:table-cell office:value-type="float" office:value="0.007547712" calcext:value-type="float">
            <text:p>0.007547712</text:p>
          </table:table-cell>
          <table:table-cell office:value-type="float" office:value="0.006570884" calcext:value-type="float">
            <text:p>0.006570884</text:p>
          </table:table-cell>
          <table:table-cell office:value-type="float" office:value="0.004747062" calcext:value-type="float">
            <text:p>0.004747062</text:p>
          </table:table-cell>
          <table:table-cell office:value-type="float" office:value="0.004296762" calcext:value-type="float">
            <text:p>0.004296762</text:p>
          </table:table-cell>
          <table:table-cell office:value-type="float" office:value="0.006396363" calcext:value-type="float">
            <text:p>0.006396363</text:p>
          </table:table-cell>
          <table:table-cell office:value-type="float" office:value="0.05067464" calcext:value-type="float">
            <text:p>0.05067464</text:p>
          </table:table-cell>
          <table:table-cell office:value-type="float" office:value="0.09038661" calcext:value-type="float">
            <text:p>0.09038661</text:p>
          </table:table-cell>
          <table:table-cell office:value-type="float" office:value="0.08864738" calcext:value-type="float">
            <text:p>0.08864738</text:p>
          </table:table-cell>
          <table:table-cell office:value-type="float" office:value="0.08790913" calcext:value-type="float">
            <text:p>0.08790913</text:p>
          </table:table-cell>
          <table:table-cell office:value-type="float" office:value="0.08874563" calcext:value-type="float">
            <text:p>0.08874563</text:p>
          </table:table-cell>
          <table:table-cell office:value-type="float" office:value="0.09097402" calcext:value-type="float">
            <text:p>0.09097402</text:p>
          </table:table-cell>
          <table:table-cell office:value-type="float" office:value="0" calcext:value-type="float">
            <text:p>0</text:p>
          </table:table-cell>
          <table:table-cell office:value-type="float" office:value="8.88496" calcext:value-type="float">
            <text:p>8.88496</text:p>
          </table:table-cell>
          <table:table-cell office:value-type="float" office:value="9.306796" calcext:value-type="float">
            <text:p>9.306796</text:p>
          </table:table-cell>
          <table:table-cell office:value-type="float" office:value="20.99375" calcext:value-type="float">
            <text:p>20.99375</text:p>
          </table:table-cell>
          <table:table-cell office:value-type="float" office:value="3.380021" calcext:value-type="float">
            <text:p>3.380021</text:p>
          </table:table-cell>
          <table:table-cell office:value-type="float" office:value="2.563094" calcext:value-type="float">
            <text:p>2.563094</text:p>
          </table:table-cell>
          <table:table-cell office:value-type="float" office:value="1.1852" calcext:value-type="float">
            <text:p>1.1852</text:p>
          </table:table-cell>
          <table:table-cell office:value-type="float" office:value="0.8818451" calcext:value-type="float">
            <text:p>0.8818451</text:p>
          </table:table-cell>
          <table:table-cell office:value-type="float" office:value="1.82305" calcext:value-type="float">
            <text:p>1.82305</text:p>
          </table:table-cell>
          <table:table-cell office:value-type="float" office:value="2.678816" calcext:value-type="float">
            <text:p>2.678816</text:p>
          </table:table-cell>
          <table:table-cell office:value-type="float" office:value="2.584214" calcext:value-type="float">
            <text:p>2.584214</text:p>
          </table:table-cell>
          <table:table-cell office:value-type="float" office:value="2.671114" calcext:value-type="float">
            <text:p>2.671114</text:p>
          </table:table-cell>
          <table:table-cell office:value-type="float" office:value="2.666893" calcext:value-type="float">
            <text:p>2.666893</text:p>
          </table:table-cell>
          <table:table-cell office:value-type="float" office:value="2.783301" calcext:value-type="float">
            <text:p>2.783301</text:p>
          </table:table-cell>
          <table:table-cell office:value-type="float" office:value="3.000236" calcext:value-type="float">
            <text:p>3.000236</text:p>
          </table:table-cell>
          <table:table-cell office:value-type="float" office:value="0" calcext:value-type="float">
            <text:p>0</text:p>
          </table:table-cell>
          <table:table-cell office:value-type="float" office:value="57.32536" calcext:value-type="float">
            <text:p>57.32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12437" calcext:value-type="float">
            <text:p>3.1124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1.053011" calcext:value-type="float">
            <text:p>1.053011</text:p>
          </table:table-cell>
          <table:table-cell office:value-type="float" office:value="138.1613" calcext:value-type="float">
            <text:p>138.1613</text:p>
          </table:table-cell>
          <table:table-cell office:value-type="float" office:value="5" calcext:value-type="float">
            <text:p>5</text:p>
          </table:table-cell>
          <table:table-cell office:value-type="float" office:value="-1.509053" calcext:value-type="float">
            <text:p>-1.509053</text:p>
          </table:table-cell>
          <table:table-cell office:value-type="float" office:value="11.398" calcext:value-type="float">
            <text:p>11.398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515155" calcext:value-type="float">
            <text:p>0.0004515155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779212" calcext:value-type="float">
            <text:p>0.002779212</text:p>
          </table:table-cell>
          <table:table-cell office:value-type="float" office:value="1192.034" calcext:value-type="float">
            <text:p>1192.034</text:p>
          </table:table-cell>
          <table:table-cell office:value-type="float" office:value="2.000891" calcext:value-type="float">
            <text:p>2.000891</text:p>
          </table:table-cell>
          <table:table-cell office:value-type="float" office:value="0" calcext:value-type="float">
            <text:p>0</text:p>
          </table:table-cell>
          <table:table-cell office:value-type="float" office:value="0.02090446" calcext:value-type="float">
            <text:p>0.02090446</text:p>
          </table:table-cell>
          <table:table-cell office:value-type="float" office:value="0.01526215" calcext:value-type="float">
            <text:p>0.01526215</text:p>
          </table:table-cell>
          <table:table-cell office:value-type="float" office:value="0.01909629" calcext:value-type="float">
            <text:p>0.01909629</text:p>
          </table:table-cell>
          <table:table-cell office:value-type="float" office:value="0.008065167" calcext:value-type="float">
            <text:p>0.008065167</text:p>
          </table:table-cell>
          <table:table-cell office:value-type="float" office:value="0.006927154" calcext:value-type="float">
            <text:p>0.006927154</text:p>
          </table:table-cell>
          <table:table-cell office:value-type="float" office:value="0.004827468" calcext:value-type="float">
            <text:p>0.004827468</text:p>
          </table:table-cell>
          <table:table-cell office:value-type="float" office:value="0.004310153" calcext:value-type="float">
            <text:p>0.004310153</text:p>
          </table:table-cell>
          <table:table-cell office:value-type="float" office:value="0.006371872" calcext:value-type="float">
            <text:p>0.006371872</text:p>
          </table:table-cell>
          <table:table-cell office:value-type="float" office:value="0.05048173" calcext:value-type="float">
            <text:p>0.05048173</text:p>
          </table:table-cell>
          <table:table-cell office:value-type="float" office:value="0.08509389" calcext:value-type="float">
            <text:p>0.08509389</text:p>
          </table:table-cell>
          <table:table-cell office:value-type="float" office:value="0.08877417" calcext:value-type="float">
            <text:p>0.08877417</text:p>
          </table:table-cell>
          <table:table-cell office:value-type="float" office:value="0.08803777" calcext:value-type="float">
            <text:p>0.08803777</text:p>
          </table:table-cell>
          <table:table-cell office:value-type="float" office:value="0.0888788" calcext:value-type="float">
            <text:p>0.0888788</text:p>
          </table:table-cell>
          <table:table-cell office:value-type="float" office:value="0.09111448" calcext:value-type="float">
            <text:p>0.09111448</text:p>
          </table:table-cell>
          <table:table-cell office:value-type="float" office:value="0" calcext:value-type="float">
            <text:p>0</text:p>
          </table:table-cell>
          <table:table-cell office:value-type="float" office:value="8.881618" calcext:value-type="float">
            <text:p>8.881618</text:p>
          </table:table-cell>
          <table:table-cell office:value-type="float" office:value="9.281466" calcext:value-type="float">
            <text:p>9.281466</text:p>
          </table:table-cell>
          <table:table-cell office:value-type="float" office:value="20.91738" calcext:value-type="float">
            <text:p>20.91738</text:p>
          </table:table-cell>
          <table:table-cell office:value-type="float" office:value="3.371327" calcext:value-type="float">
            <text:p>3.371327</text:p>
          </table:table-cell>
          <table:table-cell office:value-type="float" office:value="2.556935" calcext:value-type="float">
            <text:p>2.556935</text:p>
          </table:table-cell>
          <table:table-cell office:value-type="float" office:value="1.183735" calcext:value-type="float">
            <text:p>1.183735</text:p>
          </table:table-cell>
          <table:table-cell office:value-type="float" office:value="0.8808517" calcext:value-type="float">
            <text:p>0.8808517</text:p>
          </table:table-cell>
          <table:table-cell office:value-type="float" office:value="1.819184" calcext:value-type="float">
            <text:p>1.819184</text:p>
          </table:table-cell>
          <table:table-cell office:value-type="float" office:value="2.681361" calcext:value-type="float">
            <text:p>2.681361</text:p>
          </table:table-cell>
          <table:table-cell office:value-type="float" office:value="2.595771" calcext:value-type="float">
            <text:p>2.595771</text:p>
          </table:table-cell>
          <table:table-cell office:value-type="float" office:value="2.683304" calcext:value-type="float">
            <text:p>2.683304</text:p>
          </table:table-cell>
          <table:table-cell office:value-type="float" office:value="2.678928" calcext:value-type="float">
            <text:p>2.678928</text:p>
          </table:table-cell>
          <table:table-cell office:value-type="float" office:value="2.795881" calcext:value-type="float">
            <text:p>2.795881</text:p>
          </table:table-cell>
          <table:table-cell office:value-type="float" office:value="3.013528" calcext:value-type="float">
            <text:p>3.013528</text:p>
          </table:table-cell>
          <table:table-cell office:value-type="float" office:value="0" calcext:value-type="float">
            <text:p>0</text:p>
          </table:table-cell>
          <table:table-cell office:value-type="float" office:value="67.611" calcext:value-type="float">
            <text:p>67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9715" calcext:value-type="float">
            <text:p>3.1297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1.046672" calcext:value-type="float">
            <text:p>1.046672</text:p>
          </table:table-cell>
          <table:table-cell office:value-type="float" office:value="138.1479" calcext:value-type="float">
            <text:p>138.1479</text:p>
          </table:table-cell>
          <table:table-cell office:value-type="float" office:value="5" calcext:value-type="float">
            <text:p>5</text:p>
          </table:table-cell>
          <table:table-cell office:value-type="float" office:value="-1.548633" calcext:value-type="float">
            <text:p>-1.548633</text:p>
          </table:table-cell>
          <table:table-cell office:value-type="float" office:value="11.42324" calcext:value-type="float">
            <text:p>11.42324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538145" calcext:value-type="float">
            <text:p>0.0004538145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33319" calcext:value-type="float">
            <text:p>0.002833319</text:p>
          </table:table-cell>
          <table:table-cell office:value-type="float" office:value="1191.99" calcext:value-type="float">
            <text:p>1191.99</text:p>
          </table:table-cell>
          <table:table-cell office:value-type="float" office:value="1.991703" calcext:value-type="float">
            <text:p>1.991703</text:p>
          </table:table-cell>
          <table:table-cell office:value-type="float" office:value="0" calcext:value-type="float">
            <text:p>0</text:p>
          </table:table-cell>
          <table:table-cell office:value-type="float" office:value="0.01226525" calcext:value-type="float">
            <text:p>0.01226525</text:p>
          </table:table-cell>
          <table:table-cell office:value-type="float" office:value="0.01265473" calcext:value-type="float">
            <text:p>0.01265473</text:p>
          </table:table-cell>
          <table:table-cell office:value-type="float" office:value="0.01682711" calcext:value-type="float">
            <text:p>0.01682711</text:p>
          </table:table-cell>
          <table:table-cell office:value-type="float" office:value="0.007021694" calcext:value-type="float">
            <text:p>0.007021694</text:p>
          </table:table-cell>
          <table:table-cell office:value-type="float" office:value="0.006239098" calcext:value-type="float">
            <text:p>0.006239098</text:p>
          </table:table-cell>
          <table:table-cell office:value-type="float" office:value="0.004658516" calcext:value-type="float">
            <text:p>0.004658516</text:p>
          </table:table-cell>
          <table:table-cell office:value-type="float" office:value="0.00424156" calcext:value-type="float">
            <text:p>0.00424156</text:p>
          </table:table-cell>
          <table:table-cell office:value-type="float" office:value="0.00635171" calcext:value-type="float">
            <text:p>0.00635171</text:p>
          </table:table-cell>
          <table:table-cell office:value-type="float" office:value="0.05094595" calcext:value-type="float">
            <text:p>0.05094595</text:p>
          </table:table-cell>
          <table:table-cell office:value-type="float" office:value="0.07131356" calcext:value-type="float">
            <text:p>0.07131356</text:p>
          </table:table-cell>
          <table:table-cell office:value-type="float" office:value="0.08887991" calcext:value-type="float">
            <text:p>0.08887991</text:p>
          </table:table-cell>
          <table:table-cell office:value-type="float" office:value="0.08816634" calcext:value-type="float">
            <text:p>0.08816634</text:p>
          </table:table-cell>
          <table:table-cell office:value-type="float" office:value="0.08900981" calcext:value-type="float">
            <text:p>0.08900981</text:p>
          </table:table-cell>
          <table:table-cell office:value-type="float" office:value="0.09125482" calcext:value-type="float">
            <text:p>0.09125482</text:p>
          </table:table-cell>
          <table:table-cell office:value-type="float" office:value="0" calcext:value-type="float">
            <text:p>0</text:p>
          </table:table-cell>
          <table:table-cell office:value-type="float" office:value="8.864392" calcext:value-type="float">
            <text:p>8.864392</text:p>
          </table:table-cell>
          <table:table-cell office:value-type="float" office:value="9.25325" calcext:value-type="float">
            <text:p>9.25325</text:p>
          </table:table-cell>
          <table:table-cell office:value-type="float" office:value="20.83486" calcext:value-type="float">
            <text:p>20.83486</text:p>
          </table:table-cell>
          <table:table-cell office:value-type="float" office:value="3.362228" calcext:value-type="float">
            <text:p>3.362228</text:p>
          </table:table-cell>
          <table:table-cell office:value-type="float" office:value="2.550551" calcext:value-type="float">
            <text:p>2.550551</text:p>
          </table:table-cell>
          <table:table-cell office:value-type="float" office:value="1.18229" calcext:value-type="float">
            <text:p>1.18229</text:p>
          </table:table-cell>
          <table:table-cell office:value-type="float" office:value="0.8798222" calcext:value-type="float">
            <text:p>0.8798222</text:p>
          </table:table-cell>
          <table:table-cell office:value-type="float" office:value="1.815338" calcext:value-type="float">
            <text:p>1.815338</text:p>
          </table:table-cell>
          <table:table-cell office:value-type="float" office:value="2.684109" calcext:value-type="float">
            <text:p>2.684109</text:p>
          </table:table-cell>
          <table:table-cell office:value-type="float" office:value="2.604894" calcext:value-type="float">
            <text:p>2.604894</text:p>
          </table:table-cell>
          <table:table-cell office:value-type="float" office:value="2.695475" calcext:value-type="float">
            <text:p>2.695475</text:p>
          </table:table-cell>
          <table:table-cell office:value-type="float" office:value="2.690947" calcext:value-type="float">
            <text:p>2.690947</text:p>
          </table:table-cell>
          <table:table-cell office:value-type="float" office:value="2.808442" calcext:value-type="float">
            <text:p>2.808442</text:p>
          </table:table-cell>
          <table:table-cell office:value-type="float" office:value="3.026801" calcext:value-type="float">
            <text:p>3.026801</text:p>
          </table:table-cell>
          <table:table-cell office:value-type="float" office:value="0" calcext:value-type="float">
            <text:p>0</text:p>
          </table:table-cell>
          <table:table-cell office:value-type="float" office:value="2.64053" calcext:value-type="float">
            <text:p>2.6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7629" calcext:value-type="float">
            <text:p>3.1476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1.041452" calcext:value-type="float">
            <text:p>1.041452</text:p>
          </table:table-cell>
          <table:table-cell office:value-type="float" office:value="138.1357" calcext:value-type="float">
            <text:p>138.1357</text:p>
          </table:table-cell>
          <table:table-cell office:value-type="float" office:value="5" calcext:value-type="float">
            <text:p>5</text:p>
          </table:table-cell>
          <table:table-cell office:value-type="float" office:value="-1.588627" calcext:value-type="float">
            <text:p>-1.588627</text:p>
          </table:table-cell>
          <table:table-cell office:value-type="float" office:value="11.44616" calcext:value-type="float">
            <text:p>11.44616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551891" calcext:value-type="float">
            <text:p>0.0004551891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27913" calcext:value-type="float">
            <text:p>0.002827913</text:p>
          </table:table-cell>
          <table:table-cell office:value-type="float" office:value="1191.945" calcext:value-type="float">
            <text:p>1191.945</text:p>
          </table:table-cell>
          <table:table-cell office:value-type="float" office:value="1.987315" calcext:value-type="float">
            <text:p>1.987315</text:p>
          </table:table-cell>
          <table:table-cell office:value-type="float" office:value="0" calcext:value-type="float">
            <text:p>0</text:p>
          </table:table-cell>
          <table:table-cell office:value-type="float" office:value="0.01069034" calcext:value-type="float">
            <text:p>0.01069034</text:p>
          </table:table-cell>
          <table:table-cell office:value-type="float" office:value="0.01245216" calcext:value-type="float">
            <text:p>0.01245216</text:p>
          </table:table-cell>
          <table:table-cell office:value-type="float" office:value="0.01698604" calcext:value-type="float">
            <text:p>0.01698604</text:p>
          </table:table-cell>
          <table:table-cell office:value-type="float" office:value="0.00700597" calcext:value-type="float">
            <text:p>0.00700597</text:p>
          </table:table-cell>
          <table:table-cell office:value-type="float" office:value="0.006145588" calcext:value-type="float">
            <text:p>0.006145588</text:p>
          </table:table-cell>
          <table:table-cell office:value-type="float" office:value="0.004541266" calcext:value-type="float">
            <text:p>0.004541266</text:p>
          </table:table-cell>
          <table:table-cell office:value-type="float" office:value="0.004185763" calcext:value-type="float">
            <text:p>0.004185763</text:p>
          </table:table-cell>
          <table:table-cell office:value-type="float" office:value="0.006318136" calcext:value-type="float">
            <text:p>0.006318136</text:p>
          </table:table-cell>
          <table:table-cell office:value-type="float" office:value="0.04933272" calcext:value-type="float">
            <text:p>0.04933272</text:p>
          </table:table-cell>
          <table:table-cell office:value-type="float" office:value="0.05953551" calcext:value-type="float">
            <text:p>0.05953551</text:p>
          </table:table-cell>
          <table:table-cell office:value-type="float" office:value="0.0889598" calcext:value-type="float">
            <text:p>0.0889598</text:p>
          </table:table-cell>
          <table:table-cell office:value-type="float" office:value="0.08829414" calcext:value-type="float">
            <text:p>0.08829414</text:p>
          </table:table-cell>
          <table:table-cell office:value-type="float" office:value="0.08914429" calcext:value-type="float">
            <text:p>0.08914429</text:p>
          </table:table-cell>
          <table:table-cell office:value-type="float" office:value="0.09139512" calcext:value-type="float">
            <text:p>0.09139512</text:p>
          </table:table-cell>
          <table:table-cell office:value-type="float" office:value="0" calcext:value-type="float">
            <text:p>0</text:p>
          </table:table-cell>
          <table:table-cell office:value-type="float" office:value="8.845456" calcext:value-type="float">
            <text:p>8.845456</text:p>
          </table:table-cell>
          <table:table-cell office:value-type="float" office:value="9.223059" calcext:value-type="float">
            <text:p>9.223059</text:p>
          </table:table-cell>
          <table:table-cell office:value-type="float" office:value="20.74826" calcext:value-type="float">
            <text:p>20.74826</text:p>
          </table:table-cell>
          <table:table-cell office:value-type="float" office:value="3.351981" calcext:value-type="float">
            <text:p>3.351981</text:p>
          </table:table-cell>
          <table:table-cell office:value-type="float" office:value="2.543248" calcext:value-type="float">
            <text:p>2.543248</text:p>
          </table:table-cell>
          <table:table-cell office:value-type="float" office:value="1.180623" calcext:value-type="float">
            <text:p>1.180623</text:p>
          </table:table-cell>
          <table:table-cell office:value-type="float" office:value="0.8787381" calcext:value-type="float">
            <text:p>0.8787381</text:p>
          </table:table-cell>
          <table:table-cell office:value-type="float" office:value="1.811455" calcext:value-type="float">
            <text:p>1.811455</text:p>
          </table:table-cell>
          <table:table-cell office:value-type="float" office:value="2.686684" calcext:value-type="float">
            <text:p>2.686684</text:p>
          </table:table-cell>
          <table:table-cell office:value-type="float" office:value="2.610985" calcext:value-type="float">
            <text:p>2.610985</text:p>
          </table:table-cell>
          <table:table-cell office:value-type="float" office:value="2.707636" calcext:value-type="float">
            <text:p>2.707636</text:p>
          </table:table-cell>
          <table:table-cell office:value-type="float" office:value="2.702962" calcext:value-type="float">
            <text:p>2.702962</text:p>
          </table:table-cell>
          <table:table-cell office:value-type="float" office:value="2.820982" calcext:value-type="float">
            <text:p>2.820982</text:p>
          </table:table-cell>
          <table:table-cell office:value-type="float" office:value="3.040059" calcext:value-type="float">
            <text:p>3.040059</text:p>
          </table:table-cell>
          <table:table-cell office:value-type="float" office:value="0" calcext:value-type="float">
            <text:p>0</text:p>
          </table:table-cell>
          <table:table-cell office:value-type="float" office:value="15.73627" calcext:value-type="float">
            <text:p>15.73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3341" calcext:value-type="float">
            <text:p>3.1633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.0367" calcext:value-type="float">
            <text:p>1.0367</text:p>
          </table:table-cell>
          <table:table-cell office:value-type="float" office:value="138.1236" calcext:value-type="float">
            <text:p>138.1236</text:p>
          </table:table-cell>
          <table:table-cell office:value-type="float" office:value="5" calcext:value-type="float">
            <text:p>5</text:p>
          </table:table-cell>
          <table:table-cell office:value-type="float" office:value="-1.628479" calcext:value-type="float">
            <text:p>-1.628479</text:p>
          </table:table-cell>
          <table:table-cell office:value-type="float" office:value="11.46812" calcext:value-type="float">
            <text:p>11.46812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565637" calcext:value-type="float">
            <text:p>0.0004565637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23831" calcext:value-type="float">
            <text:p>0.002823831</text:p>
          </table:table-cell>
          <table:table-cell office:value-type="float" office:value="1191.899" calcext:value-type="float">
            <text:p>1191.899</text:p>
          </table:table-cell>
          <table:table-cell office:value-type="float" office:value="1.981272" calcext:value-type="float">
            <text:p>1.981272</text:p>
          </table:table-cell>
          <table:table-cell office:value-type="float" office:value="0" calcext:value-type="float">
            <text:p>0</text:p>
          </table:table-cell>
          <table:table-cell office:value-type="float" office:value="0.01538932" calcext:value-type="float">
            <text:p>0.01538932</text:p>
          </table:table-cell>
          <table:table-cell office:value-type="float" office:value="0.01316531" calcext:value-type="float">
            <text:p>0.01316531</text:p>
          </table:table-cell>
          <table:table-cell office:value-type="float" office:value="0.01718506" calcext:value-type="float">
            <text:p>0.01718506</text:p>
          </table:table-cell>
          <table:table-cell office:value-type="float" office:value="0.007031788" calcext:value-type="float">
            <text:p>0.007031788</text:p>
          </table:table-cell>
          <table:table-cell office:value-type="float" office:value="0.006083285" calcext:value-type="float">
            <text:p>0.006083285</text:p>
          </table:table-cell>
          <table:table-cell office:value-type="float" office:value="0.004503816" calcext:value-type="float">
            <text:p>0.004503816</text:p>
          </table:table-cell>
          <table:table-cell office:value-type="float" office:value="0.004165996" calcext:value-type="float">
            <text:p>0.004165996</text:p>
          </table:table-cell>
          <table:table-cell office:value-type="float" office:value="0.006293258" calcext:value-type="float">
            <text:p>0.006293258</text:p>
          </table:table-cell>
          <table:table-cell office:value-type="float" office:value="0.04723755" calcext:value-type="float">
            <text:p>0.04723755</text:p>
          </table:table-cell>
          <table:table-cell office:value-type="float" office:value="0.05252783" calcext:value-type="float">
            <text:p>0.05252783</text:p>
          </table:table-cell>
          <table:table-cell office:value-type="float" office:value="0.08904481" calcext:value-type="float">
            <text:p>0.08904481</text:p>
          </table:table-cell>
          <table:table-cell office:value-type="float" office:value="0.08842201" calcext:value-type="float">
            <text:p>0.08842201</text:p>
          </table:table-cell>
          <table:table-cell office:value-type="float" office:value="0.08927731" calcext:value-type="float">
            <text:p>0.08927731</text:p>
          </table:table-cell>
          <table:table-cell office:value-type="float" office:value="0.0915354" calcext:value-type="float">
            <text:p>0.0915354</text:p>
          </table:table-cell>
          <table:table-cell office:value-type="float" office:value="0" calcext:value-type="float">
            <text:p>0</text:p>
          </table:table-cell>
          <table:table-cell office:value-type="float" office:value="8.83743" calcext:value-type="float">
            <text:p>8.83743</text:p>
          </table:table-cell>
          <table:table-cell office:value-type="float" office:value="9.194527" calcext:value-type="float">
            <text:p>9.194527</text:p>
          </table:table-cell>
          <table:table-cell office:value-type="float" office:value="20.66715" calcext:value-type="float">
            <text:p>20.66715</text:p>
          </table:table-cell>
          <table:table-cell office:value-type="float" office:value="3.342357" calcext:value-type="float">
            <text:p>3.342357</text:p>
          </table:table-cell>
          <table:table-cell office:value-type="float" office:value="2.536342" calcext:value-type="float">
            <text:p>2.536342</text:p>
          </table:table-cell>
          <table:table-cell office:value-type="float" office:value="1.179021" calcext:value-type="float">
            <text:p>1.179021</text:p>
          </table:table-cell>
          <table:table-cell office:value-type="float" office:value="0.877677" calcext:value-type="float">
            <text:p>0.877677</text:p>
          </table:table-cell>
          <table:table-cell office:value-type="float" office:value="1.807552" calcext:value-type="float">
            <text:p>1.807552</text:p>
          </table:table-cell>
          <table:table-cell office:value-type="float" office:value="2.688795" calcext:value-type="float">
            <text:p>2.688795</text:p>
          </table:table-cell>
          <table:table-cell office:value-type="float" office:value="2.614981" calcext:value-type="float">
            <text:p>2.614981</text:p>
          </table:table-cell>
          <table:table-cell office:value-type="float" office:value="2.719797" calcext:value-type="float">
            <text:p>2.719797</text:p>
          </table:table-cell>
          <table:table-cell office:value-type="float" office:value="2.714964" calcext:value-type="float">
            <text:p>2.714964</text:p>
          </table:table-cell>
          <table:table-cell office:value-type="float" office:value="2.833522" calcext:value-type="float">
            <text:p>2.833522</text:p>
          </table:table-cell>
          <table:table-cell office:value-type="float" office:value="3.053294" calcext:value-type="float">
            <text:p>3.053294</text:p>
          </table:table-cell>
          <table:table-cell office:value-type="float" office:value="0" calcext:value-type="float">
            <text:p>0</text:p>
          </table:table-cell>
          <table:table-cell office:value-type="float" office:value="42.2577" calcext:value-type="float">
            <text:p>42.2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8339" calcext:value-type="float">
            <text:p>3.1783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1.030802" calcext:value-type="float">
            <text:p>1.030802</text:p>
          </table:table-cell>
          <table:table-cell office:value-type="float" office:value="138.1107" calcext:value-type="float">
            <text:p>138.1107</text:p>
          </table:table-cell>
          <table:table-cell office:value-type="float" office:value="5" calcext:value-type="float">
            <text:p>5</text:p>
          </table:table-cell>
          <table:table-cell office:value-type="float" office:value="-1.670017" calcext:value-type="float">
            <text:p>-1.670017</text:p>
          </table:table-cell>
          <table:table-cell office:value-type="float" office:value="11.48975" calcext:value-type="float">
            <text:p>11.48975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579384" calcext:value-type="float">
            <text:p>0.0004579384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20996" calcext:value-type="float">
            <text:p>0.002820996</text:p>
          </table:table-cell>
          <table:table-cell office:value-type="float" office:value="1191.853" calcext:value-type="float">
            <text:p>1191.853</text:p>
          </table:table-cell>
          <table:table-cell office:value-type="float" office:value="1.973296" calcext:value-type="float">
            <text:p>1.973296</text:p>
          </table:table-cell>
          <table:table-cell office:value-type="float" office:value="0" calcext:value-type="float">
            <text:p>0</text:p>
          </table:table-cell>
          <table:table-cell office:value-type="float" office:value="0.02687451" calcext:value-type="float">
            <text:p>0.02687451</text:p>
          </table:table-cell>
          <table:table-cell office:value-type="float" office:value="0.01671068" calcext:value-type="float">
            <text:p>0.01671068</text:p>
          </table:table-cell>
          <table:table-cell office:value-type="float" office:value="0.0193893" calcext:value-type="float">
            <text:p>0.0193893</text:p>
          </table:table-cell>
          <table:table-cell office:value-type="float" office:value="0.008099248" calcext:value-type="float">
            <text:p>0.008099248</text:p>
          </table:table-cell>
          <table:table-cell office:value-type="float" office:value="0.006812493" calcext:value-type="float">
            <text:p>0.006812493</text:p>
          </table:table-cell>
          <table:table-cell office:value-type="float" office:value="0.004705863" calcext:value-type="float">
            <text:p>0.004705863</text:p>
          </table:table-cell>
          <table:table-cell office:value-type="float" office:value="0.004223825" calcext:value-type="float">
            <text:p>0.004223825</text:p>
          </table:table-cell>
          <table:table-cell office:value-type="float" office:value="0.006283817" calcext:value-type="float">
            <text:p>0.006283817</text:p>
          </table:table-cell>
          <table:table-cell office:value-type="float" office:value="0.04561545" calcext:value-type="float">
            <text:p>0.04561545</text:p>
          </table:table-cell>
          <table:table-cell office:value-type="float" office:value="0.04921132" calcext:value-type="float">
            <text:p>0.04921132</text:p>
          </table:table-cell>
          <table:table-cell office:value-type="float" office:value="0.08902475" calcext:value-type="float">
            <text:p>0.08902475</text:p>
          </table:table-cell>
          <table:table-cell office:value-type="float" office:value="0.08854964" calcext:value-type="float">
            <text:p>0.08854964</text:p>
          </table:table-cell>
          <table:table-cell office:value-type="float" office:value="0.08941019" calcext:value-type="float">
            <text:p>0.08941019</text:p>
          </table:table-cell>
          <table:table-cell office:value-type="float" office:value="0.09167521" calcext:value-type="float">
            <text:p>0.09167521</text:p>
          </table:table-cell>
          <table:table-cell office:value-type="float" office:value="0" calcext:value-type="float">
            <text:p>0</text:p>
          </table:table-cell>
          <table:table-cell office:value-type="float" office:value="8.834545" calcext:value-type="float">
            <text:p>8.834545</text:p>
          </table:table-cell>
          <table:table-cell office:value-type="float" office:value="9.169191" calcext:value-type="float">
            <text:p>9.169191</text:p>
          </table:table-cell>
          <table:table-cell office:value-type="float" office:value="20.59154" calcext:value-type="float">
            <text:p>20.59154</text:p>
          </table:table-cell>
          <table:table-cell office:value-type="float" office:value="3.333526" calcext:value-type="float">
            <text:p>3.333526</text:p>
          </table:table-cell>
          <table:table-cell office:value-type="float" office:value="2.529933" calcext:value-type="float">
            <text:p>2.529933</text:p>
          </table:table-cell>
          <table:table-cell office:value-type="float" office:value="1.177497" calcext:value-type="float">
            <text:p>1.177497</text:p>
          </table:table-cell>
          <table:table-cell office:value-type="float" office:value="0.8766466" calcext:value-type="float">
            <text:p>0.8766466</text:p>
          </table:table-cell>
          <table:table-cell office:value-type="float" office:value="1.803684" calcext:value-type="float">
            <text:p>1.803684</text:p>
          </table:table-cell>
          <table:table-cell office:value-type="float" office:value="2.690502" calcext:value-type="float">
            <text:p>2.690502</text:p>
          </table:table-cell>
          <table:table-cell office:value-type="float" office:value="2.617846" calcext:value-type="float">
            <text:p>2.617846</text:p>
          </table:table-cell>
          <table:table-cell office:value-type="float" office:value="2.731957" calcext:value-type="float">
            <text:p>2.731957</text:p>
          </table:table-cell>
          <table:table-cell office:value-type="float" office:value="2.726962" calcext:value-type="float">
            <text:p>2.726962</text:p>
          </table:table-cell>
          <table:table-cell office:value-type="float" office:value="2.846062" calcext:value-type="float">
            <text:p>2.846062</text:p>
          </table:table-cell>
          <table:table-cell office:value-type="float" office:value="3.066521" calcext:value-type="float">
            <text:p>3.066521</text:p>
          </table:table-cell>
          <table:table-cell office:value-type="float" office:value="0" calcext:value-type="float">
            <text:p>0</text:p>
          </table:table-cell>
          <table:table-cell office:value-type="float" office:value="65.08777" calcext:value-type="float">
            <text:p>65.08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5183" calcext:value-type="float">
            <text:p>3.195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1.023849" calcext:value-type="float">
            <text:p>1.023849</text:p>
          </table:table-cell>
          <table:table-cell office:value-type="float" office:value="138.0966" calcext:value-type="float">
            <text:p>138.0966</text:p>
          </table:table-cell>
          <table:table-cell office:value-type="float" office:value="5" calcext:value-type="float">
            <text:p>5</text:p>
          </table:table-cell>
          <table:table-cell office:value-type="float" office:value="-1.714834" calcext:value-type="float">
            <text:p>-1.714834</text:p>
          </table:table-cell>
          <table:table-cell office:value-type="float" office:value="11.51127" calcext:value-type="float">
            <text:p>11.51127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593148" calcext:value-type="float">
            <text:p>0.0004593148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19345" calcext:value-type="float">
            <text:p>0.002819345</text:p>
          </table:table-cell>
          <table:table-cell office:value-type="float" office:value="1191.806" calcext:value-type="float">
            <text:p>1191.806</text:p>
          </table:table-cell>
          <table:table-cell office:value-type="float" office:value="1.964321" calcext:value-type="float">
            <text:p>1.964321</text:p>
          </table:table-cell>
          <table:table-cell office:value-type="float" office:value="0" calcext:value-type="float">
            <text:p>0</text:p>
          </table:table-cell>
          <table:table-cell office:value-type="float" office:value="0.01968517" calcext:value-type="float">
            <text:p>0.01968517</text:p>
          </table:table-cell>
          <table:table-cell office:value-type="float" office:value="0.01875904" calcext:value-type="float">
            <text:p>0.01875904</text:p>
          </table:table-cell>
          <table:table-cell office:value-type="float" office:value="0.02100117" calcext:value-type="float">
            <text:p>0.02100117</text:p>
          </table:table-cell>
          <table:table-cell office:value-type="float" office:value="0.009092057" calcext:value-type="float">
            <text:p>0.009092057</text:p>
          </table:table-cell>
          <table:table-cell office:value-type="float" office:value="0.007596724" calcext:value-type="float">
            <text:p>0.007596724</text:p>
          </table:table-cell>
          <table:table-cell office:value-type="float" office:value="0.004992829" calcext:value-type="float">
            <text:p>0.004992829</text:p>
          </table:table-cell>
          <table:table-cell office:value-type="float" office:value="0.004336751" calcext:value-type="float">
            <text:p>0.004336751</text:p>
          </table:table-cell>
          <table:table-cell office:value-type="float" office:value="0.006316055" calcext:value-type="float">
            <text:p>0.006316055</text:p>
          </table:table-cell>
          <table:table-cell office:value-type="float" office:value="0.04386514" calcext:value-type="float">
            <text:p>0.04386514</text:p>
          </table:table-cell>
          <table:table-cell office:value-type="float" office:value="0.05073594" calcext:value-type="float">
            <text:p>0.05073594</text:p>
          </table:table-cell>
          <table:table-cell office:value-type="float" office:value="0.07738971" calcext:value-type="float">
            <text:p>0.07738971</text:p>
          </table:table-cell>
          <table:table-cell office:value-type="float" office:value="0.08866984" calcext:value-type="float">
            <text:p>0.08866984</text:p>
          </table:table-cell>
          <table:table-cell office:value-type="float" office:value="0.0895429" calcext:value-type="float">
            <text:p>0.0895429</text:p>
          </table:table-cell>
          <table:table-cell office:value-type="float" office:value="0.09181489" calcext:value-type="float">
            <text:p>0.09181489</text:p>
          </table:table-cell>
          <table:table-cell office:value-type="float" office:value="0" calcext:value-type="float">
            <text:p>0</text:p>
          </table:table-cell>
          <table:table-cell office:value-type="float" office:value="8.833313" calcext:value-type="float">
            <text:p>8.833313</text:p>
          </table:table-cell>
          <table:table-cell office:value-type="float" office:value="9.14794" calcext:value-type="float">
            <text:p>9.14794</text:p>
          </table:table-cell>
          <table:table-cell office:value-type="float" office:value="20.52271" calcext:value-type="float">
            <text:p>20.52271</text:p>
          </table:table-cell>
          <table:table-cell office:value-type="float" office:value="3.325804" calcext:value-type="float">
            <text:p>3.325804</text:p>
          </table:table-cell>
          <table:table-cell office:value-type="float" office:value="2.524374" calcext:value-type="float">
            <text:p>2.524374</text:p>
          </table:table-cell>
          <table:table-cell office:value-type="float" office:value="1.176113" calcext:value-type="float">
            <text:p>1.176113</text:p>
          </table:table-cell>
          <table:table-cell office:value-type="float" office:value="0.8756747" calcext:value-type="float">
            <text:p>0.8756747</text:p>
          </table:table-cell>
          <table:table-cell office:value-type="float" office:value="1.799866" calcext:value-type="float">
            <text:p>1.799866</text:p>
          </table:table-cell>
          <table:table-cell office:value-type="float" office:value="2.691812" calcext:value-type="float">
            <text:p>2.691812</text:p>
          </table:table-cell>
          <table:table-cell office:value-type="float" office:value="2.620567" calcext:value-type="float">
            <text:p>2.620567</text:p>
          </table:table-cell>
          <table:table-cell office:value-type="float" office:value="2.742916" calcext:value-type="float">
            <text:p>2.742916</text:p>
          </table:table-cell>
          <table:table-cell office:value-type="float" office:value="2.738958" calcext:value-type="float">
            <text:p>2.738958</text:p>
          </table:table-cell>
          <table:table-cell office:value-type="float" office:value="2.858603" calcext:value-type="float">
            <text:p>2.858603</text:p>
          </table:table-cell>
          <table:table-cell office:value-type="float" office:value="3.079736" calcext:value-type="float">
            <text:p>3.079736</text:p>
          </table:table-cell>
          <table:table-cell office:value-type="float" office:value="0" calcext:value-type="float">
            <text:p>0</text:p>
          </table:table-cell>
          <table:table-cell office:value-type="float" office:value="81.78545" calcext:value-type="float">
            <text:p>81.78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4348" calcext:value-type="float">
            <text:p>3.2143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.017749" calcext:value-type="float">
            <text:p>1.017749</text:p>
          </table:table-cell>
          <table:table-cell office:value-type="float" office:value="138.0828" calcext:value-type="float">
            <text:p>138.0828</text:p>
          </table:table-cell>
          <table:table-cell office:value-type="float" office:value="5" calcext:value-type="float">
            <text:p>5</text:p>
          </table:table-cell>
          <table:table-cell office:value-type="float" office:value="-1.761121" calcext:value-type="float">
            <text:p>-1.761121</text:p>
          </table:table-cell>
          <table:table-cell office:value-type="float" office:value="11.53154" calcext:value-type="float">
            <text:p>11.53154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606934" calcext:value-type="float">
            <text:p>0.0004606934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18833" calcext:value-type="float">
            <text:p>0.002818833</text:p>
          </table:table-cell>
          <table:table-cell office:value-type="float" office:value="1191.759" calcext:value-type="float">
            <text:p>1191.759</text:p>
          </table:table-cell>
          <table:table-cell office:value-type="float" office:value="1.956311" calcext:value-type="float">
            <text:p>1.956311</text:p>
          </table:table-cell>
          <table:table-cell office:value-type="float" office:value="0" calcext:value-type="float">
            <text:p>0</text:p>
          </table:table-cell>
          <table:table-cell office:value-type="float" office:value="0.01757268" calcext:value-type="float">
            <text:p>0.01757268</text:p>
          </table:table-cell>
          <table:table-cell office:value-type="float" office:value="0.01867297" calcext:value-type="float">
            <text:p>0.01867297</text:p>
          </table:table-cell>
          <table:table-cell office:value-type="float" office:value="0.02063771" calcext:value-type="float">
            <text:p>0.02063771</text:p>
          </table:table-cell>
          <table:table-cell office:value-type="float" office:value="0.008874484" calcext:value-type="float">
            <text:p>0.008874484</text:p>
          </table:table-cell>
          <table:table-cell office:value-type="float" office:value="0.007489922" calcext:value-type="float">
            <text:p>0.007489922</text:p>
          </table:table-cell>
          <table:table-cell office:value-type="float" office:value="0.004985626" calcext:value-type="float">
            <text:p>0.004985626</text:p>
          </table:table-cell>
          <table:table-cell office:value-type="float" office:value="0.004355113" calcext:value-type="float">
            <text:p>0.004355113</text:p>
          </table:table-cell>
          <table:table-cell office:value-type="float" office:value="0.006341848" calcext:value-type="float">
            <text:p>0.006341848</text:p>
          </table:table-cell>
          <table:table-cell office:value-type="float" office:value="0.04222442" calcext:value-type="float">
            <text:p>0.04222442</text:p>
          </table:table-cell>
          <table:table-cell office:value-type="float" office:value="0.05199907" calcext:value-type="float">
            <text:p>0.05199907</text:p>
          </table:table-cell>
          <table:table-cell office:value-type="float" office:value="0.06038615" calcext:value-type="float">
            <text:p>0.06038615</text:p>
          </table:table-cell>
          <table:table-cell office:value-type="float" office:value="0.08876763" calcext:value-type="float">
            <text:p>0.08876763</text:p>
          </table:table-cell>
          <table:table-cell office:value-type="float" office:value="0.08967549" calcext:value-type="float">
            <text:p>0.08967549</text:p>
          </table:table-cell>
          <table:table-cell office:value-type="float" office:value="0.09195451" calcext:value-type="float">
            <text:p>0.09195451</text:p>
          </table:table-cell>
          <table:table-cell office:value-type="float" office:value="0" calcext:value-type="float">
            <text:p>0</text:p>
          </table:table-cell>
          <table:table-cell office:value-type="float" office:value="8.828845" calcext:value-type="float">
            <text:p>8.828845</text:p>
          </table:table-cell>
          <table:table-cell office:value-type="float" office:value="9.12835" calcext:value-type="float">
            <text:p>9.12835</text:p>
          </table:table-cell>
          <table:table-cell office:value-type="float" office:value="20.45865" calcext:value-type="float">
            <text:p>20.45865</text:p>
          </table:table-cell>
          <table:table-cell office:value-type="float" office:value="3.318609" calcext:value-type="float">
            <text:p>3.318609</text:p>
          </table:table-cell>
          <table:table-cell office:value-type="float" office:value="2.519237" calcext:value-type="float">
            <text:p>2.519237</text:p>
          </table:table-cell>
          <table:table-cell office:value-type="float" office:value="1.174821" calcext:value-type="float">
            <text:p>1.174821</text:p>
          </table:table-cell>
          <table:table-cell office:value-type="float" office:value="0.8747498" calcext:value-type="float">
            <text:p>0.8747498</text:p>
          </table:table-cell>
          <table:table-cell office:value-type="float" office:value="1.796099" calcext:value-type="float">
            <text:p>1.796099</text:p>
          </table:table-cell>
          <table:table-cell office:value-type="float" office:value="2.69272" calcext:value-type="float">
            <text:p>2.69272</text:p>
          </table:table-cell>
          <table:table-cell office:value-type="float" office:value="2.623657" calcext:value-type="float">
            <text:p>2.623657</text:p>
          </table:table-cell>
          <table:table-cell office:value-type="float" office:value="2.749775" calcext:value-type="float">
            <text:p>2.749775</text:p>
          </table:table-cell>
          <table:table-cell office:value-type="float" office:value="2.750936" calcext:value-type="float">
            <text:p>2.750936</text:p>
          </table:table-cell>
          <table:table-cell office:value-type="float" office:value="2.871143" calcext:value-type="float">
            <text:p>2.871143</text:p>
          </table:table-cell>
          <table:table-cell office:value-type="float" office:value="3.092933" calcext:value-type="float">
            <text:p>3.092933</text:p>
          </table:table-cell>
          <table:table-cell office:value-type="float" office:value="0" calcext:value-type="float">
            <text:p>0</text:p>
          </table:table-cell>
          <table:table-cell office:value-type="float" office:value="84.22434" calcext:value-type="float">
            <text:p>84.2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247" calcext:value-type="float">
            <text:p>3.23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1.011642" calcext:value-type="float">
            <text:p>1.011642</text:p>
          </table:table-cell>
          <table:table-cell office:value-type="float" office:value="138.0689" calcext:value-type="float">
            <text:p>138.0689</text:p>
          </table:table-cell>
          <table:table-cell office:value-type="float" office:value="5" calcext:value-type="float">
            <text:p>5</text:p>
          </table:table-cell>
          <table:table-cell office:value-type="float" office:value="-1.808221" calcext:value-type="float">
            <text:p>-1.808221</text:p>
          </table:table-cell>
          <table:table-cell office:value-type="float" office:value="11.55077" calcext:value-type="float">
            <text:p>11.55077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620742" calcext:value-type="float">
            <text:p>0.0004620742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19453" calcext:value-type="float">
            <text:p>0.002819453</text:p>
          </table:table-cell>
          <table:table-cell office:value-type="float" office:value="1191.712" calcext:value-type="float">
            <text:p>1191.712</text:p>
          </table:table-cell>
          <table:table-cell office:value-type="float" office:value="1.947611" calcext:value-type="float">
            <text:p>1.947611</text:p>
          </table:table-cell>
          <table:table-cell office:value-type="float" office:value="0" calcext:value-type="float">
            <text:p>0</text:p>
          </table:table-cell>
          <table:table-cell office:value-type="float" office:value="0.01743556" calcext:value-type="float">
            <text:p>0.01743556</text:p>
          </table:table-cell>
          <table:table-cell office:value-type="float" office:value="0.01971167" calcext:value-type="float">
            <text:p>0.01971167</text:p>
          </table:table-cell>
          <table:table-cell office:value-type="float" office:value="0.02103095" calcext:value-type="float">
            <text:p>0.02103095</text:p>
          </table:table-cell>
          <table:table-cell office:value-type="float" office:value="0.009066788" calcext:value-type="float">
            <text:p>0.009066788</text:p>
          </table:table-cell>
          <table:table-cell office:value-type="float" office:value="0.007639755" calcext:value-type="float">
            <text:p>0.007639755</text:p>
          </table:table-cell>
          <table:table-cell office:value-type="float" office:value="0.005029108" calcext:value-type="float">
            <text:p>0.005029108</text:p>
          </table:table-cell>
          <table:table-cell office:value-type="float" office:value="0.004375041" calcext:value-type="float">
            <text:p>0.004375041</text:p>
          </table:table-cell>
          <table:table-cell office:value-type="float" office:value="0.006347473" calcext:value-type="float">
            <text:p>0.006347473</text:p>
          </table:table-cell>
          <table:table-cell office:value-type="float" office:value="0.04076938" calcext:value-type="float">
            <text:p>0.04076938</text:p>
          </table:table-cell>
          <table:table-cell office:value-type="float" office:value="0.05209217" calcext:value-type="float">
            <text:p>0.05209217</text:p>
          </table:table-cell>
          <table:table-cell office:value-type="float" office:value="0.0508294" calcext:value-type="float">
            <text:p>0.0508294</text:p>
          </table:table-cell>
          <table:table-cell office:value-type="float" office:value="0.08886039" calcext:value-type="float">
            <text:p>0.08886039</text:p>
          </table:table-cell>
          <table:table-cell office:value-type="float" office:value="0.08980821" calcext:value-type="float">
            <text:p>0.08980821</text:p>
          </table:table-cell>
          <table:table-cell office:value-type="float" office:value="0.09209386" calcext:value-type="float">
            <text:p>0.09209386</text:p>
          </table:table-cell>
          <table:table-cell office:value-type="float" office:value="0" calcext:value-type="float">
            <text:p>0</text:p>
          </table:table-cell>
          <table:table-cell office:value-type="float" office:value="8.825081" calcext:value-type="float">
            <text:p>8.825081</text:p>
          </table:table-cell>
          <table:table-cell office:value-type="float" office:value="9.110699" calcext:value-type="float">
            <text:p>9.110699</text:p>
          </table:table-cell>
          <table:table-cell office:value-type="float" office:value="20.39869" calcext:value-type="float">
            <text:p>20.39869</text:p>
          </table:table-cell>
          <table:table-cell office:value-type="float" office:value="3.311795" calcext:value-type="float">
            <text:p>3.311795</text:p>
          </table:table-cell>
          <table:table-cell office:value-type="float" office:value="2.514341" calcext:value-type="float">
            <text:p>2.514341</text:p>
          </table:table-cell>
          <table:table-cell office:value-type="float" office:value="1.17357" calcext:value-type="float">
            <text:p>1.17357</text:p>
          </table:table-cell>
          <table:table-cell office:value-type="float" office:value="0.873848" calcext:value-type="float">
            <text:p>0.873848</text:p>
          </table:table-cell>
          <table:table-cell office:value-type="float" office:value="1.792371" calcext:value-type="float">
            <text:p>1.792371</text:p>
          </table:table-cell>
          <table:table-cell office:value-type="float" office:value="2.693277" calcext:value-type="float">
            <text:p>2.693277</text:p>
          </table:table-cell>
          <table:table-cell office:value-type="float" office:value="2.626879" calcext:value-type="float">
            <text:p>2.626879</text:p>
          </table:table-cell>
          <table:table-cell office:value-type="float" office:value="2.753378" calcext:value-type="float">
            <text:p>2.753378</text:p>
          </table:table-cell>
          <table:table-cell office:value-type="float" office:value="2.762914" calcext:value-type="float">
            <text:p>2.762914</text:p>
          </table:table-cell>
          <table:table-cell office:value-type="float" office:value="2.883683" calcext:value-type="float">
            <text:p>2.883683</text:p>
          </table:table-cell>
          <table:table-cell office:value-type="float" office:value="3.106114" calcext:value-type="float">
            <text:p>3.106114</text:p>
          </table:table-cell>
          <table:table-cell office:value-type="float" office:value="0" calcext:value-type="float">
            <text:p>0</text:p>
          </table:table-cell>
          <table:table-cell office:value-type="float" office:value="86.04043" calcext:value-type="float">
            <text:p>86.0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053" calcext:value-type="float">
            <text:p>3.250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1.005455" calcext:value-type="float">
            <text:p>1.005455</text:p>
          </table:table-cell>
          <table:table-cell office:value-type="float" office:value="138.055" calcext:value-type="float">
            <text:p>138.055</text:p>
          </table:table-cell>
          <table:table-cell office:value-type="float" office:value="5" calcext:value-type="float">
            <text:p>5</text:p>
          </table:table-cell>
          <table:table-cell office:value-type="float" office:value="-1.85566" calcext:value-type="float">
            <text:p>-1.85566</text:p>
          </table:table-cell>
          <table:table-cell office:value-type="float" office:value="11.56946" calcext:value-type="float">
            <text:p>11.56946</text:p>
          </table:table-cell>
          <table:table-cell office:value-type="float" office:value="0.008475362" calcext:value-type="float">
            <text:p>0.008475362</text:p>
          </table:table-cell>
          <table:table-cell office:value-type="float" office:value="0.0004634572" calcext:value-type="float">
            <text:p>0.0004634572</text:p>
          </table:table-cell>
          <table:table-cell office:value-type="float" office:value="0.00735606" calcext:value-type="float">
            <text:p>0.00735606</text:p>
          </table:table-cell>
          <table:table-cell office:value-type="float" office:value="0.002821232" calcext:value-type="float">
            <text:p>0.002821232</text:p>
          </table:table-cell>
          <table:table-cell office:value-type="float" office:value="1191.665" calcext:value-type="float">
            <text:p>1191.665</text:p>
          </table:table-cell>
          <table:table-cell office:value-type="float" office:value="1.938208" calcext:value-type="float">
            <text:p>1.938208</text:p>
          </table:table-cell>
          <table:table-cell office:value-type="float" office:value="0" calcext:value-type="float">
            <text:p>0</text:p>
          </table:table-cell>
          <table:table-cell office:value-type="float" office:value="0.01727802" calcext:value-type="float">
            <text:p>0.01727802</text:p>
          </table:table-cell>
          <table:table-cell office:value-type="float" office:value="0.02190018" calcext:value-type="float">
            <text:p>0.02190018</text:p>
          </table:table-cell>
          <table:table-cell office:value-type="float" office:value="0.02193677" calcext:value-type="float">
            <text:p>0.02193677</text:p>
          </table:table-cell>
          <table:table-cell office:value-type="float" office:value="0.009481679" calcext:value-type="float">
            <text:p>0.009481679</text:p>
          </table:table-cell>
          <table:table-cell office:value-type="float" office:value="0.007905391" calcext:value-type="float">
            <text:p>0.007905391</text:p>
          </table:table-cell>
          <table:table-cell office:value-type="float" office:value="0.00508777" calcext:value-type="float">
            <text:p>0.00508777</text:p>
          </table:table-cell>
          <table:table-cell office:value-type="float" office:value="0.004398827" calcext:value-type="float">
            <text:p>0.004398827</text:p>
          </table:table-cell>
          <table:table-cell office:value-type="float" office:value="0.006353051" calcext:value-type="float">
            <text:p>0.006353051</text:p>
          </table:table-cell>
          <table:table-cell office:value-type="float" office:value="0.0393054" calcext:value-type="float">
            <text:p>0.0393054</text:p>
          </table:table-cell>
          <table:table-cell office:value-type="float" office:value="0.0514575" calcext:value-type="float">
            <text:p>0.0514575</text:p>
          </table:table-cell>
          <table:table-cell office:value-type="float" office:value="0.04736404" calcext:value-type="float">
            <text:p>0.04736404</text:p>
          </table:table-cell>
          <table:table-cell office:value-type="float" office:value="0.08845198" calcext:value-type="float">
            <text:p>0.08845198</text:p>
          </table:table-cell>
          <table:table-cell office:value-type="float" office:value="0.08994079" calcext:value-type="float">
            <text:p>0.08994079</text:p>
          </table:table-cell>
          <table:table-cell office:value-type="float" office:value="0.092233" calcext:value-type="float">
            <text:p>0.092233</text:p>
          </table:table-cell>
          <table:table-cell office:value-type="float" office:value="0" calcext:value-type="float">
            <text:p>0</text:p>
          </table:table-cell>
          <table:table-cell office:value-type="float" office:value="8.820292" calcext:value-type="float">
            <text:p>8.820292</text:p>
          </table:table-cell>
          <table:table-cell office:value-type="float" office:value="9.095366" calcext:value-type="float">
            <text:p>9.095366</text:p>
          </table:table-cell>
          <table:table-cell office:value-type="float" office:value="20.34241" calcext:value-type="float">
            <text:p>20.34241</text:p>
          </table:table-cell>
          <table:table-cell office:value-type="float" office:value="3.305455" calcext:value-type="float">
            <text:p>3.305455</text:p>
          </table:table-cell>
          <table:table-cell office:value-type="float" office:value="2.509755" calcext:value-type="float">
            <text:p>2.509755</text:p>
          </table:table-cell>
          <table:table-cell office:value-type="float" office:value="1.172367" calcext:value-type="float">
            <text:p>1.172367</text:p>
          </table:table-cell>
          <table:table-cell office:value-type="float" office:value="0.8729674" calcext:value-type="float">
            <text:p>0.8729674</text:p>
          </table:table-cell>
          <table:table-cell office:value-type="float" office:value="1.788677" calcext:value-type="float">
            <text:p>1.788677</text:p>
          </table:table-cell>
          <table:table-cell office:value-type="float" office:value="2.693494" calcext:value-type="float">
            <text:p>2.693494</text:p>
          </table:table-cell>
          <table:table-cell office:value-type="float" office:value="2.630006" calcext:value-type="float">
            <text:p>2.630006</text:p>
          </table:table-cell>
          <table:table-cell office:value-type="float" office:value="2.755428" calcext:value-type="float">
            <text:p>2.755428</text:p>
          </table:table-cell>
          <table:table-cell office:value-type="float" office:value="2.77486" calcext:value-type="float">
            <text:p>2.77486</text:p>
          </table:table-cell>
          <table:table-cell office:value-type="float" office:value="2.896223" calcext:value-type="float">
            <text:p>2.896223</text:p>
          </table:table-cell>
          <table:table-cell office:value-type="float" office:value="3.119272" calcext:value-type="float">
            <text:p>3.119272</text:p>
          </table:table-cell>
          <table:table-cell office:value-type="float" office:value="0" calcext:value-type="float">
            <text:p>0</text:p>
          </table:table-cell>
          <table:table-cell office:value-type="float" office:value="88.02084" calcext:value-type="float">
            <text:p>88.0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867" calcext:value-type="float">
            <text:p>3.268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0.9972745" calcext:value-type="float">
            <text:p>0.9972745</text:p>
          </table:table-cell>
          <table:table-cell office:value-type="float" office:value="138.0409" calcext:value-type="float">
            <text:p>138.0409</text:p>
          </table:table-cell>
          <table:table-cell office:value-type="float" office:value="5" calcext:value-type="float">
            <text:p>5</text:p>
          </table:table-cell>
          <table:table-cell office:value-type="float" office:value="-1.908756" calcext:value-type="float">
            <text:p>-1.908756</text:p>
          </table:table-cell>
          <table:table-cell office:value-type="float" office:value="11.58689" calcext:value-type="float">
            <text:p>11.58689</text:p>
          </table:table-cell>
          <table:table-cell office:value-type="float" office:value="0.008510955" calcext:value-type="float">
            <text:p>0.008510955</text:p>
          </table:table-cell>
          <table:table-cell office:value-type="float" office:value="0.0004663225" calcext:value-type="float">
            <text:p>0.0004663225</text:p>
          </table:table-cell>
          <table:table-cell office:value-type="float" office:value="0.007383772" calcext:value-type="float">
            <text:p>0.007383772</text:p>
          </table:table-cell>
          <table:table-cell office:value-type="float" office:value="0.002918431" calcext:value-type="float">
            <text:p>0.002918431</text:p>
          </table:table-cell>
          <table:table-cell office:value-type="float" office:value="1191.616" calcext:value-type="float">
            <text:p>1191.616</text:p>
          </table:table-cell>
          <table:table-cell office:value-type="float" office:value="1.923308" calcext:value-type="float">
            <text:p>1.923308</text:p>
          </table:table-cell>
          <table:table-cell office:value-type="float" office:value="0" calcext:value-type="float">
            <text:p>0</text:p>
          </table:table-cell>
          <table:table-cell office:value-type="float" office:value="0.01429485" calcext:value-type="float">
            <text:p>0.01429485</text:p>
          </table:table-cell>
          <table:table-cell office:value-type="float" office:value="0.01794836" calcext:value-type="float">
            <text:p>0.01794836</text:p>
          </table:table-cell>
          <table:table-cell office:value-type="float" office:value="0.01970265" calcext:value-type="float">
            <text:p>0.01970265</text:p>
          </table:table-cell>
          <table:table-cell office:value-type="float" office:value="0.009451124" calcext:value-type="float">
            <text:p>0.009451124</text:p>
          </table:table-cell>
          <table:table-cell office:value-type="float" office:value="0.008104484" calcext:value-type="float">
            <text:p>0.008104484</text:p>
          </table:table-cell>
          <table:table-cell office:value-type="float" office:value="0.005184807" calcext:value-type="float">
            <text:p>0.005184807</text:p>
          </table:table-cell>
          <table:table-cell office:value-type="float" office:value="0.004283234" calcext:value-type="float">
            <text:p>0.004283234</text:p>
          </table:table-cell>
          <table:table-cell office:value-type="float" office:value="0.006350978" calcext:value-type="float">
            <text:p>0.006350978</text:p>
          </table:table-cell>
          <table:table-cell office:value-type="float" office:value="0.03790564" calcext:value-type="float">
            <text:p>0.03790564</text:p>
          </table:table-cell>
          <table:table-cell office:value-type="float" office:value="0.05062271" calcext:value-type="float">
            <text:p>0.05062271</text:p>
          </table:table-cell>
          <table:table-cell office:value-type="float" office:value="0.04971095" calcext:value-type="float">
            <text:p>0.04971095</text:p>
          </table:table-cell>
          <table:table-cell office:value-type="float" office:value="0.07945821" calcext:value-type="float">
            <text:p>0.07945821</text:p>
          </table:table-cell>
          <table:table-cell office:value-type="float" office:value="0.09006299" calcext:value-type="float">
            <text:p>0.09006299</text:p>
          </table:table-cell>
          <table:table-cell office:value-type="float" office:value="0.09237202" calcext:value-type="float">
            <text:p>0.09237202</text:p>
          </table:table-cell>
          <table:table-cell office:value-type="float" office:value="0" calcext:value-type="float">
            <text:p>0</text:p>
          </table:table-cell>
          <table:table-cell office:value-type="float" office:value="8.803089" calcext:value-type="float">
            <text:p>8.803089</text:p>
          </table:table-cell>
          <table:table-cell office:value-type="float" office:value="9.07498" calcext:value-type="float">
            <text:p>9.07498</text:p>
          </table:table-cell>
          <table:table-cell office:value-type="float" office:value="20.28546" calcext:value-type="float">
            <text:p>20.28546</text:p>
          </table:table-cell>
          <table:table-cell office:value-type="float" office:value="3.299356" calcext:value-type="float">
            <text:p>3.299356</text:p>
          </table:table-cell>
          <table:table-cell office:value-type="float" office:value="2.505457" calcext:value-type="float">
            <text:p>2.505457</text:p>
          </table:table-cell>
          <table:table-cell office:value-type="float" office:value="1.171211" calcext:value-type="float">
            <text:p>1.171211</text:p>
          </table:table-cell>
          <table:table-cell office:value-type="float" office:value="0.8720151" calcext:value-type="float">
            <text:p>0.8720151</text:p>
          </table:table-cell>
          <table:table-cell office:value-type="float" office:value="1.785004" calcext:value-type="float">
            <text:p>1.785004</text:p>
          </table:table-cell>
          <table:table-cell office:value-type="float" office:value="2.693404" calcext:value-type="float">
            <text:p>2.693404</text:p>
          </table:table-cell>
          <table:table-cell office:value-type="float" office:value="2.632961" calcext:value-type="float">
            <text:p>2.632961</text:p>
          </table:table-cell>
          <table:table-cell office:value-type="float" office:value="2.757465" calcext:value-type="float">
            <text:p>2.757465</text:p>
          </table:table-cell>
          <table:table-cell office:value-type="float" office:value="2.785671" calcext:value-type="float">
            <text:p>2.785671</text:p>
          </table:table-cell>
          <table:table-cell office:value-type="float" office:value="2.908731" calcext:value-type="float">
            <text:p>2.908731</text:p>
          </table:table-cell>
          <table:table-cell office:value-type="float" office:value="3.132415" calcext:value-type="float">
            <text:p>3.132415</text:p>
          </table:table-cell>
          <table:table-cell office:value-type="float" office:value="0" calcext:value-type="float">
            <text:p>0</text:p>
          </table:table-cell>
          <table:table-cell office:value-type="float" office:value="2.564993" calcext:value-type="float">
            <text:p>2.564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9296" calcext:value-type="float">
            <text:p>3.2892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0.9909431" calcext:value-type="float">
            <text:p>0.9909431</text:p>
          </table:table-cell>
          <table:table-cell office:value-type="float" office:value="138.0273" calcext:value-type="float">
            <text:p>138.0273</text:p>
          </table:table-cell>
          <table:table-cell office:value-type="float" office:value="5" calcext:value-type="float">
            <text:p>5</text:p>
          </table:table-cell>
          <table:table-cell office:value-type="float" office:value="-1.962878" calcext:value-type="float">
            <text:p>-1.962878</text:p>
          </table:table-cell>
          <table:table-cell office:value-type="float" office:value="11.60162" calcext:value-type="float">
            <text:p>11.60162</text:p>
          </table:table-cell>
          <table:table-cell office:value-type="float" office:value="0.008510955" calcext:value-type="float">
            <text:p>0.008510955</text:p>
          </table:table-cell>
          <table:table-cell office:value-type="float" office:value="0.0004677144" calcext:value-type="float">
            <text:p>0.0004677144</text:p>
          </table:table-cell>
          <table:table-cell office:value-type="float" office:value="0.007383772" calcext:value-type="float">
            <text:p>0.007383772</text:p>
          </table:table-cell>
          <table:table-cell office:value-type="float" office:value="0.002917472" calcext:value-type="float">
            <text:p>0.002917472</text:p>
          </table:table-cell>
          <table:table-cell office:value-type="float" office:value="1191.566" calcext:value-type="float">
            <text:p>1191.566</text:p>
          </table:table-cell>
          <table:table-cell office:value-type="float" office:value="1.919047" calcext:value-type="float">
            <text:p>1.919047</text:p>
          </table:table-cell>
          <table:table-cell office:value-type="float" office:value="0" calcext:value-type="float">
            <text:p>0</text:p>
          </table:table-cell>
          <table:table-cell office:value-type="float" office:value="0.01894619" calcext:value-type="float">
            <text:p>0.01894619</text:p>
          </table:table-cell>
          <table:table-cell office:value-type="float" office:value="0.01628729" calcext:value-type="float">
            <text:p>0.01628729</text:p>
          </table:table-cell>
          <table:table-cell office:value-type="float" office:value="0.01966985" calcext:value-type="float">
            <text:p>0.01966985</text:p>
          </table:table-cell>
          <table:table-cell office:value-type="float" office:value="0.008729937" calcext:value-type="float">
            <text:p>0.008729937</text:p>
          </table:table-cell>
          <table:table-cell office:value-type="float" office:value="0.007574118" calcext:value-type="float">
            <text:p>0.007574118</text:p>
          </table:table-cell>
          <table:table-cell office:value-type="float" office:value="0.005084598" calcext:value-type="float">
            <text:p>0.005084598</text:p>
          </table:table-cell>
          <table:table-cell office:value-type="float" office:value="0.004389503" calcext:value-type="float">
            <text:p>0.004389503</text:p>
          </table:table-cell>
          <table:table-cell office:value-type="float" office:value="0.00636156" calcext:value-type="float">
            <text:p>0.00636156</text:p>
          </table:table-cell>
          <table:table-cell office:value-type="float" office:value="0.0364117" calcext:value-type="float">
            <text:p>0.0364117</text:p>
          </table:table-cell>
          <table:table-cell office:value-type="float" office:value="0.04955278" calcext:value-type="float">
            <text:p>0.04955278</text:p>
          </table:table-cell>
          <table:table-cell office:value-type="float" office:value="0.05181447" calcext:value-type="float">
            <text:p>0.05181447</text:p>
          </table:table-cell>
          <table:table-cell office:value-type="float" office:value="0.06737515" calcext:value-type="float">
            <text:p>0.06737515</text:p>
          </table:table-cell>
          <table:table-cell office:value-type="float" office:value="0.0901803" calcext:value-type="float">
            <text:p>0.0901803</text:p>
          </table:table-cell>
          <table:table-cell office:value-type="float" office:value="0.09251099" calcext:value-type="float">
            <text:p>0.09251099</text:p>
          </table:table-cell>
          <table:table-cell office:value-type="float" office:value="0" calcext:value-type="float">
            <text:p>0</text:p>
          </table:table-cell>
          <table:table-cell office:value-type="float" office:value="8.787457" calcext:value-type="float">
            <text:p>8.787457</text:p>
          </table:table-cell>
          <table:table-cell office:value-type="float" office:value="9.050124" calcext:value-type="float">
            <text:p>9.050124</text:p>
          </table:table-cell>
          <table:table-cell office:value-type="float" office:value="20.21418" calcext:value-type="float">
            <text:p>20.21418</text:p>
          </table:table-cell>
          <table:table-cell office:value-type="float" office:value="3.292237" calcext:value-type="float">
            <text:p>3.292237</text:p>
          </table:table-cell>
          <table:table-cell office:value-type="float" office:value="2.500692" calcext:value-type="float">
            <text:p>2.500692</text:p>
          </table:table-cell>
          <table:table-cell office:value-type="float" office:value="1.170025" calcext:value-type="float">
            <text:p>1.170025</text:p>
          </table:table-cell>
          <table:table-cell office:value-type="float" office:value="0.8710822" calcext:value-type="float">
            <text:p>0.8710822</text:p>
          </table:table-cell>
          <table:table-cell office:value-type="float" office:value="1.781312" calcext:value-type="float">
            <text:p>1.781312</text:p>
          </table:table-cell>
          <table:table-cell office:value-type="float" office:value="2.692981" calcext:value-type="float">
            <text:p>2.692981</text:p>
          </table:table-cell>
          <table:table-cell office:value-type="float" office:value="2.635676" calcext:value-type="float">
            <text:p>2.635676</text:p>
          </table:table-cell>
          <table:table-cell office:value-type="float" office:value="2.760137" calcext:value-type="float">
            <text:p>2.760137</text:p>
          </table:table-cell>
          <table:table-cell office:value-type="float" office:value="2.793592" calcext:value-type="float">
            <text:p>2.793592</text:p>
          </table:table-cell>
          <table:table-cell office:value-type="float" office:value="2.92121" calcext:value-type="float">
            <text:p>2.92121</text:p>
          </table:table-cell>
          <table:table-cell office:value-type="float" office:value="3.14555" calcext:value-type="float">
            <text:p>3.14555</text:p>
          </table:table-cell>
          <table:table-cell office:value-type="float" office:value="0" calcext:value-type="float">
            <text:p>0</text:p>
          </table:table-cell>
          <table:table-cell office:value-type="float" office:value="27.65169" calcext:value-type="float">
            <text:p>27.65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7426" calcext:value-type="float">
            <text:p>3.3074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0.985135" calcext:value-type="float">
            <text:p>0.985135</text:p>
          </table:table-cell>
          <table:table-cell office:value-type="float" office:value="138.0137" calcext:value-type="float">
            <text:p>138.0137</text:p>
          </table:table-cell>
          <table:table-cell office:value-type="float" office:value="5" calcext:value-type="float">
            <text:p>5</text:p>
          </table:table-cell>
          <table:table-cell office:value-type="float" office:value="-2.017303" calcext:value-type="float">
            <text:p>-2.017303</text:p>
          </table:table-cell>
          <table:table-cell office:value-type="float" office:value="11.61537" calcext:value-type="float">
            <text:p>11.61537</text:p>
          </table:table-cell>
          <table:table-cell office:value-type="float" office:value="0.008510955" calcext:value-type="float">
            <text:p>0.008510955</text:p>
          </table:table-cell>
          <table:table-cell office:value-type="float" office:value="0.0004691096" calcext:value-type="float">
            <text:p>0.0004691096</text:p>
          </table:table-cell>
          <table:table-cell office:value-type="float" office:value="0.007383772" calcext:value-type="float">
            <text:p>0.007383772</text:p>
          </table:table-cell>
          <table:table-cell office:value-type="float" office:value="0.002918206" calcext:value-type="float">
            <text:p>0.002918206</text:p>
          </table:table-cell>
          <table:table-cell office:value-type="float" office:value="1191.516" calcext:value-type="float">
            <text:p>1191.516</text:p>
          </table:table-cell>
          <table:table-cell office:value-type="float" office:value="1.912041" calcext:value-type="float">
            <text:p>1.912041</text:p>
          </table:table-cell>
          <table:table-cell office:value-type="float" office:value="0" calcext:value-type="float">
            <text:p>0</text:p>
          </table:table-cell>
          <table:table-cell office:value-type="float" office:value="0.01767557" calcext:value-type="float">
            <text:p>0.01767557</text:p>
          </table:table-cell>
          <table:table-cell office:value-type="float" office:value="0.01779587" calcext:value-type="float">
            <text:p>0.01779587</text:p>
          </table:table-cell>
          <table:table-cell office:value-type="float" office:value="0.02029307" calcext:value-type="float">
            <text:p>0.02029307</text:p>
          </table:table-cell>
          <table:table-cell office:value-type="float" office:value="0.008904315" calcext:value-type="float">
            <text:p>0.008904315</text:p>
          </table:table-cell>
          <table:table-cell office:value-type="float" office:value="0.00760976" calcext:value-type="float">
            <text:p>0.00760976</text:p>
          </table:table-cell>
          <table:table-cell office:value-type="float" office:value="0.005037389" calcext:value-type="float">
            <text:p>0.005037389</text:p>
          </table:table-cell>
          <table:table-cell office:value-type="float" office:value="0.004389466" calcext:value-type="float">
            <text:p>0.004389466</text:p>
          </table:table-cell>
          <table:table-cell office:value-type="float" office:value="0.006358533" calcext:value-type="float">
            <text:p>0.006358533</text:p>
          </table:table-cell>
          <table:table-cell office:value-type="float" office:value="0.0352469" calcext:value-type="float">
            <text:p>0.0352469</text:p>
          </table:table-cell>
          <table:table-cell office:value-type="float" office:value="0.04865106" calcext:value-type="float">
            <text:p>0.04865106</text:p>
          </table:table-cell>
          <table:table-cell office:value-type="float" office:value="0.05245622" calcext:value-type="float">
            <text:p>0.05245622</text:p>
          </table:table-cell>
          <table:table-cell office:value-type="float" office:value="0.05872914" calcext:value-type="float">
            <text:p>0.05872914</text:p>
          </table:table-cell>
          <table:table-cell office:value-type="float" office:value="0.0902957" calcext:value-type="float">
            <text:p>0.0902957</text:p>
          </table:table-cell>
          <table:table-cell office:value-type="float" office:value="0.09264982" calcext:value-type="float">
            <text:p>0.09264982</text:p>
          </table:table-cell>
          <table:table-cell office:value-type="float" office:value="0" calcext:value-type="float">
            <text:p>0</text:p>
          </table:table-cell>
          <table:table-cell office:value-type="float" office:value="8.782187" calcext:value-type="float">
            <text:p>8.782187</text:p>
          </table:table-cell>
          <table:table-cell office:value-type="float" office:value="9.029472" calcext:value-type="float">
            <text:p>9.029472</text:p>
          </table:table-cell>
          <table:table-cell office:value-type="float" office:value="20.15092" calcext:value-type="float">
            <text:p>20.15092</text:p>
          </table:table-cell>
          <table:table-cell office:value-type="float" office:value="3.285237" calcext:value-type="float">
            <text:p>3.285237</text:p>
          </table:table-cell>
          <table:table-cell office:value-type="float" office:value="2.495836" calcext:value-type="float">
            <text:p>2.495836</text:p>
          </table:table-cell>
          <table:table-cell office:value-type="float" office:value="1.168809" calcext:value-type="float">
            <text:p>1.168809</text:p>
          </table:table-cell>
          <table:table-cell office:value-type="float" office:value="0.8702013" calcext:value-type="float">
            <text:p>0.8702013</text:p>
          </table:table-cell>
          <table:table-cell office:value-type="float" office:value="1.777649" calcext:value-type="float">
            <text:p>1.777649</text:p>
          </table:table-cell>
          <table:table-cell office:value-type="float" office:value="2.692248" calcext:value-type="float">
            <text:p>2.692248</text:p>
          </table:table-cell>
          <table:table-cell office:value-type="float" office:value="2.638137" calcext:value-type="float">
            <text:p>2.638137</text:p>
          </table:table-cell>
          <table:table-cell office:value-type="float" office:value="2.763108" calcext:value-type="float">
            <text:p>2.763108</text:p>
          </table:table-cell>
          <table:table-cell office:value-type="float" office:value="2.798913" calcext:value-type="float">
            <text:p>2.798913</text:p>
          </table:table-cell>
          <table:table-cell office:value-type="float" office:value="2.933692" calcext:value-type="float">
            <text:p>2.933692</text:p>
          </table:table-cell>
          <table:table-cell office:value-type="float" office:value="3.158664" calcext:value-type="float">
            <text:p>3.158664</text:p>
          </table:table-cell>
          <table:table-cell office:value-type="float" office:value="0" calcext:value-type="float">
            <text:p>0</text:p>
          </table:table-cell>
          <table:table-cell office:value-type="float" office:value="60.81147" calcext:value-type="float">
            <text:p>60.81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5031" calcext:value-type="float">
            <text:p>3.3250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0.9793161" calcext:value-type="float">
            <text:p>0.9793161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-2.072166" calcext:value-type="float">
            <text:p>-2.072166</text:p>
          </table:table-cell>
          <table:table-cell office:value-type="float" office:value="11.62843" calcext:value-type="float">
            <text:p>11.62843</text:p>
          </table:table-cell>
          <table:table-cell office:value-type="float" office:value="0.008510955" calcext:value-type="float">
            <text:p>0.008510955</text:p>
          </table:table-cell>
          <table:table-cell office:value-type="float" office:value="0.0004701556" calcext:value-type="float">
            <text:p>0.0004701556</text:p>
          </table:table-cell>
          <table:table-cell office:value-type="float" office:value="0.007383772" calcext:value-type="float">
            <text:p>0.007383772</text:p>
          </table:table-cell>
          <table:table-cell office:value-type="float" office:value="0.002920417" calcext:value-type="float">
            <text:p>0.002920417</text:p>
          </table:table-cell>
          <table:table-cell office:value-type="float" office:value="1191.466" calcext:value-type="float">
            <text:p>1191.466</text:p>
          </table:table-cell>
          <table:table-cell office:value-type="float" office:value="1.904453" calcext:value-type="float">
            <text:p>1.904453</text:p>
          </table:table-cell>
          <table:table-cell office:value-type="float" office:value="0" calcext:value-type="float">
            <text:p>0</text:p>
          </table:table-cell>
          <table:table-cell office:value-type="float" office:value="0.01724722" calcext:value-type="float">
            <text:p>0.01724722</text:p>
          </table:table-cell>
          <table:table-cell office:value-type="float" office:value="0.01792116" calcext:value-type="float">
            <text:p>0.01792116</text:p>
          </table:table-cell>
          <table:table-cell office:value-type="float" office:value="0.02041918" calcext:value-type="float">
            <text:p>0.02041918</text:p>
          </table:table-cell>
          <table:table-cell office:value-type="float" office:value="0.009010683" calcext:value-type="float">
            <text:p>0.009010683</text:p>
          </table:table-cell>
          <table:table-cell office:value-type="float" office:value="0.007695943" calcext:value-type="float">
            <text:p>0.007695943</text:p>
          </table:table-cell>
          <table:table-cell office:value-type="float" office:value="0.005061572" calcext:value-type="float">
            <text:p>0.005061572</text:p>
          </table:table-cell>
          <table:table-cell office:value-type="float" office:value="0.004405146" calcext:value-type="float">
            <text:p>0.004405146</text:p>
          </table:table-cell>
          <table:table-cell office:value-type="float" office:value="0.006357253" calcext:value-type="float">
            <text:p>0.006357253</text:p>
          </table:table-cell>
          <table:table-cell office:value-type="float" office:value="0.03444343" calcext:value-type="float">
            <text:p>0.03444343</text:p>
          </table:table-cell>
          <table:table-cell office:value-type="float" office:value="0.04808517" calcext:value-type="float">
            <text:p>0.04808517</text:p>
          </table:table-cell>
          <table:table-cell office:value-type="float" office:value="0.05255669" calcext:value-type="float">
            <text:p>0.05255669</text:p>
          </table:table-cell>
          <table:table-cell office:value-type="float" office:value="0.05387599" calcext:value-type="float">
            <text:p>0.05387599</text:p>
          </table:table-cell>
          <table:table-cell office:value-type="float" office:value="0.09041588" calcext:value-type="float">
            <text:p>0.09041588</text:p>
          </table:table-cell>
          <table:table-cell office:value-type="float" office:value="0.09278835" calcext:value-type="float">
            <text:p>0.09278835</text:p>
          </table:table-cell>
          <table:table-cell office:value-type="float" office:value="0" calcext:value-type="float">
            <text:p>0</text:p>
          </table:table-cell>
          <table:table-cell office:value-type="float" office:value="8.777131" calcext:value-type="float">
            <text:p>8.777131</text:p>
          </table:table-cell>
          <table:table-cell office:value-type="float" office:value="9.011575" calcext:value-type="float">
            <text:p>9.011575</text:p>
          </table:table-cell>
          <table:table-cell office:value-type="float" office:value="20.09284" calcext:value-type="float">
            <text:p>20.09284</text:p>
          </table:table-cell>
          <table:table-cell office:value-type="float" office:value="3.278735" calcext:value-type="float">
            <text:p>3.278735</text:p>
          </table:table-cell>
          <table:table-cell office:value-type="float" office:value="2.491238" calcext:value-type="float">
            <text:p>2.491238</text:p>
          </table:table-cell>
          <table:table-cell office:value-type="float" office:value="1.167619" calcext:value-type="float">
            <text:p>1.167619</text:p>
          </table:table-cell>
          <table:table-cell office:value-type="float" office:value="0.8693408" calcext:value-type="float">
            <text:p>0.8693408</text:p>
          </table:table-cell>
          <table:table-cell office:value-type="float" office:value="1.774017" calcext:value-type="float">
            <text:p>1.774017</text:p>
          </table:table-cell>
          <table:table-cell office:value-type="float" office:value="2.691303" calcext:value-type="float">
            <text:p>2.691303</text:p>
          </table:table-cell>
          <table:table-cell office:value-type="float" office:value="2.640422" calcext:value-type="float">
            <text:p>2.640422</text:p>
          </table:table-cell>
          <table:table-cell office:value-type="float" office:value="2.76614" calcext:value-type="float">
            <text:p>2.76614</text:p>
          </table:table-cell>
          <table:table-cell office:value-type="float" office:value="2.802618" calcext:value-type="float">
            <text:p>2.802618</text:p>
          </table:table-cell>
          <table:table-cell office:value-type="float" office:value="2.946174" calcext:value-type="float">
            <text:p>2.946174</text:p>
          </table:table-cell>
          <table:table-cell office:value-type="float" office:value="3.171765" calcext:value-type="float">
            <text:p>3.171765</text:p>
          </table:table-cell>
          <table:table-cell office:value-type="float" office:value="0" calcext:value-type="float">
            <text:p>0</text:p>
          </table:table-cell>
          <table:table-cell office:value-type="float" office:value="77.68423" calcext:value-type="float">
            <text:p>77.6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2677" calcext:value-type="float">
            <text:p>3.3426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0.9739653" calcext:value-type="float">
            <text:p>0.9739653</text:p>
          </table:table-cell>
          <table:table-cell office:value-type="float" office:value="137.9874" calcext:value-type="float">
            <text:p>137.9874</text:p>
          </table:table-cell>
          <table:table-cell office:value-type="float" office:value="5" calcext:value-type="float">
            <text:p>5</text:p>
          </table:table-cell>
          <table:table-cell office:value-type="float" office:value="-2.127498" calcext:value-type="float">
            <text:p>-2.127498</text:p>
          </table:table-cell>
          <table:table-cell office:value-type="float" office:value="11.63996" calcext:value-type="float">
            <text:p>11.63996</text:p>
          </table:table-cell>
          <table:table-cell office:value-type="float" office:value="0.008644499" calcext:value-type="float">
            <text:p>0.008644499</text:p>
          </table:table-cell>
          <table:table-cell office:value-type="float" office:value="0.0004719561" calcext:value-type="float">
            <text:p>0.0004719561</text:p>
          </table:table-cell>
          <table:table-cell office:value-type="float" office:value="0.007493864" calcext:value-type="float">
            <text:p>0.007493864</text:p>
          </table:table-cell>
          <table:table-cell office:value-type="float" office:value="0.003018216" calcext:value-type="float">
            <text:p>0.003018216</text:p>
          </table:table-cell>
          <table:table-cell office:value-type="float" office:value="1191.415" calcext:value-type="float">
            <text:p>1191.415</text:p>
          </table:table-cell>
          <table:table-cell office:value-type="float" office:value="1.898093" calcext:value-type="float">
            <text:p>1.898093</text:p>
          </table:table-cell>
          <table:table-cell office:value-type="float" office:value="0" calcext:value-type="float">
            <text:p>0</text:p>
          </table:table-cell>
          <table:table-cell office:value-type="float" office:value="0.01175258" calcext:value-type="float">
            <text:p>0.01175258</text:p>
          </table:table-cell>
          <table:table-cell office:value-type="float" office:value="0.01197856" calcext:value-type="float">
            <text:p>0.01197856</text:p>
          </table:table-cell>
          <table:table-cell office:value-type="float" office:value="0.01605292" calcext:value-type="float">
            <text:p>0.01605292</text:p>
          </table:table-cell>
          <table:table-cell office:value-type="float" office:value="0.007592087" calcext:value-type="float">
            <text:p>0.007592087</text:p>
          </table:table-cell>
          <table:table-cell office:value-type="float" office:value="0.006713985" calcext:value-type="float">
            <text:p>0.006713985</text:p>
          </table:table-cell>
          <table:table-cell office:value-type="float" office:value="0.004839165" calcext:value-type="float">
            <text:p>0.004839165</text:p>
          </table:table-cell>
          <table:table-cell office:value-type="float" office:value="0.004186353" calcext:value-type="float">
            <text:p>0.004186353</text:p>
          </table:table-cell>
          <table:table-cell office:value-type="float" office:value="0.006325969" calcext:value-type="float">
            <text:p>0.006325969</text:p>
          </table:table-cell>
          <table:table-cell office:value-type="float" office:value="0.03390556" calcext:value-type="float">
            <text:p>0.03390556</text:p>
          </table:table-cell>
          <table:table-cell office:value-type="float" office:value="0.0477877" calcext:value-type="float">
            <text:p>0.0477877</text:p>
          </table:table-cell>
          <table:table-cell office:value-type="float" office:value="0.05259476" calcext:value-type="float">
            <text:p>0.05259476</text:p>
          </table:table-cell>
          <table:table-cell office:value-type="float" office:value="0.05129838" calcext:value-type="float">
            <text:p>0.05129838</text:p>
          </table:table-cell>
          <table:table-cell office:value-type="float" office:value="0.0905308" calcext:value-type="float">
            <text:p>0.0905308</text:p>
          </table:table-cell>
          <table:table-cell office:value-type="float" office:value="0.09292679" calcext:value-type="float">
            <text:p>0.09292679</text:p>
          </table:table-cell>
          <table:table-cell office:value-type="float" office:value="0" calcext:value-type="float">
            <text:p>0</text:p>
          </table:table-cell>
          <table:table-cell office:value-type="float" office:value="8.757537" calcext:value-type="float">
            <text:p>8.757537</text:p>
          </table:table-cell>
          <table:table-cell office:value-type="float" office:value="8.98673" calcext:value-type="float">
            <text:p>8.98673</text:p>
          </table:table-cell>
          <table:table-cell office:value-type="float" office:value="20.02694" calcext:value-type="float">
            <text:p>20.02694</text:p>
          </table:table-cell>
          <table:table-cell office:value-type="float" office:value="3.271796" calcext:value-type="float">
            <text:p>3.271796</text:p>
          </table:table-cell>
          <table:table-cell office:value-type="float" office:value="2.486472" calcext:value-type="float">
            <text:p>2.486472</text:p>
          </table:table-cell>
          <table:table-cell office:value-type="float" office:value="1.166421" calcext:value-type="float">
            <text:p>1.166421</text:p>
          </table:table-cell>
          <table:table-cell office:value-type="float" office:value="0.8683903" calcext:value-type="float">
            <text:p>0.8683903</text:p>
          </table:table-cell>
          <table:table-cell office:value-type="float" office:value="1.770399" calcext:value-type="float">
            <text:p>1.770399</text:p>
          </table:table-cell>
          <table:table-cell office:value-type="float" office:value="2.690206" calcext:value-type="float">
            <text:p>2.690206</text:p>
          </table:table-cell>
          <table:table-cell office:value-type="float" office:value="2.642589" calcext:value-type="float">
            <text:p>2.642589</text:p>
          </table:table-cell>
          <table:table-cell office:value-type="float" office:value="2.769161" calcext:value-type="float">
            <text:p>2.769161</text:p>
          </table:table-cell>
          <table:table-cell office:value-type="float" office:value="2.805442" calcext:value-type="float">
            <text:p>2.805442</text:p>
          </table:table-cell>
          <table:table-cell office:value-type="float" office:value="2.958623" calcext:value-type="float">
            <text:p>2.958623</text:p>
          </table:table-cell>
          <table:table-cell office:value-type="float" office:value="3.184846" calcext:value-type="float">
            <text:p>3.184846</text:p>
          </table:table-cell>
          <table:table-cell office:value-type="float" office:value="0" calcext:value-type="float">
            <text:p>0</text:p>
          </table:table-cell>
          <table:table-cell office:value-type="float" office:value="2.47214" calcext:value-type="float">
            <text:p>2.4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8739" calcext:value-type="float">
            <text:p>3.3587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0.9692746" calcext:value-type="float">
            <text:p>0.9692746</text:p>
          </table:table-cell>
          <table:table-cell office:value-type="float" office:value="137.9756" calcext:value-type="float">
            <text:p>137.9756</text:p>
          </table:table-cell>
          <table:table-cell office:value-type="float" office:value="5" calcext:value-type="float">
            <text:p>5</text:p>
          </table:table-cell>
          <table:table-cell office:value-type="float" office:value="-2.182343" calcext:value-type="float">
            <text:p>-2.182343</text:p>
          </table:table-cell>
          <table:table-cell office:value-type="float" office:value="11.65027" calcext:value-type="float">
            <text:p>11.65027</text:p>
          </table:table-cell>
          <table:table-cell office:value-type="float" office:value="0.008644499" calcext:value-type="float">
            <text:p>0.008644499</text:p>
          </table:table-cell>
          <table:table-cell office:value-type="float" office:value="0.0004733547" calcext:value-type="float">
            <text:p>0.0004733547</text:p>
          </table:table-cell>
          <table:table-cell office:value-type="float" office:value="0.007493864" calcext:value-type="float">
            <text:p>0.007493864</text:p>
          </table:table-cell>
          <table:table-cell office:value-type="float" office:value="0.003017929" calcext:value-type="float">
            <text:p>0.003017929</text:p>
          </table:table-cell>
          <table:table-cell office:value-type="float" office:value="1191.364" calcext:value-type="float">
            <text:p>1191.364</text:p>
          </table:table-cell>
          <table:table-cell office:value-type="float" office:value="1.894093" calcext:value-type="float">
            <text:p>1.894093</text:p>
          </table:table-cell>
          <table:table-cell office:value-type="float" office:value="0" calcext:value-type="float">
            <text:p>0</text:p>
          </table:table-cell>
          <table:table-cell office:value-type="float" office:value="0.01398043" calcext:value-type="float">
            <text:p>0.01398043</text:p>
          </table:table-cell>
          <table:table-cell office:value-type="float" office:value="0.01270143" calcext:value-type="float">
            <text:p>0.01270143</text:p>
          </table:table-cell>
          <table:table-cell office:value-type="float" office:value="0.01656522" calcext:value-type="float">
            <text:p>0.01656522</text:p>
          </table:table-cell>
          <table:table-cell office:value-type="float" office:value="0.00697206" calcext:value-type="float">
            <text:p>0.00697206</text:p>
          </table:table-cell>
          <table:table-cell office:value-type="float" office:value="0.006130571" calcext:value-type="float">
            <text:p>0.006130571</text:p>
          </table:table-cell>
          <table:table-cell office:value-type="float" office:value="0.004567653" calcext:value-type="float">
            <text:p>0.004567653</text:p>
          </table:table-cell>
          <table:table-cell office:value-type="float" office:value="0.004211294" calcext:value-type="float">
            <text:p>0.004211294</text:p>
          </table:table-cell>
          <table:table-cell office:value-type="float" office:value="0.006287509" calcext:value-type="float">
            <text:p>0.006287509</text:p>
          </table:table-cell>
          <table:table-cell office:value-type="float" office:value="0.03372072" calcext:value-type="float">
            <text:p>0.03372072</text:p>
          </table:table-cell>
          <table:table-cell office:value-type="float" office:value="0.04784302" calcext:value-type="float">
            <text:p>0.04784302</text:p>
          </table:table-cell>
          <table:table-cell office:value-type="float" office:value="0.05286334" calcext:value-type="float">
            <text:p>0.05286334</text:p>
          </table:table-cell>
          <table:table-cell office:value-type="float" office:value="0.04991898" calcext:value-type="float">
            <text:p>0.04991898</text:p>
          </table:table-cell>
          <table:table-cell office:value-type="float" office:value="0.09065666" calcext:value-type="float">
            <text:p>0.09065666</text:p>
          </table:table-cell>
          <table:table-cell office:value-type="float" office:value="0.09306516" calcext:value-type="float">
            <text:p>0.09306516</text:p>
          </table:table-cell>
          <table:table-cell office:value-type="float" office:value="0" calcext:value-type="float">
            <text:p>0</text:p>
          </table:table-cell>
          <table:table-cell office:value-type="float" office:value="8.735343" calcext:value-type="float">
            <text:p>8.735343</text:p>
          </table:table-cell>
          <table:table-cell office:value-type="float" office:value="8.958771" calcext:value-type="float">
            <text:p>8.958771</text:p>
          </table:table-cell>
          <table:table-cell office:value-type="float" office:value="19.95027" calcext:value-type="float">
            <text:p>19.95027</text:p>
          </table:table-cell>
          <table:table-cell office:value-type="float" office:value="3.262793" calcext:value-type="float">
            <text:p>3.262793</text:p>
          </table:table-cell>
          <table:table-cell office:value-type="float" office:value="2.480162" calcext:value-type="float">
            <text:p>2.480162</text:p>
          </table:table-cell>
          <table:table-cell office:value-type="float" office:value="1.165054" calcext:value-type="float">
            <text:p>1.165054</text:p>
          </table:table-cell>
          <table:table-cell office:value-type="float" office:value="0.8674251" calcext:value-type="float">
            <text:p>0.8674251</text:p>
          </table:table-cell>
          <table:table-cell office:value-type="float" office:value="1.76674" calcext:value-type="float">
            <text:p>1.76674</text:p>
          </table:table-cell>
          <table:table-cell office:value-type="float" office:value="2.689037" calcext:value-type="float">
            <text:p>2.689037</text:p>
          </table:table-cell>
          <table:table-cell office:value-type="float" office:value="2.64473" calcext:value-type="float">
            <text:p>2.64473</text:p>
          </table:table-cell>
          <table:table-cell office:value-type="float" office:value="2.772216" calcext:value-type="float">
            <text:p>2.772216</text:p>
          </table:table-cell>
          <table:table-cell office:value-type="float" office:value="2.807802" calcext:value-type="float">
            <text:p>2.807802</text:p>
          </table:table-cell>
          <table:table-cell office:value-type="float" office:value="2.971033" calcext:value-type="float">
            <text:p>2.971033</text:p>
          </table:table-cell>
          <table:table-cell office:value-type="float" office:value="3.19791" calcext:value-type="float">
            <text:p>3.19791</text:p>
          </table:table-cell>
          <table:table-cell office:value-type="float" office:value="0" calcext:value-type="float">
            <text:p>0</text:p>
          </table:table-cell>
          <table:table-cell office:value-type="float" office:value="3.242973" calcext:value-type="float">
            <text:p>3.24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3495" calcext:value-type="float">
            <text:p>3.37349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0.9645563" calcext:value-type="float">
            <text:p>0.9645563</text:p>
          </table:table-cell>
          <table:table-cell office:value-type="float" office:value="137.9638" calcext:value-type="float">
            <text:p>137.9638</text:p>
          </table:table-cell>
          <table:table-cell office:value-type="float" office:value="5" calcext:value-type="float">
            <text:p>5</text:p>
          </table:table-cell>
          <table:table-cell office:value-type="float" office:value="-2.236772" calcext:value-type="float">
            <text:p>-2.236772</text:p>
          </table:table-cell>
          <table:table-cell office:value-type="float" office:value="11.66081" calcext:value-type="float">
            <text:p>11.66081</text:p>
          </table:table-cell>
          <table:table-cell office:value-type="float" office:value="0.008644499" calcext:value-type="float">
            <text:p>0.008644499</text:p>
          </table:table-cell>
          <table:table-cell office:value-type="float" office:value="0.0004747567" calcext:value-type="float">
            <text:p>0.0004747567</text:p>
          </table:table-cell>
          <table:table-cell office:value-type="float" office:value="0.007493864" calcext:value-type="float">
            <text:p>0.007493864</text:p>
          </table:table-cell>
          <table:table-cell office:value-type="float" office:value="0.003019365" calcext:value-type="float">
            <text:p>0.003019365</text:p>
          </table:table-cell>
          <table:table-cell office:value-type="float" office:value="1191.313" calcext:value-type="float">
            <text:p>1191.313</text:p>
          </table:table-cell>
          <table:table-cell office:value-type="float" office:value="1.88947" calcext:value-type="float">
            <text:p>1.88947</text:p>
          </table:table-cell>
          <table:table-cell office:value-type="float" office:value="0" calcext:value-type="float">
            <text:p>0</text:p>
          </table:table-cell>
          <table:table-cell office:value-type="float" office:value="0.01127455" calcext:value-type="float">
            <text:p>0.01127455</text:p>
          </table:table-cell>
          <table:table-cell office:value-type="float" office:value="0.0135951" calcext:value-type="float">
            <text:p>0.0135951</text:p>
          </table:table-cell>
          <table:table-cell office:value-type="float" office:value="0.01706986" calcext:value-type="float">
            <text:p>0.01706986</text:p>
          </table:table-cell>
          <table:table-cell office:value-type="float" office:value="0.007178252" calcext:value-type="float">
            <text:p>0.007178252</text:p>
          </table:table-cell>
          <table:table-cell office:value-type="float" office:value="0.006239787" calcext:value-type="float">
            <text:p>0.006239787</text:p>
          </table:table-cell>
          <table:table-cell office:value-type="float" office:value="0.004544532" calcext:value-type="float">
            <text:p>0.004544532</text:p>
          </table:table-cell>
          <table:table-cell office:value-type="float" office:value="0.004186443" calcext:value-type="float">
            <text:p>0.004186443</text:p>
          </table:table-cell>
          <table:table-cell office:value-type="float" office:value="0.006257115" calcext:value-type="float">
            <text:p>0.006257115</text:p>
          </table:table-cell>
          <table:table-cell office:value-type="float" office:value="0.03356071" calcext:value-type="float">
            <text:p>0.03356071</text:p>
          </table:table-cell>
          <table:table-cell office:value-type="float" office:value="0.04792409" calcext:value-type="float">
            <text:p>0.04792409</text:p>
          </table:table-cell>
          <table:table-cell office:value-type="float" office:value="0.05311795" calcext:value-type="float">
            <text:p>0.05311795</text:p>
          </table:table-cell>
          <table:table-cell office:value-type="float" office:value="0.04916598" calcext:value-type="float">
            <text:p>0.04916598</text:p>
          </table:table-cell>
          <table:table-cell office:value-type="float" office:value="0.09078785" calcext:value-type="float">
            <text:p>0.09078785</text:p>
          </table:table-cell>
          <table:table-cell office:value-type="float" office:value="0.09320339" calcext:value-type="float">
            <text:p>0.09320339</text:p>
          </table:table-cell>
          <table:table-cell office:value-type="float" office:value="0" calcext:value-type="float">
            <text:p>0</text:p>
          </table:table-cell>
          <table:table-cell office:value-type="float" office:value="8.718683" calcext:value-type="float">
            <text:p>8.718683</text:p>
          </table:table-cell>
          <table:table-cell office:value-type="float" office:value="8.932753" calcext:value-type="float">
            <text:p>8.932753</text:p>
          </table:table-cell>
          <table:table-cell office:value-type="float" office:value="19.87776" calcext:value-type="float">
            <text:p>19.87776</text:p>
          </table:table-cell>
          <table:table-cell office:value-type="float" office:value="3.254086" calcext:value-type="float">
            <text:p>3.254086</text:p>
          </table:table-cell>
          <table:table-cell office:value-type="float" office:value="2.473969" calcext:value-type="float">
            <text:p>2.473969</text:p>
          </table:table-cell>
          <table:table-cell office:value-type="float" office:value="1.163617" calcext:value-type="float">
            <text:p>1.163617</text:p>
          </table:table-cell>
          <table:table-cell office:value-type="float" office:value="0.8664711" calcext:value-type="float">
            <text:p>0.8664711</text:p>
          </table:table-cell>
          <table:table-cell office:value-type="float" office:value="1.76309" calcext:value-type="float">
            <text:p>1.76309</text:p>
          </table:table-cell>
          <table:table-cell office:value-type="float" office:value="2.687845" calcext:value-type="float">
            <text:p>2.687845</text:p>
          </table:table-cell>
          <table:table-cell office:value-type="float" office:value="2.646892" calcext:value-type="float">
            <text:p>2.646892</text:p>
          </table:table-cell>
          <table:table-cell office:value-type="float" office:value="2.775342" calcext:value-type="float">
            <text:p>2.775342</text:p>
          </table:table-cell>
          <table:table-cell office:value-type="float" office:value="2.809902" calcext:value-type="float">
            <text:p>2.809902</text:p>
          </table:table-cell>
          <table:table-cell office:value-type="float" office:value="2.983457" calcext:value-type="float">
            <text:p>2.983457</text:p>
          </table:table-cell>
          <table:table-cell office:value-type="float" office:value="3.210958" calcext:value-type="float">
            <text:p>3.210958</text:p>
          </table:table-cell>
          <table:table-cell office:value-type="float" office:value="0" calcext:value-type="float">
            <text:p>0</text:p>
          </table:table-cell>
          <table:table-cell office:value-type="float" office:value="18.04974" calcext:value-type="float">
            <text:p>18.04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8263" calcext:value-type="float">
            <text:p>3.3882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0.9594561" calcext:value-type="float">
            <text:p>0.9594561</text:p>
          </table:table-cell>
          <table:table-cell office:value-type="float" office:value="137.9516" calcext:value-type="float">
            <text:p>137.9516</text:p>
          </table:table-cell>
          <table:table-cell office:value-type="float" office:value="5" calcext:value-type="float">
            <text:p>5</text:p>
          </table:table-cell>
          <table:table-cell office:value-type="float" office:value="-2.291723" calcext:value-type="float">
            <text:p>-2.291723</text:p>
          </table:table-cell>
          <table:table-cell office:value-type="float" office:value="11.6716" calcext:value-type="float">
            <text:p>11.6716</text:p>
          </table:table-cell>
          <table:table-cell office:value-type="float" office:value="0.008644499" calcext:value-type="float">
            <text:p>0.008644499</text:p>
          </table:table-cell>
          <table:table-cell office:value-type="float" office:value="0.0004751044" calcext:value-type="float">
            <text:p>0.0004751044</text:p>
          </table:table-cell>
          <table:table-cell office:value-type="float" office:value="0.007493864" calcext:value-type="float">
            <text:p>0.007493864</text:p>
          </table:table-cell>
          <table:table-cell office:value-type="float" office:value="0.003022553" calcext:value-type="float">
            <text:p>0.003022553</text:p>
          </table:table-cell>
          <table:table-cell office:value-type="float" office:value="1191.263" calcext:value-type="float">
            <text:p>1191.263</text:p>
          </table:table-cell>
          <table:table-cell office:value-type="float" office:value="1.884003" calcext:value-type="float">
            <text:p>1.884003</text:p>
          </table:table-cell>
          <table:table-cell office:value-type="float" office:value="0" calcext:value-type="float">
            <text:p>0</text:p>
          </table:table-cell>
          <table:table-cell office:value-type="float" office:value="0.01431846" calcext:value-type="float">
            <text:p>0.01431846</text:p>
          </table:table-cell>
          <table:table-cell office:value-type="float" office:value="0.01479029" calcext:value-type="float">
            <text:p>0.01479029</text:p>
          </table:table-cell>
          <table:table-cell office:value-type="float" office:value="0.0179185" calcext:value-type="float">
            <text:p>0.0179185</text:p>
          </table:table-cell>
          <table:table-cell office:value-type="float" office:value="0.007675172" calcext:value-type="float">
            <text:p>0.007675172</text:p>
          </table:table-cell>
          <table:table-cell office:value-type="float" office:value="0.006627613" calcext:value-type="float">
            <text:p>0.006627613</text:p>
          </table:table-cell>
          <table:table-cell office:value-type="float" office:value="0.004659788" calcext:value-type="float">
            <text:p>0.004659788</text:p>
          </table:table-cell>
          <table:table-cell office:value-type="float" office:value="0.004219435" calcext:value-type="float">
            <text:p>0.004219435</text:p>
          </table:table-cell>
          <table:table-cell office:value-type="float" office:value="0.006250098" calcext:value-type="float">
            <text:p>0.006250098</text:p>
          </table:table-cell>
          <table:table-cell office:value-type="float" office:value="0.0328786" calcext:value-type="float">
            <text:p>0.0328786</text:p>
          </table:table-cell>
          <table:table-cell office:value-type="float" office:value="0.04744441" calcext:value-type="float">
            <text:p>0.04744441</text:p>
          </table:table-cell>
          <table:table-cell office:value-type="float" office:value="0.05278723" calcext:value-type="float">
            <text:p>0.05278723</text:p>
          </table:table-cell>
          <table:table-cell office:value-type="float" office:value="0.04832216" calcext:value-type="float">
            <text:p>0.04832216</text:p>
          </table:table-cell>
          <table:table-cell office:value-type="float" office:value="0.09092145" calcext:value-type="float">
            <text:p>0.09092145</text:p>
          </table:table-cell>
          <table:table-cell office:value-type="float" office:value="0.09334127" calcext:value-type="float">
            <text:p>0.09334127</text:p>
          </table:table-cell>
          <table:table-cell office:value-type="float" office:value="0" calcext:value-type="float">
            <text:p>0</text:p>
          </table:table-cell>
          <table:table-cell office:value-type="float" office:value="8.708112" calcext:value-type="float">
            <text:p>8.708112</text:p>
          </table:table-cell>
          <table:table-cell office:value-type="float" office:value="8.909113" calcext:value-type="float">
            <text:p>8.909113</text:p>
          </table:table-cell>
          <table:table-cell office:value-type="float" office:value="19.80952" calcext:value-type="float">
            <text:p>19.80952</text:p>
          </table:table-cell>
          <table:table-cell office:value-type="float" office:value="3.245989" calcext:value-type="float">
            <text:p>3.245989</text:p>
          </table:table-cell>
          <table:table-cell office:value-type="float" office:value="2.468151" calcext:value-type="float">
            <text:p>2.468151</text:p>
          </table:table-cell>
          <table:table-cell office:value-type="float" office:value="1.16222" calcext:value-type="float">
            <text:p>1.16222</text:p>
          </table:table-cell>
          <table:table-cell office:value-type="float" office:value="0.8655266" calcext:value-type="float">
            <text:p>0.8655266</text:p>
          </table:table-cell>
          <table:table-cell office:value-type="float" office:value="1.759447" calcext:value-type="float">
            <text:p>1.759447</text:p>
          </table:table-cell>
          <table:table-cell office:value-type="float" office:value="2.68658" calcext:value-type="float">
            <text:p>2.68658</text:p>
          </table:table-cell>
          <table:table-cell office:value-type="float" office:value="2.649017" calcext:value-type="float">
            <text:p>2.649017</text:p>
          </table:table-cell>
          <table:table-cell office:value-type="float" office:value="2.778461" calcext:value-type="float">
            <text:p>2.778461</text:p>
          </table:table-cell>
          <table:table-cell office:value-type="float" office:value="2.81182" calcext:value-type="float">
            <text:p>2.81182</text:p>
          </table:table-cell>
          <table:table-cell office:value-type="float" office:value="2.995881" calcext:value-type="float">
            <text:p>2.995881</text:p>
          </table:table-cell>
          <table:table-cell office:value-type="float" office:value="3.223992" calcext:value-type="float">
            <text:p>3.223992</text:p>
          </table:table-cell>
          <table:table-cell office:value-type="float" office:value="0" calcext:value-type="float">
            <text:p>0</text:p>
          </table:table-cell>
          <table:table-cell office:value-type="float" office:value="56.36593" calcext:value-type="float">
            <text:p>56.3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03958" calcext:value-type="float">
            <text:p>3.4039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0.9535939" calcext:value-type="float">
            <text:p>0.9535939</text:p>
          </table:table-cell>
          <table:table-cell office:value-type="float" office:value="137.9391" calcext:value-type="float">
            <text:p>137.9391</text:p>
          </table:table-cell>
          <table:table-cell office:value-type="float" office:value="5" calcext:value-type="float">
            <text:p>5</text:p>
          </table:table-cell>
          <table:table-cell office:value-type="float" office:value="-2.349564" calcext:value-type="float">
            <text:p>-2.349564</text:p>
          </table:table-cell>
          <table:table-cell office:value-type="float" office:value="11.68149" calcext:value-type="float">
            <text:p>11.68149</text:p>
          </table:table-cell>
          <table:table-cell office:value-type="float" office:value="0.008644499" calcext:value-type="float">
            <text:p>0.008644499</text:p>
          </table:table-cell>
          <table:table-cell office:value-type="float" office:value="0.0004769486" calcext:value-type="float">
            <text:p>0.0004769486</text:p>
          </table:table-cell>
          <table:table-cell office:value-type="float" office:value="0.007493864" calcext:value-type="float">
            <text:p>0.007493864</text:p>
          </table:table-cell>
          <table:table-cell office:value-type="float" office:value="0.00312172" calcext:value-type="float">
            <text:p>0.00312172</text:p>
          </table:table-cell>
          <table:table-cell office:value-type="float" office:value="1191.212" calcext:value-type="float">
            <text:p>1191.212</text:p>
          </table:table-cell>
          <table:table-cell office:value-type="float" office:value="1.876833" calcext:value-type="float">
            <text:p>1.876833</text:p>
          </table:table-cell>
          <table:table-cell office:value-type="float" office:value="0" calcext:value-type="float">
            <text:p>0</text:p>
          </table:table-cell>
          <table:table-cell office:value-type="float" office:value="0.0145605" calcext:value-type="float">
            <text:p>0.0145605</text:p>
          </table:table-cell>
          <table:table-cell office:value-type="float" office:value="0.0135831" calcext:value-type="float">
            <text:p>0.0135831</text:p>
          </table:table-cell>
          <table:table-cell office:value-type="float" office:value="0.0166503" calcext:value-type="float">
            <text:p>0.0166503</text:p>
          </table:table-cell>
          <table:table-cell office:value-type="float" office:value="0.007167436" calcext:value-type="float">
            <text:p>0.007167436</text:p>
          </table:table-cell>
          <table:table-cell office:value-type="float" office:value="0.006212649" calcext:value-type="float">
            <text:p>0.006212649</text:p>
          </table:table-cell>
          <table:table-cell office:value-type="float" office:value="0.004646933" calcext:value-type="float">
            <text:p>0.004646933</text:p>
          </table:table-cell>
          <table:table-cell office:value-type="float" office:value="0.004154639" calcext:value-type="float">
            <text:p>0.004154639</text:p>
          </table:table-cell>
          <table:table-cell office:value-type="float" office:value="0.006243334" calcext:value-type="float">
            <text:p>0.006243334</text:p>
          </table:table-cell>
          <table:table-cell office:value-type="float" office:value="0.03190629" calcext:value-type="float">
            <text:p>0.03190629</text:p>
          </table:table-cell>
          <table:table-cell office:value-type="float" office:value="0.04652147" calcext:value-type="float">
            <text:p>0.04652147</text:p>
          </table:table-cell>
          <table:table-cell office:value-type="float" office:value="0.05195515" calcext:value-type="float">
            <text:p>0.05195515</text:p>
          </table:table-cell>
          <table:table-cell office:value-type="float" office:value="0.04703355" calcext:value-type="float">
            <text:p>0.04703355</text:p>
          </table:table-cell>
          <table:table-cell office:value-type="float" office:value="0.0910437" calcext:value-type="float">
            <text:p>0.0910437</text:p>
          </table:table-cell>
          <table:table-cell office:value-type="float" office:value="0.09347901" calcext:value-type="float">
            <text:p>0.09347901</text:p>
          </table:table-cell>
          <table:table-cell office:value-type="float" office:value="0" calcext:value-type="float">
            <text:p>0</text:p>
          </table:table-cell>
          <table:table-cell office:value-type="float" office:value="8.688958" calcext:value-type="float">
            <text:p>8.688958</text:p>
          </table:table-cell>
          <table:table-cell office:value-type="float" office:value="8.882751" calcext:value-type="float">
            <text:p>8.882751</text:p>
          </table:table-cell>
          <table:table-cell office:value-type="float" office:value="19.73667" calcext:value-type="float">
            <text:p>19.73667</text:p>
          </table:table-cell>
          <table:table-cell office:value-type="float" office:value="3.237756" calcext:value-type="float">
            <text:p>3.237756</text:p>
          </table:table-cell>
          <table:table-cell office:value-type="float" office:value="2.462323" calcext:value-type="float">
            <text:p>2.462323</text:p>
          </table:table-cell>
          <table:table-cell office:value-type="float" office:value="1.160865" calcext:value-type="float">
            <text:p>1.160865</text:p>
          </table:table-cell>
          <table:table-cell office:value-type="float" office:value="0.8645267" calcext:value-type="float">
            <text:p>0.8645267</text:p>
          </table:table-cell>
          <table:table-cell office:value-type="float" office:value="1.755812" calcext:value-type="float">
            <text:p>1.755812</text:p>
          </table:table-cell>
          <table:table-cell office:value-type="float" office:value="2.685113" calcext:value-type="float">
            <text:p>2.685113</text:p>
          </table:table-cell>
          <table:table-cell office:value-type="float" office:value="2.650949" calcext:value-type="float">
            <text:p>2.650949</text:p>
          </table:table-cell>
          <table:table-cell office:value-type="float" office:value="2.7814" calcext:value-type="float">
            <text:p>2.7814</text:p>
          </table:table-cell>
          <table:table-cell office:value-type="float" office:value="2.813453" calcext:value-type="float">
            <text:p>2.813453</text:p>
          </table:table-cell>
          <table:table-cell office:value-type="float" office:value="3.008273" calcext:value-type="float">
            <text:p>3.008273</text:p>
          </table:table-cell>
          <table:table-cell office:value-type="float" office:value="3.23701" calcext:value-type="float">
            <text:p>3.23701</text:p>
          </table:table-cell>
          <table:table-cell office:value-type="float" office:value="0" calcext:value-type="float">
            <text:p>0</text:p>
          </table:table-cell>
          <table:table-cell office:value-type="float" office:value="2.737465" calcext:value-type="float">
            <text:p>2.737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0873" calcext:value-type="float">
            <text:p>3.4208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0.9478533" calcext:value-type="float">
            <text:p>0.9478533</text:p>
          </table:table-cell>
          <table:table-cell office:value-type="float" office:value="137.9264" calcext:value-type="float">
            <text:p>137.9264</text:p>
          </table:table-cell>
          <table:table-cell office:value-type="float" office:value="5" calcext:value-type="float">
            <text:p>5</text:p>
          </table:table-cell>
          <table:table-cell office:value-type="float" office:value="-2.407929" calcext:value-type="float">
            <text:p>-2.407929</text:p>
          </table:table-cell>
          <table:table-cell office:value-type="float" office:value="11.69065" calcext:value-type="float">
            <text:p>11.69065</text:p>
          </table:table-cell>
          <table:table-cell office:value-type="float" office:value="0.008644499" calcext:value-type="float">
            <text:p>0.008644499</text:p>
          </table:table-cell>
          <table:table-cell office:value-type="float" office:value="0.0004783513" calcext:value-type="float">
            <text:p>0.0004783513</text:p>
          </table:table-cell>
          <table:table-cell office:value-type="float" office:value="0.007493864" calcext:value-type="float">
            <text:p>0.007493864</text:p>
          </table:table-cell>
          <table:table-cell office:value-type="float" office:value="0.003122032" calcext:value-type="float">
            <text:p>0.003122032</text:p>
          </table:table-cell>
          <table:table-cell office:value-type="float" office:value="1191.16" calcext:value-type="float">
            <text:p>1191.16</text:p>
          </table:table-cell>
          <table:table-cell office:value-type="float" office:value="1.87267" calcext:value-type="float">
            <text:p>1.87267</text:p>
          </table:table-cell>
          <table:table-cell office:value-type="float" office:value="0" calcext:value-type="float">
            <text:p>0</text:p>
          </table:table-cell>
          <table:table-cell office:value-type="float" office:value="0.018447" calcext:value-type="float">
            <text:p>0.018447</text:p>
          </table:table-cell>
          <table:table-cell office:value-type="float" office:value="0.01467791" calcext:value-type="float">
            <text:p>0.01467791</text:p>
          </table:table-cell>
          <table:table-cell office:value-type="float" office:value="0.01770491" calcext:value-type="float">
            <text:p>0.01770491</text:p>
          </table:table-cell>
          <table:table-cell office:value-type="float" office:value="0.007584193" calcext:value-type="float">
            <text:p>0.007584193</text:p>
          </table:table-cell>
          <table:table-cell office:value-type="float" office:value="0.006514327" calcext:value-type="float">
            <text:p>0.006514327</text:p>
          </table:table-cell>
          <table:table-cell office:value-type="float" office:value="0.004629401" calcext:value-type="float">
            <text:p>0.004629401</text:p>
          </table:table-cell>
          <table:table-cell office:value-type="float" office:value="0.00420074" calcext:value-type="float">
            <text:p>0.00420074</text:p>
          </table:table-cell>
          <table:table-cell office:value-type="float" office:value="0.00625291" calcext:value-type="float">
            <text:p>0.00625291</text:p>
          </table:table-cell>
          <table:table-cell office:value-type="float" office:value="0.03134743" calcext:value-type="float">
            <text:p>0.03134743</text:p>
          </table:table-cell>
          <table:table-cell office:value-type="float" office:value="0.04605092" calcext:value-type="float">
            <text:p>0.04605092</text:p>
          </table:table-cell>
          <table:table-cell office:value-type="float" office:value="0.05154566" calcext:value-type="float">
            <text:p>0.05154566</text:p>
          </table:table-cell>
          <table:table-cell office:value-type="float" office:value="0.0459343" calcext:value-type="float">
            <text:p>0.0459343</text:p>
          </table:table-cell>
          <table:table-cell office:value-type="float" office:value="0.09117431" calcext:value-type="float">
            <text:p>0.09117431</text:p>
          </table:table-cell>
          <table:table-cell office:value-type="float" office:value="0.09361669" calcext:value-type="float">
            <text:p>0.09361669</text:p>
          </table:table-cell>
          <table:table-cell office:value-type="float" office:value="0" calcext:value-type="float">
            <text:p>0</text:p>
          </table:table-cell>
          <table:table-cell office:value-type="float" office:value="8.673621" calcext:value-type="float">
            <text:p>8.673621</text:p>
          </table:table-cell>
          <table:table-cell office:value-type="float" office:value="8.855793" calcext:value-type="float">
            <text:p>8.855793</text:p>
          </table:table-cell>
          <table:table-cell office:value-type="float" office:value="19.65985" calcext:value-type="float">
            <text:p>19.65985</text:p>
          </table:table-cell>
          <table:table-cell office:value-type="float" office:value="3.228575" calcext:value-type="float">
            <text:p>3.228575</text:p>
          </table:table-cell>
          <table:table-cell office:value-type="float" office:value="2.455755" calcext:value-type="float">
            <text:p>2.455755</text:p>
          </table:table-cell>
          <table:table-cell office:value-type="float" office:value="1.159361" calcext:value-type="float">
            <text:p>1.159361</text:p>
          </table:table-cell>
          <table:table-cell office:value-type="float" office:value="0.8635212" calcext:value-type="float">
            <text:p>0.8635212</text:p>
          </table:table-cell>
          <table:table-cell office:value-type="float" office:value="1.752151" calcext:value-type="float">
            <text:p>1.752151</text:p>
          </table:table-cell>
          <table:table-cell office:value-type="float" office:value="2.683479" calcext:value-type="float">
            <text:p>2.683479</text:p>
          </table:table-cell>
          <table:table-cell office:value-type="float" office:value="2.652712" calcext:value-type="float">
            <text:p>2.652712</text:p>
          </table:table-cell>
          <table:table-cell office:value-type="float" office:value="2.78417" calcext:value-type="float">
            <text:p>2.78417</text:p>
          </table:table-cell>
          <table:table-cell office:value-type="float" office:value="2.814777" calcext:value-type="float">
            <text:p>2.814777</text:p>
          </table:table-cell>
          <table:table-cell office:value-type="float" office:value="3.020638" calcext:value-type="float">
            <text:p>3.020638</text:p>
          </table:table-cell>
          <table:table-cell office:value-type="float" office:value="3.250018" calcext:value-type="float">
            <text:p>3.250018</text:p>
          </table:table-cell>
          <table:table-cell office:value-type="float" office:value="0" calcext:value-type="float">
            <text:p>0</text:p>
          </table:table-cell>
          <table:table-cell office:value-type="float" office:value="30.95557" calcext:value-type="float">
            <text:p>30.95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7758" calcext:value-type="float">
            <text:p>3.4377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0.9415475" calcext:value-type="float">
            <text:p>0.9415475</text:p>
          </table:table-cell>
          <table:table-cell office:value-type="float" office:value="137.913" calcext:value-type="float">
            <text:p>137.913</text:p>
          </table:table-cell>
          <table:table-cell office:value-type="float" office:value="5" calcext:value-type="float">
            <text:p>5</text:p>
          </table:table-cell>
          <table:table-cell office:value-type="float" office:value="-2.466422" calcext:value-type="float">
            <text:p>-2.466422</text:p>
          </table:table-cell>
          <table:table-cell office:value-type="float" office:value="11.70039" calcext:value-type="float">
            <text:p>11.70039</text:p>
          </table:table-cell>
          <table:table-cell office:value-type="float" office:value="0.008644499" calcext:value-type="float">
            <text:p>0.008644499</text:p>
          </table:table-cell>
          <table:table-cell office:value-type="float" office:value="0.0004797569" calcext:value-type="float">
            <text:p>0.0004797569</text:p>
          </table:table-cell>
          <table:table-cell office:value-type="float" office:value="0.007493864" calcext:value-type="float">
            <text:p>0.007493864</text:p>
          </table:table-cell>
          <table:table-cell office:value-type="float" office:value="0.003123913" calcext:value-type="float">
            <text:p>0.003123913</text:p>
          </table:table-cell>
          <table:table-cell office:value-type="float" office:value="1191.109" calcext:value-type="float">
            <text:p>1191.109</text:p>
          </table:table-cell>
          <table:table-cell office:value-type="float" office:value="1.864872" calcext:value-type="float">
            <text:p>1.864872</text:p>
          </table:table-cell>
          <table:table-cell office:value-type="float" office:value="0" calcext:value-type="float">
            <text:p>0</text:p>
          </table:table-cell>
          <table:table-cell office:value-type="float" office:value="0.04998297" calcext:value-type="float">
            <text:p>0.04998297</text:p>
          </table:table-cell>
          <table:table-cell office:value-type="float" office:value="0.01802387" calcext:value-type="float">
            <text:p>0.01802387</text:p>
          </table:table-cell>
          <table:table-cell office:value-type="float" office:value="0.01950475" calcext:value-type="float">
            <text:p>0.01950475</text:p>
          </table:table-cell>
          <table:table-cell office:value-type="float" office:value="0.008427978" calcext:value-type="float">
            <text:p>0.008427978</text:p>
          </table:table-cell>
          <table:table-cell office:value-type="float" office:value="0.007118779" calcext:value-type="float">
            <text:p>0.007118779</text:p>
          </table:table-cell>
          <table:table-cell office:value-type="float" office:value="0.00478902" calcext:value-type="float">
            <text:p>0.00478902</text:p>
          </table:table-cell>
          <table:table-cell office:value-type="float" office:value="0.004255449" calcext:value-type="float">
            <text:p>0.004255449</text:p>
          </table:table-cell>
          <table:table-cell office:value-type="float" office:value="0.006266274" calcext:value-type="float">
            <text:p>0.006266274</text:p>
          </table:table-cell>
          <table:table-cell office:value-type="float" office:value="0.03109003" calcext:value-type="float">
            <text:p>0.03109003</text:p>
          </table:table-cell>
          <table:table-cell office:value-type="float" office:value="0.04592622" calcext:value-type="float">
            <text:p>0.04592622</text:p>
          </table:table-cell>
          <table:table-cell office:value-type="float" office:value="0.05149047" calcext:value-type="float">
            <text:p>0.05149047</text:p>
          </table:table-cell>
          <table:table-cell office:value-type="float" office:value="0.04515846" calcext:value-type="float">
            <text:p>0.04515846</text:p>
          </table:table-cell>
          <table:table-cell office:value-type="float" office:value="0.09131132" calcext:value-type="float">
            <text:p>0.09131132</text:p>
          </table:table-cell>
          <table:table-cell office:value-type="float" office:value="0.09375428" calcext:value-type="float">
            <text:p>0.09375428</text:p>
          </table:table-cell>
          <table:table-cell office:value-type="float" office:value="0" calcext:value-type="float">
            <text:p>0</text:p>
          </table:table-cell>
          <table:table-cell office:value-type="float" office:value="8.672586" calcext:value-type="float">
            <text:p>8.672586</text:p>
          </table:table-cell>
          <table:table-cell office:value-type="float" office:value="8.832862" calcext:value-type="float">
            <text:p>8.832862</text:p>
          </table:table-cell>
          <table:table-cell office:value-type="float" office:value="19.59135" calcext:value-type="float">
            <text:p>19.59135</text:p>
          </table:table-cell>
          <table:table-cell office:value-type="float" office:value="3.220516" calcext:value-type="float">
            <text:p>3.220516</text:p>
          </table:table-cell>
          <table:table-cell office:value-type="float" office:value="2.449961" calcext:value-type="float">
            <text:p>2.449961</text:p>
          </table:table-cell>
          <table:table-cell office:value-type="float" office:value="1.15795" calcext:value-type="float">
            <text:p>1.15795</text:p>
          </table:table-cell>
          <table:table-cell office:value-type="float" office:value="0.8625529" calcext:value-type="float">
            <text:p>0.8625529</text:p>
          </table:table-cell>
          <table:table-cell office:value-type="float" office:value="1.748496" calcext:value-type="float">
            <text:p>1.748496</text:p>
          </table:table-cell>
          <table:table-cell office:value-type="float" office:value="2.68176" calcext:value-type="float">
            <text:p>2.68176</text:p>
          </table:table-cell>
          <table:table-cell office:value-type="float" office:value="2.654406" calcext:value-type="float">
            <text:p>2.654406</text:p>
          </table:table-cell>
          <table:table-cell office:value-type="float" office:value="2.786878" calcext:value-type="float">
            <text:p>2.786878</text:p>
          </table:table-cell>
          <table:table-cell office:value-type="float" office:value="2.815867" calcext:value-type="float">
            <text:p>2.815867</text:p>
          </table:table-cell>
          <table:table-cell office:value-type="float" office:value="3.033004" calcext:value-type="float">
            <text:p>3.033004</text:p>
          </table:table-cell>
          <table:table-cell office:value-type="float" office:value="3.263007" calcext:value-type="float">
            <text:p>3.263007</text:p>
          </table:table-cell>
          <table:table-cell office:value-type="float" office:value="0" calcext:value-type="float">
            <text:p>0</text:p>
          </table:table-cell>
          <table:table-cell office:value-type="float" office:value="74.27266" calcext:value-type="float">
            <text:p>74.2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5817" calcext:value-type="float">
            <text:p>3.4558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0.9346059" calcext:value-type="float">
            <text:p>0.9346059</text:p>
          </table:table-cell>
          <table:table-cell office:value-type="float" office:value="137.8987" calcext:value-type="float">
            <text:p>137.8987</text:p>
          </table:table-cell>
          <table:table-cell office:value-type="float" office:value="5" calcext:value-type="float">
            <text:p>5</text:p>
          </table:table-cell>
          <table:table-cell office:value-type="float" office:value="-2.525954" calcext:value-type="float">
            <text:p>-2.525954</text:p>
          </table:table-cell>
          <table:table-cell office:value-type="float" office:value="11.71062" calcext:value-type="float">
            <text:p>11.71062</text:p>
          </table:table-cell>
          <table:table-cell office:value-type="float" office:value="0.008644499" calcext:value-type="float">
            <text:p>0.008644499</text:p>
          </table:table-cell>
          <table:table-cell office:value-type="float" office:value="0.0004798124" calcext:value-type="float">
            <text:p>0.0004798124</text:p>
          </table:table-cell>
          <table:table-cell office:value-type="float" office:value="0.007493864" calcext:value-type="float">
            <text:p>0.007493864</text:p>
          </table:table-cell>
          <table:table-cell office:value-type="float" office:value="0.00312738" calcext:value-type="float">
            <text:p>0.00312738</text:p>
          </table:table-cell>
          <table:table-cell office:value-type="float" office:value="1191.059" calcext:value-type="float">
            <text:p>1191.059</text:p>
          </table:table-cell>
          <table:table-cell office:value-type="float" office:value="1.855575" calcext:value-type="float">
            <text:p>1.855575</text:p>
          </table:table-cell>
          <table:table-cell office:value-type="float" office:value="0" calcext:value-type="float">
            <text:p>0</text:p>
          </table:table-cell>
          <table:table-cell office:value-type="float" office:value="0.03661112" calcext:value-type="float">
            <text:p>0.03661112</text:p>
          </table:table-cell>
          <table:table-cell office:value-type="float" office:value="0.02030276" calcext:value-type="float">
            <text:p>0.02030276</text:p>
          </table:table-cell>
          <table:table-cell office:value-type="float" office:value="0.02099631" calcext:value-type="float">
            <text:p>0.02099631</text:p>
          </table:table-cell>
          <table:table-cell office:value-type="float" office:value="0.009249111" calcext:value-type="float">
            <text:p>0.009249111</text:p>
          </table:table-cell>
          <table:table-cell office:value-type="float" office:value="0.007783817" calcext:value-type="float">
            <text:p>0.007783817</text:p>
          </table:table-cell>
          <table:table-cell office:value-type="float" office:value="0.005007165" calcext:value-type="float">
            <text:p>0.005007165</text:p>
          </table:table-cell>
          <table:table-cell office:value-type="float" office:value="0.004342605" calcext:value-type="float">
            <text:p>0.004342605</text:p>
          </table:table-cell>
          <table:table-cell office:value-type="float" office:value="0.00629479" calcext:value-type="float">
            <text:p>0.00629479</text:p>
          </table:table-cell>
          <table:table-cell office:value-type="float" office:value="0.03073555" calcext:value-type="float">
            <text:p>0.03073555</text:p>
          </table:table-cell>
          <table:table-cell office:value-type="float" office:value="0.0457035" calcext:value-type="float">
            <text:p>0.0457035</text:p>
          </table:table-cell>
          <table:table-cell office:value-type="float" office:value="0.05135417" calcext:value-type="float">
            <text:p>0.05135417</text:p>
          </table:table-cell>
          <table:table-cell office:value-type="float" office:value="0.04443057" calcext:value-type="float">
            <text:p>0.04443057</text:p>
          </table:table-cell>
          <table:table-cell office:value-type="float" office:value="0.09145053" calcext:value-type="float">
            <text:p>0.09145053</text:p>
          </table:table-cell>
          <table:table-cell office:value-type="float" office:value="0.09389143" calcext:value-type="float">
            <text:p>0.09389143</text:p>
          </table:table-cell>
          <table:table-cell office:value-type="float" office:value="0" calcext:value-type="float">
            <text:p>0</text:p>
          </table:table-cell>
          <table:table-cell office:value-type="float" office:value="8.674198" calcext:value-type="float">
            <text:p>8.674198</text:p>
          </table:table-cell>
          <table:table-cell office:value-type="float" office:value="8.814042" calcext:value-type="float">
            <text:p>8.814042</text:p>
          </table:table-cell>
          <table:table-cell office:value-type="float" office:value="19.53015" calcext:value-type="float">
            <text:p>19.53015</text:p>
          </table:table-cell>
          <table:table-cell office:value-type="float" office:value="3.213532" calcext:value-type="float">
            <text:p>3.213532</text:p>
          </table:table-cell>
          <table:table-cell office:value-type="float" office:value="2.444972" calcext:value-type="float">
            <text:p>2.444972</text:p>
          </table:table-cell>
          <table:table-cell office:value-type="float" office:value="1.156665" calcext:value-type="float">
            <text:p>1.156665</text:p>
          </table:table-cell>
          <table:table-cell office:value-type="float" office:value="0.8616391" calcext:value-type="float">
            <text:p>0.8616391</text:p>
          </table:table-cell>
          <table:table-cell office:value-type="float" office:value="1.744878" calcext:value-type="float">
            <text:p>1.744878</text:p>
          </table:table-cell>
          <table:table-cell office:value-type="float" office:value="2.679983" calcext:value-type="float">
            <text:p>2.679983</text:p>
          </table:table-cell>
          <table:table-cell office:value-type="float" office:value="2.656062" calcext:value-type="float">
            <text:p>2.656062</text:p>
          </table:table-cell>
          <table:table-cell office:value-type="float" office:value="2.789555" calcext:value-type="float">
            <text:p>2.789555</text:p>
          </table:table-cell>
          <table:table-cell office:value-type="float" office:value="2.816772" calcext:value-type="float">
            <text:p>2.816772</text:p>
          </table:table-cell>
          <table:table-cell office:value-type="float" office:value="3.04537" calcext:value-type="float">
            <text:p>3.04537</text:p>
          </table:table-cell>
          <table:table-cell office:value-type="float" office:value="3.275981" calcext:value-type="float">
            <text:p>3.275981</text:p>
          </table:table-cell>
          <table:table-cell office:value-type="float" office:value="0" calcext:value-type="float">
            <text:p>0</text:p>
          </table:table-cell>
          <table:table-cell office:value-type="float" office:value="101.0164" calcext:value-type="float">
            <text:p>101.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5365" calcext:value-type="float">
            <text:p>3.4753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0.9277933" calcext:value-type="float">
            <text:p>0.9277933</text:p>
          </table:table-cell>
          <table:table-cell office:value-type="float" office:value="137.8845" calcext:value-type="float">
            <text:p>137.8845</text:p>
          </table:table-cell>
          <table:table-cell office:value-type="float" office:value="5" calcext:value-type="float">
            <text:p>5</text:p>
          </table:table-cell>
          <table:table-cell office:value-type="float" office:value="-2.586659" calcext:value-type="float">
            <text:p>-2.586659</text:p>
          </table:table-cell>
          <table:table-cell office:value-type="float" office:value="11.72012" calcext:value-type="float">
            <text:p>11.72012</text:p>
          </table:table-cell>
          <table:table-cell office:value-type="float" office:value="0.00870891" calcext:value-type="float">
            <text:p>0.00870891</text:p>
          </table:table-cell>
          <table:table-cell office:value-type="float" office:value="0.0004817692" calcext:value-type="float">
            <text:p>0.0004817692</text:p>
          </table:table-cell>
          <table:table-cell office:value-type="float" office:value="0.007574848" calcext:value-type="float">
            <text:p>0.007574848</text:p>
          </table:table-cell>
          <table:table-cell office:value-type="float" office:value="0.003227078" calcext:value-type="float">
            <text:p>0.003227078</text:p>
          </table:table-cell>
          <table:table-cell office:value-type="float" office:value="1191.008" calcext:value-type="float">
            <text:p>1191.008</text:p>
          </table:table-cell>
          <table:table-cell office:value-type="float" office:value="1.846863" calcext:value-type="float">
            <text:p>1.846863</text:p>
          </table:table-cell>
          <table:table-cell office:value-type="float" office:value="0" calcext:value-type="float">
            <text:p>0</text:p>
          </table:table-cell>
          <table:table-cell office:value-type="float" office:value="0.01445133" calcext:value-type="float">
            <text:p>0.01445133</text:p>
          </table:table-cell>
          <table:table-cell office:value-type="float" office:value="0.01427428" calcext:value-type="float">
            <text:p>0.01427428</text:p>
          </table:table-cell>
          <table:table-cell office:value-type="float" office:value="0.01735858" calcext:value-type="float">
            <text:p>0.01735858</text:p>
          </table:table-cell>
          <table:table-cell office:value-type="float" office:value="0.008124395" calcext:value-type="float">
            <text:p>0.008124395</text:p>
          </table:table-cell>
          <table:table-cell office:value-type="float" office:value="0.007080185" calcext:value-type="float">
            <text:p>0.007080185</text:p>
          </table:table-cell>
          <table:table-cell office:value-type="float" office:value="0.004963364" calcext:value-type="float">
            <text:p>0.004963364</text:p>
          </table:table-cell>
          <table:table-cell office:value-type="float" office:value="0.004240989" calcext:value-type="float">
            <text:p>0.004240989</text:p>
          </table:table-cell>
          <table:table-cell office:value-type="float" office:value="0.00630973" calcext:value-type="float">
            <text:p>0.00630973</text:p>
          </table:table-cell>
          <table:table-cell office:value-type="float" office:value="0.03054527" calcext:value-type="float">
            <text:p>0.03054527</text:p>
          </table:table-cell>
          <table:table-cell office:value-type="float" office:value="0.04557258" calcext:value-type="float">
            <text:p>0.04557258</text:p>
          </table:table-cell>
          <table:table-cell office:value-type="float" office:value="0.05127561" calcext:value-type="float">
            <text:p>0.05127561</text:p>
          </table:table-cell>
          <table:table-cell office:value-type="float" office:value="0.04380958" calcext:value-type="float">
            <text:p>0.04380958</text:p>
          </table:table-cell>
          <table:table-cell office:value-type="float" office:value="0.09157626" calcext:value-type="float">
            <text:p>0.09157626</text:p>
          </table:table-cell>
          <table:table-cell office:value-type="float" office:value="0.09402847" calcext:value-type="float">
            <text:p>0.09402847</text:p>
          </table:table-cell>
          <table:table-cell office:value-type="float" office:value="0" calcext:value-type="float">
            <text:p>0</text:p>
          </table:table-cell>
          <table:table-cell office:value-type="float" office:value="8.658161" calcext:value-type="float">
            <text:p>8.658161</text:p>
          </table:table-cell>
          <table:table-cell office:value-type="float" office:value="8.791204" calcext:value-type="float">
            <text:p>8.791204</text:p>
          </table:table-cell>
          <table:table-cell office:value-type="float" office:value="19.46569" calcext:value-type="float">
            <text:p>19.46569</text:p>
          </table:table-cell>
          <table:table-cell office:value-type="float" office:value="3.206599" calcext:value-type="float">
            <text:p>3.206599</text:p>
          </table:table-cell>
          <table:table-cell office:value-type="float" office:value="2.440218" calcext:value-type="float">
            <text:p>2.440218</text:p>
          </table:table-cell>
          <table:table-cell office:value-type="float" office:value="1.155454" calcext:value-type="float">
            <text:p>1.155454</text:p>
          </table:table-cell>
          <table:table-cell office:value-type="float" office:value="0.860678" calcext:value-type="float">
            <text:p>0.860678</text:p>
          </table:table-cell>
          <table:table-cell office:value-type="float" office:value="1.741295" calcext:value-type="float">
            <text:p>1.741295</text:p>
          </table:table-cell>
          <table:table-cell office:value-type="float" office:value="2.678121" calcext:value-type="float">
            <text:p>2.678121</text:p>
          </table:table-cell>
          <table:table-cell office:value-type="float" office:value="2.657643" calcext:value-type="float">
            <text:p>2.657643</text:p>
          </table:table-cell>
          <table:table-cell office:value-type="float" office:value="2.792165" calcext:value-type="float">
            <text:p>2.792165</text:p>
          </table:table-cell>
          <table:table-cell office:value-type="float" office:value="2.817489" calcext:value-type="float">
            <text:p>2.817489</text:p>
          </table:table-cell>
          <table:table-cell office:value-type="float" office:value="3.057704" calcext:value-type="float">
            <text:p>3.057704</text:p>
          </table:table-cell>
          <table:table-cell office:value-type="float" office:value="3.288939" calcext:value-type="float">
            <text:p>3.288939</text:p>
          </table:table-cell>
          <table:table-cell office:value-type="float" office:value="0" calcext:value-type="float">
            <text:p>0</text:p>
          </table:table-cell>
          <table:table-cell office:value-type="float" office:value="2.662234" calcext:value-type="float">
            <text:p>2.66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4665" calcext:value-type="float">
            <text:p>3.4946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0.9223219" calcext:value-type="float">
            <text:p>0.9223219</text:p>
          </table:table-cell>
          <table:table-cell office:value-type="float" office:value="137.8713" calcext:value-type="float">
            <text:p>137.8713</text:p>
          </table:table-cell>
          <table:table-cell office:value-type="float" office:value="5" calcext:value-type="float">
            <text:p>5</text:p>
          </table:table-cell>
          <table:table-cell office:value-type="float" office:value="-2.637227" calcext:value-type="float">
            <text:p>-2.637227</text:p>
          </table:table-cell>
          <table:table-cell office:value-type="float" office:value="11.73095" calcext:value-type="float">
            <text:p>11.73095</text:p>
          </table:table-cell>
          <table:table-cell office:value-type="float" office:value="0.00870891" calcext:value-type="float">
            <text:p>0.00870891</text:p>
          </table:table-cell>
          <table:table-cell office:value-type="float" office:value="0.0004831709" calcext:value-type="float">
            <text:p>0.0004831709</text:p>
          </table:table-cell>
          <table:table-cell office:value-type="float" office:value="0.007574848" calcext:value-type="float">
            <text:p>0.007574848</text:p>
          </table:table-cell>
          <table:table-cell office:value-type="float" office:value="0.00322687" calcext:value-type="float">
            <text:p>0.00322687</text:p>
          </table:table-cell>
          <table:table-cell office:value-type="float" office:value="1190.958" calcext:value-type="float">
            <text:p>1190.958</text:p>
          </table:table-cell>
          <table:table-cell office:value-type="float" office:value="1.842514" calcext:value-type="float">
            <text:p>1.842514</text:p>
          </table:table-cell>
          <table:table-cell office:value-type="float" office:value="0" calcext:value-type="float">
            <text:p>0</text:p>
          </table:table-cell>
          <table:table-cell office:value-type="float" office:value="0.01423772" calcext:value-type="float">
            <text:p>0.01423772</text:p>
          </table:table-cell>
          <table:table-cell office:value-type="float" office:value="0.01434542" calcext:value-type="float">
            <text:p>0.01434542</text:p>
          </table:table-cell>
          <table:table-cell office:value-type="float" office:value="0.01769635" calcext:value-type="float">
            <text:p>0.01769635</text:p>
          </table:table-cell>
          <table:table-cell office:value-type="float" office:value="0.007828522" calcext:value-type="float">
            <text:p>0.007828522</text:p>
          </table:table-cell>
          <table:table-cell office:value-type="float" office:value="0.006783714" calcext:value-type="float">
            <text:p>0.006783714</text:p>
          </table:table-cell>
          <table:table-cell office:value-type="float" office:value="0.004797496" calcext:value-type="float">
            <text:p>0.004797496</text:p>
          </table:table-cell>
          <table:table-cell office:value-type="float" office:value="0.004297254" calcext:value-type="float">
            <text:p>0.004297254</text:p>
          </table:table-cell>
          <table:table-cell office:value-type="float" office:value="0.01563803" calcext:value-type="float">
            <text:p>0.01563803</text:p>
          </table:table-cell>
          <table:table-cell office:value-type="float" office:value="0.04040003" calcext:value-type="float">
            <text:p>0.04040003</text:p>
          </table:table-cell>
          <table:table-cell office:value-type="float" office:value="0.0544186" calcext:value-type="float">
            <text:p>0.0544186</text:p>
          </table:table-cell>
          <table:table-cell office:value-type="float" office:value="0.05927442" calcext:value-type="float">
            <text:p>0.05927442</text:p>
          </table:table-cell>
          <table:table-cell office:value-type="float" office:value="0.05064064" calcext:value-type="float">
            <text:p>0.05064064</text:p>
          </table:table-cell>
          <table:table-cell office:value-type="float" office:value="0.09171269" calcext:value-type="float">
            <text:p>0.09171269</text:p>
          </table:table-cell>
          <table:table-cell office:value-type="float" office:value="0.09416552" calcext:value-type="float">
            <text:p>0.09416552</text:p>
          </table:table-cell>
          <table:table-cell office:value-type="float" office:value="0" calcext:value-type="float">
            <text:p>0</text:p>
          </table:table-cell>
          <table:table-cell office:value-type="float" office:value="8.642898" calcext:value-type="float">
            <text:p>8.642898</text:p>
          </table:table-cell>
          <table:table-cell office:value-type="float" office:value="8.765768" calcext:value-type="float">
            <text:p>8.765768</text:p>
          </table:table-cell>
          <table:table-cell office:value-type="float" office:value="19.3939" calcext:value-type="float">
            <text:p>19.3939</text:p>
          </table:table-cell>
          <table:table-cell office:value-type="float" office:value="3.198247" calcext:value-type="float">
            <text:p>3.198247</text:p>
          </table:table-cell>
          <table:table-cell office:value-type="float" office:value="2.434398" calcext:value-type="float">
            <text:p>2.434398</text:p>
          </table:table-cell>
          <table:table-cell office:value-type="float" office:value="1.154108" calcext:value-type="float">
            <text:p>1.154108</text:p>
          </table:table-cell>
          <table:table-cell office:value-type="float" office:value="0.8597341" calcext:value-type="float">
            <text:p>0.8597341</text:p>
          </table:table-cell>
          <table:table-cell office:value-type="float" office:value="1.738435" calcext:value-type="float">
            <text:p>1.738435</text:p>
          </table:table-cell>
          <table:table-cell office:value-type="float" office:value="2.677218" calcext:value-type="float">
            <text:p>2.677218</text:p>
          </table:table-cell>
          <table:table-cell office:value-type="float" office:value="2.660103" calcext:value-type="float">
            <text:p>2.660103</text:p>
          </table:table-cell>
          <table:table-cell office:value-type="float" office:value="2.795637" calcext:value-type="float">
            <text:p>2.795637</text:p>
          </table:table-cell>
          <table:table-cell office:value-type="float" office:value="2.818825" calcext:value-type="float">
            <text:p>2.818825</text:p>
          </table:table-cell>
          <table:table-cell office:value-type="float" office:value="3.070011" calcext:value-type="float">
            <text:p>3.070011</text:p>
          </table:table-cell>
          <table:table-cell office:value-type="float" office:value="3.301887" calcext:value-type="float">
            <text:p>3.301887</text:p>
          </table:table-cell>
          <table:table-cell office:value-type="float" office:value="0" calcext:value-type="float">
            <text:p>0</text:p>
          </table:table-cell>
          <table:table-cell office:value-type="float" office:value="34.32927" calcext:value-type="float">
            <text:p>34.3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11948" calcext:value-type="float">
            <text:p>3.5119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0.9171468" calcext:value-type="float">
            <text:p>0.9171468</text:p>
          </table:table-cell>
          <table:table-cell office:value-type="float" office:value="137.8577" calcext:value-type="float">
            <text:p>137.8577</text:p>
          </table:table-cell>
          <table:table-cell office:value-type="float" office:value="5" calcext:value-type="float">
            <text:p>5</text:p>
          </table:table-cell>
          <table:table-cell office:value-type="float" office:value="-2.674032" calcext:value-type="float">
            <text:p>-2.674032</text:p>
          </table:table-cell>
          <table:table-cell office:value-type="float" office:value="11.74924" calcext:value-type="float">
            <text:p>11.74924</text:p>
          </table:table-cell>
          <table:table-cell office:value-type="float" office:value="0.00870891" calcext:value-type="float">
            <text:p>0.00870891</text:p>
          </table:table-cell>
          <table:table-cell office:value-type="float" office:value="0.0004845751" calcext:value-type="float">
            <text:p>0.0004845751</text:p>
          </table:table-cell>
          <table:table-cell office:value-type="float" office:value="0.007574848" calcext:value-type="float">
            <text:p>0.007574848</text:p>
          </table:table-cell>
          <table:table-cell office:value-type="float" office:value="0.003227928" calcext:value-type="float">
            <text:p>0.003227928</text:p>
          </table:table-cell>
          <table:table-cell office:value-type="float" office:value="1190.91" calcext:value-type="float">
            <text:p>1190.91</text:p>
          </table:table-cell>
          <table:table-cell office:value-type="float" office:value="1.835338" calcext:value-type="float">
            <text:p>1.835338</text:p>
          </table:table-cell>
          <table:table-cell office:value-type="float" office:value="0" calcext:value-type="float">
            <text:p>0</text:p>
          </table:table-cell>
          <table:table-cell office:value-type="float" office:value="0.03589294" calcext:value-type="float">
            <text:p>0.03589294</text:p>
          </table:table-cell>
          <table:table-cell office:value-type="float" office:value="0.017863" calcext:value-type="float">
            <text:p>0.017863</text:p>
          </table:table-cell>
          <table:table-cell office:value-type="float" office:value="0.01941974" calcext:value-type="float">
            <text:p>0.01941974</text:p>
          </table:table-cell>
          <table:table-cell office:value-type="float" office:value="0.008613338" calcext:value-type="float">
            <text:p>0.008613338</text:p>
          </table:table-cell>
          <table:table-cell office:value-type="float" office:value="0.007375914" calcext:value-type="float">
            <text:p>0.007375914</text:p>
          </table:table-cell>
          <table:table-cell office:value-type="float" office:value="0.00488965" calcext:value-type="float">
            <text:p>0.00488965</text:p>
          </table:table-cell>
          <table:table-cell office:value-type="float" office:value="0.004317002" calcext:value-type="float">
            <text:p>0.004317002</text:p>
          </table:table-cell>
          <table:table-cell office:value-type="float" office:value="0.04281591" calcext:value-type="float">
            <text:p>0.04281591</text:p>
          </table:table-cell>
          <table:table-cell office:value-type="float" office:value="0.05314714" calcext:value-type="float">
            <text:p>0.05314714</text:p>
          </table:table-cell>
          <table:table-cell office:value-type="float" office:value="0.06489143" calcext:value-type="float">
            <text:p>0.06489143</text:p>
          </table:table-cell>
          <table:table-cell office:value-type="float" office:value="0.06869363" calcext:value-type="float">
            <text:p>0.06869363</text:p>
          </table:table-cell>
          <table:table-cell office:value-type="float" office:value="0.0614853" calcext:value-type="float">
            <text:p>0.0614853</text:p>
          </table:table-cell>
          <table:table-cell office:value-type="float" office:value="0.09185984" calcext:value-type="float">
            <text:p>0.09185984</text:p>
          </table:table-cell>
          <table:table-cell office:value-type="float" office:value="0.09430236" calcext:value-type="float">
            <text:p>0.09430236</text:p>
          </table:table-cell>
          <table:table-cell office:value-type="float" office:value="0" calcext:value-type="float">
            <text:p>0</text:p>
          </table:table-cell>
          <table:table-cell office:value-type="float" office:value="8.638789" calcext:value-type="float">
            <text:p>8.638789</text:p>
          </table:table-cell>
          <table:table-cell office:value-type="float" office:value="8.743853" calcext:value-type="float">
            <text:p>8.743853</text:p>
          </table:table-cell>
          <table:table-cell office:value-type="float" office:value="19.32919" calcext:value-type="float">
            <text:p>19.32919</text:p>
          </table:table-cell>
          <table:table-cell office:value-type="float" office:value="3.190694" calcext:value-type="float">
            <text:p>3.190694</text:p>
          </table:table-cell>
          <table:table-cell office:value-type="float" office:value="2.429006" calcext:value-type="float">
            <text:p>2.429006</text:p>
          </table:table-cell>
          <table:table-cell office:value-type="float" office:value="1.152789" calcext:value-type="float">
            <text:p>1.152789</text:p>
          </table:table-cell>
          <table:table-cell office:value-type="float" office:value="0.8588204" calcext:value-type="float">
            <text:p>0.8588204</text:p>
          </table:table-cell>
          <table:table-cell office:value-type="float" office:value="1.740531" calcext:value-type="float">
            <text:p>1.740531</text:p>
          </table:table-cell>
          <table:table-cell office:value-type="float" office:value="2.67902" calcext:value-type="float">
            <text:p>2.67902</text:p>
          </table:table-cell>
          <table:table-cell office:value-type="float" office:value="2.664968" calcext:value-type="float">
            <text:p>2.664968</text:p>
          </table:table-cell>
          <table:table-cell office:value-type="float" office:value="2.801467" calcext:value-type="float">
            <text:p>2.801467</text:p>
          </table:table-cell>
          <table:table-cell office:value-type="float" office:value="2.822553" calcext:value-type="float">
            <text:p>2.822553</text:p>
          </table:table-cell>
          <table:table-cell office:value-type="float" office:value="3.082318" calcext:value-type="float">
            <text:p>3.082318</text:p>
          </table:table-cell>
          <table:table-cell office:value-type="float" office:value="3.314807" calcext:value-type="float">
            <text:p>3.314807</text:p>
          </table:table-cell>
          <table:table-cell office:value-type="float" office:value="0" calcext:value-type="float">
            <text:p>0</text:p>
          </table:table-cell>
          <table:table-cell office:value-type="float" office:value="76.90536" calcext:value-type="float">
            <text:p>76.90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9717" calcext:value-type="float">
            <text:p>3.5297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0.9120999" calcext:value-type="float">
            <text:p>0.9120999</text:p>
          </table:table-cell>
          <table:table-cell office:value-type="float" office:value="137.8434" calcext:value-type="float">
            <text:p>137.8434</text:p>
          </table:table-cell>
          <table:table-cell office:value-type="float" office:value="5" calcext:value-type="float">
            <text:p>5</text:p>
          </table:table-cell>
          <table:table-cell office:value-type="float" office:value="-2.702207" calcext:value-type="float">
            <text:p>-2.702207</text:p>
          </table:table-cell>
          <table:table-cell office:value-type="float" office:value="11.77524" calcext:value-type="float">
            <text:p>11.77524</text:p>
          </table:table-cell>
          <table:table-cell office:value-type="float" office:value="0.00870891" calcext:value-type="float">
            <text:p>0.00870891</text:p>
          </table:table-cell>
          <table:table-cell office:value-type="float" office:value="0.0004859805" calcext:value-type="float">
            <text:p>0.0004859805</text:p>
          </table:table-cell>
          <table:table-cell office:value-type="float" office:value="0.007574848" calcext:value-type="float">
            <text:p>0.007574848</text:p>
          </table:table-cell>
          <table:table-cell office:value-type="float" office:value="0.003229979" calcext:value-type="float">
            <text:p>0.003229979</text:p>
          </table:table-cell>
          <table:table-cell office:value-type="float" office:value="1190.867" calcext:value-type="float">
            <text:p>1190.867</text:p>
          </table:table-cell>
          <table:table-cell office:value-type="float" office:value="1.826211" calcext:value-type="float">
            <text:p>1.826211</text:p>
          </table:table-cell>
          <table:table-cell office:value-type="float" office:value="0" calcext:value-type="float">
            <text:p>0</text:p>
          </table:table-cell>
          <table:table-cell office:value-type="float" office:value="0.03456426" calcext:value-type="float">
            <text:p>0.03456426</text:p>
          </table:table-cell>
          <table:table-cell office:value-type="float" office:value="0.02169265" calcext:value-type="float">
            <text:p>0.02169265</text:p>
          </table:table-cell>
          <table:table-cell office:value-type="float" office:value="0.02152465" calcext:value-type="float">
            <text:p>0.02152465</text:p>
          </table:table-cell>
          <table:table-cell office:value-type="float" office:value="0.009655522" calcext:value-type="float">
            <text:p>0.009655522</text:p>
          </table:table-cell>
          <table:table-cell office:value-type="float" office:value="0.008246884" calcext:value-type="float">
            <text:p>0.008246884</text:p>
          </table:table-cell>
          <table:table-cell office:value-type="float" office:value="0.01011611" calcext:value-type="float">
            <text:p>0.01011611</text:p>
          </table:table-cell>
          <table:table-cell office:value-type="float" office:value="0.004429372" calcext:value-type="float">
            <text:p>0.004429372</text:p>
          </table:table-cell>
          <table:table-cell office:value-type="float" office:value="0.05718848" calcext:value-type="float">
            <text:p>0.05718848</text:p>
          </table:table-cell>
          <table:table-cell office:value-type="float" office:value="0.06855132" calcext:value-type="float">
            <text:p>0.06855132</text:p>
          </table:table-cell>
          <table:table-cell office:value-type="float" office:value="0.07413633" calcext:value-type="float">
            <text:p>0.07413633</text:p>
          </table:table-cell>
          <table:table-cell office:value-type="float" office:value="0.07626086" calcext:value-type="float">
            <text:p>0.07626086</text:p>
          </table:table-cell>
          <table:table-cell office:value-type="float" office:value="0.07048153" calcext:value-type="float">
            <text:p>0.07048153</text:p>
          </table:table-cell>
          <table:table-cell office:value-type="float" office:value="0.09200729" calcext:value-type="float">
            <text:p>0.09200729</text:p>
          </table:table-cell>
          <table:table-cell office:value-type="float" office:value="0.09443897" calcext:value-type="float">
            <text:p>0.09443897</text:p>
          </table:table-cell>
          <table:table-cell office:value-type="float" office:value="0" calcext:value-type="float">
            <text:p>0</text:p>
          </table:table-cell>
          <table:table-cell office:value-type="float" office:value="8.637734" calcext:value-type="float">
            <text:p>8.637734</text:p>
          </table:table-cell>
          <table:table-cell office:value-type="float" office:value="8.726336" calcext:value-type="float">
            <text:p>8.726336</text:p>
          </table:table-cell>
          <table:table-cell office:value-type="float" office:value="19.27185" calcext:value-type="float">
            <text:p>19.27185</text:p>
          </table:table-cell>
          <table:table-cell office:value-type="float" office:value="3.18419" calcext:value-type="float">
            <text:p>3.18419</text:p>
          </table:table-cell>
          <table:table-cell office:value-type="float" office:value="2.424352" calcext:value-type="float">
            <text:p>2.424352</text:p>
          </table:table-cell>
          <table:table-cell office:value-type="float" office:value="1.151695" calcext:value-type="float">
            <text:p>1.151695</text:p>
          </table:table-cell>
          <table:table-cell office:value-type="float" office:value="0.8579485" calcext:value-type="float">
            <text:p>0.8579485</text:p>
          </table:table-cell>
          <table:table-cell office:value-type="float" office:value="1.748183" calcext:value-type="float">
            <text:p>1.748183</text:p>
          </table:table-cell>
          <table:table-cell office:value-type="float" office:value="2.683939" calcext:value-type="float">
            <text:p>2.683939</text:p>
          </table:table-cell>
          <table:table-cell office:value-type="float" office:value="2.672039" calcext:value-type="float">
            <text:p>2.672039</text:p>
          </table:table-cell>
          <table:table-cell office:value-type="float" office:value="2.809342" calcext:value-type="float">
            <text:p>2.809342</text:p>
          </table:table-cell>
          <table:table-cell office:value-type="float" office:value="2.828787" calcext:value-type="float">
            <text:p>2.828787</text:p>
          </table:table-cell>
          <table:table-cell office:value-type="float" office:value="3.094626" calcext:value-type="float">
            <text:p>3.094626</text:p>
          </table:table-cell>
          <table:table-cell office:value-type="float" office:value="3.327717" calcext:value-type="float">
            <text:p>3.327717</text:p>
          </table:table-cell>
          <table:table-cell office:value-type="float" office:value="0" calcext:value-type="float">
            <text:p>0</text:p>
          </table:table-cell>
          <table:table-cell office:value-type="float" office:value="105.9442" calcext:value-type="float">
            <text:p>105.9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9254" calcext:value-type="float">
            <text:p>3.54925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0.9073372" calcext:value-type="float">
            <text:p>0.9073372</text:p>
          </table:table-cell>
          <table:table-cell office:value-type="float" office:value="137.8291" calcext:value-type="float">
            <text:p>137.8291</text:p>
          </table:table-cell>
          <table:table-cell office:value-type="float" office:value="5" calcext:value-type="float">
            <text:p>5</text:p>
          </table:table-cell>
          <table:table-cell office:value-type="float" office:value="-2.723915" calcext:value-type="float">
            <text:p>-2.723915</text:p>
          </table:table-cell>
          <table:table-cell office:value-type="float" office:value="11.80674" calcext:value-type="float">
            <text:p>11.80674</text:p>
          </table:table-cell>
          <table:table-cell office:value-type="float" office:value="0.008773641" calcext:value-type="float">
            <text:p>0.008773641</text:p>
          </table:table-cell>
          <table:table-cell office:value-type="float" office:value="0.0004881303" calcext:value-type="float">
            <text:p>0.0004881303</text:p>
          </table:table-cell>
          <table:table-cell office:value-type="float" office:value="0.007668728" calcext:value-type="float">
            <text:p>0.007668728</text:p>
          </table:table-cell>
          <table:table-cell office:value-type="float" office:value="0.003328305" calcext:value-type="float">
            <text:p>0.003328305</text:p>
          </table:table-cell>
          <table:table-cell office:value-type="float" office:value="1190.824" calcext:value-type="float">
            <text:p>1190.824</text:p>
          </table:table-cell>
          <table:table-cell office:value-type="float" office:value="1.8172" calcext:value-type="float">
            <text:p>1.8172</text:p>
          </table:table-cell>
          <table:table-cell office:value-type="float" office:value="0" calcext:value-type="float">
            <text:p>0</text:p>
          </table:table-cell>
          <table:table-cell office:value-type="float" office:value="0.01279797" calcext:value-type="float">
            <text:p>0.01279797</text:p>
          </table:table-cell>
          <table:table-cell office:value-type="float" office:value="0.01441968" calcext:value-type="float">
            <text:p>0.01441968</text:p>
          </table:table-cell>
          <table:table-cell office:value-type="float" office:value="0.02807124" calcext:value-type="float">
            <text:p>0.02807124</text:p>
          </table:table-cell>
          <table:table-cell office:value-type="float" office:value="0.009085289" calcext:value-type="float">
            <text:p>0.009085289</text:p>
          </table:table-cell>
          <table:table-cell office:value-type="float" office:value="0.007912217" calcext:value-type="float">
            <text:p>0.007912217</text:p>
          </table:table-cell>
          <table:table-cell office:value-type="float" office:value="0.03838688" calcext:value-type="float">
            <text:p>0.03838688</text:p>
          </table:table-cell>
          <table:table-cell office:value-type="float" office:value="0.004370607" calcext:value-type="float">
            <text:p>0.004370607</text:p>
          </table:table-cell>
          <table:table-cell office:value-type="float" office:value="0.0608926" calcext:value-type="float">
            <text:p>0.0608926</text:p>
          </table:table-cell>
          <table:table-cell office:value-type="float" office:value="0.08151794" calcext:value-type="float">
            <text:p>0.08151794</text:p>
          </table:table-cell>
          <table:table-cell office:value-type="float" office:value="0.08213768" calcext:value-type="float">
            <text:p>0.08213768</text:p>
          </table:table-cell>
          <table:table-cell office:value-type="float" office:value="0.08246085" calcext:value-type="float">
            <text:p>0.08246085</text:p>
          </table:table-cell>
          <table:table-cell office:value-type="float" office:value="0.07687455" calcext:value-type="float">
            <text:p>0.07687455</text:p>
          </table:table-cell>
          <table:table-cell office:value-type="float" office:value="0.09214359" calcext:value-type="float">
            <text:p>0.09214359</text:p>
          </table:table-cell>
          <table:table-cell office:value-type="float" office:value="0.09457551" calcext:value-type="float">
            <text:p>0.09457551</text:p>
          </table:table-cell>
          <table:table-cell office:value-type="float" office:value="0" calcext:value-type="float">
            <text:p>0</text:p>
          </table:table-cell>
          <table:table-cell office:value-type="float" office:value="8.619957" calcext:value-type="float">
            <text:p>8.619957</text:p>
          </table:table-cell>
          <table:table-cell office:value-type="float" office:value="8.704545" calcext:value-type="float">
            <text:p>8.704545</text:p>
          </table:table-cell>
          <table:table-cell office:value-type="float" office:value="19.21337" calcext:value-type="float">
            <text:p>19.21337</text:p>
          </table:table-cell>
          <table:table-cell office:value-type="float" office:value="3.177991" calcext:value-type="float">
            <text:p>3.177991</text:p>
          </table:table-cell>
          <table:table-cell office:value-type="float" office:value="2.420124" calcext:value-type="float">
            <text:p>2.420124</text:p>
          </table:table-cell>
          <table:table-cell office:value-type="float" office:value="1.155973" calcext:value-type="float">
            <text:p>1.155973</text:p>
          </table:table-cell>
          <table:table-cell office:value-type="float" office:value="0.8570346" calcext:value-type="float">
            <text:p>0.8570346</text:p>
          </table:table-cell>
          <table:table-cell office:value-type="float" office:value="1.757796" calcext:value-type="float">
            <text:p>1.757796</text:p>
          </table:table-cell>
          <table:table-cell office:value-type="float" office:value="2.692153" calcext:value-type="float">
            <text:p>2.692153</text:p>
          </table:table-cell>
          <table:table-cell office:value-type="float" office:value="2.6811" calcext:value-type="float">
            <text:p>2.6811</text:p>
          </table:table-cell>
          <table:table-cell office:value-type="float" office:value="2.818873" calcext:value-type="float">
            <text:p>2.818873</text:p>
          </table:table-cell>
          <table:table-cell office:value-type="float" office:value="2.836852" calcext:value-type="float">
            <text:p>2.836852</text:p>
          </table:table-cell>
          <table:table-cell office:value-type="float" office:value="3.106901" calcext:value-type="float">
            <text:p>3.106901</text:p>
          </table:table-cell>
          <table:table-cell office:value-type="float" office:value="3.3406" calcext:value-type="float">
            <text:p>3.3406</text:p>
          </table:table-cell>
          <table:table-cell office:value-type="float" office:value="0" calcext:value-type="float">
            <text:p>0</text:p>
          </table:table-cell>
          <table:table-cell office:value-type="float" office:value="2.406295" calcext:value-type="float">
            <text:p>2.406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9425" calcext:value-type="float">
            <text:p>3.5694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0.9042034" calcext:value-type="float">
            <text:p>0.9042034</text:p>
          </table:table-cell>
          <table:table-cell office:value-type="float" office:value="137.8159" calcext:value-type="float">
            <text:p>137.8159</text:p>
          </table:table-cell>
          <table:table-cell office:value-type="float" office:value="5" calcext:value-type="float">
            <text:p>5</text:p>
          </table:table-cell>
          <table:table-cell office:value-type="float" office:value="-2.736793" calcext:value-type="float">
            <text:p>-2.736793</text:p>
          </table:table-cell>
          <table:table-cell office:value-type="float" office:value="11.84262" calcext:value-type="float">
            <text:p>11.84262</text:p>
          </table:table-cell>
          <table:table-cell office:value-type="float" office:value="0.008773641" calcext:value-type="float">
            <text:p>0.008773641</text:p>
          </table:table-cell>
          <table:table-cell office:value-type="float" office:value="0.0004895224" calcext:value-type="float">
            <text:p>0.0004895224</text:p>
          </table:table-cell>
          <table:table-cell office:value-type="float" office:value="0.007668728" calcext:value-type="float">
            <text:p>0.007668728</text:p>
          </table:table-cell>
          <table:table-cell office:value-type="float" office:value="0.003326647" calcext:value-type="float">
            <text:p>0.003326647</text:p>
          </table:table-cell>
          <table:table-cell office:value-type="float" office:value="1190.784" calcext:value-type="float">
            <text:p>1190.784</text:p>
          </table:table-cell>
          <table:table-cell office:value-type="float" office:value="1.81264" calcext:value-type="float">
            <text:p>1.81264</text:p>
          </table:table-cell>
          <table:table-cell office:value-type="float" office:value="0" calcext:value-type="float">
            <text:p>0</text:p>
          </table:table-cell>
          <table:table-cell office:value-type="float" office:value="0.01241407" calcext:value-type="float">
            <text:p>0.01241407</text:p>
          </table:table-cell>
          <table:table-cell office:value-type="float" office:value="0.01440733" calcext:value-type="float">
            <text:p>0.01440733</text:p>
          </table:table-cell>
          <table:table-cell office:value-type="float" office:value="0.125198" calcext:value-type="float">
            <text:p>0.125198</text:p>
          </table:table-cell>
          <table:table-cell office:value-type="float" office:value="0.008780502" calcext:value-type="float">
            <text:p>0.008780502</text:p>
          </table:table-cell>
          <table:table-cell office:value-type="float" office:value="0.007248237" calcext:value-type="float">
            <text:p>0.007248237</text:p>
          </table:table-cell>
          <table:table-cell office:value-type="float" office:value="0.04301549" calcext:value-type="float">
            <text:p>0.04301549</text:p>
          </table:table-cell>
          <table:table-cell office:value-type="float" office:value="0.0233013" calcext:value-type="float">
            <text:p>0.0233013</text:p>
          </table:table-cell>
          <table:table-cell office:value-type="float" office:value="0.06230574" calcext:value-type="float">
            <text:p>0.06230574</text:p>
          </table:table-cell>
          <table:table-cell office:value-type="float" office:value="0.08966888" calcext:value-type="float">
            <text:p>0.08966888</text:p>
          </table:table-cell>
          <table:table-cell office:value-type="float" office:value="0.08706277" calcext:value-type="float">
            <text:p>0.08706277</text:p>
          </table:table-cell>
          <table:table-cell office:value-type="float" office:value="0.08643316" calcext:value-type="float">
            <text:p>0.08643316</text:p>
          </table:table-cell>
          <table:table-cell office:value-type="float" office:value="0.08157385" calcext:value-type="float">
            <text:p>0.08157385</text:p>
          </table:table-cell>
          <table:table-cell office:value-type="float" office:value="0.09228334" calcext:value-type="float">
            <text:p>0.09228334</text:p>
          </table:table-cell>
          <table:table-cell office:value-type="float" office:value="0.09471194" calcext:value-type="float">
            <text:p>0.09471194</text:p>
          </table:table-cell>
          <table:table-cell office:value-type="float" office:value="0" calcext:value-type="float">
            <text:p>0</text:p>
          </table:table-cell>
          <table:table-cell office:value-type="float" office:value="8.603658" calcext:value-type="float">
            <text:p>8.603658</text:p>
          </table:table-cell>
          <table:table-cell office:value-type="float" office:value="8.679997" calcext:value-type="float">
            <text:p>8.679997</text:p>
          </table:table-cell>
          <table:table-cell office:value-type="float" office:value="19.16604" calcext:value-type="float">
            <text:p>19.16604</text:p>
          </table:table-cell>
          <table:table-cell office:value-type="float" office:value="3.17038" calcext:value-type="float">
            <text:p>3.17038</text:p>
          </table:table-cell>
          <table:table-cell office:value-type="float" office:value="2.414885" calcext:value-type="float">
            <text:p>2.414885</text:p>
          </table:table-cell>
          <table:table-cell office:value-type="float" office:value="1.164038" calcext:value-type="float">
            <text:p>1.164038</text:p>
          </table:table-cell>
          <table:table-cell office:value-type="float" office:value="0.8579004" calcext:value-type="float">
            <text:p>0.8579004</text:p>
          </table:table-cell>
          <table:table-cell office:value-type="float" office:value="1.767958" calcext:value-type="float">
            <text:p>1.767958</text:p>
          </table:table-cell>
          <table:table-cell office:value-type="float" office:value="2.702649" calcext:value-type="float">
            <text:p>2.702649</text:p>
          </table:table-cell>
          <table:table-cell office:value-type="float" office:value="2.691561" calcext:value-type="float">
            <text:p>2.691561</text:p>
          </table:table-cell>
          <table:table-cell office:value-type="float" office:value="2.829605" calcext:value-type="float">
            <text:p>2.829605</text:p>
          </table:table-cell>
          <table:table-cell office:value-type="float" office:value="2.846227" calcext:value-type="float">
            <text:p>2.846227</text:p>
          </table:table-cell>
          <table:table-cell office:value-type="float" office:value="3.11914" calcext:value-type="float">
            <text:p>3.11914</text:p>
          </table:table-cell>
          <table:table-cell office:value-type="float" office:value="3.353468" calcext:value-type="float">
            <text:p>3.353468</text:p>
          </table:table-cell>
          <table:table-cell office:value-type="float" office:value="0" calcext:value-type="float">
            <text:p>0</text:p>
          </table:table-cell>
          <table:table-cell office:value-type="float" office:value="37.34847" calcext:value-type="float">
            <text:p>37.34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6987" calcext:value-type="float">
            <text:p>3.5869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0.9012365" calcext:value-type="float">
            <text:p>0.9012365</text:p>
          </table:table-cell>
          <table:table-cell office:value-type="float" office:value="137.8031" calcext:value-type="float">
            <text:p>137.8031</text:p>
          </table:table-cell>
          <table:table-cell office:value-type="float" office:value="5" calcext:value-type="float">
            <text:p>5</text:p>
          </table:table-cell>
          <table:table-cell office:value-type="float" office:value="-2.743652" calcext:value-type="float">
            <text:p>-2.743652</text:p>
          </table:table-cell>
          <table:table-cell office:value-type="float" office:value="11.88369" calcext:value-type="float">
            <text:p>11.88369</text:p>
          </table:table-cell>
          <table:table-cell office:value-type="float" office:value="0.008773641" calcext:value-type="float">
            <text:p>0.008773641</text:p>
          </table:table-cell>
          <table:table-cell office:value-type="float" office:value="0.0004909194" calcext:value-type="float">
            <text:p>0.0004909194</text:p>
          </table:table-cell>
          <table:table-cell office:value-type="float" office:value="0.007668728" calcext:value-type="float">
            <text:p>0.007668728</text:p>
          </table:table-cell>
          <table:table-cell office:value-type="float" office:value="0.00332619" calcext:value-type="float">
            <text:p>0.00332619</text:p>
          </table:table-cell>
          <table:table-cell office:value-type="float" office:value="1190.745" calcext:value-type="float">
            <text:p>1190.745</text:p>
          </table:table-cell>
          <table:table-cell office:value-type="float" office:value="1.806104" calcext:value-type="float">
            <text:p>1.806104</text:p>
          </table:table-cell>
          <table:table-cell office:value-type="float" office:value="0" calcext:value-type="float">
            <text:p>0</text:p>
          </table:table-cell>
          <table:table-cell office:value-type="float" office:value="0.03177734" calcext:value-type="float">
            <text:p>0.03177734</text:p>
          </table:table-cell>
          <table:table-cell office:value-type="float" office:value="0.01828432" calcext:value-type="float">
            <text:p>0.01828432</text:p>
          </table:table-cell>
          <table:table-cell office:value-type="float" office:value="0.2238688" calcext:value-type="float">
            <text:p>0.2238688</text:p>
          </table:table-cell>
          <table:table-cell office:value-type="float" office:value="0.02081927" calcext:value-type="float">
            <text:p>0.02081927</text:p>
          </table:table-cell>
          <table:table-cell office:value-type="float" office:value="0.007697554" calcext:value-type="float">
            <text:p>0.007697554</text:p>
          </table:table-cell>
          <table:table-cell office:value-type="float" office:value="0.04350753" calcext:value-type="float">
            <text:p>0.04350753</text:p>
          </table:table-cell>
          <table:table-cell office:value-type="float" office:value="0.03286916" calcext:value-type="float">
            <text:p>0.03286916</text:p>
          </table:table-cell>
          <table:table-cell office:value-type="float" office:value="0.06268036" calcext:value-type="float">
            <text:p>0.06268036</text:p>
          </table:table-cell>
          <table:table-cell office:value-type="float" office:value="0.09403454" calcext:value-type="float">
            <text:p>0.09403454</text:p>
          </table:table-cell>
          <table:table-cell office:value-type="float" office:value="0.08973895" calcext:value-type="float">
            <text:p>0.08973895</text:p>
          </table:table-cell>
          <table:table-cell office:value-type="float" office:value="0.08865087" calcext:value-type="float">
            <text:p>0.08865087</text:p>
          </table:table-cell>
          <table:table-cell office:value-type="float" office:value="0.08486935" calcext:value-type="float">
            <text:p>0.08486935</text:p>
          </table:table-cell>
          <table:table-cell office:value-type="float" office:value="0.09242044" calcext:value-type="float">
            <text:p>0.09242044</text:p>
          </table:table-cell>
          <table:table-cell office:value-type="float" office:value="0.09484825" calcext:value-type="float">
            <text:p>0.09484825</text:p>
          </table:table-cell>
          <table:table-cell office:value-type="float" office:value="0" calcext:value-type="float">
            <text:p>0</text:p>
          </table:table-cell>
          <table:table-cell office:value-type="float" office:value="8.598058" calcext:value-type="float">
            <text:p>8.598058</text:p>
          </table:table-cell>
          <table:table-cell office:value-type="float" office:value="8.659326" calcext:value-type="float">
            <text:p>8.659326</text:p>
          </table:table-cell>
          <table:table-cell office:value-type="float" office:value="19.16654" calcext:value-type="float">
            <text:p>19.16654</text:p>
          </table:table-cell>
          <table:table-cell office:value-type="float" office:value="3.165127" calcext:value-type="float">
            <text:p>3.165127</text:p>
          </table:table-cell>
          <table:table-cell office:value-type="float" office:value="2.40993" calcext:value-type="float">
            <text:p>2.40993</text:p>
          </table:table-cell>
          <table:table-cell office:value-type="float" office:value="1.172506" calcext:value-type="float">
            <text:p>1.172506</text:p>
          </table:table-cell>
          <table:table-cell office:value-type="float" office:value="0.8627667" calcext:value-type="float">
            <text:p>0.8627667</text:p>
          </table:table-cell>
          <table:table-cell office:value-type="float" office:value="1.77826" calcext:value-type="float">
            <text:p>1.77826</text:p>
          </table:table-cell>
          <table:table-cell office:value-type="float" office:value="2.714428" calcext:value-type="float">
            <text:p>2.714428</text:p>
          </table:table-cell>
          <table:table-cell office:value-type="float" office:value="2.702801" calcext:value-type="float">
            <text:p>2.702801</text:p>
          </table:table-cell>
          <table:table-cell office:value-type="float" office:value="2.841018" calcext:value-type="float">
            <text:p>2.841018</text:p>
          </table:table-cell>
          <table:table-cell office:value-type="float" office:value="2.856527" calcext:value-type="float">
            <text:p>2.856527</text:p>
          </table:table-cell>
          <table:table-cell office:value-type="float" office:value="3.131389" calcext:value-type="float">
            <text:p>3.131389</text:p>
          </table:table-cell>
          <table:table-cell office:value-type="float" office:value="3.366321" calcext:value-type="float">
            <text:p>3.366321</text:p>
          </table:table-cell>
          <table:table-cell office:value-type="float" office:value="0" calcext:value-type="float">
            <text:p>0</text:p>
          </table:table-cell>
          <table:table-cell office:value-type="float" office:value="78.79053" calcext:value-type="float">
            <text:p>78.79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4352" calcext:value-type="float">
            <text:p>3.6043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0.8983161" calcext:value-type="float">
            <text:p>0.8983161</text:p>
          </table:table-cell>
          <table:table-cell office:value-type="float" office:value="137.79" calcext:value-type="float">
            <text:p>137.79</text:p>
          </table:table-cell>
          <table:table-cell office:value-type="float" office:value="5" calcext:value-type="float">
            <text:p>5</text:p>
          </table:table-cell>
          <table:table-cell office:value-type="float" office:value="-2.748027" calcext:value-type="float">
            <text:p>-2.748027</text:p>
          </table:table-cell>
          <table:table-cell office:value-type="float" office:value="11.92778" calcext:value-type="float">
            <text:p>11.92778</text:p>
          </table:table-cell>
          <table:table-cell office:value-type="float" office:value="0.008773641" calcext:value-type="float">
            <text:p>0.008773641</text:p>
          </table:table-cell>
          <table:table-cell office:value-type="float" office:value="0.0004923164" calcext:value-type="float">
            <text:p>0.0004923164</text:p>
          </table:table-cell>
          <table:table-cell office:value-type="float" office:value="0.007668728" calcext:value-type="float">
            <text:p>0.007668728</text:p>
          </table:table-cell>
          <table:table-cell office:value-type="float" office:value="0.003326693" calcext:value-type="float">
            <text:p>0.003326693</text:p>
          </table:table-cell>
          <table:table-cell office:value-type="float" office:value="1190.708" calcext:value-type="float">
            <text:p>1190.708</text:p>
          </table:table-cell>
          <table:table-cell office:value-type="float" office:value="1.798913" calcext:value-type="float">
            <text:p>1.798913</text:p>
          </table:table-cell>
          <table:table-cell office:value-type="float" office:value="0" calcext:value-type="float">
            <text:p>0</text:p>
          </table:table-cell>
          <table:table-cell office:value-type="float" office:value="0.02068577" calcext:value-type="float">
            <text:p>0.02068577</text:p>
          </table:table-cell>
          <table:table-cell office:value-type="float" office:value="0.02101446" calcext:value-type="float">
            <text:p>0.02101446</text:p>
          </table:table-cell>
          <table:table-cell office:value-type="float" office:value="0.2584033" calcext:value-type="float">
            <text:p>0.2584033</text:p>
          </table:table-cell>
          <table:table-cell office:value-type="float" office:value="0.07046991" calcext:value-type="float">
            <text:p>0.07046991</text:p>
          </table:table-cell>
          <table:table-cell office:value-type="float" office:value="0.007972973" calcext:value-type="float">
            <text:p>0.007972973</text:p>
          </table:table-cell>
          <table:table-cell office:value-type="float" office:value="0.04481262" calcext:value-type="float">
            <text:p>0.04481262</text:p>
          </table:table-cell>
          <table:table-cell office:value-type="float" office:value="0.03540949" calcext:value-type="float">
            <text:p>0.03540949</text:p>
          </table:table-cell>
          <table:table-cell office:value-type="float" office:value="0.0627479" calcext:value-type="float">
            <text:p>0.0627479</text:p>
          </table:table-cell>
          <table:table-cell office:value-type="float" office:value="0.09617666" calcext:value-type="float">
            <text:p>0.09617666</text:p>
          </table:table-cell>
          <table:table-cell office:value-type="float" office:value="0.09108944" calcext:value-type="float">
            <text:p>0.09108944</text:p>
          </table:table-cell>
          <table:table-cell office:value-type="float" office:value="0.08981753" calcext:value-type="float">
            <text:p>0.08981753</text:p>
          </table:table-cell>
          <table:table-cell office:value-type="float" office:value="0.08705894" calcext:value-type="float">
            <text:p>0.08705894</text:p>
          </table:table-cell>
          <table:table-cell office:value-type="float" office:value="0.09255491" calcext:value-type="float">
            <text:p>0.09255491</text:p>
          </table:table-cell>
          <table:table-cell office:value-type="float" office:value="0.0949842" calcext:value-type="float">
            <text:p>0.0949842</text:p>
          </table:table-cell>
          <table:table-cell office:value-type="float" office:value="0" calcext:value-type="float">
            <text:p>0</text:p>
          </table:table-cell>
          <table:table-cell office:value-type="float" office:value="8.594583" calcext:value-type="float">
            <text:p>8.594583</text:p>
          </table:table-cell>
          <table:table-cell office:value-type="float" office:value="8.64198" calcext:value-type="float">
            <text:p>8.64198</text:p>
          </table:table-cell>
          <table:table-cell office:value-type="float" office:value="19.19029" calcext:value-type="float">
            <text:p>19.19029</text:p>
          </table:table-cell>
          <table:table-cell office:value-type="float" office:value="3.171468" calcext:value-type="float">
            <text:p>3.171468</text:p>
          </table:table-cell>
          <table:table-cell office:value-type="float" office:value="2.405487" calcext:value-type="float">
            <text:p>2.405487</text:p>
          </table:table-cell>
          <table:table-cell office:value-type="float" office:value="1.180921" calcext:value-type="float">
            <text:p>1.180921</text:p>
          </table:table-cell>
          <table:table-cell office:value-type="float" office:value="0.8686931" calcext:value-type="float">
            <text:p>0.8686931</text:p>
          </table:table-cell>
          <table:table-cell office:value-type="float" office:value="1.788508" calcext:value-type="float">
            <text:p>1.788508</text:p>
          </table:table-cell>
          <table:table-cell office:value-type="float" office:value="2.726816" calcext:value-type="float">
            <text:p>2.726816</text:p>
          </table:table-cell>
          <table:table-cell office:value-type="float" office:value="2.714422" calcext:value-type="float">
            <text:p>2.714422</text:p>
          </table:table-cell>
          <table:table-cell office:value-type="float" office:value="2.852772" calcext:value-type="float">
            <text:p>2.852772</text:p>
          </table:table-cell>
          <table:table-cell office:value-type="float" office:value="2.867445" calcext:value-type="float">
            <text:p>2.867445</text:p>
          </table:table-cell>
          <table:table-cell office:value-type="float" office:value="3.143638" calcext:value-type="float">
            <text:p>3.143638</text:p>
          </table:table-cell>
          <table:table-cell office:value-type="float" office:value="3.379156" calcext:value-type="float">
            <text:p>3.379156</text:p>
          </table:table-cell>
          <table:table-cell office:value-type="float" office:value="0" calcext:value-type="float">
            <text:p>0</text:p>
          </table:table-cell>
          <table:table-cell office:value-type="float" office:value="99.67308" calcext:value-type="float">
            <text:p>99.67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2177" calcext:value-type="float">
            <text:p>3.62217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0.8958527" calcext:value-type="float">
            <text:p>0.8958527</text:p>
          </table:table-cell>
          <table:table-cell office:value-type="float" office:value="137.778" calcext:value-type="float">
            <text:p>137.778</text:p>
          </table:table-cell>
          <table:table-cell office:value-type="float" office:value="5" calcext:value-type="float">
            <text:p>5</text:p>
          </table:table-cell>
          <table:table-cell office:value-type="float" office:value="-2.749406" calcext:value-type="float">
            <text:p>-2.749406</text:p>
          </table:table-cell>
          <table:table-cell office:value-type="float" office:value="11.97354" calcext:value-type="float">
            <text:p>11.97354</text:p>
          </table:table-cell>
          <table:table-cell office:value-type="float" office:value="0.008773641" calcext:value-type="float">
            <text:p>0.008773641</text:p>
          </table:table-cell>
          <table:table-cell office:value-type="float" office:value="0.0004937134" calcext:value-type="float">
            <text:p>0.0004937134</text:p>
          </table:table-cell>
          <table:table-cell office:value-type="float" office:value="0.007668728" calcext:value-type="float">
            <text:p>0.007668728</text:p>
          </table:table-cell>
          <table:table-cell office:value-type="float" office:value="0.003327989" calcext:value-type="float">
            <text:p>0.003327989</text:p>
          </table:table-cell>
          <table:table-cell office:value-type="float" office:value="1190.672" calcext:value-type="float">
            <text:p>1190.672</text:p>
          </table:table-cell>
          <table:table-cell office:value-type="float" office:value="1.791723" calcext:value-type="float">
            <text:p>1.791723</text:p>
          </table:table-cell>
          <table:table-cell office:value-type="float" office:value="0" calcext:value-type="float">
            <text:p>0</text:p>
          </table:table-cell>
          <table:table-cell office:value-type="float" office:value="0.0181546" calcext:value-type="float">
            <text:p>0.0181546</text:p>
          </table:table-cell>
          <table:table-cell office:value-type="float" office:value="0.08729746" calcext:value-type="float">
            <text:p>0.08729746</text:p>
          </table:table-cell>
          <table:table-cell office:value-type="float" office:value="0.2629759" calcext:value-type="float">
            <text:p>0.2629759</text:p>
          </table:table-cell>
          <table:table-cell office:value-type="float" office:value="0.09302779" calcext:value-type="float">
            <text:p>0.09302779</text:p>
          </table:table-cell>
          <table:table-cell office:value-type="float" office:value="0.01952658" calcext:value-type="float">
            <text:p>0.01952658</text:p>
          </table:table-cell>
          <table:table-cell office:value-type="float" office:value="0.04410806" calcext:value-type="float">
            <text:p>0.04410806</text:p>
          </table:table-cell>
          <table:table-cell office:value-type="float" office:value="0.03573614" calcext:value-type="float">
            <text:p>0.03573614</text:p>
          </table:table-cell>
          <table:table-cell office:value-type="float" office:value="0.0626991" calcext:value-type="float">
            <text:p>0.0626991</text:p>
          </table:table-cell>
          <table:table-cell office:value-type="float" office:value="0.09724252" calcext:value-type="float">
            <text:p>0.09724252</text:p>
          </table:table-cell>
          <table:table-cell office:value-type="float" office:value="0.09177595" calcext:value-type="float">
            <text:p>0.09177595</text:p>
          </table:table-cell>
          <table:table-cell office:value-type="float" office:value="0.09044477" calcext:value-type="float">
            <text:p>0.09044477</text:p>
          </table:table-cell>
          <table:table-cell office:value-type="float" office:value="0.08846991" calcext:value-type="float">
            <text:p>0.08846991</text:p>
          </table:table-cell>
          <table:table-cell office:value-type="float" office:value="0.09268739" calcext:value-type="float">
            <text:p>0.09268739</text:p>
          </table:table-cell>
          <table:table-cell office:value-type="float" office:value="0.09512001" calcext:value-type="float">
            <text:p>0.09512001</text:p>
          </table:table-cell>
          <table:table-cell office:value-type="float" office:value="0" calcext:value-type="float">
            <text:p>0</text:p>
          </table:table-cell>
          <table:table-cell office:value-type="float" office:value="8.590048" calcext:value-type="float">
            <text:p>8.590048</text:p>
          </table:table-cell>
          <table:table-cell office:value-type="float" office:value="8.633395" calcext:value-type="float">
            <text:p>8.633395</text:p>
          </table:table-cell>
          <table:table-cell office:value-type="float" office:value="19.21705" calcext:value-type="float">
            <text:p>19.21705</text:p>
          </table:table-cell>
          <table:table-cell office:value-type="float" office:value="3.191496" calcext:value-type="float">
            <text:p>3.191496</text:p>
          </table:table-cell>
          <table:table-cell office:value-type="float" office:value="2.402707" calcext:value-type="float">
            <text:p>2.402707</text:p>
          </table:table-cell>
          <table:table-cell office:value-type="float" office:value="1.189156" calcext:value-type="float">
            <text:p>1.189156</text:p>
          </table:table-cell>
          <table:table-cell office:value-type="float" office:value="0.8747814" calcext:value-type="float">
            <text:p>0.8747814</text:p>
          </table:table-cell>
          <table:table-cell office:value-type="float" office:value="1.798679" calcext:value-type="float">
            <text:p>1.798679</text:p>
          </table:table-cell>
          <table:table-cell office:value-type="float" office:value="2.739461" calcext:value-type="float">
            <text:p>2.739461</text:p>
          </table:table-cell>
          <table:table-cell office:value-type="float" office:value="2.72621" calcext:value-type="float">
            <text:p>2.72621</text:p>
          </table:table-cell>
          <table:table-cell office:value-type="float" office:value="2.864683" calcext:value-type="float">
            <text:p>2.864683</text:p>
          </table:table-cell>
          <table:table-cell office:value-type="float" office:value="2.878746" calcext:value-type="float">
            <text:p>2.878746</text:p>
          </table:table-cell>
          <table:table-cell office:value-type="float" office:value="3.155875" calcext:value-type="float">
            <text:p>3.155875</text:p>
          </table:table-cell>
          <table:table-cell office:value-type="float" office:value="3.391976" calcext:value-type="float">
            <text:p>3.391976</text:p>
          </table:table-cell>
          <table:table-cell office:value-type="float" office:value="0" calcext:value-type="float">
            <text:p>0</text:p>
          </table:table-cell>
          <table:table-cell office:value-type="float" office:value="103.8818" calcext:value-type="float">
            <text:p>103.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8442" calcext:value-type="float">
            <text:p>3.6384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0.8933892" calcext:value-type="float">
            <text:p>0.8933892</text:p>
          </table:table-cell>
          <table:table-cell office:value-type="float" office:value="137.7665" calcext:value-type="float">
            <text:p>137.7665</text:p>
          </table:table-cell>
          <table:table-cell office:value-type="float" office:value="5" calcext:value-type="float">
            <text:p>5</text:p>
          </table:table-cell>
          <table:table-cell office:value-type="float" office:value="-2.748154" calcext:value-type="float">
            <text:p>-2.748154</text:p>
          </table:table-cell>
          <table:table-cell office:value-type="float" office:value="12.02028" calcext:value-type="float">
            <text:p>12.02028</text:p>
          </table:table-cell>
          <table:table-cell office:value-type="float" office:value="0.008837356" calcext:value-type="float">
            <text:p>0.008837356</text:p>
          </table:table-cell>
          <table:table-cell office:value-type="float" office:value="0.0004960374" calcext:value-type="float">
            <text:p>0.0004960374</text:p>
          </table:table-cell>
          <table:table-cell office:value-type="float" office:value="0.007774687" calcext:value-type="float">
            <text:p>0.007774687</text:p>
          </table:table-cell>
          <table:table-cell office:value-type="float" office:value="0.0034265" calcext:value-type="float">
            <text:p>0.0034265</text:p>
          </table:table-cell>
          <table:table-cell office:value-type="float" office:value="1190.638" calcext:value-type="float">
            <text:p>1190.638</text:p>
          </table:table-cell>
          <table:table-cell office:value-type="float" office:value="1.785548" calcext:value-type="float">
            <text:p>1.785548</text:p>
          </table:table-cell>
          <table:table-cell office:value-type="float" office:value="0" calcext:value-type="float">
            <text:p>0</text:p>
          </table:table-cell>
          <table:table-cell office:value-type="float" office:value="0.01039147" calcext:value-type="float">
            <text:p>0.01039147</text:p>
          </table:table-cell>
          <table:table-cell office:value-type="float" office:value="0.1148472" calcext:value-type="float">
            <text:p>0.1148472</text:p>
          </table:table-cell>
          <table:table-cell office:value-type="float" office:value="0.2080174" calcext:value-type="float">
            <text:p>0.2080174</text:p>
          </table:table-cell>
          <table:table-cell office:value-type="float" office:value="0.09275047" calcext:value-type="float">
            <text:p>0.09275047</text:p>
          </table:table-cell>
          <table:table-cell office:value-type="float" office:value="0.05694374" calcext:value-type="float">
            <text:p>0.05694374</text:p>
          </table:table-cell>
          <table:table-cell office:value-type="float" office:value="0.04271225" calcext:value-type="float">
            <text:p>0.04271225</text:p>
          </table:table-cell>
          <table:table-cell office:value-type="float" office:value="0.03026078" calcext:value-type="float">
            <text:p>0.03026078</text:p>
          </table:table-cell>
          <table:table-cell office:value-type="float" office:value="0.06206649" calcext:value-type="float">
            <text:p>0.06206649</text:p>
          </table:table-cell>
          <table:table-cell office:value-type="float" office:value="0.09767744" calcext:value-type="float">
            <text:p>0.09767744</text:p>
          </table:table-cell>
          <table:table-cell office:value-type="float" office:value="0.09211598" calcext:value-type="float">
            <text:p>0.09211598</text:p>
          </table:table-cell>
          <table:table-cell office:value-type="float" office:value="0.09077841" calcext:value-type="float">
            <text:p>0.09077841</text:p>
          </table:table-cell>
          <table:table-cell office:value-type="float" office:value="0.0893489" calcext:value-type="float">
            <text:p>0.0893489</text:p>
          </table:table-cell>
          <table:table-cell office:value-type="float" office:value="0.09281408" calcext:value-type="float">
            <text:p>0.09281408</text:p>
          </table:table-cell>
          <table:table-cell office:value-type="float" office:value="0.0952558" calcext:value-type="float">
            <text:p>0.0952558</text:p>
          </table:table-cell>
          <table:table-cell office:value-type="float" office:value="0" calcext:value-type="float">
            <text:p>0</text:p>
          </table:table-cell>
          <table:table-cell office:value-type="float" office:value="8.569767" calcext:value-type="float">
            <text:p>8.569767</text:p>
          </table:table-cell>
          <table:table-cell office:value-type="float" office:value="8.645993" calcext:value-type="float">
            <text:p>8.645993</text:p>
          </table:table-cell>
          <table:table-cell office:value-type="float" office:value="19.23975" calcext:value-type="float">
            <text:p>19.23975</text:p>
          </table:table-cell>
          <table:table-cell office:value-type="float" office:value="3.214117" calcext:value-type="float">
            <text:p>3.214117</text:p>
          </table:table-cell>
          <table:table-cell office:value-type="float" office:value="2.409096" calcext:value-type="float">
            <text:p>2.409096</text:p>
          </table:table-cell>
          <table:table-cell office:value-type="float" office:value="1.196976" calcext:value-type="float">
            <text:p>1.196976</text:p>
          </table:table-cell>
          <table:table-cell office:value-type="float" office:value="0.880572" calcext:value-type="float">
            <text:p>0.880572</text:p>
          </table:table-cell>
          <table:table-cell office:value-type="float" office:value="1.808731" calcext:value-type="float">
            <text:p>1.808731</text:p>
          </table:table-cell>
          <table:table-cell office:value-type="float" office:value="2.752186" calcext:value-type="float">
            <text:p>2.752186</text:p>
          </table:table-cell>
          <table:table-cell office:value-type="float" office:value="2.738054" calcext:value-type="float">
            <text:p>2.738054</text:p>
          </table:table-cell>
          <table:table-cell office:value-type="float" office:value="2.876661" calcext:value-type="float">
            <text:p>2.876661</text:p>
          </table:table-cell>
          <table:table-cell office:value-type="float" office:value="2.890276" calcext:value-type="float">
            <text:p>2.890276</text:p>
          </table:table-cell>
          <table:table-cell office:value-type="float" office:value="3.168073" calcext:value-type="float">
            <text:p>3.168073</text:p>
          </table:table-cell>
          <table:table-cell office:value-type="float" office:value="3.404781" calcext:value-type="float">
            <text:p>3.404781</text:p>
          </table:table-cell>
          <table:table-cell office:value-type="float" office:value="0" calcext:value-type="float">
            <text:p>0</text:p>
          </table:table-cell>
          <table:table-cell office:value-type="float" office:value="1.648618" calcext:value-type="float">
            <text:p>1.648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4165" calcext:value-type="float">
            <text:p>3.65416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0.8913558" calcext:value-type="float">
            <text:p>0.8913558</text:p>
          </table:table-cell>
          <table:table-cell office:value-type="float" office:value="137.7556" calcext:value-type="float">
            <text:p>137.7556</text:p>
          </table:table-cell>
          <table:table-cell office:value-type="float" office:value="5" calcext:value-type="float">
            <text:p>5</text:p>
          </table:table-cell>
          <table:table-cell office:value-type="float" office:value="-2.746039" calcext:value-type="float">
            <text:p>-2.746039</text:p>
          </table:table-cell>
          <table:table-cell office:value-type="float" office:value="12.06762" calcext:value-type="float">
            <text:p>12.06762</text:p>
          </table:table-cell>
          <table:table-cell office:value-type="float" office:value="0.008837356" calcext:value-type="float">
            <text:p>0.008837356</text:p>
          </table:table-cell>
          <table:table-cell office:value-type="float" office:value="0.0004974232" calcext:value-type="float">
            <text:p>0.0004974232</text:p>
          </table:table-cell>
          <table:table-cell office:value-type="float" office:value="0.007774687" calcext:value-type="float">
            <text:p>0.007774687</text:p>
          </table:table-cell>
          <table:table-cell office:value-type="float" office:value="0.003423773" calcext:value-type="float">
            <text:p>0.003423773</text:p>
          </table:table-cell>
          <table:table-cell office:value-type="float" office:value="1190.604" calcext:value-type="float">
            <text:p>1190.604</text:p>
          </table:table-cell>
          <table:table-cell office:value-type="float" office:value="1.781714" calcext:value-type="float">
            <text:p>1.781714</text:p>
          </table:table-cell>
          <table:table-cell office:value-type="float" office:value="0" calcext:value-type="float">
            <text:p>0</text:p>
          </table:table-cell>
          <table:table-cell office:value-type="float" office:value="0.01031501" calcext:value-type="float">
            <text:p>0.01031501</text:p>
          </table:table-cell>
          <table:table-cell office:value-type="float" office:value="0.154138" calcext:value-type="float">
            <text:p>0.154138</text:p>
          </table:table-cell>
          <table:table-cell office:value-type="float" office:value="0.2140036" calcext:value-type="float">
            <text:p>0.2140036</text:p>
          </table:table-cell>
          <table:table-cell office:value-type="float" office:value="0.09062511" calcext:value-type="float">
            <text:p>0.09062511</text:p>
          </table:table-cell>
          <table:table-cell office:value-type="float" office:value="0.06948569" calcext:value-type="float">
            <text:p>0.06948569</text:p>
          </table:table-cell>
          <table:table-cell office:value-type="float" office:value="0.04074148" calcext:value-type="float">
            <text:p>0.04074148</text:p>
          </table:table-cell>
          <table:table-cell office:value-type="float" office:value="0.03259313" calcext:value-type="float">
            <text:p>0.03259313</text:p>
          </table:table-cell>
          <table:table-cell office:value-type="float" office:value="0.061716" calcext:value-type="float">
            <text:p>0.061716</text:p>
          </table:table-cell>
          <table:table-cell office:value-type="float" office:value="0.09780516" calcext:value-type="float">
            <text:p>0.09780516</text:p>
          </table:table-cell>
          <table:table-cell office:value-type="float" office:value="0.09232928" calcext:value-type="float">
            <text:p>0.09232928</text:p>
          </table:table-cell>
          <table:table-cell office:value-type="float" office:value="0.09100508" calcext:value-type="float">
            <text:p>0.09100508</text:p>
          </table:table-cell>
          <table:table-cell office:value-type="float" office:value="0.08991878" calcext:value-type="float">
            <text:p>0.08991878</text:p>
          </table:table-cell>
          <table:table-cell office:value-type="float" office:value="0.09294637" calcext:value-type="float">
            <text:p>0.09294637</text:p>
          </table:table-cell>
          <table:table-cell office:value-type="float" office:value="0.09539149" calcext:value-type="float">
            <text:p>0.09539149</text:p>
          </table:table-cell>
          <table:table-cell office:value-type="float" office:value="0" calcext:value-type="float">
            <text:p>0</text:p>
          </table:table-cell>
          <table:table-cell office:value-type="float" office:value="8.549146" calcext:value-type="float">
            <text:p>8.549146</text:p>
          </table:table-cell>
          <table:table-cell office:value-type="float" office:value="8.672517" calcext:value-type="float">
            <text:p>8.672517</text:p>
          </table:table-cell>
          <table:table-cell office:value-type="float" office:value="19.2515" calcext:value-type="float">
            <text:p>19.2515</text:p>
          </table:table-cell>
          <table:table-cell office:value-type="float" office:value="3.242019" calcext:value-type="float">
            <text:p>3.242019</text:p>
          </table:table-cell>
          <table:table-cell office:value-type="float" office:value="2.427331" calcext:value-type="float">
            <text:p>2.427331</text:p>
          </table:table-cell>
          <table:table-cell office:value-type="float" office:value="1.204612" calcext:value-type="float">
            <text:p>1.204612</text:p>
          </table:table-cell>
          <table:table-cell office:value-type="float" office:value="0.8861004" calcext:value-type="float">
            <text:p>0.8861004</text:p>
          </table:table-cell>
          <table:table-cell office:value-type="float" office:value="1.818697" calcext:value-type="float">
            <text:p>1.818697</text:p>
          </table:table-cell>
          <table:table-cell office:value-type="float" office:value="2.764917" calcext:value-type="float">
            <text:p>2.764917</text:p>
          </table:table-cell>
          <table:table-cell office:value-type="float" office:value="2.749921" calcext:value-type="float">
            <text:p>2.749921</text:p>
          </table:table-cell>
          <table:table-cell office:value-type="float" office:value="2.888653" calcext:value-type="float">
            <text:p>2.888653</text:p>
          </table:table-cell>
          <table:table-cell office:value-type="float" office:value="2.901932" calcext:value-type="float">
            <text:p>2.901932</text:p>
          </table:table-cell>
          <table:table-cell office:value-type="float" office:value="3.180233" calcext:value-type="float">
            <text:p>3.180233</text:p>
          </table:table-cell>
          <table:table-cell office:value-type="float" office:value="3.417562" calcext:value-type="float">
            <text:p>3.417562</text:p>
          </table:table-cell>
          <table:table-cell office:value-type="float" office:value="0" calcext:value-type="float">
            <text:p>0</text:p>
          </table:table-cell>
          <table:table-cell office:value-type="float" office:value="33.38579" calcext:value-type="float">
            <text:p>33.38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8876" calcext:value-type="float">
            <text:p>3.6688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0.8893837" calcext:value-type="float">
            <text:p>0.8893837</text:p>
          </table:table-cell>
          <table:table-cell office:value-type="float" office:value="137.745" calcext:value-type="float">
            <text:p>137.745</text:p>
          </table:table-cell>
          <table:table-cell office:value-type="float" office:value="5" calcext:value-type="float">
            <text:p>5</text:p>
          </table:table-cell>
          <table:table-cell office:value-type="float" office:value="-2.743581" calcext:value-type="float">
            <text:p>-2.743581</text:p>
          </table:table-cell>
          <table:table-cell office:value-type="float" office:value="12.11547" calcext:value-type="float">
            <text:p>12.11547</text:p>
          </table:table-cell>
          <table:table-cell office:value-type="float" office:value="0.008837356" calcext:value-type="float">
            <text:p>0.008837356</text:p>
          </table:table-cell>
          <table:table-cell office:value-type="float" office:value="0.00049881" calcext:value-type="float">
            <text:p>0.00049881</text:p>
          </table:table-cell>
          <table:table-cell office:value-type="float" office:value="0.007774687" calcext:value-type="float">
            <text:p>0.007774687</text:p>
          </table:table-cell>
          <table:table-cell office:value-type="float" office:value="0.00342225" calcext:value-type="float">
            <text:p>0.00342225</text:p>
          </table:table-cell>
          <table:table-cell office:value-type="float" office:value="1190.571" calcext:value-type="float">
            <text:p>1190.571</text:p>
          </table:table-cell>
          <table:table-cell office:value-type="float" office:value="1.777031" calcext:value-type="float">
            <text:p>1.777031</text:p>
          </table:table-cell>
          <table:table-cell office:value-type="float" office:value="0" calcext:value-type="float">
            <text:p>0</text:p>
          </table:table-cell>
          <table:table-cell office:value-type="float" office:value="0.0132348" calcext:value-type="float">
            <text:p>0.0132348</text:p>
          </table:table-cell>
          <table:table-cell office:value-type="float" office:value="0.185136" calcext:value-type="float">
            <text:p>0.185136</text:p>
          </table:table-cell>
          <table:table-cell office:value-type="float" office:value="0.2278126" calcext:value-type="float">
            <text:p>0.2278126</text:p>
          </table:table-cell>
          <table:table-cell office:value-type="float" office:value="0.08496045" calcext:value-type="float">
            <text:p>0.08496045</text:p>
          </table:table-cell>
          <table:table-cell office:value-type="float" office:value="0.07006112" calcext:value-type="float">
            <text:p>0.07006112</text:p>
          </table:table-cell>
          <table:table-cell office:value-type="float" office:value="0.03953442" calcext:value-type="float">
            <text:p>0.03953442</text:p>
          </table:table-cell>
          <table:table-cell office:value-type="float" office:value="0.03318441" calcext:value-type="float">
            <text:p>0.03318441</text:p>
          </table:table-cell>
          <table:table-cell office:value-type="float" office:value="0.06153832" calcext:value-type="float">
            <text:p>0.06153832</text:p>
          </table:table-cell>
          <table:table-cell office:value-type="float" office:value="0.0979069" calcext:value-type="float">
            <text:p>0.0979069</text:p>
          </table:table-cell>
          <table:table-cell office:value-type="float" office:value="0.09249749" calcext:value-type="float">
            <text:p>0.09249749</text:p>
          </table:table-cell>
          <table:table-cell office:value-type="float" office:value="0.09119442" calcext:value-type="float">
            <text:p>0.09119442</text:p>
          </table:table-cell>
          <table:table-cell office:value-type="float" office:value="0.09031093" calcext:value-type="float">
            <text:p>0.09031093</text:p>
          </table:table-cell>
          <table:table-cell office:value-type="float" office:value="0.09307668" calcext:value-type="float">
            <text:p>0.09307668</text:p>
          </table:table-cell>
          <table:table-cell office:value-type="float" office:value="0.09552707" calcext:value-type="float">
            <text:p>0.09552707</text:p>
          </table:table-cell>
          <table:table-cell office:value-type="float" office:value="0" calcext:value-type="float">
            <text:p>0</text:p>
          </table:table-cell>
          <table:table-cell office:value-type="float" office:value="8.539182" calcext:value-type="float">
            <text:p>8.539182</text:p>
          </table:table-cell>
          <table:table-cell office:value-type="float" office:value="8.708558" calcext:value-type="float">
            <text:p>8.708558</text:p>
          </table:table-cell>
          <table:table-cell office:value-type="float" office:value="19.26823" calcext:value-type="float">
            <text:p>19.26823</text:p>
          </table:table-cell>
          <table:table-cell office:value-type="float" office:value="3.265301" calcext:value-type="float">
            <text:p>3.265301</text:p>
          </table:table-cell>
          <table:table-cell office:value-type="float" office:value="2.446972" calcext:value-type="float">
            <text:p>2.446972</text:p>
          </table:table-cell>
          <table:table-cell office:value-type="float" office:value="1.211949" calcext:value-type="float">
            <text:p>1.211949</text:p>
          </table:table-cell>
          <table:table-cell office:value-type="float" office:value="0.8916603" calcext:value-type="float">
            <text:p>0.8916603</text:p>
          </table:table-cell>
          <table:table-cell office:value-type="float" office:value="1.828557" calcext:value-type="float">
            <text:p>1.828557</text:p>
          </table:table-cell>
          <table:table-cell office:value-type="float" office:value="2.777627" calcext:value-type="float">
            <text:p>2.777627</text:p>
          </table:table-cell>
          <table:table-cell office:value-type="float" office:value="2.761771" calcext:value-type="float">
            <text:p>2.761771</text:p>
          </table:table-cell>
          <table:table-cell office:value-type="float" office:value="2.900645" calcext:value-type="float">
            <text:p>2.900645</text:p>
          </table:table-cell>
          <table:table-cell office:value-type="float" office:value="2.913657" calcext:value-type="float">
            <text:p>2.913657</text:p>
          </table:table-cell>
          <table:table-cell office:value-type="float" office:value="3.192405" calcext:value-type="float">
            <text:p>3.192405</text:p>
          </table:table-cell>
          <table:table-cell office:value-type="float" office:value="3.430344" calcext:value-type="float">
            <text:p>3.430344</text:p>
          </table:table-cell>
          <table:table-cell office:value-type="float" office:value="0" calcext:value-type="float">
            <text:p>0</text:p>
          </table:table-cell>
          <table:table-cell office:value-type="float" office:value="67.5621" calcext:value-type="float">
            <text:p>67.5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3294" calcext:value-type="float">
            <text:p>3.6832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0.8874904" calcext:value-type="float">
            <text:p>0.8874904</text:p>
          </table:table-cell>
          <table:table-cell office:value-type="float" office:value="137.7346" calcext:value-type="float">
            <text:p>137.7346</text:p>
          </table:table-cell>
          <table:table-cell office:value-type="float" office:value="5" calcext:value-type="float">
            <text:p>5</text:p>
          </table:table-cell>
          <table:table-cell office:value-type="float" office:value="-2.741358" calcext:value-type="float">
            <text:p>-2.741358</text:p>
          </table:table-cell>
          <table:table-cell office:value-type="float" office:value="12.16321" calcext:value-type="float">
            <text:p>12.16321</text:p>
          </table:table-cell>
          <table:table-cell office:value-type="float" office:value="0.008837356" calcext:value-type="float">
            <text:p>0.008837356</text:p>
          </table:table-cell>
          <table:table-cell office:value-type="float" office:value="0.0005002015" calcext:value-type="float">
            <text:p>0.0005002015</text:p>
          </table:table-cell>
          <table:table-cell office:value-type="float" office:value="0.007774687" calcext:value-type="float">
            <text:p>0.007774687</text:p>
          </table:table-cell>
          <table:table-cell office:value-type="float" office:value="0.003421716" calcext:value-type="float">
            <text:p>0.003421716</text:p>
          </table:table-cell>
          <table:table-cell office:value-type="float" office:value="1190.537" calcext:value-type="float">
            <text:p>1190.537</text:p>
          </table:table-cell>
          <table:table-cell office:value-type="float" office:value="1.772099" calcext:value-type="float">
            <text:p>1.772099</text:p>
          </table:table-cell>
          <table:table-cell office:value-type="float" office:value="0" calcext:value-type="float">
            <text:p>0</text:p>
          </table:table-cell>
          <table:table-cell office:value-type="float" office:value="0.01908623" calcext:value-type="float">
            <text:p>0.01908623</text:p>
          </table:table-cell>
          <table:table-cell office:value-type="float" office:value="0.181274" calcext:value-type="float">
            <text:p>0.181274</text:p>
          </table:table-cell>
          <table:table-cell office:value-type="float" office:value="0.2267666" calcext:value-type="float">
            <text:p>0.2267666</text:p>
          </table:table-cell>
          <table:table-cell office:value-type="float" office:value="0.08289865" calcext:value-type="float">
            <text:p>0.08289865</text:p>
          </table:table-cell>
          <table:table-cell office:value-type="float" office:value="0.06865574" calcext:value-type="float">
            <text:p>0.06865574</text:p>
          </table:table-cell>
          <table:table-cell office:value-type="float" office:value="0.03897323" calcext:value-type="float">
            <text:p>0.03897323</text:p>
          </table:table-cell>
          <table:table-cell office:value-type="float" office:value="0.03314789" calcext:value-type="float">
            <text:p>0.03314789</text:p>
          </table:table-cell>
          <table:table-cell office:value-type="float" office:value="0.06130991" calcext:value-type="float">
            <text:p>0.06130991</text:p>
          </table:table-cell>
          <table:table-cell office:value-type="float" office:value="0.09792874" calcext:value-type="float">
            <text:p>0.09792874</text:p>
          </table:table-cell>
          <table:table-cell office:value-type="float" office:value="0.09260407" calcext:value-type="float">
            <text:p>0.09260407</text:p>
          </table:table-cell>
          <table:table-cell office:value-type="float" office:value="0.09133113" calcext:value-type="float">
            <text:p>0.09133113</text:p>
          </table:table-cell>
          <table:table-cell office:value-type="float" office:value="0.09058586" calcext:value-type="float">
            <text:p>0.09058586</text:p>
          </table:table-cell>
          <table:table-cell office:value-type="float" office:value="0.09320603" calcext:value-type="float">
            <text:p>0.09320603</text:p>
          </table:table-cell>
          <table:table-cell office:value-type="float" office:value="0.09566212" calcext:value-type="float">
            <text:p>0.09566212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.53</text:p>
          </table:table-cell>
          <table:table-cell office:value-type="float" office:value="8.74727" calcext:value-type="float">
            <text:p>8.74727</text:p>
          </table:table-cell>
          <table:table-cell office:value-type="float" office:value="19.28599" calcext:value-type="float">
            <text:p>19.28599</text:p>
          </table:table-cell>
          <table:table-cell office:value-type="float" office:value="3.28636" calcext:value-type="float">
            <text:p>3.28636</text:p>
          </table:table-cell>
          <table:table-cell office:value-type="float" office:value="2.465702" calcext:value-type="float">
            <text:p>2.465702</text:p>
          </table:table-cell>
          <table:table-cell office:value-type="float" office:value="1.218977" calcext:value-type="float">
            <text:p>1.218977</text:p>
          </table:table-cell>
          <table:table-cell office:value-type="float" office:value="0.8971856" calcext:value-type="float">
            <text:p>0.8971856</text:p>
          </table:table-cell>
          <table:table-cell office:value-type="float" office:value="1.838286" calcext:value-type="float">
            <text:p>1.838286</text:p>
          </table:table-cell>
          <table:table-cell office:value-type="float" office:value="2.790293" calcext:value-type="float">
            <text:p>2.790293</text:p>
          </table:table-cell>
          <table:table-cell office:value-type="float" office:value="2.773607" calcext:value-type="float">
            <text:p>2.773607</text:p>
          </table:table-cell>
          <table:table-cell office:value-type="float" office:value="2.912637" calcext:value-type="float">
            <text:p>2.912637</text:p>
          </table:table-cell>
          <table:table-cell office:value-type="float" office:value="2.925415" calcext:value-type="float">
            <text:p>2.925415</text:p>
          </table:table-cell>
          <table:table-cell office:value-type="float" office:value="3.204562" calcext:value-type="float">
            <text:p>3.204562</text:p>
          </table:table-cell>
          <table:table-cell office:value-type="float" office:value="3.443091" calcext:value-type="float">
            <text:p>3.443091</text:p>
          </table:table-cell>
          <table:table-cell office:value-type="float" office:value="0" calcext:value-type="float">
            <text:p>0</text:p>
          </table:table-cell>
          <table:table-cell office:value-type="float" office:value="84.51862" calcext:value-type="float">
            <text:p>84.5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7256" calcext:value-type="float">
            <text:p>3.6972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0.8856017" calcext:value-type="float">
            <text:p>0.8856017</text:p>
          </table:table-cell>
          <table:table-cell office:value-type="float" office:value="137.7232" calcext:value-type="float">
            <text:p>137.7232</text:p>
          </table:table-cell>
          <table:table-cell office:value-type="float" office:value="5" calcext:value-type="float">
            <text:p>5</text:p>
          </table:table-cell>
          <table:table-cell office:value-type="float" office:value="-2.740491" calcext:value-type="float">
            <text:p>-2.740491</text:p>
          </table:table-cell>
          <table:table-cell office:value-type="float" office:value="12.20944" calcext:value-type="float">
            <text:p>12.20944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020717" calcext:value-type="float">
            <text:p>0.0005020717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8193" calcext:value-type="float">
            <text:p>0.00348193</text:p>
          </table:table-cell>
          <table:table-cell office:value-type="float" office:value="1190.502" calcext:value-type="float">
            <text:p>1190.502</text:p>
          </table:table-cell>
          <table:table-cell office:value-type="float" office:value="1.768921" calcext:value-type="float">
            <text:p>1.768921</text:p>
          </table:table-cell>
          <table:table-cell office:value-type="float" office:value="0" calcext:value-type="float">
            <text:p>0</text:p>
          </table:table-cell>
          <table:table-cell office:value-type="float" office:value="0.01113295" calcext:value-type="float">
            <text:p>0.01113295</text:p>
          </table:table-cell>
          <table:table-cell office:value-type="float" office:value="0.1186035" calcext:value-type="float">
            <text:p>0.1186035</text:p>
          </table:table-cell>
          <table:table-cell office:value-type="float" office:value="0.1755648" calcext:value-type="float">
            <text:p>0.1755648</text:p>
          </table:table-cell>
          <table:table-cell office:value-type="float" office:value="0.08627147" calcext:value-type="float">
            <text:p>0.08627147</text:p>
          </table:table-cell>
          <table:table-cell office:value-type="float" office:value="0.06592594" calcext:value-type="float">
            <text:p>0.06592594</text:p>
          </table:table-cell>
          <table:table-cell office:value-type="float" office:value="0.0388401" calcext:value-type="float">
            <text:p>0.0388401</text:p>
          </table:table-cell>
          <table:table-cell office:value-type="float" office:value="0.03001828" calcext:value-type="float">
            <text:p>0.03001828</text:p>
          </table:table-cell>
          <table:table-cell office:value-type="float" office:value="0.06071445" calcext:value-type="float">
            <text:p>0.06071445</text:p>
          </table:table-cell>
          <table:table-cell office:value-type="float" office:value="0.09787278" calcext:value-type="float">
            <text:p>0.09787278</text:p>
          </table:table-cell>
          <table:table-cell office:value-type="float" office:value="0.09268694" calcext:value-type="float">
            <text:p>0.09268694</text:p>
          </table:table-cell>
          <table:table-cell office:value-type="float" office:value="0.09144933" calcext:value-type="float">
            <text:p>0.09144933</text:p>
          </table:table-cell>
          <table:table-cell office:value-type="float" office:value="0.09076854" calcext:value-type="float">
            <text:p>0.09076854</text:p>
          </table:table-cell>
          <table:table-cell office:value-type="float" office:value="0.09333304" calcext:value-type="float">
            <text:p>0.09333304</text:p>
          </table:table-cell>
          <table:table-cell office:value-type="float" office:value="0.09579712" calcext:value-type="float">
            <text:p>0.09579712</text:p>
          </table:table-cell>
          <table:table-cell office:value-type="float" office:value="0" calcext:value-type="float">
            <text:p>0</text:p>
          </table:table-cell>
          <table:table-cell office:value-type="float" office:value="8.505171" calcext:value-type="float">
            <text:p>8.505171</text:p>
          </table:table-cell>
          <table:table-cell office:value-type="float" office:value="8.769094" calcext:value-type="float">
            <text:p>8.769094</text:p>
          </table:table-cell>
          <table:table-cell office:value-type="float" office:value="19.28504" calcext:value-type="float">
            <text:p>19.28504</text:p>
          </table:table-cell>
          <table:table-cell office:value-type="float" office:value="3.314137" calcext:value-type="float">
            <text:p>3.314137</text:p>
          </table:table-cell>
          <table:table-cell office:value-type="float" office:value="2.486986" calcext:value-type="float">
            <text:p>2.486986</text:p>
          </table:table-cell>
          <table:table-cell office:value-type="float" office:value="1.226017" calcext:value-type="float">
            <text:p>1.226017</text:p>
          </table:table-cell>
          <table:table-cell office:value-type="float" office:value="0.9025269" calcext:value-type="float">
            <text:p>0.9025269</text:p>
          </table:table-cell>
          <table:table-cell office:value-type="float" office:value="1.847939" calcext:value-type="float">
            <text:p>1.847939</text:p>
          </table:table-cell>
          <table:table-cell office:value-type="float" office:value="2.802904" calcext:value-type="float">
            <text:p>2.802904</text:p>
          </table:table-cell>
          <table:table-cell office:value-type="float" office:value="2.785424" calcext:value-type="float">
            <text:p>2.785424</text:p>
          </table:table-cell>
          <table:table-cell office:value-type="float" office:value="2.924608" calcext:value-type="float">
            <text:p>2.924608</text:p>
          </table:table-cell>
          <table:table-cell office:value-type="float" office:value="2.937191" calcext:value-type="float">
            <text:p>2.937191</text:p>
          </table:table-cell>
          <table:table-cell office:value-type="float" office:value="3.216692" calcext:value-type="float">
            <text:p>3.216692</text:p>
          </table:table-cell>
          <table:table-cell office:value-type="float" office:value="3.455669" calcext:value-type="float">
            <text:p>3.455669</text:p>
          </table:table-cell>
          <table:table-cell office:value-type="float" office:value="0" calcext:value-type="float">
            <text:p>0</text:p>
          </table:table-cell>
          <table:table-cell office:value-type="float" office:value="1.82411" calcext:value-type="float">
            <text:p>1.8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0723" calcext:value-type="float">
            <text:p>3.71072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0.8838474" calcext:value-type="float">
            <text:p>0.8838474</text:p>
          </table:table-cell>
          <table:table-cell office:value-type="float" office:value="137.7134" calcext:value-type="float">
            <text:p>137.7134</text:p>
          </table:table-cell>
          <table:table-cell office:value-type="float" office:value="5" calcext:value-type="float">
            <text:p>5</text:p>
          </table:table-cell>
          <table:table-cell office:value-type="float" office:value="-2.73834" calcext:value-type="float">
            <text:p>-2.73834</text:p>
          </table:table-cell>
          <table:table-cell office:value-type="float" office:value="12.25598" calcext:value-type="float">
            <text:p>12.25598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034519" calcext:value-type="float">
            <text:p>0.0005034519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79782" calcext:value-type="float">
            <text:p>0.003479782</text:p>
          </table:table-cell>
          <table:table-cell office:value-type="float" office:value="1190.469" calcext:value-type="float">
            <text:p>1190.469</text:p>
          </table:table-cell>
          <table:table-cell office:value-type="float" office:value="1.765421" calcext:value-type="float">
            <text:p>1.765421</text:p>
          </table:table-cell>
          <table:table-cell office:value-type="float" office:value="0" calcext:value-type="float">
            <text:p>0</text:p>
          </table:table-cell>
          <table:table-cell office:value-type="float" office:value="0.01134948" calcext:value-type="float">
            <text:p>0.01134948</text:p>
          </table:table-cell>
          <table:table-cell office:value-type="float" office:value="0.1464331" calcext:value-type="float">
            <text:p>0.1464331</text:p>
          </table:table-cell>
          <table:table-cell office:value-type="float" office:value="0.1979952" calcext:value-type="float">
            <text:p>0.1979952</text:p>
          </table:table-cell>
          <table:table-cell office:value-type="float" office:value="0.07321923" calcext:value-type="float">
            <text:p>0.07321923</text:p>
          </table:table-cell>
          <table:table-cell office:value-type="float" office:value="0.05994595" calcext:value-type="float">
            <text:p>0.05994595</text:p>
          </table:table-cell>
          <table:table-cell office:value-type="float" office:value="0.03574442" calcext:value-type="float">
            <text:p>0.03574442</text:p>
          </table:table-cell>
          <table:table-cell office:value-type="float" office:value="0.03108833" calcext:value-type="float">
            <text:p>0.03108833</text:p>
          </table:table-cell>
          <table:table-cell office:value-type="float" office:value="0.06032791" calcext:value-type="float">
            <text:p>0.06032791</text:p>
          </table:table-cell>
          <table:table-cell office:value-type="float" office:value="0.0978248" calcext:value-type="float">
            <text:p>0.0978248</text:p>
          </table:table-cell>
          <table:table-cell office:value-type="float" office:value="0.09280592" calcext:value-type="float">
            <text:p>0.09280592</text:p>
          </table:table-cell>
          <table:table-cell office:value-type="float" office:value="0.0915996" calcext:value-type="float">
            <text:p>0.0915996</text:p>
          </table:table-cell>
          <table:table-cell office:value-type="float" office:value="0.09094916" calcext:value-type="float">
            <text:p>0.09094916</text:p>
          </table:table-cell>
          <table:table-cell office:value-type="float" office:value="0.09346275" calcext:value-type="float">
            <text:p>0.09346275</text:p>
          </table:table-cell>
          <table:table-cell office:value-type="float" office:value="0.09593207" calcext:value-type="float">
            <text:p>0.09593207</text:p>
          </table:table-cell>
          <table:table-cell office:value-type="float" office:value="0" calcext:value-type="float">
            <text:p>0</text:p>
          </table:table-cell>
          <table:table-cell office:value-type="float" office:value="8.485693" calcext:value-type="float">
            <text:p>8.485693</text:p>
          </table:table-cell>
          <table:table-cell office:value-type="float" office:value="8.796101" calcext:value-type="float">
            <text:p>8.796101</text:p>
          </table:table-cell>
          <table:table-cell office:value-type="float" office:value="19.2899" calcext:value-type="float">
            <text:p>19.2899</text:p>
          </table:table-cell>
          <table:table-cell office:value-type="float" office:value="3.337905" calcext:value-type="float">
            <text:p>3.337905</text:p>
          </table:table-cell>
          <table:table-cell office:value-type="float" office:value="2.506612" calcext:value-type="float">
            <text:p>2.506612</text:p>
          </table:table-cell>
          <table:table-cell office:value-type="float" office:value="1.233421" calcext:value-type="float">
            <text:p>1.233421</text:p>
          </table:table-cell>
          <table:table-cell office:value-type="float" office:value="0.9079055" calcext:value-type="float">
            <text:p>0.9079055</text:p>
          </table:table-cell>
          <table:table-cell office:value-type="float" office:value="1.857491" calcext:value-type="float">
            <text:p>1.857491</text:p>
          </table:table-cell>
          <table:table-cell office:value-type="float" office:value="2.815472" calcext:value-type="float">
            <text:p>2.815472</text:p>
          </table:table-cell>
          <table:table-cell office:value-type="float" office:value="2.797217" calcext:value-type="float">
            <text:p>2.797217</text:p>
          </table:table-cell>
          <table:table-cell office:value-type="float" office:value="2.936572" calcext:value-type="float">
            <text:p>2.936572</text:p>
          </table:table-cell>
          <table:table-cell office:value-type="float" office:value="2.948956" calcext:value-type="float">
            <text:p>2.948956</text:p>
          </table:table-cell>
          <table:table-cell office:value-type="float" office:value="3.228806" calcext:value-type="float">
            <text:p>3.228806</text:p>
          </table:table-cell>
          <table:table-cell office:value-type="float" office:value="3.4684" calcext:value-type="float">
            <text:p>3.4684</text:p>
          </table:table-cell>
          <table:table-cell office:value-type="float" office:value="0" calcext:value-type="float">
            <text:p>0</text:p>
          </table:table-cell>
          <table:table-cell office:value-type="float" office:value="32.42128" calcext:value-type="float">
            <text:p>32.4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4041" calcext:value-type="float">
            <text:p>3.72404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0.8820711" calcext:value-type="float">
            <text:p>0.8820711</text:p>
          </table:table-cell>
          <table:table-cell office:value-type="float" office:value="137.7036" calcext:value-type="float">
            <text:p>137.7036</text:p>
          </table:table-cell>
          <table:table-cell office:value-type="float" office:value="5" calcext:value-type="float">
            <text:p>5</text:p>
          </table:table-cell>
          <table:table-cell office:value-type="float" office:value="-2.735931" calcext:value-type="float">
            <text:p>-2.735931</text:p>
          </table:table-cell>
          <table:table-cell office:value-type="float" office:value="12.30269" calcext:value-type="float">
            <text:p>12.30269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048356" calcext:value-type="float">
            <text:p>0.0005048356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78703" calcext:value-type="float">
            <text:p>0.003478703</text:p>
          </table:table-cell>
          <table:table-cell office:value-type="float" office:value="1190.435" calcext:value-type="float">
            <text:p>1190.435</text:p>
          </table:table-cell>
          <table:table-cell office:value-type="float" office:value="1.761246" calcext:value-type="float">
            <text:p>1.761246</text:p>
          </table:table-cell>
          <table:table-cell office:value-type="float" office:value="0" calcext:value-type="float">
            <text:p>0</text:p>
          </table:table-cell>
          <table:table-cell office:value-type="float" office:value="0.01540306" calcext:value-type="float">
            <text:p>0.01540306</text:p>
          </table:table-cell>
          <table:table-cell office:value-type="float" office:value="0.1662514" calcext:value-type="float">
            <text:p>0.1662514</text:p>
          </table:table-cell>
          <table:table-cell office:value-type="float" office:value="0.2077863" calcext:value-type="float">
            <text:p>0.2077863</text:p>
          </table:table-cell>
          <table:table-cell office:value-type="float" office:value="0.07252717" calcext:value-type="float">
            <text:p>0.07252717</text:p>
          </table:table-cell>
          <table:table-cell office:value-type="float" office:value="0.05967817" calcext:value-type="float">
            <text:p>0.05967817</text:p>
          </table:table-cell>
          <table:table-cell office:value-type="float" office:value="0.03477091" calcext:value-type="float">
            <text:p>0.03477091</text:p>
          </table:table-cell>
          <table:table-cell office:value-type="float" office:value="0.0310453" calcext:value-type="float">
            <text:p>0.0310453</text:p>
          </table:table-cell>
          <table:table-cell office:value-type="float" office:value="0.06009143" calcext:value-type="float">
            <text:p>0.06009143</text:p>
          </table:table-cell>
          <table:table-cell office:value-type="float" office:value="0.0977634" calcext:value-type="float">
            <text:p>0.0977634</text:p>
          </table:table-cell>
          <table:table-cell office:value-type="float" office:value="0.09292503" calcext:value-type="float">
            <text:p>0.09292503</text:p>
          </table:table-cell>
          <table:table-cell office:value-type="float" office:value="0.09175105" calcext:value-type="float">
            <text:p>0.09175105</text:p>
          </table:table-cell>
          <table:table-cell office:value-type="float" office:value="0.09111016" calcext:value-type="float">
            <text:p>0.09111016</text:p>
          </table:table-cell>
          <table:table-cell office:value-type="float" office:value="0.09359144" calcext:value-type="float">
            <text:p>0.09359144</text:p>
          </table:table-cell>
          <table:table-cell office:value-type="float" office:value="0.0960668" calcext:value-type="float">
            <text:p>0.0960668</text:p>
          </table:table-cell>
          <table:table-cell office:value-type="float" office:value="0" calcext:value-type="float">
            <text:p>0</text:p>
          </table:table-cell>
          <table:table-cell office:value-type="float" office:value="8.476116" calcext:value-type="float">
            <text:p>8.476116</text:p>
          </table:table-cell>
          <table:table-cell office:value-type="float" office:value="8.829428" calcext:value-type="float">
            <text:p>8.829428</text:p>
          </table:table-cell>
          <table:table-cell office:value-type="float" office:value="19.30062" calcext:value-type="float">
            <text:p>19.30062</text:p>
          </table:table-cell>
          <table:table-cell office:value-type="float" office:value="3.356994" calcext:value-type="float">
            <text:p>3.356994</text:p>
          </table:table-cell>
          <table:table-cell office:value-type="float" office:value="2.52369" calcext:value-type="float">
            <text:p>2.52369</text:p>
          </table:table-cell>
          <table:table-cell office:value-type="float" office:value="1.240036" calcext:value-type="float">
            <text:p>1.240036</text:p>
          </table:table-cell>
          <table:table-cell office:value-type="float" office:value="0.9133234" calcext:value-type="float">
            <text:p>0.9133234</text:p>
          </table:table-cell>
          <table:table-cell office:value-type="float" office:value="1.866984" calcext:value-type="float">
            <text:p>1.866984</text:p>
          </table:table-cell>
          <table:table-cell office:value-type="float" office:value="2.828005" calcext:value-type="float">
            <text:p>2.828005</text:p>
          </table:table-cell>
          <table:table-cell office:value-type="float" office:value="2.808993" calcext:value-type="float">
            <text:p>2.808993</text:p>
          </table:table-cell>
          <table:table-cell office:value-type="float" office:value="2.948533" calcext:value-type="float">
            <text:p>2.948533</text:p>
          </table:table-cell>
          <table:table-cell office:value-type="float" office:value="2.960722" calcext:value-type="float">
            <text:p>2.960722</text:p>
          </table:table-cell>
          <table:table-cell office:value-type="float" office:value="3.24092" calcext:value-type="float">
            <text:p>3.24092</text:p>
          </table:table-cell>
          <table:table-cell office:value-type="float" office:value="3.481101" calcext:value-type="float">
            <text:p>3.481101</text:p>
          </table:table-cell>
          <table:table-cell office:value-type="float" office:value="0" calcext:value-type="float">
            <text:p>0</text:p>
          </table:table-cell>
          <table:table-cell office:value-type="float" office:value="67.68881" calcext:value-type="float">
            <text:p>67.68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7359" calcext:value-type="float">
            <text:p>3.7373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0.8801507" calcext:value-type="float">
            <text:p>0.8801507</text:p>
          </table:table-cell>
          <table:table-cell office:value-type="float" office:value="137.6934" calcext:value-type="float">
            <text:p>137.6934</text:p>
          </table:table-cell>
          <table:table-cell office:value-type="float" office:value="5" calcext:value-type="float">
            <text:p>5</text:p>
          </table:table-cell>
          <table:table-cell office:value-type="float" office:value="-2.733835" calcext:value-type="float">
            <text:p>-2.733835</text:p>
          </table:table-cell>
          <table:table-cell office:value-type="float" office:value="12.34968" calcext:value-type="float">
            <text:p>12.34968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062214" calcext:value-type="float">
            <text:p>0.0005062214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78513" calcext:value-type="float">
            <text:p>0.003478513</text:p>
          </table:table-cell>
          <table:table-cell office:value-type="float" office:value="1190.401" calcext:value-type="float">
            <text:p>1190.401</text:p>
          </table:table-cell>
          <table:table-cell office:value-type="float" office:value="1.756365" calcext:value-type="float">
            <text:p>1.756365</text:p>
          </table:table-cell>
          <table:table-cell office:value-type="float" office:value="0" calcext:value-type="float">
            <text:p>0</text:p>
          </table:table-cell>
          <table:table-cell office:value-type="float" office:value="0.03415509" calcext:value-type="float">
            <text:p>0.03415509</text:p>
          </table:table-cell>
          <table:table-cell office:value-type="float" office:value="0.1750907" calcext:value-type="float">
            <text:p>0.1750907</text:p>
          </table:table-cell>
          <table:table-cell office:value-type="float" office:value="0.2129334" calcext:value-type="float">
            <text:p>0.2129334</text:p>
          </table:table-cell>
          <table:table-cell office:value-type="float" office:value="0.07490957" calcext:value-type="float">
            <text:p>0.07490957</text:p>
          </table:table-cell>
          <table:table-cell office:value-type="float" office:value="0.06081225" calcext:value-type="float">
            <text:p>0.06081225</text:p>
          </table:table-cell>
          <table:table-cell office:value-type="float" office:value="0.03558521" calcext:value-type="float">
            <text:p>0.03558521</text:p>
          </table:table-cell>
          <table:table-cell office:value-type="float" office:value="0.03114849" calcext:value-type="float">
            <text:p>0.03114849</text:p>
          </table:table-cell>
          <table:table-cell office:value-type="float" office:value="0.06001895" calcext:value-type="float">
            <text:p>0.06001895</text:p>
          </table:table-cell>
          <table:table-cell office:value-type="float" office:value="0.09761515" calcext:value-type="float">
            <text:p>0.09761515</text:p>
          </table:table-cell>
          <table:table-cell office:value-type="float" office:value="0.0930011" calcext:value-type="float">
            <text:p>0.0930011</text:p>
          </table:table-cell>
          <table:table-cell office:value-type="float" office:value="0.09188099" calcext:value-type="float">
            <text:p>0.09188099</text:p>
          </table:table-cell>
          <table:table-cell office:value-type="float" office:value="0.091249" calcext:value-type="float">
            <text:p>0.091249</text:p>
          </table:table-cell>
          <table:table-cell office:value-type="float" office:value="0.09371977" calcext:value-type="float">
            <text:p>0.09371977</text:p>
          </table:table-cell>
          <table:table-cell office:value-type="float" office:value="0.09620152" calcext:value-type="float">
            <text:p>0.09620152</text:p>
          </table:table-cell>
          <table:table-cell office:value-type="float" office:value="0" calcext:value-type="float">
            <text:p>0</text:p>
          </table:table-cell>
          <table:table-cell office:value-type="float" office:value="8.470565" calcext:value-type="float">
            <text:p>8.470565</text:p>
          </table:table-cell>
          <table:table-cell office:value-type="float" office:value="8.867711" calcext:value-type="float">
            <text:p>8.867711</text:p>
          </table:table-cell>
          <table:table-cell office:value-type="float" office:value="19.31452" calcext:value-type="float">
            <text:p>19.31452</text:p>
          </table:table-cell>
          <table:table-cell office:value-type="float" office:value="3.376029" calcext:value-type="float">
            <text:p>3.376029</text:p>
          </table:table-cell>
          <table:table-cell office:value-type="float" office:value="2.540425" calcext:value-type="float">
            <text:p>2.540425</text:p>
          </table:table-cell>
          <table:table-cell office:value-type="float" office:value="1.246465" calcext:value-type="float">
            <text:p>1.246465</text:p>
          </table:table-cell>
          <table:table-cell office:value-type="float" office:value="0.9186261" calcext:value-type="float">
            <text:p>0.9186261</text:p>
          </table:table-cell>
          <table:table-cell office:value-type="float" office:value="1.876417" calcext:value-type="float">
            <text:p>1.876417</text:p>
          </table:table-cell>
          <table:table-cell office:value-type="float" office:value="2.840497" calcext:value-type="float">
            <text:p>2.840497</text:p>
          </table:table-cell>
          <table:table-cell office:value-type="float" office:value="2.820754" calcext:value-type="float">
            <text:p>2.820754</text:p>
          </table:table-cell>
          <table:table-cell office:value-type="float" office:value="2.960468" calcext:value-type="float">
            <text:p>2.960468</text:p>
          </table:table-cell>
          <table:table-cell office:value-type="float" office:value="2.972486" calcext:value-type="float">
            <text:p>2.972486</text:p>
          </table:table-cell>
          <table:table-cell office:value-type="float" office:value="3.253033" calcext:value-type="float">
            <text:p>3.253033</text:p>
          </table:table-cell>
          <table:table-cell office:value-type="float" office:value="3.493805" calcext:value-type="float">
            <text:p>3.493805</text:p>
          </table:table-cell>
          <table:table-cell office:value-type="float" office:value="0" calcext:value-type="float">
            <text:p>0</text:p>
          </table:table-cell>
          <table:table-cell office:value-type="float" office:value="87.37062" calcext:value-type="float">
            <text:p>87.37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0896" calcext:value-type="float">
            <text:p>3.7508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0.8782479" calcext:value-type="float">
            <text:p>0.8782479</text:p>
          </table:table-cell>
          <table:table-cell office:value-type="float" office:value="137.683" calcext:value-type="float">
            <text:p>137.683</text:p>
          </table:table-cell>
          <table:table-cell office:value-type="float" office:value="5" calcext:value-type="float">
            <text:p>5</text:p>
          </table:table-cell>
          <table:table-cell office:value-type="float" office:value="-2.732361" calcext:value-type="float">
            <text:p>-2.732361</text:p>
          </table:table-cell>
          <table:table-cell office:value-type="float" office:value="12.39639" calcext:value-type="float">
            <text:p>12.39639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076072" calcext:value-type="float">
            <text:p>0.0005076072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79068" calcext:value-type="float">
            <text:p>0.003479068</text:p>
          </table:table-cell>
          <table:table-cell office:value-type="float" office:value="1190.367" calcext:value-type="float">
            <text:p>1190.367</text:p>
          </table:table-cell>
          <table:table-cell office:value-type="float" office:value="1.751035" calcext:value-type="float">
            <text:p>1.751035</text:p>
          </table:table-cell>
          <table:table-cell office:value-type="float" office:value="0" calcext:value-type="float">
            <text:p>0</text:p>
          </table:table-cell>
          <table:table-cell office:value-type="float" office:value="0.1731237" calcext:value-type="float">
            <text:p>0.1731237</text:p>
          </table:table-cell>
          <table:table-cell office:value-type="float" office:value="0.1817062" calcext:value-type="float">
            <text:p>0.1817062</text:p>
          </table:table-cell>
          <table:table-cell office:value-type="float" office:value="0.2144608" calcext:value-type="float">
            <text:p>0.2144608</text:p>
          </table:table-cell>
          <table:table-cell office:value-type="float" office:value="0.07517073" calcext:value-type="float">
            <text:p>0.07517073</text:p>
          </table:table-cell>
          <table:table-cell office:value-type="float" office:value="0.06009972" calcext:value-type="float">
            <text:p>0.06009972</text:p>
          </table:table-cell>
          <table:table-cell office:value-type="float" office:value="0.03569439" calcext:value-type="float">
            <text:p>0.03569439</text:p>
          </table:table-cell>
          <table:table-cell office:value-type="float" office:value="0.0308919" calcext:value-type="float">
            <text:p>0.0308919</text:p>
          </table:table-cell>
          <table:table-cell office:value-type="float" office:value="0.05972486" calcext:value-type="float">
            <text:p>0.05972486</text:p>
          </table:table-cell>
          <table:table-cell office:value-type="float" office:value="0.09729347" calcext:value-type="float">
            <text:p>0.09729347</text:p>
          </table:table-cell>
          <table:table-cell office:value-type="float" office:value="0.09298794" calcext:value-type="float">
            <text:p>0.09298794</text:p>
          </table:table-cell>
          <table:table-cell office:value-type="float" office:value="0.09195971" calcext:value-type="float">
            <text:p>0.09195971</text:p>
          </table:table-cell>
          <table:table-cell office:value-type="float" office:value="0.09135997" calcext:value-type="float">
            <text:p>0.09135997</text:p>
          </table:table-cell>
          <table:table-cell office:value-type="float" office:value="0.0938482" calcext:value-type="float">
            <text:p>0.0938482</text:p>
          </table:table-cell>
          <table:table-cell office:value-type="float" office:value="0.09633602" calcext:value-type="float">
            <text:p>0.09633602</text:p>
          </table:table-cell>
          <table:table-cell office:value-type="float" office:value="0" calcext:value-type="float">
            <text:p>0</text:p>
          </table:table-cell>
          <table:table-cell office:value-type="float" office:value="8.472917" calcext:value-type="float">
            <text:p>8.472917</text:p>
          </table:table-cell>
          <table:table-cell office:value-type="float" office:value="8.904148" calcext:value-type="float">
            <text:p>8.904148</text:p>
          </table:table-cell>
          <table:table-cell office:value-type="float" office:value="19.32774" calcext:value-type="float">
            <text:p>19.32774</text:p>
          </table:table-cell>
          <table:table-cell office:value-type="float" office:value="3.394136" calcext:value-type="float">
            <text:p>3.394136</text:p>
          </table:table-cell>
          <table:table-cell office:value-type="float" office:value="2.556084" calcext:value-type="float">
            <text:p>2.556084</text:p>
          </table:table-cell>
          <table:table-cell office:value-type="float" office:value="1.252774" calcext:value-type="float">
            <text:p>1.252774</text:p>
          </table:table-cell>
          <table:table-cell office:value-type="float" office:value="0.9237725" calcext:value-type="float">
            <text:p>0.9237725</text:p>
          </table:table-cell>
          <table:table-cell office:value-type="float" office:value="1.885727" calcext:value-type="float">
            <text:p>1.885727</text:p>
          </table:table-cell>
          <table:table-cell office:value-type="float" office:value="2.85289" calcext:value-type="float">
            <text:p>2.85289</text:p>
          </table:table-cell>
          <table:table-cell office:value-type="float" office:value="2.832472" calcext:value-type="float">
            <text:p>2.832472</text:p>
          </table:table-cell>
          <table:table-cell office:value-type="float" office:value="2.972385" calcext:value-type="float">
            <text:p>2.972385</text:p>
          </table:table-cell>
          <table:table-cell office:value-type="float" office:value="2.984232" calcext:value-type="float">
            <text:p>2.984232</text:p>
          </table:table-cell>
          <table:table-cell office:value-type="float" office:value="3.265146" calcext:value-type="float">
            <text:p>3.265146</text:p>
          </table:table-cell>
          <table:table-cell office:value-type="float" office:value="3.506476" calcext:value-type="float">
            <text:p>3.506476</text:p>
          </table:table-cell>
          <table:table-cell office:value-type="float" office:value="0" calcext:value-type="float">
            <text:p>0</text:p>
          </table:table-cell>
          <table:table-cell office:value-type="float" office:value="98.50041" calcext:value-type="float">
            <text:p>98.5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3729" calcext:value-type="float">
            <text:p>3.7637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0.8763218" calcext:value-type="float">
            <text:p>0.8763218</text:p>
          </table:table-cell>
          <table:table-cell office:value-type="float" office:value="137.6725" calcext:value-type="float">
            <text:p>137.6725</text:p>
          </table:table-cell>
          <table:table-cell office:value-type="float" office:value="5" calcext:value-type="float">
            <text:p>5</text:p>
          </table:table-cell>
          <table:table-cell office:value-type="float" office:value="-2.7308" calcext:value-type="float">
            <text:p>-2.7308</text:p>
          </table:table-cell>
          <table:table-cell office:value-type="float" office:value="12.4432" calcext:value-type="float">
            <text:p>12.4432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08993" calcext:value-type="float">
            <text:p>0.000508993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8026" calcext:value-type="float">
            <text:p>0.00348026</text:p>
          </table:table-cell>
          <table:table-cell office:value-type="float" office:value="1190.333" calcext:value-type="float">
            <text:p>1190.333</text:p>
          </table:table-cell>
          <table:table-cell office:value-type="float" office:value="1.745353" calcext:value-type="float">
            <text:p>1.745353</text:p>
          </table:table-cell>
          <table:table-cell office:value-type="float" office:value="0" calcext:value-type="float">
            <text:p>0</text:p>
          </table:table-cell>
          <table:table-cell office:value-type="float" office:value="0.3010082" calcext:value-type="float">
            <text:p>0.3010082</text:p>
          </table:table-cell>
          <table:table-cell office:value-type="float" office:value="0.198736" calcext:value-type="float">
            <text:p>0.198736</text:p>
          </table:table-cell>
          <table:table-cell office:value-type="float" office:value="0.2225763" calcext:value-type="float">
            <text:p>0.2225763</text:p>
          </table:table-cell>
          <table:table-cell office:value-type="float" office:value="0.07860771" calcext:value-type="float">
            <text:p>0.07860771</text:p>
          </table:table-cell>
          <table:table-cell office:value-type="float" office:value="0.06206802" calcext:value-type="float">
            <text:p>0.06206802</text:p>
          </table:table-cell>
          <table:table-cell office:value-type="float" office:value="0.03652251" calcext:value-type="float">
            <text:p>0.03652251</text:p>
          </table:table-cell>
          <table:table-cell office:value-type="float" office:value="0.03107251" calcext:value-type="float">
            <text:p>0.03107251</text:p>
          </table:table-cell>
          <table:table-cell office:value-type="float" office:value="0.05954019" calcext:value-type="float">
            <text:p>0.05954019</text:p>
          </table:table-cell>
          <table:table-cell office:value-type="float" office:value="0.09711938" calcext:value-type="float">
            <text:p>0.09711938</text:p>
          </table:table-cell>
          <table:table-cell office:value-type="float" office:value="0.09299814" calcext:value-type="float">
            <text:p>0.09299814</text:p>
          </table:table-cell>
          <table:table-cell office:value-type="float" office:value="0.09204217" calcext:value-type="float">
            <text:p>0.09204217</text:p>
          </table:table-cell>
          <table:table-cell office:value-type="float" office:value="0.09147059" calcext:value-type="float">
            <text:p>0.09147059</text:p>
          </table:table-cell>
          <table:table-cell office:value-type="float" office:value="0.09397636" calcext:value-type="float">
            <text:p>0.09397636</text:p>
          </table:table-cell>
          <table:table-cell office:value-type="float" office:value="0.09647043" calcext:value-type="float">
            <text:p>0.09647043</text:p>
          </table:table-cell>
          <table:table-cell office:value-type="float" office:value="0" calcext:value-type="float">
            <text:p>0</text:p>
          </table:table-cell>
          <table:table-cell office:value-type="float" office:value="8.49648" calcext:value-type="float">
            <text:p>8.49648</text:p>
          </table:table-cell>
          <table:table-cell office:value-type="float" office:value="8.94156" calcext:value-type="float">
            <text:p>8.94156</text:p>
          </table:table-cell>
          <table:table-cell office:value-type="float" office:value="19.34207" calcext:value-type="float">
            <text:p>19.34207</text:p>
          </table:table-cell>
          <table:table-cell office:value-type="float" office:value="3.41214" calcext:value-type="float">
            <text:p>3.41214</text:p>
          </table:table-cell>
          <table:table-cell office:value-type="float" office:value="2.571343" calcext:value-type="float">
            <text:p>2.571343</text:p>
          </table:table-cell>
          <table:table-cell office:value-type="float" office:value="1.259019" calcext:value-type="float">
            <text:p>1.259019</text:p>
          </table:table-cell>
          <table:table-cell office:value-type="float" office:value="0.9287953" calcext:value-type="float">
            <text:p>0.9287953</text:p>
          </table:table-cell>
          <table:table-cell office:value-type="float" office:value="1.894893" calcext:value-type="float">
            <text:p>1.894893</text:p>
          </table:table-cell>
          <table:table-cell office:value-type="float" office:value="2.865178" calcext:value-type="float">
            <text:p>2.865178</text:p>
          </table:table-cell>
          <table:table-cell office:value-type="float" office:value="2.84415" calcext:value-type="float">
            <text:p>2.84415</text:p>
          </table:table-cell>
          <table:table-cell office:value-type="float" office:value="2.984273" calcext:value-type="float">
            <text:p>2.984273</text:p>
          </table:table-cell>
          <table:table-cell office:value-type="float" office:value="2.995959" calcext:value-type="float">
            <text:p>2.995959</text:p>
          </table:table-cell>
          <table:table-cell office:value-type="float" office:value="3.27724" calcext:value-type="float">
            <text:p>3.27724</text:p>
          </table:table-cell>
          <table:table-cell office:value-type="float" office:value="3.519141" calcext:value-type="float">
            <text:p>3.519141</text:p>
          </table:table-cell>
          <table:table-cell office:value-type="float" office:value="0" calcext:value-type="float">
            <text:p>0</text:p>
          </table:table-cell>
          <table:table-cell office:value-type="float" office:value="107.4982" calcext:value-type="float">
            <text:p>107.4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6799" calcext:value-type="float">
            <text:p>3.77679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0.8741155" calcext:value-type="float">
            <text:p>0.8741155</text:p>
          </table:table-cell>
          <table:table-cell office:value-type="float" office:value="137.6612" calcext:value-type="float">
            <text:p>137.6612</text:p>
          </table:table-cell>
          <table:table-cell office:value-type="float" office:value="5" calcext:value-type="float">
            <text:p>5</text:p>
          </table:table-cell>
          <table:table-cell office:value-type="float" office:value="-2.728922" calcext:value-type="float">
            <text:p>-2.728922</text:p>
          </table:table-cell>
          <table:table-cell office:value-type="float" office:value="12.49059" calcext:value-type="float">
            <text:p>12.49059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103814" calcext:value-type="float">
            <text:p>0.0005103814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81994" calcext:value-type="float">
            <text:p>0.003481994</text:p>
          </table:table-cell>
          <table:table-cell office:value-type="float" office:value="1190.3" calcext:value-type="float">
            <text:p>1190.3</text:p>
          </table:table-cell>
          <table:table-cell office:value-type="float" office:value="1.738389" calcext:value-type="float">
            <text:p>1.738389</text:p>
          </table:table-cell>
          <table:table-cell office:value-type="float" office:value="0" calcext:value-type="float">
            <text:p>0</text:p>
          </table:table-cell>
          <table:table-cell office:value-type="float" office:value="0.4524418" calcext:value-type="float">
            <text:p>0.4524418</text:p>
          </table:table-cell>
          <table:table-cell office:value-type="float" office:value="0.2541368" calcext:value-type="float">
            <text:p>0.2541368</text:p>
          </table:table-cell>
          <table:table-cell office:value-type="float" office:value="0.2501826" calcext:value-type="float">
            <text:p>0.2501826</text:p>
          </table:table-cell>
          <table:table-cell office:value-type="float" office:value="0.09004718" calcext:value-type="float">
            <text:p>0.09004718</text:p>
          </table:table-cell>
          <table:table-cell office:value-type="float" office:value="0.07003047" calcext:value-type="float">
            <text:p>0.07003047</text:p>
          </table:table-cell>
          <table:table-cell office:value-type="float" office:value="0.03845046" calcext:value-type="float">
            <text:p>0.03845046</text:p>
          </table:table-cell>
          <table:table-cell office:value-type="float" office:value="0.03175572" calcext:value-type="float">
            <text:p>0.03175572</text:p>
          </table:table-cell>
          <table:table-cell office:value-type="float" office:value="0.05959468" calcext:value-type="float">
            <text:p>0.05959468</text:p>
          </table:table-cell>
          <table:table-cell office:value-type="float" office:value="0.09712207" calcext:value-type="float">
            <text:p>0.09712207</text:p>
          </table:table-cell>
          <table:table-cell office:value-type="float" office:value="0.09305555" calcext:value-type="float">
            <text:p>0.09305555</text:p>
          </table:table-cell>
          <table:table-cell office:value-type="float" office:value="0.09214937" calcext:value-type="float">
            <text:p>0.09214937</text:p>
          </table:table-cell>
          <table:table-cell office:value-type="float" office:value="0.0915942" calcext:value-type="float">
            <text:p>0.0915942</text:p>
          </table:table-cell>
          <table:table-cell office:value-type="float" office:value="0.09410439" calcext:value-type="float">
            <text:p>0.09410439</text:p>
          </table:table-cell>
          <table:table-cell office:value-type="float" office:value="0.09660456" calcext:value-type="float">
            <text:p>0.09660456</text:p>
          </table:table-cell>
          <table:table-cell office:value-type="float" office:value="0" calcext:value-type="float">
            <text:p>0</text:p>
          </table:table-cell>
          <table:table-cell office:value-type="float" office:value="8.535018" calcext:value-type="float">
            <text:p>8.535018</text:p>
          </table:table-cell>
          <table:table-cell office:value-type="float" office:value="8.984574" calcext:value-type="float">
            <text:p>8.984574</text:p>
          </table:table-cell>
          <table:table-cell office:value-type="float" office:value="19.36079" calcext:value-type="float">
            <text:p>19.36079</text:p>
          </table:table-cell>
          <table:table-cell office:value-type="float" office:value="3.431422" calcext:value-type="float">
            <text:p>3.431422</text:p>
          </table:table-cell>
          <table:table-cell office:value-type="float" office:value="2.587434" calcext:value-type="float">
            <text:p>2.587434</text:p>
          </table:table-cell>
          <table:table-cell office:value-type="float" office:value="1.265388" calcext:value-type="float">
            <text:p>1.265388</text:p>
          </table:table-cell>
          <table:table-cell office:value-type="float" office:value="0.9338052" calcext:value-type="float">
            <text:p>0.9338052</text:p>
          </table:table-cell>
          <table:table-cell office:value-type="float" office:value="1.903965" calcext:value-type="float">
            <text:p>1.903965</text:p>
          </table:table-cell>
          <table:table-cell office:value-type="float" office:value="2.877388" calcext:value-type="float">
            <text:p>2.877388</text:p>
          </table:table-cell>
          <table:table-cell office:value-type="float" office:value="2.855791" calcext:value-type="float">
            <text:p>2.855791</text:p>
          </table:table-cell>
          <table:table-cell office:value-type="float" office:value="2.996142" calcext:value-type="float">
            <text:p>2.996142</text:p>
          </table:table-cell>
          <table:table-cell office:value-type="float" office:value="3.007672" calcext:value-type="float">
            <text:p>3.007672</text:p>
          </table:table-cell>
          <table:table-cell office:value-type="float" office:value="3.289334" calcext:value-type="float">
            <text:p>3.289334</text:p>
          </table:table-cell>
          <table:table-cell office:value-type="float" office:value="3.531788" calcext:value-type="float">
            <text:p>3.531788</text:p>
          </table:table-cell>
          <table:table-cell office:value-type="float" office:value="0" calcext:value-type="float">
            <text:p>0</text:p>
          </table:table-cell>
          <table:table-cell office:value-type="float" office:value="121.8165" calcext:value-type="float">
            <text:p>121.8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109" calcext:value-type="float">
            <text:p>3.791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0.8717778" calcext:value-type="float">
            <text:p>0.8717778</text:p>
          </table:table-cell>
          <table:table-cell office:value-type="float" office:value="137.6491" calcext:value-type="float">
            <text:p>137.6491</text:p>
          </table:table-cell>
          <table:table-cell office:value-type="float" office:value="5" calcext:value-type="float">
            <text:p>5</text:p>
          </table:table-cell>
          <table:table-cell office:value-type="float" office:value="-2.726736" calcext:value-type="float">
            <text:p>-2.726736</text:p>
          </table:table-cell>
          <table:table-cell office:value-type="float" office:value="12.53898" calcext:value-type="float">
            <text:p>12.53898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117728" calcext:value-type="float">
            <text:p>0.0005117728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84174" calcext:value-type="float">
            <text:p>0.003484174</text:p>
          </table:table-cell>
          <table:table-cell office:value-type="float" office:value="1190.267" calcext:value-type="float">
            <text:p>1190.267</text:p>
          </table:table-cell>
          <table:table-cell office:value-type="float" office:value="1.730243" calcext:value-type="float">
            <text:p>1.730243</text:p>
          </table:table-cell>
          <table:table-cell office:value-type="float" office:value="0" calcext:value-type="float">
            <text:p>0</text:p>
          </table:table-cell>
          <table:table-cell office:value-type="float" office:value="0.3825059" calcext:value-type="float">
            <text:p>0.3825059</text:p>
          </table:table-cell>
          <table:table-cell office:value-type="float" office:value="0.2887733" calcext:value-type="float">
            <text:p>0.2887733</text:p>
          </table:table-cell>
          <table:table-cell office:value-type="float" office:value="0.2722193" calcext:value-type="float">
            <text:p>0.2722193</text:p>
          </table:table-cell>
          <table:table-cell office:value-type="float" office:value="0.1015496" calcext:value-type="float">
            <text:p>0.1015496</text:p>
          </table:table-cell>
          <table:table-cell office:value-type="float" office:value="0.07872824" calcext:value-type="float">
            <text:p>0.07872824</text:p>
          </table:table-cell>
          <table:table-cell office:value-type="float" office:value="0.04129783" calcext:value-type="float">
            <text:p>0.04129783</text:p>
          </table:table-cell>
          <table:table-cell office:value-type="float" office:value="0.03285496" calcext:value-type="float">
            <text:p>0.03285496</text:p>
          </table:table-cell>
          <table:table-cell office:value-type="float" office:value="0.05996837" calcext:value-type="float">
            <text:p>0.05996837</text:p>
          </table:table-cell>
          <table:table-cell office:value-type="float" office:value="0.09722906" calcext:value-type="float">
            <text:p>0.09722906</text:p>
          </table:table-cell>
          <table:table-cell office:value-type="float" office:value="0.09312684" calcext:value-type="float">
            <text:p>0.09312684</text:p>
          </table:table-cell>
          <table:table-cell office:value-type="float" office:value="0.09225382" calcext:value-type="float">
            <text:p>0.09225382</text:p>
          </table:table-cell>
          <table:table-cell office:value-type="float" office:value="0.09171087" calcext:value-type="float">
            <text:p>0.09171087</text:p>
          </table:table-cell>
          <table:table-cell office:value-type="float" office:value="0.0942324" calcext:value-type="float">
            <text:p>0.0942324</text:p>
          </table:table-cell>
          <table:table-cell office:value-type="float" office:value="0.09673843" calcext:value-type="float">
            <text:p>0.09673843</text:p>
          </table:table-cell>
          <table:table-cell office:value-type="float" office:value="0" calcext:value-type="float">
            <text:p>0</text:p>
          </table:table-cell>
          <table:table-cell office:value-type="float" office:value="8.584651" calcext:value-type="float">
            <text:p>8.584651</text:p>
          </table:table-cell>
          <table:table-cell office:value-type="float" office:value="9.035611" calcext:value-type="float">
            <text:p>9.035611</text:p>
          </table:table-cell>
          <table:table-cell office:value-type="float" office:value="19.38655" calcext:value-type="float">
            <text:p>19.38655</text:p>
          </table:table-cell>
          <table:table-cell office:value-type="float" office:value="3.453765" calcext:value-type="float">
            <text:p>3.453765</text:p>
          </table:table-cell>
          <table:table-cell office:value-type="float" office:value="2.605865" calcext:value-type="float">
            <text:p>2.605865</text:p>
          </table:table-cell>
          <table:table-cell office:value-type="float" office:value="1.272174" calcext:value-type="float">
            <text:p>1.272174</text:p>
          </table:table-cell>
          <table:table-cell office:value-type="float" office:value="0.9389256" calcext:value-type="float">
            <text:p>0.9389256</text:p>
          </table:table-cell>
          <table:table-cell office:value-type="float" office:value="1.913009" calcext:value-type="float">
            <text:p>1.913009</text:p>
          </table:table-cell>
          <table:table-cell office:value-type="float" office:value="2.889535" calcext:value-type="float">
            <text:p>2.889535</text:p>
          </table:table-cell>
          <table:table-cell office:value-type="float" office:value="2.867399" calcext:value-type="float">
            <text:p>2.867399</text:p>
          </table:table-cell>
          <table:table-cell office:value-type="float" office:value="3.007987" calcext:value-type="float">
            <text:p>3.007987</text:p>
          </table:table-cell>
          <table:table-cell office:value-type="float" office:value="3.019371" calcext:value-type="float">
            <text:p>3.019371</text:p>
          </table:table-cell>
          <table:table-cell office:value-type="float" office:value="3.30142" calcext:value-type="float">
            <text:p>3.30142</text:p>
          </table:table-cell>
          <table:table-cell office:value-type="float" office:value="3.544415" calcext:value-type="float">
            <text:p>3.544415</text:p>
          </table:table-cell>
          <table:table-cell office:value-type="float" office:value="0" calcext:value-type="float">
            <text:p>0</text:p>
          </table:table-cell>
          <table:table-cell office:value-type="float" office:value="130.2868" calcext:value-type="float">
            <text:p>130.2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6363" calcext:value-type="float">
            <text:p>3.8063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0.8697255" calcext:value-type="float">
            <text:p>0.8697255</text:p>
          </table:table-cell>
          <table:table-cell office:value-type="float" office:value="137.6374" calcext:value-type="float">
            <text:p>137.6374</text:p>
          </table:table-cell>
          <table:table-cell office:value-type="float" office:value="5" calcext:value-type="float">
            <text:p>5</text:p>
          </table:table-cell>
          <table:table-cell office:value-type="float" office:value="-2.724634" calcext:value-type="float">
            <text:p>-2.724634</text:p>
          </table:table-cell>
          <table:table-cell office:value-type="float" office:value="12.58748" calcext:value-type="float">
            <text:p>12.58748</text:p>
          </table:table-cell>
          <table:table-cell office:value-type="float" office:value="0.01052967" calcext:value-type="float">
            <text:p>0.01052967</text:p>
          </table:table-cell>
          <table:table-cell office:value-type="float" office:value="0.0005130185" calcext:value-type="float">
            <text:p>0.0005130185</text:p>
          </table:table-cell>
          <table:table-cell office:value-type="float" office:value="0.009443138" calcext:value-type="float">
            <text:p>0.009443138</text:p>
          </table:table-cell>
          <table:table-cell office:value-type="float" office:value="0.003486716" calcext:value-type="float">
            <text:p>0.003486716</text:p>
          </table:table-cell>
          <table:table-cell office:value-type="float" office:value="1190.234" calcext:value-type="float">
            <text:p>1190.234</text:p>
          </table:table-cell>
          <table:table-cell office:value-type="float" office:value="1.722012" calcext:value-type="float">
            <text:p>1.722012</text:p>
          </table:table-cell>
          <table:table-cell office:value-type="float" office:value="0" calcext:value-type="float">
            <text:p>0</text:p>
          </table:table-cell>
          <table:table-cell office:value-type="float" office:value="0.3017839" calcext:value-type="float">
            <text:p>0.3017839</text:p>
          </table:table-cell>
          <table:table-cell office:value-type="float" office:value="0.2888713" calcext:value-type="float">
            <text:p>0.2888713</text:p>
          </table:table-cell>
          <table:table-cell office:value-type="float" office:value="0.2804742" calcext:value-type="float">
            <text:p>0.2804742</text:p>
          </table:table-cell>
          <table:table-cell office:value-type="float" office:value="0.1064425" calcext:value-type="float">
            <text:p>0.1064425</text:p>
          </table:table-cell>
          <table:table-cell office:value-type="float" office:value="0.08310805" calcext:value-type="float">
            <text:p>0.08310805</text:p>
          </table:table-cell>
          <table:table-cell office:value-type="float" office:value="0.04274556" calcext:value-type="float">
            <text:p>0.04274556</text:p>
          </table:table-cell>
          <table:table-cell office:value-type="float" office:value="0.033596" calcext:value-type="float">
            <text:p>0.033596</text:p>
          </table:table-cell>
          <table:table-cell office:value-type="float" office:value="0.06045042" calcext:value-type="float">
            <text:p>0.06045042</text:p>
          </table:table-cell>
          <table:table-cell office:value-type="float" office:value="0.09744596" calcext:value-type="float">
            <text:p>0.09744596</text:p>
          </table:table-cell>
          <table:table-cell office:value-type="float" office:value="0.09323329" calcext:value-type="float">
            <text:p>0.09323329</text:p>
          </table:table-cell>
          <table:table-cell office:value-type="float" office:value="0.09237589" calcext:value-type="float">
            <text:p>0.09237589</text:p>
          </table:table-cell>
          <table:table-cell office:value-type="float" office:value="0.09183428" calcext:value-type="float">
            <text:p>0.09183428</text:p>
          </table:table-cell>
          <table:table-cell office:value-type="float" office:value="0.09436021" calcext:value-type="float">
            <text:p>0.09436021</text:p>
          </table:table-cell>
          <table:table-cell office:value-type="float" office:value="0.09687229" calcext:value-type="float">
            <text:p>0.09687229</text:p>
          </table:table-cell>
          <table:table-cell office:value-type="float" office:value="0" calcext:value-type="float">
            <text:p>0</text:p>
          </table:table-cell>
          <table:table-cell office:value-type="float" office:value="8.623135" calcext:value-type="float">
            <text:p>8.623135</text:p>
          </table:table-cell>
          <table:table-cell office:value-type="float" office:value="9.086407" calcext:value-type="float">
            <text:p>9.086407</text:p>
          </table:table-cell>
          <table:table-cell office:value-type="float" office:value="19.41472" calcext:value-type="float">
            <text:p>19.41472</text:p>
          </table:table-cell>
          <table:table-cell office:value-type="float" office:value="3.477302" calcext:value-type="float">
            <text:p>3.477302</text:p>
          </table:table-cell>
          <table:table-cell office:value-type="float" office:value="2.625561" calcext:value-type="float">
            <text:p>2.625561</text:p>
          </table:table-cell>
          <table:table-cell office:value-type="float" office:value="1.27928" calcext:value-type="float">
            <text:p>1.27928</text:p>
          </table:table-cell>
          <table:table-cell office:value-type="float" office:value="0.9441589" calcext:value-type="float">
            <text:p>0.9441589</text:p>
          </table:table-cell>
          <table:table-cell office:value-type="float" office:value="1.922093" calcext:value-type="float">
            <text:p>1.922093</text:p>
          </table:table-cell>
          <table:table-cell office:value-type="float" office:value="2.901642" calcext:value-type="float">
            <text:p>2.901642</text:p>
          </table:table-cell>
          <table:table-cell office:value-type="float" office:value="2.878979" calcext:value-type="float">
            <text:p>2.878979</text:p>
          </table:table-cell>
          <table:table-cell office:value-type="float" office:value="3.019809" calcext:value-type="float">
            <text:p>3.019809</text:p>
          </table:table-cell>
          <table:table-cell office:value-type="float" office:value="3.031059" calcext:value-type="float">
            <text:p>3.031059</text:p>
          </table:table-cell>
          <table:table-cell office:value-type="float" office:value="3.313495" calcext:value-type="float">
            <text:p>3.313495</text:p>
          </table:table-cell>
          <table:table-cell office:value-type="float" office:value="3.557037" calcext:value-type="float">
            <text:p>3.557037</text:p>
          </table:table-cell>
          <table:table-cell office:value-type="float" office:value="0" calcext:value-type="float">
            <text:p>0</text:p>
          </table:table-cell>
          <table:table-cell office:value-type="float" office:value="126.4192" calcext:value-type="float">
            <text:p>126.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1012" calcext:value-type="float">
            <text:p>3.8210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0.8677121" calcext:value-type="float">
            <text:p>0.8677121</text:p>
          </table:table-cell>
          <table:table-cell office:value-type="float" office:value="137.6263" calcext:value-type="float">
            <text:p>137.6263</text:p>
          </table:table-cell>
          <table:table-cell office:value-type="float" office:value="5" calcext:value-type="float">
            <text:p>5</text:p>
          </table:table-cell>
          <table:table-cell office:value-type="float" office:value="-2.722743" calcext:value-type="float">
            <text:p>-2.722743</text:p>
          </table:table-cell>
          <table:table-cell office:value-type="float" office:value="12.63544" calcext:value-type="float">
            <text:p>12.63544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149497" calcext:value-type="float">
            <text:p>0.0005149497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7657" calcext:value-type="float">
            <text:p>0.003597657</text:p>
          </table:table-cell>
          <table:table-cell office:value-type="float" office:value="1190.201" calcext:value-type="float">
            <text:p>1190.201</text:p>
          </table:table-cell>
          <table:table-cell office:value-type="float" office:value="1.71503" calcext:value-type="float">
            <text:p>1.71503</text:p>
          </table:table-cell>
          <table:table-cell office:value-type="float" office:value="0" calcext:value-type="float">
            <text:p>0</text:p>
          </table:table-cell>
          <table:table-cell office:value-type="float" office:value="0.1050723" calcext:value-type="float">
            <text:p>0.1050723</text:p>
          </table:table-cell>
          <table:table-cell office:value-type="float" office:value="0.1682833" calcext:value-type="float">
            <text:p>0.1682833</text:p>
          </table:table-cell>
          <table:table-cell office:value-type="float" office:value="0.2430994" calcext:value-type="float">
            <text:p>0.2430994</text:p>
          </table:table-cell>
          <table:table-cell office:value-type="float" office:value="0.09116421" calcext:value-type="float">
            <text:p>0.09116421</text:p>
          </table:table-cell>
          <table:table-cell office:value-type="float" office:value="0.07515541" calcext:value-type="float">
            <text:p>0.07515541</text:p>
          </table:table-cell>
          <table:table-cell office:value-type="float" office:value="0.04155465" calcext:value-type="float">
            <text:p>0.04155465</text:p>
          </table:table-cell>
          <table:table-cell office:value-type="float" office:value="0.03009329" calcext:value-type="float">
            <text:p>0.03009329</text:p>
          </table:table-cell>
          <table:table-cell office:value-type="float" office:value="0.06024767" calcext:value-type="float">
            <text:p>0.06024767</text:p>
          </table:table-cell>
          <table:table-cell office:value-type="float" office:value="0.09754486" calcext:value-type="float">
            <text:p>0.09754486</text:p>
          </table:table-cell>
          <table:table-cell office:value-type="float" office:value="0.09330033" calcext:value-type="float">
            <text:p>0.09330033</text:p>
          </table:table-cell>
          <table:table-cell office:value-type="float" office:value="0.09245177" calcext:value-type="float">
            <text:p>0.09245177</text:p>
          </table:table-cell>
          <table:table-cell office:value-type="float" office:value="0.09193055" calcext:value-type="float">
            <text:p>0.09193055</text:p>
          </table:table-cell>
          <table:table-cell office:value-type="float" office:value="0.09448483" calcext:value-type="float">
            <text:p>0.09448483</text:p>
          </table:table-cell>
          <table:table-cell office:value-type="float" office:value="0.09700609" calcext:value-type="float">
            <text:p>0.09700609</text:p>
          </table:table-cell>
          <table:table-cell office:value-type="float" office:value="0" calcext:value-type="float">
            <text:p>0</text:p>
          </table:table-cell>
          <table:table-cell office:value-type="float" office:value="8.648149" calcext:value-type="float">
            <text:p>8.648149</text:p>
          </table:table-cell>
          <table:table-cell office:value-type="float" office:value="9.137528" calcext:value-type="float">
            <text:p>9.137528</text:p>
          </table:table-cell>
          <table:table-cell office:value-type="float" office:value="19.43908" calcext:value-type="float">
            <text:p>19.43908</text:p>
          </table:table-cell>
          <table:table-cell office:value-type="float" office:value="3.499141" calcext:value-type="float">
            <text:p>3.499141</text:p>
          </table:table-cell>
          <table:table-cell office:value-type="float" office:value="2.644806" calcext:value-type="float">
            <text:p>2.644806</text:p>
          </table:table-cell>
          <table:table-cell office:value-type="float" office:value="1.286347" calcext:value-type="float">
            <text:p>1.286347</text:p>
          </table:table-cell>
          <table:table-cell office:value-type="float" office:value="0.9491927" calcext:value-type="float">
            <text:p>0.9491927</text:p>
          </table:table-cell>
          <table:table-cell office:value-type="float" office:value="1.931214" calcext:value-type="float">
            <text:p>1.931214</text:p>
          </table:table-cell>
          <table:table-cell office:value-type="float" office:value="2.913715" calcext:value-type="float">
            <text:p>2.913715</text:p>
          </table:table-cell>
          <table:table-cell office:value-type="float" office:value="2.89053" calcext:value-type="float">
            <text:p>2.89053</text:p>
          </table:table-cell>
          <table:table-cell office:value-type="float" office:value="3.031607" calcext:value-type="float">
            <text:p>3.031607</text:p>
          </table:table-cell>
          <table:table-cell office:value-type="float" office:value="3.042724" calcext:value-type="float">
            <text:p>3.042724</text:p>
          </table:table-cell>
          <table:table-cell office:value-type="float" office:value="3.325508" calcext:value-type="float">
            <text:p>3.325508</text:p>
          </table:table-cell>
          <table:table-cell office:value-type="float" office:value="3.569632" calcext:value-type="float">
            <text:p>3.569632</text:p>
          </table:table-cell>
          <table:table-cell office:value-type="float" office:value="0" calcext:value-type="float">
            <text:p>0</text:p>
          </table:table-cell>
          <table:table-cell office:value-type="float" office:value="42.30959" calcext:value-type="float">
            <text:p>42.30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4858" calcext:value-type="float">
            <text:p>3.8348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0.8663087" calcext:value-type="float">
            <text:p>0.8663087</text:p>
          </table:table-cell>
          <table:table-cell office:value-type="float" office:value="137.616" calcext:value-type="float">
            <text:p>137.616</text:p>
          </table:table-cell>
          <table:table-cell office:value-type="float" office:value="5" calcext:value-type="float">
            <text:p>5</text:p>
          </table:table-cell>
          <table:table-cell office:value-type="float" office:value="-2.720858" calcext:value-type="float">
            <text:p>-2.720858</text:p>
          </table:table-cell>
          <table:table-cell office:value-type="float" office:value="12.68228" calcext:value-type="float">
            <text:p>12.68228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163355" calcext:value-type="float">
            <text:p>0.0005163355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5254" calcext:value-type="float">
            <text:p>0.003595254</text:p>
          </table:table-cell>
          <table:table-cell office:value-type="float" office:value="1190.167" calcext:value-type="float">
            <text:p>1190.167</text:p>
          </table:table-cell>
          <table:table-cell office:value-type="float" office:value="1.711616" calcext:value-type="float">
            <text:p>1.711616</text:p>
          </table:table-cell>
          <table:table-cell office:value-type="float" office:value="0" calcext:value-type="float">
            <text:p>0</text:p>
          </table:table-cell>
          <table:table-cell office:value-type="float" office:value="0.1151056" calcext:value-type="float">
            <text:p>0.1151056</text:p>
          </table:table-cell>
          <table:table-cell office:value-type="float" office:value="0.1483766" calcext:value-type="float">
            <text:p>0.1483766</text:p>
          </table:table-cell>
          <table:table-cell office:value-type="float" office:value="0.2258804" calcext:value-type="float">
            <text:p>0.2258804</text:p>
          </table:table-cell>
          <table:table-cell office:value-type="float" office:value="0.08879622" calcext:value-type="float">
            <text:p>0.08879622</text:p>
          </table:table-cell>
          <table:table-cell office:value-type="float" office:value="0.07105589" calcext:value-type="float">
            <text:p>0.07105589</text:p>
          </table:table-cell>
          <table:table-cell office:value-type="float" office:value="0.04009748" calcext:value-type="float">
            <text:p>0.04009748</text:p>
          </table:table-cell>
          <table:table-cell office:value-type="float" office:value="0.03126857" calcext:value-type="float">
            <text:p>0.03126857</text:p>
          </table:table-cell>
          <table:table-cell office:value-type="float" office:value="0.060284" calcext:value-type="float">
            <text:p>0.060284</text:p>
          </table:table-cell>
          <table:table-cell office:value-type="float" office:value="0.09765195" calcext:value-type="float">
            <text:p>0.09765195</text:p>
          </table:table-cell>
          <table:table-cell office:value-type="float" office:value="0.09341376" calcext:value-type="float">
            <text:p>0.09341376</text:p>
          </table:table-cell>
          <table:table-cell office:value-type="float" office:value="0.09256631" calcext:value-type="float">
            <text:p>0.09256631</text:p>
          </table:table-cell>
          <table:table-cell office:value-type="float" office:value="0.092048" calcext:value-type="float">
            <text:p>0.092048</text:p>
          </table:table-cell>
          <table:table-cell office:value-type="float" office:value="0.09461376" calcext:value-type="float">
            <text:p>0.09461376</text:p>
          </table:table-cell>
          <table:table-cell office:value-type="float" office:value="0.09713978" calcext:value-type="float">
            <text:p>0.09713978</text:p>
          </table:table-cell>
          <table:table-cell office:value-type="float" office:value="0" calcext:value-type="float">
            <text:p>0</text:p>
          </table:table-cell>
          <table:table-cell office:value-type="float" office:value="8.667027" calcext:value-type="float">
            <text:p>8.667027</text:p>
          </table:table-cell>
          <table:table-cell office:value-type="float" office:value="9.176577" calcext:value-type="float">
            <text:p>9.176577</text:p>
          </table:table-cell>
          <table:table-cell office:value-type="float" office:value="19.45711" calcext:value-type="float">
            <text:p>19.45711</text:p>
          </table:table-cell>
          <table:table-cell office:value-type="float" office:value="3.518895" calcext:value-type="float">
            <text:p>3.518895</text:p>
          </table:table-cell>
          <table:table-cell office:value-type="float" office:value="2.662083" calcext:value-type="float">
            <text:p>2.662083</text:p>
          </table:table-cell>
          <table:table-cell office:value-type="float" office:value="1.293097" calcext:value-type="float">
            <text:p>1.293097</text:p>
          </table:table-cell>
          <table:table-cell office:value-type="float" office:value="0.95417" calcext:value-type="float">
            <text:p>0.95417</text:p>
          </table:table-cell>
          <table:table-cell office:value-type="float" office:value="1.940358" calcext:value-type="float">
            <text:p>1.940358</text:p>
          </table:table-cell>
          <table:table-cell office:value-type="float" office:value="2.925779" calcext:value-type="float">
            <text:p>2.925779</text:p>
          </table:table-cell>
          <table:table-cell office:value-type="float" office:value="2.902059" calcext:value-type="float">
            <text:p>2.902059</text:p>
          </table:table-cell>
          <table:table-cell office:value-type="float" office:value="3.043393" calcext:value-type="float">
            <text:p>3.043393</text:p>
          </table:table-cell>
          <table:table-cell office:value-type="float" office:value="3.054374" calcext:value-type="float">
            <text:p>3.054374</text:p>
          </table:table-cell>
          <table:table-cell office:value-type="float" office:value="3.337501" calcext:value-type="float">
            <text:p>3.337501</text:p>
          </table:table-cell>
          <table:table-cell office:value-type="float" office:value="3.582216" calcext:value-type="float">
            <text:p>3.582216</text:p>
          </table:table-cell>
          <table:table-cell office:value-type="float" office:value="0" calcext:value-type="float">
            <text:p>0</text:p>
          </table:table-cell>
          <table:table-cell office:value-type="float" office:value="74.73888" calcext:value-type="float">
            <text:p>74.73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7446" calcext:value-type="float">
            <text:p>3.84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0.865761" calcext:value-type="float">
            <text:p>0.865761</text:p>
          </table:table-cell>
          <table:table-cell office:value-type="float" office:value="137.6058" calcext:value-type="float">
            <text:p>137.6058</text:p>
          </table:table-cell>
          <table:table-cell office:value-type="float" office:value="5" calcext:value-type="float">
            <text:p>5</text:p>
          </table:table-cell>
          <table:table-cell office:value-type="float" office:value="-2.718426" calcext:value-type="float">
            <text:p>-2.718426</text:p>
          </table:table-cell>
          <table:table-cell office:value-type="float" office:value="12.72845" calcext:value-type="float">
            <text:p>12.72845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177222" calcext:value-type="float">
            <text:p>0.0005177222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3777" calcext:value-type="float">
            <text:p>0.003593777</text:p>
          </table:table-cell>
          <table:table-cell office:value-type="float" office:value="1190.135" calcext:value-type="float">
            <text:p>1190.135</text:p>
          </table:table-cell>
          <table:table-cell office:value-type="float" office:value="1.708283" calcext:value-type="float">
            <text:p>1.708283</text:p>
          </table:table-cell>
          <table:table-cell office:value-type="float" office:value="0" calcext:value-type="float">
            <text:p>0</text:p>
          </table:table-cell>
          <table:table-cell office:value-type="float" office:value="0.1684207" calcext:value-type="float">
            <text:p>0.1684207</text:p>
          </table:table-cell>
          <table:table-cell office:value-type="float" office:value="0.1674661" calcext:value-type="float">
            <text:p>0.1674661</text:p>
          </table:table-cell>
          <table:table-cell office:value-type="float" office:value="0.219716" calcext:value-type="float">
            <text:p>0.219716</text:p>
          </table:table-cell>
          <table:table-cell office:value-type="float" office:value="0.08990473" calcext:value-type="float">
            <text:p>0.08990473</text:p>
          </table:table-cell>
          <table:table-cell office:value-type="float" office:value="0.06993487" calcext:value-type="float">
            <text:p>0.06993487</text:p>
          </table:table-cell>
          <table:table-cell office:value-type="float" office:value="0.03940883" calcext:value-type="float">
            <text:p>0.03940883</text:p>
          </table:table-cell>
          <table:table-cell office:value-type="float" office:value="0.03181882" calcext:value-type="float">
            <text:p>0.03181882</text:p>
          </table:table-cell>
          <table:table-cell office:value-type="float" office:value="0.06024673" calcext:value-type="float">
            <text:p>0.06024673</text:p>
          </table:table-cell>
          <table:table-cell office:value-type="float" office:value="0.09777898" calcext:value-type="float">
            <text:p>0.09777898</text:p>
          </table:table-cell>
          <table:table-cell office:value-type="float" office:value="0.09354406" calcext:value-type="float">
            <text:p>0.09354406</text:p>
          </table:table-cell>
          <table:table-cell office:value-type="float" office:value="0.09269854" calcext:value-type="float">
            <text:p>0.09269854</text:p>
          </table:table-cell>
          <table:table-cell office:value-type="float" office:value="0.09217459" calcext:value-type="float">
            <text:p>0.09217459</text:p>
          </table:table-cell>
          <table:table-cell office:value-type="float" office:value="0.09474134" calcext:value-type="float">
            <text:p>0.09474134</text:p>
          </table:table-cell>
          <table:table-cell office:value-type="float" office:value="0.09727316" calcext:value-type="float">
            <text:p>0.09727316</text:p>
          </table:table-cell>
          <table:table-cell office:value-type="float" office:value="0" calcext:value-type="float">
            <text:p>0</text:p>
          </table:table-cell>
          <table:table-cell office:value-type="float" office:value="8.688356" calcext:value-type="float">
            <text:p>8.688356</text:p>
          </table:table-cell>
          <table:table-cell office:value-type="float" office:value="9.20596" calcext:value-type="float">
            <text:p>9.20596</text:p>
          </table:table-cell>
          <table:table-cell office:value-type="float" office:value="19.47165" calcext:value-type="float">
            <text:p>19.47165</text:p>
          </table:table-cell>
          <table:table-cell office:value-type="float" office:value="3.538878" calcext:value-type="float">
            <text:p>3.538878</text:p>
          </table:table-cell>
          <table:table-cell office:value-type="float" office:value="2.678456" calcext:value-type="float">
            <text:p>2.678456</text:p>
          </table:table-cell>
          <table:table-cell office:value-type="float" office:value="1.299585" calcext:value-type="float">
            <text:p>1.299585</text:p>
          </table:table-cell>
          <table:table-cell office:value-type="float" office:value="0.9591284" calcext:value-type="float">
            <text:p>0.9591284</text:p>
          </table:table-cell>
          <table:table-cell office:value-type="float" office:value="1.949443" calcext:value-type="float">
            <text:p>1.949443</text:p>
          </table:table-cell>
          <table:table-cell office:value-type="float" office:value="2.937823" calcext:value-type="float">
            <text:p>2.937823</text:p>
          </table:table-cell>
          <table:table-cell office:value-type="float" office:value="2.91357" calcext:value-type="float">
            <text:p>2.91357</text:p>
          </table:table-cell>
          <table:table-cell office:value-type="float" office:value="3.055158" calcext:value-type="float">
            <text:p>3.055158</text:p>
          </table:table-cell>
          <table:table-cell office:value-type="float" office:value="3.066006" calcext:value-type="float">
            <text:p>3.066006</text:p>
          </table:table-cell>
          <table:table-cell office:value-type="float" office:value="3.349479" calcext:value-type="float">
            <text:p>3.349479</text:p>
          </table:table-cell>
          <table:table-cell office:value-type="float" office:value="3.594792" calcext:value-type="float">
            <text:p>3.594792</text:p>
          </table:table-cell>
          <table:table-cell office:value-type="float" office:value="0" calcext:value-type="float">
            <text:p>0</text:p>
          </table:table-cell>
          <table:table-cell office:value-type="float" office:value="65.2269" calcext:value-type="float">
            <text:p>65.2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9579" calcext:value-type="float">
            <text:p>3.8595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0.8656669" calcext:value-type="float">
            <text:p>0.8656669</text:p>
          </table:table-cell>
          <table:table-cell office:value-type="float" office:value="137.5954" calcext:value-type="float">
            <text:p>137.5954</text:p>
          </table:table-cell>
          <table:table-cell office:value-type="float" office:value="5" calcext:value-type="float">
            <text:p>5</text:p>
          </table:table-cell>
          <table:table-cell office:value-type="float" office:value="-2.71565" calcext:value-type="float">
            <text:p>-2.71565</text:p>
          </table:table-cell>
          <table:table-cell office:value-type="float" office:value="12.77469" calcext:value-type="float">
            <text:p>12.77469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191136" calcext:value-type="float">
            <text:p>0.0005191136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3062" calcext:value-type="float">
            <text:p>0.003593062</text:p>
          </table:table-cell>
          <table:table-cell office:value-type="float" office:value="1190.102" calcext:value-type="float">
            <text:p>1190.102</text:p>
          </table:table-cell>
          <table:table-cell office:value-type="float" office:value="1.704175" calcext:value-type="float">
            <text:p>1.704175</text:p>
          </table:table-cell>
          <table:table-cell office:value-type="float" office:value="0" calcext:value-type="float">
            <text:p>0</text:p>
          </table:table-cell>
          <table:table-cell office:value-type="float" office:value="0.1916945" calcext:value-type="float">
            <text:p>0.1916945</text:p>
          </table:table-cell>
          <table:table-cell office:value-type="float" office:value="0.1933522" calcext:value-type="float">
            <text:p>0.1933522</text:p>
          </table:table-cell>
          <table:table-cell office:value-type="float" office:value="0.2311037" calcext:value-type="float">
            <text:p>0.2311037</text:p>
          </table:table-cell>
          <table:table-cell office:value-type="float" office:value="0.08858859" calcext:value-type="float">
            <text:p>0.08858859</text:p>
          </table:table-cell>
          <table:table-cell office:value-type="float" office:value="0.07083692" calcext:value-type="float">
            <text:p>0.07083692</text:p>
          </table:table-cell>
          <table:table-cell office:value-type="float" office:value="0.03943504" calcext:value-type="float">
            <text:p>0.03943504</text:p>
          </table:table-cell>
          <table:table-cell office:value-type="float" office:value="0.03211143" calcext:value-type="float">
            <text:p>0.03211143</text:p>
          </table:table-cell>
          <table:table-cell office:value-type="float" office:value="0.06021285" calcext:value-type="float">
            <text:p>0.06021285</text:p>
          </table:table-cell>
          <table:table-cell office:value-type="float" office:value="0.09790652" calcext:value-type="float">
            <text:p>0.09790652</text:p>
          </table:table-cell>
          <table:table-cell office:value-type="float" office:value="0.09367297" calcext:value-type="float">
            <text:p>0.09367297</text:p>
          </table:table-cell>
          <table:table-cell office:value-type="float" office:value="0.09283412" calcext:value-type="float">
            <text:p>0.09283412</text:p>
          </table:table-cell>
          <table:table-cell office:value-type="float" office:value="0.09230415" calcext:value-type="float">
            <text:p>0.09230415</text:p>
          </table:table-cell>
          <table:table-cell office:value-type="float" office:value="0.09486862" calcext:value-type="float">
            <text:p>0.09486862</text:p>
          </table:table-cell>
          <table:table-cell office:value-type="float" office:value="0.09740617" calcext:value-type="float">
            <text:p>0.09740617</text:p>
          </table:table-cell>
          <table:table-cell office:value-type="float" office:value="0" calcext:value-type="float">
            <text:p>0</text:p>
          </table:table-cell>
          <table:table-cell office:value-type="float" office:value="8.710156" calcext:value-type="float">
            <text:p>8.710156</text:p>
          </table:table-cell>
          <table:table-cell office:value-type="float" office:value="9.238513" calcext:value-type="float">
            <text:p>9.238513</text:p>
          </table:table-cell>
          <table:table-cell office:value-type="float" office:value="19.48726" calcext:value-type="float">
            <text:p>19.48726</text:p>
          </table:table-cell>
          <table:table-cell office:value-type="float" office:value="3.558666" calcext:value-type="float">
            <text:p>3.558666</text:p>
          </table:table-cell>
          <table:table-cell office:value-type="float" office:value="2.694621" calcext:value-type="float">
            <text:p>2.694621</text:p>
          </table:table-cell>
          <table:table-cell office:value-type="float" office:value="1.305931" calcext:value-type="float">
            <text:p>1.305931</text:p>
          </table:table-cell>
          <table:table-cell office:value-type="float" office:value="0.9640625" calcext:value-type="float">
            <text:p>0.9640625</text:p>
          </table:table-cell>
          <table:table-cell office:value-type="float" office:value="1.958439" calcext:value-type="float">
            <text:p>1.958439</text:p>
          </table:table-cell>
          <table:table-cell office:value-type="float" office:value="2.949839" calcext:value-type="float">
            <text:p>2.949839</text:p>
          </table:table-cell>
          <table:table-cell office:value-type="float" office:value="2.925064" calcext:value-type="float">
            <text:p>2.925064</text:p>
          </table:table-cell>
          <table:table-cell office:value-type="float" office:value="3.066914" calcext:value-type="float">
            <text:p>3.066914</text:p>
          </table:table-cell>
          <table:table-cell office:value-type="float" office:value="3.077632" calcext:value-type="float">
            <text:p>3.077632</text:p>
          </table:table-cell>
          <table:table-cell office:value-type="float" office:value="3.361457" calcext:value-type="float">
            <text:p>3.361457</text:p>
          </table:table-cell>
          <table:table-cell office:value-type="float" office:value="3.607337" calcext:value-type="float">
            <text:p>3.607337</text:p>
          </table:table-cell>
          <table:table-cell office:value-type="float" office:value="0" calcext:value-type="float">
            <text:p>0</text:p>
          </table:table-cell>
          <table:table-cell office:value-type="float" office:value="37.10521" calcext:value-type="float">
            <text:p>37.10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1686" calcext:value-type="float">
            <text:p>3.8716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0.8652694" calcext:value-type="float">
            <text:p>0.8652694</text:p>
          </table:table-cell>
          <table:table-cell office:value-type="float" office:value="137.5851" calcext:value-type="float">
            <text:p>137.5851</text:p>
          </table:table-cell>
          <table:table-cell office:value-type="float" office:value="5" calcext:value-type="float">
            <text:p>5</text:p>
          </table:table-cell>
          <table:table-cell office:value-type="float" office:value="-2.713143" calcext:value-type="float">
            <text:p>-2.713143</text:p>
          </table:table-cell>
          <table:table-cell office:value-type="float" office:value="12.82096" calcext:value-type="float">
            <text:p>12.82096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20505" calcext:value-type="float">
            <text:p>0.000520505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296" calcext:value-type="float">
            <text:p>0.00359296</text:p>
          </table:table-cell>
          <table:table-cell office:value-type="float" office:value="1190.069" calcext:value-type="float">
            <text:p>1190.069</text:p>
          </table:table-cell>
          <table:table-cell office:value-type="float" office:value="1.69863" calcext:value-type="float">
            <text:p>1.69863</text:p>
          </table:table-cell>
          <table:table-cell office:value-type="float" office:value="0" calcext:value-type="float">
            <text:p>0</text:p>
          </table:table-cell>
          <table:table-cell office:value-type="float" office:value="0.2846548" calcext:value-type="float">
            <text:p>0.2846548</text:p>
          </table:table-cell>
          <table:table-cell office:value-type="float" office:value="0.2182194" calcext:value-type="float">
            <text:p>0.2182194</text:p>
          </table:table-cell>
          <table:table-cell office:value-type="float" office:value="0.2409429" calcext:value-type="float">
            <text:p>0.2409429</text:p>
          </table:table-cell>
          <table:table-cell office:value-type="float" office:value="0.09012276" calcext:value-type="float">
            <text:p>0.09012276</text:p>
          </table:table-cell>
          <table:table-cell office:value-type="float" office:value="0.07234684" calcext:value-type="float">
            <text:p>0.07234684</text:p>
          </table:table-cell>
          <table:table-cell office:value-type="float" office:value="0.03947865" calcext:value-type="float">
            <text:p>0.03947865</text:p>
          </table:table-cell>
          <table:table-cell office:value-type="float" office:value="0.03224169" calcext:value-type="float">
            <text:p>0.03224169</text:p>
          </table:table-cell>
          <table:table-cell office:value-type="float" office:value="0.06022261" calcext:value-type="float">
            <text:p>0.06022261</text:p>
          </table:table-cell>
          <table:table-cell office:value-type="float" office:value="0.09802211" calcext:value-type="float">
            <text:p>0.09802211</text:p>
          </table:table-cell>
          <table:table-cell office:value-type="float" office:value="0.09379482" calcext:value-type="float">
            <text:p>0.09379482</text:p>
          </table:table-cell>
          <table:table-cell office:value-type="float" office:value="0.09296717" calcext:value-type="float">
            <text:p>0.09296717</text:p>
          </table:table-cell>
          <table:table-cell office:value-type="float" office:value="0.09243399" calcext:value-type="float">
            <text:p>0.09243399</text:p>
          </table:table-cell>
          <table:table-cell office:value-type="float" office:value="0.09499542" calcext:value-type="float">
            <text:p>0.09499542</text:p>
          </table:table-cell>
          <table:table-cell office:value-type="float" office:value="0.09753922" calcext:value-type="float">
            <text:p>0.09753922</text:p>
          </table:table-cell>
          <table:table-cell office:value-type="float" office:value="0" calcext:value-type="float">
            <text:p>0</text:p>
          </table:table-cell>
          <table:table-cell office:value-type="float" office:value="8.733461" calcext:value-type="float">
            <text:p>8.733461</text:p>
          </table:table-cell>
          <table:table-cell office:value-type="float" office:value="9.273078" calcext:value-type="float">
            <text:p>9.273078</text:p>
          </table:table-cell>
          <table:table-cell office:value-type="float" office:value="19.50455" calcext:value-type="float">
            <text:p>19.50455</text:p>
          </table:table-cell>
          <table:table-cell office:value-type="float" office:value="3.577325" calcext:value-type="float">
            <text:p>3.577325</text:p>
          </table:table-cell>
          <table:table-cell office:value-type="float" office:value="2.710624" calcext:value-type="float">
            <text:p>2.710624</text:p>
          </table:table-cell>
          <table:table-cell office:value-type="float" office:value="1.312194" calcext:value-type="float">
            <text:p>1.312194</text:p>
          </table:table-cell>
          <table:table-cell office:value-type="float" office:value="0.9689587" calcext:value-type="float">
            <text:p>0.9689587</text:p>
          </table:table-cell>
          <table:table-cell office:value-type="float" office:value="1.967358" calcext:value-type="float">
            <text:p>1.967358</text:p>
          </table:table-cell>
          <table:table-cell office:value-type="float" office:value="2.961816" calcext:value-type="float">
            <text:p>2.961816</text:p>
          </table:table-cell>
          <table:table-cell office:value-type="float" office:value="2.936539" calcext:value-type="float">
            <text:p>2.936539</text:p>
          </table:table-cell>
          <table:table-cell office:value-type="float" office:value="3.078651" calcext:value-type="float">
            <text:p>3.078651</text:p>
          </table:table-cell>
          <table:table-cell office:value-type="float" office:value="3.089244" calcext:value-type="float">
            <text:p>3.089244</text:p>
          </table:table-cell>
          <table:table-cell office:value-type="float" office:value="3.373436" calcext:value-type="float">
            <text:p>3.373436</text:p>
          </table:table-cell>
          <table:table-cell office:value-type="float" office:value="3.619878" calcext:value-type="float">
            <text:p>3.619878</text:p>
          </table:table-cell>
          <table:table-cell office:value-type="float" office:value="0" calcext:value-type="float">
            <text:p>0</text:p>
          </table:table-cell>
          <table:table-cell office:value-type="float" office:value="18.09661" calcext:value-type="float">
            <text:p>18.09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3708" calcext:value-type="float">
            <text:p>3.8837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0.8656315" calcext:value-type="float">
            <text:p>0.8656315</text:p>
          </table:table-cell>
          <table:table-cell office:value-type="float" office:value="137.5742" calcext:value-type="float">
            <text:p>137.5742</text:p>
          </table:table-cell>
          <table:table-cell office:value-type="float" office:value="5" calcext:value-type="float">
            <text:p>5</text:p>
          </table:table-cell>
          <table:table-cell office:value-type="float" office:value="-2.709343" calcext:value-type="float">
            <text:p>-2.709343</text:p>
          </table:table-cell>
          <table:table-cell office:value-type="float" office:value="12.86771" calcext:value-type="float">
            <text:p>12.86771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218964" calcext:value-type="float">
            <text:p>0.0005218964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3331" calcext:value-type="float">
            <text:p>0.003593331</text:p>
          </table:table-cell>
          <table:table-cell office:value-type="float" office:value="1190.037" calcext:value-type="float">
            <text:p>1190.037</text:p>
          </table:table-cell>
          <table:table-cell office:value-type="float" office:value="1.691311" calcext:value-type="float">
            <text:p>1.691311</text:p>
          </table:table-cell>
          <table:table-cell office:value-type="float" office:value="0" calcext:value-type="float">
            <text:p>0</text:p>
          </table:table-cell>
          <table:table-cell office:value-type="float" office:value="0.3757269" calcext:value-type="float">
            <text:p>0.3757269</text:p>
          </table:table-cell>
          <table:table-cell office:value-type="float" office:value="0.2639377" calcext:value-type="float">
            <text:p>0.2639377</text:p>
          </table:table-cell>
          <table:table-cell office:value-type="float" office:value="0.2676551" calcext:value-type="float">
            <text:p>0.2676551</text:p>
          </table:table-cell>
          <table:table-cell office:value-type="float" office:value="0.1017919" calcext:value-type="float">
            <text:p>0.1017919</text:p>
          </table:table-cell>
          <table:table-cell office:value-type="float" office:value="0.08079369" calcext:value-type="float">
            <text:p>0.08079369</text:p>
          </table:table-cell>
          <table:table-cell office:value-type="float" office:value="0.04112011" calcext:value-type="float">
            <text:p>0.04112011</text:p>
          </table:table-cell>
          <table:table-cell office:value-type="float" office:value="0.03276471" calcext:value-type="float">
            <text:p>0.03276471</text:p>
          </table:table-cell>
          <table:table-cell office:value-type="float" office:value="0.06035802" calcext:value-type="float">
            <text:p>0.06035802</text:p>
          </table:table-cell>
          <table:table-cell office:value-type="float" office:value="0.09815215" calcext:value-type="float">
            <text:p>0.09815215</text:p>
          </table:table-cell>
          <table:table-cell office:value-type="float" office:value="0.09392371" calcext:value-type="float">
            <text:p>0.09392371</text:p>
          </table:table-cell>
          <table:table-cell office:value-type="float" office:value="0.0931088" calcext:value-type="float">
            <text:p>0.0931088</text:p>
          </table:table-cell>
          <table:table-cell office:value-type="float" office:value="0.09256927" calcext:value-type="float">
            <text:p>0.09256927</text:p>
          </table:table-cell>
          <table:table-cell office:value-type="float" office:value="0.09512233" calcext:value-type="float">
            <text:p>0.09512233</text:p>
          </table:table-cell>
          <table:table-cell office:value-type="float" office:value="0.09767213" calcext:value-type="float">
            <text:p>0.09767213</text:p>
          </table:table-cell>
          <table:table-cell office:value-type="float" office:value="0" calcext:value-type="float">
            <text:p>0</text:p>
          </table:table-cell>
          <table:table-cell office:value-type="float" office:value="8.769347" calcext:value-type="float">
            <text:p>8.769347</text:p>
          </table:table-cell>
          <table:table-cell office:value-type="float" office:value="9.312546" calcext:value-type="float">
            <text:p>9.312546</text:p>
          </table:table-cell>
          <table:table-cell office:value-type="float" office:value="19.52574" calcext:value-type="float">
            <text:p>19.52574</text:p>
          </table:table-cell>
          <table:table-cell office:value-type="float" office:value="3.59682" calcext:value-type="float">
            <text:p>3.59682</text:p>
          </table:table-cell>
          <table:table-cell office:value-type="float" office:value="2.727309" calcext:value-type="float">
            <text:p>2.727309</text:p>
          </table:table-cell>
          <table:table-cell office:value-type="float" office:value="1.318492" calcext:value-type="float">
            <text:p>1.318492</text:p>
          </table:table-cell>
          <table:table-cell office:value-type="float" office:value="0.9738399" calcext:value-type="float">
            <text:p>0.9738399</text:p>
          </table:table-cell>
          <table:table-cell office:value-type="float" office:value="1.976219" calcext:value-type="float">
            <text:p>1.976219</text:p>
          </table:table-cell>
          <table:table-cell office:value-type="float" office:value="2.973745" calcext:value-type="float">
            <text:p>2.973745</text:p>
          </table:table-cell>
          <table:table-cell office:value-type="float" office:value="2.947989" calcext:value-type="float">
            <text:p>2.947989</text:p>
          </table:table-cell>
          <table:table-cell office:value-type="float" office:value="3.09036" calcext:value-type="float">
            <text:p>3.09036</text:p>
          </table:table-cell>
          <table:table-cell office:value-type="float" office:value="3.100836" calcext:value-type="float">
            <text:p>3.100836</text:p>
          </table:table-cell>
          <table:table-cell office:value-type="float" office:value="3.385401" calcext:value-type="float">
            <text:p>3.385401</text:p>
          </table:table-cell>
          <table:table-cell office:value-type="float" office:value="3.632392" calcext:value-type="float">
            <text:p>3.632392</text:p>
          </table:table-cell>
          <table:table-cell office:value-type="float" office:value="0" calcext:value-type="float">
            <text:p>0</text:p>
          </table:table-cell>
          <table:table-cell office:value-type="float" office:value="6.07749" calcext:value-type="float">
            <text:p>6.07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6834" calcext:value-type="float">
            <text:p>3.89683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0.8650399" calcext:value-type="float">
            <text:p>0.8650399</text:p>
          </table:table-cell>
          <table:table-cell office:value-type="float" office:value="137.5639" calcext:value-type="float">
            <text:p>137.5639</text:p>
          </table:table-cell>
          <table:table-cell office:value-type="float" office:value="5" calcext:value-type="float">
            <text:p>5</text:p>
          </table:table-cell>
          <table:table-cell office:value-type="float" office:value="-2.707067" calcext:value-type="float">
            <text:p>-2.707067</text:p>
          </table:table-cell>
          <table:table-cell office:value-type="float" office:value="12.91443" calcext:value-type="float">
            <text:p>12.91443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232879" calcext:value-type="float">
            <text:p>0.0005232879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4039" calcext:value-type="float">
            <text:p>0.003594039</text:p>
          </table:table-cell>
          <table:table-cell office:value-type="float" office:value="1190.004" calcext:value-type="float">
            <text:p>1190.004</text:p>
          </table:table-cell>
          <table:table-cell office:value-type="float" office:value="1.686164" calcext:value-type="float">
            <text:p>1.686164</text:p>
          </table:table-cell>
          <table:table-cell office:value-type="float" office:value="0" calcext:value-type="float">
            <text:p>0</text:p>
          </table:table-cell>
          <table:table-cell office:value-type="float" office:value="0.1337633" calcext:value-type="float">
            <text:p>0.1337633</text:p>
          </table:table-cell>
          <table:table-cell office:value-type="float" office:value="0.2150042" calcext:value-type="float">
            <text:p>0.2150042</text:p>
          </table:table-cell>
          <table:table-cell office:value-type="float" office:value="0.2524419" calcext:value-type="float">
            <text:p>0.2524419</text:p>
          </table:table-cell>
          <table:table-cell office:value-type="float" office:value="0.09832273" calcext:value-type="float">
            <text:p>0.09832273</text:p>
          </table:table-cell>
          <table:table-cell office:value-type="float" office:value="0.07772091" calcext:value-type="float">
            <text:p>0.07772091</text:p>
          </table:table-cell>
          <table:table-cell office:value-type="float" office:value="0.04154398" calcext:value-type="float">
            <text:p>0.04154398</text:p>
          </table:table-cell>
          <table:table-cell office:value-type="float" office:value="0.03293797" calcext:value-type="float">
            <text:p>0.03293797</text:p>
          </table:table-cell>
          <table:table-cell office:value-type="float" office:value="0.06054994" calcext:value-type="float">
            <text:p>0.06054994</text:p>
          </table:table-cell>
          <table:table-cell office:value-type="float" office:value="0.09820766" calcext:value-type="float">
            <text:p>0.09820766</text:p>
          </table:table-cell>
          <table:table-cell office:value-type="float" office:value="0.09399904" calcext:value-type="float">
            <text:p>0.09399904</text:p>
          </table:table-cell>
          <table:table-cell office:value-type="float" office:value="0.09320047" calcext:value-type="float">
            <text:p>0.09320047</text:p>
          </table:table-cell>
          <table:table-cell office:value-type="float" office:value="0.09267242" calcext:value-type="float">
            <text:p>0.09267242</text:p>
          </table:table-cell>
          <table:table-cell office:value-type="float" office:value="0.09524918" calcext:value-type="float">
            <text:p>0.09524918</text:p>
          </table:table-cell>
          <table:table-cell office:value-type="float" office:value="0.0978049" calcext:value-type="float">
            <text:p>0.0978049</text:p>
          </table:table-cell>
          <table:table-cell office:value-type="float" office:value="0" calcext:value-type="float">
            <text:p>0</text:p>
          </table:table-cell>
          <table:table-cell office:value-type="float" office:value="8.796728" calcext:value-type="float">
            <text:p>8.796728</text:p>
          </table:table-cell>
          <table:table-cell office:value-type="float" office:value="9.351616" calcext:value-type="float">
            <text:p>9.351616</text:p>
          </table:table-cell>
          <table:table-cell office:value-type="float" office:value="19.54803" calcext:value-type="float">
            <text:p>19.54803</text:p>
          </table:table-cell>
          <table:table-cell office:value-type="float" office:value="3.617076" calcext:value-type="float">
            <text:p>3.617076</text:p>
          </table:table-cell>
          <table:table-cell office:value-type="float" office:value="2.744738" calcext:value-type="float">
            <text:p>2.744738</text:p>
          </table:table-cell>
          <table:table-cell office:value-type="float" office:value="1.324973" calcext:value-type="float">
            <text:p>1.324973</text:p>
          </table:table-cell>
          <table:table-cell office:value-type="float" office:value="0.9787534" calcext:value-type="float">
            <text:p>0.9787534</text:p>
          </table:table-cell>
          <table:table-cell office:value-type="float" office:value="1.98506" calcext:value-type="float">
            <text:p>1.98506</text:p>
          </table:table-cell>
          <table:table-cell office:value-type="float" office:value="2.985619" calcext:value-type="float">
            <text:p>2.985619</text:p>
          </table:table-cell>
          <table:table-cell office:value-type="float" office:value="2.959409" calcext:value-type="float">
            <text:p>2.959409</text:p>
          </table:table-cell>
          <table:table-cell office:value-type="float" office:value="3.102047" calcext:value-type="float">
            <text:p>3.102047</text:p>
          </table:table-cell>
          <table:table-cell office:value-type="float" office:value="3.112415" calcext:value-type="float">
            <text:p>3.112415</text:p>
          </table:table-cell>
          <table:table-cell office:value-type="float" office:value="3.397352" calcext:value-type="float">
            <text:p>3.397352</text:p>
          </table:table-cell>
          <table:table-cell office:value-type="float" office:value="3.644899" calcext:value-type="float">
            <text:p>3.644899</text:p>
          </table:table-cell>
          <table:table-cell office:value-type="float" office:value="0" calcext:value-type="float">
            <text:p>0</text:p>
          </table:table-cell>
          <table:table-cell office:value-type="float" office:value="2.563003" calcext:value-type="float">
            <text:p>2.56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8903" calcext:value-type="float">
            <text:p>3.9089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0.865096" calcext:value-type="float">
            <text:p>0.865096</text:p>
          </table:table-cell>
          <table:table-cell office:value-type="float" office:value="137.5542" calcext:value-type="float">
            <text:p>137.5542</text:p>
          </table:table-cell>
          <table:table-cell office:value-type="float" office:value="5" calcext:value-type="float">
            <text:p>5</text:p>
          </table:table-cell>
          <table:table-cell office:value-type="float" office:value="-2.704481" calcext:value-type="float">
            <text:p>-2.704481</text:p>
          </table:table-cell>
          <table:table-cell office:value-type="float" office:value="12.9603" calcext:value-type="float">
            <text:p>12.9603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246793" calcext:value-type="float">
            <text:p>0.0005246793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5014" calcext:value-type="float">
            <text:p>0.003595014</text:p>
          </table:table-cell>
          <table:table-cell office:value-type="float" office:value="1189.971" calcext:value-type="float">
            <text:p>1189.971</text:p>
          </table:table-cell>
          <table:table-cell office:value-type="float" office:value="1.680704" calcext:value-type="float">
            <text:p>1.680704</text:p>
          </table:table-cell>
          <table:table-cell office:value-type="float" office:value="0" calcext:value-type="float">
            <text:p>0</text:p>
          </table:table-cell>
          <table:table-cell office:value-type="float" office:value="0.177111" calcext:value-type="float">
            <text:p>0.177111</text:p>
          </table:table-cell>
          <table:table-cell office:value-type="float" office:value="0.2118547" calcext:value-type="float">
            <text:p>0.2118547</text:p>
          </table:table-cell>
          <table:table-cell office:value-type="float" office:value="0.2486789" calcext:value-type="float">
            <text:p>0.2486789</text:p>
          </table:table-cell>
          <table:table-cell office:value-type="float" office:value="0.09609015" calcext:value-type="float">
            <text:p>0.09609015</text:p>
          </table:table-cell>
          <table:table-cell office:value-type="float" office:value="0.07671922" calcext:value-type="float">
            <text:p>0.07671922</text:p>
          </table:table-cell>
          <table:table-cell office:value-type="float" office:value="0.04030171" calcext:value-type="float">
            <text:p>0.04030171</text:p>
          </table:table-cell>
          <table:table-cell office:value-type="float" office:value="0.03256749" calcext:value-type="float">
            <text:p>0.03256749</text:p>
          </table:table-cell>
          <table:table-cell office:value-type="float" office:value="0.06054181" calcext:value-type="float">
            <text:p>0.06054181</text:p>
          </table:table-cell>
          <table:table-cell office:value-type="float" office:value="0.09836506" calcext:value-type="float">
            <text:p>0.09836506</text:p>
          </table:table-cell>
          <table:table-cell office:value-type="float" office:value="0.09412774" calcext:value-type="float">
            <text:p>0.09412774</text:p>
          </table:table-cell>
          <table:table-cell office:value-type="float" office:value="0.0933389" calcext:value-type="float">
            <text:p>0.0933389</text:p>
          </table:table-cell>
          <table:table-cell office:value-type="float" office:value="0.0928034" calcext:value-type="float">
            <text:p>0.0928034</text:p>
          </table:table-cell>
          <table:table-cell office:value-type="float" office:value="0.09537549" calcext:value-type="float">
            <text:p>0.09537549</text:p>
          </table:table-cell>
          <table:table-cell office:value-type="float" office:value="0.09793756" calcext:value-type="float">
            <text:p>0.09793756</text:p>
          </table:table-cell>
          <table:table-cell office:value-type="float" office:value="0" calcext:value-type="float">
            <text:p>0</text:p>
          </table:table-cell>
          <table:table-cell office:value-type="float" office:value="8.816785" calcext:value-type="float">
            <text:p>8.816785</text:p>
          </table:table-cell>
          <table:table-cell office:value-type="float" office:value="9.38352" calcext:value-type="float">
            <text:p>9.38352</text:p>
          </table:table-cell>
          <table:table-cell office:value-type="float" office:value="19.56614" calcext:value-type="float">
            <text:p>19.56614</text:p>
          </table:table-cell>
          <table:table-cell office:value-type="float" office:value="3.635239" calcext:value-type="float">
            <text:p>3.635239</text:p>
          </table:table-cell>
          <table:table-cell office:value-type="float" office:value="2.760712" calcext:value-type="float">
            <text:p>2.760712</text:p>
          </table:table-cell>
          <table:table-cell office:value-type="float" office:value="1.331178" calcext:value-type="float">
            <text:p>1.331178</text:p>
          </table:table-cell>
          <table:table-cell office:value-type="float" office:value="0.9835781" calcext:value-type="float">
            <text:p>0.9835781</text:p>
          </table:table-cell>
          <table:table-cell office:value-type="float" office:value="1.993878" calcext:value-type="float">
            <text:p>1.993878</text:p>
          </table:table-cell>
          <table:table-cell office:value-type="float" office:value="2.997447" calcext:value-type="float">
            <text:p>2.997447</text:p>
          </table:table-cell>
          <table:table-cell office:value-type="float" office:value="2.970805" calcext:value-type="float">
            <text:p>2.970805</text:p>
          </table:table-cell>
          <table:table-cell office:value-type="float" office:value="3.11372" calcext:value-type="float">
            <text:p>3.11372</text:p>
          </table:table-cell>
          <table:table-cell office:value-type="float" office:value="3.123982" calcext:value-type="float">
            <text:p>3.123982</text:p>
          </table:table-cell>
          <table:table-cell office:value-type="float" office:value="3.409291" calcext:value-type="float">
            <text:p>3.409291</text:p>
          </table:table-cell>
          <table:table-cell office:value-type="float" office:value="3.657393" calcext:value-type="float">
            <text:p>3.657393</text:p>
          </table:table-cell>
          <table:table-cell office:value-type="float" office:value="0" calcext:value-type="float">
            <text:p>0</text:p>
          </table:table-cell>
          <table:table-cell office:value-type="float" office:value="0.08943593" calcext:value-type="float">
            <text:p>0.0894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9982" calcext:value-type="float">
            <text:p>3.9199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0.8650802" calcext:value-type="float">
            <text:p>0.8650802</text:p>
          </table:table-cell>
          <table:table-cell office:value-type="float" office:value="137.5445" calcext:value-type="float">
            <text:p>137.5445</text:p>
          </table:table-cell>
          <table:table-cell office:value-type="float" office:value="5" calcext:value-type="float">
            <text:p>5</text:p>
          </table:table-cell>
          <table:table-cell office:value-type="float" office:value="-2.701882" calcext:value-type="float">
            <text:p>-2.701882</text:p>
          </table:table-cell>
          <table:table-cell office:value-type="float" office:value="13.00584" calcext:value-type="float">
            <text:p>13.00584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260707" calcext:value-type="float">
            <text:p>0.0005260707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6142" calcext:value-type="float">
            <text:p>0.003596142</text:p>
          </table:table-cell>
          <table:table-cell office:value-type="float" office:value="1189.938" calcext:value-type="float">
            <text:p>1189.938</text:p>
          </table:table-cell>
          <table:table-cell office:value-type="float" office:value="1.673829" calcext:value-type="float">
            <text:p>1.673829</text:p>
          </table:table-cell>
          <table:table-cell office:value-type="float" office:value="0" calcext:value-type="float">
            <text:p>0</text:p>
          </table:table-cell>
          <table:table-cell office:value-type="float" office:value="0.2350601" calcext:value-type="float">
            <text:p>0.2350601</text:p>
          </table:table-cell>
          <table:table-cell office:value-type="float" office:value="0.219473" calcext:value-type="float">
            <text:p>0.219473</text:p>
          </table:table-cell>
          <table:table-cell office:value-type="float" office:value="0.2534152" calcext:value-type="float">
            <text:p>0.2534152</text:p>
          </table:table-cell>
          <table:table-cell office:value-type="float" office:value="0.09855033" calcext:value-type="float">
            <text:p>0.09855033</text:p>
          </table:table-cell>
          <table:table-cell office:value-type="float" office:value="0.08057128" calcext:value-type="float">
            <text:p>0.08057128</text:p>
          </table:table-cell>
          <table:table-cell office:value-type="float" office:value="0.03975739" calcext:value-type="float">
            <text:p>0.03975739</text:p>
          </table:table-cell>
          <table:table-cell office:value-type="float" office:value="0.03230551" calcext:value-type="float">
            <text:p>0.03230551</text:p>
          </table:table-cell>
          <table:table-cell office:value-type="float" office:value="0.06041184" calcext:value-type="float">
            <text:p>0.06041184</text:p>
          </table:table-cell>
          <table:table-cell office:value-type="float" office:value="0.09849189" calcext:value-type="float">
            <text:p>0.09849189</text:p>
          </table:table-cell>
          <table:table-cell office:value-type="float" office:value="0.09426059" calcext:value-type="float">
            <text:p>0.09426059</text:p>
          </table:table-cell>
          <table:table-cell office:value-type="float" office:value="0.09348119" calcext:value-type="float">
            <text:p>0.09348119</text:p>
          </table:table-cell>
          <table:table-cell office:value-type="float" office:value="0.09293799" calcext:value-type="float">
            <text:p>0.09293799</text:p>
          </table:table-cell>
          <table:table-cell office:value-type="float" office:value="0.09550206" calcext:value-type="float">
            <text:p>0.09550206</text:p>
          </table:table-cell>
          <table:table-cell office:value-type="float" office:value="0.09807006" calcext:value-type="float">
            <text:p>0.09807006</text:p>
          </table:table-cell>
          <table:table-cell office:value-type="float" office:value="0" calcext:value-type="float">
            <text:p>0</text:p>
          </table:table-cell>
          <table:table-cell office:value-type="float" office:value="8.83732" calcext:value-type="float">
            <text:p>8.83732</text:p>
          </table:table-cell>
          <table:table-cell office:value-type="float" office:value="9.41361" calcext:value-type="float">
            <text:p>9.41361</text:p>
          </table:table-cell>
          <table:table-cell office:value-type="float" office:value="19.58336" calcext:value-type="float">
            <text:p>19.58336</text:p>
          </table:table-cell>
          <table:table-cell office:value-type="float" office:value="3.652429" calcext:value-type="float">
            <text:p>3.652429</text:p>
          </table:table-cell>
          <table:table-cell office:value-type="float" office:value="2.776063" calcext:value-type="float">
            <text:p>2.776063</text:p>
          </table:table-cell>
          <table:table-cell office:value-type="float" office:value="1.337079" calcext:value-type="float">
            <text:p>1.337079</text:p>
          </table:table-cell>
          <table:table-cell office:value-type="float" office:value="0.988271" calcext:value-type="float">
            <text:p>0.988271</text:p>
          </table:table-cell>
          <table:table-cell office:value-type="float" office:value="2.002613" calcext:value-type="float">
            <text:p>2.002613</text:p>
          </table:table-cell>
          <table:table-cell office:value-type="float" office:value="3.009226" calcext:value-type="float">
            <text:p>3.009226</text:p>
          </table:table-cell>
          <table:table-cell office:value-type="float" office:value="2.982173" calcext:value-type="float">
            <text:p>2.982173</text:p>
          </table:table-cell>
          <table:table-cell office:value-type="float" office:value="3.125373" calcext:value-type="float">
            <text:p>3.125373</text:p>
          </table:table-cell>
          <table:table-cell office:value-type="float" office:value="3.135534" calcext:value-type="float">
            <text:p>3.135534</text:p>
          </table:table-cell>
          <table:table-cell office:value-type="float" office:value="3.421231" calcext:value-type="float">
            <text:p>3.421231</text:p>
          </table:table-cell>
          <table:table-cell office:value-type="float" office:value="3.669856" calcext:value-type="float">
            <text:p>3.669856</text:p>
          </table:table-cell>
          <table:table-cell office:value-type="float" office:value="0" calcext:value-type="float">
            <text:p>0</text:p>
          </table:table-cell>
          <table:table-cell office:value-type="float" office:value="0.04700235" calcext:value-type="float">
            <text:p>0.0470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0883" calcext:value-type="float">
            <text:p>3.93088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0.8656722" calcext:value-type="float">
            <text:p>0.8656722</text:p>
          </table:table-cell>
          <table:table-cell office:value-type="float" office:value="137.5342" calcext:value-type="float">
            <text:p>137.5342</text:p>
          </table:table-cell>
          <table:table-cell office:value-type="float" office:value="5" calcext:value-type="float">
            <text:p>5</text:p>
          </table:table-cell>
          <table:table-cell office:value-type="float" office:value="-2.698095" calcext:value-type="float">
            <text:p>-2.698095</text:p>
          </table:table-cell>
          <table:table-cell office:value-type="float" office:value="13.05161" calcext:value-type="float">
            <text:p>13.05161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274621" calcext:value-type="float">
            <text:p>0.0005274621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729" calcext:value-type="float">
            <text:p>0.00359729</text:p>
          </table:table-cell>
          <table:table-cell office:value-type="float" office:value="1189.905" calcext:value-type="float">
            <text:p>1189.905</text:p>
          </table:table-cell>
          <table:table-cell office:value-type="float" office:value="1.664634" calcext:value-type="float">
            <text:p>1.664634</text:p>
          </table:table-cell>
          <table:table-cell office:value-type="float" office:value="0" calcext:value-type="float">
            <text:p>0</text:p>
          </table:table-cell>
          <table:table-cell office:value-type="float" office:value="0.3101782" calcext:value-type="float">
            <text:p>0.3101782</text:p>
          </table:table-cell>
          <table:table-cell office:value-type="float" office:value="0.2573176" calcext:value-type="float">
            <text:p>0.2573176</text:p>
          </table:table-cell>
          <table:table-cell office:value-type="float" office:value="0.2790842" calcext:value-type="float">
            <text:p>0.2790842</text:p>
          </table:table-cell>
          <table:table-cell office:value-type="float" office:value="0.1118529" calcext:value-type="float">
            <text:p>0.1118529</text:p>
          </table:table-cell>
          <table:table-cell office:value-type="float" office:value="0.09257497" calcext:value-type="float">
            <text:p>0.09257497</text:p>
          </table:table-cell>
          <table:table-cell office:value-type="float" office:value="0.04085031" calcext:value-type="float">
            <text:p>0.04085031</text:p>
          </table:table-cell>
          <table:table-cell office:value-type="float" office:value="0.03257816" calcext:value-type="float">
            <text:p>0.03257816</text:p>
          </table:table-cell>
          <table:table-cell office:value-type="float" office:value="0.06038009" calcext:value-type="float">
            <text:p>0.06038009</text:p>
          </table:table-cell>
          <table:table-cell office:value-type="float" office:value="0.09860871" calcext:value-type="float">
            <text:p>0.09860871</text:p>
          </table:table-cell>
          <table:table-cell office:value-type="float" office:value="0.09439673" calcext:value-type="float">
            <text:p>0.09439673</text:p>
          </table:table-cell>
          <table:table-cell office:value-type="float" office:value="0.0936289" calcext:value-type="float">
            <text:p>0.0936289</text:p>
          </table:table-cell>
          <table:table-cell office:value-type="float" office:value="0.09307678" calcext:value-type="float">
            <text:p>0.09307678</text:p>
          </table:table-cell>
          <table:table-cell office:value-type="float" office:value="0.09562881" calcext:value-type="float">
            <text:p>0.09562881</text:p>
          </table:table-cell>
          <table:table-cell office:value-type="float" office:value="0.09820243" calcext:value-type="float">
            <text:p>0.09820243</text:p>
          </table:table-cell>
          <table:table-cell office:value-type="float" office:value="0" calcext:value-type="float">
            <text:p>0</text:p>
          </table:table-cell>
          <table:table-cell office:value-type="float" office:value="8.864632" calcext:value-type="float">
            <text:p>8.864632</text:p>
          </table:table-cell>
          <table:table-cell office:value-type="float" office:value="9.446865" calcext:value-type="float">
            <text:p>9.446865</text:p>
          </table:table-cell>
          <table:table-cell office:value-type="float" office:value="19.60299" calcext:value-type="float">
            <text:p>19.60299</text:p>
          </table:table-cell>
          <table:table-cell office:value-type="float" office:value="3.670305" calcext:value-type="float">
            <text:p>3.670305</text:p>
          </table:table-cell>
          <table:table-cell office:value-type="float" office:value="2.792046" calcext:value-type="float">
            <text:p>2.792046</text:p>
          </table:table-cell>
          <table:table-cell office:value-type="float" office:value="1.342889" calcext:value-type="float">
            <text:p>1.342889</text:p>
          </table:table-cell>
          <table:table-cell office:value-type="float" office:value="0.9928825" calcext:value-type="float">
            <text:p>0.9928825</text:p>
          </table:table-cell>
          <table:table-cell office:value-type="float" office:value="2.011258" calcext:value-type="float">
            <text:p>2.011258</text:p>
          </table:table-cell>
          <table:table-cell office:value-type="float" office:value="3.020944" calcext:value-type="float">
            <text:p>3.020944</text:p>
          </table:table-cell>
          <table:table-cell office:value-type="float" office:value="2.993512" calcext:value-type="float">
            <text:p>2.993512</text:p>
          </table:table-cell>
          <table:table-cell office:value-type="float" office:value="3.136998" calcext:value-type="float">
            <text:p>3.136998</text:p>
          </table:table-cell>
          <table:table-cell office:value-type="float" office:value="3.147066" calcext:value-type="float">
            <text:p>3.147066</text:p>
          </table:table-cell>
          <table:table-cell office:value-type="float" office:value="3.433156" calcext:value-type="float">
            <text:p>3.433156</text:p>
          </table:table-cell>
          <table:table-cell office:value-type="float" office:value="3.682319" calcext:value-type="float">
            <text:p>3.682319</text:p>
          </table:table-cell>
          <table:table-cell office:value-type="float" office:value="0" calcext:value-type="float">
            <text:p>0</text:p>
          </table:table-cell>
          <table:table-cell office:value-type="float" office:value="0.0586276" calcext:value-type="float">
            <text:p>0.0586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2902" calcext:value-type="float">
            <text:p>3.9429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0.8669313" calcext:value-type="float">
            <text:p>0.8669313</text:p>
          </table:table-cell>
          <table:table-cell office:value-type="float" office:value="137.5233" calcext:value-type="float">
            <text:p>137.5233</text:p>
          </table:table-cell>
          <table:table-cell office:value-type="float" office:value="5" calcext:value-type="float">
            <text:p>5</text:p>
          </table:table-cell>
          <table:table-cell office:value-type="float" office:value="-2.693216" calcext:value-type="float">
            <text:p>-2.693216</text:p>
          </table:table-cell>
          <table:table-cell office:value-type="float" office:value="13.09803" calcext:value-type="float">
            <text:p>13.09803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288535" calcext:value-type="float">
            <text:p>0.0005288535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8304" calcext:value-type="float">
            <text:p>0.003598304</text:p>
          </table:table-cell>
          <table:table-cell office:value-type="float" office:value="1189.873" calcext:value-type="float">
            <text:p>1189.873</text:p>
          </table:table-cell>
          <table:table-cell office:value-type="float" office:value="1.653629" calcext:value-type="float">
            <text:p>1.653629</text:p>
          </table:table-cell>
          <table:table-cell office:value-type="float" office:value="0" calcext:value-type="float">
            <text:p>0</text:p>
          </table:table-cell>
          <table:table-cell office:value-type="float" office:value="0.3380121" calcext:value-type="float">
            <text:p>0.3380121</text:p>
          </table:table-cell>
          <table:table-cell office:value-type="float" office:value="0.2852036" calcext:value-type="float">
            <text:p>0.2852036</text:p>
          </table:table-cell>
          <table:table-cell office:value-type="float" office:value="0.3033949" calcext:value-type="float">
            <text:p>0.3033949</text:p>
          </table:table-cell>
          <table:table-cell office:value-type="float" office:value="0.1287186" calcext:value-type="float">
            <text:p>0.1287186</text:p>
          </table:table-cell>
          <table:table-cell office:value-type="float" office:value="0.1091139" calcext:value-type="float">
            <text:p>0.1091139</text:p>
          </table:table-cell>
          <table:table-cell office:value-type="float" office:value="0.04310243" calcext:value-type="float">
            <text:p>0.04310243</text:p>
          </table:table-cell>
          <table:table-cell office:value-type="float" office:value="0.03337553" calcext:value-type="float">
            <text:p>0.03337553</text:p>
          </table:table-cell>
          <table:table-cell office:value-type="float" office:value="0.06061222" calcext:value-type="float">
            <text:p>0.06061222</text:p>
          </table:table-cell>
          <table:table-cell office:value-type="float" office:value="0.09876936" calcext:value-type="float">
            <text:p>0.09876936</text:p>
          </table:table-cell>
          <table:table-cell office:value-type="float" office:value="0.0945391" calcext:value-type="float">
            <text:p>0.0945391</text:p>
          </table:table-cell>
          <table:table-cell office:value-type="float" office:value="0.09378302" calcext:value-type="float">
            <text:p>0.09378302</text:p>
          </table:table-cell>
          <table:table-cell office:value-type="float" office:value="0.09321855" calcext:value-type="float">
            <text:p>0.09321855</text:p>
          </table:table-cell>
          <table:table-cell office:value-type="float" office:value="0.09575477" calcext:value-type="float">
            <text:p>0.09575477</text:p>
          </table:table-cell>
          <table:table-cell office:value-type="float" office:value="0.09833452" calcext:value-type="float">
            <text:p>0.09833452</text:p>
          </table:table-cell>
          <table:table-cell office:value-type="float" office:value="0" calcext:value-type="float">
            <text:p>0</text:p>
          </table:table-cell>
          <table:table-cell office:value-type="float" office:value="8.898494" calcext:value-type="float">
            <text:p>8.898494</text:p>
          </table:table-cell>
          <table:table-cell office:value-type="float" office:value="9.485857" calcext:value-type="float">
            <text:p>9.485857</text:p>
          </table:table-cell>
          <table:table-cell office:value-type="float" office:value="19.62732" calcext:value-type="float">
            <text:p>19.62732</text:p>
          </table:table-cell>
          <table:table-cell office:value-type="float" office:value="3.690542" calcext:value-type="float">
            <text:p>3.690542</text:p>
          </table:table-cell>
          <table:table-cell office:value-type="float" office:value="2.810084" calcext:value-type="float">
            <text:p>2.810084</text:p>
          </table:table-cell>
          <table:table-cell office:value-type="float" office:value="1.348932" calcext:value-type="float">
            <text:p>1.348932</text:p>
          </table:table-cell>
          <table:table-cell office:value-type="float" office:value="0.9975322" calcext:value-type="float">
            <text:p>0.9975322</text:p>
          </table:table-cell>
          <table:table-cell office:value-type="float" office:value="2.019864" calcext:value-type="float">
            <text:p>2.019864</text:p>
          </table:table-cell>
          <table:table-cell office:value-type="float" office:value="3.032595" calcext:value-type="float">
            <text:p>3.032595</text:p>
          </table:table-cell>
          <table:table-cell office:value-type="float" office:value="3.004816" calcext:value-type="float">
            <text:p>3.004816</text:p>
          </table:table-cell>
          <table:table-cell office:value-type="float" office:value="3.1486" calcext:value-type="float">
            <text:p>3.1486</text:p>
          </table:table-cell>
          <table:table-cell office:value-type="float" office:value="3.158584" calcext:value-type="float">
            <text:p>3.158584</text:p>
          </table:table-cell>
          <table:table-cell office:value-type="float" office:value="3.445057" calcext:value-type="float">
            <text:p>3.445057</text:p>
          </table:table-cell>
          <table:table-cell office:value-type="float" office:value="3.694751" calcext:value-type="float">
            <text:p>3.694751</text:p>
          </table:table-cell>
          <table:table-cell office:value-type="float" office:value="0" calcext:value-type="float">
            <text:p>0</text:p>
          </table:table-cell>
          <table:table-cell office:value-type="float" office:value="1.540596" calcext:value-type="float">
            <text:p>1.540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5945" calcext:value-type="float">
            <text:p>3.9559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0.8679852" calcext:value-type="float">
            <text:p>0.8679852</text:p>
          </table:table-cell>
          <table:table-cell office:value-type="float" office:value="137.5123" calcext:value-type="float">
            <text:p>137.5123</text:p>
          </table:table-cell>
          <table:table-cell office:value-type="float" office:value="5" calcext:value-type="float">
            <text:p>5</text:p>
          </table:table-cell>
          <table:table-cell office:value-type="float" office:value="-2.688355" calcext:value-type="float">
            <text:p>-2.688355</text:p>
          </table:table-cell>
          <table:table-cell office:value-type="float" office:value="13.14478" calcext:value-type="float">
            <text:p>13.14478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302449" calcext:value-type="float">
            <text:p>0.0005302449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9003" calcext:value-type="float">
            <text:p>0.003599003</text:p>
          </table:table-cell>
          <table:table-cell office:value-type="float" office:value="1189.841" calcext:value-type="float">
            <text:p>1189.841</text:p>
          </table:table-cell>
          <table:table-cell office:value-type="float" office:value="1.641399" calcext:value-type="float">
            <text:p>1.641399</text:p>
          </table:table-cell>
          <table:table-cell office:value-type="float" office:value="0" calcext:value-type="float">
            <text:p>0</text:p>
          </table:table-cell>
          <table:table-cell office:value-type="float" office:value="0.349407" calcext:value-type="float">
            <text:p>0.349407</text:p>
          </table:table-cell>
          <table:table-cell office:value-type="float" office:value="0.295181" calcext:value-type="float">
            <text:p>0.295181</text:p>
          </table:table-cell>
          <table:table-cell office:value-type="float" office:value="0.3140656" calcext:value-type="float">
            <text:p>0.3140656</text:p>
          </table:table-cell>
          <table:table-cell office:value-type="float" office:value="0.1395442" calcext:value-type="float">
            <text:p>0.1395442</text:p>
          </table:table-cell>
          <table:table-cell office:value-type="float" office:value="0.1201994" calcext:value-type="float">
            <text:p>0.1201994</text:p>
          </table:table-cell>
          <table:table-cell office:value-type="float" office:value="0.04493358" calcext:value-type="float">
            <text:p>0.04493358</text:p>
          </table:table-cell>
          <table:table-cell office:value-type="float" office:value="0.03408098" calcext:value-type="float">
            <text:p>0.03408098</text:p>
          </table:table-cell>
          <table:table-cell office:value-type="float" office:value="0.06094916" calcext:value-type="float">
            <text:p>0.06094916</text:p>
          </table:table-cell>
          <table:table-cell office:value-type="float" office:value="0.09896986" calcext:value-type="float">
            <text:p>0.09896986</text:p>
          </table:table-cell>
          <table:table-cell office:value-type="float" office:value="0.09467842" calcext:value-type="float">
            <text:p>0.09467842</text:p>
          </table:table-cell>
          <table:table-cell office:value-type="float" office:value="0.09393056" calcext:value-type="float">
            <text:p>0.09393056</text:p>
          </table:table-cell>
          <table:table-cell office:value-type="float" office:value="0.09335627" calcext:value-type="float">
            <text:p>0.09335627</text:p>
          </table:table-cell>
          <table:table-cell office:value-type="float" office:value="0.09588075" calcext:value-type="float">
            <text:p>0.09588075</text:p>
          </table:table-cell>
          <table:table-cell office:value-type="float" office:value="0.09846649" calcext:value-type="float">
            <text:p>0.09846649</text:p>
          </table:table-cell>
          <table:table-cell office:value-type="float" office:value="0" calcext:value-type="float">
            <text:p>0</text:p>
          </table:table-cell>
          <table:table-cell office:value-type="float" office:value="8.934712" calcext:value-type="float">
            <text:p>8.934712</text:p>
          </table:table-cell>
          <table:table-cell office:value-type="float" office:value="9.526931" calcext:value-type="float">
            <text:p>9.526931</text:p>
          </table:table-cell>
          <table:table-cell office:value-type="float" office:value="19.65406" calcext:value-type="float">
            <text:p>19.65406</text:p>
          </table:table-cell>
          <table:table-cell office:value-type="float" office:value="3.712663" calcext:value-type="float">
            <text:p>3.712663</text:p>
          </table:table-cell>
          <table:table-cell office:value-type="float" office:value="2.830098" calcext:value-type="float">
            <text:p>2.830098</text:p>
          </table:table-cell>
          <table:table-cell office:value-type="float" office:value="1.355208" calcext:value-type="float">
            <text:p>1.355208</text:p>
          </table:table-cell>
          <table:table-cell office:value-type="float" office:value="1.002241" calcext:value-type="float">
            <text:p>1.002241</text:p>
          </table:table-cell>
          <table:table-cell office:value-type="float" office:value="2.028467" calcext:value-type="float">
            <text:p>2.028467</text:p>
          </table:table-cell>
          <table:table-cell office:value-type="float" office:value="3.044181" calcext:value-type="float">
            <text:p>3.044181</text:p>
          </table:table-cell>
          <table:table-cell office:value-type="float" office:value="3.016078" calcext:value-type="float">
            <text:p>3.016078</text:p>
          </table:table-cell>
          <table:table-cell office:value-type="float" office:value="3.160173" calcext:value-type="float">
            <text:p>3.160173</text:p>
          </table:table-cell>
          <table:table-cell office:value-type="float" office:value="3.170082" calcext:value-type="float">
            <text:p>3.170082</text:p>
          </table:table-cell>
          <table:table-cell office:value-type="float" office:value="3.456955" calcext:value-type="float">
            <text:p>3.456955</text:p>
          </table:table-cell>
          <table:table-cell office:value-type="float" office:value="3.707176" calcext:value-type="float">
            <text:p>3.707176</text:p>
          </table:table-cell>
          <table:table-cell office:value-type="float" office:value="0" calcext:value-type="float">
            <text:p>0</text:p>
          </table:table-cell>
          <table:table-cell office:value-type="float" office:value="4.360005" calcext:value-type="float">
            <text:p>4.3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9322" calcext:value-type="float">
            <text:p>3.9693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0.8678588" calcext:value-type="float">
            <text:p>0.8678588</text:p>
          </table:table-cell>
          <table:table-cell office:value-type="float" office:value="137.5013" calcext:value-type="float">
            <text:p>137.5013</text:p>
          </table:table-cell>
          <table:table-cell office:value-type="float" office:value="5" calcext:value-type="float">
            <text:p>5</text:p>
          </table:table-cell>
          <table:table-cell office:value-type="float" office:value="-2.684747" calcext:value-type="float">
            <text:p>-2.684747</text:p>
          </table:table-cell>
          <table:table-cell office:value-type="float" office:value="13.19151" calcext:value-type="float">
            <text:p>13.19151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316363" calcext:value-type="float">
            <text:p>0.0005316363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9218" calcext:value-type="float">
            <text:p>0.003599218</text:p>
          </table:table-cell>
          <table:table-cell office:value-type="float" office:value="1189.809" calcext:value-type="float">
            <text:p>1189.809</text:p>
          </table:table-cell>
          <table:table-cell office:value-type="float" office:value="1.629298" calcext:value-type="float">
            <text:p>1.629298</text:p>
          </table:table-cell>
          <table:table-cell office:value-type="float" office:value="0" calcext:value-type="float">
            <text:p>0</text:p>
          </table:table-cell>
          <table:table-cell office:value-type="float" office:value="0.3241058" calcext:value-type="float">
            <text:p>0.3241058</text:p>
          </table:table-cell>
          <table:table-cell office:value-type="float" office:value="0.2864192" calcext:value-type="float">
            <text:p>0.2864192</text:p>
          </table:table-cell>
          <table:table-cell office:value-type="float" office:value="0.3093404" calcext:value-type="float">
            <text:p>0.3093404</text:p>
          </table:table-cell>
          <table:table-cell office:value-type="float" office:value="0.1405392" calcext:value-type="float">
            <text:p>0.1405392</text:p>
          </table:table-cell>
          <table:table-cell office:value-type="float" office:value="0.1217978" calcext:value-type="float">
            <text:p>0.1217978</text:p>
          </table:table-cell>
          <table:table-cell office:value-type="float" office:value="0.04632353" calcext:value-type="float">
            <text:p>0.04632353</text:p>
          </table:table-cell>
          <table:table-cell office:value-type="float" office:value="0.03465111" calcext:value-type="float">
            <text:p>0.03465111</text:p>
          </table:table-cell>
          <table:table-cell office:value-type="float" office:value="0.06124862" calcext:value-type="float">
            <text:p>0.06124862</text:p>
          </table:table-cell>
          <table:table-cell office:value-type="float" office:value="0.09917134" calcext:value-type="float">
            <text:p>0.09917134</text:p>
          </table:table-cell>
          <table:table-cell office:value-type="float" office:value="0.09480626" calcext:value-type="float">
            <text:p>0.09480626</text:p>
          </table:table-cell>
          <table:table-cell office:value-type="float" office:value="0.09406216" calcext:value-type="float">
            <text:p>0.09406216</text:p>
          </table:table-cell>
          <table:table-cell office:value-type="float" office:value="0.09348352" calcext:value-type="float">
            <text:p>0.09348352</text:p>
          </table:table-cell>
          <table:table-cell office:value-type="float" office:value="0.09600649" calcext:value-type="float">
            <text:p>0.09600649</text:p>
          </table:table-cell>
          <table:table-cell office:value-type="float" office:value="0.09859842" calcext:value-type="float">
            <text:p>0.09859842</text:p>
          </table:table-cell>
          <table:table-cell office:value-type="float" office:value="0" calcext:value-type="float">
            <text:p>0</text:p>
          </table:table-cell>
          <table:table-cell office:value-type="float" office:value="8.969865" calcext:value-type="float">
            <text:p>8.969865</text:p>
          </table:table-cell>
          <table:table-cell office:value-type="float" office:value="9.56764" calcext:value-type="float">
            <text:p>9.56764</text:p>
          </table:table-cell>
          <table:table-cell office:value-type="float" office:value="19.68109" calcext:value-type="float">
            <text:p>19.68109</text:p>
          </table:table-cell>
          <table:table-cell office:value-type="float" office:value="3.735584" calcext:value-type="float">
            <text:p>3.735584</text:p>
          </table:table-cell>
          <table:table-cell office:value-type="float" office:value="2.851086" calcext:value-type="float">
            <text:p>2.851086</text:p>
          </table:table-cell>
          <table:table-cell office:value-type="float" office:value="1.361617" calcext:value-type="float">
            <text:p>1.361617</text:p>
          </table:table-cell>
          <table:table-cell office:value-type="float" office:value="1.006974" calcext:value-type="float">
            <text:p>1.006974</text:p>
          </table:table-cell>
          <table:table-cell office:value-type="float" office:value="2.037075" calcext:value-type="float">
            <text:p>2.037075</text:p>
          </table:table-cell>
          <table:table-cell office:value-type="float" office:value="3.055702" calcext:value-type="float">
            <text:p>3.055702</text:p>
          </table:table-cell>
          <table:table-cell office:value-type="float" office:value="3.027298" calcext:value-type="float">
            <text:p>3.027298</text:p>
          </table:table-cell>
          <table:table-cell office:value-type="float" office:value="3.171715" calcext:value-type="float">
            <text:p>3.171715</text:p>
          </table:table-cell>
          <table:table-cell office:value-type="float" office:value="3.181559" calcext:value-type="float">
            <text:p>3.181559</text:p>
          </table:table-cell>
          <table:table-cell office:value-type="float" office:value="3.468817" calcext:value-type="float">
            <text:p>3.468817</text:p>
          </table:table-cell>
          <table:table-cell office:value-type="float" office:value="3.719596" calcext:value-type="float">
            <text:p>3.719596</text:p>
          </table:table-cell>
          <table:table-cell office:value-type="float" office:value="0" calcext:value-type="float">
            <text:p>0</text:p>
          </table:table-cell>
          <table:table-cell office:value-type="float" office:value="6.22506" calcext:value-type="float">
            <text:p>6.22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2534" calcext:value-type="float">
            <text:p>3.98253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0.8674425" calcext:value-type="float">
            <text:p>0.8674425</text:p>
          </table:table-cell>
          <table:table-cell office:value-type="float" office:value="137.4905" calcext:value-type="float">
            <text:p>137.4905</text:p>
          </table:table-cell>
          <table:table-cell office:value-type="float" office:value="5" calcext:value-type="float">
            <text:p>5</text:p>
          </table:table-cell>
          <table:table-cell office:value-type="float" office:value="-2.681641" calcext:value-type="float">
            <text:p>-2.681641</text:p>
          </table:table-cell>
          <table:table-cell office:value-type="float" office:value="13.23802" calcext:value-type="float">
            <text:p>13.23802</text:p>
          </table:table-cell>
          <table:table-cell office:value-type="float" office:value="0.0105769" calcext:value-type="float">
            <text:p>0.0105769</text:p>
          </table:table-cell>
          <table:table-cell office:value-type="float" office:value="0.0005330277" calcext:value-type="float">
            <text:p>0.0005330277</text:p>
          </table:table-cell>
          <table:table-cell office:value-type="float" office:value="0.009630287" calcext:value-type="float">
            <text:p>0.009630287</text:p>
          </table:table-cell>
          <table:table-cell office:value-type="float" office:value="0.003598919" calcext:value-type="float">
            <text:p>0.003598919</text:p>
          </table:table-cell>
          <table:table-cell office:value-type="float" office:value="1189.777" calcext:value-type="float">
            <text:p>1189.777</text:p>
          </table:table-cell>
          <table:table-cell office:value-type="float" office:value="1.618228" calcext:value-type="float">
            <text:p>1.618228</text:p>
          </table:table-cell>
          <table:table-cell office:value-type="float" office:value="0" calcext:value-type="float">
            <text:p>0</text:p>
          </table:table-cell>
          <table:table-cell office:value-type="float" office:value="0.332778" calcext:value-type="float">
            <text:p>0.332778</text:p>
          </table:table-cell>
          <table:table-cell office:value-type="float" office:value="0.2683543" calcext:value-type="float">
            <text:p>0.2683543</text:p>
          </table:table-cell>
          <table:table-cell office:value-type="float" office:value="0.297706" calcext:value-type="float">
            <text:p>0.297706</text:p>
          </table:table-cell>
          <table:table-cell office:value-type="float" office:value="0.1359181" calcext:value-type="float">
            <text:p>0.1359181</text:p>
          </table:table-cell>
          <table:table-cell office:value-type="float" office:value="0.1178364" calcext:value-type="float">
            <text:p>0.1178364</text:p>
          </table:table-cell>
          <table:table-cell office:value-type="float" office:value="0.04757401" calcext:value-type="float">
            <text:p>0.04757401</text:p>
          </table:table-cell>
          <table:table-cell office:value-type="float" office:value="0.0350735" calcext:value-type="float">
            <text:p>0.0350735</text:p>
          </table:table-cell>
          <table:table-cell office:value-type="float" office:value="0.06148747" calcext:value-type="float">
            <text:p>0.06148747</text:p>
          </table:table-cell>
          <table:table-cell office:value-type="float" office:value="0.09935163" calcext:value-type="float">
            <text:p>0.09935163</text:p>
          </table:table-cell>
          <table:table-cell office:value-type="float" office:value="0.09492215" calcext:value-type="float">
            <text:p>0.09492215</text:p>
          </table:table-cell>
          <table:table-cell office:value-type="float" office:value="0.09417871" calcext:value-type="float">
            <text:p>0.09417871</text:p>
          </table:table-cell>
          <table:table-cell office:value-type="float" office:value="0.09360168" calcext:value-type="float">
            <text:p>0.09360168</text:p>
          </table:table-cell>
          <table:table-cell office:value-type="float" office:value="0.09613201" calcext:value-type="float">
            <text:p>0.09613201</text:p>
          </table:table-cell>
          <table:table-cell office:value-type="float" office:value="0.09873026" calcext:value-type="float">
            <text:p>0.09873026</text:p>
          </table:table-cell>
          <table:table-cell office:value-type="float" office:value="0" calcext:value-type="float">
            <text:p>0</text:p>
          </table:table-cell>
          <table:table-cell office:value-type="float" office:value="9.003719" calcext:value-type="float">
            <text:p>9.003719</text:p>
          </table:table-cell>
          <table:table-cell office:value-type="float" office:value="9.606929" calcext:value-type="float">
            <text:p>9.606929</text:p>
          </table:table-cell>
          <table:table-cell office:value-type="float" office:value="19.70729" calcext:value-type="float">
            <text:p>19.70729</text:p>
          </table:table-cell>
          <table:table-cell office:value-type="float" office:value="3.758376" calcext:value-type="float">
            <text:p>3.758376</text:p>
          </table:table-cell>
          <table:table-cell office:value-type="float" office:value="2.871954" calcext:value-type="float">
            <text:p>2.871954</text:p>
          </table:table-cell>
          <table:table-cell office:value-type="float" office:value="1.368101" calcext:value-type="float">
            <text:p>1.368101</text:p>
          </table:table-cell>
          <table:table-cell office:value-type="float" office:value="1.011719" calcext:value-type="float">
            <text:p>1.011719</text:p>
          </table:table-cell>
          <table:table-cell office:value-type="float" office:value="2.045669" calcext:value-type="float">
            <text:p>2.045669</text:p>
          </table:table-cell>
          <table:table-cell office:value-type="float" office:value="3.067165" calcext:value-type="float">
            <text:p>3.067165</text:p>
          </table:table-cell>
          <table:table-cell office:value-type="float" office:value="3.038475" calcext:value-type="float">
            <text:p>3.038475</text:p>
          </table:table-cell>
          <table:table-cell office:value-type="float" office:value="3.183219" calcext:value-type="float">
            <text:p>3.183219</text:p>
          </table:table-cell>
          <table:table-cell office:value-type="float" office:value="3.193016" calcext:value-type="float">
            <text:p>3.193016</text:p>
          </table:table-cell>
          <table:table-cell office:value-type="float" office:value="3.480675" calcext:value-type="float">
            <text:p>3.480675</text:p>
          </table:table-cell>
          <table:table-cell office:value-type="float" office:value="3.731977" calcext:value-type="float">
            <text:p>3.731977</text:p>
          </table:table-cell>
          <table:table-cell office:value-type="float" office:value="0" calcext:value-type="float">
            <text:p>0</text:p>
          </table:table-cell>
          <table:table-cell office:value-type="float" office:value="4.024433" calcext:value-type="float">
            <text:p>4.024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95365" calcext:value-type="float">
            <text:p>3.9953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0.867511" calcext:value-type="float">
            <text:p>0.867511</text:p>
          </table:table-cell>
          <table:table-cell office:value-type="float" office:value="137.4807" calcext:value-type="float">
            <text:p>137.4807</text:p>
          </table:table-cell>
          <table:table-cell office:value-type="float" office:value="5" calcext:value-type="float">
            <text:p>5</text:p>
          </table:table-cell>
          <table:table-cell office:value-type="float" office:value="-2.67935" calcext:value-type="float">
            <text:p>-2.67935</text:p>
          </table:table-cell>
          <table:table-cell office:value-type="float" office:value="13.28303" calcext:value-type="float">
            <text:p>13.28303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352788" calcext:value-type="float">
            <text:p>0.000535278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732013" calcext:value-type="float">
            <text:p>0.003732013</text:p>
          </table:table-cell>
          <table:table-cell office:value-type="float" office:value="1189.745" calcext:value-type="float">
            <text:p>1189.745</text:p>
          </table:table-cell>
          <table:table-cell office:value-type="float" office:value="1.614195" calcext:value-type="float">
            <text:p>1.614195</text:p>
          </table:table-cell>
          <table:table-cell office:value-type="float" office:value="0" calcext:value-type="float">
            <text:p>0</text:p>
          </table:table-cell>
          <table:table-cell office:value-type="float" office:value="0.06418195" calcext:value-type="float">
            <text:p>0.06418195</text:p>
          </table:table-cell>
          <table:table-cell office:value-type="float" office:value="0.1074414" calcext:value-type="float">
            <text:p>0.1074414</text:p>
          </table:table-cell>
          <table:table-cell office:value-type="float" office:value="0.172854" calcext:value-type="float">
            <text:p>0.172854</text:p>
          </table:table-cell>
          <table:table-cell office:value-type="float" office:value="0.09760901" calcext:value-type="float">
            <text:p>0.09760901</text:p>
          </table:table-cell>
          <table:table-cell office:value-type="float" office:value="0.0986746" calcext:value-type="float">
            <text:p>0.0986746</text:p>
          </table:table-cell>
          <table:table-cell office:value-type="float" office:value="0.04603624" calcext:value-type="float">
            <text:p>0.04603624</text:p>
          </table:table-cell>
          <table:table-cell office:value-type="float" office:value="0.02721282" calcext:value-type="float">
            <text:p>0.02721282</text:p>
          </table:table-cell>
          <table:table-cell office:value-type="float" office:value="0.06111955" calcext:value-type="float">
            <text:p>0.06111955</text:p>
          </table:table-cell>
          <table:table-cell office:value-type="float" office:value="0.09928267" calcext:value-type="float">
            <text:p>0.09928267</text:p>
          </table:table-cell>
          <table:table-cell office:value-type="float" office:value="0.09492039" calcext:value-type="float">
            <text:p>0.09492039</text:p>
          </table:table-cell>
          <table:table-cell office:value-type="float" office:value="0.09418675" calcext:value-type="float">
            <text:p>0.09418675</text:p>
          </table:table-cell>
          <table:table-cell office:value-type="float" office:value="0.09365734" calcext:value-type="float">
            <text:p>0.09365734</text:p>
          </table:table-cell>
          <table:table-cell office:value-type="float" office:value="0.09625249" calcext:value-type="float">
            <text:p>0.09625249</text:p>
          </table:table-cell>
          <table:table-cell office:value-type="float" office:value="0.09886175" calcext:value-type="float">
            <text:p>0.09886175</text:p>
          </table:table-cell>
          <table:table-cell office:value-type="float" office:value="0" calcext:value-type="float">
            <text:p>0</text:p>
          </table:table-cell>
          <table:table-cell office:value-type="float" office:value="9.011774" calcext:value-type="float">
            <text:p>9.011774</text:p>
          </table:table-cell>
          <table:table-cell office:value-type="float" office:value="9.63715" calcext:value-type="float">
            <text:p>9.63715</text:p>
          </table:table-cell>
          <table:table-cell office:value-type="float" office:value="19.72392" calcext:value-type="float">
            <text:p>19.72392</text:p>
          </table:table-cell>
          <table:table-cell office:value-type="float" office:value="3.778219" calcext:value-type="float">
            <text:p>3.778219</text:p>
          </table:table-cell>
          <table:table-cell office:value-type="float" office:value="2.891039" calcext:value-type="float">
            <text:p>2.891039</text:p>
          </table:table-cell>
          <table:table-cell office:value-type="float" office:value="1.374475" calcext:value-type="float">
            <text:p>1.374475</text:p>
          </table:table-cell>
          <table:table-cell office:value-type="float" office:value="1.016248" calcext:value-type="float">
            <text:p>1.016248</text:p>
          </table:table-cell>
          <table:table-cell office:value-type="float" office:value="2.054253" calcext:value-type="float">
            <text:p>2.054253</text:p>
          </table:table-cell>
          <table:table-cell office:value-type="float" office:value="3.078568" calcext:value-type="float">
            <text:p>3.078568</text:p>
          </table:table-cell>
          <table:table-cell office:value-type="float" office:value="3.049602" calcext:value-type="float">
            <text:p>3.049602</text:p>
          </table:table-cell>
          <table:table-cell office:value-type="float" office:value="3.194684" calcext:value-type="float">
            <text:p>3.194684</text:p>
          </table:table-cell>
          <table:table-cell office:value-type="float" office:value="3.204443" calcext:value-type="float">
            <text:p>3.204443</text:p>
          </table:table-cell>
          <table:table-cell office:value-type="float" office:value="3.492456" calcext:value-type="float">
            <text:p>3.492456</text:p>
          </table:table-cell>
          <table:table-cell office:value-type="float" office:value="3.744336" calcext:value-type="float">
            <text:p>3.744336</text:p>
          </table:table-cell>
          <table:table-cell office:value-type="float" office:value="0" calcext:value-type="float">
            <text:p>0</text:p>
          </table:table-cell>
          <table:table-cell office:value-type="float" office:value="0.09019835" calcext:value-type="float">
            <text:p>0.09019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5787" calcext:value-type="float">
            <text:p>4.0057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0.8682145" calcext:value-type="float">
            <text:p>0.8682145</text:p>
          </table:table-cell>
          <table:table-cell office:value-type="float" office:value="137.4723" calcext:value-type="float">
            <text:p>137.4723</text:p>
          </table:table-cell>
          <table:table-cell office:value-type="float" office:value="5" calcext:value-type="float">
            <text:p>5</text:p>
          </table:table-cell>
          <table:table-cell office:value-type="float" office:value="-2.677078" calcext:value-type="float">
            <text:p>-2.677078</text:p>
          </table:table-cell>
          <table:table-cell office:value-type="float" office:value="13.32548" calcext:value-type="float">
            <text:p>13.32548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366478" calcext:value-type="float">
            <text:p>0.000536647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722606" calcext:value-type="float">
            <text:p>0.003722606</text:p>
          </table:table-cell>
          <table:table-cell office:value-type="float" office:value="1189.714" calcext:value-type="float">
            <text:p>1189.714</text:p>
          </table:table-cell>
          <table:table-cell office:value-type="float" office:value="1.613047" calcext:value-type="float">
            <text:p>1.613047</text:p>
          </table:table-cell>
          <table:table-cell office:value-type="float" office:value="0" calcext:value-type="float">
            <text:p>0</text:p>
          </table:table-cell>
          <table:table-cell office:value-type="float" office:value="0.0549193" calcext:value-type="float">
            <text:p>0.0549193</text:p>
          </table:table-cell>
          <table:table-cell office:value-type="float" office:value="0.1125848" calcext:value-type="float">
            <text:p>0.1125848</text:p>
          </table:table-cell>
          <table:table-cell office:value-type="float" office:value="0.1674888" calcext:value-type="float">
            <text:p>0.1674888</text:p>
          </table:table-cell>
          <table:table-cell office:value-type="float" office:value="0.08470108" calcext:value-type="float">
            <text:p>0.08470108</text:p>
          </table:table-cell>
          <table:table-cell office:value-type="float" office:value="0.07995588" calcext:value-type="float">
            <text:p>0.07995588</text:p>
          </table:table-cell>
          <table:table-cell office:value-type="float" office:value="0.04249894" calcext:value-type="float">
            <text:p>0.04249894</text:p>
          </table:table-cell>
          <table:table-cell office:value-type="float" office:value="0.02930581" calcext:value-type="float">
            <text:p>0.02930581</text:p>
          </table:table-cell>
          <table:table-cell office:value-type="float" office:value="0.06046581" calcext:value-type="float">
            <text:p>0.06046581</text:p>
          </table:table-cell>
          <table:table-cell office:value-type="float" office:value="0.09929142" calcext:value-type="float">
            <text:p>0.09929142</text:p>
          </table:table-cell>
          <table:table-cell office:value-type="float" office:value="0.09499355" calcext:value-type="float">
            <text:p>0.09499355</text:p>
          </table:table-cell>
          <table:table-cell office:value-type="float" office:value="0.09426551" calcext:value-type="float">
            <text:p>0.09426551</text:p>
          </table:table-cell>
          <table:table-cell office:value-type="float" office:value="0.09375095" calcext:value-type="float">
            <text:p>0.09375095</text:p>
          </table:table-cell>
          <table:table-cell office:value-type="float" office:value="0.09638119" calcext:value-type="float">
            <text:p>0.09638119</text:p>
          </table:table-cell>
          <table:table-cell office:value-type="float" office:value="0.09899311" calcext:value-type="float">
            <text:p>0.09899311</text:p>
          </table:table-cell>
          <table:table-cell office:value-type="float" office:value="0" calcext:value-type="float">
            <text:p>0</text:p>
          </table:table-cell>
          <table:table-cell office:value-type="float" office:value="9.003366" calcext:value-type="float">
            <text:p>9.003366</text:p>
          </table:table-cell>
          <table:table-cell office:value-type="float" office:value="9.650699" calcext:value-type="float">
            <text:p>9.650699</text:p>
          </table:table-cell>
          <table:table-cell office:value-type="float" office:value="19.71709" calcext:value-type="float">
            <text:p>19.71709</text:p>
          </table:table-cell>
          <table:table-cell office:value-type="float" office:value="3.793398" calcext:value-type="float">
            <text:p>3.793398</text:p>
          </table:table-cell>
          <table:table-cell office:value-type="float" office:value="2.906278" calcext:value-type="float">
            <text:p>2.906278</text:p>
          </table:table-cell>
          <table:table-cell office:value-type="float" office:value="1.380302" calcext:value-type="float">
            <text:p>1.380302</text:p>
          </table:table-cell>
          <table:table-cell office:value-type="float" office:value="1.020722" calcext:value-type="float">
            <text:p>1.020722</text:p>
          </table:table-cell>
          <table:table-cell office:value-type="float" office:value="2.062818" calcext:value-type="float">
            <text:p>2.062818</text:p>
          </table:table-cell>
          <table:table-cell office:value-type="float" office:value="3.089933" calcext:value-type="float">
            <text:p>3.089933</text:p>
          </table:table-cell>
          <table:table-cell office:value-type="float" office:value="3.060693" calcext:value-type="float">
            <text:p>3.060693</text:p>
          </table:table-cell>
          <table:table-cell office:value-type="float" office:value="3.206116" calcext:value-type="float">
            <text:p>3.206116</text:p>
          </table:table-cell>
          <table:table-cell office:value-type="float" office:value="3.215845" calcext:value-type="float">
            <text:p>3.215845</text:p>
          </table:table-cell>
          <table:table-cell office:value-type="float" office:value="3.50418" calcext:value-type="float">
            <text:p>3.50418</text:p>
          </table:table-cell>
          <table:table-cell office:value-type="float" office:value="3.756706" calcext:value-type="float">
            <text:p>3.756706</text:p>
          </table:table-cell>
          <table:table-cell office:value-type="float" office:value="0" calcext:value-type="float">
            <text:p>0</text:p>
          </table:table-cell>
          <table:table-cell office:value-type="float" office:value="0.04940701" calcext:value-type="float">
            <text:p>0.04940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14432" calcext:value-type="float">
            <text:p>4.0144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0.869405" calcext:value-type="float">
            <text:p>0.869405</text:p>
          </table:table-cell>
          <table:table-cell office:value-type="float" office:value="137.4642" calcext:value-type="float">
            <text:p>137.4642</text:p>
          </table:table-cell>
          <table:table-cell office:value-type="float" office:value="5" calcext:value-type="float">
            <text:p>5</text:p>
          </table:table-cell>
          <table:table-cell office:value-type="float" office:value="-2.674541" calcext:value-type="float">
            <text:p>-2.674541</text:p>
          </table:table-cell>
          <table:table-cell office:value-type="float" office:value="13.36759" calcext:value-type="float">
            <text:p>13.36759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380168" calcext:value-type="float">
            <text:p>0.000538016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713528" calcext:value-type="float">
            <text:p>0.003713528</text:p>
          </table:table-cell>
          <table:table-cell office:value-type="float" office:value="1189.682" calcext:value-type="float">
            <text:p>1189.682</text:p>
          </table:table-cell>
          <table:table-cell office:value-type="float" office:value="1.611805" calcext:value-type="float">
            <text:p>1.611805</text:p>
          </table:table-cell>
          <table:table-cell office:value-type="float" office:value="0" calcext:value-type="float">
            <text:p>0</text:p>
          </table:table-cell>
          <table:table-cell office:value-type="float" office:value="0.04558229" calcext:value-type="float">
            <text:p>0.04558229</text:p>
          </table:table-cell>
          <table:table-cell office:value-type="float" office:value="0.1154582" calcext:value-type="float">
            <text:p>0.1154582</text:p>
          </table:table-cell>
          <table:table-cell office:value-type="float" office:value="0.169701" calcext:value-type="float">
            <text:p>0.169701</text:p>
          </table:table-cell>
          <table:table-cell office:value-type="float" office:value="0.07834465" calcext:value-type="float">
            <text:p>0.07834465</text:p>
          </table:table-cell>
          <table:table-cell office:value-type="float" office:value="0.06977727" calcext:value-type="float">
            <text:p>0.06977727</text:p>
          </table:table-cell>
          <table:table-cell office:value-type="float" office:value="0.03978737" calcext:value-type="float">
            <text:p>0.03978737</text:p>
          </table:table-cell>
          <table:table-cell office:value-type="float" office:value="0.02951206" calcext:value-type="float">
            <text:p>0.02951206</text:p>
          </table:table-cell>
          <table:table-cell office:value-type="float" office:value="0.06003271" calcext:value-type="float">
            <text:p>0.06003271</text:p>
          </table:table-cell>
          <table:table-cell office:value-type="float" office:value="0.09926125" calcext:value-type="float">
            <text:p>0.09926125</text:p>
          </table:table-cell>
          <table:table-cell office:value-type="float" office:value="0.09510044" calcext:value-type="float">
            <text:p>0.09510044</text:p>
          </table:table-cell>
          <table:table-cell office:value-type="float" office:value="0.0943821" calcext:value-type="float">
            <text:p>0.0943821</text:p>
          </table:table-cell>
          <table:table-cell office:value-type="float" office:value="0.09386796" calcext:value-type="float">
            <text:p>0.09386796</text:p>
          </table:table-cell>
          <table:table-cell office:value-type="float" office:value="0.09650639" calcext:value-type="float">
            <text:p>0.09650639</text:p>
          </table:table-cell>
          <table:table-cell office:value-type="float" office:value="0.09912418" calcext:value-type="float">
            <text:p>0.09912418</text:p>
          </table:table-cell>
          <table:table-cell office:value-type="float" office:value="0" calcext:value-type="float">
            <text:p>0</text:p>
          </table:table-cell>
          <table:table-cell office:value-type="float" office:value="8.993867" calcext:value-type="float">
            <text:p>8.993867</text:p>
          </table:table-cell>
          <table:table-cell office:value-type="float" office:value="9.664409" calcext:value-type="float">
            <text:p>9.664409</text:p>
          </table:table-cell>
          <table:table-cell office:value-type="float" office:value="19.71117" calcext:value-type="float">
            <text:p>19.71117</text:p>
          </table:table-cell>
          <table:table-cell office:value-type="float" office:value="3.806131" calcext:value-type="float">
            <text:p>3.806131</text:p>
          </table:table-cell>
          <table:table-cell office:value-type="float" office:value="2.918548" calcext:value-type="float">
            <text:p>2.918548</text:p>
          </table:table-cell>
          <table:table-cell office:value-type="float" office:value="1.385523" calcext:value-type="float">
            <text:p>1.385523</text:p>
          </table:table-cell>
          <table:table-cell office:value-type="float" office:value="1.025112" calcext:value-type="float">
            <text:p>1.025112</text:p>
          </table:table-cell>
          <table:table-cell office:value-type="float" office:value="2.071329" calcext:value-type="float">
            <text:p>2.071329</text:p>
          </table:table-cell>
          <table:table-cell office:value-type="float" office:value="3.101287" calcext:value-type="float">
            <text:p>3.101287</text:p>
          </table:table-cell>
          <table:table-cell office:value-type="float" office:value="3.07176" calcext:value-type="float">
            <text:p>3.07176</text:p>
          </table:table-cell>
          <table:table-cell office:value-type="float" office:value="3.217534" calcext:value-type="float">
            <text:p>3.217534</text:p>
          </table:table-cell>
          <table:table-cell office:value-type="float" office:value="3.227229" calcext:value-type="float">
            <text:p>3.227229</text:p>
          </table:table-cell>
          <table:table-cell office:value-type="float" office:value="3.515887" calcext:value-type="float">
            <text:p>3.515887</text:p>
          </table:table-cell>
          <table:table-cell office:value-type="float" office:value="3.769053" calcext:value-type="float">
            <text:p>3.769053</text:p>
          </table:table-cell>
          <table:table-cell office:value-type="float" office:value="0" calcext:value-type="float">
            <text:p>0</text:p>
          </table:table-cell>
          <table:table-cell office:value-type="float" office:value="0.02437441" calcext:value-type="float">
            <text:p>0.02437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2322" calcext:value-type="float">
            <text:p>4.0223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0.8706784" calcext:value-type="float">
            <text:p>0.8706784</text:p>
          </table:table-cell>
          <table:table-cell office:value-type="float" office:value="137.4563" calcext:value-type="float">
            <text:p>137.4563</text:p>
          </table:table-cell>
          <table:table-cell office:value-type="float" office:value="5" calcext:value-type="float">
            <text:p>5</text:p>
          </table:table-cell>
          <table:table-cell office:value-type="float" office:value="-2.671767" calcext:value-type="float">
            <text:p>-2.671767</text:p>
          </table:table-cell>
          <table:table-cell office:value-type="float" office:value="13.40962" calcext:value-type="float">
            <text:p>13.40962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393859" calcext:value-type="float">
            <text:p>0.0005393859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704687" calcext:value-type="float">
            <text:p>0.003704687</text:p>
          </table:table-cell>
          <table:table-cell office:value-type="float" office:value="1189.651" calcext:value-type="float">
            <text:p>1189.651</text:p>
          </table:table-cell>
          <table:table-cell office:value-type="float" office:value="1.609939" calcext:value-type="float">
            <text:p>1.609939</text:p>
          </table:table-cell>
          <table:table-cell office:value-type="float" office:value="0" calcext:value-type="float">
            <text:p>0</text:p>
          </table:table-cell>
          <table:table-cell office:value-type="float" office:value="0.08776998" calcext:value-type="float">
            <text:p>0.08776998</text:p>
          </table:table-cell>
          <table:table-cell office:value-type="float" office:value="0.1217259" calcext:value-type="float">
            <text:p>0.1217259</text:p>
          </table:table-cell>
          <table:table-cell office:value-type="float" office:value="0.1746874" calcext:value-type="float">
            <text:p>0.1746874</text:p>
          </table:table-cell>
          <table:table-cell office:value-type="float" office:value="0.07672358" calcext:value-type="float">
            <text:p>0.07672358</text:p>
          </table:table-cell>
          <table:table-cell office:value-type="float" office:value="0.06600532" calcext:value-type="float">
            <text:p>0.06600532</text:p>
          </table:table-cell>
          <table:table-cell office:value-type="float" office:value="0.03835154" calcext:value-type="float">
            <text:p>0.03835154</text:p>
          </table:table-cell>
          <table:table-cell office:value-type="float" office:value="0.02936191" calcext:value-type="float">
            <text:p>0.02936191</text:p>
          </table:table-cell>
          <table:table-cell office:value-type="float" office:value="0.0597043" calcext:value-type="float">
            <text:p>0.0597043</text:p>
          </table:table-cell>
          <table:table-cell office:value-type="float" office:value="0.09920656" calcext:value-type="float">
            <text:p>0.09920656</text:p>
          </table:table-cell>
          <table:table-cell office:value-type="float" office:value="0.09520525" calcext:value-type="float">
            <text:p>0.09520525</text:p>
          </table:table-cell>
          <table:table-cell office:value-type="float" office:value="0.09450711" calcext:value-type="float">
            <text:p>0.09450711</text:p>
          </table:table-cell>
          <table:table-cell office:value-type="float" office:value="0.09399017" calcext:value-type="float">
            <text:p>0.09399017</text:p>
          </table:table-cell>
          <table:table-cell office:value-type="float" office:value="0.09663084" calcext:value-type="float">
            <text:p>0.09663084</text:p>
          </table:table-cell>
          <table:table-cell office:value-type="float" office:value="0.09925512" calcext:value-type="float">
            <text:p>0.09925512</text:p>
          </table:table-cell>
          <table:table-cell office:value-type="float" office:value="0" calcext:value-type="float">
            <text:p>0</text:p>
          </table:table-cell>
          <table:table-cell office:value-type="float" office:value="8.988233" calcext:value-type="float">
            <text:p>8.988233</text:p>
          </table:table-cell>
          <table:table-cell office:value-type="float" office:value="9.678847" calcext:value-type="float">
            <text:p>9.678847</text:p>
          </table:table-cell>
          <table:table-cell office:value-type="float" office:value="19.70711" calcext:value-type="float">
            <text:p>19.70711</text:p>
          </table:table-cell>
          <table:table-cell office:value-type="float" office:value="3.817776" calcext:value-type="float">
            <text:p>3.817776</text:p>
          </table:table-cell>
          <table:table-cell office:value-type="float" office:value="2.929321" calcext:value-type="float">
            <text:p>2.929321</text:p>
          </table:table-cell>
          <table:table-cell office:value-type="float" office:value="1.39035" calcext:value-type="float">
            <text:p>1.39035</text:p>
          </table:table-cell>
          <table:table-cell office:value-type="float" office:value="1.029338" calcext:value-type="float">
            <text:p>1.029338</text:p>
          </table:table-cell>
          <table:table-cell office:value-type="float" office:value="2.079739" calcext:value-type="float">
            <text:p>2.079739</text:p>
          </table:table-cell>
          <table:table-cell office:value-type="float" office:value="3.112616" calcext:value-type="float">
            <text:p>3.112616</text:p>
          </table:table-cell>
          <table:table-cell office:value-type="float" office:value="3.082807" calcext:value-type="float">
            <text:p>3.082807</text:p>
          </table:table-cell>
          <table:table-cell office:value-type="float" office:value="3.228931" calcext:value-type="float">
            <text:p>3.228931</text:p>
          </table:table-cell>
          <table:table-cell office:value-type="float" office:value="3.238603" calcext:value-type="float">
            <text:p>3.238603</text:p>
          </table:table-cell>
          <table:table-cell office:value-type="float" office:value="3.527594" calcext:value-type="float">
            <text:p>3.527594</text:p>
          </table:table-cell>
          <table:table-cell office:value-type="float" office:value="3.781397" calcext:value-type="float">
            <text:p>3.781397</text:p>
          </table:table-cell>
          <table:table-cell office:value-type="float" office:value="0" calcext:value-type="float">
            <text:p>0</text:p>
          </table:table-cell>
          <table:table-cell office:value-type="float" office:value="0.7542134" calcext:value-type="float">
            <text:p>0.754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0286" calcext:value-type="float">
            <text:p>4.0302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0.8720229" calcext:value-type="float">
            <text:p>0.8720229</text:p>
          </table:table-cell>
          <table:table-cell office:value-type="float" office:value="137.4483" calcext:value-type="float">
            <text:p>137.4483</text:p>
          </table:table-cell>
          <table:table-cell office:value-type="float" office:value="5" calcext:value-type="float">
            <text:p>5</text:p>
          </table:table-cell>
          <table:table-cell office:value-type="float" office:value="-2.66836" calcext:value-type="float">
            <text:p>-2.66836</text:p>
          </table:table-cell>
          <table:table-cell office:value-type="float" office:value="13.452" calcext:value-type="float">
            <text:p>13.452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407549" calcext:value-type="float">
            <text:p>0.0005407549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96003" calcext:value-type="float">
            <text:p>0.003696003</text:p>
          </table:table-cell>
          <table:table-cell office:value-type="float" office:value="1189.619" calcext:value-type="float">
            <text:p>1189.619</text:p>
          </table:table-cell>
          <table:table-cell office:value-type="float" office:value="1.606608" calcext:value-type="float">
            <text:p>1.606608</text:p>
          </table:table-cell>
          <table:table-cell office:value-type="float" office:value="0" calcext:value-type="float">
            <text:p>0</text:p>
          </table:table-cell>
          <table:table-cell office:value-type="float" office:value="0.2490933" calcext:value-type="float">
            <text:p>0.2490933</text:p>
          </table:table-cell>
          <table:table-cell office:value-type="float" office:value="0.1369972" calcext:value-type="float">
            <text:p>0.1369972</text:p>
          </table:table-cell>
          <table:table-cell office:value-type="float" office:value="0.1836926" calcext:value-type="float">
            <text:p>0.1836926</text:p>
          </table:table-cell>
          <table:table-cell office:value-type="float" office:value="0.07915296" calcext:value-type="float">
            <text:p>0.07915296</text:p>
          </table:table-cell>
          <table:table-cell office:value-type="float" office:value="0.0670243" calcext:value-type="float">
            <text:p>0.0670243</text:p>
          </table:table-cell>
          <table:table-cell office:value-type="float" office:value="0.03833412" calcext:value-type="float">
            <text:p>0.03833412</text:p>
          </table:table-cell>
          <table:table-cell office:value-type="float" office:value="0.02945604" calcext:value-type="float">
            <text:p>0.02945604</text:p>
          </table:table-cell>
          <table:table-cell office:value-type="float" office:value="0.0595253" calcext:value-type="float">
            <text:p>0.0595253</text:p>
          </table:table-cell>
          <table:table-cell office:value-type="float" office:value="0.09916526" calcext:value-type="float">
            <text:p>0.09916526</text:p>
          </table:table-cell>
          <table:table-cell office:value-type="float" office:value="0.09530308" calcext:value-type="float">
            <text:p>0.09530308</text:p>
          </table:table-cell>
          <table:table-cell office:value-type="float" office:value="0.09463497" calcext:value-type="float">
            <text:p>0.09463497</text:p>
          </table:table-cell>
          <table:table-cell office:value-type="float" office:value="0.09411716" calcext:value-type="float">
            <text:p>0.09411716</text:p>
          </table:table-cell>
          <table:table-cell office:value-type="float" office:value="0.09675498" calcext:value-type="float">
            <text:p>0.09675498</text:p>
          </table:table-cell>
          <table:table-cell office:value-type="float" office:value="0.09938572" calcext:value-type="float">
            <text:p>0.09938572</text:p>
          </table:table-cell>
          <table:table-cell office:value-type="float" office:value="0" calcext:value-type="float">
            <text:p>0</text:p>
          </table:table-cell>
          <table:table-cell office:value-type="float" office:value="9.001482" calcext:value-type="float">
            <text:p>9.001482</text:p>
          </table:table-cell>
          <table:table-cell office:value-type="float" office:value="9.696488" calcext:value-type="float">
            <text:p>9.696488</text:p>
          </table:table-cell>
          <table:table-cell office:value-type="float" office:value="19.70656" calcext:value-type="float">
            <text:p>19.70656</text:p>
          </table:table-cell>
          <table:table-cell office:value-type="float" office:value="3.829517" calcext:value-type="float">
            <text:p>3.829517</text:p>
          </table:table-cell>
          <table:table-cell office:value-type="float" office:value="2.939834" calcext:value-type="float">
            <text:p>2.939834</text:p>
          </table:table-cell>
          <table:table-cell office:value-type="float" office:value="1.395043" calcext:value-type="float">
            <text:p>1.395043</text:p>
          </table:table-cell>
          <table:table-cell office:value-type="float" office:value="1.033468" calcext:value-type="float">
            <text:p>1.033468</text:p>
          </table:table-cell>
          <table:table-cell office:value-type="float" office:value="2.088045" calcext:value-type="float">
            <text:p>2.088045</text:p>
          </table:table-cell>
          <table:table-cell office:value-type="float" office:value="3.123911" calcext:value-type="float">
            <text:p>3.123911</text:p>
          </table:table-cell>
          <table:table-cell office:value-type="float" office:value="3.093832" calcext:value-type="float">
            <text:p>3.093832</text:p>
          </table:table-cell>
          <table:table-cell office:value-type="float" office:value="3.240306" calcext:value-type="float">
            <text:p>3.240306</text:p>
          </table:table-cell>
          <table:table-cell office:value-type="float" office:value="3.249962" calcext:value-type="float">
            <text:p>3.249962</text:p>
          </table:table-cell>
          <table:table-cell office:value-type="float" office:value="3.5393" calcext:value-type="float">
            <text:p>3.5393</text:p>
          </table:table-cell>
          <table:table-cell office:value-type="float" office:value="3.793705" calcext:value-type="float">
            <text:p>3.793705</text:p>
          </table:table-cell>
          <table:table-cell office:value-type="float" office:value="0" calcext:value-type="float">
            <text:p>0</text:p>
          </table:table-cell>
          <table:table-cell office:value-type="float" office:value="3.576706" calcext:value-type="float">
            <text:p>3.576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901" calcext:value-type="float">
            <text:p>4.039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0.874323" calcext:value-type="float">
            <text:p>0.874323</text:p>
          </table:table-cell>
          <table:table-cell office:value-type="float" office:value="137.4398" calcext:value-type="float">
            <text:p>137.4398</text:p>
          </table:table-cell>
          <table:table-cell office:value-type="float" office:value="5" calcext:value-type="float">
            <text:p>5</text:p>
          </table:table-cell>
          <table:table-cell office:value-type="float" office:value="-2.663787" calcext:value-type="float">
            <text:p>-2.663787</text:p>
          </table:table-cell>
          <table:table-cell office:value-type="float" office:value="13.49489" calcext:value-type="float">
            <text:p>13.49489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42124" calcext:value-type="float">
            <text:p>0.000542124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87389" calcext:value-type="float">
            <text:p>0.003687389</text:p>
          </table:table-cell>
          <table:table-cell office:value-type="float" office:value="1189.587" calcext:value-type="float">
            <text:p>1189.587</text:p>
          </table:table-cell>
          <table:table-cell office:value-type="float" office:value="1.602939" calcext:value-type="float">
            <text:p>1.602939</text:p>
          </table:table-cell>
          <table:table-cell office:value-type="float" office:value="0" calcext:value-type="float">
            <text:p>0</text:p>
          </table:table-cell>
          <table:table-cell office:value-type="float" office:value="0.2947958" calcext:value-type="float">
            <text:p>0.2947958</text:p>
          </table:table-cell>
          <table:table-cell office:value-type="float" office:value="0.1570461" calcext:value-type="float">
            <text:p>0.1570461</text:p>
          </table:table-cell>
          <table:table-cell office:value-type="float" office:value="0.1962834" calcext:value-type="float">
            <text:p>0.1962834</text:p>
          </table:table-cell>
          <table:table-cell office:value-type="float" office:value="0.0838456" calcext:value-type="float">
            <text:p>0.0838456</text:p>
          </table:table-cell>
          <table:table-cell office:value-type="float" office:value="0.07028015" calcext:value-type="float">
            <text:p>0.07028015</text:p>
          </table:table-cell>
          <table:table-cell office:value-type="float" office:value="0.03936527" calcext:value-type="float">
            <text:p>0.03936527</text:p>
          </table:table-cell>
          <table:table-cell office:value-type="float" office:value="0.02986277" calcext:value-type="float">
            <text:p>0.02986277</text:p>
          </table:table-cell>
          <table:table-cell office:value-type="float" office:value="0.05951865" calcext:value-type="float">
            <text:p>0.05951865</text:p>
          </table:table-cell>
          <table:table-cell office:value-type="float" office:value="0.09915201" calcext:value-type="float">
            <text:p>0.09915201</text:p>
          </table:table-cell>
          <table:table-cell office:value-type="float" office:value="0.09538657" calcext:value-type="float">
            <text:p>0.09538657</text:p>
          </table:table-cell>
          <table:table-cell office:value-type="float" office:value="0.09475408" calcext:value-type="float">
            <text:p>0.09475408</text:p>
          </table:table-cell>
          <table:table-cell office:value-type="float" office:value="0.09423951" calcext:value-type="float">
            <text:p>0.09423951</text:p>
          </table:table-cell>
          <table:table-cell office:value-type="float" office:value="0.09687871" calcext:value-type="float">
            <text:p>0.09687871</text:p>
          </table:table-cell>
          <table:table-cell office:value-type="float" office:value="0.09951625" calcext:value-type="float">
            <text:p>0.09951625</text:p>
          </table:table-cell>
          <table:table-cell office:value-type="float" office:value="0" calcext:value-type="float">
            <text:p>0</text:p>
          </table:table-cell>
          <table:table-cell office:value-type="float" office:value="9.029055" calcext:value-type="float">
            <text:p>9.029055</text:p>
          </table:table-cell>
          <table:table-cell office:value-type="float" office:value="9.718564" calcext:value-type="float">
            <text:p>9.718564</text:p>
          </table:table-cell>
          <table:table-cell office:value-type="float" office:value="19.71026" calcext:value-type="float">
            <text:p>19.71026</text:p>
          </table:table-cell>
          <table:table-cell office:value-type="float" office:value="3.842054" calcext:value-type="float">
            <text:p>3.842054</text:p>
          </table:table-cell>
          <table:table-cell office:value-type="float" office:value="2.950789" calcext:value-type="float">
            <text:p>2.950789</text:p>
          </table:table-cell>
          <table:table-cell office:value-type="float" office:value="1.399806" calcext:value-type="float">
            <text:p>1.399806</text:p>
          </table:table-cell>
          <table:table-cell office:value-type="float" office:value="1.037585" calcext:value-type="float">
            <text:p>1.037585</text:p>
          </table:table-cell>
          <table:table-cell office:value-type="float" office:value="2.096277" calcext:value-type="float">
            <text:p>2.096277</text:p>
          </table:table-cell>
          <table:table-cell office:value-type="float" office:value="3.135168" calcext:value-type="float">
            <text:p>3.135168</text:p>
          </table:table-cell>
          <table:table-cell office:value-type="float" office:value="3.104831" calcext:value-type="float">
            <text:p>3.104831</text:p>
          </table:table-cell>
          <table:table-cell office:value-type="float" office:value="3.251671" calcext:value-type="float">
            <text:p>3.251671</text:p>
          </table:table-cell>
          <table:table-cell office:value-type="float" office:value="3.261302" calcext:value-type="float">
            <text:p>3.261302</text:p>
          </table:table-cell>
          <table:table-cell office:value-type="float" office:value="3.55097" calcext:value-type="float">
            <text:p>3.55097</text:p>
          </table:table-cell>
          <table:table-cell office:value-type="float" office:value="3.806015" calcext:value-type="float">
            <text:p>3.806015</text:p>
          </table:table-cell>
          <table:table-cell office:value-type="float" office:value="0" calcext:value-type="float">
            <text:p>0</text:p>
          </table:table-cell>
          <table:table-cell office:value-type="float" office:value="3.472596" calcext:value-type="float">
            <text:p>3.472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8359" calcext:value-type="float">
            <text:p>4.0483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0.8762081" calcext:value-type="float">
            <text:p>0.8762081</text:p>
          </table:table-cell>
          <table:table-cell office:value-type="float" office:value="137.4315" calcext:value-type="float">
            <text:p>137.4315</text:p>
          </table:table-cell>
          <table:table-cell office:value-type="float" office:value="5" calcext:value-type="float">
            <text:p>5</text:p>
          </table:table-cell>
          <table:table-cell office:value-type="float" office:value="-2.65988" calcext:value-type="float">
            <text:p>-2.65988</text:p>
          </table:table-cell>
          <table:table-cell office:value-type="float" office:value="13.53806" calcext:value-type="float">
            <text:p>13.53806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43493" calcext:value-type="float">
            <text:p>0.000543493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78783" calcext:value-type="float">
            <text:p>0.003678783</text:p>
          </table:table-cell>
          <table:table-cell office:value-type="float" office:value="1189.555" calcext:value-type="float">
            <text:p>1189.555</text:p>
          </table:table-cell>
          <table:table-cell office:value-type="float" office:value="1.599686" calcext:value-type="float">
            <text:p>1.599686</text:p>
          </table:table-cell>
          <table:table-cell office:value-type="float" office:value="0" calcext:value-type="float">
            <text:p>0</text:p>
          </table:table-cell>
          <table:table-cell office:value-type="float" office:value="0.2297895" calcext:value-type="float">
            <text:p>0.2297895</text:p>
          </table:table-cell>
          <table:table-cell office:value-type="float" office:value="0.1575845" calcext:value-type="float">
            <text:p>0.1575845</text:p>
          </table:table-cell>
          <table:table-cell office:value-type="float" office:value="0.1995881" calcext:value-type="float">
            <text:p>0.1995881</text:p>
          </table:table-cell>
          <table:table-cell office:value-type="float" office:value="0.08330695" calcext:value-type="float">
            <text:p>0.08330695</text:p>
          </table:table-cell>
          <table:table-cell office:value-type="float" office:value="0.06945962" calcext:value-type="float">
            <text:p>0.06945962</text:p>
          </table:table-cell>
          <table:table-cell office:value-type="float" office:value="0.04008504" calcext:value-type="float">
            <text:p>0.04008504</text:p>
          </table:table-cell>
          <table:table-cell office:value-type="float" office:value="0.03023827" calcext:value-type="float">
            <text:p>0.03023827</text:p>
          </table:table-cell>
          <table:table-cell office:value-type="float" office:value="0.0596694" calcext:value-type="float">
            <text:p>0.0596694</text:p>
          </table:table-cell>
          <table:table-cell office:value-type="float" office:value="0.09917429" calcext:value-type="float">
            <text:p>0.09917429</text:p>
          </table:table-cell>
          <table:table-cell office:value-type="float" office:value="0.09545625" calcext:value-type="float">
            <text:p>0.09545625</text:p>
          </table:table-cell>
          <table:table-cell office:value-type="float" office:value="0.09485941" calcext:value-type="float">
            <text:p>0.09485941</text:p>
          </table:table-cell>
          <table:table-cell office:value-type="float" office:value="0.09435254" calcext:value-type="float">
            <text:p>0.09435254</text:p>
          </table:table-cell>
          <table:table-cell office:value-type="float" office:value="0.09700237" calcext:value-type="float">
            <text:p>0.09700237</text:p>
          </table:table-cell>
          <table:table-cell office:value-type="float" office:value="0.09964655" calcext:value-type="float">
            <text:p>0.09964655</text:p>
          </table:table-cell>
          <table:table-cell office:value-type="float" office:value="0" calcext:value-type="float">
            <text:p>0</text:p>
          </table:table-cell>
          <table:table-cell office:value-type="float" office:value="9.056601" calcext:value-type="float">
            <text:p>9.056601</text:p>
          </table:table-cell>
          <table:table-cell office:value-type="float" office:value="9.742935" calcext:value-type="float">
            <text:p>9.742935</text:p>
          </table:table-cell>
          <table:table-cell office:value-type="float" office:value="19.71709" calcext:value-type="float">
            <text:p>19.71709</text:p>
          </table:table-cell>
          <table:table-cell office:value-type="float" office:value="3.855428" calcext:value-type="float">
            <text:p>3.855428</text:p>
          </table:table-cell>
          <table:table-cell office:value-type="float" office:value="2.962324" calcext:value-type="float">
            <text:p>2.962324</text:p>
          </table:table-cell>
          <table:table-cell office:value-type="float" office:value="1.40476" calcext:value-type="float">
            <text:p>1.40476</text:p>
          </table:table-cell>
          <table:table-cell office:value-type="float" office:value="1.041754" calcext:value-type="float">
            <text:p>1.041754</text:p>
          </table:table-cell>
          <table:table-cell office:value-type="float" office:value="2.104484" calcext:value-type="float">
            <text:p>2.104484</text:p>
          </table:table-cell>
          <table:table-cell office:value-type="float" office:value="3.146393" calcext:value-type="float">
            <text:p>3.146393</text:p>
          </table:table-cell>
          <table:table-cell office:value-type="float" office:value="3.115804" calcext:value-type="float">
            <text:p>3.115804</text:p>
          </table:table-cell>
          <table:table-cell office:value-type="float" office:value="3.263012" calcext:value-type="float">
            <text:p>3.263012</text:p>
          </table:table-cell>
          <table:table-cell office:value-type="float" office:value="3.272627" calcext:value-type="float">
            <text:p>3.272627</text:p>
          </table:table-cell>
          <table:table-cell office:value-type="float" office:value="3.562638" calcext:value-type="float">
            <text:p>3.562638</text:p>
          </table:table-cell>
          <table:table-cell office:value-type="float" office:value="3.818311" calcext:value-type="float">
            <text:p>3.818311</text:p>
          </table:table-cell>
          <table:table-cell office:value-type="float" office:value="0" calcext:value-type="float">
            <text:p>0</text:p>
          </table:table-cell>
          <table:table-cell office:value-type="float" office:value="2.157124" calcext:value-type="float">
            <text:p>2.157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57547" calcext:value-type="float">
            <text:p>4.0575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0.8781413" calcext:value-type="float">
            <text:p>0.8781413</text:p>
          </table:table-cell>
          <table:table-cell office:value-type="float" office:value="137.4237" calcext:value-type="float">
            <text:p>137.4237</text:p>
          </table:table-cell>
          <table:table-cell office:value-type="float" office:value="5" calcext:value-type="float">
            <text:p>5</text:p>
          </table:table-cell>
          <table:table-cell office:value-type="float" office:value="-2.656293" calcext:value-type="float">
            <text:p>-2.656293</text:p>
          </table:table-cell>
          <table:table-cell office:value-type="float" office:value="13.58084" calcext:value-type="float">
            <text:p>13.58084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448621" calcext:value-type="float">
            <text:p>0.0005448621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70145" calcext:value-type="float">
            <text:p>0.003670145</text:p>
          </table:table-cell>
          <table:table-cell office:value-type="float" office:value="1189.523" calcext:value-type="float">
            <text:p>1189.523</text:p>
          </table:table-cell>
          <table:table-cell office:value-type="float" office:value="1.596883" calcext:value-type="float">
            <text:p>1.596883</text:p>
          </table:table-cell>
          <table:table-cell office:value-type="float" office:value="0" calcext:value-type="float">
            <text:p>0</text:p>
          </table:table-cell>
          <table:table-cell office:value-type="float" office:value="0.1031603" calcext:value-type="float">
            <text:p>0.1031603</text:p>
          </table:table-cell>
          <table:table-cell office:value-type="float" office:value="0.1455799" calcext:value-type="float">
            <text:p>0.1455799</text:p>
          </table:table-cell>
          <table:table-cell office:value-type="float" office:value="0.1936235" calcext:value-type="float">
            <text:p>0.1936235</text:p>
          </table:table-cell>
          <table:table-cell office:value-type="float" office:value="0.07671575" calcext:value-type="float">
            <text:p>0.07671575</text:p>
          </table:table-cell>
          <table:table-cell office:value-type="float" office:value="0.06427394" calcext:value-type="float">
            <text:p>0.06427394</text:p>
          </table:table-cell>
          <table:table-cell office:value-type="float" office:value="0.03894088" calcext:value-type="float">
            <text:p>0.03894088</text:p>
          </table:table-cell>
          <table:table-cell office:value-type="float" office:value="0.03005401" calcext:value-type="float">
            <text:p>0.03005401</text:p>
          </table:table-cell>
          <table:table-cell office:value-type="float" office:value="0.05971383" calcext:value-type="float">
            <text:p>0.05971383</text:p>
          </table:table-cell>
          <table:table-cell office:value-type="float" office:value="0.09922142" calcext:value-type="float">
            <text:p>0.09922142</text:p>
          </table:table-cell>
          <table:table-cell office:value-type="float" office:value="0.09552472" calcext:value-type="float">
            <text:p>0.09552472</text:p>
          </table:table-cell>
          <table:table-cell office:value-type="float" office:value="0.09495888" calcext:value-type="float">
            <text:p>0.09495888</text:p>
          </table:table-cell>
          <table:table-cell office:value-type="float" office:value="0.09446561" calcext:value-type="float">
            <text:p>0.09446561</text:p>
          </table:table-cell>
          <table:table-cell office:value-type="float" office:value="0.09712592" calcext:value-type="float">
            <text:p>0.09712592</text:p>
          </table:table-cell>
          <table:table-cell office:value-type="float" office:value="0.09977662" calcext:value-type="float">
            <text:p>0.09977662</text:p>
          </table:table-cell>
          <table:table-cell office:value-type="float" office:value="0" calcext:value-type="float">
            <text:p>0</text:p>
          </table:table-cell>
          <table:table-cell office:value-type="float" office:value="9.07516" calcext:value-type="float">
            <text:p>9.07516</text:p>
          </table:table-cell>
          <table:table-cell office:value-type="float" office:value="9.76423" calcext:value-type="float">
            <text:p>9.76423</text:p>
          </table:table-cell>
          <table:table-cell office:value-type="float" office:value="19.72323" calcext:value-type="float">
            <text:p>19.72323</text:p>
          </table:table-cell>
          <table:table-cell office:value-type="float" office:value="3.867988" calcext:value-type="float">
            <text:p>3.867988</text:p>
          </table:table-cell>
          <table:table-cell office:value-type="float" office:value="2.973233" calcext:value-type="float">
            <text:p>2.973233</text:p>
          </table:table-cell>
          <table:table-cell office:value-type="float" office:value="1.409655" calcext:value-type="float">
            <text:p>1.409655</text:p>
          </table:table-cell>
          <table:table-cell office:value-type="float" office:value="1.045909" calcext:value-type="float">
            <text:p>1.045909</text:p>
          </table:table-cell>
          <table:table-cell office:value-type="float" office:value="2.112676" calcext:value-type="float">
            <text:p>2.112676</text:p>
          </table:table-cell>
          <table:table-cell office:value-type="float" office:value="3.157592" calcext:value-type="float">
            <text:p>3.157592</text:p>
          </table:table-cell>
          <table:table-cell office:value-type="float" office:value="3.126753" calcext:value-type="float">
            <text:p>3.126753</text:p>
          </table:table-cell>
          <table:table-cell office:value-type="float" office:value="3.274331" calcext:value-type="float">
            <text:p>3.274331</text:p>
          </table:table-cell>
          <table:table-cell office:value-type="float" office:value="3.28394" calcext:value-type="float">
            <text:p>3.28394</text:p>
          </table:table-cell>
          <table:table-cell office:value-type="float" office:value="3.574307" calcext:value-type="float">
            <text:p>3.574307</text:p>
          </table:table-cell>
          <table:table-cell office:value-type="float" office:value="3.830581" calcext:value-type="float">
            <text:p>3.830581</text:p>
          </table:table-cell>
          <table:table-cell office:value-type="float" office:value="0" calcext:value-type="float">
            <text:p>0</text:p>
          </table:table-cell>
          <table:table-cell office:value-type="float" office:value="0.2644903" calcext:value-type="float">
            <text:p>0.2644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5744" calcext:value-type="float">
            <text:p>4.0657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0.8805515" calcext:value-type="float">
            <text:p>0.8805515</text:p>
          </table:table-cell>
          <table:table-cell office:value-type="float" office:value="137.4165" calcext:value-type="float">
            <text:p>137.4165</text:p>
          </table:table-cell>
          <table:table-cell office:value-type="float" office:value="5" calcext:value-type="float">
            <text:p>5</text:p>
          </table:table-cell>
          <table:table-cell office:value-type="float" office:value="-2.652678" calcext:value-type="float">
            <text:p>-2.652678</text:p>
          </table:table-cell>
          <table:table-cell office:value-type="float" office:value="13.62277" calcext:value-type="float">
            <text:p>13.62277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462311" calcext:value-type="float">
            <text:p>0.0005462311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61462" calcext:value-type="float">
            <text:p>0.003661462</text:p>
          </table:table-cell>
          <table:table-cell office:value-type="float" office:value="1189.491" calcext:value-type="float">
            <text:p>1189.491</text:p>
          </table:table-cell>
          <table:table-cell office:value-type="float" office:value="1.595063" calcext:value-type="float">
            <text:p>1.595063</text:p>
          </table:table-cell>
          <table:table-cell office:value-type="float" office:value="0" calcext:value-type="float">
            <text:p>0</text:p>
          </table:table-cell>
          <table:table-cell office:value-type="float" office:value="0.06017851" calcext:value-type="float">
            <text:p>0.06017851</text:p>
          </table:table-cell>
          <table:table-cell office:value-type="float" office:value="0.1289385" calcext:value-type="float">
            <text:p>0.1289385</text:p>
          </table:table-cell>
          <table:table-cell office:value-type="float" office:value="0.1841077" calcext:value-type="float">
            <text:p>0.1841077</text:p>
          </table:table-cell>
          <table:table-cell office:value-type="float" office:value="0.07000908" calcext:value-type="float">
            <text:p>0.07000908</text:p>
          </table:table-cell>
          <table:table-cell office:value-type="float" office:value="0.05836524" calcext:value-type="float">
            <text:p>0.05836524</text:p>
          </table:table-cell>
          <table:table-cell office:value-type="float" office:value="0.03674433" calcext:value-type="float">
            <text:p>0.03674433</text:p>
          </table:table-cell>
          <table:table-cell office:value-type="float" office:value="0.02938861" calcext:value-type="float">
            <text:p>0.02938861</text:p>
          </table:table-cell>
          <table:table-cell office:value-type="float" office:value="0.05950076" calcext:value-type="float">
            <text:p>0.05950076</text:p>
          </table:table-cell>
          <table:table-cell office:value-type="float" office:value="0.09923628" calcext:value-type="float">
            <text:p>0.09923628</text:p>
          </table:table-cell>
          <table:table-cell office:value-type="float" office:value="0.09559161" calcext:value-type="float">
            <text:p>0.09559161</text:p>
          </table:table-cell>
          <table:table-cell office:value-type="float" office:value="0.09505428" calcext:value-type="float">
            <text:p>0.09505428</text:p>
          </table:table-cell>
          <table:table-cell office:value-type="float" office:value="0.09459372" calcext:value-type="float">
            <text:p>0.09459372</text:p>
          </table:table-cell>
          <table:table-cell office:value-type="float" office:value="0.09724917" calcext:value-type="float">
            <text:p>0.09724917</text:p>
          </table:table-cell>
          <table:table-cell office:value-type="float" office:value="0.09990667" calcext:value-type="float">
            <text:p>0.09990667</text:p>
          </table:table-cell>
          <table:table-cell office:value-type="float" office:value="0" calcext:value-type="float">
            <text:p>0</text:p>
          </table:table-cell>
          <table:table-cell office:value-type="float" office:value="9.074382" calcext:value-type="float">
            <text:p>9.074382</text:p>
          </table:table-cell>
          <table:table-cell office:value-type="float" office:value="9.779978" calcext:value-type="float">
            <text:p>9.779978</text:p>
          </table:table-cell>
          <table:table-cell office:value-type="float" office:value="19.72625" calcext:value-type="float">
            <text:p>19.72625</text:p>
          </table:table-cell>
          <table:table-cell office:value-type="float" office:value="3.878731" calcext:value-type="float">
            <text:p>3.878731</text:p>
          </table:table-cell>
          <table:table-cell office:value-type="float" office:value="2.982734" calcext:value-type="float">
            <text:p>2.982734</text:p>
          </table:table-cell>
          <table:table-cell office:value-type="float" office:value="1.414204" calcext:value-type="float">
            <text:p>1.414204</text:p>
          </table:table-cell>
          <table:table-cell office:value-type="float" office:value="1.049942" calcext:value-type="float">
            <text:p>1.049942</text:p>
          </table:table-cell>
          <table:table-cell office:value-type="float" office:value="2.120811" calcext:value-type="float">
            <text:p>2.120811</text:p>
          </table:table-cell>
          <table:table-cell office:value-type="float" office:value="3.168763" calcext:value-type="float">
            <text:p>3.168763</text:p>
          </table:table-cell>
          <table:table-cell office:value-type="float" office:value="3.137678" calcext:value-type="float">
            <text:p>3.137678</text:p>
          </table:table-cell>
          <table:table-cell office:value-type="float" office:value="3.285639" calcext:value-type="float">
            <text:p>3.285639</text:p>
          </table:table-cell>
          <table:table-cell office:value-type="float" office:value="3.29524" calcext:value-type="float">
            <text:p>3.29524</text:p>
          </table:table-cell>
          <table:table-cell office:value-type="float" office:value="3.585936" calcext:value-type="float">
            <text:p>3.585936</text:p>
          </table:table-cell>
          <table:table-cell office:value-type="float" office:value="3.84285" calcext:value-type="float">
            <text:p>3.84285</text:p>
          </table:table-cell>
          <table:table-cell office:value-type="float" office:value="0" calcext:value-type="float">
            <text:p>0</text:p>
          </table:table-cell>
          <table:table-cell office:value-type="float" office:value="0.06656391" calcext:value-type="float">
            <text:p>0.06656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2864" calcext:value-type="float">
            <text:p>4.0728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0.8838546" calcext:value-type="float">
            <text:p>0.8838546</text:p>
          </table:table-cell>
          <table:table-cell office:value-type="float" office:value="137.4096" calcext:value-type="float">
            <text:p>137.4096</text:p>
          </table:table-cell>
          <table:table-cell office:value-type="float" office:value="5" calcext:value-type="float">
            <text:p>5</text:p>
          </table:table-cell>
          <table:table-cell office:value-type="float" office:value="-2.648295" calcext:value-type="float">
            <text:p>-2.648295</text:p>
          </table:table-cell>
          <table:table-cell office:value-type="float" office:value="13.66401" calcext:value-type="float">
            <text:p>13.66401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476005" calcext:value-type="float">
            <text:p>0.0005476005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52754" calcext:value-type="float">
            <text:p>0.003652754</text:p>
          </table:table-cell>
          <table:table-cell office:value-type="float" office:value="1189.458" calcext:value-type="float">
            <text:p>1189.458</text:p>
          </table:table-cell>
          <table:table-cell office:value-type="float" office:value="1.593713" calcext:value-type="float">
            <text:p>1.593713</text:p>
          </table:table-cell>
          <table:table-cell office:value-type="float" office:value="0" calcext:value-type="float">
            <text:p>0</text:p>
          </table:table-cell>
          <table:table-cell office:value-type="float" office:value="0.03115414" calcext:value-type="float">
            <text:p>0.03115414</text:p>
          </table:table-cell>
          <table:table-cell office:value-type="float" office:value="0.115434" calcext:value-type="float">
            <text:p>0.115434</text:p>
          </table:table-cell>
          <table:table-cell office:value-type="float" office:value="0.1765456" calcext:value-type="float">
            <text:p>0.1765456</text:p>
          </table:table-cell>
          <table:table-cell office:value-type="float" office:value="0.06763488" calcext:value-type="float">
            <text:p>0.06763488</text:p>
          </table:table-cell>
          <table:table-cell office:value-type="float" office:value="0.05539833" calcext:value-type="float">
            <text:p>0.05539833</text:p>
          </table:table-cell>
          <table:table-cell office:value-type="float" office:value="0.03544328" calcext:value-type="float">
            <text:p>0.03544328</text:p>
          </table:table-cell>
          <table:table-cell office:value-type="float" office:value="0.02892006" calcext:value-type="float">
            <text:p>0.02892006</text:p>
          </table:table-cell>
          <table:table-cell office:value-type="float" office:value="0.05920421" calcext:value-type="float">
            <text:p>0.05920421</text:p>
          </table:table-cell>
          <table:table-cell office:value-type="float" office:value="0.09921894" calcext:value-type="float">
            <text:p>0.09921894</text:p>
          </table:table-cell>
          <table:table-cell office:value-type="float" office:value="0.09566635" calcext:value-type="float">
            <text:p>0.09566635</text:p>
          </table:table-cell>
          <table:table-cell office:value-type="float" office:value="0.09515885" calcext:value-type="float">
            <text:p>0.09515885</text:p>
          </table:table-cell>
          <table:table-cell office:value-type="float" office:value="0.09468451" calcext:value-type="float">
            <text:p>0.09468451</text:p>
          </table:table-cell>
          <table:table-cell office:value-type="float" office:value="0.09737251" calcext:value-type="float">
            <text:p>0.09737251</text:p>
          </table:table-cell>
          <table:table-cell office:value-type="float" office:value="0.1000366" calcext:value-type="float">
            <text:p>0.1000366</text:p>
          </table:table-cell>
          <table:table-cell office:value-type="float" office:value="0" calcext:value-type="float">
            <text:p>0</text:p>
          </table:table-cell>
          <table:table-cell office:value-type="float" office:value="9.062108" calcext:value-type="float">
            <text:p>9.062108</text:p>
          </table:table-cell>
          <table:table-cell office:value-type="float" office:value="9.791001" calcext:value-type="float">
            <text:p>9.791001</text:p>
          </table:table-cell>
          <table:table-cell office:value-type="float" office:value="19.7265" calcext:value-type="float">
            <text:p>19.7265</text:p>
          </table:table-cell>
          <table:table-cell office:value-type="float" office:value="3.888415" calcext:value-type="float">
            <text:p>3.888415</text:p>
          </table:table-cell>
          <table:table-cell office:value-type="float" office:value="2.991172" calcext:value-type="float">
            <text:p>2.991172</text:p>
          </table:table-cell>
          <table:table-cell office:value-type="float" office:value="1.418428" calcext:value-type="float">
            <text:p>1.418428</text:p>
          </table:table-cell>
          <table:table-cell office:value-type="float" office:value="1.05383" calcext:value-type="float">
            <text:p>1.05383</text:p>
          </table:table-cell>
          <table:table-cell office:value-type="float" office:value="2.12885" calcext:value-type="float">
            <text:p>2.12885</text:p>
          </table:table-cell>
          <table:table-cell office:value-type="float" office:value="3.179904" calcext:value-type="float">
            <text:p>3.179904</text:p>
          </table:table-cell>
          <table:table-cell office:value-type="float" office:value="3.148586" calcext:value-type="float">
            <text:p>3.148586</text:p>
          </table:table-cell>
          <table:table-cell office:value-type="float" office:value="3.296923" calcext:value-type="float">
            <text:p>3.296923</text:p>
          </table:table-cell>
          <table:table-cell office:value-type="float" office:value="3.306521" calcext:value-type="float">
            <text:p>3.306521</text:p>
          </table:table-cell>
          <table:table-cell office:value-type="float" office:value="3.597565" calcext:value-type="float">
            <text:p>3.597565</text:p>
          </table:table-cell>
          <table:table-cell office:value-type="float" office:value="3.855089" calcext:value-type="float">
            <text:p>3.855089</text:p>
          </table:table-cell>
          <table:table-cell office:value-type="float" office:value="0" calcext:value-type="float">
            <text:p>0</text:p>
          </table:table-cell>
          <table:table-cell office:value-type="float" office:value="0.0167796" calcext:value-type="float">
            <text:p>0.0167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9751" calcext:value-type="float">
            <text:p>4.0797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0.8884029" calcext:value-type="float">
            <text:p>0.8884029</text:p>
          </table:table-cell>
          <table:table-cell office:value-type="float" office:value="137.4024" calcext:value-type="float">
            <text:p>137.4024</text:p>
          </table:table-cell>
          <table:table-cell office:value-type="float" office:value="5" calcext:value-type="float">
            <text:p>5</text:p>
          </table:table-cell>
          <table:table-cell office:value-type="float" office:value="-2.642537" calcext:value-type="float">
            <text:p>-2.642537</text:p>
          </table:table-cell>
          <table:table-cell office:value-type="float" office:value="13.70518" calcext:value-type="float">
            <text:p>13.70518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489695" calcext:value-type="float">
            <text:p>0.0005489695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44015" calcext:value-type="float">
            <text:p>0.003644015</text:p>
          </table:table-cell>
          <table:table-cell office:value-type="float" office:value="1189.426" calcext:value-type="float">
            <text:p>1189.426</text:p>
          </table:table-cell>
          <table:table-cell office:value-type="float" office:value="1.592461" calcext:value-type="float">
            <text:p>1.592461</text:p>
          </table:table-cell>
          <table:table-cell office:value-type="float" office:value="0" calcext:value-type="float">
            <text:p>0</text:p>
          </table:table-cell>
          <table:table-cell office:value-type="float" office:value="0.02825714" calcext:value-type="float">
            <text:p>0.02825714</text:p>
          </table:table-cell>
          <table:table-cell office:value-type="float" office:value="0.1282088" calcext:value-type="float">
            <text:p>0.1282088</text:p>
          </table:table-cell>
          <table:table-cell office:value-type="float" office:value="0.18167" calcext:value-type="float">
            <text:p>0.18167</text:p>
          </table:table-cell>
          <table:table-cell office:value-type="float" office:value="0.06904057" calcext:value-type="float">
            <text:p>0.06904057</text:p>
          </table:table-cell>
          <table:table-cell office:value-type="float" office:value="0.05562924" calcext:value-type="float">
            <text:p>0.05562924</text:p>
          </table:table-cell>
          <table:table-cell office:value-type="float" office:value="0.03557646" calcext:value-type="float">
            <text:p>0.03557646</text:p>
          </table:table-cell>
          <table:table-cell office:value-type="float" office:value="0.02892176" calcext:value-type="float">
            <text:p>0.02892176</text:p>
          </table:table-cell>
          <table:table-cell office:value-type="float" office:value="0.05904584" calcext:value-type="float">
            <text:p>0.05904584</text:p>
          </table:table-cell>
          <table:table-cell office:value-type="float" office:value="0.09921069" calcext:value-type="float">
            <text:p>0.09921069</text:p>
          </table:table-cell>
          <table:table-cell office:value-type="float" office:value="0.09575149" calcext:value-type="float">
            <text:p>0.09575149</text:p>
          </table:table-cell>
          <table:table-cell office:value-type="float" office:value="0.09527688" calcext:value-type="float">
            <text:p>0.09527688</text:p>
          </table:table-cell>
          <table:table-cell office:value-type="float" office:value="0.09480476" calcext:value-type="float">
            <text:p>0.09480476</text:p>
          </table:table-cell>
          <table:table-cell office:value-type="float" office:value="0.0974958" calcext:value-type="float">
            <text:p>0.0974958</text:p>
          </table:table-cell>
          <table:table-cell office:value-type="float" office:value="0.1001663" calcext:value-type="float">
            <text:p>0.1001663</text:p>
          </table:table-cell>
          <table:table-cell office:value-type="float" office:value="0" calcext:value-type="float">
            <text:p>0</text:p>
          </table:table-cell>
          <table:table-cell office:value-type="float" office:value="9.045394" calcext:value-type="float">
            <text:p>9.045394</text:p>
          </table:table-cell>
          <table:table-cell office:value-type="float" office:value="9.804113" calcext:value-type="float">
            <text:p>9.804113</text:p>
          </table:table-cell>
          <table:table-cell office:value-type="float" office:value="19.7262" calcext:value-type="float">
            <text:p>19.7262</text:p>
          </table:table-cell>
          <table:table-cell office:value-type="float" office:value="3.898253" calcext:value-type="float">
            <text:p>3.898253</text:p>
          </table:table-cell>
          <table:table-cell office:value-type="float" office:value="2.999377" calcext:value-type="float">
            <text:p>2.999377</text:p>
          </table:table-cell>
          <table:table-cell office:value-type="float" office:value="1.422559" calcext:value-type="float">
            <text:p>1.422559</text:p>
          </table:table-cell>
          <table:table-cell office:value-type="float" office:value="1.057648" calcext:value-type="float">
            <text:p>1.057648</text:p>
          </table:table-cell>
          <table:table-cell office:value-type="float" office:value="2.136801" calcext:value-type="float">
            <text:p>2.136801</text:p>
          </table:table-cell>
          <table:table-cell office:value-type="float" office:value="3.191007" calcext:value-type="float">
            <text:p>3.191007</text:p>
          </table:table-cell>
          <table:table-cell office:value-type="float" office:value="3.159476" calcext:value-type="float">
            <text:p>3.159476</text:p>
          </table:table-cell>
          <table:table-cell office:value-type="float" office:value="3.308204" calcext:value-type="float">
            <text:p>3.308204</text:p>
          </table:table-cell>
          <table:table-cell office:value-type="float" office:value="3.317797" calcext:value-type="float">
            <text:p>3.317797</text:p>
          </table:table-cell>
          <table:table-cell office:value-type="float" office:value="3.609191" calcext:value-type="float">
            <text:p>3.609191</text:p>
          </table:table-cell>
          <table:table-cell office:value-type="float" office:value="3.867321" calcext:value-type="float">
            <text:p>3.867321</text:p>
          </table:table-cell>
          <table:table-cell office:value-type="float" office:value="0" calcext:value-type="float">
            <text:p>0</text:p>
          </table:table-cell>
          <table:table-cell office:value-type="float" office:value="0.006888033" calcext:value-type="float">
            <text:p>0.00688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7017" calcext:value-type="float">
            <text:p>4.0870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0.8885869" calcext:value-type="float">
            <text:p>0.8885869</text:p>
          </table:table-cell>
          <table:table-cell office:value-type="float" office:value="137.3954" calcext:value-type="float">
            <text:p>137.3954</text:p>
          </table:table-cell>
          <table:table-cell office:value-type="float" office:value="5" calcext:value-type="float">
            <text:p>5</text:p>
          </table:table-cell>
          <table:table-cell office:value-type="float" office:value="-2.641273" calcext:value-type="float">
            <text:p>-2.641273</text:p>
          </table:table-cell>
          <table:table-cell office:value-type="float" office:value="13.74636" calcext:value-type="float">
            <text:p>13.74636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503386" calcext:value-type="float">
            <text:p>0.0005503386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35275" calcext:value-type="float">
            <text:p>0.003635275</text:p>
          </table:table-cell>
          <table:table-cell office:value-type="float" office:value="1189.394" calcext:value-type="float">
            <text:p>1189.394</text:p>
          </table:table-cell>
          <table:table-cell office:value-type="float" office:value="1.591204" calcext:value-type="float">
            <text:p>1.591204</text:p>
          </table:table-cell>
          <table:table-cell office:value-type="float" office:value="0" calcext:value-type="float">
            <text:p>0</text:p>
          </table:table-cell>
          <table:table-cell office:value-type="float" office:value="0.01980528" calcext:value-type="float">
            <text:p>0.01980528</text:p>
          </table:table-cell>
          <table:table-cell office:value-type="float" office:value="0.1230908" calcext:value-type="float">
            <text:p>0.1230908</text:p>
          </table:table-cell>
          <table:table-cell office:value-type="float" office:value="0.1788205" calcext:value-type="float">
            <text:p>0.1788205</text:p>
          </table:table-cell>
          <table:table-cell office:value-type="float" office:value="0.0668005" calcext:value-type="float">
            <text:p>0.0668005</text:p>
          </table:table-cell>
          <table:table-cell office:value-type="float" office:value="0.05377826" calcext:value-type="float">
            <text:p>0.05377826</text:p>
          </table:table-cell>
          <table:table-cell office:value-type="float" office:value="0.0352551" calcext:value-type="float">
            <text:p>0.0352551</text:p>
          </table:table-cell>
          <table:table-cell office:value-type="float" office:value="0.02887612" calcext:value-type="float">
            <text:p>0.02887612</text:p>
          </table:table-cell>
          <table:table-cell office:value-type="float" office:value="0.05900594" calcext:value-type="float">
            <text:p>0.05900594</text:p>
          </table:table-cell>
          <table:table-cell office:value-type="float" office:value="0.09919704" calcext:value-type="float">
            <text:p>0.09919704</text:p>
          </table:table-cell>
          <table:table-cell office:value-type="float" office:value="0.09581967" calcext:value-type="float">
            <text:p>0.09581967</text:p>
          </table:table-cell>
          <table:table-cell office:value-type="float" office:value="0.09538148" calcext:value-type="float">
            <text:p>0.09538148</text:p>
          </table:table-cell>
          <table:table-cell office:value-type="float" office:value="0.09491938" calcext:value-type="float">
            <text:p>0.09491938</text:p>
          </table:table-cell>
          <table:table-cell office:value-type="float" office:value="0.09761877" calcext:value-type="float">
            <text:p>0.09761877</text:p>
          </table:table-cell>
          <table:table-cell office:value-type="float" office:value="0.1002958" calcext:value-type="float">
            <text:p>0.1002958</text:p>
          </table:table-cell>
          <table:table-cell office:value-type="float" office:value="0" calcext:value-type="float">
            <text:p>0</text:p>
          </table:table-cell>
          <table:table-cell office:value-type="float" office:value="9.032307" calcext:value-type="float">
            <text:p>9.032307</text:p>
          </table:table-cell>
          <table:table-cell office:value-type="float" office:value="9.818011" calcext:value-type="float">
            <text:p>9.818011</text:p>
          </table:table-cell>
          <table:table-cell office:value-type="float" office:value="19.72664" calcext:value-type="float">
            <text:p>19.72664</text:p>
          </table:table-cell>
          <table:table-cell office:value-type="float" office:value="3.908222" calcext:value-type="float">
            <text:p>3.908222</text:p>
          </table:table-cell>
          <table:table-cell office:value-type="float" office:value="3.00755" calcext:value-type="float">
            <text:p>3.00755</text:p>
          </table:table-cell>
          <table:table-cell office:value-type="float" office:value="1.426718" calcext:value-type="float">
            <text:p>1.426718</text:p>
          </table:table-cell>
          <table:table-cell office:value-type="float" office:value="1.061454" calcext:value-type="float">
            <text:p>1.061454</text:p>
          </table:table-cell>
          <table:table-cell office:value-type="float" office:value="2.144701" calcext:value-type="float">
            <text:p>2.144701</text:p>
          </table:table-cell>
          <table:table-cell office:value-type="float" office:value="3.202072" calcext:value-type="float">
            <text:p>3.202072</text:p>
          </table:table-cell>
          <table:table-cell office:value-type="float" office:value="3.170347" calcext:value-type="float">
            <text:p>3.170347</text:p>
          </table:table-cell>
          <table:table-cell office:value-type="float" office:value="3.31946" calcext:value-type="float">
            <text:p>3.31946</text:p>
          </table:table-cell>
          <table:table-cell office:value-type="float" office:value="3.329058" calcext:value-type="float">
            <text:p>3.329058</text:p>
          </table:table-cell>
          <table:table-cell office:value-type="float" office:value="3.620782" calcext:value-type="float">
            <text:p>3.620782</text:p>
          </table:table-cell>
          <table:table-cell office:value-type="float" office:value="3.879549" calcext:value-type="float">
            <text:p>3.879549</text:p>
          </table:table-cell>
          <table:table-cell office:value-type="float" office:value="0" calcext:value-type="float">
            <text:p>0</text:p>
          </table:table-cell>
          <table:table-cell office:value-type="float" office:value="0.01169335" calcext:value-type="float">
            <text:p>0.01169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3915" calcext:value-type="float">
            <text:p>4.0939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0.889188" calcext:value-type="float">
            <text:p>0.889188</text:p>
          </table:table-cell>
          <table:table-cell office:value-type="float" office:value="137.3883" calcext:value-type="float">
            <text:p>137.3883</text:p>
          </table:table-cell>
          <table:table-cell office:value-type="float" office:value="5" calcext:value-type="float">
            <text:p>5</text:p>
          </table:table-cell>
          <table:table-cell office:value-type="float" office:value="-2.639485" calcext:value-type="float">
            <text:p>-2.639485</text:p>
          </table:table-cell>
          <table:table-cell office:value-type="float" office:value="13.78741" calcext:value-type="float">
            <text:p>13.78741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517076" calcext:value-type="float">
            <text:p>0.0005517076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26525" calcext:value-type="float">
            <text:p>0.003626525</text:p>
          </table:table-cell>
          <table:table-cell office:value-type="float" office:value="1189.361" calcext:value-type="float">
            <text:p>1189.361</text:p>
          </table:table-cell>
          <table:table-cell office:value-type="float" office:value="1.58986" calcext:value-type="float">
            <text:p>1.58986</text:p>
          </table:table-cell>
          <table:table-cell office:value-type="float" office:value="0" calcext:value-type="float">
            <text:p>0</text:p>
          </table:table-cell>
          <table:table-cell office:value-type="float" office:value="0.02643111" calcext:value-type="float">
            <text:p>0.02643111</text:p>
          </table:table-cell>
          <table:table-cell office:value-type="float" office:value="0.1341116" calcext:value-type="float">
            <text:p>0.1341116</text:p>
          </table:table-cell>
          <table:table-cell office:value-type="float" office:value="0.1844837" calcext:value-type="float">
            <text:p>0.1844837</text:p>
          </table:table-cell>
          <table:table-cell office:value-type="float" office:value="0.06682136" calcext:value-type="float">
            <text:p>0.06682136</text:p>
          </table:table-cell>
          <table:table-cell office:value-type="float" office:value="0.05335483" calcext:value-type="float">
            <text:p>0.05335483</text:p>
          </table:table-cell>
          <table:table-cell office:value-type="float" office:value="0.03490265" calcext:value-type="float">
            <text:p>0.03490265</text:p>
          </table:table-cell>
          <table:table-cell office:value-type="float" office:value="0.02880258" calcext:value-type="float">
            <text:p>0.02880258</text:p>
          </table:table-cell>
          <table:table-cell office:value-type="float" office:value="0.05896098" calcext:value-type="float">
            <text:p>0.05896098</text:p>
          </table:table-cell>
          <table:table-cell office:value-type="float" office:value="0.0992388" calcext:value-type="float">
            <text:p>0.0992388</text:p>
          </table:table-cell>
          <table:table-cell office:value-type="float" office:value="0.09590801" calcext:value-type="float">
            <text:p>0.09590801</text:p>
          </table:table-cell>
          <table:table-cell office:value-type="float" office:value="0.09550293" calcext:value-type="float">
            <text:p>0.09550293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774162" calcext:value-type="float">
            <text:p>0.09774162</text:p>
          </table:table-cell>
          <table:table-cell office:value-type="float" office:value="0.100425" calcext:value-type="float">
            <text:p>0.100425</text:p>
          </table:table-cell>
          <table:table-cell office:value-type="float" office:value="0" calcext:value-type="float">
            <text:p>0</text:p>
          </table:table-cell>
          <table:table-cell office:value-type="float" office:value="9.015586" calcext:value-type="float">
            <text:p>9.015586</text:p>
          </table:table-cell>
          <table:table-cell office:value-type="float" office:value="9.832232" calcext:value-type="float">
            <text:p>9.832232</text:p>
          </table:table-cell>
          <table:table-cell office:value-type="float" office:value="19.727" calcext:value-type="float">
            <text:p>19.727</text:p>
          </table:table-cell>
          <table:table-cell office:value-type="float" office:value="3.917925" calcext:value-type="float">
            <text:p>3.917925</text:p>
          </table:table-cell>
          <table:table-cell office:value-type="float" office:value="3.015363" calcext:value-type="float">
            <text:p>3.015363</text:p>
          </table:table-cell>
          <table:table-cell office:value-type="float" office:value="1.430792" calcext:value-type="float">
            <text:p>1.430792</text:p>
          </table:table-cell>
          <table:table-cell office:value-type="float" office:value="1.065223" calcext:value-type="float">
            <text:p>1.065223</text:p>
          </table:table-cell>
          <table:table-cell office:value-type="float" office:value="2.152562" calcext:value-type="float">
            <text:p>2.152562</text:p>
          </table:table-cell>
          <table:table-cell office:value-type="float" office:value="3.213103" calcext:value-type="float">
            <text:p>3.213103</text:p>
          </table:table-cell>
          <table:table-cell office:value-type="float" office:value="3.1812" calcext:value-type="float">
            <text:p>3.1812</text:p>
          </table:table-cell>
          <table:table-cell office:value-type="float" office:value="3.330714" calcext:value-type="float">
            <text:p>3.330714</text:p>
          </table:table-cell>
          <table:table-cell office:value-type="float" office:value="3.340304" calcext:value-type="float">
            <text:p>3.340304</text:p>
          </table:table-cell>
          <table:table-cell office:value-type="float" office:value="3.632372" calcext:value-type="float">
            <text:p>3.632372</text:p>
          </table:table-cell>
          <table:table-cell office:value-type="float" office:value="3.891746" calcext:value-type="float">
            <text:p>3.891746</text:p>
          </table:table-cell>
          <table:table-cell office:value-type="float" office:value="0" calcext:value-type="float">
            <text:p>0</text:p>
          </table:table-cell>
          <table:table-cell office:value-type="float" office:value="0.004745625" calcext:value-type="float">
            <text:p>0.00474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101" calcext:value-type="float">
            <text:p>4.101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0.8897658" calcext:value-type="float">
            <text:p>0.8897658</text:p>
          </table:table-cell>
          <table:table-cell office:value-type="float" office:value="137.3809" calcext:value-type="float">
            <text:p>137.3809</text:p>
          </table:table-cell>
          <table:table-cell office:value-type="float" office:value="5" calcext:value-type="float">
            <text:p>5</text:p>
          </table:table-cell>
          <table:table-cell office:value-type="float" office:value="-2.637141" calcext:value-type="float">
            <text:p>-2.637141</text:p>
          </table:table-cell>
          <table:table-cell office:value-type="float" office:value="13.82887" calcext:value-type="float">
            <text:p>13.82887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530767" calcext:value-type="float">
            <text:p>0.0005530767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17757" calcext:value-type="float">
            <text:p>0.003617757</text:p>
          </table:table-cell>
          <table:table-cell office:value-type="float" office:value="1189.329" calcext:value-type="float">
            <text:p>1189.329</text:p>
          </table:table-cell>
          <table:table-cell office:value-type="float" office:value="1.587311" calcext:value-type="float">
            <text:p>1.587311</text:p>
          </table:table-cell>
          <table:table-cell office:value-type="float" office:value="0" calcext:value-type="float">
            <text:p>0</text:p>
          </table:table-cell>
          <table:table-cell office:value-type="float" office:value="0.1242309" calcext:value-type="float">
            <text:p>0.1242309</text:p>
          </table:table-cell>
          <table:table-cell office:value-type="float" office:value="0.1504565" calcext:value-type="float">
            <text:p>0.1504565</text:p>
          </table:table-cell>
          <table:table-cell office:value-type="float" office:value="0.1942304" calcext:value-type="float">
            <text:p>0.1942304</text:p>
          </table:table-cell>
          <table:table-cell office:value-type="float" office:value="0.06834947" calcext:value-type="float">
            <text:p>0.06834947</text:p>
          </table:table-cell>
          <table:table-cell office:value-type="float" office:value="0.05496474" calcext:value-type="float">
            <text:p>0.05496474</text:p>
          </table:table-cell>
          <table:table-cell office:value-type="float" office:value="0.03548338" calcext:value-type="float">
            <text:p>0.03548338</text:p>
          </table:table-cell>
          <table:table-cell office:value-type="float" office:value="0.02900706" calcext:value-type="float">
            <text:p>0.02900706</text:p>
          </table:table-cell>
          <table:table-cell office:value-type="float" office:value="0.05899621" calcext:value-type="float">
            <text:p>0.05899621</text:p>
          </table:table-cell>
          <table:table-cell office:value-type="float" office:value="0.09929603" calcext:value-type="float">
            <text:p>0.09929603</text:p>
          </table:table-cell>
          <table:table-cell office:value-type="float" office:value="0.09599844" calcext:value-type="float">
            <text:p>0.09599844</text:p>
          </table:table-cell>
          <table:table-cell office:value-type="float" office:value="0.09562474" calcext:value-type="float">
            <text:p>0.09562474</text:p>
          </table:table-cell>
          <table:table-cell office:value-type="float" office:value="0.09516518" calcext:value-type="float">
            <text:p>0.09516518</text:p>
          </table:table-cell>
          <table:table-cell office:value-type="float" office:value="0.09786454" calcext:value-type="float">
            <text:p>0.09786454</text:p>
          </table:table-cell>
          <table:table-cell office:value-type="float" office:value="0.1005543" calcext:value-type="float">
            <text:p>0.1005543</text:p>
          </table:table-cell>
          <table:table-cell office:value-type="float" office:value="0" calcext:value-type="float">
            <text:p>0</text:p>
          </table:table-cell>
          <table:table-cell office:value-type="float" office:value="9.014723" calcext:value-type="float">
            <text:p>9.014723</text:p>
          </table:table-cell>
          <table:table-cell office:value-type="float" office:value="9.850018" calcext:value-type="float">
            <text:p>9.850018</text:p>
          </table:table-cell>
          <table:table-cell office:value-type="float" office:value="19.73004" calcext:value-type="float">
            <text:p>19.73004</text:p>
          </table:table-cell>
          <table:table-cell office:value-type="float" office:value="3.927926" calcext:value-type="float">
            <text:p>3.927926</text:p>
          </table:table-cell>
          <table:table-cell office:value-type="float" office:value="3.023372" calcext:value-type="float">
            <text:p>3.023372</text:p>
          </table:table-cell>
          <table:table-cell office:value-type="float" office:value="1.434898" calcext:value-type="float">
            <text:p>1.434898</text:p>
          </table:table-cell>
          <table:table-cell office:value-type="float" office:value="1.068983" calcext:value-type="float">
            <text:p>1.068983</text:p>
          </table:table-cell>
          <table:table-cell office:value-type="float" office:value="2.160388" calcext:value-type="float">
            <text:p>2.160388</text:p>
          </table:table-cell>
          <table:table-cell office:value-type="float" office:value="3.224102" calcext:value-type="float">
            <text:p>3.224102</text:p>
          </table:table-cell>
          <table:table-cell office:value-type="float" office:value="3.192034" calcext:value-type="float">
            <text:p>3.192034</text:p>
          </table:table-cell>
          <table:table-cell office:value-type="float" office:value="3.341943" calcext:value-type="float">
            <text:p>3.341943</text:p>
          </table:table-cell>
          <table:table-cell office:value-type="float" office:value="3.351541" calcext:value-type="float">
            <text:p>3.351541</text:p>
          </table:table-cell>
          <table:table-cell office:value-type="float" office:value="3.643957" calcext:value-type="float">
            <text:p>3.643957</text:p>
          </table:table-cell>
          <table:table-cell office:value-type="float" office:value="3.903948" calcext:value-type="float">
            <text:p>3.903948</text:p>
          </table:table-cell>
          <table:table-cell office:value-type="float" office:value="0" calcext:value-type="float">
            <text:p>0</text:p>
          </table:table-cell>
          <table:table-cell office:value-type="float" office:value="1.406221" calcext:value-type="float">
            <text:p>1.406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8932" calcext:value-type="float">
            <text:p>4.1089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0.8901264" calcext:value-type="float">
            <text:p>0.8901264</text:p>
          </table:table-cell>
          <table:table-cell office:value-type="float" office:value="137.3736" calcext:value-type="float">
            <text:p>137.3736</text:p>
          </table:table-cell>
          <table:table-cell office:value-type="float" office:value="5" calcext:value-type="float">
            <text:p>5</text:p>
          </table:table-cell>
          <table:table-cell office:value-type="float" office:value="-2.634788" calcext:value-type="float">
            <text:p>-2.634788</text:p>
          </table:table-cell>
          <table:table-cell office:value-type="float" office:value="13.87063" calcext:value-type="float">
            <text:p>13.87063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544457" calcext:value-type="float">
            <text:p>0.0005544457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0894" calcext:value-type="float">
            <text:p>0.00360894</text:p>
          </table:table-cell>
          <table:table-cell office:value-type="float" office:value="1189.297" calcext:value-type="float">
            <text:p>1189.297</text:p>
          </table:table-cell>
          <table:table-cell office:value-type="float" office:value="1.583619" calcext:value-type="float">
            <text:p>1.583619</text:p>
          </table:table-cell>
          <table:table-cell office:value-type="float" office:value="0" calcext:value-type="float">
            <text:p>0</text:p>
          </table:table-cell>
          <table:table-cell office:value-type="float" office:value="0.2294756" calcext:value-type="float">
            <text:p>0.2294756</text:p>
          </table:table-cell>
          <table:table-cell office:value-type="float" office:value="0.1615239" calcext:value-type="float">
            <text:p>0.1615239</text:p>
          </table:table-cell>
          <table:table-cell office:value-type="float" office:value="0.199768" calcext:value-type="float">
            <text:p>0.199768</text:p>
          </table:table-cell>
          <table:table-cell office:value-type="float" office:value="0.06797502" calcext:value-type="float">
            <text:p>0.06797502</text:p>
          </table:table-cell>
          <table:table-cell office:value-type="float" office:value="0.05545058" calcext:value-type="float">
            <text:p>0.05545058</text:p>
          </table:table-cell>
          <table:table-cell office:value-type="float" office:value="0.0355121" calcext:value-type="float">
            <text:p>0.0355121</text:p>
          </table:table-cell>
          <table:table-cell office:value-type="float" office:value="0.02913289" calcext:value-type="float">
            <text:p>0.02913289</text:p>
          </table:table-cell>
          <table:table-cell office:value-type="float" office:value="0.05909631" calcext:value-type="float">
            <text:p>0.05909631</text:p>
          </table:table-cell>
          <table:table-cell office:value-type="float" office:value="0.09937929" calcext:value-type="float">
            <text:p>0.09937929</text:p>
          </table:table-cell>
          <table:table-cell office:value-type="float" office:value="0.09609071" calcext:value-type="float">
            <text:p>0.09609071</text:p>
          </table:table-cell>
          <table:table-cell office:value-type="float" office:value="0.09574523" calcext:value-type="float">
            <text:p>0.09574523</text:p>
          </table:table-cell>
          <table:table-cell office:value-type="float" office:value="0.09528816" calcext:value-type="float">
            <text:p>0.09528816</text:p>
          </table:table-cell>
          <table:table-cell office:value-type="float" office:value="0.09798685" calcext:value-type="float">
            <text:p>0.09798685</text:p>
          </table:table-cell>
          <table:table-cell office:value-type="float" office:value="0.1006835" calcext:value-type="float">
            <text:p>0.1006835</text:p>
          </table:table-cell>
          <table:table-cell office:value-type="float" office:value="0" calcext:value-type="float">
            <text:p>0</text:p>
          </table:table-cell>
          <table:table-cell office:value-type="float" office:value="9.031443" calcext:value-type="float">
            <text:p>9.031443</text:p>
          </table:table-cell>
          <table:table-cell office:value-type="float" office:value="9.869785" calcext:value-type="float">
            <text:p>9.869785</text:p>
          </table:table-cell>
          <table:table-cell office:value-type="float" office:value="19.73507" calcext:value-type="float">
            <text:p>19.73507</text:p>
          </table:table-cell>
          <table:table-cell office:value-type="float" office:value="3.937902" calcext:value-type="float">
            <text:p>3.937902</text:p>
          </table:table-cell>
          <table:table-cell office:value-type="float" office:value="3.031584" calcext:value-type="float">
            <text:p>3.031584</text:p>
          </table:table-cell>
          <table:table-cell office:value-type="float" office:value="1.439075" calcext:value-type="float">
            <text:p>1.439075</text:p>
          </table:table-cell>
          <table:table-cell office:value-type="float" office:value="1.072758" calcext:value-type="float">
            <text:p>1.072758</text:p>
          </table:table-cell>
          <table:table-cell office:value-type="float" office:value="2.168196" calcext:value-type="float">
            <text:p>2.168196</text:p>
          </table:table-cell>
          <table:table-cell office:value-type="float" office:value="3.235068" calcext:value-type="float">
            <text:p>3.235068</text:p>
          </table:table-cell>
          <table:table-cell office:value-type="float" office:value="3.202847" calcext:value-type="float">
            <text:p>3.202847</text:p>
          </table:table-cell>
          <table:table-cell office:value-type="float" office:value="3.353167" calcext:value-type="float">
            <text:p>3.353167</text:p>
          </table:table-cell>
          <table:table-cell office:value-type="float" office:value="3.362765" calcext:value-type="float">
            <text:p>3.362765</text:p>
          </table:table-cell>
          <table:table-cell office:value-type="float" office:value="3.655509" calcext:value-type="float">
            <text:p>3.655509</text:p>
          </table:table-cell>
          <table:table-cell office:value-type="float" office:value="3.916122" calcext:value-type="float">
            <text:p>3.916122</text:p>
          </table:table-cell>
          <table:table-cell office:value-type="float" office:value="0" calcext:value-type="float">
            <text:p>0</text:p>
          </table:table-cell>
          <table:table-cell office:value-type="float" office:value="2.640126" calcext:value-type="float">
            <text:p>2.64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704" calcext:value-type="float">
            <text:p>4.117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0.8912377" calcext:value-type="float">
            <text:p>0.8912377</text:p>
          </table:table-cell>
          <table:table-cell office:value-type="float" office:value="137.3662" calcext:value-type="float">
            <text:p>137.3662</text:p>
          </table:table-cell>
          <table:table-cell office:value-type="float" office:value="5" calcext:value-type="float">
            <text:p>5</text:p>
          </table:table-cell>
          <table:table-cell office:value-type="float" office:value="-2.632532" calcext:value-type="float">
            <text:p>-2.632532</text:p>
          </table:table-cell>
          <table:table-cell office:value-type="float" office:value="13.91224" calcext:value-type="float">
            <text:p>13.91224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55815" calcext:value-type="float">
            <text:p>0.000555815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600057" calcext:value-type="float">
            <text:p>0.003600057</text:p>
          </table:table-cell>
          <table:table-cell office:value-type="float" office:value="1189.264" calcext:value-type="float">
            <text:p>1189.264</text:p>
          </table:table-cell>
          <table:table-cell office:value-type="float" office:value="1.582341" calcext:value-type="float">
            <text:p>1.582341</text:p>
          </table:table-cell>
          <table:table-cell office:value-type="float" office:value="0" calcext:value-type="float">
            <text:p>0</text:p>
          </table:table-cell>
          <table:table-cell office:value-type="float" office:value="0.02153459" calcext:value-type="float">
            <text:p>0.02153459</text:p>
          </table:table-cell>
          <table:table-cell office:value-type="float" office:value="0.1487388" calcext:value-type="float">
            <text:p>0.1487388</text:p>
          </table:table-cell>
          <table:table-cell office:value-type="float" office:value="0.2003001" calcext:value-type="float">
            <text:p>0.2003001</text:p>
          </table:table-cell>
          <table:table-cell office:value-type="float" office:value="0.06797208" calcext:value-type="float">
            <text:p>0.06797208</text:p>
          </table:table-cell>
          <table:table-cell office:value-type="float" office:value="0.05494136" calcext:value-type="float">
            <text:p>0.05494136</text:p>
          </table:table-cell>
          <table:table-cell office:value-type="float" office:value="0.03559165" calcext:value-type="float">
            <text:p>0.03559165</text:p>
          </table:table-cell>
          <table:table-cell office:value-type="float" office:value="0.02917599" calcext:value-type="float">
            <text:p>0.02917599</text:p>
          </table:table-cell>
          <table:table-cell office:value-type="float" office:value="0.05914707" calcext:value-type="float">
            <text:p>0.05914707</text:p>
          </table:table-cell>
          <table:table-cell office:value-type="float" office:value="0.09942297" calcext:value-type="float">
            <text:p>0.09942297</text:p>
          </table:table-cell>
          <table:table-cell office:value-type="float" office:value="0.0961592" calcext:value-type="float">
            <text:p>0.0961592</text:p>
          </table:table-cell>
          <table:table-cell office:value-type="float" office:value="0.09584122" calcext:value-type="float">
            <text:p>0.09584122</text:p>
          </table:table-cell>
          <table:table-cell office:value-type="float" office:value="0.09539671" calcext:value-type="float">
            <text:p>0.09539671</text:p>
          </table:table-cell>
          <table:table-cell office:value-type="float" office:value="0.09810935" calcext:value-type="float">
            <text:p>0.09810935</text:p>
          </table:table-cell>
          <table:table-cell office:value-type="float" office:value="0.1008124" calcext:value-type="float">
            <text:p>0.1008124</text:p>
          </table:table-cell>
          <table:table-cell office:value-type="float" office:value="0" calcext:value-type="float">
            <text:p>0</text:p>
          </table:table-cell>
          <table:table-cell office:value-type="float" office:value="9.034906" calcext:value-type="float">
            <text:p>9.034906</text:p>
          </table:table-cell>
          <table:table-cell office:value-type="float" office:value="9.890079" calcext:value-type="float">
            <text:p>9.890079</text:p>
          </table:table-cell>
          <table:table-cell office:value-type="float" office:value="19.74097" calcext:value-type="float">
            <text:p>19.74097</text:p>
          </table:table-cell>
          <table:table-cell office:value-type="float" office:value="3.947656" calcext:value-type="float">
            <text:p>3.947656</text:p>
          </table:table-cell>
          <table:table-cell office:value-type="float" office:value="3.039783" calcext:value-type="float">
            <text:p>3.039783</text:p>
          </table:table-cell>
          <table:table-cell office:value-type="float" office:value="1.443255" calcext:value-type="float">
            <text:p>1.443255</text:p>
          </table:table-cell>
          <table:table-cell office:value-type="float" office:value="1.076525" calcext:value-type="float">
            <text:p>1.076525</text:p>
          </table:table-cell>
          <table:table-cell office:value-type="float" office:value="2.175993" calcext:value-type="float">
            <text:p>2.175993</text:p>
          </table:table-cell>
          <table:table-cell office:value-type="float" office:value="3.246004" calcext:value-type="float">
            <text:p>3.246004</text:p>
          </table:table-cell>
          <table:table-cell office:value-type="float" office:value="3.213639" calcext:value-type="float">
            <text:p>3.213639</text:p>
          </table:table-cell>
          <table:table-cell office:value-type="float" office:value="3.364367" calcext:value-type="float">
            <text:p>3.364367</text:p>
          </table:table-cell>
          <table:table-cell office:value-type="float" office:value="3.373973" calcext:value-type="float">
            <text:p>3.373973</text:p>
          </table:table-cell>
          <table:table-cell office:value-type="float" office:value="3.667061" calcext:value-type="float">
            <text:p>3.667061</text:p>
          </table:table-cell>
          <table:table-cell office:value-type="float" office:value="3.928281" calcext:value-type="float">
            <text:p>3.928281</text:p>
          </table:table-cell>
          <table:table-cell office:value-type="float" office:value="0" calcext:value-type="float">
            <text:p>0</text:p>
          </table:table-cell>
          <table:table-cell office:value-type="float" office:value="0.01104974" calcext:value-type="float">
            <text:p>0.01104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4306" calcext:value-type="float">
            <text:p>4.1243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0.8917884" calcext:value-type="float">
            <text:p>0.8917884</text:p>
          </table:table-cell>
          <table:table-cell office:value-type="float" office:value="137.3592" calcext:value-type="float">
            <text:p>137.3592</text:p>
          </table:table-cell>
          <table:table-cell office:value-type="float" office:value="5" calcext:value-type="float">
            <text:p>5</text:p>
          </table:table-cell>
          <table:table-cell office:value-type="float" office:value="-2.630809" calcext:value-type="float">
            <text:p>-2.630809</text:p>
          </table:table-cell>
          <table:table-cell office:value-type="float" office:value="13.95346" calcext:value-type="float">
            <text:p>13.95346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57184" calcext:value-type="float">
            <text:p>0.000557184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91091" calcext:value-type="float">
            <text:p>0.003591091</text:p>
          </table:table-cell>
          <table:table-cell office:value-type="float" office:value="1189.232" calcext:value-type="float">
            <text:p>1189.232</text:p>
          </table:table-cell>
          <table:table-cell office:value-type="float" office:value="1.580503" calcext:value-type="float">
            <text:p>1.580503</text:p>
          </table:table-cell>
          <table:table-cell office:value-type="float" office:value="0" calcext:value-type="float">
            <text:p>0</text:p>
          </table:table-cell>
          <table:table-cell office:value-type="float" office:value="0.02436525" calcext:value-type="float">
            <text:p>0.02436525</text:p>
          </table:table-cell>
          <table:table-cell office:value-type="float" office:value="0.1348026" calcext:value-type="float">
            <text:p>0.1348026</text:p>
          </table:table-cell>
          <table:table-cell office:value-type="float" office:value="0.1902427" calcext:value-type="float">
            <text:p>0.1902427</text:p>
          </table:table-cell>
          <table:table-cell office:value-type="float" office:value="0.06435723" calcext:value-type="float">
            <text:p>0.06435723</text:p>
          </table:table-cell>
          <table:table-cell office:value-type="float" office:value="0.05211219" calcext:value-type="float">
            <text:p>0.05211219</text:p>
          </table:table-cell>
          <table:table-cell office:value-type="float" office:value="0.03495444" calcext:value-type="float">
            <text:p>0.03495444</text:p>
          </table:table-cell>
          <table:table-cell office:value-type="float" office:value="0.02914068" calcext:value-type="float">
            <text:p>0.02914068</text:p>
          </table:table-cell>
          <table:table-cell office:value-type="float" office:value="0.05921375" calcext:value-type="float">
            <text:p>0.05921375</text:p>
          </table:table-cell>
          <table:table-cell office:value-type="float" office:value="0.09949453" calcext:value-type="float">
            <text:p>0.09949453</text:p>
          </table:table-cell>
          <table:table-cell office:value-type="float" office:value="0.09624083" calcext:value-type="float">
            <text:p>0.09624083</text:p>
          </table:table-cell>
          <table:table-cell office:value-type="float" office:value="0.0959461" calcext:value-type="float">
            <text:p>0.0959461</text:p>
          </table:table-cell>
          <table:table-cell office:value-type="float" office:value="0.0955084" calcext:value-type="float">
            <text:p>0.0955084</text:p>
          </table:table-cell>
          <table:table-cell office:value-type="float" office:value="0.09823195" calcext:value-type="float">
            <text:p>0.09823195</text:p>
          </table:table-cell>
          <table:table-cell office:value-type="float" office:value="0.1009411" calcext:value-type="float">
            <text:p>0.1009411</text:p>
          </table:table-cell>
          <table:table-cell office:value-type="float" office:value="0" calcext:value-type="float">
            <text:p>0</text:p>
          </table:table-cell>
          <table:table-cell office:value-type="float" office:value="9.019641" calcext:value-type="float">
            <text:p>9.019641</text:p>
          </table:table-cell>
          <table:table-cell office:value-type="float" office:value="9.907712" calcext:value-type="float">
            <text:p>9.907712</text:p>
          </table:table-cell>
          <table:table-cell office:value-type="float" office:value="19.74617" calcext:value-type="float">
            <text:p>19.74617</text:p>
          </table:table-cell>
          <table:table-cell office:value-type="float" office:value="3.957243" calcext:value-type="float">
            <text:p>3.957243</text:p>
          </table:table-cell>
          <table:table-cell office:value-type="float" office:value="3.047792" calcext:value-type="float">
            <text:p>3.047792</text:p>
          </table:table-cell>
          <table:table-cell office:value-type="float" office:value="1.447448" calcext:value-type="float">
            <text:p>1.447448</text:p>
          </table:table-cell>
          <table:table-cell office:value-type="float" office:value="1.080287" calcext:value-type="float">
            <text:p>1.080287</text:p>
          </table:table-cell>
          <table:table-cell office:value-type="float" office:value="2.18378" calcext:value-type="float">
            <text:p>2.18378</text:p>
          </table:table-cell>
          <table:table-cell office:value-type="float" office:value="3.256912" calcext:value-type="float">
            <text:p>3.256912</text:p>
          </table:table-cell>
          <table:table-cell office:value-type="float" office:value="3.224409" calcext:value-type="float">
            <text:p>3.224409</text:p>
          </table:table-cell>
          <table:table-cell office:value-type="float" office:value="3.375551" calcext:value-type="float">
            <text:p>3.375551</text:p>
          </table:table-cell>
          <table:table-cell office:value-type="float" office:value="3.385168" calcext:value-type="float">
            <text:p>3.385168</text:p>
          </table:table-cell>
          <table:table-cell office:value-type="float" office:value="3.678601" calcext:value-type="float">
            <text:p>3.678601</text:p>
          </table:table-cell>
          <table:table-cell office:value-type="float" office:value="3.940441" calcext:value-type="float">
            <text:p>3.940441</text:p>
          </table:table-cell>
          <table:table-cell office:value-type="float" office:value="0" calcext:value-type="float">
            <text:p>0</text:p>
          </table:table-cell>
          <table:table-cell office:value-type="float" office:value="0.004337844" calcext:value-type="float">
            <text:p>0.00433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31274" calcext:value-type="float">
            <text:p>4.13127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0.8925058" calcext:value-type="float">
            <text:p>0.8925058</text:p>
          </table:table-cell>
          <table:table-cell office:value-type="float" office:value="137.3528" calcext:value-type="float">
            <text:p>137.3528</text:p>
          </table:table-cell>
          <table:table-cell office:value-type="float" office:value="5" calcext:value-type="float">
            <text:p>5</text:p>
          </table:table-cell>
          <table:table-cell office:value-type="float" office:value="-2.628825" calcext:value-type="float">
            <text:p>-2.628825</text:p>
          </table:table-cell>
          <table:table-cell office:value-type="float" office:value="13.99416" calcext:value-type="float">
            <text:p>13.99416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585531" calcext:value-type="float">
            <text:p>0.0005585531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82048" calcext:value-type="float">
            <text:p>0.003582048</text:p>
          </table:table-cell>
          <table:table-cell office:value-type="float" office:value="1189.199" calcext:value-type="float">
            <text:p>1189.199</text:p>
          </table:table-cell>
          <table:table-cell office:value-type="float" office:value="1.577788" calcext:value-type="float">
            <text:p>1.577788</text:p>
          </table:table-cell>
          <table:table-cell office:value-type="float" office:value="0" calcext:value-type="float">
            <text:p>0</text:p>
          </table:table-cell>
          <table:table-cell office:value-type="float" office:value="0.09477783" calcext:value-type="float">
            <text:p>0.09477783</text:p>
          </table:table-cell>
          <table:table-cell office:value-type="float" office:value="0.1296391" calcext:value-type="float">
            <text:p>0.1296391</text:p>
          </table:table-cell>
          <table:table-cell office:value-type="float" office:value="0.1828602" calcext:value-type="float">
            <text:p>0.1828602</text:p>
          </table:table-cell>
          <table:table-cell office:value-type="float" office:value="0.05915531" calcext:value-type="float">
            <text:p>0.05915531</text:p>
          </table:table-cell>
          <table:table-cell office:value-type="float" office:value="0.04795978" calcext:value-type="float">
            <text:p>0.04795978</text:p>
          </table:table-cell>
          <table:table-cell office:value-type="float" office:value="0.03265185" calcext:value-type="float">
            <text:p>0.03265185</text:p>
          </table:table-cell>
          <table:table-cell office:value-type="float" office:value="0.02847936" calcext:value-type="float">
            <text:p>0.02847936</text:p>
          </table:table-cell>
          <table:table-cell office:value-type="float" office:value="0.05903009" calcext:value-type="float">
            <text:p>0.05903009</text:p>
          </table:table-cell>
          <table:table-cell office:value-type="float" office:value="0.09956821" calcext:value-type="float">
            <text:p>0.09956821</text:p>
          </table:table-cell>
          <table:table-cell office:value-type="float" office:value="0.09633588" calcext:value-type="float">
            <text:p>0.09633588</text:p>
          </table:table-cell>
          <table:table-cell office:value-type="float" office:value="0.09606136" calcext:value-type="float">
            <text:p>0.09606136</text:p>
          </table:table-cell>
          <table:table-cell office:value-type="float" office:value="0.09562679" calcext:value-type="float">
            <text:p>0.09562679</text:p>
          </table:table-cell>
          <table:table-cell office:value-type="float" office:value="0.09835385" calcext:value-type="float">
            <text:p>0.09835385</text:p>
          </table:table-cell>
          <table:table-cell office:value-type="float" office:value="0.1010696" calcext:value-type="float">
            <text:p>0.1010696</text:p>
          </table:table-cell>
          <table:table-cell office:value-type="float" office:value="0" calcext:value-type="float">
            <text:p>0</text:p>
          </table:table-cell>
          <table:table-cell office:value-type="float" office:value="9.016576" calcext:value-type="float">
            <text:p>9.016576</text:p>
          </table:table-cell>
          <table:table-cell office:value-type="float" office:value="9.920552" calcext:value-type="float">
            <text:p>9.920552</text:p>
          </table:table-cell>
          <table:table-cell office:value-type="float" office:value="19.74774" calcext:value-type="float">
            <text:p>19.74774</text:p>
          </table:table-cell>
          <table:table-cell office:value-type="float" office:value="3.965103" calcext:value-type="float">
            <text:p>3.965103</text:p>
          </table:table-cell>
          <table:table-cell office:value-type="float" office:value="3.054523" calcext:value-type="float">
            <text:p>3.054523</text:p>
          </table:table-cell>
          <table:table-cell office:value-type="float" office:value="1.451307" calcext:value-type="float">
            <text:p>1.451307</text:p>
          </table:table-cell>
          <table:table-cell office:value-type="float" office:value="1.083944" calcext:value-type="float">
            <text:p>1.083944</text:p>
          </table:table-cell>
          <table:table-cell office:value-type="float" office:value="2.191524" calcext:value-type="float">
            <text:p>2.191524</text:p>
          </table:table-cell>
          <table:table-cell office:value-type="float" office:value="3.267797" calcext:value-type="float">
            <text:p>3.267797</text:p>
          </table:table-cell>
          <table:table-cell office:value-type="float" office:value="3.23516" calcext:value-type="float">
            <text:p>3.23516</text:p>
          </table:table-cell>
          <table:table-cell office:value-type="float" office:value="3.386723" calcext:value-type="float">
            <text:p>3.386723</text:p>
          </table:table-cell>
          <table:table-cell office:value-type="float" office:value="3.396345" calcext:value-type="float">
            <text:p>3.396345</text:p>
          </table:table-cell>
          <table:table-cell office:value-type="float" office:value="3.690114" calcext:value-type="float">
            <text:p>3.690114</text:p>
          </table:table-cell>
          <table:table-cell office:value-type="float" office:value="3.95256" calcext:value-type="float">
            <text:p>3.95256</text:p>
          </table:table-cell>
          <table:table-cell office:value-type="float" office:value="0" calcext:value-type="float">
            <text:p>0</text:p>
          </table:table-cell>
          <table:table-cell office:value-type="float" office:value="0.6509425" calcext:value-type="float">
            <text:p>0.6509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37736" calcext:value-type="float">
            <text:p>4.1377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0.893373" calcext:value-type="float">
            <text:p>0.893373</text:p>
          </table:table-cell>
          <table:table-cell office:value-type="float" office:value="137.3466" calcext:value-type="float">
            <text:p>137.3466</text:p>
          </table:table-cell>
          <table:table-cell office:value-type="float" office:value="5" calcext:value-type="float">
            <text:p>5</text:p>
          </table:table-cell>
          <table:table-cell office:value-type="float" office:value="-2.626561" calcext:value-type="float">
            <text:p>-2.626561</text:p>
          </table:table-cell>
          <table:table-cell office:value-type="float" office:value="14.03464" calcext:value-type="float">
            <text:p>14.03464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599221" calcext:value-type="float">
            <text:p>0.0005599221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72926" calcext:value-type="float">
            <text:p>0.003572926</text:p>
          </table:table-cell>
          <table:table-cell office:value-type="float" office:value="1189.166" calcext:value-type="float">
            <text:p>1189.166</text:p>
          </table:table-cell>
          <table:table-cell office:value-type="float" office:value="1.574629" calcext:value-type="float">
            <text:p>1.574629</text:p>
          </table:table-cell>
          <table:table-cell office:value-type="float" office:value="0" calcext:value-type="float">
            <text:p>0</text:p>
          </table:table-cell>
          <table:table-cell office:value-type="float" office:value="0.1383829" calcext:value-type="float">
            <text:p>0.1383829</text:p>
          </table:table-cell>
          <table:table-cell office:value-type="float" office:value="0.1328677" calcext:value-type="float">
            <text:p>0.1328677</text:p>
          </table:table-cell>
          <table:table-cell office:value-type="float" office:value="0.1823958" calcext:value-type="float">
            <text:p>0.1823958</text:p>
          </table:table-cell>
          <table:table-cell office:value-type="float" office:value="0.0572929" calcext:value-type="float">
            <text:p>0.0572929</text:p>
          </table:table-cell>
          <table:table-cell office:value-type="float" office:value="0.04628636" calcext:value-type="float">
            <text:p>0.04628636</text:p>
          </table:table-cell>
          <table:table-cell office:value-type="float" office:value="0.03131067" calcext:value-type="float">
            <text:p>0.03131067</text:p>
          </table:table-cell>
          <table:table-cell office:value-type="float" office:value="0.02796058" calcext:value-type="float">
            <text:p>0.02796058</text:p>
          </table:table-cell>
          <table:table-cell office:value-type="float" office:value="0.05872608" calcext:value-type="float">
            <text:p>0.05872608</text:p>
          </table:table-cell>
          <table:table-cell office:value-type="float" office:value="0.09959262" calcext:value-type="float">
            <text:p>0.09959262</text:p>
          </table:table-cell>
          <table:table-cell office:value-type="float" office:value="0.09643082" calcext:value-type="float">
            <text:p>0.09643082</text:p>
          </table:table-cell>
          <table:table-cell office:value-type="float" office:value="0.09617983" calcext:value-type="float">
            <text:p>0.09617983</text:p>
          </table:table-cell>
          <table:table-cell office:value-type="float" office:value="0.09574712" calcext:value-type="float">
            <text:p>0.09574712</text:p>
          </table:table-cell>
          <table:table-cell office:value-type="float" office:value="0.09847588" calcext:value-type="float">
            <text:p>0.09847588</text:p>
          </table:table-cell>
          <table:table-cell office:value-type="float" office:value="0.101198" calcext:value-type="float">
            <text:p>0.101198</text:p>
          </table:table-cell>
          <table:table-cell office:value-type="float" office:value="0" calcext:value-type="float">
            <text:p>0</text:p>
          </table:table-cell>
          <table:table-cell office:value-type="float" office:value="9.024483" calcext:value-type="float">
            <text:p>9.024483</text:p>
          </table:table-cell>
          <table:table-cell office:value-type="float" office:value="9.932299" calcext:value-type="float">
            <text:p>9.932299</text:p>
          </table:table-cell>
          <table:table-cell office:value-type="float" office:value="19.74815" calcext:value-type="float">
            <text:p>19.74815</text:p>
          </table:table-cell>
          <table:table-cell office:value-type="float" office:value="3.97185" calcext:value-type="float">
            <text:p>3.97185</text:p>
          </table:table-cell>
          <table:table-cell office:value-type="float" office:value="3.060375" calcext:value-type="float">
            <text:p>3.060375</text:p>
          </table:table-cell>
          <table:table-cell office:value-type="float" office:value="1.45483" calcext:value-type="float">
            <text:p>1.45483</text:p>
          </table:table-cell>
          <table:table-cell office:value-type="float" office:value="1.087456" calcext:value-type="float">
            <text:p>1.087456</text:p>
          </table:table-cell>
          <table:table-cell office:value-type="float" office:value="2.199175" calcext:value-type="float">
            <text:p>2.199175</text:p>
          </table:table-cell>
          <table:table-cell office:value-type="float" office:value="3.278646" calcext:value-type="float">
            <text:p>3.278646</text:p>
          </table:table-cell>
          <table:table-cell office:value-type="float" office:value="3.245895" calcext:value-type="float">
            <text:p>3.245895</text:p>
          </table:table-cell>
          <table:table-cell office:value-type="float" office:value="3.397878" calcext:value-type="float">
            <text:p>3.397878</text:p>
          </table:table-cell>
          <table:table-cell office:value-type="float" office:value="3.407509" calcext:value-type="float">
            <text:p>3.407509</text:p>
          </table:table-cell>
          <table:table-cell office:value-type="float" office:value="3.701627" calcext:value-type="float">
            <text:p>3.701627</text:p>
          </table:table-cell>
          <table:table-cell office:value-type="float" office:value="3.964675" calcext:value-type="float">
            <text:p>3.964675</text:p>
          </table:table-cell>
          <table:table-cell office:value-type="float" office:value="0" calcext:value-type="float">
            <text:p>0</text:p>
          </table:table-cell>
          <table:table-cell office:value-type="float" office:value="1.452796" calcext:value-type="float">
            <text:p>1.452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3976" calcext:value-type="float">
            <text:p>4.14397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0.8948103" calcext:value-type="float">
            <text:p>0.8948103</text:p>
          </table:table-cell>
          <table:table-cell office:value-type="float" office:value="137.3403" calcext:value-type="float">
            <text:p>137.3403</text:p>
          </table:table-cell>
          <table:table-cell office:value-type="float" office:value="5" calcext:value-type="float">
            <text:p>5</text:p>
          </table:table-cell>
          <table:table-cell office:value-type="float" office:value="-2.623527" calcext:value-type="float">
            <text:p>-2.623527</text:p>
          </table:table-cell>
          <table:table-cell office:value-type="float" office:value="14.07512" calcext:value-type="float">
            <text:p>14.07512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12912" calcext:value-type="float">
            <text:p>0.0005612912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63705" calcext:value-type="float">
            <text:p>0.003563705</text:p>
          </table:table-cell>
          <table:table-cell office:value-type="float" office:value="1189.134" calcext:value-type="float">
            <text:p>1189.134</text:p>
          </table:table-cell>
          <table:table-cell office:value-type="float" office:value="1.570947" calcext:value-type="float">
            <text:p>1.570947</text:p>
          </table:table-cell>
          <table:table-cell office:value-type="float" office:value="0" calcext:value-type="float">
            <text:p>0</text:p>
          </table:table-cell>
          <table:table-cell office:value-type="float" office:value="0.2037396" calcext:value-type="float">
            <text:p>0.2037396</text:p>
          </table:table-cell>
          <table:table-cell office:value-type="float" office:value="0.1433719" calcext:value-type="float">
            <text:p>0.1433719</text:p>
          </table:table-cell>
          <table:table-cell office:value-type="float" office:value="0.1872559" calcext:value-type="float">
            <text:p>0.1872559</text:p>
          </table:table-cell>
          <table:table-cell office:value-type="float" office:value="0.05862641" calcext:value-type="float">
            <text:p>0.05862641</text:p>
          </table:table-cell>
          <table:table-cell office:value-type="float" office:value="0.04712744" calcext:value-type="float">
            <text:p>0.04712744</text:p>
          </table:table-cell>
          <table:table-cell office:value-type="float" office:value="0.03096545" calcext:value-type="float">
            <text:p>0.03096545</text:p>
          </table:table-cell>
          <table:table-cell office:value-type="float" office:value="0.02777161" calcext:value-type="float">
            <text:p>0.02777161</text:p>
          </table:table-cell>
          <table:table-cell office:value-type="float" office:value="0.05849539" calcext:value-type="float">
            <text:p>0.05849539</text:p>
          </table:table-cell>
          <table:table-cell office:value-type="float" office:value="0.0995867" calcext:value-type="float">
            <text:p>0.0995867</text:p>
          </table:table-cell>
          <table:table-cell office:value-type="float" office:value="0.09651913" calcext:value-type="float">
            <text:p>0.09651913</text:p>
          </table:table-cell>
          <table:table-cell office:value-type="float" office:value="0.09629747" calcext:value-type="float">
            <text:p>0.09629747</text:p>
          </table:table-cell>
          <table:table-cell office:value-type="float" office:value="0.09586786" calcext:value-type="float">
            <text:p>0.09586786</text:p>
          </table:table-cell>
          <table:table-cell office:value-type="float" office:value="0.0985979" calcext:value-type="float">
            <text:p>0.0985979</text:p>
          </table:table-cell>
          <table:table-cell office:value-type="float" office:value="0.1013262" calcext:value-type="float">
            <text:p>0.1013262</text:p>
          </table:table-cell>
          <table:table-cell office:value-type="float" office:value="0" calcext:value-type="float">
            <text:p>0</text:p>
          </table:table-cell>
          <table:table-cell office:value-type="float" office:value="9.038939" calcext:value-type="float">
            <text:p>9.038939</text:p>
          </table:table-cell>
          <table:table-cell office:value-type="float" office:value="9.94505" calcext:value-type="float">
            <text:p>9.94505</text:p>
          </table:table-cell>
          <table:table-cell office:value-type="float" office:value="19.74918" calcext:value-type="float">
            <text:p>19.74918</text:p>
          </table:table-cell>
          <table:table-cell office:value-type="float" office:value="3.978385" calcext:value-type="float">
            <text:p>3.978385</text:p>
          </table:table-cell>
          <table:table-cell office:value-type="float" office:value="3.066009" calcext:value-type="float">
            <text:p>3.066009</text:p>
          </table:table-cell>
          <table:table-cell office:value-type="float" office:value="1.458195" calcext:value-type="float">
            <text:p>1.458195</text:p>
          </table:table-cell>
          <table:table-cell office:value-type="float" office:value="1.090874" calcext:value-type="float">
            <text:p>1.090874</text:p>
          </table:table-cell>
          <table:table-cell office:value-type="float" office:value="2.206729" calcext:value-type="float">
            <text:p>2.206729</text:p>
          </table:table-cell>
          <table:table-cell office:value-type="float" office:value="3.28945" calcext:value-type="float">
            <text:p>3.28945</text:p>
          </table:table-cell>
          <table:table-cell office:value-type="float" office:value="3.256609" calcext:value-type="float">
            <text:p>3.256609</text:p>
          </table:table-cell>
          <table:table-cell office:value-type="float" office:value="3.409021" calcext:value-type="float">
            <text:p>3.409021</text:p>
          </table:table-cell>
          <table:table-cell office:value-type="float" office:value="3.418671" calcext:value-type="float">
            <text:p>3.418671</text:p>
          </table:table-cell>
          <table:table-cell office:value-type="float" office:value="3.713122" calcext:value-type="float">
            <text:p>3.713122</text:p>
          </table:table-cell>
          <table:table-cell office:value-type="float" office:value="3.976782" calcext:value-type="float">
            <text:p>3.976782</text:p>
          </table:table-cell>
          <table:table-cell office:value-type="float" office:value="0" calcext:value-type="float">
            <text:p>0</text:p>
          </table:table-cell>
          <table:table-cell office:value-type="float" office:value="1.974396" calcext:value-type="float">
            <text:p>1.97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0501" calcext:value-type="float">
            <text:p>4.1505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0.8968678" calcext:value-type="float">
            <text:p>0.8968678</text:p>
          </table:table-cell>
          <table:table-cell office:value-type="float" office:value="137.3337" calcext:value-type="float">
            <text:p>137.3337</text:p>
          </table:table-cell>
          <table:table-cell office:value-type="float" office:value="5" calcext:value-type="float">
            <text:p>5</text:p>
          </table:table-cell>
          <table:table-cell office:value-type="float" office:value="-2.619511" calcext:value-type="float">
            <text:p>-2.619511</text:p>
          </table:table-cell>
          <table:table-cell office:value-type="float" office:value="14.11586" calcext:value-type="float">
            <text:p>14.11586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26602" calcext:value-type="float">
            <text:p>0.0005626602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54358" calcext:value-type="float">
            <text:p>0.003554358</text:p>
          </table:table-cell>
          <table:table-cell office:value-type="float" office:value="1189.101" calcext:value-type="float">
            <text:p>1189.101</text:p>
          </table:table-cell>
          <table:table-cell office:value-type="float" office:value="1.566509" calcext:value-type="float">
            <text:p>1.566509</text:p>
          </table:table-cell>
          <table:table-cell office:value-type="float" office:value="0" calcext:value-type="float">
            <text:p>0</text:p>
          </table:table-cell>
          <table:table-cell office:value-type="float" office:value="0.2905545" calcext:value-type="float">
            <text:p>0.2905545</text:p>
          </table:table-cell>
          <table:table-cell office:value-type="float" office:value="0.1615921" calcext:value-type="float">
            <text:p>0.1615921</text:p>
          </table:table-cell>
          <table:table-cell office:value-type="float" office:value="0.197024" calcext:value-type="float">
            <text:p>0.197024</text:p>
          </table:table-cell>
          <table:table-cell office:value-type="float" office:value="0.06295271" calcext:value-type="float">
            <text:p>0.06295271</text:p>
          </table:table-cell>
          <table:table-cell office:value-type="float" office:value="0.05008395" calcext:value-type="float">
            <text:p>0.05008395</text:p>
          </table:table-cell>
          <table:table-cell office:value-type="float" office:value="0.03162464" calcext:value-type="float">
            <text:p>0.03162464</text:p>
          </table:table-cell>
          <table:table-cell office:value-type="float" office:value="0.02795887" calcext:value-type="float">
            <text:p>0.02795887</text:p>
          </table:table-cell>
          <table:table-cell office:value-type="float" office:value="0.05843867" calcext:value-type="float">
            <text:p>0.05843867</text:p>
          </table:table-cell>
          <table:table-cell office:value-type="float" office:value="0.09958948" calcext:value-type="float">
            <text:p>0.09958948</text:p>
          </table:table-cell>
          <table:table-cell office:value-type="float" office:value="0.09660133" calcext:value-type="float">
            <text:p>0.09660133</text:p>
          </table:table-cell>
          <table:table-cell office:value-type="float" office:value="0.09641336" calcext:value-type="float">
            <text:p>0.09641336</text:p>
          </table:table-cell>
          <table:table-cell office:value-type="float" office:value="0.09598855" calcext:value-type="float">
            <text:p>0.09598855</text:p>
          </table:table-cell>
          <table:table-cell office:value-type="float" office:value="0.09871961" calcext:value-type="float">
            <text:p>0.09871961</text:p>
          </table:table-cell>
          <table:table-cell office:value-type="float" office:value="0.1014544" calcext:value-type="float">
            <text:p>0.1014544</text:p>
          </table:table-cell>
          <table:table-cell office:value-type="float" office:value="0" calcext:value-type="float">
            <text:p>0</text:p>
          </table:table-cell>
          <table:table-cell office:value-type="float" office:value="9.062548" calcext:value-type="float">
            <text:p>9.062548</text:p>
          </table:table-cell>
          <table:table-cell office:value-type="float" office:value="9.960744" calcext:value-type="float">
            <text:p>9.960744</text:p>
          </table:table-cell>
          <table:table-cell office:value-type="float" office:value="19.75223" calcext:value-type="float">
            <text:p>19.75223</text:p>
          </table:table-cell>
          <table:table-cell office:value-type="float" office:value="3.985573" calcext:value-type="float">
            <text:p>3.985573</text:p>
          </table:table-cell>
          <table:table-cell office:value-type="float" office:value="3.072087" calcext:value-type="float">
            <text:p>3.072087</text:p>
          </table:table-cell>
          <table:table-cell office:value-type="float" office:value="1.461584" calcext:value-type="float">
            <text:p>1.461584</text:p>
          </table:table-cell>
          <table:table-cell office:value-type="float" office:value="1.094268" calcext:value-type="float">
            <text:p>1.094268</text:p>
          </table:table-cell>
          <table:table-cell office:value-type="float" office:value="2.214216" calcext:value-type="float">
            <text:p>2.214216</text:p>
          </table:table-cell>
          <table:table-cell office:value-type="float" office:value="3.300205" calcext:value-type="float">
            <text:p>3.300205</text:p>
          </table:table-cell>
          <table:table-cell office:value-type="float" office:value="3.267301" calcext:value-type="float">
            <text:p>3.267301</text:p>
          </table:table-cell>
          <table:table-cell office:value-type="float" office:value="3.420143" calcext:value-type="float">
            <text:p>3.420143</text:p>
          </table:table-cell>
          <table:table-cell office:value-type="float" office:value="3.429812" calcext:value-type="float">
            <text:p>3.429812</text:p>
          </table:table-cell>
          <table:table-cell office:value-type="float" office:value="3.724596" calcext:value-type="float">
            <text:p>3.724596</text:p>
          </table:table-cell>
          <table:table-cell office:value-type="float" office:value="3.988858" calcext:value-type="float">
            <text:p>3.988858</text:p>
          </table:table-cell>
          <table:table-cell office:value-type="float" office:value="0" calcext:value-type="float">
            <text:p>0</text:p>
          </table:table-cell>
          <table:table-cell office:value-type="float" office:value="2.357625" calcext:value-type="float">
            <text:p>2.357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7691" calcext:value-type="float">
            <text:p>4.1576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0.8989062" calcext:value-type="float">
            <text:p>0.8989062</text:p>
          </table:table-cell>
          <table:table-cell office:value-type="float" office:value="137.3267" calcext:value-type="float">
            <text:p>137.3267</text:p>
          </table:table-cell>
          <table:table-cell office:value-type="float" office:value="5" calcext:value-type="float">
            <text:p>5</text:p>
          </table:table-cell>
          <table:table-cell office:value-type="float" office:value="-2.615355" calcext:value-type="float">
            <text:p>-2.615355</text:p>
          </table:table-cell>
          <table:table-cell office:value-type="float" office:value="14.15698" calcext:value-type="float">
            <text:p>14.15698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40293" calcext:value-type="float">
            <text:p>0.0005640293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44855" calcext:value-type="float">
            <text:p>0.003544855</text:p>
          </table:table-cell>
          <table:table-cell office:value-type="float" office:value="1189.069" calcext:value-type="float">
            <text:p>1189.069</text:p>
          </table:table-cell>
          <table:table-cell office:value-type="float" office:value="1.561703" calcext:value-type="float">
            <text:p>1.561703</text:p>
          </table:table-cell>
          <table:table-cell office:value-type="float" office:value="0" calcext:value-type="float">
            <text:p>0</text:p>
          </table:table-cell>
          <table:table-cell office:value-type="float" office:value="0.3408892" calcext:value-type="float">
            <text:p>0.3408892</text:p>
          </table:table-cell>
          <table:table-cell office:value-type="float" office:value="0.1726337" calcext:value-type="float">
            <text:p>0.1726337</text:p>
          </table:table-cell>
          <table:table-cell office:value-type="float" office:value="0.2042342" calcext:value-type="float">
            <text:p>0.2042342</text:p>
          </table:table-cell>
          <table:table-cell office:value-type="float" office:value="0.0671627" calcext:value-type="float">
            <text:p>0.0671627</text:p>
          </table:table-cell>
          <table:table-cell office:value-type="float" office:value="0.05305139" calcext:value-type="float">
            <text:p>0.05305139</text:p>
          </table:table-cell>
          <table:table-cell office:value-type="float" office:value="0.03270768" calcext:value-type="float">
            <text:p>0.03270768</text:p>
          </table:table-cell>
          <table:table-cell office:value-type="float" office:value="0.02835728" calcext:value-type="float">
            <text:p>0.02835728</text:p>
          </table:table-cell>
          <table:table-cell office:value-type="float" office:value="0.05856872" calcext:value-type="float">
            <text:p>0.05856872</text:p>
          </table:table-cell>
          <table:table-cell office:value-type="float" office:value="0.09963009" calcext:value-type="float">
            <text:p>0.09963009</text:p>
          </table:table-cell>
          <table:table-cell office:value-type="float" office:value="0.09668049" calcext:value-type="float">
            <text:p>0.09668049</text:p>
          </table:table-cell>
          <table:table-cell office:value-type="float" office:value="0.09652576" calcext:value-type="float">
            <text:p>0.09652576</text:p>
          </table:table-cell>
          <table:table-cell office:value-type="float" office:value="0.09610683" calcext:value-type="float">
            <text:p>0.09610683</text:p>
          </table:table-cell>
          <table:table-cell office:value-type="float" office:value="0.09884113" calcext:value-type="float">
            <text:p>0.09884113</text:p>
          </table:table-cell>
          <table:table-cell office:value-type="float" office:value="0.1015824" calcext:value-type="float">
            <text:p>0.1015824</text:p>
          </table:table-cell>
          <table:table-cell office:value-type="float" office:value="0" calcext:value-type="float">
            <text:p>0</text:p>
          </table:table-cell>
          <table:table-cell office:value-type="float" office:value="9.095743" calcext:value-type="float">
            <text:p>9.095743</text:p>
          </table:table-cell>
          <table:table-cell office:value-type="float" office:value="9.97963" calcext:value-type="float">
            <text:p>9.97963</text:p>
          </table:table-cell>
          <table:table-cell office:value-type="float" office:value="19.75769" calcext:value-type="float">
            <text:p>19.75769</text:p>
          </table:table-cell>
          <table:table-cell office:value-type="float" office:value="3.993855" calcext:value-type="float">
            <text:p>3.993855</text:p>
          </table:table-cell>
          <table:table-cell office:value-type="float" office:value="3.078918" calcext:value-type="float">
            <text:p>3.078918</text:p>
          </table:table-cell>
          <table:table-cell office:value-type="float" office:value="1.46514" calcext:value-type="float">
            <text:p>1.46514</text:p>
          </table:table-cell>
          <table:table-cell office:value-type="float" office:value="1.097705" calcext:value-type="float">
            <text:p>1.097705</text:p>
          </table:table-cell>
          <table:table-cell office:value-type="float" office:value="2.221684" calcext:value-type="float">
            <text:p>2.221684</text:p>
          </table:table-cell>
          <table:table-cell office:value-type="float" office:value="3.310912" calcext:value-type="float">
            <text:p>3.310912</text:p>
          </table:table-cell>
          <table:table-cell office:value-type="float" office:value="3.277964" calcext:value-type="float">
            <text:p>3.277964</text:p>
          </table:table-cell>
          <table:table-cell office:value-type="float" office:value="3.431255" calcext:value-type="float">
            <text:p>3.431255</text:p>
          </table:table-cell>
          <table:table-cell office:value-type="float" office:value="3.440938" calcext:value-type="float">
            <text:p>3.440938</text:p>
          </table:table-cell>
          <table:table-cell office:value-type="float" office:value="3.73607" calcext:value-type="float">
            <text:p>3.73607</text:p>
          </table:table-cell>
          <table:table-cell office:value-type="float" office:value="4.000938" calcext:value-type="float">
            <text:p>4.000938</text:p>
          </table:table-cell>
          <table:table-cell office:value-type="float" office:value="0" calcext:value-type="float">
            <text:p>0</text:p>
          </table:table-cell>
          <table:table-cell office:value-type="float" office:value="2.261035" calcext:value-type="float">
            <text:p>2.261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5334" calcext:value-type="float">
            <text:p>4.16533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0.9007252" calcext:value-type="float">
            <text:p>0.9007252</text:p>
          </table:table-cell>
          <table:table-cell office:value-type="float" office:value="137.3198" calcext:value-type="float">
            <text:p>137.3198</text:p>
          </table:table-cell>
          <table:table-cell office:value-type="float" office:value="5" calcext:value-type="float">
            <text:p>5</text:p>
          </table:table-cell>
          <table:table-cell office:value-type="float" office:value="-2.611589" calcext:value-type="float">
            <text:p>-2.611589</text:p>
          </table:table-cell>
          <table:table-cell office:value-type="float" office:value="14.19816" calcext:value-type="float">
            <text:p>14.19816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53983" calcext:value-type="float">
            <text:p>0.0005653983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35167" calcext:value-type="float">
            <text:p>0.003535167</text:p>
          </table:table-cell>
          <table:table-cell office:value-type="float" office:value="1189.036" calcext:value-type="float">
            <text:p>1189.036</text:p>
          </table:table-cell>
          <table:table-cell office:value-type="float" office:value="1.557138" calcext:value-type="float">
            <text:p>1.557138</text:p>
          </table:table-cell>
          <table:table-cell office:value-type="float" office:value="0" calcext:value-type="float">
            <text:p>0</text:p>
          </table:table-cell>
          <table:table-cell office:value-type="float" office:value="0.302783" calcext:value-type="float">
            <text:p>0.302783</text:p>
          </table:table-cell>
          <table:table-cell office:value-type="float" office:value="0.1692115" calcext:value-type="float">
            <text:p>0.1692115</text:p>
          </table:table-cell>
          <table:table-cell office:value-type="float" office:value="0.203621" calcext:value-type="float">
            <text:p>0.203621</text:p>
          </table:table-cell>
          <table:table-cell office:value-type="float" office:value="0.06797308" calcext:value-type="float">
            <text:p>0.06797308</text:p>
          </table:table-cell>
          <table:table-cell office:value-type="float" office:value="0.05394297" calcext:value-type="float">
            <text:p>0.05394297</text:p>
          </table:table-cell>
          <table:table-cell office:value-type="float" office:value="0.03308894" calcext:value-type="float">
            <text:p>0.03308894</text:p>
          </table:table-cell>
          <table:table-cell office:value-type="float" office:value="0.02860129" calcext:value-type="float">
            <text:p>0.02860129</text:p>
          </table:table-cell>
          <table:table-cell office:value-type="float" office:value="0.05874029" calcext:value-type="float">
            <text:p>0.05874029</text:p>
          </table:table-cell>
          <table:table-cell office:value-type="float" office:value="0.09971216" calcext:value-type="float">
            <text:p>0.09971216</text:p>
          </table:table-cell>
          <table:table-cell office:value-type="float" office:value="0.09676103" calcext:value-type="float">
            <text:p>0.09676103</text:p>
          </table:table-cell>
          <table:table-cell office:value-type="float" office:value="0.09663484" calcext:value-type="float">
            <text:p>0.09663484</text:p>
          </table:table-cell>
          <table:table-cell office:value-type="float" office:value="0.09622198" calcext:value-type="float">
            <text:p>0.09622198</text:p>
          </table:table-cell>
          <table:table-cell office:value-type="float" office:value="0.09896268" calcext:value-type="float">
            <text:p>0.09896268</text:p>
          </table:table-cell>
          <table:table-cell office:value-type="float" office:value="0.1017104" calcext:value-type="float">
            <text:p>0.1017104</text:p>
          </table:table-cell>
          <table:table-cell office:value-type="float" office:value="0" calcext:value-type="float">
            <text:p>0</text:p>
          </table:table-cell>
          <table:table-cell office:value-type="float" office:value="9.129204" calcext:value-type="float">
            <text:p>9.129204</text:p>
          </table:table-cell>
          <table:table-cell office:value-type="float" office:value="9.998938" calcext:value-type="float">
            <text:p>9.998938</text:p>
          </table:table-cell>
          <table:table-cell office:value-type="float" office:value="19.76383" calcext:value-type="float">
            <text:p>19.76383</text:p>
          </table:table-cell>
          <table:table-cell office:value-type="float" office:value="4.002652" calcext:value-type="float">
            <text:p>4.002652</text:p>
          </table:table-cell>
          <table:table-cell office:value-type="float" office:value="3.086194" calcext:value-type="float">
            <text:p>3.086194</text:p>
          </table:table-cell>
          <table:table-cell office:value-type="float" office:value="1.468827" calcext:value-type="float">
            <text:p>1.468827</text:p>
          </table:table-cell>
          <table:table-cell office:value-type="float" office:value="1.101184" calcext:value-type="float">
            <text:p>1.101184</text:p>
          </table:table-cell>
          <table:table-cell office:value-type="float" office:value="2.229159" calcext:value-type="float">
            <text:p>2.229159</text:p>
          </table:table-cell>
          <table:table-cell office:value-type="float" office:value="3.321587" calcext:value-type="float">
            <text:p>3.321587</text:p>
          </table:table-cell>
          <table:table-cell office:value-type="float" office:value="3.288605" calcext:value-type="float">
            <text:p>3.288605</text:p>
          </table:table-cell>
          <table:table-cell office:value-type="float" office:value="3.442341" calcext:value-type="float">
            <text:p>3.442341</text:p>
          </table:table-cell>
          <table:table-cell office:value-type="float" office:value="3.452061" calcext:value-type="float">
            <text:p>3.452061</text:p>
          </table:table-cell>
          <table:table-cell office:value-type="float" office:value="3.747515" calcext:value-type="float">
            <text:p>3.747515</text:p>
          </table:table-cell>
          <table:table-cell office:value-type="float" office:value="4.012993" calcext:value-type="float">
            <text:p>4.012993</text:p>
          </table:table-cell>
          <table:table-cell office:value-type="float" office:value="0" calcext:value-type="float">
            <text:p>0</text:p>
          </table:table-cell>
          <table:table-cell office:value-type="float" office:value="1.800475" calcext:value-type="float">
            <text:p>1.80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2767" calcext:value-type="float">
            <text:p>4.1727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0.9036586" calcext:value-type="float">
            <text:p>0.9036586</text:p>
          </table:table-cell>
          <table:table-cell office:value-type="float" office:value="137.313" calcext:value-type="float">
            <text:p>137.313</text:p>
          </table:table-cell>
          <table:table-cell office:value-type="float" office:value="5" calcext:value-type="float">
            <text:p>5</text:p>
          </table:table-cell>
          <table:table-cell office:value-type="float" office:value="-2.606679" calcext:value-type="float">
            <text:p>-2.606679</text:p>
          </table:table-cell>
          <table:table-cell office:value-type="float" office:value="14.23919" calcext:value-type="float">
            <text:p>14.23919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67674" calcext:value-type="float">
            <text:p>0.0005667674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25267" calcext:value-type="float">
            <text:p>0.003525267</text:p>
          </table:table-cell>
          <table:table-cell office:value-type="float" office:value="1189.004" calcext:value-type="float">
            <text:p>1189.004</text:p>
          </table:table-cell>
          <table:table-cell office:value-type="float" office:value="1.5525" calcext:value-type="float">
            <text:p>1.5525</text:p>
          </table:table-cell>
          <table:table-cell office:value-type="float" office:value="0" calcext:value-type="float">
            <text:p>0</text:p>
          </table:table-cell>
          <table:table-cell office:value-type="float" office:value="0.2990106" calcext:value-type="float">
            <text:p>0.2990106</text:p>
          </table:table-cell>
          <table:table-cell office:value-type="float" office:value="0.173023" calcext:value-type="float">
            <text:p>0.173023</text:p>
          </table:table-cell>
          <table:table-cell office:value-type="float" office:value="0.2055794" calcext:value-type="float">
            <text:p>0.2055794</text:p>
          </table:table-cell>
          <table:table-cell office:value-type="float" office:value="0.06907647" calcext:value-type="float">
            <text:p>0.06907647</text:p>
          </table:table-cell>
          <table:table-cell office:value-type="float" office:value="0.05482115" calcext:value-type="float">
            <text:p>0.05482115</text:p>
          </table:table-cell>
          <table:table-cell office:value-type="float" office:value="0.03312102" calcext:value-type="float">
            <text:p>0.03312102</text:p>
          </table:table-cell>
          <table:table-cell office:value-type="float" office:value="0.02868882" calcext:value-type="float">
            <text:p>0.02868882</text:p>
          </table:table-cell>
          <table:table-cell office:value-type="float" office:value="0.05884196" calcext:value-type="float">
            <text:p>0.05884196</text:p>
          </table:table-cell>
          <table:table-cell office:value-type="float" office:value="0.09981997" calcext:value-type="float">
            <text:p>0.09981997</text:p>
          </table:table-cell>
          <table:table-cell office:value-type="float" office:value="0.09685099" calcext:value-type="float">
            <text:p>0.09685099</text:p>
          </table:table-cell>
          <table:table-cell office:value-type="float" office:value="0.096747" calcext:value-type="float">
            <text:p>0.096747</text:p>
          </table:table-cell>
          <table:table-cell office:value-type="float" office:value="0.09633864" calcext:value-type="float">
            <text:p>0.09633864</text:p>
          </table:table-cell>
          <table:table-cell office:value-type="float" office:value="0.09908382" calcext:value-type="float">
            <text:p>0.09908382</text:p>
          </table:table-cell>
          <table:table-cell office:value-type="float" office:value="0.1018381" calcext:value-type="float">
            <text:p>0.1018381</text:p>
          </table:table-cell>
          <table:table-cell office:value-type="float" office:value="0" calcext:value-type="float">
            <text:p>0</text:p>
          </table:table-cell>
          <table:table-cell office:value-type="float" office:value="9.158921" calcext:value-type="float">
            <text:p>9.158921</text:p>
          </table:table-cell>
          <table:table-cell office:value-type="float" office:value="10.01765" calcext:value-type="float">
            <text:p>10.01765</text:p>
          </table:table-cell>
          <table:table-cell office:value-type="float" office:value="19.76973" calcext:value-type="float">
            <text:p>19.76973</text:p>
          </table:table-cell>
          <table:table-cell office:value-type="float" office:value="4.011413" calcext:value-type="float">
            <text:p>4.011413</text:p>
          </table:table-cell>
          <table:table-cell office:value-type="float" office:value="3.09352" calcext:value-type="float">
            <text:p>3.09352</text:p>
          </table:table-cell>
          <table:table-cell office:value-type="float" office:value="1.47251" calcext:value-type="float">
            <text:p>1.47251</text:p>
          </table:table-cell>
          <table:table-cell office:value-type="float" office:value="1.104669" calcext:value-type="float">
            <text:p>1.104669</text:p>
          </table:table-cell>
          <table:table-cell office:value-type="float" office:value="2.236627" calcext:value-type="float">
            <text:p>2.236627</text:p>
          </table:table-cell>
          <table:table-cell office:value-type="float" office:value="3.332234" calcext:value-type="float">
            <text:p>3.332234</text:p>
          </table:table-cell>
          <table:table-cell office:value-type="float" office:value="3.299222" calcext:value-type="float">
            <text:p>3.299222</text:p>
          </table:table-cell>
          <table:table-cell office:value-type="float" office:value="3.45341" calcext:value-type="float">
            <text:p>3.45341</text:p>
          </table:table-cell>
          <table:table-cell office:value-type="float" office:value="3.463152" calcext:value-type="float">
            <text:p>3.463152</text:p>
          </table:table-cell>
          <table:table-cell office:value-type="float" office:value="3.75895" calcext:value-type="float">
            <text:p>3.75895</text:p>
          </table:table-cell>
          <table:table-cell office:value-type="float" office:value="4.025033" calcext:value-type="float">
            <text:p>4.025033</text:p>
          </table:table-cell>
          <table:table-cell office:value-type="float" office:value="0" calcext:value-type="float">
            <text:p>0</text:p>
          </table:table-cell>
          <table:table-cell office:value-type="float" office:value="1.64775" calcext:value-type="float">
            <text:p>1.64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017" calcext:value-type="float">
            <text:p>4.180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0.9058813" calcext:value-type="float">
            <text:p>0.9058813</text:p>
          </table:table-cell>
          <table:table-cell office:value-type="float" office:value="137.3058" calcext:value-type="float">
            <text:p>137.3058</text:p>
          </table:table-cell>
          <table:table-cell office:value-type="float" office:value="5" calcext:value-type="float">
            <text:p>5</text:p>
          </table:table-cell>
          <table:table-cell office:value-type="float" office:value="-2.60222" calcext:value-type="float">
            <text:p>-2.60222</text:p>
          </table:table-cell>
          <table:table-cell office:value-type="float" office:value="14.2804" calcext:value-type="float">
            <text:p>14.2804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81364" calcext:value-type="float">
            <text:p>0.0005681364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15129" calcext:value-type="float">
            <text:p>0.003515129</text:p>
          </table:table-cell>
          <table:table-cell office:value-type="float" office:value="1188.972" calcext:value-type="float">
            <text:p>1188.972</text:p>
          </table:table-cell>
          <table:table-cell office:value-type="float" office:value="1.547392" calcext:value-type="float">
            <text:p>1.547392</text:p>
          </table:table-cell>
          <table:table-cell office:value-type="float" office:value="0" calcext:value-type="float">
            <text:p>0</text:p>
          </table:table-cell>
          <table:table-cell office:value-type="float" office:value="0.3372974" calcext:value-type="float">
            <text:p>0.3372974</text:p>
          </table:table-cell>
          <table:table-cell office:value-type="float" office:value="0.1874257" calcext:value-type="float">
            <text:p>0.1874257</text:p>
          </table:table-cell>
          <table:table-cell office:value-type="float" office:value="0.2142005" calcext:value-type="float">
            <text:p>0.2142005</text:p>
          </table:table-cell>
          <table:table-cell office:value-type="float" office:value="0.07326258" calcext:value-type="float">
            <text:p>0.07326258</text:p>
          </table:table-cell>
          <table:table-cell office:value-type="float" office:value="0.05780189" calcext:value-type="float">
            <text:p>0.05780189</text:p>
          </table:table-cell>
          <table:table-cell office:value-type="float" office:value="0.03398167" calcext:value-type="float">
            <text:p>0.03398167</text:p>
          </table:table-cell>
          <table:table-cell office:value-type="float" office:value="0.02896848" calcext:value-type="float">
            <text:p>0.02896848</text:p>
          </table:table-cell>
          <table:table-cell office:value-type="float" office:value="0.05896812" calcext:value-type="float">
            <text:p>0.05896812</text:p>
          </table:table-cell>
          <table:table-cell office:value-type="float" office:value="0.09993171" calcext:value-type="float">
            <text:p>0.09993171</text:p>
          </table:table-cell>
          <table:table-cell office:value-type="float" office:value="0.09694573" calcext:value-type="float">
            <text:p>0.09694573</text:p>
          </table:table-cell>
          <table:table-cell office:value-type="float" office:value="0.09685972" calcext:value-type="float">
            <text:p>0.09685972</text:p>
          </table:table-cell>
          <table:table-cell office:value-type="float" office:value="0.09645571" calcext:value-type="float">
            <text:p>0.09645571</text:p>
          </table:table-cell>
          <table:table-cell office:value-type="float" office:value="0.09920505" calcext:value-type="float">
            <text:p>0.09920505</text:p>
          </table:table-cell>
          <table:table-cell office:value-type="float" office:value="0.1019657" calcext:value-type="float">
            <text:p>0.1019657</text:p>
          </table:table-cell>
          <table:table-cell office:value-type="float" office:value="0" calcext:value-type="float">
            <text:p>0</text:p>
          </table:table-cell>
          <table:table-cell office:value-type="float" office:value="9.190912" calcext:value-type="float">
            <text:p>9.190912</text:p>
          </table:table-cell>
          <table:table-cell office:value-type="float" office:value="10.03841" calcext:value-type="float">
            <text:p>10.03841</text:p>
          </table:table-cell>
          <table:table-cell office:value-type="float" office:value="19.77692" calcext:value-type="float">
            <text:p>19.77692</text:p>
          </table:table-cell>
          <table:table-cell office:value-type="float" office:value="4.020713" calcext:value-type="float">
            <text:p>4.020713</text:p>
          </table:table-cell>
          <table:table-cell office:value-type="float" office:value="3.10125" calcext:value-type="float">
            <text:p>3.10125</text:p>
          </table:table-cell>
          <table:table-cell office:value-type="float" office:value="1.476249" calcext:value-type="float">
            <text:p>1.476249</text:p>
          </table:table-cell>
          <table:table-cell office:value-type="float" office:value="1.108166" calcext:value-type="float">
            <text:p>1.108166</text:p>
          </table:table-cell>
          <table:table-cell office:value-type="float" office:value="2.244082" calcext:value-type="float">
            <text:p>2.244082</text:p>
          </table:table-cell>
          <table:table-cell office:value-type="float" office:value="3.342857" calcext:value-type="float">
            <text:p>3.342857</text:p>
          </table:table-cell>
          <table:table-cell office:value-type="float" office:value="3.309818" calcext:value-type="float">
            <text:p>3.309818</text:p>
          </table:table-cell>
          <table:table-cell office:value-type="float" office:value="3.464467" calcext:value-type="float">
            <text:p>3.464467</text:p>
          </table:table-cell>
          <table:table-cell office:value-type="float" office:value="3.47424" calcext:value-type="float">
            <text:p>3.47424</text:p>
          </table:table-cell>
          <table:table-cell office:value-type="float" office:value="3.770379" calcext:value-type="float">
            <text:p>3.770379</text:p>
          </table:table-cell>
          <table:table-cell office:value-type="float" office:value="4.037072" calcext:value-type="float">
            <text:p>4.037072</text:p>
          </table:table-cell>
          <table:table-cell office:value-type="float" office:value="0" calcext:value-type="float">
            <text:p>0</text:p>
          </table:table-cell>
          <table:table-cell office:value-type="float" office:value="1.665947" calcext:value-type="float">
            <text:p>1.66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8164" calcext:value-type="float">
            <text:p>4.18816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0.9069744" calcext:value-type="float">
            <text:p>0.9069744</text:p>
          </table:table-cell>
          <table:table-cell office:value-type="float" office:value="137.2982" calcext:value-type="float">
            <text:p>137.2982</text:p>
          </table:table-cell>
          <table:table-cell office:value-type="float" office:value="5" calcext:value-type="float">
            <text:p>5</text:p>
          </table:table-cell>
          <table:table-cell office:value-type="float" office:value="-2.598751" calcext:value-type="float">
            <text:p>-2.598751</text:p>
          </table:table-cell>
          <table:table-cell office:value-type="float" office:value="14.32186" calcext:value-type="float">
            <text:p>14.32186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91318" calcext:value-type="float">
            <text:p>0.000569131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07594" calcext:value-type="float">
            <text:p>0.003507594</text:p>
          </table:table-cell>
          <table:table-cell office:value-type="float" office:value="1188.94" calcext:value-type="float">
            <text:p>1188.94</text:p>
          </table:table-cell>
          <table:table-cell office:value-type="float" office:value="1.54203" calcext:value-type="float">
            <text:p>1.54203</text:p>
          </table:table-cell>
          <table:table-cell office:value-type="float" office:value="0" calcext:value-type="float">
            <text:p>0</text:p>
          </table:table-cell>
          <table:table-cell office:value-type="float" office:value="0.3714895" calcext:value-type="float">
            <text:p>0.3714895</text:p>
          </table:table-cell>
          <table:table-cell office:value-type="float" office:value="0.1993251" calcext:value-type="float">
            <text:p>0.1993251</text:p>
          </table:table-cell>
          <table:table-cell office:value-type="float" office:value="0.2222528" calcext:value-type="float">
            <text:p>0.2222528</text:p>
          </table:table-cell>
          <table:table-cell office:value-type="float" office:value="0.07760809" calcext:value-type="float">
            <text:p>0.07760809</text:p>
          </table:table-cell>
          <table:table-cell office:value-type="float" office:value="0.06095349" calcext:value-type="float">
            <text:p>0.06095349</text:p>
          </table:table-cell>
          <table:table-cell office:value-type="float" office:value="0.0352004" calcext:value-type="float">
            <text:p>0.0352004</text:p>
          </table:table-cell>
          <table:table-cell office:value-type="float" office:value="0.02938496" calcext:value-type="float">
            <text:p>0.02938496</text:p>
          </table:table-cell>
          <table:table-cell office:value-type="float" office:value="0.05919492" calcext:value-type="float">
            <text:p>0.05919492</text:p>
          </table:table-cell>
          <table:table-cell office:value-type="float" office:value="0.1000581" calcext:value-type="float">
            <text:p>0.1000581</text:p>
          </table:table-cell>
          <table:table-cell office:value-type="float" office:value="0.09704249" calcext:value-type="float">
            <text:p>0.09704249</text:p>
          </table:table-cell>
          <table:table-cell office:value-type="float" office:value="0.09697122" calcext:value-type="float">
            <text:p>0.09697122</text:p>
          </table:table-cell>
          <table:table-cell office:value-type="float" office:value="0.09657174" calcext:value-type="float">
            <text:p>0.09657174</text:p>
          </table:table-cell>
          <table:table-cell office:value-type="float" office:value="0.09932578" calcext:value-type="float">
            <text:p>0.09932578</text:p>
          </table:table-cell>
          <table:table-cell office:value-type="float" office:value="0.102093" calcext:value-type="float">
            <text:p>0.102093</text:p>
          </table:table-cell>
          <table:table-cell office:value-type="float" office:value="0" calcext:value-type="float">
            <text:p>0</text:p>
          </table:table-cell>
          <table:table-cell office:value-type="float" office:value="9.225909" calcext:value-type="float">
            <text:p>9.225909</text:p>
          </table:table-cell>
          <table:table-cell office:value-type="float" office:value="10.06189" calcext:value-type="float">
            <text:p>10.06189</text:p>
          </table:table-cell>
          <table:table-cell office:value-type="float" office:value="19.78601" calcext:value-type="float">
            <text:p>19.78601</text:p>
          </table:table-cell>
          <table:table-cell office:value-type="float" office:value="4.03096" calcext:value-type="float">
            <text:p>4.03096</text:p>
          </table:table-cell>
          <table:table-cell office:value-type="float" office:value="3.109676" calcext:value-type="float">
            <text:p>3.109676</text:p>
          </table:table-cell>
          <table:table-cell office:value-type="float" office:value="1.480165" calcext:value-type="float">
            <text:p>1.480165</text:p>
          </table:table-cell>
          <table:table-cell office:value-type="float" office:value="1.111718" calcext:value-type="float">
            <text:p>1.111718</text:p>
          </table:table-cell>
          <table:table-cell office:value-type="float" office:value="2.251543" calcext:value-type="float">
            <text:p>2.251543</text:p>
          </table:table-cell>
          <table:table-cell office:value-type="float" office:value="3.353458" calcext:value-type="float">
            <text:p>3.353458</text:p>
          </table:table-cell>
          <table:table-cell office:value-type="float" office:value="3.320387" calcext:value-type="float">
            <text:p>3.320387</text:p>
          </table:table-cell>
          <table:table-cell office:value-type="float" office:value="3.475497" calcext:value-type="float">
            <text:p>3.475497</text:p>
          </table:table-cell>
          <table:table-cell office:value-type="float" office:value="3.485317" calcext:value-type="float">
            <text:p>3.485317</text:p>
          </table:table-cell>
          <table:table-cell office:value-type="float" office:value="3.781775" calcext:value-type="float">
            <text:p>3.781775</text:p>
          </table:table-cell>
          <table:table-cell office:value-type="float" office:value="4.049075" calcext:value-type="float">
            <text:p>4.049075</text:p>
          </table:table-cell>
          <table:table-cell office:value-type="float" office:value="0" calcext:value-type="float">
            <text:p>0</text:p>
          </table:table-cell>
          <table:table-cell office:value-type="float" office:value="1.604581" calcext:value-type="float">
            <text:p>1.604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6592" calcext:value-type="float">
            <text:p>4.19659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0.9059285" calcext:value-type="float">
            <text:p>0.9059285</text:p>
          </table:table-cell>
          <table:table-cell office:value-type="float" office:value="137.2907" calcext:value-type="float">
            <text:p>137.2907</text:p>
          </table:table-cell>
          <table:table-cell office:value-type="float" office:value="5" calcext:value-type="float">
            <text:p>5</text:p>
          </table:table-cell>
          <table:table-cell office:value-type="float" office:value="-2.597743" calcext:value-type="float">
            <text:p>-2.597743</text:p>
          </table:table-cell>
          <table:table-cell office:value-type="float" office:value="14.36341" calcext:value-type="float">
            <text:p>14.36341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91318" calcext:value-type="float">
            <text:p>0.000569131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07594" calcext:value-type="float">
            <text:p>0.003507594</text:p>
          </table:table-cell>
          <table:table-cell office:value-type="float" office:value="1188.908" calcext:value-type="float">
            <text:p>1188.908</text:p>
          </table:table-cell>
          <table:table-cell office:value-type="float" office:value="1.537381" calcext:value-type="float">
            <text:p>1.537381</text:p>
          </table:table-cell>
          <table:table-cell office:value-type="float" office:value="0" calcext:value-type="float">
            <text:p>0</text:p>
          </table:table-cell>
          <table:table-cell office:value-type="float" office:value="0.2692308" calcext:value-type="float">
            <text:p>0.2692308</text:p>
          </table:table-cell>
          <table:table-cell office:value-type="float" office:value="0.1812195" calcext:value-type="float">
            <text:p>0.1812195</text:p>
          </table:table-cell>
          <table:table-cell office:value-type="float" office:value="0.2151709" calcext:value-type="float">
            <text:p>0.2151709</text:p>
          </table:table-cell>
          <table:table-cell office:value-type="float" office:value="0.07647912" calcext:value-type="float">
            <text:p>0.07647912</text:p>
          </table:table-cell>
          <table:table-cell office:value-type="float" office:value="0.06083316" calcext:value-type="float">
            <text:p>0.06083316</text:p>
          </table:table-cell>
          <table:table-cell office:value-type="float" office:value="0.03580465" calcext:value-type="float">
            <text:p>0.03580465</text:p>
          </table:table-cell>
          <table:table-cell office:value-type="float" office:value="0.02968509" calcext:value-type="float">
            <text:p>0.02968509</text:p>
          </table:table-cell>
          <table:table-cell office:value-type="float" office:value="0.05947149" calcext:value-type="float">
            <text:p>0.05947149</text:p>
          </table:table-cell>
          <table:table-cell office:value-type="float" office:value="0.1001955" calcext:value-type="float">
            <text:p>0.1001955</text:p>
          </table:table-cell>
          <table:table-cell office:value-type="float" office:value="0.09713724" calcext:value-type="float">
            <text:p>0.09713724</text:p>
          </table:table-cell>
          <table:table-cell office:value-type="float" office:value="0.09707656" calcext:value-type="float">
            <text:p>0.09707656</text:p>
          </table:table-cell>
          <table:table-cell office:value-type="float" office:value="0.0966823" calcext:value-type="float">
            <text:p>0.0966823</text:p>
          </table:table-cell>
          <table:table-cell office:value-type="float" office:value="0.09944633" calcext:value-type="float">
            <text:p>0.09944633</text:p>
          </table:table-cell>
          <table:table-cell office:value-type="float" office:value="0.1022203" calcext:value-type="float">
            <text:p>0.1022203</text:p>
          </table:table-cell>
          <table:table-cell office:value-type="float" office:value="0" calcext:value-type="float">
            <text:p>0</text:p>
          </table:table-cell>
          <table:table-cell office:value-type="float" office:value="9.25798" calcext:value-type="float">
            <text:p>9.25798</text:p>
          </table:table-cell>
          <table:table-cell office:value-type="float" office:value="10.08587" calcext:value-type="float">
            <text:p>10.08587</text:p>
          </table:table-cell>
          <table:table-cell office:value-type="float" office:value="19.79598" calcext:value-type="float">
            <text:p>19.79598</text:p>
          </table:table-cell>
          <table:table-cell office:value-type="float" office:value="4.04189" calcext:value-type="float">
            <text:p>4.04189</text:p>
          </table:table-cell>
          <table:table-cell office:value-type="float" office:value="3.118701" calcext:value-type="float">
            <text:p>3.118701</text:p>
          </table:table-cell>
          <table:table-cell office:value-type="float" office:value="1.484271" calcext:value-type="float">
            <text:p>1.484271</text:p>
          </table:table-cell>
          <table:table-cell office:value-type="float" office:value="1.115333" calcext:value-type="float">
            <text:p>1.115333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3.36404" calcext:value-type="float">
            <text:p>3.36404</text:p>
          </table:table-cell>
          <table:table-cell office:value-type="float" office:value="3.330942" calcext:value-type="float">
            <text:p>3.330942</text:p>
          </table:table-cell>
          <table:table-cell office:value-type="float" office:value="3.486511" calcext:value-type="float">
            <text:p>3.486511</text:p>
          </table:table-cell>
          <table:table-cell office:value-type="float" office:value="3.496365" calcext:value-type="float">
            <text:p>3.496365</text:p>
          </table:table-cell>
          <table:table-cell office:value-type="float" office:value="3.793166" calcext:value-type="float">
            <text:p>3.793166</text:p>
          </table:table-cell>
          <table:table-cell office:value-type="float" office:value="4.061078" calcext:value-type="float">
            <text:p>4.061078</text:p>
          </table:table-cell>
          <table:table-cell office:value-type="float" office:value="0" calcext:value-type="float">
            <text:p>0</text:p>
          </table:table-cell>
          <table:table-cell office:value-type="float" office:value="1.157017" calcext:value-type="float">
            <text:p>1.15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4576" calcext:value-type="float">
            <text:p>4.2045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0.9055268" calcext:value-type="float">
            <text:p>0.9055268</text:p>
          </table:table-cell>
          <table:table-cell office:value-type="float" office:value="137.2843" calcext:value-type="float">
            <text:p>137.2843</text:p>
          </table:table-cell>
          <table:table-cell office:value-type="float" office:value="5" calcext:value-type="float">
            <text:p>5</text:p>
          </table:table-cell>
          <table:table-cell office:value-type="float" office:value="-2.596889" calcext:value-type="float">
            <text:p>-2.596889</text:p>
          </table:table-cell>
          <table:table-cell office:value-type="float" office:value="14.40423" calcext:value-type="float">
            <text:p>14.40423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91318" calcext:value-type="float">
            <text:p>0.000569131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07594" calcext:value-type="float">
            <text:p>0.003507594</text:p>
          </table:table-cell>
          <table:table-cell office:value-type="float" office:value="1188.876" calcext:value-type="float">
            <text:p>1188.876</text:p>
          </table:table-cell>
          <table:table-cell office:value-type="float" office:value="1.534325" calcext:value-type="float">
            <text:p>1.534325</text:p>
          </table:table-cell>
          <table:table-cell office:value-type="float" office:value="0" calcext:value-type="float">
            <text:p>0</text:p>
          </table:table-cell>
          <table:table-cell office:value-type="float" office:value="0.1035973" calcext:value-type="float">
            <text:p>0.1035973</text:p>
          </table:table-cell>
          <table:table-cell office:value-type="float" office:value="0.146234" calcext:value-type="float">
            <text:p>0.146234</text:p>
          </table:table-cell>
          <table:table-cell office:value-type="float" office:value="0.1939556" calcext:value-type="float">
            <text:p>0.1939556</text:p>
          </table:table-cell>
          <table:table-cell office:value-type="float" office:value="0.06719285" calcext:value-type="float">
            <text:p>0.06719285</text:p>
          </table:table-cell>
          <table:table-cell office:value-type="float" office:value="0.05448258" calcext:value-type="float">
            <text:p>0.05448258</text:p>
          </table:table-cell>
          <table:table-cell office:value-type="float" office:value="0.03379718" calcext:value-type="float">
            <text:p>0.03379718</text:p>
          </table:table-cell>
          <table:table-cell office:value-type="float" office:value="0.02920442" calcext:value-type="float">
            <text:p>0.02920442</text:p>
          </table:table-cell>
          <table:table-cell office:value-type="float" office:value="0.05952834" calcext:value-type="float">
            <text:p>0.05952834</text:p>
          </table:table-cell>
          <table:table-cell office:value-type="float" office:value="0.1003219" calcext:value-type="float">
            <text:p>0.1003219</text:p>
          </table:table-cell>
          <table:table-cell office:value-type="float" office:value="0.09723142" calcext:value-type="float">
            <text:p>0.09723142</text:p>
          </table:table-cell>
          <table:table-cell office:value-type="float" office:value="0.097178" calcext:value-type="float">
            <text:p>0.097178</text:p>
          </table:table-cell>
          <table:table-cell office:value-type="float" office:value="0.09679019" calcext:value-type="float">
            <text:p>0.09679019</text:p>
          </table:table-cell>
          <table:table-cell office:value-type="float" office:value="0.09956682" calcext:value-type="float">
            <text:p>0.09956682</text:p>
          </table:table-cell>
          <table:table-cell office:value-type="float" office:value="0.1023476" calcext:value-type="float">
            <text:p>0.1023476</text:p>
          </table:table-cell>
          <table:table-cell office:value-type="float" office:value="0" calcext:value-type="float">
            <text:p>0</text:p>
          </table:table-cell>
          <table:table-cell office:value-type="float" office:value="9.275823" calcext:value-type="float">
            <text:p>9.275823</text:p>
          </table:table-cell>
          <table:table-cell office:value-type="float" office:value="10.10375" calcext:value-type="float">
            <text:p>10.10375</text:p>
          </table:table-cell>
          <table:table-cell office:value-type="float" office:value="19.80241" calcext:value-type="float">
            <text:p>19.80241</text:p>
          </table:table-cell>
          <table:table-cell office:value-type="float" office:value="4.051502" calcext:value-type="float">
            <text:p>4.051502</text:p>
          </table:table-cell>
          <table:table-cell office:value-type="float" office:value="3.126932" calcext:value-type="float">
            <text:p>3.126932</text:p>
          </table:table-cell>
          <table:table-cell office:value-type="float" office:value="1.488235" calcext:value-type="float">
            <text:p>1.488235</text:p>
          </table:table-cell>
          <table:table-cell office:value-type="float" office:value="1.11892" calcext:value-type="float">
            <text:p>1.11892</text:p>
          </table:table-cell>
          <table:table-cell office:value-type="float" office:value="2.266525" calcext:value-type="float">
            <text:p>2.266525</text:p>
          </table:table-cell>
          <table:table-cell office:value-type="float" office:value="3.374609" calcext:value-type="float">
            <text:p>3.374609</text:p>
          </table:table-cell>
          <table:table-cell office:value-type="float" office:value="3.341471" calcext:value-type="float">
            <text:p>3.341471</text:p>
          </table:table-cell>
          <table:table-cell office:value-type="float" office:value="3.497512" calcext:value-type="float">
            <text:p>3.497512</text:p>
          </table:table-cell>
          <table:table-cell office:value-type="float" office:value="3.507411" calcext:value-type="float">
            <text:p>3.507411</text:p>
          </table:table-cell>
          <table:table-cell office:value-type="float" office:value="3.804524" calcext:value-type="float">
            <text:p>3.804524</text:p>
          </table:table-cell>
          <table:table-cell office:value-type="float" office:value="4.073067" calcext:value-type="float">
            <text:p>4.073067</text:p>
          </table:table-cell>
          <table:table-cell office:value-type="float" office:value="0" calcext:value-type="float">
            <text:p>0</text:p>
          </table:table-cell>
          <table:table-cell office:value-type="float" office:value="0.1445697" calcext:value-type="float">
            <text:p>0.1445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0866" calcext:value-type="float">
            <text:p>4.2108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0.9054431" calcext:value-type="float">
            <text:p>0.9054431</text:p>
          </table:table-cell>
          <table:table-cell office:value-type="float" office:value="137.2784" calcext:value-type="float">
            <text:p>137.2784</text:p>
          </table:table-cell>
          <table:table-cell office:value-type="float" office:value="5" calcext:value-type="float">
            <text:p>5</text:p>
          </table:table-cell>
          <table:table-cell office:value-type="float" office:value="-2.596013" calcext:value-type="float">
            <text:p>-2.596013</text:p>
          </table:table-cell>
          <table:table-cell office:value-type="float" office:value="14.44405" calcext:value-type="float">
            <text:p>14.44405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91318" calcext:value-type="float">
            <text:p>0.000569131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07594" calcext:value-type="float">
            <text:p>0.003507594</text:p>
          </table:table-cell>
          <table:table-cell office:value-type="float" office:value="1188.844" calcext:value-type="float">
            <text:p>1188.844</text:p>
          </table:table-cell>
          <table:table-cell office:value-type="float" office:value="1.531776" calcext:value-type="float">
            <text:p>1.531776</text:p>
          </table:table-cell>
          <table:table-cell office:value-type="float" office:value="0" calcext:value-type="float">
            <text:p>0</text:p>
          </table:table-cell>
          <table:table-cell office:value-type="float" office:value="0.0437064" calcext:value-type="float">
            <text:p>0.0437064</text:p>
          </table:table-cell>
          <table:table-cell office:value-type="float" office:value="0.1305444" calcext:value-type="float">
            <text:p>0.1305444</text:p>
          </table:table-cell>
          <table:table-cell office:value-type="float" office:value="0.1835802" calcext:value-type="float">
            <text:p>0.1835802</text:p>
          </table:table-cell>
          <table:table-cell office:value-type="float" office:value="0.06114614" calcext:value-type="float">
            <text:p>0.06114614</text:p>
          </table:table-cell>
          <table:table-cell office:value-type="float" office:value="0.04958251" calcext:value-type="float">
            <text:p>0.04958251</text:p>
          </table:table-cell>
          <table:table-cell office:value-type="float" office:value="0.03151024" calcext:value-type="float">
            <text:p>0.03151024</text:p>
          </table:table-cell>
          <table:table-cell office:value-type="float" office:value="0.0283584" calcext:value-type="float">
            <text:p>0.0283584</text:p>
          </table:table-cell>
          <table:table-cell office:value-type="float" office:value="0.05923194" calcext:value-type="float">
            <text:p>0.05923194</text:p>
          </table:table-cell>
          <table:table-cell office:value-type="float" office:value="0.1004008" calcext:value-type="float">
            <text:p>0.1004008</text:p>
          </table:table-cell>
          <table:table-cell office:value-type="float" office:value="0.09733386" calcext:value-type="float">
            <text:p>0.09733386</text:p>
          </table:table-cell>
          <table:table-cell office:value-type="float" office:value="0.09728738" calcext:value-type="float">
            <text:p>0.09728738</text:p>
          </table:table-cell>
          <table:table-cell office:value-type="float" office:value="0.09690207" calcext:value-type="float">
            <text:p>0.09690207</text:p>
          </table:table-cell>
          <table:table-cell office:value-type="float" office:value="0.09968729" calcext:value-type="float">
            <text:p>0.09968729</text:p>
          </table:table-cell>
          <table:table-cell office:value-type="float" office:value="0.1024744" calcext:value-type="float">
            <text:p>0.1024744</text:p>
          </table:table-cell>
          <table:table-cell office:value-type="float" office:value="0" calcext:value-type="float">
            <text:p>0</text:p>
          </table:table-cell>
          <table:table-cell office:value-type="float" office:value="9.273489" calcext:value-type="float">
            <text:p>9.273489</text:p>
          </table:table-cell>
          <table:table-cell office:value-type="float" office:value="10.11558" calcext:value-type="float">
            <text:p>10.11558</text:p>
          </table:table-cell>
          <table:table-cell office:value-type="float" office:value="19.80454" calcext:value-type="float">
            <text:p>19.80454</text:p>
          </table:table-cell>
          <table:table-cell office:value-type="float" office:value="4.058894" calcext:value-type="float">
            <text:p>4.058894</text:p>
          </table:table-cell>
          <table:table-cell office:value-type="float" office:value="3.133501" calcext:value-type="float">
            <text:p>3.133501</text:p>
          </table:table-cell>
          <table:table-cell office:value-type="float" office:value="1.491722" calcext:value-type="float">
            <text:p>1.491722</text:p>
          </table:table-cell>
          <table:table-cell office:value-type="float" office:value="1.122342" calcext:value-type="float">
            <text:p>1.122342</text:p>
          </table:table-cell>
          <table:table-cell office:value-type="float" office:value="2.273957" calcext:value-type="float">
            <text:p>2.273957</text:p>
          </table:table-cell>
          <table:table-cell office:value-type="float" office:value="3.385159" calcext:value-type="float">
            <text:p>3.385159</text:p>
          </table:table-cell>
          <table:table-cell office:value-type="float" office:value="3.351988" calcext:value-type="float">
            <text:p>3.351988</text:p>
          </table:table-cell>
          <table:table-cell office:value-type="float" office:value="3.508486" calcext:value-type="float">
            <text:p>3.508486</text:p>
          </table:table-cell>
          <table:table-cell office:value-type="float" office:value="3.518429" calcext:value-type="float">
            <text:p>3.518429</text:p>
          </table:table-cell>
          <table:table-cell office:value-type="float" office:value="3.815866" calcext:value-type="float">
            <text:p>3.815866</text:p>
          </table:table-cell>
          <table:table-cell office:value-type="float" office:value="4.085027" calcext:value-type="float">
            <text:p>4.085027</text:p>
          </table:table-cell>
          <table:table-cell office:value-type="float" office:value="0" calcext:value-type="float">
            <text:p>0</text:p>
          </table:table-cell>
          <table:table-cell office:value-type="float" office:value="0.004106505" calcext:value-type="float">
            <text:p>0.004106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6245" calcext:value-type="float">
            <text:p>4.2162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0.9052364" calcext:value-type="float">
            <text:p>0.9052364</text:p>
          </table:table-cell>
          <table:table-cell office:value-type="float" office:value="137.2731" calcext:value-type="float">
            <text:p>137.2731</text:p>
          </table:table-cell>
          <table:table-cell office:value-type="float" office:value="5" calcext:value-type="float">
            <text:p>5</text:p>
          </table:table-cell>
          <table:table-cell office:value-type="float" office:value="-2.595148" calcext:value-type="float">
            <text:p>-2.595148</text:p>
          </table:table-cell>
          <table:table-cell office:value-type="float" office:value="14.48333" calcext:value-type="float">
            <text:p>14.48333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91318" calcext:value-type="float">
            <text:p>0.000569131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07594" calcext:value-type="float">
            <text:p>0.003507594</text:p>
          </table:table-cell>
          <table:table-cell office:value-type="float" office:value="1188.811" calcext:value-type="float">
            <text:p>1188.811</text:p>
          </table:table-cell>
          <table:table-cell office:value-type="float" office:value="1.528838" calcext:value-type="float">
            <text:p>1.528838</text:p>
          </table:table-cell>
          <table:table-cell office:value-type="float" office:value="0" calcext:value-type="float">
            <text:p>0</text:p>
          </table:table-cell>
          <table:table-cell office:value-type="float" office:value="0.08729978" calcext:value-type="float">
            <text:p>0.08729978</text:p>
          </table:table-cell>
          <table:table-cell office:value-type="float" office:value="0.1265493" calcext:value-type="float">
            <text:p>0.1265493</text:p>
          </table:table-cell>
          <table:table-cell office:value-type="float" office:value="0.1780145" calcext:value-type="float">
            <text:p>0.1780145</text:p>
          </table:table-cell>
          <table:table-cell office:value-type="float" office:value="0.05707867" calcext:value-type="float">
            <text:p>0.05707867</text:p>
          </table:table-cell>
          <table:table-cell office:value-type="float" office:value="0.04644107" calcext:value-type="float">
            <text:p>0.04644107</text:p>
          </table:table-cell>
          <table:table-cell office:value-type="float" office:value="0.02967148" calcext:value-type="float">
            <text:p>0.02967148</text:p>
          </table:table-cell>
          <table:table-cell office:value-type="float" office:value="0.02759384" calcext:value-type="float">
            <text:p>0.02759384</text:p>
          </table:table-cell>
          <table:table-cell office:value-type="float" office:value="0.05882308" calcext:value-type="float">
            <text:p>0.05882308</text:p>
          </table:table-cell>
          <table:table-cell office:value-type="float" office:value="0.1004218" calcext:value-type="float">
            <text:p>0.1004218</text:p>
          </table:table-cell>
          <table:table-cell office:value-type="float" office:value="0.09743866" calcext:value-type="float">
            <text:p>0.09743866</text:p>
          </table:table-cell>
          <table:table-cell office:value-type="float" office:value="0.09740544" calcext:value-type="float">
            <text:p>0.09740544</text:p>
          </table:table-cell>
          <table:table-cell office:value-type="float" office:value="0.09702028" calcext:value-type="float">
            <text:p>0.09702028</text:p>
          </table:table-cell>
          <table:table-cell office:value-type="float" office:value="0.09980757" calcext:value-type="float">
            <text:p>0.09980757</text:p>
          </table:table-cell>
          <table:table-cell office:value-type="float" office:value="0.1026012" calcext:value-type="float">
            <text:p>0.1026012</text:p>
          </table:table-cell>
          <table:table-cell office:value-type="float" office:value="0" calcext:value-type="float">
            <text:p>0</text:p>
          </table:table-cell>
          <table:table-cell office:value-type="float" office:value="9.272221" calcext:value-type="float">
            <text:p>9.272221</text:p>
          </table:table-cell>
          <table:table-cell office:value-type="float" office:value="10.12391" calcext:value-type="float">
            <text:p>10.12391</text:p>
          </table:table-cell>
          <table:table-cell office:value-type="float" office:value="19.80402" calcext:value-type="float">
            <text:p>19.80402</text:p>
          </table:table-cell>
          <table:table-cell office:value-type="float" office:value="4.06473" calcext:value-type="float">
            <text:p>4.06473</text:p>
          </table:table-cell>
          <table:table-cell office:value-type="float" office:value="3.13885" calcext:value-type="float">
            <text:p>3.13885</text:p>
          </table:table-cell>
          <table:table-cell office:value-type="float" office:value="1.494815" calcext:value-type="float">
            <text:p>1.494815</text:p>
          </table:table-cell>
          <table:table-cell office:value-type="float" office:value="1.125595" calcext:value-type="float">
            <text:p>1.125595</text:p>
          </table:table-cell>
          <table:table-cell office:value-type="float" office:value="2.281273" calcext:value-type="float">
            <text:p>2.281273</text:p>
          </table:table-cell>
          <table:table-cell office:value-type="float" office:value="3.395678" calcext:value-type="float">
            <text:p>3.395678</text:p>
          </table:table-cell>
          <table:table-cell office:value-type="float" office:value="3.362484" calcext:value-type="float">
            <text:p>3.362484</text:p>
          </table:table-cell>
          <table:table-cell office:value-type="float" office:value="3.519452" calcext:value-type="float">
            <text:p>3.519452</text:p>
          </table:table-cell>
          <table:table-cell office:value-type="float" office:value="3.529438" calcext:value-type="float">
            <text:p>3.529438</text:p>
          </table:table-cell>
          <table:table-cell office:value-type="float" office:value="3.827185" calcext:value-type="float">
            <text:p>3.827185</text:p>
          </table:table-cell>
          <table:table-cell office:value-type="float" office:value="4.096987" calcext:value-type="float">
            <text:p>4.096987</text:p>
          </table:table-cell>
          <table:table-cell office:value-type="float" office:value="0" calcext:value-type="float">
            <text:p>0</text:p>
          </table:table-cell>
          <table:table-cell office:value-type="float" office:value="0.3378184" calcext:value-type="float">
            <text:p>0.337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21387" calcext:value-type="float">
            <text:p>4.22138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0.9047559" calcext:value-type="float">
            <text:p>0.9047559</text:p>
          </table:table-cell>
          <table:table-cell office:value-type="float" office:value="137.2675" calcext:value-type="float">
            <text:p>137.2675</text:p>
          </table:table-cell>
          <table:table-cell office:value-type="float" office:value="5" calcext:value-type="float">
            <text:p>5</text:p>
          </table:table-cell>
          <table:table-cell office:value-type="float" office:value="-2.594303" calcext:value-type="float">
            <text:p>-2.594303</text:p>
          </table:table-cell>
          <table:table-cell office:value-type="float" office:value="14.5226" calcext:value-type="float">
            <text:p>14.5226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91318" calcext:value-type="float">
            <text:p>0.000569131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07594" calcext:value-type="float">
            <text:p>0.003507594</text:p>
          </table:table-cell>
          <table:table-cell office:value-type="float" office:value="1188.779" calcext:value-type="float">
            <text:p>1188.779</text:p>
          </table:table-cell>
          <table:table-cell office:value-type="float" office:value="1.525436" calcext:value-type="float">
            <text:p>1.525436</text:p>
          </table:table-cell>
          <table:table-cell office:value-type="float" office:value="0" calcext:value-type="float">
            <text:p>0</text:p>
          </table:table-cell>
          <table:table-cell office:value-type="float" office:value="0.1401078" calcext:value-type="float">
            <text:p>0.1401078</text:p>
          </table:table-cell>
          <table:table-cell office:value-type="float" office:value="0.1385711" calcext:value-type="float">
            <text:p>0.1385711</text:p>
          </table:table-cell>
          <table:table-cell office:value-type="float" office:value="0.1841066" calcext:value-type="float">
            <text:p>0.1841066</text:p>
          </table:table-cell>
          <table:table-cell office:value-type="float" office:value="0.05948516" calcext:value-type="float">
            <text:p>0.05948516</text:p>
          </table:table-cell>
          <table:table-cell office:value-type="float" office:value="0.04783723" calcext:value-type="float">
            <text:p>0.04783723</text:p>
          </table:table-cell>
          <table:table-cell office:value-type="float" office:value="0.02967981" calcext:value-type="float">
            <text:p>0.02967981</text:p>
          </table:table-cell>
          <table:table-cell office:value-type="float" office:value="0.02743418" calcext:value-type="float">
            <text:p>0.02743418</text:p>
          </table:table-cell>
          <table:table-cell office:value-type="float" office:value="0.05853219" calcext:value-type="float">
            <text:p>0.05853219</text:p>
          </table:table-cell>
          <table:table-cell office:value-type="float" office:value="0.1003894" calcext:value-type="float">
            <text:p>0.1003894</text:p>
          </table:table-cell>
          <table:table-cell office:value-type="float" office:value="0.09752788" calcext:value-type="float">
            <text:p>0.09752788</text:p>
          </table:table-cell>
          <table:table-cell office:value-type="float" office:value="0.09751937" calcext:value-type="float">
            <text:p>0.09751937</text:p>
          </table:table-cell>
          <table:table-cell office:value-type="float" office:value="0.09713732" calcext:value-type="float">
            <text:p>0.09713732</text:p>
          </table:table-cell>
          <table:table-cell office:value-type="float" office:value="0.09992744" calcext:value-type="float">
            <text:p>0.09992744</text:p>
          </table:table-cell>
          <table:table-cell office:value-type="float" office:value="0.1027277" calcext:value-type="float">
            <text:p>0.1027277</text:p>
          </table:table-cell>
          <table:table-cell office:value-type="float" office:value="0" calcext:value-type="float">
            <text:p>0</text:p>
          </table:table-cell>
          <table:table-cell office:value-type="float" office:value="9.277293" calcext:value-type="float">
            <text:p>9.277293</text:p>
          </table:table-cell>
          <table:table-cell office:value-type="float" office:value="10.13377" calcext:value-type="float">
            <text:p>10.13377</text:p>
          </table:table-cell>
          <table:table-cell office:value-type="float" office:value="19.80398" calcext:value-type="float">
            <text:p>19.80398</text:p>
          </table:table-cell>
          <table:table-cell office:value-type="float" office:value="4.07051" calcext:value-type="float">
            <text:p>4.07051</text:p>
          </table:table-cell>
          <table:table-cell office:value-type="float" office:value="3.14404" calcext:value-type="float">
            <text:p>3.14404</text:p>
          </table:table-cell>
          <table:table-cell office:value-type="float" office:value="1.497741" calcext:value-type="float">
            <text:p>1.497741</text:p>
          </table:table-cell>
          <table:table-cell office:value-type="float" office:value="1.128742" calcext:value-type="float">
            <text:p>1.128742</text:p>
          </table:table-cell>
          <table:table-cell office:value-type="float" office:value="2.288466" calcext:value-type="float">
            <text:p>2.288466</text:p>
          </table:table-cell>
          <table:table-cell office:value-type="float" office:value="3.40615" calcext:value-type="float">
            <text:p>3.40615</text:p>
          </table:table-cell>
          <table:table-cell office:value-type="float" office:value="3.372963" calcext:value-type="float">
            <text:p>3.372963</text:p>
          </table:table-cell>
          <table:table-cell office:value-type="float" office:value="3.530397" calcext:value-type="float">
            <text:p>3.530397</text:p>
          </table:table-cell>
          <table:table-cell office:value-type="float" office:value="3.540442" calcext:value-type="float">
            <text:p>3.540442</text:p>
          </table:table-cell>
          <table:table-cell office:value-type="float" office:value="3.838479" calcext:value-type="float">
            <text:p>3.838479</text:p>
          </table:table-cell>
          <table:table-cell office:value-type="float" office:value="4.108919" calcext:value-type="float">
            <text:p>4.108919</text:p>
          </table:table-cell>
          <table:table-cell office:value-type="float" office:value="0" calcext:value-type="float">
            <text:p>0</text:p>
          </table:table-cell>
          <table:table-cell office:value-type="float" office:value="0.6399035" calcext:value-type="float">
            <text:p>0.6399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27018" calcext:value-type="float">
            <text:p>4.227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0.9039642" calcext:value-type="float">
            <text:p>0.9039642</text:p>
          </table:table-cell>
          <table:table-cell office:value-type="float" office:value="137.2615" calcext:value-type="float">
            <text:p>137.2615</text:p>
          </table:table-cell>
          <table:table-cell office:value-type="float" office:value="5" calcext:value-type="float">
            <text:p>5</text:p>
          </table:table-cell>
          <table:table-cell office:value-type="float" office:value="-2.593486" calcext:value-type="float">
            <text:p>-2.593486</text:p>
          </table:table-cell>
          <table:table-cell office:value-type="float" office:value="14.56219" calcext:value-type="float">
            <text:p>14.56219</text:p>
          </table:table-cell>
          <table:table-cell office:value-type="float" office:value="0.01085688" calcext:value-type="float">
            <text:p>0.01085688</text:p>
          </table:table-cell>
          <table:table-cell office:value-type="float" office:value="0.0005691318" calcext:value-type="float">
            <text:p>0.0005691318</text:p>
          </table:table-cell>
          <table:table-cell office:value-type="float" office:value="0.009884036" calcext:value-type="float">
            <text:p>0.009884036</text:p>
          </table:table-cell>
          <table:table-cell office:value-type="float" office:value="0.003507594" calcext:value-type="float">
            <text:p>0.003507594</text:p>
          </table:table-cell>
          <table:table-cell office:value-type="float" office:value="1188.746" calcext:value-type="float">
            <text:p>1188.746</text:p>
          </table:table-cell>
          <table:table-cell office:value-type="float" office:value="1.521533" calcext:value-type="float">
            <text:p>1.521533</text:p>
          </table:table-cell>
          <table:table-cell office:value-type="float" office:value="0" calcext:value-type="float">
            <text:p>0</text:p>
          </table:table-cell>
          <table:table-cell office:value-type="float" office:value="0.1783732" calcext:value-type="float">
            <text:p>0.1783732</text:p>
          </table:table-cell>
          <table:table-cell office:value-type="float" office:value="0.1537541" calcext:value-type="float">
            <text:p>0.1537541</text:p>
          </table:table-cell>
          <table:table-cell office:value-type="float" office:value="0.1935423" calcext:value-type="float">
            <text:p>0.1935423</text:p>
          </table:table-cell>
          <table:table-cell office:value-type="float" office:value="0.06423838" calcext:value-type="float">
            <text:p>0.06423838</text:p>
          </table:table-cell>
          <table:table-cell office:value-type="float" office:value="0.05117976" calcext:value-type="float">
            <text:p>0.05117976</text:p>
          </table:table-cell>
          <table:table-cell office:value-type="float" office:value="0.03079604" calcext:value-type="float">
            <text:p>0.03079604</text:p>
          </table:table-cell>
          <table:table-cell office:value-type="float" office:value="0.02773506" calcext:value-type="float">
            <text:p>0.02773506</text:p>
          </table:table-cell>
          <table:table-cell office:value-type="float" office:value="0.05850919" calcext:value-type="float">
            <text:p>0.05850919</text:p>
          </table:table-cell>
          <table:table-cell office:value-type="float" office:value="0.1003711" calcext:value-type="float">
            <text:p>0.1003711</text:p>
          </table:table-cell>
          <table:table-cell office:value-type="float" office:value="0.09760546" calcext:value-type="float">
            <text:p>0.09760546</text:p>
          </table:table-cell>
          <table:table-cell office:value-type="float" office:value="0.09762883" calcext:value-type="float">
            <text:p>0.09762883</text:p>
          </table:table-cell>
          <table:table-cell office:value-type="float" office:value="0.0972527" calcext:value-type="float">
            <text:p>0.0972527</text:p>
          </table:table-cell>
          <table:table-cell office:value-type="float" office:value="0.1000469" calcext:value-type="float">
            <text:p>0.1000469</text:p>
          </table:table-cell>
          <table:table-cell office:value-type="float" office:value="0.1028541" calcext:value-type="float">
            <text:p>0.1028541</text:p>
          </table:table-cell>
          <table:table-cell office:value-type="float" office:value="0" calcext:value-type="float">
            <text:p>0</text:p>
          </table:table-cell>
          <table:table-cell office:value-type="float" office:value="9.290136" calcext:value-type="float">
            <text:p>9.290136</text:p>
          </table:table-cell>
          <table:table-cell office:value-type="float" office:value="10.14732" calcext:value-type="float">
            <text:p>10.14732</text:p>
          </table:table-cell>
          <table:table-cell office:value-type="float" office:value="19.80614" calcext:value-type="float">
            <text:p>19.80614</text:p>
          </table:table-cell>
          <table:table-cell office:value-type="float" office:value="4.077349" calcext:value-type="float">
            <text:p>4.077349</text:p>
          </table:table-cell>
          <table:table-cell office:value-type="float" office:value="3.14991" calcext:value-type="float">
            <text:p>3.14991</text:p>
          </table:table-cell>
          <table:table-cell office:value-type="float" office:value="1.500773" calcext:value-type="float">
            <text:p>1.500773</text:p>
          </table:table-cell>
          <table:table-cell office:value-type="float" office:value="1.131893" calcext:value-type="float">
            <text:p>1.131893</text:p>
          </table:table-cell>
          <table:table-cell office:value-type="float" office:value="2.295591" calcext:value-type="float">
            <text:p>2.295591</text:p>
          </table:table-cell>
          <table:table-cell office:value-type="float" office:value="3.416573" calcext:value-type="float">
            <text:p>3.416573</text:p>
          </table:table-cell>
          <table:table-cell office:value-type="float" office:value="3.383414" calcext:value-type="float">
            <text:p>3.383414</text:p>
          </table:table-cell>
          <table:table-cell office:value-type="float" office:value="3.541326" calcext:value-type="float">
            <text:p>3.541326</text:p>
          </table:table-cell>
          <table:table-cell office:value-type="float" office:value="3.551414" calcext:value-type="float">
            <text:p>3.551414</text:p>
          </table:table-cell>
          <table:table-cell office:value-type="float" office:value="3.84976" calcext:value-type="float">
            <text:p>3.84976</text:p>
          </table:table-cell>
          <table:table-cell office:value-type="float" office:value="4.12084" calcext:value-type="float">
            <text:p>4.12084</text:p>
          </table:table-cell>
          <table:table-cell office:value-type="float" office:value="0" calcext:value-type="float">
            <text:p>0</text:p>
          </table:table-cell>
          <table:table-cell office:value-type="float" office:value="0.7988952" calcext:value-type="float">
            <text:p>0.7988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3324" calcext:value-type="float">
            <text:p>4.2333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0.9037748" calcext:value-type="float">
            <text:p>0.9037748</text:p>
          </table:table-cell>
          <table:table-cell office:value-type="float" office:value="137.2555" calcext:value-type="float">
            <text:p>137.2555</text:p>
          </table:table-cell>
          <table:table-cell office:value-type="float" office:value="5" calcext:value-type="float">
            <text:p>5</text:p>
          </table:table-cell>
          <table:table-cell office:value-type="float" office:value="-2.592693" calcext:value-type="float">
            <text:p>-2.592693</text:p>
          </table:table-cell>
          <table:table-cell office:value-type="float" office:value="14.60186" calcext:value-type="float">
            <text:p>14.60186</text:p>
          </table:table-cell>
          <table:table-cell office:value-type="float" office:value="0.01085897" calcext:value-type="float">
            <text:p>0.01085897</text:p>
          </table:table-cell>
          <table:table-cell office:value-type="float" office:value="0.0005693331" calcext:value-type="float">
            <text:p>0.0005693331</text:p>
          </table:table-cell>
          <table:table-cell office:value-type="float" office:value="0.009892141" calcext:value-type="float">
            <text:p>0.009892141</text:p>
          </table:table-cell>
          <table:table-cell office:value-type="float" office:value="0.003508496" calcext:value-type="float">
            <text:p>0.003508496</text:p>
          </table:table-cell>
          <table:table-cell office:value-type="float" office:value="1188.714" calcext:value-type="float">
            <text:p>1188.714</text:p>
          </table:table-cell>
          <table:table-cell office:value-type="float" office:value="1.519898" calcext:value-type="float">
            <text:p>1.519898</text:p>
          </table:table-cell>
          <table:table-cell office:value-type="float" office:value="0" calcext:value-type="float">
            <text:p>0</text:p>
          </table:table-cell>
          <table:table-cell office:value-type="float" office:value="0.07069743" calcext:value-type="float">
            <text:p>0.07069743</text:p>
          </table:table-cell>
          <table:table-cell office:value-type="float" office:value="0.1178414" calcext:value-type="float">
            <text:p>0.1178414</text:p>
          </table:table-cell>
          <table:table-cell office:value-type="float" office:value="0.1979436" calcext:value-type="float">
            <text:p>0.1979436</text:p>
          </table:table-cell>
          <table:table-cell office:value-type="float" office:value="0.06430326" calcext:value-type="float">
            <text:p>0.06430326</text:p>
          </table:table-cell>
          <table:table-cell office:value-type="float" office:value="0.05304782" calcext:value-type="float">
            <text:p>0.05304782</text:p>
          </table:table-cell>
          <table:table-cell office:value-type="float" office:value="0.03187234" calcext:value-type="float">
            <text:p>0.03187234</text:p>
          </table:table-cell>
          <table:table-cell office:value-type="float" office:value="0.02567164" calcext:value-type="float">
            <text:p>0.02567164</text:p>
          </table:table-cell>
          <table:table-cell office:value-type="float" office:value="0.0586569" calcext:value-type="float">
            <text:p>0.0586569</text:p>
          </table:table-cell>
          <table:table-cell office:value-type="float" office:value="0.1003631" calcext:value-type="float">
            <text:p>0.1003631</text:p>
          </table:table-cell>
          <table:table-cell office:value-type="float" office:value="0.09765957" calcext:value-type="float">
            <text:p>0.09765957</text:p>
          </table:table-cell>
          <table:table-cell office:value-type="float" office:value="0.09771764" calcext:value-type="float">
            <text:p>0.09771764</text:p>
          </table:table-cell>
          <table:table-cell office:value-type="float" office:value="0.09744076" calcext:value-type="float">
            <text:p>0.09744076</text:p>
          </table:table-cell>
          <table:table-cell office:value-type="float" office:value="0.1001665" calcext:value-type="float">
            <text:p>0.1001665</text:p>
          </table:table-cell>
          <table:table-cell office:value-type="float" office:value="0.1029805" calcext:value-type="float">
            <text:p>0.1029805</text:p>
          </table:table-cell>
          <table:table-cell office:value-type="float" office:value="0" calcext:value-type="float">
            <text:p>0</text:p>
          </table:table-cell>
          <table:table-cell office:value-type="float" office:value="9.286988" calcext:value-type="float">
            <text:p>9.286988</text:p>
          </table:table-cell>
          <table:table-cell office:value-type="float" office:value="10.16309" calcext:value-type="float">
            <text:p>10.16309</text:p>
          </table:table-cell>
          <table:table-cell office:value-type="float" office:value="19.81029" calcext:value-type="float">
            <text:p>19.81029</text:p>
          </table:table-cell>
          <table:table-cell office:value-type="float" office:value="4.085274" calcext:value-type="float">
            <text:p>4.085274</text:p>
          </table:table-cell>
          <table:table-cell office:value-type="float" office:value="3.156586" calcext:value-type="float">
            <text:p>3.156586</text:p>
          </table:table-cell>
          <table:table-cell office:value-type="float" office:value="1.504015" calcext:value-type="float">
            <text:p>1.504015</text:p>
          </table:table-cell>
          <table:table-cell office:value-type="float" office:value="1.135102" calcext:value-type="float">
            <text:p>1.135102</text:p>
          </table:table-cell>
          <table:table-cell office:value-type="float" office:value="2.302705" calcext:value-type="float">
            <text:p>2.302705</text:p>
          </table:table-cell>
          <table:table-cell office:value-type="float" office:value="3.426957" calcext:value-type="float">
            <text:p>3.426957</text:p>
          </table:table-cell>
          <table:table-cell office:value-type="float" office:value="3.393847" calcext:value-type="float">
            <text:p>3.393847</text:p>
          </table:table-cell>
          <table:table-cell office:value-type="float" office:value="3.55224" calcext:value-type="float">
            <text:p>3.55224</text:p>
          </table:table-cell>
          <table:table-cell office:value-type="float" office:value="3.562383" calcext:value-type="float">
            <text:p>3.562383</text:p>
          </table:table-cell>
          <table:table-cell office:value-type="float" office:value="3.861006" calcext:value-type="float">
            <text:p>3.861006</text:p>
          </table:table-cell>
          <table:table-cell office:value-type="float" office:value="4.132763" calcext:value-type="float">
            <text:p>4.132763</text:p>
          </table:table-cell>
          <table:table-cell office:value-type="float" office:value="0" calcext:value-type="float">
            <text:p>0</text:p>
          </table:table-cell>
          <table:table-cell office:value-type="float" office:value="0.7994479" calcext:value-type="float">
            <text:p>0.7994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9163" calcext:value-type="float">
            <text:p>4.23916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0.9038244" calcext:value-type="float">
            <text:p>0.9038244</text:p>
          </table:table-cell>
          <table:table-cell office:value-type="float" office:value="137.2497" calcext:value-type="float">
            <text:p>137.2497</text:p>
          </table:table-cell>
          <table:table-cell office:value-type="float" office:value="5" calcext:value-type="float">
            <text:p>5</text:p>
          </table:table-cell>
          <table:table-cell office:value-type="float" office:value="-2.591893" calcext:value-type="float">
            <text:p>-2.591893</text:p>
          </table:table-cell>
          <table:table-cell office:value-type="float" office:value="14.64084" calcext:value-type="float">
            <text:p>14.64084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4744" calcext:value-type="float">
            <text:p>0.0005694744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272" calcext:value-type="float">
            <text:p>0.003509272</text:p>
          </table:table-cell>
          <table:table-cell office:value-type="float" office:value="1188.682" calcext:value-type="float">
            <text:p>1188.682</text:p>
          </table:table-cell>
          <table:table-cell office:value-type="float" office:value="1.519417" calcext:value-type="float">
            <text:p>1.519417</text:p>
          </table:table-cell>
          <table:table-cell office:value-type="float" office:value="0" calcext:value-type="float">
            <text:p>0</text:p>
          </table:table-cell>
          <table:table-cell office:value-type="float" office:value="0.01997065" calcext:value-type="float">
            <text:p>0.01997065</text:p>
          </table:table-cell>
          <table:table-cell office:value-type="float" office:value="0.1002853" calcext:value-type="float">
            <text:p>0.1002853</text:p>
          </table:table-cell>
          <table:table-cell office:value-type="float" office:value="0.1901038" calcext:value-type="float">
            <text:p>0.1901038</text:p>
          </table:table-cell>
          <table:table-cell office:value-type="float" office:value="0.06228871" calcext:value-type="float">
            <text:p>0.06228871</text:p>
          </table:table-cell>
          <table:table-cell office:value-type="float" office:value="0.05178421" calcext:value-type="float">
            <text:p>0.05178421</text:p>
          </table:table-cell>
          <table:table-cell office:value-type="float" office:value="0.03201941" calcext:value-type="float">
            <text:p>0.03201941</text:p>
          </table:table-cell>
          <table:table-cell office:value-type="float" office:value="0.02653475" calcext:value-type="float">
            <text:p>0.02653475</text:p>
          </table:table-cell>
          <table:table-cell office:value-type="float" office:value="0.05859116" calcext:value-type="float">
            <text:p>0.05859116</text:p>
          </table:table-cell>
          <table:table-cell office:value-type="float" office:value="0.1004162" calcext:value-type="float">
            <text:p>0.1004162</text:p>
          </table:table-cell>
          <table:table-cell office:value-type="float" office:value="0.09772326" calcext:value-type="float">
            <text:p>0.09772326</text:p>
          </table:table-cell>
          <table:table-cell office:value-type="float" office:value="0.0978099" calcext:value-type="float">
            <text:p>0.0978099</text:p>
          </table:table-cell>
          <table:table-cell office:value-type="float" office:value="0.09746169" calcext:value-type="float">
            <text:p>0.09746169</text:p>
          </table:table-cell>
          <table:table-cell office:value-type="float" office:value="0.100286" calcext:value-type="float">
            <text:p>0.100286</text:p>
          </table:table-cell>
          <table:table-cell office:value-type="float" office:value="0.1031067" calcext:value-type="float">
            <text:p>0.1031067</text:p>
          </table:table-cell>
          <table:table-cell office:value-type="float" office:value="0" calcext:value-type="float">
            <text:p>0</text:p>
          </table:table-cell>
          <table:table-cell office:value-type="float" office:value="9.263852" calcext:value-type="float">
            <text:p>9.263852</text:p>
          </table:table-cell>
          <table:table-cell office:value-type="float" office:value="10.16856" calcext:value-type="float">
            <text:p>10.16856</text:p>
          </table:table-cell>
          <table:table-cell office:value-type="float" office:value="19.81421" calcext:value-type="float">
            <text:p>19.81421</text:p>
          </table:table-cell>
          <table:table-cell office:value-type="float" office:value="4.093006" calcext:value-type="float">
            <text:p>4.093006</text:p>
          </table:table-cell>
          <table:table-cell office:value-type="float" office:value="3.163508" calcext:value-type="float">
            <text:p>3.163508</text:p>
          </table:table-cell>
          <table:table-cell office:value-type="float" office:value="1.507383" calcext:value-type="float">
            <text:p>1.507383</text:p>
          </table:table-cell>
          <table:table-cell office:value-type="float" office:value="1.138252" calcext:value-type="float">
            <text:p>1.138252</text:p>
          </table:table-cell>
          <table:table-cell office:value-type="float" office:value="2.309848" calcext:value-type="float">
            <text:p>2.309848</text:p>
          </table:table-cell>
          <table:table-cell office:value-type="float" office:value="3.437312" calcext:value-type="float">
            <text:p>3.437312</text:p>
          </table:table-cell>
          <table:table-cell office:value-type="float" office:value="3.404249" calcext:value-type="float">
            <text:p>3.404249</text:p>
          </table:table-cell>
          <table:table-cell office:value-type="float" office:value="3.563129" calcext:value-type="float">
            <text:p>3.563129</text:p>
          </table:table-cell>
          <table:table-cell office:value-type="float" office:value="3.573325" calcext:value-type="float">
            <text:p>3.573325</text:p>
          </table:table-cell>
          <table:table-cell office:value-type="float" office:value="3.872244" calcext:value-type="float">
            <text:p>3.872244</text:p>
          </table:table-cell>
          <table:table-cell office:value-type="float" office:value="4.144651" calcext:value-type="float">
            <text:p>4.144651</text:p>
          </table:table-cell>
          <table:table-cell office:value-type="float" office:value="0" calcext:value-type="float">
            <text:p>0</text:p>
          </table:table-cell>
          <table:table-cell office:value-type="float" office:value="0.01322187" calcext:value-type="float">
            <text:p>0.0132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4683" calcext:value-type="float">
            <text:p>4.2446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0.9038847" calcext:value-type="float">
            <text:p>0.9038847</text:p>
          </table:table-cell>
          <table:table-cell office:value-type="float" office:value="137.2443" calcext:value-type="float">
            <text:p>137.2443</text:p>
          </table:table-cell>
          <table:table-cell office:value-type="float" office:value="5" calcext:value-type="float">
            <text:p>5</text:p>
          </table:table-cell>
          <table:table-cell office:value-type="float" office:value="-2.591096" calcext:value-type="float">
            <text:p>-2.591096</text:p>
          </table:table-cell>
          <table:table-cell office:value-type="float" office:value="14.67949" calcext:value-type="float">
            <text:p>14.67949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4744" calcext:value-type="float">
            <text:p>0.0005694744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272" calcext:value-type="float">
            <text:p>0.003509272</text:p>
          </table:table-cell>
          <table:table-cell office:value-type="float" office:value="1188.649" calcext:value-type="float">
            <text:p>1188.649</text:p>
          </table:table-cell>
          <table:table-cell office:value-type="float" office:value="1.518552" calcext:value-type="float">
            <text:p>1.518552</text:p>
          </table:table-cell>
          <table:table-cell office:value-type="float" office:value="0" calcext:value-type="float">
            <text:p>0</text:p>
          </table:table-cell>
          <table:table-cell office:value-type="float" office:value="0.01816706" calcext:value-type="float">
            <text:p>0.01816706</text:p>
          </table:table-cell>
          <table:table-cell office:value-type="float" office:value="0.1001764" calcext:value-type="float">
            <text:p>0.1001764</text:p>
          </table:table-cell>
          <table:table-cell office:value-type="float" office:value="0.1817082" calcext:value-type="float">
            <text:p>0.1817082</text:p>
          </table:table-cell>
          <table:table-cell office:value-type="float" office:value="0.05911963" calcext:value-type="float">
            <text:p>0.05911963</text:p>
          </table:table-cell>
          <table:table-cell office:value-type="float" office:value="0.04826969" calcext:value-type="float">
            <text:p>0.04826969</text:p>
          </table:table-cell>
          <table:table-cell office:value-type="float" office:value="0.030853" calcext:value-type="float">
            <text:p>0.030853</text:p>
          </table:table-cell>
          <table:table-cell office:value-type="float" office:value="0.02685935" calcext:value-type="float">
            <text:p>0.02685935</text:p>
          </table:table-cell>
          <table:table-cell office:value-type="float" office:value="0.05859051" calcext:value-type="float">
            <text:p>0.05859051</text:p>
          </table:table-cell>
          <table:table-cell office:value-type="float" office:value="0.1005012" calcext:value-type="float">
            <text:p>0.1005012</text:p>
          </table:table-cell>
          <table:table-cell office:value-type="float" office:value="0.09780557" calcext:value-type="float">
            <text:p>0.09780557</text:p>
          </table:table-cell>
          <table:table-cell office:value-type="float" office:value="0.09791331" calcext:value-type="float">
            <text:p>0.09791331</text:p>
          </table:table-cell>
          <table:table-cell office:value-type="float" office:value="0.09757224" calcext:value-type="float">
            <text:p>0.09757224</text:p>
          </table:table-cell>
          <table:table-cell office:value-type="float" office:value="0.1004051" calcext:value-type="float">
            <text:p>0.1004051</text:p>
          </table:table-cell>
          <table:table-cell office:value-type="float" office:value="0.1032327" calcext:value-type="float">
            <text:p>0.1032327</text:p>
          </table:table-cell>
          <table:table-cell office:value-type="float" office:value="0" calcext:value-type="float">
            <text:p>0</text:p>
          </table:table-cell>
          <table:table-cell office:value-type="float" office:value="9.236522" calcext:value-type="float">
            <text:p>9.236522</text:p>
          </table:table-cell>
          <table:table-cell office:value-type="float" office:value="10.17281" calcext:value-type="float">
            <text:p>10.17281</text:p>
          </table:table-cell>
          <table:table-cell office:value-type="float" office:value="19.81536" calcext:value-type="float">
            <text:p>19.81536</text:p>
          </table:table-cell>
          <table:table-cell office:value-type="float" office:value="4.099844" calcext:value-type="float">
            <text:p>4.099844</text:p>
          </table:table-cell>
          <table:table-cell office:value-type="float" office:value="3.169643" calcext:value-type="float">
            <text:p>3.169643</text:p>
          </table:table-cell>
          <table:table-cell office:value-type="float" office:value="1.510627" calcext:value-type="float">
            <text:p>1.510627</text:p>
          </table:table-cell>
          <table:table-cell office:value-type="float" office:value="1.141502" calcext:value-type="float">
            <text:p>1.141502</text:p>
          </table:table-cell>
          <table:table-cell office:value-type="float" office:value="2.317033" calcext:value-type="float">
            <text:p>2.317033</text:p>
          </table:table-cell>
          <table:table-cell office:value-type="float" office:value="3.447665" calcext:value-type="float">
            <text:p>3.447665</text:p>
          </table:table-cell>
          <table:table-cell office:value-type="float" office:value="3.414645" calcext:value-type="float">
            <text:p>3.414645</text:p>
          </table:table-cell>
          <table:table-cell office:value-type="float" office:value="3.574009" calcext:value-type="float">
            <text:p>3.574009</text:p>
          </table:table-cell>
          <table:table-cell office:value-type="float" office:value="3.584258" calcext:value-type="float">
            <text:p>3.584258</text:p>
          </table:table-cell>
          <table:table-cell office:value-type="float" office:value="3.883447" calcext:value-type="float">
            <text:p>3.883447</text:p>
          </table:table-cell>
          <table:table-cell office:value-type="float" office:value="4.156534" calcext:value-type="float">
            <text:p>4.156534</text:p>
          </table:table-cell>
          <table:table-cell office:value-type="float" office:value="0" calcext:value-type="float">
            <text:p>0</text:p>
          </table:table-cell>
          <table:table-cell office:value-type="float" office:value="0.01256424" calcext:value-type="float">
            <text:p>0.01256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9776" calcext:value-type="float">
            <text:p>4.24977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0.9041183" calcext:value-type="float">
            <text:p>0.9041183</text:p>
          </table:table-cell>
          <table:table-cell office:value-type="float" office:value="137.239" calcext:value-type="float">
            <text:p>137.239</text:p>
          </table:table-cell>
          <table:table-cell office:value-type="float" office:value="5" calcext:value-type="float">
            <text:p>5</text:p>
          </table:table-cell>
          <table:table-cell office:value-type="float" office:value="-2.590287" calcext:value-type="float">
            <text:p>-2.590287</text:p>
          </table:table-cell>
          <table:table-cell office:value-type="float" office:value="14.71789" calcext:value-type="float">
            <text:p>14.71789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199" calcext:value-type="float">
            <text:p>0.000569519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66" calcext:value-type="float">
            <text:p>0.003509566</text:p>
          </table:table-cell>
          <table:table-cell office:value-type="float" office:value="1188.617" calcext:value-type="float">
            <text:p>1188.617</text:p>
          </table:table-cell>
          <table:table-cell office:value-type="float" office:value="1.517689" calcext:value-type="float">
            <text:p>1.517689</text:p>
          </table:table-cell>
          <table:table-cell office:value-type="float" office:value="0" calcext:value-type="float">
            <text:p>0</text:p>
          </table:table-cell>
          <table:table-cell office:value-type="float" office:value="0.03466335" calcext:value-type="float">
            <text:p>0.03466335</text:p>
          </table:table-cell>
          <table:table-cell office:value-type="float" office:value="0.0805214" calcext:value-type="float">
            <text:p>0.0805214</text:p>
          </table:table-cell>
          <table:table-cell office:value-type="float" office:value="0.1717337" calcext:value-type="float">
            <text:p>0.1717337</text:p>
          </table:table-cell>
          <table:table-cell office:value-type="float" office:value="0.05666891" calcext:value-type="float">
            <text:p>0.05666891</text:p>
          </table:table-cell>
          <table:table-cell office:value-type="float" office:value="0.0458019" calcext:value-type="float">
            <text:p>0.0458019</text:p>
          </table:table-cell>
          <table:table-cell office:value-type="float" office:value="0.02993619" calcext:value-type="float">
            <text:p>0.02993619</text:p>
          </table:table-cell>
          <table:table-cell office:value-type="float" office:value="0.02675715" calcext:value-type="float">
            <text:p>0.02675715</text:p>
          </table:table-cell>
          <table:table-cell office:value-type="float" office:value="0.05852107" calcext:value-type="float">
            <text:p>0.05852107</text:p>
          </table:table-cell>
          <table:table-cell office:value-type="float" office:value="0.1005595" calcext:value-type="float">
            <text:p>0.1005595</text:p>
          </table:table-cell>
          <table:table-cell office:value-type="float" office:value="0.09789237" calcext:value-type="float">
            <text:p>0.09789237</text:p>
          </table:table-cell>
          <table:table-cell office:value-type="float" office:value="0.09801951" calcext:value-type="float">
            <text:p>0.09801951</text:p>
          </table:table-cell>
          <table:table-cell office:value-type="float" office:value="0.09771388" calcext:value-type="float">
            <text:p>0.09771388</text:p>
          </table:table-cell>
          <table:table-cell office:value-type="float" office:value="0.100524" calcext:value-type="float">
            <text:p>0.100524</text:p>
          </table:table-cell>
          <table:table-cell office:value-type="float" office:value="0.1033587" calcext:value-type="float">
            <text:p>0.1033587</text:p>
          </table:table-cell>
          <table:table-cell office:value-type="float" office:value="0" calcext:value-type="float">
            <text:p>0</text:p>
          </table:table-cell>
          <table:table-cell office:value-type="float" office:value="9.209336" calcext:value-type="float">
            <text:p>9.209336</text:p>
          </table:table-cell>
          <table:table-cell office:value-type="float" office:value="10.17604" calcext:value-type="float">
            <text:p>10.17604</text:p>
          </table:table-cell>
          <table:table-cell office:value-type="float" office:value="19.81483" calcext:value-type="float">
            <text:p>19.81483</text:p>
          </table:table-cell>
          <table:table-cell office:value-type="float" office:value="4.106016" calcext:value-type="float">
            <text:p>4.106016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1.513702" calcext:value-type="float">
            <text:p>1.513702</text:p>
          </table:table-cell>
          <table:table-cell office:value-type="float" office:value="1.14469" calcext:value-type="float">
            <text:p>1.14469</text:p>
          </table:table-cell>
          <table:table-cell office:value-type="float" office:value="2.324213" calcext:value-type="float">
            <text:p>2.324213</text:p>
          </table:table-cell>
          <table:table-cell office:value-type="float" office:value="3.458006" calcext:value-type="float">
            <text:p>3.458006</text:p>
          </table:table-cell>
          <table:table-cell office:value-type="float" office:value="3.425009" calcext:value-type="float">
            <text:p>3.425009</text:p>
          </table:table-cell>
          <table:table-cell office:value-type="float" office:value="3.584869" calcext:value-type="float">
            <text:p>3.584869</text:p>
          </table:table-cell>
          <table:table-cell office:value-type="float" office:value="3.595186" calcext:value-type="float">
            <text:p>3.595186</text:p>
          </table:table-cell>
          <table:table-cell office:value-type="float" office:value="3.894639" calcext:value-type="float">
            <text:p>3.894639</text:p>
          </table:table-cell>
          <table:table-cell office:value-type="float" office:value="4.168406" calcext:value-type="float">
            <text:p>4.168406</text:p>
          </table:table-cell>
          <table:table-cell office:value-type="float" office:value="0" calcext:value-type="float">
            <text:p>0</text:p>
          </table:table-cell>
          <table:table-cell office:value-type="float" office:value="0.09919249" calcext:value-type="float">
            <text:p>0.09919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4479" calcext:value-type="float">
            <text:p>4.25447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0.9043525" calcext:value-type="float">
            <text:p>0.9043525</text:p>
          </table:table-cell>
          <table:table-cell office:value-type="float" office:value="137.2339" calcext:value-type="float">
            <text:p>137.2339</text:p>
          </table:table-cell>
          <table:table-cell office:value-type="float" office:value="5" calcext:value-type="float">
            <text:p>5</text:p>
          </table:table-cell>
          <table:table-cell office:value-type="float" office:value="-2.589516" calcext:value-type="float">
            <text:p>-2.589516</text:p>
          </table:table-cell>
          <table:table-cell office:value-type="float" office:value="14.75515" calcext:value-type="float">
            <text:p>14.75515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585" calcext:value-type="float">
            <text:p>1188.585</text:p>
          </table:table-cell>
          <table:table-cell office:value-type="float" office:value="1.517294" calcext:value-type="float">
            <text:p>1.517294</text:p>
          </table:table-cell>
          <table:table-cell office:value-type="float" office:value="0" calcext:value-type="float">
            <text:p>0</text:p>
          </table:table-cell>
          <table:table-cell office:value-type="float" office:value="0.01705704" calcext:value-type="float">
            <text:p>0.01705704</text:p>
          </table:table-cell>
          <table:table-cell office:value-type="float" office:value="0.09303507" calcext:value-type="float">
            <text:p>0.09303507</text:p>
          </table:table-cell>
          <table:table-cell office:value-type="float" office:value="0.1464197" calcext:value-type="float">
            <text:p>0.1464197</text:p>
          </table:table-cell>
          <table:table-cell office:value-type="float" office:value="0.05672355" calcext:value-type="float">
            <text:p>0.05672355</text:p>
          </table:table-cell>
          <table:table-cell office:value-type="float" office:value="0.04456577" calcext:value-type="float">
            <text:p>0.04456577</text:p>
          </table:table-cell>
          <table:table-cell office:value-type="float" office:value="0.02938155" calcext:value-type="float">
            <text:p>0.02938155</text:p>
          </table:table-cell>
          <table:table-cell office:value-type="float" office:value="0.02665033" calcext:value-type="float">
            <text:p>0.02665033</text:p>
          </table:table-cell>
          <table:table-cell office:value-type="float" office:value="0.0584214" calcext:value-type="float">
            <text:p>0.0584214</text:p>
          </table:table-cell>
          <table:table-cell office:value-type="float" office:value="0.1005937" calcext:value-type="float">
            <text:p>0.1005937</text:p>
          </table:table-cell>
          <table:table-cell office:value-type="float" office:value="0.09797864" calcext:value-type="float">
            <text:p>0.09797864</text:p>
          </table:table-cell>
          <table:table-cell office:value-type="float" office:value="0.09812697" calcext:value-type="float">
            <text:p>0.09812697</text:p>
          </table:table-cell>
          <table:table-cell office:value-type="float" office:value="0.09779668" calcext:value-type="float">
            <text:p>0.09779668</text:p>
          </table:table-cell>
          <table:table-cell office:value-type="float" office:value="0.1006426" calcext:value-type="float">
            <text:p>0.1006426</text:p>
          </table:table-cell>
          <table:table-cell office:value-type="float" office:value="0.1034845" calcext:value-type="float">
            <text:p>0.1034845</text:p>
          </table:table-cell>
          <table:table-cell office:value-type="float" office:value="0" calcext:value-type="float">
            <text:p>0</text:p>
          </table:table-cell>
          <table:table-cell office:value-type="float" office:value="9.184398" calcext:value-type="float">
            <text:p>9.184398</text:p>
          </table:table-cell>
          <table:table-cell office:value-type="float" office:value="10.17323" calcext:value-type="float">
            <text:p>10.17323</text:p>
          </table:table-cell>
          <table:table-cell office:value-type="float" office:value="19.79856" calcext:value-type="float">
            <text:p>19.79856</text:p>
          </table:table-cell>
          <table:table-cell office:value-type="float" office:value="4.112041" calcext:value-type="float">
            <text:p>4.112041</text:p>
          </table:table-cell>
          <table:table-cell office:value-type="float" office:value="3.180083" calcext:value-type="float">
            <text:p>3.180083</text:p>
          </table:table-cell>
          <table:table-cell office:value-type="float" office:value="1.516646" calcext:value-type="float">
            <text:p>1.516646</text:p>
          </table:table-cell>
          <table:table-cell office:value-type="float" office:value="1.147809" calcext:value-type="float">
            <text:p>1.147809</text:p>
          </table:table-cell>
          <table:table-cell office:value-type="float" office:value="2.331358" calcext:value-type="float">
            <text:p>2.331358</text:p>
          </table:table-cell>
          <table:table-cell office:value-type="float" office:value="3.468334" calcext:value-type="float">
            <text:p>3.468334</text:p>
          </table:table-cell>
          <table:table-cell office:value-type="float" office:value="3.435375" calcext:value-type="float">
            <text:p>3.435375</text:p>
          </table:table-cell>
          <table:table-cell office:value-type="float" office:value="3.595724" calcext:value-type="float">
            <text:p>3.595724</text:p>
          </table:table-cell>
          <table:table-cell office:value-type="float" office:value="3.606081" calcext:value-type="float">
            <text:p>3.606081</text:p>
          </table:table-cell>
          <table:table-cell office:value-type="float" office:value="3.905803" calcext:value-type="float">
            <text:p>3.905803</text:p>
          </table:table-cell>
          <table:table-cell office:value-type="float" office:value="4.18025" calcext:value-type="float">
            <text:p>4.18025</text:p>
          </table:table-cell>
          <table:table-cell office:value-type="float" office:value="0" calcext:value-type="float">
            <text:p>0</text:p>
          </table:table-cell>
          <table:table-cell office:value-type="float" office:value="0.01201297" calcext:value-type="float">
            <text:p>0.01201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9026" calcext:value-type="float">
            <text:p>4.2590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0.9045462" calcext:value-type="float">
            <text:p>0.9045462</text:p>
          </table:table-cell>
          <table:table-cell office:value-type="float" office:value="137.2289" calcext:value-type="float">
            <text:p>137.2289</text:p>
          </table:table-cell>
          <table:table-cell office:value-type="float" office:value="5" calcext:value-type="float">
            <text:p>5</text:p>
          </table:table-cell>
          <table:table-cell office:value-type="float" office:value="-2.588747" calcext:value-type="float">
            <text:p>-2.588747</text:p>
          </table:table-cell>
          <table:table-cell office:value-type="float" office:value="14.79263" calcext:value-type="float">
            <text:p>14.79263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552" calcext:value-type="float">
            <text:p>1188.552</text:p>
          </table:table-cell>
          <table:table-cell office:value-type="float" office:value="1.516683" calcext:value-type="float">
            <text:p>1.516683</text:p>
          </table:table-cell>
          <table:table-cell office:value-type="float" office:value="0" calcext:value-type="float">
            <text:p>0</text:p>
          </table:table-cell>
          <table:table-cell office:value-type="float" office:value="0.01859624" calcext:value-type="float">
            <text:p>0.01859624</text:p>
          </table:table-cell>
          <table:table-cell office:value-type="float" office:value="0.09641695" calcext:value-type="float">
            <text:p>0.09641695</text:p>
          </table:table-cell>
          <table:table-cell office:value-type="float" office:value="0.151014" calcext:value-type="float">
            <text:p>0.151014</text:p>
          </table:table-cell>
          <table:table-cell office:value-type="float" office:value="0.05507784" calcext:value-type="float">
            <text:p>0.05507784</text:p>
          </table:table-cell>
          <table:table-cell office:value-type="float" office:value="0.04291205" calcext:value-type="float">
            <text:p>0.04291205</text:p>
          </table:table-cell>
          <table:table-cell office:value-type="float" office:value="0.02875264" calcext:value-type="float">
            <text:p>0.02875264</text:p>
          </table:table-cell>
          <table:table-cell office:value-type="float" office:value="0.02653048" calcext:value-type="float">
            <text:p>0.02653048</text:p>
          </table:table-cell>
          <table:table-cell office:value-type="float" office:value="0.05831353" calcext:value-type="float">
            <text:p>0.05831353</text:p>
          </table:table-cell>
          <table:table-cell office:value-type="float" office:value="0.1006164" calcext:value-type="float">
            <text:p>0.1006164</text:p>
          </table:table-cell>
          <table:table-cell office:value-type="float" office:value="0.09806264" calcext:value-type="float">
            <text:p>0.09806264</text:p>
          </table:table-cell>
          <table:table-cell office:value-type="float" office:value="0.09823501" calcext:value-type="float">
            <text:p>0.09823501</text:p>
          </table:table-cell>
          <table:table-cell office:value-type="float" office:value="0.09790978" calcext:value-type="float">
            <text:p>0.09790978</text:p>
          </table:table-cell>
          <table:table-cell office:value-type="float" office:value="0.100761" calcext:value-type="float">
            <text:p>0.100761</text:p>
          </table:table-cell>
          <table:table-cell office:value-type="float" office:value="0.1036101" calcext:value-type="float">
            <text:p>0.1036101</text:p>
          </table:table-cell>
          <table:table-cell office:value-type="float" office:value="0" calcext:value-type="float">
            <text:p>0</text:p>
          </table:table-cell>
          <table:table-cell office:value-type="float" office:value="9.15824" calcext:value-type="float">
            <text:p>9.15824</text:p>
          </table:table-cell>
          <table:table-cell office:value-type="float" office:value="10.1754" calcext:value-type="float">
            <text:p>10.1754</text:p>
          </table:table-cell>
          <table:table-cell office:value-type="float" office:value="19.7846" calcext:value-type="float">
            <text:p>19.7846</text:p>
          </table:table-cell>
          <table:table-cell office:value-type="float" office:value="4.11799" calcext:value-type="float">
            <text:p>4.11799</text:p>
          </table:table-cell>
          <table:table-cell office:value-type="float" office:value="3.184744" calcext:value-type="float">
            <text:p>3.184744</text:p>
          </table:table-cell>
          <table:table-cell office:value-type="float" office:value="1.519492" calcext:value-type="float">
            <text:p>1.519492</text:p>
          </table:table-cell>
          <table:table-cell office:value-type="float" office:value="1.150881" calcext:value-type="float">
            <text:p>1.150881</text:p>
          </table:table-cell>
          <table:table-cell office:value-type="float" office:value="2.338461" calcext:value-type="float">
            <text:p>2.338461</text:p>
          </table:table-cell>
          <table:table-cell office:value-type="float" office:value="3.478641" calcext:value-type="float">
            <text:p>3.478641</text:p>
          </table:table-cell>
          <table:table-cell office:value-type="float" office:value="3.445722" calcext:value-type="float">
            <text:p>3.445722</text:p>
          </table:table-cell>
          <table:table-cell office:value-type="float" office:value="3.606555" calcext:value-type="float">
            <text:p>3.606555</text:p>
          </table:table-cell>
          <table:table-cell office:value-type="float" office:value="3.616972" calcext:value-type="float">
            <text:p>3.616972</text:p>
          </table:table-cell>
          <table:table-cell office:value-type="float" office:value="3.916954" calcext:value-type="float">
            <text:p>3.916954</text:p>
          </table:table-cell>
          <table:table-cell office:value-type="float" office:value="4.192097" calcext:value-type="float">
            <text:p>4.192097</text:p>
          </table:table-cell>
          <table:table-cell office:value-type="float" office:value="0" calcext:value-type="float">
            <text:p>0</text:p>
          </table:table-cell>
          <table:table-cell office:value-type="float" office:value="0.0118961" calcext:value-type="float">
            <text:p>0.0118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3466" calcext:value-type="float">
            <text:p>4.26346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0.9048186" calcext:value-type="float">
            <text:p>0.9048186</text:p>
          </table:table-cell>
          <table:table-cell office:value-type="float" office:value="137.2242" calcext:value-type="float">
            <text:p>137.2242</text:p>
          </table:table-cell>
          <table:table-cell office:value-type="float" office:value="5" calcext:value-type="float">
            <text:p>5</text:p>
          </table:table-cell>
          <table:table-cell office:value-type="float" office:value="-2.587977" calcext:value-type="float">
            <text:p>-2.587977</text:p>
          </table:table-cell>
          <table:table-cell office:value-type="float" office:value="14.83005" calcext:value-type="float">
            <text:p>14.83005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521" calcext:value-type="float">
            <text:p>1188.521</text:p>
          </table:table-cell>
          <table:table-cell office:value-type="float" office:value="1.515903" calcext:value-type="float">
            <text:p>1.515903</text:p>
          </table:table-cell>
          <table:table-cell office:value-type="float" office:value="0" calcext:value-type="float">
            <text:p>0</text:p>
          </table:table-cell>
          <table:table-cell office:value-type="float" office:value="0.02050194" calcext:value-type="float">
            <text:p>0.02050194</text:p>
          </table:table-cell>
          <table:table-cell office:value-type="float" office:value="0.09335314" calcext:value-type="float">
            <text:p>0.09335314</text:p>
          </table:table-cell>
          <table:table-cell office:value-type="float" office:value="0.1497976" calcext:value-type="float">
            <text:p>0.1497976</text:p>
          </table:table-cell>
          <table:table-cell office:value-type="float" office:value="0.05248757" calcext:value-type="float">
            <text:p>0.05248757</text:p>
          </table:table-cell>
          <table:table-cell office:value-type="float" office:value="0.04041146" calcext:value-type="float">
            <text:p>0.04041146</text:p>
          </table:table-cell>
          <table:table-cell office:value-type="float" office:value="0.02784651" calcext:value-type="float">
            <text:p>0.02784651</text:p>
          </table:table-cell>
          <table:table-cell office:value-type="float" office:value="0.02630116" calcext:value-type="float">
            <text:p>0.02630116</text:p>
          </table:table-cell>
          <table:table-cell office:value-type="float" office:value="0.05817279" calcext:value-type="float">
            <text:p>0.05817279</text:p>
          </table:table-cell>
          <table:table-cell office:value-type="float" office:value="0.1006298" calcext:value-type="float">
            <text:p>0.1006298</text:p>
          </table:table-cell>
          <table:table-cell office:value-type="float" office:value="0.09814326" calcext:value-type="float">
            <text:p>0.09814326</text:p>
          </table:table-cell>
          <table:table-cell office:value-type="float" office:value="0.09834246" calcext:value-type="float">
            <text:p>0.09834246</text:p>
          </table:table-cell>
          <table:table-cell office:value-type="float" office:value="0.09802243" calcext:value-type="float">
            <text:p>0.09802243</text:p>
          </table:table-cell>
          <table:table-cell office:value-type="float" office:value="0.1008792" calcext:value-type="float">
            <text:p>0.1008792</text:p>
          </table:table-cell>
          <table:table-cell office:value-type="float" office:value="0.1037355" calcext:value-type="float">
            <text:p>0.1037355</text:p>
          </table:table-cell>
          <table:table-cell office:value-type="float" office:value="0" calcext:value-type="float">
            <text:p>0</text:p>
          </table:table-cell>
          <table:table-cell office:value-type="float" office:value="9.133275" calcext:value-type="float">
            <text:p>9.133275</text:p>
          </table:table-cell>
          <table:table-cell office:value-type="float" office:value="10.17735" calcext:value-type="float">
            <text:p>10.17735</text:p>
          </table:table-cell>
          <table:table-cell office:value-type="float" office:value="19.77198" calcext:value-type="float">
            <text:p>19.77198</text:p>
          </table:table-cell>
          <table:table-cell office:value-type="float" office:value="4.123543" calcext:value-type="float">
            <text:p>4.123543</text:p>
          </table:table-cell>
          <table:table-cell office:value-type="float" office:value="3.188906" calcext:value-type="float">
            <text:p>3.188906</text:p>
          </table:table-cell>
          <table:table-cell office:value-type="float" office:value="1.522209" calcext:value-type="float">
            <text:p>1.522209</text:p>
          </table:table-cell>
          <table:table-cell office:value-type="float" office:value="1.153899" calcext:value-type="float">
            <text:p>1.153899</text:p>
          </table:table-cell>
          <table:table-cell office:value-type="float" office:value="2.345515" calcext:value-type="float">
            <text:p>2.345515</text:p>
          </table:table-cell>
          <table:table-cell office:value-type="float" office:value="3.488927" calcext:value-type="float">
            <text:p>3.488927</text:p>
          </table:table-cell>
          <table:table-cell office:value-type="float" office:value="3.456049" calcext:value-type="float">
            <text:p>3.456049</text:p>
          </table:table-cell>
          <table:table-cell office:value-type="float" office:value="3.617386" calcext:value-type="float">
            <text:p>3.617386</text:p>
          </table:table-cell>
          <table:table-cell office:value-type="float" office:value="3.627855" calcext:value-type="float">
            <text:p>3.627855</text:p>
          </table:table-cell>
          <table:table-cell office:value-type="float" office:value="3.928079" calcext:value-type="float">
            <text:p>3.928079</text:p>
          </table:table-cell>
          <table:table-cell office:value-type="float" office:value="4.203916" calcext:value-type="float">
            <text:p>4.203916</text:p>
          </table:table-cell>
          <table:table-cell office:value-type="float" office:value="0" calcext:value-type="float">
            <text:p>0</text:p>
          </table:table-cell>
          <table:table-cell office:value-type="float" office:value="0.01150228" calcext:value-type="float">
            <text:p>0.0115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7611" calcext:value-type="float">
            <text:p>4.2676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0.9051865" calcext:value-type="float">
            <text:p>0.9051865</text:p>
          </table:table-cell>
          <table:table-cell office:value-type="float" office:value="137.2199" calcext:value-type="float">
            <text:p>137.2199</text:p>
          </table:table-cell>
          <table:table-cell office:value-type="float" office:value="5" calcext:value-type="float">
            <text:p>5</text:p>
          </table:table-cell>
          <table:table-cell office:value-type="float" office:value="-2.587217" calcext:value-type="float">
            <text:p>-2.587217</text:p>
          </table:table-cell>
          <table:table-cell office:value-type="float" office:value="14.86722" calcext:value-type="float">
            <text:p>14.86722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488" calcext:value-type="float">
            <text:p>1188.488</text:p>
          </table:table-cell>
          <table:table-cell office:value-type="float" office:value="1.515065" calcext:value-type="float">
            <text:p>1.515065</text:p>
          </table:table-cell>
          <table:table-cell office:value-type="float" office:value="0" calcext:value-type="float">
            <text:p>0</text:p>
          </table:table-cell>
          <table:table-cell office:value-type="float" office:value="0.0190133" calcext:value-type="float">
            <text:p>0.0190133</text:p>
          </table:table-cell>
          <table:table-cell office:value-type="float" office:value="0.09135517" calcext:value-type="float">
            <text:p>0.09135517</text:p>
          </table:table-cell>
          <table:table-cell office:value-type="float" office:value="0.147633" calcext:value-type="float">
            <text:p>0.147633</text:p>
          </table:table-cell>
          <table:table-cell office:value-type="float" office:value="0.05031594" calcext:value-type="float">
            <text:p>0.05031594</text:p>
          </table:table-cell>
          <table:table-cell office:value-type="float" office:value="0.03720252" calcext:value-type="float">
            <text:p>0.03720252</text:p>
          </table:table-cell>
          <table:table-cell office:value-type="float" office:value="0.02652392" calcext:value-type="float">
            <text:p>0.02652392</text:p>
          </table:table-cell>
          <table:table-cell office:value-type="float" office:value="0.02587735" calcext:value-type="float">
            <text:p>0.02587735</text:p>
          </table:table-cell>
          <table:table-cell office:value-type="float" office:value="0.057948" calcext:value-type="float">
            <text:p>0.057948</text:p>
          </table:table-cell>
          <table:table-cell office:value-type="float" office:value="0.1006265" calcext:value-type="float">
            <text:p>0.1006265</text:p>
          </table:table-cell>
          <table:table-cell office:value-type="float" office:value="0.09822092" calcext:value-type="float">
            <text:p>0.09822092</text:p>
          </table:table-cell>
          <table:table-cell office:value-type="float" office:value="0.09844932" calcext:value-type="float">
            <text:p>0.09844932</text:p>
          </table:table-cell>
          <table:table-cell office:value-type="float" office:value="0.09813493" calcext:value-type="float">
            <text:p>0.09813493</text:p>
          </table:table-cell>
          <table:table-cell office:value-type="float" office:value="0.1009973" calcext:value-type="float">
            <text:p>0.1009973</text:p>
          </table:table-cell>
          <table:table-cell office:value-type="float" office:value="0.1038609" calcext:value-type="float">
            <text:p>0.1038609</text:p>
          </table:table-cell>
          <table:table-cell office:value-type="float" office:value="0" calcext:value-type="float">
            <text:p>0</text:p>
          </table:table-cell>
          <table:table-cell office:value-type="float" office:value="9.110252" calcext:value-type="float">
            <text:p>9.110252</text:p>
          </table:table-cell>
          <table:table-cell office:value-type="float" office:value="10.17746" calcext:value-type="float">
            <text:p>10.17746</text:p>
          </table:table-cell>
          <table:table-cell office:value-type="float" office:value="19.75895" calcext:value-type="float">
            <text:p>19.75895</text:p>
          </table:table-cell>
          <table:table-cell office:value-type="float" office:value="4.128456" calcext:value-type="float">
            <text:p>4.128456</text:p>
          </table:table-cell>
          <table:table-cell office:value-type="float" office:value="3.19224" calcext:value-type="float">
            <text:p>3.19224</text:p>
          </table:table-cell>
          <table:table-cell office:value-type="float" office:value="1.524717" calcext:value-type="float">
            <text:p>1.524717</text:p>
          </table:table-cell>
          <table:table-cell office:value-type="float" office:value="1.15683" calcext:value-type="float">
            <text:p>1.15683</text:p>
          </table:table-cell>
          <table:table-cell office:value-type="float" office:value="2.352503" calcext:value-type="float">
            <text:p>2.352503</text:p>
          </table:table-cell>
          <table:table-cell office:value-type="float" office:value="3.499185" calcext:value-type="float">
            <text:p>3.499185</text:p>
          </table:table-cell>
          <table:table-cell office:value-type="float" office:value="3.466375" calcext:value-type="float">
            <text:p>3.466375</text:p>
          </table:table-cell>
          <table:table-cell office:value-type="float" office:value="3.62819" calcext:value-type="float">
            <text:p>3.62819</text:p>
          </table:table-cell>
          <table:table-cell office:value-type="float" office:value="3.638708" calcext:value-type="float">
            <text:p>3.638708</text:p>
          </table:table-cell>
          <table:table-cell office:value-type="float" office:value="3.939188" calcext:value-type="float">
            <text:p>3.939188</text:p>
          </table:table-cell>
          <table:table-cell office:value-type="float" office:value="4.215721" calcext:value-type="float">
            <text:p>4.215721</text:p>
          </table:table-cell>
          <table:table-cell office:value-type="float" office:value="0" calcext:value-type="float">
            <text:p>0</text:p>
          </table:table-cell>
          <table:table-cell office:value-type="float" office:value="0.01083269" calcext:value-type="float">
            <text:p>0.01083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1383" calcext:value-type="float">
            <text:p>4.2713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0.9054472" calcext:value-type="float">
            <text:p>0.9054472</text:p>
          </table:table-cell>
          <table:table-cell office:value-type="float" office:value="137.2155" calcext:value-type="float">
            <text:p>137.2155</text:p>
          </table:table-cell>
          <table:table-cell office:value-type="float" office:value="5" calcext:value-type="float">
            <text:p>5</text:p>
          </table:table-cell>
          <table:table-cell office:value-type="float" office:value="-2.586457" calcext:value-type="float">
            <text:p>-2.586457</text:p>
          </table:table-cell>
          <table:table-cell office:value-type="float" office:value="14.90437" calcext:value-type="float">
            <text:p>14.90437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456" calcext:value-type="float">
            <text:p>1188.456</text:p>
          </table:table-cell>
          <table:table-cell office:value-type="float" office:value="1.514515" calcext:value-type="float">
            <text:p>1.514515</text:p>
          </table:table-cell>
          <table:table-cell office:value-type="float" office:value="0" calcext:value-type="float">
            <text:p>0</text:p>
          </table:table-cell>
          <table:table-cell office:value-type="float" office:value="0.01530739" calcext:value-type="float">
            <text:p>0.01530739</text:p>
          </table:table-cell>
          <table:table-cell office:value-type="float" office:value="0.09895192" calcext:value-type="float">
            <text:p>0.09895192</text:p>
          </table:table-cell>
          <table:table-cell office:value-type="float" office:value="0.1515723" calcext:value-type="float">
            <text:p>0.1515723</text:p>
          </table:table-cell>
          <table:table-cell office:value-type="float" office:value="0.05041862" calcext:value-type="float">
            <text:p>0.05041862</text:p>
          </table:table-cell>
          <table:table-cell office:value-type="float" office:value="0.03599882" calcext:value-type="float">
            <text:p>0.03599882</text:p>
          </table:table-cell>
          <table:table-cell office:value-type="float" office:value="0.02613379" calcext:value-type="float">
            <text:p>0.02613379</text:p>
          </table:table-cell>
          <table:table-cell office:value-type="float" office:value="0.02567892" calcext:value-type="float">
            <text:p>0.02567892</text:p>
          </table:table-cell>
          <table:table-cell office:value-type="float" office:value="0.05772615" calcext:value-type="float">
            <text:p>0.05772615</text:p>
          </table:table-cell>
          <table:table-cell office:value-type="float" office:value="0.1006018" calcext:value-type="float">
            <text:p>0.1006018</text:p>
          </table:table-cell>
          <table:table-cell office:value-type="float" office:value="0.09829415" calcext:value-type="float">
            <text:p>0.09829415</text:p>
          </table:table-cell>
          <table:table-cell office:value-type="float" office:value="0.09855651" calcext:value-type="float">
            <text:p>0.09855651</text:p>
          </table:table-cell>
          <table:table-cell office:value-type="float" office:value="0.09824732" calcext:value-type="float">
            <text:p>0.09824732</text:p>
          </table:table-cell>
          <table:table-cell office:value-type="float" office:value="0.1011153" calcext:value-type="float">
            <text:p>0.1011153</text:p>
          </table:table-cell>
          <table:table-cell office:value-type="float" office:value="0.1039862" calcext:value-type="float">
            <text:p>0.1039862</text:p>
          </table:table-cell>
          <table:table-cell office:value-type="float" office:value="0" calcext:value-type="float">
            <text:p>0</text:p>
          </table:table-cell>
          <table:table-cell office:value-type="float" office:value="9.088102" calcext:value-type="float">
            <text:p>9.088102</text:p>
          </table:table-cell>
          <table:table-cell office:value-type="float" office:value="10.1785" calcext:value-type="float">
            <text:p>10.1785</text:p>
          </table:table-cell>
          <table:table-cell office:value-type="float" office:value="19.74688" calcext:value-type="float">
            <text:p>19.74688</text:p>
          </table:table-cell>
          <table:table-cell office:value-type="float" office:value="4.133484" calcext:value-type="float">
            <text:p>4.133484</text:p>
          </table:table-cell>
          <table:table-cell office:value-type="float" office:value="3.195064" calcext:value-type="float">
            <text:p>3.195064</text:p>
          </table:table-cell>
          <table:table-cell office:value-type="float" office:value="1.52707" calcext:value-type="float">
            <text:p>1.52707</text:p>
          </table:table-cell>
          <table:table-cell office:value-type="float" office:value="1.15968" calcext:value-type="float">
            <text:p>1.15968</text:p>
          </table:table-cell>
          <table:table-cell office:value-type="float" office:value="2.359411" calcext:value-type="float">
            <text:p>2.359411</text:p>
          </table:table-cell>
          <table:table-cell office:value-type="float" office:value="3.509413" calcext:value-type="float">
            <text:p>3.509413</text:p>
          </table:table-cell>
          <table:table-cell office:value-type="float" office:value="3.47667" calcext:value-type="float">
            <text:p>3.47667</text:p>
          </table:table-cell>
          <table:table-cell office:value-type="float" office:value="3.638994" calcext:value-type="float">
            <text:p>3.638994</text:p>
          </table:table-cell>
          <table:table-cell office:value-type="float" office:value="3.649562" calcext:value-type="float">
            <text:p>3.649562</text:p>
          </table:table-cell>
          <table:table-cell office:value-type="float" office:value="3.950275" calcext:value-type="float">
            <text:p>3.950275</text:p>
          </table:table-cell>
          <table:table-cell office:value-type="float" office:value="4.227526" calcext:value-type="float">
            <text:p>4.227526</text:p>
          </table:table-cell>
          <table:table-cell office:value-type="float" office:value="0" calcext:value-type="float">
            <text:p>0</text:p>
          </table:table-cell>
          <table:table-cell office:value-type="float" office:value="0.009602231" calcext:value-type="float">
            <text:p>0.009602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5189" calcext:value-type="float">
            <text:p>4.275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0.905579" calcext:value-type="float">
            <text:p>0.905579</text:p>
          </table:table-cell>
          <table:table-cell office:value-type="float" office:value="137.2109" calcext:value-type="float">
            <text:p>137.2109</text:p>
          </table:table-cell>
          <table:table-cell office:value-type="float" office:value="5" calcext:value-type="float">
            <text:p>5</text:p>
          </table:table-cell>
          <table:table-cell office:value-type="float" office:value="-2.585736" calcext:value-type="float">
            <text:p>-2.585736</text:p>
          </table:table-cell>
          <table:table-cell office:value-type="float" office:value="14.94173" calcext:value-type="float">
            <text:p>14.94173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424" calcext:value-type="float">
            <text:p>1188.424</text:p>
          </table:table-cell>
          <table:table-cell office:value-type="float" office:value="1.514024" calcext:value-type="float">
            <text:p>1.514024</text:p>
          </table:table-cell>
          <table:table-cell office:value-type="float" office:value="0" calcext:value-type="float">
            <text:p>0</text:p>
          </table:table-cell>
          <table:table-cell office:value-type="float" office:value="0.01559952" calcext:value-type="float">
            <text:p>0.01559952</text:p>
          </table:table-cell>
          <table:table-cell office:value-type="float" office:value="0.1024824" calcext:value-type="float">
            <text:p>0.1024824</text:p>
          </table:table-cell>
          <table:table-cell office:value-type="float" office:value="0.1562345" calcext:value-type="float">
            <text:p>0.1562345</text:p>
          </table:table-cell>
          <table:table-cell office:value-type="float" office:value="0.0480257" calcext:value-type="float">
            <text:p>0.0480257</text:p>
          </table:table-cell>
          <table:table-cell office:value-type="float" office:value="0.03479482" calcext:value-type="float">
            <text:p>0.03479482</text:p>
          </table:table-cell>
          <table:table-cell office:value-type="float" office:value="0.02666007" calcext:value-type="float">
            <text:p>0.02666007</text:p>
          </table:table-cell>
          <table:table-cell office:value-type="float" office:value="0.02589966" calcext:value-type="float">
            <text:p>0.02589966</text:p>
          </table:table-cell>
          <table:table-cell office:value-type="float" office:value="0.05769631" calcext:value-type="float">
            <text:p>0.05769631</text:p>
          </table:table-cell>
          <table:table-cell office:value-type="float" office:value="0.1005886" calcext:value-type="float">
            <text:p>0.1005886</text:p>
          </table:table-cell>
          <table:table-cell office:value-type="float" office:value="0.09836308" calcext:value-type="float">
            <text:p>0.09836308</text:p>
          </table:table-cell>
          <table:table-cell office:value-type="float" office:value="0.09866195" calcext:value-type="float">
            <text:p>0.09866195</text:p>
          </table:table-cell>
          <table:table-cell office:value-type="float" office:value="0.09835915" calcext:value-type="float">
            <text:p>0.09835915</text:p>
          </table:table-cell>
          <table:table-cell office:value-type="float" office:value="0.1012328" calcext:value-type="float">
            <text:p>0.1012328</text:p>
          </table:table-cell>
          <table:table-cell office:value-type="float" office:value="0.1041112" calcext:value-type="float">
            <text:p>0.1041112</text:p>
          </table:table-cell>
          <table:table-cell office:value-type="float" office:value="0" calcext:value-type="float">
            <text:p>0</text:p>
          </table:table-cell>
          <table:table-cell office:value-type="float" office:value="9.067418" calcext:value-type="float">
            <text:p>9.067418</text:p>
          </table:table-cell>
          <table:table-cell office:value-type="float" office:value="10.18276" calcext:value-type="float">
            <text:p>10.18276</text:p>
          </table:table-cell>
          <table:table-cell office:value-type="float" office:value="19.73789" calcext:value-type="float">
            <text:p>19.73789</text:p>
          </table:table-cell>
          <table:table-cell office:value-type="float" office:value="4.138425" calcext:value-type="float">
            <text:p>4.138425</text:p>
          </table:table-cell>
          <table:table-cell office:value-type="float" office:value="3.197846" calcext:value-type="float">
            <text:p>3.197846</text:p>
          </table:table-cell>
          <table:table-cell office:value-type="float" office:value="1.5295" calcext:value-type="float">
            <text:p>1.5295</text:p>
          </table:table-cell>
          <table:table-cell office:value-type="float" office:value="1.162528" calcext:value-type="float">
            <text:p>1.162528</text:p>
          </table:table-cell>
          <table:table-cell office:value-type="float" office:value="2.366265" calcext:value-type="float">
            <text:p>2.366265</text:p>
          </table:table-cell>
          <table:table-cell office:value-type="float" office:value="3.519609" calcext:value-type="float">
            <text:p>3.519609</text:p>
          </table:table-cell>
          <table:table-cell office:value-type="float" office:value="3.486958" calcext:value-type="float">
            <text:p>3.486958</text:p>
          </table:table-cell>
          <table:table-cell office:value-type="float" office:value="3.649772" calcext:value-type="float">
            <text:p>3.649772</text:p>
          </table:table-cell>
          <table:table-cell office:value-type="float" office:value="3.6604" calcext:value-type="float">
            <text:p>3.6604</text:p>
          </table:table-cell>
          <table:table-cell office:value-type="float" office:value="3.961343" calcext:value-type="float">
            <text:p>3.961343</text:p>
          </table:table-cell>
          <table:table-cell office:value-type="float" office:value="4.239292" calcext:value-type="float">
            <text:p>4.239292</text:p>
          </table:table-cell>
          <table:table-cell office:value-type="float" office:value="0" calcext:value-type="float">
            <text:p>0</text:p>
          </table:table-cell>
          <table:table-cell office:value-type="float" office:value="0.007336414" calcext:value-type="float">
            <text:p>0.007336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9169" calcext:value-type="float">
            <text:p>4.27916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0.9057681" calcext:value-type="float">
            <text:p>0.9057681</text:p>
          </table:table-cell>
          <table:table-cell office:value-type="float" office:value="137.2067" calcext:value-type="float">
            <text:p>137.2067</text:p>
          </table:table-cell>
          <table:table-cell office:value-type="float" office:value="5" calcext:value-type="float">
            <text:p>5</text:p>
          </table:table-cell>
          <table:table-cell office:value-type="float" office:value="-2.585012" calcext:value-type="float">
            <text:p>-2.585012</text:p>
          </table:table-cell>
          <table:table-cell office:value-type="float" office:value="14.97899" calcext:value-type="float">
            <text:p>14.97899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392" calcext:value-type="float">
            <text:p>1188.392</text:p>
          </table:table-cell>
          <table:table-cell office:value-type="float" office:value="1.513247" calcext:value-type="float">
            <text:p>1.513247</text:p>
          </table:table-cell>
          <table:table-cell office:value-type="float" office:value="0" calcext:value-type="float">
            <text:p>0</text:p>
          </table:table-cell>
          <table:table-cell office:value-type="float" office:value="0.01586709" calcext:value-type="float">
            <text:p>0.01586709</text:p>
          </table:table-cell>
          <table:table-cell office:value-type="float" office:value="0.1027602" calcext:value-type="float">
            <text:p>0.1027602</text:p>
          </table:table-cell>
          <table:table-cell office:value-type="float" office:value="0.156248" calcext:value-type="float">
            <text:p>0.156248</text:p>
          </table:table-cell>
          <table:table-cell office:value-type="float" office:value="0.04461184" calcext:value-type="float">
            <text:p>0.04461184</text:p>
          </table:table-cell>
          <table:table-cell office:value-type="float" office:value="0.033144" calcext:value-type="float">
            <text:p>0.033144</text:p>
          </table:table-cell>
          <table:table-cell office:value-type="float" office:value="0.02615403" calcext:value-type="float">
            <text:p>0.02615403</text:p>
          </table:table-cell>
          <table:table-cell office:value-type="float" office:value="0.02583665" calcext:value-type="float">
            <text:p>0.02583665</text:p>
          </table:table-cell>
          <table:table-cell office:value-type="float" office:value="0.0577048" calcext:value-type="float">
            <text:p>0.0577048</text:p>
          </table:table-cell>
          <table:table-cell office:value-type="float" office:value="0.1006108" calcext:value-type="float">
            <text:p>0.1006108</text:p>
          </table:table-cell>
          <table:table-cell office:value-type="float" office:value="0.09843307" calcext:value-type="float">
            <text:p>0.09843307</text:p>
          </table:table-cell>
          <table:table-cell office:value-type="float" office:value="0.09876708" calcext:value-type="float">
            <text:p>0.09876708</text:p>
          </table:table-cell>
          <table:table-cell office:value-type="float" office:value="0.0984713" calcext:value-type="float">
            <text:p>0.0984713</text:p>
          </table:table-cell>
          <table:table-cell office:value-type="float" office:value="0.1013501" calcext:value-type="float">
            <text:p>0.1013501</text:p>
          </table:table-cell>
          <table:table-cell office:value-type="float" office:value="0.104236" calcext:value-type="float">
            <text:p>0.104236</text:p>
          </table:table-cell>
          <table:table-cell office:value-type="float" office:value="0" calcext:value-type="float">
            <text:p>0</text:p>
          </table:table-cell>
          <table:table-cell office:value-type="float" office:value="9.04909" calcext:value-type="float">
            <text:p>9.04909</text:p>
          </table:table-cell>
          <table:table-cell office:value-type="float" office:value="10.18646" calcext:value-type="float">
            <text:p>10.18646</text:p>
          </table:table-cell>
          <table:table-cell office:value-type="float" office:value="19.72954" calcext:value-type="float">
            <text:p>19.72954</text:p>
          </table:table-cell>
          <table:table-cell office:value-type="float" office:value="4.142072" calcext:value-type="float">
            <text:p>4.142072</text:p>
          </table:table-cell>
          <table:table-cell office:value-type="float" office:value="3.200048" calcext:value-type="float">
            <text:p>3.200048</text:p>
          </table:table-cell>
          <table:table-cell office:value-type="float" office:value="1.531957" calcext:value-type="float">
            <text:p>1.531957</text:p>
          </table:table-cell>
          <table:table-cell office:value-type="float" office:value="1.165382" calcext:value-type="float">
            <text:p>1.165382</text:p>
          </table:table-cell>
          <table:table-cell office:value-type="float" office:value="2.373097" calcext:value-type="float">
            <text:p>2.373097</text:p>
          </table:table-cell>
          <table:table-cell office:value-type="float" office:value="3.529776" calcext:value-type="float">
            <text:p>3.529776</text:p>
          </table:table-cell>
          <table:table-cell office:value-type="float" office:value="3.497225" calcext:value-type="float">
            <text:p>3.497225</text:p>
          </table:table-cell>
          <table:table-cell office:value-type="float" office:value="3.660547" calcext:value-type="float">
            <text:p>3.660547</text:p>
          </table:table-cell>
          <table:table-cell office:value-type="float" office:value="3.671215" calcext:value-type="float">
            <text:p>3.671215</text:p>
          </table:table-cell>
          <table:table-cell office:value-type="float" office:value="3.972391" calcext:value-type="float">
            <text:p>3.972391</text:p>
          </table:table-cell>
          <table:table-cell office:value-type="float" office:value="4.251059" calcext:value-type="float">
            <text:p>4.251059</text:p>
          </table:table-cell>
          <table:table-cell office:value-type="float" office:value="0" calcext:value-type="float">
            <text:p>0</text:p>
          </table:table-cell>
          <table:table-cell office:value-type="float" office:value="0.005642988" calcext:value-type="float">
            <text:p>0.00564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2953" calcext:value-type="float">
            <text:p>4.28295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0.9058376" calcext:value-type="float">
            <text:p>0.9058376</text:p>
          </table:table-cell>
          <table:table-cell office:value-type="float" office:value="137.2024" calcext:value-type="float">
            <text:p>137.2024</text:p>
          </table:table-cell>
          <table:table-cell office:value-type="float" office:value="5" calcext:value-type="float">
            <text:p>5</text:p>
          </table:table-cell>
          <table:table-cell office:value-type="float" office:value="-2.584316" calcext:value-type="float">
            <text:p>-2.584316</text:p>
          </table:table-cell>
          <table:table-cell office:value-type="float" office:value="15.01623" calcext:value-type="float">
            <text:p>15.01623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36" calcext:value-type="float">
            <text:p>1188.36</text:p>
          </table:table-cell>
          <table:table-cell office:value-type="float" office:value="1.512262" calcext:value-type="float">
            <text:p>1.512262</text:p>
          </table:table-cell>
          <table:table-cell office:value-type="float" office:value="0" calcext:value-type="float">
            <text:p>0</text:p>
          </table:table-cell>
          <table:table-cell office:value-type="float" office:value="0.01749211" calcext:value-type="float">
            <text:p>0.01749211</text:p>
          </table:table-cell>
          <table:table-cell office:value-type="float" office:value="0.1064416" calcext:value-type="float">
            <text:p>0.1064416</text:p>
          </table:table-cell>
          <table:table-cell office:value-type="float" office:value="0.1585056" calcext:value-type="float">
            <text:p>0.1585056</text:p>
          </table:table-cell>
          <table:table-cell office:value-type="float" office:value="0.04426255" calcext:value-type="float">
            <text:p>0.04426255</text:p>
          </table:table-cell>
          <table:table-cell office:value-type="float" office:value="0.03332919" calcext:value-type="float">
            <text:p>0.03332919</text:p>
          </table:table-cell>
          <table:table-cell office:value-type="float" office:value="0.0259948" calcext:value-type="float">
            <text:p>0.0259948</text:p>
          </table:table-cell>
          <table:table-cell office:value-type="float" office:value="0.02582815" calcext:value-type="float">
            <text:p>0.02582815</text:p>
          </table:table-cell>
          <table:table-cell office:value-type="float" office:value="0.05768708" calcext:value-type="float">
            <text:p>0.05768708</text:p>
          </table:table-cell>
          <table:table-cell office:value-type="float" office:value="0.1006454" calcext:value-type="float">
            <text:p>0.1006454</text:p>
          </table:table-cell>
          <table:table-cell office:value-type="float" office:value="0.09850606" calcext:value-type="float">
            <text:p>0.09850606</text:p>
          </table:table-cell>
          <table:table-cell office:value-type="float" office:value="0.09887224" calcext:value-type="float">
            <text:p>0.09887224</text:p>
          </table:table-cell>
          <table:table-cell office:value-type="float" office:value="0.09858353" calcext:value-type="float">
            <text:p>0.09858353</text:p>
          </table:table-cell>
          <table:table-cell office:value-type="float" office:value="0.1014675" calcext:value-type="float">
            <text:p>0.1014675</text:p>
          </table:table-cell>
          <table:table-cell office:value-type="float" office:value="0.1043608" calcext:value-type="float">
            <text:p>0.1043608</text:p>
          </table:table-cell>
          <table:table-cell office:value-type="float" office:value="0" calcext:value-type="float">
            <text:p>0</text:p>
          </table:table-cell>
          <table:table-cell office:value-type="float" office:value="9.033671" calcext:value-type="float">
            <text:p>9.033671</text:p>
          </table:table-cell>
          <table:table-cell office:value-type="float" office:value="10.19099" calcext:value-type="float">
            <text:p>10.19099</text:p>
          </table:table-cell>
          <table:table-cell office:value-type="float" office:value="19.7218" calcext:value-type="float">
            <text:p>19.7218</text:p>
          </table:table-cell>
          <table:table-cell office:value-type="float" office:value="4.145053" calcext:value-type="float">
            <text:p>4.145053</text:p>
          </table:table-cell>
          <table:table-cell office:value-type="float" office:value="3.202007" calcext:value-type="float">
            <text:p>3.202007</text:p>
          </table:table-cell>
          <table:table-cell office:value-type="float" office:value="1.534376" calcext:value-type="float">
            <text:p>1.534376</text:p>
          </table:table-cell>
          <table:table-cell office:value-type="float" office:value="1.168212" calcext:value-type="float">
            <text:p>1.168212</text:p>
          </table:table-cell>
          <table:table-cell office:value-type="float" office:value="2.379901" calcext:value-type="float">
            <text:p>2.379901</text:p>
          </table:table-cell>
          <table:table-cell office:value-type="float" office:value="3.539919" calcext:value-type="float">
            <text:p>3.539919</text:p>
          </table:table-cell>
          <table:table-cell office:value-type="float" office:value="3.507475" calcext:value-type="float">
            <text:p>3.507475</text:p>
          </table:table-cell>
          <table:table-cell office:value-type="float" office:value="3.6713" calcext:value-type="float">
            <text:p>3.6713</text:p>
          </table:table-cell>
          <table:table-cell office:value-type="float" office:value="3.682029" calcext:value-type="float">
            <text:p>3.682029</text:p>
          </table:table-cell>
          <table:table-cell office:value-type="float" office:value="3.983421" calcext:value-type="float">
            <text:p>3.983421</text:p>
          </table:table-cell>
          <table:table-cell office:value-type="float" office:value="4.262819" calcext:value-type="float">
            <text:p>4.262819</text:p>
          </table:table-cell>
          <table:table-cell office:value-type="float" office:value="0" calcext:value-type="float">
            <text:p>0</text:p>
          </table:table-cell>
          <table:table-cell office:value-type="float" office:value="0.002880243" calcext:value-type="float">
            <text:p>0.00288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6927" calcext:value-type="float">
            <text:p>4.2869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0.9056373" calcext:value-type="float">
            <text:p>0.9056373</text:p>
          </table:table-cell>
          <table:table-cell office:value-type="float" office:value="137.1978" calcext:value-type="float">
            <text:p>137.1978</text:p>
          </table:table-cell>
          <table:table-cell office:value-type="float" office:value="5" calcext:value-type="float">
            <text:p>5</text:p>
          </table:table-cell>
          <table:table-cell office:value-type="float" office:value="-2.583631" calcext:value-type="float">
            <text:p>-2.583631</text:p>
          </table:table-cell>
          <table:table-cell office:value-type="float" office:value="15.05366" calcext:value-type="float">
            <text:p>15.05366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09" calcext:value-type="float">
            <text:p>0.0005695209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09575" calcext:value-type="float">
            <text:p>0.003509575</text:p>
          </table:table-cell>
          <table:table-cell office:value-type="float" office:value="1188.328" calcext:value-type="float">
            <text:p>1188.328</text:p>
          </table:table-cell>
          <table:table-cell office:value-type="float" office:value="1.510811" calcext:value-type="float">
            <text:p>1.510811</text:p>
          </table:table-cell>
          <table:table-cell office:value-type="float" office:value="0" calcext:value-type="float">
            <text:p>0</text:p>
          </table:table-cell>
          <table:table-cell office:value-type="float" office:value="0.06631227" calcext:value-type="float">
            <text:p>0.06631227</text:p>
          </table:table-cell>
          <table:table-cell office:value-type="float" office:value="0.1115474" calcext:value-type="float">
            <text:p>0.1115474</text:p>
          </table:table-cell>
          <table:table-cell office:value-type="float" office:value="0.161981" calcext:value-type="float">
            <text:p>0.161981</text:p>
          </table:table-cell>
          <table:table-cell office:value-type="float" office:value="0.04578298" calcext:value-type="float">
            <text:p>0.04578298</text:p>
          </table:table-cell>
          <table:table-cell office:value-type="float" office:value="0.03456694" calcext:value-type="float">
            <text:p>0.03456694</text:p>
          </table:table-cell>
          <table:table-cell office:value-type="float" office:value="0.02628919" calcext:value-type="float">
            <text:p>0.02628919</text:p>
          </table:table-cell>
          <table:table-cell office:value-type="float" office:value="0.02601148" calcext:value-type="float">
            <text:p>0.02601148</text:p>
          </table:table-cell>
          <table:table-cell office:value-type="float" office:value="0.05773915" calcext:value-type="float">
            <text:p>0.05773915</text:p>
          </table:table-cell>
          <table:table-cell office:value-type="float" office:value="0.1006948" calcext:value-type="float">
            <text:p>0.1006948</text:p>
          </table:table-cell>
          <table:table-cell office:value-type="float" office:value="0.09858225" calcext:value-type="float">
            <text:p>0.09858225</text:p>
          </table:table-cell>
          <table:table-cell office:value-type="float" office:value="0.09897812" calcext:value-type="float">
            <text:p>0.09897812</text:p>
          </table:table-cell>
          <table:table-cell office:value-type="float" office:value="0.09869605" calcext:value-type="float">
            <text:p>0.09869605</text:p>
          </table:table-cell>
          <table:table-cell office:value-type="float" office:value="0.1015843" calcext:value-type="float">
            <text:p>0.1015843</text:p>
          </table:table-cell>
          <table:table-cell office:value-type="float" office:value="0.1044855" calcext:value-type="float">
            <text:p>0.1044855</text:p>
          </table:table-cell>
          <table:table-cell office:value-type="float" office:value="0" calcext:value-type="float">
            <text:p>0</text:p>
          </table:table-cell>
          <table:table-cell office:value-type="float" office:value="9.025293" calcext:value-type="float">
            <text:p>9.025293</text:p>
          </table:table-cell>
          <table:table-cell office:value-type="float" office:value="10.19744" calcext:value-type="float">
            <text:p>10.19744</text:p>
          </table:table-cell>
          <table:table-cell office:value-type="float" office:value="19.71541" calcext:value-type="float">
            <text:p>19.71541</text:p>
          </table:table-cell>
          <table:table-cell office:value-type="float" office:value="4.148303" calcext:value-type="float">
            <text:p>4.148303</text:p>
          </table:table-cell>
          <table:table-cell office:value-type="float" office:value="3.204242" calcext:value-type="float">
            <text:p>3.204242</text:p>
          </table:table-cell>
          <table:table-cell office:value-type="float" office:value="1.536852" calcext:value-type="float">
            <text:p>1.536852</text:p>
          </table:table-cell>
          <table:table-cell office:value-type="float" office:value="1.171047" calcext:value-type="float">
            <text:p>1.171047</text:p>
          </table:table-cell>
          <table:table-cell office:value-type="float" office:value="2.386686" calcext:value-type="float">
            <text:p>2.386686</text:p>
          </table:table-cell>
          <table:table-cell office:value-type="float" office:value="3.550041" calcext:value-type="float">
            <text:p>3.550041</text:p>
          </table:table-cell>
          <table:table-cell office:value-type="float" office:value="3.517716" calcext:value-type="float">
            <text:p>3.517716</text:p>
          </table:table-cell>
          <table:table-cell office:value-type="float" office:value="3.682047" calcext:value-type="float">
            <text:p>3.682047</text:p>
          </table:table-cell>
          <table:table-cell office:value-type="float" office:value="3.692819" calcext:value-type="float">
            <text:p>3.692819</text:p>
          </table:table-cell>
          <table:table-cell office:value-type="float" office:value="3.99443" calcext:value-type="float">
            <text:p>3.99443</text:p>
          </table:table-cell>
          <table:table-cell office:value-type="float" office:value="4.274547" calcext:value-type="float">
            <text:p>4.274547</text:p>
          </table:table-cell>
          <table:table-cell office:value-type="float" office:value="0" calcext:value-type="float">
            <text:p>0</text:p>
          </table:table-cell>
          <table:table-cell office:value-type="float" office:value="0.102399" calcext:value-type="float">
            <text:p>0.102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1233" calcext:value-type="float">
            <text:p>4.2912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0.9057825" calcext:value-type="float">
            <text:p>0.9057825</text:p>
          </table:table-cell>
          <table:table-cell office:value-type="float" office:value="137.1932" calcext:value-type="float">
            <text:p>137.1932</text:p>
          </table:table-cell>
          <table:table-cell office:value-type="float" office:value="5" calcext:value-type="float">
            <text:p>5</text:p>
          </table:table-cell>
          <table:table-cell office:value-type="float" office:value="-2.582963" calcext:value-type="float">
            <text:p>-2.582963</text:p>
          </table:table-cell>
          <table:table-cell office:value-type="float" office:value="15.09093" calcext:value-type="float">
            <text:p>15.09093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256" calcext:value-type="float">
            <text:p>0.003510256</text:p>
          </table:table-cell>
          <table:table-cell office:value-type="float" office:value="1188.296" calcext:value-type="float">
            <text:p>1188.296</text:p>
          </table:table-cell>
          <table:table-cell office:value-type="float" office:value="1.510467" calcext:value-type="float">
            <text:p>1.510467</text:p>
          </table:table-cell>
          <table:table-cell office:value-type="float" office:value="0" calcext:value-type="float">
            <text:p>0</text:p>
          </table:table-cell>
          <table:table-cell office:value-type="float" office:value="0.01216801" calcext:value-type="float">
            <text:p>0.01216801</text:p>
          </table:table-cell>
          <table:table-cell office:value-type="float" office:value="0.09699955" calcext:value-type="float">
            <text:p>0.09699955</text:p>
          </table:table-cell>
          <table:table-cell office:value-type="float" office:value="0.1529339" calcext:value-type="float">
            <text:p>0.1529339</text:p>
          </table:table-cell>
          <table:table-cell office:value-type="float" office:value="0.04884019" calcext:value-type="float">
            <text:p>0.04884019</text:p>
          </table:table-cell>
          <table:table-cell office:value-type="float" office:value="0.03527827" calcext:value-type="float">
            <text:p>0.03527827</text:p>
          </table:table-cell>
          <table:table-cell office:value-type="float" office:value="0.02634688" calcext:value-type="float">
            <text:p>0.02634688</text:p>
          </table:table-cell>
          <table:table-cell office:value-type="float" office:value="0.02557823" calcext:value-type="float">
            <text:p>0.02557823</text:p>
          </table:table-cell>
          <table:table-cell office:value-type="float" office:value="0.05783366" calcext:value-type="float">
            <text:p>0.05783366</text:p>
          </table:table-cell>
          <table:table-cell office:value-type="float" office:value="0.1007601" calcext:value-type="float">
            <text:p>0.1007601</text:p>
          </table:table-cell>
          <table:table-cell office:value-type="float" office:value="0.09865854" calcext:value-type="float">
            <text:p>0.09865854</text:p>
          </table:table-cell>
          <table:table-cell office:value-type="float" office:value="0.09908116" calcext:value-type="float">
            <text:p>0.09908116</text:p>
          </table:table-cell>
          <table:table-cell office:value-type="float" office:value="0.09880631" calcext:value-type="float">
            <text:p>0.09880631</text:p>
          </table:table-cell>
          <table:table-cell office:value-type="float" office:value="0.1017011" calcext:value-type="float">
            <text:p>0.1017011</text:p>
          </table:table-cell>
          <table:table-cell office:value-type="float" office:value="0.1046099" calcext:value-type="float">
            <text:p>0.1046099</text:p>
          </table:table-cell>
          <table:table-cell office:value-type="float" office:value="0" calcext:value-type="float">
            <text:p>0</text:p>
          </table:table-cell>
          <table:table-cell office:value-type="float" office:value="9.01163" calcext:value-type="float">
            <text:p>9.01163</text:p>
          </table:table-cell>
          <table:table-cell office:value-type="float" office:value="10.20204" calcext:value-type="float">
            <text:p>10.20204</text:p>
          </table:table-cell>
          <table:table-cell office:value-type="float" office:value="19.7086" calcext:value-type="float">
            <text:p>19.7086</text:p>
          </table:table-cell>
          <table:table-cell office:value-type="float" office:value="4.152097" calcext:value-type="float">
            <text:p>4.152097</text:p>
          </table:table-cell>
          <table:table-cell office:value-type="float" office:value="3.206837" calcext:value-type="float">
            <text:p>3.206837</text:p>
          </table:table-cell>
          <table:table-cell office:value-type="float" office:value="1.539415" calcext:value-type="float">
            <text:p>1.539415</text:p>
          </table:table-cell>
          <table:table-cell office:value-type="float" office:value="1.173879" calcext:value-type="float">
            <text:p>1.173879</text:p>
          </table:table-cell>
          <table:table-cell office:value-type="float" office:value="2.393469" calcext:value-type="float">
            <text:p>2.393469</text:p>
          </table:table-cell>
          <table:table-cell office:value-type="float" office:value="3.560142" calcext:value-type="float">
            <text:p>3.560142</text:p>
          </table:table-cell>
          <table:table-cell office:value-type="float" office:value="3.527931" calcext:value-type="float">
            <text:p>3.527931</text:p>
          </table:table-cell>
          <table:table-cell office:value-type="float" office:value="3.692774" calcext:value-type="float">
            <text:p>3.692774</text:p>
          </table:table-cell>
          <table:table-cell office:value-type="float" office:value="3.703595" calcext:value-type="float">
            <text:p>3.703595</text:p>
          </table:table-cell>
          <table:table-cell office:value-type="float" office:value="4.005423" calcext:value-type="float">
            <text:p>4.005423</text:p>
          </table:table-cell>
          <table:table-cell office:value-type="float" office:value="4.286274" calcext:value-type="float">
            <text:p>4.286274</text:p>
          </table:table-cell>
          <table:table-cell office:value-type="float" office:value="0" calcext:value-type="float">
            <text:p>0</text:p>
          </table:table-cell>
          <table:table-cell office:value-type="float" office:value="0.01060497" calcext:value-type="float">
            <text:p>0.01060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5154" calcext:value-type="float">
            <text:p>4.2951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0.9056888" calcext:value-type="float">
            <text:p>0.9056888</text:p>
          </table:table-cell>
          <table:table-cell office:value-type="float" office:value="137.1885" calcext:value-type="float">
            <text:p>137.1885</text:p>
          </table:table-cell>
          <table:table-cell office:value-type="float" office:value="5" calcext:value-type="float">
            <text:p>5</text:p>
          </table:table-cell>
          <table:table-cell office:value-type="float" office:value="-2.582309" calcext:value-type="float">
            <text:p>-2.582309</text:p>
          </table:table-cell>
          <table:table-cell office:value-type="float" office:value="15.12805" calcext:value-type="float">
            <text:p>15.12805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256" calcext:value-type="float">
            <text:p>0.003510256</text:p>
          </table:table-cell>
          <table:table-cell office:value-type="float" office:value="1188.264" calcext:value-type="float">
            <text:p>1188.264</text:p>
          </table:table-cell>
          <table:table-cell office:value-type="float" office:value="1.51057" calcext:value-type="float">
            <text:p>1.51057</text:p>
          </table:table-cell>
          <table:table-cell office:value-type="float" office:value="0" calcext:value-type="float">
            <text:p>0</text:p>
          </table:table-cell>
          <table:table-cell office:value-type="float" office:value="0.01235666" calcext:value-type="float">
            <text:p>0.01235666</text:p>
          </table:table-cell>
          <table:table-cell office:value-type="float" office:value="0.1069971" calcext:value-type="float">
            <text:p>0.1069971</text:p>
          </table:table-cell>
          <table:table-cell office:value-type="float" office:value="0.1573729" calcext:value-type="float">
            <text:p>0.1573729</text:p>
          </table:table-cell>
          <table:table-cell office:value-type="float" office:value="0.05157094" calcext:value-type="float">
            <text:p>0.05157094</text:p>
          </table:table-cell>
          <table:table-cell office:value-type="float" office:value="0.03585815" calcext:value-type="float">
            <text:p>0.03585815</text:p>
          </table:table-cell>
          <table:table-cell office:value-type="float" office:value="0.02643654" calcext:value-type="float">
            <text:p>0.02643654</text:p>
          </table:table-cell>
          <table:table-cell office:value-type="float" office:value="0.02592809" calcext:value-type="float">
            <text:p>0.02592809</text:p>
          </table:table-cell>
          <table:table-cell office:value-type="float" office:value="0.05792669" calcext:value-type="float">
            <text:p>0.05792669</text:p>
          </table:table-cell>
          <table:table-cell office:value-type="float" office:value="0.1008419" calcext:value-type="float">
            <text:p>0.1008419</text:p>
          </table:table-cell>
          <table:table-cell office:value-type="float" office:value="0.0987395" calcext:value-type="float">
            <text:p>0.0987395</text:p>
          </table:table-cell>
          <table:table-cell office:value-type="float" office:value="0.09918546" calcext:value-type="float">
            <text:p>0.09918546</text:p>
          </table:table-cell>
          <table:table-cell office:value-type="float" office:value="0.09891646" calcext:value-type="float">
            <text:p>0.09891646</text:p>
          </table:table-cell>
          <table:table-cell office:value-type="float" office:value="0.1018177" calcext:value-type="float">
            <text:p>0.1018177</text:p>
          </table:table-cell>
          <table:table-cell office:value-type="float" office:value="0.1047342" calcext:value-type="float">
            <text:p>0.1047342</text:p>
          </table:table-cell>
          <table:table-cell office:value-type="float" office:value="0" calcext:value-type="float">
            <text:p>0</text:p>
          </table:table-cell>
          <table:table-cell office:value-type="float" office:value="8.987672" calcext:value-type="float">
            <text:p>8.987672</text:p>
          </table:table-cell>
          <table:table-cell office:value-type="float" office:value="10.20668" calcext:value-type="float">
            <text:p>10.20668</text:p>
          </table:table-cell>
          <table:table-cell office:value-type="float" office:value="19.69919" calcext:value-type="float">
            <text:p>19.69919</text:p>
          </table:table-cell>
          <table:table-cell office:value-type="float" office:value="4.157831" calcext:value-type="float">
            <text:p>4.157831</text:p>
          </table:table-cell>
          <table:table-cell office:value-type="float" office:value="3.209741" calcext:value-type="float">
            <text:p>3.209741</text:p>
          </table:table-cell>
          <table:table-cell office:value-type="float" office:value="1.542021" calcext:value-type="float">
            <text:p>1.542021</text:p>
          </table:table-cell>
          <table:table-cell office:value-type="float" office:value="1.176722" calcext:value-type="float">
            <text:p>1.176722</text:p>
          </table:table-cell>
          <table:table-cell office:value-type="float" office:value="2.400259" calcext:value-type="float">
            <text:p>2.400259</text:p>
          </table:table-cell>
          <table:table-cell office:value-type="float" office:value="3.570228" calcext:value-type="float">
            <text:p>3.570228</text:p>
          </table:table-cell>
          <table:table-cell office:value-type="float" office:value="3.538143" calcext:value-type="float">
            <text:p>3.538143</text:p>
          </table:table-cell>
          <table:table-cell office:value-type="float" office:value="3.703492" calcext:value-type="float">
            <text:p>3.703492</text:p>
          </table:table-cell>
          <table:table-cell office:value-type="float" office:value="3.714371" calcext:value-type="float">
            <text:p>3.714371</text:p>
          </table:table-cell>
          <table:table-cell office:value-type="float" office:value="4.016393" calcext:value-type="float">
            <text:p>4.016393</text:p>
          </table:table-cell>
          <table:table-cell office:value-type="float" office:value="4.297985" calcext:value-type="float">
            <text:p>4.297985</text:p>
          </table:table-cell>
          <table:table-cell office:value-type="float" office:value="0" calcext:value-type="float">
            <text:p>0</text:p>
          </table:table-cell>
          <table:table-cell office:value-type="float" office:value="0.009419616" calcext:value-type="float">
            <text:p>0.00941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9356" calcext:value-type="float">
            <text:p>4.2993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0.9057305" calcext:value-type="float">
            <text:p>0.9057305</text:p>
          </table:table-cell>
          <table:table-cell office:value-type="float" office:value="137.184" calcext:value-type="float">
            <text:p>137.184</text:p>
          </table:table-cell>
          <table:table-cell office:value-type="float" office:value="5" calcext:value-type="float">
            <text:p>5</text:p>
          </table:table-cell>
          <table:table-cell office:value-type="float" office:value="-2.58166" calcext:value-type="float">
            <text:p>-2.58166</text:p>
          </table:table-cell>
          <table:table-cell office:value-type="float" office:value="15.16529" calcext:value-type="float">
            <text:p>15.16529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8.231" calcext:value-type="float">
            <text:p>1188.231</text:p>
          </table:table-cell>
          <table:table-cell office:value-type="float" office:value="1.510195" calcext:value-type="float">
            <text:p>1.510195</text:p>
          </table:table-cell>
          <table:table-cell office:value-type="float" office:value="0" calcext:value-type="float">
            <text:p>0</text:p>
          </table:table-cell>
          <table:table-cell office:value-type="float" office:value="0.01542803" calcext:value-type="float">
            <text:p>0.01542803</text:p>
          </table:table-cell>
          <table:table-cell office:value-type="float" office:value="0.1022541" calcext:value-type="float">
            <text:p>0.1022541</text:p>
          </table:table-cell>
          <table:table-cell office:value-type="float" office:value="0.1564209" calcext:value-type="float">
            <text:p>0.1564209</text:p>
          </table:table-cell>
          <table:table-cell office:value-type="float" office:value="0.04665308" calcext:value-type="float">
            <text:p>0.04665308</text:p>
          </table:table-cell>
          <table:table-cell office:value-type="float" office:value="0.03451198" calcext:value-type="float">
            <text:p>0.03451198</text:p>
          </table:table-cell>
          <table:table-cell office:value-type="float" office:value="0.02621056" calcext:value-type="float">
            <text:p>0.02621056</text:p>
          </table:table-cell>
          <table:table-cell office:value-type="float" office:value="0.02612195" calcext:value-type="float">
            <text:p>0.02612195</text:p>
          </table:table-cell>
          <table:table-cell office:value-type="float" office:value="0.05802897" calcext:value-type="float">
            <text:p>0.05802897</text:p>
          </table:table-cell>
          <table:table-cell office:value-type="float" office:value="0.1009355" calcext:value-type="float">
            <text:p>0.1009355</text:p>
          </table:table-cell>
          <table:table-cell office:value-type="float" office:value="0.09882543" calcext:value-type="float">
            <text:p>0.09882543</text:p>
          </table:table-cell>
          <table:table-cell office:value-type="float" office:value="0.09929054" calcext:value-type="float">
            <text:p>0.09929054</text:p>
          </table:table-cell>
          <table:table-cell office:value-type="float" office:value="0.09902749" calcext:value-type="float">
            <text:p>0.09902749</text:p>
          </table:table-cell>
          <table:table-cell office:value-type="float" office:value="0.1019341" calcext:value-type="float">
            <text:p>0.1019341</text:p>
          </table:table-cell>
          <table:table-cell office:value-type="float" office:value="0.1048582" calcext:value-type="float">
            <text:p>0.1048582</text:p>
          </table:table-cell>
          <table:table-cell office:value-type="float" office:value="0" calcext:value-type="float">
            <text:p>0</text:p>
          </table:table-cell>
          <table:table-cell office:value-type="float" office:value="8.96671" calcext:value-type="float">
            <text:p>8.96671</text:p>
          </table:table-cell>
          <table:table-cell office:value-type="float" office:value="10.21268" calcext:value-type="float">
            <text:p>10.21268</text:p>
          </table:table-cell>
          <table:table-cell office:value-type="float" office:value="19.6918" calcext:value-type="float">
            <text:p>19.6918</text:p>
          </table:table-cell>
          <table:table-cell office:value-type="float" office:value="4.162955" calcext:value-type="float">
            <text:p>4.162955</text:p>
          </table:table-cell>
          <table:table-cell office:value-type="float" office:value="3.212676" calcext:value-type="float">
            <text:p>3.212676</text:p>
          </table:table-cell>
          <table:table-cell office:value-type="float" office:value="1.544693" calcext:value-type="float">
            <text:p>1.544693</text:p>
          </table:table-cell>
          <table:table-cell office:value-type="float" office:value="1.179605" calcext:value-type="float">
            <text:p>1.179605</text:p>
          </table:table-cell>
          <table:table-cell office:value-type="float" office:value="2.40706" calcext:value-type="float">
            <text:p>2.40706</text:p>
          </table:table-cell>
          <table:table-cell office:value-type="float" office:value="3.580306" calcext:value-type="float">
            <text:p>3.580306</text:p>
          </table:table-cell>
          <table:table-cell office:value-type="float" office:value="3.54833" calcext:value-type="float">
            <text:p>3.54833</text:p>
          </table:table-cell>
          <table:table-cell office:value-type="float" office:value="3.714193" calcext:value-type="float">
            <text:p>3.714193</text:p>
          </table:table-cell>
          <table:table-cell office:value-type="float" office:value="3.725109" calcext:value-type="float">
            <text:p>3.725109</text:p>
          </table:table-cell>
          <table:table-cell office:value-type="float" office:value="4.027349" calcext:value-type="float">
            <text:p>4.027349</text:p>
          </table:table-cell>
          <table:table-cell office:value-type="float" office:value="4.309679" calcext:value-type="float">
            <text:p>4.309679</text:p>
          </table:table-cell>
          <table:table-cell office:value-type="float" office:value="0" calcext:value-type="float">
            <text:p>0</text:p>
          </table:table-cell>
          <table:table-cell office:value-type="float" office:value="0.008170006" calcext:value-type="float">
            <text:p>0.00817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03303" calcext:value-type="float">
            <text:p>4.3033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0.9059246" calcext:value-type="float">
            <text:p>0.9059246</text:p>
          </table:table-cell>
          <table:table-cell office:value-type="float" office:value="137.1801" calcext:value-type="float">
            <text:p>137.1801</text:p>
          </table:table-cell>
          <table:table-cell office:value-type="float" office:value="5" calcext:value-type="float">
            <text:p>5</text:p>
          </table:table-cell>
          <table:table-cell office:value-type="float" office:value="-2.581005" calcext:value-type="float">
            <text:p>-2.581005</text:p>
          </table:table-cell>
          <table:table-cell office:value-type="float" office:value="15.20216" calcext:value-type="float">
            <text:p>15.20216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8.199" calcext:value-type="float">
            <text:p>1188.199</text:p>
          </table:table-cell>
          <table:table-cell office:value-type="float" office:value="1.509367" calcext:value-type="float">
            <text:p>1.509367</text:p>
          </table:table-cell>
          <table:table-cell office:value-type="float" office:value="0" calcext:value-type="float">
            <text:p>0</text:p>
          </table:table-cell>
          <table:table-cell office:value-type="float" office:value="0.01716575" calcext:value-type="float">
            <text:p>0.01716575</text:p>
          </table:table-cell>
          <table:table-cell office:value-type="float" office:value="0.09624895" calcext:value-type="float">
            <text:p>0.09624895</text:p>
          </table:table-cell>
          <table:table-cell office:value-type="float" office:value="0.1515451" calcext:value-type="float">
            <text:p>0.1515451</text:p>
          </table:table-cell>
          <table:table-cell office:value-type="float" office:value="0.04231385" calcext:value-type="float">
            <text:p>0.04231385</text:p>
          </table:table-cell>
          <table:table-cell office:value-type="float" office:value="0.03253819" calcext:value-type="float">
            <text:p>0.03253819</text:p>
          </table:table-cell>
          <table:table-cell office:value-type="float" office:value="0.02488727" calcext:value-type="float">
            <text:p>0.02488727</text:p>
          </table:table-cell>
          <table:table-cell office:value-type="float" office:value="0.02575112" calcext:value-type="float">
            <text:p>0.02575112</text:p>
          </table:table-cell>
          <table:table-cell office:value-type="float" office:value="0.05797165" calcext:value-type="float">
            <text:p>0.05797165</text:p>
          </table:table-cell>
          <table:table-cell office:value-type="float" office:value="0.1010215" calcext:value-type="float">
            <text:p>0.1010215</text:p>
          </table:table-cell>
          <table:table-cell office:value-type="float" office:value="0.09891475" calcext:value-type="float">
            <text:p>0.09891475</text:p>
          </table:table-cell>
          <table:table-cell office:value-type="float" office:value="0.09939653" calcext:value-type="float">
            <text:p>0.09939653</text:p>
          </table:table-cell>
          <table:table-cell office:value-type="float" office:value="0.09913869" calcext:value-type="float">
            <text:p>0.09913869</text:p>
          </table:table-cell>
          <table:table-cell office:value-type="float" office:value="0.1020503" calcext:value-type="float">
            <text:p>0.1020503</text:p>
          </table:table-cell>
          <table:table-cell office:value-type="float" office:value="0.1049822" calcext:value-type="float">
            <text:p>0.1049822</text:p>
          </table:table-cell>
          <table:table-cell office:value-type="float" office:value="0" calcext:value-type="float">
            <text:p>0</text:p>
          </table:table-cell>
          <table:table-cell office:value-type="float" office:value="8.947585" calcext:value-type="float">
            <text:p>8.947585</text:p>
          </table:table-cell>
          <table:table-cell office:value-type="float" office:value="10.21561" calcext:value-type="float">
            <text:p>10.21561</text:p>
          </table:table-cell>
          <table:table-cell office:value-type="float" office:value="19.68306" calcext:value-type="float">
            <text:p>19.68306</text:p>
          </table:table-cell>
          <table:table-cell office:value-type="float" office:value="4.166062" calcext:value-type="float">
            <text:p>4.166062</text:p>
          </table:table-cell>
          <table:table-cell office:value-type="float" office:value="3.214842" calcext:value-type="float">
            <text:p>3.214842</text:p>
          </table:table-cell>
          <table:table-cell office:value-type="float" office:value="1.547211" calcext:value-type="float">
            <text:p>1.547211</text:p>
          </table:table-cell>
          <table:table-cell office:value-type="float" office:value="1.182455" calcext:value-type="float">
            <text:p>1.182455</text:p>
          </table:table-cell>
          <table:table-cell office:value-type="float" office:value="2.413849" calcext:value-type="float">
            <text:p>2.413849</text:p>
          </table:table-cell>
          <table:table-cell office:value-type="float" office:value="3.590371" calcext:value-type="float">
            <text:p>3.590371</text:p>
          </table:table-cell>
          <table:table-cell office:value-type="float" office:value="3.558505" calcext:value-type="float">
            <text:p>3.558505</text:p>
          </table:table-cell>
          <table:table-cell office:value-type="float" office:value="3.724883" calcext:value-type="float">
            <text:p>3.724883</text:p>
          </table:table-cell>
          <table:table-cell office:value-type="float" office:value="3.735847" calcext:value-type="float">
            <text:p>3.735847</text:p>
          </table:table-cell>
          <table:table-cell office:value-type="float" office:value="4.03828" calcext:value-type="float">
            <text:p>4.03828</text:p>
          </table:table-cell>
          <table:table-cell office:value-type="float" office:value="4.321368" calcext:value-type="float">
            <text:p>4.321368</text:p>
          </table:table-cell>
          <table:table-cell office:value-type="float" office:value="0" calcext:value-type="float">
            <text:p>0</text:p>
          </table:table-cell>
          <table:table-cell office:value-type="float" office:value="0.00750649" calcext:value-type="float">
            <text:p>0.00750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06772" calcext:value-type="float">
            <text:p>4.3067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2.172599" calcext:value-type="float">
            <text:p>2.172599</text:p>
          </table:table-cell>
          <table:table-cell office:value-type="float" office:value="137.1764" calcext:value-type="float">
            <text:p>137.176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23876" calcext:value-type="float">
            <text:p>15.23876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8.167" calcext:value-type="float">
            <text:p>1188.167</text:p>
          </table:table-cell>
          <table:table-cell office:value-type="float" office:value="1.507998" calcext:value-type="float">
            <text:p>1.507998</text:p>
          </table:table-cell>
          <table:table-cell office:value-type="float" office:value="0" calcext:value-type="float">
            <text:p>0</text:p>
          </table:table-cell>
          <table:table-cell office:value-type="float" office:value="0.04458005" calcext:value-type="float">
            <text:p>0.04458005</text:p>
          </table:table-cell>
          <table:table-cell office:value-type="float" office:value="0.09567785" calcext:value-type="float">
            <text:p>0.09567785</text:p>
          </table:table-cell>
          <table:table-cell office:value-type="float" office:value="0.1498386" calcext:value-type="float">
            <text:p>0.1498386</text:p>
          </table:table-cell>
          <table:table-cell office:value-type="float" office:value="0.04092423" calcext:value-type="float">
            <text:p>0.04092423</text:p>
          </table:table-cell>
          <table:table-cell office:value-type="float" office:value="0.03186058" calcext:value-type="float">
            <text:p>0.03186058</text:p>
          </table:table-cell>
          <table:table-cell office:value-type="float" office:value="0.02379704" calcext:value-type="float">
            <text:p>0.02379704</text:p>
          </table:table-cell>
          <table:table-cell office:value-type="float" office:value="0.02528569" calcext:value-type="float">
            <text:p>0.02528569</text:p>
          </table:table-cell>
          <table:table-cell office:value-type="float" office:value="0.05777675" calcext:value-type="float">
            <text:p>0.05777675</text:p>
          </table:table-cell>
          <table:table-cell office:value-type="float" office:value="0.1010674" calcext:value-type="float">
            <text:p>0.1010674</text:p>
          </table:table-cell>
          <table:table-cell office:value-type="float" office:value="0.09900261" calcext:value-type="float">
            <text:p>0.09900261</text:p>
          </table:table-cell>
          <table:table-cell office:value-type="float" office:value="0.09950285" calcext:value-type="float">
            <text:p>0.09950285</text:p>
          </table:table-cell>
          <table:table-cell office:value-type="float" office:value="0.09924931" calcext:value-type="float">
            <text:p>0.09924931</text:p>
          </table:table-cell>
          <table:table-cell office:value-type="float" office:value="0.1021665" calcext:value-type="float">
            <text:p>0.1021665</text:p>
          </table:table-cell>
          <table:table-cell office:value-type="float" office:value="0.1051058" calcext:value-type="float">
            <text:p>0.1051058</text:p>
          </table:table-cell>
          <table:table-cell office:value-type="float" office:value="0" calcext:value-type="float">
            <text:p>0</text:p>
          </table:table-cell>
          <table:table-cell office:value-type="float" office:value="8.877366" calcext:value-type="float">
            <text:p>8.877366</text:p>
          </table:table-cell>
          <table:table-cell office:value-type="float" office:value="10.21976" calcext:value-type="float">
            <text:p>10.21976</text:p>
          </table:table-cell>
          <table:table-cell office:value-type="float" office:value="19.66973" calcext:value-type="float">
            <text:p>19.66973</text:p>
          </table:table-cell>
          <table:table-cell office:value-type="float" office:value="4.178697" calcext:value-type="float">
            <text:p>4.178697</text:p>
          </table:table-cell>
          <table:table-cell office:value-type="float" office:value="3.218385" calcext:value-type="float">
            <text:p>3.218385</text:p>
          </table:table-cell>
          <table:table-cell office:value-type="float" office:value="1.549545" calcext:value-type="float">
            <text:p>1.549545</text:p>
          </table:table-cell>
          <table:table-cell office:value-type="float" office:value="1.185242" calcext:value-type="float">
            <text:p>1.185242</text:p>
          </table:table-cell>
          <table:table-cell office:value-type="float" office:value="2.420573" calcext:value-type="float">
            <text:p>2.420573</text:p>
          </table:table-cell>
          <table:table-cell office:value-type="float" office:value="3.600424" calcext:value-type="float">
            <text:p>3.600424</text:p>
          </table:table-cell>
          <table:table-cell office:value-type="float" office:value="3.568687" calcext:value-type="float">
            <text:p>3.568687</text:p>
          </table:table-cell>
          <table:table-cell office:value-type="float" office:value="3.735565" calcext:value-type="float">
            <text:p>3.735565</text:p>
          </table:table-cell>
          <table:table-cell office:value-type="float" office:value="3.746582" calcext:value-type="float">
            <text:p>3.746582</text:p>
          </table:table-cell>
          <table:table-cell office:value-type="float" office:value="4.049197" calcext:value-type="float">
            <text:p>4.049197</text:p>
          </table:table-cell>
          <table:table-cell office:value-type="float" office:value="4.332216" calcext:value-type="float">
            <text:p>4.332216</text:p>
          </table:table-cell>
          <table:table-cell office:value-type="float" office:value="0" calcext:value-type="float">
            <text:p>0</text:p>
          </table:table-cell>
          <table:table-cell office:value-type="float" office:value="0.02128232" calcext:value-type="float">
            <text:p>0.0212823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102" calcext:value-type="float">
            <text:p>4.31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2.171937" calcext:value-type="float">
            <text:p>2.171937</text:p>
          </table:table-cell>
          <table:table-cell office:value-type="float" office:value="137.1726" calcext:value-type="float">
            <text:p>137.172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27534" calcext:value-type="float">
            <text:p>15.27534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8.135" calcext:value-type="float">
            <text:p>1188.135</text:p>
          </table:table-cell>
          <table:table-cell office:value-type="float" office:value="1.506762" calcext:value-type="float">
            <text:p>1.506762</text:p>
          </table:table-cell>
          <table:table-cell office:value-type="float" office:value="0" calcext:value-type="float">
            <text:p>0</text:p>
          </table:table-cell>
          <table:table-cell office:value-type="float" office:value="0.05834598" calcext:value-type="float">
            <text:p>0.05834598</text:p>
          </table:table-cell>
          <table:table-cell office:value-type="float" office:value="0.09795167" calcext:value-type="float">
            <text:p>0.09795167</text:p>
          </table:table-cell>
          <table:table-cell office:value-type="float" office:value="0.1510935" calcext:value-type="float">
            <text:p>0.1510935</text:p>
          </table:table-cell>
          <table:table-cell office:value-type="float" office:value="0.0410638" calcext:value-type="float">
            <text:p>0.0410638</text:p>
          </table:table-cell>
          <table:table-cell office:value-type="float" office:value="0.03170718" calcext:value-type="float">
            <text:p>0.03170718</text:p>
          </table:table-cell>
          <table:table-cell office:value-type="float" office:value="0.02344025" calcext:value-type="float">
            <text:p>0.02344025</text:p>
          </table:table-cell>
          <table:table-cell office:value-type="float" office:value="0.02501801" calcext:value-type="float">
            <text:p>0.02501801</text:p>
          </table:table-cell>
          <table:table-cell office:value-type="float" office:value="0.05759743" calcext:value-type="float">
            <text:p>0.05759743</text:p>
          </table:table-cell>
          <table:table-cell office:value-type="float" office:value="0.1010795" calcext:value-type="float">
            <text:p>0.1010795</text:p>
          </table:table-cell>
          <table:table-cell office:value-type="float" office:value="0.09908599" calcext:value-type="float">
            <text:p>0.09908599</text:p>
          </table:table-cell>
          <table:table-cell office:value-type="float" office:value="0.09960869" calcext:value-type="float">
            <text:p>0.09960869</text:p>
          </table:table-cell>
          <table:table-cell office:value-type="float" office:value="0.09936" calcext:value-type="float">
            <text:p>0.09936</text:p>
          </table:table-cell>
          <table:table-cell office:value-type="float" office:value="0.1022822" calcext:value-type="float">
            <text:p>0.1022822</text:p>
          </table:table-cell>
          <table:table-cell office:value-type="float" office:value="0.1052295" calcext:value-type="float">
            <text:p>0.1052295</text:p>
          </table:table-cell>
          <table:table-cell office:value-type="float" office:value="0" calcext:value-type="float">
            <text:p>0</text:p>
          </table:table-cell>
          <table:table-cell office:value-type="float" office:value="8.870931" calcext:value-type="float">
            <text:p>8.870931</text:p>
          </table:table-cell>
          <table:table-cell office:value-type="float" office:value="10.22154" calcext:value-type="float">
            <text:p>10.22154</text:p>
          </table:table-cell>
          <table:table-cell office:value-type="float" office:value="19.65979" calcext:value-type="float">
            <text:p>19.65979</text:p>
          </table:table-cell>
          <table:table-cell office:value-type="float" office:value="4.180431" calcext:value-type="float">
            <text:p>4.180431</text:p>
          </table:table-cell>
          <table:table-cell office:value-type="float" office:value="3.219865" calcext:value-type="float">
            <text:p>3.219865</text:p>
          </table:table-cell>
          <table:table-cell office:value-type="float" office:value="1.551679" calcext:value-type="float">
            <text:p>1.551679</text:p>
          </table:table-cell>
          <table:table-cell office:value-type="float" office:value="1.187932" calcext:value-type="float">
            <text:p>1.187932</text:p>
          </table:table-cell>
          <table:table-cell office:value-type="float" office:value="2.427246" calcext:value-type="float">
            <text:p>2.427246</text:p>
          </table:table-cell>
          <table:table-cell office:value-type="float" office:value="3.610447" calcext:value-type="float">
            <text:p>3.610447</text:p>
          </table:table-cell>
          <table:table-cell office:value-type="float" office:value="3.578834" calcext:value-type="float">
            <text:p>3.578834</text:p>
          </table:table-cell>
          <table:table-cell office:value-type="float" office:value="3.746228" calcext:value-type="float">
            <text:p>3.746228</text:p>
          </table:table-cell>
          <table:table-cell office:value-type="float" office:value="3.757281" calcext:value-type="float">
            <text:p>3.757281</text:p>
          </table:table-cell>
          <table:table-cell office:value-type="float" office:value="4.06009" calcext:value-type="float">
            <text:p>4.06009</text:p>
          </table:table-cell>
          <table:table-cell office:value-type="float" office:value="4.343869" calcext:value-type="float">
            <text:p>4.343869</text:p>
          </table:table-cell>
          <table:table-cell office:value-type="float" office:value="0" calcext:value-type="float">
            <text:p>0</text:p>
          </table:table-cell>
          <table:table-cell office:value-type="float" office:value="0.03610074" calcext:value-type="float">
            <text:p>0.03610074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13745" calcext:value-type="float">
            <text:p>4.31374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2.170095" calcext:value-type="float">
            <text:p>2.170095</text:p>
          </table:table-cell>
          <table:table-cell office:value-type="float" office:value="137.1685" calcext:value-type="float">
            <text:p>137.168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31215" calcext:value-type="float">
            <text:p>15.31215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8.103" calcext:value-type="float">
            <text:p>1188.103</text:p>
          </table:table-cell>
          <table:table-cell office:value-type="float" office:value="1.504002" calcext:value-type="float">
            <text:p>1.504002</text:p>
          </table:table-cell>
          <table:table-cell office:value-type="float" office:value="0" calcext:value-type="float">
            <text:p>0</text:p>
          </table:table-cell>
          <table:table-cell office:value-type="float" office:value="0.1037057" calcext:value-type="float">
            <text:p>0.1037057</text:p>
          </table:table-cell>
          <table:table-cell office:value-type="float" office:value="0.1084278" calcext:value-type="float">
            <text:p>0.1084278</text:p>
          </table:table-cell>
          <table:table-cell office:value-type="float" office:value="0.1575913" calcext:value-type="float">
            <text:p>0.1575913</text:p>
          </table:table-cell>
          <table:table-cell office:value-type="float" office:value="0.04360009" calcext:value-type="float">
            <text:p>0.04360009</text:p>
          </table:table-cell>
          <table:table-cell office:value-type="float" office:value="0.03264272" calcext:value-type="float">
            <text:p>0.03264272</text:p>
          </table:table-cell>
          <table:table-cell office:value-type="float" office:value="0.02397218" calcext:value-type="float">
            <text:p>0.02397218</text:p>
          </table:table-cell>
          <table:table-cell office:value-type="float" office:value="0.02509326" calcext:value-type="float">
            <text:p>0.02509326</text:p>
          </table:table-cell>
          <table:table-cell office:value-type="float" office:value="0.05755239" calcext:value-type="float">
            <text:p>0.05755239</text:p>
          </table:table-cell>
          <table:table-cell office:value-type="float" office:value="0.1010921" calcext:value-type="float">
            <text:p>0.1010921</text:p>
          </table:table-cell>
          <table:table-cell office:value-type="float" office:value="0.09916519" calcext:value-type="float">
            <text:p>0.09916519</text:p>
          </table:table-cell>
          <table:table-cell office:value-type="float" office:value="0.09971448" calcext:value-type="float">
            <text:p>0.09971448</text:p>
          </table:table-cell>
          <table:table-cell office:value-type="float" office:value="0.09947131" calcext:value-type="float">
            <text:p>0.09947131</text:p>
          </table:table-cell>
          <table:table-cell office:value-type="float" office:value="0.1023977" calcext:value-type="float">
            <text:p>0.1023977</text:p>
          </table:table-cell>
          <table:table-cell office:value-type="float" office:value="0.1053531" calcext:value-type="float">
            <text:p>0.1053531</text:p>
          </table:table-cell>
          <table:table-cell office:value-type="float" office:value="0" calcext:value-type="float">
            <text:p>0</text:p>
          </table:table-cell>
          <table:table-cell office:value-type="float" office:value="8.873458" calcext:value-type="float">
            <text:p>8.873458</text:p>
          </table:table-cell>
          <table:table-cell office:value-type="float" office:value="10.22561" calcext:value-type="float">
            <text:p>10.22561</text:p>
          </table:table-cell>
          <table:table-cell office:value-type="float" office:value="19.65129" calcext:value-type="float">
            <text:p>19.65129</text:p>
          </table:table-cell>
          <table:table-cell office:value-type="float" office:value="4.182584" calcext:value-type="float">
            <text:p>4.182584</text:p>
          </table:table-cell>
          <table:table-cell office:value-type="float" office:value="3.221449" calcext:value-type="float">
            <text:p>3.221449</text:p>
          </table:table-cell>
          <table:table-cell office:value-type="float" office:value="1.553833" calcext:value-type="float">
            <text:p>1.553833</text:p>
          </table:table-cell>
          <table:table-cell office:value-type="float" office:value="1.190603" calcext:value-type="float">
            <text:p>1.190603</text:p>
          </table:table-cell>
          <table:table-cell office:value-type="float" office:value="2.433873" calcext:value-type="float">
            <text:p>2.433873</text:p>
          </table:table-cell>
          <table:table-cell office:value-type="float" office:value="3.620443" calcext:value-type="float">
            <text:p>3.620443</text:p>
          </table:table-cell>
          <table:table-cell office:value-type="float" office:value="3.58897" calcext:value-type="float">
            <text:p>3.58897</text:p>
          </table:table-cell>
          <table:table-cell office:value-type="float" office:value="3.756881" calcext:value-type="float">
            <text:p>3.756881</text:p>
          </table:table-cell>
          <table:table-cell office:value-type="float" office:value="3.767982" calcext:value-type="float">
            <text:p>3.767982</text:p>
          </table:table-cell>
          <table:table-cell office:value-type="float" office:value="4.070974" calcext:value-type="float">
            <text:p>4.070974</text:p>
          </table:table-cell>
          <table:table-cell office:value-type="float" office:value="4.355522" calcext:value-type="float">
            <text:p>4.355522</text:p>
          </table:table-cell>
          <table:table-cell office:value-type="float" office:value="0" calcext:value-type="float">
            <text:p>0</text:p>
          </table:table-cell>
          <table:table-cell office:value-type="float" office:value="0.4674665" calcext:value-type="float">
            <text:p>0.467466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18623" calcext:value-type="float">
            <text:p>4.31862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2.168874" calcext:value-type="float">
            <text:p>2.168874</text:p>
          </table:table-cell>
          <table:table-cell office:value-type="float" office:value="137.164" calcext:value-type="float">
            <text:p>137.16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34922" calcext:value-type="float">
            <text:p>15.34922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8.071" calcext:value-type="float">
            <text:p>1188.071</text:p>
          </table:table-cell>
          <table:table-cell office:value-type="float" office:value="1.502403" calcext:value-type="float">
            <text:p>1.502403</text:p>
          </table:table-cell>
          <table:table-cell office:value-type="float" office:value="0" calcext:value-type="float">
            <text:p>0</text:p>
          </table:table-cell>
          <table:table-cell office:value-type="float" office:value="0.1191808" calcext:value-type="float">
            <text:p>0.1191808</text:p>
          </table:table-cell>
          <table:table-cell office:value-type="float" office:value="0.1087077" calcext:value-type="float">
            <text:p>0.1087077</text:p>
          </table:table-cell>
          <table:table-cell office:value-type="float" office:value="0.1590213" calcext:value-type="float">
            <text:p>0.1590213</text:p>
          </table:table-cell>
          <table:table-cell office:value-type="float" office:value="0.04451993" calcext:value-type="float">
            <text:p>0.04451993</text:p>
          </table:table-cell>
          <table:table-cell office:value-type="float" office:value="0.03283702" calcext:value-type="float">
            <text:p>0.03283702</text:p>
          </table:table-cell>
          <table:table-cell office:value-type="float" office:value="0.02468576" calcext:value-type="float">
            <text:p>0.02468576</text:p>
          </table:table-cell>
          <table:table-cell office:value-type="float" office:value="0.02536513" calcext:value-type="float">
            <text:p>0.02536513</text:p>
          </table:table-cell>
          <table:table-cell office:value-type="float" office:value="0.05769411" calcext:value-type="float">
            <text:p>0.05769411</text:p>
          </table:table-cell>
          <table:table-cell office:value-type="float" office:value="0.1011412" calcext:value-type="float">
            <text:p>0.1011412</text:p>
          </table:table-cell>
          <table:table-cell office:value-type="float" office:value="0.09924402" calcext:value-type="float">
            <text:p>0.09924402</text:p>
          </table:table-cell>
          <table:table-cell office:value-type="float" office:value="0.09981936" calcext:value-type="float">
            <text:p>0.09981936</text:p>
          </table:table-cell>
          <table:table-cell office:value-type="float" office:value="0.09958225" calcext:value-type="float">
            <text:p>0.09958225</text:p>
          </table:table-cell>
          <table:table-cell office:value-type="float" office:value="0.1025133" calcext:value-type="float">
            <text:p>0.1025133</text:p>
          </table:table-cell>
          <table:table-cell office:value-type="float" office:value="0.1054766" calcext:value-type="float">
            <text:p>0.1054766</text:p>
          </table:table-cell>
          <table:table-cell office:value-type="float" office:value="0" calcext:value-type="float">
            <text:p>0</text:p>
          </table:table-cell>
          <table:table-cell office:value-type="float" office:value="8.881514" calcext:value-type="float">
            <text:p>8.881514</text:p>
          </table:table-cell>
          <table:table-cell office:value-type="float" office:value="10.23193" calcext:value-type="float">
            <text:p>10.23193</text:p>
          </table:table-cell>
          <table:table-cell office:value-type="float" office:value="19.64459" calcext:value-type="float">
            <text:p>19.64459</text:p>
          </table:table-cell>
          <table:table-cell office:value-type="float" office:value="4.185525" calcext:value-type="float">
            <text:p>4.185525</text:p>
          </table:table-cell>
          <table:table-cell office:value-type="float" office:value="3.223309" calcext:value-type="float">
            <text:p>3.223309</text:p>
          </table:table-cell>
          <table:table-cell office:value-type="float" office:value="1.556164" calcext:value-type="float">
            <text:p>1.556164</text:p>
          </table:table-cell>
          <table:table-cell office:value-type="float" office:value="1.193323" calcext:value-type="float">
            <text:p>1.193323</text:p>
          </table:table-cell>
          <table:table-cell office:value-type="float" office:value="2.440502" calcext:value-type="float">
            <text:p>2.440502</text:p>
          </table:table-cell>
          <table:table-cell office:value-type="float" office:value="3.630414" calcext:value-type="float">
            <text:p>3.630414</text:p>
          </table:table-cell>
          <table:table-cell office:value-type="float" office:value="3.599101" calcext:value-type="float">
            <text:p>3.599101</text:p>
          </table:table-cell>
          <table:table-cell office:value-type="float" office:value="3.767515" calcext:value-type="float">
            <text:p>3.767515</text:p>
          </table:table-cell>
          <table:table-cell office:value-type="float" office:value="3.778663" calcext:value-type="float">
            <text:p>3.778663</text:p>
          </table:table-cell>
          <table:table-cell office:value-type="float" office:value="4.081828" calcext:value-type="float">
            <text:p>4.081828</text:p>
          </table:table-cell>
          <table:table-cell office:value-type="float" office:value="4.367143" calcext:value-type="float">
            <text:p>4.367143</text:p>
          </table:table-cell>
          <table:table-cell office:value-type="float" office:value="0" calcext:value-type="float">
            <text:p>0</text:p>
          </table:table-cell>
          <table:table-cell office:value-type="float" office:value="0.4299023" calcext:value-type="float">
            <text:p>0.4299023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23153" calcext:value-type="float">
            <text:p>4.32315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2.167515" calcext:value-type="float">
            <text:p>2.167515</text:p>
          </table:table-cell>
          <table:table-cell office:value-type="float" office:value="137.1595" calcext:value-type="float">
            <text:p>137.159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38631" calcext:value-type="float">
            <text:p>15.38631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1.500578" calcext:value-type="float">
            <text:p>1.500578</text:p>
          </table:table-cell>
          <table:table-cell office:value-type="float" office:value="0" calcext:value-type="float">
            <text:p>0</text:p>
          </table:table-cell>
          <table:table-cell office:value-type="float" office:value="0.1449853" calcext:value-type="float">
            <text:p>0.1449853</text:p>
          </table:table-cell>
          <table:table-cell office:value-type="float" office:value="0.1111053" calcext:value-type="float">
            <text:p>0.1111053</text:p>
          </table:table-cell>
          <table:table-cell office:value-type="float" office:value="0.1602624" calcext:value-type="float">
            <text:p>0.1602624</text:p>
          </table:table-cell>
          <table:table-cell office:value-type="float" office:value="0.04493555" calcext:value-type="float">
            <text:p>0.04493555</text:p>
          </table:table-cell>
          <table:table-cell office:value-type="float" office:value="0.03265391" calcext:value-type="float">
            <text:p>0.03265391</text:p>
          </table:table-cell>
          <table:table-cell office:value-type="float" office:value="0.02501116" calcext:value-type="float">
            <text:p>0.02501116</text:p>
          </table:table-cell>
          <table:table-cell office:value-type="float" office:value="0.0255164" calcext:value-type="float">
            <text:p>0.0255164</text:p>
          </table:table-cell>
          <table:table-cell office:value-type="float" office:value="0.0578475" calcext:value-type="float">
            <text:p>0.0578475</text:p>
          </table:table-cell>
          <table:table-cell office:value-type="float" office:value="0.1012286" calcext:value-type="float">
            <text:p>0.1012286</text:p>
          </table:table-cell>
          <table:table-cell office:value-type="float" office:value="0.09932718" calcext:value-type="float">
            <text:p>0.09932718</text:p>
          </table:table-cell>
          <table:table-cell office:value-type="float" office:value="0.09992446" calcext:value-type="float">
            <text:p>0.09992446</text:p>
          </table:table-cell>
          <table:table-cell office:value-type="float" office:value="0.09969285" calcext:value-type="float">
            <text:p>0.09969285</text:p>
          </table:table-cell>
          <table:table-cell office:value-type="float" office:value="0.1026287" calcext:value-type="float">
            <text:p>0.1026287</text:p>
          </table:table-cell>
          <table:table-cell office:value-type="float" office:value="0.1055999" calcext:value-type="float">
            <text:p>0.1055999</text:p>
          </table:table-cell>
          <table:table-cell office:value-type="float" office:value="0" calcext:value-type="float">
            <text:p>0</text:p>
          </table:table-cell>
          <table:table-cell office:value-type="float" office:value="8.892422" calcext:value-type="float">
            <text:p>8.892422</text:p>
          </table:table-cell>
          <table:table-cell office:value-type="float" office:value="10.23825" calcext:value-type="float">
            <text:p>10.23825</text:p>
          </table:table-cell>
          <table:table-cell office:value-type="float" office:value="19.63813" calcext:value-type="float">
            <text:p>19.63813</text:p>
          </table:table-cell>
          <table:table-cell office:value-type="float" office:value="4.188537" calcext:value-type="float">
            <text:p>4.188537</text:p>
          </table:table-cell>
          <table:table-cell office:value-type="float" office:value="3.225085" calcext:value-type="float">
            <text:p>3.225085</text:p>
          </table:table-cell>
          <table:table-cell office:value-type="float" office:value="1.55859" calcext:value-type="float">
            <text:p>1.55859</text:p>
          </table:table-cell>
          <table:table-cell office:value-type="float" office:value="1.196083" calcext:value-type="float">
            <text:p>1.196083</text:p>
          </table:table-cell>
          <table:table-cell office:value-type="float" office:value="2.447155" calcext:value-type="float">
            <text:p>2.447155</text:p>
          </table:table-cell>
          <table:table-cell office:value-type="float" office:value="3.640379" calcext:value-type="float">
            <text:p>3.640379</text:p>
          </table:table-cell>
          <table:table-cell office:value-type="float" office:value="3.609201" calcext:value-type="float">
            <text:p>3.609201</text:p>
          </table:table-cell>
          <table:table-cell office:value-type="float" office:value="3.778144" calcext:value-type="float">
            <text:p>3.778144</text:p>
          </table:table-cell>
          <table:table-cell office:value-type="float" office:value="3.789325" calcext:value-type="float">
            <text:p>3.789325</text:p>
          </table:table-cell>
          <table:table-cell office:value-type="float" office:value="4.092681" calcext:value-type="float">
            <text:p>4.092681</text:p>
          </table:table-cell>
          <table:table-cell office:value-type="float" office:value="4.378757" calcext:value-type="float">
            <text:p>4.378757</text:p>
          </table:table-cell>
          <table:table-cell office:value-type="float" office:value="0" calcext:value-type="float">
            <text:p>0</text:p>
          </table:table-cell>
          <table:table-cell office:value-type="float" office:value="0.4691942" calcext:value-type="float">
            <text:p>0.469194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27829" calcext:value-type="float">
            <text:p>4.3278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2.166057" calcext:value-type="float">
            <text:p>2.166057</text:p>
          </table:table-cell>
          <table:table-cell office:value-type="float" office:value="137.1546" calcext:value-type="float">
            <text:p>137.154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42352" calcext:value-type="float">
            <text:p>15.42352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8.008" calcext:value-type="float">
            <text:p>1188.008</text:p>
          </table:table-cell>
          <table:table-cell office:value-type="float" office:value="1.498737" calcext:value-type="float">
            <text:p>1.498737</text:p>
          </table:table-cell>
          <table:table-cell office:value-type="float" office:value="0" calcext:value-type="float">
            <text:p>0</text:p>
          </table:table-cell>
          <table:table-cell office:value-type="float" office:value="0.1748292" calcext:value-type="float">
            <text:p>0.1748292</text:p>
          </table:table-cell>
          <table:table-cell office:value-type="float" office:value="0.1150335" calcext:value-type="float">
            <text:p>0.1150335</text:p>
          </table:table-cell>
          <table:table-cell office:value-type="float" office:value="0.1629251" calcext:value-type="float">
            <text:p>0.1629251</text:p>
          </table:table-cell>
          <table:table-cell office:value-type="float" office:value="0.04599372" calcext:value-type="float">
            <text:p>0.04599372</text:p>
          </table:table-cell>
          <table:table-cell office:value-type="float" office:value="0.03285055" calcext:value-type="float">
            <text:p>0.03285055</text:p>
          </table:table-cell>
          <table:table-cell office:value-type="float" office:value="0.02560758" calcext:value-type="float">
            <text:p>0.02560758</text:p>
          </table:table-cell>
          <table:table-cell office:value-type="float" office:value="0.02576376" calcext:value-type="float">
            <text:p>0.02576376</text:p>
          </table:table-cell>
          <table:table-cell office:value-type="float" office:value="0.05801637" calcext:value-type="float">
            <text:p>0.05801637</text:p>
          </table:table-cell>
          <table:table-cell office:value-type="float" office:value="0.1013364" calcext:value-type="float">
            <text:p>0.1013364</text:p>
          </table:table-cell>
          <table:table-cell office:value-type="float" office:value="0.09941618" calcext:value-type="float">
            <text:p>0.09941618</text:p>
          </table:table-cell>
          <table:table-cell office:value-type="float" office:value="0.1000301" calcext:value-type="float">
            <text:p>0.1000301</text:p>
          </table:table-cell>
          <table:table-cell office:value-type="float" office:value="0.09980412" calcext:value-type="float">
            <text:p>0.09980412</text:p>
          </table:table-cell>
          <table:table-cell office:value-type="float" office:value="0.1027436" calcext:value-type="float">
            <text:p>0.1027436</text:p>
          </table:table-cell>
          <table:table-cell office:value-type="float" office:value="0.1057233" calcext:value-type="float">
            <text:p>0.1057233</text:p>
          </table:table-cell>
          <table:table-cell office:value-type="float" office:value="0" calcext:value-type="float">
            <text:p>0</text:p>
          </table:table-cell>
          <table:table-cell office:value-type="float" office:value="8.907718" calcext:value-type="float">
            <text:p>8.907718</text:p>
          </table:table-cell>
          <table:table-cell office:value-type="float" office:value="10.24562" calcext:value-type="float">
            <text:p>10.24562</text:p>
          </table:table-cell>
          <table:table-cell office:value-type="float" office:value="19.63253" calcext:value-type="float">
            <text:p>19.63253</text:p>
          </table:table-cell>
          <table:table-cell office:value-type="float" office:value="4.191852" calcext:value-type="float">
            <text:p>4.191852</text:p>
          </table:table-cell>
          <table:table-cell office:value-type="float" office:value="3.22689" calcext:value-type="float">
            <text:p>3.22689</text:p>
          </table:table-cell>
          <table:table-cell office:value-type="float" office:value="1.56112" calcext:value-type="float">
            <text:p>1.56112</text:p>
          </table:table-cell>
          <table:table-cell office:value-type="float" office:value="1.198884" calcext:value-type="float">
            <text:p>1.198884</text:p>
          </table:table-cell>
          <table:table-cell office:value-type="float" office:value="2.453831" calcext:value-type="float">
            <text:p>2.453831</text:p>
          </table:table-cell>
          <table:table-cell office:value-type="float" office:value="3.650323" calcext:value-type="float">
            <text:p>3.650323</text:p>
          </table:table-cell>
          <table:table-cell office:value-type="float" office:value="3.6193" calcext:value-type="float">
            <text:p>3.6193</text:p>
          </table:table-cell>
          <table:table-cell office:value-type="float" office:value="3.78875" calcext:value-type="float">
            <text:p>3.78875</text:p>
          </table:table-cell>
          <table:table-cell office:value-type="float" office:value="3.799984" calcext:value-type="float">
            <text:p>3.799984</text:p>
          </table:table-cell>
          <table:table-cell office:value-type="float" office:value="4.103497" calcext:value-type="float">
            <text:p>4.103497</text:p>
          </table:table-cell>
          <table:table-cell office:value-type="float" office:value="4.39037" calcext:value-type="float">
            <text:p>4.39037</text:p>
          </table:table-cell>
          <table:table-cell office:value-type="float" office:value="0" calcext:value-type="float">
            <text:p>0</text:p>
          </table:table-cell>
          <table:table-cell office:value-type="float" office:value="0.5167434" calcext:value-type="float">
            <text:p>0.5167434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32864" calcext:value-type="float">
            <text:p>4.3328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2.164624" calcext:value-type="float">
            <text:p>2.164624</text:p>
          </table:table-cell>
          <table:table-cell office:value-type="float" office:value="137.1496" calcext:value-type="float">
            <text:p>137.149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46089" calcext:value-type="float">
            <text:p>15.46089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977" calcext:value-type="float">
            <text:p>1187.977</text:p>
          </table:table-cell>
          <table:table-cell office:value-type="float" office:value="1.497114" calcext:value-type="float">
            <text:p>1.497114</text:p>
          </table:table-cell>
          <table:table-cell office:value-type="float" office:value="0" calcext:value-type="float">
            <text:p>0</text:p>
          </table:table-cell>
          <table:table-cell office:value-type="float" office:value="0.1842022" calcext:value-type="float">
            <text:p>0.1842022</text:p>
          </table:table-cell>
          <table:table-cell office:value-type="float" office:value="0.1162079" calcext:value-type="float">
            <text:p>0.1162079</text:p>
          </table:table-cell>
          <table:table-cell office:value-type="float" office:value="0.1647201" calcext:value-type="float">
            <text:p>0.1647201</text:p>
          </table:table-cell>
          <table:table-cell office:value-type="float" office:value="0.04687378" calcext:value-type="float">
            <text:p>0.04687378</text:p>
          </table:table-cell>
          <table:table-cell office:value-type="float" office:value="0.03293079" calcext:value-type="float">
            <text:p>0.03293079</text:p>
          </table:table-cell>
          <table:table-cell office:value-type="float" office:value="0.02629349" calcext:value-type="float">
            <text:p>0.02629349</text:p>
          </table:table-cell>
          <table:table-cell office:value-type="float" office:value="0.02606925" calcext:value-type="float">
            <text:p>0.02606925</text:p>
          </table:table-cell>
          <table:table-cell office:value-type="float" office:value="0.0582286" calcext:value-type="float">
            <text:p>0.0582286</text:p>
          </table:table-cell>
          <table:table-cell office:value-type="float" office:value="0.1014641" calcext:value-type="float">
            <text:p>0.1014641</text:p>
          </table:table-cell>
          <table:table-cell office:value-type="float" office:value="0.09951052" calcext:value-type="float">
            <text:p>0.09951052</text:p>
          </table:table-cell>
          <table:table-cell office:value-type="float" office:value="0.1001365" calcext:value-type="float">
            <text:p>0.1001365</text:p>
          </table:table-cell>
          <table:table-cell office:value-type="float" office:value="0.09991438" calcext:value-type="float">
            <text:p>0.09991438</text:p>
          </table:table-cell>
          <table:table-cell office:value-type="float" office:value="0.1028585" calcext:value-type="float">
            <text:p>0.1028585</text:p>
          </table:table-cell>
          <table:table-cell office:value-type="float" office:value="0.1058461" calcext:value-type="float">
            <text:p>0.1058461</text:p>
          </table:table-cell>
          <table:table-cell office:value-type="float" office:value="0" calcext:value-type="float">
            <text:p>0</text:p>
          </table:table-cell>
          <table:table-cell office:value-type="float" office:value="8.926697" calcext:value-type="float">
            <text:p>8.926697</text:p>
          </table:table-cell>
          <table:table-cell office:value-type="float" office:value="10.25402" calcext:value-type="float">
            <text:p>10.25402</text:p>
          </table:table-cell>
          <table:table-cell office:value-type="float" office:value="19.62787" calcext:value-type="float">
            <text:p>19.62787</text:p>
          </table:table-cell>
          <table:table-cell office:value-type="float" office:value="4.195565" calcext:value-type="float">
            <text:p>4.195565</text:p>
          </table:table-cell>
          <table:table-cell office:value-type="float" office:value="3.228755" calcext:value-type="float">
            <text:p>3.228755</text:p>
          </table:table-cell>
          <table:table-cell office:value-type="float" office:value="1.563795" calcext:value-type="float">
            <text:p>1.563795</text:p>
          </table:table-cell>
          <table:table-cell office:value-type="float" office:value="1.20174" calcext:value-type="float">
            <text:p>1.20174</text:p>
          </table:table-cell>
          <table:table-cell office:value-type="float" office:value="2.460538" calcext:value-type="float">
            <text:p>2.460538</text:p>
          </table:table-cell>
          <table:table-cell office:value-type="float" office:value="3.660264" calcext:value-type="float">
            <text:p>3.660264</text:p>
          </table:table-cell>
          <table:table-cell office:value-type="float" office:value="3.629393" calcext:value-type="float">
            <text:p>3.629393</text:p>
          </table:table-cell>
          <table:table-cell office:value-type="float" office:value="3.799356" calcext:value-type="float">
            <text:p>3.799356</text:p>
          </table:table-cell>
          <table:table-cell office:value-type="float" office:value="3.810622" calcext:value-type="float">
            <text:p>3.810622</text:p>
          </table:table-cell>
          <table:table-cell office:value-type="float" office:value="4.114312" calcext:value-type="float">
            <text:p>4.114312</text:p>
          </table:table-cell>
          <table:table-cell office:value-type="float" office:value="4.401954" calcext:value-type="float">
            <text:p>4.401954</text:p>
          </table:table-cell>
          <table:table-cell office:value-type="float" office:value="0" calcext:value-type="float">
            <text:p>0</text:p>
          </table:table-cell>
          <table:table-cell office:value-type="float" office:value="0.5339072" calcext:value-type="float">
            <text:p>0.533907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38159" calcext:value-type="float">
            <text:p>4.3381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2.163523" calcext:value-type="float">
            <text:p>2.163523</text:p>
          </table:table-cell>
          <table:table-cell office:value-type="float" office:value="137.1446" calcext:value-type="float">
            <text:p>137.144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49812" calcext:value-type="float">
            <text:p>15.49812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946" calcext:value-type="float">
            <text:p>1187.946</text:p>
          </table:table-cell>
          <table:table-cell office:value-type="float" office:value="1.495813" calcext:value-type="float">
            <text:p>1.495813</text:p>
          </table:table-cell>
          <table:table-cell office:value-type="float" office:value="0" calcext:value-type="float">
            <text:p>0</text:p>
          </table:table-cell>
          <table:table-cell office:value-type="float" office:value="0.1741764" calcext:value-type="float">
            <text:p>0.1741764</text:p>
          </table:table-cell>
          <table:table-cell office:value-type="float" office:value="0.1116707" calcext:value-type="float">
            <text:p>0.1116707</text:p>
          </table:table-cell>
          <table:table-cell office:value-type="float" office:value="0.1619614" calcext:value-type="float">
            <text:p>0.1619614</text:p>
          </table:table-cell>
          <table:table-cell office:value-type="float" office:value="0.04561772" calcext:value-type="float">
            <text:p>0.04561772</text:p>
          </table:table-cell>
          <table:table-cell office:value-type="float" office:value="0.031881" calcext:value-type="float">
            <text:p>0.031881</text:p>
          </table:table-cell>
          <table:table-cell office:value-type="float" office:value="0.02629467" calcext:value-type="float">
            <text:p>0.02629467</text:p>
          </table:table-cell>
          <table:table-cell office:value-type="float" office:value="0.02614844" calcext:value-type="float">
            <text:p>0.02614844</text:p>
          </table:table-cell>
          <table:table-cell office:value-type="float" office:value="0.05841238" calcext:value-type="float">
            <text:p>0.05841238</text:p>
          </table:table-cell>
          <table:table-cell office:value-type="float" office:value="0.1016072" calcext:value-type="float">
            <text:p>0.1016072</text:p>
          </table:table-cell>
          <table:table-cell office:value-type="float" office:value="0.09961071" calcext:value-type="float">
            <text:p>0.09961071</text:p>
          </table:table-cell>
          <table:table-cell office:value-type="float" office:value="0.1002435" calcext:value-type="float">
            <text:p>0.1002435</text:p>
          </table:table-cell>
          <table:table-cell office:value-type="float" office:value="0.1000241" calcext:value-type="float">
            <text:p>0.1000241</text:p>
          </table:table-cell>
          <table:table-cell office:value-type="float" office:value="0.1029733" calcext:value-type="float">
            <text:p>0.1029733</text:p>
          </table:table-cell>
          <table:table-cell office:value-type="float" office:value="0.1059689" calcext:value-type="float">
            <text:p>0.1059689</text:p>
          </table:table-cell>
          <table:table-cell office:value-type="float" office:value="0" calcext:value-type="float">
            <text:p>0</text:p>
          </table:table-cell>
          <table:table-cell office:value-type="float" office:value="8.943964" calcext:value-type="float">
            <text:p>8.943964</text:p>
          </table:table-cell>
          <table:table-cell office:value-type="float" office:value="10.26125" calcext:value-type="float">
            <text:p>10.26125</text:p>
          </table:table-cell>
          <table:table-cell office:value-type="float" office:value="19.62279" calcext:value-type="float">
            <text:p>19.62279</text:p>
          </table:table-cell>
          <table:table-cell office:value-type="float" office:value="4.199092" calcext:value-type="float">
            <text:p>4.199092</text:p>
          </table:table-cell>
          <table:table-cell office:value-type="float" office:value="3.23039" calcext:value-type="float">
            <text:p>3.23039</text:p>
          </table:table-cell>
          <table:table-cell office:value-type="float" office:value="1.566549" calcext:value-type="float">
            <text:p>1.566549</text:p>
          </table:table-cell>
          <table:table-cell office:value-type="float" office:value="1.204639" calcext:value-type="float">
            <text:p>1.204639</text:p>
          </table:table-cell>
          <table:table-cell office:value-type="float" office:value="2.467278" calcext:value-type="float">
            <text:p>2.467278</text:p>
          </table:table-cell>
          <table:table-cell office:value-type="float" office:value="3.670206" calcext:value-type="float">
            <text:p>3.670206</text:p>
          </table:table-cell>
          <table:table-cell office:value-type="float" office:value="3.639454" calcext:value-type="float">
            <text:p>3.639454</text:p>
          </table:table-cell>
          <table:table-cell office:value-type="float" office:value="3.809934" calcext:value-type="float">
            <text:p>3.809934</text:p>
          </table:table-cell>
          <table:table-cell office:value-type="float" office:value="3.821243" calcext:value-type="float">
            <text:p>3.821243</text:p>
          </table:table-cell>
          <table:table-cell office:value-type="float" office:value="4.125096" calcext:value-type="float">
            <text:p>4.125096</text:p>
          </table:table-cell>
          <table:table-cell office:value-type="float" office:value="4.413535" calcext:value-type="float">
            <text:p>4.413535</text:p>
          </table:table-cell>
          <table:table-cell office:value-type="float" office:value="0" calcext:value-type="float">
            <text:p>0</text:p>
          </table:table-cell>
          <table:table-cell office:value-type="float" office:value="0.4716012" calcext:value-type="float">
            <text:p>0.471601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42969" calcext:value-type="float">
            <text:p>4.3429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2.162478" calcext:value-type="float">
            <text:p>2.162478</text:p>
          </table:table-cell>
          <table:table-cell office:value-type="float" office:value="137.1396" calcext:value-type="float">
            <text:p>137.139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53525" calcext:value-type="float">
            <text:p>15.53525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914" calcext:value-type="float">
            <text:p>1187.914</text:p>
          </table:table-cell>
          <table:table-cell office:value-type="float" office:value="1.494619" calcext:value-type="float">
            <text:p>1.494619</text:p>
          </table:table-cell>
          <table:table-cell office:value-type="float" office:value="0" calcext:value-type="float">
            <text:p>0</text:p>
          </table:table-cell>
          <table:table-cell office:value-type="float" office:value="0.1790365" calcext:value-type="float">
            <text:p>0.1790365</text:p>
          </table:table-cell>
          <table:table-cell office:value-type="float" office:value="0.110916" calcext:value-type="float">
            <text:p>0.110916</text:p>
          </table:table-cell>
          <table:table-cell office:value-type="float" office:value="0.1613922" calcext:value-type="float">
            <text:p>0.1613922</text:p>
          </table:table-cell>
          <table:table-cell office:value-type="float" office:value="0.04512716" calcext:value-type="float">
            <text:p>0.04512716</text:p>
          </table:table-cell>
          <table:table-cell office:value-type="float" office:value="0.03115091" calcext:value-type="float">
            <text:p>0.03115091</text:p>
          </table:table-cell>
          <table:table-cell office:value-type="float" office:value="0.02628998" calcext:value-type="float">
            <text:p>0.02628998</text:p>
          </table:table-cell>
          <table:table-cell office:value-type="float" office:value="0.0261623" calcext:value-type="float">
            <text:p>0.0261623</text:p>
          </table:table-cell>
          <table:table-cell office:value-type="float" office:value="0.05851365" calcext:value-type="float">
            <text:p>0.05851365</text:p>
          </table:table-cell>
          <table:table-cell office:value-type="float" office:value="0.1017441" calcext:value-type="float">
            <text:p>0.1017441</text:p>
          </table:table-cell>
          <table:table-cell office:value-type="float" office:value="0.09971464" calcext:value-type="float">
            <text:p>0.09971464</text:p>
          </table:table-cell>
          <table:table-cell office:value-type="float" office:value="0.1003514" calcext:value-type="float">
            <text:p>0.1003514</text:p>
          </table:table-cell>
          <table:table-cell office:value-type="float" office:value="0.1001347" calcext:value-type="float">
            <text:p>0.1001347</text:p>
          </table:table-cell>
          <table:table-cell office:value-type="float" office:value="0.1030879" calcext:value-type="float">
            <text:p>0.1030879</text:p>
          </table:table-cell>
          <table:table-cell office:value-type="float" office:value="0.1060917" calcext:value-type="float">
            <text:p>0.1060917</text:p>
          </table:table-cell>
          <table:table-cell office:value-type="float" office:value="0" calcext:value-type="float">
            <text:p>0</text:p>
          </table:table-cell>
          <table:table-cell office:value-type="float" office:value="8.960756" calcext:value-type="float">
            <text:p>8.960756</text:p>
          </table:table-cell>
          <table:table-cell office:value-type="float" office:value="10.26764" calcext:value-type="float">
            <text:p>10.26764</text:p>
          </table:table-cell>
          <table:table-cell office:value-type="float" office:value="19.61716" calcext:value-type="float">
            <text:p>19.61716</text:p>
          </table:table-cell>
          <table:table-cell office:value-type="float" office:value="4.202281" calcext:value-type="float">
            <text:p>4.202281</text:p>
          </table:table-cell>
          <table:table-cell office:value-type="float" office:value="3.231691" calcext:value-type="float">
            <text:p>3.231691</text:p>
          </table:table-cell>
          <table:table-cell office:value-type="float" office:value="1.569285" calcext:value-type="float">
            <text:p>1.569285</text:p>
          </table:table-cell>
          <table:table-cell office:value-type="float" office:value="1.20754" calcext:value-type="float">
            <text:p>1.20754</text:p>
          </table:table-cell>
          <table:table-cell office:value-type="float" office:value="2.474037" calcext:value-type="float">
            <text:p>2.474037</text:p>
          </table:table-cell>
          <table:table-cell office:value-type="float" office:value="3.680147" calcext:value-type="float">
            <text:p>3.680147</text:p>
          </table:table-cell>
          <table:table-cell office:value-type="float" office:value="3.649515" calcext:value-type="float">
            <text:p>3.649515</text:p>
          </table:table-cell>
          <table:table-cell office:value-type="float" office:value="3.820511" calcext:value-type="float">
            <text:p>3.820511</text:p>
          </table:table-cell>
          <table:table-cell office:value-type="float" office:value="3.831867" calcext:value-type="float">
            <text:p>3.831867</text:p>
          </table:table-cell>
          <table:table-cell office:value-type="float" office:value="4.135873" calcext:value-type="float">
            <text:p>4.135873</text:p>
          </table:table-cell>
          <table:table-cell office:value-type="float" office:value="4.425097" calcext:value-type="float">
            <text:p>4.425097</text:p>
          </table:table-cell>
          <table:table-cell office:value-type="float" office:value="0" calcext:value-type="float">
            <text:p>0</text:p>
          </table:table-cell>
          <table:table-cell office:value-type="float" office:value="0.4314769" calcext:value-type="float">
            <text:p>0.4314769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47717" calcext:value-type="float">
            <text:p>4.3477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2.161554" calcext:value-type="float">
            <text:p>2.161554</text:p>
          </table:table-cell>
          <table:table-cell office:value-type="float" office:value="137.1347" calcext:value-type="float">
            <text:p>137.1347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5723" calcext:value-type="float">
            <text:p>15.5723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883" calcext:value-type="float">
            <text:p>1187.883</text:p>
          </table:table-cell>
          <table:table-cell office:value-type="float" office:value="1.493636" calcext:value-type="float">
            <text:p>1.493636</text:p>
          </table:table-cell>
          <table:table-cell office:value-type="float" office:value="0" calcext:value-type="float">
            <text:p>0</text:p>
          </table:table-cell>
          <table:table-cell office:value-type="float" office:value="0.1762014" calcext:value-type="float">
            <text:p>0.1762014</text:p>
          </table:table-cell>
          <table:table-cell office:value-type="float" office:value="0.1090997" calcext:value-type="float">
            <text:p>0.1090997</text:p>
          </table:table-cell>
          <table:table-cell office:value-type="float" office:value="0.1608133" calcext:value-type="float">
            <text:p>0.1608133</text:p>
          </table:table-cell>
          <table:table-cell office:value-type="float" office:value="0.04461377" calcext:value-type="float">
            <text:p>0.04461377</text:p>
          </table:table-cell>
          <table:table-cell office:value-type="float" office:value="0.03041872" calcext:value-type="float">
            <text:p>0.03041872</text:p>
          </table:table-cell>
          <table:table-cell office:value-type="float" office:value="0.02636452" calcext:value-type="float">
            <text:p>0.02636452</text:p>
          </table:table-cell>
          <table:table-cell office:value-type="float" office:value="0.02620496" calcext:value-type="float">
            <text:p>0.02620496</text:p>
          </table:table-cell>
          <table:table-cell office:value-type="float" office:value="0.05860072" calcext:value-type="float">
            <text:p>0.05860072</text:p>
          </table:table-cell>
          <table:table-cell office:value-type="float" office:value="0.1018702" calcext:value-type="float">
            <text:p>0.1018702</text:p>
          </table:table-cell>
          <table:table-cell office:value-type="float" office:value="0.09982046" calcext:value-type="float">
            <text:p>0.09982046</text:p>
          </table:table-cell>
          <table:table-cell office:value-type="float" office:value="0.1004602" calcext:value-type="float">
            <text:p>0.1004602</text:p>
          </table:table-cell>
          <table:table-cell office:value-type="float" office:value="0.1002453" calcext:value-type="float">
            <text:p>0.1002453</text:p>
          </table:table-cell>
          <table:table-cell office:value-type="float" office:value="0.1032022" calcext:value-type="float">
            <text:p>0.1032022</text:p>
          </table:table-cell>
          <table:table-cell office:value-type="float" office:value="0.1062144" calcext:value-type="float">
            <text:p>0.1062144</text:p>
          </table:table-cell>
          <table:table-cell office:value-type="float" office:value="0" calcext:value-type="float">
            <text:p>0</text:p>
          </table:table-cell>
          <table:table-cell office:value-type="float" office:value="8.977578" calcext:value-type="float">
            <text:p>8.977578</text:p>
          </table:table-cell>
          <table:table-cell office:value-type="float" office:value="10.27361" calcext:value-type="float">
            <text:p>10.27361</text:p>
          </table:table-cell>
          <table:table-cell office:value-type="float" office:value="19.61142" calcext:value-type="float">
            <text:p>19.61142</text:p>
          </table:table-cell>
          <table:table-cell office:value-type="float" office:value="4.205293" calcext:value-type="float">
            <text:p>4.205293</text:p>
          </table:table-cell>
          <table:table-cell office:value-type="float" office:value="3.232757" calcext:value-type="float">
            <text:p>3.232757</text:p>
          </table:table-cell>
          <table:table-cell office:value-type="float" office:value="1.57203" calcext:value-type="float">
            <text:p>1.57203</text:p>
          </table:table-cell>
          <table:table-cell office:value-type="float" office:value="1.210446" calcext:value-type="float">
            <text:p>1.210446</text:p>
          </table:table-cell>
          <table:table-cell office:value-type="float" office:value="2.480797" calcext:value-type="float">
            <text:p>2.480797</text:p>
          </table:table-cell>
          <table:table-cell office:value-type="float" office:value="3.690089" calcext:value-type="float">
            <text:p>3.690089</text:p>
          </table:table-cell>
          <table:table-cell office:value-type="float" office:value="3.659577" calcext:value-type="float">
            <text:p>3.659577</text:p>
          </table:table-cell>
          <table:table-cell office:value-type="float" office:value="3.831069" calcext:value-type="float">
            <text:p>3.831069</text:p>
          </table:table-cell>
          <table:table-cell office:value-type="float" office:value="3.842462" calcext:value-type="float">
            <text:p>3.842462</text:p>
          </table:table-cell>
          <table:table-cell office:value-type="float" office:value="4.146628" calcext:value-type="float">
            <text:p>4.146628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0" calcext:value-type="float">
            <text:p>0</text:p>
          </table:table-cell>
          <table:table-cell office:value-type="float" office:value="0.3881605" calcext:value-type="float">
            <text:p>0.388160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52325" calcext:value-type="float">
            <text:p>4.3523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2.160597" calcext:value-type="float">
            <text:p>2.160597</text:p>
          </table:table-cell>
          <table:table-cell office:value-type="float" office:value="137.1296" calcext:value-type="float">
            <text:p>137.129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6093" calcext:value-type="float">
            <text:p>15.6093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851" calcext:value-type="float">
            <text:p>1187.851</text:p>
          </table:table-cell>
          <table:table-cell office:value-type="float" office:value="1.492654" calcext:value-type="float">
            <text:p>1.492654</text:p>
          </table:table-cell>
          <table:table-cell office:value-type="float" office:value="0" calcext:value-type="float">
            <text:p>0</text:p>
          </table:table-cell>
          <table:table-cell office:value-type="float" office:value="0.1846684" calcext:value-type="float">
            <text:p>0.1846684</text:p>
          </table:table-cell>
          <table:table-cell office:value-type="float" office:value="0.1103212" calcext:value-type="float">
            <text:p>0.1103212</text:p>
          </table:table-cell>
          <table:table-cell office:value-type="float" office:value="0.1615417" calcext:value-type="float">
            <text:p>0.1615417</text:p>
          </table:table-cell>
          <table:table-cell office:value-type="float" office:value="0.04449902" calcext:value-type="float">
            <text:p>0.04449902</text:p>
          </table:table-cell>
          <table:table-cell office:value-type="float" office:value="0.02985241" calcext:value-type="float">
            <text:p>0.02985241</text:p>
          </table:table-cell>
          <table:table-cell office:value-type="float" office:value="0.02646526" calcext:value-type="float">
            <text:p>0.02646526</text:p>
          </table:table-cell>
          <table:table-cell office:value-type="float" office:value="0.02624617" calcext:value-type="float">
            <text:p>0.02624617</text:p>
          </table:table-cell>
          <table:table-cell office:value-type="float" office:value="0.05868036" calcext:value-type="float">
            <text:p>0.05868036</text:p>
          </table:table-cell>
          <table:table-cell office:value-type="float" office:value="0.1019891" calcext:value-type="float">
            <text:p>0.1019891</text:p>
          </table:table-cell>
          <table:table-cell office:value-type="float" office:value="0.09992672" calcext:value-type="float">
            <text:p>0.09992672</text:p>
          </table:table-cell>
          <table:table-cell office:value-type="float" office:value="0.1005693" calcext:value-type="float">
            <text:p>0.1005693</text:p>
          </table:table-cell>
          <table:table-cell office:value-type="float" office:value="0.1003556" calcext:value-type="float">
            <text:p>0.1003556</text:p>
          </table:table-cell>
          <table:table-cell office:value-type="float" office:value="0.1033164" calcext:value-type="float">
            <text:p>0.1033164</text:p>
          </table:table-cell>
          <table:table-cell office:value-type="float" office:value="0.1063368" calcext:value-type="float">
            <text:p>0.1063368</text:p>
          </table:table-cell>
          <table:table-cell office:value-type="float" office:value="0" calcext:value-type="float">
            <text:p>0</text:p>
          </table:table-cell>
          <table:table-cell office:value-type="float" office:value="8.994606" calcext:value-type="float">
            <text:p>8.994606</text:p>
          </table:table-cell>
          <table:table-cell office:value-type="float" office:value="10.27935" calcext:value-type="float">
            <text:p>10.27935</text:p>
          </table:table-cell>
          <table:table-cell office:value-type="float" office:value="19.60558" calcext:value-type="float">
            <text:p>19.60558</text:p>
          </table:table-cell>
          <table:table-cell office:value-type="float" office:value="4.208164" calcext:value-type="float">
            <text:p>4.208164</text:p>
          </table:table-cell>
          <table:table-cell office:value-type="float" office:value="3.233559" calcext:value-type="float">
            <text:p>3.233559</text:p>
          </table:table-cell>
          <table:table-cell office:value-type="float" office:value="1.574782" calcext:value-type="float">
            <text:p>1.574782</text:p>
          </table:table-cell>
          <table:table-cell office:value-type="float" office:value="1.213355" calcext:value-type="float">
            <text:p>1.213355</text:p>
          </table:table-cell>
          <table:table-cell office:value-type="float" office:value="2.487557" calcext:value-type="float">
            <text:p>2.487557</text:p>
          </table:table-cell>
          <table:table-cell office:value-type="float" office:value="3.70003" calcext:value-type="float">
            <text:p>3.70003</text:p>
          </table:table-cell>
          <table:table-cell office:value-type="float" office:value="3.669637" calcext:value-type="float">
            <text:p>3.669637</text:p>
          </table:table-cell>
          <table:table-cell office:value-type="float" office:value="3.841618" calcext:value-type="float">
            <text:p>3.841618</text:p>
          </table:table-cell>
          <table:table-cell office:value-type="float" office:value="3.853042" calcext:value-type="float">
            <text:p>3.853042</text:p>
          </table:table-cell>
          <table:table-cell office:value-type="float" office:value="4.157366" calcext:value-type="float">
            <text:p>4.157366</text:p>
          </table:table-cell>
          <table:table-cell office:value-type="float" office:value="4.448188" calcext:value-type="float">
            <text:p>4.448188</text:p>
          </table:table-cell>
          <table:table-cell office:value-type="float" office:value="0" calcext:value-type="float">
            <text:p>0</text:p>
          </table:table-cell>
          <table:table-cell office:value-type="float" office:value="0.3825208" calcext:value-type="float">
            <text:p>0.382520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56977" calcext:value-type="float">
            <text:p>4.3569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2.159687" calcext:value-type="float">
            <text:p>2.159687</text:p>
          </table:table-cell>
          <table:table-cell office:value-type="float" office:value="137.1244" calcext:value-type="float">
            <text:p>137.124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64636" calcext:value-type="float">
            <text:p>15.64636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82" calcext:value-type="float">
            <text:p>1187.82</text:p>
          </table:table-cell>
          <table:table-cell office:value-type="float" office:value="1.492047" calcext:value-type="float">
            <text:p>1.492047</text:p>
          </table:table-cell>
          <table:table-cell office:value-type="float" office:value="0" calcext:value-type="float">
            <text:p>0</text:p>
          </table:table-cell>
          <table:table-cell office:value-type="float" office:value="0.1895153" calcext:value-type="float">
            <text:p>0.1895153</text:p>
          </table:table-cell>
          <table:table-cell office:value-type="float" office:value="0.113242" calcext:value-type="float">
            <text:p>0.113242</text:p>
          </table:table-cell>
          <table:table-cell office:value-type="float" office:value="0.1638219" calcext:value-type="float">
            <text:p>0.1638219</text:p>
          </table:table-cell>
          <table:table-cell office:value-type="float" office:value="0.04541687" calcext:value-type="float">
            <text:p>0.04541687</text:p>
          </table:table-cell>
          <table:table-cell office:value-type="float" office:value="0.02961543" calcext:value-type="float">
            <text:p>0.02961543</text:p>
          </table:table-cell>
          <table:table-cell office:value-type="float" office:value="0.02693232" calcext:value-type="float">
            <text:p>0.02693232</text:p>
          </table:table-cell>
          <table:table-cell office:value-type="float" office:value="0.02642679" calcext:value-type="float">
            <text:p>0.02642679</text:p>
          </table:table-cell>
          <table:table-cell office:value-type="float" office:value="0.05880018" calcext:value-type="float">
            <text:p>0.05880018</text:p>
          </table:table-cell>
          <table:table-cell office:value-type="float" office:value="0.1021069" calcext:value-type="float">
            <text:p>0.1021069</text:p>
          </table:table-cell>
          <table:table-cell office:value-type="float" office:value="0.1000327" calcext:value-type="float">
            <text:p>0.1000327</text:p>
          </table:table-cell>
          <table:table-cell office:value-type="float" office:value="0.1006788" calcext:value-type="float">
            <text:p>0.1006788</text:p>
          </table:table-cell>
          <table:table-cell office:value-type="float" office:value="0.1004661" calcext:value-type="float">
            <text:p>0.1004661</text:p>
          </table:table-cell>
          <table:table-cell office:value-type="float" office:value="0.1034305" calcext:value-type="float">
            <text:p>0.1034305</text:p>
          </table:table-cell>
          <table:table-cell office:value-type="float" office:value="0.1064589" calcext:value-type="float">
            <text:p>0.1064589</text:p>
          </table:table-cell>
          <table:table-cell office:value-type="float" office:value="0" calcext:value-type="float">
            <text:p>0</text:p>
          </table:table-cell>
          <table:table-cell office:value-type="float" office:value="9.013261" calcext:value-type="float">
            <text:p>9.013261</text:p>
          </table:table-cell>
          <table:table-cell office:value-type="float" office:value="10.28601" calcext:value-type="float">
            <text:p>10.28601</text:p>
          </table:table-cell>
          <table:table-cell office:value-type="float" office:value="19.60046" calcext:value-type="float">
            <text:p>19.60046</text:p>
          </table:table-cell>
          <table:table-cell office:value-type="float" office:value="4.211189" calcext:value-type="float">
            <text:p>4.211189</text:p>
          </table:table-cell>
          <table:table-cell office:value-type="float" office:value="3.234233" calcext:value-type="float">
            <text:p>3.234233</text:p>
          </table:table-cell>
          <table:table-cell office:value-type="float" office:value="1.577594" calcext:value-type="float">
            <text:p>1.577594</text:p>
          </table:table-cell>
          <table:table-cell office:value-type="float" office:value="1.216282" calcext:value-type="float">
            <text:p>1.216282</text:p>
          </table:table-cell>
          <table:table-cell office:value-type="float" office:value="2.494329" calcext:value-type="float">
            <text:p>2.494329</text:p>
          </table:table-cell>
          <table:table-cell office:value-type="float" office:value="3.709972" calcext:value-type="float">
            <text:p>3.709972</text:p>
          </table:table-cell>
          <table:table-cell office:value-type="float" office:value="3.679663" calcext:value-type="float">
            <text:p>3.679663</text:p>
          </table:table-cell>
          <table:table-cell office:value-type="float" office:value="3.852155" calcext:value-type="float">
            <text:p>3.852155</text:p>
          </table:table-cell>
          <table:table-cell office:value-type="float" office:value="3.863627" calcext:value-type="float">
            <text:p>3.863627</text:p>
          </table:table-cell>
          <table:table-cell office:value-type="float" office:value="4.168098" calcext:value-type="float">
            <text:p>4.168098</text:p>
          </table:table-cell>
          <table:table-cell office:value-type="float" office:value="4.459702" calcext:value-type="float">
            <text:p>4.459702</text:p>
          </table:table-cell>
          <table:table-cell office:value-type="float" office:value="0" calcext:value-type="float">
            <text:p>0</text:p>
          </table:table-cell>
          <table:table-cell office:value-type="float" office:value="0.3485066" calcext:value-type="float">
            <text:p>0.3485066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61813" calcext:value-type="float">
            <text:p>4.3618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2.159035" calcext:value-type="float">
            <text:p>2.159035</text:p>
          </table:table-cell>
          <table:table-cell office:value-type="float" office:value="137.1191" calcext:value-type="float">
            <text:p>137.1191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68393" calcext:value-type="float">
            <text:p>15.68393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787" calcext:value-type="float">
            <text:p>1187.787</text:p>
          </table:table-cell>
          <table:table-cell office:value-type="float" office:value="1.492125" calcext:value-type="float">
            <text:p>1.492125</text:p>
          </table:table-cell>
          <table:table-cell office:value-type="float" office:value="0" calcext:value-type="float">
            <text:p>0</text:p>
          </table:table-cell>
          <table:table-cell office:value-type="float" office:value="0.1515843" calcext:value-type="float">
            <text:p>0.1515843</text:p>
          </table:table-cell>
          <table:table-cell office:value-type="float" office:value="0.1178983" calcext:value-type="float">
            <text:p>0.1178983</text:p>
          </table:table-cell>
          <table:table-cell office:value-type="float" office:value="0.1634838" calcext:value-type="float">
            <text:p>0.1634838</text:p>
          </table:table-cell>
          <table:table-cell office:value-type="float" office:value="0.05645287" calcext:value-type="float">
            <text:p>0.05645287</text:p>
          </table:table-cell>
          <table:table-cell office:value-type="float" office:value="0.04080602" calcext:value-type="float">
            <text:p>0.04080602</text:p>
          </table:table-cell>
          <table:table-cell office:value-type="float" office:value="0.0304183" calcext:value-type="float">
            <text:p>0.0304183</text:p>
          </table:table-cell>
          <table:table-cell office:value-type="float" office:value="0.02668293" calcext:value-type="float">
            <text:p>0.02668293</text:p>
          </table:table-cell>
          <table:table-cell office:value-type="float" office:value="0.05898138" calcext:value-type="float">
            <text:p>0.05898138</text:p>
          </table:table-cell>
          <table:table-cell office:value-type="float" office:value="0.1022364" calcext:value-type="float">
            <text:p>0.1022364</text:p>
          </table:table-cell>
          <table:table-cell office:value-type="float" office:value="0.1001393" calcext:value-type="float">
            <text:p>0.1001393</text:p>
          </table:table-cell>
          <table:table-cell office:value-type="float" office:value="0.1007884" calcext:value-type="float">
            <text:p>0.1007884</text:p>
          </table:table-cell>
          <table:table-cell office:value-type="float" office:value="0.1005764" calcext:value-type="float">
            <text:p>0.1005764</text:p>
          </table:table-cell>
          <table:table-cell office:value-type="float" office:value="0.1035444" calcext:value-type="float">
            <text:p>0.1035444</text:p>
          </table:table-cell>
          <table:table-cell office:value-type="float" office:value="0.106581" calcext:value-type="float">
            <text:p>0.106581</text:p>
          </table:table-cell>
          <table:table-cell office:value-type="float" office:value="0" calcext:value-type="float">
            <text:p>0</text:p>
          </table:table-cell>
          <table:table-cell office:value-type="float" office:value="9.046402" calcext:value-type="float">
            <text:p>9.046402</text:p>
          </table:table-cell>
          <table:table-cell office:value-type="float" office:value="10.18264" calcext:value-type="float">
            <text:p>10.18264</text:p>
          </table:table-cell>
          <table:table-cell office:value-type="float" office:value="18.55508" calcext:value-type="float">
            <text:p>18.55508</text:p>
          </table:table-cell>
          <table:table-cell office:value-type="float" office:value="4.711668" calcext:value-type="float">
            <text:p>4.711668</text:p>
          </table:table-cell>
          <table:table-cell office:value-type="float" office:value="3.829853" calcext:value-type="float">
            <text:p>3.829853</text:p>
          </table:table-cell>
          <table:table-cell office:value-type="float" office:value="1.683782" calcext:value-type="float">
            <text:p>1.683782</text:p>
          </table:table-cell>
          <table:table-cell office:value-type="float" office:value="1.219251" calcext:value-type="float">
            <text:p>1.219251</text:p>
          </table:table-cell>
          <table:table-cell office:value-type="float" office:value="2.50112" calcext:value-type="float">
            <text:p>2.50112</text:p>
          </table:table-cell>
          <table:table-cell office:value-type="float" office:value="3.719913" calcext:value-type="float">
            <text:p>3.719913</text:p>
          </table:table-cell>
          <table:table-cell office:value-type="float" office:value="3.689686" calcext:value-type="float">
            <text:p>3.689686</text:p>
          </table:table-cell>
          <table:table-cell office:value-type="float" office:value="3.862676" calcext:value-type="float">
            <text:p>3.862676</text:p>
          </table:table-cell>
          <table:table-cell office:value-type="float" office:value="3.874177" calcext:value-type="float">
            <text:p>3.874177</text:p>
          </table:table-cell>
          <table:table-cell office:value-type="float" office:value="4.178797" calcext:value-type="float">
            <text:p>4.178797</text:p>
          </table:table-cell>
          <table:table-cell office:value-type="float" office:value="4.471211" calcext:value-type="float">
            <text:p>4.471211</text:p>
          </table:table-cell>
          <table:table-cell office:value-type="float" office:value="0" calcext:value-type="float">
            <text:p>0</text:p>
          </table:table-cell>
          <table:table-cell office:value-type="float" office:value="0.332841" calcext:value-type="float">
            <text:p>0.332841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66504" calcext:value-type="float">
            <text:p>4.3665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2.158907" calcext:value-type="float">
            <text:p>2.158907</text:p>
          </table:table-cell>
          <table:table-cell office:value-type="float" office:value="137.1141" calcext:value-type="float">
            <text:p>137.1141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72101" calcext:value-type="float">
            <text:p>15.72101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756" calcext:value-type="float">
            <text:p>1187.756</text:p>
          </table:table-cell>
          <table:table-cell office:value-type="float" office:value="1.492689" calcext:value-type="float">
            <text:p>1.492689</text:p>
          </table:table-cell>
          <table:table-cell office:value-type="float" office:value="0" calcext:value-type="float">
            <text:p>0</text:p>
          </table:table-cell>
          <table:table-cell office:value-type="float" office:value="0.1084259" calcext:value-type="float">
            <text:p>0.1084259</text:p>
          </table:table-cell>
          <table:table-cell office:value-type="float" office:value="0.1023964" calcext:value-type="float">
            <text:p>0.1023964</text:p>
          </table:table-cell>
          <table:table-cell office:value-type="float" office:value="0.1500213" calcext:value-type="float">
            <text:p>0.1500213</text:p>
          </table:table-cell>
          <table:table-cell office:value-type="float" office:value="0.04613788" calcext:value-type="float">
            <text:p>0.04613788</text:p>
          </table:table-cell>
          <table:table-cell office:value-type="float" office:value="0.03102361" calcext:value-type="float">
            <text:p>0.03102361</text:p>
          </table:table-cell>
          <table:table-cell office:value-type="float" office:value="0.02833253" calcext:value-type="float">
            <text:p>0.02833253</text:p>
          </table:table-cell>
          <table:table-cell office:value-type="float" office:value="0.0267085" calcext:value-type="float">
            <text:p>0.0267085</text:p>
          </table:table-cell>
          <table:table-cell office:value-type="float" office:value="0.0591416" calcext:value-type="float">
            <text:p>0.0591416</text:p>
          </table:table-cell>
          <table:table-cell office:value-type="float" office:value="0.1023784" calcext:value-type="float">
            <text:p>0.1023784</text:p>
          </table:table-cell>
          <table:table-cell office:value-type="float" office:value="0.1002481" calcext:value-type="float">
            <text:p>0.1002481</text:p>
          </table:table-cell>
          <table:table-cell office:value-type="float" office:value="0.1008985" calcext:value-type="float">
            <text:p>0.1008985</text:p>
          </table:table-cell>
          <table:table-cell office:value-type="float" office:value="0.1006862" calcext:value-type="float">
            <text:p>0.1006862</text:p>
          </table:table-cell>
          <table:table-cell office:value-type="float" office:value="0.1036581" calcext:value-type="float">
            <text:p>0.1036581</text:p>
          </table:table-cell>
          <table:table-cell office:value-type="float" office:value="0.106703" calcext:value-type="float">
            <text:p>0.106703</text:p>
          </table:table-cell>
          <table:table-cell office:value-type="float" office:value="0" calcext:value-type="float">
            <text:p>0</text:p>
          </table:table-cell>
          <table:table-cell office:value-type="float" office:value="9.05736" calcext:value-type="float">
            <text:p>9.05736</text:p>
          </table:table-cell>
          <table:table-cell office:value-type="float" office:value="10.18898" calcext:value-type="float">
            <text:p>10.18898</text:p>
          </table:table-cell>
          <table:table-cell office:value-type="float" office:value="18.55131" calcext:value-type="float">
            <text:p>18.55131</text:p>
          </table:table-cell>
          <table:table-cell office:value-type="float" office:value="4.715163" calcext:value-type="float">
            <text:p>4.715163</text:p>
          </table:table-cell>
          <table:table-cell office:value-type="float" office:value="3.830564" calcext:value-type="float">
            <text:p>3.830564</text:p>
          </table:table-cell>
          <table:table-cell office:value-type="float" office:value="1.68694" calcext:value-type="float">
            <text:p>1.68694</text:p>
          </table:table-cell>
          <table:table-cell office:value-type="float" office:value="1.222251" calcext:value-type="float">
            <text:p>1.222251</text:p>
          </table:table-cell>
          <table:table-cell office:value-type="float" office:value="2.507937" calcext:value-type="float">
            <text:p>2.507937</text:p>
          </table:table-cell>
          <table:table-cell office:value-type="float" office:value="3.729855" calcext:value-type="float">
            <text:p>3.729855</text:p>
          </table:table-cell>
          <table:table-cell office:value-type="float" office:value="3.69971" calcext:value-type="float">
            <text:p>3.69971</text:p>
          </table:table-cell>
          <table:table-cell office:value-type="float" office:value="3.873192" calcext:value-type="float">
            <text:p>3.873192</text:p>
          </table:table-cell>
          <table:table-cell office:value-type="float" office:value="3.884718" calcext:value-type="float">
            <text:p>3.884718</text:p>
          </table:table-cell>
          <table:table-cell office:value-type="float" office:value="4.189496" calcext:value-type="float">
            <text:p>4.189496</text:p>
          </table:table-cell>
          <table:table-cell office:value-type="float" office:value="4.48272" calcext:value-type="float">
            <text:p>4.48272</text:p>
          </table:table-cell>
          <table:table-cell office:value-type="float" office:value="0" calcext:value-type="float">
            <text:p>0</text:p>
          </table:table-cell>
          <table:table-cell office:value-type="float" office:value="0.2472814" calcext:value-type="float">
            <text:p>0.2472814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7045" calcext:value-type="float">
            <text:p>4.370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2.158818" calcext:value-type="float">
            <text:p>2.158818</text:p>
          </table:table-cell>
          <table:table-cell office:value-type="float" office:value="137.1096" calcext:value-type="float">
            <text:p>137.109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75742" calcext:value-type="float">
            <text:p>15.75742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724" calcext:value-type="float">
            <text:p>1187.724</text:p>
          </table:table-cell>
          <table:table-cell office:value-type="float" office:value="1.492903" calcext:value-type="float">
            <text:p>1.492903</text:p>
          </table:table-cell>
          <table:table-cell office:value-type="float" office:value="0" calcext:value-type="float">
            <text:p>0</text:p>
          </table:table-cell>
          <table:table-cell office:value-type="float" office:value="0.09929483" calcext:value-type="float">
            <text:p>0.09929483</text:p>
          </table:table-cell>
          <table:table-cell office:value-type="float" office:value="0.09647209" calcext:value-type="float">
            <text:p>0.09647209</text:p>
          </table:table-cell>
          <table:table-cell office:value-type="float" office:value="0.1434608" calcext:value-type="float">
            <text:p>0.1434608</text:p>
          </table:table-cell>
          <table:table-cell office:value-type="float" office:value="0.04191267" calcext:value-type="float">
            <text:p>0.04191267</text:p>
          </table:table-cell>
          <table:table-cell office:value-type="float" office:value="0.02775827" calcext:value-type="float">
            <text:p>0.02775827</text:p>
          </table:table-cell>
          <table:table-cell office:value-type="float" office:value="0.02685999" calcext:value-type="float">
            <text:p>0.02685999</text:p>
          </table:table-cell>
          <table:table-cell office:value-type="float" office:value="0.02636003" calcext:value-type="float">
            <text:p>0.02636003</text:p>
          </table:table-cell>
          <table:table-cell office:value-type="float" office:value="0.05912001" calcext:value-type="float">
            <text:p>0.05912001</text:p>
          </table:table-cell>
          <table:table-cell office:value-type="float" office:value="0.1025044" calcext:value-type="float">
            <text:p>0.1025044</text:p>
          </table:table-cell>
          <table:table-cell office:value-type="float" office:value="0.100358" calcext:value-type="float">
            <text:p>0.100358</text:p>
          </table:table-cell>
          <table:table-cell office:value-type="float" office:value="0.1010088" calcext:value-type="float">
            <text:p>0.1010088</text:p>
          </table:table-cell>
          <table:table-cell office:value-type="float" office:value="0.1007967" calcext:value-type="float">
            <text:p>0.1007967</text:p>
          </table:table-cell>
          <table:table-cell office:value-type="float" office:value="0.1037716" calcext:value-type="float">
            <text:p>0.1037716</text:p>
          </table:table-cell>
          <table:table-cell office:value-type="float" office:value="0.1068248" calcext:value-type="float">
            <text:p>0.1068248</text:p>
          </table:table-cell>
          <table:table-cell office:value-type="float" office:value="0" calcext:value-type="float">
            <text:p>0</text:p>
          </table:table-cell>
          <table:table-cell office:value-type="float" office:value="9.063757" calcext:value-type="float">
            <text:p>9.063757</text:p>
          </table:table-cell>
          <table:table-cell office:value-type="float" office:value="10.19142" calcext:value-type="float">
            <text:p>10.19142</text:p>
          </table:table-cell>
          <table:table-cell office:value-type="float" office:value="18.54403" calcext:value-type="float">
            <text:p>18.54403</text:p>
          </table:table-cell>
          <table:table-cell office:value-type="float" office:value="4.716223" calcext:value-type="float">
            <text:p>4.716223</text:p>
          </table:table-cell>
          <table:table-cell office:value-type="float" office:value="3.829223" calcext:value-type="float">
            <text:p>3.829223</text:p>
          </table:table-cell>
          <table:table-cell office:value-type="float" office:value="1.689698" calcext:value-type="float">
            <text:p>1.689698</text:p>
          </table:table-cell>
          <table:table-cell office:value-type="float" office:value="1.225206" calcext:value-type="float">
            <text:p>1.225206</text:p>
          </table:table-cell>
          <table:table-cell office:value-type="float" office:value="2.514754" calcext:value-type="float">
            <text:p>2.514754</text:p>
          </table:table-cell>
          <table:table-cell office:value-type="float" office:value="3.739796" calcext:value-type="float">
            <text:p>3.739796</text:p>
          </table:table-cell>
          <table:table-cell office:value-type="float" office:value="3.709732" calcext:value-type="float">
            <text:p>3.709732</text:p>
          </table:table-cell>
          <table:table-cell office:value-type="float" office:value="3.883684" calcext:value-type="float">
            <text:p>3.883684</text:p>
          </table:table-cell>
          <table:table-cell office:value-type="float" office:value="3.895264" calcext:value-type="float">
            <text:p>3.895264</text:p>
          </table:table-cell>
          <table:table-cell office:value-type="float" office:value="4.200168" calcext:value-type="float">
            <text:p>4.200168</text:p>
          </table:table-cell>
          <table:table-cell office:value-type="float" office:value="4.494185" calcext:value-type="float">
            <text:p>4.494185</text:p>
          </table:table-cell>
          <table:table-cell office:value-type="float" office:value="0" calcext:value-type="float">
            <text:p>0</text:p>
          </table:table-cell>
          <table:table-cell office:value-type="float" office:value="0.2186118" calcext:value-type="float">
            <text:p>0.218611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7398" calcext:value-type="float">
            <text:p>4.373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2.158848" calcext:value-type="float">
            <text:p>2.158848</text:p>
          </table:table-cell>
          <table:table-cell office:value-type="float" office:value="137.105" calcext:value-type="float">
            <text:p>137.10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79357" calcext:value-type="float">
            <text:p>15.79357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692" calcext:value-type="float">
            <text:p>1187.692</text:p>
          </table:table-cell>
          <table:table-cell office:value-type="float" office:value="1.493328" calcext:value-type="float">
            <text:p>1.493328</text:p>
          </table:table-cell>
          <table:table-cell office:value-type="float" office:value="0" calcext:value-type="float">
            <text:p>0</text:p>
          </table:table-cell>
          <table:table-cell office:value-type="float" office:value="0.09733035" calcext:value-type="float">
            <text:p>0.09733035</text:p>
          </table:table-cell>
          <table:table-cell office:value-type="float" office:value="0.09489824" calcext:value-type="float">
            <text:p>0.09489824</text:p>
          </table:table-cell>
          <table:table-cell office:value-type="float" office:value="0.1411277" calcext:value-type="float">
            <text:p>0.1411277</text:p>
          </table:table-cell>
          <table:table-cell office:value-type="float" office:value="0.04007738" calcext:value-type="float">
            <text:p>0.04007738</text:p>
          </table:table-cell>
          <table:table-cell office:value-type="float" office:value="0.02599231" calcext:value-type="float">
            <text:p>0.02599231</text:p>
          </table:table-cell>
          <table:table-cell office:value-type="float" office:value="0.02626734" calcext:value-type="float">
            <text:p>0.02626734</text:p>
          </table:table-cell>
          <table:table-cell office:value-type="float" office:value="0.02617897" calcext:value-type="float">
            <text:p>0.02617897</text:p>
          </table:table-cell>
          <table:table-cell office:value-type="float" office:value="0.05903069" calcext:value-type="float">
            <text:p>0.05903069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04654" calcext:value-type="float">
            <text:p>0.1004654</text:p>
          </table:table-cell>
          <table:table-cell office:value-type="float" office:value="0.1011189" calcext:value-type="float">
            <text:p>0.1011189</text:p>
          </table:table-cell>
          <table:table-cell office:value-type="float" office:value="0.1009074" calcext:value-type="float">
            <text:p>0.1009074</text:p>
          </table:table-cell>
          <table:table-cell office:value-type="float" office:value="0.1038851" calcext:value-type="float">
            <text:p>0.1038851</text:p>
          </table:table-cell>
          <table:table-cell office:value-type="float" office:value="0.1069465" calcext:value-type="float">
            <text:p>0.1069465</text:p>
          </table:table-cell>
          <table:table-cell office:value-type="float" office:value="0" calcext:value-type="float">
            <text:p>0</text:p>
          </table:table-cell>
          <table:table-cell office:value-type="float" office:value="9.069681" calcext:value-type="float">
            <text:p>9.069681</text:p>
          </table:table-cell>
          <table:table-cell office:value-type="float" office:value="10.19286" calcext:value-type="float">
            <text:p>10.19286</text:p>
          </table:table-cell>
          <table:table-cell office:value-type="float" office:value="18.53559" calcext:value-type="float">
            <text:p>18.53559</text:p>
          </table:table-cell>
          <table:table-cell office:value-type="float" office:value="4.71634" calcext:value-type="float">
            <text:p>4.71634</text:p>
          </table:table-cell>
          <table:table-cell office:value-type="float" office:value="3.827086" calcext:value-type="float">
            <text:p>3.827086</text:p>
          </table:table-cell>
          <table:table-cell office:value-type="float" office:value="1.692228" calcext:value-type="float">
            <text:p>1.692228</text:p>
          </table:table-cell>
          <table:table-cell office:value-type="float" office:value="1.228098" calcext:value-type="float">
            <text:p>1.228098</text:p>
          </table:table-cell>
          <table:table-cell office:value-type="float" office:value="2.521535" calcext:value-type="float">
            <text:p>2.521535</text:p>
          </table:table-cell>
          <table:table-cell office:value-type="float" office:value="3.749738" calcext:value-type="float">
            <text:p>3.749738</text:p>
          </table:table-cell>
          <table:table-cell office:value-type="float" office:value="3.719738" calcext:value-type="float">
            <text:p>3.719738</text:p>
          </table:table-cell>
          <table:table-cell office:value-type="float" office:value="3.894177" calcext:value-type="float">
            <text:p>3.894177</text:p>
          </table:table-cell>
          <table:table-cell office:value-type="float" office:value="3.905771" calcext:value-type="float">
            <text:p>3.905771</text:p>
          </table:table-cell>
          <table:table-cell office:value-type="float" office:value="4.210828" calcext:value-type="float">
            <text:p>4.210828</text:p>
          </table:table-cell>
          <table:table-cell office:value-type="float" office:value="4.505654" calcext:value-type="float">
            <text:p>4.505654</text:p>
          </table:table-cell>
          <table:table-cell office:value-type="float" office:value="0" calcext:value-type="float">
            <text:p>0</text:p>
          </table:table-cell>
          <table:table-cell office:value-type="float" office:value="0.2040123" calcext:value-type="float">
            <text:p>0.2040123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77371" calcext:value-type="float">
            <text:p>4.3773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2.159004" calcext:value-type="float">
            <text:p>2.159004</text:p>
          </table:table-cell>
          <table:table-cell office:value-type="float" office:value="137.1006" calcext:value-type="float">
            <text:p>137.100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82954" calcext:value-type="float">
            <text:p>15.82954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66" calcext:value-type="float">
            <text:p>1187.66</text:p>
          </table:table-cell>
          <table:table-cell office:value-type="float" office:value="1.493874" calcext:value-type="float">
            <text:p>1.493874</text:p>
          </table:table-cell>
          <table:table-cell office:value-type="float" office:value="0" calcext:value-type="float">
            <text:p>0</text:p>
          </table:table-cell>
          <table:table-cell office:value-type="float" office:value="0.09534576" calcext:value-type="float">
            <text:p>0.09534576</text:p>
          </table:table-cell>
          <table:table-cell office:value-type="float" office:value="0.09322192" calcext:value-type="float">
            <text:p>0.09322192</text:p>
          </table:table-cell>
          <table:table-cell office:value-type="float" office:value="0.1387577" calcext:value-type="float">
            <text:p>0.1387577</text:p>
          </table:table-cell>
          <table:table-cell office:value-type="float" office:value="0.038519" calcext:value-type="float">
            <text:p>0.038519</text:p>
          </table:table-cell>
          <table:table-cell office:value-type="float" office:value="0.02449966" calcext:value-type="float">
            <text:p>0.02449966</text:p>
          </table:table-cell>
          <table:table-cell office:value-type="float" office:value="0.02587224" calcext:value-type="float">
            <text:p>0.02587224</text:p>
          </table:table-cell>
          <table:table-cell office:value-type="float" office:value="0.02607867" calcext:value-type="float">
            <text:p>0.02607867</text:p>
          </table:table-cell>
          <table:table-cell office:value-type="float" office:value="0.05897529" calcext:value-type="float">
            <text:p>0.05897529</text:p>
          </table:table-cell>
          <table:table-cell office:value-type="float" office:value="0.1026647" calcext:value-type="float">
            <text:p>0.1026647</text:p>
          </table:table-cell>
          <table:table-cell office:value-type="float" office:value="0.1005681" calcext:value-type="float">
            <text:p>0.1005681</text:p>
          </table:table-cell>
          <table:table-cell office:value-type="float" office:value="0.1012287" calcext:value-type="float">
            <text:p>0.1012287</text:p>
          </table:table-cell>
          <table:table-cell office:value-type="float" office:value="0.1010177" calcext:value-type="float">
            <text:p>0.1010177</text:p>
          </table:table-cell>
          <table:table-cell office:value-type="float" office:value="0.1039982" calcext:value-type="float">
            <text:p>0.1039982</text:p>
          </table:table-cell>
          <table:table-cell office:value-type="float" office:value="0.107068" calcext:value-type="float">
            <text:p>0.107068</text:p>
          </table:table-cell>
          <table:table-cell office:value-type="float" office:value="0" calcext:value-type="float">
            <text:p>0</text:p>
          </table:table-cell>
          <table:table-cell office:value-type="float" office:value="9.075225" calcext:value-type="float">
            <text:p>9.075225</text:p>
          </table:table-cell>
          <table:table-cell office:value-type="float" office:value="10.19373" calcext:value-type="float">
            <text:p>10.19373</text:p>
          </table:table-cell>
          <table:table-cell office:value-type="float" office:value="18.52649" calcext:value-type="float">
            <text:p>18.52649</text:p>
          </table:table-cell>
          <table:table-cell office:value-type="float" office:value="4.715891" calcext:value-type="float">
            <text:p>4.715891</text:p>
          </table:table-cell>
          <table:table-cell office:value-type="float" office:value="3.824383" calcext:value-type="float">
            <text:p>3.824383</text:p>
          </table:table-cell>
          <table:table-cell office:value-type="float" office:value="1.694646" calcext:value-type="float">
            <text:p>1.694646</text:p>
          </table:table-cell>
          <table:table-cell office:value-type="float" office:value="1.230958" calcext:value-type="float">
            <text:p>1.230958</text:p>
          </table:table-cell>
          <table:table-cell office:value-type="float" office:value="2.528281" calcext:value-type="float">
            <text:p>2.528281</text:p>
          </table:table-cell>
          <table:table-cell office:value-type="float" office:value="3.75967" calcext:value-type="float">
            <text:p>3.75967</text:p>
          </table:table-cell>
          <table:table-cell office:value-type="float" office:value="3.729723" calcext:value-type="float">
            <text:p>3.729723</text:p>
          </table:table-cell>
          <table:table-cell office:value-type="float" office:value="3.904645" calcext:value-type="float">
            <text:p>3.904645</text:p>
          </table:table-cell>
          <table:table-cell office:value-type="float" office:value="3.916275" calcext:value-type="float">
            <text:p>3.916275</text:p>
          </table:table-cell>
          <table:table-cell office:value-type="float" office:value="4.22148" calcext:value-type="float">
            <text:p>4.22148</text:p>
          </table:table-cell>
          <table:table-cell office:value-type="float" office:value="4.517113" calcext:value-type="float">
            <text:p>4.517113</text:p>
          </table:table-cell>
          <table:table-cell office:value-type="float" office:value="0" calcext:value-type="float">
            <text:p>0</text:p>
          </table:table-cell>
          <table:table-cell office:value-type="float" office:value="0.1880798" calcext:value-type="float">
            <text:p>0.188079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80561" calcext:value-type="float">
            <text:p>4.38056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2.159262" calcext:value-type="float">
            <text:p>2.159262</text:p>
          </table:table-cell>
          <table:table-cell office:value-type="float" office:value="137.0961" calcext:value-type="float">
            <text:p>137.0961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86537" calcext:value-type="float">
            <text:p>15.86537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628" calcext:value-type="float">
            <text:p>1187.628</text:p>
          </table:table-cell>
          <table:table-cell office:value-type="float" office:value="1.49464" calcext:value-type="float">
            <text:p>1.49464</text:p>
          </table:table-cell>
          <table:table-cell office:value-type="float" office:value="0" calcext:value-type="float">
            <text:p>0</text:p>
          </table:table-cell>
          <table:table-cell office:value-type="float" office:value="0.09933269" calcext:value-type="float">
            <text:p>0.09933269</text:p>
          </table:table-cell>
          <table:table-cell office:value-type="float" office:value="0.09369527" calcext:value-type="float">
            <text:p>0.09369527</text:p>
          </table:table-cell>
          <table:table-cell office:value-type="float" office:value="0.1380393" calcext:value-type="float">
            <text:p>0.1380393</text:p>
          </table:table-cell>
          <table:table-cell office:value-type="float" office:value="0.03743332" calcext:value-type="float">
            <text:p>0.03743332</text:p>
          </table:table-cell>
          <table:table-cell office:value-type="float" office:value="0.02326766" calcext:value-type="float">
            <text:p>0.02326766</text:p>
          </table:table-cell>
          <table:table-cell office:value-type="float" office:value="0.02565517" calcext:value-type="float">
            <text:p>0.02565517</text:p>
          </table:table-cell>
          <table:table-cell office:value-type="float" office:value="0.02604091" calcext:value-type="float">
            <text:p>0.02604091</text:p>
          </table:table-cell>
          <table:table-cell office:value-type="float" office:value="0.0589442" calcext:value-type="float">
            <text:p>0.0589442</text:p>
          </table:table-cell>
          <table:table-cell office:value-type="float" office:value="0.1027295" calcext:value-type="float">
            <text:p>0.1027295</text:p>
          </table:table-cell>
          <table:table-cell office:value-type="float" office:value="0.1006671" calcext:value-type="float">
            <text:p>0.1006671</text:p>
          </table:table-cell>
          <table:table-cell office:value-type="float" office:value="0.101338" calcext:value-type="float">
            <text:p>0.101338</text:p>
          </table:table-cell>
          <table:table-cell office:value-type="float" office:value="0.1011285" calcext:value-type="float">
            <text:p>0.1011285</text:p>
          </table:table-cell>
          <table:table-cell office:value-type="float" office:value="0.1041112" calcext:value-type="float">
            <text:p>0.1041112</text:p>
          </table:table-cell>
          <table:table-cell office:value-type="float" office:value="0.1071893" calcext:value-type="float">
            <text:p>0.1071893</text:p>
          </table:table-cell>
          <table:table-cell office:value-type="float" office:value="0" calcext:value-type="float">
            <text:p>0</text:p>
          </table:table-cell>
          <table:table-cell office:value-type="float" office:value="9.080903" calcext:value-type="float">
            <text:p>9.080903</text:p>
          </table:table-cell>
          <table:table-cell office:value-type="float" office:value="10.19434" calcext:value-type="float">
            <text:p>10.19434</text:p>
          </table:table-cell>
          <table:table-cell office:value-type="float" office:value="18.51695" calcext:value-type="float">
            <text:p>18.51695</text:p>
          </table:table-cell>
          <table:table-cell office:value-type="float" office:value="4.714978" calcext:value-type="float">
            <text:p>4.714978</text:p>
          </table:table-cell>
          <table:table-cell office:value-type="float" office:value="3.821231" calcext:value-type="float">
            <text:p>3.821231</text:p>
          </table:table-cell>
          <table:table-cell office:value-type="float" office:value="1.696983" calcext:value-type="float">
            <text:p>1.696983</text:p>
          </table:table-cell>
          <table:table-cell office:value-type="float" office:value="1.233798" calcext:value-type="float">
            <text:p>1.233798</text:p>
          </table:table-cell>
          <table:table-cell office:value-type="float" office:value="2.535" calcext:value-type="float">
            <text:p>2.535</text:p>
          </table:table-cell>
          <table:table-cell office:value-type="float" office:value="3.769588" calcext:value-type="float">
            <text:p>3.769588</text:p>
          </table:table-cell>
          <table:table-cell office:value-type="float" office:value="3.739709" calcext:value-type="float">
            <text:p>3.739709</text:p>
          </table:table-cell>
          <table:table-cell office:value-type="float" office:value="3.915109" calcext:value-type="float">
            <text:p>3.915109</text:p>
          </table:table-cell>
          <table:table-cell office:value-type="float" office:value="3.926782" calcext:value-type="float">
            <text:p>3.926782</text:p>
          </table:table-cell>
          <table:table-cell office:value-type="float" office:value="4.232102" calcext:value-type="float">
            <text:p>4.232102</text:p>
          </table:table-cell>
          <table:table-cell office:value-type="float" office:value="4.52854" calcext:value-type="float">
            <text:p>4.52854</text:p>
          </table:table-cell>
          <table:table-cell office:value-type="float" office:value="0" calcext:value-type="float">
            <text:p>0</text:p>
          </table:table-cell>
          <table:table-cell office:value-type="float" office:value="0.1693709" calcext:value-type="float">
            <text:p>0.1693709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83676" calcext:value-type="float">
            <text:p>4.38367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2.159902" calcext:value-type="float">
            <text:p>2.159902</text:p>
          </table:table-cell>
          <table:table-cell office:value-type="float" office:value="137.0914" calcext:value-type="float">
            <text:p>137.091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90115" calcext:value-type="float">
            <text:p>15.90115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596" calcext:value-type="float">
            <text:p>1187.596</text:p>
          </table:table-cell>
          <table:table-cell office:value-type="float" office:value="1.496347" calcext:value-type="float">
            <text:p>1.496347</text:p>
          </table:table-cell>
          <table:table-cell office:value-type="float" office:value="0" calcext:value-type="float">
            <text:p>0</text:p>
          </table:table-cell>
          <table:table-cell office:value-type="float" office:value="0.08343848" calcext:value-type="float">
            <text:p>0.08343848</text:p>
          </table:table-cell>
          <table:table-cell office:value-type="float" office:value="0.09391989" calcext:value-type="float">
            <text:p>0.09391989</text:p>
          </table:table-cell>
          <table:table-cell office:value-type="float" office:value="0.1373629" calcext:value-type="float">
            <text:p>0.1373629</text:p>
          </table:table-cell>
          <table:table-cell office:value-type="float" office:value="0.03641644" calcext:value-type="float">
            <text:p>0.03641644</text:p>
          </table:table-cell>
          <table:table-cell office:value-type="float" office:value="0.02179681" calcext:value-type="float">
            <text:p>0.02179681</text:p>
          </table:table-cell>
          <table:table-cell office:value-type="float" office:value="0.02580725" calcext:value-type="float">
            <text:p>0.02580725</text:p>
          </table:table-cell>
          <table:table-cell office:value-type="float" office:value="0.02618737" calcext:value-type="float">
            <text:p>0.02618737</text:p>
          </table:table-cell>
          <table:table-cell office:value-type="float" office:value="0.05898901" calcext:value-type="float">
            <text:p>0.05898901</text:p>
          </table:table-cell>
          <table:table-cell office:value-type="float" office:value="0.1028001" calcext:value-type="float">
            <text:p>0.1028001</text:p>
          </table:table-cell>
          <table:table-cell office:value-type="float" office:value="0.1007631" calcext:value-type="float">
            <text:p>0.1007631</text:p>
          </table:table-cell>
          <table:table-cell office:value-type="float" office:value="0.1014468" calcext:value-type="float">
            <text:p>0.1014468</text:p>
          </table:table-cell>
          <table:table-cell office:value-type="float" office:value="0.1012388" calcext:value-type="float">
            <text:p>0.1012388</text:p>
          </table:table-cell>
          <table:table-cell office:value-type="float" office:value="0.1042241" calcext:value-type="float">
            <text:p>0.1042241</text:p>
          </table:table-cell>
          <table:table-cell office:value-type="float" office:value="0.1073105" calcext:value-type="float">
            <text:p>0.1073105</text:p>
          </table:table-cell>
          <table:table-cell office:value-type="float" office:value="0" calcext:value-type="float">
            <text:p>0</text:p>
          </table:table-cell>
          <table:table-cell office:value-type="float" office:value="9.086137" calcext:value-type="float">
            <text:p>9.086137</text:p>
          </table:table-cell>
          <table:table-cell office:value-type="float" office:value="10.19527" calcext:value-type="float">
            <text:p>10.19527</text:p>
          </table:table-cell>
          <table:table-cell office:value-type="float" office:value="18.50748" calcext:value-type="float">
            <text:p>18.50748</text:p>
          </table:table-cell>
          <table:table-cell office:value-type="float" office:value="4.713771" calcext:value-type="float">
            <text:p>4.713771</text:p>
          </table:table-cell>
          <table:table-cell office:value-type="float" office:value="3.817648" calcext:value-type="float">
            <text:p>3.817648</text:p>
          </table:table-cell>
          <table:table-cell office:value-type="float" office:value="1.699315" calcext:value-type="float">
            <text:p>1.699315</text:p>
          </table:table-cell>
          <table:table-cell office:value-type="float" office:value="1.236642" calcext:value-type="float">
            <text:p>1.236642</text:p>
          </table:table-cell>
          <table:table-cell office:value-type="float" office:value="2.541698" calcext:value-type="float">
            <text:p>2.541698</text:p>
          </table:table-cell>
          <table:table-cell office:value-type="float" office:value="3.779487" calcext:value-type="float">
            <text:p>3.779487</text:p>
          </table:table-cell>
          <table:table-cell office:value-type="float" office:value="3.749694" calcext:value-type="float">
            <text:p>3.749694</text:p>
          </table:table-cell>
          <table:table-cell office:value-type="float" office:value="3.925558" calcext:value-type="float">
            <text:p>3.925558</text:p>
          </table:table-cell>
          <table:table-cell office:value-type="float" office:value="3.937249" calcext:value-type="float">
            <text:p>3.937249</text:p>
          </table:table-cell>
          <table:table-cell office:value-type="float" office:value="4.242723" calcext:value-type="float">
            <text:p>4.242723</text:p>
          </table:table-cell>
          <table:table-cell office:value-type="float" office:value="4.539973" calcext:value-type="float">
            <text:p>4.539973</text:p>
          </table:table-cell>
          <table:table-cell office:value-type="float" office:value="0" calcext:value-type="float">
            <text:p>0</text:p>
          </table:table-cell>
          <table:table-cell office:value-type="float" office:value="0.03763132" calcext:value-type="float">
            <text:p>0.0376313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86446" calcext:value-type="float">
            <text:p>4.38644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2.160801" calcext:value-type="float">
            <text:p>2.160801</text:p>
          </table:table-cell>
          <table:table-cell office:value-type="float" office:value="137.0866" calcext:value-type="float">
            <text:p>137.086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93676" calcext:value-type="float">
            <text:p>15.93676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563" calcext:value-type="float">
            <text:p>1187.563</text:p>
          </table:table-cell>
          <table:table-cell office:value-type="float" office:value="1.49867" calcext:value-type="float">
            <text:p>1.49867</text:p>
          </table:table-cell>
          <table:table-cell office:value-type="float" office:value="0" calcext:value-type="float">
            <text:p>0</text:p>
          </table:table-cell>
          <table:table-cell office:value-type="float" office:value="0.03483189" calcext:value-type="float">
            <text:p>0.03483189</text:p>
          </table:table-cell>
          <table:table-cell office:value-type="float" office:value="0.09372998" calcext:value-type="float">
            <text:p>0.09372998</text:p>
          </table:table-cell>
          <table:table-cell office:value-type="float" office:value="0.1366972" calcext:value-type="float">
            <text:p>0.1366972</text:p>
          </table:table-cell>
          <table:table-cell office:value-type="float" office:value="0.0354279" calcext:value-type="float">
            <text:p>0.0354279</text:p>
          </table:table-cell>
          <table:table-cell office:value-type="float" office:value="0.02048348" calcext:value-type="float">
            <text:p>0.02048348</text:p>
          </table:table-cell>
          <table:table-cell office:value-type="float" office:value="0.02593241" calcext:value-type="float">
            <text:p>0.02593241</text:p>
          </table:table-cell>
          <table:table-cell office:value-type="float" office:value="0.02634826" calcext:value-type="float">
            <text:p>0.02634826</text:p>
          </table:table-cell>
          <table:table-cell office:value-type="float" office:value="0.05908445" calcext:value-type="float">
            <text:p>0.05908445</text:p>
          </table:table-cell>
          <table:table-cell office:value-type="float" office:value="0.102887" calcext:value-type="float">
            <text:p>0.102887</text:p>
          </table:table-cell>
          <table:table-cell office:value-type="float" office:value="0.1008589" calcext:value-type="float">
            <text:p>0.1008589</text:p>
          </table:table-cell>
          <table:table-cell office:value-type="float" office:value="0.1015548" calcext:value-type="float">
            <text:p>0.1015548</text:p>
          </table:table-cell>
          <table:table-cell office:value-type="float" office:value="0.1013489" calcext:value-type="float">
            <text:p>0.1013489</text:p>
          </table:table-cell>
          <table:table-cell office:value-type="float" office:value="0.1043367" calcext:value-type="float">
            <text:p>0.1043367</text:p>
          </table:table-cell>
          <table:table-cell office:value-type="float" office:value="0.1074316" calcext:value-type="float">
            <text:p>0.1074316</text:p>
          </table:table-cell>
          <table:table-cell office:value-type="float" office:value="0" calcext:value-type="float">
            <text:p>0</text:p>
          </table:table-cell>
          <table:table-cell office:value-type="float" office:value="9.083092" calcext:value-type="float">
            <text:p>9.083092</text:p>
          </table:table-cell>
          <table:table-cell office:value-type="float" office:value="10.19618" calcext:value-type="float">
            <text:p>10.19618</text:p>
          </table:table-cell>
          <table:table-cell office:value-type="float" office:value="18.49788" calcext:value-type="float">
            <text:p>18.49788</text:p>
          </table:table-cell>
          <table:table-cell office:value-type="float" office:value="4.712221" calcext:value-type="float">
            <text:p>4.712221</text:p>
          </table:table-cell>
          <table:table-cell office:value-type="float" office:value="3.813618" calcext:value-type="float">
            <text:p>3.813618</text:p>
          </table:table-cell>
          <table:table-cell office:value-type="float" office:value="1.701665" calcext:value-type="float">
            <text:p>1.701665</text:p>
          </table:table-cell>
          <table:table-cell office:value-type="float" office:value="1.23951" calcext:value-type="float">
            <text:p>1.23951</text:p>
          </table:table-cell>
          <table:table-cell office:value-type="float" office:value="2.548395" calcext:value-type="float">
            <text:p>2.548395</text:p>
          </table:table-cell>
          <table:table-cell office:value-type="float" office:value="3.789383" calcext:value-type="float">
            <text:p>3.789383</text:p>
          </table:table-cell>
          <table:table-cell office:value-type="float" office:value="3.75965" calcext:value-type="float">
            <text:p>3.75965</text:p>
          </table:table-cell>
          <table:table-cell office:value-type="float" office:value="3.935994" calcext:value-type="float">
            <text:p>3.935994</text:p>
          </table:table-cell>
          <table:table-cell office:value-type="float" office:value="3.947716" calcext:value-type="float">
            <text:p>3.947716</text:p>
          </table:table-cell>
          <table:table-cell office:value-type="float" office:value="4.253316" calcext:value-type="float">
            <text:p>4.253316</text:p>
          </table:table-cell>
          <table:table-cell office:value-type="float" office:value="4.551387" calcext:value-type="float">
            <text:p>4.551387</text:p>
          </table:table-cell>
          <table:table-cell office:value-type="float" office:value="0" calcext:value-type="float">
            <text:p>0</text:p>
          </table:table-cell>
          <table:table-cell office:value-type="float" office:value="0.002365314" calcext:value-type="float">
            <text:p>0.002365314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89069" calcext:value-type="float">
            <text:p>4.3890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2.16152" calcext:value-type="float">
            <text:p>2.16152</text:p>
          </table:table-cell>
          <table:table-cell office:value-type="float" office:value="137.0818" calcext:value-type="float">
            <text:p>137.0818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5.97229" calcext:value-type="float">
            <text:p>15.97229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531" calcext:value-type="float">
            <text:p>1187.531</text:p>
          </table:table-cell>
          <table:table-cell office:value-type="float" office:value="1.500576" calcext:value-type="float">
            <text:p>1.500576</text:p>
          </table:table-cell>
          <table:table-cell office:value-type="float" office:value="0" calcext:value-type="float">
            <text:p>0</text:p>
          </table:table-cell>
          <table:table-cell office:value-type="float" office:value="0.07520579" calcext:value-type="float">
            <text:p>0.07520579</text:p>
          </table:table-cell>
          <table:table-cell office:value-type="float" office:value="0.09403729" calcext:value-type="float">
            <text:p>0.09403729</text:p>
          </table:table-cell>
          <table:table-cell office:value-type="float" office:value="0.1358518" calcext:value-type="float">
            <text:p>0.1358518</text:p>
          </table:table-cell>
          <table:table-cell office:value-type="float" office:value="0.03441686" calcext:value-type="float">
            <text:p>0.03441686</text:p>
          </table:table-cell>
          <table:table-cell office:value-type="float" office:value="0.01926657" calcext:value-type="float">
            <text:p>0.01926657</text:p>
          </table:table-cell>
          <table:table-cell office:value-type="float" office:value="0.02601315" calcext:value-type="float">
            <text:p>0.02601315</text:p>
          </table:table-cell>
          <table:table-cell office:value-type="float" office:value="0.02649732" calcext:value-type="float">
            <text:p>0.02649732</text:p>
          </table:table-cell>
          <table:table-cell office:value-type="float" office:value="0.05919601" calcext:value-type="float">
            <text:p>0.05919601</text:p>
          </table:table-cell>
          <table:table-cell office:value-type="float" office:value="0.1029885" calcext:value-type="float">
            <text:p>0.1029885</text:p>
          </table:table-cell>
          <table:table-cell office:value-type="float" office:value="0.100956" calcext:value-type="float">
            <text:p>0.100956</text:p>
          </table:table-cell>
          <table:table-cell office:value-type="float" office:value="0.1016629" calcext:value-type="float">
            <text:p>0.1016629</text:p>
          </table:table-cell>
          <table:table-cell office:value-type="float" office:value="0.1014586" calcext:value-type="float">
            <text:p>0.1014586</text:p>
          </table:table-cell>
          <table:table-cell office:value-type="float" office:value="0.1044493" calcext:value-type="float">
            <text:p>0.1044493</text:p>
          </table:table-cell>
          <table:table-cell office:value-type="float" office:value="0.1075524" calcext:value-type="float">
            <text:p>0.1075524</text:p>
          </table:table-cell>
          <table:table-cell office:value-type="float" office:value="0" calcext:value-type="float">
            <text:p>0</text:p>
          </table:table-cell>
          <table:table-cell office:value-type="float" office:value="9.079392" calcext:value-type="float">
            <text:p>9.079392</text:p>
          </table:table-cell>
          <table:table-cell office:value-type="float" office:value="10.19701" calcext:value-type="float">
            <text:p>10.19701</text:p>
          </table:table-cell>
          <table:table-cell office:value-type="float" office:value="18.48809" calcext:value-type="float">
            <text:p>18.48809</text:p>
          </table:table-cell>
          <table:table-cell office:value-type="float" office:value="4.710318" calcext:value-type="float">
            <text:p>4.710318</text:p>
          </table:table-cell>
          <table:table-cell office:value-type="float" office:value="3.80916" calcext:value-type="float">
            <text:p>3.80916</text:p>
          </table:table-cell>
          <table:table-cell office:value-type="float" office:value="1.70402" calcext:value-type="float">
            <text:p>1.70402</text:p>
          </table:table-cell>
          <table:table-cell office:value-type="float" office:value="1.242401" calcext:value-type="float">
            <text:p>1.242401</text:p>
          </table:table-cell>
          <table:table-cell office:value-type="float" office:value="2.555102" calcext:value-type="float">
            <text:p>2.555102</text:p>
          </table:table-cell>
          <table:table-cell office:value-type="float" office:value="3.799258" calcext:value-type="float">
            <text:p>3.799258</text:p>
          </table:table-cell>
          <table:table-cell office:value-type="float" office:value="3.769599" calcext:value-type="float">
            <text:p>3.769599</text:p>
          </table:table-cell>
          <table:table-cell office:value-type="float" office:value="3.946424" calcext:value-type="float">
            <text:p>3.946424</text:p>
          </table:table-cell>
          <table:table-cell office:value-type="float" office:value="3.958183" calcext:value-type="float">
            <text:p>3.958183</text:p>
          </table:table-cell>
          <table:table-cell office:value-type="float" office:value="4.263898" calcext:value-type="float">
            <text:p>4.263898</text:p>
          </table:table-cell>
          <table:table-cell office:value-type="float" office:value="4.562781" calcext:value-type="float">
            <text:p>4.562781</text:p>
          </table:table-cell>
          <table:table-cell office:value-type="float" office:value="0" calcext:value-type="float">
            <text:p>0</text:p>
          </table:table-cell>
          <table:table-cell office:value-type="float" office:value="0.08052748" calcext:value-type="float">
            <text:p>0.0805274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91857" calcext:value-type="float">
            <text:p>4.3918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2.162209" calcext:value-type="float">
            <text:p>2.162209</text:p>
          </table:table-cell>
          <table:table-cell office:value-type="float" office:value="137.077" calcext:value-type="float">
            <text:p>137.077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00782" calcext:value-type="float">
            <text:p>16.00782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499" calcext:value-type="float">
            <text:p>1187.499</text:p>
          </table:table-cell>
          <table:table-cell office:value-type="float" office:value="1.502294" calcext:value-type="float">
            <text:p>1.502294</text:p>
          </table:table-cell>
          <table:table-cell office:value-type="float" office:value="0" calcext:value-type="float">
            <text:p>0</text:p>
          </table:table-cell>
          <table:table-cell office:value-type="float" office:value="0.09552455" calcext:value-type="float">
            <text:p>0.09552455</text:p>
          </table:table-cell>
          <table:table-cell office:value-type="float" office:value="0.09424067" calcext:value-type="float">
            <text:p>0.09424067</text:p>
          </table:table-cell>
          <table:table-cell office:value-type="float" office:value="0.1342393" calcext:value-type="float">
            <text:p>0.1342393</text:p>
          </table:table-cell>
          <table:table-cell office:value-type="float" office:value="0.03315928" calcext:value-type="float">
            <text:p>0.03315928</text:p>
          </table:table-cell>
          <table:table-cell office:value-type="float" office:value="0.01799125" calcext:value-type="float">
            <text:p>0.01799125</text:p>
          </table:table-cell>
          <table:table-cell office:value-type="float" office:value="0.02600222" calcext:value-type="float">
            <text:p>0.02600222</text:p>
          </table:table-cell>
          <table:table-cell office:value-type="float" office:value="0.02663286" calcext:value-type="float">
            <text:p>0.02663286</text:p>
          </table:table-cell>
          <table:table-cell office:value-type="float" office:value="0.0593172" calcext:value-type="float">
            <text:p>0.0593172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010551" calcext:value-type="float">
            <text:p>0.1010551</text:p>
          </table:table-cell>
          <table:table-cell office:value-type="float" office:value="0.1017707" calcext:value-type="float">
            <text:p>0.1017707</text:p>
          </table:table-cell>
          <table:table-cell office:value-type="float" office:value="0.1015684" calcext:value-type="float">
            <text:p>0.1015684</text:p>
          </table:table-cell>
          <table:table-cell office:value-type="float" office:value="0.1045619" calcext:value-type="float">
            <text:p>0.1045619</text:p>
          </table:table-cell>
          <table:table-cell office:value-type="float" office:value="0.1076732" calcext:value-type="float">
            <text:p>0.1076732</text:p>
          </table:table-cell>
          <table:table-cell office:value-type="float" office:value="0" calcext:value-type="float">
            <text:p>0</text:p>
          </table:table-cell>
          <table:table-cell office:value-type="float" office:value="9.083683" calcext:value-type="float">
            <text:p>9.083683</text:p>
          </table:table-cell>
          <table:table-cell office:value-type="float" office:value="10.19787" calcext:value-type="float">
            <text:p>10.19787</text:p>
          </table:table-cell>
          <table:table-cell office:value-type="float" office:value="18.47797" calcext:value-type="float">
            <text:p>18.47797</text:p>
          </table:table-cell>
          <table:table-cell office:value-type="float" office:value="4.708038" calcext:value-type="float">
            <text:p>4.708038</text:p>
          </table:table-cell>
          <table:table-cell office:value-type="float" office:value="3.804276" calcext:value-type="float">
            <text:p>3.804276</text:p>
          </table:table-cell>
          <table:table-cell office:value-type="float" office:value="1.70638" calcext:value-type="float">
            <text:p>1.70638</text:p>
          </table:table-cell>
          <table:table-cell office:value-type="float" office:value="1.245316" calcext:value-type="float">
            <text:p>1.245316</text:p>
          </table:table-cell>
          <table:table-cell office:value-type="float" office:value="2.561816" calcext:value-type="float">
            <text:p>2.561816</text:p>
          </table:table-cell>
          <table:table-cell office:value-type="float" office:value="3.809131" calcext:value-type="float">
            <text:p>3.809131</text:p>
          </table:table-cell>
          <table:table-cell office:value-type="float" office:value="3.779546" calcext:value-type="float">
            <text:p>3.779546</text:p>
          </table:table-cell>
          <table:table-cell office:value-type="float" office:value="3.956832" calcext:value-type="float">
            <text:p>3.956832</text:p>
          </table:table-cell>
          <table:table-cell office:value-type="float" office:value="3.968611" calcext:value-type="float">
            <text:p>3.968611</text:p>
          </table:table-cell>
          <table:table-cell office:value-type="float" office:value="4.274471" calcext:value-type="float">
            <text:p>4.274471</text:p>
          </table:table-cell>
          <table:table-cell office:value-type="float" office:value="4.574178" calcext:value-type="float">
            <text:p>4.574178</text:p>
          </table:table-cell>
          <table:table-cell office:value-type="float" office:value="0" calcext:value-type="float">
            <text:p>0</text:p>
          </table:table-cell>
          <table:table-cell office:value-type="float" office:value="0.1499271" calcext:value-type="float">
            <text:p>0.1499271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94656" calcext:value-type="float">
            <text:p>4.3946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2.162987" calcext:value-type="float">
            <text:p>2.162987</text:p>
          </table:table-cell>
          <table:table-cell office:value-type="float" office:value="137.0723" calcext:value-type="float">
            <text:p>137.072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04327" calcext:value-type="float">
            <text:p>16.04327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599" calcext:value-type="float">
            <text:p>0.003510599</text:p>
          </table:table-cell>
          <table:table-cell office:value-type="float" office:value="1187.467" calcext:value-type="float">
            <text:p>1187.467</text:p>
          </table:table-cell>
          <table:table-cell office:value-type="float" office:value="1.504044" calcext:value-type="float">
            <text:p>1.504044</text:p>
          </table:table-cell>
          <table:table-cell office:value-type="float" office:value="0" calcext:value-type="float">
            <text:p>0</text:p>
          </table:table-cell>
          <table:table-cell office:value-type="float" office:value="0.09910201" calcext:value-type="float">
            <text:p>0.09910201</text:p>
          </table:table-cell>
          <table:table-cell office:value-type="float" office:value="0.0942911" calcext:value-type="float">
            <text:p>0.0942911</text:p>
          </table:table-cell>
          <table:table-cell office:value-type="float" office:value="0.1325443" calcext:value-type="float">
            <text:p>0.1325443</text:p>
          </table:table-cell>
          <table:table-cell office:value-type="float" office:value="0.03190744" calcext:value-type="float">
            <text:p>0.03190744</text:p>
          </table:table-cell>
          <table:table-cell office:value-type="float" office:value="0.01689333" calcext:value-type="float">
            <text:p>0.01689333</text:p>
          </table:table-cell>
          <table:table-cell office:value-type="float" office:value="0.02579395" calcext:value-type="float">
            <text:p>0.02579395</text:p>
          </table:table-cell>
          <table:table-cell office:value-type="float" office:value="0.02667547" calcext:value-type="float">
            <text:p>0.02667547</text:p>
          </table:table-cell>
          <table:table-cell office:value-type="float" office:value="0.05940938" calcext:value-type="float">
            <text:p>0.05940938</text:p>
          </table:table-cell>
          <table:table-cell office:value-type="float" office:value="0.1032151" calcext:value-type="float">
            <text:p>0.1032151</text:p>
          </table:table-cell>
          <table:table-cell office:value-type="float" office:value="0.1011565" calcext:value-type="float">
            <text:p>0.1011565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.1016781" calcext:value-type="float">
            <text:p>0.1016781</text:p>
          </table:table-cell>
          <table:table-cell office:value-type="float" office:value="0.1046744" calcext:value-type="float">
            <text:p>0.1046744</text:p>
          </table:table-cell>
          <table:table-cell office:value-type="float" office:value="0.107794" calcext:value-type="float">
            <text:p>0.107794</text:p>
          </table:table-cell>
          <table:table-cell office:value-type="float" office:value="0" calcext:value-type="float">
            <text:p>0</text:p>
          </table:table-cell>
          <table:table-cell office:value-type="float" office:value="9.089731" calcext:value-type="float">
            <text:p>9.089731</text:p>
          </table:table-cell>
          <table:table-cell office:value-type="float" office:value="10.19867" calcext:value-type="float">
            <text:p>10.19867</text:p>
          </table:table-cell>
          <table:table-cell office:value-type="float" office:value="18.46741" calcext:value-type="float">
            <text:p>18.46741</text:p>
          </table:table-cell>
          <table:table-cell office:value-type="float" office:value="4.705339" calcext:value-type="float">
            <text:p>4.705339</text:p>
          </table:table-cell>
          <table:table-cell office:value-type="float" office:value="3.799001" calcext:value-type="float">
            <text:p>3.799001</text:p>
          </table:table-cell>
          <table:table-cell office:value-type="float" office:value="1.708704" calcext:value-type="float">
            <text:p>1.708704</text:p>
          </table:table-cell>
          <table:table-cell office:value-type="float" office:value="1.248239" calcext:value-type="float">
            <text:p>1.248239</text:p>
          </table:table-cell>
          <table:table-cell office:value-type="float" office:value="2.568529" calcext:value-type="float">
            <text:p>2.568529</text:p>
          </table:table-cell>
          <table:table-cell office:value-type="float" office:value="3.819005" calcext:value-type="float">
            <text:p>3.819005</text:p>
          </table:table-cell>
          <table:table-cell office:value-type="float" office:value="3.789493" calcext:value-type="float">
            <text:p>3.789493</text:p>
          </table:table-cell>
          <table:table-cell office:value-type="float" office:value="3.96724" calcext:value-type="float">
            <text:p>3.96724</text:p>
          </table:table-cell>
          <table:table-cell office:value-type="float" office:value="3.979038" calcext:value-type="float">
            <text:p>3.979038</text:p>
          </table:table-cell>
          <table:table-cell office:value-type="float" office:value="4.285015" calcext:value-type="float">
            <text:p>4.285015</text:p>
          </table:table-cell>
          <table:table-cell office:value-type="float" office:value="4.585548" calcext:value-type="float">
            <text:p>4.585548</text:p>
          </table:table-cell>
          <table:table-cell office:value-type="float" office:value="0" calcext:value-type="float">
            <text:p>0</text:p>
          </table:table-cell>
          <table:table-cell office:value-type="float" office:value="0.1568339" calcext:value-type="float">
            <text:p>0.1568339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97261" calcext:value-type="float">
            <text:p>4.3972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2.164038" calcext:value-type="float">
            <text:p>2.164038</text:p>
          </table:table-cell>
          <table:table-cell office:value-type="float" office:value="137.0676" calcext:value-type="float">
            <text:p>137.067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07862" calcext:value-type="float">
            <text:p>16.07862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814" calcext:value-type="float">
            <text:p>0.003510814</text:p>
          </table:table-cell>
          <table:table-cell office:value-type="float" office:value="1187.434" calcext:value-type="float">
            <text:p>1187.434</text:p>
          </table:table-cell>
          <table:table-cell office:value-type="float" office:value="1.506177" calcext:value-type="float">
            <text:p>1.506177</text:p>
          </table:table-cell>
          <table:table-cell office:value-type="float" office:value="0" calcext:value-type="float">
            <text:p>0</text:p>
          </table:table-cell>
          <table:table-cell office:value-type="float" office:value="0.08387993" calcext:value-type="float">
            <text:p>0.08387993</text:p>
          </table:table-cell>
          <table:table-cell office:value-type="float" office:value="0.0925013" calcext:value-type="float">
            <text:p>0.0925013</text:p>
          </table:table-cell>
          <table:table-cell office:value-type="float" office:value="0.130038" calcext:value-type="float">
            <text:p>0.130038</text:p>
          </table:table-cell>
          <table:table-cell office:value-type="float" office:value="0.03025315" calcext:value-type="float">
            <text:p>0.03025315</text:p>
          </table:table-cell>
          <table:table-cell office:value-type="float" office:value="0.01568322" calcext:value-type="float">
            <text:p>0.01568322</text:p>
          </table:table-cell>
          <table:table-cell office:value-type="float" office:value="0.02555126" calcext:value-type="float">
            <text:p>0.02555126</text:p>
          </table:table-cell>
          <table:table-cell office:value-type="float" office:value="0.02670641" calcext:value-type="float">
            <text:p>0.02670641</text:p>
          </table:table-cell>
          <table:table-cell office:value-type="float" office:value="0.05947827" calcext:value-type="float">
            <text:p>0.05947827</text:p>
          </table:table-cell>
          <table:table-cell office:value-type="float" office:value="0.1033262" calcext:value-type="float">
            <text:p>0.1033262</text:p>
          </table:table-cell>
          <table:table-cell office:value-type="float" office:value="0.1012586" calcext:value-type="float">
            <text:p>0.1012586</text:p>
          </table:table-cell>
          <table:table-cell office:value-type="float" office:value="0.1019872" calcext:value-type="float">
            <text:p>0.1019872</text:p>
          </table:table-cell>
          <table:table-cell office:value-type="float" office:value="0.1017878" calcext:value-type="float">
            <text:p>0.1017878</text:p>
          </table:table-cell>
          <table:table-cell office:value-type="float" office:value="0.1047864" calcext:value-type="float">
            <text:p>0.1047864</text:p>
          </table:table-cell>
          <table:table-cell office:value-type="float" office:value="0.1079147" calcext:value-type="float">
            <text:p>0.1079147</text:p>
          </table:table-cell>
          <table:table-cell office:value-type="float" office:value="0" calcext:value-type="float">
            <text:p>0</text:p>
          </table:table-cell>
          <table:table-cell office:value-type="float" office:value="9.094848" calcext:value-type="float">
            <text:p>9.094848</text:p>
          </table:table-cell>
          <table:table-cell office:value-type="float" office:value="10.19941" calcext:value-type="float">
            <text:p>10.19941</text:p>
          </table:table-cell>
          <table:table-cell office:value-type="float" office:value="18.45642" calcext:value-type="float">
            <text:p>18.45642</text:p>
          </table:table-cell>
          <table:table-cell office:value-type="float" office:value="4.70222" calcext:value-type="float">
            <text:p>4.70222</text:p>
          </table:table-cell>
          <table:table-cell office:value-type="float" office:value="3.793379" calcext:value-type="float">
            <text:p>3.793379</text:p>
          </table:table-cell>
          <table:table-cell office:value-type="float" office:value="1.710979" calcext:value-type="float">
            <text:p>1.710979</text:p>
          </table:table-cell>
          <table:table-cell office:value-type="float" office:value="1.251163" calcext:value-type="float">
            <text:p>1.251163</text:p>
          </table:table-cell>
          <table:table-cell office:value-type="float" office:value="2.575242" calcext:value-type="float">
            <text:p>2.575242</text:p>
          </table:table-cell>
          <table:table-cell office:value-type="float" office:value="3.828872" calcext:value-type="float">
            <text:p>3.828872</text:p>
          </table:table-cell>
          <table:table-cell office:value-type="float" office:value="3.799404" calcext:value-type="float">
            <text:p>3.799404</text:p>
          </table:table-cell>
          <table:table-cell office:value-type="float" office:value="3.977624" calcext:value-type="float">
            <text:p>3.977624</text:p>
          </table:table-cell>
          <table:table-cell office:value-type="float" office:value="3.989466" calcext:value-type="float">
            <text:p>3.989466</text:p>
          </table:table-cell>
          <table:table-cell office:value-type="float" office:value="4.295559" calcext:value-type="float">
            <text:p>4.295559</text:p>
          </table:table-cell>
          <table:table-cell office:value-type="float" office:value="4.596904" calcext:value-type="float">
            <text:p>4.596904</text:p>
          </table:table-cell>
          <table:table-cell office:value-type="float" office:value="0" calcext:value-type="float">
            <text:p>0</text:p>
          </table:table-cell>
          <table:table-cell office:value-type="float" office:value="0.04605335" calcext:value-type="float">
            <text:p>0.0460533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399578" calcext:value-type="float">
            <text:p>4.3995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2.164867" calcext:value-type="float">
            <text:p>2.164867</text:p>
          </table:table-cell>
          <table:table-cell office:value-type="float" office:value="137.0633" calcext:value-type="float">
            <text:p>137.063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11376" calcext:value-type="float">
            <text:p>16.11376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814" calcext:value-type="float">
            <text:p>0.003510814</text:p>
          </table:table-cell>
          <table:table-cell office:value-type="float" office:value="1187.402" calcext:value-type="float">
            <text:p>1187.402</text:p>
          </table:table-cell>
          <table:table-cell office:value-type="float" office:value="1.507508" calcext:value-type="float">
            <text:p>1.507508</text:p>
          </table:table-cell>
          <table:table-cell office:value-type="float" office:value="0" calcext:value-type="float">
            <text:p>0</text:p>
          </table:table-cell>
          <table:table-cell office:value-type="float" office:value="0.08097402" calcext:value-type="float">
            <text:p>0.08097402</text:p>
          </table:table-cell>
          <table:table-cell office:value-type="float" office:value="0.08891095" calcext:value-type="float">
            <text:p>0.08891095</text:p>
          </table:table-cell>
          <table:table-cell office:value-type="float" office:value="0.12697" calcext:value-type="float">
            <text:p>0.12697</text:p>
          </table:table-cell>
          <table:table-cell office:value-type="float" office:value="0.02904291" calcext:value-type="float">
            <text:p>0.02904291</text:p>
          </table:table-cell>
          <table:table-cell office:value-type="float" office:value="0.01560142" calcext:value-type="float">
            <text:p>0.01560142</text:p>
          </table:table-cell>
          <table:table-cell office:value-type="float" office:value="0.02475188" calcext:value-type="float">
            <text:p>0.02475188</text:p>
          </table:table-cell>
          <table:table-cell office:value-type="float" office:value="0.02643274" calcext:value-type="float">
            <text:p>0.02643274</text:p>
          </table:table-cell>
          <table:table-cell office:value-type="float" office:value="0.05944986" calcext:value-type="float">
            <text:p>0.05944986</text:p>
          </table:table-cell>
          <table:table-cell office:value-type="float" office:value="0.1034256" calcext:value-type="float">
            <text:p>0.1034256</text:p>
          </table:table-cell>
          <table:table-cell office:value-type="float" office:value="0.1013607" calcext:value-type="float">
            <text:p>0.1013607</text:p>
          </table:table-cell>
          <table:table-cell office:value-type="float" office:value="0.1020955" calcext:value-type="float">
            <text:p>0.1020955</text:p>
          </table:table-cell>
          <table:table-cell office:value-type="float" office:value="0.1018967" calcext:value-type="float">
            <text:p>0.1018967</text:p>
          </table:table-cell>
          <table:table-cell office:value-type="float" office:value="0.1048984" calcext:value-type="float">
            <text:p>0.1048984</text:p>
          </table:table-cell>
          <table:table-cell office:value-type="float" office:value="0.1080352" calcext:value-type="float">
            <text:p>0.1080352</text:p>
          </table:table-cell>
          <table:table-cell office:value-type="float" office:value="0" calcext:value-type="float">
            <text:p>0</text:p>
          </table:table-cell>
          <table:table-cell office:value-type="float" office:value="9.097817" calcext:value-type="float">
            <text:p>9.097817</text:p>
          </table:table-cell>
          <table:table-cell office:value-type="float" office:value="10.19935" calcext:value-type="float">
            <text:p>10.19935</text:p>
          </table:table-cell>
          <table:table-cell office:value-type="float" office:value="18.44456" calcext:value-type="float">
            <text:p>18.44456</text:p>
          </table:table-cell>
          <table:table-cell office:value-type="float" office:value="4.698637" calcext:value-type="float">
            <text:p>4.698637</text:p>
          </table:table-cell>
          <table:table-cell office:value-type="float" office:value="3.787587" calcext:value-type="float">
            <text:p>3.787587</text:p>
          </table:table-cell>
          <table:table-cell office:value-type="float" office:value="1.713118" calcext:value-type="float">
            <text:p>1.713118</text:p>
          </table:table-cell>
          <table:table-cell office:value-type="float" office:value="1.254053" calcext:value-type="float">
            <text:p>1.254053</text:p>
          </table:table-cell>
          <table:table-cell office:value-type="float" office:value="2.581947" calcext:value-type="float">
            <text:p>2.581947</text:p>
          </table:table-cell>
          <table:table-cell office:value-type="float" office:value="3.838722" calcext:value-type="float">
            <text:p>3.838722</text:p>
          </table:table-cell>
          <table:table-cell office:value-type="float" office:value="3.809314" calcext:value-type="float">
            <text:p>3.809314</text:p>
          </table:table-cell>
          <table:table-cell office:value-type="float" office:value="3.988004" calcext:value-type="float">
            <text:p>3.988004</text:p>
          </table:table-cell>
          <table:table-cell office:value-type="float" office:value="3.999861" calcext:value-type="float">
            <text:p>3.999861</text:p>
          </table:table-cell>
          <table:table-cell office:value-type="float" office:value="4.306074" calcext:value-type="float">
            <text:p>4.306074</text:p>
          </table:table-cell>
          <table:table-cell office:value-type="float" office:value="4.608253" calcext:value-type="float">
            <text:p>4.608253</text:p>
          </table:table-cell>
          <table:table-cell office:value-type="float" office:value="0" calcext:value-type="float">
            <text:p>0</text:p>
          </table:table-cell>
          <table:table-cell office:value-type="float" office:value="0.06310868" calcext:value-type="float">
            <text:p>0.0631086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01811" calcext:value-type="float">
            <text:p>4.4018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2.165504" calcext:value-type="float">
            <text:p>2.165504</text:p>
          </table:table-cell>
          <table:table-cell office:value-type="float" office:value="137.0594" calcext:value-type="float">
            <text:p>137.059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14872" calcext:value-type="float">
            <text:p>16.14872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814" calcext:value-type="float">
            <text:p>0.003510814</text:p>
          </table:table-cell>
          <table:table-cell office:value-type="float" office:value="1187.369" calcext:value-type="float">
            <text:p>1187.369</text:p>
          </table:table-cell>
          <table:table-cell office:value-type="float" office:value="1.508227" calcext:value-type="float">
            <text:p>1.508227</text:p>
          </table:table-cell>
          <table:table-cell office:value-type="float" office:value="0" calcext:value-type="float">
            <text:p>0</text:p>
          </table:table-cell>
          <table:table-cell office:value-type="float" office:value="0.08532993" calcext:value-type="float">
            <text:p>0.08532993</text:p>
          </table:table-cell>
          <table:table-cell office:value-type="float" office:value="0.08799186" calcext:value-type="float">
            <text:p>0.08799186</text:p>
          </table:table-cell>
          <table:table-cell office:value-type="float" office:value="0.1252269" calcext:value-type="float">
            <text:p>0.1252269</text:p>
          </table:table-cell>
          <table:table-cell office:value-type="float" office:value="0.02829495" calcext:value-type="float">
            <text:p>0.02829495</text:p>
          </table:table-cell>
          <table:table-cell office:value-type="float" office:value="0.01589866" calcext:value-type="float">
            <text:p>0.01589866</text:p>
          </table:table-cell>
          <table:table-cell office:value-type="float" office:value="0.02382791" calcext:value-type="float">
            <text:p>0.02382791</text:p>
          </table:table-cell>
          <table:table-cell office:value-type="float" office:value="0.02601476" calcext:value-type="float">
            <text:p>0.02601476</text:p>
          </table:table-cell>
          <table:table-cell office:value-type="float" office:value="0.05929526" calcext:value-type="float">
            <text:p>0.05929526</text:p>
          </table:table-cell>
          <table:table-cell office:value-type="float" office:value="0.1034938" calcext:value-type="float">
            <text:p>0.1034938</text:p>
          </table:table-cell>
          <table:table-cell office:value-type="float" office:value="0.1014606" calcext:value-type="float">
            <text:p>0.1014606</text:p>
          </table:table-cell>
          <table:table-cell office:value-type="float" office:value="0.1022038" calcext:value-type="float">
            <text:p>0.1022038</text:p>
          </table:table-cell>
          <table:table-cell office:value-type="float" office:value="0.1020061" calcext:value-type="float">
            <text:p>0.102006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0.1081554" calcext:value-type="float">
            <text:p>0.1081554</text:p>
          </table:table-cell>
          <table:table-cell office:value-type="float" office:value="0" calcext:value-type="float">
            <text:p>0</text:p>
          </table:table-cell>
          <table:table-cell office:value-type="float" office:value="9.100551" calcext:value-type="float">
            <text:p>9.100551</text:p>
          </table:table-cell>
          <table:table-cell office:value-type="float" office:value="10.19838" calcext:value-type="float">
            <text:p>10.19838</text:p>
          </table:table-cell>
          <table:table-cell office:value-type="float" office:value="18.43196" calcext:value-type="float">
            <text:p>18.43196</text:p>
          </table:table-cell>
          <table:table-cell office:value-type="float" office:value="4.694716" calcext:value-type="float">
            <text:p>4.694716</text:p>
          </table:table-cell>
          <table:table-cell office:value-type="float" office:value="3.781862" calcext:value-type="float">
            <text:p>3.781862</text:p>
          </table:table-cell>
          <table:table-cell office:value-type="float" office:value="1.715049" calcext:value-type="float">
            <text:p>1.715049</text:p>
          </table:table-cell>
          <table:table-cell office:value-type="float" office:value="1.256862" calcext:value-type="float">
            <text:p>1.256862</text:p>
          </table:table-cell>
          <table:table-cell office:value-type="float" office:value="2.588608" calcext:value-type="float">
            <text:p>2.588608</text:p>
          </table:table-cell>
          <table:table-cell office:value-type="float" office:value="3.848566" calcext:value-type="float">
            <text:p>3.848566</text:p>
          </table:table-cell>
          <table:table-cell office:value-type="float" office:value="3.819223" calcext:value-type="float">
            <text:p>3.819223</text:p>
          </table:table-cell>
          <table:table-cell office:value-type="float" office:value="3.998372" calcext:value-type="float">
            <text:p>3.998372</text:p>
          </table:table-cell>
          <table:table-cell office:value-type="float" office:value="4.01025" calcext:value-type="float">
            <text:p>4.01025</text:p>
          </table:table-cell>
          <table:table-cell office:value-type="float" office:value="4.316579" calcext:value-type="float">
            <text:p>4.316579</text:p>
          </table:table-cell>
          <table:table-cell office:value-type="float" office:value="4.619569" calcext:value-type="float">
            <text:p>4.619569</text:p>
          </table:table-cell>
          <table:table-cell office:value-type="float" office:value="0" calcext:value-type="float">
            <text:p>0</text:p>
          </table:table-cell>
          <table:table-cell office:value-type="float" office:value="0.09717285" calcext:value-type="float">
            <text:p>0.0971728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03917" calcext:value-type="float">
            <text:p>4.4039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2.166155" calcext:value-type="float">
            <text:p>2.166155</text:p>
          </table:table-cell>
          <table:table-cell office:value-type="float" office:value="137.0555" calcext:value-type="float">
            <text:p>137.055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1836" calcext:value-type="float">
            <text:p>16.1836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814" calcext:value-type="float">
            <text:p>0.003510814</text:p>
          </table:table-cell>
          <table:table-cell office:value-type="float" office:value="1187.337" calcext:value-type="float">
            <text:p>1187.337</text:p>
          </table:table-cell>
          <table:table-cell office:value-type="float" office:value="1.509024" calcext:value-type="float">
            <text:p>1.509024</text:p>
          </table:table-cell>
          <table:table-cell office:value-type="float" office:value="0" calcext:value-type="float">
            <text:p>0</text:p>
          </table:table-cell>
          <table:table-cell office:value-type="float" office:value="0.08903628" calcext:value-type="float">
            <text:p>0.08903628</text:p>
          </table:table-cell>
          <table:table-cell office:value-type="float" office:value="0.08922832" calcext:value-type="float">
            <text:p>0.08922832</text:p>
          </table:table-cell>
          <table:table-cell office:value-type="float" office:value="0.1243412" calcext:value-type="float">
            <text:p>0.1243412</text:p>
          </table:table-cell>
          <table:table-cell office:value-type="float" office:value="0.0273314" calcext:value-type="float">
            <text:p>0.0273314</text:p>
          </table:table-cell>
          <table:table-cell office:value-type="float" office:value="0.01547799" calcext:value-type="float">
            <text:p>0.01547799</text:p>
          </table:table-cell>
          <table:table-cell office:value-type="float" office:value="0.02349351" calcext:value-type="float">
            <text:p>0.02349351</text:p>
          </table:table-cell>
          <table:table-cell office:value-type="float" office:value="0.02583135" calcext:value-type="float">
            <text:p>0.02583135</text:p>
          </table:table-cell>
          <table:table-cell office:value-type="float" office:value="0.05913733" calcext:value-type="float">
            <text:p>0.05913733</text:p>
          </table:table-cell>
          <table:table-cell office:value-type="float" office:value="0.1035301" calcext:value-type="float">
            <text:p>0.1035301</text:p>
          </table:table-cell>
          <table:table-cell office:value-type="float" office:value="0.1015552" calcext:value-type="float">
            <text:p>0.1015552</text:p>
          </table:table-cell>
          <table:table-cell office:value-type="float" office:value="0.1023116" calcext:value-type="float">
            <text:p>0.1023116</text:p>
          </table:table-cell>
          <table:table-cell office:value-type="float" office:value="0.1021155" calcext:value-type="float">
            <text:p>0.1021155</text:p>
          </table:table-cell>
          <table:table-cell office:value-type="float" office:value="0.1051216" calcext:value-type="float">
            <text:p>0.1051216</text:p>
          </table:table-cell>
          <table:table-cell office:value-type="float" office:value="0.1082755" calcext:value-type="float">
            <text:p>0.1082755</text:p>
          </table:table-cell>
          <table:table-cell office:value-type="float" office:value="0" calcext:value-type="float">
            <text:p>0</text:p>
          </table:table-cell>
          <table:table-cell office:value-type="float" office:value="9.104312" calcext:value-type="float">
            <text:p>9.104312</text:p>
          </table:table-cell>
          <table:table-cell office:value-type="float" office:value="10.19764" calcext:value-type="float">
            <text:p>10.19764</text:p>
          </table:table-cell>
          <table:table-cell office:value-type="float" office:value="18.41908" calcext:value-type="float">
            <text:p>18.41908</text:p>
          </table:table-cell>
          <table:table-cell office:value-type="float" office:value="4.690552" calcext:value-type="float">
            <text:p>4.690552</text:p>
          </table:table-cell>
          <table:table-cell office:value-type="float" office:value="3.776188" calcext:value-type="float">
            <text:p>3.776188</text:p>
          </table:table-cell>
          <table:table-cell office:value-type="float" office:value="1.716833" calcext:value-type="float">
            <text:p>1.716833</text:p>
          </table:table-cell>
          <table:table-cell office:value-type="float" office:value="1.259598" calcext:value-type="float">
            <text:p>1.259598</text:p>
          </table:table-cell>
          <table:table-cell office:value-type="float" office:value="2.595208" calcext:value-type="float">
            <text:p>2.595208</text:p>
          </table:table-cell>
          <table:table-cell office:value-type="float" office:value="3.858387" calcext:value-type="float">
            <text:p>3.858387</text:p>
          </table:table-cell>
          <table:table-cell office:value-type="float" office:value="3.829125" calcext:value-type="float">
            <text:p>3.829125</text:p>
          </table:table-cell>
          <table:table-cell office:value-type="float" office:value="4.008723" calcext:value-type="float">
            <text:p>4.008723</text:p>
          </table:table-cell>
          <table:table-cell office:value-type="float" office:value="4.020637" calcext:value-type="float">
            <text:p>4.020637</text:p>
          </table:table-cell>
          <table:table-cell office:value-type="float" office:value="4.327075" calcext:value-type="float">
            <text:p>4.327075</text:p>
          </table:table-cell>
          <table:table-cell office:value-type="float" office:value="4.630886" calcext:value-type="float">
            <text:p>4.630886</text:p>
          </table:table-cell>
          <table:table-cell office:value-type="float" office:value="0" calcext:value-type="float">
            <text:p>0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06041" calcext:value-type="float">
            <text:p>4.40604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2.166899" calcext:value-type="float">
            <text:p>2.166899</text:p>
          </table:table-cell>
          <table:table-cell office:value-type="float" office:value="137.0514" calcext:value-type="float">
            <text:p>137.051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21838" calcext:value-type="float">
            <text:p>16.21838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814" calcext:value-type="float">
            <text:p>0.003510814</text:p>
          </table:table-cell>
          <table:table-cell office:value-type="float" office:value="1187.304" calcext:value-type="float">
            <text:p>1187.304</text:p>
          </table:table-cell>
          <table:table-cell office:value-type="float" office:value="1.51003" calcext:value-type="float">
            <text:p>1.51003</text:p>
          </table:table-cell>
          <table:table-cell office:value-type="float" office:value="0" calcext:value-type="float">
            <text:p>0</text:p>
          </table:table-cell>
          <table:table-cell office:value-type="float" office:value="0.09191695" calcext:value-type="float">
            <text:p>0.09191695</text:p>
          </table:table-cell>
          <table:table-cell office:value-type="float" office:value="0.09100353" calcext:value-type="float">
            <text:p>0.09100353</text:p>
          </table:table-cell>
          <table:table-cell office:value-type="float" office:value="0.1236689" calcext:value-type="float">
            <text:p>0.1236689</text:p>
          </table:table-cell>
          <table:table-cell office:value-type="float" office:value="0.026447" calcext:value-type="float">
            <text:p>0.026447</text:p>
          </table:table-cell>
          <table:table-cell office:value-type="float" office:value="0.01467322" calcext:value-type="float">
            <text:p>0.01467322</text:p>
          </table:table-cell>
          <table:table-cell office:value-type="float" office:value="0.02342413" calcext:value-type="float">
            <text:p>0.02342413</text:p>
          </table:table-cell>
          <table:table-cell office:value-type="float" office:value="0.02581934" calcext:value-type="float">
            <text:p>0.02581934</text:p>
          </table:table-cell>
          <table:table-cell office:value-type="float" office:value="0.05907251" calcext:value-type="float">
            <text:p>0.05907251</text:p>
          </table:table-cell>
          <table:table-cell office:value-type="float" office:value="0.1035619" calcext:value-type="float">
            <text:p>0.1035619</text:p>
          </table:table-cell>
          <table:table-cell office:value-type="float" office:value="0.1016446" calcext:value-type="float">
            <text:p>0.1016446</text:p>
          </table:table-cell>
          <table:table-cell office:value-type="float" office:value="0.1024185" calcext:value-type="float">
            <text:p>0.1024185</text:p>
          </table:table-cell>
          <table:table-cell office:value-type="float" office:value="0.1022247" calcext:value-type="float">
            <text:p>0.1022247</text:p>
          </table:table-cell>
          <table:table-cell office:value-type="float" office:value="0.1052328" calcext:value-type="float">
            <text:p>0.1052328</text:p>
          </table:table-cell>
          <table:table-cell office:value-type="float" office:value="0.1083956" calcext:value-type="float">
            <text:p>0.1083956</text:p>
          </table:table-cell>
          <table:table-cell office:value-type="float" office:value="0" calcext:value-type="float">
            <text:p>0</text:p>
          </table:table-cell>
          <table:table-cell office:value-type="float" office:value="9.108692" calcext:value-type="float">
            <text:p>9.108692</text:p>
          </table:table-cell>
          <table:table-cell office:value-type="float" office:value="10.19728" calcext:value-type="float">
            <text:p>10.19728</text:p>
          </table:table-cell>
          <table:table-cell office:value-type="float" office:value="18.40601" calcext:value-type="float">
            <text:p>18.40601</text:p>
          </table:table-cell>
          <table:table-cell office:value-type="float" office:value="4.686139" calcext:value-type="float">
            <text:p>4.686139</text:p>
          </table:table-cell>
          <table:table-cell office:value-type="float" office:value="3.770304" calcext:value-type="float">
            <text:p>3.770304</text:p>
          </table:table-cell>
          <table:table-cell office:value-type="float" office:value="1.718571" calcext:value-type="float">
            <text:p>1.718571</text:p>
          </table:table-cell>
          <table:table-cell office:value-type="float" office:value="1.262308" calcext:value-type="float">
            <text:p>1.262308</text:p>
          </table:table-cell>
          <table:table-cell office:value-type="float" office:value="2.601762" calcext:value-type="float">
            <text:p>2.601762</text:p>
          </table:table-cell>
          <table:table-cell office:value-type="float" office:value="3.868183" calcext:value-type="float">
            <text:p>3.868183</text:p>
          </table:table-cell>
          <table:table-cell office:value-type="float" office:value="3.838998" calcext:value-type="float">
            <text:p>3.838998</text:p>
          </table:table-cell>
          <table:table-cell office:value-type="float" office:value="4.019074" calcext:value-type="float">
            <text:p>4.019074</text:p>
          </table:table-cell>
          <table:table-cell office:value-type="float" office:value="4.030995" calcext:value-type="float">
            <text:p>4.030995</text:p>
          </table:table-cell>
          <table:table-cell office:value-type="float" office:value="4.337542" calcext:value-type="float">
            <text:p>4.337542</text:p>
          </table:table-cell>
          <table:table-cell office:value-type="float" office:value="4.642195" calcext:value-type="float">
            <text:p>4.642195</text:p>
          </table:table-cell>
          <table:table-cell office:value-type="float" office:value="0" calcext:value-type="float">
            <text:p>0</text:p>
          </table:table-cell>
          <table:table-cell office:value-type="float" office:value="0.1640146" calcext:value-type="float">
            <text:p>0.1640146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081" calcext:value-type="float">
            <text:p>4.40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2.168127" calcext:value-type="float">
            <text:p>2.168127</text:p>
          </table:table-cell>
          <table:table-cell office:value-type="float" office:value="137.0475" calcext:value-type="float">
            <text:p>137.047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25299" calcext:value-type="float">
            <text:p>16.25299</text:p>
          </table:table-cell>
          <table:table-cell office:value-type="float" office:value="0.01085947" calcext:value-type="float">
            <text:p>0.01085947</text:p>
          </table:table-cell>
          <table:table-cell office:value-type="float" office:value="0.0005695256" calcext:value-type="float">
            <text:p>0.0005695256</text:p>
          </table:table-cell>
          <table:table-cell office:value-type="float" office:value="0.00989407" calcext:value-type="float">
            <text:p>0.00989407</text:p>
          </table:table-cell>
          <table:table-cell office:value-type="float" office:value="0.003510819" calcext:value-type="float">
            <text:p>0.003510819</text:p>
          </table:table-cell>
          <table:table-cell office:value-type="float" office:value="1187.272" calcext:value-type="float">
            <text:p>1187.272</text:p>
          </table:table-cell>
          <table:table-cell office:value-type="float" office:value="1.51211" calcext:value-type="float">
            <text:p>1.51211</text:p>
          </table:table-cell>
          <table:table-cell office:value-type="float" office:value="0" calcext:value-type="float">
            <text:p>0</text:p>
          </table:table-cell>
          <table:table-cell office:value-type="float" office:value="0.03533568" calcext:value-type="float">
            <text:p>0.03533568</text:p>
          </table:table-cell>
          <table:table-cell office:value-type="float" office:value="0.08962248" calcext:value-type="float">
            <text:p>0.08962248</text:p>
          </table:table-cell>
          <table:table-cell office:value-type="float" office:value="0.1224917" calcext:value-type="float">
            <text:p>0.1224917</text:p>
          </table:table-cell>
          <table:table-cell office:value-type="float" office:value="0.02555442" calcext:value-type="float">
            <text:p>0.02555442</text:p>
          </table:table-cell>
          <table:table-cell office:value-type="float" office:value="0.01383078" calcext:value-type="float">
            <text:p>0.01383078</text:p>
          </table:table-cell>
          <table:table-cell office:value-type="float" office:value="0.02331701" calcext:value-type="float">
            <text:p>0.02331701</text:p>
          </table:table-cell>
          <table:table-cell office:value-type="float" office:value="0.02584675" calcext:value-type="float">
            <text:p>0.02584675</text:p>
          </table:table-cell>
          <table:table-cell office:value-type="float" office:value="0.0590798" calcext:value-type="float">
            <text:p>0.0590798</text:p>
          </table:table-cell>
          <table:table-cell office:value-type="float" office:value="0.1036068" calcext:value-type="float">
            <text:p>0.1036068</text:p>
          </table:table-cell>
          <table:table-cell office:value-type="float" office:value="0.1017312" calcext:value-type="float">
            <text:p>0.1017312</text:p>
          </table:table-cell>
          <table:table-cell office:value-type="float" office:value="0.1025249" calcext:value-type="float">
            <text:p>0.1025249</text:p>
          </table:table-cell>
          <table:table-cell office:value-type="float" office:value="0.1023345" calcext:value-type="float">
            <text:p>0.1023345</text:p>
          </table:table-cell>
          <table:table-cell office:value-type="float" office:value="0.1053444" calcext:value-type="float">
            <text:p>0.1053444</text:p>
          </table:table-cell>
          <table:table-cell office:value-type="float" office:value="0.1085155" calcext:value-type="float">
            <text:p>0.1085155</text:p>
          </table:table-cell>
          <table:table-cell office:value-type="float" office:value="0" calcext:value-type="float">
            <text:p>0</text:p>
          </table:table-cell>
          <table:table-cell office:value-type="float" office:value="9.104986" calcext:value-type="float">
            <text:p>9.104986</text:p>
          </table:table-cell>
          <table:table-cell office:value-type="float" office:value="10.19701" calcext:value-type="float">
            <text:p>10.19701</text:p>
          </table:table-cell>
          <table:table-cell office:value-type="float" office:value="18.39272" calcext:value-type="float">
            <text:p>18.39272</text:p>
          </table:table-cell>
          <table:table-cell office:value-type="float" office:value="4.681409" calcext:value-type="float">
            <text:p>4.681409</text:p>
          </table:table-cell>
          <table:table-cell office:value-type="float" office:value="3.764148" calcext:value-type="float">
            <text:p>3.764148</text:p>
          </table:table-cell>
          <table:table-cell office:value-type="float" office:value="1.720301" calcext:value-type="float">
            <text:p>1.720301</text:p>
          </table:table-cell>
          <table:table-cell office:value-type="float" office:value="1.265018" calcext:value-type="float">
            <text:p>1.265018</text:p>
          </table:table-cell>
          <table:table-cell office:value-type="float" office:value="2.608289" calcext:value-type="float">
            <text:p>2.608289</text:p>
          </table:table-cell>
          <table:table-cell office:value-type="float" office:value="3.877957" calcext:value-type="float">
            <text:p>3.877957</text:p>
          </table:table-cell>
          <table:table-cell office:value-type="float" office:value="3.84887" calcext:value-type="float">
            <text:p>3.84887</text:p>
          </table:table-cell>
          <table:table-cell office:value-type="float" office:value="4.029397" calcext:value-type="float">
            <text:p>4.029397</text:p>
          </table:table-cell>
          <table:table-cell office:value-type="float" office:value="4.041347" calcext:value-type="float">
            <text:p>4.041347</text:p>
          </table:table-cell>
          <table:table-cell office:value-type="float" office:value="4.348008" calcext:value-type="float">
            <text:p>4.348008</text:p>
          </table:table-cell>
          <table:table-cell office:value-type="float" office:value="4.653468" calcext:value-type="float">
            <text:p>4.653468</text:p>
          </table:table-cell>
          <table:table-cell office:value-type="float" office:value="0" calcext:value-type="float">
            <text:p>0</text:p>
          </table:table-cell>
          <table:table-cell office:value-type="float" office:value="0.1054707" calcext:value-type="float">
            <text:p>0.1054707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09571" calcext:value-type="float">
            <text:p>4.40957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2.170105" calcext:value-type="float">
            <text:p>2.170105</text:p>
          </table:table-cell>
          <table:table-cell office:value-type="float" office:value="137.044" calcext:value-type="float">
            <text:p>137.04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2859" calcext:value-type="float">
            <text:p>16.2859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7521" calcext:value-type="float">
            <text:p>0.000569752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1956" calcext:value-type="float">
            <text:p>0.003511956</text:p>
          </table:table-cell>
          <table:table-cell office:value-type="float" office:value="1187.24" calcext:value-type="float">
            <text:p>1187.24</text:p>
          </table:table-cell>
          <table:table-cell office:value-type="float" office:value="1.515742" calcext:value-type="float">
            <text:p>1.515742</text:p>
          </table:table-cell>
          <table:table-cell office:value-type="float" office:value="0" calcext:value-type="float">
            <text:p>0</text:p>
          </table:table-cell>
          <table:table-cell office:value-type="float" office:value="0.03826042" calcext:value-type="float">
            <text:p>0.03826042</text:p>
          </table:table-cell>
          <table:table-cell office:value-type="float" office:value="0.05913843" calcext:value-type="float">
            <text:p>0.05913843</text:p>
          </table:table-cell>
          <table:table-cell office:value-type="float" office:value="0.09486619" calcext:value-type="float">
            <text:p>0.09486619</text:p>
          </table:table-cell>
          <table:table-cell office:value-type="float" office:value="0.04284903" calcext:value-type="float">
            <text:p>0.04284903</text:p>
          </table:table-cell>
          <table:table-cell office:value-type="float" office:value="0.02179233" calcext:value-type="float">
            <text:p>0.02179233</text:p>
          </table:table-cell>
          <table:table-cell office:value-type="float" office:value="0.02270164" calcext:value-type="float">
            <text:p>0.02270164</text:p>
          </table:table-cell>
          <table:table-cell office:value-type="float" office:value="0.02377162" calcext:value-type="float">
            <text:p>0.02377162</text:p>
          </table:table-cell>
          <table:table-cell office:value-type="float" office:value="0.05868999" calcext:value-type="float">
            <text:p>0.05868999</text:p>
          </table:table-cell>
          <table:table-cell office:value-type="float" office:value="0.1036502" calcext:value-type="float">
            <text:p>0.1036502</text:p>
          </table:table-cell>
          <table:table-cell office:value-type="float" office:value="0.1018175" calcext:value-type="float">
            <text:p>0.1018175</text:p>
          </table:table-cell>
          <table:table-cell office:value-type="float" office:value="0.1026307" calcext:value-type="float">
            <text:p>0.1026307</text:p>
          </table:table-cell>
          <table:table-cell office:value-type="float" office:value="0.1024427" calcext:value-type="float">
            <text:p>0.1024427</text:p>
          </table:table-cell>
          <table:table-cell office:value-type="float" office:value="0.1054558" calcext:value-type="float">
            <text:p>0.1054558</text:p>
          </table:table-cell>
          <table:table-cell office:value-type="float" office:value="0.1086352" calcext:value-type="float">
            <text:p>0.1086352</text:p>
          </table:table-cell>
          <table:table-cell office:value-type="float" office:value="0" calcext:value-type="float">
            <text:p>0</text:p>
          </table:table-cell>
          <table:table-cell office:value-type="float" office:value="9.086685" calcext:value-type="float">
            <text:p>9.086685</text:p>
          </table:table-cell>
          <table:table-cell office:value-type="float" office:value="10.18153" calcext:value-type="float">
            <text:p>10.18153</text:p>
          </table:table-cell>
          <table:table-cell office:value-type="float" office:value="18.3591" calcext:value-type="float">
            <text:p>18.3591</text:p>
          </table:table-cell>
          <table:table-cell office:value-type="float" office:value="4.679653" calcext:value-type="float">
            <text:p>4.679653</text:p>
          </table:table-cell>
          <table:table-cell office:value-type="float" office:value="3.758088" calcext:value-type="float">
            <text:p>3.758088</text:p>
          </table:table-cell>
          <table:table-cell office:value-type="float" office:value="1.721975" calcext:value-type="float">
            <text:p>1.721975</text:p>
          </table:table-cell>
          <table:table-cell office:value-type="float" office:value="1.267498" calcext:value-type="float">
            <text:p>1.267498</text:p>
          </table:table-cell>
          <table:table-cell office:value-type="float" office:value="2.614792" calcext:value-type="float">
            <text:p>2.614792</text:p>
          </table:table-cell>
          <table:table-cell office:value-type="float" office:value="3.887716" calcext:value-type="float">
            <text:p>3.887716</text:p>
          </table:table-cell>
          <table:table-cell office:value-type="float" office:value="3.858732" calcext:value-type="float">
            <text:p>3.858732</text:p>
          </table:table-cell>
          <table:table-cell office:value-type="float" office:value="4.03972" calcext:value-type="float">
            <text:p>4.03972</text:p>
          </table:table-cell>
          <table:table-cell office:value-type="float" office:value="4.051695" calcext:value-type="float">
            <text:p>4.051695</text:p>
          </table:table-cell>
          <table:table-cell office:value-type="float" office:value="4.35845" calcext:value-type="float">
            <text:p>4.35845</text:p>
          </table:table-cell>
          <table:table-cell office:value-type="float" office:value="4.664746" calcext:value-type="float">
            <text:p>4.664746</text:p>
          </table:table-cell>
          <table:table-cell office:value-type="float" office:value="0" calcext:value-type="float">
            <text:p>0</text:p>
          </table:table-cell>
          <table:table-cell office:value-type="float" office:value="0.1576697" calcext:value-type="float">
            <text:p>0.1576697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0057" calcext:value-type="float">
            <text:p>4.41005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2.171744" calcext:value-type="float">
            <text:p>2.171744</text:p>
          </table:table-cell>
          <table:table-cell office:value-type="float" office:value="137.0407" calcext:value-type="float">
            <text:p>137.0407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31883" calcext:value-type="float">
            <text:p>16.31883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7521" calcext:value-type="float">
            <text:p>0.000569752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1956" calcext:value-type="float">
            <text:p>0.003511956</text:p>
          </table:table-cell>
          <table:table-cell office:value-type="float" office:value="1187.208" calcext:value-type="float">
            <text:p>1187.208</text:p>
          </table:table-cell>
          <table:table-cell office:value-type="float" office:value="1.518497" calcext:value-type="float">
            <text:p>1.518497</text:p>
          </table:table-cell>
          <table:table-cell office:value-type="float" office:value="0" calcext:value-type="float">
            <text:p>0</text:p>
          </table:table-cell>
          <table:table-cell office:value-type="float" office:value="0.03046941" calcext:value-type="float">
            <text:p>0.03046941</text:p>
          </table:table-cell>
          <table:table-cell office:value-type="float" office:value="0.06054391" calcext:value-type="float">
            <text:p>0.06054391</text:p>
          </table:table-cell>
          <table:table-cell office:value-type="float" office:value="0.1081821" calcext:value-type="float">
            <text:p>0.1081821</text:p>
          </table:table-cell>
          <table:table-cell office:value-type="float" office:value="0.03124634" calcext:value-type="float">
            <text:p>0.03124634</text:p>
          </table:table-cell>
          <table:table-cell office:value-type="float" office:value="0.01741557" calcext:value-type="float">
            <text:p>0.01741557</text:p>
          </table:table-cell>
          <table:table-cell office:value-type="float" office:value="0.02134525" calcext:value-type="float">
            <text:p>0.02134525</text:p>
          </table:table-cell>
          <table:table-cell office:value-type="float" office:value="0.02456992" calcext:value-type="float">
            <text:p>0.02456992</text:p>
          </table:table-cell>
          <table:table-cell office:value-type="float" office:value="0.0586433" calcext:value-type="float">
            <text:p>0.0586433</text:p>
          </table:table-cell>
          <table:table-cell office:value-type="float" office:value="0.1036581" calcext:value-type="float">
            <text:p>0.1036581</text:p>
          </table:table-cell>
          <table:table-cell office:value-type="float" office:value="0.1019032" calcext:value-type="float">
            <text:p>0.1019032</text:p>
          </table:table-cell>
          <table:table-cell office:value-type="float" office:value="0.1027355" calcext:value-type="float">
            <text:p>0.1027355</text:p>
          </table:table-cell>
          <table:table-cell office:value-type="float" office:value="0.1025515" calcext:value-type="float">
            <text:p>0.1025515</text:p>
          </table:table-cell>
          <table:table-cell office:value-type="float" office:value="0.1055669" calcext:value-type="float">
            <text:p>0.1055669</text:p>
          </table:table-cell>
          <table:table-cell office:value-type="float" office:value="0.1087548" calcext:value-type="float">
            <text:p>0.1087548</text:p>
          </table:table-cell>
          <table:table-cell office:value-type="float" office:value="0" calcext:value-type="float">
            <text:p>0</text:p>
          </table:table-cell>
          <table:table-cell office:value-type="float" office:value="9.068557" calcext:value-type="float">
            <text:p>9.068557</text:p>
          </table:table-cell>
          <table:table-cell office:value-type="float" office:value="10.1668" calcext:value-type="float">
            <text:p>10.1668</text:p>
          </table:table-cell>
          <table:table-cell office:value-type="float" office:value="18.32849" calcext:value-type="float">
            <text:p>18.32849</text:p>
          </table:table-cell>
          <table:table-cell office:value-type="float" office:value="4.676646" calcext:value-type="float">
            <text:p>4.676646</text:p>
          </table:table-cell>
          <table:table-cell office:value-type="float" office:value="3.750882" calcext:value-type="float">
            <text:p>3.750882</text:p>
          </table:table-cell>
          <table:table-cell office:value-type="float" office:value="1.723519" calcext:value-type="float">
            <text:p>1.723519</text:p>
          </table:table-cell>
          <table:table-cell office:value-type="float" office:value="1.270116" calcext:value-type="float">
            <text:p>1.270116</text:p>
          </table:table-cell>
          <table:table-cell office:value-type="float" office:value="2.621291" calcext:value-type="float">
            <text:p>2.621291</text:p>
          </table:table-cell>
          <table:table-cell office:value-type="float" office:value="3.897455" calcext:value-type="float">
            <text:p>3.897455</text:p>
          </table:table-cell>
          <table:table-cell office:value-type="float" office:value="3.868566" calcext:value-type="float">
            <text:p>3.868566</text:p>
          </table:table-cell>
          <table:table-cell office:value-type="float" office:value="4.050024" calcext:value-type="float">
            <text:p>4.050024</text:p>
          </table:table-cell>
          <table:table-cell office:value-type="float" office:value="4.062017" calcext:value-type="float">
            <text:p>4.062017</text:p>
          </table:table-cell>
          <table:table-cell office:value-type="float" office:value="4.368878" calcext:value-type="float">
            <text:p>4.368878</text:p>
          </table:table-cell>
          <table:table-cell office:value-type="float" office:value="4.676009" calcext:value-type="float">
            <text:p>4.676009</text:p>
          </table:table-cell>
          <table:table-cell office:value-type="float" office:value="0" calcext:value-type="float">
            <text:p>0</text:p>
          </table:table-cell>
          <table:table-cell office:value-type="float" office:value="0.08898015" calcext:value-type="float">
            <text:p>0.0889801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0652" calcext:value-type="float">
            <text:p>4.4106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2.17359" calcext:value-type="float">
            <text:p>2.17359</text:p>
          </table:table-cell>
          <table:table-cell office:value-type="float" office:value="137.0376" calcext:value-type="float">
            <text:p>137.037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35171" calcext:value-type="float">
            <text:p>16.35171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7556" calcext:value-type="float">
            <text:p>0.0005697556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1981" calcext:value-type="float">
            <text:p>0.003511981</text:p>
          </table:table-cell>
          <table:table-cell office:value-type="float" office:value="1187.176" calcext:value-type="float">
            <text:p>1187.176</text:p>
          </table:table-cell>
          <table:table-cell office:value-type="float" office:value="1.522029" calcext:value-type="float">
            <text:p>1.522029</text:p>
          </table:table-cell>
          <table:table-cell office:value-type="float" office:value="0" calcext:value-type="float">
            <text:p>0</text:p>
          </table:table-cell>
          <table:table-cell office:value-type="float" office:value="0.02549877" calcext:value-type="float">
            <text:p>0.02549877</text:p>
          </table:table-cell>
          <table:table-cell office:value-type="float" office:value="0.06230174" calcext:value-type="float">
            <text:p>0.06230174</text:p>
          </table:table-cell>
          <table:table-cell office:value-type="float" office:value="0.1098971" calcext:value-type="float">
            <text:p>0.1098971</text:p>
          </table:table-cell>
          <table:table-cell office:value-type="float" office:value="0.03018842" calcext:value-type="float">
            <text:p>0.03018842</text:p>
          </table:table-cell>
          <table:table-cell office:value-type="float" office:value="0.01763251" calcext:value-type="float">
            <text:p>0.01763251</text:p>
          </table:table-cell>
          <table:table-cell office:value-type="float" office:value="0.02027874" calcext:value-type="float">
            <text:p>0.02027874</text:p>
          </table:table-cell>
          <table:table-cell office:value-type="float" office:value="0.02372894" calcext:value-type="float">
            <text:p>0.02372894</text:p>
          </table:table-cell>
          <table:table-cell office:value-type="float" office:value="0.05845588" calcext:value-type="float">
            <text:p>0.05845588</text:p>
          </table:table-cell>
          <table:table-cell office:value-type="float" office:value="0.1036599" calcext:value-type="float">
            <text:p>0.1036599</text:p>
          </table:table-cell>
          <table:table-cell office:value-type="float" office:value="0.1019862" calcext:value-type="float">
            <text:p>0.1019862</text:p>
          </table:table-cell>
          <table:table-cell office:value-type="float" office:value="0.1028401" calcext:value-type="float">
            <text:p>0.1028401</text:p>
          </table:table-cell>
          <table:table-cell office:value-type="float" office:value="0.1026593" calcext:value-type="float">
            <text:p>0.1026593</text:p>
          </table:table-cell>
          <table:table-cell office:value-type="float" office:value="0.1056777" calcext:value-type="float">
            <text:p>0.1056777</text:p>
          </table:table-cell>
          <table:table-cell office:value-type="float" office:value="0.1088743" calcext:value-type="float">
            <text:p>0.1088743</text:p>
          </table:table-cell>
          <table:table-cell office:value-type="float" office:value="0" calcext:value-type="float">
            <text:p>0</text:p>
          </table:table-cell>
          <table:table-cell office:value-type="float" office:value="9.044771" calcext:value-type="float">
            <text:p>9.044771</text:p>
          </table:table-cell>
          <table:table-cell office:value-type="float" office:value="10.15243" calcext:value-type="float">
            <text:p>10.15243</text:p>
          </table:table-cell>
          <table:table-cell office:value-type="float" office:value="18.30022" calcext:value-type="float">
            <text:p>18.30022</text:p>
          </table:table-cell>
          <table:table-cell office:value-type="float" office:value="4.672526" calcext:value-type="float">
            <text:p>4.672526</text:p>
          </table:table-cell>
          <table:table-cell office:value-type="float" office:value="3.743436" calcext:value-type="float">
            <text:p>3.743436</text:p>
          </table:table-cell>
          <table:table-cell office:value-type="float" office:value="1.724896" calcext:value-type="float">
            <text:p>1.724896</text:p>
          </table:table-cell>
          <table:table-cell office:value-type="float" office:value="1.272788" calcext:value-type="float">
            <text:p>1.272788</text:p>
          </table:table-cell>
          <table:table-cell office:value-type="float" office:value="2.627773" calcext:value-type="float">
            <text:p>2.627773</text:p>
          </table:table-cell>
          <table:table-cell office:value-type="float" office:value="3.907191" calcext:value-type="float">
            <text:p>3.907191</text:p>
          </table:table-cell>
          <table:table-cell office:value-type="float" office:value="3.8784" calcext:value-type="float">
            <text:p>3.8784</text:p>
          </table:table-cell>
          <table:table-cell office:value-type="float" office:value="4.060318" calcext:value-type="float">
            <text:p>4.060318</text:p>
          </table:table-cell>
          <table:table-cell office:value-type="float" office:value="4.072329" calcext:value-type="float">
            <text:p>4.072329</text:p>
          </table:table-cell>
          <table:table-cell office:value-type="float" office:value="4.379303" calcext:value-type="float">
            <text:p>4.379303</text:p>
          </table:table-cell>
          <table:table-cell office:value-type="float" office:value="4.687243" calcext:value-type="float">
            <text:p>4.687243</text:p>
          </table:table-cell>
          <table:table-cell office:value-type="float" office:value="0" calcext:value-type="float">
            <text:p>0</text:p>
          </table:table-cell>
          <table:table-cell office:value-type="float" office:value="0.03197223" calcext:value-type="float">
            <text:p>0.03197223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0973" calcext:value-type="float">
            <text:p>4.41097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2.174959" calcext:value-type="float">
            <text:p>2.174959</text:p>
          </table:table-cell>
          <table:table-cell office:value-type="float" office:value="137.0348" calcext:value-type="float">
            <text:p>137.0348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38494" calcext:value-type="float">
            <text:p>16.38494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041" calcext:value-type="float">
            <text:p>0.000569804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311" calcext:value-type="float">
            <text:p>0.003512311</text:p>
          </table:table-cell>
          <table:table-cell office:value-type="float" office:value="1187.143" calcext:value-type="float">
            <text:p>1187.143</text:p>
          </table:table-cell>
          <table:table-cell office:value-type="float" office:value="1.523652" calcext:value-type="float">
            <text:p>1.523652</text:p>
          </table:table-cell>
          <table:table-cell office:value-type="float" office:value="0" calcext:value-type="float">
            <text:p>0</text:p>
          </table:table-cell>
          <table:table-cell office:value-type="float" office:value="0.05701259" calcext:value-type="float">
            <text:p>0.05701259</text:p>
          </table:table-cell>
          <table:table-cell office:value-type="float" office:value="0.07435169" calcext:value-type="float">
            <text:p>0.07435169</text:p>
          </table:table-cell>
          <table:table-cell office:value-type="float" office:value="0.1021863" calcext:value-type="float">
            <text:p>0.1021863</text:p>
          </table:table-cell>
          <table:table-cell office:value-type="float" office:value="0.02513483" calcext:value-type="float">
            <text:p>0.02513483</text:p>
          </table:table-cell>
          <table:table-cell office:value-type="float" office:value="0.0158627" calcext:value-type="float">
            <text:p>0.0158627</text:p>
          </table:table-cell>
          <table:table-cell office:value-type="float" office:value="0.01989078" calcext:value-type="float">
            <text:p>0.01989078</text:p>
          </table:table-cell>
          <table:table-cell office:value-type="float" office:value="0.02086743" calcext:value-type="float">
            <text:p>0.02086743</text:p>
          </table:table-cell>
          <table:table-cell office:value-type="float" office:value="0.05784206" calcext:value-type="float">
            <text:p>0.05784206</text:p>
          </table:table-cell>
          <table:table-cell office:value-type="float" office:value="0.1036182" calcext:value-type="float">
            <text:p>0.1036182</text:p>
          </table:table-cell>
          <table:table-cell office:value-type="float" office:value="0.1020659" calcext:value-type="float">
            <text:p>0.1020659</text:p>
          </table:table-cell>
          <table:table-cell office:value-type="float" office:value="0.1029441" calcext:value-type="float">
            <text:p>0.1029441</text:p>
          </table:table-cell>
          <table:table-cell office:value-type="float" office:value="0.1027685" calcext:value-type="float">
            <text:p>0.1027685</text:p>
          </table:table-cell>
          <table:table-cell office:value-type="float" office:value="0.1057884" calcext:value-type="float">
            <text:p>0.1057884</text:p>
          </table:table-cell>
          <table:table-cell office:value-type="float" office:value="0.1089936" calcext:value-type="float">
            <text:p>0.1089936</text:p>
          </table:table-cell>
          <table:table-cell office:value-type="float" office:value="0" calcext:value-type="float">
            <text:p>0</text:p>
          </table:table-cell>
          <table:table-cell office:value-type="float" office:value="9.036941" calcext:value-type="float">
            <text:p>9.036941</text:p>
          </table:table-cell>
          <table:table-cell office:value-type="float" office:value="10.14421" calcext:value-type="float">
            <text:p>10.14421</text:p>
          </table:table-cell>
          <table:table-cell office:value-type="float" office:value="18.27469" calcext:value-type="float">
            <text:p>18.27469</text:p>
          </table:table-cell>
          <table:table-cell office:value-type="float" office:value="4.666359" calcext:value-type="float">
            <text:p>4.666359</text:p>
          </table:table-cell>
          <table:table-cell office:value-type="float" office:value="3.735828" calcext:value-type="float">
            <text:p>3.735828</text:p>
          </table:table-cell>
          <table:table-cell office:value-type="float" office:value="1.726226" calcext:value-type="float">
            <text:p>1.726226</text:p>
          </table:table-cell>
          <table:table-cell office:value-type="float" office:value="1.275063" calcext:value-type="float">
            <text:p>1.275063</text:p>
          </table:table-cell>
          <table:table-cell office:value-type="float" office:value="2.634218" calcext:value-type="float">
            <text:p>2.634218</text:p>
          </table:table-cell>
          <table:table-cell office:value-type="float" office:value="3.916911" calcext:value-type="float">
            <text:p>3.916911</text:p>
          </table:table-cell>
          <table:table-cell office:value-type="float" office:value="3.888232" calcext:value-type="float">
            <text:p>3.888232</text:p>
          </table:table-cell>
          <table:table-cell office:value-type="float" office:value="4.070604" calcext:value-type="float">
            <text:p>4.070604</text:p>
          </table:table-cell>
          <table:table-cell office:value-type="float" office:value="4.082642" calcext:value-type="float">
            <text:p>4.082642</text:p>
          </table:table-cell>
          <table:table-cell office:value-type="float" office:value="4.389692" calcext:value-type="float">
            <text:p>4.389692</text:p>
          </table:table-cell>
          <table:table-cell office:value-type="float" office:value="4.698472" calcext:value-type="float">
            <text:p>4.698472</text:p>
          </table:table-cell>
          <table:table-cell office:value-type="float" office:value="0" calcext:value-type="float">
            <text:p>0</text:p>
          </table:table-cell>
          <table:table-cell office:value-type="float" office:value="0.2255908" calcext:value-type="float">
            <text:p>0.225590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162" calcext:value-type="float">
            <text:p>4.4116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2.175779" calcext:value-type="float">
            <text:p>2.175779</text:p>
          </table:table-cell>
          <table:table-cell office:value-type="float" office:value="137.0323" calcext:value-type="float">
            <text:p>137.032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41815" calcext:value-type="float">
            <text:p>16.41815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152" calcext:value-type="float">
            <text:p>0.0005698152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38" calcext:value-type="float">
            <text:p>0.00351238</text:p>
          </table:table-cell>
          <table:table-cell office:value-type="float" office:value="1187.11" calcext:value-type="float">
            <text:p>1187.11</text:p>
          </table:table-cell>
          <table:table-cell office:value-type="float" office:value="1.524158" calcext:value-type="float">
            <text:p>1.524158</text:p>
          </table:table-cell>
          <table:table-cell office:value-type="float" office:value="0" calcext:value-type="float">
            <text:p>0</text:p>
          </table:table-cell>
          <table:table-cell office:value-type="float" office:value="0.05835466" calcext:value-type="float">
            <text:p>0.05835466</text:p>
          </table:table-cell>
          <table:table-cell office:value-type="float" office:value="0.06899733" calcext:value-type="float">
            <text:p>0.06899733</text:p>
          </table:table-cell>
          <table:table-cell office:value-type="float" office:value="0.1091146" calcext:value-type="float">
            <text:p>0.1091146</text:p>
          </table:table-cell>
          <table:table-cell office:value-type="float" office:value="0.02528344" calcext:value-type="float">
            <text:p>0.02528344</text:p>
          </table:table-cell>
          <table:table-cell office:value-type="float" office:value="0.01620617" calcext:value-type="float">
            <text:p>0.01620617</text:p>
          </table:table-cell>
          <table:table-cell office:value-type="float" office:value="0.01940234" calcext:value-type="float">
            <text:p>0.01940234</text:p>
          </table:table-cell>
          <table:table-cell office:value-type="float" office:value="0.02286526" calcext:value-type="float">
            <text:p>0.02286526</text:p>
          </table:table-cell>
          <table:table-cell office:value-type="float" office:value="0.05764203" calcext:value-type="float">
            <text:p>0.05764203</text:p>
          </table:table-cell>
          <table:table-cell office:value-type="float" office:value="0.1035171" calcext:value-type="float">
            <text:p>0.1035171</text:p>
          </table:table-cell>
          <table:table-cell office:value-type="float" office:value="0.1021426" calcext:value-type="float">
            <text:p>0.1021426</text:p>
          </table:table-cell>
          <table:table-cell office:value-type="float" office:value="0.1030474" calcext:value-type="float">
            <text:p>0.1030474</text:p>
          </table:table-cell>
          <table:table-cell office:value-type="float" office:value="0.1028746" calcext:value-type="float">
            <text:p>0.1028746</text:p>
          </table:table-cell>
          <table:table-cell office:value-type="float" office:value="0.1058988" calcext:value-type="float">
            <text:p>0.1058988</text:p>
          </table:table-cell>
          <table:table-cell office:value-type="float" office:value="0.1091127" calcext:value-type="float">
            <text:p>0.1091127</text:p>
          </table:table-cell>
          <table:table-cell office:value-type="float" office:value="0" calcext:value-type="float">
            <text:p>0</text:p>
          </table:table-cell>
          <table:table-cell office:value-type="float" office:value="9.034366" calcext:value-type="float">
            <text:p>9.034366</text:p>
          </table:table-cell>
          <table:table-cell office:value-type="float" office:value="10.13613" calcext:value-type="float">
            <text:p>10.13613</text:p>
          </table:table-cell>
          <table:table-cell office:value-type="float" office:value="18.24914" calcext:value-type="float">
            <text:p>18.24914</text:p>
          </table:table-cell>
          <table:table-cell office:value-type="float" office:value="4.659559" calcext:value-type="float">
            <text:p>4.659559</text:p>
          </table:table-cell>
          <table:table-cell office:value-type="float" office:value="3.728414" calcext:value-type="float">
            <text:p>3.728414</text:p>
          </table:table-cell>
          <table:table-cell office:value-type="float" office:value="1.727398" calcext:value-type="float">
            <text:p>1.727398</text:p>
          </table:table-cell>
          <table:table-cell office:value-type="float" office:value="1.277519" calcext:value-type="float">
            <text:p>1.277519</text:p>
          </table:table-cell>
          <table:table-cell office:value-type="float" office:value="2.640675" calcext:value-type="float">
            <text:p>2.640675</text:p>
          </table:table-cell>
          <table:table-cell office:value-type="float" office:value="3.926624" calcext:value-type="float">
            <text:p>3.926624</text:p>
          </table:table-cell>
          <table:table-cell office:value-type="float" office:value="3.898026" calcext:value-type="float">
            <text:p>3.898026</text:p>
          </table:table-cell>
          <table:table-cell office:value-type="float" office:value="4.08087" calcext:value-type="float">
            <text:p>4.08087</text:p>
          </table:table-cell>
          <table:table-cell office:value-type="float" office:value="4.092929" calcext:value-type="float">
            <text:p>4.092929</text:p>
          </table:table-cell>
          <table:table-cell office:value-type="float" office:value="4.400081" calcext:value-type="float">
            <text:p>4.400081</text:p>
          </table:table-cell>
          <table:table-cell office:value-type="float" office:value="4.709684" calcext:value-type="float">
            <text:p>4.709684</text:p>
          </table:table-cell>
          <table:table-cell office:value-type="float" office:value="0" calcext:value-type="float">
            <text:p>0</text:p>
          </table:table-cell>
          <table:table-cell office:value-type="float" office:value="0.1359566" calcext:value-type="float">
            <text:p>0.1359566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2617" calcext:value-type="float">
            <text:p>4.4126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2.176374" calcext:value-type="float">
            <text:p>2.176374</text:p>
          </table:table-cell>
          <table:table-cell office:value-type="float" office:value="137.0301" calcext:value-type="float">
            <text:p>137.0301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45145" calcext:value-type="float">
            <text:p>16.45145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22" calcext:value-type="float">
            <text:p>0.000569822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426" calcext:value-type="float">
            <text:p>0.003512426</text:p>
          </table:table-cell>
          <table:table-cell office:value-type="float" office:value="1187.078" calcext:value-type="float">
            <text:p>1187.078</text:p>
          </table:table-cell>
          <table:table-cell office:value-type="float" office:value="1.524239" calcext:value-type="float">
            <text:p>1.524239</text:p>
          </table:table-cell>
          <table:table-cell office:value-type="float" office:value="0" calcext:value-type="float">
            <text:p>0</text:p>
          </table:table-cell>
          <table:table-cell office:value-type="float" office:value="0.0597164" calcext:value-type="float">
            <text:p>0.0597164</text:p>
          </table:table-cell>
          <table:table-cell office:value-type="float" office:value="0.06735858" calcext:value-type="float">
            <text:p>0.06735858</text:p>
          </table:table-cell>
          <table:table-cell office:value-type="float" office:value="0.1138163" calcext:value-type="float">
            <text:p>0.1138163</text:p>
          </table:table-cell>
          <table:table-cell office:value-type="float" office:value="0.02605083" calcext:value-type="float">
            <text:p>0.02605083</text:p>
          </table:table-cell>
          <table:table-cell office:value-type="float" office:value="0.01691409" calcext:value-type="float">
            <text:p>0.01691409</text:p>
          </table:table-cell>
          <table:table-cell office:value-type="float" office:value="0.01897212" calcext:value-type="float">
            <text:p>0.01897212</text:p>
          </table:table-cell>
          <table:table-cell office:value-type="float" office:value="0.02305747" calcext:value-type="float">
            <text:p>0.02305747</text:p>
          </table:table-cell>
          <table:table-cell office:value-type="float" office:value="0.05755928" calcext:value-type="float">
            <text:p>0.05755928</text:p>
          </table:table-cell>
          <table:table-cell office:value-type="float" office:value="0.1034343" calcext:value-type="float">
            <text:p>0.1034343</text:p>
          </table:table-cell>
          <table:table-cell office:value-type="float" office:value="0.1022146" calcext:value-type="float">
            <text:p>0.1022146</text:p>
          </table:table-cell>
          <table:table-cell office:value-type="float" office:value="0.10315" calcext:value-type="float">
            <text:p>0.10315</text:p>
          </table:table-cell>
          <table:table-cell office:value-type="float" office:value="0.1029817" calcext:value-type="float">
            <text:p>0.1029817</text:p>
          </table:table-cell>
          <table:table-cell office:value-type="float" office:value="0.1060092" calcext:value-type="float">
            <text:p>0.1060092</text:p>
          </table:table-cell>
          <table:table-cell office:value-type="float" office:value="0.1092315" calcext:value-type="float">
            <text:p>0.1092315</text:p>
          </table:table-cell>
          <table:table-cell office:value-type="float" office:value="0" calcext:value-type="float">
            <text:p>0</text:p>
          </table:table-cell>
          <table:table-cell office:value-type="float" office:value="9.032109" calcext:value-type="float">
            <text:p>9.032109</text:p>
          </table:table-cell>
          <table:table-cell office:value-type="float" office:value="10.12678" calcext:value-type="float">
            <text:p>10.12678</text:p>
          </table:table-cell>
          <table:table-cell office:value-type="float" office:value="18.2265" calcext:value-type="float">
            <text:p>18.2265</text:p>
          </table:table-cell>
          <table:table-cell office:value-type="float" office:value="4.653117" calcext:value-type="float">
            <text:p>4.653117</text:p>
          </table:table-cell>
          <table:table-cell office:value-type="float" office:value="3.721332" calcext:value-type="float">
            <text:p>3.721332</text:p>
          </table:table-cell>
          <table:table-cell office:value-type="float" office:value="1.728407" calcext:value-type="float">
            <text:p>1.728407</text:p>
          </table:table-cell>
          <table:table-cell office:value-type="float" office:value="1.280104" calcext:value-type="float">
            <text:p>1.280104</text:p>
          </table:table-cell>
          <table:table-cell office:value-type="float" office:value="2.647148" calcext:value-type="float">
            <text:p>2.647148</text:p>
          </table:table-cell>
          <table:table-cell office:value-type="float" office:value="3.93634" calcext:value-type="float">
            <text:p>3.93634</text:p>
          </table:table-cell>
          <table:table-cell office:value-type="float" office:value="3.907822" calcext:value-type="float">
            <text:p>3.907822</text:p>
          </table:table-cell>
          <table:table-cell office:value-type="float" office:value="4.091136" calcext:value-type="float">
            <text:p>4.091136</text:p>
          </table:table-cell>
          <table:table-cell office:value-type="float" office:value="4.103202" calcext:value-type="float">
            <text:p>4.103202</text:p>
          </table:table-cell>
          <table:table-cell office:value-type="float" office:value="4.410453" calcext:value-type="float">
            <text:p>4.410453</text:p>
          </table:table-cell>
          <table:table-cell office:value-type="float" office:value="4.720868" calcext:value-type="float">
            <text:p>4.720868</text:p>
          </table:table-cell>
          <table:table-cell office:value-type="float" office:value="0" calcext:value-type="float">
            <text:p>0</text:p>
          </table:table-cell>
          <table:table-cell office:value-type="float" office:value="0.09928306" calcext:value-type="float">
            <text:p>0.09928306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3465" calcext:value-type="float">
            <text:p>4.4134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2.176888" calcext:value-type="float">
            <text:p>2.176888</text:p>
          </table:table-cell>
          <table:table-cell office:value-type="float" office:value="137.028" calcext:value-type="float">
            <text:p>137.028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48482" calcext:value-type="float">
            <text:p>16.48482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245" calcext:value-type="float">
            <text:p>0.0005698245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443" calcext:value-type="float">
            <text:p>0.003512443</text:p>
          </table:table-cell>
          <table:table-cell office:value-type="float" office:value="1187.045" calcext:value-type="float">
            <text:p>1187.045</text:p>
          </table:table-cell>
          <table:table-cell office:value-type="float" office:value="1.524199" calcext:value-type="float">
            <text:p>1.524199</text:p>
          </table:table-cell>
          <table:table-cell office:value-type="float" office:value="0" calcext:value-type="float">
            <text:p>0</text:p>
          </table:table-cell>
          <table:table-cell office:value-type="float" office:value="0.06005133" calcext:value-type="float">
            <text:p>0.06005133</text:p>
          </table:table-cell>
          <table:table-cell office:value-type="float" office:value="0.06756157" calcext:value-type="float">
            <text:p>0.06756157</text:p>
          </table:table-cell>
          <table:table-cell office:value-type="float" office:value="0.1149996" calcext:value-type="float">
            <text:p>0.1149996</text:p>
          </table:table-cell>
          <table:table-cell office:value-type="float" office:value="0.02631943" calcext:value-type="float">
            <text:p>0.02631943</text:p>
          </table:table-cell>
          <table:table-cell office:value-type="float" office:value="0.01779081" calcext:value-type="float">
            <text:p>0.01779081</text:p>
          </table:table-cell>
          <table:table-cell office:value-type="float" office:value="0.01869483" calcext:value-type="float">
            <text:p>0.01869483</text:p>
          </table:table-cell>
          <table:table-cell office:value-type="float" office:value="0.02289369" calcext:value-type="float">
            <text:p>0.02289369</text:p>
          </table:table-cell>
          <table:table-cell office:value-type="float" office:value="0.05746226" calcext:value-type="float">
            <text:p>0.05746226</text:p>
          </table:table-cell>
          <table:table-cell office:value-type="float" office:value="0.1033536" calcext:value-type="float">
            <text:p>0.1033536</text:p>
          </table:table-cell>
          <table:table-cell office:value-type="float" office:value="0.1022803" calcext:value-type="float">
            <text:p>0.1022803</text:p>
          </table:table-cell>
          <table:table-cell office:value-type="float" office:value="0.1032514" calcext:value-type="float">
            <text:p>0.1032514</text:p>
          </table:table-cell>
          <table:table-cell office:value-type="float" office:value="0.1030892" calcext:value-type="float">
            <text:p>0.1030892</text:p>
          </table:table-cell>
          <table:table-cell office:value-type="float" office:value="0.1061195" calcext:value-type="float">
            <text:p>0.1061195</text:p>
          </table:table-cell>
          <table:table-cell office:value-type="float" office:value="0.1093504" calcext:value-type="float">
            <text:p>0.1093504</text:p>
          </table:table-cell>
          <table:table-cell office:value-type="float" office:value="0" calcext:value-type="float">
            <text:p>0</text:p>
          </table:table-cell>
          <table:table-cell office:value-type="float" office:value="9.029853" calcext:value-type="float">
            <text:p>9.029853</text:p>
          </table:table-cell>
          <table:table-cell office:value-type="float" office:value="10.11725" calcext:value-type="float">
            <text:p>10.11725</text:p>
          </table:table-cell>
          <table:table-cell office:value-type="float" office:value="18.20547" calcext:value-type="float">
            <text:p>18.20547</text:p>
          </table:table-cell>
          <table:table-cell office:value-type="float" office:value="4.647051" calcext:value-type="float">
            <text:p>4.647051</text:p>
          </table:table-cell>
          <table:table-cell office:value-type="float" office:value="3.714819" calcext:value-type="float">
            <text:p>3.714819</text:p>
          </table:table-cell>
          <table:table-cell office:value-type="float" office:value="1.729295" calcext:value-type="float">
            <text:p>1.729295</text:p>
          </table:table-cell>
          <table:table-cell office:value-type="float" office:value="1.282636" calcext:value-type="float">
            <text:p>1.282636</text:p>
          </table:table-cell>
          <table:table-cell office:value-type="float" office:value="2.653596" calcext:value-type="float">
            <text:p>2.653596</text:p>
          </table:table-cell>
          <table:table-cell office:value-type="float" office:value="3.946076" calcext:value-type="float">
            <text:p>3.946076</text:p>
          </table:table-cell>
          <table:table-cell office:value-type="float" office:value="3.917618" calcext:value-type="float">
            <text:p>3.917618</text:p>
          </table:table-cell>
          <table:table-cell office:value-type="float" office:value="4.101376" calcext:value-type="float">
            <text:p>4.101376</text:p>
          </table:table-cell>
          <table:table-cell office:value-type="float" office:value="4.113474" calcext:value-type="float">
            <text:p>4.113474</text:p>
          </table:table-cell>
          <table:table-cell office:value-type="float" office:value="4.420804" calcext:value-type="float">
            <text:p>4.420804</text:p>
          </table:table-cell>
          <table:table-cell office:value-type="float" office:value="4.732053" calcext:value-type="float">
            <text:p>4.732053</text:p>
          </table:table-cell>
          <table:table-cell office:value-type="float" office:value="0" calcext:value-type="float">
            <text:p>0</text:p>
          </table:table-cell>
          <table:table-cell office:value-type="float" office:value="0.07279988" calcext:value-type="float">
            <text:p>0.0727998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4247" calcext:value-type="float">
            <text:p>4.41424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2.177581" calcext:value-type="float">
            <text:p>2.177581</text:p>
          </table:table-cell>
          <table:table-cell office:value-type="float" office:value="137.0259" calcext:value-type="float">
            <text:p>137.0259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51814" calcext:value-type="float">
            <text:p>16.51814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31" calcext:value-type="float">
            <text:p>0.00056983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484" calcext:value-type="float">
            <text:p>0.003512484</text:p>
          </table:table-cell>
          <table:table-cell office:value-type="float" office:value="1187.012" calcext:value-type="float">
            <text:p>1187.012</text:p>
          </table:table-cell>
          <table:table-cell office:value-type="float" office:value="1.524548" calcext:value-type="float">
            <text:p>1.524548</text:p>
          </table:table-cell>
          <table:table-cell office:value-type="float" office:value="0" calcext:value-type="float">
            <text:p>0</text:p>
          </table:table-cell>
          <table:table-cell office:value-type="float" office:value="0.03990765" calcext:value-type="float">
            <text:p>0.03990765</text:p>
          </table:table-cell>
          <table:table-cell office:value-type="float" office:value="0.06956044" calcext:value-type="float">
            <text:p>0.06956044</text:p>
          </table:table-cell>
          <table:table-cell office:value-type="float" office:value="0.1146215" calcext:value-type="float">
            <text:p>0.1146215</text:p>
          </table:table-cell>
          <table:table-cell office:value-type="float" office:value="0.02596745" calcext:value-type="float">
            <text:p>0.02596745</text:p>
          </table:table-cell>
          <table:table-cell office:value-type="float" office:value="0.01795658" calcext:value-type="float">
            <text:p>0.01795658</text:p>
          </table:table-cell>
          <table:table-cell office:value-type="float" office:value="0.01863018" calcext:value-type="float">
            <text:p>0.01863018</text:p>
          </table:table-cell>
          <table:table-cell office:value-type="float" office:value="0.02276881" calcext:value-type="float">
            <text:p>0.02276881</text:p>
          </table:table-cell>
          <table:table-cell office:value-type="float" office:value="0.05735339" calcext:value-type="float">
            <text:p>0.05735339</text:p>
          </table:table-cell>
          <table:table-cell office:value-type="float" office:value="0.1032945" calcext:value-type="float">
            <text:p>0.1032945</text:p>
          </table:table-cell>
          <table:table-cell office:value-type="float" office:value="0.1023406" calcext:value-type="float">
            <text:p>0.1023406</text:p>
          </table:table-cell>
          <table:table-cell office:value-type="float" office:value="0.1033517" calcext:value-type="float">
            <text:p>0.1033517</text:p>
          </table:table-cell>
          <table:table-cell office:value-type="float" office:value="0.1031978" calcext:value-type="float">
            <text:p>0.1031978</text:p>
          </table:table-cell>
          <table:table-cell office:value-type="float" office:value="0.1062299" calcext:value-type="float">
            <text:p>0.1062299</text:p>
          </table:table-cell>
          <table:table-cell office:value-type="float" office:value="0.1094693" calcext:value-type="float">
            <text:p>0.1094693</text:p>
          </table:table-cell>
          <table:table-cell office:value-type="float" office:value="0" calcext:value-type="float">
            <text:p>0</text:p>
          </table:table-cell>
          <table:table-cell office:value-type="float" office:value="9.024133" calcext:value-type="float">
            <text:p>9.024133</text:p>
          </table:table-cell>
          <table:table-cell office:value-type="float" office:value="10.10795" calcext:value-type="float">
            <text:p>10.10795</text:p>
          </table:table-cell>
          <table:table-cell office:value-type="float" office:value="18.18496" calcext:value-type="float">
            <text:p>18.18496</text:p>
          </table:table-cell>
          <table:table-cell office:value-type="float" office:value="4.641084" calcext:value-type="float">
            <text:p>4.641084</text:p>
          </table:table-cell>
          <table:table-cell office:value-type="float" office:value="3.708635" calcext:value-type="float">
            <text:p>3.708635</text:p>
          </table:table-cell>
          <table:table-cell office:value-type="float" office:value="1.730123" calcext:value-type="float">
            <text:p>1.730123</text:p>
          </table:table-cell>
          <table:table-cell office:value-type="float" office:value="1.285099" calcext:value-type="float">
            <text:p>1.285099</text:p>
          </table:table-cell>
          <table:table-cell office:value-type="float" office:value="2.659989" calcext:value-type="float">
            <text:p>2.659989</text:p>
          </table:table-cell>
          <table:table-cell office:value-type="float" office:value="3.955812" calcext:value-type="float">
            <text:p>3.955812</text:p>
          </table:table-cell>
          <table:table-cell office:value-type="float" office:value="3.927414" calcext:value-type="float">
            <text:p>3.927414</text:p>
          </table:table-cell>
          <table:table-cell office:value-type="float" office:value="4.111614" calcext:value-type="float">
            <text:p>4.111614</text:p>
          </table:table-cell>
          <table:table-cell office:value-type="float" office:value="4.123731" calcext:value-type="float">
            <text:p>4.123731</text:p>
          </table:table-cell>
          <table:table-cell office:value-type="float" office:value="4.431153" calcext:value-type="float">
            <text:p>4.431153</text:p>
          </table:table-cell>
          <table:table-cell office:value-type="float" office:value="4.743214" calcext:value-type="float">
            <text:p>4.743214</text:p>
          </table:table-cell>
          <table:table-cell office:value-type="float" office:value="0" calcext:value-type="float">
            <text:p>0</text:p>
          </table:table-cell>
          <table:table-cell office:value-type="float" office:value="0.03207034" calcext:value-type="float">
            <text:p>0.03207034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4896" calcext:value-type="float">
            <text:p>4.4148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2.178644" calcext:value-type="float">
            <text:p>2.178644</text:p>
          </table:table-cell>
          <table:table-cell office:value-type="float" office:value="137.0236" calcext:value-type="float">
            <text:p>137.023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55137" calcext:value-type="float">
            <text:p>16.55137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424" calcext:value-type="float">
            <text:p>0.0005698424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553" calcext:value-type="float">
            <text:p>0.003512553</text:p>
          </table:table-cell>
          <table:table-cell office:value-type="float" office:value="1186.979" calcext:value-type="float">
            <text:p>1186.979</text:p>
          </table:table-cell>
          <table:table-cell office:value-type="float" office:value="1.526063" calcext:value-type="float">
            <text:p>1.526063</text:p>
          </table:table-cell>
          <table:table-cell office:value-type="float" office:value="0" calcext:value-type="float">
            <text:p>0</text:p>
          </table:table-cell>
          <table:table-cell office:value-type="float" office:value="0.02467553" calcext:value-type="float">
            <text:p>0.02467553</text:p>
          </table:table-cell>
          <table:table-cell office:value-type="float" office:value="0.07085648" calcext:value-type="float">
            <text:p>0.07085648</text:p>
          </table:table-cell>
          <table:table-cell office:value-type="float" office:value="0.1098134" calcext:value-type="float">
            <text:p>0.1098134</text:p>
          </table:table-cell>
          <table:table-cell office:value-type="float" office:value="0.02496971" calcext:value-type="float">
            <text:p>0.02496971</text:p>
          </table:table-cell>
          <table:table-cell office:value-type="float" office:value="0.01728695" calcext:value-type="float">
            <text:p>0.01728695</text:p>
          </table:table-cell>
          <table:table-cell office:value-type="float" office:value="0.01879943" calcext:value-type="float">
            <text:p>0.01879943</text:p>
          </table:table-cell>
          <table:table-cell office:value-type="float" office:value="0.0224921" calcext:value-type="float">
            <text:p>0.0224921</text:p>
          </table:table-cell>
          <table:table-cell office:value-type="float" office:value="0.05725981" calcext:value-type="float">
            <text:p>0.05725981</text:p>
          </table:table-cell>
          <table:table-cell office:value-type="float" office:value="0.1032818" calcext:value-type="float">
            <text:p>0.1032818</text:p>
          </table:table-cell>
          <table:table-cell office:value-type="float" office:value="0.1023982" calcext:value-type="float">
            <text:p>0.1023982</text:p>
          </table:table-cell>
          <table:table-cell office:value-type="float" office:value="0.1034508" calcext:value-type="float">
            <text:p>0.1034508</text:p>
          </table:table-cell>
          <table:table-cell office:value-type="float" office:value="0.103303" calcext:value-type="float">
            <text:p>0.103303</text:p>
          </table:table-cell>
          <table:table-cell office:value-type="float" office:value="0.1063399" calcext:value-type="float">
            <text:p>0.1063399</text:p>
          </table:table-cell>
          <table:table-cell office:value-type="float" office:value="0.109588" calcext:value-type="float">
            <text:p>0.109588</text:p>
          </table:table-cell>
          <table:table-cell office:value-type="float" office:value="0" calcext:value-type="float">
            <text:p>0</text:p>
          </table:table-cell>
          <table:table-cell office:value-type="float" office:value="9.010418" calcext:value-type="float">
            <text:p>9.010418</text:p>
          </table:table-cell>
          <table:table-cell office:value-type="float" office:value="10.10067" calcext:value-type="float">
            <text:p>10.10067</text:p>
          </table:table-cell>
          <table:table-cell office:value-type="float" office:value="18.16409" calcext:value-type="float">
            <text:p>18.16409</text:p>
          </table:table-cell>
          <table:table-cell office:value-type="float" office:value="4.635063" calcext:value-type="float">
            <text:p>4.635063</text:p>
          </table:table-cell>
          <table:table-cell office:value-type="float" office:value="3.702491" calcext:value-type="float">
            <text:p>3.702491</text:p>
          </table:table-cell>
          <table:table-cell office:value-type="float" office:value="1.730964" calcext:value-type="float">
            <text:p>1.730964</text:p>
          </table:table-cell>
          <table:table-cell office:value-type="float" office:value="1.287451" calcext:value-type="float">
            <text:p>1.287451</text:p>
          </table:table-cell>
          <table:table-cell office:value-type="float" office:value="2.666333" calcext:value-type="float">
            <text:p>2.666333</text:p>
          </table:table-cell>
          <table:table-cell office:value-type="float" office:value="3.965548" calcext:value-type="float">
            <text:p>3.965548</text:p>
          </table:table-cell>
          <table:table-cell office:value-type="float" office:value="3.937191" calcext:value-type="float">
            <text:p>3.937191</text:p>
          </table:table-cell>
          <table:table-cell office:value-type="float" office:value="4.121845" calcext:value-type="float">
            <text:p>4.121845</text:p>
          </table:table-cell>
          <table:table-cell office:value-type="float" office:value="4.133964" calcext:value-type="float">
            <text:p>4.133964</text:p>
          </table:table-cell>
          <table:table-cell office:value-type="float" office:value="4.441473" calcext:value-type="float">
            <text:p>4.441473</text:p>
          </table:table-cell>
          <table:table-cell office:value-type="float" office:value="4.754365" calcext:value-type="float">
            <text:p>4.754365</text:p>
          </table:table-cell>
          <table:table-cell office:value-type="float" office:value="0" calcext:value-type="float">
            <text:p>0</text:p>
          </table:table-cell>
          <table:table-cell office:value-type="float" office:value="0.01795285" calcext:value-type="float">
            <text:p>0.0179528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5235" calcext:value-type="float">
            <text:p>4.4152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2.179737" calcext:value-type="float">
            <text:p>2.179737</text:p>
          </table:table-cell>
          <table:table-cell office:value-type="float" office:value="137.0213" calcext:value-type="float">
            <text:p>137.021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58446" calcext:value-type="float">
            <text:p>16.58446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51" calcext:value-type="float">
            <text:p>0.00056985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606" calcext:value-type="float">
            <text:p>0.003512606</text:p>
          </table:table-cell>
          <table:table-cell office:value-type="float" office:value="1186.946" calcext:value-type="float">
            <text:p>1186.946</text:p>
          </table:table-cell>
          <table:table-cell office:value-type="float" office:value="1.527316" calcext:value-type="float">
            <text:p>1.527316</text:p>
          </table:table-cell>
          <table:table-cell office:value-type="float" office:value="0" calcext:value-type="float">
            <text:p>0</text:p>
          </table:table-cell>
          <table:table-cell office:value-type="float" office:value="0.01807761" calcext:value-type="float">
            <text:p>0.01807761</text:p>
          </table:table-cell>
          <table:table-cell office:value-type="float" office:value="0.0681267" calcext:value-type="float">
            <text:p>0.0681267</text:p>
          </table:table-cell>
          <table:table-cell office:value-type="float" office:value="0.1105324" calcext:value-type="float">
            <text:p>0.1105324</text:p>
          </table:table-cell>
          <table:table-cell office:value-type="float" office:value="0.02423333" calcext:value-type="float">
            <text:p>0.02423333</text:p>
          </table:table-cell>
          <table:table-cell office:value-type="float" office:value="0.01664241" calcext:value-type="float">
            <text:p>0.01664241</text:p>
          </table:table-cell>
          <table:table-cell office:value-type="float" office:value="0.01891193" calcext:value-type="float">
            <text:p>0.01891193</text:p>
          </table:table-cell>
          <table:table-cell office:value-type="float" office:value="0.02271088" calcext:value-type="float">
            <text:p>0.02271088</text:p>
          </table:table-cell>
          <table:table-cell office:value-type="float" office:value="0.05737775" calcext:value-type="float">
            <text:p>0.05737775</text:p>
          </table:table-cell>
          <table:table-cell office:value-type="float" office:value="0.1032644" calcext:value-type="float">
            <text:p>0.1032644</text:p>
          </table:table-cell>
          <table:table-cell office:value-type="float" office:value="0.1024573" calcext:value-type="float">
            <text:p>0.1024573</text:p>
          </table:table-cell>
          <table:table-cell office:value-type="float" office:value="0.1035492" calcext:value-type="float">
            <text:p>0.1035492</text:p>
          </table:table-cell>
          <table:table-cell office:value-type="float" office:value="0.1034079" calcext:value-type="float">
            <text:p>0.1034079</text:p>
          </table:table-cell>
          <table:table-cell office:value-type="float" office:value="0.1064496" calcext:value-type="float">
            <text:p>0.1064496</text:p>
          </table:table-cell>
          <table:table-cell office:value-type="float" office:value="0.1097064" calcext:value-type="float">
            <text:p>0.1097064</text:p>
          </table:table-cell>
          <table:table-cell office:value-type="float" office:value="0" calcext:value-type="float">
            <text:p>0</text:p>
          </table:table-cell>
          <table:table-cell office:value-type="float" office:value="8.991157" calcext:value-type="float">
            <text:p>8.991157</text:p>
          </table:table-cell>
          <table:table-cell office:value-type="float" office:value="10.09291" calcext:value-type="float">
            <text:p>10.09291</text:p>
          </table:table-cell>
          <table:table-cell office:value-type="float" office:value="18.14289" calcext:value-type="float">
            <text:p>18.14289</text:p>
          </table:table-cell>
          <table:table-cell office:value-type="float" office:value="4.628673" calcext:value-type="float">
            <text:p>4.628673</text:p>
          </table:table-cell>
          <table:table-cell office:value-type="float" office:value="3.696118" calcext:value-type="float">
            <text:p>3.696118</text:p>
          </table:table-cell>
          <table:table-cell office:value-type="float" office:value="1.731836" calcext:value-type="float">
            <text:p>1.731836</text:p>
          </table:table-cell>
          <table:table-cell office:value-type="float" office:value="1.289818" calcext:value-type="float">
            <text:p>1.289818</text:p>
          </table:table-cell>
          <table:table-cell office:value-type="float" office:value="2.672661" calcext:value-type="float">
            <text:p>2.672661</text:p>
          </table:table-cell>
          <table:table-cell office:value-type="float" office:value="3.975296" calcext:value-type="float">
            <text:p>3.975296</text:p>
          </table:table-cell>
          <table:table-cell office:value-type="float" office:value="3.946948" calcext:value-type="float">
            <text:p>3.946948</text:p>
          </table:table-cell>
          <table:table-cell office:value-type="float" office:value="4.132055" calcext:value-type="float">
            <text:p>4.132055</text:p>
          </table:table-cell>
          <table:table-cell office:value-type="float" office:value="4.144198" calcext:value-type="float">
            <text:p>4.144198</text:p>
          </table:table-cell>
          <table:table-cell office:value-type="float" office:value="4.451785" calcext:value-type="float">
            <text:p>4.451785</text:p>
          </table:table-cell>
          <table:table-cell office:value-type="float" office:value="4.765516" calcext:value-type="float">
            <text:p>4.765516</text:p>
          </table:table-cell>
          <table:table-cell office:value-type="float" office:value="0" calcext:value-type="float">
            <text:p>0</text:p>
          </table:table-cell>
          <table:table-cell office:value-type="float" office:value="0.01640859" calcext:value-type="float">
            <text:p>0.01640859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5669" calcext:value-type="float">
            <text:p>4.41566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2.180861" calcext:value-type="float">
            <text:p>2.180861</text:p>
          </table:table-cell>
          <table:table-cell office:value-type="float" office:value="137.019" calcext:value-type="float">
            <text:p>137.019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61748" calcext:value-type="float">
            <text:p>16.61748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51" calcext:value-type="float">
            <text:p>0.00056985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606" calcext:value-type="float">
            <text:p>0.003512606</text:p>
          </table:table-cell>
          <table:table-cell office:value-type="float" office:value="1186.913" calcext:value-type="float">
            <text:p>1186.913</text:p>
          </table:table-cell>
          <table:table-cell office:value-type="float" office:value="1.529677" calcext:value-type="float">
            <text:p>1.529677</text:p>
          </table:table-cell>
          <table:table-cell office:value-type="float" office:value="0" calcext:value-type="float">
            <text:p>0</text:p>
          </table:table-cell>
          <table:table-cell office:value-type="float" office:value="0.006622374" calcext:value-type="float">
            <text:p>0.006622374</text:p>
          </table:table-cell>
          <table:table-cell office:value-type="float" office:value="0.06551673" calcext:value-type="float">
            <text:p>0.06551673</text:p>
          </table:table-cell>
          <table:table-cell office:value-type="float" office:value="0.1124731" calcext:value-type="float">
            <text:p>0.1124731</text:p>
          </table:table-cell>
          <table:table-cell office:value-type="float" office:value="0.02354339" calcext:value-type="float">
            <text:p>0.02354339</text:p>
          </table:table-cell>
          <table:table-cell office:value-type="float" office:value="0.01617096" calcext:value-type="float">
            <text:p>0.01617096</text:p>
          </table:table-cell>
          <table:table-cell office:value-type="float" office:value="0.01902356" calcext:value-type="float">
            <text:p>0.01902356</text:p>
          </table:table-cell>
          <table:table-cell office:value-type="float" office:value="0.0230946" calcext:value-type="float">
            <text:p>0.0230946</text:p>
          </table:table-cell>
          <table:table-cell office:value-type="float" office:value="0.05754212" calcext:value-type="float">
            <text:p>0.05754212</text:p>
          </table:table-cell>
          <table:table-cell office:value-type="float" office:value="0.1033387" calcext:value-type="float">
            <text:p>0.1033387</text:p>
          </table:table-cell>
          <table:table-cell office:value-type="float" office:value="0.1025213" calcext:value-type="float">
            <text:p>0.1025213</text:p>
          </table:table-cell>
          <table:table-cell office:value-type="float" office:value="0.1036474" calcext:value-type="float">
            <text:p>0.1036474</text:p>
          </table:table-cell>
          <table:table-cell office:value-type="float" office:value="0.1035121" calcext:value-type="float">
            <text:p>0.1035121</text:p>
          </table:table-cell>
          <table:table-cell office:value-type="float" office:value="0.1065592" calcext:value-type="float">
            <text:p>0.1065592</text:p>
          </table:table-cell>
          <table:table-cell office:value-type="float" office:value="0.1098247" calcext:value-type="float">
            <text:p>0.1098247</text:p>
          </table:table-cell>
          <table:table-cell office:value-type="float" office:value="0" calcext:value-type="float">
            <text:p>0</text:p>
          </table:table-cell>
          <table:table-cell office:value-type="float" office:value="8.967509" calcext:value-type="float">
            <text:p>8.967509</text:p>
          </table:table-cell>
          <table:table-cell office:value-type="float" office:value="10.08419" calcext:value-type="float">
            <text:p>10.08419</text:p>
          </table:table-cell>
          <table:table-cell office:value-type="float" office:value="18.12236" calcext:value-type="float">
            <text:p>18.12236</text:p>
          </table:table-cell>
          <table:table-cell office:value-type="float" office:value="4.622125" calcext:value-type="float">
            <text:p>4.622125</text:p>
          </table:table-cell>
          <table:table-cell office:value-type="float" office:value="3.689667" calcext:value-type="float">
            <text:p>3.689667</text:p>
          </table:table-cell>
          <table:table-cell office:value-type="float" office:value="1.732714" calcext:value-type="float">
            <text:p>1.732714</text:p>
          </table:table-cell>
          <table:table-cell office:value-type="float" office:value="1.292245" calcext:value-type="float">
            <text:p>1.292245</text:p>
          </table:table-cell>
          <table:table-cell office:value-type="float" office:value="2.678987" calcext:value-type="float">
            <text:p>2.678987</text:p>
          </table:table-cell>
          <table:table-cell office:value-type="float" office:value="3.985058" calcext:value-type="float">
            <text:p>3.985058</text:p>
          </table:table-cell>
          <table:table-cell office:value-type="float" office:value="3.956707" calcext:value-type="float">
            <text:p>3.956707</text:p>
          </table:table-cell>
          <table:table-cell office:value-type="float" office:value="4.142265" calcext:value-type="float">
            <text:p>4.142265</text:p>
          </table:table-cell>
          <table:table-cell office:value-type="float" office:value="4.154425" calcext:value-type="float">
            <text:p>4.154425</text:p>
          </table:table-cell>
          <table:table-cell office:value-type="float" office:value="4.462093" calcext:value-type="float">
            <text:p>4.462093</text:p>
          </table:table-cell>
          <table:table-cell office:value-type="float" office:value="4.776639" calcext:value-type="float">
            <text:p>4.776639</text:p>
          </table:table-cell>
          <table:table-cell office:value-type="float" office:value="0" calcext:value-type="float">
            <text:p>0</text:p>
          </table:table-cell>
          <table:table-cell office:value-type="float" office:value="0.009002646" calcext:value-type="float">
            <text:p>0.009002646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6036" calcext:value-type="float">
            <text:p>4.41603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2.182442" calcext:value-type="float">
            <text:p>2.182442</text:p>
          </table:table-cell>
          <table:table-cell office:value-type="float" office:value="137.0164" calcext:value-type="float">
            <text:p>137.016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65034" calcext:value-type="float">
            <text:p>16.65034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51" calcext:value-type="float">
            <text:p>0.00056985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606" calcext:value-type="float">
            <text:p>0.003512606</text:p>
          </table:table-cell>
          <table:table-cell office:value-type="float" office:value="1186.88" calcext:value-type="float">
            <text:p>1186.88</text:p>
          </table:table-cell>
          <table:table-cell office:value-type="float" office:value="1.533898" calcext:value-type="float">
            <text:p>1.533898</text:p>
          </table:table-cell>
          <table:table-cell office:value-type="float" office:value="0" calcext:value-type="float">
            <text:p>0</text:p>
          </table:table-cell>
          <table:table-cell office:value-type="float" office:value="0.01026896" calcext:value-type="float">
            <text:p>0.01026896</text:p>
          </table:table-cell>
          <table:table-cell office:value-type="float" office:value="0.06217542" calcext:value-type="float">
            <text:p>0.06217542</text:p>
          </table:table-cell>
          <table:table-cell office:value-type="float" office:value="0.1113268" calcext:value-type="float">
            <text:p>0.1113268</text:p>
          </table:table-cell>
          <table:table-cell office:value-type="float" office:value="0.02137217" calcext:value-type="float">
            <text:p>0.02137217</text:p>
          </table:table-cell>
          <table:table-cell office:value-type="float" office:value="0.01409506" calcext:value-type="float">
            <text:p>0.01409506</text:p>
          </table:table-cell>
          <table:table-cell office:value-type="float" office:value="0.01941685" calcext:value-type="float">
            <text:p>0.01941685</text:p>
          </table:table-cell>
          <table:table-cell office:value-type="float" office:value="0.02351043" calcext:value-type="float">
            <text:p>0.02351043</text:p>
          </table:table-cell>
          <table:table-cell office:value-type="float" office:value="0.05772434" calcext:value-type="float">
            <text:p>0.05772434</text:p>
          </table:table-cell>
          <table:table-cell office:value-type="float" office:value="0.1034556" calcext:value-type="float">
            <text:p>0.1034556</text:p>
          </table:table-cell>
          <table:table-cell office:value-type="float" office:value="0.1025906" calcext:value-type="float">
            <text:p>0.1025906</text:p>
          </table:table-cell>
          <table:table-cell office:value-type="float" office:value="0.1037459" calcext:value-type="float">
            <text:p>0.1037459</text:p>
          </table:table-cell>
          <table:table-cell office:value-type="float" office:value="0.1036174" calcext:value-type="float">
            <text:p>0.1036174</text:p>
          </table:table-cell>
          <table:table-cell office:value-type="float" office:value="0.1066687" calcext:value-type="float">
            <text:p>0.1066687</text:p>
          </table:table-cell>
          <table:table-cell office:value-type="float" office:value="0.1099428" calcext:value-type="float">
            <text:p>0.1099428</text:p>
          </table:table-cell>
          <table:table-cell office:value-type="float" office:value="0" calcext:value-type="float">
            <text:p>0</text:p>
          </table:table-cell>
          <table:table-cell office:value-type="float" office:value="8.940591" calcext:value-type="float">
            <text:p>8.940591</text:p>
          </table:table-cell>
          <table:table-cell office:value-type="float" office:value="10.07412" calcext:value-type="float">
            <text:p>10.07412</text:p>
          </table:table-cell>
          <table:table-cell office:value-type="float" office:value="18.10166" calcext:value-type="float">
            <text:p>18.10166</text:p>
          </table:table-cell>
          <table:table-cell office:value-type="float" office:value="4.61495" calcext:value-type="float">
            <text:p>4.61495</text:p>
          </table:table-cell>
          <table:table-cell office:value-type="float" office:value="3.682712" calcext:value-type="float">
            <text:p>3.682712</text:p>
          </table:table-cell>
          <table:table-cell office:value-type="float" office:value="1.733656" calcext:value-type="float">
            <text:p>1.733656</text:p>
          </table:table-cell>
          <table:table-cell office:value-type="float" office:value="1.294729" calcext:value-type="float">
            <text:p>1.294729</text:p>
          </table:table-cell>
          <table:table-cell office:value-type="float" office:value="2.685301" calcext:value-type="float">
            <text:p>2.685301</text:p>
          </table:table-cell>
          <table:table-cell office:value-type="float" office:value="3.99484" calcext:value-type="float">
            <text:p>3.99484</text:p>
          </table:table-cell>
          <table:table-cell office:value-type="float" office:value="3.966465" calcext:value-type="float">
            <text:p>3.966465</text:p>
          </table:table-cell>
          <table:table-cell office:value-type="float" office:value="4.152474" calcext:value-type="float">
            <text:p>4.152474</text:p>
          </table:table-cell>
          <table:table-cell office:value-type="float" office:value="4.16462" calcext:value-type="float">
            <text:p>4.16462</text:p>
          </table:table-cell>
          <table:table-cell office:value-type="float" office:value="4.472366" calcext:value-type="float">
            <text:p>4.472366</text:p>
          </table:table-cell>
          <table:table-cell office:value-type="float" office:value="4.787757" calcext:value-type="float">
            <text:p>4.787757</text:p>
          </table:table-cell>
          <table:table-cell office:value-type="float" office:value="0" calcext:value-type="float">
            <text:p>0</text:p>
          </table:table-cell>
          <table:table-cell office:value-type="float" office:value="0.01448942" calcext:value-type="float">
            <text:p>0.0144894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6009" calcext:value-type="float">
            <text:p>4.4160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2.183769" calcext:value-type="float">
            <text:p>2.183769</text:p>
          </table:table-cell>
          <table:table-cell office:value-type="float" office:value="137.0139" calcext:value-type="float">
            <text:p>137.0139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6833" calcext:value-type="float">
            <text:p>16.6833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653" calcext:value-type="float">
            <text:p>0.0005698653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694" calcext:value-type="float">
            <text:p>0.003512694</text:p>
          </table:table-cell>
          <table:table-cell office:value-type="float" office:value="1186.847" calcext:value-type="float">
            <text:p>1186.847</text:p>
          </table:table-cell>
          <table:table-cell office:value-type="float" office:value="1.536413" calcext:value-type="float">
            <text:p>1.536413</text:p>
          </table:table-cell>
          <table:table-cell office:value-type="float" office:value="0" calcext:value-type="float">
            <text:p>0</text:p>
          </table:table-cell>
          <table:table-cell office:value-type="float" office:value="0.01690857" calcext:value-type="float">
            <text:p>0.01690857</text:p>
          </table:table-cell>
          <table:table-cell office:value-type="float" office:value="0.06793591" calcext:value-type="float">
            <text:p>0.06793591</text:p>
          </table:table-cell>
          <table:table-cell office:value-type="float" office:value="0.1099442" calcext:value-type="float">
            <text:p>0.1099442</text:p>
          </table:table-cell>
          <table:table-cell office:value-type="float" office:value="0.02214993" calcext:value-type="float">
            <text:p>0.02214993</text:p>
          </table:table-cell>
          <table:table-cell office:value-type="float" office:value="0.01470075" calcext:value-type="float">
            <text:p>0.01470075</text:p>
          </table:table-cell>
          <table:table-cell office:value-type="float" office:value="0.01935031" calcext:value-type="float">
            <text:p>0.01935031</text:p>
          </table:table-cell>
          <table:table-cell office:value-type="float" office:value="0.02312128" calcext:value-type="float">
            <text:p>0.02312128</text:p>
          </table:table-cell>
          <table:table-cell office:value-type="float" office:value="0.05779459" calcext:value-type="float">
            <text:p>0.05779459</text:p>
          </table:table-cell>
          <table:table-cell office:value-type="float" office:value="0.10358" calcext:value-type="float">
            <text:p>0.10358</text:p>
          </table:table-cell>
          <table:table-cell office:value-type="float" office:value="0.1026672" calcext:value-type="float">
            <text:p>0.1026672</text:p>
          </table:table-cell>
          <table:table-cell office:value-type="float" office:value="0.103845" calcext:value-type="float">
            <text:p>0.103845</text:p>
          </table:table-cell>
          <table:table-cell office:value-type="float" office:value="0.1037238" calcext:value-type="float">
            <text:p>0.1037238</text:p>
          </table:table-cell>
          <table:table-cell office:value-type="float" office:value="0.106778" calcext:value-type="float">
            <text:p>0.106778</text:p>
          </table:table-cell>
          <table:table-cell office:value-type="float" office:value="0.110061" calcext:value-type="float">
            <text:p>0.110061</text:p>
          </table:table-cell>
          <table:table-cell office:value-type="float" office:value="0" calcext:value-type="float">
            <text:p>0</text:p>
          </table:table-cell>
          <table:table-cell office:value-type="float" office:value="8.920275" calcext:value-type="float">
            <text:p>8.920275</text:p>
          </table:table-cell>
          <table:table-cell office:value-type="float" office:value="10.06567" calcext:value-type="float">
            <text:p>10.06567</text:p>
          </table:table-cell>
          <table:table-cell office:value-type="float" office:value="18.08118" calcext:value-type="float">
            <text:p>18.08118</text:p>
          </table:table-cell>
          <table:table-cell office:value-type="float" office:value="4.607484" calcext:value-type="float">
            <text:p>4.607484</text:p>
          </table:table-cell>
          <table:table-cell office:value-type="float" office:value="3.675367" calcext:value-type="float">
            <text:p>3.675367</text:p>
          </table:table-cell>
          <table:table-cell office:value-type="float" office:value="1.734647" calcext:value-type="float">
            <text:p>1.734647</text:p>
          </table:table-cell>
          <table:table-cell office:value-type="float" office:value="1.297153" calcext:value-type="float">
            <text:p>1.297153</text:p>
          </table:table-cell>
          <table:table-cell office:value-type="float" office:value="2.691631" calcext:value-type="float">
            <text:p>2.691631</text:p>
          </table:table-cell>
          <table:table-cell office:value-type="float" office:value="4.004622" calcext:value-type="float">
            <text:p>4.004622</text:p>
          </table:table-cell>
          <table:table-cell office:value-type="float" office:value="3.976222" calcext:value-type="float">
            <text:p>3.976222</text:p>
          </table:table-cell>
          <table:table-cell office:value-type="float" office:value="4.162657" calcext:value-type="float">
            <text:p>4.162657</text:p>
          </table:table-cell>
          <table:table-cell office:value-type="float" office:value="4.174812" calcext:value-type="float">
            <text:p>4.174812</text:p>
          </table:table-cell>
          <table:table-cell office:value-type="float" office:value="4.482638" calcext:value-type="float">
            <text:p>4.482638</text:p>
          </table:table-cell>
          <table:table-cell office:value-type="float" office:value="4.798876" calcext:value-type="float">
            <text:p>4.798876</text:p>
          </table:table-cell>
          <table:table-cell office:value-type="float" office:value="0" calcext:value-type="float">
            <text:p>0</text:p>
          </table:table-cell>
          <table:table-cell office:value-type="float" office:value="0.01482871" calcext:value-type="float">
            <text:p>0.01482871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6193" calcext:value-type="float">
            <text:p>4.41619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2.18487" calcext:value-type="float">
            <text:p>2.18487</text:p>
          </table:table-cell>
          <table:table-cell office:value-type="float" office:value="137.0116" calcext:value-type="float">
            <text:p>137.011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71635" calcext:value-type="float">
            <text:p>16.71635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743" calcext:value-type="float">
            <text:p>0.0005698743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748" calcext:value-type="float">
            <text:p>0.003512748</text:p>
          </table:table-cell>
          <table:table-cell office:value-type="float" office:value="1186.813" calcext:value-type="float">
            <text:p>1186.813</text:p>
          </table:table-cell>
          <table:table-cell office:value-type="float" office:value="1.537709" calcext:value-type="float">
            <text:p>1.537709</text:p>
          </table:table-cell>
          <table:table-cell office:value-type="float" office:value="0" calcext:value-type="float">
            <text:p>0</text:p>
          </table:table-cell>
          <table:table-cell office:value-type="float" office:value="0.02014077" calcext:value-type="float">
            <text:p>0.02014077</text:p>
          </table:table-cell>
          <table:table-cell office:value-type="float" office:value="0.06866159" calcext:value-type="float">
            <text:p>0.06866159</text:p>
          </table:table-cell>
          <table:table-cell office:value-type="float" office:value="0.110686" calcext:value-type="float">
            <text:p>0.110686</text:p>
          </table:table-cell>
          <table:table-cell office:value-type="float" office:value="0.02339513" calcext:value-type="float">
            <text:p>0.02339513</text:p>
          </table:table-cell>
          <table:table-cell office:value-type="float" office:value="0.01580646" calcext:value-type="float">
            <text:p>0.01580646</text:p>
          </table:table-cell>
          <table:table-cell office:value-type="float" office:value="0.01916345" calcext:value-type="float">
            <text:p>0.01916345</text:p>
          </table:table-cell>
          <table:table-cell office:value-type="float" office:value="0.02320727" calcext:value-type="float">
            <text:p>0.02320727</text:p>
          </table:table-cell>
          <table:table-cell office:value-type="float" office:value="0.05789676" calcext:value-type="float">
            <text:p>0.05789676</text:p>
          </table:table-cell>
          <table:table-cell office:value-type="float" office:value="0.1036792" calcext:value-type="float">
            <text:p>0.1036792</text:p>
          </table:table-cell>
          <table:table-cell office:value-type="float" office:value="0.1027508" calcext:value-type="float">
            <text:p>0.1027508</text:p>
          </table:table-cell>
          <table:table-cell office:value-type="float" office:value="0.1039451" calcext:value-type="float">
            <text:p>0.1039451</text:p>
          </table:table-cell>
          <table:table-cell office:value-type="float" office:value="0.1038296" calcext:value-type="float">
            <text:p>0.1038296</text:p>
          </table:table-cell>
          <table:table-cell office:value-type="float" office:value="0.1068873" calcext:value-type="float">
            <text:p>0.1068873</text:p>
          </table:table-cell>
          <table:table-cell office:value-type="float" office:value="0.1101789" calcext:value-type="float">
            <text:p>0.1101789</text:p>
          </table:table-cell>
          <table:table-cell office:value-type="float" office:value="0" calcext:value-type="float">
            <text:p>0</text:p>
          </table:table-cell>
          <table:table-cell office:value-type="float" office:value="8.900864" calcext:value-type="float">
            <text:p>8.900864</text:p>
          </table:table-cell>
          <table:table-cell office:value-type="float" office:value="10.05805" calcext:value-type="float">
            <text:p>10.05805</text:p>
          </table:table-cell>
          <table:table-cell office:value-type="float" office:value="18.06099" calcext:value-type="float">
            <text:p>18.06099</text:p>
          </table:table-cell>
          <table:table-cell office:value-type="float" office:value="4.600597" calcext:value-type="float">
            <text:p>4.600597</text:p>
          </table:table-cell>
          <table:table-cell office:value-type="float" office:value="3.668553" calcext:value-type="float">
            <text:p>3.668553</text:p>
          </table:table-cell>
          <table:table-cell office:value-type="float" office:value="1.735595" calcext:value-type="float">
            <text:p>1.735595</text:p>
          </table:table-cell>
          <table:table-cell office:value-type="float" office:value="1.299595" calcext:value-type="float">
            <text:p>1.299595</text:p>
          </table:table-cell>
          <table:table-cell office:value-type="float" office:value="2.697975" calcext:value-type="float">
            <text:p>2.697975</text:p>
          </table:table-cell>
          <table:table-cell office:value-type="float" office:value="4.014403" calcext:value-type="float">
            <text:p>4.014403</text:p>
          </table:table-cell>
          <table:table-cell office:value-type="float" office:value="3.985979" calcext:value-type="float">
            <text:p>3.985979</text:p>
          </table:table-cell>
          <table:table-cell office:value-type="float" office:value="4.172839" calcext:value-type="float">
            <text:p>4.172839</text:p>
          </table:table-cell>
          <table:table-cell office:value-type="float" office:value="4.185009" calcext:value-type="float">
            <text:p>4.185009</text:p>
          </table:table-cell>
          <table:table-cell office:value-type="float" office:value="4.492902" calcext:value-type="float">
            <text:p>4.492902</text:p>
          </table:table-cell>
          <table:table-cell office:value-type="float" office:value="4.809954" calcext:value-type="float">
            <text:p>4.809954</text:p>
          </table:table-cell>
          <table:table-cell office:value-type="float" office:value="0" calcext:value-type="float">
            <text:p>0</text:p>
          </table:table-cell>
          <table:table-cell office:value-type="float" office:value="0.01685592" calcext:value-type="float">
            <text:p>0.0168559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6597" calcext:value-type="float">
            <text:p>4.41659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2.185813" calcext:value-type="float">
            <text:p>2.185813</text:p>
          </table:table-cell>
          <table:table-cell office:value-type="float" office:value="137.0093" calcext:value-type="float">
            <text:p>137.009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74947" calcext:value-type="float">
            <text:p>16.74947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861" calcext:value-type="float">
            <text:p>0.000569886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815" calcext:value-type="float">
            <text:p>0.003512815</text:p>
          </table:table-cell>
          <table:table-cell office:value-type="float" office:value="1186.78" calcext:value-type="float">
            <text:p>1186.78</text:p>
          </table:table-cell>
          <table:table-cell office:value-type="float" office:value="1.53896" calcext:value-type="float">
            <text:p>1.53896</text:p>
          </table:table-cell>
          <table:table-cell office:value-type="float" office:value="0" calcext:value-type="float">
            <text:p>0</text:p>
          </table:table-cell>
          <table:table-cell office:value-type="float" office:value="0.02210473" calcext:value-type="float">
            <text:p>0.02210473</text:p>
          </table:table-cell>
          <table:table-cell office:value-type="float" office:value="0.06966545" calcext:value-type="float">
            <text:p>0.06966545</text:p>
          </table:table-cell>
          <table:table-cell office:value-type="float" office:value="0.1112039" calcext:value-type="float">
            <text:p>0.1112039</text:p>
          </table:table-cell>
          <table:table-cell office:value-type="float" office:value="0.02434429" calcext:value-type="float">
            <text:p>0.02434429</text:p>
          </table:table-cell>
          <table:table-cell office:value-type="float" office:value="0.01686018" calcext:value-type="float">
            <text:p>0.01686018</text:p>
          </table:table-cell>
          <table:table-cell office:value-type="float" office:value="0.01905846" calcext:value-type="float">
            <text:p>0.01905846</text:p>
          </table:table-cell>
          <table:table-cell office:value-type="float" office:value="0.02302887" calcext:value-type="float">
            <text:p>0.02302887</text:p>
          </table:table-cell>
          <table:table-cell office:value-type="float" office:value="0.05788446" calcext:value-type="float">
            <text:p>0.05788446</text:p>
          </table:table-cell>
          <table:table-cell office:value-type="float" office:value="0.1037663" calcext:value-type="float">
            <text:p>0.1037663</text:p>
          </table:table-cell>
          <table:table-cell office:value-type="float" office:value="0.1028375" calcext:value-type="float">
            <text:p>0.1028375</text:p>
          </table:table-cell>
          <table:table-cell office:value-type="float" office:value="0.1040461" calcext:value-type="float">
            <text:p>0.1040461</text:p>
          </table:table-cell>
          <table:table-cell office:value-type="float" office:value="0.103935" calcext:value-type="float">
            <text:p>0.103935</text:p>
          </table:table-cell>
          <table:table-cell office:value-type="float" office:value="0.1069963" calcext:value-type="float">
            <text:p>0.1069963</text:p>
          </table:table-cell>
          <table:table-cell office:value-type="float" office:value="0.1102966" calcext:value-type="float">
            <text:p>0.1102966</text:p>
          </table:table-cell>
          <table:table-cell office:value-type="float" office:value="0" calcext:value-type="float">
            <text:p>0</text:p>
          </table:table-cell>
          <table:table-cell office:value-type="float" office:value="8.882569" calcext:value-type="float">
            <text:p>8.882569</text:p>
          </table:table-cell>
          <table:table-cell office:value-type="float" office:value="10.05086" calcext:value-type="float">
            <text:p>10.05086</text:p>
          </table:table-cell>
          <table:table-cell office:value-type="float" office:value="18.04152" calcext:value-type="float">
            <text:p>18.04152</text:p>
          </table:table-cell>
          <table:table-cell office:value-type="float" office:value="4.594363" calcext:value-type="float">
            <text:p>4.594363</text:p>
          </table:table-cell>
          <table:table-cell office:value-type="float" office:value="3.66234" calcext:value-type="float">
            <text:p>3.66234</text:p>
          </table:table-cell>
          <table:table-cell office:value-type="float" office:value="1.73649" calcext:value-type="float">
            <text:p>1.73649</text:p>
          </table:table-cell>
          <table:table-cell office:value-type="float" office:value="1.301982" calcext:value-type="float">
            <text:p>1.301982</text:p>
          </table:table-cell>
          <table:table-cell office:value-type="float" office:value="2.704294" calcext:value-type="float">
            <text:p>2.704294</text:p>
          </table:table-cell>
          <table:table-cell office:value-type="float" office:value="4.024193" calcext:value-type="float">
            <text:p>4.024193</text:p>
          </table:table-cell>
          <table:table-cell office:value-type="float" office:value="3.995754" calcext:value-type="float">
            <text:p>3.995754</text:p>
          </table:table-cell>
          <table:table-cell office:value-type="float" office:value="4.18302" calcext:value-type="float">
            <text:p>4.18302</text:p>
          </table:table-cell>
          <table:table-cell office:value-type="float" office:value="4.195181" calcext:value-type="float">
            <text:p>4.195181</text:p>
          </table:table-cell>
          <table:table-cell office:value-type="float" office:value="4.503136" calcext:value-type="float">
            <text:p>4.503136</text:p>
          </table:table-cell>
          <table:table-cell office:value-type="float" office:value="4.821028" calcext:value-type="float">
            <text:p>4.821028</text:p>
          </table:table-cell>
          <table:table-cell office:value-type="float" office:value="0" calcext:value-type="float">
            <text:p>0</text:p>
          </table:table-cell>
          <table:table-cell office:value-type="float" office:value="0.01844703" calcext:value-type="float">
            <text:p>0.01844703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7124" calcext:value-type="float">
            <text:p>4.4171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2.186689" calcext:value-type="float">
            <text:p>2.186689</text:p>
          </table:table-cell>
          <table:table-cell office:value-type="float" office:value="137.007" calcext:value-type="float">
            <text:p>137.007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78267" calcext:value-type="float">
            <text:p>16.78267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973" calcext:value-type="float">
            <text:p>0.0005698973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882" calcext:value-type="float">
            <text:p>0.003512882</text:p>
          </table:table-cell>
          <table:table-cell office:value-type="float" office:value="1186.747" calcext:value-type="float">
            <text:p>1186.747</text:p>
          </table:table-cell>
          <table:table-cell office:value-type="float" office:value="1.540378" calcext:value-type="float">
            <text:p>1.540378</text:p>
          </table:table-cell>
          <table:table-cell office:value-type="float" office:value="0" calcext:value-type="float">
            <text:p>0</text:p>
          </table:table-cell>
          <table:table-cell office:value-type="float" office:value="0.01407696" calcext:value-type="float">
            <text:p>0.01407696</text:p>
          </table:table-cell>
          <table:table-cell office:value-type="float" office:value="0.06960639" calcext:value-type="float">
            <text:p>0.06960639</text:p>
          </table:table-cell>
          <table:table-cell office:value-type="float" office:value="0.1113034" calcext:value-type="float">
            <text:p>0.1113034</text:p>
          </table:table-cell>
          <table:table-cell office:value-type="float" office:value="0.02481939" calcext:value-type="float">
            <text:p>0.02481939</text:p>
          </table:table-cell>
          <table:table-cell office:value-type="float" office:value="0.01743513" calcext:value-type="float">
            <text:p>0.01743513</text:p>
          </table:table-cell>
          <table:table-cell office:value-type="float" office:value="0.0190251" calcext:value-type="float">
            <text:p>0.0190251</text:p>
          </table:table-cell>
          <table:table-cell office:value-type="float" office:value="0.0229402" calcext:value-type="float">
            <text:p>0.0229402</text:p>
          </table:table-cell>
          <table:table-cell office:value-type="float" office:value="0.05785453" calcext:value-type="float">
            <text:p>0.05785453</text:p>
          </table:table-cell>
          <table:table-cell office:value-type="float" office:value="0.10385" calcext:value-type="float">
            <text:p>0.10385</text:p>
          </table:table-cell>
          <table:table-cell office:value-type="float" office:value="0.1029245" calcext:value-type="float">
            <text:p>0.1029245</text:p>
          </table:table-cell>
          <table:table-cell office:value-type="float" office:value="0.1041478" calcext:value-type="float">
            <text:p>0.1041478</text:p>
          </table:table-cell>
          <table:table-cell office:value-type="float" office:value="0.1040392" calcext:value-type="float">
            <text:p>0.1040392</text:p>
          </table:table-cell>
          <table:table-cell office:value-type="float" office:value="0.1071052" calcext:value-type="float">
            <text:p>0.1071052</text:p>
          </table:table-cell>
          <table:table-cell office:value-type="float" office:value="0.1104143" calcext:value-type="float">
            <text:p>0.1104143</text:p>
          </table:table-cell>
          <table:table-cell office:value-type="float" office:value="0" calcext:value-type="float">
            <text:p>0</text:p>
          </table:table-cell>
          <table:table-cell office:value-type="float" office:value="8.865158" calcext:value-type="float">
            <text:p>8.865158</text:p>
          </table:table-cell>
          <table:table-cell office:value-type="float" office:value="10.04426" calcext:value-type="float">
            <text:p>10.04426</text:p>
          </table:table-cell>
          <table:table-cell office:value-type="float" office:value="18.02247" calcext:value-type="float">
            <text:p>18.02247</text:p>
          </table:table-cell>
          <table:table-cell office:value-type="float" office:value="4.588506" calcext:value-type="float">
            <text:p>4.588506</text:p>
          </table:table-cell>
          <table:table-cell office:value-type="float" office:value="3.656523" calcext:value-type="float">
            <text:p>3.656523</text:p>
          </table:table-cell>
          <table:table-cell office:value-type="float" office:value="1.737358" calcext:value-type="float">
            <text:p>1.737358</text:p>
          </table:table-cell>
          <table:table-cell office:value-type="float" office:value="1.304327" calcext:value-type="float">
            <text:p>1.304327</text:p>
          </table:table-cell>
          <table:table-cell office:value-type="float" office:value="2.710583" calcext:value-type="float">
            <text:p>2.710583</text:p>
          </table:table-cell>
          <table:table-cell office:value-type="float" office:value="4.034015" calcext:value-type="float">
            <text:p>4.034015</text:p>
          </table:table-cell>
          <table:table-cell office:value-type="float" office:value="4.005551" calcext:value-type="float">
            <text:p>4.005551</text:p>
          </table:table-cell>
          <table:table-cell office:value-type="float" office:value="4.193202" calcext:value-type="float">
            <text:p>4.193202</text:p>
          </table:table-cell>
          <table:table-cell office:value-type="float" office:value="4.205336" calcext:value-type="float">
            <text:p>4.205336</text:p>
          </table:table-cell>
          <table:table-cell office:value-type="float" office:value="4.51337" calcext:value-type="float">
            <text:p>4.51337</text:p>
          </table:table-cell>
          <table:table-cell office:value-type="float" office:value="4.832102" calcext:value-type="float">
            <text:p>4.832102</text:p>
          </table:table-cell>
          <table:table-cell office:value-type="float" office:value="0" calcext:value-type="float">
            <text:p>0</text:p>
          </table:table-cell>
          <table:table-cell office:value-type="float" office:value="0.01126716" calcext:value-type="float">
            <text:p>0.01126716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7658" calcext:value-type="float">
            <text:p>4.4176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2.187549" calcext:value-type="float">
            <text:p>2.187549</text:p>
          </table:table-cell>
          <table:table-cell office:value-type="float" office:value="137.0047" calcext:value-type="float">
            <text:p>137.0047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81582" calcext:value-type="float">
            <text:p>16.81582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973" calcext:value-type="float">
            <text:p>0.0005698973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882" calcext:value-type="float">
            <text:p>0.003512882</text:p>
          </table:table-cell>
          <table:table-cell office:value-type="float" office:value="1186.714" calcext:value-type="float">
            <text:p>1186.714</text:p>
          </table:table-cell>
          <table:table-cell office:value-type="float" office:value="1.541725" calcext:value-type="float">
            <text:p>1.541725</text:p>
          </table:table-cell>
          <table:table-cell office:value-type="float" office:value="0" calcext:value-type="float">
            <text:p>0</text:p>
          </table:table-cell>
          <table:table-cell office:value-type="float" office:value="0.01347279" calcext:value-type="float">
            <text:p>0.01347279</text:p>
          </table:table-cell>
          <table:table-cell office:value-type="float" office:value="0.06897318" calcext:value-type="float">
            <text:p>0.06897318</text:p>
          </table:table-cell>
          <table:table-cell office:value-type="float" office:value="0.1117704" calcext:value-type="float">
            <text:p>0.1117704</text:p>
          </table:table-cell>
          <table:table-cell office:value-type="float" office:value="0.02481584" calcext:value-type="float">
            <text:p>0.02481584</text:p>
          </table:table-cell>
          <table:table-cell office:value-type="float" office:value="0.01749491" calcext:value-type="float">
            <text:p>0.01749491</text:p>
          </table:table-cell>
          <table:table-cell office:value-type="float" office:value="0.01904889" calcext:value-type="float">
            <text:p>0.01904889</text:p>
          </table:table-cell>
          <table:table-cell office:value-type="float" office:value="0.02325577" calcext:value-type="float">
            <text:p>0.02325577</text:p>
          </table:table-cell>
          <table:table-cell office:value-type="float" office:value="0.05793497" calcext:value-type="float">
            <text:p>0.05793497</text:p>
          </table:table-cell>
          <table:table-cell office:value-type="float" office:value="0.1039416" calcext:value-type="float">
            <text:p>0.1039416</text:p>
          </table:table-cell>
          <table:table-cell office:value-type="float" office:value="0.1030105" calcext:value-type="float">
            <text:p>0.1030105</text:p>
          </table:table-cell>
          <table:table-cell office:value-type="float" office:value="0.1042498" calcext:value-type="float">
            <text:p>0.1042498</text:p>
          </table:table-cell>
          <table:table-cell office:value-type="float" office:value="0.1041444" calcext:value-type="float">
            <text:p>0.1041444</text:p>
          </table:table-cell>
          <table:table-cell office:value-type="float" office:value="0.1072141" calcext:value-type="float">
            <text:p>0.1072141</text:p>
          </table:table-cell>
          <table:table-cell office:value-type="float" office:value="0.1105318" calcext:value-type="float">
            <text:p>0.1105318</text:p>
          </table:table-cell>
          <table:table-cell office:value-type="float" office:value="0" calcext:value-type="float">
            <text:p>0</text:p>
          </table:table-cell>
          <table:table-cell office:value-type="float" office:value="8.845153" calcext:value-type="float">
            <text:p>8.845153</text:p>
          </table:table-cell>
          <table:table-cell office:value-type="float" office:value="10.03749" calcext:value-type="float">
            <text:p>10.03749</text:p>
          </table:table-cell>
          <table:table-cell office:value-type="float" office:value="18.00375" calcext:value-type="float">
            <text:p>18.00375</text:p>
          </table:table-cell>
          <table:table-cell office:value-type="float" office:value="4.582765" calcext:value-type="float">
            <text:p>4.582765</text:p>
          </table:table-cell>
          <table:table-cell office:value-type="float" office:value="3.650887" calcext:value-type="float">
            <text:p>3.650887</text:p>
          </table:table-cell>
          <table:table-cell office:value-type="float" office:value="1.738219" calcext:value-type="float">
            <text:p>1.738219</text:p>
          </table:table-cell>
          <table:table-cell office:value-type="float" office:value="1.306712" calcext:value-type="float">
            <text:p>1.306712</text:p>
          </table:table-cell>
          <table:table-cell office:value-type="float" office:value="2.716844" calcext:value-type="float">
            <text:p>2.716844</text:p>
          </table:table-cell>
          <table:table-cell office:value-type="float" office:value="4.043797" calcext:value-type="float">
            <text:p>4.043797</text:p>
          </table:table-cell>
          <table:table-cell office:value-type="float" office:value="4.015347" calcext:value-type="float">
            <text:p>4.015347</text:p>
          </table:table-cell>
          <table:table-cell office:value-type="float" office:value="4.203383" calcext:value-type="float">
            <text:p>4.203383</text:p>
          </table:table-cell>
          <table:table-cell office:value-type="float" office:value="4.215491" calcext:value-type="float">
            <text:p>4.215491</text:p>
          </table:table-cell>
          <table:table-cell office:value-type="float" office:value="4.523595" calcext:value-type="float">
            <text:p>4.523595</text:p>
          </table:table-cell>
          <table:table-cell office:value-type="float" office:value="4.843137" calcext:value-type="float">
            <text:p>4.843137</text:p>
          </table:table-cell>
          <table:table-cell office:value-type="float" office:value="0" calcext:value-type="float">
            <text:p>0</text:p>
          </table:table-cell>
          <table:table-cell office:value-type="float" office:value="0.01100282" calcext:value-type="float">
            <text:p>0.0110028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8221" calcext:value-type="float">
            <text:p>4.4182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2.188365" calcext:value-type="float">
            <text:p>2.188365</text:p>
          </table:table-cell>
          <table:table-cell office:value-type="float" office:value="137.0025" calcext:value-type="float">
            <text:p>137.002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84895" calcext:value-type="float">
            <text:p>16.84895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973" calcext:value-type="float">
            <text:p>0.0005698973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882" calcext:value-type="float">
            <text:p>0.003512882</text:p>
          </table:table-cell>
          <table:table-cell office:value-type="float" office:value="1186.681" calcext:value-type="float">
            <text:p>1186.681</text:p>
          </table:table-cell>
          <table:table-cell office:value-type="float" office:value="1.543857" calcext:value-type="float">
            <text:p>1.543857</text:p>
          </table:table-cell>
          <table:table-cell office:value-type="float" office:value="0" calcext:value-type="float">
            <text:p>0</text:p>
          </table:table-cell>
          <table:table-cell office:value-type="float" office:value="0.007756634" calcext:value-type="float">
            <text:p>0.007756634</text:p>
          </table:table-cell>
          <table:table-cell office:value-type="float" office:value="0.06811158" calcext:value-type="float">
            <text:p>0.06811158</text:p>
          </table:table-cell>
          <table:table-cell office:value-type="float" office:value="0.112584" calcext:value-type="float">
            <text:p>0.112584</text:p>
          </table:table-cell>
          <table:table-cell office:value-type="float" office:value="0.02478044" calcext:value-type="float">
            <text:p>0.02478044</text:p>
          </table:table-cell>
          <table:table-cell office:value-type="float" office:value="0.01758361" calcext:value-type="float">
            <text:p>0.01758361</text:p>
          </table:table-cell>
          <table:table-cell office:value-type="float" office:value="0.01913245" calcext:value-type="float">
            <text:p>0.01913245</text:p>
          </table:table-cell>
          <table:table-cell office:value-type="float" office:value="0.02336859" calcext:value-type="float">
            <text:p>0.02336859</text:p>
          </table:table-cell>
          <table:table-cell office:value-type="float" office:value="0.05798588" calcext:value-type="float">
            <text:p>0.05798588</text:p>
          </table:table-cell>
          <table:table-cell office:value-type="float" office:value="0.1040504" calcext:value-type="float">
            <text:p>0.1040504</text:p>
          </table:table-cell>
          <table:table-cell office:value-type="float" office:value="0.1030964" calcext:value-type="float">
            <text:p>0.1030964</text:p>
          </table:table-cell>
          <table:table-cell office:value-type="float" office:value="0.1043517" calcext:value-type="float">
            <text:p>0.1043517</text:p>
          </table:table-cell>
          <table:table-cell office:value-type="float" office:value="0.104249" calcext:value-type="float">
            <text:p>0.104249</text:p>
          </table:table-cell>
          <table:table-cell office:value-type="float" office:value="0.1073228" calcext:value-type="float">
            <text:p>0.1073228</text:p>
          </table:table-cell>
          <table:table-cell office:value-type="float" office:value="0.1106488" calcext:value-type="float">
            <text:p>0.1106488</text:p>
          </table:table-cell>
          <table:table-cell office:value-type="float" office:value="0" calcext:value-type="float">
            <text:p>0</text:p>
          </table:table-cell>
          <table:table-cell office:value-type="float" office:value="8.823962" calcext:value-type="float">
            <text:p>8.823962</text:p>
          </table:table-cell>
          <table:table-cell office:value-type="float" office:value="10.03058" calcext:value-type="float">
            <text:p>10.03058</text:p>
          </table:table-cell>
          <table:table-cell office:value-type="float" office:value="17.9854" calcext:value-type="float">
            <text:p>17.9854</text:p>
          </table:table-cell>
          <table:table-cell office:value-type="float" office:value="4.577121" calcext:value-type="float">
            <text:p>4.577121</text:p>
          </table:table-cell>
          <table:table-cell office:value-type="float" office:value="3.645403" calcext:value-type="float">
            <text:p>3.645403</text:p>
          </table:table-cell>
          <table:table-cell office:value-type="float" office:value="1.739076" calcext:value-type="float">
            <text:p>1.739076</text:p>
          </table:table-cell>
          <table:table-cell office:value-type="float" office:value="1.309105" calcext:value-type="float">
            <text:p>1.309105</text:p>
          </table:table-cell>
          <table:table-cell office:value-type="float" office:value="2.723081" calcext:value-type="float">
            <text:p>2.723081</text:p>
          </table:table-cell>
          <table:table-cell office:value-type="float" office:value="4.053578" calcext:value-type="float">
            <text:p>4.053578</text:p>
          </table:table-cell>
          <table:table-cell office:value-type="float" office:value="4.025142" calcext:value-type="float">
            <text:p>4.025142</text:p>
          </table:table-cell>
          <table:table-cell office:value-type="float" office:value="4.213557" calcext:value-type="float">
            <text:p>4.213557</text:p>
          </table:table-cell>
          <table:table-cell office:value-type="float" office:value="4.225648" calcext:value-type="float">
            <text:p>4.225648</text:p>
          </table:table-cell>
          <table:table-cell office:value-type="float" office:value="4.53379" calcext:value-type="float">
            <text:p>4.53379</text:p>
          </table:table-cell>
          <table:table-cell office:value-type="float" office:value="4.854172" calcext:value-type="float">
            <text:p>4.854172</text:p>
          </table:table-cell>
          <table:table-cell office:value-type="float" office:value="0" calcext:value-type="float">
            <text:p>0</text:p>
          </table:table-cell>
          <table:table-cell office:value-type="float" office:value="0.008336048" calcext:value-type="float">
            <text:p>0.00833604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875" calcext:value-type="float">
            <text:p>4.418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2.189272" calcext:value-type="float">
            <text:p>2.189272</text:p>
          </table:table-cell>
          <table:table-cell office:value-type="float" office:value="137.0002" calcext:value-type="float">
            <text:p>137.0002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882" calcext:value-type="float">
            <text:p>16.882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8973" calcext:value-type="float">
            <text:p>0.0005698973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882" calcext:value-type="float">
            <text:p>0.003512882</text:p>
          </table:table-cell>
          <table:table-cell office:value-type="float" office:value="1186.648" calcext:value-type="float">
            <text:p>1186.648</text:p>
          </table:table-cell>
          <table:table-cell office:value-type="float" office:value="1.545131" calcext:value-type="float">
            <text:p>1.545131</text:p>
          </table:table-cell>
          <table:table-cell office:value-type="float" office:value="0" calcext:value-type="float">
            <text:p>0</text:p>
          </table:table-cell>
          <table:table-cell office:value-type="float" office:value="0.01506238" calcext:value-type="float">
            <text:p>0.01506238</text:p>
          </table:table-cell>
          <table:table-cell office:value-type="float" office:value="0.06735727" calcext:value-type="float">
            <text:p>0.06735727</text:p>
          </table:table-cell>
          <table:table-cell office:value-type="float" office:value="0.1135444" calcext:value-type="float">
            <text:p>0.1135444</text:p>
          </table:table-cell>
          <table:table-cell office:value-type="float" office:value="0.02459994" calcext:value-type="float">
            <text:p>0.02459994</text:p>
          </table:table-cell>
          <table:table-cell office:value-type="float" office:value="0.01738089" calcext:value-type="float">
            <text:p>0.01738089</text:p>
          </table:table-cell>
          <table:table-cell office:value-type="float" office:value="0.01919783" calcext:value-type="float">
            <text:p>0.01919783</text:p>
          </table:table-cell>
          <table:table-cell office:value-type="float" office:value="0.02349065" calcext:value-type="float">
            <text:p>0.02349065</text:p>
          </table:table-cell>
          <table:table-cell office:value-type="float" office:value="0.05805149" calcext:value-type="float">
            <text:p>0.05805149</text:p>
          </table:table-cell>
          <table:table-cell office:value-type="float" office:value="0.1041595" calcext:value-type="float">
            <text:p>0.1041595</text:p>
          </table:table-cell>
          <table:table-cell office:value-type="float" office:value="0.1031824" calcext:value-type="float">
            <text:p>0.1031824</text:p>
          </table:table-cell>
          <table:table-cell office:value-type="float" office:value="0.1044536" calcext:value-type="float">
            <text:p>0.1044536</text:p>
          </table:table-cell>
          <table:table-cell office:value-type="float" office:value="0.1043552" calcext:value-type="float">
            <text:p>0.1043552</text:p>
          </table:table-cell>
          <table:table-cell office:value-type="float" office:value="0.1074316" calcext:value-type="float">
            <text:p>0.1074316</text:p>
          </table:table-cell>
          <table:table-cell office:value-type="float" office:value="0.1107659" calcext:value-type="float">
            <text:p>0.1107659</text:p>
          </table:table-cell>
          <table:table-cell office:value-type="float" office:value="0" calcext:value-type="float">
            <text:p>0</text:p>
          </table:table-cell>
          <table:table-cell office:value-type="float" office:value="8.800537" calcext:value-type="float">
            <text:p>8.800537</text:p>
          </table:table-cell>
          <table:table-cell office:value-type="float" office:value="10.02294" calcext:value-type="float">
            <text:p>10.02294</text:p>
          </table:table-cell>
          <table:table-cell office:value-type="float" office:value="17.96733" calcext:value-type="float">
            <text:p>17.96733</text:p>
          </table:table-cell>
          <table:table-cell office:value-type="float" office:value="4.571376" calcext:value-type="float">
            <text:p>4.571376</text:p>
          </table:table-cell>
          <table:table-cell office:value-type="float" office:value="3.639874" calcext:value-type="float">
            <text:p>3.639874</text:p>
          </table:table-cell>
          <table:table-cell office:value-type="float" office:value="1.739953" calcext:value-type="float">
            <text:p>1.739953</text:p>
          </table:table-cell>
          <table:table-cell office:value-type="float" office:value="1.311503" calcext:value-type="float">
            <text:p>1.311503</text:p>
          </table:table-cell>
          <table:table-cell office:value-type="float" office:value="2.729297" calcext:value-type="float">
            <text:p>2.729297</text:p>
          </table:table-cell>
          <table:table-cell office:value-type="float" office:value="4.06336" calcext:value-type="float">
            <text:p>4.06336</text:p>
          </table:table-cell>
          <table:table-cell office:value-type="float" office:value="4.034937" calcext:value-type="float">
            <text:p>4.034937</text:p>
          </table:table-cell>
          <table:table-cell office:value-type="float" office:value="4.22371" calcext:value-type="float">
            <text:p>4.22371</text:p>
          </table:table-cell>
          <table:table-cell office:value-type="float" office:value="4.235782" calcext:value-type="float">
            <text:p>4.235782</text:p>
          </table:table-cell>
          <table:table-cell office:value-type="float" office:value="4.543984" calcext:value-type="float">
            <text:p>4.543984</text:p>
          </table:table-cell>
          <table:table-cell office:value-type="float" office:value="4.865202" calcext:value-type="float">
            <text:p>4.865202</text:p>
          </table:table-cell>
          <table:table-cell office:value-type="float" office:value="0" calcext:value-type="float">
            <text:p>0</text:p>
          </table:table-cell>
          <table:table-cell office:value-type="float" office:value="0.01428762" calcext:value-type="float">
            <text:p>0.0142876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9298" calcext:value-type="float">
            <text:p>4.4192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2.189988" calcext:value-type="float">
            <text:p>2.189988</text:p>
          </table:table-cell>
          <table:table-cell office:value-type="float" office:value="136.998" calcext:value-type="float">
            <text:p>136.998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91514" calcext:value-type="float">
            <text:p>16.91514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1" calcext:value-type="float">
            <text:p>0.0005699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95" calcext:value-type="float">
            <text:p>0.00351295</text:p>
          </table:table-cell>
          <table:table-cell office:value-type="float" office:value="1186.614" calcext:value-type="float">
            <text:p>1186.614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0" calcext:value-type="float">
            <text:p>0</text:p>
          </table:table-cell>
          <table:table-cell office:value-type="float" office:value="0.01862114" calcext:value-type="float">
            <text:p>0.01862114</text:p>
          </table:table-cell>
          <table:table-cell office:value-type="float" office:value="0.06962728" calcext:value-type="float">
            <text:p>0.06962728</text:p>
          </table:table-cell>
          <table:table-cell office:value-type="float" office:value="0.113171" calcext:value-type="float">
            <text:p>0.113171</text:p>
          </table:table-cell>
          <table:table-cell office:value-type="float" office:value="0.02564252" calcext:value-type="float">
            <text:p>0.02564252</text:p>
          </table:table-cell>
          <table:table-cell office:value-type="float" office:value="0.01831444" calcext:value-type="float">
            <text:p>0.01831444</text:p>
          </table:table-cell>
          <table:table-cell office:value-type="float" office:value="0.01907621" calcext:value-type="float">
            <text:p>0.01907621</text:p>
          </table:table-cell>
          <table:table-cell office:value-type="float" office:value="0.02297921" calcext:value-type="float">
            <text:p>0.02297921</text:p>
          </table:table-cell>
          <table:table-cell office:value-type="float" office:value="0.05799849" calcext:value-type="float">
            <text:p>0.05799849</text:p>
          </table:table-cell>
          <table:table-cell office:value-type="float" office:value="0.1042513" calcext:value-type="float">
            <text:p>0.1042513</text:p>
          </table:table-cell>
          <table:table-cell office:value-type="float" office:value="0.1032695" calcext:value-type="float">
            <text:p>0.1032695</text:p>
          </table:table-cell>
          <table:table-cell office:value-type="float" office:value="0.1045554" calcext:value-type="float">
            <text:p>0.1045554</text:p>
          </table:table-cell>
          <table:table-cell office:value-type="float" office:value="0.1044609" calcext:value-type="float">
            <text:p>0.1044609</text:p>
          </table:table-cell>
          <table:table-cell office:value-type="float" office:value="0.10754" calcext:value-type="float">
            <text:p>0.10754</text:p>
          </table:table-cell>
          <table:table-cell office:value-type="float" office:value="0.1108829" calcext:value-type="float">
            <text:p>0.1108829</text:p>
          </table:table-cell>
          <table:table-cell office:value-type="float" office:value="0" calcext:value-type="float">
            <text:p>0</text:p>
          </table:table-cell>
          <table:table-cell office:value-type="float" office:value="8.783667" calcext:value-type="float">
            <text:p>8.783667</text:p>
          </table:table-cell>
          <table:table-cell office:value-type="float" office:value="10.01608" calcext:value-type="float">
            <text:p>10.01608</text:p>
          </table:table-cell>
          <table:table-cell office:value-type="float" office:value="17.94967" calcext:value-type="float">
            <text:p>17.94967</text:p>
          </table:table-cell>
          <table:table-cell office:value-type="float" office:value="4.565915" calcext:value-type="float">
            <text:p>4.565915</text:p>
          </table:table-cell>
          <table:table-cell office:value-type="float" office:value="3.634559" calcext:value-type="float">
            <text:p>3.634559</text:p>
          </table:table-cell>
          <table:table-cell office:value-type="float" office:value="1.740816" calcext:value-type="float">
            <text:p>1.740816</text:p>
          </table:table-cell>
          <table:table-cell office:value-type="float" office:value="1.313809" calcext:value-type="float">
            <text:p>1.313809</text:p>
          </table:table-cell>
          <table:table-cell office:value-type="float" office:value="2.735487" calcext:value-type="float">
            <text:p>2.735487</text:p>
          </table:table-cell>
          <table:table-cell office:value-type="float" office:value="4.073122" calcext:value-type="float">
            <text:p>4.073122</text:p>
          </table:table-cell>
          <table:table-cell office:value-type="float" office:value="4.044734" calcext:value-type="float">
            <text:p>4.044734</text:p>
          </table:table-cell>
          <table:table-cell office:value-type="float" office:value="4.233863" calcext:value-type="float">
            <text:p>4.233863</text:p>
          </table:table-cell>
          <table:table-cell office:value-type="float" office:value="4.245897" calcext:value-type="float">
            <text:p>4.245897</text:p>
          </table:table-cell>
          <table:table-cell office:value-type="float" office:value="4.554179" calcext:value-type="float">
            <text:p>4.554179</text:p>
          </table:table-cell>
          <table:table-cell office:value-type="float" office:value="4.876199" calcext:value-type="float">
            <text:p>4.876199</text:p>
          </table:table-cell>
          <table:table-cell office:value-type="float" office:value="0" calcext:value-type="float">
            <text:p>0</text:p>
          </table:table-cell>
          <table:table-cell office:value-type="float" office:value="0.01441693" calcext:value-type="float">
            <text:p>0.01441693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19923" calcext:value-type="float">
            <text:p>4.4199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2.190621" calcext:value-type="float">
            <text:p>2.190621</text:p>
          </table:table-cell>
          <table:table-cell office:value-type="float" office:value="136.9958" calcext:value-type="float">
            <text:p>136.9958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94829" calcext:value-type="float">
            <text:p>16.94829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184" calcext:value-type="float">
            <text:p>0.0005699184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998" calcext:value-type="float">
            <text:p>0.003512998</text:p>
          </table:table-cell>
          <table:table-cell office:value-type="float" office:value="1186.581" calcext:value-type="float">
            <text:p>1186.581</text:p>
          </table:table-cell>
          <table:table-cell office:value-type="float" office:value="1.54652" calcext:value-type="float">
            <text:p>1.54652</text:p>
          </table:table-cell>
          <table:table-cell office:value-type="float" office:value="0" calcext:value-type="float">
            <text:p>0</text:p>
          </table:table-cell>
          <table:table-cell office:value-type="float" office:value="0.01140457" calcext:value-type="float">
            <text:p>0.01140457</text:p>
          </table:table-cell>
          <table:table-cell office:value-type="float" office:value="0.06946811" calcext:value-type="float">
            <text:p>0.06946811</text:p>
          </table:table-cell>
          <table:table-cell office:value-type="float" office:value="0.1128737" calcext:value-type="float">
            <text:p>0.1128737</text:p>
          </table:table-cell>
          <table:table-cell office:value-type="float" office:value="0.0262508" calcext:value-type="float">
            <text:p>0.0262508</text:p>
          </table:table-cell>
          <table:table-cell office:value-type="float" office:value="0.01898514" calcext:value-type="float">
            <text:p>0.01898514</text:p>
          </table:table-cell>
          <table:table-cell office:value-type="float" office:value="0.01897775" calcext:value-type="float">
            <text:p>0.01897775</text:p>
          </table:table-cell>
          <table:table-cell office:value-type="float" office:value="0.02293665" calcext:value-type="float">
            <text:p>0.02293665</text:p>
          </table:table-cell>
          <table:table-cell office:value-type="float" office:value="0.05797127" calcext:value-type="float">
            <text:p>0.05797127</text:p>
          </table:table-cell>
          <table:table-cell office:value-type="float" office:value="0.1043235" calcext:value-type="float">
            <text:p>0.1043235</text:p>
          </table:table-cell>
          <table:table-cell office:value-type="float" office:value="0.1033569" calcext:value-type="float">
            <text:p>0.1033569</text:p>
          </table:table-cell>
          <table:table-cell office:value-type="float" office:value="0.1046575" calcext:value-type="float">
            <text:p>0.1046575</text:p>
          </table:table-cell>
          <table:table-cell office:value-type="float" office:value="0.1045653" calcext:value-type="float">
            <text:p>0.1045653</text:p>
          </table:table-cell>
          <table:table-cell office:value-type="float" office:value="0.1076482" calcext:value-type="float">
            <text:p>0.1076482</text:p>
          </table:table-cell>
          <table:table-cell office:value-type="float" office:value="0.1109998" calcext:value-type="float">
            <text:p>0.1109998</text:p>
          </table:table-cell>
          <table:table-cell office:value-type="float" office:value="0" calcext:value-type="float">
            <text:p>0</text:p>
          </table:table-cell>
          <table:table-cell office:value-type="float" office:value="8.76667" calcext:value-type="float">
            <text:p>8.76667</text:p>
          </table:table-cell>
          <table:table-cell office:value-type="float" office:value="10.00979" calcext:value-type="float">
            <text:p>10.00979</text:p>
          </table:table-cell>
          <table:table-cell office:value-type="float" office:value="17.9322" calcext:value-type="float">
            <text:p>17.9322</text:p>
          </table:table-cell>
          <table:table-cell office:value-type="float" office:value="4.560859" calcext:value-type="float">
            <text:p>4.560859</text:p>
          </table:table-cell>
          <table:table-cell office:value-type="float" office:value="3.62962" calcext:value-type="float">
            <text:p>3.62962</text:p>
          </table:table-cell>
          <table:table-cell office:value-type="float" office:value="1.741646" calcext:value-type="float">
            <text:p>1.741646</text:p>
          </table:table-cell>
          <table:table-cell office:value-type="float" office:value="1.316081" calcext:value-type="float">
            <text:p>1.316081</text:p>
          </table:table-cell>
          <table:table-cell office:value-type="float" office:value="2.741651" calcext:value-type="float">
            <text:p>2.741651</text:p>
          </table:table-cell>
          <table:table-cell office:value-type="float" office:value="4.082858" calcext:value-type="float">
            <text:p>4.082858</text:p>
          </table:table-cell>
          <table:table-cell office:value-type="float" office:value="4.05453" calcext:value-type="float">
            <text:p>4.05453</text:p>
          </table:table-cell>
          <table:table-cell office:value-type="float" office:value="4.244017" calcext:value-type="float">
            <text:p>4.244017</text:p>
          </table:table-cell>
          <table:table-cell office:value-type="float" office:value="4.256016" calcext:value-type="float">
            <text:p>4.256016</text:p>
          </table:table-cell>
          <table:table-cell office:value-type="float" office:value="4.564339" calcext:value-type="float">
            <text:p>4.564339</text:p>
          </table:table-cell>
          <table:table-cell office:value-type="float" office:value="4.887189" calcext:value-type="float">
            <text:p>4.887189</text:p>
          </table:table-cell>
          <table:table-cell office:value-type="float" office:value="0" calcext:value-type="float">
            <text:p>0</text:p>
          </table:table-cell>
          <table:table-cell office:value-type="float" office:value="0.009541846" calcext:value-type="float">
            <text:p>0.009541846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0529" calcext:value-type="float">
            <text:p>4.42052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2.191201" calcext:value-type="float">
            <text:p>2.191201</text:p>
          </table:table-cell>
          <table:table-cell office:value-type="float" office:value="136.9938" calcext:value-type="float">
            <text:p>136.9938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6.98137" calcext:value-type="float">
            <text:p>16.98137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184" calcext:value-type="float">
            <text:p>0.0005699184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998" calcext:value-type="float">
            <text:p>0.003512998</text:p>
          </table:table-cell>
          <table:table-cell office:value-type="float" office:value="1186.548" calcext:value-type="float">
            <text:p>1186.548</text:p>
          </table:table-cell>
          <table:table-cell office:value-type="float" office:value="1.5491" calcext:value-type="float">
            <text:p>1.5491</text:p>
          </table:table-cell>
          <table:table-cell office:value-type="float" office:value="0" calcext:value-type="float">
            <text:p>0</text:p>
          </table:table-cell>
          <table:table-cell office:value-type="float" office:value="0.005662496" calcext:value-type="float">
            <text:p>0.005662496</text:p>
          </table:table-cell>
          <table:table-cell office:value-type="float" office:value="0.06890392" calcext:value-type="float">
            <text:p>0.06890392</text:p>
          </table:table-cell>
          <table:table-cell office:value-type="float" office:value="0.1134613" calcext:value-type="float">
            <text:p>0.1134613</text:p>
          </table:table-cell>
          <table:table-cell office:value-type="float" office:value="0.0259041" calcext:value-type="float">
            <text:p>0.0259041</text:p>
          </table:table-cell>
          <table:table-cell office:value-type="float" office:value="0.0189136" calcext:value-type="float">
            <text:p>0.0189136</text:p>
          </table:table-cell>
          <table:table-cell office:value-type="float" office:value="0.01910324" calcext:value-type="float">
            <text:p>0.01910324</text:p>
          </table:table-cell>
          <table:table-cell office:value-type="float" office:value="0.02322493" calcext:value-type="float">
            <text:p>0.02322493</text:p>
          </table:table-cell>
          <table:table-cell office:value-type="float" office:value="0.05801128" calcext:value-type="float">
            <text:p>0.05801128</text:p>
          </table:table-cell>
          <table:table-cell office:value-type="float" office:value="0.1043972" calcext:value-type="float">
            <text:p>0.1043972</text:p>
          </table:table-cell>
          <table:table-cell office:value-type="float" office:value="0.1034437" calcext:value-type="float">
            <text:p>0.1034437</text:p>
          </table:table-cell>
          <table:table-cell office:value-type="float" office:value="0.1047598" calcext:value-type="float">
            <text:p>0.1047598</text:p>
          </table:table-cell>
          <table:table-cell office:value-type="float" office:value="0.1046696" calcext:value-type="float">
            <text:p>0.1046696</text:p>
          </table:table-cell>
          <table:table-cell office:value-type="float" office:value="0.1077564" calcext:value-type="float">
            <text:p>0.1077564</text:p>
          </table:table-cell>
          <table:table-cell office:value-type="float" office:value="0.1111167" calcext:value-type="float">
            <text:p>0.1111167</text:p>
          </table:table-cell>
          <table:table-cell office:value-type="float" office:value="0" calcext:value-type="float">
            <text:p>0</text:p>
          </table:table-cell>
          <table:table-cell office:value-type="float" office:value="8.745151" calcext:value-type="float">
            <text:p>8.745151</text:p>
          </table:table-cell>
          <table:table-cell office:value-type="float" office:value="10.00346" calcext:value-type="float">
            <text:p>10.00346</text:p>
          </table:table-cell>
          <table:table-cell office:value-type="float" office:value="17.91496" calcext:value-type="float">
            <text:p>17.91496</text:p>
          </table:table-cell>
          <table:table-cell office:value-type="float" office:value="4.555933" calcext:value-type="float">
            <text:p>4.555933</text:p>
          </table:table-cell>
          <table:table-cell office:value-type="float" office:value="3.624893" calcext:value-type="float">
            <text:p>3.624893</text:p>
          </table:table-cell>
          <table:table-cell office:value-type="float" office:value="1.742468" calcext:value-type="float">
            <text:p>1.742468</text:p>
          </table:table-cell>
          <table:table-cell office:value-type="float" office:value="1.318375" calcext:value-type="float">
            <text:p>1.318375</text:p>
          </table:table-cell>
          <table:table-cell office:value-type="float" office:value="2.747787" calcext:value-type="float">
            <text:p>2.747787</text:p>
          </table:table-cell>
          <table:table-cell office:value-type="float" office:value="4.092582" calcext:value-type="float">
            <text:p>4.092582</text:p>
          </table:table-cell>
          <table:table-cell office:value-type="float" office:value="4.064296" calcext:value-type="float">
            <text:p>4.064296</text:p>
          </table:table-cell>
          <table:table-cell office:value-type="float" office:value="4.25417" calcext:value-type="float">
            <text:p>4.25417</text:p>
          </table:table-cell>
          <table:table-cell office:value-type="float" office:value="4.266134" calcext:value-type="float">
            <text:p>4.266134</text:p>
          </table:table-cell>
          <table:table-cell office:value-type="float" office:value="4.574495" calcext:value-type="float">
            <text:p>4.574495</text:p>
          </table:table-cell>
          <table:table-cell office:value-type="float" office:value="4.898177" calcext:value-type="float">
            <text:p>4.898177</text:p>
          </table:table-cell>
          <table:table-cell office:value-type="float" office:value="0" calcext:value-type="float">
            <text:p>0</text:p>
          </table:table-cell>
          <table:table-cell office:value-type="float" office:value="0.007543987" calcext:value-type="float">
            <text:p>0.007543987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0989" calcext:value-type="float">
            <text:p>4.4209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2.191952" calcext:value-type="float">
            <text:p>2.191952</text:p>
          </table:table-cell>
          <table:table-cell office:value-type="float" office:value="136.9915" calcext:value-type="float">
            <text:p>136.991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0144" calcext:value-type="float">
            <text:p>17.0144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184" calcext:value-type="float">
            <text:p>0.0005699184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2998" calcext:value-type="float">
            <text:p>0.003512998</text:p>
          </table:table-cell>
          <table:table-cell office:value-type="float" office:value="1186.515" calcext:value-type="float">
            <text:p>1186.515</text:p>
          </table:table-cell>
          <table:table-cell office:value-type="float" office:value="1.550787" calcext:value-type="float">
            <text:p>1.550787</text:p>
          </table:table-cell>
          <table:table-cell office:value-type="float" office:value="0" calcext:value-type="float">
            <text:p>0</text:p>
          </table:table-cell>
          <table:table-cell office:value-type="float" office:value="0.01147661" calcext:value-type="float">
            <text:p>0.01147661</text:p>
          </table:table-cell>
          <table:table-cell office:value-type="float" office:value="0.06869832" calcext:value-type="float">
            <text:p>0.06869832</text:p>
          </table:table-cell>
          <table:table-cell office:value-type="float" office:value="0.1133735" calcext:value-type="float">
            <text:p>0.1133735</text:p>
          </table:table-cell>
          <table:table-cell office:value-type="float" office:value="0.02530595" calcext:value-type="float">
            <text:p>0.02530595</text:p>
          </table:table-cell>
          <table:table-cell office:value-type="float" office:value="0.01832787" calcext:value-type="float">
            <text:p>0.01832787</text:p>
          </table:table-cell>
          <table:table-cell office:value-type="float" office:value="0.01927713" calcext:value-type="float">
            <text:p>0.01927713</text:p>
          </table:table-cell>
          <table:table-cell office:value-type="float" office:value="0.02348953" calcext:value-type="float">
            <text:p>0.02348953</text:p>
          </table:table-cell>
          <table:table-cell office:value-type="float" office:value="0.05810459" calcext:value-type="float">
            <text:p>0.05810459</text:p>
          </table:table-cell>
          <table:table-cell office:value-type="float" office:value="0.1044899" calcext:value-type="float">
            <text:p>0.1044899</text:p>
          </table:table-cell>
          <table:table-cell office:value-type="float" office:value="0.1035303" calcext:value-type="float">
            <text:p>0.1035303</text:p>
          </table:table-cell>
          <table:table-cell office:value-type="float" office:value="0.104862" calcext:value-type="float">
            <text:p>0.104862</text:p>
          </table:table-cell>
          <table:table-cell office:value-type="float" office:value="0.1047752" calcext:value-type="float">
            <text:p>0.1047752</text:p>
          </table:table-cell>
          <table:table-cell office:value-type="float" office:value="0.1078646" calcext:value-type="float">
            <text:p>0.1078646</text:p>
          </table:table-cell>
          <table:table-cell office:value-type="float" office:value="0.1112334" calcext:value-type="float">
            <text:p>0.1112334</text:p>
          </table:table-cell>
          <table:table-cell office:value-type="float" office:value="0" calcext:value-type="float">
            <text:p>0</text:p>
          </table:table-cell>
          <table:table-cell office:value-type="float" office:value="8.722664" calcext:value-type="float">
            <text:p>8.722664</text:p>
          </table:table-cell>
          <table:table-cell office:value-type="float" office:value="9.997063" calcext:value-type="float">
            <text:p>9.997063</text:p>
          </table:table-cell>
          <table:table-cell office:value-type="float" office:value="17.89781" calcext:value-type="float">
            <text:p>17.89781</text:p>
          </table:table-cell>
          <table:table-cell office:value-type="float" office:value="4.550752" calcext:value-type="float">
            <text:p>4.550752</text:p>
          </table:table-cell>
          <table:table-cell office:value-type="float" office:value="3.619994" calcext:value-type="float">
            <text:p>3.619994</text:p>
          </table:table-cell>
          <table:table-cell office:value-type="float" office:value="1.743333" calcext:value-type="float">
            <text:p>1.743333</text:p>
          </table:table-cell>
          <table:table-cell office:value-type="float" office:value="1.320711" calcext:value-type="float">
            <text:p>1.320711</text:p>
          </table:table-cell>
          <table:table-cell office:value-type="float" office:value="2.753917" calcext:value-type="float">
            <text:p>2.753917</text:p>
          </table:table-cell>
          <table:table-cell office:value-type="float" office:value="4.102272" calcext:value-type="float">
            <text:p>4.102272</text:p>
          </table:table-cell>
          <table:table-cell office:value-type="float" office:value="4.074053" calcext:value-type="float">
            <text:p>4.074053</text:p>
          </table:table-cell>
          <table:table-cell office:value-type="float" office:value="4.264323" calcext:value-type="float">
            <text:p>4.264323</text:p>
          </table:table-cell>
          <table:table-cell office:value-type="float" office:value="4.276248" calcext:value-type="float">
            <text:p>4.276248</text:p>
          </table:table-cell>
          <table:table-cell office:value-type="float" office:value="4.584652" calcext:value-type="float">
            <text:p>4.584652</text:p>
          </table:table-cell>
          <table:table-cell office:value-type="float" office:value="4.909134" calcext:value-type="float">
            <text:p>4.909134</text:p>
          </table:table-cell>
          <table:table-cell office:value-type="float" office:value="0" calcext:value-type="float">
            <text:p>0</text:p>
          </table:table-cell>
          <table:table-cell office:value-type="float" office:value="0.01153132" calcext:value-type="float">
            <text:p>0.0115313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1456" calcext:value-type="float">
            <text:p>4.42145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2.192549" calcext:value-type="float">
            <text:p>2.192549</text:p>
          </table:table-cell>
          <table:table-cell office:value-type="float" office:value="136.9894" calcext:value-type="float">
            <text:p>136.989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04749" calcext:value-type="float">
            <text:p>17.04749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245" calcext:value-type="float">
            <text:p>0.0005699245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032" calcext:value-type="float">
            <text:p>0.003513032</text:p>
          </table:table-cell>
          <table:table-cell office:value-type="float" office:value="1186.482" calcext:value-type="float">
            <text:p>1186.482</text:p>
          </table:table-cell>
          <table:table-cell office:value-type="float" office:value="1.551466" calcext:value-type="float">
            <text:p>1.551466</text:p>
          </table:table-cell>
          <table:table-cell office:value-type="float" office:value="0" calcext:value-type="float">
            <text:p>0</text:p>
          </table:table-cell>
          <table:table-cell office:value-type="float" office:value="0.01149008" calcext:value-type="float">
            <text:p>0.01149008</text:p>
          </table:table-cell>
          <table:table-cell office:value-type="float" office:value="0.06973703" calcext:value-type="float">
            <text:p>0.06973703</text:p>
          </table:table-cell>
          <table:table-cell office:value-type="float" office:value="0.1134274" calcext:value-type="float">
            <text:p>0.1134274</text:p>
          </table:table-cell>
          <table:table-cell office:value-type="float" office:value="0.02621989" calcext:value-type="float">
            <text:p>0.02621989</text:p>
          </table:table-cell>
          <table:table-cell office:value-type="float" office:value="0.0190604" calcext:value-type="float">
            <text:p>0.0190604</text:p>
          </table:table-cell>
          <table:table-cell office:value-type="float" office:value="0.01915771" calcext:value-type="float">
            <text:p>0.01915771</text:p>
          </table:table-cell>
          <table:table-cell office:value-type="float" office:value="0.02323109" calcext:value-type="float">
            <text:p>0.02323109</text:p>
          </table:table-cell>
          <table:table-cell office:value-type="float" office:value="0.05814533" calcext:value-type="float">
            <text:p>0.05814533</text:p>
          </table:table-cell>
          <table:table-cell office:value-type="float" office:value="0.1045911" calcext:value-type="float">
            <text:p>0.1045911</text:p>
          </table:table-cell>
          <table:table-cell office:value-type="float" office:value="0.1036185" calcext:value-type="float">
            <text:p>0.1036185</text:p>
          </table:table-cell>
          <table:table-cell office:value-type="float" office:value="0.1049642" calcext:value-type="float">
            <text:p>0.1049642</text:p>
          </table:table-cell>
          <table:table-cell office:value-type="float" office:value="0.1048807" calcext:value-type="float">
            <text:p>0.1048807</text:p>
          </table:table-cell>
          <table:table-cell office:value-type="float" office:value="0.1079727" calcext:value-type="float">
            <text:p>0.1079727</text:p>
          </table:table-cell>
          <table:table-cell office:value-type="float" office:value="0.1113498" calcext:value-type="float">
            <text:p>0.1113498</text:p>
          </table:table-cell>
          <table:table-cell office:value-type="float" office:value="0" calcext:value-type="float">
            <text:p>0</text:p>
          </table:table-cell>
          <table:table-cell office:value-type="float" office:value="8.705729" calcext:value-type="float">
            <text:p>8.705729</text:p>
          </table:table-cell>
          <table:table-cell office:value-type="float" office:value="9.990957" calcext:value-type="float">
            <text:p>9.990957</text:p>
          </table:table-cell>
          <table:table-cell office:value-type="float" office:value="17.88092" calcext:value-type="float">
            <text:p>17.88092</text:p>
          </table:table-cell>
          <table:table-cell office:value-type="float" office:value="4.545714" calcext:value-type="float">
            <text:p>4.545714</text:p>
          </table:table-cell>
          <table:table-cell office:value-type="float" office:value="3.615182" calcext:value-type="float">
            <text:p>3.615182</text:p>
          </table:table-cell>
          <table:table-cell office:value-type="float" office:value="1.744193" calcext:value-type="float">
            <text:p>1.744193</text:p>
          </table:table-cell>
          <table:table-cell office:value-type="float" office:value="1.323021" calcext:value-type="float">
            <text:p>1.323021</text:p>
          </table:table-cell>
          <table:table-cell office:value-type="float" office:value="2.760027" calcext:value-type="float">
            <text:p>2.760027</text:p>
          </table:table-cell>
          <table:table-cell office:value-type="float" office:value="4.111962" calcext:value-type="float">
            <text:p>4.111962</text:p>
          </table:table-cell>
          <table:table-cell office:value-type="float" office:value="4.08381" calcext:value-type="float">
            <text:p>4.08381</text:p>
          </table:table-cell>
          <table:table-cell office:value-type="float" office:value="4.274476" calcext:value-type="float">
            <text:p>4.274476</text:p>
          </table:table-cell>
          <table:table-cell office:value-type="float" office:value="4.286327" calcext:value-type="float">
            <text:p>4.286327</text:p>
          </table:table-cell>
          <table:table-cell office:value-type="float" office:value="4.594802" calcext:value-type="float">
            <text:p>4.594802</text:p>
          </table:table-cell>
          <table:table-cell office:value-type="float" office:value="4.920092" calcext:value-type="float">
            <text:p>4.920092</text:p>
          </table:table-cell>
          <table:table-cell office:value-type="float" office:value="0" calcext:value-type="float">
            <text:p>0</text:p>
          </table:table-cell>
          <table:table-cell office:value-type="float" office:value="0.009673171" calcext:value-type="float">
            <text:p>0.009673171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197" calcext:value-type="float">
            <text:p>4.4219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2.193103" calcext:value-type="float">
            <text:p>2.193103</text:p>
          </table:table-cell>
          <table:table-cell office:value-type="float" office:value="136.9873" calcext:value-type="float">
            <text:p>136.987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08052" calcext:value-type="float">
            <text:p>17.08052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245" calcext:value-type="float">
            <text:p>0.0005699245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032" calcext:value-type="float">
            <text:p>0.003513032</text:p>
          </table:table-cell>
          <table:table-cell office:value-type="float" office:value="1186.449" calcext:value-type="float">
            <text:p>1186.449</text:p>
          </table:table-cell>
          <table:table-cell office:value-type="float" office:value="1.551864" calcext:value-type="float">
            <text:p>1.551864</text:p>
          </table:table-cell>
          <table:table-cell office:value-type="float" office:value="0" calcext:value-type="float">
            <text:p>0</text:p>
          </table:table-cell>
          <table:table-cell office:value-type="float" office:value="0.01222838" calcext:value-type="float">
            <text:p>0.01222838</text:p>
          </table:table-cell>
          <table:table-cell office:value-type="float" office:value="0.068333" calcext:value-type="float">
            <text:p>0.068333</text:p>
          </table:table-cell>
          <table:table-cell office:value-type="float" office:value="0.1136976" calcext:value-type="float">
            <text:p>0.1136976</text:p>
          </table:table-cell>
          <table:table-cell office:value-type="float" office:value="0.02672427" calcext:value-type="float">
            <text:p>0.02672427</text:p>
          </table:table-cell>
          <table:table-cell office:value-type="float" office:value="0.01959892" calcext:value-type="float">
            <text:p>0.01959892</text:p>
          </table:table-cell>
          <table:table-cell office:value-type="float" office:value="0.01904821" calcext:value-type="float">
            <text:p>0.01904821</text:p>
          </table:table-cell>
          <table:table-cell office:value-type="float" office:value="0.02331625" calcext:value-type="float">
            <text:p>0.02331625</text:p>
          </table:table-cell>
          <table:table-cell office:value-type="float" office:value="0.05815239" calcext:value-type="float">
            <text:p>0.05815239</text:p>
          </table:table-cell>
          <table:table-cell office:value-type="float" office:value="0.1046883" calcext:value-type="float">
            <text:p>0.1046883</text:p>
          </table:table-cell>
          <table:table-cell office:value-type="float" office:value="0.1037081" calcext:value-type="float">
            <text:p>0.1037081</text:p>
          </table:table-cell>
          <table:table-cell office:value-type="float" office:value="0.1050667" calcext:value-type="float">
            <text:p>0.1050667</text:p>
          </table:table-cell>
          <table:table-cell office:value-type="float" office:value="0.1049858" calcext:value-type="float">
            <text:p>0.1049858</text:p>
          </table:table-cell>
          <table:table-cell office:value-type="float" office:value="0.1080802" calcext:value-type="float">
            <text:p>0.1080802</text:p>
          </table:table-cell>
          <table:table-cell office:value-type="float" office:value="0.1114662" calcext:value-type="float">
            <text:p>0.1114662</text:p>
          </table:table-cell>
          <table:table-cell office:value-type="float" office:value="0" calcext:value-type="float">
            <text:p>0</text:p>
          </table:table-cell>
          <table:table-cell office:value-type="float" office:value="8.686164" calcext:value-type="float">
            <text:p>8.686164</text:p>
          </table:table-cell>
          <table:table-cell office:value-type="float" office:value="9.984741" calcext:value-type="float">
            <text:p>9.984741</text:p>
          </table:table-cell>
          <table:table-cell office:value-type="float" office:value="17.86427" calcext:value-type="float">
            <text:p>17.86427</text:p>
          </table:table-cell>
          <table:table-cell office:value-type="float" office:value="4.541015" calcext:value-type="float">
            <text:p>4.541015</text:p>
          </table:table-cell>
          <table:table-cell office:value-type="float" office:value="3.610694" calcext:value-type="float">
            <text:p>3.610694</text:p>
          </table:table-cell>
          <table:table-cell office:value-type="float" office:value="1.74502" calcext:value-type="float">
            <text:p>1.74502</text:p>
          </table:table-cell>
          <table:table-cell office:value-type="float" office:value="1.325313" calcext:value-type="float">
            <text:p>1.325313</text:p>
          </table:table-cell>
          <table:table-cell office:value-type="float" office:value="2.766119" calcext:value-type="float">
            <text:p>2.766119</text:p>
          </table:table-cell>
          <table:table-cell office:value-type="float" office:value="4.121614" calcext:value-type="float">
            <text:p>4.121614</text:p>
          </table:table-cell>
          <table:table-cell office:value-type="float" office:value="4.093567" calcext:value-type="float">
            <text:p>4.093567</text:p>
          </table:table-cell>
          <table:table-cell office:value-type="float" office:value="4.284629" calcext:value-type="float">
            <text:p>4.284629</text:p>
          </table:table-cell>
          <table:table-cell office:value-type="float" office:value="4.296403" calcext:value-type="float">
            <text:p>4.296403</text:p>
          </table:table-cell>
          <table:table-cell office:value-type="float" office:value="4.604919" calcext:value-type="float">
            <text:p>4.604919</text:p>
          </table:table-cell>
          <table:table-cell office:value-type="float" office:value="4.931037" calcext:value-type="float">
            <text:p>4.931037</text:p>
          </table:table-cell>
          <table:table-cell office:value-type="float" office:value="0" calcext:value-type="float">
            <text:p>0</text:p>
          </table:table-cell>
          <table:table-cell office:value-type="float" office:value="0.01091965" calcext:value-type="float">
            <text:p>0.0109196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2494" calcext:value-type="float">
            <text:p>4.42249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2.193584" calcext:value-type="float">
            <text:p>2.193584</text:p>
          </table:table-cell>
          <table:table-cell office:value-type="float" office:value="136.9852" calcext:value-type="float">
            <text:p>136.9852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11356" calcext:value-type="float">
            <text:p>17.11356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306" calcext:value-type="float">
            <text:p>0.0005699306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068" calcext:value-type="float">
            <text:p>0.003513068</text:p>
          </table:table-cell>
          <table:table-cell office:value-type="float" office:value="1186.416" calcext:value-type="float">
            <text:p>1186.416</text:p>
          </table:table-cell>
          <table:table-cell office:value-type="float" office:value="1.552258" calcext:value-type="float">
            <text:p>1.552258</text:p>
          </table:table-cell>
          <table:table-cell office:value-type="float" office:value="0" calcext:value-type="float">
            <text:p>0</text:p>
          </table:table-cell>
          <table:table-cell office:value-type="float" office:value="0.01635822" calcext:value-type="float">
            <text:p>0.01635822</text:p>
          </table:table-cell>
          <table:table-cell office:value-type="float" office:value="0.06937344" calcext:value-type="float">
            <text:p>0.06937344</text:p>
          </table:table-cell>
          <table:table-cell office:value-type="float" office:value="0.1138505" calcext:value-type="float">
            <text:p>0.1138505</text:p>
          </table:table-cell>
          <table:table-cell office:value-type="float" office:value="0.02712338" calcext:value-type="float">
            <text:p>0.02712338</text:p>
          </table:table-cell>
          <table:table-cell office:value-type="float" office:value="0.02010445" calcext:value-type="float">
            <text:p>0.02010445</text:p>
          </table:table-cell>
          <table:table-cell office:value-type="float" office:value="0.01896159" calcext:value-type="float">
            <text:p>0.01896159</text:p>
          </table:table-cell>
          <table:table-cell office:value-type="float" office:value="0.02300821" calcext:value-type="float">
            <text:p>0.02300821</text:p>
          </table:table-cell>
          <table:table-cell office:value-type="float" office:value="0.05811014" calcext:value-type="float">
            <text:p>0.05811014</text:p>
          </table:table-cell>
          <table:table-cell office:value-type="float" office:value="0.1047711" calcext:value-type="float">
            <text:p>0.1047711</text:p>
          </table:table-cell>
          <table:table-cell office:value-type="float" office:value="0.1037976" calcext:value-type="float">
            <text:p>0.1037976</text:p>
          </table:table-cell>
          <table:table-cell office:value-type="float" office:value="0.1051694" calcext:value-type="float">
            <text:p>0.1051694</text:p>
          </table:table-cell>
          <table:table-cell office:value-type="float" office:value="0.1050912" calcext:value-type="float">
            <text:p>0.1050912</text:p>
          </table:table-cell>
          <table:table-cell office:value-type="float" office:value="0.1081878" calcext:value-type="float">
            <text:p>0.1081878</text:p>
          </table:table-cell>
          <table:table-cell office:value-type="float" office:value="0.1115824" calcext:value-type="float">
            <text:p>0.1115824</text:p>
          </table:table-cell>
          <table:table-cell office:value-type="float" office:value="0" calcext:value-type="float">
            <text:p>0</text:p>
          </table:table-cell>
          <table:table-cell office:value-type="float" office:value="8.668572" calcext:value-type="float">
            <text:p>8.668572</text:p>
          </table:table-cell>
          <table:table-cell office:value-type="float" office:value="9.978381" calcext:value-type="float">
            <text:p>9.978381</text:p>
          </table:table-cell>
          <table:table-cell office:value-type="float" office:value="17.84789" calcext:value-type="float">
            <text:p>17.84789</text:p>
          </table:table-cell>
          <table:table-cell office:value-type="float" office:value="4.536541" calcext:value-type="float">
            <text:p>4.536541</text:p>
          </table:table-cell>
          <table:table-cell office:value-type="float" office:value="3.606451" calcext:value-type="float">
            <text:p>3.606451</text:p>
          </table:table-cell>
          <table:table-cell office:value-type="float" office:value="1.745816" calcext:value-type="float">
            <text:p>1.745816</text:p>
          </table:table-cell>
          <table:table-cell office:value-type="float" office:value="1.32755" calcext:value-type="float">
            <text:p>1.32755</text:p>
          </table:table-cell>
          <table:table-cell office:value-type="float" office:value="2.772179" calcext:value-type="float">
            <text:p>2.772179</text:p>
          </table:table-cell>
          <table:table-cell office:value-type="float" office:value="4.131258" calcext:value-type="float">
            <text:p>4.131258</text:p>
          </table:table-cell>
          <table:table-cell office:value-type="float" office:value="4.103318" calcext:value-type="float">
            <text:p>4.103318</text:p>
          </table:table-cell>
          <table:table-cell office:value-type="float" office:value="4.294773" calcext:value-type="float">
            <text:p>4.294773</text:p>
          </table:table-cell>
          <table:table-cell office:value-type="float" office:value="4.306484" calcext:value-type="float">
            <text:p>4.306484</text:p>
          </table:table-cell>
          <table:table-cell office:value-type="float" office:value="4.615036" calcext:value-type="float">
            <text:p>4.615036</text:p>
          </table:table-cell>
          <table:table-cell office:value-type="float" office:value="4.94195" calcext:value-type="float">
            <text:p>4.94195</text:p>
          </table:table-cell>
          <table:table-cell office:value-type="float" office:value="0" calcext:value-type="float">
            <text:p>0</text:p>
          </table:table-cell>
          <table:table-cell office:value-type="float" office:value="0.01253824" calcext:value-type="float">
            <text:p>0.01253824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3043" calcext:value-type="float">
            <text:p>4.4230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2.193982" calcext:value-type="float">
            <text:p>2.193982</text:p>
          </table:table-cell>
          <table:table-cell office:value-type="float" office:value="136.9833" calcext:value-type="float">
            <text:p>136.983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1466" calcext:value-type="float">
            <text:p>17.1466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384" calcext:value-type="float">
            <text:p>0.0005699384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109" calcext:value-type="float">
            <text:p>0.003513109</text:p>
          </table:table-cell>
          <table:table-cell office:value-type="float" office:value="1186.382" calcext:value-type="float">
            <text:p>1186.382</text:p>
          </table:table-cell>
          <table:table-cell office:value-type="float" office:value="1.552918" calcext:value-type="float">
            <text:p>1.552918</text:p>
          </table:table-cell>
          <table:table-cell office:value-type="float" office:value="0" calcext:value-type="float">
            <text:p>0</text:p>
          </table:table-cell>
          <table:table-cell office:value-type="float" office:value="0.01228611" calcext:value-type="float">
            <text:p>0.01228611</text:p>
          </table:table-cell>
          <table:table-cell office:value-type="float" office:value="0.07002803" calcext:value-type="float">
            <text:p>0.07002803</text:p>
          </table:table-cell>
          <table:table-cell office:value-type="float" office:value="0.1136365" calcext:value-type="float">
            <text:p>0.1136365</text:p>
          </table:table-cell>
          <table:table-cell office:value-type="float" office:value="0.02742004" calcext:value-type="float">
            <text:p>0.02742004</text:p>
          </table:table-cell>
          <table:table-cell office:value-type="float" office:value="0.02046972" calcext:value-type="float">
            <text:p>0.02046972</text:p>
          </table:table-cell>
          <table:table-cell office:value-type="float" office:value="0.01891311" calcext:value-type="float">
            <text:p>0.01891311</text:p>
          </table:table-cell>
          <table:table-cell office:value-type="float" office:value="0.02289505" calcext:value-type="float">
            <text:p>0.02289505</text:p>
          </table:table-cell>
          <table:table-cell office:value-type="float" office:value="0.05807512" calcext:value-type="float">
            <text:p>0.05807512</text:p>
          </table:table-cell>
          <table:table-cell office:value-type="float" office:value="0.1048383" calcext:value-type="float">
            <text:p>0.1048383</text:p>
          </table:table-cell>
          <table:table-cell office:value-type="float" office:value="0.1038862" calcext:value-type="float">
            <text:p>0.1038862</text:p>
          </table:table-cell>
          <table:table-cell office:value-type="float" office:value="0.1052721" calcext:value-type="float">
            <text:p>0.1052721</text:p>
          </table:table-cell>
          <table:table-cell office:value-type="float" office:value="0.1051956" calcext:value-type="float">
            <text:p>0.1051956</text:p>
          </table:table-cell>
          <table:table-cell office:value-type="float" office:value="0.1082955" calcext:value-type="float">
            <text:p>0.1082955</text:p>
          </table:table-cell>
          <table:table-cell office:value-type="float" office:value="0.1116986" calcext:value-type="float">
            <text:p>0.1116986</text:p>
          </table:table-cell>
          <table:table-cell office:value-type="float" office:value="0" calcext:value-type="float">
            <text:p>0</text:p>
          </table:table-cell>
          <table:table-cell office:value-type="float" office:value="8.652728" calcext:value-type="float">
            <text:p>8.652728</text:p>
          </table:table-cell>
          <table:table-cell office:value-type="float" office:value="9.972513" calcext:value-type="float">
            <text:p>9.972513</text:p>
          </table:table-cell>
          <table:table-cell office:value-type="float" office:value="17.83175" calcext:value-type="float">
            <text:p>17.83175</text:p>
          </table:table-cell>
          <table:table-cell office:value-type="float" office:value="4.532239" calcext:value-type="float">
            <text:p>4.532239</text:p>
          </table:table-cell>
          <table:table-cell office:value-type="float" office:value="3.602396" calcext:value-type="float">
            <text:p>3.602396</text:p>
          </table:table-cell>
          <table:table-cell office:value-type="float" office:value="1.746588" calcext:value-type="float">
            <text:p>1.746588</text:p>
          </table:table-cell>
          <table:table-cell office:value-type="float" office:value="1.329737" calcext:value-type="float">
            <text:p>1.329737</text:p>
          </table:table-cell>
          <table:table-cell office:value-type="float" office:value="2.778212" calcext:value-type="float">
            <text:p>2.778212</text:p>
          </table:table-cell>
          <table:table-cell office:value-type="float" office:value="4.140873" calcext:value-type="float">
            <text:p>4.140873</text:p>
          </table:table-cell>
          <table:table-cell office:value-type="float" office:value="4.113039" calcext:value-type="float">
            <text:p>4.113039</text:p>
          </table:table-cell>
          <table:table-cell office:value-type="float" office:value="4.304898" calcext:value-type="float">
            <text:p>4.304898</text:p>
          </table:table-cell>
          <table:table-cell office:value-type="float" office:value="4.316563" calcext:value-type="float">
            <text:p>4.316563</text:p>
          </table:table-cell>
          <table:table-cell office:value-type="float" office:value="4.625154" calcext:value-type="float">
            <text:p>4.625154</text:p>
          </table:table-cell>
          <table:table-cell office:value-type="float" office:value="4.952864" calcext:value-type="float">
            <text:p>4.952864</text:p>
          </table:table-cell>
          <table:table-cell office:value-type="float" office:value="0" calcext:value-type="float">
            <text:p>0</text:p>
          </table:table-cell>
          <table:table-cell office:value-type="float" office:value="0.0108558" calcext:value-type="float">
            <text:p>0.0108558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3632" calcext:value-type="float">
            <text:p>4.4236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2.194379" calcext:value-type="float">
            <text:p>2.194379</text:p>
          </table:table-cell>
          <table:table-cell office:value-type="float" office:value="136.9813" calcext:value-type="float">
            <text:p>136.981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17961" calcext:value-type="float">
            <text:p>17.17961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391" calcext:value-type="float">
            <text:p>0.000569939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114" calcext:value-type="float">
            <text:p>0.003513114</text:p>
          </table:table-cell>
          <table:table-cell office:value-type="float" office:value="1186.35" calcext:value-type="float">
            <text:p>1186.35</text:p>
          </table:table-cell>
          <table:table-cell office:value-type="float" office:value="1.553539" calcext:value-type="float">
            <text:p>1.553539</text:p>
          </table:table-cell>
          <table:table-cell office:value-type="float" office:value="0" calcext:value-type="float">
            <text:p>0</text:p>
          </table:table-cell>
          <table:table-cell office:value-type="float" office:value="0.006069774" calcext:value-type="float">
            <text:p>0.006069774</text:p>
          </table:table-cell>
          <table:table-cell office:value-type="float" office:value="0.06872466" calcext:value-type="float">
            <text:p>0.06872466</text:p>
          </table:table-cell>
          <table:table-cell office:value-type="float" office:value="0.1139912" calcext:value-type="float">
            <text:p>0.1139912</text:p>
          </table:table-cell>
          <table:table-cell office:value-type="float" office:value="0.02759955" calcext:value-type="float">
            <text:p>0.02759955</text:p>
          </table:table-cell>
          <table:table-cell office:value-type="float" office:value="0.02064116" calcext:value-type="float">
            <text:p>0.02064116</text:p>
          </table:table-cell>
          <table:table-cell office:value-type="float" office:value="0.01889048" calcext:value-type="float">
            <text:p>0.01889048</text:p>
          </table:table-cell>
          <table:table-cell office:value-type="float" office:value="0.02310281" calcext:value-type="float">
            <text:p>0.02310281</text:p>
          </table:table-cell>
          <table:table-cell office:value-type="float" office:value="0.05808077" calcext:value-type="float">
            <text:p>0.05808077</text:p>
          </table:table-cell>
          <table:table-cell office:value-type="float" office:value="0.1049067" calcext:value-type="float">
            <text:p>0.1049067</text:p>
          </table:table-cell>
          <table:table-cell office:value-type="float" office:value="0.1039735" calcext:value-type="float">
            <text:p>0.1039735</text:p>
          </table:table-cell>
          <table:table-cell office:value-type="float" office:value="0.1053747" calcext:value-type="float">
            <text:p>0.1053747</text:p>
          </table:table-cell>
          <table:table-cell office:value-type="float" office:value="0.1053001" calcext:value-type="float">
            <text:p>0.1053001</text:p>
          </table:table-cell>
          <table:table-cell office:value-type="float" office:value="0.1084031" calcext:value-type="float">
            <text:p>0.1084031</text:p>
          </table:table-cell>
          <table:table-cell office:value-type="float" office:value="0.1118146" calcext:value-type="float">
            <text:p>0.1118146</text:p>
          </table:table-cell>
          <table:table-cell office:value-type="float" office:value="0" calcext:value-type="float">
            <text:p>0</text:p>
          </table:table-cell>
          <table:table-cell office:value-type="float" office:value="8.634597" calcext:value-type="float">
            <text:p>8.634597</text:p>
          </table:table-cell>
          <table:table-cell office:value-type="float" office:value="9.966813" calcext:value-type="float">
            <text:p>9.966813</text:p>
          </table:table-cell>
          <table:table-cell office:value-type="float" office:value="17.81572" calcext:value-type="float">
            <text:p>17.81572</text:p>
          </table:table-cell>
          <table:table-cell office:value-type="float" office:value="4.528021" calcext:value-type="float">
            <text:p>4.528021</text:p>
          </table:table-cell>
          <table:table-cell office:value-type="float" office:value="3.598459" calcext:value-type="float">
            <text:p>3.598459</text:p>
          </table:table-cell>
          <table:table-cell office:value-type="float" office:value="1.74735" calcext:value-type="float">
            <text:p>1.74735</text:p>
          </table:table-cell>
          <table:table-cell office:value-type="float" office:value="1.331938" calcext:value-type="float">
            <text:p>1.331938</text:p>
          </table:table-cell>
          <table:table-cell office:value-type="float" office:value="2.784217" calcext:value-type="float">
            <text:p>2.784217</text:p>
          </table:table-cell>
          <table:table-cell office:value-type="float" office:value="4.150472" calcext:value-type="float">
            <text:p>4.150472</text:p>
          </table:table-cell>
          <table:table-cell office:value-type="float" office:value="4.122758" calcext:value-type="float">
            <text:p>4.122758</text:p>
          </table:table-cell>
          <table:table-cell office:value-type="float" office:value="4.315023" calcext:value-type="float">
            <text:p>4.315023</text:p>
          </table:table-cell>
          <table:table-cell office:value-type="float" office:value="4.326639" calcext:value-type="float">
            <text:p>4.326639</text:p>
          </table:table-cell>
          <table:table-cell office:value-type="float" office:value="4.635271" calcext:value-type="float">
            <text:p>4.635271</text:p>
          </table:table-cell>
          <table:table-cell office:value-type="float" office:value="4.963766" calcext:value-type="float">
            <text:p>4.963766</text:p>
          </table:table-cell>
          <table:table-cell office:value-type="float" office:value="0" calcext:value-type="float">
            <text:p>0</text:p>
          </table:table-cell>
          <table:table-cell office:value-type="float" office:value="0.00771835" calcext:value-type="float">
            <text:p>0.0077183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4229" calcext:value-type="float">
            <text:p>4.4242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2.194855" calcext:value-type="float">
            <text:p>2.194855</text:p>
          </table:table-cell>
          <table:table-cell office:value-type="float" office:value="136.9793" calcext:value-type="float">
            <text:p>136.9793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21249" calcext:value-type="float">
            <text:p>17.21249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391" calcext:value-type="float">
            <text:p>0.000569939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114" calcext:value-type="float">
            <text:p>0.003513114</text:p>
          </table:table-cell>
          <table:table-cell office:value-type="float" office:value="1186.318" calcext:value-type="float">
            <text:p>1186.318</text:p>
          </table:table-cell>
          <table:table-cell office:value-type="float" office:value="1.553802" calcext:value-type="float">
            <text:p>1.553802</text:p>
          </table:table-cell>
          <table:table-cell office:value-type="float" office:value="0" calcext:value-type="float">
            <text:p>0</text:p>
          </table:table-cell>
          <table:table-cell office:value-type="float" office:value="0.01849865" calcext:value-type="float">
            <text:p>0.01849865</text:p>
          </table:table-cell>
          <table:table-cell office:value-type="float" office:value="0.06852322" calcext:value-type="float">
            <text:p>0.06852322</text:p>
          </table:table-cell>
          <table:table-cell office:value-type="float" office:value="0.1141805" calcext:value-type="float">
            <text:p>0.1141805</text:p>
          </table:table-cell>
          <table:table-cell office:value-type="float" office:value="0.02733836" calcext:value-type="float">
            <text:p>0.02733836</text:p>
          </table:table-cell>
          <table:table-cell office:value-type="float" office:value="0.02049109" calcext:value-type="float">
            <text:p>0.02049109</text:p>
          </table:table-cell>
          <table:table-cell office:value-type="float" office:value="0.01892892" calcext:value-type="float">
            <text:p>0.01892892</text:p>
          </table:table-cell>
          <table:table-cell office:value-type="float" office:value="0.02322851" calcext:value-type="float">
            <text:p>0.02322851</text:p>
          </table:table-cell>
          <table:table-cell office:value-type="float" office:value="0.05810562" calcext:value-type="float">
            <text:p>0.05810562</text:p>
          </table:table-cell>
          <table:table-cell office:value-type="float" office:value="0.1049821" calcext:value-type="float">
            <text:p>0.1049821</text:p>
          </table:table-cell>
          <table:table-cell office:value-type="float" office:value="0.1040604" calcext:value-type="float">
            <text:p>0.1040604</text:p>
          </table:table-cell>
          <table:table-cell office:value-type="float" office:value="0.105477" calcext:value-type="float">
            <text:p>0.105477</text:p>
          </table:table-cell>
          <table:table-cell office:value-type="float" office:value="0.1054061" calcext:value-type="float">
            <text:p>0.1054061</text:p>
          </table:table-cell>
          <table:table-cell office:value-type="float" office:value="0.1085105" calcext:value-type="float">
            <text:p>0.1085105</text:p>
          </table:table-cell>
          <table:table-cell office:value-type="float" office:value="0.1119304" calcext:value-type="float">
            <text:p>0.1119304</text:p>
          </table:table-cell>
          <table:table-cell office:value-type="float" office:value="0" calcext:value-type="float">
            <text:p>0</text:p>
          </table:table-cell>
          <table:table-cell office:value-type="float" office:value="8.613404" calcext:value-type="float">
            <text:p>8.613404</text:p>
          </table:table-cell>
          <table:table-cell office:value-type="float" office:value="9.960323" calcext:value-type="float">
            <text:p>9.960323</text:p>
          </table:table-cell>
          <table:table-cell office:value-type="float" office:value="17.79981" calcext:value-type="float">
            <text:p>17.79981</text:p>
          </table:table-cell>
          <table:table-cell office:value-type="float" office:value="4.523828" calcext:value-type="float">
            <text:p>4.523828</text:p>
          </table:table-cell>
          <table:table-cell office:value-type="float" office:value="3.594566" calcext:value-type="float">
            <text:p>3.594566</text:p>
          </table:table-cell>
          <table:table-cell office:value-type="float" office:value="1.748118" calcext:value-type="float">
            <text:p>1.748118</text:p>
          </table:table-cell>
          <table:table-cell office:value-type="float" office:value="1.334154" calcext:value-type="float">
            <text:p>1.334154</text:p>
          </table:table-cell>
          <table:table-cell office:value-type="float" office:value="2.790196" calcext:value-type="float">
            <text:p>2.790196</text:p>
          </table:table-cell>
          <table:table-cell office:value-type="float" office:value="4.160036" calcext:value-type="float">
            <text:p>4.160036</text:p>
          </table:table-cell>
          <table:table-cell office:value-type="float" office:value="4.132472" calcext:value-type="float">
            <text:p>4.132472</text:p>
          </table:table-cell>
          <table:table-cell office:value-type="float" office:value="4.325148" calcext:value-type="float">
            <text:p>4.325148</text:p>
          </table:table-cell>
          <table:table-cell office:value-type="float" office:value="4.336686" calcext:value-type="float">
            <text:p>4.336686</text:p>
          </table:table-cell>
          <table:table-cell office:value-type="float" office:value="4.64536" calcext:value-type="float">
            <text:p>4.64536</text:p>
          </table:table-cell>
          <table:table-cell office:value-type="float" office:value="4.97464" calcext:value-type="float">
            <text:p>4.97464</text:p>
          </table:table-cell>
          <table:table-cell office:value-type="float" office:value="0" calcext:value-type="float">
            <text:p>0</text:p>
          </table:table-cell>
          <table:table-cell office:value-type="float" office:value="0.01428632" calcext:value-type="float">
            <text:p>0.0142863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4737" calcext:value-type="float">
            <text:p>4.42473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2.195172" calcext:value-type="float">
            <text:p>2.195172</text:p>
          </table:table-cell>
          <table:table-cell office:value-type="float" office:value="136.9775" calcext:value-type="float">
            <text:p>136.977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24544" calcext:value-type="float">
            <text:p>17.24544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01" calcext:value-type="float">
            <text:p>0.0005699501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173" calcext:value-type="float">
            <text:p>0.003513173</text:p>
          </table:table-cell>
          <table:table-cell office:value-type="float" office:value="1186.286" calcext:value-type="float">
            <text:p>1186.286</text:p>
          </table:table-cell>
          <table:table-cell office:value-type="float" office:value="1.55351" calcext:value-type="float">
            <text:p>1.55351</text:p>
          </table:table-cell>
          <table:table-cell office:value-type="float" office:value="0" calcext:value-type="float">
            <text:p>0</text:p>
          </table:table-cell>
          <table:table-cell office:value-type="float" office:value="0.02739182" calcext:value-type="float">
            <text:p>0.02739182</text:p>
          </table:table-cell>
          <table:table-cell office:value-type="float" office:value="0.07068101" calcext:value-type="float">
            <text:p>0.07068101</text:p>
          </table:table-cell>
          <table:table-cell office:value-type="float" office:value="0.113756" calcext:value-type="float">
            <text:p>0.113756</text:p>
          </table:table-cell>
          <table:table-cell office:value-type="float" office:value="0.02790885" calcext:value-type="float">
            <text:p>0.02790885</text:p>
          </table:table-cell>
          <table:table-cell office:value-type="float" office:value="0.02104097" calcext:value-type="float">
            <text:p>0.02104097</text:p>
          </table:table-cell>
          <table:table-cell office:value-type="float" office:value="0.01875119" calcext:value-type="float">
            <text:p>0.01875119</text:p>
          </table:table-cell>
          <table:table-cell office:value-type="float" office:value="0.02279467" calcext:value-type="float">
            <text:p>0.02279467</text:p>
          </table:table-cell>
          <table:table-cell office:value-type="float" office:value="0.05808545" calcext:value-type="float">
            <text:p>0.05808545</text:p>
          </table:table-cell>
          <table:table-cell office:value-type="float" office:value="0.1050557" calcext:value-type="float">
            <text:p>0.1050557</text:p>
          </table:table-cell>
          <table:table-cell office:value-type="float" office:value="0.1041474" calcext:value-type="float">
            <text:p>0.1041474</text:p>
          </table:table-cell>
          <table:table-cell office:value-type="float" office:value="0.1055794" calcext:value-type="float">
            <text:p>0.1055794</text:p>
          </table:table-cell>
          <table:table-cell office:value-type="float" office:value="0.1055117" calcext:value-type="float">
            <text:p>0.1055117</text:p>
          </table:table-cell>
          <table:table-cell office:value-type="float" office:value="0.1086177" calcext:value-type="float">
            <text:p>0.1086177</text:p>
          </table:table-cell>
          <table:table-cell office:value-type="float" office:value="0.1120461" calcext:value-type="float">
            <text:p>0.1120461</text:p>
          </table:table-cell>
          <table:table-cell office:value-type="float" office:value="0" calcext:value-type="float">
            <text:p>0</text:p>
          </table:table-cell>
          <table:table-cell office:value-type="float" office:value="8.60183" calcext:value-type="float">
            <text:p>8.60183</text:p>
          </table:table-cell>
          <table:table-cell office:value-type="float" office:value="9.954094" calcext:value-type="float">
            <text:p>9.954094</text:p>
          </table:table-cell>
          <table:table-cell office:value-type="float" office:value="17.78406" calcext:value-type="float">
            <text:p>17.78406</text:p>
          </table:table-cell>
          <table:table-cell office:value-type="float" office:value="4.519739" calcext:value-type="float">
            <text:p>4.519739</text:p>
          </table:table-cell>
          <table:table-cell office:value-type="float" office:value="3.59077" calcext:value-type="float">
            <text:p>3.59077</text:p>
          </table:table-cell>
          <table:table-cell office:value-type="float" office:value="1.748858" calcext:value-type="float">
            <text:p>1.748858</text:p>
          </table:table-cell>
          <table:table-cell office:value-type="float" office:value="1.33631" calcext:value-type="float">
            <text:p>1.33631</text:p>
          </table:table-cell>
          <table:table-cell office:value-type="float" office:value="2.796155" calcext:value-type="float">
            <text:p>2.796155</text:p>
          </table:table-cell>
          <table:table-cell office:value-type="float" office:value="4.169589" calcext:value-type="float">
            <text:p>4.169589</text:p>
          </table:table-cell>
          <table:table-cell office:value-type="float" office:value="4.142154" calcext:value-type="float">
            <text:p>4.142154</text:p>
          </table:table-cell>
          <table:table-cell office:value-type="float" office:value="4.335255" calcext:value-type="float">
            <text:p>4.335255</text:p>
          </table:table-cell>
          <table:table-cell office:value-type="float" office:value="4.346726" calcext:value-type="float">
            <text:p>4.346726</text:p>
          </table:table-cell>
          <table:table-cell office:value-type="float" office:value="4.655439" calcext:value-type="float">
            <text:p>4.655439</text:p>
          </table:table-cell>
          <table:table-cell office:value-type="float" office:value="4.985497" calcext:value-type="float">
            <text:p>4.985497</text:p>
          </table:table-cell>
          <table:table-cell office:value-type="float" office:value="0" calcext:value-type="float">
            <text:p>0</text:p>
          </table:table-cell>
          <table:table-cell office:value-type="float" office:value="0.007466804" calcext:value-type="float">
            <text:p>0.007466804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5246" calcext:value-type="float">
            <text:p>4.42524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2.195378" calcext:value-type="float">
            <text:p>2.195378</text:p>
          </table:table-cell>
          <table:table-cell office:value-type="float" office:value="136.976" calcext:value-type="float">
            <text:p>136.97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27841" calcext:value-type="float">
            <text:p>17.27841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73" calcext:value-type="float">
            <text:p>0.0005699573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212" calcext:value-type="float">
            <text:p>0.003513212</text:p>
          </table:table-cell>
          <table:table-cell office:value-type="float" office:value="1186.254" calcext:value-type="float">
            <text:p>1186.254</text:p>
          </table:table-cell>
          <table:table-cell office:value-type="float" office:value="1.552937" calcext:value-type="float">
            <text:p>1.552937</text:p>
          </table:table-cell>
          <table:table-cell office:value-type="float" office:value="0" calcext:value-type="float">
            <text:p>0</text:p>
          </table:table-cell>
          <table:table-cell office:value-type="float" office:value="0.04189963" calcext:value-type="float">
            <text:p>0.04189963</text:p>
          </table:table-cell>
          <table:table-cell office:value-type="float" office:value="0.07224049" calcext:value-type="float">
            <text:p>0.07224049</text:p>
          </table:table-cell>
          <table:table-cell office:value-type="float" office:value="0.1131506" calcext:value-type="float">
            <text:p>0.1131506</text:p>
          </table:table-cell>
          <table:table-cell office:value-type="float" office:value="0.02828843" calcext:value-type="float">
            <text:p>0.02828843</text:p>
          </table:table-cell>
          <table:table-cell office:value-type="float" office:value="0.02145355" calcext:value-type="float">
            <text:p>0.02145355</text:p>
          </table:table-cell>
          <table:table-cell office:value-type="float" office:value="0.0185328" calcext:value-type="float">
            <text:p>0.0185328</text:p>
          </table:table-cell>
          <table:table-cell office:value-type="float" office:value="0.02274506" calcext:value-type="float">
            <text:p>0.02274506</text:p>
          </table:table-cell>
          <table:table-cell office:value-type="float" office:value="0.05803931" calcext:value-type="float">
            <text:p>0.05803931</text:p>
          </table:table-cell>
          <table:table-cell office:value-type="float" office:value="0.1051173" calcext:value-type="float">
            <text:p>0.1051173</text:p>
          </table:table-cell>
          <table:table-cell office:value-type="float" office:value="0.104234" calcext:value-type="float">
            <text:p>0.104234</text:p>
          </table:table-cell>
          <table:table-cell office:value-type="float" office:value="0.1056817" calcext:value-type="float">
            <text:p>0.1056817</text:p>
          </table:table-cell>
          <table:table-cell office:value-type="float" office:value="0.1056162" calcext:value-type="float">
            <text:p>0.1056162</text:p>
          </table:table-cell>
          <table:table-cell office:value-type="float" office:value="0.108725" calcext:value-type="float">
            <text:p>0.108725</text:p>
          </table:table-cell>
          <table:table-cell office:value-type="float" office:value="0.1121613" calcext:value-type="float">
            <text:p>0.1121613</text:p>
          </table:table-cell>
          <table:table-cell office:value-type="float" office:value="0" calcext:value-type="float">
            <text:p>0</text:p>
          </table:table-cell>
          <table:table-cell office:value-type="float" office:value="8.594077" calcext:value-type="float">
            <text:p>8.594077</text:p>
          </table:table-cell>
          <table:table-cell office:value-type="float" office:value="9.948205" calcext:value-type="float">
            <text:p>9.948205</text:p>
          </table:table-cell>
          <table:table-cell office:value-type="float" office:value="17.76838" calcext:value-type="float">
            <text:p>17.76838</text:p>
          </table:table-cell>
          <table:table-cell office:value-type="float" office:value="4.515833" calcext:value-type="float">
            <text:p>4.515833</text:p>
          </table:table-cell>
          <table:table-cell office:value-type="float" office:value="3.587187" calcext:value-type="float">
            <text:p>3.587187</text:p>
          </table:table-cell>
          <table:table-cell office:value-type="float" office:value="1.749551" calcext:value-type="float">
            <text:p>1.749551</text:p>
          </table:table-cell>
          <table:table-cell office:value-type="float" office:value="1.338424" calcext:value-type="float">
            <text:p>1.338424</text:p>
          </table:table-cell>
          <table:table-cell office:value-type="float" office:value="2.80209" calcext:value-type="float">
            <text:p>2.80209</text:p>
          </table:table-cell>
          <table:table-cell office:value-type="float" office:value="4.179106" calcext:value-type="float">
            <text:p>4.179106</text:p>
          </table:table-cell>
          <table:table-cell office:value-type="float" office:value="4.151837" calcext:value-type="float">
            <text:p>4.151837</text:p>
          </table:table-cell>
          <table:table-cell office:value-type="float" office:value="4.345352" calcext:value-type="float">
            <text:p>4.345352</text:p>
          </table:table-cell>
          <table:table-cell office:value-type="float" office:value="4.356766" calcext:value-type="float">
            <text:p>4.356766</text:p>
          </table:table-cell>
          <table:table-cell office:value-type="float" office:value="4.665517" calcext:value-type="float">
            <text:p>4.665517</text:p>
          </table:table-cell>
          <table:table-cell office:value-type="float" office:value="4.995673" calcext:value-type="float">
            <text:p>4.995673</text:p>
          </table:table-cell>
          <table:table-cell office:value-type="float" office:value="0" calcext:value-type="float">
            <text:p>0</text:p>
          </table:table-cell>
          <table:table-cell office:value-type="float" office:value="0.01109037" calcext:value-type="float">
            <text:p>0.01109037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573" calcext:value-type="float">
            <text:p>4.4257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2.195519" calcext:value-type="float">
            <text:p>2.195519</text:p>
          </table:table-cell>
          <table:table-cell office:value-type="float" office:value="136.9746" calcext:value-type="float">
            <text:p>136.974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31146" calcext:value-type="float">
            <text:p>17.31146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79" calcext:value-type="float">
            <text:p>0.0005699579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215" calcext:value-type="float">
            <text:p>0.003513215</text:p>
          </table:table-cell>
          <table:table-cell office:value-type="float" office:value="1186.221" calcext:value-type="float">
            <text:p>1186.221</text:p>
          </table:table-cell>
          <table:table-cell office:value-type="float" office:value="1.552253" calcext:value-type="float">
            <text:p>1.552253</text:p>
          </table:table-cell>
          <table:table-cell office:value-type="float" office:value="0" calcext:value-type="float">
            <text:p>0</text:p>
          </table:table-cell>
          <table:table-cell office:value-type="float" office:value="0.04175662" calcext:value-type="float">
            <text:p>0.04175662</text:p>
          </table:table-cell>
          <table:table-cell office:value-type="float" office:value="0.07818601" calcext:value-type="float">
            <text:p>0.07818601</text:p>
          </table:table-cell>
          <table:table-cell office:value-type="float" office:value="0.1129593" calcext:value-type="float">
            <text:p>0.1129593</text:p>
          </table:table-cell>
          <table:table-cell office:value-type="float" office:value="0.02858297" calcext:value-type="float">
            <text:p>0.02858297</text:p>
          </table:table-cell>
          <table:table-cell office:value-type="float" office:value="0.02180866" calcext:value-type="float">
            <text:p>0.02180866</text:p>
          </table:table-cell>
          <table:table-cell office:value-type="float" office:value="0.01835144" calcext:value-type="float">
            <text:p>0.01835144</text:p>
          </table:table-cell>
          <table:table-cell office:value-type="float" office:value="0.02274529" calcext:value-type="float">
            <text:p>0.02274529</text:p>
          </table:table-cell>
          <table:table-cell office:value-type="float" office:value="0.05795989" calcext:value-type="float">
            <text:p>0.05795989</text:p>
          </table:table-cell>
          <table:table-cell office:value-type="float" office:value="0.1051714" calcext:value-type="float">
            <text:p>0.1051714</text:p>
          </table:table-cell>
          <table:table-cell office:value-type="float" office:value="0.1043191" calcext:value-type="float">
            <text:p>0.1043191</text:p>
          </table:table-cell>
          <table:table-cell office:value-type="float" office:value="0.1057839" calcext:value-type="float">
            <text:p>0.1057839</text:p>
          </table:table-cell>
          <table:table-cell office:value-type="float" office:value="0.1057208" calcext:value-type="float">
            <text:p>0.1057208</text:p>
          </table:table-cell>
          <table:table-cell office:value-type="float" office:value="0.1088322" calcext:value-type="float">
            <text:p>0.1088322</text:p>
          </table:table-cell>
          <table:table-cell office:value-type="float" office:value="0.1122762" calcext:value-type="float">
            <text:p>0.1122762</text:p>
          </table:table-cell>
          <table:table-cell office:value-type="float" office:value="0" calcext:value-type="float">
            <text:p>0</text:p>
          </table:table-cell>
          <table:table-cell office:value-type="float" office:value="8.587766" calcext:value-type="float">
            <text:p>8.587766</text:p>
          </table:table-cell>
          <table:table-cell office:value-type="float" office:value="9.944882" calcext:value-type="float">
            <text:p>9.944882</text:p>
          </table:table-cell>
          <table:table-cell office:value-type="float" office:value="17.75266" calcext:value-type="float">
            <text:p>17.75266</text:p>
          </table:table-cell>
          <table:table-cell office:value-type="float" office:value="4.512091" calcext:value-type="float">
            <text:p>4.512091</text:p>
          </table:table-cell>
          <table:table-cell office:value-type="float" office:value="3.583824" calcext:value-type="float">
            <text:p>3.583824</text:p>
          </table:table-cell>
          <table:table-cell office:value-type="float" office:value="1.750187" calcext:value-type="float">
            <text:p>1.750187</text:p>
          </table:table-cell>
          <table:table-cell office:value-type="float" office:value="1.340523" calcext:value-type="float">
            <text:p>1.340523</text:p>
          </table:table-cell>
          <table:table-cell office:value-type="float" office:value="2.807984" calcext:value-type="float">
            <text:p>2.807984</text:p>
          </table:table-cell>
          <table:table-cell office:value-type="float" office:value="4.188613" calcext:value-type="float">
            <text:p>4.188613</text:p>
          </table:table-cell>
          <table:table-cell office:value-type="float" office:value="4.161505" calcext:value-type="float">
            <text:p>4.161505</text:p>
          </table:table-cell>
          <table:table-cell office:value-type="float" office:value="4.355449" calcext:value-type="float">
            <text:p>4.355449</text:p>
          </table:table-cell>
          <table:table-cell office:value-type="float" office:value="4.366806" calcext:value-type="float">
            <text:p>4.366806</text:p>
          </table:table-cell>
          <table:table-cell office:value-type="float" office:value="4.675596" calcext:value-type="float">
            <text:p>4.675596</text:p>
          </table:table-cell>
          <table:table-cell office:value-type="float" office:value="5.004369" calcext:value-type="float">
            <text:p>5.004369</text:p>
          </table:table-cell>
          <table:table-cell office:value-type="float" office:value="0" calcext:value-type="float">
            <text:p>0</text:p>
          </table:table-cell>
          <table:table-cell office:value-type="float" office:value="0.009879435" calcext:value-type="float">
            <text:p>0.009879435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6137" calcext:value-type="float">
            <text:p>4.4261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2.195639" calcext:value-type="float">
            <text:p>2.195639</text:p>
          </table:table-cell>
          <table:table-cell office:value-type="float" office:value="136.9732" calcext:value-type="float">
            <text:p>136.9732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34449" calcext:value-type="float">
            <text:p>17.34449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82" calcext:value-type="float">
            <text:p>0.0005699582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217" calcext:value-type="float">
            <text:p>0.003513217</text:p>
          </table:table-cell>
          <table:table-cell office:value-type="float" office:value="1186.189" calcext:value-type="float">
            <text:p>1186.189</text:p>
          </table:table-cell>
          <table:table-cell office:value-type="float" office:value="1.551538" calcext:value-type="float">
            <text:p>1.551538</text:p>
          </table:table-cell>
          <table:table-cell office:value-type="float" office:value="0" calcext:value-type="float">
            <text:p>0</text:p>
          </table:table-cell>
          <table:table-cell office:value-type="float" office:value="0.02794171" calcext:value-type="float">
            <text:p>0.02794171</text:p>
          </table:table-cell>
          <table:table-cell office:value-type="float" office:value="0.07624193" calcext:value-type="float">
            <text:p>0.07624193</text:p>
          </table:table-cell>
          <table:table-cell office:value-type="float" office:value="0.1133764" calcext:value-type="float">
            <text:p>0.1133764</text:p>
          </table:table-cell>
          <table:table-cell office:value-type="float" office:value="0.02869433" calcext:value-type="float">
            <text:p>0.02869433</text:p>
          </table:table-cell>
          <table:table-cell office:value-type="float" office:value="0.02203151" calcext:value-type="float">
            <text:p>0.02203151</text:p>
          </table:table-cell>
          <table:table-cell office:value-type="float" office:value="0.01822656" calcext:value-type="float">
            <text:p>0.01822656</text:p>
          </table:table-cell>
          <table:table-cell office:value-type="float" office:value="0.02267737" calcext:value-type="float">
            <text:p>0.02267737</text:p>
          </table:table-cell>
          <table:table-cell office:value-type="float" office:value="0.0578842" calcext:value-type="float">
            <text:p>0.0578842</text:p>
          </table:table-cell>
          <table:table-cell office:value-type="float" office:value="0.10522" calcext:value-type="float">
            <text:p>0.10522</text:p>
          </table:table-cell>
          <table:table-cell office:value-type="float" office:value="0.1044019" calcext:value-type="float">
            <text:p>0.1044019</text:p>
          </table:table-cell>
          <table:table-cell office:value-type="float" office:value="0.1058857" calcext:value-type="float">
            <text:p>0.1058857</text:p>
          </table:table-cell>
          <table:table-cell office:value-type="float" office:value="0.1058251" calcext:value-type="float">
            <text:p>0.1058251</text:p>
          </table:table-cell>
          <table:table-cell office:value-type="float" office:value="0.1089396" calcext:value-type="float">
            <text:p>0.1089396</text:p>
          </table:table-cell>
          <table:table-cell office:value-type="float" office:value="0.1123917" calcext:value-type="float">
            <text:p>0.1123917</text:p>
          </table:table-cell>
          <table:table-cell office:value-type="float" office:value="0" calcext:value-type="float">
            <text:p>0</text:p>
          </table:table-cell>
          <table:table-cell office:value-type="float" office:value="8.580667" calcext:value-type="float">
            <text:p>8.580667</text:p>
          </table:table-cell>
          <table:table-cell office:value-type="float" office:value="9.942847" calcext:value-type="float">
            <text:p>9.942847</text:p>
          </table:table-cell>
          <table:table-cell office:value-type="float" office:value="17.73694" calcext:value-type="float">
            <text:p>17.73694</text:p>
          </table:table-cell>
          <table:table-cell office:value-type="float" office:value="4.508419" calcext:value-type="float">
            <text:p>4.508419</text:p>
          </table:table-cell>
          <table:table-cell office:value-type="float" office:value="3.580612" calcext:value-type="float">
            <text:p>3.580612</text:p>
          </table:table-cell>
          <table:table-cell office:value-type="float" office:value="1.750785" calcext:value-type="float">
            <text:p>1.750785</text:p>
          </table:table-cell>
          <table:table-cell office:value-type="float" office:value="1.342597" calcext:value-type="float">
            <text:p>1.342597</text:p>
          </table:table-cell>
          <table:table-cell office:value-type="float" office:value="2.813831" calcext:value-type="float">
            <text:p>2.813831</text:p>
          </table:table-cell>
          <table:table-cell office:value-type="float" office:value="4.198074" calcext:value-type="float">
            <text:p>4.198074</text:p>
          </table:table-cell>
          <table:table-cell office:value-type="float" office:value="4.171147" calcext:value-type="float">
            <text:p>4.171147</text:p>
          </table:table-cell>
          <table:table-cell office:value-type="float" office:value="4.365523" calcext:value-type="float">
            <text:p>4.365523</text:p>
          </table:table-cell>
          <table:table-cell office:value-type="float" office:value="4.376835" calcext:value-type="float">
            <text:p>4.376835</text:p>
          </table:table-cell>
          <table:table-cell office:value-type="float" office:value="4.685675" calcext:value-type="float">
            <text:p>4.685675</text:p>
          </table:table-cell>
          <table:table-cell office:value-type="float" office:value="5.014242" calcext:value-type="float">
            <text:p>5.014242</text:p>
          </table:table-cell>
          <table:table-cell office:value-type="float" office:value="0" calcext:value-type="float">
            <text:p>0</text:p>
          </table:table-cell>
          <table:table-cell office:value-type="float" office:value="0.003483732" calcext:value-type="float">
            <text:p>0.00348373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654" calcext:value-type="float">
            <text:p>4.4265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2.195731" calcext:value-type="float">
            <text:p>2.195731</text:p>
          </table:table-cell>
          <table:table-cell office:value-type="float" office:value="136.972" calcext:value-type="float">
            <text:p>136.972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37739" calcext:value-type="float">
            <text:p>17.37739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85" calcext:value-type="float">
            <text:p>0.0005699585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217" calcext:value-type="float">
            <text:p>0.003513217</text:p>
          </table:table-cell>
          <table:table-cell office:value-type="float" office:value="1186.157" calcext:value-type="float">
            <text:p>1186.157</text:p>
          </table:table-cell>
          <table:table-cell office:value-type="float" office:value="1.550766" calcext:value-type="float">
            <text:p>1.550766</text:p>
          </table:table-cell>
          <table:table-cell office:value-type="float" office:value="0" calcext:value-type="float">
            <text:p>0</text:p>
          </table:table-cell>
          <table:table-cell office:value-type="float" office:value="0.0349065" calcext:value-type="float">
            <text:p>0.0349065</text:p>
          </table:table-cell>
          <table:table-cell office:value-type="float" office:value="0.07496361" calcext:value-type="float">
            <text:p>0.07496361</text:p>
          </table:table-cell>
          <table:table-cell office:value-type="float" office:value="0.1135839" calcext:value-type="float">
            <text:p>0.1135839</text:p>
          </table:table-cell>
          <table:table-cell office:value-type="float" office:value="0.02873643" calcext:value-type="float">
            <text:p>0.02873643</text:p>
          </table:table-cell>
          <table:table-cell office:value-type="float" office:value="0.02215251" calcext:value-type="float">
            <text:p>0.02215251</text:p>
          </table:table-cell>
          <table:table-cell office:value-type="float" office:value="0.01816589" calcext:value-type="float">
            <text:p>0.01816589</text:p>
          </table:table-cell>
          <table:table-cell office:value-type="float" office:value="0.02262139" calcext:value-type="float">
            <text:p>0.02262139</text:p>
          </table:table-cell>
          <table:table-cell office:value-type="float" office:value="0.05783134" calcext:value-type="float">
            <text:p>0.05783134</text:p>
          </table:table-cell>
          <table:table-cell office:value-type="float" office:value="0.1052641" calcext:value-type="float">
            <text:p>0.1052641</text:p>
          </table:table-cell>
          <table:table-cell office:value-type="float" office:value="0.1044826" calcext:value-type="float">
            <text:p>0.1044826</text:p>
          </table:table-cell>
          <table:table-cell office:value-type="float" office:value="0.105987" calcext:value-type="float">
            <text:p>0.105987</text:p>
          </table:table-cell>
          <table:table-cell office:value-type="float" office:value="0.1059293" calcext:value-type="float">
            <text:p>0.1059293</text:p>
          </table:table-cell>
          <table:table-cell office:value-type="float" office:value="0.1090468" calcext:value-type="float">
            <text:p>0.1090468</text:p>
          </table:table-cell>
          <table:table-cell office:value-type="float" office:value="0.1125072" calcext:value-type="float">
            <text:p>0.1125072</text:p>
          </table:table-cell>
          <table:table-cell office:value-type="float" office:value="0" calcext:value-type="float">
            <text:p>0</text:p>
          </table:table-cell>
          <table:table-cell office:value-type="float" office:value="8.572418" calcext:value-type="float">
            <text:p>8.572418</text:p>
          </table:table-cell>
          <table:table-cell office:value-type="float" office:value="9.939539" calcext:value-type="float">
            <text:p>9.939539</text:p>
          </table:table-cell>
          <table:table-cell office:value-type="float" office:value="17.72127" calcext:value-type="float">
            <text:p>17.72127</text:p>
          </table:table-cell>
          <table:table-cell office:value-type="float" office:value="4.504791" calcext:value-type="float">
            <text:p>4.504791</text:p>
          </table:table-cell>
          <table:table-cell office:value-type="float" office:value="3.577484" calcext:value-type="float">
            <text:p>3.577484</text:p>
          </table:table-cell>
          <table:table-cell office:value-type="float" office:value="1.751356" calcext:value-type="float">
            <text:p>1.751356</text:p>
          </table:table-cell>
          <table:table-cell office:value-type="float" office:value="1.344646" calcext:value-type="float">
            <text:p>1.344646</text:p>
          </table:table-cell>
          <table:table-cell office:value-type="float" office:value="2.819636" calcext:value-type="float">
            <text:p>2.819636</text:p>
          </table:table-cell>
          <table:table-cell office:value-type="float" office:value="4.207515" calcext:value-type="float">
            <text:p>4.207515</text:p>
          </table:table-cell>
          <table:table-cell office:value-type="float" office:value="4.180791" calcext:value-type="float">
            <text:p>4.180791</text:p>
          </table:table-cell>
          <table:table-cell office:value-type="float" office:value="4.375592" calcext:value-type="float">
            <text:p>4.375592</text:p>
          </table:table-cell>
          <table:table-cell office:value-type="float" office:value="4.386837" calcext:value-type="float">
            <text:p>4.386837</text:p>
          </table:table-cell>
          <table:table-cell office:value-type="float" office:value="4.695717" calcext:value-type="float">
            <text:p>4.695717</text:p>
          </table:table-cell>
          <table:table-cell office:value-type="float" office:value="5.024938" calcext:value-type="float">
            <text:p>5.024938</text:p>
          </table:table-cell>
          <table:table-cell office:value-type="float" office:value="0" calcext:value-type="float">
            <text:p>0</text:p>
          </table:table-cell>
          <table:table-cell office:value-type="float" office:value="0.006125819" calcext:value-type="float">
            <text:p>0.006125819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6885" calcext:value-type="float">
            <text:p>4.4268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2.195811" calcext:value-type="float">
            <text:p>2.195811</text:p>
          </table:table-cell>
          <table:table-cell office:value-type="float" office:value="136.9708" calcext:value-type="float">
            <text:p>136.9708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41031" calcext:value-type="float">
            <text:p>17.41031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92" calcext:value-type="float">
            <text:p>0.0005699592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22" calcext:value-type="float">
            <text:p>0.00351322</text:p>
          </table:table-cell>
          <table:table-cell office:value-type="float" office:value="1186.125" calcext:value-type="float">
            <text:p>1186.125</text:p>
          </table:table-cell>
          <table:table-cell office:value-type="float" office:value="1.549984" calcext:value-type="float">
            <text:p>1.549984</text:p>
          </table:table-cell>
          <table:table-cell office:value-type="float" office:value="0" calcext:value-type="float">
            <text:p>0</text:p>
          </table:table-cell>
          <table:table-cell office:value-type="float" office:value="0.03919519" calcext:value-type="float">
            <text:p>0.03919519</text:p>
          </table:table-cell>
          <table:table-cell office:value-type="float" office:value="0.07786738" calcext:value-type="float">
            <text:p>0.07786738</text:p>
          </table:table-cell>
          <table:table-cell office:value-type="float" office:value="0.1163994" calcext:value-type="float">
            <text:p>0.1163994</text:p>
          </table:table-cell>
          <table:table-cell office:value-type="float" office:value="0.02885772" calcext:value-type="float">
            <text:p>0.02885772</text:p>
          </table:table-cell>
          <table:table-cell office:value-type="float" office:value="0.02224161" calcext:value-type="float">
            <text:p>0.02224161</text:p>
          </table:table-cell>
          <table:table-cell office:value-type="float" office:value="0.0181064" calcext:value-type="float">
            <text:p>0.0181064</text:p>
          </table:table-cell>
          <table:table-cell office:value-type="float" office:value="0.02255857" calcext:value-type="float">
            <text:p>0.02255857</text:p>
          </table:table-cell>
          <table:table-cell office:value-type="float" office:value="0.05780441" calcext:value-type="float">
            <text:p>0.05780441</text:p>
          </table:table-cell>
          <table:table-cell office:value-type="float" office:value="0.105307" calcext:value-type="float">
            <text:p>0.105307</text:p>
          </table:table-cell>
          <table:table-cell office:value-type="float" office:value="0.104562" calcext:value-type="float">
            <text:p>0.104562</text:p>
          </table:table-cell>
          <table:table-cell office:value-type="float" office:value="0.1060879" calcext:value-type="float">
            <text:p>0.1060879</text:p>
          </table:table-cell>
          <table:table-cell office:value-type="float" office:value="0.1060332" calcext:value-type="float">
            <text:p>0.1060332</text:p>
          </table:table-cell>
          <table:table-cell office:value-type="float" office:value="0.1091535" calcext:value-type="float">
            <text:p>0.1091535</text:p>
          </table:table-cell>
          <table:table-cell office:value-type="float" office:value="0.112622" calcext:value-type="float">
            <text:p>0.112622</text:p>
          </table:table-cell>
          <table:table-cell office:value-type="float" office:value="0" calcext:value-type="float">
            <text:p>0</text:p>
          </table:table-cell>
          <table:table-cell office:value-type="float" office:value="8.566113" calcext:value-type="float">
            <text:p>8.566113</text:p>
          </table:table-cell>
          <table:table-cell office:value-type="float" office:value="9.937035" calcext:value-type="float">
            <text:p>9.937035</text:p>
          </table:table-cell>
          <table:table-cell office:value-type="float" office:value="17.70643" calcext:value-type="float">
            <text:p>17.70643</text:p>
          </table:table-cell>
          <table:table-cell office:value-type="float" office:value="4.501201" calcext:value-type="float">
            <text:p>4.501201</text:p>
          </table:table-cell>
          <table:table-cell office:value-type="float" office:value="3.574411" calcext:value-type="float">
            <text:p>3.574411</text:p>
          </table:table-cell>
          <table:table-cell office:value-type="float" office:value="1.751911" calcext:value-type="float">
            <text:p>1.751911</text:p>
          </table:table-cell>
          <table:table-cell office:value-type="float" office:value="1.346671" calcext:value-type="float">
            <text:p>1.346671</text:p>
          </table:table-cell>
          <table:table-cell office:value-type="float" office:value="2.825408" calcext:value-type="float">
            <text:p>2.825408</text:p>
          </table:table-cell>
          <table:table-cell office:value-type="float" office:value="4.216931" calcext:value-type="float">
            <text:p>4.216931</text:p>
          </table:table-cell>
          <table:table-cell office:value-type="float" office:value="4.1904" calcext:value-type="float">
            <text:p>4.1904</text:p>
          </table:table-cell>
          <table:table-cell office:value-type="float" office:value="4.385656" calcext:value-type="float">
            <text:p>4.385656</text:p>
          </table:table-cell>
          <table:table-cell office:value-type="float" office:value="4.396837" calcext:value-type="float">
            <text:p>4.396837</text:p>
          </table:table-cell>
          <table:table-cell office:value-type="float" office:value="4.705757" calcext:value-type="float">
            <text:p>4.705757</text:p>
          </table:table-cell>
          <table:table-cell office:value-type="float" office:value="5.033897" calcext:value-type="float">
            <text:p>5.033897</text:p>
          </table:table-cell>
          <table:table-cell office:value-type="float" office:value="0" calcext:value-type="float">
            <text:p>0</text:p>
          </table:table-cell>
          <table:table-cell office:value-type="float" office:value="0.007070324" calcext:value-type="float">
            <text:p>0.007070324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7214" calcext:value-type="float">
            <text:p>4.4272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2.195878" calcext:value-type="float">
            <text:p>2.195878</text:p>
          </table:table-cell>
          <table:table-cell office:value-type="float" office:value="136.9696" calcext:value-type="float">
            <text:p>136.9696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4433" calcext:value-type="float">
            <text:p>17.4433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98" calcext:value-type="float">
            <text:p>0.0005699598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223" calcext:value-type="float">
            <text:p>0.003513223</text:p>
          </table:table-cell>
          <table:table-cell office:value-type="float" office:value="1186.093" calcext:value-type="float">
            <text:p>1186.093</text:p>
          </table:table-cell>
          <table:table-cell office:value-type="float" office:value="1.549216" calcext:value-type="float">
            <text:p>1.549216</text:p>
          </table:table-cell>
          <table:table-cell office:value-type="float" office:value="0" calcext:value-type="float">
            <text:p>0</text:p>
          </table:table-cell>
          <table:table-cell office:value-type="float" office:value="0.03736813" calcext:value-type="float">
            <text:p>0.03736813</text:p>
          </table:table-cell>
          <table:table-cell office:value-type="float" office:value="0.07537181" calcext:value-type="float">
            <text:p>0.07537181</text:p>
          </table:table-cell>
          <table:table-cell office:value-type="float" office:value="0.1191201" calcext:value-type="float">
            <text:p>0.1191201</text:p>
          </table:table-cell>
          <table:table-cell office:value-type="float" office:value="0.02903414" calcext:value-type="float">
            <text:p>0.02903414</text:p>
          </table:table-cell>
          <table:table-cell office:value-type="float" office:value="0.02233165" calcext:value-type="float">
            <text:p>0.02233165</text:p>
          </table:table-cell>
          <table:table-cell office:value-type="float" office:value="0.01806268" calcext:value-type="float">
            <text:p>0.01806268</text:p>
          </table:table-cell>
          <table:table-cell office:value-type="float" office:value="0.02251173" calcext:value-type="float">
            <text:p>0.02251173</text:p>
          </table:table-cell>
          <table:table-cell office:value-type="float" office:value="0.05778679" calcext:value-type="float">
            <text:p>0.05778679</text:p>
          </table:table-cell>
          <table:table-cell office:value-type="float" office:value="0.1053524" calcext:value-type="float">
            <text:p>0.1053524</text:p>
          </table:table-cell>
          <table:table-cell office:value-type="float" office:value="0.1046407" calcext:value-type="float">
            <text:p>0.1046407</text:p>
          </table:table-cell>
          <table:table-cell office:value-type="float" office:value="0.1061884" calcext:value-type="float">
            <text:p>0.1061884</text:p>
          </table:table-cell>
          <table:table-cell office:value-type="float" office:value="0.1061372" calcext:value-type="float">
            <text:p>0.1061372</text:p>
          </table:table-cell>
          <table:table-cell office:value-type="float" office:value="0.1092604" calcext:value-type="float">
            <text:p>0.1092604</text:p>
          </table:table-cell>
          <table:table-cell office:value-type="float" office:value="0.1127367" calcext:value-type="float">
            <text:p>0.1127367</text:p>
          </table:table-cell>
          <table:table-cell office:value-type="float" office:value="0" calcext:value-type="float">
            <text:p>0</text:p>
          </table:table-cell>
          <table:table-cell office:value-type="float" office:value="8.559974" calcext:value-type="float">
            <text:p>8.559974</text:p>
          </table:table-cell>
          <table:table-cell office:value-type="float" office:value="9.93423" calcext:value-type="float">
            <text:p>9.93423</text:p>
          </table:table-cell>
          <table:table-cell office:value-type="float" office:value="17.69389" calcext:value-type="float">
            <text:p>17.69389</text:p>
          </table:table-cell>
          <table:table-cell office:value-type="float" office:value="4.497744" calcext:value-type="float">
            <text:p>4.497744</text:p>
          </table:table-cell>
          <table:table-cell office:value-type="float" office:value="3.571412" calcext:value-type="float">
            <text:p>3.571412</text:p>
          </table:table-cell>
          <table:table-cell office:value-type="float" office:value="1.75245" calcext:value-type="float">
            <text:p>1.75245</text:p>
          </table:table-cell>
          <table:table-cell office:value-type="float" office:value="1.348673" calcext:value-type="float">
            <text:p>1.348673</text:p>
          </table:table-cell>
          <table:table-cell office:value-type="float" office:value="2.831149" calcext:value-type="float">
            <text:p>2.831149</text:p>
          </table:table-cell>
          <table:table-cell office:value-type="float" office:value="4.226301" calcext:value-type="float">
            <text:p>4.226301</text:p>
          </table:table-cell>
          <table:table-cell office:value-type="float" office:value="4.200006" calcext:value-type="float">
            <text:p>4.200006</text:p>
          </table:table-cell>
          <table:table-cell office:value-type="float" office:value="4.395696" calcext:value-type="float">
            <text:p>4.395696</text:p>
          </table:table-cell>
          <table:table-cell office:value-type="float" office:value="4.406837" calcext:value-type="float">
            <text:p>4.406837</text:p>
          </table:table-cell>
          <table:table-cell office:value-type="float" office:value="4.715796" calcext:value-type="float">
            <text:p>4.715796</text:p>
          </table:table-cell>
          <table:table-cell office:value-type="float" office:value="5.042751" calcext:value-type="float">
            <text:p>5.042751</text:p>
          </table:table-cell>
          <table:table-cell office:value-type="float" office:value="0" calcext:value-type="float">
            <text:p>0</text:p>
          </table:table-cell>
          <table:table-cell office:value-type="float" office:value="0.006568807" calcext:value-type="float">
            <text:p>0.006568807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7539" calcext:value-type="float">
            <text:p>4.42753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2.195893" calcext:value-type="float">
            <text:p>2.195893</text:p>
          </table:table-cell>
          <table:table-cell office:value-type="float" office:value="136.9685" calcext:value-type="float">
            <text:p>136.9685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47638" calcext:value-type="float">
            <text:p>17.47638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98" calcext:value-type="float">
            <text:p>0.0005699598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223" calcext:value-type="float">
            <text:p>0.003513223</text:p>
          </table:table-cell>
          <table:table-cell office:value-type="float" office:value="1186.06" calcext:value-type="float">
            <text:p>1186.06</text:p>
          </table:table-cell>
          <table:table-cell office:value-type="float" office:value="1.548368" calcext:value-type="float">
            <text:p>1.548368</text:p>
          </table:table-cell>
          <table:table-cell office:value-type="float" office:value="0" calcext:value-type="float">
            <text:p>0</text:p>
          </table:table-cell>
          <table:table-cell office:value-type="float" office:value="0.04620109" calcext:value-type="float">
            <text:p>0.04620109</text:p>
          </table:table-cell>
          <table:table-cell office:value-type="float" office:value="0.07495681" calcext:value-type="float">
            <text:p>0.07495681</text:p>
          </table:table-cell>
          <table:table-cell office:value-type="float" office:value="0.123747" calcext:value-type="float">
            <text:p>0.123747</text:p>
          </table:table-cell>
          <table:table-cell office:value-type="float" office:value="0.02900222" calcext:value-type="float">
            <text:p>0.02900222</text:p>
          </table:table-cell>
          <table:table-cell office:value-type="float" office:value="0.0224061" calcext:value-type="float">
            <text:p>0.0224061</text:p>
          </table:table-cell>
          <table:table-cell office:value-type="float" office:value="0.01803099" calcext:value-type="float">
            <text:p>0.01803099</text:p>
          </table:table-cell>
          <table:table-cell office:value-type="float" office:value="0.02248549" calcext:value-type="float">
            <text:p>0.02248549</text:p>
          </table:table-cell>
          <table:table-cell office:value-type="float" office:value="0.05777962" calcext:value-type="float">
            <text:p>0.05777962</text:p>
          </table:table-cell>
          <table:table-cell office:value-type="float" office:value="0.1054016" calcext:value-type="float">
            <text:p>0.1054016</text:p>
          </table:table-cell>
          <table:table-cell office:value-type="float" office:value="0.1047197" calcext:value-type="float">
            <text:p>0.1047197</text:p>
          </table:table-cell>
          <table:table-cell office:value-type="float" office:value="0.1062887" calcext:value-type="float">
            <text:p>0.1062887</text:p>
          </table:table-cell>
          <table:table-cell office:value-type="float" office:value="0.1062411" calcext:value-type="float">
            <text:p>0.1062411</text:p>
          </table:table-cell>
          <table:table-cell office:value-type="float" office:value="0.1093668" calcext:value-type="float">
            <text:p>0.1093668</text:p>
          </table:table-cell>
          <table:table-cell office:value-type="float" office:value="0.1128516" calcext:value-type="float">
            <text:p>0.1128516</text:p>
          </table:table-cell>
          <table:table-cell office:value-type="float" office:value="0" calcext:value-type="float">
            <text:p>0</text:p>
          </table:table-cell>
          <table:table-cell office:value-type="float" office:value="8.555182" calcext:value-type="float">
            <text:p>8.555182</text:p>
          </table:table-cell>
          <table:table-cell office:value-type="float" office:value="9.931264" calcext:value-type="float">
            <text:p>9.931264</text:p>
          </table:table-cell>
          <table:table-cell office:value-type="float" office:value="17.68352" calcext:value-type="float">
            <text:p>17.68352</text:p>
          </table:table-cell>
          <table:table-cell office:value-type="float" office:value="4.494373" calcext:value-type="float">
            <text:p>4.494373</text:p>
          </table:table-cell>
          <table:table-cell office:value-type="float" office:value="3.568483" calcext:value-type="float">
            <text:p>3.568483</text:p>
          </table:table-cell>
          <table:table-cell office:value-type="float" office:value="1.752978" calcext:value-type="float">
            <text:p>1.752978</text:p>
          </table:table-cell>
          <table:table-cell office:value-type="float" office:value="1.350657" calcext:value-type="float">
            <text:p>1.350657</text:p>
          </table:table-cell>
          <table:table-cell office:value-type="float" office:value="2.836867" calcext:value-type="float">
            <text:p>2.836867</text:p>
          </table:table-cell>
          <table:table-cell office:value-type="float" office:value="4.235649" calcext:value-type="float">
            <text:p>4.235649</text:p>
          </table:table-cell>
          <table:table-cell office:value-type="float" office:value="4.209587" calcext:value-type="float">
            <text:p>4.209587</text:p>
          </table:table-cell>
          <table:table-cell office:value-type="float" office:value="4.405736" calcext:value-type="float">
            <text:p>4.405736</text:p>
          </table:table-cell>
          <table:table-cell office:value-type="float" office:value="4.416834" calcext:value-type="float">
            <text:p>4.416834</text:p>
          </table:table-cell>
          <table:table-cell office:value-type="float" office:value="4.725838" calcext:value-type="float">
            <text:p>4.725838</text:p>
          </table:table-cell>
          <table:table-cell office:value-type="float" office:value="5.051196" calcext:value-type="float">
            <text:p>5.051196</text:p>
          </table:table-cell>
          <table:table-cell office:value-type="float" office:value="0" calcext:value-type="float">
            <text:p>0</text:p>
          </table:table-cell>
          <table:table-cell office:value-type="float" office:value="0.01054416" calcext:value-type="float">
            <text:p>0.01054416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7954" calcext:value-type="float">
            <text:p>4.42795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2.195922" calcext:value-type="float">
            <text:p>2.195922</text:p>
          </table:table-cell>
          <table:table-cell office:value-type="float" office:value="136.9674" calcext:value-type="float">
            <text:p>136.9674</text:p>
          </table:table-cell>
          <table:table-cell office:value-type="float" office:value="5" calcext:value-type="float">
            <text:p>5</text:p>
          </table:table-cell>
          <table:table-cell office:value-type="float" office:value="-1.313733" calcext:value-type="float">
            <text:p>-1.313733</text:p>
          </table:table-cell>
          <table:table-cell office:value-type="float" office:value="17.5095" calcext:value-type="float">
            <text:p>17.5095</text:p>
          </table:table-cell>
          <table:table-cell office:value-type="float" office:value="0.01087037" calcext:value-type="float">
            <text:p>0.01087037</text:p>
          </table:table-cell>
          <table:table-cell office:value-type="float" office:value="0.0005699598" calcext:value-type="float">
            <text:p>0.0005699598</text:p>
          </table:table-cell>
          <table:table-cell office:value-type="float" office:value="0.01002384" calcext:value-type="float">
            <text:p>0.01002384</text:p>
          </table:table-cell>
          <table:table-cell office:value-type="float" office:value="0.003513223" calcext:value-type="float">
            <text:p>0.003513223</text:p>
          </table:table-cell>
          <table:table-cell office:value-type="float" office:value="1186.028" calcext:value-type="float">
            <text:p>1186.028</text:p>
          </table:table-cell>
          <table:table-cell office:value-type="float" office:value="1.547562" calcext:value-type="float">
            <text:p>1.547562</text:p>
          </table:table-cell>
          <table:table-cell office:value-type="float" office:value="0" calcext:value-type="float">
            <text:p>0</text:p>
          </table:table-cell>
          <table:table-cell office:value-type="float" office:value="0.03728636" calcext:value-type="float">
            <text:p>0.03728636</text:p>
          </table:table-cell>
          <table:table-cell office:value-type="float" office:value="0.07467384" calcext:value-type="float">
            <text:p>0.07467384</text:p>
          </table:table-cell>
          <table:table-cell office:value-type="float" office:value="0.1268489" calcext:value-type="float">
            <text:p>0.1268489</text:p>
          </table:table-cell>
          <table:table-cell office:value-type="float" office:value="0.02890041" calcext:value-type="float">
            <text:p>0.02890041</text:p>
          </table:table-cell>
          <table:table-cell office:value-type="float" office:value="0.02246666" calcext:value-type="float">
            <text:p>0.02246666</text:p>
          </table:table-cell>
          <table:table-cell office:value-type="float" office:value="0.01798914" calcext:value-type="float">
            <text:p>0.01798914</text:p>
          </table:table-cell>
          <table:table-cell office:value-type="float" office:value="0.02243835" calcext:value-type="float">
            <text:p>0.02243835</text:p>
          </table:table-cell>
          <table:table-cell office:value-type="float" office:value="0.05777551" calcext:value-type="float">
            <text:p>0.05777551</text:p>
          </table:table-cell>
          <table:table-cell office:value-type="float" office:value="0.1054547" calcext:value-type="float">
            <text:p>0.1054547</text:p>
          </table:table-cell>
          <table:table-cell office:value-type="float" office:value="0.104799" calcext:value-type="float">
            <text:p>0.104799</text:p>
          </table:table-cell>
          <table:table-cell office:value-type="float" office:value="0.1063888" calcext:value-type="float">
            <text:p>0.1063888</text:p>
          </table:table-cell>
          <table:table-cell office:value-type="float" office:value="0.1063448" calcext:value-type="float">
            <text:p>0.1063448</text:p>
          </table:table-cell>
          <table:table-cell office:value-type="float" office:value="0.1094738" calcext:value-type="float">
            <text:p>0.1094738</text:p>
          </table:table-cell>
          <table:table-cell office:value-type="float" office:value="0.1129663" calcext:value-type="float">
            <text:p>0.1129663</text:p>
          </table:table-cell>
          <table:table-cell office:value-type="float" office:value="0" calcext:value-type="float">
            <text:p>0</text:p>
          </table:table-cell>
          <table:table-cell office:value-type="float" office:value="8.549834" calcext:value-type="float">
            <text:p>8.549834</text:p>
          </table:table-cell>
          <table:table-cell office:value-type="float" office:value="9.928087" calcext:value-type="float">
            <text:p>9.928087</text:p>
          </table:table-cell>
          <table:table-cell office:value-type="float" office:value="17.67603" calcext:value-type="float">
            <text:p>17.67603</text:p>
          </table:table-cell>
          <table:table-cell office:value-type="float" office:value="4.49098" calcext:value-type="float">
            <text:p>4.49098</text:p>
          </table:table-cell>
          <table:table-cell office:value-type="float" office:value="3.565603" calcext:value-type="float">
            <text:p>3.565603</text:p>
          </table:table-cell>
          <table:table-cell office:value-type="float" office:value="1.753493" calcext:value-type="float">
            <text:p>1.753493</text:p>
          </table:table-cell>
          <table:table-cell office:value-type="float" office:value="1.352624" calcext:value-type="float">
            <text:p>1.352624</text:p>
          </table:table-cell>
          <table:table-cell office:value-type="float" office:value="2.842559" calcext:value-type="float">
            <text:p>2.842559</text:p>
          </table:table-cell>
          <table:table-cell office:value-type="float" office:value="4.244974" calcext:value-type="float">
            <text:p>4.244974</text:p>
          </table:table-cell>
          <table:table-cell office:value-type="float" office:value="4.219156" calcext:value-type="float">
            <text:p>4.219156</text:p>
          </table:table-cell>
          <table:table-cell office:value-type="float" office:value="4.415756" calcext:value-type="float">
            <text:p>4.415756</text:p>
          </table:table-cell>
          <table:table-cell office:value-type="float" office:value="4.426797" calcext:value-type="float">
            <text:p>4.426797</text:p>
          </table:table-cell>
          <table:table-cell office:value-type="float" office:value="4.735848" calcext:value-type="float">
            <text:p>4.735848</text:p>
          </table:table-cell>
          <table:table-cell office:value-type="float" office:value="5.059796" calcext:value-type="float">
            <text:p>5.059796</text:p>
          </table:table-cell>
          <table:table-cell office:value-type="float" office:value="0" calcext:value-type="float">
            <text:p>0</text:p>
          </table:table-cell>
          <table:table-cell office:value-type="float" office:value="0.00620382" calcext:value-type="float">
            <text:p>0.00620382</text:p>
          </table:table-cell>
          <table:table-cell office:value-type="float" office:value="0" calcext:value-type="float">
            <text:p>0</text:p>
          </table:table-cell>
          <table:table-cell office:value-type="float" office:value="1.320287" calcext:value-type="float">
            <text:p>1.320287</text:p>
          </table:table-cell>
          <table:table-cell office:value-type="float" office:value="4.428347" calcext:value-type="float">
            <text:p>4.428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26:20.896415250</dc:date>
    <meta:editing-duration>PT9S</meta:editing-duration>
    <meta:editing-cycles>1</meta:editing-cycles>
    <meta:document-statistic meta:table-count="1" meta:cell-count="17568" meta:object-count="0"/>
    <meta:generator>LibreOffice/6.4.7.2$Linux_X86_64 LibreOffice_project/40$Build-2</meta:generator>
  </office:meta>
</office:document-meta>
</file>